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2.759cm"/>
    </style:style>
    <style:style style:name="co14" style:family="table-column">
      <style:table-column-properties fo:break-before="auto" style:column-width="2.868cm"/>
    </style:style>
    <style:style style:name="co15" style:family="table-column">
      <style:table-column-properties fo:break-before="auto" style:column-width="2.731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1.669cm"/>
    </style:style>
    <style:style style:name="co18" style:family="table-column">
      <style:table-column-properties fo:break-before="auto" style:column-width="1.859cm"/>
    </style:style>
    <style:style style:name="co19" style:family="table-column">
      <style:table-column-properties fo:break-before="auto" style:column-width="3.54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2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  <table:table-cell office:value-type="string" calcext:value-type="string">
            <text:p>TMAX_SOIL_7</text:p>
          </table:table-cell>
          <table:table-cell office:value-type="string" calcext:value-type="string">
            <text:p>TMIN_SOIL_7</text:p>
          </table:table-cell>
          <table:table-cell office:value-type="string" calcext:value-type="string">
            <text:p>TMAX_SOIL_8</text:p>
          </table:table-cell>
          <table:table-cell office:value-type="string" calcext:value-type="string">
            <text:p>TMIN_SOIL_8</text:p>
          </table:table-cell>
          <table:table-cell office:value-type="string" calcext:value-type="string">
            <text:p>TMAX_SOIL_9</text:p>
          </table:table-cell>
          <table:table-cell office:value-type="string" calcext:value-type="string">
            <text:p>TMIN_SOIL_9</text:p>
          </table:table-cell>
          <table:table-cell office:value-type="string" calcext:value-type="string">
            <text:p>TMAX_SOIL_10</text:p>
          </table:table-cell>
          <table:table-cell office:value-type="string" calcext:value-type="string">
            <text:p>TMIN_SOIL_10</text:p>
          </table:table-cell>
          <table:table-cell office:value-type="string" calcext:value-type="string">
            <text:p>TMAX_SOIL_11</text:p>
          </table:table-cell>
          <table:table-cell office:value-type="string" calcext:value-type="string">
            <text:p>TMIN_SOIL_11</text:p>
          </table:table-cell>
          <table:table-cell office:value-type="string" calcext:value-type="string">
            <text:p>TMAX_SOIL_12</text:p>
          </table:table-cell>
          <table:table-cell office:value-type="string" calcext:value-type="string">
            <text:p>TMIN_SOIL_12</text:p>
          </table:table-cell>
          <table:table-cell office:value-type="string" calcext:value-type="string">
            <text:p>TMAX_SOIL_13</text:p>
          </table:table-cell>
          <table:table-cell office:value-type="string" calcext:value-type="string">
            <text:p>TMIN_SOIL_13</text:p>
          </table:table-cell>
          <table:table-cell office:value-type="string" calcext:value-type="string">
            <text:p>TMAX_SOIL_14</text:p>
          </table:table-cell>
          <table:table-cell office:value-type="string" calcext:value-type="string">
            <text:p>TMIN_SOIL_14</text:p>
          </table:table-cell>
          <table:table-cell office:value-type="string" calcext:value-type="string">
            <text:p>TMAX_LITTER</text:p>
          </table:table-cell>
          <table:table-cell office:value-type="string" calcext:value-type="string">
            <text:p>TMIN_LITTER</text:p>
          </table:table-cell>
          <table:table-cell office:value-type="string" calcext:value-type="string">
            <text:p>ECND_1</text:p>
          </table:table-cell>
          <table:table-cell office:value-type="string" calcext:value-type="string">
            <text:p>ECND_2</text:p>
          </table:table-cell>
          <table:table-cell office:value-type="string" calcext:value-type="string">
            <text:p>ECND_3</text:p>
          </table:table-cell>
          <table:table-cell office:value-type="string" calcext:value-type="string">
            <text:p>ECND_4</text:p>
          </table:table-cell>
          <table:table-cell office:value-type="string" calcext:value-type="string">
            <text:p>ECND_5</text:p>
          </table:table-cell>
          <table:table-cell office:value-type="string" calcext:value-type="string">
            <text:p>ECND_6</text:p>
          </table:table-cell>
          <table:table-cell office:value-type="string" calcext:value-type="string">
            <text:p>ECND_7</text:p>
          </table:table-cell>
          <table:table-cell office:value-type="string" calcext:value-type="string">
            <text:p>ECND_8</text:p>
          </table:table-cell>
          <table:table-cell office:value-type="string" calcext:value-type="string">
            <text:p>ECND_9</text:p>
          </table:table-cell>
          <table:table-cell office:value-type="string" calcext:value-type="string">
            <text:p>ECND_10</text:p>
          </table:table-cell>
          <table:table-cell office:value-type="string" calcext:value-type="string">
            <text:p>ECND_11</text:p>
          </table:table-cell>
          <table:table-cell office:value-type="string" calcext:value-type="string">
            <text:p>ECND_12</text:p>
          </table:table-cell>
          <table:table-cell office:value-type="string" calcext:value-type="string">
            <text:p>TTL_SALT_DISCH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2" calcext:value-type="float">
            <text:p>1012002</text:p>
          </table:table-cell>
          <table:table-cell office:value-type="float" office:value="7.546011" calcext:value-type="float">
            <text:p>7.546011</text:p>
          </table:table-cell>
          <table:table-cell office:value-type="float" office:value="-8.05" calcext:value-type="float">
            <text:p>-8.05</text:p>
          </table:table-cell>
          <table:table-cell office:value-type="float" office:value="-17.57" calcext:value-type="float">
            <text:p>-17.57</text:p>
          </table:table-cell>
          <table:table-cell office:value-type="float" office:value="0.2970821" calcext:value-type="float">
            <text:p>0.2970821</text:p>
          </table:table-cell>
          <table:table-cell office:value-type="float" office:value="0.1398939" calcext:value-type="float">
            <text:p>0.1398939</text:p>
          </table:table-cell>
          <table:table-cell office:value-type="float" office:value="328.572" calcext:value-type="float">
            <text:p>328.572</text:p>
          </table:table-cell>
          <table:table-cell office:value-type="float" office:value="0" calcext:value-type="float">
            <text:p>0</text:p>
          </table:table-cell>
          <table:table-cell office:value-type="float" office:value="-0.02093506" calcext:value-type="float">
            <text:p>-0.02093506</text:p>
          </table:table-cell>
          <table:table-cell office:value-type="float" office:value="-10.28812" calcext:value-type="float">
            <text:p>-10.28812</text:p>
          </table:table-cell>
          <table:table-cell office:value-type="float" office:value="-2.279022" calcext:value-type="float">
            <text:p>-2.279022</text:p>
          </table:table-cell>
          <table:table-cell office:value-type="float" office:value="-5.451447" calcext:value-type="float">
            <text:p>-5.451447</text:p>
          </table:table-cell>
          <table:table-cell office:value-type="float" office:value="-1.867401" calcext:value-type="float">
            <text:p>-1.867401</text:p>
          </table:table-cell>
          <table:table-cell office:value-type="float" office:value="-2.947083" calcext:value-type="float">
            <text:p>-2.947083</text:p>
          </table:table-cell>
          <table:table-cell office:value-type="float" office:value="-0.3486633" calcext:value-type="float">
            <text:p>-0.3486633</text:p>
          </table:table-cell>
          <table:table-cell office:value-type="float" office:value="-0.7743835" calcext:value-type="float">
            <text:p>-0.7743835</text:p>
          </table:table-cell>
          <table:table-cell office:value-type="float" office:value="0.260376" calcext:value-type="float">
            <text:p>0.260376</text:p>
          </table:table-cell>
          <table:table-cell office:value-type="float" office:value="-0.07202148" calcext:value-type="float">
            <text:p>-0.07202148</text:p>
          </table:table-cell>
          <table:table-cell office:value-type="float" office:value="1.066528" calcext:value-type="float">
            <text:p>1.066528</text:p>
          </table:table-cell>
          <table:table-cell office:value-type="float" office:value="0.7576294" calcext:value-type="float">
            <text:p>0.7576294</text:p>
          </table:table-cell>
          <table:table-cell office:value-type="float" office:value="1.959686" calcext:value-type="float">
            <text:p>1.959686</text:p>
          </table:table-cell>
          <table:table-cell office:value-type="float" office:value="1.683319" calcext:value-type="float">
            <text:p>1.683319</text:p>
          </table:table-cell>
          <table:table-cell office:value-type="float" office:value="3.384735" calcext:value-type="float">
            <text:p>3.384735</text:p>
          </table:table-cell>
          <table:table-cell office:value-type="float" office:value="3.15155" calcext:value-type="float">
            <text:p>3.15155</text:p>
          </table:table-cell>
          <table:table-cell office:value-type="float" office:value="5.661713" calcext:value-type="float">
            <text:p>5.661713</text:p>
          </table:table-cell>
          <table:table-cell office:value-type="float" office:value="5.441467" calcext:value-type="float">
            <text:p>5.441467</text:p>
          </table:table-cell>
          <table:table-cell office:value-type="float" office:value="7.980133" calcext:value-type="float">
            <text:p>7.980133</text:p>
          </table:table-cell>
          <table:table-cell office:value-type="float" office:value="7.782837" calcext:value-type="float">
            <text:p>7.782837</text:p>
          </table:table-cell>
          <table:table-cell office:value-type="float" office:value="9.518799" calcext:value-type="float">
            <text:p>9.518799</text:p>
          </table:table-cell>
          <table:table-cell office:value-type="float" office:value="9.350159" calcext:value-type="float">
            <text:p>9.350159</text:p>
          </table:table-cell>
          <table:table-cell office:value-type="float" office:value="10.65729" calcext:value-type="float">
            <text:p>10.65729</text:p>
          </table:table-cell>
          <table:table-cell office:value-type="float" office:value="10.51556" calcext:value-type="float">
            <text:p>10.51556</text:p>
          </table:table-cell>
          <table:table-cell office:value-type="float" office:value="11.40955" calcext:value-type="float">
            <text:p>11.40955</text:p>
          </table:table-cell>
          <table:table-cell office:value-type="float" office:value="11.2916" calcext:value-type="float">
            <text:p>11.2916</text:p>
          </table:table-cell>
          <table:table-cell office:value-type="float" office:value="11.68915" calcext:value-type="float">
            <text:p>11.68915</text:p>
          </table:table-cell>
          <table:table-cell office:value-type="float" office:value="11.58578" calcext:value-type="float">
            <text:p>11.58578</text:p>
          </table:table-cell>
          <table:table-cell office:value-type="float" office:value="1.300598" calcext:value-type="float">
            <text:p>1.300598</text:p>
          </table:table-cell>
          <table:table-cell office:value-type="float" office:value="-16.51709" calcext:value-type="float">
            <text:p>-16.517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2" calcext:value-type="float">
            <text:p>2012002</text:p>
          </table:table-cell>
          <table:table-cell office:value-type="float" office:value="8.953863" calcext:value-type="float">
            <text:p>8.953863</text:p>
          </table:table-cell>
          <table:table-cell office:value-type="float" office:value="-7.22" calcext:value-type="float">
            <text:p>-7.22</text:p>
          </table:table-cell>
          <table:table-cell office:value-type="float" office:value="-16.88" calcext:value-type="float">
            <text:p>-16.88</text:p>
          </table:table-cell>
          <table:table-cell office:value-type="float" office:value="0.3164336" calcext:value-type="float">
            <text:p>0.3164336</text:p>
          </table:table-cell>
          <table:table-cell office:value-type="float" office:value="0.1480206" calcext:value-type="float">
            <text:p>0.1480206</text:p>
          </table:table-cell>
          <table:table-cell office:value-type="float" office:value="186.408" calcext:value-type="float">
            <text:p>186.408</text:p>
          </table:table-cell>
          <table:table-cell office:value-type="float" office:value="0" calcext:value-type="float">
            <text:p>0</text:p>
          </table:table-cell>
          <table:table-cell office:value-type="float" office:value="0.7199707" calcext:value-type="float">
            <text:p>0.7199707</text:p>
          </table:table-cell>
          <table:table-cell office:value-type="float" office:value="-10.40482" calcext:value-type="float">
            <text:p>-10.40482</text:p>
          </table:table-cell>
          <table:table-cell office:value-type="float" office:value="-2.151703" calcext:value-type="float">
            <text:p>-2.151703</text:p>
          </table:table-cell>
          <table:table-cell office:value-type="float" office:value="-5.654053" calcext:value-type="float">
            <text:p>-5.654053</text:p>
          </table:table-cell>
          <table:table-cell office:value-type="float" office:value="-2.045197" calcext:value-type="float">
            <text:p>-2.045197</text:p>
          </table:table-cell>
          <table:table-cell office:value-type="float" office:value="-3.251495" calcext:value-type="float">
            <text:p>-3.251495</text:p>
          </table:table-cell>
          <table:table-cell office:value-type="float" office:value="-0.7825317" calcext:value-type="float">
            <text:p>-0.7825317</text:p>
          </table:table-cell>
          <table:table-cell office:value-type="float" office:value="-1.236847" calcext:value-type="float">
            <text:p>-1.236847</text:p>
          </table:table-cell>
          <table:table-cell office:value-type="float" office:value="-0.07424927" calcext:value-type="float">
            <text:p>-0.07424927</text:p>
          </table:table-cell>
          <table:table-cell office:value-type="float" office:value="-0.2150879" calcext:value-type="float">
            <text:p>-0.2150879</text:p>
          </table:table-cell>
          <table:table-cell office:value-type="float" office:value="0.7554626" calcext:value-type="float">
            <text:p>0.7554626</text:p>
          </table:table-cell>
          <table:table-cell office:value-type="float" office:value="0.5754395" calcext:value-type="float">
            <text:p>0.5754395</text:p>
          </table:table-cell>
          <table:table-cell office:value-type="float" office:value="1.680969" calcext:value-type="float">
            <text:p>1.680969</text:p>
          </table:table-cell>
          <table:table-cell office:value-type="float" office:value="1.476929" calcext:value-type="float">
            <text:p>1.476929</text:p>
          </table:table-cell>
          <table:table-cell office:value-type="float" office:value="3.149017" calcext:value-type="float">
            <text:p>3.149017</text:p>
          </table:table-cell>
          <table:table-cell office:value-type="float" office:value="2.918518" calcext:value-type="float">
            <text:p>2.918518</text:p>
          </table:table-cell>
          <table:table-cell office:value-type="float" office:value="5.439148" calcext:value-type="float">
            <text:p>5.439148</text:p>
          </table:table-cell>
          <table:table-cell office:value-type="float" office:value="5.21933" calcext:value-type="float">
            <text:p>5.21933</text:p>
          </table:table-cell>
          <table:table-cell office:value-type="float" office:value="7.780762" calcext:value-type="float">
            <text:p>7.780762</text:p>
          </table:table-cell>
          <table:table-cell office:value-type="float" office:value="7.585144" calcext:value-type="float">
            <text:p>7.585144</text:p>
          </table:table-cell>
          <table:table-cell office:value-type="float" office:value="9.348358" calcext:value-type="float">
            <text:p>9.348358</text:p>
          </table:table-cell>
          <table:table-cell office:value-type="float" office:value="9.179474" calcext:value-type="float">
            <text:p>9.179474</text:p>
          </table:table-cell>
          <table:table-cell office:value-type="float" office:value="10.51404" calcext:value-type="float">
            <text:p>10.51404</text:p>
          </table:table-cell>
          <table:table-cell office:value-type="float" office:value="10.37085" calcext:value-type="float">
            <text:p>10.37085</text:p>
          </table:table-cell>
          <table:table-cell office:value-type="float" office:value="11.29031" calcext:value-type="float">
            <text:p>11.29031</text:p>
          </table:table-cell>
          <table:table-cell office:value-type="float" office:value="11.17059" calcext:value-type="float">
            <text:p>11.17059</text:p>
          </table:table-cell>
          <table:table-cell office:value-type="float" office:value="11.58469" calcext:value-type="float">
            <text:p>11.58469</text:p>
          </table:table-cell>
          <table:table-cell office:value-type="float" office:value="11.47992" calcext:value-type="float">
            <text:p>11.47992</text:p>
          </table:table-cell>
          <table:table-cell office:value-type="float" office:value="2.74707" calcext:value-type="float">
            <text:p>2.74707</text:p>
          </table:table-cell>
          <table:table-cell office:value-type="float" office:value="-16.48782" calcext:value-type="float">
            <text:p>-16.487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2" calcext:value-type="float">
            <text:p>3012002</text:p>
          </table:table-cell>
          <table:table-cell office:value-type="float" office:value="9.134872" calcext:value-type="float">
            <text:p>9.134872</text:p>
          </table:table-cell>
          <table:table-cell office:value-type="float" office:value="1.45" calcext:value-type="float">
            <text:p>1.45</text:p>
          </table:table-cell>
          <table:table-cell office:value-type="float" office:value="-16.67" calcext:value-type="float">
            <text:p>-16.67</text:p>
          </table:table-cell>
          <table:table-cell office:value-type="float" office:value="0.5979416" calcext:value-type="float">
            <text:p>0.5979416</text:p>
          </table:table-cell>
          <table:table-cell office:value-type="float" office:value="0.1505773" calcext:value-type="float">
            <text:p>0.1505773</text:p>
          </table:table-cell>
          <table:table-cell office:value-type="float" office:value="297.288" calcext:value-type="float">
            <text:p>297.288</text:p>
          </table:table-cell>
          <table:table-cell office:value-type="float" office:value="0" calcext:value-type="float">
            <text:p>0</text:p>
          </table:table-cell>
          <table:table-cell office:value-type="float" office:value="3.383087" calcext:value-type="float">
            <text:p>3.383087</text:p>
          </table:table-cell>
          <table:table-cell office:value-type="float" office:value="-10.72083" calcext:value-type="float">
            <text:p>-10.72083</text:p>
          </table:table-cell>
          <table:table-cell office:value-type="float" office:value="-1.464447" calcext:value-type="float">
            <text:p>-1.464447</text:p>
          </table:table-cell>
          <table:table-cell office:value-type="float" office:value="-6.096771" calcext:value-type="float">
            <text:p>-6.096771</text:p>
          </table:table-cell>
          <table:table-cell office:value-type="float" office:value="-1.795441" calcext:value-type="float">
            <text:p>-1.795441</text:p>
          </table:table-cell>
          <table:table-cell office:value-type="float" office:value="-3.776001" calcext:value-type="float">
            <text:p>-3.776001</text:p>
          </table:table-cell>
          <table:table-cell office:value-type="float" office:value="-1.086639" calcext:value-type="float">
            <text:p>-1.086639</text:p>
          </table:table-cell>
          <table:table-cell office:value-type="float" office:value="-1.683136" calcext:value-type="float">
            <text:p>-1.683136</text:p>
          </table:table-cell>
          <table:table-cell office:value-type="float" office:value="-0.2175903" calcext:value-type="float">
            <text:p>-0.2175903</text:p>
          </table:table-cell>
          <table:table-cell office:value-type="float" office:value="-0.3654175" calcext:value-type="float">
            <text:p>-0.3654175</text:p>
          </table:table-cell>
          <table:table-cell office:value-type="float" office:value="0.573761" calcext:value-type="float">
            <text:p>0.573761</text:p>
          </table:table-cell>
          <table:table-cell office:value-type="float" office:value="0.4321899" calcext:value-type="float">
            <text:p>0.4321899</text:p>
          </table:table-cell>
          <table:table-cell office:value-type="float" office:value="1.475281" calcext:value-type="float">
            <text:p>1.475281</text:p>
          </table:table-cell>
          <table:table-cell office:value-type="float" office:value="1.314362" calcext:value-type="float">
            <text:p>1.314362</text:p>
          </table:table-cell>
          <table:table-cell office:value-type="float" office:value="2.916382" calcext:value-type="float">
            <text:p>2.916382</text:p>
          </table:table-cell>
          <table:table-cell office:value-type="float" office:value="2.714539" calcext:value-type="float">
            <text:p>2.714539</text:p>
          </table:table-cell>
          <table:table-cell office:value-type="float" office:value="5.217041" calcext:value-type="float">
            <text:p>5.217041</text:p>
          </table:table-cell>
          <table:table-cell office:value-type="float" office:value="5.005096" calcext:value-type="float">
            <text:p>5.005096</text:p>
          </table:table-cell>
          <table:table-cell office:value-type="float" office:value="7.583099" calcext:value-type="float">
            <text:p>7.583099</text:p>
          </table:table-cell>
          <table:table-cell office:value-type="float" office:value="7.389526" calcext:value-type="float">
            <text:p>7.389526</text:p>
          </table:table-cell>
          <table:table-cell office:value-type="float" office:value="9.177673" calcext:value-type="float">
            <text:p>9.177673</text:p>
          </table:table-cell>
          <table:table-cell office:value-type="float" office:value="9.008575" calcext:value-type="float">
            <text:p>9.008575</text:p>
          </table:table-cell>
          <table:table-cell office:value-type="float" office:value="10.36935" calcext:value-type="float">
            <text:p>10.36935</text:p>
          </table:table-cell>
          <table:table-cell office:value-type="float" office:value="10.22461" calcext:value-type="float">
            <text:p>10.22461</text:p>
          </table:table-cell>
          <table:table-cell office:value-type="float" office:value="11.16937" calcext:value-type="float">
            <text:p>11.16937</text:p>
          </table:table-cell>
          <table:table-cell office:value-type="float" office:value="11.04782" calcext:value-type="float">
            <text:p>11.04782</text:p>
          </table:table-cell>
          <table:table-cell office:value-type="float" office:value="11.47882" calcext:value-type="float">
            <text:p>11.47882</text:p>
          </table:table-cell>
          <table:table-cell office:value-type="float" office:value="11.37216" calcext:value-type="float">
            <text:p>11.37216</text:p>
          </table:table-cell>
          <table:table-cell office:value-type="float" office:value="7.671783" calcext:value-type="float">
            <text:p>7.671783</text:p>
          </table:table-cell>
          <table:table-cell office:value-type="float" office:value="-16.6478" calcext:value-type="float">
            <text:p>-16.64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2" calcext:value-type="float">
            <text:p>4012002</text:p>
          </table:table-cell>
          <table:table-cell office:value-type="float" office:value="7.062283" calcext:value-type="float">
            <text:p>7.062283</text:p>
          </table:table-cell>
          <table:table-cell office:value-type="float" office:value="4.87" calcext:value-type="float">
            <text:p>4.87</text:p>
          </table:table-cell>
          <table:table-cell office:value-type="float" office:value="-7.27" calcext:value-type="float">
            <text:p>-7.27</text:p>
          </table:table-cell>
          <table:table-cell office:value-type="float" office:value="0.7323496" calcext:value-type="float">
            <text:p>0.7323496</text:p>
          </table:table-cell>
          <table:table-cell office:value-type="float" office:value="0.3152366" calcext:value-type="float">
            <text:p>0.3152366</text:p>
          </table:table-cell>
          <table:table-cell office:value-type="float" office:value="202.896" calcext:value-type="float">
            <text:p>202.896</text:p>
          </table:table-cell>
          <table:table-cell office:value-type="float" office:value="0" calcext:value-type="float">
            <text:p>0</text:p>
          </table:table-cell>
          <table:table-cell office:value-type="float" office:value="3.537262" calcext:value-type="float">
            <text:p>3.537262</text:p>
          </table:table-cell>
          <table:table-cell office:value-type="float" office:value="-6.390045" calcext:value-type="float">
            <text:p>-6.390045</text:p>
          </table:table-cell>
          <table:table-cell office:value-type="float" office:value="-0.8093872" calcext:value-type="float">
            <text:p>-0.8093872</text:p>
          </table:table-cell>
          <table:table-cell office:value-type="float" office:value="-3.628693" calcext:value-type="float">
            <text:p>-3.628693</text:p>
          </table:table-cell>
          <table:table-cell office:value-type="float" office:value="-1.144836" calcext:value-type="float">
            <text:p>-1.144836</text:p>
          </table:table-cell>
          <table:table-cell office:value-type="float" office:value="-2.258423" calcext:value-type="float">
            <text:p>-2.258423</text:p>
          </table:table-cell>
          <table:table-cell office:value-type="float" office:value="-0.7623291" calcext:value-type="float">
            <text:p>-0.7623291</text:p>
          </table:table-cell>
          <table:table-cell office:value-type="float" office:value="-1.118988" calcext:value-type="float">
            <text:p>-1.118988</text:p>
          </table:table-cell>
          <table:table-cell office:value-type="float" office:value="-0.2167969" calcext:value-type="float">
            <text:p>-0.2167969</text:p>
          </table:table-cell>
          <table:table-cell office:value-type="float" office:value="-0.2890015" calcext:value-type="float">
            <text:p>-0.2890015</text:p>
          </table:table-cell>
          <table:table-cell office:value-type="float" office:value="0.4524536" calcext:value-type="float">
            <text:p>0.4524536</text:p>
          </table:table-cell>
          <table:table-cell office:value-type="float" office:value="0.4234619" calcext:value-type="float">
            <text:p>0.4234619</text:p>
          </table:table-cell>
          <table:table-cell office:value-type="float" office:value="1.313904" calcext:value-type="float">
            <text:p>1.313904</text:p>
          </table:table-cell>
          <table:table-cell office:value-type="float" office:value="1.253998" calcext:value-type="float">
            <text:p>1.253998</text:p>
          </table:table-cell>
          <table:table-cell office:value-type="float" office:value="2.71283" calcext:value-type="float">
            <text:p>2.71283</text:p>
          </table:table-cell>
          <table:table-cell office:value-type="float" office:value="2.575623" calcext:value-type="float">
            <text:p>2.575623</text:p>
          </table:table-cell>
          <table:table-cell office:value-type="float" office:value="5.00293" calcext:value-type="float">
            <text:p>5.00293</text:p>
          </table:table-cell>
          <table:table-cell office:value-type="float" office:value="4.810425" calcext:value-type="float">
            <text:p>4.810425</text:p>
          </table:table-cell>
          <table:table-cell office:value-type="float" office:value="7.387482" calcext:value-type="float">
            <text:p>7.387482</text:p>
          </table:table-cell>
          <table:table-cell office:value-type="float" office:value="7.197052" calcext:value-type="float">
            <text:p>7.197052</text:p>
          </table:table-cell>
          <table:table-cell office:value-type="float" office:value="9.006775" calcext:value-type="float">
            <text:p>9.006775</text:p>
          </table:table-cell>
          <table:table-cell office:value-type="float" office:value="8.838226" calcext:value-type="float">
            <text:p>8.838226</text:p>
          </table:table-cell>
          <table:table-cell office:value-type="float" office:value="10.22305" calcext:value-type="float">
            <text:p>10.22305</text:p>
          </table:table-cell>
          <table:table-cell office:value-type="float" office:value="10.07727" calcext:value-type="float">
            <text:p>10.07727</text:p>
          </table:table-cell>
          <table:table-cell office:value-type="float" office:value="11.04654" calcext:value-type="float">
            <text:p>11.04654</text:p>
          </table:table-cell>
          <table:table-cell office:value-type="float" office:value="10.92334" calcext:value-type="float">
            <text:p>10.92334</text:p>
          </table:table-cell>
          <table:table-cell office:value-type="float" office:value="11.37103" calcext:value-type="float">
            <text:p>11.37103</text:p>
          </table:table-cell>
          <table:table-cell office:value-type="float" office:value="11.2626" calcext:value-type="float">
            <text:p>11.2626</text:p>
          </table:table-cell>
          <table:table-cell office:value-type="float" office:value="7.743073" calcext:value-type="float">
            <text:p>7.743073</text:p>
          </table:table-cell>
          <table:table-cell office:value-type="float" office:value="-10.33075" calcext:value-type="float">
            <text:p>-10.330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2" calcext:value-type="float">
            <text:p>5012002</text:p>
          </table:table-cell>
          <table:table-cell office:value-type="float" office:value="7.407617" calcext:value-type="float">
            <text:p>7.407617</text:p>
          </table:table-cell>
          <table:table-cell office:value-type="float" office:value="8.52" calcext:value-type="float">
            <text:p>8.52</text:p>
          </table:table-cell>
          <table:table-cell office:value-type="float" office:value="0.74" calcext:value-type="float">
            <text:p>0.74</text:p>
          </table:table-cell>
          <table:table-cell office:value-type="float" office:value="0.8228686" calcext:value-type="float">
            <text:p>0.8228686</text:p>
          </table:table-cell>
          <table:table-cell office:value-type="float" office:value="0.5684384" calcext:value-type="float">
            <text:p>0.5684384</text:p>
          </table:table-cell>
          <table:table-cell office:value-type="float" office:value="281.34" calcext:value-type="float">
            <text:p>281.34</text:p>
          </table:table-cell>
          <table:table-cell office:value-type="float" office:value="0" calcext:value-type="float">
            <text:p>0</text:p>
          </table:table-cell>
          <table:table-cell office:value-type="float" office:value="5.870941" calcext:value-type="float">
            <text:p>5.870941</text:p>
          </table:table-cell>
          <table:table-cell office:value-type="float" office:value="-2.066132" calcext:value-type="float">
            <text:p>-2.066132</text:p>
          </table:table-cell>
          <table:table-cell office:value-type="float" office:value="0.2673645" calcext:value-type="float">
            <text:p>0.2673645</text:p>
          </table:table-cell>
          <table:table-cell office:value-type="float" office:value="-1.409943" calcext:value-type="float">
            <text:p>-1.409943</text:p>
          </table:table-cell>
          <table:table-cell office:value-type="float" office:value="-0.5940857" calcext:value-type="float">
            <text:p>-0.5940857</text:p>
          </table:table-cell>
          <table:table-cell office:value-type="float" office:value="-1.141754" calcext:value-type="float">
            <text:p>-1.141754</text:p>
          </table:table-cell>
          <table:table-cell office:value-type="float" office:value="-0.4528198" calcext:value-type="float">
            <text:p>-0.4528198</text:p>
          </table:table-cell>
          <table:table-cell office:value-type="float" office:value="-0.7588501" calcext:value-type="float">
            <text:p>-0.7588501</text:p>
          </table:table-cell>
          <table:table-cell office:value-type="float" office:value="-0.1048279" calcext:value-type="float">
            <text:p>-0.1048279</text:p>
          </table:table-cell>
          <table:table-cell office:value-type="float" office:value="-0.2157593" calcext:value-type="float">
            <text:p>-0.2157593</text:p>
          </table:table-cell>
          <table:table-cell office:value-type="float" office:value="0.5036011" calcext:value-type="float">
            <text:p>0.5036011</text:p>
          </table:table-cell>
          <table:table-cell office:value-type="float" office:value="0.4437561" calcext:value-type="float">
            <text:p>0.4437561</text:p>
          </table:table-cell>
          <table:table-cell office:value-type="float" office:value="1.257111" calcext:value-type="float">
            <text:p>1.257111</text:p>
          </table:table-cell>
          <table:table-cell office:value-type="float" office:value="1.248138" calcext:value-type="float">
            <text:p>1.248138</text:p>
          </table:table-cell>
          <table:table-cell office:value-type="float" office:value="2.574463" calcext:value-type="float">
            <text:p>2.574463</text:p>
          </table:table-cell>
          <table:table-cell office:value-type="float" office:value="2.491119" calcext:value-type="float">
            <text:p>2.491119</text:p>
          </table:table-cell>
          <table:table-cell office:value-type="float" office:value="4.808563" calcext:value-type="float">
            <text:p>4.808563</text:p>
          </table:table-cell>
          <table:table-cell office:value-type="float" office:value="4.644897" calcext:value-type="float">
            <text:p>4.644897</text:p>
          </table:table-cell>
          <table:table-cell office:value-type="float" office:value="7.195129" calcext:value-type="float">
            <text:p>7.195129</text:p>
          </table:table-cell>
          <table:table-cell office:value-type="float" office:value="7.013611" calcext:value-type="float">
            <text:p>7.013611</text:p>
          </table:table-cell>
          <table:table-cell office:value-type="float" office:value="8.836456" calcext:value-type="float">
            <text:p>8.836456</text:p>
          </table:table-cell>
          <table:table-cell office:value-type="float" office:value="8.669037" calcext:value-type="float">
            <text:p>8.669037</text:p>
          </table:table-cell>
          <table:table-cell office:value-type="float" office:value="10.07574" calcext:value-type="float">
            <text:p>10.07574</text:p>
          </table:table-cell>
          <table:table-cell office:value-type="float" office:value="9.929016" calcext:value-type="float">
            <text:p>9.929016</text:p>
          </table:table-cell>
          <table:table-cell office:value-type="float" office:value="10.922" calcext:value-type="float">
            <text:p>10.922</text:p>
          </table:table-cell>
          <table:table-cell office:value-type="float" office:value="10.79718" calcext:value-type="float">
            <text:p>10.79718</text:p>
          </table:table-cell>
          <table:table-cell office:value-type="float" office:value="11.26144" calcext:value-type="float">
            <text:p>11.26144</text:p>
          </table:table-cell>
          <table:table-cell office:value-type="float" office:value="11.15128" calcext:value-type="float">
            <text:p>11.15128</text:p>
          </table:table-cell>
          <table:table-cell office:value-type="float" office:value="14.31384" calcext:value-type="float">
            <text:p>14.31384</text:p>
          </table:table-cell>
          <table:table-cell office:value-type="float" office:value="-3.018768" calcext:value-type="float">
            <text:p>-3.0187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2" calcext:value-type="float">
            <text:p>6012002</text:p>
          </table:table-cell>
          <table:table-cell office:value-type="float" office:value="2.691705" calcext:value-type="float">
            <text:p>2.691705</text:p>
          </table:table-cell>
          <table:table-cell office:value-type="float" office:value="1.5" calcext:value-type="float">
            <text:p>1.5</text:p>
          </table:table-cell>
          <table:table-cell office:value-type="float" office:value="-11.19" calcext:value-type="float">
            <text:p>-11.19</text:p>
          </table:table-cell>
          <table:table-cell office:value-type="float" office:value="0.6000699" calcext:value-type="float">
            <text:p>0.6000699</text:p>
          </table:table-cell>
          <table:table-cell office:value-type="float" office:value="0.2331434" calcext:value-type="float">
            <text:p>0.2331434</text:p>
          </table:table-cell>
          <table:table-cell office:value-type="float" office:value="432.468" calcext:value-type="float">
            <text:p>432.468</text:p>
          </table:table-cell>
          <table:table-cell office:value-type="float" office:value="0" calcext:value-type="float">
            <text:p>0</text:p>
          </table:table-cell>
          <table:table-cell office:value-type="float" office:value="0.1798706" calcext:value-type="float">
            <text:p>0.1798706</text:p>
          </table:table-cell>
          <table:table-cell office:value-type="float" office:value="-4.661469" calcext:value-type="float">
            <text:p>-4.661469</text:p>
          </table:table-cell>
          <table:table-cell office:value-type="float" office:value="-0.3982239" calcext:value-type="float">
            <text:p>-0.3982239</text:p>
          </table:table-cell>
          <table:table-cell office:value-type="float" office:value="-1.366516" calcext:value-type="float">
            <text:p>-1.366516</text:p>
          </table:table-cell>
          <table:table-cell office:value-type="float" office:value="-0.5027771" calcext:value-type="float">
            <text:p>-0.5027771</text:p>
          </table:table-cell>
          <table:table-cell office:value-type="float" office:value="-0.6407471" calcext:value-type="float">
            <text:p>-0.6407471</text:p>
          </table:table-cell>
          <table:table-cell office:value-type="float" office:value="-0.3321533" calcext:value-type="float">
            <text:p>-0.3321533</text:p>
          </table:table-cell>
          <table:table-cell office:value-type="float" office:value="-0.4506836" calcext:value-type="float">
            <text:p>-0.4506836</text:p>
          </table:table-cell>
          <table:table-cell office:value-type="float" office:value="-0.03530884" calcext:value-type="float">
            <text:p>-0.03530884</text:p>
          </table:table-cell>
          <table:table-cell office:value-type="float" office:value="-0.1036987" calcext:value-type="float">
            <text:p>-0.1036987</text:p>
          </table:table-cell>
          <table:table-cell office:value-type="float" office:value="0.5528564" calcext:value-type="float">
            <text:p>0.5528564</text:p>
          </table:table-cell>
          <table:table-cell office:value-type="float" office:value="0.5043335" calcext:value-type="float">
            <text:p>0.5043335</text:p>
          </table:table-cell>
          <table:table-cell office:value-type="float" office:value="1.270996" calcext:value-type="float">
            <text:p>1.270996</text:p>
          </table:table-cell>
          <table:table-cell office:value-type="float" office:value="1.257355" calcext:value-type="float">
            <text:p>1.257355</text:p>
          </table:table-cell>
          <table:table-cell office:value-type="float" office:value="2.490509" calcext:value-type="float">
            <text:p>2.490509</text:p>
          </table:table-cell>
          <table:table-cell office:value-type="float" office:value="2.442322" calcext:value-type="float">
            <text:p>2.442322</text:p>
          </table:table-cell>
          <table:table-cell office:value-type="float" office:value="4.643341" calcext:value-type="float">
            <text:p>4.643341</text:p>
          </table:table-cell>
          <table:table-cell office:value-type="float" office:value="4.509521" calcext:value-type="float">
            <text:p>4.509521</text:p>
          </table:table-cell>
          <table:table-cell office:value-type="float" office:value="7.011749" calcext:value-type="float">
            <text:p>7.011749</text:p>
          </table:table-cell>
          <table:table-cell office:value-type="float" office:value="6.841461" calcext:value-type="float">
            <text:p>6.841461</text:p>
          </table:table-cell>
          <table:table-cell office:value-type="float" office:value="8.667267" calcext:value-type="float">
            <text:p>8.667267</text:p>
          </table:table-cell>
          <table:table-cell office:value-type="float" office:value="8.503998" calcext:value-type="float">
            <text:p>8.503998</text:p>
          </table:table-cell>
          <table:table-cell office:value-type="float" office:value="9.92746" calcext:value-type="float">
            <text:p>9.92746</text:p>
          </table:table-cell>
          <table:table-cell office:value-type="float" office:value="9.780823" calcext:value-type="float">
            <text:p>9.780823</text:p>
          </table:table-cell>
          <table:table-cell office:value-type="float" office:value="10.7959" calcext:value-type="float">
            <text:p>10.7959</text:p>
          </table:table-cell>
          <table:table-cell office:value-type="float" office:value="10.66953" calcext:value-type="float">
            <text:p>10.66953</text:p>
          </table:table-cell>
          <table:table-cell office:value-type="float" office:value="11.15012" calcext:value-type="float">
            <text:p>11.15012</text:p>
          </table:table-cell>
          <table:table-cell office:value-type="float" office:value="11.0383" calcext:value-type="float">
            <text:p>11.0383</text:p>
          </table:table-cell>
          <table:table-cell office:value-type="float" office:value="2.004089" calcext:value-type="float">
            <text:p>2.004089</text:p>
          </table:table-cell>
          <table:table-cell office:value-type="float" office:value="-12.67087" calcext:value-type="float">
            <text:p>-12.670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2" calcext:value-type="float">
            <text:p>7012002</text:p>
          </table:table-cell>
          <table:table-cell office:value-type="float" office:value="8.07033" calcext:value-type="float">
            <text:p>8.07033</text:p>
          </table:table-cell>
          <table:table-cell office:value-type="float" office:value="4.51" calcext:value-type="float">
            <text:p>4.51</text:p>
          </table:table-cell>
          <table:table-cell office:value-type="float" office:value="-13.88" calcext:value-type="float">
            <text:p>-13.88</text:p>
          </table:table-cell>
          <table:table-cell office:value-type="float" office:value="0.679684" calcext:value-type="float">
            <text:p>0.679684</text:p>
          </table:table-cell>
          <table:table-cell office:value-type="float" office:value="0.18855" calcext:value-type="float">
            <text:p>0.18855</text:p>
          </table:table-cell>
          <table:table-cell office:value-type="float" office:value="241.344" calcext:value-type="float">
            <text:p>241.344</text:p>
          </table:table-cell>
          <table:table-cell office:value-type="float" office:value="0" calcext:value-type="float">
            <text:p>0</text:p>
          </table:table-cell>
          <table:table-cell office:value-type="float" office:value="2.525909" calcext:value-type="float">
            <text:p>2.525909</text:p>
          </table:table-cell>
          <table:table-cell office:value-type="float" office:value="-6.464539" calcext:value-type="float">
            <text:p>-6.464539</text:p>
          </table:table-cell>
          <table:table-cell office:value-type="float" office:value="-0.5435181" calcext:value-type="float">
            <text:p>-0.5435181</text:p>
          </table:table-cell>
          <table:table-cell office:value-type="float" office:value="-2.78894" calcext:value-type="float">
            <text:p>-2.78894</text:p>
          </table:table-cell>
          <table:table-cell office:value-type="float" office:value="-0.6493225" calcext:value-type="float">
            <text:p>-0.6493225</text:p>
          </table:table-cell>
          <table:table-cell office:value-type="float" office:value="-1.091675" calcext:value-type="float">
            <text:p>-1.091675</text:p>
          </table:table-cell>
          <table:table-cell office:value-type="float" office:value="-0.3358459" calcext:value-type="float">
            <text:p>-0.3358459</text:p>
          </table:table-cell>
          <table:table-cell office:value-type="float" office:value="-0.4034424" calcext:value-type="float">
            <text:p>-0.4034424</text:p>
          </table:table-cell>
          <table:table-cell office:value-type="float" office:value="-0.02957153" calcext:value-type="float">
            <text:p>-0.02957153</text:p>
          </table:table-cell>
          <table:table-cell office:value-type="float" office:value="-0.04580688" calcext:value-type="float">
            <text:p>-0.04580688</text:p>
          </table:table-cell>
          <table:table-cell office:value-type="float" office:value="0.5538025" calcext:value-type="float">
            <text:p>0.5538025</text:p>
          </table:table-cell>
          <table:table-cell office:value-type="float" office:value="0.5458984" calcext:value-type="float">
            <text:p>0.5458984</text:p>
          </table:table-cell>
          <table:table-cell office:value-type="float" office:value="1.270935" calcext:value-type="float">
            <text:p>1.270935</text:p>
          </table:table-cell>
          <table:table-cell office:value-type="float" office:value="1.251434" calcext:value-type="float">
            <text:p>1.251434</text:p>
          </table:table-cell>
          <table:table-cell office:value-type="float" office:value="2.441895" calcext:value-type="float">
            <text:p>2.441895</text:p>
          </table:table-cell>
          <table:table-cell office:value-type="float" office:value="2.393799" calcext:value-type="float">
            <text:p>2.393799</text:p>
          </table:table-cell>
          <table:table-cell office:value-type="float" office:value="4.50824" calcext:value-type="float">
            <text:p>4.50824</text:p>
          </table:table-cell>
          <table:table-cell office:value-type="float" office:value="4.395172" calcext:value-type="float">
            <text:p>4.395172</text:p>
          </table:table-cell>
          <table:table-cell office:value-type="float" office:value="6.839691" calcext:value-type="float">
            <text:p>6.839691</text:p>
          </table:table-cell>
          <table:table-cell office:value-type="float" office:value="6.682434" calcext:value-type="float">
            <text:p>6.682434</text:p>
          </table:table-cell>
          <table:table-cell office:value-type="float" office:value="8.502289" calcext:value-type="float">
            <text:p>8.502289</text:p>
          </table:table-cell>
          <table:table-cell office:value-type="float" office:value="8.344696" calcext:value-type="float">
            <text:p>8.344696</text:p>
          </table:table-cell>
          <table:table-cell office:value-type="float" office:value="9.779327" calcext:value-type="float">
            <text:p>9.779327</text:p>
          </table:table-cell>
          <table:table-cell office:value-type="float" office:value="9.63327" calcext:value-type="float">
            <text:p>9.63327</text:p>
          </table:table-cell>
          <table:table-cell office:value-type="float" office:value="10.66818" calcext:value-type="float">
            <text:p>10.66818</text:p>
          </table:table-cell>
          <table:table-cell office:value-type="float" office:value="10.54092" calcext:value-type="float">
            <text:p>10.54092</text:p>
          </table:table-cell>
          <table:table-cell office:value-type="float" office:value="11.03714" calcext:value-type="float">
            <text:p>11.03714</text:p>
          </table:table-cell>
          <table:table-cell office:value-type="float" office:value="10.92395" calcext:value-type="float">
            <text:p>10.92395</text:p>
          </table:table-cell>
          <table:table-cell office:value-type="float" office:value="10.21213" calcext:value-type="float">
            <text:p>10.21213</text:p>
          </table:table-cell>
          <table:table-cell office:value-type="float" office:value="-15.12933" calcext:value-type="float">
            <text:p>-15.129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2" calcext:value-type="float">
            <text:p>8012002</text:p>
          </table:table-cell>
          <table:table-cell office:value-type="float" office:value="7.450336" calcext:value-type="float">
            <text:p>7.450336</text:p>
          </table:table-cell>
          <table:table-cell office:value-type="float" office:value="17.91" calcext:value-type="float">
            <text:p>17.91</text:p>
          </table:table-cell>
          <table:table-cell office:value-type="float" office:value="-3.56" calcext:value-type="float">
            <text:p>-3.56</text:p>
          </table:table-cell>
          <table:table-cell office:value-type="float" office:value="0.94036" calcext:value-type="float">
            <text:p>0.94036</text:p>
          </table:table-cell>
          <table:table-cell office:value-type="float" office:value="0.4160269" calcext:value-type="float">
            <text:p>0.4160269</text:p>
          </table:table-cell>
          <table:table-cell office:value-type="float" office:value="166.464" calcext:value-type="float">
            <text:p>166.464</text:p>
          </table:table-cell>
          <table:table-cell office:value-type="float" office:value="0" calcext:value-type="float">
            <text:p>0</text:p>
          </table:table-cell>
          <table:table-cell office:value-type="float" office:value="8.358459" calcext:value-type="float">
            <text:p>8.358459</text:p>
          </table:table-cell>
          <table:table-cell office:value-type="float" office:value="-3.079163" calcext:value-type="float">
            <text:p>-3.079163</text:p>
          </table:table-cell>
          <table:table-cell office:value-type="float" office:value="0.646698" calcext:value-type="float">
            <text:p>0.646698</text:p>
          </table:table-cell>
          <table:table-cell office:value-type="float" office:value="-1.422333" calcext:value-type="float">
            <text:p>-1.422333</text:p>
          </table:table-cell>
          <table:table-cell office:value-type="float" office:value="-0.397522" calcext:value-type="float">
            <text:p>-0.397522</text:p>
          </table:table-cell>
          <table:table-cell office:value-type="float" office:value="-0.8135376" calcext:value-type="float">
            <text:p>-0.8135376</text:p>
          </table:table-cell>
          <table:table-cell office:value-type="float" office:value="-0.2561646" calcext:value-type="float">
            <text:p>-0.2561646</text:p>
          </table:table-cell>
          <table:table-cell office:value-type="float" office:value="-0.3560486" calcext:value-type="float">
            <text:p>-0.3560486</text:p>
          </table:table-cell>
          <table:table-cell office:value-type="float" office:value="-0.001159668" calcext:value-type="float">
            <text:p>-0.001159668</text:p>
          </table:table-cell>
          <table:table-cell office:value-type="float" office:value="-0.02944946" calcext:value-type="float">
            <text:p>-0.02944946</text:p>
          </table:table-cell>
          <table:table-cell office:value-type="float" office:value="0.5585022" calcext:value-type="float">
            <text:p>0.5585022</text:p>
          </table:table-cell>
          <table:table-cell office:value-type="float" office:value="0.5469055" calcext:value-type="float">
            <text:p>0.5469055</text:p>
          </table:table-cell>
          <table:table-cell office:value-type="float" office:value="1.251251" calcext:value-type="float">
            <text:p>1.251251</text:p>
          </table:table-cell>
          <table:table-cell office:value-type="float" office:value="1.238068" calcext:value-type="float">
            <text:p>1.238068</text:p>
          </table:table-cell>
          <table:table-cell office:value-type="float" office:value="2.39328" calcext:value-type="float">
            <text:p>2.39328</text:p>
          </table:table-cell>
          <table:table-cell office:value-type="float" office:value="2.34494" calcext:value-type="float">
            <text:p>2.34494</text:p>
          </table:table-cell>
          <table:table-cell office:value-type="float" office:value="4.394043" calcext:value-type="float">
            <text:p>4.394043</text:p>
          </table:table-cell>
          <table:table-cell office:value-type="float" office:value="4.29187" calcext:value-type="float">
            <text:p>4.29187</text:p>
          </table:table-cell>
          <table:table-cell office:value-type="float" office:value="6.680847" calcext:value-type="float">
            <text:p>6.680847</text:p>
          </table:table-cell>
          <table:table-cell office:value-type="float" office:value="6.535339" calcext:value-type="float">
            <text:p>6.535339</text:p>
          </table:table-cell>
          <table:table-cell office:value-type="float" office:value="8.343079" calcext:value-type="float">
            <text:p>8.343079</text:p>
          </table:table-cell>
          <table:table-cell office:value-type="float" office:value="8.191284" calcext:value-type="float">
            <text:p>8.191284</text:p>
          </table:table-cell>
          <table:table-cell office:value-type="float" office:value="9.631775" calcext:value-type="float">
            <text:p>9.631775</text:p>
          </table:table-cell>
          <table:table-cell office:value-type="float" office:value="9.488281" calcext:value-type="float">
            <text:p>9.488281</text:p>
          </table:table-cell>
          <table:table-cell office:value-type="float" office:value="10.53958" calcext:value-type="float">
            <text:p>10.53958</text:p>
          </table:table-cell>
          <table:table-cell office:value-type="float" office:value="10.41193" calcext:value-type="float">
            <text:p>10.41193</text:p>
          </table:table-cell>
          <table:table-cell office:value-type="float" office:value="10.92279" calcext:value-type="float">
            <text:p>10.92279</text:p>
          </table:table-cell>
          <table:table-cell office:value-type="float" office:value="10.80823" calcext:value-type="float">
            <text:p>10.80823</text:p>
          </table:table-cell>
          <table:table-cell office:value-type="float" office:value="22.24521" calcext:value-type="float">
            <text:p>22.24521</text:p>
          </table:table-cell>
          <table:table-cell office:value-type="float" office:value="-7.124603" calcext:value-type="float">
            <text:p>-7.1246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2" calcext:value-type="float">
            <text:p>9012002</text:p>
          </table:table-cell>
          <table:table-cell office:value-type="float" office:value="4.085117" calcext:value-type="float">
            <text:p>4.085117</text:p>
          </table:table-cell>
          <table:table-cell office:value-type="float" office:value="12.09" calcext:value-type="float">
            <text:p>12.09</text:p>
          </table:table-cell>
          <table:table-cell office:value-type="float" office:value="-1.34" calcext:value-type="float">
            <text:p>-1.34</text:p>
          </table:table-cell>
          <table:table-cell office:value-type="float" office:value="0.9014512" calcext:value-type="float">
            <text:p>0.9014512</text:p>
          </table:table-cell>
          <table:table-cell office:value-type="float" office:value="0.4893785" calcext:value-type="float">
            <text:p>0.4893785</text:p>
          </table:table-cell>
          <table:table-cell office:value-type="float" office:value="214.056" calcext:value-type="float">
            <text:p>214.056</text:p>
          </table:table-cell>
          <table:table-cell office:value-type="float" office:value="0" calcext:value-type="float">
            <text:p>0</text:p>
          </table:table-cell>
          <table:table-cell office:value-type="float" office:value="5.106781" calcext:value-type="float">
            <text:p>5.106781</text:p>
          </table:table-cell>
          <table:table-cell office:value-type="float" office:value="-1.251648" calcext:value-type="float">
            <text:p>-1.251648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0.4476318" calcext:value-type="float">
            <text:p>-0.4476318</text:p>
          </table:table-cell>
          <table:table-cell office:value-type="float" office:value="-0.2215881" calcext:value-type="float">
            <text:p>-0.2215881</text:p>
          </table:table-cell>
          <table:table-cell office:value-type="float" office:value="-0.3996887" calcext:value-type="float">
            <text:p>-0.3996887</text:p>
          </table:table-cell>
          <table:table-cell office:value-type="float" office:value="-0.1735535" calcext:value-type="float">
            <text:p>-0.1735535</text:p>
          </table:table-cell>
          <table:table-cell office:value-type="float" office:value="-0.2553406" calcext:value-type="float">
            <text:p>-0.2553406</text:p>
          </table:table-cell>
          <table:table-cell office:value-type="float" office:value="0.02441406" calcext:value-type="float">
            <text:p>0.02441406</text:p>
          </table:table-cell>
          <table:table-cell office:value-type="float" office:value="-0.000793457" calcext:value-type="float">
            <text:p>-0.000793457</text:p>
          </table:table-cell>
          <table:table-cell office:value-type="float" office:value="0.5710754" calcext:value-type="float">
            <text:p>0.5710754</text:p>
          </table:table-cell>
          <table:table-cell office:value-type="float" office:value="0.5586243" calcext:value-type="float">
            <text:p>0.5586243</text:p>
          </table:table-cell>
          <table:table-cell office:value-type="float" office:value="1.238007" calcext:value-type="float">
            <text:p>1.238007</text:p>
          </table:table-cell>
          <table:table-cell office:value-type="float" office:value="1.22998" calcext:value-type="float">
            <text:p>1.22998</text:p>
          </table:table-cell>
          <table:table-cell office:value-type="float" office:value="2.344482" calcext:value-type="float">
            <text:p>2.344482</text:p>
          </table:table-cell>
          <table:table-cell office:value-type="float" office:value="2.303497" calcext:value-type="float">
            <text:p>2.303497</text:p>
          </table:table-cell>
          <table:table-cell office:value-type="float" office:value="4.290863" calcext:value-type="float">
            <text:p>4.290863</text:p>
          </table:table-cell>
          <table:table-cell office:value-type="float" office:value="4.198059" calcext:value-type="float">
            <text:p>4.198059</text:p>
          </table:table-cell>
          <table:table-cell office:value-type="float" office:value="6.533905" calcext:value-type="float">
            <text:p>6.533905</text:p>
          </table:table-cell>
          <table:table-cell office:value-type="float" office:value="6.398468" calcext:value-type="float">
            <text:p>6.398468</text:p>
          </table:table-cell>
          <table:table-cell office:value-type="float" office:value="8.189728" calcext:value-type="float">
            <text:p>8.189728</text:p>
          </table:table-cell>
          <table:table-cell office:value-type="float" office:value="8.043915" calcext:value-type="float">
            <text:p>8.043915</text:p>
          </table:table-cell>
          <table:table-cell office:value-type="float" office:value="9.486786" calcext:value-type="float">
            <text:p>9.486786</text:p>
          </table:table-cell>
          <table:table-cell office:value-type="float" office:value="9.344879" calcext:value-type="float">
            <text:p>9.344879</text:p>
          </table:table-cell>
          <table:table-cell office:value-type="float" office:value="10.41058" calcext:value-type="float">
            <text:p>10.41058</text:p>
          </table:table-cell>
          <table:table-cell office:value-type="float" office:value="10.28275" calcext:value-type="float">
            <text:p>10.28275</text:p>
          </table:table-cell>
          <table:table-cell office:value-type="float" office:value="10.80701" calcext:value-type="float">
            <text:p>10.80701</text:p>
          </table:table-cell>
          <table:table-cell office:value-type="float" office:value="10.69122" calcext:value-type="float">
            <text:p>10.69122</text:p>
          </table:table-cell>
          <table:table-cell office:value-type="float" office:value="15.47565" calcext:value-type="float">
            <text:p>15.47565</text:p>
          </table:table-cell>
          <table:table-cell office:value-type="float" office:value="-4.291321" calcext:value-type="float">
            <text:p>-4.2913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2" calcext:value-type="float">
            <text:p>10012002</text:p>
          </table:table-cell>
          <table:table-cell office:value-type="float" office:value="8.994477" calcext:value-type="float">
            <text:p>8.994477</text:p>
          </table:table-cell>
          <table:table-cell office:value-type="float" office:value="8.33" calcext:value-type="float">
            <text:p>8.33</text:p>
          </table:table-cell>
          <table:table-cell office:value-type="float" office:value="-4.3" calcext:value-type="float">
            <text:p>-4.3</text:p>
          </table:table-cell>
          <table:table-cell office:value-type="float" office:value="0.8145937" calcext:value-type="float">
            <text:p>0.8145937</text:p>
          </table:table-cell>
          <table:table-cell office:value-type="float" office:value="0.3938722" calcext:value-type="float">
            <text:p>0.3938722</text:p>
          </table:table-cell>
          <table:table-cell office:value-type="float" office:value="301.428" calcext:value-type="float">
            <text:p>301.428</text:p>
          </table:table-cell>
          <table:table-cell office:value-type="float" office:value="0" calcext:value-type="float">
            <text:p>0</text:p>
          </table:table-cell>
          <table:table-cell office:value-type="float" office:value="7.472443" calcext:value-type="float">
            <text:p>7.472443</text:p>
          </table:table-cell>
          <table:table-cell office:value-type="float" office:value="-1.860687" calcext:value-type="float">
            <text:p>-1.860687</text:p>
          </table:table-cell>
          <table:table-cell office:value-type="float" office:value="1.092987" calcext:value-type="float">
            <text:p>1.092987</text:p>
          </table:table-cell>
          <table:table-cell office:value-type="float" office:value="-0.3496094" calcext:value-type="float">
            <text:p>-0.3496094</text:p>
          </table:table-cell>
          <table:table-cell office:value-type="float" office:value="-0.007171631" calcext:value-type="float">
            <text:p>-0.007171631</text:p>
          </table:table-cell>
          <table:table-cell office:value-type="float" office:value="-0.2543335" calcext:value-type="float">
            <text:p>-0.2543335</text:p>
          </table:table-cell>
          <table:table-cell office:value-type="float" office:value="-0.1063232" calcext:value-type="float">
            <text:p>-0.1063232</text:p>
          </table:table-cell>
          <table:table-cell office:value-type="float" office:value="-0.1730652" calcext:value-type="float">
            <text:p>-0.1730652</text:p>
          </table:table-cell>
          <table:table-cell office:value-type="float" office:value="0.04266357" calcext:value-type="float">
            <text:p>0.04266357</text:p>
          </table:table-cell>
          <table:table-cell office:value-type="float" office:value="0.02459717" calcext:value-type="float">
            <text:p>0.02459717</text:p>
          </table:table-cell>
          <table:table-cell office:value-type="float" office:value="0.5797729" calcext:value-type="float">
            <text:p>0.5797729</text:p>
          </table:table-cell>
          <table:table-cell office:value-type="float" office:value="0.5711365" calcext:value-type="float">
            <text:p>0.5711365</text:p>
          </table:table-cell>
          <table:table-cell office:value-type="float" office:value="1.229889" calcext:value-type="float">
            <text:p>1.229889</text:p>
          </table:table-cell>
          <table:table-cell office:value-type="float" office:value="1.220734" calcext:value-type="float">
            <text:p>1.220734</text:p>
          </table:table-cell>
          <table:table-cell office:value-type="float" office:value="2.303101" calcext:value-type="float">
            <text:p>2.303101</text:p>
          </table:table-cell>
          <table:table-cell office:value-type="float" office:value="2.265747" calcext:value-type="float">
            <text:p>2.265747</text:p>
          </table:table-cell>
          <table:table-cell office:value-type="float" office:value="4.197144" calcext:value-type="float">
            <text:p>4.197144</text:p>
          </table:table-cell>
          <table:table-cell office:value-type="float" office:value="4.112305" calcext:value-type="float">
            <text:p>4.112305</text:p>
          </table:table-cell>
          <table:table-cell office:value-type="float" office:value="6.397125" calcext:value-type="float">
            <text:p>6.397125</text:p>
          </table:table-cell>
          <table:table-cell office:value-type="float" office:value="6.270416" calcext:value-type="float">
            <text:p>6.270416</text:p>
          </table:table-cell>
          <table:table-cell office:value-type="float" office:value="8.042389" calcext:value-type="float">
            <text:p>8.042389</text:p>
          </table:table-cell>
          <table:table-cell office:value-type="float" office:value="7.902924" calcext:value-type="float">
            <text:p>7.902924</text:p>
          </table:table-cell>
          <table:table-cell office:value-type="float" office:value="9.343384" calcext:value-type="float">
            <text:p>9.343384</text:p>
          </table:table-cell>
          <table:table-cell office:value-type="float" office:value="9.20462" calcext:value-type="float">
            <text:p>9.20462</text:p>
          </table:table-cell>
          <table:table-cell office:value-type="float" office:value="10.28137" calcext:value-type="float">
            <text:p>10.28137</text:p>
          </table:table-cell>
          <table:table-cell office:value-type="float" office:value="10.15369" calcext:value-type="float">
            <text:p>10.15369</text:p>
          </table:table-cell>
          <table:table-cell office:value-type="float" office:value="10.69" calcext:value-type="float">
            <text:p>10.69</text:p>
          </table:table-cell>
          <table:table-cell office:value-type="float" office:value="10.57358" calcext:value-type="float">
            <text:p>10.57358</text:p>
          </table:table-cell>
          <table:table-cell office:value-type="float" office:value="18.91232" calcext:value-type="float">
            <text:p>18.91232</text:p>
          </table:table-cell>
          <table:table-cell office:value-type="float" office:value="-6.862915" calcext:value-type="float">
            <text:p>-6.8629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2" calcext:value-type="float">
            <text:p>11012002</text:p>
          </table:table-cell>
          <table:table-cell office:value-type="float" office:value="8.915489" calcext:value-type="float">
            <text:p>8.915489</text:p>
          </table:table-cell>
          <table:table-cell office:value-type="float" office:value="12" calcext:value-type="float">
            <text:p>12</text:p>
          </table:table-cell>
          <table:table-cell office:value-type="float" office:value="-7.68" calcext:value-type="float">
            <text:p>-7.68</text:p>
          </table:table-cell>
          <table:table-cell office:value-type="float" office:value="0.8204997" calcext:value-type="float">
            <text:p>0.8204997</text:p>
          </table:table-cell>
          <table:table-cell office:value-type="float" office:value="0.3055731" calcext:value-type="float">
            <text:p>0.3055731</text:p>
          </table:table-cell>
          <table:table-cell office:value-type="float" office:value="271.332" calcext:value-type="float">
            <text:p>271.332</text:p>
          </table:table-cell>
          <table:table-cell office:value-type="float" office:value="0" calcext:value-type="float">
            <text:p>0</text:p>
          </table:table-cell>
          <table:table-cell office:value-type="float" office:value="7.974426" calcext:value-type="float">
            <text:p>7.974426</text:p>
          </table:table-cell>
          <table:table-cell office:value-type="float" office:value="-3.380951" calcext:value-type="float">
            <text:p>-3.380951</text:p>
          </table:table-cell>
          <table:table-cell office:value-type="float" office:value="1.430573" calcext:value-type="float">
            <text:p>1.430573</text:p>
          </table:table-cell>
          <table:table-cell office:value-type="float" office:value="-0.6304626" calcext:value-type="float">
            <text:p>-0.6304626</text:p>
          </table:table-cell>
          <table:table-cell office:value-type="float" office:value="0.07296753" calcext:value-type="float">
            <text:p>0.07296753</text:p>
          </table:table-cell>
          <table:table-cell office:value-type="float" office:value="-0.2312317" calcext:value-type="float">
            <text:p>-0.2312317</text:p>
          </table:table-cell>
          <table:table-cell office:value-type="float" office:value="-0.06088257" calcext:value-type="float">
            <text:p>-0.06088257</text:p>
          </table:table-cell>
          <table:table-cell office:value-type="float" office:value="-0.1160583" calcext:value-type="float">
            <text:p>-0.1160583</text:p>
          </table:table-cell>
          <table:table-cell office:value-type="float" office:value="0.05511475" calcext:value-type="float">
            <text:p>0.05511475</text:p>
          </table:table-cell>
          <table:table-cell office:value-type="float" office:value="0.04156494" calcext:value-type="float">
            <text:p>0.04156494</text:p>
          </table:table-cell>
          <table:table-cell office:value-type="float" office:value="0.5844421" calcext:value-type="float">
            <text:p>0.5844421</text:p>
          </table:table-cell>
          <table:table-cell office:value-type="float" office:value="0.578949" calcext:value-type="float">
            <text:p>0.578949</text:p>
          </table:table-cell>
          <table:table-cell office:value-type="float" office:value="1.220551" calcext:value-type="float">
            <text:p>1.220551</text:p>
          </table:table-cell>
          <table:table-cell office:value-type="float" office:value="1.209534" calcext:value-type="float">
            <text:p>1.209534</text:p>
          </table:table-cell>
          <table:table-cell office:value-type="float" office:value="2.26535" calcext:value-type="float">
            <text:p>2.26535</text:p>
          </table:table-cell>
          <table:table-cell office:value-type="float" office:value="2.229431" calcext:value-type="float">
            <text:p>2.229431</text:p>
          </table:table-cell>
          <table:table-cell office:value-type="float" office:value="4.11145" calcext:value-type="float">
            <text:p>4.11145</text:p>
          </table:table-cell>
          <table:table-cell office:value-type="float" office:value="4.032928" calcext:value-type="float">
            <text:p>4.032928</text:p>
          </table:table-cell>
          <table:table-cell office:value-type="float" office:value="6.269104" calcext:value-type="float">
            <text:p>6.269104</text:p>
          </table:table-cell>
          <table:table-cell office:value-type="float" office:value="6.15033" calcext:value-type="float">
            <text:p>6.15033</text:p>
          </table:table-cell>
          <table:table-cell office:value-type="float" office:value="7.901489" calcext:value-type="float">
            <text:p>7.901489</text:p>
          </table:table-cell>
          <table:table-cell office:value-type="float" office:value="7.767609" calcext:value-type="float">
            <text:p>7.767609</text:p>
          </table:table-cell>
          <table:table-cell office:value-type="float" office:value="9.203186" calcext:value-type="float">
            <text:p>9.203186</text:p>
          </table:table-cell>
          <table:table-cell office:value-type="float" office:value="9.06723" calcext:value-type="float">
            <text:p>9.06723</text:p>
          </table:table-cell>
          <table:table-cell office:value-type="float" office:value="10.15234" calcext:value-type="float">
            <text:p>10.15234</text:p>
          </table:table-cell>
          <table:table-cell office:value-type="float" office:value="10.0253" calcext:value-type="float">
            <text:p>10.0253</text:p>
          </table:table-cell>
          <table:table-cell office:value-type="float" office:value="10.57233" calcext:value-type="float">
            <text:p>10.57233</text:p>
          </table:table-cell>
          <table:table-cell office:value-type="float" office:value="10.45551" calcext:value-type="float">
            <text:p>10.45551</text:p>
          </table:table-cell>
          <table:table-cell office:value-type="float" office:value="20.40344" calcext:value-type="float">
            <text:p>20.40344</text:p>
          </table:table-cell>
          <table:table-cell office:value-type="float" office:value="-10.67511" calcext:value-type="float">
            <text:p>-10.675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2" calcext:value-type="float">
            <text:p>12012002</text:p>
          </table:table-cell>
          <table:table-cell office:value-type="float" office:value="9.803665" calcext:value-type="float">
            <text:p>9.803665</text:p>
          </table:table-cell>
          <table:table-cell office:value-type="float" office:value="8.49" calcext:value-type="float">
            <text:p>8.49</text:p>
          </table:table-cell>
          <table:table-cell office:value-type="float" office:value="-2.1" calcext:value-type="float">
            <text:p>-2.1</text:p>
          </table:table-cell>
          <table:table-cell office:value-type="float" office:value="0.7261929" calcext:value-type="float">
            <text:p>0.7261929</text:p>
          </table:table-cell>
          <table:table-cell office:value-type="float" office:value="0.4630539" calcext:value-type="float">
            <text:p>0.4630539</text:p>
          </table:table-cell>
          <table:table-cell office:value-type="float" office:value="389.448" calcext:value-type="float">
            <text:p>389.448</text:p>
          </table:table-cell>
          <table:table-cell office:value-type="float" office:value="0" calcext:value-type="float">
            <text:p>0</text:p>
          </table:table-cell>
          <table:table-cell office:value-type="float" office:value="9.830688" calcext:value-type="float">
            <text:p>9.830688</text:p>
          </table:table-cell>
          <table:table-cell office:value-type="float" office:value="-1.704285" calcext:value-type="float">
            <text:p>-1.704285</text:p>
          </table:table-cell>
          <table:table-cell office:value-type="float" office:value="4.524261" calcext:value-type="float">
            <text:p>4.524261</text:p>
          </table:table-cell>
          <table:table-cell office:value-type="float" office:value="-0.3452148" calcext:value-type="float">
            <text:p>-0.3452148</text:p>
          </table:table-cell>
          <table:table-cell office:value-type="float" office:value="0.5266418" calcext:value-type="float">
            <text:p>0.5266418</text:p>
          </table:table-cell>
          <table:table-cell office:value-type="float" office:value="-0.1300354" calcext:value-type="float">
            <text:p>-0.1300354</text:p>
          </table:table-cell>
          <table:table-cell office:value-type="float" office:value="0.02203369" calcext:value-type="float">
            <text:p>0.02203369</text:p>
          </table:table-cell>
          <table:table-cell office:value-type="float" office:value="-0.07415771" calcext:value-type="float">
            <text:p>-0.07415771</text:p>
          </table:table-cell>
          <table:table-cell office:value-type="float" office:value="0.07495117" calcext:value-type="float">
            <text:p>0.07495117</text:p>
          </table:table-cell>
          <table:table-cell office:value-type="float" office:value="0.052948" calcext:value-type="float">
            <text:p>0.052948</text:p>
          </table:table-cell>
          <table:table-cell office:value-type="float" office:value="0.5934753" calcext:value-type="float">
            <text:p>0.5934753</text:p>
          </table:table-cell>
          <table:table-cell office:value-type="float" office:value="0.583252" calcext:value-type="float">
            <text:p>0.583252</text:p>
          </table:table-cell>
          <table:table-cell office:value-type="float" office:value="1.209351" calcext:value-type="float">
            <text:p>1.209351</text:p>
          </table:table-cell>
          <table:table-cell office:value-type="float" office:value="1.199371" calcext:value-type="float">
            <text:p>1.199371</text:p>
          </table:table-cell>
          <table:table-cell office:value-type="float" office:value="2.229065" calcext:value-type="float">
            <text:p>2.229065</text:p>
          </table:table-cell>
          <table:table-cell office:value-type="float" office:value="2.19577" calcext:value-type="float">
            <text:p>2.19577</text:p>
          </table:table-cell>
          <table:table-cell office:value-type="float" office:value="4.032135" calcext:value-type="float">
            <text:p>4.032135</text:p>
          </table:table-cell>
          <table:table-cell office:value-type="float" office:value="3.958557" calcext:value-type="float">
            <text:p>3.958557</text:p>
          </table:table-cell>
          <table:table-cell office:value-type="float" office:value="6.149109" calcext:value-type="float">
            <text:p>6.149109</text:p>
          </table:table-cell>
          <table:table-cell office:value-type="float" office:value="6.036652" calcext:value-type="float">
            <text:p>6.036652</text:p>
          </table:table-cell>
          <table:table-cell office:value-type="float" office:value="7.766235" calcext:value-type="float">
            <text:p>7.766235</text:p>
          </table:table-cell>
          <table:table-cell office:value-type="float" office:value="7.637909" calcext:value-type="float">
            <text:p>7.637909</text:p>
          </table:table-cell>
          <table:table-cell office:value-type="float" office:value="9.065826" calcext:value-type="float">
            <text:p>9.065826</text:p>
          </table:table-cell>
          <table:table-cell office:value-type="float" office:value="8.933197" calcext:value-type="float">
            <text:p>8.933197</text:p>
          </table:table-cell>
          <table:table-cell office:value-type="float" office:value="10.02396" calcext:value-type="float">
            <text:p>10.02396</text:p>
          </table:table-cell>
          <table:table-cell office:value-type="float" office:value="9.8974" calcext:value-type="float">
            <text:p>9.8974</text:p>
          </table:table-cell>
          <table:table-cell office:value-type="float" office:value="10.45428" calcext:value-type="float">
            <text:p>10.45428</text:p>
          </table:table-cell>
          <table:table-cell office:value-type="float" office:value="10.33685" calcext:value-type="float">
            <text:p>10.33685</text:p>
          </table:table-cell>
          <table:table-cell office:value-type="float" office:value="18.89069" calcext:value-type="float">
            <text:p>18.89069</text:p>
          </table:table-cell>
          <table:table-cell office:value-type="float" office:value="-5.917603" calcext:value-type="float">
            <text:p>-5.9176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2" calcext:value-type="float">
            <text:p>13012002</text:p>
          </table:table-cell>
          <table:table-cell office:value-type="float" office:value="6.534719" calcext:value-type="float">
            <text:p>6.534719</text:p>
          </table:table-cell>
          <table:table-cell office:value-type="float" office:value="12.2" calcext:value-type="float">
            <text:p>12.2</text:p>
          </table:table-cell>
          <table:table-cell office:value-type="float" office:value="0.62" calcext:value-type="float">
            <text:p>0.62</text:p>
          </table:table-cell>
          <table:table-cell office:value-type="float" office:value="0.9007457" calcext:value-type="float">
            <text:p>0.9007457</text:p>
          </table:table-cell>
          <table:table-cell office:value-type="float" office:value="0.5635828" calcext:value-type="float">
            <text:p>0.5635828</text:p>
          </table:table-cell>
          <table:table-cell office:value-type="float" office:value="535.86" calcext:value-type="float">
            <text:p>535.86</text:p>
          </table:table-cell>
          <table:table-cell office:value-type="float" office:value="0.7" calcext:value-type="float">
            <text:p>0.7</text:p>
          </table:table-cell>
          <table:table-cell office:value-type="float" office:value="8.986786" calcext:value-type="float">
            <text:p>8.986786</text:p>
          </table:table-cell>
          <table:table-cell office:value-type="float" office:value="-0.9656372" calcext:value-type="float">
            <text:p>-0.9656372</text:p>
          </table:table-cell>
          <table:table-cell office:value-type="float" office:value="4.045258" calcext:value-type="float">
            <text:p>4.045258</text:p>
          </table:table-cell>
          <table:table-cell office:value-type="float" office:value="-0.2615662" calcext:value-type="float">
            <text:p>-0.2615662</text:p>
          </table:table-cell>
          <table:table-cell office:value-type="float" office:value="0.4830933" calcext:value-type="float">
            <text:p>0.4830933</text:p>
          </table:table-cell>
          <table:table-cell office:value-type="float" office:value="-0.08071899" calcext:value-type="float">
            <text:p>-0.08071899</text:p>
          </table:table-cell>
          <table:table-cell office:value-type="float" office:value="0.07717896" calcext:value-type="float">
            <text:p>0.07717896</text:p>
          </table:table-cell>
          <table:table-cell office:value-type="float" office:value="-0.04162598" calcext:value-type="float">
            <text:p>-0.04162598</text:p>
          </table:table-cell>
          <table:table-cell office:value-type="float" office:value="0.3742371" calcext:value-type="float">
            <text:p>0.3742371</text:p>
          </table:table-cell>
          <table:table-cell office:value-type="float" office:value="0.06143188" calcext:value-type="float">
            <text:p>0.06143188</text:p>
          </table:table-cell>
          <table:table-cell office:value-type="float" office:value="0.8117676" calcext:value-type="float">
            <text:p>0.8117676</text:p>
          </table:table-cell>
          <table:table-cell office:value-type="float" office:value="0.5877075" calcext:value-type="float">
            <text:p>0.5877075</text:p>
          </table:table-cell>
          <table:table-cell office:value-type="float" office:value="1.345734" calcext:value-type="float">
            <text:p>1.345734</text:p>
          </table:table-cell>
          <table:table-cell office:value-type="float" office:value="1.198456" calcext:value-type="float">
            <text:p>1.198456</text:p>
          </table:table-cell>
          <table:table-cell office:value-type="float" office:value="2.225891" calcext:value-type="float">
            <text:p>2.225891</text:p>
          </table:table-cell>
          <table:table-cell office:value-type="float" office:value="2.19101" calcext:value-type="float">
            <text:p>2.19101</text:p>
          </table:table-cell>
          <table:table-cell office:value-type="float" office:value="3.957825" calcext:value-type="float">
            <text:p>3.957825</text:p>
          </table:table-cell>
          <table:table-cell office:value-type="float" office:value="3.897858" calcext:value-type="float">
            <text:p>3.897858</text:p>
          </table:table-cell>
          <table:table-cell office:value-type="float" office:value="6.035492" calcext:value-type="float">
            <text:p>6.035492</text:p>
          </table:table-cell>
          <table:table-cell office:value-type="float" office:value="5.930054" calcext:value-type="float">
            <text:p>5.930054</text:p>
          </table:table-cell>
          <table:table-cell office:value-type="float" office:value="7.636597" calcext:value-type="float">
            <text:p>7.636597</text:p>
          </table:table-cell>
          <table:table-cell office:value-type="float" office:value="7.513336" calcext:value-type="float">
            <text:p>7.513336</text:p>
          </table:table-cell>
          <table:table-cell office:value-type="float" office:value="8.931793" calcext:value-type="float">
            <text:p>8.931793</text:p>
          </table:table-cell>
          <table:table-cell office:value-type="float" office:value="8.802277" calcext:value-type="float">
            <text:p>8.802277</text:p>
          </table:table-cell>
          <table:table-cell office:value-type="float" office:value="9.896057" calcext:value-type="float">
            <text:p>9.896057</text:p>
          </table:table-cell>
          <table:table-cell office:value-type="float" office:value="9.770721" calcext:value-type="float">
            <text:p>9.770721</text:p>
          </table:table-cell>
          <table:table-cell office:value-type="float" office:value="10.3356" calcext:value-type="float">
            <text:p>10.3356</text:p>
          </table:table-cell>
          <table:table-cell office:value-type="float" office:value="10.21832" calcext:value-type="float">
            <text:p>10.21832</text:p>
          </table:table-cell>
          <table:table-cell office:value-type="float" office:value="19.09134" calcext:value-type="float">
            <text:p>19.09134</text:p>
          </table:table-cell>
          <table:table-cell office:value-type="float" office:value="-2.307068" calcext:value-type="float">
            <text:p>-2.3070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2" calcext:value-type="float">
            <text:p>14012002</text:p>
          </table:table-cell>
          <table:table-cell office:value-type="float" office:value="4.0788" calcext:value-type="float">
            <text:p>4.0788</text:p>
          </table:table-cell>
          <table:table-cell office:value-type="float" office:value="3.57" calcext:value-type="float">
            <text:p>3.57</text:p>
          </table:table-cell>
          <table:table-cell office:value-type="float" office:value="-3.79" calcext:value-type="float">
            <text:p>-3.79</text:p>
          </table:table-cell>
          <table:table-cell office:value-type="float" office:value="0.6890326" calcext:value-type="float">
            <text:p>0.6890326</text:p>
          </table:table-cell>
          <table:table-cell office:value-type="float" office:value="0.4090235" calcext:value-type="float">
            <text:p>0.4090235</text:p>
          </table:table-cell>
          <table:table-cell office:value-type="float" office:value="577.764" calcext:value-type="float">
            <text:p>577.764</text:p>
          </table:table-cell>
          <table:table-cell office:value-type="float" office:value="0.1" calcext:value-type="float">
            <text:p>0.1</text:p>
          </table:table-cell>
          <table:table-cell office:value-type="float" office:value="4.107422" calcext:value-type="float">
            <text:p>4.107422</text:p>
          </table:table-cell>
          <table:table-cell office:value-type="float" office:value="-1.450958" calcext:value-type="float">
            <text:p>-1.450958</text:p>
          </table:table-cell>
          <table:table-cell office:value-type="float" office:value="1.569946" calcext:value-type="float">
            <text:p>1.569946</text:p>
          </table:table-cell>
          <table:table-cell office:value-type="float" office:value="-0.328064" calcext:value-type="float">
            <text:p>-0.328064</text:p>
          </table:table-cell>
          <table:table-cell office:value-type="float" office:value="0.1689453" calcext:value-type="float">
            <text:p>0.1689453</text:p>
          </table:table-cell>
          <table:table-cell office:value-type="float" office:value="-0.06307983" calcext:value-type="float">
            <text:p>-0.06307983</text:p>
          </table:table-cell>
          <table:table-cell office:value-type="float" office:value="0.04870605" calcext:value-type="float">
            <text:p>0.04870605</text:p>
          </table:table-cell>
          <table:table-cell office:value-type="float" office:value="0.0189209" calcext:value-type="float">
            <text:p>0.0189209</text:p>
          </table:table-cell>
          <table:table-cell office:value-type="float" office:value="0.3772583" calcext:value-type="float">
            <text:p>0.3772583</text:p>
          </table:table-cell>
          <table:table-cell office:value-type="float" office:value="0.3536377" calcext:value-type="float">
            <text:p>0.3536377</text:p>
          </table:table-cell>
          <table:table-cell office:value-type="float" office:value="0.8295898" calcext:value-type="float">
            <text:p>0.8295898</text:p>
          </table:table-cell>
          <table:table-cell office:value-type="float" office:value="0.8118896" calcext:value-type="float">
            <text:p>0.8118896</text:p>
          </table:table-cell>
          <table:table-cell office:value-type="float" office:value="1.365204" calcext:value-type="float">
            <text:p>1.365204</text:p>
          </table:table-cell>
          <table:table-cell office:value-type="float" office:value="1.346039" calcext:value-type="float">
            <text:p>1.346039</text:p>
          </table:table-cell>
          <table:table-cell office:value-type="float" office:value="2.245422" calcext:value-type="float">
            <text:p>2.245422</text:p>
          </table:table-cell>
          <table:table-cell office:value-type="float" office:value="2.226349" calcext:value-type="float">
            <text:p>2.226349</text:p>
          </table:table-cell>
          <table:table-cell office:value-type="float" office:value="3.897369" calcext:value-type="float">
            <text:p>3.897369</text:p>
          </table:table-cell>
          <table:table-cell office:value-type="float" office:value="3.857117" calcext:value-type="float">
            <text:p>3.857117</text:p>
          </table:table-cell>
          <table:table-cell office:value-type="float" office:value="5.928986" calcext:value-type="float">
            <text:p>5.928986</text:p>
          </table:table-cell>
          <table:table-cell office:value-type="float" office:value="5.832642" calcext:value-type="float">
            <text:p>5.832642</text:p>
          </table:table-cell>
          <table:table-cell office:value-type="float" office:value="7.512054" calcext:value-type="float">
            <text:p>7.512054</text:p>
          </table:table-cell>
          <table:table-cell office:value-type="float" office:value="7.394348" calcext:value-type="float">
            <text:p>7.394348</text:p>
          </table:table-cell>
          <table:table-cell office:value-type="float" office:value="8.800995" calcext:value-type="float">
            <text:p>8.800995</text:p>
          </table:table-cell>
          <table:table-cell office:value-type="float" office:value="8.6745" calcext:value-type="float">
            <text:p>8.6745</text:p>
          </table:table-cell>
          <table:table-cell office:value-type="float" office:value="9.769379" calcext:value-type="float">
            <text:p>9.769379</text:p>
          </table:table-cell>
          <table:table-cell office:value-type="float" office:value="9.645386" calcext:value-type="float">
            <text:p>9.645386</text:p>
          </table:table-cell>
          <table:table-cell office:value-type="float" office:value="10.21707" calcext:value-type="float">
            <text:p>10.21707</text:p>
          </table:table-cell>
          <table:table-cell office:value-type="float" office:value="10.10025" calcext:value-type="float">
            <text:p>10.10025</text:p>
          </table:table-cell>
          <table:table-cell office:value-type="float" office:value="10.3634" calcext:value-type="float">
            <text:p>10.3634</text:p>
          </table:table-cell>
          <table:table-cell office:value-type="float" office:value="-5.593292" calcext:value-type="float">
            <text:p>-5.5932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2" calcext:value-type="float">
            <text:p>15012002</text:p>
          </table:table-cell>
          <table:table-cell office:value-type="float" office:value="7.00272" calcext:value-type="float">
            <text:p>7.00272</text:p>
          </table:table-cell>
          <table:table-cell office:value-type="float" office:value="-2.05" calcext:value-type="float">
            <text:p>-2.05</text:p>
          </table:table-cell>
          <table:table-cell office:value-type="float" office:value="-8.28" calcext:value-type="float">
            <text:p>-8.28</text:p>
          </table:table-cell>
          <table:table-cell office:value-type="float" office:value="0.4647468" calcext:value-type="float">
            <text:p>0.4647468</text:p>
          </table:table-cell>
          <table:table-cell office:value-type="float" office:value="0.2919115" calcext:value-type="float">
            <text:p>0.2919115</text:p>
          </table:table-cell>
          <table:table-cell office:value-type="float" office:value="227.556" calcext:value-type="float">
            <text:p>227.556</text:p>
          </table:table-cell>
          <table:table-cell office:value-type="float" office:value="0" calcext:value-type="float">
            <text:p>0</text:p>
          </table:table-cell>
          <table:table-cell office:value-type="float" office:value="1.476074" calcext:value-type="float">
            <text:p>1.476074</text:p>
          </table:table-cell>
          <table:table-cell office:value-type="float" office:value="-3.477173" calcext:value-type="float">
            <text:p>-3.477173</text:p>
          </table:table-cell>
          <table:table-cell office:value-type="float" office:value="0.01245117" calcext:value-type="float">
            <text:p>0.01245117</text:p>
          </table:table-cell>
          <table:table-cell office:value-type="float" office:value="-0.6829529" calcext:value-type="float">
            <text:p>-0.6829529</text:p>
          </table:table-cell>
          <table:table-cell office:value-type="float" office:value="-0.02435303" calcext:value-type="float">
            <text:p>-0.02435303</text:p>
          </table:table-cell>
          <table:table-cell office:value-type="float" office:value="-0.1117249" calcext:value-type="float">
            <text:p>-0.1117249</text:p>
          </table:table-cell>
          <table:table-cell office:value-type="float" office:value="0.02780151" calcext:value-type="float">
            <text:p>0.02780151</text:p>
          </table:table-cell>
          <table:table-cell office:value-type="float" office:value="0.01693726" calcext:value-type="float">
            <text:p>0.01693726</text:p>
          </table:table-cell>
          <table:table-cell office:value-type="float" office:value="0.3708191" calcext:value-type="float">
            <text:p>0.3708191</text:p>
          </table:table-cell>
          <table:table-cell office:value-type="float" office:value="0.3627625" calcext:value-type="float">
            <text:p>0.3627625</text:p>
          </table:table-cell>
          <table:table-cell office:value-type="float" office:value="0.8297729" calcext:value-type="float">
            <text:p>0.8297729</text:p>
          </table:table-cell>
          <table:table-cell office:value-type="float" office:value="0.8262939" calcext:value-type="float">
            <text:p>0.8262939</text:p>
          </table:table-cell>
          <table:table-cell office:value-type="float" office:value="1.365295" calcext:value-type="float">
            <text:p>1.365295</text:p>
          </table:table-cell>
          <table:table-cell office:value-type="float" office:value="1.363922" calcext:value-type="float">
            <text:p>1.363922</text:p>
          </table:table-cell>
          <table:table-cell office:value-type="float" office:value="2.245758" calcext:value-type="float">
            <text:p>2.245758</text:p>
          </table:table-cell>
          <table:table-cell office:value-type="float" office:value="2.239746" calcext:value-type="float">
            <text:p>2.239746</text:p>
          </table:table-cell>
          <table:table-cell office:value-type="float" office:value="3.856689" calcext:value-type="float">
            <text:p>3.856689</text:p>
          </table:table-cell>
          <table:table-cell office:value-type="float" office:value="3.817719" calcext:value-type="float">
            <text:p>3.817719</text:p>
          </table:table-cell>
          <table:table-cell office:value-type="float" office:value="5.831665" calcext:value-type="float">
            <text:p>5.831665</text:p>
          </table:table-cell>
          <table:table-cell office:value-type="float" office:value="5.743652" calcext:value-type="float">
            <text:p>5.743652</text:p>
          </table:table-cell>
          <table:table-cell office:value-type="float" office:value="7.393127" calcext:value-type="float">
            <text:p>7.393127</text:p>
          </table:table-cell>
          <table:table-cell office:value-type="float" office:value="7.280792" calcext:value-type="float">
            <text:p>7.280792</text:p>
          </table:table-cell>
          <table:table-cell office:value-type="float" office:value="8.673187" calcext:value-type="float">
            <text:p>8.673187</text:p>
          </table:table-cell>
          <table:table-cell office:value-type="float" office:value="8.549957" calcext:value-type="float">
            <text:p>8.549957</text:p>
          </table:table-cell>
          <table:table-cell office:value-type="float" office:value="9.644073" calcext:value-type="float">
            <text:p>9.644073</text:p>
          </table:table-cell>
          <table:table-cell office:value-type="float" office:value="9.521606" calcext:value-type="float">
            <text:p>9.521606</text:p>
          </table:table-cell>
          <table:table-cell office:value-type="float" office:value="10.099" calcext:value-type="float">
            <text:p>10.099</text:p>
          </table:table-cell>
          <table:table-cell office:value-type="float" office:value="9.982483" calcext:value-type="float">
            <text:p>9.982483</text:p>
          </table:table-cell>
          <table:table-cell office:value-type="float" office:value="5.959625" calcext:value-type="float">
            <text:p>5.959625</text:p>
          </table:table-cell>
          <table:table-cell office:value-type="float" office:value="-10.66827" calcext:value-type="float">
            <text:p>-10.668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2" calcext:value-type="float">
            <text:p>16012002</text:p>
          </table:table-cell>
          <table:table-cell office:value-type="float" office:value="9.106791" calcext:value-type="float">
            <text:p>9.106791</text:p>
          </table:table-cell>
          <table:table-cell office:value-type="float" office:value="1.24" calcext:value-type="float">
            <text:p>1.24</text:p>
          </table:table-cell>
          <table:table-cell office:value-type="float" office:value="-8.1" calcext:value-type="float">
            <text:p>-8.1</text:p>
          </table:table-cell>
          <table:table-cell office:value-type="float" office:value="0.5890744" calcext:value-type="float">
            <text:p>0.5890744</text:p>
          </table:table-cell>
          <table:table-cell office:value-type="float" office:value="0.2959509" calcext:value-type="float">
            <text:p>0.2959509</text:p>
          </table:table-cell>
          <table:table-cell office:value-type="float" office:value="287.172" calcext:value-type="float">
            <text:p>287.172</text:p>
          </table:table-cell>
          <table:table-cell office:value-type="float" office:value="0" calcext:value-type="float">
            <text:p>0</text:p>
          </table:table-cell>
          <table:table-cell office:value-type="float" office:value="5.364075" calcext:value-type="float">
            <text:p>5.364075</text:p>
          </table:table-cell>
          <table:table-cell office:value-type="float" office:value="-3.463806" calcext:value-type="float">
            <text:p>-3.463806</text:p>
          </table:table-cell>
          <table:table-cell office:value-type="float" office:value="0.5143433" calcext:value-type="float">
            <text:p>0.5143433</text:p>
          </table:table-cell>
          <table:table-cell office:value-type="float" office:value="-0.8895874" calcext:value-type="float">
            <text:p>-0.8895874</text:p>
          </table:table-cell>
          <table:table-cell office:value-type="float" office:value="0.0369873" calcext:value-type="float">
            <text:p>0.0369873</text:p>
          </table:table-cell>
          <table:table-cell office:value-type="float" office:value="-0.1447449" calcext:value-type="float">
            <text:p>-0.1447449</text:p>
          </table:table-cell>
          <table:table-cell office:value-type="float" office:value="0.03543091" calcext:value-type="float">
            <text:p>0.03543091</text:p>
          </table:table-cell>
          <table:table-cell office:value-type="float" office:value="0.01296997" calcext:value-type="float">
            <text:p>0.01296997</text:p>
          </table:table-cell>
          <table:table-cell office:value-type="float" office:value="0.3777466" calcext:value-type="float">
            <text:p>0.3777466</text:p>
          </table:table-cell>
          <table:table-cell office:value-type="float" office:value="0.3632812" calcext:value-type="float">
            <text:p>0.3632812</text:p>
          </table:table-cell>
          <table:table-cell office:value-type="float" office:value="0.8302307" calcext:value-type="float">
            <text:p>0.8302307</text:p>
          </table:table-cell>
          <table:table-cell office:value-type="float" office:value="0.8247681" calcext:value-type="float">
            <text:p>0.8247681</text:p>
          </table:table-cell>
          <table:table-cell office:value-type="float" office:value="1.363861" calcext:value-type="float">
            <text:p>1.363861</text:p>
          </table:table-cell>
          <table:table-cell office:value-type="float" office:value="1.357239" calcext:value-type="float">
            <text:p>1.357239</text:p>
          </table:table-cell>
          <table:table-cell office:value-type="float" office:value="2.239624" calcext:value-type="float">
            <text:p>2.239624</text:p>
          </table:table-cell>
          <table:table-cell office:value-type="float" office:value="2.22403" calcext:value-type="float">
            <text:p>2.22403</text:p>
          </table:table-cell>
          <table:table-cell office:value-type="float" office:value="3.817291" calcext:value-type="float">
            <text:p>3.817291</text:p>
          </table:table-cell>
          <table:table-cell office:value-type="float" office:value="3.775787" calcext:value-type="float">
            <text:p>3.775787</text:p>
          </table:table-cell>
          <table:table-cell office:value-type="float" office:value="5.742706" calcext:value-type="float">
            <text:p>5.742706</text:p>
          </table:table-cell>
          <table:table-cell office:value-type="float" office:value="5.660645" calcext:value-type="float">
            <text:p>5.660645</text:p>
          </table:table-cell>
          <table:table-cell office:value-type="float" office:value="7.279633" calcext:value-type="float">
            <text:p>7.279633</text:p>
          </table:table-cell>
          <table:table-cell office:value-type="float" office:value="7.172943" calcext:value-type="float">
            <text:p>7.172943</text:p>
          </table:table-cell>
          <table:table-cell office:value-type="float" office:value="8.548676" calcext:value-type="float">
            <text:p>8.548676</text:p>
          </table:table-cell>
          <table:table-cell office:value-type="float" office:value="8.428711" calcext:value-type="float">
            <text:p>8.428711</text:p>
          </table:table-cell>
          <table:table-cell office:value-type="float" office:value="9.520325" calcext:value-type="float">
            <text:p>9.520325</text:p>
          </table:table-cell>
          <table:table-cell office:value-type="float" office:value="9.399536" calcext:value-type="float">
            <text:p>9.399536</text:p>
          </table:table-cell>
          <table:table-cell office:value-type="float" office:value="9.981262" calcext:value-type="float">
            <text:p>9.981262</text:p>
          </table:table-cell>
          <table:table-cell office:value-type="float" office:value="9.865875" calcext:value-type="float">
            <text:p>9.865875</text:p>
          </table:table-cell>
          <table:table-cell office:value-type="float" office:value="10.36093" calcext:value-type="float">
            <text:p>10.36093</text:p>
          </table:table-cell>
          <table:table-cell office:value-type="float" office:value="-10.04565" calcext:value-type="float">
            <text:p>-10.045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2" calcext:value-type="float">
            <text:p>17012002</text:p>
          </table:table-cell>
          <table:table-cell office:value-type="float" office:value="7.092705" calcext:value-type="float">
            <text:p>7.092705</text:p>
          </table:table-cell>
          <table:table-cell office:value-type="float" office:value="5.36" calcext:value-type="float">
            <text:p>5.36</text:p>
          </table:table-cell>
          <table:table-cell office:value-type="float" office:value="-12" calcext:value-type="float">
            <text:p>-12</text:p>
          </table:table-cell>
          <table:table-cell office:value-type="float" office:value="0.680638" calcext:value-type="float">
            <text:p>0.680638</text:p>
          </table:table-cell>
          <table:table-cell office:value-type="float" office:value="0.2188071" calcext:value-type="float">
            <text:p>0.2188071</text:p>
          </table:table-cell>
          <table:table-cell office:value-type="float" office:value="218.736" calcext:value-type="float">
            <text:p>218.736</text:p>
          </table:table-cell>
          <table:table-cell office:value-type="float" office:value="0" calcext:value-type="float">
            <text:p>0</text:p>
          </table:table-cell>
          <table:table-cell office:value-type="float" office:value="5.17334" calcext:value-type="float">
            <text:p>5.17334</text:p>
          </table:table-cell>
          <table:table-cell office:value-type="float" office:value="-5.005432" calcext:value-type="float">
            <text:p>-5.005432</text:p>
          </table:table-cell>
          <table:table-cell office:value-type="float" office:value="0.3155518" calcext:value-type="float">
            <text:p>0.3155518</text:p>
          </table:table-cell>
          <table:table-cell office:value-type="float" office:value="-1.276276" calcext:value-type="float">
            <text:p>-1.276276</text:p>
          </table:table-cell>
          <table:table-cell office:value-type="float" office:value="0.001861572" calcext:value-type="float">
            <text:p>0.001861572</text:p>
          </table:table-cell>
          <table:table-cell office:value-type="float" office:value="-0.2024536" calcext:value-type="float">
            <text:p>-0.2024536</text:p>
          </table:table-cell>
          <table:table-cell office:value-type="float" office:value="0.02972412" calcext:value-type="float">
            <text:p>0.02972412</text:p>
          </table:table-cell>
          <table:table-cell office:value-type="float" office:value="0.005157471" calcext:value-type="float">
            <text:p>0.005157471</text:p>
          </table:table-cell>
          <table:table-cell office:value-type="float" office:value="0.374054" calcext:value-type="float">
            <text:p>0.374054</text:p>
          </table:table-cell>
          <table:table-cell office:value-type="float" office:value="0.3598633" calcext:value-type="float">
            <text:p>0.3598633</text:p>
          </table:table-cell>
          <table:table-cell office:value-type="float" office:value="0.8267212" calcext:value-type="float">
            <text:p>0.8267212</text:p>
          </table:table-cell>
          <table:table-cell office:value-type="float" office:value="0.8189392" calcext:value-type="float">
            <text:p>0.8189392</text:p>
          </table:table-cell>
          <table:table-cell office:value-type="float" office:value="1.357086" calcext:value-type="float">
            <text:p>1.357086</text:p>
          </table:table-cell>
          <table:table-cell office:value-type="float" office:value="1.34549" calcext:value-type="float">
            <text:p>1.34549</text:p>
          </table:table-cell>
          <table:table-cell office:value-type="float" office:value="2.223816" calcext:value-type="float">
            <text:p>2.223816</text:p>
          </table:table-cell>
          <table:table-cell office:value-type="float" office:value="2.202698" calcext:value-type="float">
            <text:p>2.202698</text:p>
          </table:table-cell>
          <table:table-cell office:value-type="float" office:value="3.77533" calcext:value-type="float">
            <text:p>3.77533</text:p>
          </table:table-cell>
          <table:table-cell office:value-type="float" office:value="3.731384" calcext:value-type="float">
            <text:p>3.731384</text:p>
          </table:table-cell>
          <table:table-cell office:value-type="float" office:value="5.65979" calcext:value-type="float">
            <text:p>5.65979</text:p>
          </table:table-cell>
          <table:table-cell office:value-type="float" office:value="5.581085" calcext:value-type="float">
            <text:p>5.581085</text:p>
          </table:table-cell>
          <table:table-cell office:value-type="float" office:value="7.171844" calcext:value-type="float">
            <text:p>7.171844</text:p>
          </table:table-cell>
          <table:table-cell office:value-type="float" office:value="7.069641" calcext:value-type="float">
            <text:p>7.069641</text:p>
          </table:table-cell>
          <table:table-cell office:value-type="float" office:value="8.42749" calcext:value-type="float">
            <text:p>8.42749</text:p>
          </table:table-cell>
          <table:table-cell office:value-type="float" office:value="8.311279" calcext:value-type="float">
            <text:p>8.311279</text:p>
          </table:table-cell>
          <table:table-cell office:value-type="float" office:value="9.398254" calcext:value-type="float">
            <text:p>9.398254</text:p>
          </table:table-cell>
          <table:table-cell office:value-type="float" office:value="9.279266" calcext:value-type="float">
            <text:p>9.279266</text:p>
          </table:table-cell>
          <table:table-cell office:value-type="float" office:value="9.864685" calcext:value-type="float">
            <text:p>9.864685</text:p>
          </table:table-cell>
          <table:table-cell office:value-type="float" office:value="9.75058" calcext:value-type="float">
            <text:p>9.75058</text:p>
          </table:table-cell>
          <table:table-cell office:value-type="float" office:value="11.1553" calcext:value-type="float">
            <text:p>11.1553</text:p>
          </table:table-cell>
          <table:table-cell office:value-type="float" office:value="-13.59302" calcext:value-type="float">
            <text:p>-13.593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2" calcext:value-type="float">
            <text:p>18012002</text:p>
          </table:table-cell>
          <table:table-cell office:value-type="float" office:value="6.394518" calcext:value-type="float">
            <text:p>6.394518</text:p>
          </table:table-cell>
          <table:table-cell office:value-type="float" office:value="-4.22" calcext:value-type="float">
            <text:p>-4.22</text:p>
          </table:table-cell>
          <table:table-cell office:value-type="float" office:value="-13.89" calcext:value-type="float">
            <text:p>-13.89</text:p>
          </table:table-cell>
          <table:table-cell office:value-type="float" office:value="0.3962144" calcext:value-type="float">
            <text:p>0.3962144</text:p>
          </table:table-cell>
          <table:table-cell office:value-type="float" office:value="0.1883997" calcext:value-type="float">
            <text:p>0.1883997</text:p>
          </table:table-cell>
          <table:table-cell office:value-type="float" office:value="157.032" calcext:value-type="float">
            <text:p>157.032</text:p>
          </table:table-cell>
          <table:table-cell office:value-type="float" office:value="0" calcext:value-type="float">
            <text:p>0</text:p>
          </table:table-cell>
          <table:table-cell office:value-type="float" office:value="0.7021179" calcext:value-type="float">
            <text:p>0.7021179</text:p>
          </table:table-cell>
          <table:table-cell office:value-type="float" office:value="-5.368896" calcext:value-type="float">
            <text:p>-5.368896</text:p>
          </table:table-cell>
          <table:table-cell office:value-type="float" office:value="-0.5966187" calcext:value-type="float">
            <text:p>-0.5966187</text:p>
          </table:table-cell>
          <table:table-cell office:value-type="float" office:value="-1.42691" calcext:value-type="float">
            <text:p>-1.42691</text:p>
          </table:table-cell>
          <table:table-cell office:value-type="float" office:value="-0.1168823" calcext:value-type="float">
            <text:p>-0.1168823</text:p>
          </table:table-cell>
          <table:table-cell office:value-type="float" office:value="-0.2326355" calcext:value-type="float">
            <text:p>-0.2326355</text:p>
          </table:table-cell>
          <table:table-cell office:value-type="float" office:value="0.01596069" calcext:value-type="float">
            <text:p>0.01596069</text:p>
          </table:table-cell>
          <table:table-cell office:value-type="float" office:value="0.0001525879" calcext:value-type="float">
            <text:p>0.0001525879</text:p>
          </table:table-cell>
          <table:table-cell office:value-type="float" office:value="0.3684387" calcext:value-type="float">
            <text:p>0.3684387</text:p>
          </table:table-cell>
          <table:table-cell office:value-type="float" office:value="0.356781" calcext:value-type="float">
            <text:p>0.356781</text:p>
          </table:table-cell>
          <table:table-cell office:value-type="float" office:value="0.8209229" calcext:value-type="float">
            <text:p>0.8209229</text:p>
          </table:table-cell>
          <table:table-cell office:value-type="float" office:value="0.8074951" calcext:value-type="float">
            <text:p>0.8074951</text:p>
          </table:table-cell>
          <table:table-cell office:value-type="float" office:value="1.345367" calcext:value-type="float">
            <text:p>1.345367</text:p>
          </table:table-cell>
          <table:table-cell office:value-type="float" office:value="1.328094" calcext:value-type="float">
            <text:p>1.328094</text:p>
          </table:table-cell>
          <table:table-cell office:value-type="float" office:value="2.202484" calcext:value-type="float">
            <text:p>2.202484</text:p>
          </table:table-cell>
          <table:table-cell office:value-type="float" office:value="2.17749" calcext:value-type="float">
            <text:p>2.17749</text:p>
          </table:table-cell>
          <table:table-cell office:value-type="float" office:value="3.730927" calcext:value-type="float">
            <text:p>3.730927</text:p>
          </table:table-cell>
          <table:table-cell office:value-type="float" office:value="3.685364" calcext:value-type="float">
            <text:p>3.685364</text:p>
          </table:table-cell>
          <table:table-cell office:value-type="float" office:value="5.580292" calcext:value-type="float">
            <text:p>5.580292</text:p>
          </table:table-cell>
          <table:table-cell office:value-type="float" office:value="5.504059" calcext:value-type="float">
            <text:p>5.504059</text:p>
          </table:table-cell>
          <table:table-cell office:value-type="float" office:value="7.068573" calcext:value-type="float">
            <text:p>7.068573</text:p>
          </table:table-cell>
          <table:table-cell office:value-type="float" office:value="6.970123" calcext:value-type="float">
            <text:p>6.970123</text:p>
          </table:table-cell>
          <table:table-cell office:value-type="float" office:value="8.310059" calcext:value-type="float">
            <text:p>8.310059</text:p>
          </table:table-cell>
          <table:table-cell office:value-type="float" office:value="8.197479" calcext:value-type="float">
            <text:p>8.197479</text:p>
          </table:table-cell>
          <table:table-cell office:value-type="float" office:value="9.278046" calcext:value-type="float">
            <text:p>9.278046</text:p>
          </table:table-cell>
          <table:table-cell office:value-type="float" office:value="9.161316" calcext:value-type="float">
            <text:p>9.161316</text:p>
          </table:table-cell>
          <table:table-cell office:value-type="float" office:value="9.74939" calcext:value-type="float">
            <text:p>9.74939</text:p>
          </table:table-cell>
          <table:table-cell office:value-type="float" office:value="9.636292" calcext:value-type="float">
            <text:p>9.636292</text:p>
          </table:table-cell>
          <table:table-cell office:value-type="float" office:value="4.272308" calcext:value-type="float">
            <text:p>4.272308</text:p>
          </table:table-cell>
          <table:table-cell office:value-type="float" office:value="-14.94687" calcext:value-type="float">
            <text:p>-14.946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2" calcext:value-type="float">
            <text:p>19012002</text:p>
          </table:table-cell>
          <table:table-cell office:value-type="float" office:value="10.46302" calcext:value-type="float">
            <text:p>10.46302</text:p>
          </table:table-cell>
          <table:table-cell office:value-type="float" office:value="2.78" calcext:value-type="float">
            <text:p>2.78</text:p>
          </table:table-cell>
          <table:table-cell office:value-type="float" office:value="-8.82" calcext:value-type="float">
            <text:p>-8.82</text:p>
          </table:table-cell>
          <table:table-cell office:value-type="float" office:value="0.6569294" calcext:value-type="float">
            <text:p>0.6569294</text:p>
          </table:table-cell>
          <table:table-cell office:value-type="float" office:value="0.2800895" calcext:value-type="float">
            <text:p>0.2800895</text:p>
          </table:table-cell>
          <table:table-cell office:value-type="float" office:value="226.368" calcext:value-type="float">
            <text:p>226.368</text:p>
          </table:table-cell>
          <table:table-cell office:value-type="float" office:value="1.2" calcext:value-type="float">
            <text:p>1.2</text:p>
          </table:table-cell>
          <table:table-cell office:value-type="float" office:value="5.194244" calcext:value-type="float">
            <text:p>5.194244</text:p>
          </table:table-cell>
          <table:table-cell office:value-type="float" office:value="-4.907104" calcext:value-type="float">
            <text:p>-4.907104</text:p>
          </table:table-cell>
          <table:table-cell office:value-type="float" office:value="0.2202759" calcext:value-type="float">
            <text:p>0.2202759</text:p>
          </table:table-cell>
          <table:table-cell office:value-type="float" office:value="-1.753662" calcext:value-type="float">
            <text:p>-1.753662</text:p>
          </table:table-cell>
          <table:table-cell office:value-type="float" office:value="-0.02389526" calcext:value-type="float">
            <text:p>-0.02389526</text:p>
          </table:table-cell>
          <table:table-cell office:value-type="float" office:value="-0.3102417" calcext:value-type="float">
            <text:p>-0.3102417</text:p>
          </table:table-cell>
          <table:table-cell office:value-type="float" office:value="0.2723083" calcext:value-type="float">
            <text:p>0.2723083</text:p>
          </table:table-cell>
          <table:table-cell office:value-type="float" office:value="0.02487183" calcext:value-type="float">
            <text:p>0.02487183</text:p>
          </table:table-cell>
          <table:table-cell office:value-type="float" office:value="0.553009" calcext:value-type="float">
            <text:p>0.553009</text:p>
          </table:table-cell>
          <table:table-cell office:value-type="float" office:value="0.3604431" calcext:value-type="float">
            <text:p>0.3604431</text:p>
          </table:table-cell>
          <table:table-cell office:value-type="float" office:value="0.9422302" calcext:value-type="float">
            <text:p>0.9422302</text:p>
          </table:table-cell>
          <table:table-cell office:value-type="float" office:value="0.807373" calcext:value-type="float">
            <text:p>0.807373</text:p>
          </table:table-cell>
          <table:table-cell office:value-type="float" office:value="1.407593" calcext:value-type="float">
            <text:p>1.407593</text:p>
          </table:table-cell>
          <table:table-cell office:value-type="float" office:value="1.327332" calcext:value-type="float">
            <text:p>1.327332</text:p>
          </table:table-cell>
          <table:table-cell office:value-type="float" office:value="2.18103" calcext:value-type="float">
            <text:p>2.18103</text:p>
          </table:table-cell>
          <table:table-cell office:value-type="float" office:value="2.170776" calcext:value-type="float">
            <text:p>2.170776</text:p>
          </table:table-cell>
          <table:table-cell office:value-type="float" office:value="3.684906" calcext:value-type="float">
            <text:p>3.684906</text:p>
          </table:table-cell>
          <table:table-cell office:value-type="float" office:value="3.641846" calcext:value-type="float">
            <text:p>3.641846</text:p>
          </table:table-cell>
          <table:table-cell office:value-type="float" office:value="5.503235" calcext:value-type="float">
            <text:p>5.503235</text:p>
          </table:table-cell>
          <table:table-cell office:value-type="float" office:value="5.428467" calcext:value-type="float">
            <text:p>5.428467</text:p>
          </table:table-cell>
          <table:table-cell office:value-type="float" office:value="6.969116" calcext:value-type="float">
            <text:p>6.969116</text:p>
          </table:table-cell>
          <table:table-cell office:value-type="float" office:value="6.873901" calcext:value-type="float">
            <text:p>6.873901</text:p>
          </table:table-cell>
          <table:table-cell office:value-type="float" office:value="8.19632" calcext:value-type="float">
            <text:p>8.19632</text:p>
          </table:table-cell>
          <table:table-cell office:value-type="float" office:value="8.086487" calcext:value-type="float">
            <text:p>8.086487</text:p>
          </table:table-cell>
          <table:table-cell office:value-type="float" office:value="9.160095" calcext:value-type="float">
            <text:p>9.160095</text:p>
          </table:table-cell>
          <table:table-cell office:value-type="float" office:value="9.045593" calcext:value-type="float">
            <text:p>9.045593</text:p>
          </table:table-cell>
          <table:table-cell office:value-type="float" office:value="9.635071" calcext:value-type="float">
            <text:p>9.635071</text:p>
          </table:table-cell>
          <table:table-cell office:value-type="float" office:value="9.52356" calcext:value-type="float">
            <text:p>9.52356</text:p>
          </table:table-cell>
          <table:table-cell office:value-type="float" office:value="9.921143" calcext:value-type="float">
            <text:p>9.921143</text:p>
          </table:table-cell>
          <table:table-cell office:value-type="float" office:value="-11.81461" calcext:value-type="float">
            <text:p>-11.814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2" calcext:value-type="float">
            <text:p>20012002</text:p>
          </table:table-cell>
          <table:table-cell office:value-type="float" office:value="9.393273" calcext:value-type="float">
            <text:p>9.393273</text:p>
          </table:table-cell>
          <table:table-cell office:value-type="float" office:value="5.61" calcext:value-type="float">
            <text:p>5.61</text:p>
          </table:table-cell>
          <table:table-cell office:value-type="float" office:value="-6.34" calcext:value-type="float">
            <text:p>-6.34</text:p>
          </table:table-cell>
          <table:table-cell office:value-type="float" office:value="0.7161649" calcext:value-type="float">
            <text:p>0.7161649</text:p>
          </table:table-cell>
          <table:table-cell office:value-type="float" office:value="0.3381845" calcext:value-type="float">
            <text:p>0.3381845</text:p>
          </table:table-cell>
          <table:table-cell office:value-type="float" office:value="218.952" calcext:value-type="float">
            <text:p>218.952</text:p>
          </table:table-cell>
          <table:table-cell office:value-type="float" office:value="0" calcext:value-type="float">
            <text:p>0</text:p>
          </table:table-cell>
          <table:table-cell office:value-type="float" office:value="7.236725" calcext:value-type="float">
            <text:p>7.236725</text:p>
          </table:table-cell>
          <table:table-cell office:value-type="float" office:value="-3.520782" calcext:value-type="float">
            <text:p>-3.520782</text:p>
          </table:table-cell>
          <table:table-cell office:value-type="float" office:value="0.7069397" calcext:value-type="float">
            <text:p>0.7069397</text:p>
          </table:table-cell>
          <table:table-cell office:value-type="float" office:value="-1.024933" calcext:value-type="float">
            <text:p>-1.024933</text:p>
          </table:table-cell>
          <table:table-cell office:value-type="float" office:value="0.05566406" calcext:value-type="float">
            <text:p>0.05566406</text:p>
          </table:table-cell>
          <table:table-cell office:value-type="float" office:value="-0.1974182" calcext:value-type="float">
            <text:p>-0.1974182</text:p>
          </table:table-cell>
          <table:table-cell office:value-type="float" office:value="0.3401184" calcext:value-type="float">
            <text:p>0.3401184</text:p>
          </table:table-cell>
          <table:table-cell office:value-type="float" office:value="0.1880798" calcext:value-type="float">
            <text:p>0.1880798</text:p>
          </table:table-cell>
          <table:table-cell office:value-type="float" office:value="0.6168823" calcext:value-type="float">
            <text:p>0.6168823</text:p>
          </table:table-cell>
          <table:table-cell office:value-type="float" office:value="0.5195312" calcext:value-type="float">
            <text:p>0.5195312</text:p>
          </table:table-cell>
          <table:table-cell office:value-type="float" office:value="0.9900513" calcext:value-type="float">
            <text:p>0.9900513</text:p>
          </table:table-cell>
          <table:table-cell office:value-type="float" office:value="0.9349976" calcext:value-type="float">
            <text:p>0.9349976</text:p>
          </table:table-cell>
          <table:table-cell office:value-type="float" office:value="1.447388" calcext:value-type="float">
            <text:p>1.447388</text:p>
          </table:table-cell>
          <table:table-cell office:value-type="float" office:value="1.408081" calcext:value-type="float">
            <text:p>1.408081</text:p>
          </table:table-cell>
          <table:table-cell office:value-type="float" office:value="2.200745" calcext:value-type="float">
            <text:p>2.200745</text:p>
          </table:table-cell>
          <table:table-cell office:value-type="float" office:value="2.181366" calcext:value-type="float">
            <text:p>2.181366</text:p>
          </table:table-cell>
          <table:table-cell office:value-type="float" office:value="3.641479" calcext:value-type="float">
            <text:p>3.641479</text:p>
          </table:table-cell>
          <table:table-cell office:value-type="float" office:value="3.610596" calcext:value-type="float">
            <text:p>3.610596</text:p>
          </table:table-cell>
          <table:table-cell office:value-type="float" office:value="5.427704" calcext:value-type="float">
            <text:p>5.427704</text:p>
          </table:table-cell>
          <table:table-cell office:value-type="float" office:value="5.357452" calcext:value-type="float">
            <text:p>5.357452</text:p>
          </table:table-cell>
          <table:table-cell office:value-type="float" office:value="6.872894" calcext:value-type="float">
            <text:p>6.872894</text:p>
          </table:table-cell>
          <table:table-cell office:value-type="float" office:value="6.779816" calcext:value-type="float">
            <text:p>6.779816</text:p>
          </table:table-cell>
          <table:table-cell office:value-type="float" office:value="8.085327" calcext:value-type="float">
            <text:p>8.085327</text:p>
          </table:table-cell>
          <table:table-cell office:value-type="float" office:value="7.978302" calcext:value-type="float">
            <text:p>7.978302</text:p>
          </table:table-cell>
          <table:table-cell office:value-type="float" office:value="9.044434" calcext:value-type="float">
            <text:p>9.044434</text:p>
          </table:table-cell>
          <table:table-cell office:value-type="float" office:value="8.931976" calcext:value-type="float">
            <text:p>8.931976</text:p>
          </table:table-cell>
          <table:table-cell office:value-type="float" office:value="9.522369" calcext:value-type="float">
            <text:p>9.522369</text:p>
          </table:table-cell>
          <table:table-cell office:value-type="float" office:value="9.412415" calcext:value-type="float">
            <text:p>9.412415</text:p>
          </table:table-cell>
          <table:table-cell office:value-type="float" office:value="16.27066" calcext:value-type="float">
            <text:p>16.27066</text:p>
          </table:table-cell>
          <table:table-cell office:value-type="float" office:value="-7.934204" calcext:value-type="float">
            <text:p>-7.9342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2" calcext:value-type="float">
            <text:p>21012002</text:p>
          </table:table-cell>
          <table:table-cell office:value-type="float" office:value="10.80462" calcext:value-type="float">
            <text:p>10.80462</text:p>
          </table:table-cell>
          <table:table-cell office:value-type="float" office:value="12.78" calcext:value-type="float">
            <text:p>12.78</text:p>
          </table:table-cell>
          <table:table-cell office:value-type="float" office:value="-8.33" calcext:value-type="float">
            <text:p>-8.33</text:p>
          </table:table-cell>
          <table:table-cell office:value-type="float" office:value="0.7352513" calcext:value-type="float">
            <text:p>0.7352513</text:p>
          </table:table-cell>
          <table:table-cell office:value-type="float" office:value="0.2907985" calcext:value-type="float">
            <text:p>0.2907985</text:p>
          </table:table-cell>
          <table:table-cell office:value-type="float" office:value="258.948" calcext:value-type="float">
            <text:p>258.948</text:p>
          </table:table-cell>
          <table:table-cell office:value-type="float" office:value="0" calcext:value-type="float">
            <text:p>0</text:p>
          </table:table-cell>
          <table:table-cell office:value-type="float" office:value="9.193878" calcext:value-type="float">
            <text:p>9.193878</text:p>
          </table:table-cell>
          <table:table-cell office:value-type="float" office:value="-3.701813" calcext:value-type="float">
            <text:p>-3.701813</text:p>
          </table:table-cell>
          <table:table-cell office:value-type="float" office:value="2.469604" calcext:value-type="float">
            <text:p>2.469604</text:p>
          </table:table-cell>
          <table:table-cell office:value-type="float" office:value="-0.8223267" calcext:value-type="float">
            <text:p>-0.8223267</text:p>
          </table:table-cell>
          <table:table-cell office:value-type="float" office:value="0.3255615" calcext:value-type="float">
            <text:p>0.3255615</text:p>
          </table:table-cell>
          <table:table-cell office:value-type="float" office:value="-0.1438599" calcext:value-type="float">
            <text:p>-0.1438599</text:p>
          </table:table-cell>
          <table:table-cell office:value-type="float" office:value="0.5158386" calcext:value-type="float">
            <text:p>0.5158386</text:p>
          </table:table-cell>
          <table:table-cell office:value-type="float" office:value="0.2389832" calcext:value-type="float">
            <text:p>0.2389832</text:p>
          </table:table-cell>
          <table:table-cell office:value-type="float" office:value="0.7451477" calcext:value-type="float">
            <text:p>0.7451477</text:p>
          </table:table-cell>
          <table:table-cell office:value-type="float" office:value="0.5665588" calcext:value-type="float">
            <text:p>0.5665588</text:p>
          </table:table-cell>
          <table:table-cell office:value-type="float" office:value="1.06778" calcext:value-type="float">
            <text:p>1.06778</text:p>
          </table:table-cell>
          <table:table-cell office:value-type="float" office:value="0.9762268" calcext:value-type="float">
            <text:p>0.9762268</text:p>
          </table:table-cell>
          <table:table-cell office:value-type="float" office:value="1.497162" calcext:value-type="float">
            <text:p>1.497162</text:p>
          </table:table-cell>
          <table:table-cell office:value-type="float" office:value="1.443481" calcext:value-type="float">
            <text:p>1.443481</text:p>
          </table:table-cell>
          <table:table-cell office:value-type="float" office:value="2.217621" calcext:value-type="float">
            <text:p>2.217621</text:p>
          </table:table-cell>
          <table:table-cell office:value-type="float" office:value="2.200958" calcext:value-type="float">
            <text:p>2.200958</text:p>
          </table:table-cell>
          <table:table-cell office:value-type="float" office:value="3.610321" calcext:value-type="float">
            <text:p>3.610321</text:p>
          </table:table-cell>
          <table:table-cell office:value-type="float" office:value="3.585205" calcext:value-type="float">
            <text:p>3.585205</text:p>
          </table:table-cell>
          <table:table-cell office:value-type="float" office:value="5.35675" calcext:value-type="float">
            <text:p>5.35675</text:p>
          </table:table-cell>
          <table:table-cell office:value-type="float" office:value="5.290863" calcext:value-type="float">
            <text:p>5.290863</text:p>
          </table:table-cell>
          <table:table-cell office:value-type="float" office:value="6.77887" calcext:value-type="float">
            <text:p>6.77887</text:p>
          </table:table-cell>
          <table:table-cell office:value-type="float" office:value="6.689758" calcext:value-type="float">
            <text:p>6.689758</text:p>
          </table:table-cell>
          <table:table-cell office:value-type="float" office:value="7.977173" calcext:value-type="float">
            <text:p>7.977173</text:p>
          </table:table-cell>
          <table:table-cell office:value-type="float" office:value="7.873047" calcext:value-type="float">
            <text:p>7.873047</text:p>
          </table:table-cell>
          <table:table-cell office:value-type="float" office:value="8.930786" calcext:value-type="float">
            <text:p>8.930786</text:p>
          </table:table-cell>
          <table:table-cell office:value-type="float" office:value="8.820587" calcext:value-type="float">
            <text:p>8.820587</text:p>
          </table:table-cell>
          <table:table-cell office:value-type="float" office:value="9.411285" calcext:value-type="float">
            <text:p>9.411285</text:p>
          </table:table-cell>
          <table:table-cell office:value-type="float" office:value="9.30304" calcext:value-type="float">
            <text:p>9.30304</text:p>
          </table:table-cell>
          <table:table-cell office:value-type="float" office:value="21.98276" calcext:value-type="float">
            <text:p>21.98276</text:p>
          </table:table-cell>
          <table:table-cell office:value-type="float" office:value="-10.53381" calcext:value-type="float">
            <text:p>-10.533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2" calcext:value-type="float">
            <text:p>22012002</text:p>
          </table:table-cell>
          <table:table-cell office:value-type="float" office:value="9.837302" calcext:value-type="float">
            <text:p>9.837302</text:p>
          </table:table-cell>
          <table:table-cell office:value-type="float" office:value="13.87" calcext:value-type="float">
            <text:p>13.87</text:p>
          </table:table-cell>
          <table:table-cell office:value-type="float" office:value="-2.27" calcext:value-type="float">
            <text:p>-2.27</text:p>
          </table:table-cell>
          <table:table-cell office:value-type="float" office:value="0.7773653" calcext:value-type="float">
            <text:p>0.7773653</text:p>
          </table:table-cell>
          <table:table-cell office:value-type="float" office:value="0.4573436" calcext:value-type="float">
            <text:p>0.4573436</text:p>
          </table:table-cell>
          <table:table-cell office:value-type="float" office:value="308.304" calcext:value-type="float">
            <text:p>308.304</text:p>
          </table:table-cell>
          <table:table-cell office:value-type="float" office:value="0" calcext:value-type="float">
            <text:p>0</text:p>
          </table:table-cell>
          <table:table-cell office:value-type="float" office:value="11.26358" calcext:value-type="float">
            <text:p>11.26358</text:p>
          </table:table-cell>
          <table:table-cell office:value-type="float" office:value="-1.454712" calcext:value-type="float">
            <text:p>-1.454712</text:p>
          </table:table-cell>
          <table:table-cell office:value-type="float" office:value="5.228699" calcext:value-type="float">
            <text:p>5.228699</text:p>
          </table:table-cell>
          <table:table-cell office:value-type="float" office:value="-0.3246155" calcext:value-type="float">
            <text:p>-0.3246155</text:p>
          </table:table-cell>
          <table:table-cell office:value-type="float" office:value="0.7092285" calcext:value-type="float">
            <text:p>0.7092285</text:p>
          </table:table-cell>
          <table:table-cell office:value-type="float" office:value="-0.04046631" calcext:value-type="float">
            <text:p>-0.04046631</text:p>
          </table:table-cell>
          <table:table-cell office:value-type="float" office:value="0.7809143" calcext:value-type="float">
            <text:p>0.7809143</text:p>
          </table:table-cell>
          <table:table-cell office:value-type="float" office:value="0.3282166" calcext:value-type="float">
            <text:p>0.3282166</text:p>
          </table:table-cell>
          <table:table-cell office:value-type="float" office:value="0.9358521" calcext:value-type="float">
            <text:p>0.9358521</text:p>
          </table:table-cell>
          <table:table-cell office:value-type="float" office:value="0.6419983" calcext:value-type="float">
            <text:p>0.6419983</text:p>
          </table:table-cell>
          <table:table-cell office:value-type="float" office:value="1.191498" calcext:value-type="float">
            <text:p>1.191498</text:p>
          </table:table-cell>
          <table:table-cell office:value-type="float" office:value="1.035583" calcext:value-type="float">
            <text:p>1.035583</text:p>
          </table:table-cell>
          <table:table-cell office:value-type="float" office:value="1.5784" calcext:value-type="float">
            <text:p>1.5784</text:p>
          </table:table-cell>
          <table:table-cell office:value-type="float" office:value="1.486969" calcext:value-type="float">
            <text:p>1.486969</text:p>
          </table:table-cell>
          <table:table-cell office:value-type="float" office:value="2.248444" calcext:value-type="float">
            <text:p>2.248444</text:p>
          </table:table-cell>
          <table:table-cell office:value-type="float" office:value="2.217957" calcext:value-type="float">
            <text:p>2.217957</text:p>
          </table:table-cell>
          <table:table-cell office:value-type="float" office:value="3.584991" calcext:value-type="float">
            <text:p>3.584991</text:p>
          </table:table-cell>
          <table:table-cell office:value-type="float" office:value="3.564941" calcext:value-type="float">
            <text:p>3.564941</text:p>
          </table:table-cell>
          <table:table-cell office:value-type="float" office:value="5.290192" calcext:value-type="float">
            <text:p>5.290192</text:p>
          </table:table-cell>
          <table:table-cell office:value-type="float" office:value="5.229004" calcext:value-type="float">
            <text:p>5.229004</text:p>
          </table:table-cell>
          <table:table-cell office:value-type="float" office:value="6.688843" calcext:value-type="float">
            <text:p>6.688843</text:p>
          </table:table-cell>
          <table:table-cell office:value-type="float" office:value="6.602753" calcext:value-type="float">
            <text:p>6.602753</text:p>
          </table:table-cell>
          <table:table-cell office:value-type="float" office:value="7.872009" calcext:value-type="float">
            <text:p>7.872009</text:p>
          </table:table-cell>
          <table:table-cell office:value-type="float" office:value="7.771179" calcext:value-type="float">
            <text:p>7.771179</text:p>
          </table:table-cell>
          <table:table-cell office:value-type="float" office:value="8.819458" calcext:value-type="float">
            <text:p>8.819458</text:p>
          </table:table-cell>
          <table:table-cell office:value-type="float" office:value="8.711731" calcext:value-type="float">
            <text:p>8.711731</text:p>
          </table:table-cell>
          <table:table-cell office:value-type="float" office:value="9.30191" calcext:value-type="float">
            <text:p>9.30191</text:p>
          </table:table-cell>
          <table:table-cell office:value-type="float" office:value="9.195465" calcext:value-type="float">
            <text:p>9.195465</text:p>
          </table:table-cell>
          <table:table-cell office:value-type="float" office:value="22.27664" calcext:value-type="float">
            <text:p>22.27664</text:p>
          </table:table-cell>
          <table:table-cell office:value-type="float" office:value="-5.113831" calcext:value-type="float">
            <text:p>-5.1138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2" calcext:value-type="float">
            <text:p>23012002</text:p>
          </table:table-cell>
          <table:table-cell office:value-type="float" office:value="6.587583" calcext:value-type="float">
            <text:p>6.587583</text:p>
          </table:table-cell>
          <table:table-cell office:value-type="float" office:value="1.82" calcext:value-type="float">
            <text:p>1.82</text:p>
          </table:table-cell>
          <table:table-cell office:value-type="float" office:value="-10.55" calcext:value-type="float">
            <text:p>-10.55</text:p>
          </table:table-cell>
          <table:table-cell office:value-type="float" office:value="0.6138545" calcext:value-type="float">
            <text:p>0.6138545</text:p>
          </table:table-cell>
          <table:table-cell office:value-type="float" office:value="0.2450648" calcext:value-type="float">
            <text:p>0.2450648</text:p>
          </table:table-cell>
          <table:table-cell office:value-type="float" office:value="355.932" calcext:value-type="float">
            <text:p>355.932</text:p>
          </table:table-cell>
          <table:table-cell office:value-type="float" office:value="0" calcext:value-type="float">
            <text:p>0</text:p>
          </table:table-cell>
          <table:table-cell office:value-type="float" office:value="3.700775" calcext:value-type="float">
            <text:p>3.700775</text:p>
          </table:table-cell>
          <table:table-cell office:value-type="float" office:value="-3.565063" calcext:value-type="float">
            <text:p>-3.565063</text:p>
          </table:table-cell>
          <table:table-cell office:value-type="float" office:value="0.6201172" calcext:value-type="float">
            <text:p>0.6201172</text:p>
          </table:table-cell>
          <table:table-cell office:value-type="float" office:value="-0.6180725" calcext:value-type="float">
            <text:p>-0.6180725</text:p>
          </table:table-cell>
          <table:table-cell office:value-type="float" office:value="0.09985352" calcext:value-type="float">
            <text:p>0.09985352</text:p>
          </table:table-cell>
          <table:table-cell office:value-type="float" office:value="-0.05862427" calcext:value-type="float">
            <text:p>-0.05862427</text:p>
          </table:table-cell>
          <table:table-cell office:value-type="float" office:value="0.4244995" calcext:value-type="float">
            <text:p>0.4244995</text:p>
          </table:table-cell>
          <table:table-cell office:value-type="float" office:value="0.3442078" calcext:value-type="float">
            <text:p>0.3442078</text:p>
          </table:table-cell>
          <table:table-cell office:value-type="float" office:value="0.7340393" calcext:value-type="float">
            <text:p>0.7340393</text:p>
          </table:table-cell>
          <table:table-cell office:value-type="float" office:value="0.6656189" calcext:value-type="float">
            <text:p>0.6656189</text:p>
          </table:table-cell>
          <table:table-cell office:value-type="float" office:value="1.140839" calcext:value-type="float">
            <text:p>1.140839</text:p>
          </table:table-cell>
          <table:table-cell office:value-type="float" office:value="1.067871" calcext:value-type="float">
            <text:p>1.067871</text:p>
          </table:table-cell>
          <table:table-cell office:value-type="float" office:value="1.569916" calcext:value-type="float">
            <text:p>1.569916</text:p>
          </table:table-cell>
          <table:table-cell office:value-type="float" office:value="1.519165" calcext:value-type="float">
            <text:p>1.519165</text:p>
          </table:table-cell>
          <table:table-cell office:value-type="float" office:value="2.255157" calcext:value-type="float">
            <text:p>2.255157</text:p>
          </table:table-cell>
          <table:table-cell office:value-type="float" office:value="2.246796" calcext:value-type="float">
            <text:p>2.246796</text:p>
          </table:table-cell>
          <table:table-cell office:value-type="float" office:value="3.564819" calcext:value-type="float">
            <text:p>3.564819</text:p>
          </table:table-cell>
          <table:table-cell office:value-type="float" office:value="3.548676" calcext:value-type="float">
            <text:p>3.548676</text:p>
          </table:table-cell>
          <table:table-cell office:value-type="float" office:value="5.228394" calcext:value-type="float">
            <text:p>5.228394</text:p>
          </table:table-cell>
          <table:table-cell office:value-type="float" office:value="5.171478" calcext:value-type="float">
            <text:p>5.171478</text:p>
          </table:table-cell>
          <table:table-cell office:value-type="float" office:value="6.601868" calcext:value-type="float">
            <text:p>6.601868</text:p>
          </table:table-cell>
          <table:table-cell office:value-type="float" office:value="6.520294" calcext:value-type="float">
            <text:p>6.520294</text:p>
          </table:table-cell>
          <table:table-cell office:value-type="float" office:value="7.770142" calcext:value-type="float">
            <text:p>7.770142</text:p>
          </table:table-cell>
          <table:table-cell office:value-type="float" office:value="7.671875" calcext:value-type="float">
            <text:p>7.671875</text:p>
          </table:table-cell>
          <table:table-cell office:value-type="float" office:value="8.710602" calcext:value-type="float">
            <text:p>8.710602</text:p>
          </table:table-cell>
          <table:table-cell office:value-type="float" office:value="8.605194" calcext:value-type="float">
            <text:p>8.605194</text:p>
          </table:table-cell>
          <table:table-cell office:value-type="float" office:value="9.194366" calcext:value-type="float">
            <text:p>9.194366</text:p>
          </table:table-cell>
          <table:table-cell office:value-type="float" office:value="9.089874" calcext:value-type="float">
            <text:p>9.089874</text:p>
          </table:table-cell>
          <table:table-cell office:value-type="float" office:value="9.312256" calcext:value-type="float">
            <text:p>9.312256</text:p>
          </table:table-cell>
          <table:table-cell office:value-type="float" office:value="-12.30017" calcext:value-type="float">
            <text:p>-12.300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2" calcext:value-type="float">
            <text:p>24012002</text:p>
          </table:table-cell>
          <table:table-cell office:value-type="float" office:value="11.27907" calcext:value-type="float">
            <text:p>11.27907</text:p>
          </table:table-cell>
          <table:table-cell office:value-type="float" office:value="8.39" calcext:value-type="float">
            <text:p>8.39</text:p>
          </table:table-cell>
          <table:table-cell office:value-type="float" office:value="-12.84" calcext:value-type="float">
            <text:p>-12.84</text:p>
          </table:table-cell>
          <table:table-cell office:value-type="float" office:value="0.6738491" calcext:value-type="float">
            <text:p>0.6738491</text:p>
          </table:table-cell>
          <table:table-cell office:value-type="float" office:value="0.2047847" calcext:value-type="float">
            <text:p>0.2047847</text:p>
          </table:table-cell>
          <table:table-cell office:value-type="float" office:value="204.516" calcext:value-type="float">
            <text:p>204.516</text:p>
          </table:table-cell>
          <table:table-cell office:value-type="float" office:value="0" calcext:value-type="float">
            <text:p>0</text:p>
          </table:table-cell>
          <table:table-cell office:value-type="float" office:value="8.021179" calcext:value-type="float">
            <text:p>8.021179</text:p>
          </table:table-cell>
          <table:table-cell office:value-type="float" office:value="-4.96817" calcext:value-type="float">
            <text:p>-4.96817</text:p>
          </table:table-cell>
          <table:table-cell office:value-type="float" office:value="0.9160461" calcext:value-type="float">
            <text:p>0.9160461</text:p>
          </table:table-cell>
          <table:table-cell office:value-type="float" office:value="-1.056274" calcext:value-type="float">
            <text:p>-1.056274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0.12677" calcext:value-type="float">
            <text:p>-0.12677</text:p>
          </table:table-cell>
          <table:table-cell office:value-type="float" office:value="0.4343567" calcext:value-type="float">
            <text:p>0.4343567</text:p>
          </table:table-cell>
          <table:table-cell office:value-type="float" office:value="0.2845459" calcext:value-type="float">
            <text:p>0.2845459</text:p>
          </table:table-cell>
          <table:table-cell office:value-type="float" office:value="0.7063293" calcext:value-type="float">
            <text:p>0.7063293</text:p>
          </table:table-cell>
          <table:table-cell office:value-type="float" office:value="0.6147156" calcext:value-type="float">
            <text:p>0.6147156</text:p>
          </table:table-cell>
          <table:table-cell office:value-type="float" office:value="1.066925" calcext:value-type="float">
            <text:p>1.066925</text:p>
          </table:table-cell>
          <table:table-cell office:value-type="float" office:value="1.025543" calcext:value-type="float">
            <text:p>1.025543</text:p>
          </table:table-cell>
          <table:table-cell office:value-type="float" office:value="1.518616" calcext:value-type="float">
            <text:p>1.518616</text:p>
          </table:table-cell>
          <table:table-cell office:value-type="float" office:value="1.486176" calcext:value-type="float">
            <text:p>1.486176</text:p>
          </table:table-cell>
          <table:table-cell office:value-type="float" office:value="2.246674" calcext:value-type="float">
            <text:p>2.246674</text:p>
          </table:table-cell>
          <table:table-cell office:value-type="float" office:value="2.223572" calcext:value-type="float">
            <text:p>2.223572</text:p>
          </table:table-cell>
          <table:table-cell office:value-type="float" office:value="3.548431" calcext:value-type="float">
            <text:p>3.548431</text:p>
          </table:table-cell>
          <table:table-cell office:value-type="float" office:value="3.521729" calcext:value-type="float">
            <text:p>3.521729</text:p>
          </table:table-cell>
          <table:table-cell office:value-type="float" office:value="5.170929" calcext:value-type="float">
            <text:p>5.170929</text:p>
          </table:table-cell>
          <table:table-cell office:value-type="float" office:value="5.115814" calcext:value-type="float">
            <text:p>5.115814</text:p>
          </table:table-cell>
          <table:table-cell office:value-type="float" office:value="6.51944" calcext:value-type="float">
            <text:p>6.51944</text:p>
          </table:table-cell>
          <table:table-cell office:value-type="float" office:value="6.44104" calcext:value-type="float">
            <text:p>6.44104</text:p>
          </table:table-cell>
          <table:table-cell office:value-type="float" office:value="7.670807" calcext:value-type="float">
            <text:p>7.670807</text:p>
          </table:table-cell>
          <table:table-cell office:value-type="float" office:value="7.575043" calcext:value-type="float">
            <text:p>7.575043</text:p>
          </table:table-cell>
          <table:table-cell office:value-type="float" office:value="8.604065" calcext:value-type="float">
            <text:p>8.604065</text:p>
          </table:table-cell>
          <table:table-cell office:value-type="float" office:value="8.500763" calcext:value-type="float">
            <text:p>8.500763</text:p>
          </table:table-cell>
          <table:table-cell office:value-type="float" office:value="9.088776" calcext:value-type="float">
            <text:p>9.088776</text:p>
          </table:table-cell>
          <table:table-cell office:value-type="float" office:value="8.986053" calcext:value-type="float">
            <text:p>8.986053</text:p>
          </table:table-cell>
          <table:table-cell office:value-type="float" office:value="19.58279" calcext:value-type="float">
            <text:p>19.58279</text:p>
          </table:table-cell>
          <table:table-cell office:value-type="float" office:value="-14.23111" calcext:value-type="float">
            <text:p>-14.231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2" calcext:value-type="float">
            <text:p>25012002</text:p>
          </table:table-cell>
          <table:table-cell office:value-type="float" office:value="10.84946" calcext:value-type="float">
            <text:p>10.84946</text:p>
          </table:table-cell>
          <table:table-cell office:value-type="float" office:value="15.74" calcext:value-type="float">
            <text:p>15.74</text:p>
          </table:table-cell>
          <table:table-cell office:value-type="float" office:value="-4.73" calcext:value-type="float">
            <text:p>-4.73</text:p>
          </table:table-cell>
          <table:table-cell office:value-type="float" office:value="0.6914728" calcext:value-type="float">
            <text:p>0.6914728</text:p>
          </table:table-cell>
          <table:table-cell office:value-type="float" office:value="0.381491" calcext:value-type="float">
            <text:p>0.381491</text:p>
          </table:table-cell>
          <table:table-cell office:value-type="float" office:value="409.068" calcext:value-type="float">
            <text:p>409.068</text:p>
          </table:table-cell>
          <table:table-cell office:value-type="float" office:value="0" calcext:value-type="float">
            <text:p>0</text:p>
          </table:table-cell>
          <table:table-cell office:value-type="float" office:value="9.770996" calcext:value-type="float">
            <text:p>9.770996</text:p>
          </table:table-cell>
          <table:table-cell office:value-type="float" office:value="-2.595184" calcext:value-type="float">
            <text:p>-2.595184</text:p>
          </table:table-cell>
          <table:table-cell office:value-type="float" office:value="4.385559" calcext:value-type="float">
            <text:p>4.385559</text:p>
          </table:table-cell>
          <table:table-cell office:value-type="float" office:value="-0.5389709" calcext:value-type="float">
            <text:p>-0.5389709</text:p>
          </table:table-cell>
          <table:table-cell office:value-type="float" office:value="1.845551" calcext:value-type="float">
            <text:p>1.845551</text:p>
          </table:table-cell>
          <table:table-cell office:value-type="float" office:value="-0.05612183" calcext:value-type="float">
            <text:p>-0.05612183</text:p>
          </table:table-cell>
          <table:table-cell office:value-type="float" office:value="1.512329" calcext:value-type="float">
            <text:p>1.512329</text:p>
          </table:table-cell>
          <table:table-cell office:value-type="float" office:value="0.3285828" calcext:value-type="float">
            <text:p>0.3285828</text:p>
          </table:table-cell>
          <table:table-cell office:value-type="float" office:value="1.507477" calcext:value-type="float">
            <text:p>1.507477</text:p>
          </table:table-cell>
          <table:table-cell office:value-type="float" office:value="0.6411133" calcext:value-type="float">
            <text:p>0.6411133</text:p>
          </table:table-cell>
          <table:table-cell office:value-type="float" office:value="1.558746" calcext:value-type="float">
            <text:p>1.558746</text:p>
          </table:table-cell>
          <table:table-cell office:value-type="float" office:value="1.034088" calcext:value-type="float">
            <text:p>1.034088</text:p>
          </table:table-cell>
          <table:table-cell office:value-type="float" office:value="1.757965" calcext:value-type="float">
            <text:p>1.757965</text:p>
          </table:table-cell>
          <table:table-cell office:value-type="float" office:value="1.483276" calcext:value-type="float">
            <text:p>1.483276</text:p>
          </table:table-cell>
          <table:table-cell office:value-type="float" office:value="2.246185" calcext:value-type="float">
            <text:p>2.246185</text:p>
          </table:table-cell>
          <table:table-cell office:value-type="float" office:value="2.210815" calcext:value-type="float">
            <text:p>2.210815</text:p>
          </table:table-cell>
          <table:table-cell office:value-type="float" office:value="3.521393" calcext:value-type="float">
            <text:p>3.521393</text:p>
          </table:table-cell>
          <table:table-cell office:value-type="float" office:value="3.492035" calcext:value-type="float">
            <text:p>3.492035</text:p>
          </table:table-cell>
          <table:table-cell office:value-type="float" office:value="5.115234" calcext:value-type="float">
            <text:p>5.115234</text:p>
          </table:table-cell>
          <table:table-cell office:value-type="float" office:value="5.061127" calcext:value-type="float">
            <text:p>5.061127</text:p>
          </table:table-cell>
          <table:table-cell office:value-type="float" office:value="6.440247" calcext:value-type="float">
            <text:p>6.440247</text:p>
          </table:table-cell>
          <table:table-cell office:value-type="float" office:value="6.36377" calcext:value-type="float">
            <text:p>6.36377</text:p>
          </table:table-cell>
          <table:table-cell office:value-type="float" office:value="7.574097" calcext:value-type="float">
            <text:p>7.574097</text:p>
          </table:table-cell>
          <table:table-cell office:value-type="float" office:value="7.481598" calcext:value-type="float">
            <text:p>7.481598</text:p>
          </table:table-cell>
          <table:table-cell office:value-type="float" office:value="8.499664" calcext:value-type="float">
            <text:p>8.499664</text:p>
          </table:table-cell>
          <table:table-cell office:value-type="float" office:value="8.398529" calcext:value-type="float">
            <text:p>8.398529</text:p>
          </table:table-cell>
          <table:table-cell office:value-type="float" office:value="8.984985" calcext:value-type="float">
            <text:p>8.984985</text:p>
          </table:table-cell>
          <table:table-cell office:value-type="float" office:value="8.884338" calcext:value-type="float">
            <text:p>8.884338</text:p>
          </table:table-cell>
          <table:table-cell office:value-type="float" office:value="24.70981" calcext:value-type="float">
            <text:p>24.70981</text:p>
          </table:table-cell>
          <table:table-cell office:value-type="float" office:value="-8.518188" calcext:value-type="float">
            <text:p>-8.5181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2" calcext:value-type="float">
            <text:p>26012002</text:p>
          </table:table-cell>
          <table:table-cell office:value-type="float" office:value="10.62394" calcext:value-type="float">
            <text:p>10.62394</text:p>
          </table:table-cell>
          <table:table-cell office:value-type="float" office:value="20.18" calcext:value-type="float">
            <text:p>20.18</text:p>
          </table:table-cell>
          <table:table-cell office:value-type="float" office:value="0.25" calcext:value-type="float">
            <text:p>0.25</text:p>
          </table:table-cell>
          <table:table-cell office:value-type="float" office:value="0.7453423" calcext:value-type="float">
            <text:p>0.7453423</text:p>
          </table:table-cell>
          <table:table-cell office:value-type="float" office:value="0.5488464" calcext:value-type="float">
            <text:p>0.5488464</text:p>
          </table:table-cell>
          <table:table-cell office:value-type="float" office:value="354.924" calcext:value-type="float">
            <text:p>354.924</text:p>
          </table:table-cell>
          <table:table-cell office:value-type="float" office:value="0" calcext:value-type="float">
            <text:p>0</text:p>
          </table:table-cell>
          <table:table-cell office:value-type="float" office:value="15.32404" calcext:value-type="float">
            <text:p>15.32404</text:p>
          </table:table-cell>
          <table:table-cell office:value-type="float" office:value="-1.45282" calcext:value-type="float">
            <text:p>-1.45282</text:p>
          </table:table-cell>
          <table:table-cell office:value-type="float" office:value="9.82312" calcext:value-type="float">
            <text:p>9.82312</text:p>
          </table:table-cell>
          <table:table-cell office:value-type="float" office:value="-0.1846313" calcext:value-type="float">
            <text:p>-0.1846313</text:p>
          </table:table-cell>
          <table:table-cell office:value-type="float" office:value="7.006683" calcext:value-type="float">
            <text:p>7.006683</text:p>
          </table:table-cell>
          <table:table-cell office:value-type="float" office:value="0.4725342" calcext:value-type="float">
            <text:p>0.4725342</text:p>
          </table:table-cell>
          <table:table-cell office:value-type="float" office:value="5.180267" calcext:value-type="float">
            <text:p>5.180267</text:p>
          </table:table-cell>
          <table:table-cell office:value-type="float" office:value="0.9515991" calcext:value-type="float">
            <text:p>0.9515991</text:p>
          </table:table-cell>
          <table:table-cell office:value-type="float" office:value="4.221893" calcext:value-type="float">
            <text:p>4.221893</text:p>
          </table:table-cell>
          <table:table-cell office:value-type="float" office:value="1.241486" calcext:value-type="float">
            <text:p>1.241486</text:p>
          </table:table-cell>
          <table:table-cell office:value-type="float" office:value="3.543732" calcext:value-type="float">
            <text:p>3.543732</text:p>
          </table:table-cell>
          <table:table-cell office:value-type="float" office:value="1.566559" calcext:value-type="float">
            <text:p>1.566559</text:p>
          </table:table-cell>
          <table:table-cell office:value-type="float" office:value="3.09433" calcext:value-type="float">
            <text:p>3.09433</text:p>
          </table:table-cell>
          <table:table-cell office:value-type="float" office:value="1.765656" calcext:value-type="float">
            <text:p>1.765656</text:p>
          </table:table-cell>
          <table:table-cell office:value-type="float" office:value="2.671631" calcext:value-type="float">
            <text:p>2.671631</text:p>
          </table:table-cell>
          <table:table-cell office:value-type="float" office:value="2.248505" calcext:value-type="float">
            <text:p>2.248505</text:p>
          </table:table-cell>
          <table:table-cell office:value-type="float" office:value="3.527893" calcext:value-type="float">
            <text:p>3.527893</text:p>
          </table:table-cell>
          <table:table-cell office:value-type="float" office:value="3.490967" calcext:value-type="float">
            <text:p>3.490967</text:p>
          </table:table-cell>
          <table:table-cell office:value-type="float" office:value="5.060577" calcext:value-type="float">
            <text:p>5.060577</text:p>
          </table:table-cell>
          <table:table-cell office:value-type="float" office:value="5.013031" calcext:value-type="float">
            <text:p>5.013031</text:p>
          </table:table-cell>
          <table:table-cell office:value-type="float" office:value="6.362976" calcext:value-type="float">
            <text:p>6.362976</text:p>
          </table:table-cell>
          <table:table-cell office:value-type="float" office:value="6.289734" calcext:value-type="float">
            <text:p>6.289734</text:p>
          </table:table-cell>
          <table:table-cell office:value-type="float" office:value="7.480652" calcext:value-type="float">
            <text:p>7.480652</text:p>
          </table:table-cell>
          <table:table-cell office:value-type="float" office:value="7.39093" calcext:value-type="float">
            <text:p>7.39093</text:p>
          </table:table-cell>
          <table:table-cell office:value-type="float" office:value="8.397491" calcext:value-type="float">
            <text:p>8.397491</text:p>
          </table:table-cell>
          <table:table-cell office:value-type="float" office:value="8.298737" calcext:value-type="float">
            <text:p>8.298737</text:p>
          </table:table-cell>
          <table:table-cell office:value-type="float" office:value="8.88327" calcext:value-type="float">
            <text:p>8.88327</text:p>
          </table:table-cell>
          <table:table-cell office:value-type="float" office:value="8.78476" calcext:value-type="float">
            <text:p>8.78476</text:p>
          </table:table-cell>
          <table:table-cell office:value-type="float" office:value="35.4252" calcext:value-type="float">
            <text:p>35.4252</text:p>
          </table:table-cell>
          <table:table-cell office:value-type="float" office:value="-4.368805" calcext:value-type="float">
            <text:p>-4.3688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2" calcext:value-type="float">
            <text:p>27012002</text:p>
          </table:table-cell>
          <table:table-cell office:value-type="float" office:value="7.950923" calcext:value-type="float">
            <text:p>7.950923</text:p>
          </table:table-cell>
          <table:table-cell office:value-type="float" office:value="14.12" calcext:value-type="float">
            <text:p>14.12</text:p>
          </table:table-cell>
          <table:table-cell office:value-type="float" office:value="-6.58" calcext:value-type="float">
            <text:p>-6.58</text:p>
          </table:table-cell>
          <table:table-cell office:value-type="float" office:value="0.8030839" calcext:value-type="float">
            <text:p>0.8030839</text:p>
          </table:table-cell>
          <table:table-cell office:value-type="float" office:value="0.3321228" calcext:value-type="float">
            <text:p>0.3321228</text:p>
          </table:table-cell>
          <table:table-cell office:value-type="float" office:value="359.208" calcext:value-type="float">
            <text:p>359.208</text:p>
          </table:table-cell>
          <table:table-cell office:value-type="float" office:value="0" calcext:value-type="float">
            <text:p>0</text:p>
          </table:table-cell>
          <table:table-cell office:value-type="float" office:value="13.23328" calcext:value-type="float">
            <text:p>13.23328</text:p>
          </table:table-cell>
          <table:table-cell office:value-type="float" office:value="-1.590576" calcext:value-type="float">
            <text:p>-1.590576</text:p>
          </table:table-cell>
          <table:table-cell office:value-type="float" office:value="9.221985" calcext:value-type="float">
            <text:p>9.221985</text:p>
          </table:table-cell>
          <table:table-cell office:value-type="float" office:value="1.179871" calcext:value-type="float">
            <text:p>1.179871</text:p>
          </table:table-cell>
          <table:table-cell office:value-type="float" office:value="7.229218" calcext:value-type="float">
            <text:p>7.229218</text:p>
          </table:table-cell>
          <table:table-cell office:value-type="float" office:value="2.808655" calcext:value-type="float">
            <text:p>2.808655</text:p>
          </table:table-cell>
          <table:table-cell office:value-type="float" office:value="5.852081" calcext:value-type="float">
            <text:p>5.852081</text:p>
          </table:table-cell>
          <table:table-cell office:value-type="float" office:value="3.345093" calcext:value-type="float">
            <text:p>3.345093</text:p>
          </table:table-cell>
          <table:table-cell office:value-type="float" office:value="5.063385" calcext:value-type="float">
            <text:p>5.063385</text:p>
          </table:table-cell>
          <table:table-cell office:value-type="float" office:value="3.390991" calcext:value-type="float">
            <text:p>3.390991</text:p>
          </table:table-cell>
          <table:table-cell office:value-type="float" office:value="4.33493" calcext:value-type="float">
            <text:p>4.33493</text:p>
          </table:table-cell>
          <table:table-cell office:value-type="float" office:value="3.382599" calcext:value-type="float">
            <text:p>3.382599</text:p>
          </table:table-cell>
          <table:table-cell office:value-type="float" office:value="3.916687" calcext:value-type="float">
            <text:p>3.916687</text:p>
          </table:table-cell>
          <table:table-cell office:value-type="float" office:value="3.10907" calcext:value-type="float">
            <text:p>3.10907</text:p>
          </table:table-cell>
          <table:table-cell office:value-type="float" office:value="3.429504" calcext:value-type="float">
            <text:p>3.429504</text:p>
          </table:table-cell>
          <table:table-cell office:value-type="float" office:value="2.682251" calcext:value-type="float">
            <text:p>2.682251</text:p>
          </table:table-cell>
          <table:table-cell office:value-type="float" office:value="3.758301" calcext:value-type="float">
            <text:p>3.758301</text:p>
          </table:table-cell>
          <table:table-cell office:value-type="float" office:value="3.529327" calcext:value-type="float">
            <text:p>3.529327</text:p>
          </table:table-cell>
          <table:table-cell office:value-type="float" office:value="5.012634" calcext:value-type="float">
            <text:p>5.012634</text:p>
          </table:table-cell>
          <table:table-cell office:value-type="float" office:value="4.998993" calcext:value-type="float">
            <text:p>4.998993</text:p>
          </table:table-cell>
          <table:table-cell office:value-type="float" office:value="6.288971" calcext:value-type="float">
            <text:p>6.288971</text:p>
          </table:table-cell>
          <table:table-cell office:value-type="float" office:value="6.224152" calcext:value-type="float">
            <text:p>6.224152</text:p>
          </table:table-cell>
          <table:table-cell office:value-type="float" office:value="7.390015" calcext:value-type="float">
            <text:p>7.390015</text:p>
          </table:table-cell>
          <table:table-cell office:value-type="float" office:value="7.306732" calcext:value-type="float">
            <text:p>7.306732</text:p>
          </table:table-cell>
          <table:table-cell office:value-type="float" office:value="8.297729" calcext:value-type="float">
            <text:p>8.297729</text:p>
          </table:table-cell>
          <table:table-cell office:value-type="float" office:value="8.206757" calcext:value-type="float">
            <text:p>8.206757</text:p>
          </table:table-cell>
          <table:table-cell office:value-type="float" office:value="8.783752" calcext:value-type="float">
            <text:p>8.783752</text:p>
          </table:table-cell>
          <table:table-cell office:value-type="float" office:value="8.686768" calcext:value-type="float">
            <text:p>8.686768</text:p>
          </table:table-cell>
          <table:table-cell office:value-type="float" office:value="24.18411" calcext:value-type="float">
            <text:p>24.18411</text:p>
          </table:table-cell>
          <table:table-cell office:value-type="float" office:value="-9.726898" calcext:value-type="float">
            <text:p>-9.7268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2" calcext:value-type="float">
            <text:p>28012002</text:p>
          </table:table-cell>
          <table:table-cell office:value-type="float" office:value="3.61836" calcext:value-type="float">
            <text:p>3.61836</text:p>
          </table:table-cell>
          <table:table-cell office:value-type="float" office:value="-4.8" calcext:value-type="float">
            <text:p>-4.8</text:p>
          </table:table-cell>
          <table:table-cell office:value-type="float" office:value="-8.65" calcext:value-type="float">
            <text:p>-8.65</text:p>
          </table:table-cell>
          <table:table-cell office:value-type="float" office:value="0.3795094" calcext:value-type="float">
            <text:p>0.3795094</text:p>
          </table:table-cell>
          <table:table-cell office:value-type="float" office:value="0.283764" calcext:value-type="float">
            <text:p>0.283764</text:p>
          </table:table-cell>
          <table:table-cell office:value-type="float" office:value="383.112" calcext:value-type="float">
            <text:p>383.112</text:p>
          </table:table-cell>
          <table:table-cell office:value-type="float" office:value="0" calcext:value-type="float">
            <text:p>0</text:p>
          </table:table-cell>
          <table:table-cell office:value-type="float" office:value="0.4660645" calcext:value-type="float">
            <text:p>0.4660645</text:p>
          </table:table-cell>
          <table:table-cell office:value-type="float" office:value="-3.463257" calcext:value-type="float">
            <text:p>-3.463257</text:p>
          </table:table-cell>
          <table:table-cell office:value-type="float" office:value="1.055725" calcext:value-type="float">
            <text:p>1.055725</text:p>
          </table:table-cell>
          <table:table-cell office:value-type="float" office:value="-0.6304626" calcext:value-type="float">
            <text:p>-0.6304626</text:p>
          </table:table-cell>
          <table:table-cell office:value-type="float" office:value="2.690094" calcext:value-type="float">
            <text:p>2.690094</text:p>
          </table:table-cell>
          <table:table-cell office:value-type="float" office:value="0.1227722" calcext:value-type="float">
            <text:p>0.1227722</text:p>
          </table:table-cell>
          <table:table-cell office:value-type="float" office:value="3.698029" calcext:value-type="float">
            <text:p>3.698029</text:p>
          </table:table-cell>
          <table:table-cell office:value-type="float" office:value="0.8874817" calcext:value-type="float">
            <text:p>0.8874817</text:p>
          </table:table-cell>
          <table:table-cell office:value-type="float" office:value="4.015533" calcext:value-type="float">
            <text:p>4.015533</text:p>
          </table:table-cell>
          <table:table-cell office:value-type="float" office:value="1.436523" calcext:value-type="float">
            <text:p>1.436523</text:p>
          </table:table-cell>
          <table:table-cell office:value-type="float" office:value="4.164398" calcext:value-type="float">
            <text:p>4.164398</text:p>
          </table:table-cell>
          <table:table-cell office:value-type="float" office:value="2.08493" calcext:value-type="float">
            <text:p>2.08493</text:p>
          </table:table-cell>
          <table:table-cell office:value-type="float" office:value="3.913086" calcext:value-type="float">
            <text:p>3.913086</text:p>
          </table:table-cell>
          <table:table-cell office:value-type="float" office:value="2.644104" calcext:value-type="float">
            <text:p>2.644104</text:p>
          </table:table-cell>
          <table:table-cell office:value-type="float" office:value="3.573242" calcext:value-type="float">
            <text:p>3.573242</text:p>
          </table:table-cell>
          <table:table-cell office:value-type="float" office:value="3.371429" calcext:value-type="float">
            <text:p>3.371429</text:p>
          </table:table-cell>
          <table:table-cell office:value-type="float" office:value="3.983826" calcext:value-type="float">
            <text:p>3.983826</text:p>
          </table:table-cell>
          <table:table-cell office:value-type="float" office:value="3.761383" calcext:value-type="float">
            <text:p>3.761383</text:p>
          </table:table-cell>
          <table:table-cell office:value-type="float" office:value="5.038086" calcext:value-type="float">
            <text:p>5.038086</text:p>
          </table:table-cell>
          <table:table-cell office:value-type="float" office:value="5.001221" calcext:value-type="float">
            <text:p>5.001221</text:p>
          </table:table-cell>
          <table:table-cell office:value-type="float" office:value="6.223572" calcext:value-type="float">
            <text:p>6.223572</text:p>
          </table:table-cell>
          <table:table-cell office:value-type="float" office:value="6.179047" calcext:value-type="float">
            <text:p>6.179047</text:p>
          </table:table-cell>
          <table:table-cell office:value-type="float" office:value="7.305908" calcext:value-type="float">
            <text:p>7.305908</text:p>
          </table:table-cell>
          <table:table-cell office:value-type="float" office:value="7.227448" calcext:value-type="float">
            <text:p>7.227448</text:p>
          </table:table-cell>
          <table:table-cell office:value-type="float" office:value="8.205719" calcext:value-type="float">
            <text:p>8.205719</text:p>
          </table:table-cell>
          <table:table-cell office:value-type="float" office:value="8.109467" calcext:value-type="float">
            <text:p>8.109467</text:p>
          </table:table-cell>
          <table:table-cell office:value-type="float" office:value="8.68576" calcext:value-type="float">
            <text:p>8.68576</text:p>
          </table:table-cell>
          <table:table-cell office:value-type="float" office:value="8.5896" calcext:value-type="float">
            <text:p>8.5896</text:p>
          </table:table-cell>
          <table:table-cell office:value-type="float" office:value="-0.6100159" calcext:value-type="float">
            <text:p>-0.6100159</text:p>
          </table:table-cell>
          <table:table-cell office:value-type="float" office:value="-11.59171" calcext:value-type="float">
            <text:p>-11.591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2" calcext:value-type="float">
            <text:p>29012002</text:p>
          </table:table-cell>
          <table:table-cell office:value-type="float" office:value="3.99672" calcext:value-type="float">
            <text:p>3.99672</text:p>
          </table:table-cell>
          <table:table-cell office:value-type="float" office:value="-6.56" calcext:value-type="float">
            <text:p>-6.56</text:p>
          </table:table-cell>
          <table:table-cell office:value-type="float" office:value="-9.39" calcext:value-type="float">
            <text:p>-9.39</text:p>
          </table:table-cell>
          <table:table-cell office:value-type="float" office:value="0.3326243" calcext:value-type="float">
            <text:p>0.3326243</text:p>
          </table:table-cell>
          <table:table-cell office:value-type="float" office:value="0.2680807" calcext:value-type="float">
            <text:p>0.2680807</text:p>
          </table:table-cell>
          <table:table-cell office:value-type="float" office:value="375.984" calcext:value-type="float">
            <text:p>375.984</text:p>
          </table:table-cell>
          <table:table-cell office:value-type="float" office:value="0" calcext:value-type="float">
            <text:p>0</text:p>
          </table:table-cell>
          <table:table-cell office:value-type="float" office:value="0.7451782" calcext:value-type="float">
            <text:p>0.7451782</text:p>
          </table:table-cell>
          <table:table-cell office:value-type="float" office:value="-4.738037" calcext:value-type="float">
            <text:p>-4.738037</text:p>
          </table:table-cell>
          <table:table-cell office:value-type="float" office:value="-0.3869324" calcext:value-type="float">
            <text:p>-0.3869324</text:p>
          </table:table-cell>
          <table:table-cell office:value-type="float" office:value="-1.518524" calcext:value-type="float">
            <text:p>-1.518524</text:p>
          </table:table-cell>
          <table:table-cell office:value-type="float" office:value="0.1121826" calcext:value-type="float">
            <text:p>0.1121826</text:p>
          </table:table-cell>
          <table:table-cell office:value-type="float" office:value="-0.1820679" calcext:value-type="float">
            <text:p>-0.1820679</text:p>
          </table:table-cell>
          <table:table-cell office:value-type="float" office:value="0.8761292" calcext:value-type="float">
            <text:p>0.8761292</text:p>
          </table:table-cell>
          <table:table-cell office:value-type="float" office:value="0.4201965" calcext:value-type="float">
            <text:p>0.4201965</text:p>
          </table:table-cell>
          <table:table-cell office:value-type="float" office:value="1.425018" calcext:value-type="float">
            <text:p>1.425018</text:p>
          </table:table-cell>
          <table:table-cell office:value-type="float" office:value="0.8839111" calcext:value-type="float">
            <text:p>0.8839111</text:p>
          </table:table-cell>
          <table:table-cell office:value-type="float" office:value="2.073792" calcext:value-type="float">
            <text:p>2.073792</text:p>
          </table:table-cell>
          <table:table-cell office:value-type="float" office:value="1.454773" calcext:value-type="float">
            <text:p>1.454773</text:p>
          </table:table-cell>
          <table:table-cell office:value-type="float" office:value="2.634979" calcext:value-type="float">
            <text:p>2.634979</text:p>
          </table:table-cell>
          <table:table-cell office:value-type="float" office:value="2.047516" calcext:value-type="float">
            <text:p>2.047516</text:p>
          </table:table-cell>
          <table:table-cell office:value-type="float" office:value="3.366791" calcext:value-type="float">
            <text:p>3.366791</text:p>
          </table:table-cell>
          <table:table-cell office:value-type="float" office:value="2.935272" calcext:value-type="float">
            <text:p>2.935272</text:p>
          </table:table-cell>
          <table:table-cell office:value-type="float" office:value="4.00174" calcext:value-type="float">
            <text:p>4.00174</text:p>
          </table:table-cell>
          <table:table-cell office:value-type="float" office:value="3.972076" calcext:value-type="float">
            <text:p>3.972076</text:p>
          </table:table-cell>
          <table:table-cell office:value-type="float" office:value="5.070251" calcext:value-type="float">
            <text:p>5.070251</text:p>
          </table:table-cell>
          <table:table-cell office:value-type="float" office:value="5.038544" calcext:value-type="float">
            <text:p>5.038544</text:p>
          </table:table-cell>
          <table:table-cell office:value-type="float" office:value="6.17868" calcext:value-type="float">
            <text:p>6.17868</text:p>
          </table:table-cell>
          <table:table-cell office:value-type="float" office:value="6.149628" calcext:value-type="float">
            <text:p>6.149628</text:p>
          </table:table-cell>
          <table:table-cell office:value-type="float" office:value="7.226624" calcext:value-type="float">
            <text:p>7.226624</text:p>
          </table:table-cell>
          <table:table-cell office:value-type="float" office:value="7.153717" calcext:value-type="float">
            <text:p>7.153717</text:p>
          </table:table-cell>
          <table:table-cell office:value-type="float" office:value="8.10849" calcext:value-type="float">
            <text:p>8.10849</text:p>
          </table:table-cell>
          <table:table-cell office:value-type="float" office:value="8.016998" calcext:value-type="float">
            <text:p>8.016998</text:p>
          </table:table-cell>
          <table:table-cell office:value-type="float" office:value="8.588593" calcext:value-type="float">
            <text:p>8.588593</text:p>
          </table:table-cell>
          <table:table-cell office:value-type="float" office:value="8.495514" calcext:value-type="float">
            <text:p>8.495514</text:p>
          </table:table-cell>
          <table:table-cell office:value-type="float" office:value="0.4581299" calcext:value-type="float">
            <text:p>0.4581299</text:p>
          </table:table-cell>
          <table:table-cell office:value-type="float" office:value="-12.31796" calcext:value-type="float">
            <text:p>-12.317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2" calcext:value-type="float">
            <text:p>30012002</text:p>
          </table:table-cell>
          <table:table-cell office:value-type="float" office:value="2.60712" calcext:value-type="float">
            <text:p>2.60712</text:p>
          </table:table-cell>
          <table:table-cell office:value-type="float" office:value="-5.96" calcext:value-type="float">
            <text:p>-5.96</text:p>
          </table:table-cell>
          <table:table-cell office:value-type="float" office:value="-9.55" calcext:value-type="float">
            <text:p>-9.55</text:p>
          </table:table-cell>
          <table:table-cell office:value-type="float" office:value="0.3479862" calcext:value-type="float">
            <text:p>0.3479862</text:p>
          </table:table-cell>
          <table:table-cell office:value-type="float" office:value="0.2647949" calcext:value-type="float">
            <text:p>0.2647949</text:p>
          </table:table-cell>
          <table:table-cell office:value-type="float" office:value="367.416" calcext:value-type="float">
            <text:p>367.416</text:p>
          </table:table-cell>
          <table:table-cell office:value-type="float" office:value="0" calcext:value-type="float">
            <text:p>0</text:p>
          </table:table-cell>
          <table:table-cell office:value-type="float" office:value="-1.436768" calcext:value-type="float">
            <text:p>-1.436768</text:p>
          </table:table-cell>
          <table:table-cell office:value-type="float" office:value="-5.243073" calcext:value-type="float">
            <text:p>-5.243073</text:p>
          </table:table-cell>
          <table:table-cell office:value-type="float" office:value="-1.306641" calcext:value-type="float">
            <text:p>-1.306641</text:p>
          </table:table-cell>
          <table:table-cell office:value-type="float" office:value="-2.070251" calcext:value-type="float">
            <text:p>-2.070251</text:p>
          </table:table-cell>
          <table:table-cell office:value-type="float" office:value="-0.18573" calcext:value-type="float">
            <text:p>-0.18573</text:p>
          </table:table-cell>
          <table:table-cell office:value-type="float" office:value="-0.3111572" calcext:value-type="float">
            <text:p>-0.3111572</text:p>
          </table:table-cell>
          <table:table-cell office:value-type="float" office:value="0.4163513" calcext:value-type="float">
            <text:p>0.4163513</text:p>
          </table:table-cell>
          <table:table-cell office:value-type="float" office:value="0.2188416" calcext:value-type="float">
            <text:p>0.2188416</text:p>
          </table:table-cell>
          <table:table-cell office:value-type="float" office:value="0.8799744" calcext:value-type="float">
            <text:p>0.8799744</text:p>
          </table:table-cell>
          <table:table-cell office:value-type="float" office:value="0.6453552" calcext:value-type="float">
            <text:p>0.6453552</text:p>
          </table:table-cell>
          <table:table-cell office:value-type="float" office:value="1.450714" calcext:value-type="float">
            <text:p>1.450714</text:p>
          </table:table-cell>
          <table:table-cell office:value-type="float" office:value="1.174225" calcext:value-type="float">
            <text:p>1.174225</text:p>
          </table:table-cell>
          <table:table-cell office:value-type="float" office:value="2.043427" calcext:value-type="float">
            <text:p>2.043427</text:p>
          </table:table-cell>
          <table:table-cell office:value-type="float" office:value="1.745667" calcext:value-type="float">
            <text:p>1.745667</text:p>
          </table:table-cell>
          <table:table-cell office:value-type="float" office:value="2.931458" calcext:value-type="float">
            <text:p>2.931458</text:p>
          </table:table-cell>
          <table:table-cell office:value-type="float" office:value="2.630951" calcext:value-type="float">
            <text:p>2.630951</text:p>
          </table:table-cell>
          <table:table-cell office:value-type="float" office:value="3.971161" calcext:value-type="float">
            <text:p>3.971161</text:p>
          </table:table-cell>
          <table:table-cell office:value-type="float" office:value="3.855103" calcext:value-type="float">
            <text:p>3.855103</text:p>
          </table:table-cell>
          <table:table-cell office:value-type="float" office:value="5.072693" calcext:value-type="float">
            <text:p>5.072693</text:p>
          </table:table-cell>
          <table:table-cell office:value-type="float" office:value="5.063843" calcext:value-type="float">
            <text:p>5.063843</text:p>
          </table:table-cell>
          <table:table-cell office:value-type="float" office:value="6.149353" calcext:value-type="float">
            <text:p>6.149353</text:p>
          </table:table-cell>
          <table:table-cell office:value-type="float" office:value="6.119629" calcext:value-type="float">
            <text:p>6.119629</text:p>
          </table:table-cell>
          <table:table-cell office:value-type="float" office:value="7.152954" calcext:value-type="float">
            <text:p>7.152954</text:p>
          </table:table-cell>
          <table:table-cell office:value-type="float" office:value="7.086609" calcext:value-type="float">
            <text:p>7.086609</text:p>
          </table:table-cell>
          <table:table-cell office:value-type="float" office:value="8.016083" calcext:value-type="float">
            <text:p>8.016083</text:p>
          </table:table-cell>
          <table:table-cell office:value-type="float" office:value="7.929901" calcext:value-type="float">
            <text:p>7.929901</text:p>
          </table:table-cell>
          <table:table-cell office:value-type="float" office:value="8.494568" calcext:value-type="float">
            <text:p>8.494568</text:p>
          </table:table-cell>
          <table:table-cell office:value-type="float" office:value="8.405182" calcext:value-type="float">
            <text:p>8.405182</text:p>
          </table:table-cell>
          <table:table-cell office:value-type="float" office:value="-3.211212" calcext:value-type="float">
            <text:p>-3.211212</text:p>
          </table:table-cell>
          <table:table-cell office:value-type="float" office:value="-12.65347" calcext:value-type="float">
            <text:p>-12.653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2" calcext:value-type="float">
            <text:p>31012002</text:p>
          </table:table-cell>
          <table:table-cell office:value-type="float" office:value="4.89168" calcext:value-type="float">
            <text:p>4.89168</text:p>
          </table:table-cell>
          <table:table-cell office:value-type="float" office:value="-3.9" calcext:value-type="float">
            <text:p>-3.9</text:p>
          </table:table-cell>
          <table:table-cell office:value-type="float" office:value="-8.96" calcext:value-type="float">
            <text:p>-8.96</text:p>
          </table:table-cell>
          <table:table-cell office:value-type="float" office:value="0.4057124" calcext:value-type="float">
            <text:p>0.4057124</text:p>
          </table:table-cell>
          <table:table-cell office:value-type="float" office:value="0.2770964" calcext:value-type="float">
            <text:p>0.2770964</text:p>
          </table:table-cell>
          <table:table-cell office:value-type="float" office:value="522.936" calcext:value-type="float">
            <text:p>522.936</text:p>
          </table:table-cell>
          <table:table-cell office:value-type="float" office:value="0" calcext:value-type="float">
            <text:p>0</text:p>
          </table:table-cell>
          <table:table-cell office:value-type="float" office:value="0.9922791" calcext:value-type="float">
            <text:p>0.9922791</text:p>
          </table:table-cell>
          <table:table-cell office:value-type="float" office:value="-4.554321" calcext:value-type="float">
            <text:p>-4.554321</text:p>
          </table:table-cell>
          <table:table-cell office:value-type="float" office:value="-0.7209473" calcext:value-type="float">
            <text:p>-0.7209473</text:p>
          </table:table-cell>
          <table:table-cell office:value-type="float" office:value="-1.947388" calcext:value-type="float">
            <text:p>-1.947388</text:p>
          </table:table-cell>
          <table:table-cell office:value-type="float" office:value="-0.2200012" calcext:value-type="float">
            <text:p>-0.2200012</text:p>
          </table:table-cell>
          <table:table-cell office:value-type="float" office:value="-0.3825989" calcext:value-type="float">
            <text:p>-0.3825989</text:p>
          </table:table-cell>
          <table:table-cell office:value-type="float" office:value="0.2185669" calcext:value-type="float">
            <text:p>0.2185669</text:p>
          </table:table-cell>
          <table:table-cell office:value-type="float" office:value="0.121521" calcext:value-type="float">
            <text:p>0.121521</text:p>
          </table:table-cell>
          <table:table-cell office:value-type="float" office:value="0.6429443" calcext:value-type="float">
            <text:p>0.6429443</text:p>
          </table:table-cell>
          <table:table-cell office:value-type="float" office:value="0.5261841" calcext:value-type="float">
            <text:p>0.5261841</text:p>
          </table:table-cell>
          <table:table-cell office:value-type="float" office:value="1.171753" calcext:value-type="float">
            <text:p>1.171753</text:p>
          </table:table-cell>
          <table:table-cell office:value-type="float" office:value="1.024689" calcext:value-type="float">
            <text:p>1.024689</text:p>
          </table:table-cell>
          <table:table-cell office:value-type="float" office:value="1.743164" calcext:value-type="float">
            <text:p>1.743164</text:p>
          </table:table-cell>
          <table:table-cell office:value-type="float" office:value="1.568298" calcext:value-type="float">
            <text:p>1.568298</text:p>
          </table:table-cell>
          <table:table-cell office:value-type="float" office:value="2.628418" calcext:value-type="float">
            <text:p>2.628418</text:p>
          </table:table-cell>
          <table:table-cell office:value-type="float" office:value="2.42334" calcext:value-type="float">
            <text:p>2.42334</text:p>
          </table:table-cell>
          <table:table-cell office:value-type="float" office:value="3.853699" calcext:value-type="float">
            <text:p>3.853699</text:p>
          </table:table-cell>
          <table:table-cell office:value-type="float" office:value="3.719147" calcext:value-type="float">
            <text:p>3.719147</text:p>
          </table:table-cell>
          <table:table-cell office:value-type="float" office:value="5.063599" calcext:value-type="float">
            <text:p>5.063599</text:p>
          </table:table-cell>
          <table:table-cell office:value-type="float" office:value="5.02356" calcext:value-type="float">
            <text:p>5.02356</text:p>
          </table:table-cell>
          <table:table-cell office:value-type="float" office:value="6.119263" calcext:value-type="float">
            <text:p>6.119263</text:p>
          </table:table-cell>
          <table:table-cell office:value-type="float" office:value="6.0802" calcext:value-type="float">
            <text:p>6.0802</text:p>
          </table:table-cell>
          <table:table-cell office:value-type="float" office:value="7.085938" calcext:value-type="float">
            <text:p>7.085938</text:p>
          </table:table-cell>
          <table:table-cell office:value-type="float" office:value="7.02301" calcext:value-type="float">
            <text:p>7.02301</text:p>
          </table:table-cell>
          <table:table-cell office:value-type="float" office:value="7.929016" calcext:value-type="float">
            <text:p>7.929016</text:p>
          </table:table-cell>
          <table:table-cell office:value-type="float" office:value="7.847107" calcext:value-type="float">
            <text:p>7.847107</text:p>
          </table:table-cell>
          <table:table-cell office:value-type="float" office:value="8.404266" calcext:value-type="float">
            <text:p>8.404266</text:p>
          </table:table-cell>
          <table:table-cell office:value-type="float" office:value="8.31842" calcext:value-type="float">
            <text:p>8.31842</text:p>
          </table:table-cell>
          <table:table-cell office:value-type="float" office:value="1.968262" calcext:value-type="float">
            <text:p>1.968262</text:p>
          </table:table-cell>
          <table:table-cell office:value-type="float" office:value="-11.51456" calcext:value-type="float">
            <text:p>-11.514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2" calcext:value-type="float">
            <text:p>1022002</text:p>
          </table:table-cell>
          <table:table-cell office:value-type="float" office:value="12.48893" calcext:value-type="float">
            <text:p>12.48893</text:p>
          </table:table-cell>
          <table:table-cell office:value-type="float" office:value="-3.85" calcext:value-type="float">
            <text:p>-3.85</text:p>
          </table:table-cell>
          <table:table-cell office:value-type="float" office:value="-17.88" calcext:value-type="float">
            <text:p>-17.88</text:p>
          </table:table-cell>
          <table:table-cell office:value-type="float" office:value="0.4072144" calcext:value-type="float">
            <text:p>0.4072144</text:p>
          </table:table-cell>
          <table:table-cell office:value-type="float" office:value="0.1363764" calcext:value-type="float">
            <text:p>0.1363764</text:p>
          </table:table-cell>
          <table:table-cell office:value-type="float" office:value="152.964" calcext:value-type="float">
            <text:p>152.964</text:p>
          </table:table-cell>
          <table:table-cell office:value-type="float" office:value="3.1" calcext:value-type="float">
            <text:p>3.1</text:p>
          </table:table-cell>
          <table:table-cell office:value-type="float" office:value="2.650513" calcext:value-type="float">
            <text:p>2.650513</text:p>
          </table:table-cell>
          <table:table-cell office:value-type="float" office:value="-7.83667" calcext:value-type="float">
            <text:p>-7.83667</text:p>
          </table:table-cell>
          <table:table-cell office:value-type="float" office:value="-0.7607727" calcext:value-type="float">
            <text:p>-0.7607727</text:p>
          </table:table-cell>
          <table:table-cell office:value-type="float" office:value="-2.955109" calcext:value-type="float">
            <text:p>-2.955109</text:p>
          </table:table-cell>
          <table:table-cell office:value-type="float" office:value="-0.3891602" calcext:value-type="float">
            <text:p>-0.3891602</text:p>
          </table:table-cell>
          <table:table-cell office:value-type="float" office:value="-0.7425842" calcext:value-type="float">
            <text:p>-0.7425842</text:p>
          </table:table-cell>
          <table:table-cell office:value-type="float" office:value="0.1172791" calcext:value-type="float">
            <text:p>0.1172791</text:p>
          </table:table-cell>
          <table:table-cell office:value-type="float" office:value="-0.06661987" calcext:value-type="float">
            <text:p>-0.06661987</text:p>
          </table:table-cell>
          <table:table-cell office:value-type="float" office:value="0.5230713" calcext:value-type="float">
            <text:p>0.5230713</text:p>
          </table:table-cell>
          <table:table-cell office:value-type="float" office:value="0.3303223" calcext:value-type="float">
            <text:p>0.3303223</text:p>
          </table:table-cell>
          <table:table-cell office:value-type="float" office:value="1.022644" calcext:value-type="float">
            <text:p>1.022644</text:p>
          </table:table-cell>
          <table:table-cell office:value-type="float" office:value="0.8224487" calcext:value-type="float">
            <text:p>0.8224487</text:p>
          </table:table-cell>
          <table:table-cell office:value-type="float" office:value="1.566559" calcext:value-type="float">
            <text:p>1.566559</text:p>
          </table:table-cell>
          <table:table-cell office:value-type="float" office:value="1.373718" calcext:value-type="float">
            <text:p>1.373718</text:p>
          </table:table-cell>
          <table:table-cell office:value-type="float" office:value="2.421631" calcext:value-type="float">
            <text:p>2.421631</text:p>
          </table:table-cell>
          <table:table-cell office:value-type="float" office:value="2.248627" calcext:value-type="float">
            <text:p>2.248627</text:p>
          </table:table-cell>
          <table:table-cell office:value-type="float" office:value="3.717773" calcext:value-type="float">
            <text:p>3.717773</text:p>
          </table:table-cell>
          <table:table-cell office:value-type="float" office:value="3.588776" calcext:value-type="float">
            <text:p>3.588776</text:p>
          </table:table-cell>
          <table:table-cell office:value-type="float" office:value="5.02298" calcext:value-type="float">
            <text:p>5.02298</text:p>
          </table:table-cell>
          <table:table-cell office:value-type="float" office:value="4.961517" calcext:value-type="float">
            <text:p>4.961517</text:p>
          </table:table-cell>
          <table:table-cell office:value-type="float" office:value="6.079712" calcext:value-type="float">
            <text:p>6.079712</text:p>
          </table:table-cell>
          <table:table-cell office:value-type="float" office:value="6.029602" calcext:value-type="float">
            <text:p>6.029602</text:p>
          </table:table-cell>
          <table:table-cell office:value-type="float" office:value="7.022339" calcext:value-type="float">
            <text:p>7.022339</text:p>
          </table:table-cell>
          <table:table-cell office:value-type="float" office:value="6.960022" calcext:value-type="float">
            <text:p>6.960022</text:p>
          </table:table-cell>
          <table:table-cell office:value-type="float" office:value="7.846252" calcext:value-type="float">
            <text:p>7.846252</text:p>
          </table:table-cell>
          <table:table-cell office:value-type="float" office:value="7.767853" calcext:value-type="float">
            <text:p>7.767853</text:p>
          </table:table-cell>
          <table:table-cell office:value-type="float" office:value="8.317505" calcext:value-type="float">
            <text:p>8.317505</text:p>
          </table:table-cell>
          <table:table-cell office:value-type="float" office:value="8.234741" calcext:value-type="float">
            <text:p>8.234741</text:p>
          </table:table-cell>
          <table:table-cell office:value-type="float" office:value="5.454376" calcext:value-type="float">
            <text:p>5.454376</text:p>
          </table:table-cell>
          <table:table-cell office:value-type="float" office:value="-18.18465" calcext:value-type="float">
            <text:p>-18.184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2" calcext:value-type="float">
            <text:p>2022002</text:p>
          </table:table-cell>
          <table:table-cell office:value-type="float" office:value="12.28284" calcext:value-type="float">
            <text:p>12.28284</text:p>
          </table:table-cell>
          <table:table-cell office:value-type="float" office:value="0.9" calcext:value-type="float">
            <text:p>0.9</text:p>
          </table:table-cell>
          <table:table-cell office:value-type="float" office:value="-14.6" calcext:value-type="float">
            <text:p>-14.6</text:p>
          </table:table-cell>
          <table:table-cell office:value-type="float" office:value="0.5749701" calcext:value-type="float">
            <text:p>0.5749701</text:p>
          </table:table-cell>
          <table:table-cell office:value-type="float" office:value="0.1780017" calcext:value-type="float">
            <text:p>0.1780017</text:p>
          </table:table-cell>
          <table:table-cell office:value-type="float" office:value="196.308" calcext:value-type="float">
            <text:p>196.308</text:p>
          </table:table-cell>
          <table:table-cell office:value-type="float" office:value="0" calcext:value-type="float">
            <text:p>0</text:p>
          </table:table-cell>
          <table:table-cell office:value-type="float" office:value="2.825989" calcext:value-type="float">
            <text:p>2.825989</text:p>
          </table:table-cell>
          <table:table-cell office:value-type="float" office:value="-5.046875" calcext:value-type="float">
            <text:p>-5.046875</text:p>
          </table:table-cell>
          <table:table-cell office:value-type="float" office:value="-0.4786682" calcext:value-type="float">
            <text:p>-0.4786682</text:p>
          </table:table-cell>
          <table:table-cell office:value-type="float" office:value="-2.259125" calcext:value-type="float">
            <text:p>-2.259125</text:p>
          </table:table-cell>
          <table:table-cell office:value-type="float" office:value="-0.58255" calcext:value-type="float">
            <text:p>-0.58255</text:p>
          </table:table-cell>
          <table:table-cell office:value-type="float" office:value="-0.8800049" calcext:value-type="float">
            <text:p>-0.8800049</text:p>
          </table:table-cell>
          <table:table-cell office:value-type="float" office:value="-0.06246948" calcext:value-type="float">
            <text:p>-0.06246948</text:p>
          </table:table-cell>
          <table:table-cell office:value-type="float" office:value="-0.09838867" calcext:value-type="float">
            <text:p>-0.09838867</text:p>
          </table:table-cell>
          <table:table-cell office:value-type="float" office:value="0.3292542" calcext:value-type="float">
            <text:p>0.3292542</text:p>
          </table:table-cell>
          <table:table-cell office:value-type="float" office:value="0.2880554" calcext:value-type="float">
            <text:p>0.2880554</text:p>
          </table:table-cell>
          <table:table-cell office:value-type="float" office:value="0.8212585" calcext:value-type="float">
            <text:p>0.8212585</text:p>
          </table:table-cell>
          <table:table-cell office:value-type="float" office:value="0.7490234" calcext:value-type="float">
            <text:p>0.7490234</text:p>
          </table:table-cell>
          <table:table-cell office:value-type="float" office:value="1.372345" calcext:value-type="float">
            <text:p>1.372345</text:p>
          </table:table-cell>
          <table:table-cell office:value-type="float" office:value="1.271057" calcext:value-type="float">
            <text:p>1.271057</text:p>
          </table:table-cell>
          <table:table-cell office:value-type="float" office:value="2.246948" calcext:value-type="float">
            <text:p>2.246948</text:p>
          </table:table-cell>
          <table:table-cell office:value-type="float" office:value="2.110687" calcext:value-type="float">
            <text:p>2.110687</text:p>
          </table:table-cell>
          <table:table-cell office:value-type="float" office:value="3.587433" calcext:value-type="float">
            <text:p>3.587433</text:p>
          </table:table-cell>
          <table:table-cell office:value-type="float" office:value="3.464722" calcext:value-type="float">
            <text:p>3.464722</text:p>
          </table:table-cell>
          <table:table-cell office:value-type="float" office:value="4.960785" calcext:value-type="float">
            <text:p>4.960785</text:p>
          </table:table-cell>
          <table:table-cell office:value-type="float" office:value="4.887024" calcext:value-type="float">
            <text:p>4.887024</text:p>
          </table:table-cell>
          <table:table-cell office:value-type="float" office:value="6.028992" calcext:value-type="float">
            <text:p>6.028992</text:p>
          </table:table-cell>
          <table:table-cell office:value-type="float" office:value="5.969421" calcext:value-type="float">
            <text:p>5.969421</text:p>
          </table:table-cell>
          <table:table-cell office:value-type="float" office:value="6.959381" calcext:value-type="float">
            <text:p>6.959381</text:p>
          </table:table-cell>
          <table:table-cell office:value-type="float" office:value="6.895477" calcext:value-type="float">
            <text:p>6.895477</text:p>
          </table:table-cell>
          <table:table-cell office:value-type="float" office:value="7.767059" calcext:value-type="float">
            <text:p>7.767059</text:p>
          </table:table-cell>
          <table:table-cell office:value-type="float" office:value="7.691254" calcext:value-type="float">
            <text:p>7.691254</text:p>
          </table:table-cell>
          <table:table-cell office:value-type="float" office:value="8.233887" calcext:value-type="float">
            <text:p>8.233887</text:p>
          </table:table-cell>
          <table:table-cell office:value-type="float" office:value="8.154083" calcext:value-type="float">
            <text:p>8.154083</text:p>
          </table:table-cell>
          <table:table-cell office:value-type="float" office:value="7.384003" calcext:value-type="float">
            <text:p>7.384003</text:p>
          </table:table-cell>
          <table:table-cell office:value-type="float" office:value="-10.72897" calcext:value-type="float">
            <text:p>-10.728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2" calcext:value-type="float">
            <text:p>3022002</text:p>
          </table:table-cell>
          <table:table-cell office:value-type="float" office:value="12.90655" calcext:value-type="float">
            <text:p>12.90655</text:p>
          </table:table-cell>
          <table:table-cell office:value-type="float" office:value="1.25" calcext:value-type="float">
            <text:p>1.25</text:p>
          </table:table-cell>
          <table:table-cell office:value-type="float" office:value="-17.41" calcext:value-type="float">
            <text:p>-17.41</text:p>
          </table:table-cell>
          <table:table-cell office:value-type="float" office:value="0.5894942" calcext:value-type="float">
            <text:p>0.5894942</text:p>
          </table:table-cell>
          <table:table-cell office:value-type="float" office:value="0.1417416" calcext:value-type="float">
            <text:p>0.1417416</text:p>
          </table:table-cell>
          <table:table-cell office:value-type="float" office:value="183.564" calcext:value-type="float">
            <text:p>183.564</text:p>
          </table:table-cell>
          <table:table-cell office:value-type="float" office:value="0" calcext:value-type="float">
            <text:p>0</text:p>
          </table:table-cell>
          <table:table-cell office:value-type="float" office:value="3.44696" calcext:value-type="float">
            <text:p>3.44696</text:p>
          </table:table-cell>
          <table:table-cell office:value-type="float" office:value="-6.433533" calcext:value-type="float">
            <text:p>-6.433533</text:p>
          </table:table-cell>
          <table:table-cell office:value-type="float" office:value="-0.3860474" calcext:value-type="float">
            <text:p>-0.3860474</text:p>
          </table:table-cell>
          <table:table-cell office:value-type="float" office:value="-2.534576" calcext:value-type="float">
            <text:p>-2.534576</text:p>
          </table:table-cell>
          <table:table-cell office:value-type="float" office:value="-0.6037292" calcext:value-type="float">
            <text:p>-0.6037292</text:p>
          </table:table-cell>
          <table:table-cell office:value-type="float" office:value="-0.9668884" calcext:value-type="float">
            <text:p>-0.9668884</text:p>
          </table:table-cell>
          <table:table-cell office:value-type="float" office:value="-0.07098389" calcext:value-type="float">
            <text:p>-0.07098389</text:p>
          </table:table-cell>
          <table:table-cell office:value-type="float" office:value="-0.1196594" calcext:value-type="float">
            <text:p>-0.1196594</text:p>
          </table:table-cell>
          <table:table-cell office:value-type="float" office:value="0.2903748" calcext:value-type="float">
            <text:p>0.2903748</text:p>
          </table:table-cell>
          <table:table-cell office:value-type="float" office:value="0.2461853" calcext:value-type="float">
            <text:p>0.2461853</text:p>
          </table:table-cell>
          <table:table-cell office:value-type="float" office:value="0.7484436" calcext:value-type="float">
            <text:p>0.7484436</text:p>
          </table:table-cell>
          <table:table-cell office:value-type="float" office:value="0.6978455" calcext:value-type="float">
            <text:p>0.6978455</text:p>
          </table:table-cell>
          <table:table-cell office:value-type="float" office:value="1.270325" calcext:value-type="float">
            <text:p>1.270325</text:p>
          </table:table-cell>
          <table:table-cell office:value-type="float" office:value="1.199402" calcext:value-type="float">
            <text:p>1.199402</text:p>
          </table:table-cell>
          <table:table-cell office:value-type="float" office:value="2.109497" calcext:value-type="float">
            <text:p>2.109497</text:p>
          </table:table-cell>
          <table:table-cell office:value-type="float" office:value="2.010071" calcext:value-type="float">
            <text:p>2.010071</text:p>
          </table:table-cell>
          <table:table-cell office:value-type="float" office:value="3.46347" calcext:value-type="float">
            <text:p>3.46347</text:p>
          </table:table-cell>
          <table:table-cell office:value-type="float" office:value="3.354431" calcext:value-type="float">
            <text:p>3.354431</text:p>
          </table:table-cell>
          <table:table-cell office:value-type="float" office:value="4.88623" calcext:value-type="float">
            <text:p>4.88623</text:p>
          </table:table-cell>
          <table:table-cell office:value-type="float" office:value="4.804688" calcext:value-type="float">
            <text:p>4.804688</text:p>
          </table:table-cell>
          <table:table-cell office:value-type="float" office:value="5.96875" calcext:value-type="float">
            <text:p>5.96875</text:p>
          </table:table-cell>
          <table:table-cell office:value-type="float" office:value="5.901978" calcext:value-type="float">
            <text:p>5.901978</text:p>
          </table:table-cell>
          <table:table-cell office:value-type="float" office:value="6.894806" calcext:value-type="float">
            <text:p>6.894806</text:p>
          </table:table-cell>
          <table:table-cell office:value-type="float" office:value="6.828461" calcext:value-type="float">
            <text:p>6.828461</text:p>
          </table:table-cell>
          <table:table-cell office:value-type="float" office:value="7.69046" calcext:value-type="float">
            <text:p>7.69046</text:p>
          </table:table-cell>
          <table:table-cell office:value-type="float" office:value="7.616211" calcext:value-type="float">
            <text:p>7.616211</text:p>
          </table:table-cell>
          <table:table-cell office:value-type="float" office:value="8.153259" calcext:value-type="float">
            <text:p>8.153259</text:p>
          </table:table-cell>
          <table:table-cell office:value-type="float" office:value="8.075958" calcext:value-type="float">
            <text:p>8.075958</text:p>
          </table:table-cell>
          <table:table-cell office:value-type="float" office:value="8.209045" calcext:value-type="float">
            <text:p>8.209045</text:p>
          </table:table-cell>
          <table:table-cell office:value-type="float" office:value="-13.79669" calcext:value-type="float">
            <text:p>-13.796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2" calcext:value-type="float">
            <text:p>4022002</text:p>
          </table:table-cell>
          <table:table-cell office:value-type="float" office:value="13.10535" calcext:value-type="float">
            <text:p>13.10535</text:p>
          </table:table-cell>
          <table:table-cell office:value-type="float" office:value="-5.78" calcext:value-type="float">
            <text:p>-5.78</text:p>
          </table:table-cell>
          <table:table-cell office:value-type="float" office:value="-19.5" calcext:value-type="float">
            <text:p>-19.5</text:p>
          </table:table-cell>
          <table:table-cell office:value-type="float" office:value="0.3527178" calcext:value-type="float">
            <text:p>0.3527178</text:p>
          </table:table-cell>
          <table:table-cell office:value-type="float" office:value="0.119261" calcext:value-type="float">
            <text:p>0.119261</text:p>
          </table:table-cell>
          <table:table-cell office:value-type="float" office:value="241.632" calcext:value-type="float">
            <text:p>241.632</text:p>
          </table:table-cell>
          <table:table-cell office:value-type="float" office:value="0" calcext:value-type="float">
            <text:p>0</text:p>
          </table:table-cell>
          <table:table-cell office:value-type="float" office:value="0.9345398" calcext:value-type="float">
            <text:p>0.9345398</text:p>
          </table:table-cell>
          <table:table-cell office:value-type="float" office:value="-7.847931" calcext:value-type="float">
            <text:p>-7.847931</text:p>
          </table:table-cell>
          <table:table-cell office:value-type="float" office:value="-0.9639587" calcext:value-type="float">
            <text:p>-0.9639587</text:p>
          </table:table-cell>
          <table:table-cell office:value-type="float" office:value="-3.127319" calcext:value-type="float">
            <text:p>-3.127319</text:p>
          </table:table-cell>
          <table:table-cell office:value-type="float" office:value="-0.6585083" calcext:value-type="float">
            <text:p>-0.6585083</text:p>
          </table:table-cell>
          <table:table-cell office:value-type="float" office:value="-1.13327" calcext:value-type="float">
            <text:p>-1.13327</text:p>
          </table:table-cell>
          <table:table-cell office:value-type="float" office:value="-0.08300781" calcext:value-type="float">
            <text:p>-0.08300781</text:p>
          </table:table-cell>
          <table:table-cell office:value-type="float" office:value="-0.1550293" calcext:value-type="float">
            <text:p>-0.1550293</text:p>
          </table:table-cell>
          <table:table-cell office:value-type="float" office:value="0.2592468" calcext:value-type="float">
            <text:p>0.2592468</text:p>
          </table:table-cell>
          <table:table-cell office:value-type="float" office:value="0.1940613" calcext:value-type="float">
            <text:p>0.1940613</text:p>
          </table:table-cell>
          <table:table-cell office:value-type="float" office:value="0.6974182" calcext:value-type="float">
            <text:p>0.6974182</text:p>
          </table:table-cell>
          <table:table-cell office:value-type="float" office:value="0.6330566" calcext:value-type="float">
            <text:p>0.6330566</text:p>
          </table:table-cell>
          <table:table-cell office:value-type="float" office:value="1.198883" calcext:value-type="float">
            <text:p>1.198883</text:p>
          </table:table-cell>
          <table:table-cell office:value-type="float" office:value="1.128754" calcext:value-type="float">
            <text:p>1.128754</text:p>
          </table:table-cell>
          <table:table-cell office:value-type="float" office:value="2.009216" calcext:value-type="float">
            <text:p>2.009216</text:p>
          </table:table-cell>
          <table:table-cell office:value-type="float" office:value="1.926483" calcext:value-type="float">
            <text:p>1.926483</text:p>
          </table:table-cell>
          <table:table-cell office:value-type="float" office:value="3.353363" calcext:value-type="float">
            <text:p>3.353363</text:p>
          </table:table-cell>
          <table:table-cell office:value-type="float" office:value="3.257355" calcext:value-type="float">
            <text:p>3.257355</text:p>
          </table:table-cell>
          <table:table-cell office:value-type="float" office:value="4.803833" calcext:value-type="float">
            <text:p>4.803833</text:p>
          </table:table-cell>
          <table:table-cell office:value-type="float" office:value="4.721252" calcext:value-type="float">
            <text:p>4.721252</text:p>
          </table:table-cell>
          <table:table-cell office:value-type="float" office:value="5.901245" calcext:value-type="float">
            <text:p>5.901245</text:p>
          </table:table-cell>
          <table:table-cell office:value-type="float" office:value="5.829742" calcext:value-type="float">
            <text:p>5.829742</text:p>
          </table:table-cell>
          <table:table-cell office:value-type="float" office:value="6.827759" calcext:value-type="float">
            <text:p>6.827759</text:p>
          </table:table-cell>
          <table:table-cell office:value-type="float" office:value="6.759033" calcext:value-type="float">
            <text:p>6.759033</text:p>
          </table:table-cell>
          <table:table-cell office:value-type="float" office:value="7.615417" calcext:value-type="float">
            <text:p>7.615417</text:p>
          </table:table-cell>
          <table:table-cell office:value-type="float" office:value="7.541962" calcext:value-type="float">
            <text:p>7.541962</text:p>
          </table:table-cell>
          <table:table-cell office:value-type="float" office:value="8.075165" calcext:value-type="float">
            <text:p>8.075165</text:p>
          </table:table-cell>
          <table:table-cell office:value-type="float" office:value="8" calcext:value-type="float">
            <text:p>8</text:p>
          </table:table-cell>
          <table:table-cell office:value-type="float" office:value="5.203156" calcext:value-type="float">
            <text:p>5.203156</text:p>
          </table:table-cell>
          <table:table-cell office:value-type="float" office:value="-15.0928" calcext:value-type="float">
            <text:p>-15.09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2" calcext:value-type="float">
            <text:p>5022002</text:p>
          </table:table-cell>
          <table:table-cell office:value-type="float" office:value="12.31525" calcext:value-type="float">
            <text:p>12.31525</text:p>
          </table:table-cell>
          <table:table-cell office:value-type="float" office:value="0.71" calcext:value-type="float">
            <text:p>0.71</text:p>
          </table:table-cell>
          <table:table-cell office:value-type="float" office:value="-16.1" calcext:value-type="float">
            <text:p>-16.1</text:p>
          </table:table-cell>
          <table:table-cell office:value-type="float" office:value="0.5672209" calcext:value-type="float">
            <text:p>0.5672209</text:p>
          </table:table-cell>
          <table:table-cell office:value-type="float" office:value="0.1577196" calcext:value-type="float">
            <text:p>0.1577196</text:p>
          </table:table-cell>
          <table:table-cell office:value-type="float" office:value="120.42" calcext:value-type="float">
            <text:p>120.42</text:p>
          </table:table-cell>
          <table:table-cell office:value-type="float" office:value="0" calcext:value-type="float">
            <text:p>0</text:p>
          </table:table-cell>
          <table:table-cell office:value-type="float" office:value="3.055084" calcext:value-type="float">
            <text:p>3.055084</text:p>
          </table:table-cell>
          <table:table-cell office:value-type="float" office:value="-7.955627" calcext:value-type="float">
            <text:p>-7.955627</text:p>
          </table:table-cell>
          <table:table-cell office:value-type="float" office:value="-0.7953796" calcext:value-type="float">
            <text:p>-0.7953796</text:p>
          </table:table-cell>
          <table:table-cell office:value-type="float" office:value="-3.641663" calcext:value-type="float">
            <text:p>-3.641663</text:p>
          </table:table-cell>
          <table:table-cell office:value-type="float" office:value="-0.9038696" calcext:value-type="float">
            <text:p>-0.9038696</text:p>
          </table:table-cell>
          <table:table-cell office:value-type="float" office:value="-1.561371" calcext:value-type="float">
            <text:p>-1.561371</text:p>
          </table:table-cell>
          <table:table-cell office:value-type="float" office:value="-0.1478577" calcext:value-type="float">
            <text:p>-0.1478577</text:p>
          </table:table-cell>
          <table:table-cell office:value-type="float" office:value="-0.2474365" calcext:value-type="float">
            <text:p>-0.2474365</text:p>
          </table:table-cell>
          <table:table-cell office:value-type="float" office:value="0.1926575" calcext:value-type="float">
            <text:p>0.1926575</text:p>
          </table:table-cell>
          <table:table-cell office:value-type="float" office:value="0.1087952" calcext:value-type="float">
            <text:p>0.1087952</text:p>
          </table:table-cell>
          <table:table-cell office:value-type="float" office:value="0.6322632" calcext:value-type="float">
            <text:p>0.6322632</text:p>
          </table:table-cell>
          <table:table-cell office:value-type="float" office:value="0.5614319" calcext:value-type="float">
            <text:p>0.5614319</text:p>
          </table:table-cell>
          <table:table-cell office:value-type="float" office:value="1.128082" calcext:value-type="float">
            <text:p>1.128082</text:p>
          </table:table-cell>
          <table:table-cell office:value-type="float" office:value="1.051239" calcext:value-type="float">
            <text:p>1.051239</text:p>
          </table:table-cell>
          <table:table-cell office:value-type="float" office:value="1.92569" calcext:value-type="float">
            <text:p>1.92569</text:p>
          </table:table-cell>
          <table:table-cell office:value-type="float" office:value="1.842377" calcext:value-type="float">
            <text:p>1.842377</text:p>
          </table:table-cell>
          <table:table-cell office:value-type="float" office:value="3.256409" calcext:value-type="float">
            <text:p>3.256409</text:p>
          </table:table-cell>
          <table:table-cell office:value-type="float" office:value="3.167969" calcext:value-type="float">
            <text:p>3.167969</text:p>
          </table:table-cell>
          <table:table-cell office:value-type="float" office:value="4.720367" calcext:value-type="float">
            <text:p>4.720367</text:p>
          </table:table-cell>
          <table:table-cell office:value-type="float" office:value="4.637939" calcext:value-type="float">
            <text:p>4.637939</text:p>
          </table:table-cell>
          <table:table-cell office:value-type="float" office:value="5.828949" calcext:value-type="float">
            <text:p>5.828949</text:p>
          </table:table-cell>
          <table:table-cell office:value-type="float" office:value="5.754608" calcext:value-type="float">
            <text:p>5.754608</text:p>
          </table:table-cell>
          <table:table-cell office:value-type="float" office:value="6.758301" calcext:value-type="float">
            <text:p>6.758301</text:p>
          </table:table-cell>
          <table:table-cell office:value-type="float" office:value="6.687653" calcext:value-type="float">
            <text:p>6.687653</text:p>
          </table:table-cell>
          <table:table-cell office:value-type="float" office:value="7.541199" calcext:value-type="float">
            <text:p>7.541199</text:p>
          </table:table-cell>
          <table:table-cell office:value-type="float" office:value="7.468475" calcext:value-type="float">
            <text:p>7.468475</text:p>
          </table:table-cell>
          <table:table-cell office:value-type="float" office:value="7.999237" calcext:value-type="float">
            <text:p>7.999237</text:p>
          </table:table-cell>
          <table:table-cell office:value-type="float" office:value="7.926056" calcext:value-type="float">
            <text:p>7.926056</text:p>
          </table:table-cell>
          <table:table-cell office:value-type="float" office:value="6.763794" calcext:value-type="float">
            <text:p>6.763794</text:p>
          </table:table-cell>
          <table:table-cell office:value-type="float" office:value="-14.10501" calcext:value-type="float">
            <text:p>-14.105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2" calcext:value-type="float">
            <text:p>6022002</text:p>
          </table:table-cell>
          <table:table-cell office:value-type="float" office:value="11.32848" calcext:value-type="float">
            <text:p>11.32848</text:p>
          </table:table-cell>
          <table:table-cell office:value-type="float" office:value="2.73" calcext:value-type="float">
            <text:p>2.73</text:p>
          </table:table-cell>
          <table:table-cell office:value-type="float" office:value="-5.58" calcext:value-type="float">
            <text:p>-5.58</text:p>
          </table:table-cell>
          <table:table-cell office:value-type="float" office:value="0.6546216" calcext:value-type="float">
            <text:p>0.6546216</text:p>
          </table:table-cell>
          <table:table-cell office:value-type="float" office:value="0.3580429" calcext:value-type="float">
            <text:p>0.3580429</text:p>
          </table:table-cell>
          <table:table-cell office:value-type="float" office:value="311.976" calcext:value-type="float">
            <text:p>311.976</text:p>
          </table:table-cell>
          <table:table-cell office:value-type="float" office:value="0" calcext:value-type="float">
            <text:p>0</text:p>
          </table:table-cell>
          <table:table-cell office:value-type="float" office:value="5.711823" calcext:value-type="float">
            <text:p>5.711823</text:p>
          </table:table-cell>
          <table:table-cell office:value-type="float" office:value="-4.493927" calcext:value-type="float">
            <text:p>-4.493927</text:p>
          </table:table-cell>
          <table:table-cell office:value-type="float" office:value="0.23172" calcext:value-type="float">
            <text:p>0.23172</text:p>
          </table:table-cell>
          <table:table-cell office:value-type="float" office:value="-2.163086" calcext:value-type="float">
            <text:p>-2.163086</text:p>
          </table:table-cell>
          <table:table-cell office:value-type="float" office:value="-0.5204468" calcext:value-type="float">
            <text:p>-0.5204468</text:p>
          </table:table-cell>
          <table:table-cell office:value-type="float" office:value="-1.084229" calcext:value-type="float">
            <text:p>-1.084229</text:p>
          </table:table-cell>
          <table:table-cell office:value-type="float" office:value="-0.1497192" calcext:value-type="float">
            <text:p>-0.1497192</text:p>
          </table:table-cell>
          <table:table-cell office:value-type="float" office:value="-0.2214661" calcext:value-type="float">
            <text:p>-0.2214661</text:p>
          </table:table-cell>
          <table:table-cell office:value-type="float" office:value="0.1464539" calcext:value-type="float">
            <text:p>0.1464539</text:p>
          </table:table-cell>
          <table:table-cell office:value-type="float" office:value="0.1028442" calcext:value-type="float">
            <text:p>0.1028442</text:p>
          </table:table-cell>
          <table:table-cell office:value-type="float" office:value="0.5620117" calcext:value-type="float">
            <text:p>0.5620117</text:p>
          </table:table-cell>
          <table:table-cell office:value-type="float" office:value="0.5322876" calcext:value-type="float">
            <text:p>0.5322876</text:p>
          </table:table-cell>
          <table:table-cell office:value-type="float" office:value="1.050812" calcext:value-type="float">
            <text:p>1.050812</text:p>
          </table:table-cell>
          <table:table-cell office:value-type="float" office:value="1.014557" calcext:value-type="float">
            <text:p>1.014557</text:p>
          </table:table-cell>
          <table:table-cell office:value-type="float" office:value="1.841614" calcext:value-type="float">
            <text:p>1.841614</text:p>
          </table:table-cell>
          <table:table-cell office:value-type="float" office:value="1.775757" calcext:value-type="float">
            <text:p>1.775757</text:p>
          </table:table-cell>
          <table:table-cell office:value-type="float" office:value="3.167053" calcext:value-type="float">
            <text:p>3.167053</text:p>
          </table:table-cell>
          <table:table-cell office:value-type="float" office:value="3.084351" calcext:value-type="float">
            <text:p>3.084351</text:p>
          </table:table-cell>
          <table:table-cell office:value-type="float" office:value="4.637054" calcext:value-type="float">
            <text:p>4.637054</text:p>
          </table:table-cell>
          <table:table-cell office:value-type="float" office:value="4.55481" calcext:value-type="float">
            <text:p>4.55481</text:p>
          </table:table-cell>
          <table:table-cell office:value-type="float" office:value="5.753815" calcext:value-type="float">
            <text:p>5.753815</text:p>
          </table:table-cell>
          <table:table-cell office:value-type="float" office:value="5.677551" calcext:value-type="float">
            <text:p>5.677551</text:p>
          </table:table-cell>
          <table:table-cell office:value-type="float" office:value="6.68689" calcext:value-type="float">
            <text:p>6.68689</text:p>
          </table:table-cell>
          <table:table-cell office:value-type="float" office:value="6.614868" calcext:value-type="float">
            <text:p>6.614868</text:p>
          </table:table-cell>
          <table:table-cell office:value-type="float" office:value="7.467682" calcext:value-type="float">
            <text:p>7.467682</text:p>
          </table:table-cell>
          <table:table-cell office:value-type="float" office:value="7.395416" calcext:value-type="float">
            <text:p>7.395416</text:p>
          </table:table-cell>
          <table:table-cell office:value-type="float" office:value="7.925293" calcext:value-type="float">
            <text:p>7.925293</text:p>
          </table:table-cell>
          <table:table-cell office:value-type="float" office:value="7.85379" calcext:value-type="float">
            <text:p>7.85379</text:p>
          </table:table-cell>
          <table:table-cell office:value-type="float" office:value="13.14816" calcext:value-type="float">
            <text:p>13.14816</text:p>
          </table:table-cell>
          <table:table-cell office:value-type="float" office:value="-7.838287" calcext:value-type="float">
            <text:p>-7.8382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2" calcext:value-type="float">
            <text:p>7022002</text:p>
          </table:table-cell>
          <table:table-cell office:value-type="float" office:value="13.58332" calcext:value-type="float">
            <text:p>13.58332</text:p>
          </table:table-cell>
          <table:table-cell office:value-type="float" office:value="6.3" calcext:value-type="float">
            <text:p>6.3</text:p>
          </table:table-cell>
          <table:table-cell office:value-type="float" office:value="-8.31" calcext:value-type="float">
            <text:p>-8.31</text:p>
          </table:table-cell>
          <table:table-cell office:value-type="float" office:value="0.7641797" calcext:value-type="float">
            <text:p>0.7641797</text:p>
          </table:table-cell>
          <table:table-cell office:value-type="float" office:value="0.2912431" calcext:value-type="float">
            <text:p>0.2912431</text:p>
          </table:table-cell>
          <table:table-cell office:value-type="float" office:value="210.6" calcext:value-type="float">
            <text:p>210.6</text:p>
          </table:table-cell>
          <table:table-cell office:value-type="float" office:value="0" calcext:value-type="float">
            <text:p>0</text:p>
          </table:table-cell>
          <table:table-cell office:value-type="float" office:value="8.607147" calcext:value-type="float">
            <text:p>8.607147</text:p>
          </table:table-cell>
          <table:table-cell office:value-type="float" office:value="-3.501251" calcext:value-type="float">
            <text:p>-3.501251</text:p>
          </table:table-cell>
          <table:table-cell office:value-type="float" office:value="1.691681" calcext:value-type="float">
            <text:p>1.691681</text:p>
          </table:table-cell>
          <table:table-cell office:value-type="float" office:value="-1.078949" calcext:value-type="float">
            <text:p>-1.078949</text:p>
          </table:table-cell>
          <table:table-cell office:value-type="float" office:value="-0.05130005" calcext:value-type="float">
            <text:p>-0.05130005</text:p>
          </table:table-cell>
          <table:table-cell office:value-type="float" office:value="-0.5589294" calcext:value-type="float">
            <text:p>-0.5589294</text:p>
          </table:table-cell>
          <table:table-cell office:value-type="float" office:value="-0.07351685" calcext:value-type="float">
            <text:p>-0.07351685</text:p>
          </table:table-cell>
          <table:table-cell office:value-type="float" office:value="-0.1523438" calcext:value-type="float">
            <text:p>-0.1523438</text:p>
          </table:table-cell>
          <table:table-cell office:value-type="float" office:value="0.196228" calcext:value-type="float">
            <text:p>0.196228</text:p>
          </table:table-cell>
          <table:table-cell office:value-type="float" office:value="0.1452026" calcext:value-type="float">
            <text:p>0.1452026</text:p>
          </table:table-cell>
          <table:table-cell office:value-type="float" office:value="0.5705872" calcext:value-type="float">
            <text:p>0.5705872</text:p>
          </table:table-cell>
          <table:table-cell office:value-type="float" office:value="0.5464478" calcext:value-type="float">
            <text:p>0.5464478</text:p>
          </table:table-cell>
          <table:table-cell office:value-type="float" office:value="1.014435" calcext:value-type="float">
            <text:p>1.014435</text:p>
          </table:table-cell>
          <table:table-cell office:value-type="float" office:value="1.006134" calcext:value-type="float">
            <text:p>1.006134</text:p>
          </table:table-cell>
          <table:table-cell office:value-type="float" office:value="1.775269" calcext:value-type="float">
            <text:p>1.775269</text:p>
          </table:table-cell>
          <table:table-cell office:value-type="float" office:value="1.736298" calcext:value-type="float">
            <text:p>1.736298</text:p>
          </table:table-cell>
          <table:table-cell office:value-type="float" office:value="3.083496" calcext:value-type="float">
            <text:p>3.083496</text:p>
          </table:table-cell>
          <table:table-cell office:value-type="float" office:value="3.011566" calcext:value-type="float">
            <text:p>3.011566</text:p>
          </table:table-cell>
          <table:table-cell office:value-type="float" office:value="4.553986" calcext:value-type="float">
            <text:p>4.553986</text:p>
          </table:table-cell>
          <table:table-cell office:value-type="float" office:value="4.47525" calcext:value-type="float">
            <text:p>4.47525</text:p>
          </table:table-cell>
          <table:table-cell office:value-type="float" office:value="5.676727" calcext:value-type="float">
            <text:p>5.676727</text:p>
          </table:table-cell>
          <table:table-cell office:value-type="float" office:value="5.599823" calcext:value-type="float">
            <text:p>5.599823</text:p>
          </table:table-cell>
          <table:table-cell office:value-type="float" office:value="6.614075" calcext:value-type="float">
            <text:p>6.614075</text:p>
          </table:table-cell>
          <table:table-cell office:value-type="float" office:value="6.540375" calcext:value-type="float">
            <text:p>6.540375</text:p>
          </table:table-cell>
          <table:table-cell office:value-type="float" office:value="7.394653" calcext:value-type="float">
            <text:p>7.394653</text:p>
          </table:table-cell>
          <table:table-cell office:value-type="float" office:value="7.322357" calcext:value-type="float">
            <text:p>7.322357</text:p>
          </table:table-cell>
          <table:table-cell office:value-type="float" office:value="7.853088" calcext:value-type="float">
            <text:p>7.853088</text:p>
          </table:table-cell>
          <table:table-cell office:value-type="float" office:value="7.782806" calcext:value-type="float">
            <text:p>7.782806</text:p>
          </table:table-cell>
          <table:table-cell office:value-type="float" office:value="19.41113" calcext:value-type="float">
            <text:p>19.41113</text:p>
          </table:table-cell>
          <table:table-cell office:value-type="float" office:value="-8.984802" calcext:value-type="float">
            <text:p>-8.9848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2" calcext:value-type="float">
            <text:p>8022002</text:p>
          </table:table-cell>
          <table:table-cell office:value-type="float" office:value="12.05532" calcext:value-type="float">
            <text:p>12.05532</text:p>
          </table:table-cell>
          <table:table-cell office:value-type="float" office:value="7.08" calcext:value-type="float">
            <text:p>7.08</text:p>
          </table:table-cell>
          <table:table-cell office:value-type="float" office:value="-2.69" calcext:value-type="float">
            <text:p>-2.69</text:p>
          </table:table-cell>
          <table:table-cell office:value-type="float" office:value="0.8449842" calcext:value-type="float">
            <text:p>0.8449842</text:p>
          </table:table-cell>
          <table:table-cell office:value-type="float" office:value="0.4435031" calcext:value-type="float">
            <text:p>0.4435031</text:p>
          </table:table-cell>
          <table:table-cell office:value-type="float" office:value="276.012" calcext:value-type="float">
            <text:p>276.012</text:p>
          </table:table-cell>
          <table:table-cell office:value-type="float" office:value="0" calcext:value-type="float">
            <text:p>0</text:p>
          </table:table-cell>
          <table:table-cell office:value-type="float" office:value="11.20587" calcext:value-type="float">
            <text:p>11.20587</text:p>
          </table:table-cell>
          <table:table-cell office:value-type="float" office:value="-1.538177" calcext:value-type="float">
            <text:p>-1.538177</text:p>
          </table:table-cell>
          <table:table-cell office:value-type="float" office:value="5.219055" calcext:value-type="float">
            <text:p>5.219055</text:p>
          </table:table-cell>
          <table:table-cell office:value-type="float" office:value="-0.4717407" calcext:value-type="float">
            <text:p>-0.4717407</text:p>
          </table:table-cell>
          <table:table-cell office:value-type="float" office:value="0.5727234" calcext:value-type="float">
            <text:p>0.5727234</text:p>
          </table:table-cell>
          <table:table-cell office:value-type="float" office:value="-0.2763367" calcext:value-type="float">
            <text:p>-0.2763367</text:p>
          </table:table-cell>
          <table:table-cell office:value-type="float" office:value="0.04067993" calcext:value-type="float">
            <text:p>0.04067993</text:p>
          </table:table-cell>
          <table:table-cell office:value-type="float" office:value="-0.09112549" calcext:value-type="float">
            <text:p>-0.09112549</text:p>
          </table:table-cell>
          <table:table-cell office:value-type="float" office:value="0.2785034" calcext:value-type="float">
            <text:p>0.2785034</text:p>
          </table:table-cell>
          <table:table-cell office:value-type="float" office:value="0.190155" calcext:value-type="float">
            <text:p>0.190155</text:p>
          </table:table-cell>
          <table:table-cell office:value-type="float" office:value="0.6159058" calcext:value-type="float">
            <text:p>0.6159058</text:p>
          </table:table-cell>
          <table:table-cell office:value-type="float" office:value="0.5706787" calcext:value-type="float">
            <text:p>0.5706787</text:p>
          </table:table-cell>
          <table:table-cell office:value-type="float" office:value="1.032227" calcext:value-type="float">
            <text:p>1.032227</text:p>
          </table:table-cell>
          <table:table-cell office:value-type="float" office:value="1.011505" calcext:value-type="float">
            <text:p>1.011505</text:p>
          </table:table-cell>
          <table:table-cell office:value-type="float" office:value="1.736023" calcext:value-type="float">
            <text:p>1.736023</text:p>
          </table:table-cell>
          <table:table-cell office:value-type="float" office:value="1.71701" calcext:value-type="float">
            <text:p>1.71701</text:p>
          </table:table-cell>
          <table:table-cell office:value-type="float" office:value="3.010895" calcext:value-type="float">
            <text:p>3.010895</text:p>
          </table:table-cell>
          <table:table-cell office:value-type="float" office:value="2.951599" calcext:value-type="float">
            <text:p>2.951599</text:p>
          </table:table-cell>
          <table:table-cell office:value-type="float" office:value="4.474426" calcext:value-type="float">
            <text:p>4.474426</text:p>
          </table:table-cell>
          <table:table-cell office:value-type="float" office:value="4.398926" calcext:value-type="float">
            <text:p>4.398926</text:p>
          </table:table-cell>
          <table:table-cell office:value-type="float" office:value="5.59906" calcext:value-type="float">
            <text:p>5.59906</text:p>
          </table:table-cell>
          <table:table-cell office:value-type="float" office:value="5.523926" calcext:value-type="float">
            <text:p>5.523926</text:p>
          </table:table-cell>
          <table:table-cell office:value-type="float" office:value="6.539612" calcext:value-type="float">
            <text:p>6.539612</text:p>
          </table:table-cell>
          <table:table-cell office:value-type="float" office:value="6.465942" calcext:value-type="float">
            <text:p>6.465942</text:p>
          </table:table-cell>
          <table:table-cell office:value-type="float" office:value="7.321564" calcext:value-type="float">
            <text:p>7.321564</text:p>
          </table:table-cell>
          <table:table-cell office:value-type="float" office:value="7.249664" calcext:value-type="float">
            <text:p>7.249664</text:p>
          </table:table-cell>
          <table:table-cell office:value-type="float" office:value="7.782104" calcext:value-type="float">
            <text:p>7.782104</text:p>
          </table:table-cell>
          <table:table-cell office:value-type="float" office:value="7.712585" calcext:value-type="float">
            <text:p>7.712585</text:p>
          </table:table-cell>
          <table:table-cell office:value-type="float" office:value="20.97675" calcext:value-type="float">
            <text:p>20.97675</text:p>
          </table:table-cell>
          <table:table-cell office:value-type="float" office:value="-5.089325" calcext:value-type="float">
            <text:p>-5.0893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2" calcext:value-type="float">
            <text:p>9022002</text:p>
          </table:table-cell>
          <table:table-cell office:value-type="float" office:value="1.3302" calcext:value-type="float">
            <text:p>1.3302</text:p>
          </table:table-cell>
          <table:table-cell office:value-type="float" office:value="2.77" calcext:value-type="float">
            <text:p>2.77</text:p>
          </table:table-cell>
          <table:table-cell office:value-type="float" office:value="-1.44" calcext:value-type="float">
            <text:p>-1.44</text:p>
          </table:table-cell>
          <table:table-cell office:value-type="float" office:value="0.6564664" calcext:value-type="float">
            <text:p>0.6564664</text:p>
          </table:table-cell>
          <table:table-cell office:value-type="float" office:value="0.4858393" calcext:value-type="float">
            <text:p>0.4858393</text:p>
          </table:table-cell>
          <table:table-cell office:value-type="float" office:value="451.44" calcext:value-type="float">
            <text:p>451.44</text:p>
          </table:table-cell>
          <table:table-cell office:value-type="float" office:value="9.9" calcext:value-type="float">
            <text:p>9.9</text:p>
          </table:table-cell>
          <table:table-cell office:value-type="float" office:value="0.172821" calcext:value-type="float">
            <text:p>0.172821</text:p>
          </table:table-cell>
          <table:table-cell office:value-type="float" office:value="-0.8020935" calcext:value-type="float">
            <text:p>-0.8020935</text:p>
          </table:table-cell>
          <table:table-cell office:value-type="float" office:value="-0.1384277" calcext:value-type="float">
            <text:p>-0.1384277</text:p>
          </table:table-cell>
          <table:table-cell office:value-type="float" office:value="-0.2903442" calcext:value-type="float">
            <text:p>-0.2903442</text:p>
          </table:table-cell>
          <table:table-cell office:value-type="float" office:value="-0.09841919" calcext:value-type="float">
            <text:p>-0.09841919</text:p>
          </table:table-cell>
          <table:table-cell office:value-type="float" office:value="-0.1179504" calcext:value-type="float">
            <text:p>-0.1179504</text:p>
          </table:table-cell>
          <table:table-cell office:value-type="float" office:value="-0.02185059" calcext:value-type="float">
            <text:p>-0.02185059</text:p>
          </table:table-cell>
          <table:table-cell office:value-type="float" office:value="-0.03363037" calcext:value-type="float">
            <text:p>-0.03363037</text:p>
          </table:table-cell>
          <table:table-cell office:value-type="float" office:value="0.2465515" calcext:value-type="float">
            <text:p>0.2465515</text:p>
          </table:table-cell>
          <table:table-cell office:value-type="float" office:value="0.2304382" calcext:value-type="float">
            <text:p>0.2304382</text:p>
          </table:table-cell>
          <table:table-cell office:value-type="float" office:value="0.607605" calcext:value-type="float">
            <text:p>0.607605</text:p>
          </table:table-cell>
          <table:table-cell office:value-type="float" office:value="0.582489" calcext:value-type="float">
            <text:p>0.582489</text:p>
          </table:table-cell>
          <table:table-cell office:value-type="float" office:value="1.03006" calcext:value-type="float">
            <text:p>1.03006</text:p>
          </table:table-cell>
          <table:table-cell office:value-type="float" office:value="0.9944153" calcext:value-type="float">
            <text:p>0.9944153</text:p>
          </table:table-cell>
          <table:table-cell office:value-type="float" office:value="1.716919" calcext:value-type="float">
            <text:p>1.716919</text:p>
          </table:table-cell>
          <table:table-cell office:value-type="float" office:value="1.69162" calcext:value-type="float">
            <text:p>1.69162</text:p>
          </table:table-cell>
          <table:table-cell office:value-type="float" office:value="2.95105" calcext:value-type="float">
            <text:p>2.95105</text:p>
          </table:table-cell>
          <table:table-cell office:value-type="float" office:value="2.9021" calcext:value-type="float">
            <text:p>2.9021</text:p>
          </table:table-cell>
          <table:table-cell office:value-type="float" office:value="4.398132" calcext:value-type="float">
            <text:p>4.398132</text:p>
          </table:table-cell>
          <table:table-cell office:value-type="float" office:value="4.328125" calcext:value-type="float">
            <text:p>4.328125</text:p>
          </table:table-cell>
          <table:table-cell office:value-type="float" office:value="5.523163" calcext:value-type="float">
            <text:p>5.523163</text:p>
          </table:table-cell>
          <table:table-cell office:value-type="float" office:value="5.448883" calcext:value-type="float">
            <text:p>5.448883</text:p>
          </table:table-cell>
          <table:table-cell office:value-type="float" office:value="6.46521" calcext:value-type="float">
            <text:p>6.46521</text:p>
          </table:table-cell>
          <table:table-cell office:value-type="float" office:value="6.391815" calcext:value-type="float">
            <text:p>6.391815</text:p>
          </table:table-cell>
          <table:table-cell office:value-type="float" office:value="7.248932" calcext:value-type="float">
            <text:p>7.248932</text:p>
          </table:table-cell>
          <table:table-cell office:value-type="float" office:value="7.177399" calcext:value-type="float">
            <text:p>7.177399</text:p>
          </table:table-cell>
          <table:table-cell office:value-type="float" office:value="7.711884" calcext:value-type="float">
            <text:p>7.711884</text:p>
          </table:table-cell>
          <table:table-cell office:value-type="float" office:value="7.643005" calcext:value-type="float">
            <text:p>7.643005</text:p>
          </table:table-cell>
          <table:table-cell office:value-type="float" office:value="1.583801" calcext:value-type="float">
            <text:p>1.583801</text:p>
          </table:table-cell>
          <table:table-cell office:value-type="float" office:value="-2.594635" calcext:value-type="float">
            <text:p>-2.5946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2" calcext:value-type="float">
            <text:p>10022002</text:p>
          </table:table-cell>
          <table:table-cell office:value-type="float" office:value="14.39676" calcext:value-type="float">
            <text:p>14.39676</text:p>
          </table:table-cell>
          <table:table-cell office:value-type="float" office:value="-1.35" calcext:value-type="float">
            <text:p>-1.35</text:p>
          </table:table-cell>
          <table:table-cell office:value-type="float" office:value="-7.99" calcext:value-type="float">
            <text:p>-7.99</text:p>
          </table:table-cell>
          <table:table-cell office:value-type="float" office:value="0.4890232" calcext:value-type="float">
            <text:p>0.4890232</text:p>
          </table:table-cell>
          <table:table-cell office:value-type="float" office:value="0.2984444" calcext:value-type="float">
            <text:p>0.2984444</text:p>
          </table:table-cell>
          <table:table-cell office:value-type="float" office:value="494.892" calcext:value-type="float">
            <text:p>494.892</text:p>
          </table:table-cell>
          <table:table-cell office:value-type="float" office:value="0.2" calcext:value-type="float">
            <text:p>0.2</text:p>
          </table:table-cell>
          <table:table-cell office:value-type="float" office:value="5.525513" calcext:value-type="float">
            <text:p>5.525513</text:p>
          </table:table-cell>
          <table:table-cell office:value-type="float" office:value="-1.63385" calcext:value-type="float">
            <text:p>-1.63385</text:p>
          </table:table-cell>
          <table:table-cell office:value-type="float" office:value="2.294983" calcext:value-type="float">
            <text:p>2.294983</text:p>
          </table:table-cell>
          <table:table-cell office:value-type="float" office:value="-0.3195496" calcext:value-type="float">
            <text:p>-0.3195496</text:p>
          </table:table-cell>
          <table:table-cell office:value-type="float" office:value="0.2424011" calcext:value-type="float">
            <text:p>0.2424011</text:p>
          </table:table-cell>
          <table:table-cell office:value-type="float" office:value="-0.1143494" calcext:value-type="float">
            <text:p>-0.1143494</text:p>
          </table:table-cell>
          <table:table-cell office:value-type="float" office:value="0.02957153" calcext:value-type="float">
            <text:p>0.02957153</text:p>
          </table:table-cell>
          <table:table-cell office:value-type="float" office:value="-0.02163696" calcext:value-type="float">
            <text:p>-0.02163696</text:p>
          </table:table-cell>
          <table:table-cell office:value-type="float" office:value="0.2806091" calcext:value-type="float">
            <text:p>0.2806091</text:p>
          </table:table-cell>
          <table:table-cell office:value-type="float" office:value="0.2372742" calcext:value-type="float">
            <text:p>0.2372742</text:p>
          </table:table-cell>
          <table:table-cell office:value-type="float" office:value="0.6176147" calcext:value-type="float">
            <text:p>0.6176147</text:p>
          </table:table-cell>
          <table:table-cell office:value-type="float" office:value="0.5853882" calcext:value-type="float">
            <text:p>0.5853882</text:p>
          </table:table-cell>
          <table:table-cell office:value-type="float" office:value="1.015839" calcext:value-type="float">
            <text:p>1.015839</text:p>
          </table:table-cell>
          <table:table-cell office:value-type="float" office:value="0.9967957" calcext:value-type="float">
            <text:p>0.9967957</text:p>
          </table:table-cell>
          <table:table-cell office:value-type="float" office:value="1.691071" calcext:value-type="float">
            <text:p>1.691071</text:p>
          </table:table-cell>
          <table:table-cell office:value-type="float" office:value="1.668152" calcext:value-type="float">
            <text:p>1.668152</text:p>
          </table:table-cell>
          <table:table-cell office:value-type="float" office:value="2.90155" calcext:value-type="float">
            <text:p>2.90155</text:p>
          </table:table-cell>
          <table:table-cell office:value-type="float" office:value="2.852631" calcext:value-type="float">
            <text:p>2.852631</text:p>
          </table:table-cell>
          <table:table-cell office:value-type="float" office:value="4.327454" calcext:value-type="float">
            <text:p>4.327454</text:p>
          </table:table-cell>
          <table:table-cell office:value-type="float" office:value="4.261139" calcext:value-type="float">
            <text:p>4.261139</text:p>
          </table:table-cell>
          <table:table-cell office:value-type="float" office:value="5.448151" calcext:value-type="float">
            <text:p>5.448151</text:p>
          </table:table-cell>
          <table:table-cell office:value-type="float" office:value="5.37616" calcext:value-type="float">
            <text:p>5.37616</text:p>
          </table:table-cell>
          <table:table-cell office:value-type="float" office:value="6.391052" calcext:value-type="float">
            <text:p>6.391052</text:p>
          </table:table-cell>
          <table:table-cell office:value-type="float" office:value="6.318237" calcext:value-type="float">
            <text:p>6.318237</text:p>
          </table:table-cell>
          <table:table-cell office:value-type="float" office:value="7.176636" calcext:value-type="float">
            <text:p>7.176636</text:p>
          </table:table-cell>
          <table:table-cell office:value-type="float" office:value="7.10553" calcext:value-type="float">
            <text:p>7.10553</text:p>
          </table:table-cell>
          <table:table-cell office:value-type="float" office:value="7.642303" calcext:value-type="float">
            <text:p>7.642303</text:p>
          </table:table-cell>
          <table:table-cell office:value-type="float" office:value="7.574066" calcext:value-type="float">
            <text:p>7.574066</text:p>
          </table:table-cell>
          <table:table-cell office:value-type="float" office:value="10.82663" calcext:value-type="float">
            <text:p>10.82663</text:p>
          </table:table-cell>
          <table:table-cell office:value-type="float" office:value="-6.435364" calcext:value-type="float">
            <text:p>-6.4353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2" calcext:value-type="float">
            <text:p>11022002</text:p>
          </table:table-cell>
          <table:table-cell office:value-type="float" office:value="12.34621" calcext:value-type="float">
            <text:p>12.34621</text:p>
          </table:table-cell>
          <table:table-cell office:value-type="float" office:value="4.93" calcext:value-type="float">
            <text:p>4.93</text:p>
          </table:table-cell>
          <table:table-cell office:value-type="float" office:value="-7.47" calcext:value-type="float">
            <text:p>-7.47</text:p>
          </table:table-cell>
          <table:table-cell office:value-type="float" office:value="0.748467" calcext:value-type="float">
            <text:p>0.748467</text:p>
          </table:table-cell>
          <table:table-cell office:value-type="float" office:value="0.3104885" calcext:value-type="float">
            <text:p>0.3104885</text:p>
          </table:table-cell>
          <table:table-cell office:value-type="float" office:value="379.872" calcext:value-type="float">
            <text:p>379.872</text:p>
          </table:table-cell>
          <table:table-cell office:value-type="float" office:value="0.6" calcext:value-type="float">
            <text:p>0.6</text:p>
          </table:table-cell>
          <table:table-cell office:value-type="float" office:value="6.946014" calcext:value-type="float">
            <text:p>6.946014</text:p>
          </table:table-cell>
          <table:table-cell office:value-type="float" office:value="-2.180939" calcext:value-type="float">
            <text:p>-2.180939</text:p>
          </table:table-cell>
          <table:table-cell office:value-type="float" office:value="2.893402" calcext:value-type="float">
            <text:p>2.893402</text:p>
          </table:table-cell>
          <table:table-cell office:value-type="float" office:value="-0.4050903" calcext:value-type="float">
            <text:p>-0.4050903</text:p>
          </table:table-cell>
          <table:table-cell office:value-type="float" office:value="0.3380127" calcext:value-type="float">
            <text:p>0.3380127</text:p>
          </table:table-cell>
          <table:table-cell office:value-type="float" office:value="-0.1029358" calcext:value-type="float">
            <text:p>-0.1029358</text:p>
          </table:table-cell>
          <table:table-cell office:value-type="float" office:value="0.04904175" calcext:value-type="float">
            <text:p>0.04904175</text:p>
          </table:table-cell>
          <table:table-cell office:value-type="float" office:value="-0.009429932" calcext:value-type="float">
            <text:p>-0.009429932</text:p>
          </table:table-cell>
          <table:table-cell office:value-type="float" office:value="0.2949524" calcext:value-type="float">
            <text:p>0.2949524</text:p>
          </table:table-cell>
          <table:table-cell office:value-type="float" office:value="0.2583618" calcext:value-type="float">
            <text:p>0.2583618</text:p>
          </table:table-cell>
          <table:table-cell office:value-type="float" office:value="0.6225586" calcext:value-type="float">
            <text:p>0.6225586</text:p>
          </table:table-cell>
          <table:table-cell office:value-type="float" office:value="0.6073608" calcext:value-type="float">
            <text:p>0.6073608</text:p>
          </table:table-cell>
          <table:table-cell office:value-type="float" office:value="1.013702" calcext:value-type="float">
            <text:p>1.013702</text:p>
          </table:table-cell>
          <table:table-cell office:value-type="float" office:value="1.006561" calcext:value-type="float">
            <text:p>1.006561</text:p>
          </table:table-cell>
          <table:table-cell office:value-type="float" office:value="1.66803" calcext:value-type="float">
            <text:p>1.66803</text:p>
          </table:table-cell>
          <table:table-cell office:value-type="float" office:value="1.652863" calcext:value-type="float">
            <text:p>1.652863</text:p>
          </table:table-cell>
          <table:table-cell office:value-type="float" office:value="2.852142" calcext:value-type="float">
            <text:p>2.852142</text:p>
          </table:table-cell>
          <table:table-cell office:value-type="float" office:value="2.809113" calcext:value-type="float">
            <text:p>2.809113</text:p>
          </table:table-cell>
          <table:table-cell office:value-type="float" office:value="4.260437" calcext:value-type="float">
            <text:p>4.260437</text:p>
          </table:table-cell>
          <table:table-cell office:value-type="float" office:value="4.19751" calcext:value-type="float">
            <text:p>4.19751</text:p>
          </table:table-cell>
          <table:table-cell office:value-type="float" office:value="5.375458" calcext:value-type="float">
            <text:p>5.375458</text:p>
          </table:table-cell>
          <table:table-cell office:value-type="float" office:value="5.305817" calcext:value-type="float">
            <text:p>5.305817</text:p>
          </table:table-cell>
          <table:table-cell office:value-type="float" office:value="6.317474" calcext:value-type="float">
            <text:p>6.317474</text:p>
          </table:table-cell>
          <table:table-cell office:value-type="float" office:value="6.245636" calcext:value-type="float">
            <text:p>6.245636</text:p>
          </table:table-cell>
          <table:table-cell office:value-type="float" office:value="7.104797" calcext:value-type="float">
            <text:p>7.104797</text:p>
          </table:table-cell>
          <table:table-cell office:value-type="float" office:value="7.034149" calcext:value-type="float">
            <text:p>7.034149</text:p>
          </table:table-cell>
          <table:table-cell office:value-type="float" office:value="7.573364" calcext:value-type="float">
            <text:p>7.573364</text:p>
          </table:table-cell>
          <table:table-cell office:value-type="float" office:value="7.505493" calcext:value-type="float">
            <text:p>7.505493</text:p>
          </table:table-cell>
          <table:table-cell office:value-type="float" office:value="16.23004" calcext:value-type="float">
            <text:p>16.23004</text:p>
          </table:table-cell>
          <table:table-cell office:value-type="float" office:value="-6.796326" calcext:value-type="float">
            <text:p>-6.7963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2" calcext:value-type="float">
            <text:p>12022002</text:p>
          </table:table-cell>
          <table:table-cell office:value-type="float" office:value="14.51094" calcext:value-type="float">
            <text:p>14.51094</text:p>
          </table:table-cell>
          <table:table-cell office:value-type="float" office:value="4.77" calcext:value-type="float">
            <text:p>4.77</text:p>
          </table:table-cell>
          <table:table-cell office:value-type="float" office:value="-4.55" calcext:value-type="float">
            <text:p>-4.55</text:p>
          </table:table-cell>
          <table:table-cell office:value-type="float" office:value="0.7153226" calcext:value-type="float">
            <text:p>0.7153226</text:p>
          </table:table-cell>
          <table:table-cell office:value-type="float" office:value="0.3866308" calcext:value-type="float">
            <text:p>0.3866308</text:p>
          </table:table-cell>
          <table:table-cell office:value-type="float" office:value="275.04" calcext:value-type="float">
            <text:p>275.04</text:p>
          </table:table-cell>
          <table:table-cell office:value-type="float" office:value="0" calcext:value-type="float">
            <text:p>0</text:p>
          </table:table-cell>
          <table:table-cell office:value-type="float" office:value="12.92346" calcext:value-type="float">
            <text:p>12.92346</text:p>
          </table:table-cell>
          <table:table-cell office:value-type="float" office:value="-1.230286" calcext:value-type="float">
            <text:p>-1.230286</text:p>
          </table:table-cell>
          <table:table-cell office:value-type="float" office:value="6.470978" calcext:value-type="float">
            <text:p>6.470978</text:p>
          </table:table-cell>
          <table:table-cell office:value-type="float" office:value="-0.2218018" calcext:value-type="float">
            <text:p>-0.2218018</text:p>
          </table:table-cell>
          <table:table-cell office:value-type="float" office:value="0.8241882" calcext:value-type="float">
            <text:p>0.8241882</text:p>
          </table:table-cell>
          <table:table-cell office:value-type="float" office:value="-0.05755615" calcext:value-type="float">
            <text:p>-0.05755615</text:p>
          </table:table-cell>
          <table:table-cell office:value-type="float" office:value="0.1162415" calcext:value-type="float">
            <text:p>0.1162415</text:p>
          </table:table-cell>
          <table:table-cell office:value-type="float" office:value="0.004119873" calcext:value-type="float">
            <text:p>0.004119873</text:p>
          </table:table-cell>
          <table:table-cell office:value-type="float" office:value="0.3466187" calcext:value-type="float">
            <text:p>0.3466187</text:p>
          </table:table-cell>
          <table:table-cell office:value-type="float" office:value="0.2696533" calcext:value-type="float">
            <text:p>0.2696533</text:p>
          </table:table-cell>
          <table:table-cell office:value-type="float" office:value="0.6534424" calcext:value-type="float">
            <text:p>0.6534424</text:p>
          </table:table-cell>
          <table:table-cell office:value-type="float" office:value="0.6118469" calcext:value-type="float">
            <text:p>0.6118469</text:p>
          </table:table-cell>
          <table:table-cell office:value-type="float" office:value="1.026337" calcext:value-type="float">
            <text:p>1.026337</text:p>
          </table:table-cell>
          <table:table-cell office:value-type="float" office:value="1.004974" calcext:value-type="float">
            <text:p>1.004974</text:p>
          </table:table-cell>
          <table:table-cell office:value-type="float" office:value="1.65271" calcext:value-type="float">
            <text:p>1.65271</text:p>
          </table:table-cell>
          <table:table-cell office:value-type="float" office:value="1.642395" calcext:value-type="float">
            <text:p>1.642395</text:p>
          </table:table-cell>
          <table:table-cell office:value-type="float" office:value="2.808716" calcext:value-type="float">
            <text:p>2.808716</text:p>
          </table:table-cell>
          <table:table-cell office:value-type="float" office:value="2.77066" calcext:value-type="float">
            <text:p>2.77066</text:p>
          </table:table-cell>
          <table:table-cell office:value-type="float" office:value="4.196869" calcext:value-type="float">
            <text:p>4.196869</text:p>
          </table:table-cell>
          <table:table-cell office:value-type="float" office:value="4.137512" calcext:value-type="float">
            <text:p>4.137512</text:p>
          </table:table-cell>
          <table:table-cell office:value-type="float" office:value="5.305084" calcext:value-type="float">
            <text:p>5.305084</text:p>
          </table:table-cell>
          <table:table-cell office:value-type="float" office:value="5.23761" calcext:value-type="float">
            <text:p>5.23761</text:p>
          </table:table-cell>
          <table:table-cell office:value-type="float" office:value="6.244843" calcext:value-type="float">
            <text:p>6.244843</text:p>
          </table:table-cell>
          <table:table-cell office:value-type="float" office:value="6.174164" calcext:value-type="float">
            <text:p>6.174164</text:p>
          </table:table-cell>
          <table:table-cell office:value-type="float" office:value="7.033447" calcext:value-type="float">
            <text:p>7.033447</text:p>
          </table:table-cell>
          <table:table-cell office:value-type="float" office:value="6.96344" calcext:value-type="float">
            <text:p>6.96344</text:p>
          </table:table-cell>
          <table:table-cell office:value-type="float" office:value="7.504852" calcext:value-type="float">
            <text:p>7.504852</text:p>
          </table:table-cell>
          <table:table-cell office:value-type="float" office:value="7.437927" calcext:value-type="float">
            <text:p>7.437927</text:p>
          </table:table-cell>
          <table:table-cell office:value-type="float" office:value="21.33173" calcext:value-type="float">
            <text:p>21.33173</text:p>
          </table:table-cell>
          <table:table-cell office:value-type="float" office:value="-5.085724" calcext:value-type="float">
            <text:p>-5.0857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2" calcext:value-type="float">
            <text:p>13022002</text:p>
          </table:table-cell>
          <table:table-cell office:value-type="float" office:value="14.41509" calcext:value-type="float">
            <text:p>14.41509</text:p>
          </table:table-cell>
          <table:table-cell office:value-type="float" office:value="7.74" calcext:value-type="float">
            <text:p>7.74</text:p>
          </table:table-cell>
          <table:table-cell office:value-type="float" office:value="-6.49" calcext:value-type="float">
            <text:p>-6.49</text:p>
          </table:table-cell>
          <table:table-cell office:value-type="float" office:value="0.7722353" calcext:value-type="float">
            <text:p>0.7722353</text:p>
          </table:table-cell>
          <table:table-cell office:value-type="float" office:value="0.3343844" calcext:value-type="float">
            <text:p>0.3343844</text:p>
          </table:table-cell>
          <table:table-cell office:value-type="float" office:value="241.2" calcext:value-type="float">
            <text:p>241.2</text:p>
          </table:table-cell>
          <table:table-cell office:value-type="float" office:value="0" calcext:value-type="float">
            <text:p>0</text:p>
          </table:table-cell>
          <table:table-cell office:value-type="float" office:value="12.13266" calcext:value-type="float">
            <text:p>12.13266</text:p>
          </table:table-cell>
          <table:table-cell office:value-type="float" office:value="-2.431366" calcext:value-type="float">
            <text:p>-2.431366</text:p>
          </table:table-cell>
          <table:table-cell office:value-type="float" office:value="7.150726" calcext:value-type="float">
            <text:p>7.150726</text:p>
          </table:table-cell>
          <table:table-cell office:value-type="float" office:value="-0.3874512" calcext:value-type="float">
            <text:p>-0.3874512</text:p>
          </table:table-cell>
          <table:table-cell office:value-type="float" office:value="4.614868" calcext:value-type="float">
            <text:p>4.614868</text:p>
          </table:table-cell>
          <table:table-cell office:value-type="float" office:value="-0.05114746" calcext:value-type="float">
            <text:p>-0.05114746</text:p>
          </table:table-cell>
          <table:table-cell office:value-type="float" office:value="3.118774" calcext:value-type="float">
            <text:p>3.118774</text:p>
          </table:table-cell>
          <table:table-cell office:value-type="float" office:value="0.0149231" calcext:value-type="float">
            <text:p>0.0149231</text:p>
          </table:table-cell>
          <table:table-cell office:value-type="float" office:value="2.419128" calcext:value-type="float">
            <text:p>2.419128</text:p>
          </table:table-cell>
          <table:table-cell office:value-type="float" office:value="0.2848206" calcext:value-type="float">
            <text:p>0.2848206</text:p>
          </table:table-cell>
          <table:table-cell office:value-type="float" office:value="1.950439" calcext:value-type="float">
            <text:p>1.950439</text:p>
          </table:table-cell>
          <table:table-cell office:value-type="float" office:value="0.6268311" calcext:value-type="float">
            <text:p>0.6268311</text:p>
          </table:table-cell>
          <table:table-cell office:value-type="float" office:value="1.814667" calcext:value-type="float">
            <text:p>1.814667</text:p>
          </table:table-cell>
          <table:table-cell office:value-type="float" office:value="1.013977" calcext:value-type="float">
            <text:p>1.013977</text:p>
          </table:table-cell>
          <table:table-cell office:value-type="float" office:value="1.789764" calcext:value-type="float">
            <text:p>1.789764</text:p>
          </table:table-cell>
          <table:table-cell office:value-type="float" office:value="1.639008" calcext:value-type="float">
            <text:p>1.639008</text:p>
          </table:table-cell>
          <table:table-cell office:value-type="float" office:value="2.770325" calcext:value-type="float">
            <text:p>2.770325</text:p>
          </table:table-cell>
          <table:table-cell office:value-type="float" office:value="2.7453" calcext:value-type="float">
            <text:p>2.7453</text:p>
          </table:table-cell>
          <table:table-cell office:value-type="float" office:value="4.136871" calcext:value-type="float">
            <text:p>4.136871</text:p>
          </table:table-cell>
          <table:table-cell office:value-type="float" office:value="4.081543" calcext:value-type="float">
            <text:p>4.081543</text:p>
          </table:table-cell>
          <table:table-cell office:value-type="float" office:value="5.236938" calcext:value-type="float">
            <text:p>5.236938</text:p>
          </table:table-cell>
          <table:table-cell office:value-type="float" office:value="5.171539" calcext:value-type="float">
            <text:p>5.171539</text:p>
          </table:table-cell>
          <table:table-cell office:value-type="float" office:value="6.173431" calcext:value-type="float">
            <text:p>6.173431</text:p>
          </table:table-cell>
          <table:table-cell office:value-type="float" office:value="6.103729" calcext:value-type="float">
            <text:p>6.103729</text:p>
          </table:table-cell>
          <table:table-cell office:value-type="float" office:value="6.962677" calcext:value-type="float">
            <text:p>6.962677</text:p>
          </table:table-cell>
          <table:table-cell office:value-type="float" office:value="6.893372" calcext:value-type="float">
            <text:p>6.893372</text:p>
          </table:table-cell>
          <table:table-cell office:value-type="float" office:value="7.437225" calcext:value-type="float">
            <text:p>7.437225</text:p>
          </table:table-cell>
          <table:table-cell office:value-type="float" office:value="7.370819" calcext:value-type="float">
            <text:p>7.370819</text:p>
          </table:table-cell>
          <table:table-cell office:value-type="float" office:value="21.8157" calcext:value-type="float">
            <text:p>21.8157</text:p>
          </table:table-cell>
          <table:table-cell office:value-type="float" office:value="-8.060944" calcext:value-type="float">
            <text:p>-8.0609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2" calcext:value-type="float">
            <text:p>14022002</text:p>
          </table:table-cell>
          <table:table-cell office:value-type="float" office:value="7.0308" calcext:value-type="float">
            <text:p>7.0308</text:p>
          </table:table-cell>
          <table:table-cell office:value-type="float" office:value="7.24" calcext:value-type="float">
            <text:p>7.24</text:p>
          </table:table-cell>
          <table:table-cell office:value-type="float" office:value="1.49" calcext:value-type="float">
            <text:p>1.49</text:p>
          </table:table-cell>
          <table:table-cell office:value-type="float" office:value="0.7965932" calcext:value-type="float">
            <text:p>0.7965932</text:p>
          </table:table-cell>
          <table:table-cell office:value-type="float" office:value="0.5996432" calcext:value-type="float">
            <text:p>0.5996432</text:p>
          </table:table-cell>
          <table:table-cell office:value-type="float" office:value="444.06" calcext:value-type="float">
            <text:p>444.06</text:p>
          </table:table-cell>
          <table:table-cell office:value-type="float" office:value="0" calcext:value-type="float">
            <text:p>0</text:p>
          </table:table-cell>
          <table:table-cell office:value-type="float" office:value="9.915375" calcext:value-type="float">
            <text:p>9.915375</text:p>
          </table:table-cell>
          <table:table-cell office:value-type="float" office:value="-0.2779846" calcext:value-type="float">
            <text:p>-0.2779846</text:p>
          </table:table-cell>
          <table:table-cell office:value-type="float" office:value="6.796692" calcext:value-type="float">
            <text:p>6.796692</text:p>
          </table:table-cell>
          <table:table-cell office:value-type="float" office:value="0.271637" calcext:value-type="float">
            <text:p>0.271637</text:p>
          </table:table-cell>
          <table:table-cell office:value-type="float" office:value="5.041992" calcext:value-type="float">
            <text:p>5.041992</text:p>
          </table:table-cell>
          <table:table-cell office:value-type="float" office:value="0.7411499" calcext:value-type="float">
            <text:p>0.7411499</text:p>
          </table:table-cell>
          <table:table-cell office:value-type="float" office:value="3.836365" calcext:value-type="float">
            <text:p>3.836365</text:p>
          </table:table-cell>
          <table:table-cell office:value-type="float" office:value="1.13208" calcext:value-type="float">
            <text:p>1.13208</text:p>
          </table:table-cell>
          <table:table-cell office:value-type="float" office:value="3.192535" calcext:value-type="float">
            <text:p>3.192535</text:p>
          </table:table-cell>
          <table:table-cell office:value-type="float" office:value="1.363403" calcext:value-type="float">
            <text:p>1.363403</text:p>
          </table:table-cell>
          <table:table-cell office:value-type="float" office:value="2.675323" calcext:value-type="float">
            <text:p>2.675323</text:p>
          </table:table-cell>
          <table:table-cell office:value-type="float" office:value="1.59967" calcext:value-type="float">
            <text:p>1.59967</text:p>
          </table:table-cell>
          <table:table-cell office:value-type="float" office:value="2.456635" calcext:value-type="float">
            <text:p>2.456635</text:p>
          </table:table-cell>
          <table:table-cell office:value-type="float" office:value="1.762817" calcext:value-type="float">
            <text:p>1.762817</text:p>
          </table:table-cell>
          <table:table-cell office:value-type="float" office:value="2.230774" calcext:value-type="float">
            <text:p>2.230774</text:p>
          </table:table-cell>
          <table:table-cell office:value-type="float" office:value="1.796265" calcext:value-type="float">
            <text:p>1.796265</text:p>
          </table:table-cell>
          <table:table-cell office:value-type="float" office:value="2.839905" calcext:value-type="float">
            <text:p>2.839905</text:p>
          </table:table-cell>
          <table:table-cell office:value-type="float" office:value="2.747772" calcext:value-type="float">
            <text:p>2.747772</text:p>
          </table:table-cell>
          <table:table-cell office:value-type="float" office:value="4.080963" calcext:value-type="float">
            <text:p>4.080963</text:p>
          </table:table-cell>
          <table:table-cell office:value-type="float" office:value="4.044128" calcext:value-type="float">
            <text:p>4.044128</text:p>
          </table:table-cell>
          <table:table-cell office:value-type="float" office:value="5.170868" calcext:value-type="float">
            <text:p>5.170868</text:p>
          </table:table-cell>
          <table:table-cell office:value-type="float" office:value="5.109924" calcext:value-type="float">
            <text:p>5.109924</text:p>
          </table:table-cell>
          <table:table-cell office:value-type="float" office:value="6.102997" calcext:value-type="float">
            <text:p>6.102997</text:p>
          </table:table-cell>
          <table:table-cell office:value-type="float" office:value="6.035583" calcext:value-type="float">
            <text:p>6.035583</text:p>
          </table:table-cell>
          <table:table-cell office:value-type="float" office:value="6.892639" calcext:value-type="float">
            <text:p>6.892639</text:p>
          </table:table-cell>
          <table:table-cell office:value-type="float" office:value="6.82428" calcext:value-type="float">
            <text:p>6.82428</text:p>
          </table:table-cell>
          <table:table-cell office:value-type="float" office:value="7.370117" calcext:value-type="float">
            <text:p>7.370117</text:p>
          </table:table-cell>
          <table:table-cell office:value-type="float" office:value="7.30423" calcext:value-type="float">
            <text:p>7.30423</text:p>
          </table:table-cell>
          <table:table-cell office:value-type="float" office:value="14.69211" calcext:value-type="float">
            <text:p>14.69211</text:p>
          </table:table-cell>
          <table:table-cell office:value-type="float" office:value="-1.507294" calcext:value-type="float">
            <text:p>-1.5072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2" calcext:value-type="float">
            <text:p>15022002</text:p>
          </table:table-cell>
          <table:table-cell office:value-type="float" office:value="14.7001" calcext:value-type="float">
            <text:p>14.7001</text:p>
          </table:table-cell>
          <table:table-cell office:value-type="float" office:value="9.33" calcext:value-type="float">
            <text:p>9.33</text:p>
          </table:table-cell>
          <table:table-cell office:value-type="float" office:value="-0.55" calcext:value-type="float">
            <text:p>-0.55</text:p>
          </table:table-cell>
          <table:table-cell office:value-type="float" office:value="0.791977" calcext:value-type="float">
            <text:p>0.791977</text:p>
          </table:table-cell>
          <table:table-cell office:value-type="float" office:value="0.5181603" calcext:value-type="float">
            <text:p>0.5181603</text:p>
          </table:table-cell>
          <table:table-cell office:value-type="float" office:value="324.252" calcext:value-type="float">
            <text:p>324.252</text:p>
          </table:table-cell>
          <table:table-cell office:value-type="float" office:value="0" calcext:value-type="float">
            <text:p>0</text:p>
          </table:table-cell>
          <table:table-cell office:value-type="float" office:value="16.59009" calcext:value-type="float">
            <text:p>16.59009</text:p>
          </table:table-cell>
          <table:table-cell office:value-type="float" office:value="-0.6278076" calcext:value-type="float">
            <text:p>-0.6278076</text:p>
          </table:table-cell>
          <table:table-cell office:value-type="float" office:value="11.58423" calcext:value-type="float">
            <text:p>11.58423</text:p>
          </table:table-cell>
          <table:table-cell office:value-type="float" office:value="0.2350769" calcext:value-type="float">
            <text:p>0.2350769</text:p>
          </table:table-cell>
          <table:table-cell office:value-type="float" office:value="8.504059" calcext:value-type="float">
            <text:p>8.504059</text:p>
          </table:table-cell>
          <table:table-cell office:value-type="float" office:value="0.9461975" calcext:value-type="float">
            <text:p>0.9461975</text:p>
          </table:table-cell>
          <table:table-cell office:value-type="float" office:value="6.278229" calcext:value-type="float">
            <text:p>6.278229</text:p>
          </table:table-cell>
          <table:table-cell office:value-type="float" office:value="1.481934" calcext:value-type="float">
            <text:p>1.481934</text:p>
          </table:table-cell>
          <table:table-cell office:value-type="float" office:value="5.045197" calcext:value-type="float">
            <text:p>5.045197</text:p>
          </table:table-cell>
          <table:table-cell office:value-type="float" office:value="1.787415" calcext:value-type="float">
            <text:p>1.787415</text:p>
          </table:table-cell>
          <table:table-cell office:value-type="float" office:value="4.018066" calcext:value-type="float">
            <text:p>4.018066</text:p>
          </table:table-cell>
          <table:table-cell office:value-type="float" office:value="2.082062" calcext:value-type="float">
            <text:p>2.082062</text:p>
          </table:table-cell>
          <table:table-cell office:value-type="float" office:value="3.442108" calcext:value-type="float">
            <text:p>3.442108</text:p>
          </table:table-cell>
          <table:table-cell office:value-type="float" office:value="2.235474" calcext:value-type="float">
            <text:p>2.235474</text:p>
          </table:table-cell>
          <table:table-cell office:value-type="float" office:value="2.721161" calcext:value-type="float">
            <text:p>2.721161</text:p>
          </table:table-cell>
          <table:table-cell office:value-type="float" office:value="2.237366" calcext:value-type="float">
            <text:p>2.237366</text:p>
          </table:table-cell>
          <table:table-cell office:value-type="float" office:value="3.012207" calcext:value-type="float">
            <text:p>3.012207</text:p>
          </table:table-cell>
          <table:table-cell office:value-type="float" office:value="2.841461" calcext:value-type="float">
            <text:p>2.841461</text:p>
          </table:table-cell>
          <table:table-cell office:value-type="float" office:value="4.043854" calcext:value-type="float">
            <text:p>4.043854</text:p>
          </table:table-cell>
          <table:table-cell office:value-type="float" office:value="4.038025" calcext:value-type="float">
            <text:p>4.038025</text:p>
          </table:table-cell>
          <table:table-cell office:value-type="float" office:value="5.109314" calcext:value-type="float">
            <text:p>5.109314</text:p>
          </table:table-cell>
          <table:table-cell office:value-type="float" office:value="5.059235" calcext:value-type="float">
            <text:p>5.059235</text:p>
          </table:table-cell>
          <table:table-cell office:value-type="float" office:value="6.034882" calcext:value-type="float">
            <text:p>6.034882</text:p>
          </table:table-cell>
          <table:table-cell office:value-type="float" office:value="5.969696" calcext:value-type="float">
            <text:p>5.969696</text:p>
          </table:table-cell>
          <table:table-cell office:value-type="float" office:value="6.823578" calcext:value-type="float">
            <text:p>6.823578</text:p>
          </table:table-cell>
          <table:table-cell office:value-type="float" office:value="6.756073" calcext:value-type="float">
            <text:p>6.756073</text:p>
          </table:table-cell>
          <table:table-cell office:value-type="float" office:value="7.303558" calcext:value-type="float">
            <text:p>7.303558</text:p>
          </table:table-cell>
          <table:table-cell office:value-type="float" office:value="7.237793" calcext:value-type="float">
            <text:p>7.237793</text:p>
          </table:table-cell>
          <table:table-cell office:value-type="float" office:value="23.41571" calcext:value-type="float">
            <text:p>23.41571</text:p>
          </table:table-cell>
          <table:table-cell office:value-type="float" office:value="-2.827118" calcext:value-type="float">
            <text:p>-2.8271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2" calcext:value-type="float">
            <text:p>16022002</text:p>
          </table:table-cell>
          <table:table-cell office:value-type="float" office:value="14.60472" calcext:value-type="float">
            <text:p>14.60472</text:p>
          </table:table-cell>
          <table:table-cell office:value-type="float" office:value="10.18" calcext:value-type="float">
            <text:p>10.18</text:p>
          </table:table-cell>
          <table:table-cell office:value-type="float" office:value="-1.27" calcext:value-type="float">
            <text:p>-1.27</text:p>
          </table:table-cell>
          <table:table-cell office:value-type="float" office:value="0.8072992" calcext:value-type="float">
            <text:p>0.8072992</text:p>
          </table:table-cell>
          <table:table-cell office:value-type="float" office:value="0.4918699" calcext:value-type="float">
            <text:p>0.4918699</text:p>
          </table:table-cell>
          <table:table-cell office:value-type="float" office:value="242.496" calcext:value-type="float">
            <text:p>242.496</text:p>
          </table:table-cell>
          <table:table-cell office:value-type="float" office:value="0" calcext:value-type="float">
            <text:p>0</text:p>
          </table:table-cell>
          <table:table-cell office:value-type="float" office:value="17.10425" calcext:value-type="float">
            <text:p>17.10425</text:p>
          </table:table-cell>
          <table:table-cell office:value-type="float" office:value="-0.1387024" calcext:value-type="float">
            <text:p>-0.1387024</text:p>
          </table:table-cell>
          <table:table-cell office:value-type="float" office:value="12.2178" calcext:value-type="float">
            <text:p>12.2178</text:p>
          </table:table-cell>
          <table:table-cell office:value-type="float" office:value="1.043793" calcext:value-type="float">
            <text:p>1.043793</text:p>
          </table:table-cell>
          <table:table-cell office:value-type="float" office:value="9.277374" calcext:value-type="float">
            <text:p>9.277374</text:p>
          </table:table-cell>
          <table:table-cell office:value-type="float" office:value="1.937866" calcext:value-type="float">
            <text:p>1.937866</text:p>
          </table:table-cell>
          <table:table-cell office:value-type="float" office:value="7.14389" calcext:value-type="float">
            <text:p>7.14389</text:p>
          </table:table-cell>
          <table:table-cell office:value-type="float" office:value="2.573547" calcext:value-type="float">
            <text:p>2.573547</text:p>
          </table:table-cell>
          <table:table-cell office:value-type="float" office:value="5.929352" calcext:value-type="float">
            <text:p>5.929352</text:p>
          </table:table-cell>
          <table:table-cell office:value-type="float" office:value="2.885345" calcext:value-type="float">
            <text:p>2.885345</text:p>
          </table:table-cell>
          <table:table-cell office:value-type="float" office:value="4.859894" calcext:value-type="float">
            <text:p>4.859894</text:p>
          </table:table-cell>
          <table:table-cell office:value-type="float" office:value="3.126251" calcext:value-type="float">
            <text:p>3.126251</text:p>
          </table:table-cell>
          <table:table-cell office:value-type="float" office:value="4.201996" calcext:value-type="float">
            <text:p>4.201996</text:p>
          </table:table-cell>
          <table:table-cell office:value-type="float" office:value="3.123749" calcext:value-type="float">
            <text:p>3.123749</text:p>
          </table:table-cell>
          <table:table-cell office:value-type="float" office:value="3.333008" calcext:value-type="float">
            <text:p>3.333008</text:p>
          </table:table-cell>
          <table:table-cell office:value-type="float" office:value="2.731598" calcext:value-type="float">
            <text:p>2.731598</text:p>
          </table:table-cell>
          <table:table-cell office:value-type="float" office:value="3.280853" calcext:value-type="float">
            <text:p>3.280853</text:p>
          </table:table-cell>
          <table:table-cell office:value-type="float" office:value="3.014679" calcext:value-type="float">
            <text:p>3.014679</text:p>
          </table:table-cell>
          <table:table-cell office:value-type="float" office:value="4.079315" calcext:value-type="float">
            <text:p>4.079315</text:p>
          </table:table-cell>
          <table:table-cell office:value-type="float" office:value="4.04126" calcext:value-type="float">
            <text:p>4.04126</text:p>
          </table:table-cell>
          <table:table-cell office:value-type="float" office:value="5.058777" calcext:value-type="float">
            <text:p>5.058777</text:p>
          </table:table-cell>
          <table:table-cell office:value-type="float" office:value="5.025482" calcext:value-type="float">
            <text:p>5.025482</text:p>
          </table:table-cell>
          <table:table-cell office:value-type="float" office:value="5.969055" calcext:value-type="float">
            <text:p>5.969055</text:p>
          </table:table-cell>
          <table:table-cell office:value-type="float" office:value="5.909088" calcext:value-type="float">
            <text:p>5.909088</text:p>
          </table:table-cell>
          <table:table-cell office:value-type="float" office:value="6.755341" calcext:value-type="float">
            <text:p>6.755341</text:p>
          </table:table-cell>
          <table:table-cell office:value-type="float" office:value="6.689514" calcext:value-type="float">
            <text:p>6.689514</text:p>
          </table:table-cell>
          <table:table-cell office:value-type="float" office:value="7.237122" calcext:value-type="float">
            <text:p>7.237122</text:p>
          </table:table-cell>
          <table:table-cell office:value-type="float" office:value="7.173157" calcext:value-type="float">
            <text:p>7.173157</text:p>
          </table:table-cell>
          <table:table-cell office:value-type="float" office:value="23.61948" calcext:value-type="float">
            <text:p>23.61948</text:p>
          </table:table-cell>
          <table:table-cell office:value-type="float" office:value="-4.159363" calcext:value-type="float">
            <text:p>-4.1593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2" calcext:value-type="float">
            <text:p>17022002</text:p>
          </table:table-cell>
          <table:table-cell office:value-type="float" office:value="12.30145" calcext:value-type="float">
            <text:p>12.30145</text:p>
          </table:table-cell>
          <table:table-cell office:value-type="float" office:value="13.1" calcext:value-type="float">
            <text:p>13.1</text:p>
          </table:table-cell>
          <table:table-cell office:value-type="float" office:value="-3.18" calcext:value-type="float">
            <text:p>-3.18</text:p>
          </table:table-cell>
          <table:table-cell office:value-type="float" office:value="0.851261" calcext:value-type="float">
            <text:p>0.851261</text:p>
          </table:table-cell>
          <table:table-cell office:value-type="float" office:value="0.4278342" calcext:value-type="float">
            <text:p>0.4278342</text:p>
          </table:table-cell>
          <table:table-cell office:value-type="float" office:value="351.864" calcext:value-type="float">
            <text:p>351.864</text:p>
          </table:table-cell>
          <table:table-cell office:value-type="float" office:value="0" calcext:value-type="float">
            <text:p>0</text:p>
          </table:table-cell>
          <table:table-cell office:value-type="float" office:value="14.8226" calcext:value-type="float">
            <text:p>14.8226</text:p>
          </table:table-cell>
          <table:table-cell office:value-type="float" office:value="-1.068176" calcext:value-type="float">
            <text:p>-1.068176</text:p>
          </table:table-cell>
          <table:table-cell office:value-type="float" office:value="10.61319" calcext:value-type="float">
            <text:p>10.61319</text:p>
          </table:table-cell>
          <table:table-cell office:value-type="float" office:value="0.6970825" calcext:value-type="float">
            <text:p>0.6970825</text:p>
          </table:table-cell>
          <table:table-cell office:value-type="float" office:value="8.431702" calcext:value-type="float">
            <text:p>8.431702</text:p>
          </table:table-cell>
          <table:table-cell office:value-type="float" office:value="1.914001" calcext:value-type="float">
            <text:p>1.914001</text:p>
          </table:table-cell>
          <table:table-cell office:value-type="float" office:value="6.753052" calcext:value-type="float">
            <text:p>6.753052</text:p>
          </table:table-cell>
          <table:table-cell office:value-type="float" office:value="2.794891" calcext:value-type="float">
            <text:p>2.794891</text:p>
          </table:table-cell>
          <table:table-cell office:value-type="float" office:value="5.806427" calcext:value-type="float">
            <text:p>5.806427</text:p>
          </table:table-cell>
          <table:table-cell office:value-type="float" office:value="3.250641" calcext:value-type="float">
            <text:p>3.250641</text:p>
          </table:table-cell>
          <table:table-cell office:value-type="float" office:value="4.995361" calcext:value-type="float">
            <text:p>4.995361</text:p>
          </table:table-cell>
          <table:table-cell office:value-type="float" office:value="3.612091" calcext:value-type="float">
            <text:p>3.612091</text:p>
          </table:table-cell>
          <table:table-cell office:value-type="float" office:value="4.463226" calcext:value-type="float">
            <text:p>4.463226</text:p>
          </table:table-cell>
          <table:table-cell office:value-type="float" office:value="3.65274" calcext:value-type="float">
            <text:p>3.65274</text:p>
          </table:table-cell>
          <table:table-cell office:value-type="float" office:value="3.760284" calcext:value-type="float">
            <text:p>3.760284</text:p>
          </table:table-cell>
          <table:table-cell office:value-type="float" office:value="3.342926" calcext:value-type="float">
            <text:p>3.342926</text:p>
          </table:table-cell>
          <table:table-cell office:value-type="float" office:value="3.582916" calcext:value-type="float">
            <text:p>3.582916</text:p>
          </table:table-cell>
          <table:table-cell office:value-type="float" office:value="3.284058" calcext:value-type="float">
            <text:p>3.284058</text:p>
          </table:table-cell>
          <table:table-cell office:value-type="float" office:value="4.15976" calcext:value-type="float">
            <text:p>4.15976</text:p>
          </table:table-cell>
          <table:table-cell office:value-type="float" office:value="4.079926" calcext:value-type="float">
            <text:p>4.079926</text:p>
          </table:table-cell>
          <table:table-cell office:value-type="float" office:value="5.025238" calcext:value-type="float">
            <text:p>5.025238</text:p>
          </table:table-cell>
          <table:table-cell office:value-type="float" office:value="5.013153" calcext:value-type="float">
            <text:p>5.013153</text:p>
          </table:table-cell>
          <table:table-cell office:value-type="float" office:value="5.908508" calcext:value-type="float">
            <text:p>5.908508</text:p>
          </table:table-cell>
          <table:table-cell office:value-type="float" office:value="5.85611" calcext:value-type="float">
            <text:p>5.85611</text:p>
          </table:table-cell>
          <table:table-cell office:value-type="float" office:value="6.688843" calcext:value-type="float">
            <text:p>6.688843</text:p>
          </table:table-cell>
          <table:table-cell office:value-type="float" office:value="6.625519" calcext:value-type="float">
            <text:p>6.625519</text:p>
          </table:table-cell>
          <table:table-cell office:value-type="float" office:value="7.172485" calcext:value-type="float">
            <text:p>7.172485</text:p>
          </table:table-cell>
          <table:table-cell office:value-type="float" office:value="7.108978" calcext:value-type="float">
            <text:p>7.108978</text:p>
          </table:table-cell>
          <table:table-cell office:value-type="float" office:value="23.01114" calcext:value-type="float">
            <text:p>23.01114</text:p>
          </table:table-cell>
          <table:table-cell office:value-type="float" office:value="-5.91684" calcext:value-type="float">
            <text:p>-5.916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2" calcext:value-type="float">
            <text:p>18022002</text:p>
          </table:table-cell>
          <table:table-cell office:value-type="float" office:value="6.40404" calcext:value-type="float">
            <text:p>6.40404</text:p>
          </table:table-cell>
          <table:table-cell office:value-type="float" office:value="13.86" calcext:value-type="float">
            <text:p>13.86</text:p>
          </table:table-cell>
          <table:table-cell office:value-type="float" office:value="4.25" calcext:value-type="float">
            <text:p>4.25</text:p>
          </table:table-cell>
          <table:table-cell office:value-type="float" office:value="1.000643" calcext:value-type="float">
            <text:p>1.000643</text:p>
          </table:table-cell>
          <table:table-cell office:value-type="float" office:value="0.7281561" calcext:value-type="float">
            <text:p>0.7281561</text:p>
          </table:table-cell>
          <table:table-cell office:value-type="float" office:value="372.672" calcext:value-type="float">
            <text:p>372.672</text:p>
          </table:table-cell>
          <table:table-cell office:value-type="float" office:value="0" calcext:value-type="float">
            <text:p>0</text:p>
          </table:table-cell>
          <table:table-cell office:value-type="float" office:value="13.58682" calcext:value-type="float">
            <text:p>13.58682</text:p>
          </table:table-cell>
          <table:table-cell office:value-type="float" office:value="2.119537" calcext:value-type="float">
            <text:p>2.119537</text:p>
          </table:table-cell>
          <table:table-cell office:value-type="float" office:value="9.06665" calcext:value-type="float">
            <text:p>9.06665</text:p>
          </table:table-cell>
          <table:table-cell office:value-type="float" office:value="3.188538" calcext:value-type="float">
            <text:p>3.188538</text:p>
          </table:table-cell>
          <table:table-cell office:value-type="float" office:value="7.493805" calcext:value-type="float">
            <text:p>7.493805</text:p>
          </table:table-cell>
          <table:table-cell office:value-type="float" office:value="3.83139" calcext:value-type="float">
            <text:p>3.83139</text:p>
          </table:table-cell>
          <table:table-cell office:value-type="float" office:value="6.440216" calcext:value-type="float">
            <text:p>6.440216</text:p>
          </table:table-cell>
          <table:table-cell office:value-type="float" office:value="4.214111" calcext:value-type="float">
            <text:p>4.214111</text:p>
          </table:table-cell>
          <table:table-cell office:value-type="float" office:value="5.800629" calcext:value-type="float">
            <text:p>5.800629</text:p>
          </table:table-cell>
          <table:table-cell office:value-type="float" office:value="4.350677" calcext:value-type="float">
            <text:p>4.350677</text:p>
          </table:table-cell>
          <table:table-cell office:value-type="float" office:value="5.20694" calcext:value-type="float">
            <text:p>5.20694</text:p>
          </table:table-cell>
          <table:table-cell office:value-type="float" office:value="4.403809" calcext:value-type="float">
            <text:p>4.403809</text:p>
          </table:table-cell>
          <table:table-cell office:value-type="float" office:value="4.771484" calcext:value-type="float">
            <text:p>4.771484</text:p>
          </table:table-cell>
          <table:table-cell office:value-type="float" office:value="4.266479" calcext:value-type="float">
            <text:p>4.266479</text:p>
          </table:table-cell>
          <table:table-cell office:value-type="float" office:value="4.159912" calcext:value-type="float">
            <text:p>4.159912</text:p>
          </table:table-cell>
          <table:table-cell office:value-type="float" office:value="3.767456" calcext:value-type="float">
            <text:p>3.767456</text:p>
          </table:table-cell>
          <table:table-cell office:value-type="float" office:value="3.868683" calcext:value-type="float">
            <text:p>3.868683</text:p>
          </table:table-cell>
          <table:table-cell office:value-type="float" office:value="3.585938" calcext:value-type="float">
            <text:p>3.585938</text:p>
          </table:table-cell>
          <table:table-cell office:value-type="float" office:value="4.267365" calcext:value-type="float">
            <text:p>4.267365</text:p>
          </table:table-cell>
          <table:table-cell office:value-type="float" office:value="4.160736" calcext:value-type="float">
            <text:p>4.160736</text:p>
          </table:table-cell>
          <table:table-cell office:value-type="float" office:value="5.022064" calcext:value-type="float">
            <text:p>5.022064</text:p>
          </table:table-cell>
          <table:table-cell office:value-type="float" office:value="5.013" calcext:value-type="float">
            <text:p>5.013</text:p>
          </table:table-cell>
          <table:table-cell office:value-type="float" office:value="5.855621" calcext:value-type="float">
            <text:p>5.855621</text:p>
          </table:table-cell>
          <table:table-cell office:value-type="float" office:value="5.813751" calcext:value-type="float">
            <text:p>5.813751</text:p>
          </table:table-cell>
          <table:table-cell office:value-type="float" office:value="6.624847" calcext:value-type="float">
            <text:p>6.624847</text:p>
          </table:table-cell>
          <table:table-cell office:value-type="float" office:value="6.565369" calcext:value-type="float">
            <text:p>6.565369</text:p>
          </table:table-cell>
          <table:table-cell office:value-type="float" office:value="7.108307" calcext:value-type="float">
            <text:p>7.108307</text:p>
          </table:table-cell>
          <table:table-cell office:value-type="float" office:value="7.047211" calcext:value-type="float">
            <text:p>7.047211</text:p>
          </table:table-cell>
          <table:table-cell office:value-type="float" office:value="23.1644" calcext:value-type="float">
            <text:p>23.1644</text:p>
          </table:table-cell>
          <table:table-cell office:value-type="float" office:value="-0.09555054" calcext:value-type="float">
            <text:p>-0.095550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2" calcext:value-type="float">
            <text:p>19022002</text:p>
          </table:table-cell>
          <table:table-cell office:value-type="float" office:value="3.14568" calcext:value-type="float">
            <text:p>3.14568</text:p>
          </table:table-cell>
          <table:table-cell office:value-type="float" office:value="9.75" calcext:value-type="float">
            <text:p>9.75</text:p>
          </table:table-cell>
          <table:table-cell office:value-type="float" office:value="2.12" calcext:value-type="float">
            <text:p>2.12</text:p>
          </table:table-cell>
          <table:table-cell office:value-type="float" office:value="1.060153" calcext:value-type="float">
            <text:p>1.060153</text:p>
          </table:table-cell>
          <table:table-cell office:value-type="float" office:value="0.6270349" calcext:value-type="float">
            <text:p>0.6270349</text:p>
          </table:table-cell>
          <table:table-cell office:value-type="float" office:value="410.004" calcext:value-type="float">
            <text:p>410.004</text:p>
          </table:table-cell>
          <table:table-cell office:value-type="float" office:value="0" calcext:value-type="float">
            <text:p>0</text:p>
          </table:table-cell>
          <table:table-cell office:value-type="float" office:value="6.482788" calcext:value-type="float">
            <text:p>6.482788</text:p>
          </table:table-cell>
          <table:table-cell office:value-type="float" office:value="1.584442" calcext:value-type="float">
            <text:p>1.584442</text:p>
          </table:table-cell>
          <table:table-cell office:value-type="float" office:value="5.811951" calcext:value-type="float">
            <text:p>5.811951</text:p>
          </table:table-cell>
          <table:table-cell office:value-type="float" office:value="2.98999" calcext:value-type="float">
            <text:p>2.98999</text:p>
          </table:table-cell>
          <table:table-cell office:value-type="float" office:value="5.729645" calcext:value-type="float">
            <text:p>5.729645</text:p>
          </table:table-cell>
          <table:table-cell office:value-type="float" office:value="3.833221" calcext:value-type="float">
            <text:p>3.833221</text:p>
          </table:table-cell>
          <table:table-cell office:value-type="float" office:value="5.687073" calcext:value-type="float">
            <text:p>5.687073</text:p>
          </table:table-cell>
          <table:table-cell office:value-type="float" office:value="4.350647" calcext:value-type="float">
            <text:p>4.350647</text:p>
          </table:table-cell>
          <table:table-cell office:value-type="float" office:value="5.50177" calcext:value-type="float">
            <text:p>5.50177</text:p>
          </table:table-cell>
          <table:table-cell office:value-type="float" office:value="4.54541" calcext:value-type="float">
            <text:p>4.54541</text:p>
          </table:table-cell>
          <table:table-cell office:value-type="float" office:value="5.195618" calcext:value-type="float">
            <text:p>5.195618</text:p>
          </table:table-cell>
          <table:table-cell office:value-type="float" office:value="4.679688" calcext:value-type="float">
            <text:p>4.679688</text:p>
          </table:table-cell>
          <table:table-cell office:value-type="float" office:value="4.791748" calcext:value-type="float">
            <text:p>4.791748</text:p>
          </table:table-cell>
          <table:table-cell office:value-type="float" office:value="4.611145" calcext:value-type="float">
            <text:p>4.611145</text:p>
          </table:table-cell>
          <table:table-cell office:value-type="float" office:value="4.395905" calcext:value-type="float">
            <text:p>4.395905</text:p>
          </table:table-cell>
          <table:table-cell office:value-type="float" office:value="4.165283" calcext:value-type="float">
            <text:p>4.165283</text:p>
          </table:table-cell>
          <table:table-cell office:value-type="float" office:value="4.128632" calcext:value-type="float">
            <text:p>4.128632</text:p>
          </table:table-cell>
          <table:table-cell office:value-type="float" office:value="3.871582" calcext:value-type="float">
            <text:p>3.871582</text:p>
          </table:table-cell>
          <table:table-cell office:value-type="float" office:value="4.3909" calcext:value-type="float">
            <text:p>4.3909</text:p>
          </table:table-cell>
          <table:table-cell office:value-type="float" office:value="4.268585" calcext:value-type="float">
            <text:p>4.268585</text:p>
          </table:table-cell>
          <table:table-cell office:value-type="float" office:value="5.049683" calcext:value-type="float">
            <text:p>5.049683</text:p>
          </table:table-cell>
          <table:table-cell office:value-type="float" office:value="5.022247" calcext:value-type="float">
            <text:p>5.022247</text:p>
          </table:table-cell>
          <table:table-cell office:value-type="float" office:value="5.813354" calcext:value-type="float">
            <text:p>5.813354</text:p>
          </table:table-cell>
          <table:table-cell office:value-type="float" office:value="5.782654" calcext:value-type="float">
            <text:p>5.782654</text:p>
          </table:table-cell>
          <table:table-cell office:value-type="float" office:value="6.564789" calcext:value-type="float">
            <text:p>6.564789</text:p>
          </table:table-cell>
          <table:table-cell office:value-type="float" office:value="6.509644" calcext:value-type="float">
            <text:p>6.509644</text:p>
          </table:table-cell>
          <table:table-cell office:value-type="float" office:value="7.04657" calcext:value-type="float">
            <text:p>7.04657</text:p>
          </table:table-cell>
          <table:table-cell office:value-type="float" office:value="6.98703" calcext:value-type="float">
            <text:p>6.98703</text:p>
          </table:table-cell>
          <table:table-cell office:value-type="float" office:value="7.605103" calcext:value-type="float">
            <text:p>7.605103</text:p>
          </table:table-cell>
          <table:table-cell office:value-type="float" office:value="-1.524658" calcext:value-type="float">
            <text:p>-1.5246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2" calcext:value-type="float">
            <text:p>20022002</text:p>
          </table:table-cell>
          <table:table-cell office:value-type="float" office:value="7.8678" calcext:value-type="float">
            <text:p>7.8678</text:p>
          </table:table-cell>
          <table:table-cell office:value-type="float" office:value="7.14" calcext:value-type="float">
            <text:p>7.14</text:p>
          </table:table-cell>
          <table:table-cell office:value-type="float" office:value="0.26" calcext:value-type="float">
            <text:p>0.26</text:p>
          </table:table-cell>
          <table:table-cell office:value-type="float" office:value="0.8244073" calcext:value-type="float">
            <text:p>0.8244073</text:p>
          </table:table-cell>
          <table:table-cell office:value-type="float" office:value="0.5492404" calcext:value-type="float">
            <text:p>0.5492404</text:p>
          </table:table-cell>
          <table:table-cell office:value-type="float" office:value="457.452" calcext:value-type="float">
            <text:p>457.452</text:p>
          </table:table-cell>
          <table:table-cell office:value-type="float" office:value="0" calcext:value-type="float">
            <text:p>0</text:p>
          </table:table-cell>
          <table:table-cell office:value-type="float" office:value="12.95599" calcext:value-type="float">
            <text:p>12.95599</text:p>
          </table:table-cell>
          <table:table-cell office:value-type="float" office:value="0.2342224" calcext:value-type="float">
            <text:p>0.2342224</text:p>
          </table:table-cell>
          <table:table-cell office:value-type="float" office:value="8.537628" calcext:value-type="float">
            <text:p>8.537628</text:p>
          </table:table-cell>
          <table:table-cell office:value-type="float" office:value="1.468567" calcext:value-type="float">
            <text:p>1.468567</text:p>
          </table:table-cell>
          <table:table-cell office:value-type="float" office:value="6.668243" calcext:value-type="float">
            <text:p>6.668243</text:p>
          </table:table-cell>
          <table:table-cell office:value-type="float" office:value="2.375763" calcext:value-type="float">
            <text:p>2.375763</text:p>
          </table:table-cell>
          <table:table-cell office:value-type="float" office:value="5.633972" calcext:value-type="float">
            <text:p>5.633972</text:p>
          </table:table-cell>
          <table:table-cell office:value-type="float" office:value="3.09491" calcext:value-type="float">
            <text:p>3.09491</text:p>
          </table:table-cell>
          <table:table-cell office:value-type="float" office:value="5.105591" calcext:value-type="float">
            <text:p>5.105591</text:p>
          </table:table-cell>
          <table:table-cell office:value-type="float" office:value="3.505829" calcext:value-type="float">
            <text:p>3.505829</text:p>
          </table:table-cell>
          <table:table-cell office:value-type="float" office:value="4.677551" calcext:value-type="float">
            <text:p>4.677551</text:p>
          </table:table-cell>
          <table:table-cell office:value-type="float" office:value="3.883667" calcext:value-type="float">
            <text:p>3.883667</text:p>
          </table:table-cell>
          <table:table-cell office:value-type="float" office:value="4.60611" calcext:value-type="float">
            <text:p>4.60611</text:p>
          </table:table-cell>
          <table:table-cell office:value-type="float" office:value="4.084534" calcext:value-type="float">
            <text:p>4.084534</text:p>
          </table:table-cell>
          <table:table-cell office:value-type="float" office:value="4.400757" calcext:value-type="float">
            <text:p>4.400757</text:p>
          </table:table-cell>
          <table:table-cell office:value-type="float" office:value="4.2742" calcext:value-type="float">
            <text:p>4.2742</text:p>
          </table:table-cell>
          <table:table-cell office:value-type="float" office:value="4.272217" calcext:value-type="float">
            <text:p>4.272217</text:p>
          </table:table-cell>
          <table:table-cell office:value-type="float" office:value="4.13089" calcext:value-type="float">
            <text:p>4.13089</text:p>
          </table:table-cell>
          <table:table-cell office:value-type="float" office:value="4.511169" calcext:value-type="float">
            <text:p>4.511169</text:p>
          </table:table-cell>
          <table:table-cell office:value-type="float" office:value="4.392212" calcext:value-type="float">
            <text:p>4.392212</text:p>
          </table:table-cell>
          <table:table-cell office:value-type="float" office:value="5.090027" calcext:value-type="float">
            <text:p>5.090027</text:p>
          </table:table-cell>
          <table:table-cell office:value-type="float" office:value="5.050018" calcext:value-type="float">
            <text:p>5.050018</text:p>
          </table:table-cell>
          <table:table-cell office:value-type="float" office:value="5.78241" calcext:value-type="float">
            <text:p>5.78241</text:p>
          </table:table-cell>
          <table:table-cell office:value-type="float" office:value="5.76178" calcext:value-type="float">
            <text:p>5.76178</text:p>
          </table:table-cell>
          <table:table-cell office:value-type="float" office:value="6.509064" calcext:value-type="float">
            <text:p>6.509064</text:p>
          </table:table-cell>
          <table:table-cell office:value-type="float" office:value="6.459412" calcext:value-type="float">
            <text:p>6.459412</text:p>
          </table:table-cell>
          <table:table-cell office:value-type="float" office:value="6.986389" calcext:value-type="float">
            <text:p>6.986389</text:p>
          </table:table-cell>
          <table:table-cell office:value-type="float" office:value="6.92981" calcext:value-type="float">
            <text:p>6.92981</text:p>
          </table:table-cell>
          <table:table-cell office:value-type="float" office:value="19.58795" calcext:value-type="float">
            <text:p>19.58795</text:p>
          </table:table-cell>
          <table:table-cell office:value-type="float" office:value="-3.131256" calcext:value-type="float">
            <text:p>-3.1312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2" calcext:value-type="float">
            <text:p>21022002</text:p>
          </table:table-cell>
          <table:table-cell office:value-type="float" office:value="15.69201" calcext:value-type="float">
            <text:p>15.69201</text:p>
          </table:table-cell>
          <table:table-cell office:value-type="float" office:value="8.34" calcext:value-type="float">
            <text:p>8.34</text:p>
          </table:table-cell>
          <table:table-cell office:value-type="float" office:value="-1.93" calcext:value-type="float">
            <text:p>-1.93</text:p>
          </table:table-cell>
          <table:table-cell office:value-type="float" office:value="0.7946108" calcext:value-type="float">
            <text:p>0.7946108</text:p>
          </table:table-cell>
          <table:table-cell office:value-type="float" office:value="0.4688298" calcext:value-type="float">
            <text:p>0.4688298</text:p>
          </table:table-cell>
          <table:table-cell office:value-type="float" office:value="396.432" calcext:value-type="float">
            <text:p>396.432</text:p>
          </table:table-cell>
          <table:table-cell office:value-type="float" office:value="0" calcext:value-type="float">
            <text:p>0</text:p>
          </table:table-cell>
          <table:table-cell office:value-type="float" office:value="17.36615" calcext:value-type="float">
            <text:p>17.36615</text:p>
          </table:table-cell>
          <table:table-cell office:value-type="float" office:value="-1.110168" calcext:value-type="float">
            <text:p>-1.110168</text:p>
          </table:table-cell>
          <table:table-cell office:value-type="float" office:value="12.09518" calcext:value-type="float">
            <text:p>12.09518</text:p>
          </table:table-cell>
          <table:table-cell office:value-type="float" office:value="0.5302429" calcext:value-type="float">
            <text:p>0.5302429</text:p>
          </table:table-cell>
          <table:table-cell office:value-type="float" office:value="9.286957" calcext:value-type="float">
            <text:p>9.286957</text:p>
          </table:table-cell>
          <table:table-cell office:value-type="float" office:value="1.712982" calcext:value-type="float">
            <text:p>1.712982</text:p>
          </table:table-cell>
          <table:table-cell office:value-type="float" office:value="7.336884" calcext:value-type="float">
            <text:p>7.336884</text:p>
          </table:table-cell>
          <table:table-cell office:value-type="float" office:value="2.643524" calcext:value-type="float">
            <text:p>2.643524</text:p>
          </table:table-cell>
          <table:table-cell office:value-type="float" office:value="6.278259" calcext:value-type="float">
            <text:p>6.278259</text:p>
          </table:table-cell>
          <table:table-cell office:value-type="float" office:value="3.183746" calcext:value-type="float">
            <text:p>3.183746</text:p>
          </table:table-cell>
          <table:table-cell office:value-type="float" office:value="5.404175" calcext:value-type="float">
            <text:p>5.404175</text:p>
          </table:table-cell>
          <table:table-cell office:value-type="float" office:value="3.697754" calcext:value-type="float">
            <text:p>3.697754</text:p>
          </table:table-cell>
          <table:table-cell office:value-type="float" office:value="4.947937" calcext:value-type="float">
            <text:p>4.947937</text:p>
          </table:table-cell>
          <table:table-cell office:value-type="float" office:value="3.97049" calcext:value-type="float">
            <text:p>3.97049</text:p>
          </table:table-cell>
          <table:table-cell office:value-type="float" office:value="4.379913" calcext:value-type="float">
            <text:p>4.379913</text:p>
          </table:table-cell>
          <table:table-cell office:value-type="float" office:value="4.241028" calcext:value-type="float">
            <text:p>4.241028</text:p>
          </table:table-cell>
          <table:table-cell office:value-type="float" office:value="4.35199" calcext:value-type="float">
            <text:p>4.35199</text:p>
          </table:table-cell>
          <table:table-cell office:value-type="float" office:value="4.273254" calcext:value-type="float">
            <text:p>4.273254</text:p>
          </table:table-cell>
          <table:table-cell office:value-type="float" office:value="4.6091" calcext:value-type="float">
            <text:p>4.6091</text:p>
          </table:table-cell>
          <table:table-cell office:value-type="float" office:value="4.51236" calcext:value-type="float">
            <text:p>4.51236</text:p>
          </table:table-cell>
          <table:table-cell office:value-type="float" office:value="5.133789" calcext:value-type="float">
            <text:p>5.133789</text:p>
          </table:table-cell>
          <table:table-cell office:value-type="float" office:value="5.090515" calcext:value-type="float">
            <text:p>5.090515</text:p>
          </table:table-cell>
          <table:table-cell office:value-type="float" office:value="5.761658" calcext:value-type="float">
            <text:p>5.761658</text:p>
          </table:table-cell>
          <table:table-cell office:value-type="float" office:value="5.750153" calcext:value-type="float">
            <text:p>5.750153</text:p>
          </table:table-cell>
          <table:table-cell office:value-type="float" office:value="6.458923" calcext:value-type="float">
            <text:p>6.458923</text:p>
          </table:table-cell>
          <table:table-cell office:value-type="float" office:value="6.414856" calcext:value-type="float">
            <text:p>6.414856</text:p>
          </table:table-cell>
          <table:table-cell office:value-type="float" office:value="6.92926" calcext:value-type="float">
            <text:p>6.92926</text:p>
          </table:table-cell>
          <table:table-cell office:value-type="float" office:value="6.876068" calcext:value-type="float">
            <text:p>6.876068</text:p>
          </table:table-cell>
          <table:table-cell office:value-type="float" office:value="30.21344" calcext:value-type="float">
            <text:p>30.21344</text:p>
          </table:table-cell>
          <table:table-cell office:value-type="float" office:value="-5.487305" calcext:value-type="float">
            <text:p>-5.4873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2" calcext:value-type="float">
            <text:p>22022002</text:p>
          </table:table-cell>
          <table:table-cell office:value-type="float" office:value="11.394" calcext:value-type="float">
            <text:p>11.394</text:p>
          </table:table-cell>
          <table:table-cell office:value-type="float" office:value="10.55" calcext:value-type="float">
            <text:p>10.55</text:p>
          </table:table-cell>
          <table:table-cell office:value-type="float" office:value="-6.17" calcext:value-type="float">
            <text:p>-6.17</text:p>
          </table:table-cell>
          <table:table-cell office:value-type="float" office:value="0.8264996" calcext:value-type="float">
            <text:p>0.8264996</text:p>
          </table:table-cell>
          <table:table-cell office:value-type="float" office:value="0.3425379" calcext:value-type="float">
            <text:p>0.3425379</text:p>
          </table:table-cell>
          <table:table-cell office:value-type="float" office:value="291.024" calcext:value-type="float">
            <text:p>291.024</text:p>
          </table:table-cell>
          <table:table-cell office:value-type="float" office:value="0" calcext:value-type="float">
            <text:p>0</text:p>
          </table:table-cell>
          <table:table-cell office:value-type="float" office:value="14.63333" calcext:value-type="float">
            <text:p>14.63333</text:p>
          </table:table-cell>
          <table:table-cell office:value-type="float" office:value="-2.289246" calcext:value-type="float">
            <text:p>-2.289246</text:p>
          </table:table-cell>
          <table:table-cell office:value-type="float" office:value="9.890137" calcext:value-type="float">
            <text:p>9.890137</text:p>
          </table:table-cell>
          <table:table-cell office:value-type="float" office:value="0.1670227" calcext:value-type="float">
            <text:p>0.1670227</text:p>
          </table:table-cell>
          <table:table-cell office:value-type="float" office:value="7.828766" calcext:value-type="float">
            <text:p>7.828766</text:p>
          </table:table-cell>
          <table:table-cell office:value-type="float" office:value="1.749237" calcext:value-type="float">
            <text:p>1.749237</text:p>
          </table:table-cell>
          <table:table-cell office:value-type="float" office:value="6.480804" calcext:value-type="float">
            <text:p>6.480804</text:p>
          </table:table-cell>
          <table:table-cell office:value-type="float" office:value="2.900208" calcext:value-type="float">
            <text:p>2.900208</text:p>
          </table:table-cell>
          <table:table-cell office:value-type="float" office:value="5.768707" calcext:value-type="float">
            <text:p>5.768707</text:p>
          </table:table-cell>
          <table:table-cell office:value-type="float" office:value="3.525909" calcext:value-type="float">
            <text:p>3.525909</text:p>
          </table:table-cell>
          <table:table-cell office:value-type="float" office:value="5.347168" calcext:value-type="float">
            <text:p>5.347168</text:p>
          </table:table-cell>
          <table:table-cell office:value-type="float" office:value="4.061218" calcext:value-type="float">
            <text:p>4.061218</text:p>
          </table:table-cell>
          <table:table-cell office:value-type="float" office:value="4.958618" calcext:value-type="float">
            <text:p>4.958618</text:p>
          </table:table-cell>
          <table:table-cell office:value-type="float" office:value="4.276093" calcext:value-type="float">
            <text:p>4.276093</text:p>
          </table:table-cell>
          <table:table-cell office:value-type="float" office:value="4.52066" calcext:value-type="float">
            <text:p>4.52066</text:p>
          </table:table-cell>
          <table:table-cell office:value-type="float" office:value="4.386444" calcext:value-type="float">
            <text:p>4.386444</text:p>
          </table:table-cell>
          <table:table-cell office:value-type="float" office:value="4.465729" calcext:value-type="float">
            <text:p>4.465729</text:p>
          </table:table-cell>
          <table:table-cell office:value-type="float" office:value="4.353119" calcext:value-type="float">
            <text:p>4.353119</text:p>
          </table:table-cell>
          <table:table-cell office:value-type="float" office:value="4.694244" calcext:value-type="float">
            <text:p>4.694244</text:p>
          </table:table-cell>
          <table:table-cell office:value-type="float" office:value="4.610016" calcext:value-type="float">
            <text:p>4.610016</text:p>
          </table:table-cell>
          <table:table-cell office:value-type="float" office:value="5.175323" calcext:value-type="float">
            <text:p>5.175323</text:p>
          </table:table-cell>
          <table:table-cell office:value-type="float" office:value="5.134216" calcext:value-type="float">
            <text:p>5.134216</text:p>
          </table:table-cell>
          <table:table-cell office:value-type="float" office:value="5.750031" calcext:value-type="float">
            <text:p>5.750031</text:p>
          </table:table-cell>
          <table:table-cell office:value-type="float" office:value="5.744659" calcext:value-type="float">
            <text:p>5.744659</text:p>
          </table:table-cell>
          <table:table-cell office:value-type="float" office:value="6.414398" calcext:value-type="float">
            <text:p>6.414398</text:p>
          </table:table-cell>
          <table:table-cell office:value-type="float" office:value="6.376251" calcext:value-type="float">
            <text:p>6.376251</text:p>
          </table:table-cell>
          <table:table-cell office:value-type="float" office:value="6.875519" calcext:value-type="float">
            <text:p>6.875519</text:p>
          </table:table-cell>
          <table:table-cell office:value-type="float" office:value="6.826569" calcext:value-type="float">
            <text:p>6.826569</text:p>
          </table:table-cell>
          <table:table-cell office:value-type="float" office:value="25.74252" calcext:value-type="float">
            <text:p>25.74252</text:p>
          </table:table-cell>
          <table:table-cell office:value-type="float" office:value="-9.53418" calcext:value-type="float">
            <text:p>-9.534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2" calcext:value-type="float">
            <text:p>23022002</text:p>
          </table:table-cell>
          <table:table-cell office:value-type="float" office:value="14.4666" calcext:value-type="float">
            <text:p>14.4666</text:p>
          </table:table-cell>
          <table:table-cell office:value-type="float" office:value="20.23" calcext:value-type="float">
            <text:p>20.23</text:p>
          </table:table-cell>
          <table:table-cell office:value-type="float" office:value="0.62" calcext:value-type="float">
            <text:p>0.62</text:p>
          </table:table-cell>
          <table:table-cell office:value-type="float" office:value="0.9243882" calcext:value-type="float">
            <text:p>0.9243882</text:p>
          </table:table-cell>
          <table:table-cell office:value-type="float" office:value="0.5635828" calcext:value-type="float">
            <text:p>0.5635828</text:p>
          </table:table-cell>
          <table:table-cell office:value-type="float" office:value="226.584" calcext:value-type="float">
            <text:p>226.584</text:p>
          </table:table-cell>
          <table:table-cell office:value-type="float" office:value="0" calcext:value-type="float">
            <text:p>0</text:p>
          </table:table-cell>
          <table:table-cell office:value-type="float" office:value="20.25854" calcext:value-type="float">
            <text:p>20.25854</text:p>
          </table:table-cell>
          <table:table-cell office:value-type="float" office:value="0.5347595" calcext:value-type="float">
            <text:p>0.5347595</text:p>
          </table:table-cell>
          <table:table-cell office:value-type="float" office:value="14.18796" calcext:value-type="float">
            <text:p>14.18796</text:p>
          </table:table-cell>
          <table:table-cell office:value-type="float" office:value="2.150391" calcext:value-type="float">
            <text:p>2.150391</text:p>
          </table:table-cell>
          <table:table-cell office:value-type="float" office:value="11.06174" calcext:value-type="float">
            <text:p>11.06174</text:p>
          </table:table-cell>
          <table:table-cell office:value-type="float" office:value="3.175079" calcext:value-type="float">
            <text:p>3.175079</text:p>
          </table:table-cell>
          <table:table-cell office:value-type="float" office:value="8.820953" calcext:value-type="float">
            <text:p>8.820953</text:p>
          </table:table-cell>
          <table:table-cell office:value-type="float" office:value="3.879913" calcext:value-type="float">
            <text:p>3.879913</text:p>
          </table:table-cell>
          <table:table-cell office:value-type="float" office:value="7.569305" calcext:value-type="float">
            <text:p>7.569305</text:p>
          </table:table-cell>
          <table:table-cell office:value-type="float" office:value="4.236267" calcext:value-type="float">
            <text:p>4.236267</text:p>
          </table:table-cell>
          <table:table-cell office:value-type="float" office:value="6.534302" calcext:value-type="float">
            <text:p>6.534302</text:p>
          </table:table-cell>
          <table:table-cell office:value-type="float" office:value="4.536041" calcext:value-type="float">
            <text:p>4.536041</text:p>
          </table:table-cell>
          <table:table-cell office:value-type="float" office:value="5.782318" calcext:value-type="float">
            <text:p>5.782318</text:p>
          </table:table-cell>
          <table:table-cell office:value-type="float" office:value="4.606628" calcext:value-type="float">
            <text:p>4.606628</text:p>
          </table:table-cell>
          <table:table-cell office:value-type="float" office:value="4.837494" calcext:value-type="float">
            <text:p>4.837494</text:p>
          </table:table-cell>
          <table:table-cell office:value-type="float" office:value="4.52475" calcext:value-type="float">
            <text:p>4.52475</text:p>
          </table:table-cell>
          <table:table-cell office:value-type="float" office:value="4.590088" calcext:value-type="float">
            <text:p>4.590088</text:p>
          </table:table-cell>
          <table:table-cell office:value-type="float" office:value="4.466827" calcext:value-type="float">
            <text:p>4.466827</text:p>
          </table:table-cell>
          <table:table-cell office:value-type="float" office:value="4.775391" calcext:value-type="float">
            <text:p>4.775391</text:p>
          </table:table-cell>
          <table:table-cell office:value-type="float" office:value="4.695068" calcext:value-type="float">
            <text:p>4.695068</text:p>
          </table:table-cell>
          <table:table-cell office:value-type="float" office:value="5.215576" calcext:value-type="float">
            <text:p>5.215576</text:p>
          </table:table-cell>
          <table:table-cell office:value-type="float" office:value="5.17572" calcext:value-type="float">
            <text:p>5.17572</text:p>
          </table:table-cell>
          <table:table-cell office:value-type="float" office:value="5.744629" calcext:value-type="float">
            <text:p>5.744629</text:p>
          </table:table-cell>
          <table:table-cell office:value-type="float" office:value="5.743103" calcext:value-type="float">
            <text:p>5.743103</text:p>
          </table:table-cell>
          <table:table-cell office:value-type="float" office:value="6.375885" calcext:value-type="float">
            <text:p>6.375885</text:p>
          </table:table-cell>
          <table:table-cell office:value-type="float" office:value="6.342773" calcext:value-type="float">
            <text:p>6.342773</text:p>
          </table:table-cell>
          <table:table-cell office:value-type="float" office:value="6.82605" calcext:value-type="float">
            <text:p>6.82605</text:p>
          </table:table-cell>
          <table:table-cell office:value-type="float" office:value="6.781006" calcext:value-type="float">
            <text:p>6.781006</text:p>
          </table:table-cell>
          <table:table-cell office:value-type="float" office:value="39.79016" calcext:value-type="float">
            <text:p>39.79016</text:p>
          </table:table-cell>
          <table:table-cell office:value-type="float" office:value="-3.770294" calcext:value-type="float">
            <text:p>-3.7702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2" calcext:value-type="float">
            <text:p>24022002</text:p>
          </table:table-cell>
          <table:table-cell office:value-type="float" office:value="3.506043" calcext:value-type="float">
            <text:p>3.506043</text:p>
          </table:table-cell>
          <table:table-cell office:value-type="float" office:value="8.72" calcext:value-type="float">
            <text:p>8.72</text:p>
          </table:table-cell>
          <table:table-cell office:value-type="float" office:value="-4.3" calcext:value-type="float">
            <text:p>-4.3</text:p>
          </table:table-cell>
          <table:table-cell office:value-type="float" office:value="0.8870552" calcext:value-type="float">
            <text:p>0.8870552</text:p>
          </table:table-cell>
          <table:table-cell office:value-type="float" office:value="0.3938722" calcext:value-type="float">
            <text:p>0.3938722</text:p>
          </table:table-cell>
          <table:table-cell office:value-type="float" office:value="547.596" calcext:value-type="float">
            <text:p>547.596</text:p>
          </table:table-cell>
          <table:table-cell office:value-type="float" office:value="0" calcext:value-type="float">
            <text:p>0</text:p>
          </table:table-cell>
          <table:table-cell office:value-type="float" office:value="9.010864" calcext:value-type="float">
            <text:p>9.010864</text:p>
          </table:table-cell>
          <table:table-cell office:value-type="float" office:value="-0.9397278" calcext:value-type="float">
            <text:p>-0.9397278</text:p>
          </table:table-cell>
          <table:table-cell office:value-type="float" office:value="7.531006" calcext:value-type="float">
            <text:p>7.531006</text:p>
          </table:table-cell>
          <table:table-cell office:value-type="float" office:value="1.514648" calcext:value-type="float">
            <text:p>1.514648</text:p>
          </table:table-cell>
          <table:table-cell office:value-type="float" office:value="7.704895" calcext:value-type="float">
            <text:p>7.704895</text:p>
          </table:table-cell>
          <table:table-cell office:value-type="float" office:value="3.109314" calcext:value-type="float">
            <text:p>3.109314</text:p>
          </table:table-cell>
          <table:table-cell office:value-type="float" office:value="7.575653" calcext:value-type="float">
            <text:p>7.575653</text:p>
          </table:table-cell>
          <table:table-cell office:value-type="float" office:value="4.294983" calcext:value-type="float">
            <text:p>4.294983</text:p>
          </table:table-cell>
          <table:table-cell office:value-type="float" office:value="7.171509" calcext:value-type="float">
            <text:p>7.171509</text:p>
          </table:table-cell>
          <table:table-cell office:value-type="float" office:value="4.880585" calcext:value-type="float">
            <text:p>4.880585</text:p>
          </table:table-cell>
          <table:table-cell office:value-type="float" office:value="6.535034" calcext:value-type="float">
            <text:p>6.535034</text:p>
          </table:table-cell>
          <table:table-cell office:value-type="float" office:value="5.410828" calcext:value-type="float">
            <text:p>5.410828</text:p>
          </table:table-cell>
          <table:table-cell office:value-type="float" office:value="5.879303" calcext:value-type="float">
            <text:p>5.879303</text:p>
          </table:table-cell>
          <table:table-cell office:value-type="float" office:value="5.483398" calcext:value-type="float">
            <text:p>5.483398</text:p>
          </table:table-cell>
          <table:table-cell office:value-type="float" office:value="5.271393" calcext:value-type="float">
            <text:p>5.271393</text:p>
          </table:table-cell>
          <table:table-cell office:value-type="float" office:value="4.847107" calcext:value-type="float">
            <text:p>4.847107</text:p>
          </table:table-cell>
          <table:table-cell office:value-type="float" office:value="4.82782" calcext:value-type="float">
            <text:p>4.82782</text:p>
          </table:table-cell>
          <table:table-cell office:value-type="float" office:value="4.59198" calcext:value-type="float">
            <text:p>4.59198</text:p>
          </table:table-cell>
          <table:table-cell office:value-type="float" office:value="4.870422" calcext:value-type="float">
            <text:p>4.870422</text:p>
          </table:table-cell>
          <table:table-cell office:value-type="float" office:value="4.776245" calcext:value-type="float">
            <text:p>4.776245</text:p>
          </table:table-cell>
          <table:table-cell office:value-type="float" office:value="5.257996" calcext:value-type="float">
            <text:p>5.257996</text:p>
          </table:table-cell>
          <table:table-cell office:value-type="float" office:value="5.216034" calcext:value-type="float">
            <text:p>5.216034</text:p>
          </table:table-cell>
          <table:table-cell office:value-type="float" office:value="5.745667" calcext:value-type="float">
            <text:p>5.745667</text:p>
          </table:table-cell>
          <table:table-cell office:value-type="float" office:value="5.743195" calcext:value-type="float">
            <text:p>5.743195</text:p>
          </table:table-cell>
          <table:table-cell office:value-type="float" office:value="6.342438" calcext:value-type="float">
            <text:p>6.342438</text:p>
          </table:table-cell>
          <table:table-cell office:value-type="float" office:value="6.314056" calcext:value-type="float">
            <text:p>6.314056</text:p>
          </table:table-cell>
          <table:table-cell office:value-type="float" office:value="6.780579" calcext:value-type="float">
            <text:p>6.780579</text:p>
          </table:table-cell>
          <table:table-cell office:value-type="float" office:value="6.739868" calcext:value-type="float">
            <text:p>6.739868</text:p>
          </table:table-cell>
          <table:table-cell office:value-type="float" office:value="10.8183" calcext:value-type="float">
            <text:p>10.8183</text:p>
          </table:table-cell>
          <table:table-cell office:value-type="float" office:value="-7.127808" calcext:value-type="float">
            <text:p>-7.1278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2" calcext:value-type="float">
            <text:p>25022002</text:p>
          </table:table-cell>
          <table:table-cell office:value-type="float" office:value="9.813603" calcext:value-type="float">
            <text:p>9.813603</text:p>
          </table:table-cell>
          <table:table-cell office:value-type="float" office:value="-4.38" calcext:value-type="float">
            <text:p>-4.38</text:p>
          </table:table-cell>
          <table:table-cell office:value-type="float" office:value="-11.3" calcext:value-type="float">
            <text:p>-11.3</text:p>
          </table:table-cell>
          <table:table-cell office:value-type="float" office:value="0.3915413" calcext:value-type="float">
            <text:p>0.3915413</text:p>
          </table:table-cell>
          <table:table-cell office:value-type="float" office:value="0.2311484" calcext:value-type="float">
            <text:p>0.2311484</text:p>
          </table:table-cell>
          <table:table-cell office:value-type="float" office:value="737.1" calcext:value-type="float">
            <text:p>737.1</text:p>
          </table:table-cell>
          <table:table-cell office:value-type="float" office:value="0.4" calcext:value-type="float">
            <text:p>0.4</text:p>
          </table:table-cell>
          <table:table-cell office:value-type="float" office:value="7.961853" calcext:value-type="float">
            <text:p>7.961853</text:p>
          </table:table-cell>
          <table:table-cell office:value-type="float" office:value="-4.185974" calcext:value-type="float">
            <text:p>-4.185974</text:p>
          </table:table-cell>
          <table:table-cell office:value-type="float" office:value="5.045868" calcext:value-type="float">
            <text:p>5.045868</text:p>
          </table:table-cell>
          <table:table-cell office:value-type="float" office:value="-0.5232544" calcext:value-type="float">
            <text:p>-0.5232544</text:p>
          </table:table-cell>
          <table:table-cell office:value-type="float" office:value="4.277344" calcext:value-type="float">
            <text:p>4.277344</text:p>
          </table:table-cell>
          <table:table-cell office:value-type="float" office:value="0.8875732" calcext:value-type="float">
            <text:p>0.8875732</text:p>
          </table:table-cell>
          <table:table-cell office:value-type="float" office:value="4.227478" calcext:value-type="float">
            <text:p>4.227478</text:p>
          </table:table-cell>
          <table:table-cell office:value-type="float" office:value="2.189148" calcext:value-type="float">
            <text:p>2.189148</text:p>
          </table:table-cell>
          <table:table-cell office:value-type="float" office:value="4.829346" calcext:value-type="float">
            <text:p>4.829346</text:p>
          </table:table-cell>
          <table:table-cell office:value-type="float" office:value="2.9776" calcext:value-type="float">
            <text:p>2.9776</text:p>
          </table:table-cell>
          <table:table-cell office:value-type="float" office:value="5.379456" calcext:value-type="float">
            <text:p>5.379456</text:p>
          </table:table-cell>
          <table:table-cell office:value-type="float" office:value="3.806732" calcext:value-type="float">
            <text:p>3.806732</text:p>
          </table:table-cell>
          <table:table-cell office:value-type="float" office:value="5.467346" calcext:value-type="float">
            <text:p>5.467346</text:p>
          </table:table-cell>
          <table:table-cell office:value-type="float" office:value="4.289062" calcext:value-type="float">
            <text:p>4.289062</text:p>
          </table:table-cell>
          <table:table-cell office:value-type="float" office:value="5.270569" calcext:value-type="float">
            <text:p>5.270569</text:p>
          </table:table-cell>
          <table:table-cell office:value-type="float" office:value="4.772614" calcext:value-type="float">
            <text:p>4.772614</text:p>
          </table:table-cell>
          <table:table-cell office:value-type="float" office:value="4.914642" calcext:value-type="float">
            <text:p>4.914642</text:p>
          </table:table-cell>
          <table:table-cell office:value-type="float" office:value="4.830109" calcext:value-type="float">
            <text:p>4.830109</text:p>
          </table:table-cell>
          <table:table-cell office:value-type="float" office:value="4.97226" calcext:value-type="float">
            <text:p>4.97226</text:p>
          </table:table-cell>
          <table:table-cell office:value-type="float" office:value="4.871552" calcext:value-type="float">
            <text:p>4.871552</text:p>
          </table:table-cell>
          <table:table-cell office:value-type="float" office:value="5.30719" calcext:value-type="float">
            <text:p>5.30719</text:p>
          </table:table-cell>
          <table:table-cell office:value-type="float" office:value="5.258484" calcext:value-type="float">
            <text:p>5.258484</text:p>
          </table:table-cell>
          <table:table-cell office:value-type="float" office:value="5.752319" calcext:value-type="float">
            <text:p>5.752319</text:p>
          </table:table-cell>
          <table:table-cell office:value-type="float" office:value="5.745728" calcext:value-type="float">
            <text:p>5.745728</text:p>
          </table:table-cell>
          <table:table-cell office:value-type="float" office:value="6.313782" calcext:value-type="float">
            <text:p>6.313782</text:p>
          </table:table-cell>
          <table:table-cell office:value-type="float" office:value="6.289642" calcext:value-type="float">
            <text:p>6.289642</text:p>
          </table:table-cell>
          <table:table-cell office:value-type="float" office:value="6.739471" calcext:value-type="float">
            <text:p>6.739471</text:p>
          </table:table-cell>
          <table:table-cell office:value-type="float" office:value="6.702698" calcext:value-type="float">
            <text:p>6.702698</text:p>
          </table:table-cell>
          <table:table-cell office:value-type="float" office:value="10.29199" calcext:value-type="float">
            <text:p>10.29199</text:p>
          </table:table-cell>
          <table:table-cell office:value-type="float" office:value="-12.32629" calcext:value-type="float">
            <text:p>-12.326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2" calcext:value-type="float">
            <text:p>26022002</text:p>
          </table:table-cell>
          <table:table-cell office:value-type="float" office:value="11.26296" calcext:value-type="float">
            <text:p>11.26296</text:p>
          </table:table-cell>
          <table:table-cell office:value-type="float" office:value="-7.16" calcext:value-type="float">
            <text:p>-7.16</text:p>
          </table:table-cell>
          <table:table-cell office:value-type="float" office:value="-13.82" calcext:value-type="float">
            <text:p>-13.82</text:p>
          </table:table-cell>
          <table:table-cell office:value-type="float" office:value="0.3178755" calcext:value-type="float">
            <text:p>0.3178755</text:p>
          </table:table-cell>
          <table:table-cell office:value-type="float" office:value="0.1894541" calcext:value-type="float">
            <text:p>0.1894541</text:p>
          </table:table-cell>
          <table:table-cell office:value-type="float" office:value="653.4" calcext:value-type="float">
            <text:p>653.4</text:p>
          </table:table-cell>
          <table:table-cell office:value-type="float" office:value="3" calcext:value-type="float">
            <text:p>3</text:p>
          </table:table-cell>
          <table:table-cell office:value-type="float" office:value="2.009888" calcext:value-type="float">
            <text:p>2.009888</text:p>
          </table:table-cell>
          <table:table-cell office:value-type="float" office:value="-4.934265" calcext:value-type="float">
            <text:p>-4.934265</text:p>
          </table:table-cell>
          <table:table-cell office:value-type="float" office:value="-0.002502441" calcext:value-type="float">
            <text:p>-0.002502441</text:p>
          </table:table-cell>
          <table:table-cell office:value-type="float" office:value="-0.9242249" calcext:value-type="float">
            <text:p>-0.9242249</text:p>
          </table:table-cell>
          <table:table-cell office:value-type="float" office:value="0.8500671" calcext:value-type="float">
            <text:p>0.8500671</text:p>
          </table:table-cell>
          <table:table-cell office:value-type="float" office:value="0.1676331" calcext:value-type="float">
            <text:p>0.1676331</text:p>
          </table:table-cell>
          <table:table-cell office:value-type="float" office:value="2.143402" calcext:value-type="float">
            <text:p>2.143402</text:p>
          </table:table-cell>
          <table:table-cell office:value-type="float" office:value="1.004181" calcext:value-type="float">
            <text:p>1.004181</text:p>
          </table:table-cell>
          <table:table-cell office:value-type="float" office:value="2.937408" calcext:value-type="float">
            <text:p>2.937408</text:p>
          </table:table-cell>
          <table:table-cell office:value-type="float" office:value="1.619263" calcext:value-type="float">
            <text:p>1.619263</text:p>
          </table:table-cell>
          <table:table-cell office:value-type="float" office:value="3.779053" calcext:value-type="float">
            <text:p>3.779053</text:p>
          </table:table-cell>
          <table:table-cell office:value-type="float" office:value="2.358276" calcext:value-type="float">
            <text:p>2.358276</text:p>
          </table:table-cell>
          <table:table-cell office:value-type="float" office:value="4.27417" calcext:value-type="float">
            <text:p>4.27417</text:p>
          </table:table-cell>
          <table:table-cell office:value-type="float" office:value="3.066315" calcext:value-type="float">
            <text:p>3.066315</text:p>
          </table:table-cell>
          <table:table-cell office:value-type="float" office:value="4.7677" calcext:value-type="float">
            <text:p>4.7677</text:p>
          </table:table-cell>
          <table:table-cell office:value-type="float" office:value="4.058502" calcext:value-type="float">
            <text:p>4.058502</text:p>
          </table:table-cell>
          <table:table-cell office:value-type="float" office:value="4.908691" calcext:value-type="float">
            <text:p>4.908691</text:p>
          </table:table-cell>
          <table:table-cell office:value-type="float" office:value="4.766541" calcext:value-type="float">
            <text:p>4.766541</text:p>
          </table:table-cell>
          <table:table-cell office:value-type="float" office:value="5.028778" calcext:value-type="float">
            <text:p>5.028778</text:p>
          </table:table-cell>
          <table:table-cell office:value-type="float" office:value="4.973114" calcext:value-type="float">
            <text:p>4.973114</text:p>
          </table:table-cell>
          <table:table-cell office:value-type="float" office:value="5.35318" calcext:value-type="float">
            <text:p>5.35318</text:p>
          </table:table-cell>
          <table:table-cell office:value-type="float" office:value="5.307709" calcext:value-type="float">
            <text:p>5.307709</text:p>
          </table:table-cell>
          <table:table-cell office:value-type="float" office:value="5.762604" calcext:value-type="float">
            <text:p>5.762604</text:p>
          </table:table-cell>
          <table:table-cell office:value-type="float" office:value="5.752441" calcext:value-type="float">
            <text:p>5.752441</text:p>
          </table:table-cell>
          <table:table-cell office:value-type="float" office:value="6.289398" calcext:value-type="float">
            <text:p>6.289398</text:p>
          </table:table-cell>
          <table:table-cell office:value-type="float" office:value="6.269623" calcext:value-type="float">
            <text:p>6.269623</text:p>
          </table:table-cell>
          <table:table-cell office:value-type="float" office:value="6.702332" calcext:value-type="float">
            <text:p>6.702332</text:p>
          </table:table-cell>
          <table:table-cell office:value-type="float" office:value="6.669586" calcext:value-type="float">
            <text:p>6.669586</text:p>
          </table:table-cell>
          <table:table-cell office:value-type="float" office:value="4.088806" calcext:value-type="float">
            <text:p>4.088806</text:p>
          </table:table-cell>
          <table:table-cell office:value-type="float" office:value="-12.94528" calcext:value-type="float">
            <text:p>-12.945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2" calcext:value-type="float">
            <text:p>27022002</text:p>
          </table:table-cell>
          <table:table-cell office:value-type="float" office:value="16.29587" calcext:value-type="float">
            <text:p>16.29587</text:p>
          </table:table-cell>
          <table:table-cell office:value-type="float" office:value="0.97" calcext:value-type="float">
            <text:p>0.97</text:p>
          </table:table-cell>
          <table:table-cell office:value-type="float" office:value="-16.09" calcext:value-type="float">
            <text:p>-16.09</text:p>
          </table:table-cell>
          <table:table-cell office:value-type="float" office:value="0.5778497" calcext:value-type="float">
            <text:p>0.5778497</text:p>
          </table:table-cell>
          <table:table-cell office:value-type="float" office:value="0.1578477" calcext:value-type="float">
            <text:p>0.1578477</text:p>
          </table:table-cell>
          <table:table-cell office:value-type="float" office:value="277.812" calcext:value-type="float">
            <text:p>277.812</text:p>
          </table:table-cell>
          <table:table-cell office:value-type="float" office:value="0" calcext:value-type="float">
            <text:p>0</text:p>
          </table:table-cell>
          <table:table-cell office:value-type="float" office:value="2.999268" calcext:value-type="float">
            <text:p>2.999268</text:p>
          </table:table-cell>
          <table:table-cell office:value-type="float" office:value="-3.746826" calcext:value-type="float">
            <text:p>-3.746826</text:p>
          </table:table-cell>
          <table:table-cell office:value-type="float" office:value="0.1697998" calcext:value-type="float">
            <text:p>0.1697998</text:p>
          </table:table-cell>
          <table:table-cell office:value-type="float" office:value="-1.015839" calcext:value-type="float">
            <text:p>-1.015839</text:p>
          </table:table-cell>
          <table:table-cell office:value-type="float" office:value="0.5007019" calcext:value-type="float">
            <text:p>0.5007019</text:p>
          </table:table-cell>
          <table:table-cell office:value-type="float" office:value="-0.08999634" calcext:value-type="float">
            <text:p>-0.08999634</text:p>
          </table:table-cell>
          <table:table-cell office:value-type="float" office:value="0.9945374" calcext:value-type="float">
            <text:p>0.9945374</text:p>
          </table:table-cell>
          <table:table-cell office:value-type="float" office:value="0.7012024" calcext:value-type="float">
            <text:p>0.7012024</text:p>
          </table:table-cell>
          <table:table-cell office:value-type="float" office:value="1.610107" calcext:value-type="float">
            <text:p>1.610107</text:p>
          </table:table-cell>
          <table:table-cell office:value-type="float" office:value="1.276184" calcext:value-type="float">
            <text:p>1.276184</text:p>
          </table:table-cell>
          <table:table-cell office:value-type="float" office:value="2.34964" calcext:value-type="float">
            <text:p>2.34964</text:p>
          </table:table-cell>
          <table:table-cell office:value-type="float" office:value="1.901672" calcext:value-type="float">
            <text:p>1.901672</text:p>
          </table:table-cell>
          <table:table-cell office:value-type="float" office:value="3.058289" calcext:value-type="float">
            <text:p>3.058289</text:p>
          </table:table-cell>
          <table:table-cell office:value-type="float" office:value="2.523865" calcext:value-type="float">
            <text:p>2.523865</text:p>
          </table:table-cell>
          <table:table-cell office:value-type="float" office:value="4.0513" calcext:value-type="float">
            <text:p>4.0513</text:p>
          </table:table-cell>
          <table:table-cell office:value-type="float" office:value="3.468567" calcext:value-type="float">
            <text:p>3.468567</text:p>
          </table:table-cell>
          <table:table-cell office:value-type="float" office:value="4.764099" calcext:value-type="float">
            <text:p>4.764099</text:p>
          </table:table-cell>
          <table:table-cell office:value-type="float" office:value="4.494324" calcext:value-type="float">
            <text:p>4.494324</text:p>
          </table:table-cell>
          <table:table-cell office:value-type="float" office:value="5.032745" calcext:value-type="float">
            <text:p>5.032745</text:p>
          </table:table-cell>
          <table:table-cell office:value-type="float" office:value="5.019012" calcext:value-type="float">
            <text:p>5.019012</text:p>
          </table:table-cell>
          <table:table-cell office:value-type="float" office:value="5.380768" calcext:value-type="float">
            <text:p>5.380768</text:p>
          </table:table-cell>
          <table:table-cell office:value-type="float" office:value="5.353546" calcext:value-type="float">
            <text:p>5.353546</text:p>
          </table:table-cell>
          <table:table-cell office:value-type="float" office:value="5.773102" calcext:value-type="float">
            <text:p>5.773102</text:p>
          </table:table-cell>
          <table:table-cell office:value-type="float" office:value="5.762756" calcext:value-type="float">
            <text:p>5.762756</text:p>
          </table:table-cell>
          <table:table-cell office:value-type="float" office:value="6.26944" calcext:value-type="float">
            <text:p>6.26944</text:p>
          </table:table-cell>
          <table:table-cell office:value-type="float" office:value="6.253448" calcext:value-type="float">
            <text:p>6.253448</text:p>
          </table:table-cell>
          <table:table-cell office:value-type="float" office:value="6.66922" calcext:value-type="float">
            <text:p>6.66922</text:p>
          </table:table-cell>
          <table:table-cell office:value-type="float" office:value="6.64093" calcext:value-type="float">
            <text:p>6.64093</text:p>
          </table:table-cell>
          <table:table-cell office:value-type="float" office:value="9.345703" calcext:value-type="float">
            <text:p>9.345703</text:p>
          </table:table-cell>
          <table:table-cell office:value-type="float" office:value="-10.7977" calcext:value-type="float">
            <text:p>-10.79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2" calcext:value-type="float">
            <text:p>28022002</text:p>
          </table:table-cell>
          <table:table-cell office:value-type="float" office:value="14.8855" calcext:value-type="float">
            <text:p>14.8855</text:p>
          </table:table-cell>
          <table:table-cell office:value-type="float" office:value="5.41" calcext:value-type="float">
            <text:p>5.41</text:p>
          </table:table-cell>
          <table:table-cell office:value-type="float" office:value="-7.9" calcext:value-type="float">
            <text:p>-7.9</text:p>
          </table:table-cell>
          <table:table-cell office:value-type="float" office:value="0.6721878" calcext:value-type="float">
            <text:p>0.6721878</text:p>
          </table:table-cell>
          <table:table-cell office:value-type="float" office:value="0.3004984" calcext:value-type="float">
            <text:p>0.3004984</text:p>
          </table:table-cell>
          <table:table-cell office:value-type="float" office:value="256.608" calcext:value-type="float">
            <text:p>256.608</text:p>
          </table:table-cell>
          <table:table-cell office:value-type="float" office:value="0" calcext:value-type="float">
            <text:p>0</text:p>
          </table:table-cell>
          <table:table-cell office:value-type="float" office:value="7.811493" calcext:value-type="float">
            <text:p>7.811493</text:p>
          </table:table-cell>
          <table:table-cell office:value-type="float" office:value="-2.55127" calcext:value-type="float">
            <text:p>-2.55127</text:p>
          </table:table-cell>
          <table:table-cell office:value-type="float" office:value="4.585388" calcext:value-type="float">
            <text:p>4.585388</text:p>
          </table:table-cell>
          <table:table-cell office:value-type="float" office:value="-0.6246948" calcext:value-type="float">
            <text:p>-0.6246948</text:p>
          </table:table-cell>
          <table:table-cell office:value-type="float" office:value="3.220673" calcext:value-type="float">
            <text:p>3.220673</text:p>
          </table:table-cell>
          <table:table-cell office:value-type="float" office:value="0.01977539" calcext:value-type="float">
            <text:p>0.01977539</text:p>
          </table:table-cell>
          <table:table-cell office:value-type="float" office:value="2.59198" calcext:value-type="float">
            <text:p>2.59198</text:p>
          </table:table-cell>
          <table:table-cell office:value-type="float" office:value="0.6693726" calcext:value-type="float">
            <text:p>0.6693726</text:p>
          </table:table-cell>
          <table:table-cell office:value-type="float" office:value="2.409546" calcext:value-type="float">
            <text:p>2.409546</text:p>
          </table:table-cell>
          <table:table-cell office:value-type="float" office:value="1.153931" calcext:value-type="float">
            <text:p>1.153931</text:p>
          </table:table-cell>
          <table:table-cell office:value-type="float" office:value="2.417969" calcext:value-type="float">
            <text:p>2.417969</text:p>
          </table:table-cell>
          <table:table-cell office:value-type="float" office:value="1.728973" calcext:value-type="float">
            <text:p>1.728973</text:p>
          </table:table-cell>
          <table:table-cell office:value-type="float" office:value="2.676056" calcext:value-type="float">
            <text:p>2.676056</text:p>
          </table:table-cell>
          <table:table-cell office:value-type="float" office:value="2.319885" calcext:value-type="float">
            <text:p>2.319885</text:p>
          </table:table-cell>
          <table:table-cell office:value-type="float" office:value="3.46405" calcext:value-type="float">
            <text:p>3.46405</text:p>
          </table:table-cell>
          <table:table-cell office:value-type="float" office:value="3.174652" calcext:value-type="float">
            <text:p>3.174652</text:p>
          </table:table-cell>
          <table:table-cell office:value-type="float" office:value="4.491333" calcext:value-type="float">
            <text:p>4.491333</text:p>
          </table:table-cell>
          <table:table-cell office:value-type="float" office:value="4.225128" calcext:value-type="float">
            <text:p>4.225128</text:p>
          </table:table-cell>
          <table:table-cell office:value-type="float" office:value="5.018524" calcext:value-type="float">
            <text:p>5.018524</text:p>
          </table:table-cell>
          <table:table-cell office:value-type="float" office:value="4.955597" calcext:value-type="float">
            <text:p>4.955597</text:p>
          </table:table-cell>
          <table:table-cell office:value-type="float" office:value="5.384766" calcext:value-type="float">
            <text:p>5.384766</text:p>
          </table:table-cell>
          <table:table-cell office:value-type="float" office:value="5.38092" calcext:value-type="float">
            <text:p>5.38092</text:p>
          </table:table-cell>
          <table:table-cell office:value-type="float" office:value="5.779785" calcext:value-type="float">
            <text:p>5.779785</text:p>
          </table:table-cell>
          <table:table-cell office:value-type="float" office:value="5.773193" calcext:value-type="float">
            <text:p>5.773193</text:p>
          </table:table-cell>
          <table:table-cell office:value-type="float" office:value="6.253265" calcext:value-type="float">
            <text:p>6.253265</text:p>
          </table:table-cell>
          <table:table-cell office:value-type="float" office:value="6.240448" calcext:value-type="float">
            <text:p>6.240448</text:p>
          </table:table-cell>
          <table:table-cell office:value-type="float" office:value="6.640656" calcext:value-type="float">
            <text:p>6.640656</text:p>
          </table:table-cell>
          <table:table-cell office:value-type="float" office:value="6.616425" calcext:value-type="float">
            <text:p>6.616425</text:p>
          </table:table-cell>
          <table:table-cell office:value-type="float" office:value="14.12363" calcext:value-type="float">
            <text:p>14.12363</text:p>
          </table:table-cell>
          <table:table-cell office:value-type="float" office:value="-7.024261" calcext:value-type="float">
            <text:p>-7.0242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2" calcext:value-type="float">
            <text:p>1032002</text:p>
          </table:table-cell>
          <table:table-cell office:value-type="float" office:value="5.2344" calcext:value-type="float">
            <text:p>5.2344</text:p>
          </table:table-cell>
          <table:table-cell office:value-type="float" office:value="-3.16" calcext:value-type="float">
            <text:p>-3.16</text:p>
          </table:table-cell>
          <table:table-cell office:value-type="float" office:value="-12.31" calcext:value-type="float">
            <text:p>-12.31</text:p>
          </table:table-cell>
          <table:table-cell office:value-type="float" office:value="0.4284637" calcext:value-type="float">
            <text:p>0.4284637</text:p>
          </table:table-cell>
          <table:table-cell office:value-type="float" office:value="0.2135343" calcext:value-type="float">
            <text:p>0.2135343</text:p>
          </table:table-cell>
          <table:table-cell office:value-type="float" office:value="611.1" calcext:value-type="float">
            <text:p>611.1</text:p>
          </table:table-cell>
          <table:table-cell office:value-type="float" office:value="0" calcext:value-type="float">
            <text:p>0</text:p>
          </table:table-cell>
          <table:table-cell office:value-type="float" office:value="-0.6022644" calcext:value-type="float">
            <text:p>-0.6022644</text:p>
          </table:table-cell>
          <table:table-cell office:value-type="float" office:value="-5.809998" calcext:value-type="float">
            <text:p>-5.809998</text:p>
          </table:table-cell>
          <table:table-cell office:value-type="float" office:value="0.434967" calcext:value-type="float">
            <text:p>0.434967</text:p>
          </table:table-cell>
          <table:table-cell office:value-type="float" office:value="-1.416473" calcext:value-type="float">
            <text:p>-1.416473</text:p>
          </table:table-cell>
          <table:table-cell office:value-type="float" office:value="1.235229" calcext:value-type="float">
            <text:p>1.235229</text:p>
          </table:table-cell>
          <table:table-cell office:value-type="float" office:value="-0.1715698" calcext:value-type="float">
            <text:p>-0.1715698</text:p>
          </table:table-cell>
          <table:table-cell office:value-type="float" office:value="1.82431" calcext:value-type="float">
            <text:p>1.82431</text:p>
          </table:table-cell>
          <table:table-cell office:value-type="float" office:value="0.4969177" calcext:value-type="float">
            <text:p>0.4969177</text:p>
          </table:table-cell>
          <table:table-cell office:value-type="float" office:value="2.119141" calcext:value-type="float">
            <text:p>2.119141</text:p>
          </table:table-cell>
          <table:table-cell office:value-type="float" office:value="0.9983215" calcext:value-type="float">
            <text:p>0.9983215</text:p>
          </table:table-cell>
          <table:table-cell office:value-type="float" office:value="2.409149" calcext:value-type="float">
            <text:p>2.409149</text:p>
          </table:table-cell>
          <table:table-cell office:value-type="float" office:value="1.604553" calcext:value-type="float">
            <text:p>1.604553</text:p>
          </table:table-cell>
          <table:table-cell office:value-type="float" office:value="2.686554" calcext:value-type="float">
            <text:p>2.686554</text:p>
          </table:table-cell>
          <table:table-cell office:value-type="float" office:value="2.18985" calcext:value-type="float">
            <text:p>2.18985</text:p>
          </table:table-cell>
          <table:table-cell office:value-type="float" office:value="3.19162" calcext:value-type="float">
            <text:p>3.19162</text:p>
          </table:table-cell>
          <table:table-cell office:value-type="float" office:value="3.028625" calcext:value-type="float">
            <text:p>3.028625</text:p>
          </table:table-cell>
          <table:table-cell office:value-type="float" office:value="4.222809" calcext:value-type="float">
            <text:p>4.222809</text:p>
          </table:table-cell>
          <table:table-cell office:value-type="float" office:value="4.046204" calcext:value-type="float">
            <text:p>4.046204</text:p>
          </table:table-cell>
          <table:table-cell office:value-type="float" office:value="4.954773" calcext:value-type="float">
            <text:p>4.954773</text:p>
          </table:table-cell>
          <table:table-cell office:value-type="float" office:value="4.870148" calcext:value-type="float">
            <text:p>4.870148</text:p>
          </table:table-cell>
          <table:table-cell office:value-type="float" office:value="5.382111" calcext:value-type="float">
            <text:p>5.382111</text:p>
          </table:table-cell>
          <table:table-cell office:value-type="float" office:value="5.360382" calcext:value-type="float">
            <text:p>5.360382</text:p>
          </table:table-cell>
          <table:table-cell office:value-type="float" office:value="5.780273" calcext:value-type="float">
            <text:p>5.780273</text:p>
          </table:table-cell>
          <table:table-cell office:value-type="float" office:value="5.777954" calcext:value-type="float">
            <text:p>5.777954</text:p>
          </table:table-cell>
          <table:table-cell office:value-type="float" office:value="6.240326" calcext:value-type="float">
            <text:p>6.240326</text:p>
          </table:table-cell>
          <table:table-cell office:value-type="float" office:value="6.227844" calcext:value-type="float">
            <text:p>6.227844</text:p>
          </table:table-cell>
          <table:table-cell office:value-type="float" office:value="6.61615" calcext:value-type="float">
            <text:p>6.61615</text:p>
          </table:table-cell>
          <table:table-cell office:value-type="float" office:value="6.595154" calcext:value-type="float">
            <text:p>6.595154</text:p>
          </table:table-cell>
          <table:table-cell office:value-type="float" office:value="-2.005157" calcext:value-type="float">
            <text:p>-2.005157</text:p>
          </table:table-cell>
          <table:table-cell office:value-type="float" office:value="-11.40918" calcext:value-type="float">
            <text:p>-11.409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2" calcext:value-type="float">
            <text:p>2032002</text:p>
          </table:table-cell>
          <table:table-cell office:value-type="float" office:value="18.47203" calcext:value-type="float">
            <text:p>18.47203</text:p>
          </table:table-cell>
          <table:table-cell office:value-type="float" office:value="-9.81" calcext:value-type="float">
            <text:p>-9.81</text:p>
          </table:table-cell>
          <table:table-cell office:value-type="float" office:value="-16.59" calcext:value-type="float">
            <text:p>-16.59</text:p>
          </table:table-cell>
          <table:table-cell office:value-type="float" office:value="0.2595315" calcext:value-type="float">
            <text:p>0.2595315</text:p>
          </table:table-cell>
          <table:table-cell office:value-type="float" office:value="0.151562" calcext:value-type="float">
            <text:p>0.151562</text:p>
          </table:table-cell>
          <table:table-cell office:value-type="float" office:value="568.296" calcext:value-type="float">
            <text:p>568.296</text:p>
          </table:table-cell>
          <table:table-cell office:value-type="float" office:value="0" calcext:value-type="float">
            <text:p>0</text:p>
          </table:table-cell>
          <table:table-cell office:value-type="float" office:value="3.568024" calcext:value-type="float">
            <text:p>3.568024</text:p>
          </table:table-cell>
          <table:table-cell office:value-type="float" office:value="-7.132874" calcext:value-type="float">
            <text:p>-7.132874</text:p>
          </table:table-cell>
          <table:table-cell office:value-type="float" office:value="0.09503174" calcext:value-type="float">
            <text:p>0.09503174</text:p>
          </table:table-cell>
          <table:table-cell office:value-type="float" office:value="-2.654572" calcext:value-type="float">
            <text:p>-2.654572</text:p>
          </table:table-cell>
          <table:table-cell office:value-type="float" office:value="-0.01437378" calcext:value-type="float">
            <text:p>-0.01437378</text:p>
          </table:table-cell>
          <table:table-cell office:value-type="float" office:value="-0.3876953" calcext:value-type="float">
            <text:p>-0.3876953</text:p>
          </table:table-cell>
          <table:table-cell office:value-type="float" office:value="0.4908447" calcext:value-type="float">
            <text:p>0.4908447</text:p>
          </table:table-cell>
          <table:table-cell office:value-type="float" office:value="0.2757568" calcext:value-type="float">
            <text:p>0.2757568</text:p>
          </table:table-cell>
          <table:table-cell office:value-type="float" office:value="0.9918518" calcext:value-type="float">
            <text:p>0.9918518</text:p>
          </table:table-cell>
          <table:table-cell office:value-type="float" office:value="0.7532654" calcext:value-type="float">
            <text:p>0.7532654</text:p>
          </table:table-cell>
          <table:table-cell office:value-type="float" office:value="1.597778" calcext:value-type="float">
            <text:p>1.597778</text:p>
          </table:table-cell>
          <table:table-cell office:value-type="float" office:value="1.276825" calcext:value-type="float">
            <text:p>1.276825</text:p>
          </table:table-cell>
          <table:table-cell office:value-type="float" office:value="2.184143" calcext:value-type="float">
            <text:p>2.184143</text:p>
          </table:table-cell>
          <table:table-cell office:value-type="float" office:value="1.836731" calcext:value-type="float">
            <text:p>1.836731</text:p>
          </table:table-cell>
          <table:table-cell office:value-type="float" office:value="3.02533" calcext:value-type="float">
            <text:p>3.02533</text:p>
          </table:table-cell>
          <table:table-cell office:value-type="float" office:value="2.702087" calcext:value-type="float">
            <text:p>2.702087</text:p>
          </table:table-cell>
          <table:table-cell office:value-type="float" office:value="4.044373" calcext:value-type="float">
            <text:p>4.044373</text:p>
          </table:table-cell>
          <table:table-cell office:value-type="float" office:value="3.852753" calcext:value-type="float">
            <text:p>3.852753</text:p>
          </table:table-cell>
          <table:table-cell office:value-type="float" office:value="4.869263" calcext:value-type="float">
            <text:p>4.869263</text:p>
          </table:table-cell>
          <table:table-cell office:value-type="float" office:value="4.776489" calcext:value-type="float">
            <text:p>4.776489</text:p>
          </table:table-cell>
          <table:table-cell office:value-type="float" office:value="5.360046" calcext:value-type="float">
            <text:p>5.360046</text:p>
          </table:table-cell>
          <table:table-cell office:value-type="float" office:value="5.323029" calcext:value-type="float">
            <text:p>5.323029</text:p>
          </table:table-cell>
          <table:table-cell office:value-type="float" office:value="5.777893" calcext:value-type="float">
            <text:p>5.777893</text:p>
          </table:table-cell>
          <table:table-cell office:value-type="float" office:value="5.76709" calcext:value-type="float">
            <text:p>5.76709</text:p>
          </table:table-cell>
          <table:table-cell office:value-type="float" office:value="6.227692" calcext:value-type="float">
            <text:p>6.227692</text:p>
          </table:table-cell>
          <table:table-cell office:value-type="float" office:value="6.214783" calcext:value-type="float">
            <text:p>6.214783</text:p>
          </table:table-cell>
          <table:table-cell office:value-type="float" office:value="6.59494" calcext:value-type="float">
            <text:p>6.59494</text:p>
          </table:table-cell>
          <table:table-cell office:value-type="float" office:value="6.576172" calcext:value-type="float">
            <text:p>6.576172</text:p>
          </table:table-cell>
          <table:table-cell office:value-type="float" office:value="7.957581" calcext:value-type="float">
            <text:p>7.957581</text:p>
          </table:table-cell>
          <table:table-cell office:value-type="float" office:value="-14.00604" calcext:value-type="float">
            <text:p>-14.006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2" calcext:value-type="float">
            <text:p>3032002</text:p>
          </table:table-cell>
          <table:table-cell office:value-type="float" office:value="17.80319" calcext:value-type="float">
            <text:p>17.80319</text:p>
          </table:table-cell>
          <table:table-cell office:value-type="float" office:value="-12.45" calcext:value-type="float">
            <text:p>-12.45</text:p>
          </table:table-cell>
          <table:table-cell office:value-type="float" office:value="-19.5" calcext:value-type="float">
            <text:p>-19.5</text:p>
          </table:table-cell>
          <table:table-cell office:value-type="float" office:value="0.2111907" calcext:value-type="float">
            <text:p>0.2111907</text:p>
          </table:table-cell>
          <table:table-cell office:value-type="float" office:value="0.119261" calcext:value-type="float">
            <text:p>0.119261</text:p>
          </table:table-cell>
          <table:table-cell office:value-type="float" office:value="357.912" calcext:value-type="float">
            <text:p>357.912</text:p>
          </table:table-cell>
          <table:table-cell office:value-type="float" office:value="0" calcext:value-type="float">
            <text:p>0</text:p>
          </table:table-cell>
          <table:table-cell office:value-type="float" office:value="3.167175" calcext:value-type="float">
            <text:p>3.167175</text:p>
          </table:table-cell>
          <table:table-cell office:value-type="float" office:value="-8.946594" calcext:value-type="float">
            <text:p>-8.946594</text:p>
          </table:table-cell>
          <table:table-cell office:value-type="float" office:value="-0.2619629" calcext:value-type="float">
            <text:p>-0.2619629</text:p>
          </table:table-cell>
          <table:table-cell office:value-type="float" office:value="-3.404358" calcext:value-type="float">
            <text:p>-3.404358</text:p>
          </table:table-cell>
          <table:table-cell office:value-type="float" office:value="-0.1790771" calcext:value-type="float">
            <text:p>-0.1790771</text:p>
          </table:table-cell>
          <table:table-cell office:value-type="float" office:value="-0.5923157" calcext:value-type="float">
            <text:p>-0.5923157</text:p>
          </table:table-cell>
          <table:table-cell office:value-type="float" office:value="0.3179626" calcext:value-type="float">
            <text:p>0.3179626</text:p>
          </table:table-cell>
          <table:table-cell office:value-type="float" office:value="0.04510498" calcext:value-type="float">
            <text:p>0.04510498</text:p>
          </table:table-cell>
          <table:table-cell office:value-type="float" office:value="0.7488403" calcext:value-type="float">
            <text:p>0.7488403</text:p>
          </table:table-cell>
          <table:table-cell office:value-type="float" office:value="0.5066833" calcext:value-type="float">
            <text:p>0.5066833</text:p>
          </table:table-cell>
          <table:table-cell office:value-type="float" office:value="1.274048" calcext:value-type="float">
            <text:p>1.274048</text:p>
          </table:table-cell>
          <table:table-cell office:value-type="float" office:value="1.037323" calcext:value-type="float">
            <text:p>1.037323</text:p>
          </table:table-cell>
          <table:table-cell office:value-type="float" office:value="1.834259" calcext:value-type="float">
            <text:p>1.834259</text:p>
          </table:table-cell>
          <table:table-cell office:value-type="float" office:value="1.590057" calcext:value-type="float">
            <text:p>1.590057</text:p>
          </table:table-cell>
          <table:table-cell office:value-type="float" office:value="2.69928" calcext:value-type="float">
            <text:p>2.69928</text:p>
          </table:table-cell>
          <table:table-cell office:value-type="float" office:value="2.443726" calcext:value-type="float">
            <text:p>2.443726</text:p>
          </table:table-cell>
          <table:table-cell office:value-type="float" office:value="3.850647" calcext:value-type="float">
            <text:p>3.850647</text:p>
          </table:table-cell>
          <table:table-cell office:value-type="float" office:value="3.652924" calcext:value-type="float">
            <text:p>3.652924</text:p>
          </table:table-cell>
          <table:table-cell office:value-type="float" office:value="4.775452" calcext:value-type="float">
            <text:p>4.775452</text:p>
          </table:table-cell>
          <table:table-cell office:value-type="float" office:value="4.671204" calcext:value-type="float">
            <text:p>4.671204</text:p>
          </table:table-cell>
          <table:table-cell office:value-type="float" office:value="5.322571" calcext:value-type="float">
            <text:p>5.322571</text:p>
          </table:table-cell>
          <table:table-cell office:value-type="float" office:value="5.273865" calcext:value-type="float">
            <text:p>5.273865</text:p>
          </table:table-cell>
          <table:table-cell office:value-type="float" office:value="5.766876" calcext:value-type="float">
            <text:p>5.766876</text:p>
          </table:table-cell>
          <table:table-cell office:value-type="float" office:value="5.748199" calcext:value-type="float">
            <text:p>5.748199</text:p>
          </table:table-cell>
          <table:table-cell office:value-type="float" office:value="6.21463" calcext:value-type="float">
            <text:p>6.21463</text:p>
          </table:table-cell>
          <table:table-cell office:value-type="float" office:value="6.200226" calcext:value-type="float">
            <text:p>6.200226</text:p>
          </table:table-cell>
          <table:table-cell office:value-type="float" office:value="6.575958" calcext:value-type="float">
            <text:p>6.575958</text:p>
          </table:table-cell>
          <table:table-cell office:value-type="float" office:value="6.558868" calcext:value-type="float">
            <text:p>6.558868</text:p>
          </table:table-cell>
          <table:table-cell office:value-type="float" office:value="7.78598" calcext:value-type="float">
            <text:p>7.78598</text:p>
          </table:table-cell>
          <table:table-cell office:value-type="float" office:value="-16.65997" calcext:value-type="float">
            <text:p>-16.659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2" calcext:value-type="float">
            <text:p>4032002</text:p>
          </table:table-cell>
          <table:table-cell office:value-type="float" office:value="14.31779" calcext:value-type="float">
            <text:p>14.31779</text:p>
          </table:table-cell>
          <table:table-cell office:value-type="float" office:value="7.02" calcext:value-type="float">
            <text:p>7.02</text:p>
          </table:table-cell>
          <table:table-cell office:value-type="float" office:value="-16.91" calcext:value-type="float">
            <text:p>-16.91</text:p>
          </table:table-cell>
          <table:table-cell office:value-type="float" office:value="0.771512" calcext:value-type="float">
            <text:p>0.771512</text:p>
          </table:table-cell>
          <table:table-cell office:value-type="float" office:value="0.1476586" calcext:value-type="float">
            <text:p>0.1476586</text:p>
          </table:table-cell>
          <table:table-cell office:value-type="float" office:value="358.524" calcext:value-type="float">
            <text:p>358.524</text:p>
          </table:table-cell>
          <table:table-cell office:value-type="float" office:value="0" calcext:value-type="float">
            <text:p>0</text:p>
          </table:table-cell>
          <table:table-cell office:value-type="float" office:value="8.535034" calcext:value-type="float">
            <text:p>8.535034</text:p>
          </table:table-cell>
          <table:table-cell office:value-type="float" office:value="-8.100708" calcext:value-type="float">
            <text:p>-8.100708</text:p>
          </table:table-cell>
          <table:table-cell office:value-type="float" office:value="0.930481" calcext:value-type="float">
            <text:p>0.930481</text:p>
          </table:table-cell>
          <table:table-cell office:value-type="float" office:value="-3.379608" calcext:value-type="float">
            <text:p>-3.379608</text:p>
          </table:table-cell>
          <table:table-cell office:value-type="float" office:value="-0.2631226" calcext:value-type="float">
            <text:p>-0.2631226</text:p>
          </table:table-cell>
          <table:table-cell office:value-type="float" office:value="-0.9199524" calcext:value-type="float">
            <text:p>-0.9199524</text:p>
          </table:table-cell>
          <table:table-cell office:value-type="float" office:value="0.05371094" calcext:value-type="float">
            <text:p>0.05371094</text:p>
          </table:table-cell>
          <table:table-cell office:value-type="float" office:value="-0.09649658" calcext:value-type="float">
            <text:p>-0.09649658</text:p>
          </table:table-cell>
          <table:table-cell office:value-type="float" office:value="0.4997559" calcext:value-type="float">
            <text:p>0.4997559</text:p>
          </table:table-cell>
          <table:table-cell office:value-type="float" office:value="0.340332" calcext:value-type="float">
            <text:p>0.340332</text:p>
          </table:table-cell>
          <table:table-cell office:value-type="float" office:value="1.03363" calcext:value-type="float">
            <text:p>1.03363</text:p>
          </table:table-cell>
          <table:table-cell office:value-type="float" office:value="0.8261414" calcext:value-type="float">
            <text:p>0.8261414</text:p>
          </table:table-cell>
          <table:table-cell office:value-type="float" office:value="1.587555" calcext:value-type="float">
            <text:p>1.587555</text:p>
          </table:table-cell>
          <table:table-cell office:value-type="float" office:value="1.363892" calcext:value-type="float">
            <text:p>1.363892</text:p>
          </table:table-cell>
          <table:table-cell office:value-type="float" office:value="2.441467" calcext:value-type="float">
            <text:p>2.441467</text:p>
          </table:table-cell>
          <table:table-cell office:value-type="float" office:value="2.216614" calcext:value-type="float">
            <text:p>2.216614</text:p>
          </table:table-cell>
          <table:table-cell office:value-type="float" office:value="3.650879" calcext:value-type="float">
            <text:p>3.650879</text:p>
          </table:table-cell>
          <table:table-cell office:value-type="float" office:value="3.462799" calcext:value-type="float">
            <text:p>3.462799</text:p>
          </table:table-cell>
          <table:table-cell office:value-type="float" office:value="4.670044" calcext:value-type="float">
            <text:p>4.670044</text:p>
          </table:table-cell>
          <table:table-cell office:value-type="float" office:value="4.558014" calcext:value-type="float">
            <text:p>4.558014</text:p>
          </table:table-cell>
          <table:table-cell office:value-type="float" office:value="5.273315" calcext:value-type="float">
            <text:p>5.273315</text:p>
          </table:table-cell>
          <table:table-cell office:value-type="float" office:value="5.21463" calcext:value-type="float">
            <text:p>5.21463</text:p>
          </table:table-cell>
          <table:table-cell office:value-type="float" office:value="5.747955" calcext:value-type="float">
            <text:p>5.747955</text:p>
          </table:table-cell>
          <table:table-cell office:value-type="float" office:value="5.721558" calcext:value-type="float">
            <text:p>5.721558</text:p>
          </table:table-cell>
          <table:table-cell office:value-type="float" office:value="6.200073" calcext:value-type="float">
            <text:p>6.200073</text:p>
          </table:table-cell>
          <table:table-cell office:value-type="float" office:value="6.183136" calcext:value-type="float">
            <text:p>6.183136</text:p>
          </table:table-cell>
          <table:table-cell office:value-type="float" office:value="6.558716" calcext:value-type="float">
            <text:p>6.558716</text:p>
          </table:table-cell>
          <table:table-cell office:value-type="float" office:value="6.542236" calcext:value-type="float">
            <text:p>6.542236</text:p>
          </table:table-cell>
          <table:table-cell office:value-type="float" office:value="18.35037" calcext:value-type="float">
            <text:p>18.35037</text:p>
          </table:table-cell>
          <table:table-cell office:value-type="float" office:value="-15.9563" calcext:value-type="float">
            <text:p>-15.95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2" calcext:value-type="float">
            <text:p>5032002</text:p>
          </table:table-cell>
          <table:table-cell office:value-type="float" office:value="16.10899" calcext:value-type="float">
            <text:p>16.10899</text:p>
          </table:table-cell>
          <table:table-cell office:value-type="float" office:value="17.4" calcext:value-type="float">
            <text:p>17.4</text:p>
          </table:table-cell>
          <table:table-cell office:value-type="float" office:value="-2.26" calcext:value-type="float">
            <text:p>-2.26</text:p>
          </table:table-cell>
          <table:table-cell office:value-type="float" office:value="0.8505844" calcext:value-type="float">
            <text:p>0.8505844</text:p>
          </table:table-cell>
          <table:table-cell office:value-type="float" office:value="0.4576771" calcext:value-type="float">
            <text:p>0.4576771</text:p>
          </table:table-cell>
          <table:table-cell office:value-type="float" office:value="206.964" calcext:value-type="float">
            <text:p>206.964</text:p>
          </table:table-cell>
          <table:table-cell office:value-type="float" office:value="0" calcext:value-type="float">
            <text:p>0</text:p>
          </table:table-cell>
          <table:table-cell office:value-type="float" office:value="14.17941" calcext:value-type="float">
            <text:p>14.17941</text:p>
          </table:table-cell>
          <table:table-cell office:value-type="float" office:value="-1.354187" calcext:value-type="float">
            <text:p>-1.354187</text:p>
          </table:table-cell>
          <table:table-cell office:value-type="float" office:value="6.874664" calcext:value-type="float">
            <text:p>6.874664</text:p>
          </table:table-cell>
          <table:table-cell office:value-type="float" office:value="-0.4997559" calcext:value-type="float">
            <text:p>-0.4997559</text:p>
          </table:table-cell>
          <table:table-cell office:value-type="float" office:value="0.888855" calcext:value-type="float">
            <text:p>0.888855</text:p>
          </table:table-cell>
          <table:table-cell office:value-type="float" office:value="-0.3464661" calcext:value-type="float">
            <text:p>-0.3464661</text:p>
          </table:table-cell>
          <table:table-cell office:value-type="float" office:value="0.8362732" calcext:value-type="float">
            <text:p>0.8362732</text:p>
          </table:table-cell>
          <table:table-cell office:value-type="float" office:value="-0.02685547" calcext:value-type="float">
            <text:p>-0.02685547</text:p>
          </table:table-cell>
          <table:table-cell office:value-type="float" office:value="0.9345398" calcext:value-type="float">
            <text:p>0.9345398</text:p>
          </table:table-cell>
          <table:table-cell office:value-type="float" office:value="0.3492737" calcext:value-type="float">
            <text:p>0.3492737</text:p>
          </table:table-cell>
          <table:table-cell office:value-type="float" office:value="1.14444" calcext:value-type="float">
            <text:p>1.14444</text:p>
          </table:table-cell>
          <table:table-cell office:value-type="float" office:value="0.820343" calcext:value-type="float">
            <text:p>0.820343</text:p>
          </table:table-cell>
          <table:table-cell office:value-type="float" office:value="1.503784" calcext:value-type="float">
            <text:p>1.503784</text:p>
          </table:table-cell>
          <table:table-cell office:value-type="float" office:value="1.339508" calcext:value-type="float">
            <text:p>1.339508</text:p>
          </table:table-cell>
          <table:table-cell office:value-type="float" office:value="2.2146" calcext:value-type="float">
            <text:p>2.2146</text:p>
          </table:table-cell>
          <table:table-cell office:value-type="float" office:value="2.115936" calcext:value-type="float">
            <text:p>2.115936</text:p>
          </table:table-cell>
          <table:table-cell office:value-type="float" office:value="3.460876" calcext:value-type="float">
            <text:p>3.460876</text:p>
          </table:table-cell>
          <table:table-cell office:value-type="float" office:value="3.296478" calcext:value-type="float">
            <text:p>3.296478</text:p>
          </table:table-cell>
          <table:table-cell office:value-type="float" office:value="4.556793" calcext:value-type="float">
            <text:p>4.556793</text:p>
          </table:table-cell>
          <table:table-cell office:value-type="float" office:value="4.441803" calcext:value-type="float">
            <text:p>4.441803</text:p>
          </table:table-cell>
          <table:table-cell office:value-type="float" office:value="5.213959" calcext:value-type="float">
            <text:p>5.213959</text:p>
          </table:table-cell>
          <table:table-cell office:value-type="float" office:value="5.146912" calcext:value-type="float">
            <text:p>5.146912</text:p>
          </table:table-cell>
          <table:table-cell office:value-type="float" office:value="5.721191" calcext:value-type="float">
            <text:p>5.721191</text:p>
          </table:table-cell>
          <table:table-cell office:value-type="float" office:value="5.687927" calcext:value-type="float">
            <text:p>5.687927</text:p>
          </table:table-cell>
          <table:table-cell office:value-type="float" office:value="6.182953" calcext:value-type="float">
            <text:p>6.182953</text:p>
          </table:table-cell>
          <table:table-cell office:value-type="float" office:value="6.164062" calcext:value-type="float">
            <text:p>6.164062</text:p>
          </table:table-cell>
          <table:table-cell office:value-type="float" office:value="6.542023" calcext:value-type="float">
            <text:p>6.542023</text:p>
          </table:table-cell>
          <table:table-cell office:value-type="float" office:value="6.525391" calcext:value-type="float">
            <text:p>6.525391</text:p>
          </table:table-cell>
          <table:table-cell office:value-type="float" office:value="25.46716" calcext:value-type="float">
            <text:p>25.46716</text:p>
          </table:table-cell>
          <table:table-cell office:value-type="float" office:value="-4.520782" calcext:value-type="float">
            <text:p>-4.5207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2" calcext:value-type="float">
            <text:p>6032002</text:p>
          </table:table-cell>
          <table:table-cell office:value-type="float" office:value="4.205107" calcext:value-type="float">
            <text:p>4.205107</text:p>
          </table:table-cell>
          <table:table-cell office:value-type="float" office:value="1.29" calcext:value-type="float">
            <text:p>1.29</text:p>
          </table:table-cell>
          <table:table-cell office:value-type="float" office:value="-3.4" calcext:value-type="float">
            <text:p>-3.4</text:p>
          </table:table-cell>
          <table:table-cell office:value-type="float" office:value="0.5911755" calcext:value-type="float">
            <text:p>0.5911755</text:p>
          </table:table-cell>
          <table:table-cell office:value-type="float" office:value="0.4209624" calcext:value-type="float">
            <text:p>0.4209624</text:p>
          </table:table-cell>
          <table:table-cell office:value-type="float" office:value="403.812" calcext:value-type="float">
            <text:p>403.812</text:p>
          </table:table-cell>
          <table:table-cell office:value-type="float" office:value="0" calcext:value-type="float">
            <text:p>0</text:p>
          </table:table-cell>
          <table:table-cell office:value-type="float" office:value="1.940125" calcext:value-type="float">
            <text:p>1.940125</text:p>
          </table:table-cell>
          <table:table-cell office:value-type="float" office:value="-2.246918" calcext:value-type="float">
            <text:p>-2.246918</text:p>
          </table:table-cell>
          <table:table-cell office:value-type="float" office:value="0.1066284" calcext:value-type="float">
            <text:p>0.1066284</text:p>
          </table:table-cell>
          <table:table-cell office:value-type="float" office:value="-0.5185547" calcext:value-type="float">
            <text:p>-0.5185547</text:p>
          </table:table-cell>
          <table:table-cell office:value-type="float" office:value="0.01522827" calcext:value-type="float">
            <text:p>0.01522827</text:p>
          </table:table-cell>
          <table:table-cell office:value-type="float" office:value="-0.06741333" calcext:value-type="float">
            <text:p>-0.06741333</text:p>
          </table:table-cell>
          <table:table-cell office:value-type="float" office:value="0.401825" calcext:value-type="float">
            <text:p>0.401825</text:p>
          </table:table-cell>
          <table:table-cell office:value-type="float" office:value="0.3143616" calcext:value-type="float">
            <text:p>0.3143616</text:p>
          </table:table-cell>
          <table:table-cell office:value-type="float" office:value="0.7209167" calcext:value-type="float">
            <text:p>0.7209167</text:p>
          </table:table-cell>
          <table:table-cell office:value-type="float" office:value="0.6141968" calcext:value-type="float">
            <text:p>0.6141968</text:p>
          </table:table-cell>
          <table:table-cell office:value-type="float" office:value="1.106354" calcext:value-type="float">
            <text:p>1.106354</text:p>
          </table:table-cell>
          <table:table-cell office:value-type="float" office:value="0.988739" calcext:value-type="float">
            <text:p>0.988739</text:p>
          </table:table-cell>
          <table:table-cell office:value-type="float" office:value="1.500244" calcext:value-type="float">
            <text:p>1.500244</text:p>
          </table:table-cell>
          <table:table-cell office:value-type="float" office:value="1.40802" calcext:value-type="float">
            <text:p>1.40802</text:p>
          </table:table-cell>
          <table:table-cell office:value-type="float" office:value="2.124573" calcext:value-type="float">
            <text:p>2.124573</text:p>
          </table:table-cell>
          <table:table-cell office:value-type="float" office:value="2.077118" calcext:value-type="float">
            <text:p>2.077118</text:p>
          </table:table-cell>
          <table:table-cell office:value-type="float" office:value="3.295105" calcext:value-type="float">
            <text:p>3.295105</text:p>
          </table:table-cell>
          <table:table-cell office:value-type="float" office:value="3.184052" calcext:value-type="float">
            <text:p>3.184052</text:p>
          </table:table-cell>
          <table:table-cell office:value-type="float" office:value="4.440613" calcext:value-type="float">
            <text:p>4.440613</text:p>
          </table:table-cell>
          <table:table-cell office:value-type="float" office:value="4.331787" calcext:value-type="float">
            <text:p>4.331787</text:p>
          </table:table-cell>
          <table:table-cell office:value-type="float" office:value="5.146179" calcext:value-type="float">
            <text:p>5.146179</text:p>
          </table:table-cell>
          <table:table-cell office:value-type="float" office:value="5.075165" calcext:value-type="float">
            <text:p>5.075165</text:p>
          </table:table-cell>
          <table:table-cell office:value-type="float" office:value="5.687561" calcext:value-type="float">
            <text:p>5.687561</text:p>
          </table:table-cell>
          <table:table-cell office:value-type="float" office:value="5.648651" calcext:value-type="float">
            <text:p>5.648651</text:p>
          </table:table-cell>
          <table:table-cell office:value-type="float" office:value="6.163879" calcext:value-type="float">
            <text:p>6.163879</text:p>
          </table:table-cell>
          <table:table-cell office:value-type="float" office:value="6.141632" calcext:value-type="float">
            <text:p>6.141632</text:p>
          </table:table-cell>
          <table:table-cell office:value-type="float" office:value="6.525238" calcext:value-type="float">
            <text:p>6.525238</text:p>
          </table:table-cell>
          <table:table-cell office:value-type="float" office:value="6.508057" calcext:value-type="float">
            <text:p>6.508057</text:p>
          </table:table-cell>
          <table:table-cell office:value-type="float" office:value="4.121521" calcext:value-type="float">
            <text:p>4.121521</text:p>
          </table:table-cell>
          <table:table-cell office:value-type="float" office:value="-6.691376" calcext:value-type="float">
            <text:p>-6.6913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2" calcext:value-type="float">
            <text:p>7032002</text:p>
          </table:table-cell>
          <table:table-cell office:value-type="float" office:value="2.24244" calcext:value-type="float">
            <text:p>2.24244</text:p>
          </table:table-cell>
          <table:table-cell office:value-type="float" office:value="1.24" calcext:value-type="float">
            <text:p>1.24</text:p>
          </table:table-cell>
          <table:table-cell office:value-type="float" office:value="-4.17" calcext:value-type="float">
            <text:p>-4.17</text:p>
          </table:table-cell>
          <table:table-cell office:value-type="float" office:value="0.5890744" calcext:value-type="float">
            <text:p>0.5890744</text:p>
          </table:table-cell>
          <table:table-cell office:value-type="float" office:value="0.3976847" calcext:value-type="float">
            <text:p>0.3976847</text:p>
          </table:table-cell>
          <table:table-cell office:value-type="float" office:value="328.356" calcext:value-type="float">
            <text:p>328.356</text:p>
          </table:table-cell>
          <table:table-cell office:value-type="float" office:value="1.1" calcext:value-type="float">
            <text:p>1.1</text:p>
          </table:table-cell>
          <table:table-cell office:value-type="float" office:value="-0.3556824" calcext:value-type="float">
            <text:p>-0.3556824</text:p>
          </table:table-cell>
          <table:table-cell office:value-type="float" office:value="-2.791138" calcext:value-type="float">
            <text:p>-2.791138</text:p>
          </table:table-cell>
          <table:table-cell office:value-type="float" office:value="-0.407135" calcext:value-type="float">
            <text:p>-0.407135</text:p>
          </table:table-cell>
          <table:table-cell office:value-type="float" office:value="-0.7226868" calcext:value-type="float">
            <text:p>-0.7226868</text:p>
          </table:table-cell>
          <table:table-cell office:value-type="float" office:value="-0.06124878" calcext:value-type="float">
            <text:p>-0.06124878</text:p>
          </table:table-cell>
          <table:table-cell office:value-type="float" office:value="-0.100708" calcext:value-type="float">
            <text:p>-0.100708</text:p>
          </table:table-cell>
          <table:table-cell office:value-type="float" office:value="0.3132935" calcext:value-type="float">
            <text:p>0.3132935</text:p>
          </table:table-cell>
          <table:table-cell office:value-type="float" office:value="0.2823486" calcext:value-type="float">
            <text:p>0.2823486</text:p>
          </table:table-cell>
          <table:table-cell office:value-type="float" office:value="0.6132507" calcext:value-type="float">
            <text:p>0.6132507</text:p>
          </table:table-cell>
          <table:table-cell office:value-type="float" office:value="0.5706787" calcext:value-type="float">
            <text:p>0.5706787</text:p>
          </table:table-cell>
          <table:table-cell office:value-type="float" office:value="0.9878845" calcext:value-type="float">
            <text:p>0.9878845</text:p>
          </table:table-cell>
          <table:table-cell office:value-type="float" office:value="0.931488" calcext:value-type="float">
            <text:p>0.931488</text:p>
          </table:table-cell>
          <table:table-cell office:value-type="float" office:value="1.407227" calcext:value-type="float">
            <text:p>1.407227</text:p>
          </table:table-cell>
          <table:table-cell office:value-type="float" office:value="1.341797" calcext:value-type="float">
            <text:p>1.341797</text:p>
          </table:table-cell>
          <table:table-cell office:value-type="float" office:value="2.076385" calcext:value-type="float">
            <text:p>2.076385</text:p>
          </table:table-cell>
          <table:table-cell office:value-type="float" office:value="2.000977" calcext:value-type="float">
            <text:p>2.000977</text:p>
          </table:table-cell>
          <table:table-cell office:value-type="float" office:value="3.182983" calcext:value-type="float">
            <text:p>3.182983</text:p>
          </table:table-cell>
          <table:table-cell office:value-type="float" office:value="3.087372" calcext:value-type="float">
            <text:p>3.087372</text:p>
          </table:table-cell>
          <table:table-cell office:value-type="float" office:value="4.330688" calcext:value-type="float">
            <text:p>4.330688</text:p>
          </table:table-cell>
          <table:table-cell office:value-type="float" office:value="4.232361" calcext:value-type="float">
            <text:p>4.232361</text:p>
          </table:table-cell>
          <table:table-cell office:value-type="float" office:value="5.074432" calcext:value-type="float">
            <text:p>5.074432</text:p>
          </table:table-cell>
          <table:table-cell office:value-type="float" office:value="5.002472" calcext:value-type="float">
            <text:p>5.002472</text:p>
          </table:table-cell>
          <table:table-cell office:value-type="float" office:value="5.648254" calcext:value-type="float">
            <text:p>5.648254</text:p>
          </table:table-cell>
          <table:table-cell office:value-type="float" office:value="5.604797" calcext:value-type="float">
            <text:p>5.604797</text:p>
          </table:table-cell>
          <table:table-cell office:value-type="float" office:value="6.141388" calcext:value-type="float">
            <text:p>6.141388</text:p>
          </table:table-cell>
          <table:table-cell office:value-type="float" office:value="6.116119" calcext:value-type="float">
            <text:p>6.116119</text:p>
          </table:table-cell>
          <table:table-cell office:value-type="float" office:value="6.507904" calcext:value-type="float">
            <text:p>6.507904</text:p>
          </table:table-cell>
          <table:table-cell office:value-type="float" office:value="6.489441" calcext:value-type="float">
            <text:p>6.489441</text:p>
          </table:table-cell>
          <table:table-cell office:value-type="float" office:value="0.3640442" calcext:value-type="float">
            <text:p>0.3640442</text:p>
          </table:table-cell>
          <table:table-cell office:value-type="float" office:value="-7.693817" calcext:value-type="float">
            <text:p>-7.6938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2" calcext:value-type="float">
            <text:p>8032002</text:p>
          </table:table-cell>
          <table:table-cell office:value-type="float" office:value="1.95264" calcext:value-type="float">
            <text:p>1.95264</text:p>
          </table:table-cell>
          <table:table-cell office:value-type="float" office:value="-0.27" calcext:value-type="float">
            <text:p>-0.27</text:p>
          </table:table-cell>
          <table:table-cell office:value-type="float" office:value="-8.84" calcext:value-type="float">
            <text:p>-8.84</text:p>
          </table:table-cell>
          <table:table-cell office:value-type="float" office:value="0.5287209" calcext:value-type="float">
            <text:p>0.5287209</text:p>
          </table:table-cell>
          <table:table-cell office:value-type="float" office:value="0.2796602" calcext:value-type="float">
            <text:p>0.2796602</text:p>
          </table:table-cell>
          <table:table-cell office:value-type="float" office:value="475.704" calcext:value-type="float">
            <text:p>475.704</text:p>
          </table:table-cell>
          <table:table-cell office:value-type="float" office:value="0.1" calcext:value-type="float">
            <text:p>0.1</text:p>
          </table:table-cell>
          <table:table-cell office:value-type="float" office:value="-0.7463989" calcext:value-type="float">
            <text:p>-0.7463989</text:p>
          </table:table-cell>
          <table:table-cell office:value-type="float" office:value="-4.348358" calcext:value-type="float">
            <text:p>-4.348358</text:p>
          </table:table-cell>
          <table:table-cell office:value-type="float" office:value="-0.5274963" calcext:value-type="float">
            <text:p>-0.5274963</text:p>
          </table:table-cell>
          <table:table-cell office:value-type="float" office:value="-1.157867" calcext:value-type="float">
            <text:p>-1.157867</text:p>
          </table:table-cell>
          <table:table-cell office:value-type="float" office:value="-0.07867432" calcext:value-type="float">
            <text:p>-0.07867432</text:p>
          </table:table-cell>
          <table:table-cell office:value-type="float" office:value="-0.1780701" calcext:value-type="float">
            <text:p>-0.1780701</text:p>
          </table:table-cell>
          <table:table-cell office:value-type="float" office:value="0.2828064" calcext:value-type="float">
            <text:p>0.2828064</text:p>
          </table:table-cell>
          <table:table-cell office:value-type="float" office:value="0.2116394" calcext:value-type="float">
            <text:p>0.2116394</text:p>
          </table:table-cell>
          <table:table-cell office:value-type="float" office:value="0.5702209" calcext:value-type="float">
            <text:p>0.5702209</text:p>
          </table:table-cell>
          <table:table-cell office:value-type="float" office:value="0.5095215" calcext:value-type="float">
            <text:p>0.5095215</text:p>
          </table:table-cell>
          <table:table-cell office:value-type="float" office:value="0.9309998" calcext:value-type="float">
            <text:p>0.9309998</text:p>
          </table:table-cell>
          <table:table-cell office:value-type="float" office:value="0.8762817" calcext:value-type="float">
            <text:p>0.8762817</text:p>
          </table:table-cell>
          <table:table-cell office:value-type="float" office:value="1.341187" calcext:value-type="float">
            <text:p>1.341187</text:p>
          </table:table-cell>
          <table:table-cell office:value-type="float" office:value="1.282196" calcext:value-type="float">
            <text:p>1.282196</text:p>
          </table:table-cell>
          <table:table-cell office:value-type="float" office:value="2.000244" calcext:value-type="float">
            <text:p>2.000244</text:p>
          </table:table-cell>
          <table:table-cell office:value-type="float" office:value="1.929626" calcext:value-type="float">
            <text:p>1.929626</text:p>
          </table:table-cell>
          <table:table-cell office:value-type="float" office:value="3.086395" calcext:value-type="float">
            <text:p>3.086395</text:p>
          </table:table-cell>
          <table:table-cell office:value-type="float" office:value="2.998505" calcext:value-type="float">
            <text:p>2.998505</text:p>
          </table:table-cell>
          <table:table-cell office:value-type="float" office:value="4.231354" calcext:value-type="float">
            <text:p>4.231354</text:p>
          </table:table-cell>
          <table:table-cell office:value-type="float" office:value="4.140961" calcext:value-type="float">
            <text:p>4.140961</text:p>
          </table:table-cell>
          <table:table-cell office:value-type="float" office:value="5.001709" calcext:value-type="float">
            <text:p>5.001709</text:p>
          </table:table-cell>
          <table:table-cell office:value-type="float" office:value="4.932007" calcext:value-type="float">
            <text:p>4.932007</text:p>
          </table:table-cell>
          <table:table-cell office:value-type="float" office:value="5.60434" calcext:value-type="float">
            <text:p>5.60434</text:p>
          </table:table-cell>
          <table:table-cell office:value-type="float" office:value="5.557861" calcext:value-type="float">
            <text:p>5.557861</text:p>
          </table:table-cell>
          <table:table-cell office:value-type="float" office:value="6.115814" calcext:value-type="float">
            <text:p>6.115814</text:p>
          </table:table-cell>
          <table:table-cell office:value-type="float" office:value="6.087982" calcext:value-type="float">
            <text:p>6.087982</text:p>
          </table:table-cell>
          <table:table-cell office:value-type="float" office:value="6.489227" calcext:value-type="float">
            <text:p>6.489227</text:p>
          </table:table-cell>
          <table:table-cell office:value-type="float" office:value="6.469208" calcext:value-type="float">
            <text:p>6.469208</text:p>
          </table:table-cell>
          <table:table-cell office:value-type="float" office:value="-0.5515442" calcext:value-type="float">
            <text:p>-0.5515442</text:p>
          </table:table-cell>
          <table:table-cell office:value-type="float" office:value="-9.998871" calcext:value-type="float">
            <text:p>-9.9988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2" calcext:value-type="float">
            <text:p>9032002</text:p>
          </table:table-cell>
          <table:table-cell office:value-type="float" office:value="19.72211" calcext:value-type="float">
            <text:p>19.72211</text:p>
          </table:table-cell>
          <table:table-cell office:value-type="float" office:value="-3.2" calcext:value-type="float">
            <text:p>-3.2</text:p>
          </table:table-cell>
          <table:table-cell office:value-type="float" office:value="-11.31" calcext:value-type="float">
            <text:p>-11.31</text:p>
          </table:table-cell>
          <table:table-cell office:value-type="float" office:value="0.4272047" calcext:value-type="float">
            <text:p>0.4272047</text:p>
          </table:table-cell>
          <table:table-cell office:value-type="float" office:value="0.2309676" calcext:value-type="float">
            <text:p>0.2309676</text:p>
          </table:table-cell>
          <table:table-cell office:value-type="float" office:value="587.376" calcext:value-type="float">
            <text:p>587.376</text:p>
          </table:table-cell>
          <table:table-cell office:value-type="float" office:value="1.1" calcext:value-type="float">
            <text:p>1.1</text:p>
          </table:table-cell>
          <table:table-cell office:value-type="float" office:value="5.693085" calcext:value-type="float">
            <text:p>5.693085</text:p>
          </table:table-cell>
          <table:table-cell office:value-type="float" office:value="-6.217499" calcext:value-type="float">
            <text:p>-6.217499</text:p>
          </table:table-cell>
          <table:table-cell office:value-type="float" office:value="0.3225403" calcext:value-type="float">
            <text:p>0.3225403</text:p>
          </table:table-cell>
          <table:table-cell office:value-type="float" office:value="-2.175751" calcext:value-type="float">
            <text:p>-2.175751</text:p>
          </table:table-cell>
          <table:table-cell office:value-type="float" office:value="-0.01135254" calcext:value-type="float">
            <text:p>-0.01135254</text:p>
          </table:table-cell>
          <table:table-cell office:value-type="float" office:value="-0.3549194" calcext:value-type="float">
            <text:p>-0.3549194</text:p>
          </table:table-cell>
          <table:table-cell office:value-type="float" office:value="0.2621155" calcext:value-type="float">
            <text:p>0.2621155</text:p>
          </table:table-cell>
          <table:table-cell office:value-type="float" office:value="0.07614136" calcext:value-type="float">
            <text:p>0.07614136</text:p>
          </table:table-cell>
          <table:table-cell office:value-type="float" office:value="0.5087891" calcext:value-type="float">
            <text:p>0.5087891</text:p>
          </table:table-cell>
          <table:table-cell office:value-type="float" office:value="0.4019165" calcext:value-type="float">
            <text:p>0.4019165</text:p>
          </table:table-cell>
          <table:table-cell office:value-type="float" office:value="0.8751221" calcext:value-type="float">
            <text:p>0.8751221</text:p>
          </table:table-cell>
          <table:table-cell office:value-type="float" office:value="0.7933044" calcext:value-type="float">
            <text:p>0.7933044</text:p>
          </table:table-cell>
          <table:table-cell office:value-type="float" office:value="1.281403" calcext:value-type="float">
            <text:p>1.281403</text:p>
          </table:table-cell>
          <table:table-cell office:value-type="float" office:value="1.212311" calcext:value-type="float">
            <text:p>1.212311</text:p>
          </table:table-cell>
          <table:table-cell office:value-type="float" office:value="1.928894" calcext:value-type="float">
            <text:p>1.928894</text:p>
          </table:table-cell>
          <table:table-cell office:value-type="float" office:value="1.851105" calcext:value-type="float">
            <text:p>1.851105</text:p>
          </table:table-cell>
          <table:table-cell office:value-type="float" office:value="2.99762" calcext:value-type="float">
            <text:p>2.99762</text:p>
          </table:table-cell>
          <table:table-cell office:value-type="float" office:value="2.913208" calcext:value-type="float">
            <text:p>2.913208</text:p>
          </table:table-cell>
          <table:table-cell office:value-type="float" office:value="4.140045" calcext:value-type="float">
            <text:p>4.140045</text:p>
          </table:table-cell>
          <table:table-cell office:value-type="float" office:value="4.055817" calcext:value-type="float">
            <text:p>4.055817</text:p>
          </table:table-cell>
          <table:table-cell office:value-type="float" office:value="4.931305" calcext:value-type="float">
            <text:p>4.931305</text:p>
          </table:table-cell>
          <table:table-cell office:value-type="float" office:value="4.863495" calcext:value-type="float">
            <text:p>4.863495</text:p>
          </table:table-cell>
          <table:table-cell office:value-type="float" office:value="5.557404" calcext:value-type="float">
            <text:p>5.557404</text:p>
          </table:table-cell>
          <table:table-cell office:value-type="float" office:value="5.511932" calcext:value-type="float">
            <text:p>5.511932</text:p>
          </table:table-cell>
          <table:table-cell office:value-type="float" office:value="6.087708" calcext:value-type="float">
            <text:p>6.087708</text:p>
          </table:table-cell>
          <table:table-cell office:value-type="float" office:value="6.0625" calcext:value-type="float">
            <text:p>6.0625</text:p>
          </table:table-cell>
          <table:table-cell office:value-type="float" office:value="6.468994" calcext:value-type="float">
            <text:p>6.468994</text:p>
          </table:table-cell>
          <table:table-cell office:value-type="float" office:value="6.447327" calcext:value-type="float">
            <text:p>6.447327</text:p>
          </table:table-cell>
          <table:table-cell office:value-type="float" office:value="9.720764" calcext:value-type="float">
            <text:p>9.720764</text:p>
          </table:table-cell>
          <table:table-cell office:value-type="float" office:value="-12.0538" calcext:value-type="float">
            <text:p>-12.05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2" calcext:value-type="float">
            <text:p>10032002</text:p>
          </table:table-cell>
          <table:table-cell office:value-type="float" office:value="17.88041" calcext:value-type="float">
            <text:p>17.88041</text:p>
          </table:table-cell>
          <table:table-cell office:value-type="float" office:value="3.93" calcext:value-type="float">
            <text:p>3.93</text:p>
          </table:table-cell>
          <table:table-cell office:value-type="float" office:value="-11.5" calcext:value-type="float">
            <text:p>-11.5</text:p>
          </table:table-cell>
          <table:table-cell office:value-type="float" office:value="0.7071276" calcext:value-type="float">
            <text:p>0.7071276</text:p>
          </table:table-cell>
          <table:table-cell office:value-type="float" office:value="0.2275595" calcext:value-type="float">
            <text:p>0.2275595</text:p>
          </table:table-cell>
          <table:table-cell office:value-type="float" office:value="375.444" calcext:value-type="float">
            <text:p>375.444</text:p>
          </table:table-cell>
          <table:table-cell office:value-type="float" office:value="0.6" calcext:value-type="float">
            <text:p>0.6</text:p>
          </table:table-cell>
          <table:table-cell office:value-type="float" office:value="6.975616" calcext:value-type="float">
            <text:p>6.975616</text:p>
          </table:table-cell>
          <table:table-cell office:value-type="float" office:value="-4.932251" calcext:value-type="float">
            <text:p>-4.932251</text:p>
          </table:table-cell>
          <table:table-cell office:value-type="float" office:value="0.825531" calcext:value-type="float">
            <text:p>0.825531</text:p>
          </table:table-cell>
          <table:table-cell office:value-type="float" office:value="-1.319458" calcext:value-type="float">
            <text:p>-1.319458</text:p>
          </table:table-cell>
          <table:table-cell office:value-type="float" office:value="0.06716919" calcext:value-type="float">
            <text:p>0.06716919</text:p>
          </table:table-cell>
          <table:table-cell office:value-type="float" office:value="-0.2442932" calcext:value-type="float">
            <text:p>-0.2442932</text:p>
          </table:table-cell>
          <table:table-cell office:value-type="float" office:value="0.3168335" calcext:value-type="float">
            <text:p>0.3168335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0.5423889" calcext:value-type="float">
            <text:p>0.5423889</text:p>
          </table:table-cell>
          <table:table-cell office:value-type="float" office:value="0.4283752" calcext:value-type="float">
            <text:p>0.4283752</text:p>
          </table:table-cell>
          <table:table-cell office:value-type="float" office:value="0.8384094" calcext:value-type="float">
            <text:p>0.8384094</text:p>
          </table:table-cell>
          <table:table-cell office:value-type="float" office:value="0.7875366" calcext:value-type="float">
            <text:p>0.7875366</text:p>
          </table:table-cell>
          <table:table-cell office:value-type="float" office:value="1.218964" calcext:value-type="float">
            <text:p>1.218964</text:p>
          </table:table-cell>
          <table:table-cell office:value-type="float" office:value="1.182526" calcext:value-type="float">
            <text:p>1.182526</text:p>
          </table:table-cell>
          <table:table-cell office:value-type="float" office:value="1.850525" calcext:value-type="float">
            <text:p>1.850525</text:p>
          </table:table-cell>
          <table:table-cell office:value-type="float" office:value="1.797546" calcext:value-type="float">
            <text:p>1.797546</text:p>
          </table:table-cell>
          <table:table-cell office:value-type="float" office:value="2.912354" calcext:value-type="float">
            <text:p>2.912354</text:p>
          </table:table-cell>
          <table:table-cell office:value-type="float" office:value="2.835144" calcext:value-type="float">
            <text:p>2.835144</text:p>
          </table:table-cell>
          <table:table-cell office:value-type="float" office:value="4.054932" calcext:value-type="float">
            <text:p>4.054932</text:p>
          </table:table-cell>
          <table:table-cell office:value-type="float" office:value="3.975555" calcext:value-type="float">
            <text:p>3.975555</text:p>
          </table:table-cell>
          <table:table-cell office:value-type="float" office:value="4.862762" calcext:value-type="float">
            <text:p>4.862762</text:p>
          </table:table-cell>
          <table:table-cell office:value-type="float" office:value="4.797424" calcext:value-type="float">
            <text:p>4.797424</text:p>
          </table:table-cell>
          <table:table-cell office:value-type="float" office:value="5.511475" calcext:value-type="float">
            <text:p>5.511475</text:p>
          </table:table-cell>
          <table:table-cell office:value-type="float" office:value="5.464569" calcext:value-type="float">
            <text:p>5.464569</text:p>
          </table:table-cell>
          <table:table-cell office:value-type="float" office:value="6.062134" calcext:value-type="float">
            <text:p>6.062134</text:p>
          </table:table-cell>
          <table:table-cell office:value-type="float" office:value="6.027191" calcext:value-type="float">
            <text:p>6.027191</text:p>
          </table:table-cell>
          <table:table-cell office:value-type="float" office:value="6.447083" calcext:value-type="float">
            <text:p>6.447083</text:p>
          </table:table-cell>
          <table:table-cell office:value-type="float" office:value="6.422089" calcext:value-type="float">
            <text:p>6.422089</text:p>
          </table:table-cell>
          <table:table-cell office:value-type="float" office:value="15.45959" calcext:value-type="float">
            <text:p>15.45959</text:p>
          </table:table-cell>
          <table:table-cell office:value-type="float" office:value="-10.62964" calcext:value-type="float">
            <text:p>-10.629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2" calcext:value-type="float">
            <text:p>11032002</text:p>
          </table:table-cell>
          <table:table-cell office:value-type="float" office:value="15.31846" calcext:value-type="float">
            <text:p>15.31846</text:p>
          </table:table-cell>
          <table:table-cell office:value-type="float" office:value="5.02" calcext:value-type="float">
            <text:p>5.02</text:p>
          </table:table-cell>
          <table:table-cell office:value-type="float" office:value="-3.89" calcext:value-type="float">
            <text:p>-3.89</text:p>
          </table:table-cell>
          <table:table-cell office:value-type="float" office:value="0.7350821" calcext:value-type="float">
            <text:p>0.7350821</text:p>
          </table:table-cell>
          <table:table-cell office:value-type="float" office:value="0.4060118" calcext:value-type="float">
            <text:p>0.4060118</text:p>
          </table:table-cell>
          <table:table-cell office:value-type="float" office:value="222.012" calcext:value-type="float">
            <text:p>222.012</text:p>
          </table:table-cell>
          <table:table-cell office:value-type="float" office:value="0" calcext:value-type="float">
            <text:p>0</text:p>
          </table:table-cell>
          <table:table-cell office:value-type="float" office:value="14.00476" calcext:value-type="float">
            <text:p>14.00476</text:p>
          </table:table-cell>
          <table:table-cell office:value-type="float" office:value="-1.006531" calcext:value-type="float">
            <text:p>-1.006531</text:p>
          </table:table-cell>
          <table:table-cell office:value-type="float" office:value="7.654724" calcext:value-type="float">
            <text:p>7.654724</text:p>
          </table:table-cell>
          <table:table-cell office:value-type="float" office:value="-0.2480469" calcext:value-type="float">
            <text:p>-0.2480469</text:p>
          </table:table-cell>
          <table:table-cell office:value-type="float" office:value="4.813568" calcext:value-type="float">
            <text:p>4.813568</text:p>
          </table:table-cell>
          <table:table-cell office:value-type="float" office:value="-0.0647583" calcext:value-type="float">
            <text:p>-0.0647583</text:p>
          </table:table-cell>
          <table:table-cell office:value-type="float" office:value="3.263031" calcext:value-type="float">
            <text:p>3.263031</text:p>
          </table:table-cell>
          <table:table-cell office:value-type="float" office:value="0.2496338" calcext:value-type="float">
            <text:p>0.2496338</text:p>
          </table:table-cell>
          <table:table-cell office:value-type="float" office:value="2.538147" calcext:value-type="float">
            <text:p>2.538147</text:p>
          </table:table-cell>
          <table:table-cell office:value-type="float" office:value="0.5050354" calcext:value-type="float">
            <text:p>0.5050354</text:p>
          </table:table-cell>
          <table:table-cell office:value-type="float" office:value="2.031433" calcext:value-type="float">
            <text:p>2.031433</text:p>
          </table:table-cell>
          <table:table-cell office:value-type="float" office:value="0.8250427" calcext:value-type="float">
            <text:p>0.8250427</text:p>
          </table:table-cell>
          <table:table-cell office:value-type="float" office:value="1.91095" calcext:value-type="float">
            <text:p>1.91095</text:p>
          </table:table-cell>
          <table:table-cell office:value-type="float" office:value="1.19046" calcext:value-type="float">
            <text:p>1.19046</text:p>
          </table:table-cell>
          <table:table-cell office:value-type="float" office:value="1.897217" calcext:value-type="float">
            <text:p>1.897217</text:p>
          </table:table-cell>
          <table:table-cell office:value-type="float" office:value="1.778381" calcext:value-type="float">
            <text:p>1.778381</text:p>
          </table:table-cell>
          <table:table-cell office:value-type="float" office:value="2.834412" calcext:value-type="float">
            <text:p>2.834412</text:p>
          </table:table-cell>
          <table:table-cell office:value-type="float" office:value="2.77713" calcext:value-type="float">
            <text:p>2.77713</text:p>
          </table:table-cell>
          <table:table-cell office:value-type="float" office:value="3.974762" calcext:value-type="float">
            <text:p>3.974762</text:p>
          </table:table-cell>
          <table:table-cell office:value-type="float" office:value="3.900726" calcext:value-type="float">
            <text:p>3.900726</text:p>
          </table:table-cell>
          <table:table-cell office:value-type="float" office:value="4.796753" calcext:value-type="float">
            <text:p>4.796753</text:p>
          </table:table-cell>
          <table:table-cell office:value-type="float" office:value="4.733215" calcext:value-type="float">
            <text:p>4.733215</text:p>
          </table:table-cell>
          <table:table-cell office:value-type="float" office:value="5.464111" calcext:value-type="float">
            <text:p>5.464111</text:p>
          </table:table-cell>
          <table:table-cell office:value-type="float" office:value="5.415009" calcext:value-type="float">
            <text:p>5.415009</text:p>
          </table:table-cell>
          <table:table-cell office:value-type="float" office:value="6.026794" calcext:value-type="float">
            <text:p>6.026794</text:p>
          </table:table-cell>
          <table:table-cell office:value-type="float" office:value="5.991821" calcext:value-type="float">
            <text:p>5.991821</text:p>
          </table:table-cell>
          <table:table-cell office:value-type="float" office:value="6.421814" calcext:value-type="float">
            <text:p>6.421814</text:p>
          </table:table-cell>
          <table:table-cell office:value-type="float" office:value="6.394989" calcext:value-type="float">
            <text:p>6.394989</text:p>
          </table:table-cell>
          <table:table-cell office:value-type="float" office:value="21.6373" calcext:value-type="float">
            <text:p>21.6373</text:p>
          </table:table-cell>
          <table:table-cell office:value-type="float" office:value="-4.946686" calcext:value-type="float">
            <text:p>-4.9466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2" calcext:value-type="float">
            <text:p>12032002</text:p>
          </table:table-cell>
          <table:table-cell office:value-type="float" office:value="16.61183" calcext:value-type="float">
            <text:p>16.61183</text:p>
          </table:table-cell>
          <table:table-cell office:value-type="float" office:value="16.31" calcext:value-type="float">
            <text:p>16.31</text:p>
          </table:table-cell>
          <table:table-cell office:value-type="float" office:value="-4.35" calcext:value-type="float">
            <text:p>-4.35</text:p>
          </table:table-cell>
          <table:table-cell office:value-type="float" office:value="0.90741" calcext:value-type="float">
            <text:p>0.90741</text:p>
          </table:table-cell>
          <table:table-cell office:value-type="float" office:value="0.3924135" calcext:value-type="float">
            <text:p>0.3924135</text:p>
          </table:table-cell>
          <table:table-cell office:value-type="float" office:value="323.136" calcext:value-type="float">
            <text:p>323.136</text:p>
          </table:table-cell>
          <table:table-cell office:value-type="float" office:value="0" calcext:value-type="float">
            <text:p>0</text:p>
          </table:table-cell>
          <table:table-cell office:value-type="float" office:value="18.65079" calcext:value-type="float">
            <text:p>18.65079</text:p>
          </table:table-cell>
          <table:table-cell office:value-type="float" office:value="-1.824707" calcext:value-type="float">
            <text:p>-1.824707</text:p>
          </table:table-cell>
          <table:table-cell office:value-type="float" office:value="12.31665" calcext:value-type="float">
            <text:p>12.31665</text:p>
          </table:table-cell>
          <table:table-cell office:value-type="float" office:value="-0.2815857" calcext:value-type="float">
            <text:p>-0.2815857</text:p>
          </table:table-cell>
          <table:table-cell office:value-type="float" office:value="8.682098" calcext:value-type="float">
            <text:p>8.682098</text:p>
          </table:table-cell>
          <table:table-cell office:value-type="float" office:value="0.3049011" calcext:value-type="float">
            <text:p>0.3049011</text:p>
          </table:table-cell>
          <table:table-cell office:value-type="float" office:value="6.273804" calcext:value-type="float">
            <text:p>6.273804</text:p>
          </table:table-cell>
          <table:table-cell office:value-type="float" office:value="0.8236084" calcext:value-type="float">
            <text:p>0.8236084</text:p>
          </table:table-cell>
          <table:table-cell office:value-type="float" office:value="4.936615" calcext:value-type="float">
            <text:p>4.936615</text:p>
          </table:table-cell>
          <table:table-cell office:value-type="float" office:value="1.137726" calcext:value-type="float">
            <text:p>1.137726</text:p>
          </table:table-cell>
          <table:table-cell office:value-type="float" office:value="3.882904" calcext:value-type="float">
            <text:p>3.882904</text:p>
          </table:table-cell>
          <table:table-cell office:value-type="float" office:value="1.466858" calcext:value-type="float">
            <text:p>1.466858</text:p>
          </table:table-cell>
          <table:table-cell office:value-type="float" office:value="3.160004" calcext:value-type="float">
            <text:p>3.160004</text:p>
          </table:table-cell>
          <table:table-cell office:value-type="float" office:value="1.715393" calcext:value-type="float">
            <text:p>1.715393</text:p>
          </table:table-cell>
          <table:table-cell office:value-type="float" office:value="2.369965" calcext:value-type="float">
            <text:p>2.369965</text:p>
          </table:table-cell>
          <table:table-cell office:value-type="float" office:value="1.903107" calcext:value-type="float">
            <text:p>1.903107</text:p>
          </table:table-cell>
          <table:table-cell office:value-type="float" office:value="2.830231" calcext:value-type="float">
            <text:p>2.830231</text:p>
          </table:table-cell>
          <table:table-cell office:value-type="float" office:value="2.777069" calcext:value-type="float">
            <text:p>2.777069</text:p>
          </table:table-cell>
          <table:table-cell office:value-type="float" office:value="3.899994" calcext:value-type="float">
            <text:p>3.899994</text:p>
          </table:table-cell>
          <table:table-cell office:value-type="float" office:value="3.844818" calcext:value-type="float">
            <text:p>3.844818</text:p>
          </table:table-cell>
          <table:table-cell office:value-type="float" office:value="4.732544" calcext:value-type="float">
            <text:p>4.732544</text:p>
          </table:table-cell>
          <table:table-cell office:value-type="float" office:value="4.672668" calcext:value-type="float">
            <text:p>4.672668</text:p>
          </table:table-cell>
          <table:table-cell office:value-type="float" office:value="5.41452" calcext:value-type="float">
            <text:p>5.41452</text:p>
          </table:table-cell>
          <table:table-cell office:value-type="float" office:value="5.364716" calcext:value-type="float">
            <text:p>5.364716</text:p>
          </table:table-cell>
          <table:table-cell office:value-type="float" office:value="5.991425" calcext:value-type="float">
            <text:p>5.991425</text:p>
          </table:table-cell>
          <table:table-cell office:value-type="float" office:value="5.955597" calcext:value-type="float">
            <text:p>5.955597</text:p>
          </table:table-cell>
          <table:table-cell office:value-type="float" office:value="6.394684" calcext:value-type="float">
            <text:p>6.394684</text:p>
          </table:table-cell>
          <table:table-cell office:value-type="float" office:value="6.367218" calcext:value-type="float">
            <text:p>6.367218</text:p>
          </table:table-cell>
          <table:table-cell office:value-type="float" office:value="28.0513" calcext:value-type="float">
            <text:p>28.0513</text:p>
          </table:table-cell>
          <table:table-cell office:value-type="float" office:value="-6.172394" calcext:value-type="float">
            <text:p>-6.1723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2" calcext:value-type="float">
            <text:p>13032002</text:p>
          </table:table-cell>
          <table:table-cell office:value-type="float" office:value="12.70152" calcext:value-type="float">
            <text:p>12.70152</text:p>
          </table:table-cell>
          <table:table-cell office:value-type="float" office:value="10.68" calcext:value-type="float">
            <text:p>10.68</text:p>
          </table:table-cell>
          <table:table-cell office:value-type="float" office:value="-0.5" calcext:value-type="float">
            <text:p>-0.5</text:p>
          </table:table-cell>
          <table:table-cell office:value-type="float" office:value="0.9511727" calcext:value-type="float">
            <text:p>0.9511727</text:p>
          </table:table-cell>
          <table:table-cell office:value-type="float" office:value="0.5200318" calcext:value-type="float">
            <text:p>0.5200318</text:p>
          </table:table-cell>
          <table:table-cell office:value-type="float" office:value="405.432" calcext:value-type="float">
            <text:p>405.432</text:p>
          </table:table-cell>
          <table:table-cell office:value-type="float" office:value="0" calcext:value-type="float">
            <text:p>0</text:p>
          </table:table-cell>
          <table:table-cell office:value-type="float" office:value="17.39804" calcext:value-type="float">
            <text:p>17.39804</text:p>
          </table:table-cell>
          <table:table-cell office:value-type="float" office:value="1.435944" calcext:value-type="float">
            <text:p>1.435944</text:p>
          </table:table-cell>
          <table:table-cell office:value-type="float" office:value="12.29111" calcext:value-type="float">
            <text:p>12.29111</text:p>
          </table:table-cell>
          <table:table-cell office:value-type="float" office:value="2.58432" calcext:value-type="float">
            <text:p>2.58432</text:p>
          </table:table-cell>
          <table:table-cell office:value-type="float" office:value="9.456818" calcext:value-type="float">
            <text:p>9.456818</text:p>
          </table:table-cell>
          <table:table-cell office:value-type="float" office:value="3.194763" calcext:value-type="float">
            <text:p>3.194763</text:p>
          </table:table-cell>
          <table:table-cell office:value-type="float" office:value="7.356415" calcext:value-type="float">
            <text:p>7.356415</text:p>
          </table:table-cell>
          <table:table-cell office:value-type="float" office:value="3.482605" calcext:value-type="float">
            <text:p>3.482605</text:p>
          </table:table-cell>
          <table:table-cell office:value-type="float" office:value="6.129944" calcext:value-type="float">
            <text:p>6.129944</text:p>
          </table:table-cell>
          <table:table-cell office:value-type="float" office:value="3.524994" calcext:value-type="float">
            <text:p>3.524994</text:p>
          </table:table-cell>
          <table:table-cell office:value-type="float" office:value="4.9953" calcext:value-type="float">
            <text:p>4.9953</text:p>
          </table:table-cell>
          <table:table-cell office:value-type="float" office:value="3.471283" calcext:value-type="float">
            <text:p>3.471283</text:p>
          </table:table-cell>
          <table:table-cell office:value-type="float" office:value="4.243408" calcext:value-type="float">
            <text:p>4.243408</text:p>
          </table:table-cell>
          <table:table-cell office:value-type="float" office:value="3.178375" calcext:value-type="float">
            <text:p>3.178375</text:p>
          </table:table-cell>
          <table:table-cell office:value-type="float" office:value="3.231873" calcext:value-type="float">
            <text:p>3.231873</text:p>
          </table:table-cell>
          <table:table-cell office:value-type="float" office:value="2.382355" calcext:value-type="float">
            <text:p>2.382355</text:p>
          </table:table-cell>
          <table:table-cell office:value-type="float" office:value="3.086731" calcext:value-type="float">
            <text:p>3.086731</text:p>
          </table:table-cell>
          <table:table-cell office:value-type="float" office:value="2.831818" calcext:value-type="float">
            <text:p>2.831818</text:p>
          </table:table-cell>
          <table:table-cell office:value-type="float" office:value="3.84436" calcext:value-type="float">
            <text:p>3.84436</text:p>
          </table:table-cell>
          <table:table-cell office:value-type="float" office:value="3.832153" calcext:value-type="float">
            <text:p>3.832153</text:p>
          </table:table-cell>
          <table:table-cell office:value-type="float" office:value="4.672089" calcext:value-type="float">
            <text:p>4.672089</text:p>
          </table:table-cell>
          <table:table-cell office:value-type="float" office:value="4.623657" calcext:value-type="float">
            <text:p>4.623657</text:p>
          </table:table-cell>
          <table:table-cell office:value-type="float" office:value="5.364197" calcext:value-type="float">
            <text:p>5.364197</text:p>
          </table:table-cell>
          <table:table-cell office:value-type="float" office:value="5.315643" calcext:value-type="float">
            <text:p>5.315643</text:p>
          </table:table-cell>
          <table:table-cell office:value-type="float" office:value="5.9552" calcext:value-type="float">
            <text:p>5.9552</text:p>
          </table:table-cell>
          <table:table-cell office:value-type="float" office:value="5.918701" calcext:value-type="float">
            <text:p>5.918701</text:p>
          </table:table-cell>
          <table:table-cell office:value-type="float" office:value="6.366943" calcext:value-type="float">
            <text:p>6.366943</text:p>
          </table:table-cell>
          <table:table-cell office:value-type="float" office:value="6.338257" calcext:value-type="float">
            <text:p>6.338257</text:p>
          </table:table-cell>
          <table:table-cell office:value-type="float" office:value="26.56281" calcext:value-type="float">
            <text:p>26.56281</text:p>
          </table:table-cell>
          <table:table-cell office:value-type="float" office:value="-3.906189" calcext:value-type="float">
            <text:p>-3.9061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2" calcext:value-type="float">
            <text:p>14032002</text:p>
          </table:table-cell>
          <table:table-cell office:value-type="float" office:value="7.3314" calcext:value-type="float">
            <text:p>7.3314</text:p>
          </table:table-cell>
          <table:table-cell office:value-type="float" office:value="7.07" calcext:value-type="float">
            <text:p>7.07</text:p>
          </table:table-cell>
          <table:table-cell office:value-type="float" office:value="-1.69" calcext:value-type="float">
            <text:p>-1.69</text:p>
          </table:table-cell>
          <table:table-cell office:value-type="float" office:value="0.8844498" calcext:value-type="float">
            <text:p>0.8844498</text:p>
          </table:table-cell>
          <table:table-cell office:value-type="float" office:value="0.4770929" calcext:value-type="float">
            <text:p>0.4770929</text:p>
          </table:table-cell>
          <table:table-cell office:value-type="float" office:value="538.596" calcext:value-type="float">
            <text:p>538.596</text:p>
          </table:table-cell>
          <table:table-cell office:value-type="float" office:value="0.1" calcext:value-type="float">
            <text:p>0.1</text:p>
          </table:table-cell>
          <table:table-cell office:value-type="float" office:value="12.53607" calcext:value-type="float">
            <text:p>12.53607</text:p>
          </table:table-cell>
          <table:table-cell office:value-type="float" office:value="-0.4076233" calcext:value-type="float">
            <text:p>-0.4076233</text:p>
          </table:table-cell>
          <table:table-cell office:value-type="float" office:value="7.849854" calcext:value-type="float">
            <text:p>7.849854</text:p>
          </table:table-cell>
          <table:table-cell office:value-type="float" office:value="1.716553" calcext:value-type="float">
            <text:p>1.716553</text:p>
          </table:table-cell>
          <table:table-cell office:value-type="float" office:value="6.345306" calcext:value-type="float">
            <text:p>6.345306</text:p>
          </table:table-cell>
          <table:table-cell office:value-type="float" office:value="2.763306" calcext:value-type="float">
            <text:p>2.763306</text:p>
          </table:table-cell>
          <table:table-cell office:value-type="float" office:value="5.394043" calcext:value-type="float">
            <text:p>5.394043</text:p>
          </table:table-cell>
          <table:table-cell office:value-type="float" office:value="3.402466" calcext:value-type="float">
            <text:p>3.402466</text:p>
          </table:table-cell>
          <table:table-cell office:value-type="float" office:value="5.288544" calcext:value-type="float">
            <text:p>5.288544</text:p>
          </table:table-cell>
          <table:table-cell office:value-type="float" office:value="3.691986" calcext:value-type="float">
            <text:p>3.691986</text:p>
          </table:table-cell>
          <table:table-cell office:value-type="float" office:value="4.932953" calcext:value-type="float">
            <text:p>4.932953</text:p>
          </table:table-cell>
          <table:table-cell office:value-type="float" office:value="3.865753" calcext:value-type="float">
            <text:p>3.865753</text:p>
          </table:table-cell>
          <table:table-cell office:value-type="float" office:value="4.260712" calcext:value-type="float">
            <text:p>4.260712</text:p>
          </table:table-cell>
          <table:table-cell office:value-type="float" office:value="3.775085" calcext:value-type="float">
            <text:p>3.775085</text:p>
          </table:table-cell>
          <table:table-cell office:value-type="float" office:value="3.657318" calcext:value-type="float">
            <text:p>3.657318</text:p>
          </table:table-cell>
          <table:table-cell office:value-type="float" office:value="3.24292" calcext:value-type="float">
            <text:p>3.24292</text:p>
          </table:table-cell>
          <table:table-cell office:value-type="float" office:value="3.414795" calcext:value-type="float">
            <text:p>3.414795</text:p>
          </table:table-cell>
          <table:table-cell office:value-type="float" office:value="3.09024" calcext:value-type="float">
            <text:p>3.09024</text:p>
          </table:table-cell>
          <table:table-cell office:value-type="float" office:value="3.892548" calcext:value-type="float">
            <text:p>3.892548</text:p>
          </table:table-cell>
          <table:table-cell office:value-type="float" office:value="3.837067" calcext:value-type="float">
            <text:p>3.837067</text:p>
          </table:table-cell>
          <table:table-cell office:value-type="float" office:value="4.62326" calcext:value-type="float">
            <text:p>4.62326</text:p>
          </table:table-cell>
          <table:table-cell office:value-type="float" office:value="4.598419" calcext:value-type="float">
            <text:p>4.598419</text:p>
          </table:table-cell>
          <table:table-cell office:value-type="float" office:value="5.315155" calcext:value-type="float">
            <text:p>5.315155</text:p>
          </table:table-cell>
          <table:table-cell office:value-type="float" office:value="5.272034" calcext:value-type="float">
            <text:p>5.272034</text:p>
          </table:table-cell>
          <table:table-cell office:value-type="float" office:value="5.918274" calcext:value-type="float">
            <text:p>5.918274</text:p>
          </table:table-cell>
          <table:table-cell office:value-type="float" office:value="5.881348" calcext:value-type="float">
            <text:p>5.881348</text:p>
          </table:table-cell>
          <table:table-cell office:value-type="float" office:value="6.337952" calcext:value-type="float">
            <text:p>6.337952</text:p>
          </table:table-cell>
          <table:table-cell office:value-type="float" office:value="6.308197" calcext:value-type="float">
            <text:p>6.308197</text:p>
          </table:table-cell>
          <table:table-cell office:value-type="float" office:value="20.28418" calcext:value-type="float">
            <text:p>20.28418</text:p>
          </table:table-cell>
          <table:table-cell office:value-type="float" office:value="-4.971222" calcext:value-type="float">
            <text:p>-4.9712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2" calcext:value-type="float">
            <text:p>15032002</text:p>
          </table:table-cell>
          <table:table-cell office:value-type="float" office:value="14.1012" calcext:value-type="float">
            <text:p>14.1012</text:p>
          </table:table-cell>
          <table:table-cell office:value-type="float" office:value="3.29" calcext:value-type="float">
            <text:p>3.29</text:p>
          </table:table-cell>
          <table:table-cell office:value-type="float" office:value="-3.47" calcext:value-type="float">
            <text:p>-3.47</text:p>
          </table:table-cell>
          <table:table-cell office:value-type="float" office:value="0.6808994" calcext:value-type="float">
            <text:p>0.6808994</text:p>
          </table:table-cell>
          <table:table-cell office:value-type="float" office:value="0.4187967" calcext:value-type="float">
            <text:p>0.4187967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14.91391" calcext:value-type="float">
            <text:p>14.91391</text:p>
          </table:table-cell>
          <table:table-cell office:value-type="float" office:value="-2.273254" calcext:value-type="float">
            <text:p>-2.273254</text:p>
          </table:table-cell>
          <table:table-cell office:value-type="float" office:value="9.5755" calcext:value-type="float">
            <text:p>9.5755</text:p>
          </table:table-cell>
          <table:table-cell office:value-type="float" office:value="-0.1965027" calcext:value-type="float">
            <text:p>-0.1965027</text:p>
          </table:table-cell>
          <table:table-cell office:value-type="float" office:value="7.371033" calcext:value-type="float">
            <text:p>7.371033</text:p>
          </table:table-cell>
          <table:table-cell office:value-type="float" office:value="0.9830322" calcext:value-type="float">
            <text:p>0.9830322</text:p>
          </table:table-cell>
          <table:table-cell office:value-type="float" office:value="5.847717" calcext:value-type="float">
            <text:p>5.847717</text:p>
          </table:table-cell>
          <table:table-cell office:value-type="float" office:value="1.967987" calcext:value-type="float">
            <text:p>1.967987</text:p>
          </table:table-cell>
          <table:table-cell office:value-type="float" office:value="5.030731" calcext:value-type="float">
            <text:p>5.030731</text:p>
          </table:table-cell>
          <table:table-cell office:value-type="float" office:value="2.538025" calcext:value-type="float">
            <text:p>2.538025</text:p>
          </table:table-cell>
          <table:table-cell office:value-type="float" office:value="4.344025" calcext:value-type="float">
            <text:p>4.344025</text:p>
          </table:table-cell>
          <table:table-cell office:value-type="float" office:value="3.058716" calcext:value-type="float">
            <text:p>3.058716</text:p>
          </table:table-cell>
          <table:table-cell office:value-type="float" office:value="4.038818" calcext:value-type="float">
            <text:p>4.038818</text:p>
          </table:table-cell>
          <table:table-cell office:value-type="float" office:value="3.322418" calcext:value-type="float">
            <text:p>3.322418</text:p>
          </table:table-cell>
          <table:table-cell office:value-type="float" office:value="3.689728" calcext:value-type="float">
            <text:p>3.689728</text:p>
          </table:table-cell>
          <table:table-cell office:value-type="float" office:value="3.568115" calcext:value-type="float">
            <text:p>3.568115</text:p>
          </table:table-cell>
          <table:table-cell office:value-type="float" office:value="3.609833" calcext:value-type="float">
            <text:p>3.609833</text:p>
          </table:table-cell>
          <table:table-cell office:value-type="float" office:value="3.417755" calcext:value-type="float">
            <text:p>3.417755</text:p>
          </table:table-cell>
          <table:table-cell office:value-type="float" office:value="3.977722" calcext:value-type="float">
            <text:p>3.977722</text:p>
          </table:table-cell>
          <table:table-cell office:value-type="float" office:value="3.893372" calcext:value-type="float">
            <text:p>3.893372</text:p>
          </table:table-cell>
          <table:table-cell office:value-type="float" office:value="4.598877" calcext:value-type="float">
            <text:p>4.598877</text:p>
          </table:table-cell>
          <table:table-cell office:value-type="float" office:value="4.595886" calcext:value-type="float">
            <text:p>4.595886</text:p>
          </table:table-cell>
          <table:table-cell office:value-type="float" office:value="5.271637" calcext:value-type="float">
            <text:p>5.271637</text:p>
          </table:table-cell>
          <table:table-cell office:value-type="float" office:value="5.237305" calcext:value-type="float">
            <text:p>5.237305</text:p>
          </table:table-cell>
          <table:table-cell office:value-type="float" office:value="5.880981" calcext:value-type="float">
            <text:p>5.880981</text:p>
          </table:table-cell>
          <table:table-cell office:value-type="float" office:value="5.844879" calcext:value-type="float">
            <text:p>5.844879</text:p>
          </table:table-cell>
          <table:table-cell office:value-type="float" office:value="6.307861" calcext:value-type="float">
            <text:p>6.307861</text:p>
          </table:table-cell>
          <table:table-cell office:value-type="float" office:value="6.276062" calcext:value-type="float">
            <text:p>6.276062</text:p>
          </table:table-cell>
          <table:table-cell office:value-type="float" office:value="22.36362" calcext:value-type="float">
            <text:p>22.36362</text:p>
          </table:table-cell>
          <table:table-cell office:value-type="float" office:value="-7.477448" calcext:value-type="float">
            <text:p>-7.4774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2" calcext:value-type="float">
            <text:p>16032002</text:p>
          </table:table-cell>
          <table:table-cell office:value-type="float" office:value="15.08184" calcext:value-type="float">
            <text:p>15.08184</text:p>
          </table:table-cell>
          <table:table-cell office:value-type="float" office:value="8.3" calcext:value-type="float">
            <text:p>8.3</text:p>
          </table:table-cell>
          <table:table-cell office:value-type="float" office:value="-2.38" calcext:value-type="float">
            <text:p>-2.38</text:p>
          </table:table-cell>
          <table:table-cell office:value-type="float" office:value="0.7579401" calcext:value-type="float">
            <text:p>0.7579401</text:p>
          </table:table-cell>
          <table:table-cell office:value-type="float" office:value="0.453681" calcext:value-type="float">
            <text:p>0.453681</text:p>
          </table:table-cell>
          <table:table-cell office:value-type="float" office:value="227.304" calcext:value-type="float">
            <text:p>227.304</text:p>
          </table:table-cell>
          <table:table-cell office:value-type="float" office:value="0" calcext:value-type="float">
            <text:p>0</text:p>
          </table:table-cell>
          <table:table-cell office:value-type="float" office:value="17.29492" calcext:value-type="float">
            <text:p>17.29492</text:p>
          </table:table-cell>
          <table:table-cell office:value-type="float" office:value="-1.991058" calcext:value-type="float">
            <text:p>-1.991058</text:p>
          </table:table-cell>
          <table:table-cell office:value-type="float" office:value="11.22217" calcext:value-type="float">
            <text:p>11.22217</text:p>
          </table:table-cell>
          <table:table-cell office:value-type="float" office:value="-0.04046631" calcext:value-type="float">
            <text:p>-0.04046631</text:p>
          </table:table-cell>
          <table:table-cell office:value-type="float" office:value="8.342346" calcext:value-type="float">
            <text:p>8.342346</text:p>
          </table:table-cell>
          <table:table-cell office:value-type="float" office:value="1.143646" calcext:value-type="float">
            <text:p>1.143646</text:p>
          </table:table-cell>
          <table:table-cell office:value-type="float" office:value="6.486694" calcext:value-type="float">
            <text:p>6.486694</text:p>
          </table:table-cell>
          <table:table-cell office:value-type="float" office:value="2.09906" calcext:value-type="float">
            <text:p>2.09906</text:p>
          </table:table-cell>
          <table:table-cell office:value-type="float" office:value="5.495667" calcext:value-type="float">
            <text:p>5.495667</text:p>
          </table:table-cell>
          <table:table-cell office:value-type="float" office:value="2.633575" calcext:value-type="float">
            <text:p>2.633575</text:p>
          </table:table-cell>
          <table:table-cell office:value-type="float" office:value="4.704865" calcext:value-type="float">
            <text:p>4.704865</text:p>
          </table:table-cell>
          <table:table-cell office:value-type="float" office:value="3.103424" calcext:value-type="float">
            <text:p>3.103424</text:p>
          </table:table-cell>
          <table:table-cell office:value-type="float" office:value="4.258575" calcext:value-type="float">
            <text:p>4.258575</text:p>
          </table:table-cell>
          <table:table-cell office:value-type="float" office:value="3.363373" calcext:value-type="float">
            <text:p>3.363373</text:p>
          </table:table-cell>
          <table:table-cell office:value-type="float" office:value="3.733215" calcext:value-type="float">
            <text:p>3.733215</text:p>
          </table:table-cell>
          <table:table-cell office:value-type="float" office:value="3.623474" calcext:value-type="float">
            <text:p>3.623474</text:p>
          </table:table-cell>
          <table:table-cell office:value-type="float" office:value="3.730621" calcext:value-type="float">
            <text:p>3.730621</text:p>
          </table:table-cell>
          <table:table-cell office:value-type="float" office:value="3.611389" calcext:value-type="float">
            <text:p>3.611389</text:p>
          </table:table-cell>
          <table:table-cell office:value-type="float" office:value="4.059723" calcext:value-type="float">
            <text:p>4.059723</text:p>
          </table:table-cell>
          <table:table-cell office:value-type="float" office:value="3.978607" calcext:value-type="float">
            <text:p>3.978607</text:p>
          </table:table-cell>
          <table:table-cell office:value-type="float" office:value="4.615417" calcext:value-type="float">
            <text:p>4.615417</text:p>
          </table:table-cell>
          <table:table-cell office:value-type="float" office:value="4.598969" calcext:value-type="float">
            <text:p>4.598969</text:p>
          </table:table-cell>
          <table:table-cell office:value-type="float" office:value="5.23703" calcext:value-type="float">
            <text:p>5.23703</text:p>
          </table:table-cell>
          <table:table-cell office:value-type="float" office:value="5.212738" calcext:value-type="float">
            <text:p>5.212738</text:p>
          </table:table-cell>
          <table:table-cell office:value-type="float" office:value="5.844513" calcext:value-type="float">
            <text:p>5.844513</text:p>
          </table:table-cell>
          <table:table-cell office:value-type="float" office:value="5.811188" calcext:value-type="float">
            <text:p>5.811188</text:p>
          </table:table-cell>
          <table:table-cell office:value-type="float" office:value="6.275726" calcext:value-type="float">
            <text:p>6.275726</text:p>
          </table:table-cell>
          <table:table-cell office:value-type="float" office:value="6.243835" calcext:value-type="float">
            <text:p>6.243835</text:p>
          </table:table-cell>
          <table:table-cell office:value-type="float" office:value="29.68933" calcext:value-type="float">
            <text:p>29.68933</text:p>
          </table:table-cell>
          <table:table-cell office:value-type="float" office:value="-6.822784" calcext:value-type="float">
            <text:p>-6.8227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2" calcext:value-type="float">
            <text:p>17032002</text:p>
          </table:table-cell>
          <table:table-cell office:value-type="float" office:value="17.54137" calcext:value-type="float">
            <text:p>17.54137</text:p>
          </table:table-cell>
          <table:table-cell office:value-type="float" office:value="11.07" calcext:value-type="float">
            <text:p>11.07</text:p>
          </table:table-cell>
          <table:table-cell office:value-type="float" office:value="-1.06" calcext:value-type="float">
            <text:p>-1.06</text:p>
          </table:table-cell>
          <table:table-cell office:value-type="float" office:value="0.8544127" calcext:value-type="float">
            <text:p>0.8544127</text:p>
          </table:table-cell>
          <table:table-cell office:value-type="float" office:value="0.4994111" calcext:value-type="float">
            <text:p>0.4994111</text:p>
          </table:table-cell>
          <table:table-cell office:value-type="float" office:value="177.876" calcext:value-type="float">
            <text:p>177.876</text:p>
          </table:table-cell>
          <table:table-cell office:value-type="float" office:value="0" calcext:value-type="float">
            <text:p>0</text:p>
          </table:table-cell>
          <table:table-cell office:value-type="float" office:value="20.08603" calcext:value-type="float">
            <text:p>20.08603</text:p>
          </table:table-cell>
          <table:table-cell office:value-type="float" office:value="-0.2736206" calcext:value-type="float">
            <text:p>-0.2736206</text:p>
          </table:table-cell>
          <table:table-cell office:value-type="float" office:value="13.65884" calcext:value-type="float">
            <text:p>13.65884</text:p>
          </table:table-cell>
          <table:table-cell office:value-type="float" office:value="1.625793" calcext:value-type="float">
            <text:p>1.625793</text:p>
          </table:table-cell>
          <table:table-cell office:value-type="float" office:value="10.55084" calcext:value-type="float">
            <text:p>10.55084</text:p>
          </table:table-cell>
          <table:table-cell office:value-type="float" office:value="2.631073" calcext:value-type="float">
            <text:p>2.631073</text:p>
          </table:table-cell>
          <table:table-cell office:value-type="float" office:value="8.304108" calcext:value-type="float">
            <text:p>8.304108</text:p>
          </table:table-cell>
          <table:table-cell office:value-type="float" office:value="3.351776" calcext:value-type="float">
            <text:p>3.351776</text:p>
          </table:table-cell>
          <table:table-cell office:value-type="float" office:value="7.019257" calcext:value-type="float">
            <text:p>7.019257</text:p>
          </table:table-cell>
          <table:table-cell office:value-type="float" office:value="3.696991" calcext:value-type="float">
            <text:p>3.696991</text:p>
          </table:table-cell>
          <table:table-cell office:value-type="float" office:value="5.875854" calcext:value-type="float">
            <text:p>5.875854</text:p>
          </table:table-cell>
          <table:table-cell office:value-type="float" office:value="3.971008" calcext:value-type="float">
            <text:p>3.971008</text:p>
          </table:table-cell>
          <table:table-cell office:value-type="float" office:value="5.146606" calcext:value-type="float">
            <text:p>5.146606</text:p>
          </table:table-cell>
          <table:table-cell office:value-type="float" office:value="3.986511" calcext:value-type="float">
            <text:p>3.986511</text:p>
          </table:table-cell>
          <table:table-cell office:value-type="float" office:value="4.171783" calcext:value-type="float">
            <text:p>4.171783</text:p>
          </table:table-cell>
          <table:table-cell office:value-type="float" office:value="3.739471" calcext:value-type="float">
            <text:p>3.739471</text:p>
          </table:table-cell>
          <table:table-cell office:value-type="float" office:value="3.888062" calcext:value-type="float">
            <text:p>3.888062</text:p>
          </table:table-cell>
          <table:table-cell office:value-type="float" office:value="3.731842" calcext:value-type="float">
            <text:p>3.731842</text:p>
          </table:table-cell>
          <table:table-cell office:value-type="float" office:value="4.137665" calcext:value-type="float">
            <text:p>4.137665</text:p>
          </table:table-cell>
          <table:table-cell office:value-type="float" office:value="4.060516" calcext:value-type="float">
            <text:p>4.060516</text:p>
          </table:table-cell>
          <table:table-cell office:value-type="float" office:value="4.639343" calcext:value-type="float">
            <text:p>4.639343</text:p>
          </table:table-cell>
          <table:table-cell office:value-type="float" office:value="4.615631" calcext:value-type="float">
            <text:p>4.615631</text:p>
          </table:table-cell>
          <table:table-cell office:value-type="float" office:value="5.212524" calcext:value-type="float">
            <text:p>5.212524</text:p>
          </table:table-cell>
          <table:table-cell office:value-type="float" office:value="5.197205" calcext:value-type="float">
            <text:p>5.197205</text:p>
          </table:table-cell>
          <table:table-cell office:value-type="float" office:value="5.810852" calcext:value-type="float">
            <text:p>5.810852</text:p>
          </table:table-cell>
          <table:table-cell office:value-type="float" office:value="5.780579" calcext:value-type="float">
            <text:p>5.780579</text:p>
          </table:table-cell>
          <table:table-cell office:value-type="float" office:value="6.2435" calcext:value-type="float">
            <text:p>6.2435</text:p>
          </table:table-cell>
          <table:table-cell office:value-type="float" office:value="6.213226" calcext:value-type="float">
            <text:p>6.213226</text:p>
          </table:table-cell>
          <table:table-cell office:value-type="float" office:value="33.284" calcext:value-type="float">
            <text:p>33.284</text:p>
          </table:table-cell>
          <table:table-cell office:value-type="float" office:value="-5.114044" calcext:value-type="float">
            <text:p>-5.1140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2" calcext:value-type="float">
            <text:p>18032002</text:p>
          </table:table-cell>
          <table:table-cell office:value-type="float" office:value="16.83842" calcext:value-type="float">
            <text:p>16.83842</text:p>
          </table:table-cell>
          <table:table-cell office:value-type="float" office:value="14.43" calcext:value-type="float">
            <text:p>14.43</text:p>
          </table:table-cell>
          <table:table-cell office:value-type="float" office:value="-2.33" calcext:value-type="float">
            <text:p>-2.33</text:p>
          </table:table-cell>
          <table:table-cell office:value-type="float" office:value="0.9183167" calcext:value-type="float">
            <text:p>0.9183167</text:p>
          </table:table-cell>
          <table:table-cell office:value-type="float" office:value="0.4553429" calcext:value-type="float">
            <text:p>0.4553429</text:p>
          </table:table-cell>
          <table:table-cell office:value-type="float" office:value="360.684" calcext:value-type="float">
            <text:p>360.684</text:p>
          </table:table-cell>
          <table:table-cell office:value-type="float" office:value="1.7" calcext:value-type="float">
            <text:p>1.7</text:p>
          </table:table-cell>
          <table:table-cell office:value-type="float" office:value="22.15616" calcext:value-type="float">
            <text:p>22.15616</text:p>
          </table:table-cell>
          <table:table-cell office:value-type="float" office:value="-0.4938965" calcext:value-type="float">
            <text:p>-0.4938965</text:p>
          </table:table-cell>
          <table:table-cell office:value-type="float" office:value="15.25449" calcext:value-type="float">
            <text:p>15.25449</text:p>
          </table:table-cell>
          <table:table-cell office:value-type="float" office:value="1.806366" calcext:value-type="float">
            <text:p>1.806366</text:p>
          </table:table-cell>
          <table:table-cell office:value-type="float" office:value="11.70816" calcext:value-type="float">
            <text:p>11.70816</text:p>
          </table:table-cell>
          <table:table-cell office:value-type="float" office:value="3.04422" calcext:value-type="float">
            <text:p>3.04422</text:p>
          </table:table-cell>
          <table:table-cell office:value-type="float" office:value="9.233307" calcext:value-type="float">
            <text:p>9.233307</text:p>
          </table:table-cell>
          <table:table-cell office:value-type="float" office:value="3.934692" calcext:value-type="float">
            <text:p>3.934692</text:p>
          </table:table-cell>
          <table:table-cell office:value-type="float" office:value="7.856354" calcext:value-type="float">
            <text:p>7.856354</text:p>
          </table:table-cell>
          <table:table-cell office:value-type="float" office:value="4.357849" calcext:value-type="float">
            <text:p>4.357849</text:p>
          </table:table-cell>
          <table:table-cell office:value-type="float" office:value="6.66629" calcext:value-type="float">
            <text:p>6.66629</text:p>
          </table:table-cell>
          <table:table-cell office:value-type="float" office:value="4.660065" calcext:value-type="float">
            <text:p>4.660065</text:p>
          </table:table-cell>
          <table:table-cell office:value-type="float" office:value="5.811951" calcext:value-type="float">
            <text:p>5.811951</text:p>
          </table:table-cell>
          <table:table-cell office:value-type="float" office:value="4.615662" calcext:value-type="float">
            <text:p>4.615662</text:p>
          </table:table-cell>
          <table:table-cell office:value-type="float" office:value="4.663025" calcext:value-type="float">
            <text:p>4.663025</text:p>
          </table:table-cell>
          <table:table-cell office:value-type="float" office:value="4.181488" calcext:value-type="float">
            <text:p>4.181488</text:p>
          </table:table-cell>
          <table:table-cell office:value-type="float" office:value="4.133209" calcext:value-type="float">
            <text:p>4.133209</text:p>
          </table:table-cell>
          <table:table-cell office:value-type="float" office:value="3.89035" calcext:value-type="float">
            <text:p>3.89035</text:p>
          </table:table-cell>
          <table:table-cell office:value-type="float" office:value="4.232513" calcext:value-type="float">
            <text:p>4.232513</text:p>
          </table:table-cell>
          <table:table-cell office:value-type="float" office:value="4.13855" calcext:value-type="float">
            <text:p>4.13855</text:p>
          </table:table-cell>
          <table:table-cell office:value-type="float" office:value="4.670746" calcext:value-type="float">
            <text:p>4.670746</text:p>
          </table:table-cell>
          <table:table-cell office:value-type="float" office:value="4.639618" calcext:value-type="float">
            <text:p>4.639618</text:p>
          </table:table-cell>
          <table:table-cell office:value-type="float" office:value="5.197113" calcext:value-type="float">
            <text:p>5.197113</text:p>
          </table:table-cell>
          <table:table-cell office:value-type="float" office:value="5.189087" calcext:value-type="float">
            <text:p>5.189087</text:p>
          </table:table-cell>
          <table:table-cell office:value-type="float" office:value="5.780304" calcext:value-type="float">
            <text:p>5.780304</text:p>
          </table:table-cell>
          <table:table-cell office:value-type="float" office:value="5.754028" calcext:value-type="float">
            <text:p>5.754028</text:p>
          </table:table-cell>
          <table:table-cell office:value-type="float" office:value="6.212921" calcext:value-type="float">
            <text:p>6.212921</text:p>
          </table:table-cell>
          <table:table-cell office:value-type="float" office:value="6.183716" calcext:value-type="float">
            <text:p>6.183716</text:p>
          </table:table-cell>
          <table:table-cell office:value-type="float" office:value="40.4968" calcext:value-type="float">
            <text:p>40.4968</text:p>
          </table:table-cell>
          <table:table-cell office:value-type="float" office:value="-6.660187" calcext:value-type="float">
            <text:p>-6.6601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2" calcext:value-type="float">
            <text:p>19032002</text:p>
          </table:table-cell>
          <table:table-cell office:value-type="float" office:value="4.80888" calcext:value-type="float">
            <text:p>4.80888</text:p>
          </table:table-cell>
          <table:table-cell office:value-type="float" office:value="5.25" calcext:value-type="float">
            <text:p>5.25</text:p>
          </table:table-cell>
          <table:table-cell office:value-type="float" office:value="-1.02" calcext:value-type="float">
            <text:p>-1.02</text:p>
          </table:table-cell>
          <table:table-cell office:value-type="float" office:value="0.7804887" calcext:value-type="float">
            <text:p>0.7804887</text:p>
          </table:table-cell>
          <table:table-cell office:value-type="float" office:value="0.5008597" calcext:value-type="float">
            <text:p>0.5008597</text:p>
          </table:table-cell>
          <table:table-cell office:value-type="float" office:value="380.52" calcext:value-type="float">
            <text:p>380.52</text:p>
          </table:table-cell>
          <table:table-cell office:value-type="float" office:value="0.5" calcext:value-type="float">
            <text:p>0.5</text:p>
          </table:table-cell>
          <table:table-cell office:value-type="float" office:value="8.986267" calcext:value-type="float">
            <text:p>8.986267</text:p>
          </table:table-cell>
          <table:table-cell office:value-type="float" office:value="0.07034302" calcext:value-type="float">
            <text:p>0.07034302</text:p>
          </table:table-cell>
          <table:table-cell office:value-type="float" office:value="7.333099" calcext:value-type="float">
            <text:p>7.333099</text:p>
          </table:table-cell>
          <table:table-cell office:value-type="float" office:value="2.003204" calcext:value-type="float">
            <text:p>2.003204</text:p>
          </table:table-cell>
          <table:table-cell office:value-type="float" office:value="7.569885" calcext:value-type="float">
            <text:p>7.569885</text:p>
          </table:table-cell>
          <table:table-cell office:value-type="float" office:value="3.435333" calcext:value-type="float">
            <text:p>3.435333</text:p>
          </table:table-cell>
          <table:table-cell office:value-type="float" office:value="7.648224" calcext:value-type="float">
            <text:p>7.648224</text:p>
          </table:table-cell>
          <table:table-cell office:value-type="float" office:value="4.447449" calcext:value-type="float">
            <text:p>4.447449</text:p>
          </table:table-cell>
          <table:table-cell office:value-type="float" office:value="7.289703" calcext:value-type="float">
            <text:p>7.289703</text:p>
          </table:table-cell>
          <table:table-cell office:value-type="float" office:value="4.894135" calcext:value-type="float">
            <text:p>4.894135</text:p>
          </table:table-cell>
          <table:table-cell office:value-type="float" office:value="6.656952" calcext:value-type="float">
            <text:p>6.656952</text:p>
          </table:table-cell>
          <table:table-cell office:value-type="float" office:value="5.258148" calcext:value-type="float">
            <text:p>5.258148</text:p>
          </table:table-cell>
          <table:table-cell office:value-type="float" office:value="5.868195" calcext:value-type="float">
            <text:p>5.868195</text:p>
          </table:table-cell>
          <table:table-cell office:value-type="float" office:value="5.236206" calcext:value-type="float">
            <text:p>5.236206</text:p>
          </table:table-cell>
          <table:table-cell office:value-type="float" office:value="4.971619" calcext:value-type="float">
            <text:p>4.971619</text:p>
          </table:table-cell>
          <table:table-cell office:value-type="float" office:value="4.673218" calcext:value-type="float">
            <text:p>4.673218</text:p>
          </table:table-cell>
          <table:table-cell office:value-type="float" office:value="4.424011" calcext:value-type="float">
            <text:p>4.424011</text:p>
          </table:table-cell>
          <table:table-cell office:value-type="float" office:value="4.136139" calcext:value-type="float">
            <text:p>4.136139</text:p>
          </table:table-cell>
          <table:table-cell office:value-type="float" office:value="4.354584" calcext:value-type="float">
            <text:p>4.354584</text:p>
          </table:table-cell>
          <table:table-cell office:value-type="float" office:value="4.233612" calcext:value-type="float">
            <text:p>4.233612</text:p>
          </table:table-cell>
          <table:table-cell office:value-type="float" office:value="4.714996" calcext:value-type="float">
            <text:p>4.714996</text:p>
          </table:table-cell>
          <table:table-cell office:value-type="float" office:value="4.671143" calcext:value-type="float">
            <text:p>4.671143</text:p>
          </table:table-cell>
          <table:table-cell office:value-type="float" office:value="5.189056" calcext:value-type="float">
            <text:p>5.189056</text:p>
          </table:table-cell>
          <table:table-cell office:value-type="float" office:value="5.187256" calcext:value-type="float">
            <text:p>5.187256</text:p>
          </table:table-cell>
          <table:table-cell office:value-type="float" office:value="5.753784" calcext:value-type="float">
            <text:p>5.753784</text:p>
          </table:table-cell>
          <table:table-cell office:value-type="float" office:value="5.731537" calcext:value-type="float">
            <text:p>5.731537</text:p>
          </table:table-cell>
          <table:table-cell office:value-type="float" office:value="6.183411" calcext:value-type="float">
            <text:p>6.183411</text:p>
          </table:table-cell>
          <table:table-cell office:value-type="float" office:value="6.15625" calcext:value-type="float">
            <text:p>6.15625</text:p>
          </table:table-cell>
          <table:table-cell office:value-type="float" office:value="10.66504" calcext:value-type="float">
            <text:p>10.66504</text:p>
          </table:table-cell>
          <table:table-cell office:value-type="float" office:value="-3.137787" calcext:value-type="float">
            <text:p>-3.1377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2" calcext:value-type="float">
            <text:p>20032002</text:p>
          </table:table-cell>
          <table:table-cell office:value-type="float" office:value="16.07328" calcext:value-type="float">
            <text:p>16.07328</text:p>
          </table:table-cell>
          <table:table-cell office:value-type="float" office:value="13.76" calcext:value-type="float">
            <text:p>13.76</text:p>
          </table:table-cell>
          <table:table-cell office:value-type="float" office:value="-6" calcext:value-type="float">
            <text:p>-6</text:p>
          </table:table-cell>
          <table:table-cell office:value-type="float" office:value="0.8829207" calcext:value-type="float">
            <text:p>0.8829207</text:p>
          </table:table-cell>
          <table:table-cell office:value-type="float" office:value="0.3469425" calcext:value-type="float">
            <text:p>0.3469425</text:p>
          </table:table-cell>
          <table:table-cell office:value-type="float" office:value="438.264" calcext:value-type="float">
            <text:p>438.264</text:p>
          </table:table-cell>
          <table:table-cell office:value-type="float" office:value="0" calcext:value-type="float">
            <text:p>0</text:p>
          </table:table-cell>
          <table:table-cell office:value-type="float" office:value="19.72818" calcext:value-type="float">
            <text:p>19.72818</text:p>
          </table:table-cell>
          <table:table-cell office:value-type="float" office:value="-0.8361511" calcext:value-type="float">
            <text:p>-0.8361511</text:p>
          </table:table-cell>
          <table:table-cell office:value-type="float" office:value="13.69794" calcext:value-type="float">
            <text:p>13.69794</text:p>
          </table:table-cell>
          <table:table-cell office:value-type="float" office:value="0.7087097" calcext:value-type="float">
            <text:p>0.7087097</text:p>
          </table:table-cell>
          <table:table-cell office:value-type="float" office:value="10.37097" calcext:value-type="float">
            <text:p>10.37097</text:p>
          </table:table-cell>
          <table:table-cell office:value-type="float" office:value="1.866394" calcext:value-type="float">
            <text:p>1.866394</text:p>
          </table:table-cell>
          <table:table-cell office:value-type="float" office:value="8.091827" calcext:value-type="float">
            <text:p>8.091827</text:p>
          </table:table-cell>
          <table:table-cell office:value-type="float" office:value="2.801666" calcext:value-type="float">
            <text:p>2.801666</text:p>
          </table:table-cell>
          <table:table-cell office:value-type="float" office:value="6.878204" calcext:value-type="float">
            <text:p>6.878204</text:p>
          </table:table-cell>
          <table:table-cell office:value-type="float" office:value="3.39325" calcext:value-type="float">
            <text:p>3.39325</text:p>
          </table:table-cell>
          <table:table-cell office:value-type="float" office:value="5.8685" calcext:value-type="float">
            <text:p>5.8685</text:p>
          </table:table-cell>
          <table:table-cell office:value-type="float" office:value="3.986176" calcext:value-type="float">
            <text:p>3.986176</text:p>
          </table:table-cell>
          <table:table-cell office:value-type="float" office:value="5.372894" calcext:value-type="float">
            <text:p>5.372894</text:p>
          </table:table-cell>
          <table:table-cell office:value-type="float" office:value="4.346191" calcext:value-type="float">
            <text:p>4.346191</text:p>
          </table:table-cell>
          <table:table-cell office:value-type="float" office:value="4.970276" calcext:value-type="float">
            <text:p>4.970276</text:p>
          </table:table-cell>
          <table:table-cell office:value-type="float" office:value="4.680328" calcext:value-type="float">
            <text:p>4.680328</text:p>
          </table:table-cell>
          <table:table-cell office:value-type="float" office:value="4.540558" calcext:value-type="float">
            <text:p>4.540558</text:p>
          </table:table-cell>
          <table:table-cell office:value-type="float" office:value="4.426361" calcext:value-type="float">
            <text:p>4.426361</text:p>
          </table:table-cell>
          <table:table-cell office:value-type="float" office:value="4.478241" calcext:value-type="float">
            <text:p>4.478241</text:p>
          </table:table-cell>
          <table:table-cell office:value-type="float" office:value="4.355957" calcext:value-type="float">
            <text:p>4.355957</text:p>
          </table:table-cell>
          <table:table-cell office:value-type="float" office:value="4.771149" calcext:value-type="float">
            <text:p>4.771149</text:p>
          </table:table-cell>
          <table:table-cell office:value-type="float" office:value="4.715546" calcext:value-type="float">
            <text:p>4.715546</text:p>
          </table:table-cell>
          <table:table-cell office:value-type="float" office:value="5.194702" calcext:value-type="float">
            <text:p>5.194702</text:p>
          </table:table-cell>
          <table:table-cell office:value-type="float" office:value="5.18808" calcext:value-type="float">
            <text:p>5.18808</text:p>
          </table:table-cell>
          <table:table-cell office:value-type="float" office:value="5.731323" calcext:value-type="float">
            <text:p>5.731323</text:p>
          </table:table-cell>
          <table:table-cell office:value-type="float" office:value="5.713623" calcext:value-type="float">
            <text:p>5.713623</text:p>
          </table:table-cell>
          <table:table-cell office:value-type="float" office:value="6.155975" calcext:value-type="float">
            <text:p>6.155975</text:p>
          </table:table-cell>
          <table:table-cell office:value-type="float" office:value="6.130554" calcext:value-type="float">
            <text:p>6.130554</text:p>
          </table:table-cell>
          <table:table-cell office:value-type="float" office:value="26.44278" calcext:value-type="float">
            <text:p>26.44278</text:p>
          </table:table-cell>
          <table:table-cell office:value-type="float" office:value="-8.121307" calcext:value-type="float">
            <text:p>-8.1213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2" calcext:value-type="float">
            <text:p>21032002</text:p>
          </table:table-cell>
          <table:table-cell office:value-type="float" office:value="21.47589" calcext:value-type="float">
            <text:p>21.47589</text:p>
          </table:table-cell>
          <table:table-cell office:value-type="float" office:value="-5.11" calcext:value-type="float">
            <text:p>-5.11</text:p>
          </table:table-cell>
          <table:table-cell office:value-type="float" office:value="-12.65" calcext:value-type="float">
            <text:p>-12.65</text:p>
          </table:table-cell>
          <table:table-cell office:value-type="float" office:value="0.3708432" calcext:value-type="float">
            <text:p>0.3708432</text:p>
          </table:table-cell>
          <table:table-cell office:value-type="float" office:value="0.2078836" calcext:value-type="float">
            <text:p>0.2078836</text:p>
          </table:table-cell>
          <table:table-cell office:value-type="float" office:value="608.364" calcext:value-type="float">
            <text:p>608.364</text:p>
          </table:table-cell>
          <table:table-cell office:value-type="float" office:value="0.1" calcext:value-type="float">
            <text:p>0.1</text:p>
          </table:table-cell>
          <table:table-cell office:value-type="float" office:value="17.14386" calcext:value-type="float">
            <text:p>17.14386</text:p>
          </table:table-cell>
          <table:table-cell office:value-type="float" office:value="-3.664978" calcext:value-type="float">
            <text:p>-3.664978</text:p>
          </table:table-cell>
          <table:table-cell office:value-type="float" office:value="11.79916" calcext:value-type="float">
            <text:p>11.79916</text:p>
          </table:table-cell>
          <table:table-cell office:value-type="float" office:value="-0.3617859" calcext:value-type="float">
            <text:p>-0.3617859</text:p>
          </table:table-cell>
          <table:table-cell office:value-type="float" office:value="9.08606" calcext:value-type="float">
            <text:p>9.08606</text:p>
          </table:table-cell>
          <table:table-cell office:value-type="float" office:value="1.285248" calcext:value-type="float">
            <text:p>1.285248</text:p>
          </table:table-cell>
          <table:table-cell office:value-type="float" office:value="7.282104" calcext:value-type="float">
            <text:p>7.282104</text:p>
          </table:table-cell>
          <table:table-cell office:value-type="float" office:value="2.629242" calcext:value-type="float">
            <text:p>2.629242</text:p>
          </table:table-cell>
          <table:table-cell office:value-type="float" office:value="6.332642" calcext:value-type="float">
            <text:p>6.332642</text:p>
          </table:table-cell>
          <table:table-cell office:value-type="float" office:value="3.429596" calcext:value-type="float">
            <text:p>3.429596</text:p>
          </table:table-cell>
          <table:table-cell office:value-type="float" office:value="5.782776" calcext:value-type="float">
            <text:p>5.782776</text:p>
          </table:table-cell>
          <table:table-cell office:value-type="float" office:value="4.151184" calcext:value-type="float">
            <text:p>4.151184</text:p>
          </table:table-cell>
          <table:table-cell office:value-type="float" office:value="5.379822" calcext:value-type="float">
            <text:p>5.379822</text:p>
          </table:table-cell>
          <table:table-cell office:value-type="float" office:value="4.468292" calcext:value-type="float">
            <text:p>4.468292</text:p>
          </table:table-cell>
          <table:table-cell office:value-type="float" office:value="4.862518" calcext:value-type="float">
            <text:p>4.862518</text:p>
          </table:table-cell>
          <table:table-cell office:value-type="float" office:value="4.725281" calcext:value-type="float">
            <text:p>4.725281</text:p>
          </table:table-cell>
          <table:table-cell office:value-type="float" office:value="4.61731" calcext:value-type="float">
            <text:p>4.61731</text:p>
          </table:table-cell>
          <table:table-cell office:value-type="float" office:value="4.541443" calcext:value-type="float">
            <text:p>4.541443</text:p>
          </table:table-cell>
          <table:table-cell office:value-type="float" office:value="4.578003" calcext:value-type="float">
            <text:p>4.578003</text:p>
          </table:table-cell>
          <table:table-cell office:value-type="float" office:value="4.47937" calcext:value-type="float">
            <text:p>4.47937</text:p>
          </table:table-cell>
          <table:table-cell office:value-type="float" office:value="4.82962" calcext:value-type="float">
            <text:p>4.82962</text:p>
          </table:table-cell>
          <table:table-cell office:value-type="float" office:value="4.771759" calcext:value-type="float">
            <text:p>4.771759</text:p>
          </table:table-cell>
          <table:table-cell office:value-type="float" office:value="5.20874" calcext:value-type="float">
            <text:p>5.20874</text:p>
          </table:table-cell>
          <table:table-cell office:value-type="float" office:value="5.194794" calcext:value-type="float">
            <text:p>5.194794</text:p>
          </table:table-cell>
          <table:table-cell office:value-type="float" office:value="5.71347" calcext:value-type="float">
            <text:p>5.71347</text:p>
          </table:table-cell>
          <table:table-cell office:value-type="float" office:value="5.69989" calcext:value-type="float">
            <text:p>5.69989</text:p>
          </table:table-cell>
          <table:table-cell office:value-type="float" office:value="6.13028" calcext:value-type="float">
            <text:p>6.13028</text:p>
          </table:table-cell>
          <table:table-cell office:value-type="float" office:value="6.107605" calcext:value-type="float">
            <text:p>6.107605</text:p>
          </table:table-cell>
          <table:table-cell office:value-type="float" office:value="23.96042" calcext:value-type="float">
            <text:p>23.96042</text:p>
          </table:table-cell>
          <table:table-cell office:value-type="float" office:value="-14.79214" calcext:value-type="float">
            <text:p>-14.792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2" calcext:value-type="float">
            <text:p>22032002</text:p>
          </table:table-cell>
          <table:table-cell office:value-type="float" office:value="21.68733" calcext:value-type="float">
            <text:p>21.68733</text:p>
          </table:table-cell>
          <table:table-cell office:value-type="float" office:value="6.2" calcext:value-type="float">
            <text:p>6.2</text:p>
          </table:table-cell>
          <table:table-cell office:value-type="float" office:value="-14.7" calcext:value-type="float">
            <text:p>-14.7</text:p>
          </table:table-cell>
          <table:table-cell office:value-type="float" office:value="0.652195" calcext:value-type="float">
            <text:p>0.652195</text:p>
          </table:table-cell>
          <table:table-cell office:value-type="float" office:value="0.1765795" calcext:value-type="float">
            <text:p>0.1765795</text:p>
          </table:table-cell>
          <table:table-cell office:value-type="float" office:value="246.924" calcext:value-type="float">
            <text:p>246.924</text:p>
          </table:table-cell>
          <table:table-cell office:value-type="float" office:value="0" calcext:value-type="float">
            <text:p>0</text:p>
          </table:table-cell>
          <table:table-cell office:value-type="float" office:value="19.04239" calcext:value-type="float">
            <text:p>19.04239</text:p>
          </table:table-cell>
          <table:table-cell office:value-type="float" office:value="-5.368317" calcext:value-type="float">
            <text:p>-5.368317</text:p>
          </table:table-cell>
          <table:table-cell office:value-type="float" office:value="12.59271" calcext:value-type="float">
            <text:p>12.59271</text:p>
          </table:table-cell>
          <table:table-cell office:value-type="float" office:value="-0.8244934" calcext:value-type="float">
            <text:p>-0.8244934</text:p>
          </table:table-cell>
          <table:table-cell office:value-type="float" office:value="9.463257" calcext:value-type="float">
            <text:p>9.463257</text:p>
          </table:table-cell>
          <table:table-cell office:value-type="float" office:value="0.6950684" calcext:value-type="float">
            <text:p>0.6950684</text:p>
          </table:table-cell>
          <table:table-cell office:value-type="float" office:value="7.404999" calcext:value-type="float">
            <text:p>7.404999</text:p>
          </table:table-cell>
          <table:table-cell office:value-type="float" office:value="2.002686" calcext:value-type="float">
            <text:p>2.002686</text:p>
          </table:table-cell>
          <table:table-cell office:value-type="float" office:value="6.325378" calcext:value-type="float">
            <text:p>6.325378</text:p>
          </table:table-cell>
          <table:table-cell office:value-type="float" office:value="2.793304" calcext:value-type="float">
            <text:p>2.793304</text:p>
          </table:table-cell>
          <table:table-cell office:value-type="float" office:value="5.467896" calcext:value-type="float">
            <text:p>5.467896</text:p>
          </table:table-cell>
          <table:table-cell office:value-type="float" office:value="3.562775" calcext:value-type="float">
            <text:p>3.562775</text:p>
          </table:table-cell>
          <table:table-cell office:value-type="float" office:value="5.153595" calcext:value-type="float">
            <text:p>5.153595</text:p>
          </table:table-cell>
          <table:table-cell office:value-type="float" office:value="4.053162" calcext:value-type="float">
            <text:p>4.053162</text:p>
          </table:table-cell>
          <table:table-cell office:value-type="float" office:value="4.817841" calcext:value-type="float">
            <text:p>4.817841</text:p>
          </table:table-cell>
          <table:table-cell office:value-type="float" office:value="4.557587" calcext:value-type="float">
            <text:p>4.557587</text:p>
          </table:table-cell>
          <table:table-cell office:value-type="float" office:value="4.645142" calcext:value-type="float">
            <text:p>4.645142</text:p>
          </table:table-cell>
          <table:table-cell office:value-type="float" office:value="4.618011" calcext:value-type="float">
            <text:p>4.618011</text:p>
          </table:table-cell>
          <table:table-cell office:value-type="float" office:value="4.656433" calcext:value-type="float">
            <text:p>4.656433</text:p>
          </table:table-cell>
          <table:table-cell office:value-type="float" office:value="4.578949" calcext:value-type="float">
            <text:p>4.578949</text:p>
          </table:table-cell>
          <table:table-cell office:value-type="float" office:value="4.884583" calcext:value-type="float">
            <text:p>4.884583</text:p>
          </table:table-cell>
          <table:table-cell office:value-type="float" office:value="4.830231" calcext:value-type="float">
            <text:p>4.830231</text:p>
          </table:table-cell>
          <table:table-cell office:value-type="float" office:value="5.227325" calcext:value-type="float">
            <text:p>5.227325</text:p>
          </table:table-cell>
          <table:table-cell office:value-type="float" office:value="5.208893" calcext:value-type="float">
            <text:p>5.208893</text:p>
          </table:table-cell>
          <table:table-cell office:value-type="float" office:value="5.699768" calcext:value-type="float">
            <text:p>5.699768</text:p>
          </table:table-cell>
          <table:table-cell office:value-type="float" office:value="5.690765" calcext:value-type="float">
            <text:p>5.690765</text:p>
          </table:table-cell>
          <table:table-cell office:value-type="float" office:value="6.107391" calcext:value-type="float">
            <text:p>6.107391</text:p>
          </table:table-cell>
          <table:table-cell office:value-type="float" office:value="6.087646" calcext:value-type="float">
            <text:p>6.087646</text:p>
          </table:table-cell>
          <table:table-cell office:value-type="float" office:value="32.39352" calcext:value-type="float">
            <text:p>32.39352</text:p>
          </table:table-cell>
          <table:table-cell office:value-type="float" office:value="-16.27127" calcext:value-type="float">
            <text:p>-16.271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2" calcext:value-type="float">
            <text:p>23032002</text:p>
          </table:table-cell>
          <table:table-cell office:value-type="float" office:value="16.60268" calcext:value-type="float">
            <text:p>16.60268</text:p>
          </table:table-cell>
          <table:table-cell office:value-type="float" office:value="11.31" calcext:value-type="float">
            <text:p>11.31</text:p>
          </table:table-cell>
          <table:table-cell office:value-type="float" office:value="-4.05" calcext:value-type="float">
            <text:p>-4.05</text:p>
          </table:table-cell>
          <table:table-cell office:value-type="float" office:value="0.7410482" calcext:value-type="float">
            <text:p>0.7410482</text:p>
          </table:table-cell>
          <table:table-cell office:value-type="float" office:value="0.4012352" calcext:value-type="float">
            <text:p>0.4012352</text:p>
          </table:table-cell>
          <table:table-cell office:value-type="float" office:value="267.624" calcext:value-type="float">
            <text:p>267.624</text:p>
          </table:table-cell>
          <table:table-cell office:value-type="float" office:value="0" calcext:value-type="float">
            <text:p>0</text:p>
          </table:table-cell>
          <table:table-cell office:value-type="float" office:value="19.43259" calcext:value-type="float">
            <text:p>19.43259</text:p>
          </table:table-cell>
          <table:table-cell office:value-type="float" office:value="-1.683929" calcext:value-type="float">
            <text:p>-1.683929</text:p>
          </table:table-cell>
          <table:table-cell office:value-type="float" office:value="13.06732" calcext:value-type="float">
            <text:p>13.06732</text:p>
          </table:table-cell>
          <table:table-cell office:value-type="float" office:value="0.8569641" calcext:value-type="float">
            <text:p>0.8569641</text:p>
          </table:table-cell>
          <table:table-cell office:value-type="float" office:value="10.13684" calcext:value-type="float">
            <text:p>10.13684</text:p>
          </table:table-cell>
          <table:table-cell office:value-type="float" office:value="2.244293" calcext:value-type="float">
            <text:p>2.244293</text:p>
          </table:table-cell>
          <table:table-cell office:value-type="float" office:value="8.178741" calcext:value-type="float">
            <text:p>8.178741</text:p>
          </table:table-cell>
          <table:table-cell office:value-type="float" office:value="3.286072" calcext:value-type="float">
            <text:p>3.286072</text:p>
          </table:table-cell>
          <table:table-cell office:value-type="float" office:value="7.10022" calcext:value-type="float">
            <text:p>7.10022</text:p>
          </table:table-cell>
          <table:table-cell office:value-type="float" office:value="3.852936" calcext:value-type="float">
            <text:p>3.852936</text:p>
          </table:table-cell>
          <table:table-cell office:value-type="float" office:value="6.18277" calcext:value-type="float">
            <text:p>6.18277</text:p>
          </table:table-cell>
          <table:table-cell office:value-type="float" office:value="4.348785" calcext:value-type="float">
            <text:p>4.348785</text:p>
          </table:table-cell>
          <table:table-cell office:value-type="float" office:value="5.612061" calcext:value-type="float">
            <text:p>5.612061</text:p>
          </table:table-cell>
          <table:table-cell office:value-type="float" office:value="4.542603" calcext:value-type="float">
            <text:p>4.542603</text:p>
          </table:table-cell>
          <table:table-cell office:value-type="float" office:value="4.866028" calcext:value-type="float">
            <text:p>4.866028</text:p>
          </table:table-cell>
          <table:table-cell office:value-type="float" office:value="4.643036" calcext:value-type="float">
            <text:p>4.643036</text:p>
          </table:table-cell>
          <table:table-cell office:value-type="float" office:value="4.678467" calcext:value-type="float">
            <text:p>4.678467</text:p>
          </table:table-cell>
          <table:table-cell office:value-type="float" office:value="4.634735" calcext:value-type="float">
            <text:p>4.634735</text:p>
          </table:table-cell>
          <table:table-cell office:value-type="float" office:value="4.715485" calcext:value-type="float">
            <text:p>4.715485</text:p>
          </table:table-cell>
          <table:table-cell office:value-type="float" office:value="4.657104" calcext:value-type="float">
            <text:p>4.657104</text:p>
          </table:table-cell>
          <table:table-cell office:value-type="float" office:value="4.932404" calcext:value-type="float">
            <text:p>4.932404</text:p>
          </table:table-cell>
          <table:table-cell office:value-type="float" office:value="4.885132" calcext:value-type="float">
            <text:p>4.885132</text:p>
          </table:table-cell>
          <table:table-cell office:value-type="float" office:value="5.249268" calcext:value-type="float">
            <text:p>5.249268</text:p>
          </table:table-cell>
          <table:table-cell office:value-type="float" office:value="5.22757" calcext:value-type="float">
            <text:p>5.22757</text:p>
          </table:table-cell>
          <table:table-cell office:value-type="float" office:value="5.690704" calcext:value-type="float">
            <text:p>5.690704</text:p>
          </table:table-cell>
          <table:table-cell office:value-type="float" office:value="5.685944" calcext:value-type="float">
            <text:p>5.685944</text:p>
          </table:table-cell>
          <table:table-cell office:value-type="float" office:value="6.087463" calcext:value-type="float">
            <text:p>6.087463</text:p>
          </table:table-cell>
          <table:table-cell office:value-type="float" office:value="6.071198" calcext:value-type="float">
            <text:p>6.071198</text:p>
          </table:table-cell>
          <table:table-cell office:value-type="float" office:value="31.46921" calcext:value-type="float">
            <text:p>31.46921</text:p>
          </table:table-cell>
          <table:table-cell office:value-type="float" office:value="-8.551575" calcext:value-type="float">
            <text:p>-8.5515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2" calcext:value-type="float">
            <text:p>24032002</text:p>
          </table:table-cell>
          <table:table-cell office:value-type="float" office:value="3.15576" calcext:value-type="float">
            <text:p>3.15576</text:p>
          </table:table-cell>
          <table:table-cell office:value-type="float" office:value="2.16" calcext:value-type="float">
            <text:p>2.16</text:p>
          </table:table-cell>
          <table:table-cell office:value-type="float" office:value="-3.41" calcext:value-type="float">
            <text:p>-3.41</text:p>
          </table:table-cell>
          <table:table-cell office:value-type="float" office:value="0.6288114" calcext:value-type="float">
            <text:p>0.6288114</text:p>
          </table:table-cell>
          <table:table-cell office:value-type="float" office:value="0.420652" calcext:value-type="float">
            <text:p>0.420652</text:p>
          </table:table-cell>
          <table:table-cell office:value-type="float" office:value="621.108" calcext:value-type="float">
            <text:p>621.108</text:p>
          </table:table-cell>
          <table:table-cell office:value-type="float" office:value="0" calcext:value-type="float">
            <text:p>0</text:p>
          </table:table-cell>
          <table:table-cell office:value-type="float" office:value="5.503937" calcext:value-type="float">
            <text:p>5.503937</text:p>
          </table:table-cell>
          <table:table-cell office:value-type="float" office:value="-1.344696" calcext:value-type="float">
            <text:p>-1.344696</text:p>
          </table:table-cell>
          <table:table-cell office:value-type="float" office:value="5.270905" calcext:value-type="float">
            <text:p>5.270905</text:p>
          </table:table-cell>
          <table:table-cell office:value-type="float" office:value="0.9735107" calcext:value-type="float">
            <text:p>0.9735107</text:p>
          </table:table-cell>
          <table:table-cell office:value-type="float" office:value="6.238464" calcext:value-type="float">
            <text:p>6.238464</text:p>
          </table:table-cell>
          <table:table-cell office:value-type="float" office:value="2.41684" calcext:value-type="float">
            <text:p>2.41684</text:p>
          </table:table-cell>
          <table:table-cell office:value-type="float" office:value="6.58963" calcext:value-type="float">
            <text:p>6.58963</text:p>
          </table:table-cell>
          <table:table-cell office:value-type="float" office:value="3.509277" calcext:value-type="float">
            <text:p>3.509277</text:p>
          </table:table-cell>
          <table:table-cell office:value-type="float" office:value="6.476898" calcext:value-type="float">
            <text:p>6.476898</text:p>
          </table:table-cell>
          <table:table-cell office:value-type="float" office:value="4.076508" calcext:value-type="float">
            <text:p>4.076508</text:p>
          </table:table-cell>
          <table:table-cell office:value-type="float" office:value="6.155243" calcext:value-type="float">
            <text:p>6.155243</text:p>
          </table:table-cell>
          <table:table-cell office:value-type="float" office:value="4.620941" calcext:value-type="float">
            <text:p>4.620941</text:p>
          </table:table-cell>
          <table:table-cell office:value-type="float" office:value="5.637207" calcext:value-type="float">
            <text:p>5.637207</text:p>
          </table:table-cell>
          <table:table-cell office:value-type="float" office:value="4.845581" calcext:value-type="float">
            <text:p>4.845581</text:p>
          </table:table-cell>
          <table:table-cell office:value-type="float" office:value="5.054108" calcext:value-type="float">
            <text:p>5.054108</text:p>
          </table:table-cell>
          <table:table-cell office:value-type="float" office:value="4.873657" calcext:value-type="float">
            <text:p>4.873657</text:p>
          </table:table-cell>
          <table:table-cell office:value-type="float" office:value="4.800171" calcext:value-type="float">
            <text:p>4.800171</text:p>
          </table:table-cell>
          <table:table-cell office:value-type="float" office:value="4.679535" calcext:value-type="float">
            <text:p>4.679535</text:p>
          </table:table-cell>
          <table:table-cell office:value-type="float" office:value="4.778625" calcext:value-type="float">
            <text:p>4.778625</text:p>
          </table:table-cell>
          <table:table-cell office:value-type="float" office:value="4.716064" calcext:value-type="float">
            <text:p>4.716064</text:p>
          </table:table-cell>
          <table:table-cell office:value-type="float" office:value="4.976746" calcext:value-type="float">
            <text:p>4.976746</text:p>
          </table:table-cell>
          <table:table-cell office:value-type="float" office:value="4.932831" calcext:value-type="float">
            <text:p>4.932831</text:p>
          </table:table-cell>
          <table:table-cell office:value-type="float" office:value="5.271301" calcext:value-type="float">
            <text:p>5.271301</text:p>
          </table:table-cell>
          <table:table-cell office:value-type="float" office:value="5.249481" calcext:value-type="float">
            <text:p>5.249481</text:p>
          </table:table-cell>
          <table:table-cell office:value-type="float" office:value="5.685913" calcext:value-type="float">
            <text:p>5.685913</text:p>
          </table:table-cell>
          <table:table-cell office:value-type="float" office:value="5.683685" calcext:value-type="float">
            <text:p>5.683685</text:p>
          </table:table-cell>
          <table:table-cell office:value-type="float" office:value="6.071045" calcext:value-type="float">
            <text:p>6.071045</text:p>
          </table:table-cell>
          <table:table-cell office:value-type="float" office:value="6.058533" calcext:value-type="float">
            <text:p>6.058533</text:p>
          </table:table-cell>
          <table:table-cell office:value-type="float" office:value="6.119629" calcext:value-type="float">
            <text:p>6.119629</text:p>
          </table:table-cell>
          <table:table-cell office:value-type="float" office:value="-6.894653" calcext:value-type="float">
            <text:p>-6.8946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2" calcext:value-type="float">
            <text:p>25032002</text:p>
          </table:table-cell>
          <table:table-cell office:value-type="float" office:value="19.65565" calcext:value-type="float">
            <text:p>19.65565</text:p>
          </table:table-cell>
          <table:table-cell office:value-type="float" office:value="2.19" calcext:value-type="float">
            <text:p>2.19</text:p>
          </table:table-cell>
          <table:table-cell office:value-type="float" office:value="-5.72" calcext:value-type="float">
            <text:p>-5.72</text:p>
          </table:table-cell>
          <table:table-cell office:value-type="float" office:value="0.6212215" calcext:value-type="float">
            <text:p>0.6212215</text:p>
          </table:table-cell>
          <table:table-cell office:value-type="float" office:value="0.3543074" calcext:value-type="float">
            <text:p>0.3543074</text:p>
          </table:table-cell>
          <table:table-cell office:value-type="float" office:value="316.476" calcext:value-type="float">
            <text:p>316.476</text:p>
          </table:table-cell>
          <table:table-cell office:value-type="float" office:value="1.2" calcext:value-type="float">
            <text:p>1.2</text:p>
          </table:table-cell>
          <table:table-cell office:value-type="float" office:value="15.6058" calcext:value-type="float">
            <text:p>15.6058</text:p>
          </table:table-cell>
          <table:table-cell office:value-type="float" office:value="-2.994659" calcext:value-type="float">
            <text:p>-2.994659</text:p>
          </table:table-cell>
          <table:table-cell office:value-type="float" office:value="10.7276" calcext:value-type="float">
            <text:p>10.7276</text:p>
          </table:table-cell>
          <table:table-cell office:value-type="float" office:value="-0.4517822" calcext:value-type="float">
            <text:p>-0.4517822</text:p>
          </table:table-cell>
          <table:table-cell office:value-type="float" office:value="8.078094" calcext:value-type="float">
            <text:p>8.078094</text:p>
          </table:table-cell>
          <table:table-cell office:value-type="float" office:value="0.8572388" calcext:value-type="float">
            <text:p>0.8572388</text:p>
          </table:table-cell>
          <table:table-cell office:value-type="float" office:value="6.451172" calcext:value-type="float">
            <text:p>6.451172</text:p>
          </table:table-cell>
          <table:table-cell office:value-type="float" office:value="1.989838" calcext:value-type="float">
            <text:p>1.989838</text:p>
          </table:table-cell>
          <table:table-cell office:value-type="float" office:value="5.640015" calcext:value-type="float">
            <text:p>5.640015</text:p>
          </table:table-cell>
          <table:table-cell office:value-type="float" office:value="2.732269" calcext:value-type="float">
            <text:p>2.732269</text:p>
          </table:table-cell>
          <table:table-cell office:value-type="float" office:value="5.01416" calcext:value-type="float">
            <text:p>5.01416</text:p>
          </table:table-cell>
          <table:table-cell office:value-type="float" office:value="3.491364" calcext:value-type="float">
            <text:p>3.491364</text:p>
          </table:table-cell>
          <table:table-cell office:value-type="float" office:value="4.833618" calcext:value-type="float">
            <text:p>4.833618</text:p>
          </table:table-cell>
          <table:table-cell office:value-type="float" office:value="4.014679" calcext:value-type="float">
            <text:p>4.014679</text:p>
          </table:table-cell>
          <table:table-cell office:value-type="float" office:value="4.966675" calcext:value-type="float">
            <text:p>4.966675</text:p>
          </table:table-cell>
          <table:table-cell office:value-type="float" office:value="4.589752" calcext:value-type="float">
            <text:p>4.589752</text:p>
          </table:table-cell>
          <table:table-cell office:value-type="float" office:value="4.813507" calcext:value-type="float">
            <text:p>4.813507</text:p>
          </table:table-cell>
          <table:table-cell office:value-type="float" office:value="4.776001" calcext:value-type="float">
            <text:p>4.776001</text:p>
          </table:table-cell>
          <table:table-cell office:value-type="float" office:value="4.83429" calcext:value-type="float">
            <text:p>4.83429</text:p>
          </table:table-cell>
          <table:table-cell office:value-type="float" office:value="4.779358" calcext:value-type="float">
            <text:p>4.779358</text:p>
          </table:table-cell>
          <table:table-cell office:value-type="float" office:value="5.019318" calcext:value-type="float">
            <text:p>5.019318</text:p>
          </table:table-cell>
          <table:table-cell office:value-type="float" office:value="4.977203" calcext:value-type="float">
            <text:p>4.977203</text:p>
          </table:table-cell>
          <table:table-cell office:value-type="float" office:value="5.293427" calcext:value-type="float">
            <text:p>5.293427</text:p>
          </table:table-cell>
          <table:table-cell office:value-type="float" office:value="5.271545" calcext:value-type="float">
            <text:p>5.271545</text:p>
          </table:table-cell>
          <table:table-cell office:value-type="float" office:value="5.684479" calcext:value-type="float">
            <text:p>5.684479</text:p>
          </table:table-cell>
          <table:table-cell office:value-type="float" office:value="5.683685" calcext:value-type="float">
            <text:p>5.683685</text:p>
          </table:table-cell>
          <table:table-cell office:value-type="float" office:value="6.058411" calcext:value-type="float">
            <text:p>6.058411</text:p>
          </table:table-cell>
          <table:table-cell office:value-type="float" office:value="6.04892" calcext:value-type="float">
            <text:p>6.04892</text:p>
          </table:table-cell>
          <table:table-cell office:value-type="float" office:value="20.1972" calcext:value-type="float">
            <text:p>20.1972</text:p>
          </table:table-cell>
          <table:table-cell office:value-type="float" office:value="-8.8461" calcext:value-type="float">
            <text:p>-8.84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2" calcext:value-type="float">
            <text:p>26032002</text:p>
          </table:table-cell>
          <table:table-cell office:value-type="float" office:value="21.93023" calcext:value-type="float">
            <text:p>21.93023</text:p>
          </table:table-cell>
          <table:table-cell office:value-type="float" office:value="3.14" calcext:value-type="float">
            <text:p>3.14</text:p>
          </table:table-cell>
          <table:table-cell office:value-type="float" office:value="-9.6" calcext:value-type="float">
            <text:p>-9.6</text:p>
          </table:table-cell>
          <table:table-cell office:value-type="float" office:value="0.6554345" calcext:value-type="float">
            <text:p>0.6554345</text:p>
          </table:table-cell>
          <table:table-cell office:value-type="float" office:value="0.2637747" calcext:value-type="float">
            <text:p>0.2637747</text:p>
          </table:table-cell>
          <table:table-cell office:value-type="float" office:value="170.892" calcext:value-type="float">
            <text:p>170.892</text:p>
          </table:table-cell>
          <table:table-cell office:value-type="float" office:value="0" calcext:value-type="float">
            <text:p>0</text:p>
          </table:table-cell>
          <table:table-cell office:value-type="float" office:value="17.54083" calcext:value-type="float">
            <text:p>17.54083</text:p>
          </table:table-cell>
          <table:table-cell office:value-type="float" office:value="-4.006866" calcext:value-type="float">
            <text:p>-4.006866</text:p>
          </table:table-cell>
          <table:table-cell office:value-type="float" office:value="12.25992" calcext:value-type="float">
            <text:p>12.25992</text:p>
          </table:table-cell>
          <table:table-cell office:value-type="float" office:value="-0.6256714" calcext:value-type="float">
            <text:p>-0.6256714</text:p>
          </table:table-cell>
          <table:table-cell office:value-type="float" office:value="9.420685" calcext:value-type="float">
            <text:p>9.420685</text:p>
          </table:table-cell>
          <table:table-cell office:value-type="float" office:value="0.8231506" calcext:value-type="float">
            <text:p>0.8231506</text:p>
          </table:table-cell>
          <table:table-cell office:value-type="float" office:value="7.431549" calcext:value-type="float">
            <text:p>7.431549</text:p>
          </table:table-cell>
          <table:table-cell office:value-type="float" office:value="2.040833" calcext:value-type="float">
            <text:p>2.040833</text:p>
          </table:table-cell>
          <table:table-cell office:value-type="float" office:value="6.357758" calcext:value-type="float">
            <text:p>6.357758</text:p>
          </table:table-cell>
          <table:table-cell office:value-type="float" office:value="2.801392" calcext:value-type="float">
            <text:p>2.801392</text:p>
          </table:table-cell>
          <table:table-cell office:value-type="float" office:value="5.487518" calcext:value-type="float">
            <text:p>5.487518</text:p>
          </table:table-cell>
          <table:table-cell office:value-type="float" office:value="3.560699" calcext:value-type="float">
            <text:p>3.560699</text:p>
          </table:table-cell>
          <table:table-cell office:value-type="float" office:value="5.088623" calcext:value-type="float">
            <text:p>5.088623</text:p>
          </table:table-cell>
          <table:table-cell office:value-type="float" office:value="4.01651" calcext:value-type="float">
            <text:p>4.01651</text:p>
          </table:table-cell>
          <table:table-cell office:value-type="float" office:value="4.668335" calcext:value-type="float">
            <text:p>4.668335</text:p>
          </table:table-cell>
          <table:table-cell office:value-type="float" office:value="4.506683" calcext:value-type="float">
            <text:p>4.506683</text:p>
          </table:table-cell>
          <table:table-cell office:value-type="float" office:value="4.775574" calcext:value-type="float">
            <text:p>4.775574</text:p>
          </table:table-cell>
          <table:table-cell office:value-type="float" office:value="4.734467" calcext:value-type="float">
            <text:p>4.734467</text:p>
          </table:table-cell>
          <table:table-cell office:value-type="float" office:value="4.864655" calcext:value-type="float">
            <text:p>4.864655</text:p>
          </table:table-cell>
          <table:table-cell office:value-type="float" office:value="4.834717" calcext:value-type="float">
            <text:p>4.834717</text:p>
          </table:table-cell>
          <table:table-cell office:value-type="float" office:value="5.055145" calcext:value-type="float">
            <text:p>5.055145</text:p>
          </table:table-cell>
          <table:table-cell office:value-type="float" office:value="5.019745" calcext:value-type="float">
            <text:p>5.019745</text:p>
          </table:table-cell>
          <table:table-cell office:value-type="float" office:value="5.315308" calcext:value-type="float">
            <text:p>5.315308</text:p>
          </table:table-cell>
          <table:table-cell office:value-type="float" office:value="5.29364" calcext:value-type="float">
            <text:p>5.29364</text:p>
          </table:table-cell>
          <table:table-cell office:value-type="float" office:value="5.687531" calcext:value-type="float">
            <text:p>5.687531</text:p>
          </table:table-cell>
          <table:table-cell office:value-type="float" office:value="5.684479" calcext:value-type="float">
            <text:p>5.684479</text:p>
          </table:table-cell>
          <table:table-cell office:value-type="float" office:value="6.048828" calcext:value-type="float">
            <text:p>6.048828</text:p>
          </table:table-cell>
          <table:table-cell office:value-type="float" office:value="6.042114" calcext:value-type="float">
            <text:p>6.042114</text:p>
          </table:table-cell>
          <table:table-cell office:value-type="float" office:value="25.6098" calcext:value-type="float">
            <text:p>25.6098</text:p>
          </table:table-cell>
          <table:table-cell office:value-type="float" office:value="-11.85507" calcext:value-type="float">
            <text:p>-11.855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2" calcext:value-type="float">
            <text:p>27032002</text:p>
          </table:table-cell>
          <table:table-cell office:value-type="float" office:value="16.91577" calcext:value-type="float">
            <text:p>16.91577</text:p>
          </table:table-cell>
          <table:table-cell office:value-type="float" office:value="17.76" calcext:value-type="float">
            <text:p>17.76</text:p>
          </table:table-cell>
          <table:table-cell office:value-type="float" office:value="-3.09" calcext:value-type="float">
            <text:p>-3.09</text:p>
          </table:table-cell>
          <table:table-cell office:value-type="float" office:value="1.018622" calcext:value-type="float">
            <text:p>1.018622</text:p>
          </table:table-cell>
          <table:table-cell office:value-type="float" office:value="0.4306745" calcext:value-type="float">
            <text:p>0.4306745</text:p>
          </table:table-cell>
          <table:table-cell office:value-type="float" office:value="335.268" calcext:value-type="float">
            <text:p>335.268</text:p>
          </table:table-cell>
          <table:table-cell office:value-type="float" office:value="0" calcext:value-type="float">
            <text:p>0</text:p>
          </table:table-cell>
          <table:table-cell office:value-type="float" office:value="22.29617" calcext:value-type="float">
            <text:p>22.29617</text:p>
          </table:table-cell>
          <table:table-cell office:value-type="float" office:value="-1.595276" calcext:value-type="float">
            <text:p>-1.595276</text:p>
          </table:table-cell>
          <table:table-cell office:value-type="float" office:value="14.81747" calcext:value-type="float">
            <text:p>14.81747</text:p>
          </table:table-cell>
          <table:table-cell office:value-type="float" office:value="0.706604" calcext:value-type="float">
            <text:p>0.706604</text:p>
          </table:table-cell>
          <table:table-cell office:value-type="float" office:value="11.49094" calcext:value-type="float">
            <text:p>11.49094</text:p>
          </table:table-cell>
          <table:table-cell office:value-type="float" office:value="2.134644" calcext:value-type="float">
            <text:p>2.134644</text:p>
          </table:table-cell>
          <table:table-cell office:value-type="float" office:value="9.072662" calcext:value-type="float">
            <text:p>9.072662</text:p>
          </table:table-cell>
          <table:table-cell office:value-type="float" office:value="3.180786" calcext:value-type="float">
            <text:p>3.180786</text:p>
          </table:table-cell>
          <table:table-cell office:value-type="float" office:value="7.719025" calcext:value-type="float">
            <text:p>7.719025</text:p>
          </table:table-cell>
          <table:table-cell office:value-type="float" office:value="3.7612" calcext:value-type="float">
            <text:p>3.7612</text:p>
          </table:table-cell>
          <table:table-cell office:value-type="float" office:value="6.623199" calcext:value-type="float">
            <text:p>6.623199</text:p>
          </table:table-cell>
          <table:table-cell office:value-type="float" office:value="4.277405" calcext:value-type="float">
            <text:p>4.277405</text:p>
          </table:table-cell>
          <table:table-cell office:value-type="float" office:value="5.829071" calcext:value-type="float">
            <text:p>5.829071</text:p>
          </table:table-cell>
          <table:table-cell office:value-type="float" office:value="4.496735" calcext:value-type="float">
            <text:p>4.496735</text:p>
          </table:table-cell>
          <table:table-cell office:value-type="float" office:value="4.900208" calcext:value-type="float">
            <text:p>4.900208</text:p>
          </table:table-cell>
          <table:table-cell office:value-type="float" office:value="4.633179" calcext:value-type="float">
            <text:p>4.633179</text:p>
          </table:table-cell>
          <table:table-cell office:value-type="float" office:value="4.770477" calcext:value-type="float">
            <text:p>4.770477</text:p>
          </table:table-cell>
          <table:table-cell office:value-type="float" office:value="4.734406" calcext:value-type="float">
            <text:p>4.734406</text:p>
          </table:table-cell>
          <table:table-cell office:value-type="float" office:value="4.888245" calcext:value-type="float">
            <text:p>4.888245</text:p>
          </table:table-cell>
          <table:table-cell office:value-type="float" office:value="4.864868" calcext:value-type="float">
            <text:p>4.864868</text:p>
          </table:table-cell>
          <table:table-cell office:value-type="float" office:value="5.083221" calcext:value-type="float">
            <text:p>5.083221</text:p>
          </table:table-cell>
          <table:table-cell office:value-type="float" office:value="5.05545" calcext:value-type="float">
            <text:p>5.05545</text:p>
          </table:table-cell>
          <table:table-cell office:value-type="float" office:value="5.3349" calcext:value-type="float">
            <text:p>5.3349</text:p>
          </table:table-cell>
          <table:table-cell office:value-type="float" office:value="5.315552" calcext:value-type="float">
            <text:p>5.315552</text:p>
          </table:table-cell>
          <table:table-cell office:value-type="float" office:value="5.692383" calcext:value-type="float">
            <text:p>5.692383</text:p>
          </table:table-cell>
          <table:table-cell office:value-type="float" office:value="5.687592" calcext:value-type="float">
            <text:p>5.687592</text:p>
          </table:table-cell>
          <table:table-cell office:value-type="float" office:value="6.042084" calcext:value-type="float">
            <text:p>6.042084</text:p>
          </table:table-cell>
          <table:table-cell office:value-type="float" office:value="6.039062" calcext:value-type="float">
            <text:p>6.039062</text:p>
          </table:table-cell>
          <table:table-cell office:value-type="float" office:value="40.95413" calcext:value-type="float">
            <text:p>40.95413</text:p>
          </table:table-cell>
          <table:table-cell office:value-type="float" office:value="-7.448242" calcext:value-type="float">
            <text:p>-7.4482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2" calcext:value-type="float">
            <text:p>28032002</text:p>
          </table:table-cell>
          <table:table-cell office:value-type="float" office:value="20.80908" calcext:value-type="float">
            <text:p>20.80908</text:p>
          </table:table-cell>
          <table:table-cell office:value-type="float" office:value="16.49" calcext:value-type="float">
            <text:p>16.49</text:p>
          </table:table-cell>
          <table:table-cell office:value-type="float" office:value="0.82" calcext:value-type="float">
            <text:p>0.82</text:p>
          </table:table-cell>
          <table:table-cell office:value-type="float" office:value="0.9448376" calcext:value-type="float">
            <text:p>0.9448376</text:p>
          </table:table-cell>
          <table:table-cell office:value-type="float" office:value="0.5716967" calcext:value-type="float">
            <text:p>0.5716967</text:p>
          </table:table-cell>
          <table:table-cell office:value-type="float" office:value="176.616" calcext:value-type="float">
            <text:p>176.616</text:p>
          </table:table-cell>
          <table:table-cell office:value-type="float" office:value="0" calcext:value-type="float">
            <text:p>0</text:p>
          </table:table-cell>
          <table:table-cell office:value-type="float" office:value="25.20612" calcext:value-type="float">
            <text:p>25.20612</text:p>
          </table:table-cell>
          <table:table-cell office:value-type="float" office:value="2.647614" calcext:value-type="float">
            <text:p>2.647614</text:p>
          </table:table-cell>
          <table:table-cell office:value-type="float" office:value="18.05777" calcext:value-type="float">
            <text:p>18.05777</text:p>
          </table:table-cell>
          <table:table-cell office:value-type="float" office:value="4.836151" calcext:value-type="float">
            <text:p>4.836151</text:p>
          </table:table-cell>
          <table:table-cell office:value-type="float" office:value="14.3465" calcext:value-type="float">
            <text:p>14.3465</text:p>
          </table:table-cell>
          <table:table-cell office:value-type="float" office:value="5.700958" calcext:value-type="float">
            <text:p>5.700958</text:p>
          </table:table-cell>
          <table:table-cell office:value-type="float" office:value="11.55701" calcext:value-type="float">
            <text:p>11.55701</text:p>
          </table:table-cell>
          <table:table-cell office:value-type="float" office:value="6.091736" calcext:value-type="float">
            <text:p>6.091736</text:p>
          </table:table-cell>
          <table:table-cell office:value-type="float" office:value="9.904785" calcext:value-type="float">
            <text:p>9.904785</text:p>
          </table:table-cell>
          <table:table-cell office:value-type="float" office:value="6.163483" calcext:value-type="float">
            <text:p>6.163483</text:p>
          </table:table-cell>
          <table:table-cell office:value-type="float" office:value="8.39212" calcext:value-type="float">
            <text:p>8.39212</text:p>
          </table:table-cell>
          <table:table-cell office:value-type="float" office:value="6.121246" calcext:value-type="float">
            <text:p>6.121246</text:p>
          </table:table-cell>
          <table:table-cell office:value-type="float" office:value="7.280243" calcext:value-type="float">
            <text:p>7.280243</text:p>
          </table:table-cell>
          <table:table-cell office:value-type="float" office:value="5.81781" calcext:value-type="float">
            <text:p>5.81781</text:p>
          </table:table-cell>
          <table:table-cell office:value-type="float" office:value="5.724396" calcext:value-type="float">
            <text:p>5.724396</text:p>
          </table:table-cell>
          <table:table-cell office:value-type="float" office:value="4.910461" calcext:value-type="float">
            <text:p>4.910461</text:p>
          </table:table-cell>
          <table:table-cell office:value-type="float" office:value="4.980164" calcext:value-type="float">
            <text:p>4.980164</text:p>
          </table:table-cell>
          <table:table-cell office:value-type="float" office:value="4.771545" calcext:value-type="float">
            <text:p>4.771545</text:p>
          </table:table-cell>
          <table:table-cell office:value-type="float" office:value="4.933441" calcext:value-type="float">
            <text:p>4.933441</text:p>
          </table:table-cell>
          <table:table-cell office:value-type="float" office:value="4.888489" calcext:value-type="float">
            <text:p>4.888489</text:p>
          </table:table-cell>
          <table:table-cell office:value-type="float" office:value="5.110229" calcext:value-type="float">
            <text:p>5.110229</text:p>
          </table:table-cell>
          <table:table-cell office:value-type="float" office:value="5.083466" calcext:value-type="float">
            <text:p>5.083466</text:p>
          </table:table-cell>
          <table:table-cell office:value-type="float" office:value="5.352997" calcext:value-type="float">
            <text:p>5.352997</text:p>
          </table:table-cell>
          <table:table-cell office:value-type="float" office:value="5.335114" calcext:value-type="float">
            <text:p>5.335114</text:p>
          </table:table-cell>
          <table:table-cell office:value-type="float" office:value="5.699371" calcext:value-type="float">
            <text:p>5.699371</text:p>
          </table:table-cell>
          <table:table-cell office:value-type="float" office:value="5.692444" calcext:value-type="float">
            <text:p>5.692444</text:p>
          </table:table-cell>
          <table:table-cell office:value-type="float" office:value="6.039062" calcext:value-type="float">
            <text:p>6.039062</text:p>
          </table:table-cell>
          <table:table-cell office:value-type="float" office:value="6.038483" calcext:value-type="float">
            <text:p>6.038483</text:p>
          </table:table-cell>
          <table:table-cell office:value-type="float" office:value="39.65405" calcext:value-type="float">
            <text:p>39.65405</text:p>
          </table:table-cell>
          <table:table-cell office:value-type="float" office:value="-3.276245" calcext:value-type="float">
            <text:p>-3.2762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2" calcext:value-type="float">
            <text:p>29032002</text:p>
          </table:table-cell>
          <table:table-cell office:value-type="float" office:value="21.09695" calcext:value-type="float">
            <text:p>21.09695</text:p>
          </table:table-cell>
          <table:table-cell office:value-type="float" office:value="15.43" calcext:value-type="float">
            <text:p>15.43</text:p>
          </table:table-cell>
          <table:table-cell office:value-type="float" office:value="3.3" calcext:value-type="float">
            <text:p>3.3</text:p>
          </table:table-cell>
          <table:table-cell office:value-type="float" office:value="0.9099037" calcext:value-type="float">
            <text:p>0.9099037</text:p>
          </table:table-cell>
          <table:table-cell office:value-type="float" office:value="0.6813763" calcext:value-type="float">
            <text:p>0.6813763</text:p>
          </table:table-cell>
          <table:table-cell office:value-type="float" office:value="348.12" calcext:value-type="float">
            <text:p>348.12</text:p>
          </table:table-cell>
          <table:table-cell office:value-type="float" office:value="0" calcext:value-type="float">
            <text:p>0</text:p>
          </table:table-cell>
          <table:table-cell office:value-type="float" office:value="26.61203" calcext:value-type="float">
            <text:p>26.61203</text:p>
          </table:table-cell>
          <table:table-cell office:value-type="float" office:value="5.151672" calcext:value-type="float">
            <text:p>5.151672</text:p>
          </table:table-cell>
          <table:table-cell office:value-type="float" office:value="19.69873" calcext:value-type="float">
            <text:p>19.69873</text:p>
          </table:table-cell>
          <table:table-cell office:value-type="float" office:value="6.899323" calcext:value-type="float">
            <text:p>6.899323</text:p>
          </table:table-cell>
          <table:table-cell office:value-type="float" office:value="16.18832" calcext:value-type="float">
            <text:p>16.18832</text:p>
          </table:table-cell>
          <table:table-cell office:value-type="float" office:value="7.578918" calcext:value-type="float">
            <text:p>7.578918</text:p>
          </table:table-cell>
          <table:table-cell office:value-type="float" office:value="13.32385" calcext:value-type="float">
            <text:p>13.32385</text:p>
          </table:table-cell>
          <table:table-cell office:value-type="float" office:value="7.82486" calcext:value-type="float">
            <text:p>7.82486</text:p>
          </table:table-cell>
          <table:table-cell office:value-type="float" office:value="11.543" calcext:value-type="float">
            <text:p>11.543</text:p>
          </table:table-cell>
          <table:table-cell office:value-type="float" office:value="7.791656" calcext:value-type="float">
            <text:p>7.791656</text:p>
          </table:table-cell>
          <table:table-cell office:value-type="float" office:value="9.814453" calcext:value-type="float">
            <text:p>9.814453</text:p>
          </table:table-cell>
          <table:table-cell office:value-type="float" office:value="7.59137" calcext:value-type="float">
            <text:p>7.59137</text:p>
          </table:table-cell>
          <table:table-cell office:value-type="float" office:value="8.511902" calcext:value-type="float">
            <text:p>8.511902</text:p>
          </table:table-cell>
          <table:table-cell office:value-type="float" office:value="7.071777" calcext:value-type="float">
            <text:p>7.071777</text:p>
          </table:table-cell>
          <table:table-cell office:value-type="float" office:value="6.645599" calcext:value-type="float">
            <text:p>6.645599</text:p>
          </table:table-cell>
          <table:table-cell office:value-type="float" office:value="5.738007" calcext:value-type="float">
            <text:p>5.738007</text:p>
          </table:table-cell>
          <table:table-cell office:value-type="float" office:value="5.373138" calcext:value-type="float">
            <text:p>5.373138</text:p>
          </table:table-cell>
          <table:table-cell office:value-type="float" office:value="4.983612" calcext:value-type="float">
            <text:p>4.983612</text:p>
          </table:table-cell>
          <table:table-cell office:value-type="float" office:value="5.034943" calcext:value-type="float">
            <text:p>5.034943</text:p>
          </table:table-cell>
          <table:table-cell office:value-type="float" office:value="4.934143" calcext:value-type="float">
            <text:p>4.934143</text:p>
          </table:table-cell>
          <table:table-cell office:value-type="float" office:value="5.148743" calcext:value-type="float">
            <text:p>5.148743</text:p>
          </table:table-cell>
          <table:table-cell office:value-type="float" office:value="5.110565" calcext:value-type="float">
            <text:p>5.110565</text:p>
          </table:table-cell>
          <table:table-cell office:value-type="float" office:value="5.373047" calcext:value-type="float">
            <text:p>5.373047</text:p>
          </table:table-cell>
          <table:table-cell office:value-type="float" office:value="5.35321" calcext:value-type="float">
            <text:p>5.35321</text:p>
          </table:table-cell>
          <table:table-cell office:value-type="float" office:value="5.706726" calcext:value-type="float">
            <text:p>5.706726</text:p>
          </table:table-cell>
          <table:table-cell office:value-type="float" office:value="5.699432" calcext:value-type="float">
            <text:p>5.699432</text:p>
          </table:table-cell>
          <table:table-cell office:value-type="float" office:value="6.038513" calcext:value-type="float">
            <text:p>6.038513</text:p>
          </table:table-cell>
          <table:table-cell office:value-type="float" office:value="6.038483" calcext:value-type="float">
            <text:p>6.038483</text:p>
          </table:table-cell>
          <table:table-cell office:value-type="float" office:value="43.2692" calcext:value-type="float">
            <text:p>43.2692</text:p>
          </table:table-cell>
          <table:table-cell office:value-type="float" office:value="0.3622742" calcext:value-type="float">
            <text:p>0.36227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2" calcext:value-type="float">
            <text:p>30032002</text:p>
          </table:table-cell>
          <table:table-cell office:value-type="float" office:value="11.7198" calcext:value-type="float">
            <text:p>11.7198</text:p>
          </table:table-cell>
          <table:table-cell office:value-type="float" office:value="10.96" calcext:value-type="float">
            <text:p>10.96</text:p>
          </table:table-cell>
          <table:table-cell office:value-type="float" office:value="1.79" calcext:value-type="float">
            <text:p>1.79</text:p>
          </table:table-cell>
          <table:table-cell office:value-type="float" office:value="0.7737854" calcext:value-type="float">
            <text:p>0.7737854</text:p>
          </table:table-cell>
          <table:table-cell office:value-type="float" office:value="0.6125506" calcext:value-type="float">
            <text:p>0.6125506</text:p>
          </table:table-cell>
          <table:table-cell office:value-type="float" office:value="186.624" calcext:value-type="float">
            <text:p>186.624</text:p>
          </table:table-cell>
          <table:table-cell office:value-type="float" office:value="0" calcext:value-type="float">
            <text:p>0</text:p>
          </table:table-cell>
          <table:table-cell office:value-type="float" office:value="19.81476" calcext:value-type="float">
            <text:p>19.81476</text:p>
          </table:table-cell>
          <table:table-cell office:value-type="float" office:value="5.112762" calcext:value-type="float">
            <text:p>5.112762</text:p>
          </table:table-cell>
          <table:table-cell office:value-type="float" office:value="14.73178" calcext:value-type="float">
            <text:p>14.73178</text:p>
          </table:table-cell>
          <table:table-cell office:value-type="float" office:value="7.210327" calcext:value-type="float">
            <text:p>7.210327</text:p>
          </table:table-cell>
          <table:table-cell office:value-type="float" office:value="12.63788" calcext:value-type="float">
            <text:p>12.63788</text:p>
          </table:table-cell>
          <table:table-cell office:value-type="float" office:value="8.098297" calcext:value-type="float">
            <text:p>8.098297</text:p>
          </table:table-cell>
          <table:table-cell office:value-type="float" office:value="11.12814" calcext:value-type="float">
            <text:p>11.12814</text:p>
          </table:table-cell>
          <table:table-cell office:value-type="float" office:value="8.530304" calcext:value-type="float">
            <text:p>8.530304</text:p>
          </table:table-cell>
          <table:table-cell office:value-type="float" office:value="10.483" calcext:value-type="float">
            <text:p>10.483</text:p>
          </table:table-cell>
          <table:table-cell office:value-type="float" office:value="8.605377" calcext:value-type="float">
            <text:p>8.605377</text:p>
          </table:table-cell>
          <table:table-cell office:value-type="float" office:value="9.730011" calcext:value-type="float">
            <text:p>9.730011</text:p>
          </table:table-cell>
          <table:table-cell office:value-type="float" office:value="8.466156" calcext:value-type="float">
            <text:p>8.466156</text:p>
          </table:table-cell>
          <table:table-cell office:value-type="float" office:value="8.53009" calcext:value-type="float">
            <text:p>8.53009</text:p>
          </table:table-cell>
          <table:table-cell office:value-type="float" office:value="7.956635" calcext:value-type="float">
            <text:p>7.956635</text:p>
          </table:table-cell>
          <table:table-cell office:value-type="float" office:value="7.205109" calcext:value-type="float">
            <text:p>7.205109</text:p>
          </table:table-cell>
          <table:table-cell office:value-type="float" office:value="6.659454" calcext:value-type="float">
            <text:p>6.659454</text:p>
          </table:table-cell>
          <table:table-cell office:value-type="float" office:value="5.832855" calcext:value-type="float">
            <text:p>5.832855</text:p>
          </table:table-cell>
          <table:table-cell office:value-type="float" office:value="5.378021" calcext:value-type="float">
            <text:p>5.378021</text:p>
          </table:table-cell>
          <table:table-cell office:value-type="float" office:value="5.200012" calcext:value-type="float">
            <text:p>5.200012</text:p>
          </table:table-cell>
          <table:table-cell office:value-type="float" office:value="5.036346" calcext:value-type="float">
            <text:p>5.036346</text:p>
          </table:table-cell>
          <table:table-cell office:value-type="float" office:value="5.211792" calcext:value-type="float">
            <text:p>5.211792</text:p>
          </table:table-cell>
          <table:table-cell office:value-type="float" office:value="5.149261" calcext:value-type="float">
            <text:p>5.149261</text:p>
          </table:table-cell>
          <table:table-cell office:value-type="float" office:value="5.39798" calcext:value-type="float">
            <text:p>5.39798</text:p>
          </table:table-cell>
          <table:table-cell office:value-type="float" office:value="5.373291" calcext:value-type="float">
            <text:p>5.373291</text:p>
          </table:table-cell>
          <table:table-cell office:value-type="float" office:value="5.715942" calcext:value-type="float">
            <text:p>5.715942</text:p>
          </table:table-cell>
          <table:table-cell office:value-type="float" office:value="5.706818" calcext:value-type="float">
            <text:p>5.706818</text:p>
          </table:table-cell>
          <table:table-cell office:value-type="float" office:value="6.038818" calcext:value-type="float">
            <text:p>6.038818</text:p>
          </table:table-cell>
          <table:table-cell office:value-type="float" office:value="6.038483" calcext:value-type="float">
            <text:p>6.038483</text:p>
          </table:table-cell>
          <table:table-cell office:value-type="float" office:value="26.73068" calcext:value-type="float">
            <text:p>26.73068</text:p>
          </table:table-cell>
          <table:table-cell office:value-type="float" office:value="-1.745331" calcext:value-type="float">
            <text:p>-1.7453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2" calcext:value-type="float">
            <text:p>31032002</text:p>
          </table:table-cell>
          <table:table-cell office:value-type="float" office:value="21.75336" calcext:value-type="float">
            <text:p>21.75336</text:p>
          </table:table-cell>
          <table:table-cell office:value-type="float" office:value="11.51" calcext:value-type="float">
            <text:p>11.51</text:p>
          </table:table-cell>
          <table:table-cell office:value-type="float" office:value="1.96" calcext:value-type="float">
            <text:p>1.96</text:p>
          </table:table-cell>
          <table:table-cell office:value-type="float" office:value="0.7480643" calcext:value-type="float">
            <text:p>0.7480643</text:p>
          </table:table-cell>
          <table:table-cell office:value-type="float" office:value="0.6199736" calcext:value-type="float">
            <text:p>0.6199736</text:p>
          </table:table-cell>
          <table:table-cell office:value-type="float" office:value="304.092" calcext:value-type="float">
            <text:p>304.092</text:p>
          </table:table-cell>
          <table:table-cell office:value-type="float" office:value="0.6" calcext:value-type="float">
            <text:p>0.6</text:p>
          </table:table-cell>
          <table:table-cell office:value-type="float" office:value="25.91379" calcext:value-type="float">
            <text:p>25.91379</text:p>
          </table:table-cell>
          <table:table-cell office:value-type="float" office:value="3.353943" calcext:value-type="float">
            <text:p>3.353943</text:p>
          </table:table-cell>
          <table:table-cell office:value-type="float" office:value="19.16827" calcext:value-type="float">
            <text:p>19.16827</text:p>
          </table:table-cell>
          <table:table-cell office:value-type="float" office:value="5.492065" calcext:value-type="float">
            <text:p>5.492065</text:p>
          </table:table-cell>
          <table:table-cell office:value-type="float" office:value="15.53226" calcext:value-type="float">
            <text:p>15.53226</text:p>
          </table:table-cell>
          <table:table-cell office:value-type="float" office:value="6.600372" calcext:value-type="float">
            <text:p>6.600372</text:p>
          </table:table-cell>
          <table:table-cell office:value-type="float" office:value="12.85208" calcext:value-type="float">
            <text:p>12.85208</text:p>
          </table:table-cell>
          <table:table-cell office:value-type="float" office:value="7.316132" calcext:value-type="float">
            <text:p>7.316132</text:p>
          </table:table-cell>
          <table:table-cell office:value-type="float" office:value="11.2926" calcext:value-type="float">
            <text:p>11.2926</text:p>
          </table:table-cell>
          <table:table-cell office:value-type="float" office:value="7.641815" calcext:value-type="float">
            <text:p>7.641815</text:p>
          </table:table-cell>
          <table:table-cell office:value-type="float" office:value="9.851746" calcext:value-type="float">
            <text:p>9.851746</text:p>
          </table:table-cell>
          <table:table-cell office:value-type="float" office:value="7.843109" calcext:value-type="float">
            <text:p>7.843109</text:p>
          </table:table-cell>
          <table:table-cell office:value-type="float" office:value="8.850311" calcext:value-type="float">
            <text:p>8.850311</text:p>
          </table:table-cell>
          <table:table-cell office:value-type="float" office:value="7.678345" calcext:value-type="float">
            <text:p>7.678345</text:p>
          </table:table-cell>
          <table:table-cell office:value-type="float" office:value="7.430817" calcext:value-type="float">
            <text:p>7.430817</text:p>
          </table:table-cell>
          <table:table-cell office:value-type="float" office:value="7.210083" calcext:value-type="float">
            <text:p>7.210083</text:p>
          </table:table-cell>
          <table:table-cell office:value-type="float" office:value="6.160736" calcext:value-type="float">
            <text:p>6.160736</text:p>
          </table:table-cell>
          <table:table-cell office:value-type="float" office:value="5.837128" calcext:value-type="float">
            <text:p>5.837128</text:p>
          </table:table-cell>
          <table:table-cell office:value-type="float" office:value="5.393707" calcext:value-type="float">
            <text:p>5.393707</text:p>
          </table:table-cell>
          <table:table-cell office:value-type="float" office:value="5.201965" calcext:value-type="float">
            <text:p>5.201965</text:p>
          </table:table-cell>
          <table:table-cell office:value-type="float" office:value="5.300934" calcext:value-type="float">
            <text:p>5.300934</text:p>
          </table:table-cell>
          <table:table-cell office:value-type="float" office:value="5.212616" calcext:value-type="float">
            <text:p>5.212616</text:p>
          </table:table-cell>
          <table:table-cell office:value-type="float" office:value="5.431549" calcext:value-type="float">
            <text:p>5.431549</text:p>
          </table:table-cell>
          <table:table-cell office:value-type="float" office:value="5.398285" calcext:value-type="float">
            <text:p>5.398285</text:p>
          </table:table-cell>
          <table:table-cell office:value-type="float" office:value="5.727234" calcext:value-type="float">
            <text:p>5.727234</text:p>
          </table:table-cell>
          <table:table-cell office:value-type="float" office:value="5.716034" calcext:value-type="float">
            <text:p>5.716034</text:p>
          </table:table-cell>
          <table:table-cell office:value-type="float" office:value="6.042938" calcext:value-type="float">
            <text:p>6.042938</text:p>
          </table:table-cell>
          <table:table-cell office:value-type="float" office:value="6.038849" calcext:value-type="float">
            <text:p>6.038849</text:p>
          </table:table-cell>
          <table:table-cell office:value-type="float" office:value="39.94827" calcext:value-type="float">
            <text:p>39.94827</text:p>
          </table:table-cell>
          <table:table-cell office:value-type="float" office:value="-1.36908" calcext:value-type="float">
            <text:p>-1.369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2" calcext:value-type="float">
            <text:p>1042002</text:p>
          </table:table-cell>
          <table:table-cell office:value-type="float" office:value="21.86892" calcext:value-type="float">
            <text:p>21.86892</text:p>
          </table:table-cell>
          <table:table-cell office:value-type="float" office:value="23.15" calcext:value-type="float">
            <text:p>23.15</text:p>
          </table:table-cell>
          <table:table-cell office:value-type="float" office:value="2.47" calcext:value-type="float">
            <text:p>2.47</text:p>
          </table:table-cell>
          <table:table-cell office:value-type="float" office:value="0.9558265" calcext:value-type="float">
            <text:p>0.9558265</text:p>
          </table:table-cell>
          <table:table-cell office:value-type="float" office:value="0.6427323" calcext:value-type="float">
            <text:p>0.6427323</text:p>
          </table:table-cell>
          <table:table-cell office:value-type="float" office:value="364.104" calcext:value-type="float">
            <text:p>364.104</text:p>
          </table:table-cell>
          <table:table-cell office:value-type="float" office:value="0" calcext:value-type="float">
            <text:p>0</text:p>
          </table:table-cell>
          <table:table-cell office:value-type="float" office:value="30.64859" calcext:value-type="float">
            <text:p>30.64859</text:p>
          </table:table-cell>
          <table:table-cell office:value-type="float" office:value="5.092712" calcext:value-type="float">
            <text:p>5.092712</text:p>
          </table:table-cell>
          <table:table-cell office:value-type="float" office:value="22.17984" calcext:value-type="float">
            <text:p>22.17984</text:p>
          </table:table-cell>
          <table:table-cell office:value-type="float" office:value="6.653748" calcext:value-type="float">
            <text:p>6.653748</text:p>
          </table:table-cell>
          <table:table-cell office:value-type="float" office:value="18.0864" calcext:value-type="float">
            <text:p>18.0864</text:p>
          </table:table-cell>
          <table:table-cell office:value-type="float" office:value="7.57901" calcext:value-type="float">
            <text:p>7.57901</text:p>
          </table:table-cell>
          <table:table-cell office:value-type="float" office:value="14.91513" calcext:value-type="float">
            <text:p>14.91513</text:p>
          </table:table-cell>
          <table:table-cell office:value-type="float" office:value="8.174927" calcext:value-type="float">
            <text:p>8.174927</text:p>
          </table:table-cell>
          <table:table-cell office:value-type="float" office:value="12.99554" calcext:value-type="float">
            <text:p>12.99554</text:p>
          </table:table-cell>
          <table:table-cell office:value-type="float" office:value="8.420685" calcext:value-type="float">
            <text:p>8.420685</text:p>
          </table:table-cell>
          <table:table-cell office:value-type="float" office:value="11.21552" calcext:value-type="float">
            <text:p>11.21552</text:p>
          </table:table-cell>
          <table:table-cell office:value-type="float" office:value="8.512634" calcext:value-type="float">
            <text:p>8.512634</text:p>
          </table:table-cell>
          <table:table-cell office:value-type="float" office:value="9.849213" calcext:value-type="float">
            <text:p>9.849213</text:p>
          </table:table-cell>
          <table:table-cell office:value-type="float" office:value="8.224121" calcext:value-type="float">
            <text:p>8.224121</text:p>
          </table:table-cell>
          <table:table-cell office:value-type="float" office:value="7.930511" calcext:value-type="float">
            <text:p>7.930511</text:p>
          </table:table-cell>
          <table:table-cell office:value-type="float" office:value="7.439392" calcext:value-type="float">
            <text:p>7.439392</text:p>
          </table:table-cell>
          <table:table-cell office:value-type="float" office:value="6.470642" calcext:value-type="float">
            <text:p>6.470642</text:p>
          </table:table-cell>
          <table:table-cell office:value-type="float" office:value="6.164001" calcext:value-type="float">
            <text:p>6.164001</text:p>
          </table:table-cell>
          <table:table-cell office:value-type="float" office:value="5.590332" calcext:value-type="float">
            <text:p>5.590332</text:p>
          </table:table-cell>
          <table:table-cell office:value-type="float" office:value="5.395691" calcext:value-type="float">
            <text:p>5.395691</text:p>
          </table:table-cell>
          <table:table-cell office:value-type="float" office:value="5.406219" calcext:value-type="float">
            <text:p>5.406219</text:p>
          </table:table-cell>
          <table:table-cell office:value-type="float" office:value="5.301971" calcext:value-type="float">
            <text:p>5.301971</text:p>
          </table:table-cell>
          <table:table-cell office:value-type="float" office:value="5.47583" calcext:value-type="float">
            <text:p>5.47583</text:p>
          </table:table-cell>
          <table:table-cell office:value-type="float" office:value="5.431915" calcext:value-type="float">
            <text:p>5.431915</text:p>
          </table:table-cell>
          <table:table-cell office:value-type="float" office:value="5.743103" calcext:value-type="float">
            <text:p>5.743103</text:p>
          </table:table-cell>
          <table:table-cell office:value-type="float" office:value="5.727356" calcext:value-type="float">
            <text:p>5.727356</text:p>
          </table:table-cell>
          <table:table-cell office:value-type="float" office:value="6.049377" calcext:value-type="float">
            <text:p>6.049377</text:p>
          </table:table-cell>
          <table:table-cell office:value-type="float" office:value="6.042999" calcext:value-type="float">
            <text:p>6.042999</text:p>
          </table:table-cell>
          <table:table-cell office:value-type="float" office:value="47.92996" calcext:value-type="float">
            <text:p>47.92996</text:p>
          </table:table-cell>
          <table:table-cell office:value-type="float" office:value="-1.186371" calcext:value-type="float">
            <text:p>-1.1863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2" calcext:value-type="float">
            <text:p>2042002</text:p>
          </table:table-cell>
          <table:table-cell office:value-type="float" office:value="10.9782" calcext:value-type="float">
            <text:p>10.9782</text:p>
          </table:table-cell>
          <table:table-cell office:value-type="float" office:value="5.79" calcext:value-type="float">
            <text:p>5.79</text:p>
          </table:table-cell>
          <table:table-cell office:value-type="float" office:value="-3.87" calcext:value-type="float">
            <text:p>-3.87</text:p>
          </table:table-cell>
          <table:table-cell office:value-type="float" office:value="0.810128" calcext:value-type="float">
            <text:p>0.810128</text:p>
          </table:table-cell>
          <table:table-cell office:value-type="float" office:value="0.4066132" calcext:value-type="float">
            <text:p>0.4066132</text:p>
          </table:table-cell>
          <table:table-cell office:value-type="float" office:value="707.256" calcext:value-type="float">
            <text:p>707.256</text:p>
          </table:table-cell>
          <table:table-cell office:value-type="float" office:value="0" calcext:value-type="float">
            <text:p>0</text:p>
          </table:table-cell>
          <table:table-cell office:value-type="float" office:value="20.24771" calcext:value-type="float">
            <text:p>20.24771</text:p>
          </table:table-cell>
          <table:table-cell office:value-type="float" office:value="2.299469" calcext:value-type="float">
            <text:p>2.299469</text:p>
          </table:table-cell>
          <table:table-cell office:value-type="float" office:value="14.95642" calcext:value-type="float">
            <text:p>14.95642</text:p>
          </table:table-cell>
          <table:table-cell office:value-type="float" office:value="5.730682" calcext:value-type="float">
            <text:p>5.730682</text:p>
          </table:table-cell>
          <table:table-cell office:value-type="float" office:value="13.06866" calcext:value-type="float">
            <text:p>13.06866</text:p>
          </table:table-cell>
          <table:table-cell office:value-type="float" office:value="7.621643" calcext:value-type="float">
            <text:p>7.621643</text:p>
          </table:table-cell>
          <table:table-cell office:value-type="float" office:value="12.87564" calcext:value-type="float">
            <text:p>12.87564</text:p>
          </table:table-cell>
          <table:table-cell office:value-type="float" office:value="8.877502" calcext:value-type="float">
            <text:p>8.877502</text:p>
          </table:table-cell>
          <table:table-cell office:value-type="float" office:value="12.23178" calcext:value-type="float">
            <text:p>12.23178</text:p>
          </table:table-cell>
          <table:table-cell office:value-type="float" office:value="9.354797" calcext:value-type="float">
            <text:p>9.354797</text:p>
          </table:table-cell>
          <table:table-cell office:value-type="float" office:value="11.20004" calcext:value-type="float">
            <text:p>11.20004</text:p>
          </table:table-cell>
          <table:table-cell office:value-type="float" office:value="9.661316" calcext:value-type="float">
            <text:p>9.661316</text:p>
          </table:table-cell>
          <table:table-cell office:value-type="float" office:value="9.919556" calcext:value-type="float">
            <text:p>9.919556</text:p>
          </table:table-cell>
          <table:table-cell office:value-type="float" office:value="9.328278" calcext:value-type="float">
            <text:p>9.328278</text:p>
          </table:table-cell>
          <table:table-cell office:value-type="float" office:value="8.421478" calcext:value-type="float">
            <text:p>8.421478</text:p>
          </table:table-cell>
          <table:table-cell office:value-type="float" office:value="7.943756" calcext:value-type="float">
            <text:p>7.943756</text:p>
          </table:table-cell>
          <table:table-cell office:value-type="float" office:value="6.863495" calcext:value-type="float">
            <text:p>6.863495</text:p>
          </table:table-cell>
          <table:table-cell office:value-type="float" office:value="6.474426" calcext:value-type="float">
            <text:p>6.474426</text:p>
          </table:table-cell>
          <table:table-cell office:value-type="float" office:value="5.803772" calcext:value-type="float">
            <text:p>5.803772</text:p>
          </table:table-cell>
          <table:table-cell office:value-type="float" office:value="5.592438" calcext:value-type="float">
            <text:p>5.592438</text:p>
          </table:table-cell>
          <table:table-cell office:value-type="float" office:value="5.524475" calcext:value-type="float">
            <text:p>5.524475</text:p>
          </table:table-cell>
          <table:table-cell office:value-type="float" office:value="5.407379" calcext:value-type="float">
            <text:p>5.407379</text:p>
          </table:table-cell>
          <table:table-cell office:value-type="float" office:value="5.530334" calcext:value-type="float">
            <text:p>5.530334</text:p>
          </table:table-cell>
          <table:table-cell office:value-type="float" office:value="5.476318" calcext:value-type="float">
            <text:p>5.476318</text:p>
          </table:table-cell>
          <table:table-cell office:value-type="float" office:value="5.763885" calcext:value-type="float">
            <text:p>5.763885</text:p>
          </table:table-cell>
          <table:table-cell office:value-type="float" office:value="5.743286" calcext:value-type="float">
            <text:p>5.743286</text:p>
          </table:table-cell>
          <table:table-cell office:value-type="float" office:value="6.058624" calcext:value-type="float">
            <text:p>6.058624</text:p>
          </table:table-cell>
          <table:table-cell office:value-type="float" office:value="6.049469" calcext:value-type="float">
            <text:p>6.049469</text:p>
          </table:table-cell>
          <table:table-cell office:value-type="float" office:value="28.72479" calcext:value-type="float">
            <text:p>28.72479</text:p>
          </table:table-cell>
          <table:table-cell office:value-type="float" office:value="-6.984344" calcext:value-type="float">
            <text:p>-6.9843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2" calcext:value-type="float">
            <text:p>3042002</text:p>
          </table:table-cell>
          <table:table-cell office:value-type="float" office:value="21.48675" calcext:value-type="float">
            <text:p>21.48675</text:p>
          </table:table-cell>
          <table:table-cell office:value-type="float" office:value="3.77" calcext:value-type="float">
            <text:p>3.77</text:p>
          </table:table-cell>
          <table:table-cell office:value-type="float" office:value="-7.76" calcext:value-type="float">
            <text:p>-7.76</text:p>
          </table:table-cell>
          <table:table-cell office:value-type="float" office:value="0.6348807" calcext:value-type="float">
            <text:p>0.6348807</text:p>
          </table:table-cell>
          <table:table-cell office:value-type="float" office:value="0.3037185" calcext:value-type="float">
            <text:p>0.3037185</text:p>
          </table:table-cell>
          <table:table-cell office:value-type="float" office:value="261.864" calcext:value-type="float">
            <text:p>261.864</text:p>
          </table:table-cell>
          <table:table-cell office:value-type="float" office:value="0" calcext:value-type="float">
            <text:p>0</text:p>
          </table:table-cell>
          <table:table-cell office:value-type="float" office:value="23.32251" calcext:value-type="float">
            <text:p>23.32251</text:p>
          </table:table-cell>
          <table:table-cell office:value-type="float" office:value="-1.349365" calcext:value-type="float">
            <text:p>-1.349365</text:p>
          </table:table-cell>
          <table:table-cell office:value-type="float" office:value="16.43546" calcext:value-type="float">
            <text:p>16.43546</text:p>
          </table:table-cell>
          <table:table-cell office:value-type="float" office:value="2.450867" calcext:value-type="float">
            <text:p>2.450867</text:p>
          </table:table-cell>
          <table:table-cell office:value-type="float" office:value="13.40765" calcext:value-type="float">
            <text:p>13.40765</text:p>
          </table:table-cell>
          <table:table-cell office:value-type="float" office:value="4.545624" calcext:value-type="float">
            <text:p>4.545624</text:p>
          </table:table-cell>
          <table:table-cell office:value-type="float" office:value="11.36444" calcext:value-type="float">
            <text:p>11.36444</text:p>
          </table:table-cell>
          <table:table-cell office:value-type="float" office:value="6.072174" calcext:value-type="float">
            <text:p>6.072174</text:p>
          </table:table-cell>
          <table:table-cell office:value-type="float" office:value="10.25067" calcext:value-type="float">
            <text:p>10.25067</text:p>
          </table:table-cell>
          <table:table-cell office:value-type="float" office:value="6.924713" calcext:value-type="float">
            <text:p>6.924713</text:p>
          </table:table-cell>
          <table:table-cell office:value-type="float" office:value="9.620819" calcext:value-type="float">
            <text:p>9.620819</text:p>
          </table:table-cell>
          <table:table-cell office:value-type="float" office:value="7.652008" calcext:value-type="float">
            <text:p>7.652008</text:p>
          </table:table-cell>
          <table:table-cell office:value-type="float" office:value="9.310333" calcext:value-type="float">
            <text:p>9.310333</text:p>
          </table:table-cell>
          <table:table-cell office:value-type="float" office:value="7.928589" calcext:value-type="float">
            <text:p>7.928589</text:p>
          </table:table-cell>
          <table:table-cell office:value-type="float" office:value="8.422424" calcext:value-type="float">
            <text:p>8.422424</text:p>
          </table:table-cell>
          <table:table-cell office:value-type="float" office:value="7.985596" calcext:value-type="float">
            <text:p>7.985596</text:p>
          </table:table-cell>
          <table:table-cell office:value-type="float" office:value="7.041046" calcext:value-type="float">
            <text:p>7.041046</text:p>
          </table:table-cell>
          <table:table-cell office:value-type="float" office:value="6.867065" calcext:value-type="float">
            <text:p>6.867065</text:p>
          </table:table-cell>
          <table:table-cell office:value-type="float" office:value="6.014465" calcext:value-type="float">
            <text:p>6.014465</text:p>
          </table:table-cell>
          <table:table-cell office:value-type="float" office:value="5.806091" calcext:value-type="float">
            <text:p>5.806091</text:p>
          </table:table-cell>
          <table:table-cell office:value-type="float" office:value="5.653839" calcext:value-type="float">
            <text:p>5.653839</text:p>
          </table:table-cell>
          <table:table-cell office:value-type="float" office:value="5.525787" calcext:value-type="float">
            <text:p>5.525787</text:p>
          </table:table-cell>
          <table:table-cell office:value-type="float" office:value="5.595154" calcext:value-type="float">
            <text:p>5.595154</text:p>
          </table:table-cell>
          <table:table-cell office:value-type="float" office:value="5.530945" calcext:value-type="float">
            <text:p>5.530945</text:p>
          </table:table-cell>
          <table:table-cell office:value-type="float" office:value="5.790253" calcext:value-type="float">
            <text:p>5.790253</text:p>
          </table:table-cell>
          <table:table-cell office:value-type="float" office:value="5.76413" calcext:value-type="float">
            <text:p>5.76413</text:p>
          </table:table-cell>
          <table:table-cell office:value-type="float" office:value="6.071228" calcext:value-type="float">
            <text:p>6.071228</text:p>
          </table:table-cell>
          <table:table-cell office:value-type="float" office:value="6.058746" calcext:value-type="float">
            <text:p>6.058746</text:p>
          </table:table-cell>
          <table:table-cell office:value-type="float" office:value="31.93839" calcext:value-type="float">
            <text:p>31.93839</text:p>
          </table:table-cell>
          <table:table-cell office:value-type="float" office:value="-11.29276" calcext:value-type="float">
            <text:p>-11.292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2" calcext:value-type="float">
            <text:p>4042002</text:p>
          </table:table-cell>
          <table:table-cell office:value-type="float" office:value="23.32075" calcext:value-type="float">
            <text:p>23.32075</text:p>
          </table:table-cell>
          <table:table-cell office:value-type="float" office:value="10.99" calcext:value-type="float">
            <text:p>10.99</text:p>
          </table:table-cell>
          <table:table-cell office:value-type="float" office:value="-7.14" calcext:value-type="float">
            <text:p>-7.14</text:p>
          </table:table-cell>
          <table:table-cell office:value-type="float" office:value="0.7006457" calcext:value-type="float">
            <text:p>0.7006457</text:p>
          </table:table-cell>
          <table:table-cell office:value-type="float" office:value="0.3183571" calcext:value-type="float">
            <text:p>0.3183571</text:p>
          </table:table-cell>
          <table:table-cell office:value-type="float" office:value="237.06" calcext:value-type="float">
            <text:p>237.06</text:p>
          </table:table-cell>
          <table:table-cell office:value-type="float" office:value="0" calcext:value-type="float">
            <text:p>0</text:p>
          </table:table-cell>
          <table:table-cell office:value-type="float" office:value="26.10385" calcext:value-type="float">
            <text:p>26.10385</text:p>
          </table:table-cell>
          <table:table-cell office:value-type="float" office:value="-0.9005127" calcext:value-type="float">
            <text:p>-0.9005127</text:p>
          </table:table-cell>
          <table:table-cell office:value-type="float" office:value="18.59769" calcext:value-type="float">
            <text:p>18.59769</text:p>
          </table:table-cell>
          <table:table-cell office:value-type="float" office:value="2.53537" calcext:value-type="float">
            <text:p>2.53537</text:p>
          </table:table-cell>
          <table:table-cell office:value-type="float" office:value="15.10181" calcext:value-type="float">
            <text:p>15.10181</text:p>
          </table:table-cell>
          <table:table-cell office:value-type="float" office:value="4.495331" calcext:value-type="float">
            <text:p>4.495331</text:p>
          </table:table-cell>
          <table:table-cell office:value-type="float" office:value="12.54977" calcext:value-type="float">
            <text:p>12.54977</text:p>
          </table:table-cell>
          <table:table-cell office:value-type="float" office:value="5.957825" calcext:value-type="float">
            <text:p>5.957825</text:p>
          </table:table-cell>
          <table:table-cell office:value-type="float" office:value="11.09375" calcext:value-type="float">
            <text:p>11.09375</text:p>
          </table:table-cell>
          <table:table-cell office:value-type="float" office:value="6.771057" calcext:value-type="float">
            <text:p>6.771057</text:p>
          </table:table-cell>
          <table:table-cell office:value-type="float" office:value="9.820679" calcext:value-type="float">
            <text:p>9.820679</text:p>
          </table:table-cell>
          <table:table-cell office:value-type="float" office:value="7.475494" calcext:value-type="float">
            <text:p>7.475494</text:p>
          </table:table-cell>
          <table:table-cell office:value-type="float" office:value="9.015289" calcext:value-type="float">
            <text:p>9.015289</text:p>
          </table:table-cell>
          <table:table-cell office:value-type="float" office:value="7.720245" calcext:value-type="float">
            <text:p>7.720245</text:p>
          </table:table-cell>
          <table:table-cell office:value-type="float" office:value="8.031311" calcext:value-type="float">
            <text:p>8.031311</text:p>
          </table:table-cell>
          <table:table-cell office:value-type="float" office:value="7.792114" calcext:value-type="float">
            <text:p>7.792114</text:p>
          </table:table-cell>
          <table:table-cell office:value-type="float" office:value="7.084137" calcext:value-type="float">
            <text:p>7.084137</text:p>
          </table:table-cell>
          <table:table-cell office:value-type="float" office:value="7.041901" calcext:value-type="float">
            <text:p>7.041901</text:p>
          </table:table-cell>
          <table:table-cell office:value-type="float" office:value="6.178589" calcext:value-type="float">
            <text:p>6.178589</text:p>
          </table:table-cell>
          <table:table-cell office:value-type="float" office:value="6.016449" calcext:value-type="float">
            <text:p>6.016449</text:p>
          </table:table-cell>
          <table:table-cell office:value-type="float" office:value="5.782196" calcext:value-type="float">
            <text:p>5.782196</text:p>
          </table:table-cell>
          <table:table-cell office:value-type="float" office:value="5.655182" calcext:value-type="float">
            <text:p>5.655182</text:p>
          </table:table-cell>
          <table:table-cell office:value-type="float" office:value="5.668121" calcext:value-type="float">
            <text:p>5.668121</text:p>
          </table:table-cell>
          <table:table-cell office:value-type="float" office:value="5.595856" calcext:value-type="float">
            <text:p>5.595856</text:p>
          </table:table-cell>
          <table:table-cell office:value-type="float" office:value="5.822449" calcext:value-type="float">
            <text:p>5.822449</text:p>
          </table:table-cell>
          <table:table-cell office:value-type="float" office:value="5.790527" calcext:value-type="float">
            <text:p>5.790527</text:p>
          </table:table-cell>
          <table:table-cell office:value-type="float" office:value="6.087646" calcext:value-type="float">
            <text:p>6.087646</text:p>
          </table:table-cell>
          <table:table-cell office:value-type="float" office:value="6.07135" calcext:value-type="float">
            <text:p>6.07135</text:p>
          </table:table-cell>
          <table:table-cell office:value-type="float" office:value="36.27203" calcext:value-type="float">
            <text:p>36.27203</text:p>
          </table:table-cell>
          <table:table-cell office:value-type="float" office:value="-10.47803" calcext:value-type="float">
            <text:p>-10.478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2" calcext:value-type="float">
            <text:p>5042002</text:p>
          </table:table-cell>
          <table:table-cell office:value-type="float" office:value="22.89644" calcext:value-type="float">
            <text:p>22.89644</text:p>
          </table:table-cell>
          <table:table-cell office:value-type="float" office:value="15.52" calcext:value-type="float">
            <text:p>15.52</text:p>
          </table:table-cell>
          <table:table-cell office:value-type="float" office:value="-3.84" calcext:value-type="float">
            <text:p>-3.84</text:p>
          </table:table-cell>
          <table:table-cell office:value-type="float" office:value="0.7403041" calcext:value-type="float">
            <text:p>0.7403041</text:p>
          </table:table-cell>
          <table:table-cell office:value-type="float" office:value="0.4075154" calcext:value-type="float">
            <text:p>0.4075154</text:p>
          </table:table-cell>
          <table:table-cell office:value-type="float" office:value="206.244" calcext:value-type="float">
            <text:p>206.244</text:p>
          </table:table-cell>
          <table:table-cell office:value-type="float" office:value="0" calcext:value-type="float">
            <text:p>0</text:p>
          </table:table-cell>
          <table:table-cell office:value-type="float" office:value="28.52426" calcext:value-type="float">
            <text:p>28.52426</text:p>
          </table:table-cell>
          <table:table-cell office:value-type="float" office:value="1.740875" calcext:value-type="float">
            <text:p>1.740875</text:p>
          </table:table-cell>
          <table:table-cell office:value-type="float" office:value="20.76813" calcext:value-type="float">
            <text:p>20.76813</text:p>
          </table:table-cell>
          <table:table-cell office:value-type="float" office:value="5.112579" calcext:value-type="float">
            <text:p>5.112579</text:p>
          </table:table-cell>
          <table:table-cell office:value-type="float" office:value="17.05371" calcext:value-type="float">
            <text:p>17.05371</text:p>
          </table:table-cell>
          <table:table-cell office:value-type="float" office:value="6.705292" calcext:value-type="float">
            <text:p>6.705292</text:p>
          </table:table-cell>
          <table:table-cell office:value-type="float" office:value="14.21555" calcext:value-type="float">
            <text:p>14.21555</text:p>
          </table:table-cell>
          <table:table-cell office:value-type="float" office:value="7.721863" calcext:value-type="float">
            <text:p>7.721863</text:p>
          </table:table-cell>
          <table:table-cell office:value-type="float" office:value="12.52225" calcext:value-type="float">
            <text:p>12.52225</text:p>
          </table:table-cell>
          <table:table-cell office:value-type="float" office:value="8.191711" calcext:value-type="float">
            <text:p>8.191711</text:p>
          </table:table-cell>
          <table:table-cell office:value-type="float" office:value="10.96329" calcext:value-type="float">
            <text:p>10.96329</text:p>
          </table:table-cell>
          <table:table-cell office:value-type="float" office:value="8.515381" calcext:value-type="float">
            <text:p>8.515381</text:p>
          </table:table-cell>
          <table:table-cell office:value-type="float" office:value="9.861633" calcext:value-type="float">
            <text:p>9.861633</text:p>
          </table:table-cell>
          <table:table-cell office:value-type="float" office:value="8.413483" calcext:value-type="float">
            <text:p>8.413483</text:p>
          </table:table-cell>
          <table:table-cell office:value-type="float" office:value="8.320984" calcext:value-type="float">
            <text:p>8.320984</text:p>
          </table:table-cell>
          <table:table-cell office:value-type="float" office:value="7.93454" calcext:value-type="float">
            <text:p>7.93454</text:p>
          </table:table-cell>
          <table:table-cell office:value-type="float" office:value="7.202271" calcext:value-type="float">
            <text:p>7.202271</text:p>
          </table:table-cell>
          <table:table-cell office:value-type="float" office:value="7.084839" calcext:value-type="float">
            <text:p>7.084839</text:p>
          </table:table-cell>
          <table:table-cell office:value-type="float" office:value="6.312561" calcext:value-type="float">
            <text:p>6.312561</text:p>
          </table:table-cell>
          <table:table-cell office:value-type="float" office:value="6.180054" calcext:value-type="float">
            <text:p>6.180054</text:p>
          </table:table-cell>
          <table:table-cell office:value-type="float" office:value="5.899902" calcext:value-type="float">
            <text:p>5.899902</text:p>
          </table:table-cell>
          <table:table-cell office:value-type="float" office:value="5.783478" calcext:value-type="float">
            <text:p>5.783478</text:p>
          </table:table-cell>
          <table:table-cell office:value-type="float" office:value="5.745239" calcext:value-type="float">
            <text:p>5.745239</text:p>
          </table:table-cell>
          <table:table-cell office:value-type="float" office:value="5.668884" calcext:value-type="float">
            <text:p>5.668884</text:p>
          </table:table-cell>
          <table:table-cell office:value-type="float" office:value="5.86026" calcext:value-type="float">
            <text:p>5.86026</text:p>
          </table:table-cell>
          <table:table-cell office:value-type="float" office:value="5.822784" calcext:value-type="float">
            <text:p>5.822784</text:p>
          </table:table-cell>
          <table:table-cell office:value-type="float" office:value="6.108246" calcext:value-type="float">
            <text:p>6.108246</text:p>
          </table:table-cell>
          <table:table-cell office:value-type="float" office:value="6.08786" calcext:value-type="float">
            <text:p>6.08786</text:p>
          </table:table-cell>
          <table:table-cell office:value-type="float" office:value="39.40649" calcext:value-type="float">
            <text:p>39.40649</text:p>
          </table:table-cell>
          <table:table-cell office:value-type="float" office:value="-7.605072" calcext:value-type="float">
            <text:p>-7.6050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2" calcext:value-type="float">
            <text:p>6042002</text:p>
          </table:table-cell>
          <table:table-cell office:value-type="float" office:value="15.8597" calcext:value-type="float">
            <text:p>15.8597</text:p>
          </table:table-cell>
          <table:table-cell office:value-type="float" office:value="17.82" calcext:value-type="float">
            <text:p>17.82</text:p>
          </table:table-cell>
          <table:table-cell office:value-type="float" office:value="0.38" calcext:value-type="float">
            <text:p>0.38</text:p>
          </table:table-cell>
          <table:table-cell office:value-type="float" office:value="0.980683" calcext:value-type="float">
            <text:p>0.980683</text:p>
          </table:table-cell>
          <table:table-cell office:value-type="float" office:value="0.5539848" calcext:value-type="float">
            <text:p>0.5539848</text:p>
          </table:table-cell>
          <table:table-cell office:value-type="float" office:value="627.3" calcext:value-type="float">
            <text:p>627.3</text:p>
          </table:table-cell>
          <table:table-cell office:value-type="float" office:value="0" calcext:value-type="float">
            <text:p>0</text:p>
          </table:table-cell>
          <table:table-cell office:value-type="float" office:value="27.74329" calcext:value-type="float">
            <text:p>27.74329</text:p>
          </table:table-cell>
          <table:table-cell office:value-type="float" office:value="4.577087" calcext:value-type="float">
            <text:p>4.577087</text:p>
          </table:table-cell>
          <table:table-cell office:value-type="float" office:value="19.5249" calcext:value-type="float">
            <text:p>19.5249</text:p>
          </table:table-cell>
          <table:table-cell office:value-type="float" office:value="7.292664" calcext:value-type="float">
            <text:p>7.292664</text:p>
          </table:table-cell>
          <table:table-cell office:value-type="float" office:value="16.17368" calcext:value-type="float">
            <text:p>16.17368</text:p>
          </table:table-cell>
          <table:table-cell office:value-type="float" office:value="8.611328" calcext:value-type="float">
            <text:p>8.611328</text:p>
          </table:table-cell>
          <table:table-cell office:value-type="float" office:value="13.88425" calcext:value-type="float">
            <text:p>13.88425</text:p>
          </table:table-cell>
          <table:table-cell office:value-type="float" office:value="9.349396" calcext:value-type="float">
            <text:p>9.349396</text:p>
          </table:table-cell>
          <table:table-cell office:value-type="float" office:value="12.56793" calcext:value-type="float">
            <text:p>12.56793</text:p>
          </table:table-cell>
          <table:table-cell office:value-type="float" office:value="9.61261" calcext:value-type="float">
            <text:p>9.61261</text:p>
          </table:table-cell>
          <table:table-cell office:value-type="float" office:value="11.31628" calcext:value-type="float">
            <text:p>11.31628</text:p>
          </table:table-cell>
          <table:table-cell office:value-type="float" office:value="9.688019" calcext:value-type="float">
            <text:p>9.688019</text:p>
          </table:table-cell>
          <table:table-cell office:value-type="float" office:value="10.32303" calcext:value-type="float">
            <text:p>10.32303</text:p>
          </table:table-cell>
          <table:table-cell office:value-type="float" office:value="9.333618" calcext:value-type="float">
            <text:p>9.333618</text:p>
          </table:table-cell>
          <table:table-cell office:value-type="float" office:value="8.856415" calcext:value-type="float">
            <text:p>8.856415</text:p>
          </table:table-cell>
          <table:table-cell office:value-type="float" office:value="8.33194" calcext:value-type="float">
            <text:p>8.33194</text:p>
          </table:table-cell>
          <table:table-cell office:value-type="float" office:value="7.4534" calcext:value-type="float">
            <text:p>7.4534</text:p>
          </table:table-cell>
          <table:table-cell office:value-type="float" office:value="7.204376" calcext:value-type="float">
            <text:p>7.204376</text:p>
          </table:table-cell>
          <table:table-cell office:value-type="float" office:value="6.454987" calcext:value-type="float">
            <text:p>6.454987</text:p>
          </table:table-cell>
          <table:table-cell office:value-type="float" office:value="6.313934" calcext:value-type="float">
            <text:p>6.313934</text:p>
          </table:table-cell>
          <table:table-cell office:value-type="float" office:value="6.010834" calcext:value-type="float">
            <text:p>6.010834</text:p>
          </table:table-cell>
          <table:table-cell office:value-type="float" office:value="5.901062" calcext:value-type="float">
            <text:p>5.901062</text:p>
          </table:table-cell>
          <table:table-cell office:value-type="float" office:value="5.822968" calcext:value-type="float">
            <text:p>5.822968</text:p>
          </table:table-cell>
          <table:table-cell office:value-type="float" office:value="5.746033" calcext:value-type="float">
            <text:p>5.746033</text:p>
          </table:table-cell>
          <table:table-cell office:value-type="float" office:value="5.902588" calcext:value-type="float">
            <text:p>5.902588</text:p>
          </table:table-cell>
          <table:table-cell office:value-type="float" office:value="5.860657" calcext:value-type="float">
            <text:p>5.860657</text:p>
          </table:table-cell>
          <table:table-cell office:value-type="float" office:value="6.13269" calcext:value-type="float">
            <text:p>6.13269</text:p>
          </table:table-cell>
          <table:table-cell office:value-type="float" office:value="6.10849" calcext:value-type="float">
            <text:p>6.10849</text:p>
          </table:table-cell>
          <table:table-cell office:value-type="float" office:value="46.30042" calcext:value-type="float">
            <text:p>46.30042</text:p>
          </table:table-cell>
          <table:table-cell office:value-type="float" office:value="-2.792023" calcext:value-type="float">
            <text:p>-2.7920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2" calcext:value-type="float">
            <text:p>7042002</text:p>
          </table:table-cell>
          <table:table-cell office:value-type="float" office:value="4.61448" calcext:value-type="float">
            <text:p>4.61448</text:p>
          </table:table-cell>
          <table:table-cell office:value-type="float" office:value="13.61" calcext:value-type="float">
            <text:p>13.61</text:p>
          </table:table-cell>
          <table:table-cell office:value-type="float" office:value="8.77" calcext:value-type="float">
            <text:p>8.77</text:p>
          </table:table-cell>
          <table:table-cell office:value-type="float" office:value="1.208603" calcext:value-type="float">
            <text:p>1.208603</text:p>
          </table:table-cell>
          <table:table-cell office:value-type="float" office:value="0.9925796" calcext:value-type="float">
            <text:p>0.9925796</text:p>
          </table:table-cell>
          <table:table-cell office:value-type="float" office:value="345.852" calcext:value-type="float">
            <text:p>345.852</text:p>
          </table:table-cell>
          <table:table-cell office:value-type="float" office:value="0.4" calcext:value-type="float">
            <text:p>0.4</text:p>
          </table:table-cell>
          <table:table-cell office:value-type="float" office:value="16.08698" calcext:value-type="float">
            <text:p>16.08698</text:p>
          </table:table-cell>
          <table:table-cell office:value-type="float" office:value="8.401428" calcext:value-type="float">
            <text:p>8.401428</text:p>
          </table:table-cell>
          <table:table-cell office:value-type="float" office:value="13.91296" calcext:value-type="float">
            <text:p>13.91296</text:p>
          </table:table-cell>
          <table:table-cell office:value-type="float" office:value="9.677795" calcext:value-type="float">
            <text:p>9.677795</text:p>
          </table:table-cell>
          <table:table-cell office:value-type="float" office:value="12.77573" calcext:value-type="float">
            <text:p>12.77573</text:p>
          </table:table-cell>
          <table:table-cell office:value-type="float" office:value="10.35999" calcext:value-type="float">
            <text:p>10.35999</text:p>
          </table:table-cell>
          <table:table-cell office:value-type="float" office:value="12.28067" calcext:value-type="float">
            <text:p>12.28067</text:p>
          </table:table-cell>
          <table:table-cell office:value-type="float" office:value="10.68835" calcext:value-type="float">
            <text:p>10.68835</text:p>
          </table:table-cell>
          <table:table-cell office:value-type="float" office:value="11.89661" calcext:value-type="float">
            <text:p>11.89661</text:p>
          </table:table-cell>
          <table:table-cell office:value-type="float" office:value="10.68204" calcext:value-type="float">
            <text:p>10.68204</text:p>
          </table:table-cell>
          <table:table-cell office:value-type="float" office:value="11.26068" calcext:value-type="float">
            <text:p>11.26068</text:p>
          </table:table-cell>
          <table:table-cell office:value-type="float" office:value="10.44952" calcext:value-type="float">
            <text:p>10.44952</text:p>
          </table:table-cell>
          <table:table-cell office:value-type="float" office:value="10.33273" calcext:value-type="float">
            <text:p>10.33273</text:p>
          </table:table-cell>
          <table:table-cell office:value-type="float" office:value="9.95285" calcext:value-type="float">
            <text:p>9.95285</text:p>
          </table:table-cell>
          <table:table-cell office:value-type="float" office:value="9.15036" calcext:value-type="float">
            <text:p>9.15036</text:p>
          </table:table-cell>
          <table:table-cell office:value-type="float" office:value="8.864655" calcext:value-type="float">
            <text:p>8.864655</text:p>
          </table:table-cell>
          <table:table-cell office:value-type="float" office:value="7.742737" calcext:value-type="float">
            <text:p>7.742737</text:p>
          </table:table-cell>
          <table:table-cell office:value-type="float" office:value="7.456451" calcext:value-type="float">
            <text:p>7.456451</text:p>
          </table:table-cell>
          <table:table-cell office:value-type="float" office:value="6.620728" calcext:value-type="float">
            <text:p>6.620728</text:p>
          </table:table-cell>
          <table:table-cell office:value-type="float" office:value="6.456604" calcext:value-type="float">
            <text:p>6.456604</text:p>
          </table:table-cell>
          <table:table-cell office:value-type="float" office:value="6.125244" calcext:value-type="float">
            <text:p>6.125244</text:p>
          </table:table-cell>
          <table:table-cell office:value-type="float" office:value="6.012024" calcext:value-type="float">
            <text:p>6.012024</text:p>
          </table:table-cell>
          <table:table-cell office:value-type="float" office:value="5.90155" calcext:value-type="float">
            <text:p>5.90155</text:p>
          </table:table-cell>
          <table:table-cell office:value-type="float" office:value="5.823792" calcext:value-type="float">
            <text:p>5.823792</text:p>
          </table:table-cell>
          <table:table-cell office:value-type="float" office:value="5.948486" calcext:value-type="float">
            <text:p>5.948486</text:p>
          </table:table-cell>
          <table:table-cell office:value-type="float" office:value="5.903046" calcext:value-type="float">
            <text:p>5.903046</text:p>
          </table:table-cell>
          <table:table-cell office:value-type="float" office:value="6.16098" calcext:value-type="float">
            <text:p>6.16098</text:p>
          </table:table-cell>
          <table:table-cell office:value-type="float" office:value="6.132965" calcext:value-type="float">
            <text:p>6.132965</text:p>
          </table:table-cell>
          <table:table-cell office:value-type="float" office:value="20.66006" calcext:value-type="float">
            <text:p>20.66006</text:p>
          </table:table-cell>
          <table:table-cell office:value-type="float" office:value="5.760437" calcext:value-type="float">
            <text:p>5.7604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2" calcext:value-type="float">
            <text:p>8042002</text:p>
          </table:table-cell>
          <table:table-cell office:value-type="float" office:value="9.255239" calcext:value-type="float">
            <text:p>9.255239</text:p>
          </table:table-cell>
          <table:table-cell office:value-type="float" office:value="15.39" calcext:value-type="float">
            <text:p>15.39</text:p>
          </table:table-cell>
          <table:table-cell office:value-type="float" office:value="4.02" calcext:value-type="float">
            <text:p>4.02</text:p>
          </table:table-cell>
          <table:table-cell office:value-type="float" office:value="1.102205" calcext:value-type="float">
            <text:p>1.102205</text:p>
          </table:table-cell>
          <table:table-cell office:value-type="float" office:value="0.7165732" calcext:value-type="float">
            <text:p>0.7165732</text:p>
          </table:table-cell>
          <table:table-cell office:value-type="float" office:value="346.104" calcext:value-type="float">
            <text:p>346.104</text:p>
          </table:table-cell>
          <table:table-cell office:value-type="float" office:value="1.7" calcext:value-type="float">
            <text:p>1.7</text:p>
          </table:table-cell>
          <table:table-cell office:value-type="float" office:value="19.91586" calcext:value-type="float">
            <text:p>19.91586</text:p>
          </table:table-cell>
          <table:table-cell office:value-type="float" office:value="6.375977" calcext:value-type="float">
            <text:p>6.375977</text:p>
          </table:table-cell>
          <table:table-cell office:value-type="float" office:value="16.02173" calcext:value-type="float">
            <text:p>16.02173</text:p>
          </table:table-cell>
          <table:table-cell office:value-type="float" office:value="8.323395" calcext:value-type="float">
            <text:p>8.323395</text:p>
          </table:table-cell>
          <table:table-cell office:value-type="float" office:value="13.9407" calcext:value-type="float">
            <text:p>13.9407</text:p>
          </table:table-cell>
          <table:table-cell office:value-type="float" office:value="8.997894" calcext:value-type="float">
            <text:p>8.997894</text:p>
          </table:table-cell>
          <table:table-cell office:value-type="float" office:value="12.36722" calcext:value-type="float">
            <text:p>12.36722</text:p>
          </table:table-cell>
          <table:table-cell office:value-type="float" office:value="9.394592" calcext:value-type="float">
            <text:p>9.394592</text:p>
          </table:table-cell>
          <table:table-cell office:value-type="float" office:value="11.45178" calcext:value-type="float">
            <text:p>11.45178</text:p>
          </table:table-cell>
          <table:table-cell office:value-type="float" office:value="9.542938" calcext:value-type="float">
            <text:p>9.542938</text:p>
          </table:table-cell>
          <table:table-cell office:value-type="float" office:value="10.57187" calcext:value-type="float">
            <text:p>10.57187</text:p>
          </table:table-cell>
          <table:table-cell office:value-type="float" office:value="9.607483" calcext:value-type="float">
            <text:p>9.607483</text:p>
          </table:table-cell>
          <table:table-cell office:value-type="float" office:value="10.04593" calcext:value-type="float">
            <text:p>10.04593</text:p>
          </table:table-cell>
          <table:table-cell office:value-type="float" office:value="9.443115" calcext:value-type="float">
            <text:p>9.443115</text:p>
          </table:table-cell>
          <table:table-cell office:value-type="float" office:value="9.162109" calcext:value-type="float">
            <text:p>9.162109</text:p>
          </table:table-cell>
          <table:table-cell office:value-type="float" office:value="9.029572" calcext:value-type="float">
            <text:p>9.029572</text:p>
          </table:table-cell>
          <table:table-cell office:value-type="float" office:value="7.91687" calcext:value-type="float">
            <text:p>7.91687</text:p>
          </table:table-cell>
          <table:table-cell office:value-type="float" office:value="7.745331" calcext:value-type="float">
            <text:p>7.745331</text:p>
          </table:table-cell>
          <table:table-cell office:value-type="float" office:value="6.790253" calcext:value-type="float">
            <text:p>6.790253</text:p>
          </table:table-cell>
          <table:table-cell office:value-type="float" office:value="6.622528" calcext:value-type="float">
            <text:p>6.622528</text:p>
          </table:table-cell>
          <table:table-cell office:value-type="float" office:value="6.246552" calcext:value-type="float">
            <text:p>6.246552</text:p>
          </table:table-cell>
          <table:table-cell office:value-type="float" office:value="6.126495" calcext:value-type="float">
            <text:p>6.126495</text:p>
          </table:table-cell>
          <table:table-cell office:value-type="float" office:value="5.983185" calcext:value-type="float">
            <text:p>5.983185</text:p>
          </table:table-cell>
          <table:table-cell office:value-type="float" office:value="5.902405" calcext:value-type="float">
            <text:p>5.902405</text:p>
          </table:table-cell>
          <table:table-cell office:value-type="float" office:value="5.997498" calcext:value-type="float">
            <text:p>5.997498</text:p>
          </table:table-cell>
          <table:table-cell office:value-type="float" office:value="5.949005" calcext:value-type="float">
            <text:p>5.949005</text:p>
          </table:table-cell>
          <table:table-cell office:value-type="float" office:value="6.193695" calcext:value-type="float">
            <text:p>6.193695</text:p>
          </table:table-cell>
          <table:table-cell office:value-type="float" office:value="6.161316" calcext:value-type="float">
            <text:p>6.161316</text:p>
          </table:table-cell>
          <table:table-cell office:value-type="float" office:value="24.35526" calcext:value-type="float">
            <text:p>24.35526</text:p>
          </table:table-cell>
          <table:table-cell office:value-type="float" office:value="1.012634" calcext:value-type="float">
            <text:p>1.0126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2" calcext:value-type="float">
            <text:p>9042002</text:p>
          </table:table-cell>
          <table:table-cell office:value-type="float" office:value="23.5182" calcext:value-type="float">
            <text:p>23.5182</text:p>
          </table:table-cell>
          <table:table-cell office:value-type="float" office:value="18.32" calcext:value-type="float">
            <text:p>18.32</text:p>
          </table:table-cell>
          <table:table-cell office:value-type="float" office:value="-0.66" calcext:value-type="float">
            <text:p>-0.66</text:p>
          </table:table-cell>
          <table:table-cell office:value-type="float" office:value="1.022891" calcext:value-type="float">
            <text:p>1.022891</text:p>
          </table:table-cell>
          <table:table-cell office:value-type="float" office:value="0.5140632" calcext:value-type="float">
            <text:p>0.5140632</text:p>
          </table:table-cell>
          <table:table-cell office:value-type="float" office:value="270.216" calcext:value-type="float">
            <text:p>270.216</text:p>
          </table:table-cell>
          <table:table-cell office:value-type="float" office:value="0" calcext:value-type="float">
            <text:p>0</text:p>
          </table:table-cell>
          <table:table-cell office:value-type="float" office:value="27.26831" calcext:value-type="float">
            <text:p>27.26831</text:p>
          </table:table-cell>
          <table:table-cell office:value-type="float" office:value="2.520599" calcext:value-type="float">
            <text:p>2.520599</text:p>
          </table:table-cell>
          <table:table-cell office:value-type="float" office:value="20.78113" calcext:value-type="float">
            <text:p>20.78113</text:p>
          </table:table-cell>
          <table:table-cell office:value-type="float" office:value="5.127716" calcext:value-type="float">
            <text:p>5.127716</text:p>
          </table:table-cell>
          <table:table-cell office:value-type="float" office:value="17.22424" calcext:value-type="float">
            <text:p>17.22424</text:p>
          </table:table-cell>
          <table:table-cell office:value-type="float" office:value="6.867676" calcext:value-type="float">
            <text:p>6.867676</text:p>
          </table:table-cell>
          <table:table-cell office:value-type="float" office:value="14.54971" calcext:value-type="float">
            <text:p>14.54971</text:p>
          </table:table-cell>
          <table:table-cell office:value-type="float" office:value="8.056061" calcext:value-type="float">
            <text:p>8.056061</text:p>
          </table:table-cell>
          <table:table-cell office:value-type="float" office:value="12.97696" calcext:value-type="float">
            <text:p>12.97696</text:p>
          </table:table-cell>
          <table:table-cell office:value-type="float" office:value="8.660889" calcext:value-type="float">
            <text:p>8.660889</text:p>
          </table:table-cell>
          <table:table-cell office:value-type="float" office:value="11.55893" calcext:value-type="float">
            <text:p>11.55893</text:p>
          </table:table-cell>
          <table:table-cell office:value-type="float" office:value="9.137146" calcext:value-type="float">
            <text:p>9.137146</text:p>
          </table:table-cell>
          <table:table-cell office:value-type="float" office:value="10.5528" calcext:value-type="float">
            <text:p>10.5528</text:p>
          </table:table-cell>
          <table:table-cell office:value-type="float" office:value="9.17392" calcext:value-type="float">
            <text:p>9.17392</text:p>
          </table:table-cell>
          <table:table-cell office:value-type="float" office:value="9.158112" calcext:value-type="float">
            <text:p>9.158112</text:p>
          </table:table-cell>
          <table:table-cell office:value-type="float" office:value="8.969818" calcext:value-type="float">
            <text:p>8.969818</text:p>
          </table:table-cell>
          <table:table-cell office:value-type="float" office:value="8.020111" calcext:value-type="float">
            <text:p>8.020111</text:p>
          </table:table-cell>
          <table:table-cell office:value-type="float" office:value="7.918243" calcext:value-type="float">
            <text:p>7.918243</text:p>
          </table:table-cell>
          <table:table-cell office:value-type="float" office:value="6.93924" calcext:value-type="float">
            <text:p>6.93924</text:p>
          </table:table-cell>
          <table:table-cell office:value-type="float" office:value="6.791962" calcext:value-type="float">
            <text:p>6.791962</text:p>
          </table:table-cell>
          <table:table-cell office:value-type="float" office:value="6.367371" calcext:value-type="float">
            <text:p>6.367371</text:p>
          </table:table-cell>
          <table:table-cell office:value-type="float" office:value="6.247803" calcext:value-type="float">
            <text:p>6.247803</text:p>
          </table:table-cell>
          <table:table-cell office:value-type="float" office:value="6.067749" calcext:value-type="float">
            <text:p>6.067749</text:p>
          </table:table-cell>
          <table:table-cell office:value-type="float" office:value="5.98407" calcext:value-type="float">
            <text:p>5.98407</text:p>
          </table:table-cell>
          <table:table-cell office:value-type="float" office:value="6.050262" calcext:value-type="float">
            <text:p>6.050262</text:p>
          </table:table-cell>
          <table:table-cell office:value-type="float" office:value="5.998047" calcext:value-type="float">
            <text:p>5.998047</text:p>
          </table:table-cell>
          <table:table-cell office:value-type="float" office:value="6.22995" calcext:value-type="float">
            <text:p>6.22995</text:p>
          </table:table-cell>
          <table:table-cell office:value-type="float" office:value="6.194031" calcext:value-type="float">
            <text:p>6.194031</text:p>
          </table:table-cell>
          <table:table-cell office:value-type="float" office:value="44.28009" calcext:value-type="float">
            <text:p>44.28009</text:p>
          </table:table-cell>
          <table:table-cell office:value-type="float" office:value="-3.020416" calcext:value-type="float">
            <text:p>-3.0204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2" calcext:value-type="float">
            <text:p>10042002</text:p>
          </table:table-cell>
          <table:table-cell office:value-type="float" office:value="19.09542" calcext:value-type="float">
            <text:p>19.09542</text:p>
          </table:table-cell>
          <table:table-cell office:value-type="float" office:value="25.16" calcext:value-type="float">
            <text:p>25.16</text:p>
          </table:table-cell>
          <table:table-cell office:value-type="float" office:value="6.77" calcext:value-type="float">
            <text:p>6.77</text:p>
          </table:table-cell>
          <table:table-cell office:value-type="float" office:value="1.290781" calcext:value-type="float">
            <text:p>1.290781</text:p>
          </table:table-cell>
          <table:table-cell office:value-type="float" office:value="0.8665018" calcext:value-type="float">
            <text:p>0.8665018</text:p>
          </table:table-cell>
          <table:table-cell office:value-type="float" office:value="582.192" calcext:value-type="float">
            <text:p>582.192</text:p>
          </table:table-cell>
          <table:table-cell office:value-type="float" office:value="0" calcext:value-type="float">
            <text:p>0</text:p>
          </table:table-cell>
          <table:table-cell office:value-type="float" office:value="28.8559" calcext:value-type="float">
            <text:p>28.8559</text:p>
          </table:table-cell>
          <table:table-cell office:value-type="float" office:value="7.643768" calcext:value-type="float">
            <text:p>7.643768</text:p>
          </table:table-cell>
          <table:table-cell office:value-type="float" office:value="22.86224" calcext:value-type="float">
            <text:p>22.86224</text:p>
          </table:table-cell>
          <table:table-cell office:value-type="float" office:value="9.254791" calcext:value-type="float">
            <text:p>9.254791</text:p>
          </table:table-cell>
          <table:table-cell office:value-type="float" office:value="19.17038" calcext:value-type="float">
            <text:p>19.17038</text:p>
          </table:table-cell>
          <table:table-cell office:value-type="float" office:value="10.18118" calcext:value-type="float">
            <text:p>10.18118</text:p>
          </table:table-cell>
          <table:table-cell office:value-type="float" office:value="16.29889" calcext:value-type="float">
            <text:p>16.29889</text:p>
          </table:table-cell>
          <table:table-cell office:value-type="float" office:value="10.63925" calcext:value-type="float">
            <text:p>10.63925</text:p>
          </table:table-cell>
          <table:table-cell office:value-type="float" office:value="14.60477" calcext:value-type="float">
            <text:p>14.60477</text:p>
          </table:table-cell>
          <table:table-cell office:value-type="float" office:value="10.73569" calcext:value-type="float">
            <text:p>10.73569</text:p>
          </table:table-cell>
          <table:table-cell office:value-type="float" office:value="13.0054" calcext:value-type="float">
            <text:p>13.0054</text:p>
          </table:table-cell>
          <table:table-cell office:value-type="float" office:value="10.6636" calcext:value-type="float">
            <text:p>10.6636</text:p>
          </table:table-cell>
          <table:table-cell office:value-type="float" office:value="11.69174" calcext:value-type="float">
            <text:p>11.69174</text:p>
          </table:table-cell>
          <table:table-cell office:value-type="float" office:value="10.23218" calcext:value-type="float">
            <text:p>10.23218</text:p>
          </table:table-cell>
          <table:table-cell office:value-type="float" office:value="9.794342" calcext:value-type="float">
            <text:p>9.794342</text:p>
          </table:table-cell>
          <table:table-cell office:value-type="float" office:value="9.167267" calcext:value-type="float">
            <text:p>9.167267</text:p>
          </table:table-cell>
          <table:table-cell office:value-type="float" office:value="8.232788" calcext:value-type="float">
            <text:p>8.232788</text:p>
          </table:table-cell>
          <table:table-cell office:value-type="float" office:value="8.021606" calcext:value-type="float">
            <text:p>8.021606</text:p>
          </table:table-cell>
          <table:table-cell office:value-type="float" office:value="7.081207" calcext:value-type="float">
            <text:p>7.081207</text:p>
          </table:table-cell>
          <table:table-cell office:value-type="float" office:value="6.940704" calcext:value-type="float">
            <text:p>6.940704</text:p>
          </table:table-cell>
          <table:table-cell office:value-type="float" office:value="6.483887" calcext:value-type="float">
            <text:p>6.483887</text:p>
          </table:table-cell>
          <table:table-cell office:value-type="float" office:value="6.368622" calcext:value-type="float">
            <text:p>6.368622</text:p>
          </table:table-cell>
          <table:table-cell office:value-type="float" office:value="6.154205" calcext:value-type="float">
            <text:p>6.154205</text:p>
          </table:table-cell>
          <table:table-cell office:value-type="float" office:value="6.068634" calcext:value-type="float">
            <text:p>6.068634</text:p>
          </table:table-cell>
          <table:table-cell office:value-type="float" office:value="6.105652" calcext:value-type="float">
            <text:p>6.105652</text:p>
          </table:table-cell>
          <table:table-cell office:value-type="float" office:value="6.050873" calcext:value-type="float">
            <text:p>6.050873</text:p>
          </table:table-cell>
          <table:table-cell office:value-type="float" office:value="6.269531" calcext:value-type="float">
            <text:p>6.269531</text:p>
          </table:table-cell>
          <table:table-cell office:value-type="float" office:value="6.230347" calcext:value-type="float">
            <text:p>6.230347</text:p>
          </table:table-cell>
          <table:table-cell office:value-type="float" office:value="49.79333" calcext:value-type="float">
            <text:p>49.79333</text:p>
          </table:table-cell>
          <table:table-cell office:value-type="float" office:value="3.40152" calcext:value-type="float">
            <text:p>3.401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2" calcext:value-type="float">
            <text:p>11042002</text:p>
          </table:table-cell>
          <table:table-cell office:value-type="float" office:value="4.07304" calcext:value-type="float">
            <text:p>4.07304</text:p>
          </table:table-cell>
          <table:table-cell office:value-type="float" office:value="18" calcext:value-type="float">
            <text:p>18</text:p>
          </table:table-cell>
          <table:table-cell office:value-type="float" office:value="7.97" calcext:value-type="float">
            <text:p>7.97</text:p>
          </table:table-cell>
          <table:table-cell office:value-type="float" office:value="1.633493" calcext:value-type="float">
            <text:p>1.633493</text:p>
          </table:table-cell>
          <table:table-cell office:value-type="float" office:value="0.9403034" calcext:value-type="float">
            <text:p>0.9403034</text:p>
          </table:table-cell>
          <table:table-cell office:value-type="float" office:value="449.028" calcext:value-type="float">
            <text:p>449.028</text:p>
          </table:table-cell>
          <table:table-cell office:value-type="float" office:value="6.3" calcext:value-type="float">
            <text:p>6.3</text:p>
          </table:table-cell>
          <table:table-cell office:value-type="float" office:value="19.0787" calcext:value-type="float">
            <text:p>19.0787</text:p>
          </table:table-cell>
          <table:table-cell office:value-type="float" office:value="7.094543" calcext:value-type="float">
            <text:p>7.094543</text:p>
          </table:table-cell>
          <table:table-cell office:value-type="float" office:value="15.94257" calcext:value-type="float">
            <text:p>15.94257</text:p>
          </table:table-cell>
          <table:table-cell office:value-type="float" office:value="8.751038" calcext:value-type="float">
            <text:p>8.751038</text:p>
          </table:table-cell>
          <table:table-cell office:value-type="float" office:value="15.17322" calcext:value-type="float">
            <text:p>15.17322</text:p>
          </table:table-cell>
          <table:table-cell office:value-type="float" office:value="10.34061" calcext:value-type="float">
            <text:p>10.34061</text:p>
          </table:table-cell>
          <table:table-cell office:value-type="float" office:value="14.7175" calcext:value-type="float">
            <text:p>14.7175</text:p>
          </table:table-cell>
          <table:table-cell office:value-type="float" office:value="11.37491" calcext:value-type="float">
            <text:p>11.37491</text:p>
          </table:table-cell>
          <table:table-cell office:value-type="float" office:value="14.02277" calcext:value-type="float">
            <text:p>14.02277</text:p>
          </table:table-cell>
          <table:table-cell office:value-type="float" office:value="11.72467" calcext:value-type="float">
            <text:p>11.72467</text:p>
          </table:table-cell>
          <table:table-cell office:value-type="float" office:value="12.99405" calcext:value-type="float">
            <text:p>12.99405</text:p>
          </table:table-cell>
          <table:table-cell office:value-type="float" office:value="11.89474" calcext:value-type="float">
            <text:p>11.89474</text:p>
          </table:table-cell>
          <table:table-cell office:value-type="float" office:value="11.75723" calcext:value-type="float">
            <text:p>11.75723</text:p>
          </table:table-cell>
          <table:table-cell office:value-type="float" office:value="11.44934" calcext:value-type="float">
            <text:p>11.44934</text:p>
          </table:table-cell>
          <table:table-cell office:value-type="float" office:value="10.37708" calcext:value-type="float">
            <text:p>10.37708</text:p>
          </table:table-cell>
          <table:table-cell office:value-type="float" office:value="9.806702" calcext:value-type="float">
            <text:p>9.806702</text:p>
          </table:table-cell>
          <table:table-cell office:value-type="float" office:value="8.597717" calcext:value-type="float">
            <text:p>8.597717</text:p>
          </table:table-cell>
          <table:table-cell office:value-type="float" office:value="8.236023" calcext:value-type="float">
            <text:p>8.236023</text:p>
          </table:table-cell>
          <table:table-cell office:value-type="float" office:value="7.253265" calcext:value-type="float">
            <text:p>7.253265</text:p>
          </table:table-cell>
          <table:table-cell office:value-type="float" office:value="7.082764" calcext:value-type="float">
            <text:p>7.082764</text:p>
          </table:table-cell>
          <table:table-cell office:value-type="float" office:value="6.603882" calcext:value-type="float">
            <text:p>6.603882</text:p>
          </table:table-cell>
          <table:table-cell office:value-type="float" office:value="6.485107" calcext:value-type="float">
            <text:p>6.485107</text:p>
          </table:table-cell>
          <table:table-cell office:value-type="float" office:value="6.242279" calcext:value-type="float">
            <text:p>6.242279</text:p>
          </table:table-cell>
          <table:table-cell office:value-type="float" office:value="6.155121" calcext:value-type="float">
            <text:p>6.155121</text:p>
          </table:table-cell>
          <table:table-cell office:value-type="float" office:value="6.165222" calcext:value-type="float">
            <text:p>6.165222</text:p>
          </table:table-cell>
          <table:table-cell office:value-type="float" office:value="6.106232" calcext:value-type="float">
            <text:p>6.106232</text:p>
          </table:table-cell>
          <table:table-cell office:value-type="float" office:value="6.312683" calcext:value-type="float">
            <text:p>6.312683</text:p>
          </table:table-cell>
          <table:table-cell office:value-type="float" office:value="6.269958" calcext:value-type="float">
            <text:p>6.269958</text:p>
          </table:table-cell>
          <table:table-cell office:value-type="float" office:value="23.90674" calcext:value-type="float">
            <text:p>23.90674</text:p>
          </table:table-cell>
          <table:table-cell office:value-type="float" office:value="6.162048" calcext:value-type="float">
            <text:p>6.1620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2" calcext:value-type="float">
            <text:p>12042002</text:p>
          </table:table-cell>
          <table:table-cell office:value-type="float" office:value="21.53268" calcext:value-type="float">
            <text:p>21.53268</text:p>
          </table:table-cell>
          <table:table-cell office:value-type="float" office:value="20.27" calcext:value-type="float">
            <text:p>20.27</text:p>
          </table:table-cell>
          <table:table-cell office:value-type="float" office:value="6.98" calcext:value-type="float">
            <text:p>6.98</text:p>
          </table:table-cell>
          <table:table-cell office:value-type="float" office:value="1.186565" calcext:value-type="float">
            <text:p>1.186565</text:p>
          </table:table-cell>
          <table:table-cell office:value-type="float" office:value="0.8790316" calcext:value-type="float">
            <text:p>0.8790316</text:p>
          </table:table-cell>
          <table:table-cell office:value-type="float" office:value="184.68" calcext:value-type="float">
            <text:p>184.68</text:p>
          </table:table-cell>
          <table:table-cell office:value-type="float" office:value="0" calcext:value-type="float">
            <text:p>0</text:p>
          </table:table-cell>
          <table:table-cell office:value-type="float" office:value="28.15384" calcext:value-type="float">
            <text:p>28.15384</text:p>
          </table:table-cell>
          <table:table-cell office:value-type="float" office:value="5.385254" calcext:value-type="float">
            <text:p>5.385254</text:p>
          </table:table-cell>
          <table:table-cell office:value-type="float" office:value="22.74582" calcext:value-type="float">
            <text:p>22.74582</text:p>
          </table:table-cell>
          <table:table-cell office:value-type="float" office:value="6.788391" calcext:value-type="float">
            <text:p>6.788391</text:p>
          </table:table-cell>
          <table:table-cell office:value-type="float" office:value="18.95306" calcext:value-type="float">
            <text:p>18.95306</text:p>
          </table:table-cell>
          <table:table-cell office:value-type="float" office:value="8.238251" calcext:value-type="float">
            <text:p>8.238251</text:p>
          </table:table-cell>
          <table:table-cell office:value-type="float" office:value="16.08176" calcext:value-type="float">
            <text:p>16.08176</text:p>
          </table:table-cell>
          <table:table-cell office:value-type="float" office:value="9.334595" calcext:value-type="float">
            <text:p>9.334595</text:p>
          </table:table-cell>
          <table:table-cell office:value-type="float" office:value="14.39319" calcext:value-type="float">
            <text:p>14.39319</text:p>
          </table:table-cell>
          <table:table-cell office:value-type="float" office:value="9.909821" calcext:value-type="float">
            <text:p>9.909821</text:p>
          </table:table-cell>
          <table:table-cell office:value-type="float" office:value="12.85089" calcext:value-type="float">
            <text:p>12.85089</text:p>
          </table:table-cell>
          <table:table-cell office:value-type="float" office:value="10.34998" calcext:value-type="float">
            <text:p>10.34998</text:p>
          </table:table-cell>
          <table:table-cell office:value-type="float" office:value="11.77814" calcext:value-type="float">
            <text:p>11.77814</text:p>
          </table:table-cell>
          <table:table-cell office:value-type="float" office:value="10.36993" calcext:value-type="float">
            <text:p>10.36993</text:p>
          </table:table-cell>
          <table:table-cell office:value-type="float" office:value="10.38031" calcext:value-type="float">
            <text:p>10.38031</text:p>
          </table:table-cell>
          <table:table-cell office:value-type="float" office:value="10.09982" calcext:value-type="float">
            <text:p>10.09982</text:p>
          </table:table-cell>
          <table:table-cell office:value-type="float" office:value="8.807007" calcext:value-type="float">
            <text:p>8.807007</text:p>
          </table:table-cell>
          <table:table-cell office:value-type="float" office:value="8.601288" calcext:value-type="float">
            <text:p>8.601288</text:p>
          </table:table-cell>
          <table:table-cell office:value-type="float" office:value="7.441925" calcext:value-type="float">
            <text:p>7.441925</text:p>
          </table:table-cell>
          <table:table-cell office:value-type="float" office:value="7.255219" calcext:value-type="float">
            <text:p>7.255219</text:p>
          </table:table-cell>
          <table:table-cell office:value-type="float" office:value="6.734314" calcext:value-type="float">
            <text:p>6.734314</text:p>
          </table:table-cell>
          <table:table-cell office:value-type="float" office:value="6.605194" calcext:value-type="float">
            <text:p>6.605194</text:p>
          </table:table-cell>
          <table:table-cell office:value-type="float" office:value="6.33316" calcext:value-type="float">
            <text:p>6.33316</text:p>
          </table:table-cell>
          <table:table-cell office:value-type="float" office:value="6.243195" calcext:value-type="float">
            <text:p>6.243195</text:p>
          </table:table-cell>
          <table:table-cell office:value-type="float" office:value="6.227661" calcext:value-type="float">
            <text:p>6.227661</text:p>
          </table:table-cell>
          <table:table-cell office:value-type="float" office:value="6.165833" calcext:value-type="float">
            <text:p>6.165833</text:p>
          </table:table-cell>
          <table:table-cell office:value-type="float" office:value="6.359375" calcext:value-type="float">
            <text:p>6.359375</text:p>
          </table:table-cell>
          <table:table-cell office:value-type="float" office:value="6.313171" calcext:value-type="float">
            <text:p>6.313171</text:p>
          </table:table-cell>
          <table:table-cell office:value-type="float" office:value="31.23206" calcext:value-type="float">
            <text:p>31.23206</text:p>
          </table:table-cell>
          <table:table-cell office:value-type="float" office:value="4.365906" calcext:value-type="float">
            <text:p>4.3659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2" calcext:value-type="float">
            <text:p>13042002</text:p>
          </table:table-cell>
          <table:table-cell office:value-type="float" office:value="16.344" calcext:value-type="float">
            <text:p>16.344</text:p>
          </table:table-cell>
          <table:table-cell office:value-type="float" office:value="23.31" calcext:value-type="float">
            <text:p>23.31</text:p>
          </table:table-cell>
          <table:table-cell office:value-type="float" office:value="7.62" calcext:value-type="float">
            <text:p>7.62</text:p>
          </table:table-cell>
          <table:table-cell office:value-type="float" office:value="1.241099" calcext:value-type="float">
            <text:p>1.241099</text:p>
          </table:table-cell>
          <table:table-cell office:value-type="float" office:value="0.893078" calcext:value-type="float">
            <text:p>0.893078</text:p>
          </table:table-cell>
          <table:table-cell office:value-type="float" office:value="327.6" calcext:value-type="float">
            <text:p>327.6</text:p>
          </table:table-cell>
          <table:table-cell office:value-type="float" office:value="0" calcext:value-type="float">
            <text:p>0</text:p>
          </table:table-cell>
          <table:table-cell office:value-type="float" office:value="27.7059" calcext:value-type="float">
            <text:p>27.7059</text:p>
          </table:table-cell>
          <table:table-cell office:value-type="float" office:value="7.898773" calcext:value-type="float">
            <text:p>7.898773</text:p>
          </table:table-cell>
          <table:table-cell office:value-type="float" office:value="21.67053" calcext:value-type="float">
            <text:p>21.67053</text:p>
          </table:table-cell>
          <table:table-cell office:value-type="float" office:value="9.526672" calcext:value-type="float">
            <text:p>9.526672</text:p>
          </table:table-cell>
          <table:table-cell office:value-type="float" office:value="18.51367" calcext:value-type="float">
            <text:p>18.51367</text:p>
          </table:table-cell>
          <table:table-cell office:value-type="float" office:value="10.65042" calcext:value-type="float">
            <text:p>10.65042</text:p>
          </table:table-cell>
          <table:table-cell office:value-type="float" office:value="16.12457" calcext:value-type="float">
            <text:p>16.12457</text:p>
          </table:table-cell>
          <table:table-cell office:value-type="float" office:value="11.30789" calcext:value-type="float">
            <text:p>11.30789</text:p>
          </table:table-cell>
          <table:table-cell office:value-type="float" office:value="14.67542" calcext:value-type="float">
            <text:p>14.67542</text:p>
          </table:table-cell>
          <table:table-cell office:value-type="float" office:value="11.5322" calcext:value-type="float">
            <text:p>11.5322</text:p>
          </table:table-cell>
          <table:table-cell office:value-type="float" office:value="13.26648" calcext:value-type="float">
            <text:p>13.26648</text:p>
          </table:table-cell>
          <table:table-cell office:value-type="float" office:value="11.57608" calcext:value-type="float">
            <text:p>11.57608</text:p>
          </table:table-cell>
          <table:table-cell office:value-type="float" office:value="12.18845" calcext:value-type="float">
            <text:p>12.18845</text:p>
          </table:table-cell>
          <table:table-cell office:value-type="float" office:value="11.20154" calcext:value-type="float">
            <text:p>11.20154</text:p>
          </table:table-cell>
          <table:table-cell office:value-type="float" office:value="10.62686" calcext:value-type="float">
            <text:p>10.62686</text:p>
          </table:table-cell>
          <table:table-cell office:value-type="float" office:value="10.27298" calcext:value-type="float">
            <text:p>10.27298</text:p>
          </table:table-cell>
          <table:table-cell office:value-type="float" office:value="9.01947" calcext:value-type="float">
            <text:p>9.01947</text:p>
          </table:table-cell>
          <table:table-cell office:value-type="float" office:value="8.80899" calcext:value-type="float">
            <text:p>8.80899</text:p>
          </table:table-cell>
          <table:table-cell office:value-type="float" office:value="7.618835" calcext:value-type="float">
            <text:p>7.618835</text:p>
          </table:table-cell>
          <table:table-cell office:value-type="float" office:value="7.443787" calcext:value-type="float">
            <text:p>7.443787</text:p>
          </table:table-cell>
          <table:table-cell office:value-type="float" office:value="6.868286" calcext:value-type="float">
            <text:p>6.868286</text:p>
          </table:table-cell>
          <table:table-cell office:value-type="float" office:value="6.735687" calcext:value-type="float">
            <text:p>6.735687</text:p>
          </table:table-cell>
          <table:table-cell office:value-type="float" office:value="6.428131" calcext:value-type="float">
            <text:p>6.428131</text:p>
          </table:table-cell>
          <table:table-cell office:value-type="float" office:value="6.334106" calcext:value-type="float">
            <text:p>6.334106</text:p>
          </table:table-cell>
          <table:table-cell office:value-type="float" office:value="6.293335" calcext:value-type="float">
            <text:p>6.293335</text:p>
          </table:table-cell>
          <table:table-cell office:value-type="float" office:value="6.228302" calcext:value-type="float">
            <text:p>6.228302</text:p>
          </table:table-cell>
          <table:table-cell office:value-type="float" office:value="6.40863" calcext:value-type="float">
            <text:p>6.40863</text:p>
          </table:table-cell>
          <table:table-cell office:value-type="float" office:value="6.359863" calcext:value-type="float">
            <text:p>6.359863</text:p>
          </table:table-cell>
          <table:table-cell office:value-type="float" office:value="45.60962" calcext:value-type="float">
            <text:p>45.60962</text:p>
          </table:table-cell>
          <table:table-cell office:value-type="float" office:value="4.561096" calcext:value-type="float">
            <text:p>4.5610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2" calcext:value-type="float">
            <text:p>14042002</text:p>
          </table:table-cell>
          <table:table-cell office:value-type="float" office:value="22.62779" calcext:value-type="float">
            <text:p>22.62779</text:p>
          </table:table-cell>
          <table:table-cell office:value-type="float" office:value="29.78" calcext:value-type="float">
            <text:p>29.78</text:p>
          </table:table-cell>
          <table:table-cell office:value-type="float" office:value="11.97" calcext:value-type="float">
            <text:p>11.97</text:p>
          </table:table-cell>
          <table:table-cell office:value-type="float" office:value="1.665316" calcext:value-type="float">
            <text:p>1.665316</text:p>
          </table:table-cell>
          <table:table-cell office:value-type="float" office:value="0.8561981" calcext:value-type="float">
            <text:p>0.8561981</text:p>
          </table:table-cell>
          <table:table-cell office:value-type="float" office:value="292.32" calcext:value-type="float">
            <text:p>292.32</text:p>
          </table:table-cell>
          <table:table-cell office:value-type="float" office:value="0" calcext:value-type="float">
            <text:p>0</text:p>
          </table:table-cell>
          <table:table-cell office:value-type="float" office:value="32.91046" calcext:value-type="float">
            <text:p>32.91046</text:p>
          </table:table-cell>
          <table:table-cell office:value-type="float" office:value="11.11005" calcext:value-type="float">
            <text:p>11.11005</text:p>
          </table:table-cell>
          <table:table-cell office:value-type="float" office:value="25.75369" calcext:value-type="float">
            <text:p>25.75369</text:p>
          </table:table-cell>
          <table:table-cell office:value-type="float" office:value="11.98096" calcext:value-type="float">
            <text:p>11.98096</text:p>
          </table:table-cell>
          <table:table-cell office:value-type="float" office:value="21.87003" calcext:value-type="float">
            <text:p>21.87003</text:p>
          </table:table-cell>
          <table:table-cell office:value-type="float" office:value="12.4696" calcext:value-type="float">
            <text:p>12.4696</text:p>
          </table:table-cell>
          <table:table-cell office:value-type="float" office:value="18.79688" calcext:value-type="float">
            <text:p>18.79688</text:p>
          </table:table-cell>
          <table:table-cell office:value-type="float" office:value="12.67261" calcext:value-type="float">
            <text:p>12.67261</text:p>
          </table:table-cell>
          <table:table-cell office:value-type="float" office:value="16.85873" calcext:value-type="float">
            <text:p>16.85873</text:p>
          </table:table-cell>
          <table:table-cell office:value-type="float" office:value="12.62299" calcext:value-type="float">
            <text:p>12.62299</text:p>
          </table:table-cell>
          <table:table-cell office:value-type="float" office:value="14.98804" calcext:value-type="float">
            <text:p>14.98804</text:p>
          </table:table-cell>
          <table:table-cell office:value-type="float" office:value="12.40012" calcext:value-type="float">
            <text:p>12.40012</text:p>
          </table:table-cell>
          <table:table-cell office:value-type="float" office:value="13.44858" calcext:value-type="float">
            <text:p>13.44858</text:p>
          </table:table-cell>
          <table:table-cell office:value-type="float" office:value="11.84464" calcext:value-type="float">
            <text:p>11.84464</text:p>
          </table:table-cell>
          <table:table-cell office:value-type="float" office:value="11.23495" calcext:value-type="float">
            <text:p>11.23495</text:p>
          </table:table-cell>
          <table:table-cell office:value-type="float" office:value="10.63495" calcext:value-type="float">
            <text:p>10.63495</text:p>
          </table:table-cell>
          <table:table-cell office:value-type="float" office:value="9.296112" calcext:value-type="float">
            <text:p>9.296112</text:p>
          </table:table-cell>
          <table:table-cell office:value-type="float" office:value="9.022003" calcext:value-type="float">
            <text:p>9.022003</text:p>
          </table:table-cell>
          <table:table-cell office:value-type="float" office:value="7.800232" calcext:value-type="float">
            <text:p>7.800232</text:p>
          </table:table-cell>
          <table:table-cell office:value-type="float" office:value="7.620667" calcext:value-type="float">
            <text:p>7.620667</text:p>
          </table:table-cell>
          <table:table-cell office:value-type="float" office:value="7.004639" calcext:value-type="float">
            <text:p>7.004639</text:p>
          </table:table-cell>
          <table:table-cell office:value-type="float" office:value="6.86969" calcext:value-type="float">
            <text:p>6.86969</text:p>
          </table:table-cell>
          <table:table-cell office:value-type="float" office:value="6.526764" calcext:value-type="float">
            <text:p>6.526764</text:p>
          </table:table-cell>
          <table:table-cell office:value-type="float" office:value="6.429138" calcext:value-type="float">
            <text:p>6.429138</text:p>
          </table:table-cell>
          <table:table-cell office:value-type="float" office:value="6.362152" calcext:value-type="float">
            <text:p>6.362152</text:p>
          </table:table-cell>
          <table:table-cell office:value-type="float" office:value="6.294006" calcext:value-type="float">
            <text:p>6.294006</text:p>
          </table:table-cell>
          <table:table-cell office:value-type="float" office:value="6.461792" calcext:value-type="float">
            <text:p>6.461792</text:p>
          </table:table-cell>
          <table:table-cell office:value-type="float" office:value="6.40918" calcext:value-type="float">
            <text:p>6.40918</text:p>
          </table:table-cell>
          <table:table-cell office:value-type="float" office:value="51.60489" calcext:value-type="float">
            <text:p>51.60489</text:p>
          </table:table-cell>
          <table:table-cell office:value-type="float" office:value="8.48114" calcext:value-type="float">
            <text:p>8.481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2" calcext:value-type="float">
            <text:p>15042002</text:p>
          </table:table-cell>
          <table:table-cell office:value-type="float" office:value="23.71837" calcext:value-type="float">
            <text:p>23.71837</text:p>
          </table:table-cell>
          <table:table-cell office:value-type="float" office:value="34.72" calcext:value-type="float">
            <text:p>34.72</text:p>
          </table:table-cell>
          <table:table-cell office:value-type="float" office:value="17.14" calcext:value-type="float">
            <text:p>17.14</text:p>
          </table:table-cell>
          <table:table-cell office:value-type="float" office:value="1.839047" calcext:value-type="float">
            <text:p>1.839047</text:p>
          </table:table-cell>
          <table:table-cell office:value-type="float" office:value="0.937986" calcext:value-type="float">
            <text:p>0.937986</text:p>
          </table:table-cell>
          <table:table-cell office:value-type="float" office:value="643.392" calcext:value-type="float">
            <text:p>643.392</text:p>
          </table:table-cell>
          <table:table-cell office:value-type="float" office:value="0" calcext:value-type="float">
            <text:p>0</text:p>
          </table:table-cell>
          <table:table-cell office:value-type="float" office:value="41.87515" calcext:value-type="float">
            <text:p>41.87515</text:p>
          </table:table-cell>
          <table:table-cell office:value-type="float" office:value="16.16992" calcext:value-type="float">
            <text:p>16.16992</text:p>
          </table:table-cell>
          <table:table-cell office:value-type="float" office:value="31.94363" calcext:value-type="float">
            <text:p>31.94363</text:p>
          </table:table-cell>
          <table:table-cell office:value-type="float" office:value="16.39914" calcext:value-type="float">
            <text:p>16.39914</text:p>
          </table:table-cell>
          <table:table-cell office:value-type="float" office:value="27.01321" calcext:value-type="float">
            <text:p>27.01321</text:p>
          </table:table-cell>
          <table:table-cell office:value-type="float" office:value="16.30145" calcext:value-type="float">
            <text:p>16.30145</text:p>
          </table:table-cell>
          <table:table-cell office:value-type="float" office:value="22.94437" calcext:value-type="float">
            <text:p>22.94437</text:p>
          </table:table-cell>
          <table:table-cell office:value-type="float" office:value="15.84354" calcext:value-type="float">
            <text:p>15.84354</text:p>
          </table:table-cell>
          <table:table-cell office:value-type="float" office:value="20.34723" calcext:value-type="float">
            <text:p>20.34723</text:p>
          </table:table-cell>
          <table:table-cell office:value-type="float" office:value="15.30331" calcext:value-type="float">
            <text:p>15.30331</text:p>
          </table:table-cell>
          <table:table-cell office:value-type="float" office:value="17.82864" calcext:value-type="float">
            <text:p>17.82864</text:p>
          </table:table-cell>
          <table:table-cell office:value-type="float" office:value="14.52692" calcext:value-type="float">
            <text:p>14.52692</text:p>
          </table:table-cell>
          <table:table-cell office:value-type="float" office:value="15.60114" calcext:value-type="float">
            <text:p>15.60114</text:p>
          </table:table-cell>
          <table:table-cell office:value-type="float" office:value="13.44904" calcext:value-type="float">
            <text:p>13.44904</text:p>
          </table:table-cell>
          <table:table-cell office:value-type="float" office:value="12.41803" calcext:value-type="float">
            <text:p>12.41803</text:p>
          </table:table-cell>
          <table:table-cell office:value-type="float" office:value="11.24863" calcext:value-type="float">
            <text:p>11.24863</text:p>
          </table:table-cell>
          <table:table-cell office:value-type="float" office:value="9.757202" calcext:value-type="float">
            <text:p>9.757202</text:p>
          </table:table-cell>
          <table:table-cell office:value-type="float" office:value="9.299896" calcext:value-type="float">
            <text:p>9.299896</text:p>
          </table:table-cell>
          <table:table-cell office:value-type="float" office:value="8.01236" calcext:value-type="float">
            <text:p>8.01236</text:p>
          </table:table-cell>
          <table:table-cell office:value-type="float" office:value="7.802216" calcext:value-type="float">
            <text:p>7.802216</text:p>
          </table:table-cell>
          <table:table-cell office:value-type="float" office:value="7.147186" calcext:value-type="float">
            <text:p>7.147186</text:p>
          </table:table-cell>
          <table:table-cell office:value-type="float" office:value="7.006073" calcext:value-type="float">
            <text:p>7.006073</text:p>
          </table:table-cell>
          <table:table-cell office:value-type="float" office:value="6.628906" calcext:value-type="float">
            <text:p>6.628906</text:p>
          </table:table-cell>
          <table:table-cell office:value-type="float" office:value="6.527802" calcext:value-type="float">
            <text:p>6.527802</text:p>
          </table:table-cell>
          <table:table-cell office:value-type="float" office:value="6.434052" calcext:value-type="float">
            <text:p>6.434052</text:p>
          </table:table-cell>
          <table:table-cell office:value-type="float" office:value="6.362885" calcext:value-type="float">
            <text:p>6.362885</text:p>
          </table:table-cell>
          <table:table-cell office:value-type="float" office:value="6.517517" calcext:value-type="float">
            <text:p>6.517517</text:p>
          </table:table-cell>
          <table:table-cell office:value-type="float" office:value="6.462372" calcext:value-type="float">
            <text:p>6.462372</text:p>
          </table:table-cell>
          <table:table-cell office:value-type="float" office:value="64.32901" calcext:value-type="float">
            <text:p>64.32901</text:p>
          </table:table-cell>
          <table:table-cell office:value-type="float" office:value="14.94647" calcext:value-type="float">
            <text:p>14.946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2" calcext:value-type="float">
            <text:p>16042002</text:p>
          </table:table-cell>
          <table:table-cell office:value-type="float" office:value="14.29366" calcext:value-type="float">
            <text:p>14.29366</text:p>
          </table:table-cell>
          <table:table-cell office:value-type="float" office:value="28.54" calcext:value-type="float">
            <text:p>28.54</text:p>
          </table:table-cell>
          <table:table-cell office:value-type="float" office:value="10.86" calcext:value-type="float">
            <text:p>10.86</text:p>
          </table:table-cell>
          <table:table-cell office:value-type="float" office:value="1.90393" calcext:value-type="float">
            <text:p>1.90393</text:p>
          </table:table-cell>
          <table:table-cell office:value-type="float" office:value="1.141636" calcext:value-type="float">
            <text:p>1.141636</text:p>
          </table:table-cell>
          <table:table-cell office:value-type="float" office:value="652.2841" calcext:value-type="float">
            <text:p>652.2841</text:p>
          </table:table-cell>
          <table:table-cell office:value-type="float" office:value="12.3" calcext:value-type="float">
            <text:p>12.3</text:p>
          </table:table-cell>
          <table:table-cell office:value-type="float" office:value="35.4921" calcext:value-type="float">
            <text:p>35.4921</text:p>
          </table:table-cell>
          <table:table-cell office:value-type="float" office:value="14.47379" calcext:value-type="float">
            <text:p>14.47379</text:p>
          </table:table-cell>
          <table:table-cell office:value-type="float" office:value="28.35742" calcext:value-type="float">
            <text:p>28.35742</text:p>
          </table:table-cell>
          <table:table-cell office:value-type="float" office:value="16.8786" calcext:value-type="float">
            <text:p>16.8786</text:p>
          </table:table-cell>
          <table:table-cell office:value-type="float" office:value="25.40585" calcext:value-type="float">
            <text:p>25.40585</text:p>
          </table:table-cell>
          <table:table-cell office:value-type="float" office:value="18.56009" calcext:value-type="float">
            <text:p>18.56009</text:p>
          </table:table-cell>
          <table:table-cell office:value-type="float" office:value="22.59872" calcext:value-type="float">
            <text:p>22.59872</text:p>
          </table:table-cell>
          <table:table-cell office:value-type="float" office:value="19.18011" calcext:value-type="float">
            <text:p>19.18011</text:p>
          </table:table-cell>
          <table:table-cell office:value-type="float" office:value="20.67877" calcext:value-type="float">
            <text:p>20.67877</text:p>
          </table:table-cell>
          <table:table-cell office:value-type="float" office:value="18.37848" calcext:value-type="float">
            <text:p>18.37848</text:p>
          </table:table-cell>
          <table:table-cell office:value-type="float" office:value="18.61035" calcext:value-type="float">
            <text:p>18.61035</text:p>
          </table:table-cell>
          <table:table-cell office:value-type="float" office:value="17.23148" calcext:value-type="float">
            <text:p>17.23148</text:p>
          </table:table-cell>
          <table:table-cell office:value-type="float" office:value="16.65277" calcext:value-type="float">
            <text:p>16.65277</text:p>
          </table:table-cell>
          <table:table-cell office:value-type="float" office:value="15.62292" calcext:value-type="float">
            <text:p>15.62292</text:p>
          </table:table-cell>
          <table:table-cell office:value-type="float" office:value="13.76175" calcext:value-type="float">
            <text:p>13.76175</text:p>
          </table:table-cell>
          <table:table-cell office:value-type="float" office:value="12.43851" calcext:value-type="float">
            <text:p>12.43851</text:p>
          </table:table-cell>
          <table:table-cell office:value-type="float" office:value="10.46292" calcext:value-type="float">
            <text:p>10.46292</text:p>
          </table:table-cell>
          <table:table-cell office:value-type="float" office:value="9.76355" calcext:value-type="float">
            <text:p>9.76355</text:p>
          </table:table-cell>
          <table:table-cell office:value-type="float" office:value="8.296448" calcext:value-type="float">
            <text:p>8.296448</text:p>
          </table:table-cell>
          <table:table-cell office:value-type="float" office:value="8.014832" calcext:value-type="float">
            <text:p>8.014832</text:p>
          </table:table-cell>
          <table:table-cell office:value-type="float" office:value="7.31015" calcext:value-type="float">
            <text:p>7.31015</text:p>
          </table:table-cell>
          <table:table-cell office:value-type="float" office:value="7.148743" calcext:value-type="float">
            <text:p>7.148743</text:p>
          </table:table-cell>
          <table:table-cell office:value-type="float" office:value="6.737183" calcext:value-type="float">
            <text:p>6.737183</text:p>
          </table:table-cell>
          <table:table-cell office:value-type="float" office:value="6.630005" calcext:value-type="float">
            <text:p>6.630005</text:p>
          </table:table-cell>
          <table:table-cell office:value-type="float" office:value="6.509857" calcext:value-type="float">
            <text:p>6.509857</text:p>
          </table:table-cell>
          <table:table-cell office:value-type="float" office:value="6.434784" calcext:value-type="float">
            <text:p>6.434784</text:p>
          </table:table-cell>
          <table:table-cell office:value-type="float" office:value="6.576447" calcext:value-type="float">
            <text:p>6.576447</text:p>
          </table:table-cell>
          <table:table-cell office:value-type="float" office:value="6.518097" calcext:value-type="float">
            <text:p>6.518097</text:p>
          </table:table-cell>
          <table:table-cell office:value-type="float" office:value="51.35721" calcext:value-type="float">
            <text:p>51.35721</text:p>
          </table:table-cell>
          <table:table-cell office:value-type="float" office:value="10.15109" calcext:value-type="float">
            <text:p>10.151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2" calcext:value-type="float">
            <text:p>17042002</text:p>
          </table:table-cell>
          <table:table-cell office:value-type="float" office:value="24.19426" calcext:value-type="float">
            <text:p>24.19426</text:p>
          </table:table-cell>
          <table:table-cell office:value-type="float" office:value="27.21" calcext:value-type="float">
            <text:p>27.21</text:p>
          </table:table-cell>
          <table:table-cell office:value-type="float" office:value="7.62" calcext:value-type="float">
            <text:p>7.62</text:p>
          </table:table-cell>
          <table:table-cell office:value-type="float" office:value="1.875832" calcext:value-type="float">
            <text:p>1.875832</text:p>
          </table:table-cell>
          <table:table-cell office:value-type="float" office:value="0.9182181" calcext:value-type="float">
            <text:p>0.9182181</text:p>
          </table:table-cell>
          <table:table-cell office:value-type="float" office:value="360.648" calcext:value-type="float">
            <text:p>360.648</text:p>
          </table:table-cell>
          <table:table-cell office:value-type="float" office:value="0.1" calcext:value-type="float">
            <text:p>0.1</text:p>
          </table:table-cell>
          <table:table-cell office:value-type="float" office:value="32.85001" calcext:value-type="float">
            <text:p>32.85001</text:p>
          </table:table-cell>
          <table:table-cell office:value-type="float" office:value="10.34738" calcext:value-type="float">
            <text:p>10.34738</text:p>
          </table:table-cell>
          <table:table-cell office:value-type="float" office:value="27.80725" calcext:value-type="float">
            <text:p>27.80725</text:p>
          </table:table-cell>
          <table:table-cell office:value-type="float" office:value="12.59424" calcext:value-type="float">
            <text:p>12.59424</text:p>
          </table:table-cell>
          <table:table-cell office:value-type="float" office:value="24.24515" calcext:value-type="float">
            <text:p>24.24515</text:p>
          </table:table-cell>
          <table:table-cell office:value-type="float" office:value="14.37558" calcext:value-type="float">
            <text:p>14.37558</text:p>
          </table:table-cell>
          <table:table-cell office:value-type="float" office:value="21.35825" calcext:value-type="float">
            <text:p>21.35825</text:p>
          </table:table-cell>
          <table:table-cell office:value-type="float" office:value="15.47006" calcext:value-type="float">
            <text:p>15.47006</text:p>
          </table:table-cell>
          <table:table-cell office:value-type="float" office:value="19.56918" calcext:value-type="float">
            <text:p>19.56918</text:p>
          </table:table-cell>
          <table:table-cell office:value-type="float" office:value="15.85303" calcext:value-type="float">
            <text:p>15.85303</text:p>
          </table:table-cell>
          <table:table-cell office:value-type="float" office:value="18.23184" calcext:value-type="float">
            <text:p>18.23184</text:p>
          </table:table-cell>
          <table:table-cell office:value-type="float" office:value="15.89868" calcext:value-type="float">
            <text:p>15.89868</text:p>
          </table:table-cell>
          <table:table-cell office:value-type="float" office:value="16.62619" calcext:value-type="float">
            <text:p>16.62619</text:p>
          </table:table-cell>
          <table:table-cell office:value-type="float" office:value="15.24652" calcext:value-type="float">
            <text:p>15.24652</text:p>
          </table:table-cell>
          <table:table-cell office:value-type="float" office:value="14.03467" calcext:value-type="float">
            <text:p>14.03467</text:p>
          </table:table-cell>
          <table:table-cell office:value-type="float" office:value="13.77448" calcext:value-type="float">
            <text:p>13.77448</text:p>
          </table:table-cell>
          <table:table-cell office:value-type="float" office:value="11.07599" calcext:value-type="float">
            <text:p>11.07599</text:p>
          </table:table-cell>
          <table:table-cell office:value-type="float" office:value="10.47076" calcext:value-type="float">
            <text:p>10.47076</text:p>
          </table:table-cell>
          <table:table-cell office:value-type="float" office:value="8.645264" calcext:value-type="float">
            <text:p>8.645264</text:p>
          </table:table-cell>
          <table:table-cell office:value-type="float" office:value="8.299866" calcext:value-type="float">
            <text:p>8.299866</text:p>
          </table:table-cell>
          <table:table-cell office:value-type="float" office:value="7.506012" calcext:value-type="float">
            <text:p>7.506012</text:p>
          </table:table-cell>
          <table:table-cell office:value-type="float" office:value="7.312012" calcext:value-type="float">
            <text:p>7.312012</text:p>
          </table:table-cell>
          <table:table-cell office:value-type="float" office:value="6.85614" calcext:value-type="float">
            <text:p>6.85614</text:p>
          </table:table-cell>
          <table:table-cell office:value-type="float" office:value="6.738373" calcext:value-type="float">
            <text:p>6.738373</text:p>
          </table:table-cell>
          <table:table-cell office:value-type="float" office:value="6.589661" calcext:value-type="float">
            <text:p>6.589661</text:p>
          </table:table-cell>
          <table:table-cell office:value-type="float" office:value="6.510651" calcext:value-type="float">
            <text:p>6.510651</text:p>
          </table:table-cell>
          <table:table-cell office:value-type="float" office:value="6.638702" calcext:value-type="float">
            <text:p>6.638702</text:p>
          </table:table-cell>
          <table:table-cell office:value-type="float" office:value="6.577057" calcext:value-type="float">
            <text:p>6.577057</text:p>
          </table:table-cell>
          <table:table-cell office:value-type="float" office:value="35.33264" calcext:value-type="float">
            <text:p>35.33264</text:p>
          </table:table-cell>
          <table:table-cell office:value-type="float" office:value="6.471344" calcext:value-type="float">
            <text:p>6.4713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2" calcext:value-type="float">
            <text:p>18042002</text:p>
          </table:table-cell>
          <table:table-cell office:value-type="float" office:value="22.79116" calcext:value-type="float">
            <text:p>22.79116</text:p>
          </table:table-cell>
          <table:table-cell office:value-type="float" office:value="30.37" calcext:value-type="float">
            <text:p>30.37</text:p>
          </table:table-cell>
          <table:table-cell office:value-type="float" office:value="10.37" calcext:value-type="float">
            <text:p>10.37</text:p>
          </table:table-cell>
          <table:table-cell office:value-type="float" office:value="1.935247" calcext:value-type="float">
            <text:p>1.935247</text:p>
          </table:table-cell>
          <table:table-cell office:value-type="float" office:value="0.8132235" calcext:value-type="float">
            <text:p>0.8132235</text:p>
          </table:table-cell>
          <table:table-cell office:value-type="float" office:value="546.1201" calcext:value-type="float">
            <text:p>546.1201</text:p>
          </table:table-cell>
          <table:table-cell office:value-type="float" office:value="0" calcext:value-type="float">
            <text:p>0</text:p>
          </table:table-cell>
          <table:table-cell office:value-type="float" office:value="36.13391" calcext:value-type="float">
            <text:p>36.13391</text:p>
          </table:table-cell>
          <table:table-cell office:value-type="float" office:value="15.52328" calcext:value-type="float">
            <text:p>15.52328</text:p>
          </table:table-cell>
          <table:table-cell office:value-type="float" office:value="29.71939" calcext:value-type="float">
            <text:p>29.71939</text:p>
          </table:table-cell>
          <table:table-cell office:value-type="float" office:value="17.75174" calcext:value-type="float">
            <text:p>17.75174</text:p>
          </table:table-cell>
          <table:table-cell office:value-type="float" office:value="25.96259" calcext:value-type="float">
            <text:p>25.96259</text:p>
          </table:table-cell>
          <table:table-cell office:value-type="float" office:value="17.95383" calcext:value-type="float">
            <text:p>17.95383</text:p>
          </table:table-cell>
          <table:table-cell office:value-type="float" office:value="22.91229" calcext:value-type="float">
            <text:p>22.91229</text:p>
          </table:table-cell>
          <table:table-cell office:value-type="float" office:value="17.83197" calcext:value-type="float">
            <text:p>17.83197</text:p>
          </table:table-cell>
          <table:table-cell office:value-type="float" office:value="20.92761" calcext:value-type="float">
            <text:p>20.92761</text:p>
          </table:table-cell>
          <table:table-cell office:value-type="float" office:value="17.50635" calcext:value-type="float">
            <text:p>17.50635</text:p>
          </table:table-cell>
          <table:table-cell office:value-type="float" office:value="18.86563" calcext:value-type="float">
            <text:p>18.86563</text:p>
          </table:table-cell>
          <table:table-cell office:value-type="float" office:value="16.91867" calcext:value-type="float">
            <text:p>16.91867</text:p>
          </table:table-cell>
          <table:table-cell office:value-type="float" office:value="17.14349" calcext:value-type="float">
            <text:p>17.14349</text:p>
          </table:table-cell>
          <table:table-cell office:value-type="float" office:value="15.9408" calcext:value-type="float">
            <text:p>15.9408</text:p>
          </table:table-cell>
          <table:table-cell office:value-type="float" office:value="14.58813" calcext:value-type="float">
            <text:p>14.58813</text:p>
          </table:table-cell>
          <table:table-cell office:value-type="float" office:value="14.0423" calcext:value-type="float">
            <text:p>14.0423</text:p>
          </table:table-cell>
          <table:table-cell office:value-type="float" office:value="11.5491" calcext:value-type="float">
            <text:p>11.5491</text:p>
          </table:table-cell>
          <table:table-cell office:value-type="float" office:value="11.08118" calcext:value-type="float">
            <text:p>11.08118</text:p>
          </table:table-cell>
          <table:table-cell office:value-type="float" office:value="8.998016" calcext:value-type="float">
            <text:p>8.998016</text:p>
          </table:table-cell>
          <table:table-cell office:value-type="float" office:value="8.648926" calcext:value-type="float">
            <text:p>8.648926</text:p>
          </table:table-cell>
          <table:table-cell office:value-type="float" office:value="7.727753" calcext:value-type="float">
            <text:p>7.727753</text:p>
          </table:table-cell>
          <table:table-cell office:value-type="float" office:value="7.508209" calcext:value-type="float">
            <text:p>7.508209</text:p>
          </table:table-cell>
          <table:table-cell office:value-type="float" office:value="6.989136" calcext:value-type="float">
            <text:p>6.989136</text:p>
          </table:table-cell>
          <table:table-cell office:value-type="float" office:value="6.857391" calcext:value-type="float">
            <text:p>6.857391</text:p>
          </table:table-cell>
          <table:table-cell office:value-type="float" office:value="6.675385" calcext:value-type="float">
            <text:p>6.675385</text:p>
          </table:table-cell>
          <table:table-cell office:value-type="float" office:value="6.590546" calcext:value-type="float">
            <text:p>6.590546</text:p>
          </table:table-cell>
          <table:table-cell office:value-type="float" office:value="6.704468" calcext:value-type="float">
            <text:p>6.704468</text:p>
          </table:table-cell>
          <table:table-cell office:value-type="float" office:value="6.639374" calcext:value-type="float">
            <text:p>6.639374</text:p>
          </table:table-cell>
          <table:table-cell office:value-type="float" office:value="58.42914" calcext:value-type="float">
            <text:p>58.42914</text:p>
          </table:table-cell>
          <table:table-cell office:value-type="float" office:value="8.525696" calcext:value-type="float">
            <text:p>8.5256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2" calcext:value-type="float">
            <text:p>19042002</text:p>
          </table:table-cell>
          <table:table-cell office:value-type="float" office:value="10.82331" calcext:value-type="float">
            <text:p>10.82331</text:p>
          </table:table-cell>
          <table:table-cell office:value-type="float" office:value="11.17" calcext:value-type="float">
            <text:p>11.17</text:p>
          </table:table-cell>
          <table:table-cell office:value-type="float" office:value="5.07" calcext:value-type="float">
            <text:p>5.07</text:p>
          </table:table-cell>
          <table:table-cell office:value-type="float" office:value="0.9404778" calcext:value-type="float">
            <text:p>0.9404778</text:p>
          </table:table-cell>
          <table:table-cell office:value-type="float" office:value="0.7708272" calcext:value-type="float">
            <text:p>0.7708272</text:p>
          </table:table-cell>
          <table:table-cell office:value-type="float" office:value="543.384" calcext:value-type="float">
            <text:p>543.384</text:p>
          </table:table-cell>
          <table:table-cell office:value-type="float" office:value="0" calcext:value-type="float">
            <text:p>0</text:p>
          </table:table-cell>
          <table:table-cell office:value-type="float" office:value="22.27542" calcext:value-type="float">
            <text:p>22.27542</text:p>
          </table:table-cell>
          <table:table-cell office:value-type="float" office:value="10.50928" calcext:value-type="float">
            <text:p>10.50928</text:p>
          </table:table-cell>
          <table:table-cell office:value-type="float" office:value="19.10632" calcext:value-type="float">
            <text:p>19.10632</text:p>
          </table:table-cell>
          <table:table-cell office:value-type="float" office:value="13.60065" calcext:value-type="float">
            <text:p>13.60065</text:p>
          </table:table-cell>
          <table:table-cell office:value-type="float" office:value="19.71078" calcext:value-type="float">
            <text:p>19.71078</text:p>
          </table:table-cell>
          <table:table-cell office:value-type="float" office:value="14.88943" calcext:value-type="float">
            <text:p>14.88943</text:p>
          </table:table-cell>
          <table:table-cell office:value-type="float" office:value="19.98898" calcext:value-type="float">
            <text:p>19.98898</text:p>
          </table:table-cell>
          <table:table-cell office:value-type="float" office:value="15.68204" calcext:value-type="float">
            <text:p>15.68204</text:p>
          </table:table-cell>
          <table:table-cell office:value-type="float" office:value="19.55188" calcext:value-type="float">
            <text:p>19.55188</text:p>
          </table:table-cell>
          <table:table-cell office:value-type="float" office:value="15.91583" calcext:value-type="float">
            <text:p>15.91583</text:p>
          </table:table-cell>
          <table:table-cell office:value-type="float" office:value="18.67374" calcext:value-type="float">
            <text:p>18.67374</text:p>
          </table:table-cell>
          <table:table-cell office:value-type="float" office:value="15.98758" calcext:value-type="float">
            <text:p>15.98758</text:p>
          </table:table-cell>
          <table:table-cell office:value-type="float" office:value="17.14267" calcext:value-type="float">
            <text:p>17.14267</text:p>
          </table:table-cell>
          <table:table-cell office:value-type="float" office:value="15.55237" calcext:value-type="float">
            <text:p>15.55237</text:p>
          </table:table-cell>
          <table:table-cell office:value-type="float" office:value="14.78494" calcext:value-type="float">
            <text:p>14.78494</text:p>
          </table:table-cell>
          <table:table-cell office:value-type="float" office:value="14.52792" calcext:value-type="float">
            <text:p>14.52792</text:p>
          </table:table-cell>
          <table:table-cell office:value-type="float" office:value="11.9613" calcext:value-type="float">
            <text:p>11.9613</text:p>
          </table:table-cell>
          <table:table-cell office:value-type="float" office:value="11.55426" calcext:value-type="float">
            <text:p>11.55426</text:p>
          </table:table-cell>
          <table:table-cell office:value-type="float" office:value="9.345734" calcext:value-type="float">
            <text:p>9.345734</text:p>
          </table:table-cell>
          <table:table-cell office:value-type="float" office:value="9.001648" calcext:value-type="float">
            <text:p>9.001648</text:p>
          </table:table-cell>
          <table:table-cell office:value-type="float" office:value="7.963257" calcext:value-type="float">
            <text:p>7.963257</text:p>
          </table:table-cell>
          <table:table-cell office:value-type="float" office:value="7.730133" calcext:value-type="float">
            <text:p>7.730133</text:p>
          </table:table-cell>
          <table:table-cell office:value-type="float" office:value="7.135223" calcext:value-type="float">
            <text:p>7.135223</text:p>
          </table:table-cell>
          <table:table-cell office:value-type="float" office:value="6.99057" calcext:value-type="float">
            <text:p>6.99057</text:p>
          </table:table-cell>
          <table:table-cell office:value-type="float" office:value="6.768188" calcext:value-type="float">
            <text:p>6.768188</text:p>
          </table:table-cell>
          <table:table-cell office:value-type="float" office:value="6.676331" calcext:value-type="float">
            <text:p>6.676331</text:p>
          </table:table-cell>
          <table:table-cell office:value-type="float" office:value="6.773895" calcext:value-type="float">
            <text:p>6.773895</text:p>
          </table:table-cell>
          <table:table-cell office:value-type="float" office:value="6.7052" calcext:value-type="float">
            <text:p>6.7052</text:p>
          </table:table-cell>
          <table:table-cell office:value-type="float" office:value="27.23227" calcext:value-type="float">
            <text:p>27.23227</text:p>
          </table:table-cell>
          <table:table-cell office:value-type="float" office:value="2.795258" calcext:value-type="float">
            <text:p>2.7952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2" calcext:value-type="float">
            <text:p>20042002</text:p>
          </table:table-cell>
          <table:table-cell office:value-type="float" office:value="4.029953" calcext:value-type="float">
            <text:p>4.029953</text:p>
          </table:table-cell>
          <table:table-cell office:value-type="float" office:value="8.48" calcext:value-type="float">
            <text:p>8.48</text:p>
          </table:table-cell>
          <table:table-cell office:value-type="float" office:value="4.78" calcext:value-type="float">
            <text:p>4.78</text:p>
          </table:table-cell>
          <table:table-cell office:value-type="float" office:value="0.9454172" calcext:value-type="float">
            <text:p>0.9454172</text:p>
          </table:table-cell>
          <table:table-cell office:value-type="float" office:value="0.7370584" calcext:value-type="float">
            <text:p>0.7370584</text:p>
          </table:table-cell>
          <table:table-cell office:value-type="float" office:value="451.728" calcext:value-type="float">
            <text:p>451.728</text:p>
          </table:table-cell>
          <table:table-cell office:value-type="float" office:value="10.8" calcext:value-type="float">
            <text:p>10.8</text:p>
          </table:table-cell>
          <table:table-cell office:value-type="float" office:value="13.35995" calcext:value-type="float">
            <text:p>13.35995</text:p>
          </table:table-cell>
          <table:table-cell office:value-type="float" office:value="5.271667" calcext:value-type="float">
            <text:p>5.271667</text:p>
          </table:table-cell>
          <table:table-cell office:value-type="float" office:value="13.49213" calcext:value-type="float">
            <text:p>13.49213</text:p>
          </table:table-cell>
          <table:table-cell office:value-type="float" office:value="7.298279" calcext:value-type="float">
            <text:p>7.298279</text:p>
          </table:table-cell>
          <table:table-cell office:value-type="float" office:value="14.79321" calcext:value-type="float">
            <text:p>14.79321</text:p>
          </table:table-cell>
          <table:table-cell office:value-type="float" office:value="9.529053" calcext:value-type="float">
            <text:p>9.529053</text:p>
          </table:table-cell>
          <table:table-cell office:value-type="float" office:value="15.60672" calcext:value-type="float">
            <text:p>15.60672</text:p>
          </table:table-cell>
          <table:table-cell office:value-type="float" office:value="11.36096" calcext:value-type="float">
            <text:p>11.36096</text:p>
          </table:table-cell>
          <table:table-cell office:value-type="float" office:value="15.86044" calcext:value-type="float">
            <text:p>15.86044</text:p>
          </table:table-cell>
          <table:table-cell office:value-type="float" office:value="12.34344" calcext:value-type="float">
            <text:p>12.34344</text:p>
          </table:table-cell>
          <table:table-cell office:value-type="float" office:value="15.957" calcext:value-type="float">
            <text:p>15.957</text:p>
          </table:table-cell>
          <table:table-cell office:value-type="float" office:value="13.30045" calcext:value-type="float">
            <text:p>13.30045</text:p>
          </table:table-cell>
          <table:table-cell office:value-type="float" office:value="15.53702" calcext:value-type="float">
            <text:p>15.53702</text:p>
          </table:table-cell>
          <table:table-cell office:value-type="float" office:value="13.6467" calcext:value-type="float">
            <text:p>13.6467</text:p>
          </table:table-cell>
          <table:table-cell office:value-type="float" office:value="14.52332" calcext:value-type="float">
            <text:p>14.52332</text:p>
          </table:table-cell>
          <table:table-cell office:value-type="float" office:value="13.6658" calcext:value-type="float">
            <text:p>13.6658</text:p>
          </table:table-cell>
          <table:table-cell office:value-type="float" office:value="12.05087" calcext:value-type="float">
            <text:p>12.05087</text:p>
          </table:table-cell>
          <table:table-cell office:value-type="float" office:value="11.96393" calcext:value-type="float">
            <text:p>11.96393</text:p>
          </table:table-cell>
          <table:table-cell office:value-type="float" office:value="9.6427" calcext:value-type="float">
            <text:p>9.6427</text:p>
          </table:table-cell>
          <table:table-cell office:value-type="float" office:value="9.349152" calcext:value-type="float">
            <text:p>9.349152</text:p>
          </table:table-cell>
          <table:table-cell office:value-type="float" office:value="8.200409" calcext:value-type="float">
            <text:p>8.200409</text:p>
          </table:table-cell>
          <table:table-cell office:value-type="float" office:value="7.965759" calcext:value-type="float">
            <text:p>7.965759</text:p>
          </table:table-cell>
          <table:table-cell office:value-type="float" office:value="7.292572" calcext:value-type="float">
            <text:p>7.292572</text:p>
          </table:table-cell>
          <table:table-cell office:value-type="float" office:value="7.13681" calcext:value-type="float">
            <text:p>7.13681</text:p>
          </table:table-cell>
          <table:table-cell office:value-type="float" office:value="6.868866" calcext:value-type="float">
            <text:p>6.868866</text:p>
          </table:table-cell>
          <table:table-cell office:value-type="float" office:value="6.769196" calcext:value-type="float">
            <text:p>6.769196</text:p>
          </table:table-cell>
          <table:table-cell office:value-type="float" office:value="6.848511" calcext:value-type="float">
            <text:p>6.848511</text:p>
          </table:table-cell>
          <table:table-cell office:value-type="float" office:value="6.774658" calcext:value-type="float">
            <text:p>6.774658</text:p>
          </table:table-cell>
          <table:table-cell office:value-type="float" office:value="12.40964" calcext:value-type="float">
            <text:p>12.40964</text:p>
          </table:table-cell>
          <table:table-cell office:value-type="float" office:value="2.057404" calcext:value-type="float">
            <text:p>2.0574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2" calcext:value-type="float">
            <text:p>21042002</text:p>
          </table:table-cell>
          <table:table-cell office:value-type="float" office:value="7.496639" calcext:value-type="float">
            <text:p>7.496639</text:p>
          </table:table-cell>
          <table:table-cell office:value-type="float" office:value="6.99" calcext:value-type="float">
            <text:p>6.99</text:p>
          </table:table-cell>
          <table:table-cell office:value-type="float" office:value="0.41" calcext:value-type="float">
            <text:p>0.41</text:p>
          </table:table-cell>
          <table:table-cell office:value-type="float" office:value="0.8796307" calcext:value-type="float">
            <text:p>0.8796307</text:p>
          </table:table-cell>
          <table:table-cell office:value-type="float" office:value="0.5551766" calcext:value-type="float">
            <text:p>0.5551766</text:p>
          </table:table-cell>
          <table:table-cell office:value-type="float" office:value="292.824" calcext:value-type="float">
            <text:p>292.824</text:p>
          </table:table-cell>
          <table:table-cell office:value-type="float" office:value="0.7" calcext:value-type="float">
            <text:p>0.7</text:p>
          </table:table-cell>
          <table:table-cell office:value-type="float" office:value="14.81348" calcext:value-type="float">
            <text:p>14.81348</text:p>
          </table:table-cell>
          <table:table-cell office:value-type="float" office:value="3.613098" calcext:value-type="float">
            <text:p>3.613098</text:p>
          </table:table-cell>
          <table:table-cell office:value-type="float" office:value="12.77658" calcext:value-type="float">
            <text:p>12.77658</text:p>
          </table:table-cell>
          <table:table-cell office:value-type="float" office:value="6.281616" calcext:value-type="float">
            <text:p>6.281616</text:p>
          </table:table-cell>
          <table:table-cell office:value-type="float" office:value="12.05463" calcext:value-type="float">
            <text:p>12.05463</text:p>
          </table:table-cell>
          <table:table-cell office:value-type="float" office:value="8.256775" calcext:value-type="float">
            <text:p>8.256775</text:p>
          </table:table-cell>
          <table:table-cell office:value-type="float" office:value="11.79297" calcext:value-type="float">
            <text:p>11.79297</text:p>
          </table:table-cell>
          <table:table-cell office:value-type="float" office:value="9.699341" calcext:value-type="float">
            <text:p>9.699341</text:p>
          </table:table-cell>
          <table:table-cell office:value-type="float" office:value="12.27237" calcext:value-type="float">
            <text:p>12.27237</text:p>
          </table:table-cell>
          <table:table-cell office:value-type="float" office:value="10.61615" calcext:value-type="float">
            <text:p>10.61615</text:p>
          </table:table-cell>
          <table:table-cell office:value-type="float" office:value="13.25565" calcext:value-type="float">
            <text:p>13.25565</text:p>
          </table:table-cell>
          <table:table-cell office:value-type="float" office:value="11.48764" calcext:value-type="float">
            <text:p>11.48764</text:p>
          </table:table-cell>
          <table:table-cell office:value-type="float" office:value="13.62003" calcext:value-type="float">
            <text:p>13.62003</text:p>
          </table:table-cell>
          <table:table-cell office:value-type="float" office:value="12.04401" calcext:value-type="float">
            <text:p>12.04401</text:p>
          </table:table-cell>
          <table:table-cell office:value-type="float" office:value="13.65491" calcext:value-type="float">
            <text:p>13.65491</text:p>
          </table:table-cell>
          <table:table-cell office:value-type="float" office:value="12.41248" calcext:value-type="float">
            <text:p>12.41248</text:p>
          </table:table-cell>
          <table:table-cell office:value-type="float" office:value="12.03287" calcext:value-type="float">
            <text:p>12.03287</text:p>
          </table:table-cell>
          <table:table-cell office:value-type="float" office:value="11.75684" calcext:value-type="float">
            <text:p>11.75684</text:p>
          </table:table-cell>
          <table:table-cell office:value-type="float" office:value="9.831329" calcext:value-type="float">
            <text:p>9.831329</text:p>
          </table:table-cell>
          <table:table-cell office:value-type="float" office:value="9.645294" calcext:value-type="float">
            <text:p>9.645294</text:p>
          </table:table-cell>
          <table:table-cell office:value-type="float" office:value="8.415771" calcext:value-type="float">
            <text:p>8.415771</text:p>
          </table:table-cell>
          <table:table-cell office:value-type="float" office:value="8.20282" calcext:value-type="float">
            <text:p>8.20282</text:p>
          </table:table-cell>
          <table:table-cell office:value-type="float" office:value="7.4552" calcext:value-type="float">
            <text:p>7.4552</text:p>
          </table:table-cell>
          <table:table-cell office:value-type="float" office:value="7.29425" calcext:value-type="float">
            <text:p>7.29425</text:p>
          </table:table-cell>
          <table:table-cell office:value-type="float" office:value="6.976685" calcext:value-type="float">
            <text:p>6.976685</text:p>
          </table:table-cell>
          <table:table-cell office:value-type="float" office:value="6.869934" calcext:value-type="float">
            <text:p>6.869934</text:p>
          </table:table-cell>
          <table:table-cell office:value-type="float" office:value="6.928284" calcext:value-type="float">
            <text:p>6.928284</text:p>
          </table:table-cell>
          <table:table-cell office:value-type="float" office:value="6.849304" calcext:value-type="float">
            <text:p>6.849304</text:p>
          </table:table-cell>
          <table:table-cell office:value-type="float" office:value="18.08664" calcext:value-type="float">
            <text:p>18.08664</text:p>
          </table:table-cell>
          <table:table-cell office:value-type="float" office:value="-0.7718201" calcext:value-type="float">
            <text:p>-0.77182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2" calcext:value-type="float">
            <text:p>22042002</text:p>
          </table:table-cell>
          <table:table-cell office:value-type="float" office:value="25.77583" calcext:value-type="float">
            <text:p>25.77583</text:p>
          </table:table-cell>
          <table:table-cell office:value-type="float" office:value="19.76" calcext:value-type="float">
            <text:p>19.76</text:p>
          </table:table-cell>
          <table:table-cell office:value-type="float" office:value="-1.74" calcext:value-type="float">
            <text:p>-1.74</text:p>
          </table:table-cell>
          <table:table-cell office:value-type="float" office:value="1.221253" calcext:value-type="float">
            <text:p>1.221253</text:p>
          </table:table-cell>
          <table:table-cell office:value-type="float" office:value="0.4753611" calcext:value-type="float">
            <text:p>0.4753611</text:p>
          </table:table-cell>
          <table:table-cell office:value-type="float" office:value="305.532" calcext:value-type="float">
            <text:p>305.532</text:p>
          </table:table-cell>
          <table:table-cell office:value-type="float" office:value="2.2" calcext:value-type="float">
            <text:p>2.2</text:p>
          </table:table-cell>
          <table:table-cell office:value-type="float" office:value="28.98447" calcext:value-type="float">
            <text:p>28.98447</text:p>
          </table:table-cell>
          <table:table-cell office:value-type="float" office:value="1.392609" calcext:value-type="float">
            <text:p>1.392609</text:p>
          </table:table-cell>
          <table:table-cell office:value-type="float" office:value="22.7952" calcext:value-type="float">
            <text:p>22.7952</text:p>
          </table:table-cell>
          <table:table-cell office:value-type="float" office:value="3.766602" calcext:value-type="float">
            <text:p>3.766602</text:p>
          </table:table-cell>
          <table:table-cell office:value-type="float" office:value="18.95209" calcext:value-type="float">
            <text:p>18.95209</text:p>
          </table:table-cell>
          <table:table-cell office:value-type="float" office:value="5.954834" calcext:value-type="float">
            <text:p>5.954834</text:p>
          </table:table-cell>
          <table:table-cell office:value-type="float" office:value="16.20172" calcext:value-type="float">
            <text:p>16.20172</text:p>
          </table:table-cell>
          <table:table-cell office:value-type="float" office:value="7.808685" calcext:value-type="float">
            <text:p>7.808685</text:p>
          </table:table-cell>
          <table:table-cell office:value-type="float" office:value="14.67722" calcext:value-type="float">
            <text:p>14.67722</text:p>
          </table:table-cell>
          <table:table-cell office:value-type="float" office:value="8.969055" calcext:value-type="float">
            <text:p>8.969055</text:p>
          </table:table-cell>
          <table:table-cell office:value-type="float" office:value="13.43332" calcext:value-type="float">
            <text:p>13.43332</text:p>
          </table:table-cell>
          <table:table-cell office:value-type="float" office:value="10.15005" calcext:value-type="float">
            <text:p>10.15005</text:p>
          </table:table-cell>
          <table:table-cell office:value-type="float" office:value="12.68942" calcext:value-type="float">
            <text:p>12.68942</text:p>
          </table:table-cell>
          <table:table-cell office:value-type="float" office:value="10.92114" calcext:value-type="float">
            <text:p>10.92114</text:p>
          </table:table-cell>
          <table:table-cell office:value-type="float" office:value="12.40378" calcext:value-type="float">
            <text:p>12.40378</text:p>
          </table:table-cell>
          <table:table-cell office:value-type="float" office:value="11.67422" calcext:value-type="float">
            <text:p>11.67422</text:p>
          </table:table-cell>
          <table:table-cell office:value-type="float" office:value="11.75278" calcext:value-type="float">
            <text:p>11.75278</text:p>
          </table:table-cell>
          <table:table-cell office:value-type="float" office:value="11.33997" calcext:value-type="float">
            <text:p>11.33997</text:p>
          </table:table-cell>
          <table:table-cell office:value-type="float" office:value="9.895874" calcext:value-type="float">
            <text:p>9.895874</text:p>
          </table:table-cell>
          <table:table-cell office:value-type="float" office:value="9.832611" calcext:value-type="float">
            <text:p>9.832611</text:p>
          </table:table-cell>
          <table:table-cell office:value-type="float" office:value="8.585999" calcext:value-type="float">
            <text:p>8.585999</text:p>
          </table:table-cell>
          <table:table-cell office:value-type="float" office:value="8.417816" calcext:value-type="float">
            <text:p>8.417816</text:p>
          </table:table-cell>
          <table:table-cell office:value-type="float" office:value="7.612549" calcext:value-type="float">
            <text:p>7.612549</text:p>
          </table:table-cell>
          <table:table-cell office:value-type="float" office:value="7.456879" calcext:value-type="float">
            <text:p>7.456879</text:p>
          </table:table-cell>
          <table:table-cell office:value-type="float" office:value="7.089111" calcext:value-type="float">
            <text:p>7.089111</text:p>
          </table:table-cell>
          <table:table-cell office:value-type="float" office:value="6.977875" calcext:value-type="float">
            <text:p>6.977875</text:p>
          </table:table-cell>
          <table:table-cell office:value-type="float" office:value="7.013794" calcext:value-type="float">
            <text:p>7.013794</text:p>
          </table:table-cell>
          <table:table-cell office:value-type="float" office:value="6.929169" calcext:value-type="float">
            <text:p>6.929169</text:p>
          </table:table-cell>
          <table:table-cell office:value-type="float" office:value="33.03891" calcext:value-type="float">
            <text:p>33.03891</text:p>
          </table:table-cell>
          <table:table-cell office:value-type="float" office:value="-2.167267" calcext:value-type="float">
            <text:p>-2.1672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2" calcext:value-type="float">
            <text:p>23042002</text:p>
          </table:table-cell>
          <table:table-cell office:value-type="float" office:value="26.00672" calcext:value-type="float">
            <text:p>26.00672</text:p>
          </table:table-cell>
          <table:table-cell office:value-type="float" office:value="28.1" calcext:value-type="float">
            <text:p>28.1</text:p>
          </table:table-cell>
          <table:table-cell office:value-type="float" office:value="7.8" calcext:value-type="float">
            <text:p>7.8</text:p>
          </table:table-cell>
          <table:table-cell office:value-type="float" office:value="1.763021" calcext:value-type="float">
            <text:p>1.763021</text:p>
          </table:table-cell>
          <table:table-cell office:value-type="float" office:value="0.929517" calcext:value-type="float">
            <text:p>0.929517</text:p>
          </table:table-cell>
          <table:table-cell office:value-type="float" office:value="386.784" calcext:value-type="float">
            <text:p>386.784</text:p>
          </table:table-cell>
          <table:table-cell office:value-type="float" office:value="0" calcext:value-type="float">
            <text:p>0</text:p>
          </table:table-cell>
          <table:table-cell office:value-type="float" office:value="33.42142" calcext:value-type="float">
            <text:p>33.42142</text:p>
          </table:table-cell>
          <table:table-cell office:value-type="float" office:value="8.078827" calcext:value-type="float">
            <text:p>8.078827</text:p>
          </table:table-cell>
          <table:table-cell office:value-type="float" office:value="26.58243" calcext:value-type="float">
            <text:p>26.58243</text:p>
          </table:table-cell>
          <table:table-cell office:value-type="float" office:value="9.671783" calcext:value-type="float">
            <text:p>9.671783</text:p>
          </table:table-cell>
          <table:table-cell office:value-type="float" office:value="22.48517" calcext:value-type="float">
            <text:p>22.48517</text:p>
          </table:table-cell>
          <table:table-cell office:value-type="float" office:value="11.00189" calcext:value-type="float">
            <text:p>11.00189</text:p>
          </table:table-cell>
          <table:table-cell office:value-type="float" office:value="19.29703" calcext:value-type="float">
            <text:p>19.29703</text:p>
          </table:table-cell>
          <table:table-cell office:value-type="float" office:value="11.85962" calcext:value-type="float">
            <text:p>11.85962</text:p>
          </table:table-cell>
          <table:table-cell office:value-type="float" office:value="17.38998" calcext:value-type="float">
            <text:p>17.38998</text:p>
          </table:table-cell>
          <table:table-cell office:value-type="float" office:value="12.22284" calcext:value-type="float">
            <text:p>12.22284</text:p>
          </table:table-cell>
          <table:table-cell office:value-type="float" office:value="15.66382" calcext:value-type="float">
            <text:p>15.66382</text:p>
          </table:table-cell>
          <table:table-cell office:value-type="float" office:value="12.46667" calcext:value-type="float">
            <text:p>12.46667</text:p>
          </table:table-cell>
          <table:table-cell office:value-type="float" office:value="14.26645" calcext:value-type="float">
            <text:p>14.26645</text:p>
          </table:table-cell>
          <table:table-cell office:value-type="float" office:value="12.33838" calcext:value-type="float">
            <text:p>12.33838</text:p>
          </table:table-cell>
          <table:table-cell office:value-type="float" office:value="12.37549" calcext:value-type="float">
            <text:p>12.37549</text:p>
          </table:table-cell>
          <table:table-cell office:value-type="float" office:value="11.79916" calcext:value-type="float">
            <text:p>11.79916</text:p>
          </table:table-cell>
          <table:table-cell office:value-type="float" office:value="11.33679" calcext:value-type="float">
            <text:p>11.33679</text:p>
          </table:table-cell>
          <table:table-cell office:value-type="float" office:value="11.20441" calcext:value-type="float">
            <text:p>11.20441</text:p>
          </table:table-cell>
          <table:table-cell office:value-type="float" office:value="9.902222" calcext:value-type="float">
            <text:p>9.902222</text:p>
          </table:table-cell>
          <table:table-cell office:value-type="float" office:value="9.896027" calcext:value-type="float">
            <text:p>9.896027</text:p>
          </table:table-cell>
          <table:table-cell office:value-type="float" office:value="8.706696" calcext:value-type="float">
            <text:p>8.706696</text:p>
          </table:table-cell>
          <table:table-cell office:value-type="float" office:value="8.587494" calcext:value-type="float">
            <text:p>8.587494</text:p>
          </table:table-cell>
          <table:table-cell office:value-type="float" office:value="7.756897" calcext:value-type="float">
            <text:p>7.756897</text:p>
          </table:table-cell>
          <table:table-cell office:value-type="float" office:value="7.614136" calcext:value-type="float">
            <text:p>7.614136</text:p>
          </table:table-cell>
          <table:table-cell office:value-type="float" office:value="7.205719" calcext:value-type="float">
            <text:p>7.205719</text:p>
          </table:table-cell>
          <table:table-cell office:value-type="float" office:value="7.090363" calcext:value-type="float">
            <text:p>7.090363</text:p>
          </table:table-cell>
          <table:table-cell office:value-type="float" office:value="7.105377" calcext:value-type="float">
            <text:p>7.105377</text:p>
          </table:table-cell>
          <table:table-cell office:value-type="float" office:value="7.01474" calcext:value-type="float">
            <text:p>7.01474</text:p>
          </table:table-cell>
          <table:table-cell office:value-type="float" office:value="50.15125" calcext:value-type="float">
            <text:p>50.15125</text:p>
          </table:table-cell>
          <table:table-cell office:value-type="float" office:value="5.25" calcext:value-type="float">
            <text:p>5.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2" calcext:value-type="float">
            <text:p>24042002</text:p>
          </table:table-cell>
          <table:table-cell office:value-type="float" office:value="25.71984" calcext:value-type="float">
            <text:p>25.71984</text:p>
          </table:table-cell>
          <table:table-cell office:value-type="float" office:value="16.39" calcext:value-type="float">
            <text:p>16.39</text:p>
          </table:table-cell>
          <table:table-cell office:value-type="float" office:value="0.57" calcext:value-type="float">
            <text:p>0.57</text:p>
          </table:table-cell>
          <table:table-cell office:value-type="float" office:value="1.637079" calcext:value-type="float">
            <text:p>1.637079</text:p>
          </table:table-cell>
          <table:table-cell office:value-type="float" office:value="0.5615714" calcext:value-type="float">
            <text:p>0.5615714</text:p>
          </table:table-cell>
          <table:table-cell office:value-type="float" office:value="597.312" calcext:value-type="float">
            <text:p>597.312</text:p>
          </table:table-cell>
          <table:table-cell office:value-type="float" office:value="2.4" calcext:value-type="float">
            <text:p>2.4</text:p>
          </table:table-cell>
          <table:table-cell office:value-type="float" office:value="31.84677" calcext:value-type="float">
            <text:p>31.84677</text:p>
          </table:table-cell>
          <table:table-cell office:value-type="float" office:value="8.218414" calcext:value-type="float">
            <text:p>8.218414</text:p>
          </table:table-cell>
          <table:table-cell office:value-type="float" office:value="26.10947" calcext:value-type="float">
            <text:p>26.10947</text:p>
          </table:table-cell>
          <table:table-cell office:value-type="float" office:value="12.80435" calcext:value-type="float">
            <text:p>12.80435</text:p>
          </table:table-cell>
          <table:table-cell office:value-type="float" office:value="22.64148" calcext:value-type="float">
            <text:p>22.64148</text:p>
          </table:table-cell>
          <table:table-cell office:value-type="float" office:value="14.84943" calcext:value-type="float">
            <text:p>14.84943</text:p>
          </table:table-cell>
          <table:table-cell office:value-type="float" office:value="19.92523" calcext:value-type="float">
            <text:p>19.92523</text:p>
          </table:table-cell>
          <table:table-cell office:value-type="float" office:value="15.19385" calcext:value-type="float">
            <text:p>15.19385</text:p>
          </table:table-cell>
          <table:table-cell office:value-type="float" office:value="18.23618" calcext:value-type="float">
            <text:p>18.23618</text:p>
          </table:table-cell>
          <table:table-cell office:value-type="float" office:value="15.1286" calcext:value-type="float">
            <text:p>15.1286</text:p>
          </table:table-cell>
          <table:table-cell office:value-type="float" office:value="16.51593" calcext:value-type="float">
            <text:p>16.51593</text:p>
          </table:table-cell>
          <table:table-cell office:value-type="float" office:value="14.83609" calcext:value-type="float">
            <text:p>14.83609</text:p>
          </table:table-cell>
          <table:table-cell office:value-type="float" office:value="15.17642" calcext:value-type="float">
            <text:p>15.17642</text:p>
          </table:table-cell>
          <table:table-cell office:value-type="float" office:value="14.13052" calcext:value-type="float">
            <text:p>14.13052</text:p>
          </table:table-cell>
          <table:table-cell office:value-type="float" office:value="13.28247" calcext:value-type="float">
            <text:p>13.28247</text:p>
          </table:table-cell>
          <table:table-cell office:value-type="float" office:value="12.39035" calcext:value-type="float">
            <text:p>12.39035</text:p>
          </table:table-cell>
          <table:table-cell office:value-type="float" office:value="11.43088" calcext:value-type="float">
            <text:p>11.43088</text:p>
          </table:table-cell>
          <table:table-cell office:value-type="float" office:value="11.20941" calcext:value-type="float">
            <text:p>11.20941</text:p>
          </table:table-cell>
          <table:table-cell office:value-type="float" office:value="9.945831" calcext:value-type="float">
            <text:p>9.945831</text:p>
          </table:table-cell>
          <table:table-cell office:value-type="float" office:value="9.902313" calcext:value-type="float">
            <text:p>9.902313</text:p>
          </table:table-cell>
          <table:table-cell office:value-type="float" office:value="8.803101" calcext:value-type="float">
            <text:p>8.803101</text:p>
          </table:table-cell>
          <table:table-cell office:value-type="float" office:value="8.707764" calcext:value-type="float">
            <text:p>8.707764</text:p>
          </table:table-cell>
          <table:table-cell office:value-type="float" office:value="7.88736" calcext:value-type="float">
            <text:p>7.88736</text:p>
          </table:table-cell>
          <table:table-cell office:value-type="float" office:value="7.758331" calcext:value-type="float">
            <text:p>7.758331</text:p>
          </table:table-cell>
          <table:table-cell office:value-type="float" office:value="7.321228" calcext:value-type="float">
            <text:p>7.321228</text:p>
          </table:table-cell>
          <table:table-cell office:value-type="float" office:value="7.206909" calcext:value-type="float">
            <text:p>7.206909</text:p>
          </table:table-cell>
          <table:table-cell office:value-type="float" office:value="7.200073" calcext:value-type="float">
            <text:p>7.200073</text:p>
          </table:table-cell>
          <table:table-cell office:value-type="float" office:value="7.106354" calcext:value-type="float">
            <text:p>7.106354</text:p>
          </table:table-cell>
          <table:table-cell office:value-type="float" office:value="39.96021" calcext:value-type="float">
            <text:p>39.96021</text:p>
          </table:table-cell>
          <table:table-cell office:value-type="float" office:value="-1.203003" calcext:value-type="float">
            <text:p>-1.2030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2" calcext:value-type="float">
            <text:p>25042002</text:p>
          </table:table-cell>
          <table:table-cell office:value-type="float" office:value="21.48971" calcext:value-type="float">
            <text:p>21.48971</text:p>
          </table:table-cell>
          <table:table-cell office:value-type="float" office:value="13.85" calcext:value-type="float">
            <text:p>13.85</text:p>
          </table:table-cell>
          <table:table-cell office:value-type="float" office:value="-0.16" calcext:value-type="float">
            <text:p>-0.16</text:p>
          </table:table-cell>
          <table:table-cell office:value-type="float" office:value="0.7720156" calcext:value-type="float">
            <text:p>0.7720156</text:p>
          </table:table-cell>
          <table:table-cell office:value-type="float" office:value="0.5329214" calcext:value-type="float">
            <text:p>0.5329214</text:p>
          </table:table-cell>
          <table:table-cell office:value-type="float" office:value="297.432" calcext:value-type="float">
            <text:p>297.432</text:p>
          </table:table-cell>
          <table:table-cell office:value-type="float" office:value="0" calcext:value-type="float">
            <text:p>0</text:p>
          </table:table-cell>
          <table:table-cell office:value-type="float" office:value="28.90808" calcext:value-type="float">
            <text:p>28.90808</text:p>
          </table:table-cell>
          <table:table-cell office:value-type="float" office:value="5.710999" calcext:value-type="float">
            <text:p>5.710999</text:p>
          </table:table-cell>
          <table:table-cell office:value-type="float" office:value="22.28226" calcext:value-type="float">
            <text:p>22.28226</text:p>
          </table:table-cell>
          <table:table-cell office:value-type="float" office:value="9.150024" calcext:value-type="float">
            <text:p>9.150024</text:p>
          </table:table-cell>
          <table:table-cell office:value-type="float" office:value="19.38953" calcext:value-type="float">
            <text:p>19.38953</text:p>
          </table:table-cell>
          <table:table-cell office:value-type="float" office:value="11.27243" calcext:value-type="float">
            <text:p>11.27243</text:p>
          </table:table-cell>
          <table:table-cell office:value-type="float" office:value="17.5455" calcext:value-type="float">
            <text:p>17.5455</text:p>
          </table:table-cell>
          <table:table-cell office:value-type="float" office:value="12.78674" calcext:value-type="float">
            <text:p>12.78674</text:p>
          </table:table-cell>
          <table:table-cell office:value-type="float" office:value="16.46072" calcext:value-type="float">
            <text:p>16.46072</text:p>
          </table:table-cell>
          <table:table-cell office:value-type="float" office:value="13.50565" calcext:value-type="float">
            <text:p>13.50565</text:p>
          </table:table-cell>
          <table:table-cell office:value-type="float" office:value="16.20508" calcext:value-type="float">
            <text:p>16.20508</text:p>
          </table:table-cell>
          <table:table-cell office:value-type="float" office:value="13.97549" calcext:value-type="float">
            <text:p>13.97549</text:p>
          </table:table-cell>
          <table:table-cell office:value-type="float" office:value="15.1626" calcext:value-type="float">
            <text:p>15.1626</text:p>
          </table:table-cell>
          <table:table-cell office:value-type="float" office:value="13.83417" calcext:value-type="float">
            <text:p>13.83417</text:p>
          </table:table-cell>
          <table:table-cell office:value-type="float" office:value="13.43573" calcext:value-type="float">
            <text:p>13.43573</text:p>
          </table:table-cell>
          <table:table-cell office:value-type="float" office:value="13.28137" calcext:value-type="float">
            <text:p>13.28137</text:p>
          </table:table-cell>
          <table:table-cell office:value-type="float" office:value="11.68625" calcext:value-type="float">
            <text:p>11.68625</text:p>
          </table:table-cell>
          <table:table-cell office:value-type="float" office:value="11.43427" calcext:value-type="float">
            <text:p>11.43427</text:p>
          </table:table-cell>
          <table:table-cell office:value-type="float" office:value="10.05237" calcext:value-type="float">
            <text:p>10.05237</text:p>
          </table:table-cell>
          <table:table-cell office:value-type="float" office:value="9.946655" calcext:value-type="float">
            <text:p>9.946655</text:p>
          </table:table-cell>
          <table:table-cell office:value-type="float" office:value="8.903503" calcext:value-type="float">
            <text:p>8.903503</text:p>
          </table:table-cell>
          <table:table-cell office:value-type="float" office:value="8.804077" calcext:value-type="float">
            <text:p>8.804077</text:p>
          </table:table-cell>
          <table:table-cell office:value-type="float" office:value="8.007202" calcext:value-type="float">
            <text:p>8.007202</text:p>
          </table:table-cell>
          <table:table-cell office:value-type="float" office:value="7.888641" calcext:value-type="float">
            <text:p>7.888641</text:p>
          </table:table-cell>
          <table:table-cell office:value-type="float" office:value="7.434387" calcext:value-type="float">
            <text:p>7.434387</text:p>
          </table:table-cell>
          <table:table-cell office:value-type="float" office:value="7.322418" calcext:value-type="float">
            <text:p>7.322418</text:p>
          </table:table-cell>
          <table:table-cell office:value-type="float" office:value="7.297241" calcext:value-type="float">
            <text:p>7.297241</text:p>
          </table:table-cell>
          <table:table-cell office:value-type="float" office:value="7.20105" calcext:value-type="float">
            <text:p>7.20105</text:p>
          </table:table-cell>
          <table:table-cell office:value-type="float" office:value="44.89868" calcext:value-type="float">
            <text:p>44.89868</text:p>
          </table:table-cell>
          <table:table-cell office:value-type="float" office:value="-2.516632" calcext:value-type="float">
            <text:p>-2.5166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2" calcext:value-type="float">
            <text:p>26042002</text:p>
          </table:table-cell>
          <table:table-cell office:value-type="float" office:value="8.579852" calcext:value-type="float">
            <text:p>8.579852</text:p>
          </table:table-cell>
          <table:table-cell office:value-type="float" office:value="11.57" calcext:value-type="float">
            <text:p>11.57</text:p>
          </table:table-cell>
          <table:table-cell office:value-type="float" office:value="5.46" calcext:value-type="float">
            <text:p>5.46</text:p>
          </table:table-cell>
          <table:table-cell office:value-type="float" office:value="1.045395" calcext:value-type="float">
            <text:p>1.045395</text:p>
          </table:table-cell>
          <table:table-cell office:value-type="float" office:value="0.7076035" calcext:value-type="float">
            <text:p>0.7076035</text:p>
          </table:table-cell>
          <table:table-cell office:value-type="float" office:value="450.144" calcext:value-type="float">
            <text:p>450.144</text:p>
          </table:table-cell>
          <table:table-cell office:value-type="float" office:value="0.3" calcext:value-type="float">
            <text:p>0.3</text:p>
          </table:table-cell>
          <table:table-cell office:value-type="float" office:value="21.16122" calcext:value-type="float">
            <text:p>21.16122</text:p>
          </table:table-cell>
          <table:table-cell office:value-type="float" office:value="8.454407" calcext:value-type="float">
            <text:p>8.454407</text:p>
          </table:table-cell>
          <table:table-cell office:value-type="float" office:value="16.87994" calcext:value-type="float">
            <text:p>16.87994</text:p>
          </table:table-cell>
          <table:table-cell office:value-type="float" office:value="10.9614" calcext:value-type="float">
            <text:p>10.9614</text:p>
          </table:table-cell>
          <table:table-cell office:value-type="float" office:value="15.75671" calcext:value-type="float">
            <text:p>15.75671</text:p>
          </table:table-cell>
          <table:table-cell office:value-type="float" office:value="12.32458" calcext:value-type="float">
            <text:p>12.32458</text:p>
          </table:table-cell>
          <table:table-cell office:value-type="float" office:value="15.30222" calcext:value-type="float">
            <text:p>15.30222</text:p>
          </table:table-cell>
          <table:table-cell office:value-type="float" office:value="13.21863" calcext:value-type="float">
            <text:p>13.21863</text:p>
          </table:table-cell>
          <table:table-cell office:value-type="float" office:value="15.36441" calcext:value-type="float">
            <text:p>15.36441</text:p>
          </table:table-cell>
          <table:table-cell office:value-type="float" office:value="13.62106" calcext:value-type="float">
            <text:p>13.62106</text:p>
          </table:table-cell>
          <table:table-cell office:value-type="float" office:value="15.18069" calcext:value-type="float">
            <text:p>15.18069</text:p>
          </table:table-cell>
          <table:table-cell office:value-type="float" office:value="13.8613" calcext:value-type="float">
            <text:p>13.8613</text:p>
          </table:table-cell>
          <table:table-cell office:value-type="float" office:value="14.52429" calcext:value-type="float">
            <text:p>14.52429</text:p>
          </table:table-cell>
          <table:table-cell office:value-type="float" office:value="13.69592" calcext:value-type="float">
            <text:p>13.69592</text:p>
          </table:table-cell>
          <table:table-cell office:value-type="float" office:value="13.3797" calcext:value-type="float">
            <text:p>13.3797</text:p>
          </table:table-cell>
          <table:table-cell office:value-type="float" office:value="13.15854" calcext:value-type="float">
            <text:p>13.15854</text:p>
          </table:table-cell>
          <table:table-cell office:value-type="float" office:value="11.80273" calcext:value-type="float">
            <text:p>11.80273</text:p>
          </table:table-cell>
          <table:table-cell office:value-type="float" office:value="11.68817" calcext:value-type="float">
            <text:p>11.68817</text:p>
          </table:table-cell>
          <table:table-cell office:value-type="float" office:value="10.17395" calcext:value-type="float">
            <text:p>10.17395</text:p>
          </table:table-cell>
          <table:table-cell office:value-type="float" office:value="10.05365" calcext:value-type="float">
            <text:p>10.05365</text:p>
          </table:table-cell>
          <table:table-cell office:value-type="float" office:value="9.014008" calcext:value-type="float">
            <text:p>9.014008</text:p>
          </table:table-cell>
          <table:table-cell office:value-type="float" office:value="8.904633" calcext:value-type="float">
            <text:p>8.904633</text:p>
          </table:table-cell>
          <table:table-cell office:value-type="float" office:value="8.122498" calcext:value-type="float">
            <text:p>8.122498</text:p>
          </table:table-cell>
          <table:table-cell office:value-type="float" office:value="8.008453" calcext:value-type="float">
            <text:p>8.008453</text:p>
          </table:table-cell>
          <table:table-cell office:value-type="float" office:value="7.544952" calcext:value-type="float">
            <text:p>7.544952</text:p>
          </table:table-cell>
          <table:table-cell office:value-type="float" office:value="7.435547" calcext:value-type="float">
            <text:p>7.435547</text:p>
          </table:table-cell>
          <table:table-cell office:value-type="float" office:value="7.395233" calcext:value-type="float">
            <text:p>7.395233</text:p>
          </table:table-cell>
          <table:table-cell office:value-type="float" office:value="7.298279" calcext:value-type="float">
            <text:p>7.298279</text:p>
          </table:table-cell>
          <table:table-cell office:value-type="float" office:value="27.99646" calcext:value-type="float">
            <text:p>27.99646</text:p>
          </table:table-cell>
          <table:table-cell office:value-type="float" office:value="1.910004" calcext:value-type="float">
            <text:p>1.9100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2" calcext:value-type="float">
            <text:p>27042002</text:p>
          </table:table-cell>
          <table:table-cell office:value-type="float" office:value="2.50308" calcext:value-type="float">
            <text:p>2.50308</text:p>
          </table:table-cell>
          <table:table-cell office:value-type="float" office:value="14.37" calcext:value-type="float">
            <text:p>14.37</text:p>
          </table:table-cell>
          <table:table-cell office:value-type="float" office:value="3.98" calcext:value-type="float">
            <text:p>3.98</text:p>
          </table:table-cell>
          <table:table-cell office:value-type="float" office:value="1.43743" calcext:value-type="float">
            <text:p>1.43743</text:p>
          </table:table-cell>
          <table:table-cell office:value-type="float" office:value="0.7145773" calcext:value-type="float">
            <text:p>0.7145773</text:p>
          </table:table-cell>
          <table:table-cell office:value-type="float" office:value="571.032" calcext:value-type="float">
            <text:p>571.032</text:p>
          </table:table-cell>
          <table:table-cell office:value-type="float" office:value="40.8" calcext:value-type="float">
            <text:p>40.8</text:p>
          </table:table-cell>
          <table:table-cell office:value-type="float" office:value="14.4642" calcext:value-type="float">
            <text:p>14.4642</text:p>
          </table:table-cell>
          <table:table-cell office:value-type="float" office:value="6.090118" calcext:value-type="float">
            <text:p>6.090118</text:p>
          </table:table-cell>
          <table:table-cell office:value-type="float" office:value="12.64069" calcext:value-type="float">
            <text:p>12.64069</text:p>
          </table:table-cell>
          <table:table-cell office:value-type="float" office:value="8.317505" calcext:value-type="float">
            <text:p>8.317505</text:p>
          </table:table-cell>
          <table:table-cell office:value-type="float" office:value="13.09869" calcext:value-type="float">
            <text:p>13.09869</text:p>
          </table:table-cell>
          <table:table-cell office:value-type="float" office:value="9.624664" calcext:value-type="float">
            <text:p>9.624664</text:p>
          </table:table-cell>
          <table:table-cell office:value-type="float" office:value="13.69073" calcext:value-type="float">
            <text:p>13.69073</text:p>
          </table:table-cell>
          <table:table-cell office:value-type="float" office:value="10.76831" calcext:value-type="float">
            <text:p>10.76831</text:p>
          </table:table-cell>
          <table:table-cell office:value-type="float" office:value="13.88226" calcext:value-type="float">
            <text:p>13.88226</text:p>
          </table:table-cell>
          <table:table-cell office:value-type="float" office:value="11.34891" calcext:value-type="float">
            <text:p>11.34891</text:p>
          </table:table-cell>
          <table:table-cell office:value-type="float" office:value="13.97208" calcext:value-type="float">
            <text:p>13.97208</text:p>
          </table:table-cell>
          <table:table-cell office:value-type="float" office:value="11.9025" calcext:value-type="float">
            <text:p>11.9025</text:p>
          </table:table-cell>
          <table:table-cell office:value-type="float" office:value="13.73413" calcext:value-type="float">
            <text:p>13.73413</text:p>
          </table:table-cell>
          <table:table-cell office:value-type="float" office:value="12.19745" calcext:value-type="float">
            <text:p>12.19745</text:p>
          </table:table-cell>
          <table:table-cell office:value-type="float" office:value="13.15665" calcext:value-type="float">
            <text:p>13.15665</text:p>
          </table:table-cell>
          <table:table-cell office:value-type="float" office:value="12.45474" calcext:value-type="float">
            <text:p>12.45474</text:p>
          </table:table-cell>
          <table:table-cell office:value-type="float" office:value="11.81104" calcext:value-type="float">
            <text:p>11.81104</text:p>
          </table:table-cell>
          <table:table-cell office:value-type="float" office:value="11.73892" calcext:value-type="float">
            <text:p>11.73892</text:p>
          </table:table-cell>
          <table:table-cell office:value-type="float" office:value="10.2724" calcext:value-type="float">
            <text:p>10.2724</text:p>
          </table:table-cell>
          <table:table-cell office:value-type="float" office:value="10.17517" calcext:value-type="float">
            <text:p>10.17517</text:p>
          </table:table-cell>
          <table:table-cell office:value-type="float" office:value="9.125885" calcext:value-type="float">
            <text:p>9.125885</text:p>
          </table:table-cell>
          <table:table-cell office:value-type="float" office:value="9.015167" calcext:value-type="float">
            <text:p>9.015167</text:p>
          </table:table-cell>
          <table:table-cell office:value-type="float" office:value="8.235931" calcext:value-type="float">
            <text:p>8.235931</text:p>
          </table:table-cell>
          <table:table-cell office:value-type="float" office:value="8.123718" calcext:value-type="float">
            <text:p>8.123718</text:p>
          </table:table-cell>
          <table:table-cell office:value-type="float" office:value="7.653259" calcext:value-type="float">
            <text:p>7.653259</text:p>
          </table:table-cell>
          <table:table-cell office:value-type="float" office:value="7.546082" calcext:value-type="float">
            <text:p>7.546082</text:p>
          </table:table-cell>
          <table:table-cell office:value-type="float" office:value="7.493927" calcext:value-type="float">
            <text:p>7.493927</text:p>
          </table:table-cell>
          <table:table-cell office:value-type="float" office:value="7.39624" calcext:value-type="float">
            <text:p>7.39624</text:p>
          </table:table-cell>
          <table:table-cell office:value-type="float" office:value="15.85605" calcext:value-type="float">
            <text:p>15.85605</text:p>
          </table:table-cell>
          <table:table-cell office:value-type="float" office:value="2.586945" calcext:value-type="float">
            <text:p>2.5869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2" calcext:value-type="float">
            <text:p>28042002</text:p>
          </table:table-cell>
          <table:table-cell office:value-type="float" office:value="11.8494" calcext:value-type="float">
            <text:p>11.8494</text:p>
          </table:table-cell>
          <table:table-cell office:value-type="float" office:value="9.33" calcext:value-type="float">
            <text:p>9.33</text:p>
          </table:table-cell>
          <table:table-cell office:value-type="float" office:value="2.5" calcext:value-type="float">
            <text:p>2.5</text:p>
          </table:table-cell>
          <table:table-cell office:value-type="float" office:value="0.93255" calcext:value-type="float">
            <text:p>0.93255</text:p>
          </table:table-cell>
          <table:table-cell office:value-type="float" office:value="0.6440941" calcext:value-type="float">
            <text:p>0.6440941</text:p>
          </table:table-cell>
          <table:table-cell office:value-type="float" office:value="343.008" calcext:value-type="float">
            <text:p>343.008</text:p>
          </table:table-cell>
          <table:table-cell office:value-type="float" office:value="0" calcext:value-type="float">
            <text:p>0</text:p>
          </table:table-cell>
          <table:table-cell office:value-type="float" office:value="17.67969" calcext:value-type="float">
            <text:p>17.67969</text:p>
          </table:table-cell>
          <table:table-cell office:value-type="float" office:value="4.27713" calcext:value-type="float">
            <text:p>4.27713</text:p>
          </table:table-cell>
          <table:table-cell office:value-type="float" office:value="14.70218" calcext:value-type="float">
            <text:p>14.70218</text:p>
          </table:table-cell>
          <table:table-cell office:value-type="float" office:value="6.334076" calcext:value-type="float">
            <text:p>6.334076</text:p>
          </table:table-cell>
          <table:table-cell office:value-type="float" office:value="13.01514" calcext:value-type="float">
            <text:p>13.01514</text:p>
          </table:table-cell>
          <table:table-cell office:value-type="float" office:value="7.801147" calcext:value-type="float">
            <text:p>7.801147</text:p>
          </table:table-cell>
          <table:table-cell office:value-type="float" office:value="12.1413" calcext:value-type="float">
            <text:p>12.1413</text:p>
          </table:table-cell>
          <table:table-cell office:value-type="float" office:value="8.957733" calcext:value-type="float">
            <text:p>8.957733</text:p>
          </table:table-cell>
          <table:table-cell office:value-type="float" office:value="11.78787" calcext:value-type="float">
            <text:p>11.78787</text:p>
          </table:table-cell>
          <table:table-cell office:value-type="float" office:value="9.621216" calcext:value-type="float">
            <text:p>9.621216</text:p>
          </table:table-cell>
          <table:table-cell office:value-type="float" office:value="11.87738" calcext:value-type="float">
            <text:p>11.87738</text:p>
          </table:table-cell>
          <table:table-cell office:value-type="float" office:value="10.45493" calcext:value-type="float">
            <text:p>10.45493</text:p>
          </table:table-cell>
          <table:table-cell office:value-type="float" office:value="12.18616" calcext:value-type="float">
            <text:p>12.18616</text:p>
          </table:table-cell>
          <table:table-cell office:value-type="float" office:value="11.06979" calcext:value-type="float">
            <text:p>11.06979</text:p>
          </table:table-cell>
          <table:table-cell office:value-type="float" office:value="12.44699" calcext:value-type="float">
            <text:p>12.44699</text:p>
          </table:table-cell>
          <table:table-cell office:value-type="float" office:value="11.61893" calcext:value-type="float">
            <text:p>11.61893</text:p>
          </table:table-cell>
          <table:table-cell office:value-type="float" office:value="11.73694" calcext:value-type="float">
            <text:p>11.73694</text:p>
          </table:table-cell>
          <table:table-cell office:value-type="float" office:value="11.44638" calcext:value-type="float">
            <text:p>11.44638</text:p>
          </table:table-cell>
          <table:table-cell office:value-type="float" office:value="10.30792" calcext:value-type="float">
            <text:p>10.30792</text:p>
          </table:table-cell>
          <table:table-cell office:value-type="float" office:value="10.27313" calcext:value-type="float">
            <text:p>10.27313</text:p>
          </table:table-cell>
          <table:table-cell office:value-type="float" office:value="9.224121" calcext:value-type="float">
            <text:p>9.224121</text:p>
          </table:table-cell>
          <table:table-cell office:value-type="float" office:value="9.127014" calcext:value-type="float">
            <text:p>9.127014</text:p>
          </table:table-cell>
          <table:table-cell office:value-type="float" office:value="8.346497" calcext:value-type="float">
            <text:p>8.346497</text:p>
          </table:table-cell>
          <table:table-cell office:value-type="float" office:value="8.237091" calcext:value-type="float">
            <text:p>8.237091</text:p>
          </table:table-cell>
          <table:table-cell office:value-type="float" office:value="7.760315" calcext:value-type="float">
            <text:p>7.760315</text:p>
          </table:table-cell>
          <table:table-cell office:value-type="float" office:value="7.654358" calcext:value-type="float">
            <text:p>7.654358</text:p>
          </table:table-cell>
          <table:table-cell office:value-type="float" office:value="7.593079" calcext:value-type="float">
            <text:p>7.593079</text:p>
          </table:table-cell>
          <table:table-cell office:value-type="float" office:value="7.494965" calcext:value-type="float">
            <text:p>7.494965</text:p>
          </table:table-cell>
          <table:table-cell office:value-type="float" office:value="20.34918" calcext:value-type="float">
            <text:p>20.34918</text:p>
          </table:table-cell>
          <table:table-cell office:value-type="float" office:value="0.8147888" calcext:value-type="float">
            <text:p>0.81478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2" calcext:value-type="float">
            <text:p>29042002</text:p>
          </table:table-cell>
          <table:table-cell office:value-type="float" office:value="25.89732" calcext:value-type="float">
            <text:p>25.89732</text:p>
          </table:table-cell>
          <table:table-cell office:value-type="float" office:value="22.27" calcext:value-type="float">
            <text:p>22.27</text:p>
          </table:table-cell>
          <table:table-cell office:value-type="float" office:value="4.58" calcext:value-type="float">
            <text:p>4.58</text:p>
          </table:table-cell>
          <table:table-cell office:value-type="float" office:value="1.225844" calcext:value-type="float">
            <text:p>1.225844</text:p>
          </table:table-cell>
          <table:table-cell office:value-type="float" office:value="0.7450663" calcext:value-type="float">
            <text:p>0.7450663</text:p>
          </table:table-cell>
          <table:table-cell office:value-type="float" office:value="135.036" calcext:value-type="float">
            <text:p>135.036</text:p>
          </table:table-cell>
          <table:table-cell office:value-type="float" office:value="0" calcext:value-type="float">
            <text:p>0</text:p>
          </table:table-cell>
          <table:table-cell office:value-type="float" office:value="29.59662" calcext:value-type="float">
            <text:p>29.59662</text:p>
          </table:table-cell>
          <table:table-cell office:value-type="float" office:value="5.184052" calcext:value-type="float">
            <text:p>5.184052</text:p>
          </table:table-cell>
          <table:table-cell office:value-type="float" office:value="23.41537" calcext:value-type="float">
            <text:p>23.41537</text:p>
          </table:table-cell>
          <table:table-cell office:value-type="float" office:value="6.819672" calcext:value-type="float">
            <text:p>6.819672</text:p>
          </table:table-cell>
          <table:table-cell office:value-type="float" office:value="19.55566" calcext:value-type="float">
            <text:p>19.55566</text:p>
          </table:table-cell>
          <table:table-cell office:value-type="float" office:value="8.07547" calcext:value-type="float">
            <text:p>8.07547</text:p>
          </table:table-cell>
          <table:table-cell office:value-type="float" office:value="16.85541" calcext:value-type="float">
            <text:p>16.85541</text:p>
          </table:table-cell>
          <table:table-cell office:value-type="float" office:value="9.117523" calcext:value-type="float">
            <text:p>9.117523</text:p>
          </table:table-cell>
          <table:table-cell office:value-type="float" office:value="15.30685" calcext:value-type="float">
            <text:p>15.30685</text:p>
          </table:table-cell>
          <table:table-cell office:value-type="float" office:value="9.729797" calcext:value-type="float">
            <text:p>9.729797</text:p>
          </table:table-cell>
          <table:table-cell office:value-type="float" office:value="13.88467" calcext:value-type="float">
            <text:p>13.88467</text:p>
          </table:table-cell>
          <table:table-cell office:value-type="float" office:value="10.43036" calcext:value-type="float">
            <text:p>10.43036</text:p>
          </table:table-cell>
          <table:table-cell office:value-type="float" office:value="12.87201" calcext:value-type="float">
            <text:p>12.87201</text:p>
          </table:table-cell>
          <table:table-cell office:value-type="float" office:value="10.87192" calcext:value-type="float">
            <text:p>10.87192</text:p>
          </table:table-cell>
          <table:table-cell office:value-type="float" office:value="11.61655" calcext:value-type="float">
            <text:p>11.61655</text:p>
          </table:table-cell>
          <table:table-cell office:value-type="float" office:value="11.32538" calcext:value-type="float">
            <text:p>11.32538</text:p>
          </table:table-cell>
          <table:table-cell office:value-type="float" office:value="11.44299" calcext:value-type="float">
            <text:p>11.44299</text:p>
          </table:table-cell>
          <table:table-cell office:value-type="float" office:value="11.16611" calcext:value-type="float">
            <text:p>11.16611</text:p>
          </table:table-cell>
          <table:table-cell office:value-type="float" office:value="10.30786" calcext:value-type="float">
            <text:p>10.30786</text:p>
          </table:table-cell>
          <table:table-cell office:value-type="float" office:value="10.27841" calcext:value-type="float">
            <text:p>10.27841</text:p>
          </table:table-cell>
          <table:table-cell office:value-type="float" office:value="9.294983" calcext:value-type="float">
            <text:p>9.294983</text:p>
          </table:table-cell>
          <table:table-cell office:value-type="float" office:value="9.225037" calcext:value-type="float">
            <text:p>9.225037</text:p>
          </table:table-cell>
          <table:table-cell office:value-type="float" office:value="8.449799" calcext:value-type="float">
            <text:p>8.449799</text:p>
          </table:table-cell>
          <table:table-cell office:value-type="float" office:value="8.347595" calcext:value-type="float">
            <text:p>8.347595</text:p>
          </table:table-cell>
          <table:table-cell office:value-type="float" office:value="7.866089" calcext:value-type="float">
            <text:p>7.866089</text:p>
          </table:table-cell>
          <table:table-cell office:value-type="float" office:value="7.761353" calcext:value-type="float">
            <text:p>7.761353</text:p>
          </table:table-cell>
          <table:table-cell office:value-type="float" office:value="7.691376" calcext:value-type="float">
            <text:p>7.691376</text:p>
          </table:table-cell>
          <table:table-cell office:value-type="float" office:value="7.594086" calcext:value-type="float">
            <text:p>7.594086</text:p>
          </table:table-cell>
          <table:table-cell office:value-type="float" office:value="32.80746" calcext:value-type="float">
            <text:p>32.80746</text:p>
          </table:table-cell>
          <table:table-cell office:value-type="float" office:value="2.318542" calcext:value-type="float">
            <text:p>2.3185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2" calcext:value-type="float">
            <text:p>30042002</text:p>
          </table:table-cell>
          <table:table-cell office:value-type="float" office:value="19.0998" calcext:value-type="float">
            <text:p>19.0998</text:p>
          </table:table-cell>
          <table:table-cell office:value-type="float" office:value="19.75" calcext:value-type="float">
            <text:p>19.75</text:p>
          </table:table-cell>
          <table:table-cell office:value-type="float" office:value="9.27" calcext:value-type="float">
            <text:p>9.27</text:p>
          </table:table-cell>
          <table:table-cell office:value-type="float" office:value="1.273268" calcext:value-type="float">
            <text:p>1.273268</text:p>
          </table:table-cell>
          <table:table-cell office:value-type="float" office:value="1.026557" calcext:value-type="float">
            <text:p>1.026557</text:p>
          </table:table-cell>
          <table:table-cell office:value-type="float" office:value="325.908" calcext:value-type="float">
            <text:p>325.908</text:p>
          </table:table-cell>
          <table:table-cell office:value-type="float" office:value="0.4" calcext:value-type="float">
            <text:p>0.4</text:p>
          </table:table-cell>
          <table:table-cell office:value-type="float" office:value="30.27744" calcext:value-type="float">
            <text:p>30.27744</text:p>
          </table:table-cell>
          <table:table-cell office:value-type="float" office:value="10.25085" calcext:value-type="float">
            <text:p>10.25085</text:p>
          </table:table-cell>
          <table:table-cell office:value-type="float" office:value="23.96323" calcext:value-type="float">
            <text:p>23.96323</text:p>
          </table:table-cell>
          <table:table-cell office:value-type="float" office:value="11.52255" calcext:value-type="float">
            <text:p>11.52255</text:p>
          </table:table-cell>
          <table:table-cell office:value-type="float" office:value="20.42203" calcext:value-type="float">
            <text:p>20.42203</text:p>
          </table:table-cell>
          <table:table-cell office:value-type="float" office:value="12.52652" calcext:value-type="float">
            <text:p>12.52652</text:p>
          </table:table-cell>
          <table:table-cell office:value-type="float" office:value="17.8045" calcext:value-type="float">
            <text:p>17.8045</text:p>
          </table:table-cell>
          <table:table-cell office:value-type="float" office:value="13.02216" calcext:value-type="float">
            <text:p>13.02216</text:p>
          </table:table-cell>
          <table:table-cell office:value-type="float" office:value="16.29639" calcext:value-type="float">
            <text:p>16.29639</text:p>
          </table:table-cell>
          <table:table-cell office:value-type="float" office:value="13.12515" calcext:value-type="float">
            <text:p>13.12515</text:p>
          </table:table-cell>
          <table:table-cell office:value-type="float" office:value="14.87473" calcext:value-type="float">
            <text:p>14.87473</text:p>
          </table:table-cell>
          <table:table-cell office:value-type="float" office:value="13.06595" calcext:value-type="float">
            <text:p>13.06595</text:p>
          </table:table-cell>
          <table:table-cell office:value-type="float" office:value="13.84436" calcext:value-type="float">
            <text:p>13.84436</text:p>
          </table:table-cell>
          <table:table-cell office:value-type="float" office:value="12.70712" calcext:value-type="float">
            <text:p>12.70712</text:p>
          </table:table-cell>
          <table:table-cell office:value-type="float" office:value="12.3465" calcext:value-type="float">
            <text:p>12.3465</text:p>
          </table:table-cell>
          <table:table-cell office:value-type="float" office:value="11.60587" calcext:value-type="float">
            <text:p>11.60587</text:p>
          </table:table-cell>
          <table:table-cell office:value-type="float" office:value="11.21817" calcext:value-type="float">
            <text:p>11.21817</text:p>
          </table:table-cell>
          <table:table-cell office:value-type="float" office:value="11.15393" calcext:value-type="float">
            <text:p>11.15393</text:p>
          </table:table-cell>
          <table:table-cell office:value-type="float" office:value="10.27798" calcext:value-type="float">
            <text:p>10.27798</text:p>
          </table:table-cell>
          <table:table-cell office:value-type="float" office:value="10.2525" calcext:value-type="float">
            <text:p>10.2525</text:p>
          </table:table-cell>
          <table:table-cell office:value-type="float" office:value="9.342957" calcext:value-type="float">
            <text:p>9.342957</text:p>
          </table:table-cell>
          <table:table-cell office:value-type="float" office:value="9.295593" calcext:value-type="float">
            <text:p>9.295593</text:p>
          </table:table-cell>
          <table:table-cell office:value-type="float" office:value="8.542664" calcext:value-type="float">
            <text:p>8.542664</text:p>
          </table:table-cell>
          <table:table-cell office:value-type="float" office:value="8.450775" calcext:value-type="float">
            <text:p>8.450775</text:p>
          </table:table-cell>
          <table:table-cell office:value-type="float" office:value="7.96817" calcext:value-type="float">
            <text:p>7.96817</text:p>
          </table:table-cell>
          <table:table-cell office:value-type="float" office:value="7.867157" calcext:value-type="float">
            <text:p>7.867157</text:p>
          </table:table-cell>
          <table:table-cell office:value-type="float" office:value="7.789459" calcext:value-type="float">
            <text:p>7.789459</text:p>
          </table:table-cell>
          <table:table-cell office:value-type="float" office:value="7.692383" calcext:value-type="float">
            <text:p>7.692383</text:p>
          </table:table-cell>
          <table:table-cell office:value-type="float" office:value="33.51379" calcext:value-type="float">
            <text:p>33.51379</text:p>
          </table:table-cell>
          <table:table-cell office:value-type="float" office:value="7.880402" calcext:value-type="float">
            <text:p>7.8804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2" calcext:value-type="float">
            <text:p>1052002</text:p>
          </table:table-cell>
          <table:table-cell office:value-type="float" office:value="8.574889" calcext:value-type="float">
            <text:p>8.574889</text:p>
          </table:table-cell>
          <table:table-cell office:value-type="float" office:value="13.4" calcext:value-type="float">
            <text:p>13.4</text:p>
          </table:table-cell>
          <table:table-cell office:value-type="float" office:value="3.41" calcext:value-type="float">
            <text:p>3.41</text:p>
          </table:table-cell>
          <table:table-cell office:value-type="float" office:value="1.199025" calcext:value-type="float">
            <text:p>1.199025</text:p>
          </table:table-cell>
          <table:table-cell office:value-type="float" office:value="0.6866517" calcext:value-type="float">
            <text:p>0.6866517</text:p>
          </table:table-cell>
          <table:table-cell office:value-type="float" office:value="479.196" calcext:value-type="float">
            <text:p>479.196</text:p>
          </table:table-cell>
          <table:table-cell office:value-type="float" office:value="3" calcext:value-type="float">
            <text:p>3</text:p>
          </table:table-cell>
          <table:table-cell office:value-type="float" office:value="22.70496" calcext:value-type="float">
            <text:p>22.70496</text:p>
          </table:table-cell>
          <table:table-cell office:value-type="float" office:value="5.515564" calcext:value-type="float">
            <text:p>5.515564</text:p>
          </table:table-cell>
          <table:table-cell office:value-type="float" office:value="18.9689" calcext:value-type="float">
            <text:p>18.9689</text:p>
          </table:table-cell>
          <table:table-cell office:value-type="float" office:value="7.769135" calcext:value-type="float">
            <text:p>7.769135</text:p>
          </table:table-cell>
          <table:table-cell office:value-type="float" office:value="16.4985" calcext:value-type="float">
            <text:p>16.4985</text:p>
          </table:table-cell>
          <table:table-cell office:value-type="float" office:value="9.911224" calcext:value-type="float">
            <text:p>9.911224</text:p>
          </table:table-cell>
          <table:table-cell office:value-type="float" office:value="15.69803" calcext:value-type="float">
            <text:p>15.69803</text:p>
          </table:table-cell>
          <table:table-cell office:value-type="float" office:value="11.58102" calcext:value-type="float">
            <text:p>11.58102</text:p>
          </table:table-cell>
          <table:table-cell office:value-type="float" office:value="15.42764" calcext:value-type="float">
            <text:p>15.42764</text:p>
          </table:table-cell>
          <table:table-cell office:value-type="float" office:value="12.39877" calcext:value-type="float">
            <text:p>12.39877</text:p>
          </table:table-cell>
          <table:table-cell office:value-type="float" office:value="14.82181" calcext:value-type="float">
            <text:p>14.82181</text:p>
          </table:table-cell>
          <table:table-cell office:value-type="float" office:value="13.12897" calcext:value-type="float">
            <text:p>13.12897</text:p>
          </table:table-cell>
          <table:table-cell office:value-type="float" office:value="13.86816" calcext:value-type="float">
            <text:p>13.86816</text:p>
          </table:table-cell>
          <table:table-cell office:value-type="float" office:value="13.15018" calcext:value-type="float">
            <text:p>13.15018</text:p>
          </table:table-cell>
          <table:table-cell office:value-type="float" office:value="12.66986" calcext:value-type="float">
            <text:p>12.66986</text:p>
          </table:table-cell>
          <table:table-cell office:value-type="float" office:value="12.35715" calcext:value-type="float">
            <text:p>12.35715</text:p>
          </table:table-cell>
          <table:table-cell office:value-type="float" office:value="11.42868" calcext:value-type="float">
            <text:p>11.42868</text:p>
          </table:table-cell>
          <table:table-cell office:value-type="float" office:value="11.22009" calcext:value-type="float">
            <text:p>11.22009</text:p>
          </table:table-cell>
          <table:table-cell office:value-type="float" office:value="10.28482" calcext:value-type="float">
            <text:p>10.28482</text:p>
          </table:table-cell>
          <table:table-cell office:value-type="float" office:value="10.25253" calcext:value-type="float">
            <text:p>10.25253</text:p>
          </table:table-cell>
          <table:table-cell office:value-type="float" office:value="9.390778" calcext:value-type="float">
            <text:p>9.390778</text:p>
          </table:table-cell>
          <table:table-cell office:value-type="float" office:value="9.343414" calcext:value-type="float">
            <text:p>9.343414</text:p>
          </table:table-cell>
          <table:table-cell office:value-type="float" office:value="8.62619" calcext:value-type="float">
            <text:p>8.62619</text:p>
          </table:table-cell>
          <table:table-cell office:value-type="float" office:value="8.543549" calcext:value-type="float">
            <text:p>8.543549</text:p>
          </table:table-cell>
          <table:table-cell office:value-type="float" office:value="8.065979" calcext:value-type="float">
            <text:p>8.065979</text:p>
          </table:table-cell>
          <table:table-cell office:value-type="float" office:value="7.969208" calcext:value-type="float">
            <text:p>7.969208</text:p>
          </table:table-cell>
          <table:table-cell office:value-type="float" office:value="7.886627" calcext:value-type="float">
            <text:p>7.886627</text:p>
          </table:table-cell>
          <table:table-cell office:value-type="float" office:value="7.790497" calcext:value-type="float">
            <text:p>7.790497</text:p>
          </table:table-cell>
          <table:table-cell office:value-type="float" office:value="24.77554" calcext:value-type="float">
            <text:p>24.77554</text:p>
          </table:table-cell>
          <table:table-cell office:value-type="float" office:value="1.794861" calcext:value-type="float">
            <text:p>1.7948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2" calcext:value-type="float">
            <text:p>2052002</text:p>
          </table:table-cell>
          <table:table-cell office:value-type="float" office:value="28.18014" calcext:value-type="float">
            <text:p>28.18014</text:p>
          </table:table-cell>
          <table:table-cell office:value-type="float" office:value="16.18" calcext:value-type="float">
            <text:p>16.18</text:p>
          </table:table-cell>
          <table:table-cell office:value-type="float" office:value="1.77" calcext:value-type="float">
            <text:p>1.77</text:p>
          </table:table-cell>
          <table:table-cell office:value-type="float" office:value="0.8711896" calcext:value-type="float">
            <text:p>0.8711896</text:p>
          </table:table-cell>
          <table:table-cell office:value-type="float" office:value="0.6116812" calcext:value-type="float">
            <text:p>0.6116812</text:p>
          </table:table-cell>
          <table:table-cell office:value-type="float" office:value="248.472" calcext:value-type="float">
            <text:p>248.472</text:p>
          </table:table-cell>
          <table:table-cell office:value-type="float" office:value="0" calcext:value-type="float">
            <text:p>0</text:p>
          </table:table-cell>
          <table:table-cell office:value-type="float" office:value="29.94598" calcext:value-type="float">
            <text:p>29.94598</text:p>
          </table:table-cell>
          <table:table-cell office:value-type="float" office:value="3.611877" calcext:value-type="float">
            <text:p>3.611877</text:p>
          </table:table-cell>
          <table:table-cell office:value-type="float" office:value="23.91092" calcext:value-type="float">
            <text:p>23.91092</text:p>
          </table:table-cell>
          <table:table-cell office:value-type="float" office:value="5.978851" calcext:value-type="float">
            <text:p>5.978851</text:p>
          </table:table-cell>
          <table:table-cell office:value-type="float" office:value="19.90622" calcext:value-type="float">
            <text:p>19.90622</text:p>
          </table:table-cell>
          <table:table-cell office:value-type="float" office:value="7.958069" calcext:value-type="float">
            <text:p>7.958069</text:p>
          </table:table-cell>
          <table:table-cell office:value-type="float" office:value="17.07166" calcext:value-type="float">
            <text:p>17.07166</text:p>
          </table:table-cell>
          <table:table-cell office:value-type="float" office:value="9.61792" calcext:value-type="float">
            <text:p>9.61792</text:p>
          </table:table-cell>
          <table:table-cell office:value-type="float" office:value="15.51581" calcext:value-type="float">
            <text:p>15.51581</text:p>
          </table:table-cell>
          <table:table-cell office:value-type="float" office:value="10.57053" calcext:value-type="float">
            <text:p>10.57053</text:p>
          </table:table-cell>
          <table:table-cell office:value-type="float" office:value="14.15854" calcext:value-type="float">
            <text:p>14.15854</text:p>
          </table:table-cell>
          <table:table-cell office:value-type="float" office:value="11.46567" calcext:value-type="float">
            <text:p>11.46567</text:p>
          </table:table-cell>
          <table:table-cell office:value-type="float" office:value="13.35291" calcext:value-type="float">
            <text:p>13.35291</text:p>
          </table:table-cell>
          <table:table-cell office:value-type="float" office:value="11.89182" calcext:value-type="float">
            <text:p>11.89182</text:p>
          </table:table-cell>
          <table:table-cell office:value-type="float" office:value="12.65808" calcext:value-type="float">
            <text:p>12.65808</text:p>
          </table:table-cell>
          <table:table-cell office:value-type="float" office:value="12.16714" calcext:value-type="float">
            <text:p>12.16714</text:p>
          </table:table-cell>
          <table:table-cell office:value-type="float" office:value="11.47104" calcext:value-type="float">
            <text:p>11.47104</text:p>
          </table:table-cell>
          <table:table-cell office:value-type="float" office:value="11.43042" calcext:value-type="float">
            <text:p>11.43042</text:p>
          </table:table-cell>
          <table:table-cell office:value-type="float" office:value="10.34131" calcext:value-type="float">
            <text:p>10.34131</text:p>
          </table:table-cell>
          <table:table-cell office:value-type="float" office:value="10.28543" calcext:value-type="float">
            <text:p>10.28543</text:p>
          </table:table-cell>
          <table:table-cell office:value-type="float" office:value="9.449371" calcext:value-type="float">
            <text:p>9.449371</text:p>
          </table:table-cell>
          <table:table-cell office:value-type="float" office:value="9.391357" calcext:value-type="float">
            <text:p>9.391357</text:p>
          </table:table-cell>
          <table:table-cell office:value-type="float" office:value="8.704987" calcext:value-type="float">
            <text:p>8.704987</text:p>
          </table:table-cell>
          <table:table-cell office:value-type="float" office:value="8.627014" calcext:value-type="float">
            <text:p>8.627014</text:p>
          </table:table-cell>
          <table:table-cell office:value-type="float" office:value="8.160095" calcext:value-type="float">
            <text:p>8.160095</text:p>
          </table:table-cell>
          <table:table-cell office:value-type="float" office:value="8.067017" calcext:value-type="float">
            <text:p>8.067017</text:p>
          </table:table-cell>
          <table:table-cell office:value-type="float" office:value="7.981628" calcext:value-type="float">
            <text:p>7.981628</text:p>
          </table:table-cell>
          <table:table-cell office:value-type="float" office:value="7.887604" calcext:value-type="float">
            <text:p>7.887604</text:p>
          </table:table-cell>
          <table:table-cell office:value-type="float" office:value="32.37839" calcext:value-type="float">
            <text:p>32.37839</text:p>
          </table:table-cell>
          <table:table-cell office:value-type="float" office:value="-0.1976318" calcext:value-type="float">
            <text:p>-0.19763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2" calcext:value-type="float">
            <text:p>3052002</text:p>
          </table:table-cell>
          <table:table-cell office:value-type="float" office:value="27.81482" calcext:value-type="float">
            <text:p>27.81482</text:p>
          </table:table-cell>
          <table:table-cell office:value-type="float" office:value="21.36" calcext:value-type="float">
            <text:p>21.36</text:p>
          </table:table-cell>
          <table:table-cell office:value-type="float" office:value="2.97" calcext:value-type="float">
            <text:p>2.97</text:p>
          </table:table-cell>
          <table:table-cell office:value-type="float" office:value="0.9485977" calcext:value-type="float">
            <text:p>0.9485977</text:p>
          </table:table-cell>
          <table:table-cell office:value-type="float" office:value="0.6657696" calcext:value-type="float">
            <text:p>0.6657696</text:p>
          </table:table-cell>
          <table:table-cell office:value-type="float" office:value="334.008" calcext:value-type="float">
            <text:p>334.008</text:p>
          </table:table-cell>
          <table:table-cell office:value-type="float" office:value="0" calcext:value-type="float">
            <text:p>0</text:p>
          </table:table-cell>
          <table:table-cell office:value-type="float" office:value="32.68832" calcext:value-type="float">
            <text:p>32.68832</text:p>
          </table:table-cell>
          <table:table-cell office:value-type="float" office:value="5.311737" calcext:value-type="float">
            <text:p>5.311737</text:p>
          </table:table-cell>
          <table:table-cell office:value-type="float" office:value="26.05481" calcext:value-type="float">
            <text:p>26.05481</text:p>
          </table:table-cell>
          <table:table-cell office:value-type="float" office:value="7.953583" calcext:value-type="float">
            <text:p>7.953583</text:p>
          </table:table-cell>
          <table:table-cell office:value-type="float" office:value="21.82785" calcext:value-type="float">
            <text:p>21.82785</text:p>
          </table:table-cell>
          <table:table-cell office:value-type="float" office:value="9.965576" calcext:value-type="float">
            <text:p>9.965576</text:p>
          </table:table-cell>
          <table:table-cell office:value-type="float" office:value="18.74503" calcext:value-type="float">
            <text:p>18.74503</text:p>
          </table:table-cell>
          <table:table-cell office:value-type="float" office:value="11.41959" calcext:value-type="float">
            <text:p>11.41959</text:p>
          </table:table-cell>
          <table:table-cell office:value-type="float" office:value="16.96344" calcext:value-type="float">
            <text:p>16.96344</text:p>
          </table:table-cell>
          <table:table-cell office:value-type="float" office:value="12.10696" calcext:value-type="float">
            <text:p>12.10696</text:p>
          </table:table-cell>
          <table:table-cell office:value-type="float" office:value="15.3291" calcext:value-type="float">
            <text:p>15.3291</text:p>
          </table:table-cell>
          <table:table-cell office:value-type="float" office:value="12.63638" calcext:value-type="float">
            <text:p>12.63638</text:p>
          </table:table-cell>
          <table:table-cell office:value-type="float" office:value="14.20444" calcext:value-type="float">
            <text:p>14.20444</text:p>
          </table:table-cell>
          <table:table-cell office:value-type="float" office:value="12.6348" calcext:value-type="float">
            <text:p>12.6348</text:p>
          </table:table-cell>
          <table:table-cell office:value-type="float" office:value="12.63681" calcext:value-type="float">
            <text:p>12.63681</text:p>
          </table:table-cell>
          <table:table-cell office:value-type="float" office:value="12.29428" calcext:value-type="float">
            <text:p>12.29428</text:p>
          </table:table-cell>
          <table:table-cell office:value-type="float" office:value="11.49695" calcext:value-type="float">
            <text:p>11.49695</text:p>
          </table:table-cell>
          <table:table-cell office:value-type="float" office:value="11.44623" calcext:value-type="float">
            <text:p>11.44623</text:p>
          </table:table-cell>
          <table:table-cell office:value-type="float" office:value="10.38947" calcext:value-type="float">
            <text:p>10.38947</text:p>
          </table:table-cell>
          <table:table-cell office:value-type="float" office:value="10.34183" calcext:value-type="float">
            <text:p>10.34183</text:p>
          </table:table-cell>
          <table:table-cell office:value-type="float" office:value="9.511444" calcext:value-type="float">
            <text:p>9.511444</text:p>
          </table:table-cell>
          <table:table-cell office:value-type="float" office:value="9.450012" calcext:value-type="float">
            <text:p>9.450012</text:p>
          </table:table-cell>
          <table:table-cell office:value-type="float" office:value="8.783173" calcext:value-type="float">
            <text:p>8.783173</text:p>
          </table:table-cell>
          <table:table-cell office:value-type="float" office:value="8.705841" calcext:value-type="float">
            <text:p>8.705841</text:p>
          </table:table-cell>
          <table:table-cell office:value-type="float" office:value="8.250488" calcext:value-type="float">
            <text:p>8.250488</text:p>
          </table:table-cell>
          <table:table-cell office:value-type="float" office:value="8.161072" calcext:value-type="float">
            <text:p>8.161072</text:p>
          </table:table-cell>
          <table:table-cell office:value-type="float" office:value="8.07431" calcext:value-type="float">
            <text:p>8.07431</text:p>
          </table:table-cell>
          <table:table-cell office:value-type="float" office:value="7.982605" calcext:value-type="float">
            <text:p>7.982605</text:p>
          </table:table-cell>
          <table:table-cell office:value-type="float" office:value="35.4751" calcext:value-type="float">
            <text:p>35.4751</text:p>
          </table:table-cell>
          <table:table-cell office:value-type="float" office:value="1.384277" calcext:value-type="float">
            <text:p>1.3842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2" calcext:value-type="float">
            <text:p>4052002</text:p>
          </table:table-cell>
          <table:table-cell office:value-type="float" office:value="21.80747" calcext:value-type="float">
            <text:p>21.80747</text:p>
          </table:table-cell>
          <table:table-cell office:value-type="float" office:value="18.79" calcext:value-type="float">
            <text:p>18.79</text:p>
          </table:table-cell>
          <table:table-cell office:value-type="float" office:value="7.36" calcext:value-type="float">
            <text:p>7.36</text:p>
          </table:table-cell>
          <table:table-cell office:value-type="float" office:value="1.075695" calcext:value-type="float">
            <text:p>1.075695</text:p>
          </table:table-cell>
          <table:table-cell office:value-type="float" office:value="0.8690986" calcext:value-type="float">
            <text:p>0.8690986</text:p>
          </table:table-cell>
          <table:table-cell office:value-type="float" office:value="227.124" calcext:value-type="float">
            <text:p>227.124</text:p>
          </table:table-cell>
          <table:table-cell office:value-type="float" office:value="0" calcext:value-type="float">
            <text:p>0</text:p>
          </table:table-cell>
          <table:table-cell office:value-type="float" office:value="33.94577" calcext:value-type="float">
            <text:p>33.94577</text:p>
          </table:table-cell>
          <table:table-cell office:value-type="float" office:value="9.177673" calcext:value-type="float">
            <text:p>9.177673</text:p>
          </table:table-cell>
          <table:table-cell office:value-type="float" office:value="25.19656" calcext:value-type="float">
            <text:p>25.19656</text:p>
          </table:table-cell>
          <table:table-cell office:value-type="float" office:value="11.64505" calcext:value-type="float">
            <text:p>11.64505</text:p>
          </table:table-cell>
          <table:table-cell office:value-type="float" office:value="21.79269" calcext:value-type="float">
            <text:p>21.79269</text:p>
          </table:table-cell>
          <table:table-cell office:value-type="float" office:value="12.89252" calcext:value-type="float">
            <text:p>12.89252</text:p>
          </table:table-cell>
          <table:table-cell office:value-type="float" office:value="19.16354" calcext:value-type="float">
            <text:p>19.16354</text:p>
          </table:table-cell>
          <table:table-cell office:value-type="float" office:value="13.69992" calcext:value-type="float">
            <text:p>13.69992</text:p>
          </table:table-cell>
          <table:table-cell office:value-type="float" office:value="17.57877" calcext:value-type="float">
            <text:p>17.57877</text:p>
          </table:table-cell>
          <table:table-cell office:value-type="float" office:value="13.96597" calcext:value-type="float">
            <text:p>13.96597</text:p>
          </table:table-cell>
          <table:table-cell office:value-type="float" office:value="16.04138" calcext:value-type="float">
            <text:p>16.04138</text:p>
          </table:table-cell>
          <table:table-cell office:value-type="float" office:value="14.02023" calcext:value-type="float">
            <text:p>14.02023</text:p>
          </table:table-cell>
          <table:table-cell office:value-type="float" office:value="14.85791" calcext:value-type="float">
            <text:p>14.85791</text:p>
          </table:table-cell>
          <table:table-cell office:value-type="float" office:value="13.6608" calcext:value-type="float">
            <text:p>13.6608</text:p>
          </table:table-cell>
          <table:table-cell office:value-type="float" office:value="13.1792" calcext:value-type="float">
            <text:p>13.1792</text:p>
          </table:table-cell>
          <table:table-cell office:value-type="float" office:value="12.64801" calcext:value-type="float">
            <text:p>12.64801</text:p>
          </table:table-cell>
          <table:table-cell office:value-type="float" office:value="11.69571" calcext:value-type="float">
            <text:p>11.69571</text:p>
          </table:table-cell>
          <table:table-cell office:value-type="float" office:value="11.49838" calcext:value-type="float">
            <text:p>11.49838</text:p>
          </table:table-cell>
          <table:table-cell office:value-type="float" office:value="10.46021" calcext:value-type="float">
            <text:p>10.46021</text:p>
          </table:table-cell>
          <table:table-cell office:value-type="float" office:value="10.39001" calcext:value-type="float">
            <text:p>10.39001</text:p>
          </table:table-cell>
          <table:table-cell office:value-type="float" office:value="9.577148" calcext:value-type="float">
            <text:p>9.577148</text:p>
          </table:table-cell>
          <table:table-cell office:value-type="float" office:value="9.512115" calcext:value-type="float">
            <text:p>9.512115</text:p>
          </table:table-cell>
          <table:table-cell office:value-type="float" office:value="8.860138" calcext:value-type="float">
            <text:p>8.860138</text:p>
          </table:table-cell>
          <table:table-cell office:value-type="float" office:value="8.783966" calcext:value-type="float">
            <text:p>8.783966</text:p>
          </table:table-cell>
          <table:table-cell office:value-type="float" office:value="8.339325" calcext:value-type="float">
            <text:p>8.339325</text:p>
          </table:table-cell>
          <table:table-cell office:value-type="float" office:value="8.251404" calcext:value-type="float">
            <text:p>8.251404</text:p>
          </table:table-cell>
          <table:table-cell office:value-type="float" office:value="8.164764" calcext:value-type="float">
            <text:p>8.164764</text:p>
          </table:table-cell>
          <table:table-cell office:value-type="float" office:value="8.075256" calcext:value-type="float">
            <text:p>8.075256</text:p>
          </table:table-cell>
          <table:table-cell office:value-type="float" office:value="47.82935" calcext:value-type="float">
            <text:p>47.82935</text:p>
          </table:table-cell>
          <table:table-cell office:value-type="float" office:value="4.586212" calcext:value-type="float">
            <text:p>4.5862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2" calcext:value-type="float">
            <text:p>5052002</text:p>
          </table:table-cell>
          <table:table-cell office:value-type="float" office:value="22.98772" calcext:value-type="float">
            <text:p>22.98772</text:p>
          </table:table-cell>
          <table:table-cell office:value-type="float" office:value="30.11" calcext:value-type="float">
            <text:p>30.11</text:p>
          </table:table-cell>
          <table:table-cell office:value-type="float" office:value="7.96" calcext:value-type="float">
            <text:p>7.96</text:p>
          </table:table-cell>
          <table:table-cell office:value-type="float" office:value="1.695977" calcext:value-type="float">
            <text:p>1.695977</text:p>
          </table:table-cell>
          <table:table-cell office:value-type="float" office:value="0.9396653" calcext:value-type="float">
            <text:p>0.9396653</text:p>
          </table:table-cell>
          <table:table-cell office:value-type="float" office:value="435.744" calcext:value-type="float">
            <text:p>435.744</text:p>
          </table:table-cell>
          <table:table-cell office:value-type="float" office:value="0" calcext:value-type="float">
            <text:p>0</text:p>
          </table:table-cell>
          <table:table-cell office:value-type="float" office:value="43.37018" calcext:value-type="float">
            <text:p>43.37018</text:p>
          </table:table-cell>
          <table:table-cell office:value-type="float" office:value="10.7601" calcext:value-type="float">
            <text:p>10.7601</text:p>
          </table:table-cell>
          <table:table-cell office:value-type="float" office:value="31.4567" calcext:value-type="float">
            <text:p>31.4567</text:p>
          </table:table-cell>
          <table:table-cell office:value-type="float" office:value="13.21564" calcext:value-type="float">
            <text:p>13.21564</text:p>
          </table:table-cell>
          <table:table-cell office:value-type="float" office:value="26.55646" calcext:value-type="float">
            <text:p>26.55646</text:p>
          </table:table-cell>
          <table:table-cell office:value-type="float" office:value="14.29745" calcext:value-type="float">
            <text:p>14.29745</text:p>
          </table:table-cell>
          <table:table-cell office:value-type="float" office:value="22.63144" calcext:value-type="float">
            <text:p>22.63144</text:p>
          </table:table-cell>
          <table:table-cell office:value-type="float" office:value="14.9137" calcext:value-type="float">
            <text:p>14.9137</text:p>
          </table:table-cell>
          <table:table-cell office:value-type="float" office:value="20.32922" calcext:value-type="float">
            <text:p>20.32922</text:p>
          </table:table-cell>
          <table:table-cell office:value-type="float" office:value="15.05142" calcext:value-type="float">
            <text:p>15.05142</text:p>
          </table:table-cell>
          <table:table-cell office:value-type="float" office:value="18.18579" calcext:value-type="float">
            <text:p>18.18579</text:p>
          </table:table-cell>
          <table:table-cell office:value-type="float" office:value="14.97699" calcext:value-type="float">
            <text:p>14.97699</text:p>
          </table:table-cell>
          <table:table-cell office:value-type="float" office:value="16.405" calcext:value-type="float">
            <text:p>16.405</text:p>
          </table:table-cell>
          <table:table-cell office:value-type="float" office:value="14.4621" calcext:value-type="float">
            <text:p>14.4621</text:p>
          </table:table-cell>
          <table:table-cell office:value-type="float" office:value="13.93301" calcext:value-type="float">
            <text:p>13.93301</text:p>
          </table:table-cell>
          <table:table-cell office:value-type="float" office:value="13.18954" calcext:value-type="float">
            <text:p>13.18954</text:p>
          </table:table-cell>
          <table:table-cell office:value-type="float" office:value="11.99405" calcext:value-type="float">
            <text:p>11.99405</text:p>
          </table:table-cell>
          <table:table-cell office:value-type="float" office:value="11.69836" calcext:value-type="float">
            <text:p>11.69836</text:p>
          </table:table-cell>
          <table:table-cell office:value-type="float" office:value="10.57083" calcext:value-type="float">
            <text:p>10.57083</text:p>
          </table:table-cell>
          <table:table-cell office:value-type="float" office:value="10.46112" calcext:value-type="float">
            <text:p>10.46112</text:p>
          </table:table-cell>
          <table:table-cell office:value-type="float" office:value="9.654205" calcext:value-type="float">
            <text:p>9.654205</text:p>
          </table:table-cell>
          <table:table-cell office:value-type="float" office:value="9.577881" calcext:value-type="float">
            <text:p>9.577881</text:p>
          </table:table-cell>
          <table:table-cell office:value-type="float" office:value="8.937897" calcext:value-type="float">
            <text:p>8.937897</text:p>
          </table:table-cell>
          <table:table-cell office:value-type="float" office:value="8.860901" calcext:value-type="float">
            <text:p>8.860901</text:p>
          </table:table-cell>
          <table:table-cell office:value-type="float" office:value="8.426208" calcext:value-type="float">
            <text:p>8.426208</text:p>
          </table:table-cell>
          <table:table-cell office:value-type="float" office:value="8.34024" calcext:value-type="float">
            <text:p>8.34024</text:p>
          </table:table-cell>
          <table:table-cell office:value-type="float" office:value="8.25293" calcext:value-type="float">
            <text:p>8.25293</text:p>
          </table:table-cell>
          <table:table-cell office:value-type="float" office:value="8.16568" calcext:value-type="float">
            <text:p>8.16568</text:p>
          </table:table-cell>
          <table:table-cell office:value-type="float" office:value="59.06042" calcext:value-type="float">
            <text:p>59.06042</text:p>
          </table:table-cell>
          <table:table-cell office:value-type="float" office:value="5.429749" calcext:value-type="float">
            <text:p>5.4297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2" calcext:value-type="float">
            <text:p>6052002</text:p>
          </table:table-cell>
          <table:table-cell office:value-type="float" office:value="20.55153" calcext:value-type="float">
            <text:p>20.55153</text:p>
          </table:table-cell>
          <table:table-cell office:value-type="float" office:value="27.51" calcext:value-type="float">
            <text:p>27.51</text:p>
          </table:table-cell>
          <table:table-cell office:value-type="float" office:value="13.74" calcext:value-type="float">
            <text:p>13.74</text:p>
          </table:table-cell>
          <table:table-cell office:value-type="float" office:value="1.831878" calcext:value-type="float">
            <text:p>1.831878</text:p>
          </table:table-cell>
          <table:table-cell office:value-type="float" office:value="1.198488" calcext:value-type="float">
            <text:p>1.198488</text:p>
          </table:table-cell>
          <table:table-cell office:value-type="float" office:value="332.532" calcext:value-type="float">
            <text:p>332.532</text:p>
          </table:table-cell>
          <table:table-cell office:value-type="float" office:value="3.8" calcext:value-type="float">
            <text:p>3.8</text:p>
          </table:table-cell>
          <table:table-cell office:value-type="float" office:value="35.09686" calcext:value-type="float">
            <text:p>35.09686</text:p>
          </table:table-cell>
          <table:table-cell office:value-type="float" office:value="14.90289" calcext:value-type="float">
            <text:p>14.90289</text:p>
          </table:table-cell>
          <table:table-cell office:value-type="float" office:value="29.26624" calcext:value-type="float">
            <text:p>29.26624</text:p>
          </table:table-cell>
          <table:table-cell office:value-type="float" office:value="16.68613" calcext:value-type="float">
            <text:p>16.68613</text:p>
          </table:table-cell>
          <table:table-cell office:value-type="float" office:value="25.44904" calcext:value-type="float">
            <text:p>25.44904</text:p>
          </table:table-cell>
          <table:table-cell office:value-type="float" office:value="17.66412" calcext:value-type="float">
            <text:p>17.66412</text:p>
          </table:table-cell>
          <table:table-cell office:value-type="float" office:value="22.56882" calcext:value-type="float">
            <text:p>22.56882</text:p>
          </table:table-cell>
          <table:table-cell office:value-type="float" office:value="17.92804" calcext:value-type="float">
            <text:p>17.92804</text:p>
          </table:table-cell>
          <table:table-cell office:value-type="float" office:value="20.76468" calcext:value-type="float">
            <text:p>20.76468</text:p>
          </table:table-cell>
          <table:table-cell office:value-type="float" office:value="17.7283" calcext:value-type="float">
            <text:p>17.7283</text:p>
          </table:table-cell>
          <table:table-cell office:value-type="float" office:value="18.87427" calcext:value-type="float">
            <text:p>18.87427</text:p>
          </table:table-cell>
          <table:table-cell office:value-type="float" office:value="17.22064" calcext:value-type="float">
            <text:p>17.22064</text:p>
          </table:table-cell>
          <table:table-cell office:value-type="float" office:value="17.29526" calcext:value-type="float">
            <text:p>17.29526</text:p>
          </table:table-cell>
          <table:table-cell office:value-type="float" office:value="16.23795" calcext:value-type="float">
            <text:p>16.23795</text:p>
          </table:table-cell>
          <table:table-cell office:value-type="float" office:value="14.94009" calcext:value-type="float">
            <text:p>14.94009</text:p>
          </table:table-cell>
          <table:table-cell office:value-type="float" office:value="13.9498" calcext:value-type="float">
            <text:p>13.9498</text:p>
          </table:table-cell>
          <table:table-cell office:value-type="float" office:value="12.47821" calcext:value-type="float">
            <text:p>12.47821</text:p>
          </table:table-cell>
          <table:table-cell office:value-type="float" office:value="11.9982" calcext:value-type="float">
            <text:p>11.9982</text:p>
          </table:table-cell>
          <table:table-cell office:value-type="float" office:value="10.73993" calcext:value-type="float">
            <text:p>10.73993</text:p>
          </table:table-cell>
          <table:table-cell office:value-type="float" office:value="10.5722" calcext:value-type="float">
            <text:p>10.5722</text:p>
          </table:table-cell>
          <table:table-cell office:value-type="float" office:value="9.750854" calcext:value-type="float">
            <text:p>9.750854</text:p>
          </table:table-cell>
          <table:table-cell office:value-type="float" office:value="9.65506" calcext:value-type="float">
            <text:p>9.65506</text:p>
          </table:table-cell>
          <table:table-cell office:value-type="float" office:value="9.019501" calcext:value-type="float">
            <text:p>9.019501</text:p>
          </table:table-cell>
          <table:table-cell office:value-type="float" office:value="8.938721" calcext:value-type="float">
            <text:p>8.938721</text:p>
          </table:table-cell>
          <table:table-cell office:value-type="float" office:value="8.510834" calcext:value-type="float">
            <text:p>8.510834</text:p>
          </table:table-cell>
          <table:table-cell office:value-type="float" office:value="8.427094" calcext:value-type="float">
            <text:p>8.427094</text:p>
          </table:table-cell>
          <table:table-cell office:value-type="float" office:value="8.339081" calcext:value-type="float">
            <text:p>8.339081</text:p>
          </table:table-cell>
          <table:table-cell office:value-type="float" office:value="8.253845" calcext:value-type="float">
            <text:p>8.253845</text:p>
          </table:table-cell>
          <table:table-cell office:value-type="float" office:value="36.85446" calcext:value-type="float">
            <text:p>36.85446</text:p>
          </table:table-cell>
          <table:table-cell office:value-type="float" office:value="10.96841" calcext:value-type="float">
            <text:p>10.968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2" calcext:value-type="float">
            <text:p>7052002</text:p>
          </table:table-cell>
          <table:table-cell office:value-type="float" office:value="15.6888" calcext:value-type="float">
            <text:p>15.6888</text:p>
          </table:table-cell>
          <table:table-cell office:value-type="float" office:value="23.22" calcext:value-type="float">
            <text:p>23.22</text:p>
          </table:table-cell>
          <table:table-cell office:value-type="float" office:value="11.81" calcext:value-type="float">
            <text:p>11.81</text:p>
          </table:table-cell>
          <table:table-cell office:value-type="float" office:value="1.95598" calcext:value-type="float">
            <text:p>1.95598</text:p>
          </table:table-cell>
          <table:table-cell office:value-type="float" office:value="1.189523" calcext:value-type="float">
            <text:p>1.189523</text:p>
          </table:table-cell>
          <table:table-cell office:value-type="float" office:value="445.068" calcext:value-type="float">
            <text:p>445.068</text:p>
          </table:table-cell>
          <table:table-cell office:value-type="float" office:value="0.7" calcext:value-type="float">
            <text:p>0.7</text:p>
          </table:table-cell>
          <table:table-cell office:value-type="float" office:value="33.27405" calcext:value-type="float">
            <text:p>33.27405</text:p>
          </table:table-cell>
          <table:table-cell office:value-type="float" office:value="12.96725" calcext:value-type="float">
            <text:p>12.96725</text:p>
          </table:table-cell>
          <table:table-cell office:value-type="float" office:value="25.50034" calcext:value-type="float">
            <text:p>25.50034</text:p>
          </table:table-cell>
          <table:table-cell office:value-type="float" office:value="15.36957" calcext:value-type="float">
            <text:p>15.36957</text:p>
          </table:table-cell>
          <table:table-cell office:value-type="float" office:value="22.6333" calcext:value-type="float">
            <text:p>22.6333</text:p>
          </table:table-cell>
          <table:table-cell office:value-type="float" office:value="16.5369" calcext:value-type="float">
            <text:p>16.5369</text:p>
          </table:table-cell>
          <table:table-cell office:value-type="float" office:value="20.59525" calcext:value-type="float">
            <text:p>20.59525</text:p>
          </table:table-cell>
          <table:table-cell office:value-type="float" office:value="17.11496" calcext:value-type="float">
            <text:p>17.11496</text:p>
          </table:table-cell>
          <table:table-cell office:value-type="float" office:value="19.68393" calcext:value-type="float">
            <text:p>19.68393</text:p>
          </table:table-cell>
          <table:table-cell office:value-type="float" office:value="17.2424" calcext:value-type="float">
            <text:p>17.2424</text:p>
          </table:table-cell>
          <table:table-cell office:value-type="float" office:value="18.77939" calcext:value-type="float">
            <text:p>18.77939</text:p>
          </table:table-cell>
          <table:table-cell office:value-type="float" office:value="17.11938" calcext:value-type="float">
            <text:p>17.11938</text:p>
          </table:table-cell>
          <table:table-cell office:value-type="float" office:value="17.30774" calcext:value-type="float">
            <text:p>17.30774</text:p>
          </table:table-cell>
          <table:table-cell office:value-type="float" office:value="16.47232" calcext:value-type="float">
            <text:p>16.47232</text:p>
          </table:table-cell>
          <table:table-cell office:value-type="float" office:value="15.32898" calcext:value-type="float">
            <text:p>15.32898</text:p>
          </table:table-cell>
          <table:table-cell office:value-type="float" office:value="14.95212" calcext:value-type="float">
            <text:p>14.95212</text:p>
          </table:table-cell>
          <table:table-cell office:value-type="float" office:value="12.95212" calcext:value-type="float">
            <text:p>12.95212</text:p>
          </table:table-cell>
          <table:table-cell office:value-type="float" office:value="12.4837" calcext:value-type="float">
            <text:p>12.4837</text:p>
          </table:table-cell>
          <table:table-cell office:value-type="float" office:value="10.96851" calcext:value-type="float">
            <text:p>10.96851</text:p>
          </table:table-cell>
          <table:table-cell office:value-type="float" office:value="10.742" calcext:value-type="float">
            <text:p>10.742</text:p>
          </table:table-cell>
          <table:table-cell office:value-type="float" office:value="9.87619" calcext:value-type="float">
            <text:p>9.87619</text:p>
          </table:table-cell>
          <table:table-cell office:value-type="float" office:value="9.752014" calcext:value-type="float">
            <text:p>9.752014</text:p>
          </table:table-cell>
          <table:table-cell office:value-type="float" office:value="9.108734" calcext:value-type="float">
            <text:p>9.108734</text:p>
          </table:table-cell>
          <table:table-cell office:value-type="float" office:value="9.020386" calcext:value-type="float">
            <text:p>9.020386</text:p>
          </table:table-cell>
          <table:table-cell office:value-type="float" office:value="8.595917" calcext:value-type="float">
            <text:p>8.595917</text:p>
          </table:table-cell>
          <table:table-cell office:value-type="float" office:value="8.511658" calcext:value-type="float">
            <text:p>8.511658</text:p>
          </table:table-cell>
          <table:table-cell office:value-type="float" office:value="8.423309" calcext:value-type="float">
            <text:p>8.423309</text:p>
          </table:table-cell>
          <table:table-cell office:value-type="float" office:value="8.339966" calcext:value-type="float">
            <text:p>8.339966</text:p>
          </table:table-cell>
          <table:table-cell office:value-type="float" office:value="53.00735" calcext:value-type="float">
            <text:p>53.00735</text:p>
          </table:table-cell>
          <table:table-cell office:value-type="float" office:value="9.412231" calcext:value-type="float">
            <text:p>9.4122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2" calcext:value-type="float">
            <text:p>8052002</text:p>
          </table:table-cell>
          <table:table-cell office:value-type="float" office:value="17.40586" calcext:value-type="float">
            <text:p>17.40586</text:p>
          </table:table-cell>
          <table:table-cell office:value-type="float" office:value="24.77" calcext:value-type="float">
            <text:p>24.77</text:p>
          </table:table-cell>
          <table:table-cell office:value-type="float" office:value="8.21" calcext:value-type="float">
            <text:p>8.21</text:p>
          </table:table-cell>
          <table:table-cell office:value-type="float" office:value="1.713088" calcext:value-type="float">
            <text:p>1.713088</text:p>
          </table:table-cell>
          <table:table-cell office:value-type="float" office:value="0.8009539" calcext:value-type="float">
            <text:p>0.8009539</text:p>
          </table:table-cell>
          <table:table-cell office:value-type="float" office:value="609.7321" calcext:value-type="float">
            <text:p>609.7321</text:p>
          </table:table-cell>
          <table:table-cell office:value-type="float" office:value="0.1" calcext:value-type="float">
            <text:p>0.1</text:p>
          </table:table-cell>
          <table:table-cell office:value-type="float" office:value="35.70389" calcext:value-type="float">
            <text:p>35.70389</text:p>
          </table:table-cell>
          <table:table-cell office:value-type="float" office:value="12.47379" calcext:value-type="float">
            <text:p>12.47379</text:p>
          </table:table-cell>
          <table:table-cell office:value-type="float" office:value="27.84418" calcext:value-type="float">
            <text:p>27.84418</text:p>
          </table:table-cell>
          <table:table-cell office:value-type="float" office:value="16.13101" calcext:value-type="float">
            <text:p>16.13101</text:p>
          </table:table-cell>
          <table:table-cell office:value-type="float" office:value="24.50342" calcext:value-type="float">
            <text:p>24.50342</text:p>
          </table:table-cell>
          <table:table-cell office:value-type="float" office:value="16.91705" calcext:value-type="float">
            <text:p>16.91705</text:p>
          </table:table-cell>
          <table:table-cell office:value-type="float" office:value="21.81241" calcext:value-type="float">
            <text:p>21.81241</text:p>
          </table:table-cell>
          <table:table-cell office:value-type="float" office:value="17.26862" calcext:value-type="float">
            <text:p>17.26862</text:p>
          </table:table-cell>
          <table:table-cell office:value-type="float" office:value="20.23254" calcext:value-type="float">
            <text:p>20.23254</text:p>
          </table:table-cell>
          <table:table-cell office:value-type="float" office:value="17.28717" calcext:value-type="float">
            <text:p>17.28717</text:p>
          </table:table-cell>
          <table:table-cell office:value-type="float" office:value="18.66855" calcext:value-type="float">
            <text:p>18.66855</text:p>
          </table:table-cell>
          <table:table-cell office:value-type="float" office:value="17.09637" calcext:value-type="float">
            <text:p>17.09637</text:p>
          </table:table-cell>
          <table:table-cell office:value-type="float" office:value="17.42239" calcext:value-type="float">
            <text:p>17.42239</text:p>
          </table:table-cell>
          <table:table-cell office:value-type="float" office:value="16.51117" calcext:value-type="float">
            <text:p>16.51117</text:p>
          </table:table-cell>
          <table:table-cell office:value-type="float" office:value="15.586" calcext:value-type="float">
            <text:p>15.586</text:p>
          </table:table-cell>
          <table:table-cell office:value-type="float" office:value="15.3338" calcext:value-type="float">
            <text:p>15.3338</text:p>
          </table:table-cell>
          <table:table-cell office:value-type="float" office:value="13.29083" calcext:value-type="float">
            <text:p>13.29083</text:p>
          </table:table-cell>
          <table:table-cell office:value-type="float" office:value="12.95627" calcext:value-type="float">
            <text:p>12.95627</text:p>
          </table:table-cell>
          <table:table-cell office:value-type="float" office:value="11.21304" calcext:value-type="float">
            <text:p>11.21304</text:p>
          </table:table-cell>
          <table:table-cell office:value-type="float" office:value="10.97104" calcext:value-type="float">
            <text:p>10.97104</text:p>
          </table:table-cell>
          <table:table-cell office:value-type="float" office:value="10.02664" calcext:value-type="float">
            <text:p>10.02664</text:p>
          </table:table-cell>
          <table:table-cell office:value-type="float" office:value="9.877655" calcext:value-type="float">
            <text:p>9.877655</text:p>
          </table:table-cell>
          <table:table-cell office:value-type="float" office:value="9.208893" calcext:value-type="float">
            <text:p>9.208893</text:p>
          </table:table-cell>
          <table:table-cell office:value-type="float" office:value="9.109711" calcext:value-type="float">
            <text:p>9.109711</text:p>
          </table:table-cell>
          <table:table-cell office:value-type="float" office:value="8.682434" calcext:value-type="float">
            <text:p>8.682434</text:p>
          </table:table-cell>
          <table:table-cell office:value-type="float" office:value="8.596832" calcext:value-type="float">
            <text:p>8.596832</text:p>
          </table:table-cell>
          <table:table-cell office:value-type="float" office:value="8.505432" calcext:value-type="float">
            <text:p>8.505432</text:p>
          </table:table-cell>
          <table:table-cell office:value-type="float" office:value="8.424164" calcext:value-type="float">
            <text:p>8.424164</text:p>
          </table:table-cell>
          <table:table-cell office:value-type="float" office:value="54.46039" calcext:value-type="float">
            <text:p>54.46039</text:p>
          </table:table-cell>
          <table:table-cell office:value-type="float" office:value="5.140472" calcext:value-type="float">
            <text:p>5.1404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2" calcext:value-type="float">
            <text:p>9052002</text:p>
          </table:table-cell>
          <table:table-cell office:value-type="float" office:value="29.23551" calcext:value-type="float">
            <text:p>29.23551</text:p>
          </table:table-cell>
          <table:table-cell office:value-type="float" office:value="16.011" calcext:value-type="float">
            <text:p>16.011</text:p>
          </table:table-cell>
          <table:table-cell office:value-type="float" office:value="4.08" calcext:value-type="float">
            <text:p>4.08</text:p>
          </table:table-cell>
          <table:table-cell office:value-type="float" office:value="0.8121203" calcext:value-type="float">
            <text:p>0.8121203</text:p>
          </table:table-cell>
          <table:table-cell office:value-type="float" office:value="0.704551" calcext:value-type="float">
            <text:p>0.704551</text:p>
          </table:table-cell>
          <table:table-cell office:value-type="float" office:value="465.156" calcext:value-type="float">
            <text:p>465.156</text:p>
          </table:table-cell>
          <table:table-cell office:value-type="float" office:value="0" calcext:value-type="float">
            <text:p>0</text:p>
          </table:table-cell>
          <table:table-cell office:value-type="float" office:value="42.22235" calcext:value-type="float">
            <text:p>42.22235</text:p>
          </table:table-cell>
          <table:table-cell office:value-type="float" office:value="9.490967" calcext:value-type="float">
            <text:p>9.490967</text:p>
          </table:table-cell>
          <table:table-cell office:value-type="float" office:value="31.67587" calcext:value-type="float">
            <text:p>31.67587</text:p>
          </table:table-cell>
          <table:table-cell office:value-type="float" office:value="13.29147" calcext:value-type="float">
            <text:p>13.29147</text:p>
          </table:table-cell>
          <table:table-cell office:value-type="float" office:value="26.99225" calcext:value-type="float">
            <text:p>26.99225</text:p>
          </table:table-cell>
          <table:table-cell office:value-type="float" office:value="14.97958" calcext:value-type="float">
            <text:p>14.97958</text:p>
          </table:table-cell>
          <table:table-cell office:value-type="float" office:value="23.48694" calcext:value-type="float">
            <text:p>23.48694</text:p>
          </table:table-cell>
          <table:table-cell office:value-type="float" office:value="16.09561" calcext:value-type="float">
            <text:p>16.09561</text:p>
          </table:table-cell>
          <table:table-cell office:value-type="float" office:value="21.41452" calcext:value-type="float">
            <text:p>21.41452</text:p>
          </table:table-cell>
          <table:table-cell office:value-type="float" office:value="16.54984" calcext:value-type="float">
            <text:p>16.54984</text:p>
          </table:table-cell>
          <table:table-cell office:value-type="float" office:value="19.40839" calcext:value-type="float">
            <text:p>19.40839</text:p>
          </table:table-cell>
          <table:table-cell office:value-type="float" office:value="16.77817" calcext:value-type="float">
            <text:p>16.77817</text:p>
          </table:table-cell>
          <table:table-cell office:value-type="float" office:value="17.93433" calcext:value-type="float">
            <text:p>17.93433</text:p>
          </table:table-cell>
          <table:table-cell office:value-type="float" office:value="16.43423" calcext:value-type="float">
            <text:p>16.43423</text:p>
          </table:table-cell>
          <table:table-cell office:value-type="float" office:value="15.80981" calcext:value-type="float">
            <text:p>15.80981</text:p>
          </table:table-cell>
          <table:table-cell office:value-type="float" office:value="15.58258" calcext:value-type="float">
            <text:p>15.58258</text:p>
          </table:table-cell>
          <table:table-cell office:value-type="float" office:value="13.56799" calcext:value-type="float">
            <text:p>13.56799</text:p>
          </table:table-cell>
          <table:table-cell office:value-type="float" office:value="13.29428" calcext:value-type="float">
            <text:p>13.29428</text:p>
          </table:table-cell>
          <table:table-cell office:value-type="float" office:value="11.45081" calcext:value-type="float">
            <text:p>11.45081</text:p>
          </table:table-cell>
          <table:table-cell office:value-type="float" office:value="11.21555" calcext:value-type="float">
            <text:p>11.21555</text:p>
          </table:table-cell>
          <table:table-cell office:value-type="float" office:value="10.19064" calcext:value-type="float">
            <text:p>10.19064</text:p>
          </table:table-cell>
          <table:table-cell office:value-type="float" office:value="10.02832" calcext:value-type="float">
            <text:p>10.02832</text:p>
          </table:table-cell>
          <table:table-cell office:value-type="float" office:value="9.32016" calcext:value-type="float">
            <text:p>9.32016</text:p>
          </table:table-cell>
          <table:table-cell office:value-type="float" office:value="9.209991" calcext:value-type="float">
            <text:p>9.209991</text:p>
          </table:table-cell>
          <table:table-cell office:value-type="float" office:value="8.771942" calcext:value-type="float">
            <text:p>8.771942</text:p>
          </table:table-cell>
          <table:table-cell office:value-type="float" office:value="8.68335" calcext:value-type="float">
            <text:p>8.68335</text:p>
          </table:table-cell>
          <table:table-cell office:value-type="float" office:value="8.587494" calcext:value-type="float">
            <text:p>8.587494</text:p>
          </table:table-cell>
          <table:table-cell office:value-type="float" office:value="8.506287" calcext:value-type="float">
            <text:p>8.506287</text:p>
          </table:table-cell>
          <table:table-cell office:value-type="float" office:value="50.67844" calcext:value-type="float">
            <text:p>50.67844</text:p>
          </table:table-cell>
          <table:table-cell office:value-type="float" office:value="2.402222" calcext:value-type="float">
            <text:p>2.4022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2" calcext:value-type="float">
            <text:p>10052002</text:p>
          </table:table-cell>
          <table:table-cell office:value-type="float" office:value="14.571" calcext:value-type="float">
            <text:p>14.571</text:p>
          </table:table-cell>
          <table:table-cell office:value-type="float" office:value="20.27" calcext:value-type="float">
            <text:p>20.27</text:p>
          </table:table-cell>
          <table:table-cell office:value-type="float" office:value="4.31" calcext:value-type="float">
            <text:p>4.31</text:p>
          </table:table-cell>
          <table:table-cell office:value-type="float" office:value="1.074229" calcext:value-type="float">
            <text:p>1.074229</text:p>
          </table:table-cell>
          <table:table-cell office:value-type="float" office:value="0.7215847" calcext:value-type="float">
            <text:p>0.7215847</text:p>
          </table:table-cell>
          <table:table-cell office:value-type="float" office:value="390.024" calcext:value-type="float">
            <text:p>390.024</text:p>
          </table:table-cell>
          <table:table-cell office:value-type="float" office:value="1.4" calcext:value-type="float">
            <text:p>1.4</text:p>
          </table:table-cell>
          <table:table-cell office:value-type="float" office:value="35.89182" calcext:value-type="float">
            <text:p>35.89182</text:p>
          </table:table-cell>
          <table:table-cell office:value-type="float" office:value="10.02957" calcext:value-type="float">
            <text:p>10.02957</text:p>
          </table:table-cell>
          <table:table-cell office:value-type="float" office:value="26.4252" calcext:value-type="float">
            <text:p>26.4252</text:p>
          </table:table-cell>
          <table:table-cell office:value-type="float" office:value="13.78412" calcext:value-type="float">
            <text:p>13.78412</text:p>
          </table:table-cell>
          <table:table-cell office:value-type="float" office:value="22.94226" calcext:value-type="float">
            <text:p>22.94226</text:p>
          </table:table-cell>
          <table:table-cell office:value-type="float" office:value="15.56073" calcext:value-type="float">
            <text:p>15.56073</text:p>
          </table:table-cell>
          <table:table-cell office:value-type="float" office:value="20.69229" calcext:value-type="float">
            <text:p>20.69229</text:p>
          </table:table-cell>
          <table:table-cell office:value-type="float" office:value="16.54684" calcext:value-type="float">
            <text:p>16.54684</text:p>
          </table:table-cell>
          <table:table-cell office:value-type="float" office:value="20.02008" calcext:value-type="float">
            <text:p>20.02008</text:p>
          </table:table-cell>
          <table:table-cell office:value-type="float" office:value="16.89832" calcext:value-type="float">
            <text:p>16.89832</text:p>
          </table:table-cell>
          <table:table-cell office:value-type="float" office:value="19.2984" calcext:value-type="float">
            <text:p>19.2984</text:p>
          </table:table-cell>
          <table:table-cell office:value-type="float" office:value="17.05438" calcext:value-type="float">
            <text:p>17.05438</text:p>
          </table:table-cell>
          <table:table-cell office:value-type="float" office:value="17.94891" calcext:value-type="float">
            <text:p>17.94891</text:p>
          </table:table-cell>
          <table:table-cell office:value-type="float" office:value="16.71893" calcext:value-type="float">
            <text:p>16.71893</text:p>
          </table:table-cell>
          <table:table-cell office:value-type="float" office:value="16.01477" calcext:value-type="float">
            <text:p>16.01477</text:p>
          </table:table-cell>
          <table:table-cell office:value-type="float" office:value="15.8205" calcext:value-type="float">
            <text:p>15.8205</text:p>
          </table:table-cell>
          <table:table-cell office:value-type="float" office:value="13.83456" calcext:value-type="float">
            <text:p>13.83456</text:p>
          </table:table-cell>
          <table:table-cell office:value-type="float" office:value="13.57101" calcext:value-type="float">
            <text:p>13.57101</text:p>
          </table:table-cell>
          <table:table-cell office:value-type="float" office:value="11.68073" calcext:value-type="float">
            <text:p>11.68073</text:p>
          </table:table-cell>
          <table:table-cell office:value-type="float" office:value="11.45322" calcext:value-type="float">
            <text:p>11.45322</text:p>
          </table:table-cell>
          <table:table-cell office:value-type="float" office:value="10.36081" calcext:value-type="float">
            <text:p>10.36081</text:p>
          </table:table-cell>
          <table:table-cell office:value-type="float" office:value="10.19238" calcext:value-type="float">
            <text:p>10.19238</text:p>
          </table:table-cell>
          <table:table-cell office:value-type="float" office:value="9.440582" calcext:value-type="float">
            <text:p>9.440582</text:p>
          </table:table-cell>
          <table:table-cell office:value-type="float" office:value="9.32135" calcext:value-type="float">
            <text:p>9.32135</text:p>
          </table:table-cell>
          <table:table-cell office:value-type="float" office:value="8.865479" calcext:value-type="float">
            <text:p>8.865479</text:p>
          </table:table-cell>
          <table:table-cell office:value-type="float" office:value="8.772858" calcext:value-type="float">
            <text:p>8.772858</text:p>
          </table:table-cell>
          <table:table-cell office:value-type="float" office:value="8.671051" calcext:value-type="float">
            <text:p>8.671051</text:p>
          </table:table-cell>
          <table:table-cell office:value-type="float" office:value="8.588348" calcext:value-type="float">
            <text:p>8.588348</text:p>
          </table:table-cell>
          <table:table-cell office:value-type="float" office:value="48.81845" calcext:value-type="float">
            <text:p>48.81845</text:p>
          </table:table-cell>
          <table:table-cell office:value-type="float" office:value="3.402313" calcext:value-type="float">
            <text:p>3.4023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2" calcext:value-type="float">
            <text:p>11052002</text:p>
          </table:table-cell>
          <table:table-cell office:value-type="float" office:value="3.87072" calcext:value-type="float">
            <text:p>3.87072</text:p>
          </table:table-cell>
          <table:table-cell office:value-type="float" office:value="14.33" calcext:value-type="float">
            <text:p>14.33</text:p>
          </table:table-cell>
          <table:table-cell office:value-type="float" office:value="9.71" calcext:value-type="float">
            <text:p>9.71</text:p>
          </table:table-cell>
          <table:table-cell office:value-type="float" office:value="1.433705" calcext:value-type="float">
            <text:p>1.433705</text:p>
          </table:table-cell>
          <table:table-cell office:value-type="float" office:value="1.057317" calcext:value-type="float">
            <text:p>1.057317</text:p>
          </table:table-cell>
          <table:table-cell office:value-type="float" office:value="465.048" calcext:value-type="float">
            <text:p>465.048</text:p>
          </table:table-cell>
          <table:table-cell office:value-type="float" office:value="28.3" calcext:value-type="float">
            <text:p>28.3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0.31781" calcext:value-type="float">
            <text:p>10.31781</text:p>
          </table:table-cell>
          <table:table-cell office:value-type="float" office:value="16.36371" calcext:value-type="float">
            <text:p>16.36371</text:p>
          </table:table-cell>
          <table:table-cell office:value-type="float" office:value="12.17175" calcext:value-type="float">
            <text:p>12.17175</text:p>
          </table:table-cell>
          <table:table-cell office:value-type="float" office:value="18.13794" calcext:value-type="float">
            <text:p>18.13794</text:p>
          </table:table-cell>
          <table:table-cell office:value-type="float" office:value="13.56067" calcext:value-type="float">
            <text:p>13.56067</text:p>
          </table:table-cell>
          <table:table-cell office:value-type="float" office:value="18.79132" calcext:value-type="float">
            <text:p>18.79132</text:p>
          </table:table-cell>
          <table:table-cell office:value-type="float" office:value="14.60342" calcext:value-type="float">
            <text:p>14.60342</text:p>
          </table:table-cell>
          <table:table-cell office:value-type="float" office:value="18.65527" calcext:value-type="float">
            <text:p>18.65527</text:p>
          </table:table-cell>
          <table:table-cell office:value-type="float" office:value="15.06821" calcext:value-type="float">
            <text:p>15.06821</text:p>
          </table:table-cell>
          <table:table-cell office:value-type="float" office:value="18.18561" calcext:value-type="float">
            <text:p>18.18561</text:p>
          </table:table-cell>
          <table:table-cell office:value-type="float" office:value="15.41577" calcext:value-type="float">
            <text:p>15.41577</text:p>
          </table:table-cell>
          <table:table-cell office:value-type="float" office:value="17.32455" calcext:value-type="float">
            <text:p>17.32455</text:p>
          </table:table-cell>
          <table:table-cell office:value-type="float" office:value="15.48874" calcext:value-type="float">
            <text:p>15.48874</text:p>
          </table:table-cell>
          <table:table-cell office:value-type="float" office:value="15.96762" calcext:value-type="float">
            <text:p>15.96762</text:p>
          </table:table-cell>
          <table:table-cell office:value-type="float" office:value="15.3819" calcext:value-type="float">
            <text:p>15.3819</text:p>
          </table:table-cell>
          <table:table-cell office:value-type="float" office:value="13.94644" calcext:value-type="float">
            <text:p>13.94644</text:p>
          </table:table-cell>
          <table:table-cell office:value-type="float" office:value="13.8367" calcext:value-type="float">
            <text:p>13.8367</text:p>
          </table:table-cell>
          <table:table-cell office:value-type="float" office:value="11.88849" calcext:value-type="float">
            <text:p>11.88849</text:p>
          </table:table-cell>
          <table:table-cell office:value-type="float" office:value="11.68307" calcext:value-type="float">
            <text:p>11.68307</text:p>
          </table:table-cell>
          <table:table-cell office:value-type="float" office:value="10.53217" calcext:value-type="float">
            <text:p>10.53217</text:p>
          </table:table-cell>
          <table:table-cell office:value-type="float" office:value="10.36258" calcext:value-type="float">
            <text:p>10.36258</text:p>
          </table:table-cell>
          <table:table-cell office:value-type="float" office:value="9.568054" calcext:value-type="float">
            <text:p>9.568054</text:p>
          </table:table-cell>
          <table:table-cell office:value-type="float" office:value="9.441864" calcext:value-type="float">
            <text:p>9.441864</text:p>
          </table:table-cell>
          <table:table-cell office:value-type="float" office:value="8.963257" calcext:value-type="float">
            <text:p>8.963257</text:p>
          </table:table-cell>
          <table:table-cell office:value-type="float" office:value="8.866455" calcext:value-type="float">
            <text:p>8.866455</text:p>
          </table:table-cell>
          <table:table-cell office:value-type="float" office:value="8.756012" calcext:value-type="float">
            <text:p>8.756012</text:p>
          </table:table-cell>
          <table:table-cell office:value-type="float" office:value="8.671936" calcext:value-type="float">
            <text:p>8.671936</text:p>
          </table:table-cell>
          <table:table-cell office:value-type="float" office:value="17.96848" calcext:value-type="float">
            <text:p>17.96848</text:p>
          </table:table-cell>
          <table:table-cell office:value-type="float" office:value="8.256653" calcext:value-type="float">
            <text:p>8.2566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2" calcext:value-type="float">
            <text:p>12052002</text:p>
          </table:table-cell>
          <table:table-cell office:value-type="float" office:value="10.25892" calcext:value-type="float">
            <text:p>10.25892</text:p>
          </table:table-cell>
          <table:table-cell office:value-type="float" office:value="10.68" calcext:value-type="float">
            <text:p>10.68</text:p>
          </table:table-cell>
          <table:table-cell office:value-type="float" office:value="5.12" calcext:value-type="float">
            <text:p>5.12</text:p>
          </table:table-cell>
          <table:table-cell office:value-type="float" office:value="1.128054" calcext:value-type="float">
            <text:p>1.128054</text:p>
          </table:table-cell>
          <table:table-cell office:value-type="float" office:value="0.7734994" calcext:value-type="float">
            <text:p>0.7734994</text:p>
          </table:table-cell>
          <table:table-cell office:value-type="float" office:value="422.82" calcext:value-type="float">
            <text:p>422.82</text:p>
          </table:table-cell>
          <table:table-cell office:value-type="float" office:value="0" calcext:value-type="float">
            <text:p>0</text:p>
          </table:table-cell>
          <table:table-cell office:value-type="float" office:value="19.95578" calcext:value-type="float">
            <text:p>19.95578</text:p>
          </table:table-cell>
          <table:table-cell office:value-type="float" office:value="7.716614" calcext:value-type="float">
            <text:p>7.716614</text:p>
          </table:table-cell>
          <table:table-cell office:value-type="float" office:value="17.75961" calcext:value-type="float">
            <text:p>17.75961</text:p>
          </table:table-cell>
          <table:table-cell office:value-type="float" office:value="10.39618" calcext:value-type="float">
            <text:p>10.39618</text:p>
          </table:table-cell>
          <table:table-cell office:value-type="float" office:value="16.29999" calcext:value-type="float">
            <text:p>16.29999</text:p>
          </table:table-cell>
          <table:table-cell office:value-type="float" office:value="12.29419" calcext:value-type="float">
            <text:p>12.29419</text:p>
          </table:table-cell>
          <table:table-cell office:value-type="float" office:value="15.57761" calcext:value-type="float">
            <text:p>15.57761</text:p>
          </table:table-cell>
          <table:table-cell office:value-type="float" office:value="13.22232" calcext:value-type="float">
            <text:p>13.22232</text:p>
          </table:table-cell>
          <table:table-cell office:value-type="float" office:value="15.21973" calcext:value-type="float">
            <text:p>15.21973</text:p>
          </table:table-cell>
          <table:table-cell office:value-type="float" office:value="13.76688" calcext:value-type="float">
            <text:p>13.76688</text:p>
          </table:table-cell>
          <table:table-cell office:value-type="float" office:value="15.39676" calcext:value-type="float">
            <text:p>15.39676</text:p>
          </table:table-cell>
          <table:table-cell office:value-type="float" office:value="14.30713" calcext:value-type="float">
            <text:p>14.30713</text:p>
          </table:table-cell>
          <table:table-cell office:value-type="float" office:value="15.4783" calcext:value-type="float">
            <text:p>15.4783</text:p>
          </table:table-cell>
          <table:table-cell office:value-type="float" office:value="14.58438" calcext:value-type="float">
            <text:p>14.58438</text:p>
          </table:table-cell>
          <table:table-cell office:value-type="float" office:value="15.37396" calcext:value-type="float">
            <text:p>15.37396</text:p>
          </table:table-cell>
          <table:table-cell office:value-type="float" office:value="14.62402" calcext:value-type="float">
            <text:p>14.62402</text:p>
          </table:table-cell>
          <table:table-cell office:value-type="float" office:value="13.93951" calcext:value-type="float">
            <text:p>13.93951</text:p>
          </table:table-cell>
          <table:table-cell office:value-type="float" office:value="13.77319" calcext:value-type="float">
            <text:p>13.77319</text:p>
          </table:table-cell>
          <table:table-cell office:value-type="float" office:value="12.02942" calcext:value-type="float">
            <text:p>12.02942</text:p>
          </table:table-cell>
          <table:table-cell office:value-type="float" office:value="11.89038" calcext:value-type="float">
            <text:p>11.89038</text:p>
          </table:table-cell>
          <table:table-cell office:value-type="float" office:value="10.69177" calcext:value-type="float">
            <text:p>10.69177</text:p>
          </table:table-cell>
          <table:table-cell office:value-type="float" office:value="10.53391" calcext:value-type="float">
            <text:p>10.53391</text:p>
          </table:table-cell>
          <table:table-cell office:value-type="float" office:value="9.698639" calcext:value-type="float">
            <text:p>9.698639</text:p>
          </table:table-cell>
          <table:table-cell office:value-type="float" office:value="9.569427" calcext:value-type="float">
            <text:p>9.569427</text:p>
          </table:table-cell>
          <table:table-cell office:value-type="float" office:value="9.064972" calcext:value-type="float">
            <text:p>9.064972</text:p>
          </table:table-cell>
          <table:table-cell office:value-type="float" office:value="8.964294" calcext:value-type="float">
            <text:p>8.964294</text:p>
          </table:table-cell>
          <table:table-cell office:value-type="float" office:value="8.843048" calcext:value-type="float">
            <text:p>8.843048</text:p>
          </table:table-cell>
          <table:table-cell office:value-type="float" office:value="8.756897" calcext:value-type="float">
            <text:p>8.756897</text:p>
          </table:table-cell>
          <table:table-cell office:value-type="float" office:value="21.16809" calcext:value-type="float">
            <text:p>21.16809</text:p>
          </table:table-cell>
          <table:table-cell office:value-type="float" office:value="3.826019" calcext:value-type="float">
            <text:p>3.8260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2" calcext:value-type="float">
            <text:p>13052002</text:p>
          </table:table-cell>
          <table:table-cell office:value-type="float" office:value="29.33426" calcext:value-type="float">
            <text:p>29.33426</text:p>
          </table:table-cell>
          <table:table-cell office:value-type="float" office:value="22.54" calcext:value-type="float">
            <text:p>22.54</text:p>
          </table:table-cell>
          <table:table-cell office:value-type="float" office:value="3.22" calcext:value-type="float">
            <text:p>3.22</text:p>
          </table:table-cell>
          <table:table-cell office:value-type="float" office:value="1.121149" calcext:value-type="float">
            <text:p>1.121149</text:p>
          </table:table-cell>
          <table:table-cell office:value-type="float" office:value="0.677563" calcext:value-type="float">
            <text:p>0.677563</text:p>
          </table:table-cell>
          <table:table-cell office:value-type="float" office:value="306.324" calcext:value-type="float">
            <text:p>306.324</text:p>
          </table:table-cell>
          <table:table-cell office:value-type="float" office:value="0" calcext:value-type="float">
            <text:p>0</text:p>
          </table:table-cell>
          <table:table-cell office:value-type="float" office:value="33.54315" calcext:value-type="float">
            <text:p>33.54315</text:p>
          </table:table-cell>
          <table:table-cell office:value-type="float" office:value="5.162811" calcext:value-type="float">
            <text:p>5.162811</text:p>
          </table:table-cell>
          <table:table-cell office:value-type="float" office:value="27.07919" calcext:value-type="float">
            <text:p>27.07919</text:p>
          </table:table-cell>
          <table:table-cell office:value-type="float" office:value="7.7341" calcext:value-type="float">
            <text:p>7.7341</text:p>
          </table:table-cell>
          <table:table-cell office:value-type="float" office:value="22.76663" calcext:value-type="float">
            <text:p>22.76663</text:p>
          </table:table-cell>
          <table:table-cell office:value-type="float" office:value="9.849487" calcext:value-type="float">
            <text:p>9.849487</text:p>
          </table:table-cell>
          <table:table-cell office:value-type="float" office:value="19.73132" calcext:value-type="float">
            <text:p>19.73132</text:p>
          </table:table-cell>
          <table:table-cell office:value-type="float" office:value="11.47928" calcext:value-type="float">
            <text:p>11.47928</text:p>
          </table:table-cell>
          <table:table-cell office:value-type="float" office:value="18.05841" calcext:value-type="float">
            <text:p>18.05841</text:p>
          </table:table-cell>
          <table:table-cell office:value-type="float" office:value="12.40955" calcext:value-type="float">
            <text:p>12.40955</text:p>
          </table:table-cell>
          <table:table-cell office:value-type="float" office:value="16.55057" calcext:value-type="float">
            <text:p>16.55057</text:p>
          </table:table-cell>
          <table:table-cell office:value-type="float" office:value="13.34351" calcext:value-type="float">
            <text:p>13.34351</text:p>
          </table:table-cell>
          <table:table-cell office:value-type="float" office:value="15.60391" calcext:value-type="float">
            <text:p>15.60391</text:p>
          </table:table-cell>
          <table:table-cell office:value-type="float" office:value="13.81595" calcext:value-type="float">
            <text:p>13.81595</text:p>
          </table:table-cell>
          <table:table-cell office:value-type="float" office:value="14.62021" calcext:value-type="float">
            <text:p>14.62021</text:p>
          </table:table-cell>
          <table:table-cell office:value-type="float" office:value="14.17294" calcext:value-type="float">
            <text:p>14.17294</text:p>
          </table:table-cell>
          <table:table-cell office:value-type="float" office:value="13.7709" calcext:value-type="float">
            <text:p>13.7709</text:p>
          </table:table-cell>
          <table:table-cell office:value-type="float" office:value="13.53879" calcext:value-type="float">
            <text:p>13.53879</text:p>
          </table:table-cell>
          <table:table-cell office:value-type="float" office:value="12.09222" calcext:value-type="float">
            <text:p>12.09222</text:p>
          </table:table-cell>
          <table:table-cell office:value-type="float" office:value="12.03049" calcext:value-type="float">
            <text:p>12.03049</text:p>
          </table:table-cell>
          <table:table-cell office:value-type="float" office:value="10.82388" calcext:value-type="float">
            <text:p>10.82388</text:p>
          </table:table-cell>
          <table:table-cell office:value-type="float" office:value="10.6933" calcext:value-type="float">
            <text:p>10.6933</text:p>
          </table:table-cell>
          <table:table-cell office:value-type="float" office:value="9.827118" calcext:value-type="float">
            <text:p>9.827118</text:p>
          </table:table-cell>
          <table:table-cell office:value-type="float" office:value="9.700012" calcext:value-type="float">
            <text:p>9.700012</text:p>
          </table:table-cell>
          <table:table-cell office:value-type="float" office:value="9.169495" calcext:value-type="float">
            <text:p>9.169495</text:p>
          </table:table-cell>
          <table:table-cell office:value-type="float" office:value="9.06604" calcext:value-type="float">
            <text:p>9.06604</text:p>
          </table:table-cell>
          <table:table-cell office:value-type="float" office:value="8.931885" calcext:value-type="float">
            <text:p>8.931885</text:p>
          </table:table-cell>
          <table:table-cell office:value-type="float" office:value="8.843964" calcext:value-type="float">
            <text:p>8.843964</text:p>
          </table:table-cell>
          <table:table-cell office:value-type="float" office:value="36.18973" calcext:value-type="float">
            <text:p>36.18973</text:p>
          </table:table-cell>
          <table:table-cell office:value-type="float" office:value="1.582794" calcext:value-type="float">
            <text:p>1.5827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2" calcext:value-type="float">
            <text:p>14052002</text:p>
          </table:table-cell>
          <table:table-cell office:value-type="float" office:value="27.60628" calcext:value-type="float">
            <text:p>27.60628</text:p>
          </table:table-cell>
          <table:table-cell office:value-type="float" office:value="25.29" calcext:value-type="float">
            <text:p>25.29</text:p>
          </table:table-cell>
          <table:table-cell office:value-type="float" office:value="4.37" calcext:value-type="float">
            <text:p>4.37</text:p>
          </table:table-cell>
          <table:table-cell office:value-type="float" office:value="1.198868" calcext:value-type="float">
            <text:p>1.198868</text:p>
          </table:table-cell>
          <table:table-cell office:value-type="float" office:value="0.7342646" calcext:value-type="float">
            <text:p>0.7342646</text:p>
          </table:table-cell>
          <table:table-cell office:value-type="float" office:value="346.428" calcext:value-type="float">
            <text:p>346.428</text:p>
          </table:table-cell>
          <table:table-cell office:value-type="float" office:value="0" calcext:value-type="float">
            <text:p>0</text:p>
          </table:table-cell>
          <table:table-cell office:value-type="float" office:value="34.56961" calcext:value-type="float">
            <text:p>34.56961</text:p>
          </table:table-cell>
          <table:table-cell office:value-type="float" office:value="7.099182" calcext:value-type="float">
            <text:p>7.099182</text:p>
          </table:table-cell>
          <table:table-cell office:value-type="float" office:value="27.97696" calcext:value-type="float">
            <text:p>27.97696</text:p>
          </table:table-cell>
          <table:table-cell office:value-type="float" office:value="10.14554" calcext:value-type="float">
            <text:p>10.14554</text:p>
          </table:table-cell>
          <table:table-cell office:value-type="float" office:value="23.91409" calcext:value-type="float">
            <text:p>23.91409</text:p>
          </table:table-cell>
          <table:table-cell office:value-type="float" office:value="12.40341" calcext:value-type="float">
            <text:p>12.40341</text:p>
          </table:table-cell>
          <table:table-cell office:value-type="float" office:value="20.85672" calcext:value-type="float">
            <text:p>20.85672</text:p>
          </table:table-cell>
          <table:table-cell office:value-type="float" office:value="13.89734" calcext:value-type="float">
            <text:p>13.89734</text:p>
          </table:table-cell>
          <table:table-cell office:value-type="float" office:value="19.11215" calcext:value-type="float">
            <text:p>19.11215</text:p>
          </table:table-cell>
          <table:table-cell office:value-type="float" office:value="14.55988" calcext:value-type="float">
            <text:p>14.55988</text:p>
          </table:table-cell>
          <table:table-cell office:value-type="float" office:value="17.51636" calcext:value-type="float">
            <text:p>17.51636</text:p>
          </table:table-cell>
          <table:table-cell office:value-type="float" office:value="15.02896" calcext:value-type="float">
            <text:p>15.02896</text:p>
          </table:table-cell>
          <table:table-cell office:value-type="float" office:value="16.38681" calcext:value-type="float">
            <text:p>16.38681</text:p>
          </table:table-cell>
          <table:table-cell office:value-type="float" office:value="14.93457" calcext:value-type="float">
            <text:p>14.93457</text:p>
          </table:table-cell>
          <table:table-cell office:value-type="float" office:value="14.79471" calcext:value-type="float">
            <text:p>14.79471</text:p>
          </table:table-cell>
          <table:table-cell office:value-type="float" office:value="14.36554" calcext:value-type="float">
            <text:p>14.36554</text:p>
          </table:table-cell>
          <table:table-cell office:value-type="float" office:value="13.53745" calcext:value-type="float">
            <text:p>13.53745</text:p>
          </table:table-cell>
          <table:table-cell office:value-type="float" office:value="13.51279" calcext:value-type="float">
            <text:p>13.51279</text:p>
          </table:table-cell>
          <table:table-cell office:value-type="float" office:value="12.12671" calcext:value-type="float">
            <text:p>12.12671</text:p>
          </table:table-cell>
          <table:table-cell office:value-type="float" office:value="12.09253" calcext:value-type="float">
            <text:p>12.09253</text:p>
          </table:table-cell>
          <table:table-cell office:value-type="float" office:value="10.92719" calcext:value-type="float">
            <text:p>10.92719</text:p>
          </table:table-cell>
          <table:table-cell office:value-type="float" office:value="10.8251" calcext:value-type="float">
            <text:p>10.8251</text:p>
          </table:table-cell>
          <table:table-cell office:value-type="float" office:value="9.947906" calcext:value-type="float">
            <text:p>9.947906</text:p>
          </table:table-cell>
          <table:table-cell office:value-type="float" office:value="9.82843" calcext:value-type="float">
            <text:p>9.82843</text:p>
          </table:table-cell>
          <table:table-cell office:value-type="float" office:value="9.274597" calcext:value-type="float">
            <text:p>9.274597</text:p>
          </table:table-cell>
          <table:table-cell office:value-type="float" office:value="9.170563" calcext:value-type="float">
            <text:p>9.170563</text:p>
          </table:table-cell>
          <table:table-cell office:value-type="float" office:value="9.022705" calcext:value-type="float">
            <text:p>9.022705</text:p>
          </table:table-cell>
          <table:table-cell office:value-type="float" office:value="8.93277" calcext:value-type="float">
            <text:p>8.93277</text:p>
          </table:table-cell>
          <table:table-cell office:value-type="float" office:value="36.58768" calcext:value-type="float">
            <text:p>36.58768</text:p>
          </table:table-cell>
          <table:table-cell office:value-type="float" office:value="3.227692" calcext:value-type="float">
            <text:p>3.2276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2" calcext:value-type="float">
            <text:p>15052002</text:p>
          </table:table-cell>
          <table:table-cell office:value-type="float" office:value="18.58248" calcext:value-type="float">
            <text:p>18.58248</text:p>
          </table:table-cell>
          <table:table-cell office:value-type="float" office:value="25.92" calcext:value-type="float">
            <text:p>25.92</text:p>
          </table:table-cell>
          <table:table-cell office:value-type="float" office:value="15.48" calcext:value-type="float">
            <text:p>15.48</text:p>
          </table:table-cell>
          <table:table-cell office:value-type="float" office:value="1.672105" calcext:value-type="float">
            <text:p>1.672105</text:p>
          </table:table-cell>
          <table:table-cell office:value-type="float" office:value="1.198108" calcext:value-type="float">
            <text:p>1.198108</text:p>
          </table:table-cell>
          <table:table-cell office:value-type="float" office:value="467.208" calcext:value-type="float">
            <text:p>467.208</text:p>
          </table:table-cell>
          <table:table-cell office:value-type="float" office:value="0" calcext:value-type="float">
            <text:p>0</text:p>
          </table:table-cell>
          <table:table-cell office:value-type="float" office:value="40.28259" calcext:value-type="float">
            <text:p>40.28259</text:p>
          </table:table-cell>
          <table:table-cell office:value-type="float" office:value="13.9118" calcext:value-type="float">
            <text:p>13.9118</text:p>
          </table:table-cell>
          <table:table-cell office:value-type="float" office:value="29.1452" calcext:value-type="float">
            <text:p>29.1452</text:p>
          </table:table-cell>
          <table:table-cell office:value-type="float" office:value="15.52487" calcext:value-type="float">
            <text:p>15.52487</text:p>
          </table:table-cell>
          <table:table-cell office:value-type="float" office:value="25.41791" calcext:value-type="float">
            <text:p>25.41791</text:p>
          </table:table-cell>
          <table:table-cell office:value-type="float" office:value="16.34293" calcext:value-type="float">
            <text:p>16.34293</text:p>
          </table:table-cell>
          <table:table-cell office:value-type="float" office:value="22.51062" calcext:value-type="float">
            <text:p>22.51062</text:p>
          </table:table-cell>
          <table:table-cell office:value-type="float" office:value="16.72028" calcext:value-type="float">
            <text:p>16.72028</text:p>
          </table:table-cell>
          <table:table-cell office:value-type="float" office:value="20.72452" calcext:value-type="float">
            <text:p>20.72452</text:p>
          </table:table-cell>
          <table:table-cell office:value-type="float" office:value="16.75162" calcext:value-type="float">
            <text:p>16.75162</text:p>
          </table:table-cell>
          <table:table-cell office:value-type="float" office:value="18.9819" calcext:value-type="float">
            <text:p>18.9819</text:p>
          </table:table-cell>
          <table:table-cell office:value-type="float" office:value="16.58234" calcext:value-type="float">
            <text:p>16.58234</text:p>
          </table:table-cell>
          <table:table-cell office:value-type="float" office:value="17.48251" calcext:value-type="float">
            <text:p>17.48251</text:p>
          </table:table-cell>
          <table:table-cell office:value-type="float" office:value="16.05893" calcext:value-type="float">
            <text:p>16.05893</text:p>
          </table:table-cell>
          <table:table-cell office:value-type="float" office:value="15.44431" calcext:value-type="float">
            <text:p>15.44431</text:p>
          </table:table-cell>
          <table:table-cell office:value-type="float" office:value="14.80536" calcext:value-type="float">
            <text:p>14.80536</text:p>
          </table:table-cell>
          <table:table-cell office:value-type="float" office:value="13.70645" calcext:value-type="float">
            <text:p>13.70645</text:p>
          </table:table-cell>
          <table:table-cell office:value-type="float" office:value="13.52579" calcext:value-type="float">
            <text:p>13.52579</text:p>
          </table:table-cell>
          <table:table-cell office:value-type="float" office:value="12.18915" calcext:value-type="float">
            <text:p>12.18915</text:p>
          </table:table-cell>
          <table:table-cell office:value-type="float" office:value="12.12714" calcext:value-type="float">
            <text:p>12.12714</text:p>
          </table:table-cell>
          <table:table-cell office:value-type="float" office:value="11.01801" calcext:value-type="float">
            <text:p>11.01801</text:p>
          </table:table-cell>
          <table:table-cell office:value-type="float" office:value="10.92816" calcext:value-type="float">
            <text:p>10.92816</text:p>
          </table:table-cell>
          <table:table-cell office:value-type="float" office:value="10.05948" calcext:value-type="float">
            <text:p>10.05948</text:p>
          </table:table-cell>
          <table:table-cell office:value-type="float" office:value="9.949127" calcext:value-type="float">
            <text:p>9.949127</text:p>
          </table:table-cell>
          <table:table-cell office:value-type="float" office:value="9.379028" calcext:value-type="float">
            <text:p>9.379028</text:p>
          </table:table-cell>
          <table:table-cell office:value-type="float" office:value="9.275696" calcext:value-type="float">
            <text:p>9.275696</text:p>
          </table:table-cell>
          <table:table-cell office:value-type="float" office:value="9.115601" calcext:value-type="float">
            <text:p>9.115601</text:p>
          </table:table-cell>
          <table:table-cell office:value-type="float" office:value="9.023651" calcext:value-type="float">
            <text:p>9.023651</text:p>
          </table:table-cell>
          <table:table-cell office:value-type="float" office:value="53.28503" calcext:value-type="float">
            <text:p>53.28503</text:p>
          </table:table-cell>
          <table:table-cell office:value-type="float" office:value="11.94385" calcext:value-type="float">
            <text:p>11.943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2" calcext:value-type="float">
            <text:p>16052002</text:p>
          </table:table-cell>
          <table:table-cell office:value-type="float" office:value="18.37836" calcext:value-type="float">
            <text:p>18.37836</text:p>
          </table:table-cell>
          <table:table-cell office:value-type="float" office:value="18.3" calcext:value-type="float">
            <text:p>18.3</text:p>
          </table:table-cell>
          <table:table-cell office:value-type="float" office:value="9.42" calcext:value-type="float">
            <text:p>9.42</text:p>
          </table:table-cell>
          <table:table-cell office:value-type="float" office:value="1.695864" calcext:value-type="float">
            <text:p>1.695864</text:p>
          </table:table-cell>
          <table:table-cell office:value-type="float" office:value="1.017727" calcext:value-type="float">
            <text:p>1.017727</text:p>
          </table:table-cell>
          <table:table-cell office:value-type="float" office:value="431.352" calcext:value-type="float">
            <text:p>431.352</text:p>
          </table:table-cell>
          <table:table-cell office:value-type="float" office:value="1.3" calcext:value-type="float">
            <text:p>1.3</text:p>
          </table:table-cell>
          <table:table-cell office:value-type="float" office:value="39.21799" calcext:value-type="float">
            <text:p>39.21799</text:p>
          </table:table-cell>
          <table:table-cell office:value-type="float" office:value="13.28522" calcext:value-type="float">
            <text:p>13.28522</text:p>
          </table:table-cell>
          <table:table-cell office:value-type="float" office:value="29.5806" calcext:value-type="float">
            <text:p>29.5806</text:p>
          </table:table-cell>
          <table:table-cell office:value-type="float" office:value="18.02325" calcext:value-type="float">
            <text:p>18.02325</text:p>
          </table:table-cell>
          <table:table-cell office:value-type="float" office:value="25.96591" calcext:value-type="float">
            <text:p>25.96591</text:p>
          </table:table-cell>
          <table:table-cell office:value-type="float" office:value="19.28262" calcext:value-type="float">
            <text:p>19.28262</text:p>
          </table:table-cell>
          <table:table-cell office:value-type="float" office:value="23.19275" calcext:value-type="float">
            <text:p>23.19275</text:p>
          </table:table-cell>
          <table:table-cell office:value-type="float" office:value="19.17996" calcext:value-type="float">
            <text:p>19.17996</text:p>
          </table:table-cell>
          <table:table-cell office:value-type="float" office:value="21.51926" calcext:value-type="float">
            <text:p>21.51926</text:p>
          </table:table-cell>
          <table:table-cell office:value-type="float" office:value="18.87473" calcext:value-type="float">
            <text:p>18.87473</text:p>
          </table:table-cell>
          <table:table-cell office:value-type="float" office:value="19.79279" calcext:value-type="float">
            <text:p>19.79279</text:p>
          </table:table-cell>
          <table:table-cell office:value-type="float" office:value="18.33087" calcext:value-type="float">
            <text:p>18.33087</text:p>
          </table:table-cell>
          <table:table-cell office:value-type="float" office:value="18.38599" calcext:value-type="float">
            <text:p>18.38599</text:p>
          </table:table-cell>
          <table:table-cell office:value-type="float" office:value="17.44171" calcext:value-type="float">
            <text:p>17.44171</text:p>
          </table:table-cell>
          <table:table-cell office:value-type="float" office:value="16.2919" calcext:value-type="float">
            <text:p>16.2919</text:p>
          </table:table-cell>
          <table:table-cell office:value-type="float" office:value="15.45721" calcext:value-type="float">
            <text:p>15.45721</text:p>
          </table:table-cell>
          <table:table-cell office:value-type="float" office:value="14.06332" calcext:value-type="float">
            <text:p>14.06332</text:p>
          </table:table-cell>
          <table:table-cell office:value-type="float" office:value="13.70929" calcext:value-type="float">
            <text:p>13.70929</text:p>
          </table:table-cell>
          <table:table-cell office:value-type="float" office:value="12.30652" calcext:value-type="float">
            <text:p>12.30652</text:p>
          </table:table-cell>
          <table:table-cell office:value-type="float" office:value="12.19" calcext:value-type="float">
            <text:p>12.19</text:p>
          </table:table-cell>
          <table:table-cell office:value-type="float" office:value="11.11423" calcext:value-type="float">
            <text:p>11.11423</text:p>
          </table:table-cell>
          <table:table-cell office:value-type="float" office:value="11.01895" calcext:value-type="float">
            <text:p>11.01895</text:p>
          </table:table-cell>
          <table:table-cell office:value-type="float" office:value="10.16516" calcext:value-type="float">
            <text:p>10.16516</text:p>
          </table:table-cell>
          <table:table-cell office:value-type="float" office:value="10.06058" calcext:value-type="float">
            <text:p>10.06058</text:p>
          </table:table-cell>
          <table:table-cell office:value-type="float" office:value="9.481812" calcext:value-type="float">
            <text:p>9.481812</text:p>
          </table:table-cell>
          <table:table-cell office:value-type="float" office:value="9.380096" calcext:value-type="float">
            <text:p>9.380096</text:p>
          </table:table-cell>
          <table:table-cell office:value-type="float" office:value="9.20932" calcext:value-type="float">
            <text:p>9.20932</text:p>
          </table:table-cell>
          <table:table-cell office:value-type="float" office:value="9.116577" calcext:value-type="float">
            <text:p>9.116577</text:p>
          </table:table-cell>
          <table:table-cell office:value-type="float" office:value="47.34903" calcext:value-type="float">
            <text:p>47.34903</text:p>
          </table:table-cell>
          <table:table-cell office:value-type="float" office:value="8.071167" calcext:value-type="float">
            <text:p>8.0711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2" calcext:value-type="float">
            <text:p>17052002</text:p>
          </table:table-cell>
          <table:table-cell office:value-type="float" office:value="29.66026" calcext:value-type="float">
            <text:p>29.66026</text:p>
          </table:table-cell>
          <table:table-cell office:value-type="float" office:value="17.94" calcext:value-type="float">
            <text:p>17.94</text:p>
          </table:table-cell>
          <table:table-cell office:value-type="float" office:value="6.13" calcext:value-type="float">
            <text:p>6.13</text:p>
          </table:table-cell>
          <table:table-cell office:value-type="float" office:value="0.9966024" calcext:value-type="float">
            <text:p>0.9966024</text:p>
          </table:table-cell>
          <table:table-cell office:value-type="float" office:value="0.7725064" calcext:value-type="float">
            <text:p>0.7725064</text:p>
          </table:table-cell>
          <table:table-cell office:value-type="float" office:value="349.092" calcext:value-type="float">
            <text:p>349.092</text:p>
          </table:table-cell>
          <table:table-cell office:value-type="float" office:value="0.2" calcext:value-type="float">
            <text:p>0.2</text:p>
          </table:table-cell>
          <table:table-cell office:value-type="float" office:value="41.52301" calcext:value-type="float">
            <text:p>41.52301</text:p>
          </table:table-cell>
          <table:table-cell office:value-type="float" office:value="9.396332" calcext:value-type="float">
            <text:p>9.396332</text:p>
          </table:table-cell>
          <table:table-cell office:value-type="float" office:value="31.07819" calcext:value-type="float">
            <text:p>31.07819</text:p>
          </table:table-cell>
          <table:table-cell office:value-type="float" office:value="13.60672" calcext:value-type="float">
            <text:p>13.60672</text:p>
          </table:table-cell>
          <table:table-cell office:value-type="float" office:value="26.74213" calcext:value-type="float">
            <text:p>26.74213</text:p>
          </table:table-cell>
          <table:table-cell office:value-type="float" office:value="15.69989" calcext:value-type="float">
            <text:p>15.69989</text:p>
          </table:table-cell>
          <table:table-cell office:value-type="float" office:value="23.57547" calcext:value-type="float">
            <text:p>23.57547</text:p>
          </table:table-cell>
          <table:table-cell office:value-type="float" office:value="17.02286" calcext:value-type="float">
            <text:p>17.02286</text:p>
          </table:table-cell>
          <table:table-cell office:value-type="float" office:value="21.71979" calcext:value-type="float">
            <text:p>21.71979</text:p>
          </table:table-cell>
          <table:table-cell office:value-type="float" office:value="17.54092" calcext:value-type="float">
            <text:p>17.54092</text:p>
          </table:table-cell>
          <table:table-cell office:value-type="float" office:value="19.90247" calcext:value-type="float">
            <text:p>19.90247</text:p>
          </table:table-cell>
          <table:table-cell office:value-type="float" office:value="17.77075" calcext:value-type="float">
            <text:p>17.77075</text:p>
          </table:table-cell>
          <table:table-cell office:value-type="float" office:value="18.55356" calcext:value-type="float">
            <text:p>18.55356</text:p>
          </table:table-cell>
          <table:table-cell office:value-type="float" office:value="17.36356" calcext:value-type="float">
            <text:p>17.36356</text:p>
          </table:table-cell>
          <table:table-cell office:value-type="float" office:value="16.60312" calcext:value-type="float">
            <text:p>16.60312</text:p>
          </table:table-cell>
          <table:table-cell office:value-type="float" office:value="16.30228" calcext:value-type="float">
            <text:p>16.30228</text:p>
          </table:table-cell>
          <table:table-cell office:value-type="float" office:value="14.423" calcext:value-type="float">
            <text:p>14.423</text:p>
          </table:table-cell>
          <table:table-cell office:value-type="float" office:value="14.06766" calcext:value-type="float">
            <text:p>14.06766</text:p>
          </table:table-cell>
          <table:table-cell office:value-type="float" office:value="12.47952" calcext:value-type="float">
            <text:p>12.47952</text:p>
          </table:table-cell>
          <table:table-cell office:value-type="float" office:value="12.30811" calcext:value-type="float">
            <text:p>12.30811</text:p>
          </table:table-cell>
          <table:table-cell office:value-type="float" office:value="11.22949" calcext:value-type="float">
            <text:p>11.22949</text:p>
          </table:table-cell>
          <table:table-cell office:value-type="float" office:value="11.11536" calcext:value-type="float">
            <text:p>11.11536</text:p>
          </table:table-cell>
          <table:table-cell office:value-type="float" office:value="10.27017" calcext:value-type="float">
            <text:p>10.27017</text:p>
          </table:table-cell>
          <table:table-cell office:value-type="float" office:value="10.16626" calcext:value-type="float">
            <text:p>10.16626</text:p>
          </table:table-cell>
          <table:table-cell office:value-type="float" office:value="9.582855" calcext:value-type="float">
            <text:p>9.582855</text:p>
          </table:table-cell>
          <table:table-cell office:value-type="float" office:value="9.48288" calcext:value-type="float">
            <text:p>9.48288</text:p>
          </table:table-cell>
          <table:table-cell office:value-type="float" office:value="9.30304" calcext:value-type="float">
            <text:p>9.30304</text:p>
          </table:table-cell>
          <table:table-cell office:value-type="float" office:value="9.210297" calcext:value-type="float">
            <text:p>9.210297</text:p>
          </table:table-cell>
          <table:table-cell office:value-type="float" office:value="50.80984" calcext:value-type="float">
            <text:p>50.80984</text:p>
          </table:table-cell>
          <table:table-cell office:value-type="float" office:value="4.533264" calcext:value-type="float">
            <text:p>4.5332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2" calcext:value-type="float">
            <text:p>18052002</text:p>
          </table:table-cell>
          <table:table-cell office:value-type="float" office:value="29.65099" calcext:value-type="float">
            <text:p>29.65099</text:p>
          </table:table-cell>
          <table:table-cell office:value-type="float" office:value="18.3" calcext:value-type="float">
            <text:p>18.3</text:p>
          </table:table-cell>
          <table:table-cell office:value-type="float" office:value="3" calcext:value-type="float">
            <text:p>3</text:p>
          </table:table-cell>
          <table:table-cell office:value-type="float" office:value="0.8347012" calcext:value-type="float">
            <text:p>0.8347012</text:p>
          </table:table-cell>
          <table:table-cell office:value-type="float" office:value="0.6671752" calcext:value-type="float">
            <text:p>0.6671752</text:p>
          </table:table-cell>
          <table:table-cell office:value-type="float" office:value="193.104" calcext:value-type="float">
            <text:p>193.104</text:p>
          </table:table-cell>
          <table:table-cell office:value-type="float" office:value="0" calcext:value-type="float">
            <text:p>0</text:p>
          </table:table-cell>
          <table:table-cell office:value-type="float" office:value="43.12323" calcext:value-type="float">
            <text:p>43.12323</text:p>
          </table:table-cell>
          <table:table-cell office:value-type="float" office:value="8.820953" calcext:value-type="float">
            <text:p>8.820953</text:p>
          </table:table-cell>
          <table:table-cell office:value-type="float" office:value="32.40787" calcext:value-type="float">
            <text:p>32.40787</text:p>
          </table:table-cell>
          <table:table-cell office:value-type="float" office:value="13.79126" calcext:value-type="float">
            <text:p>13.79126</text:p>
          </table:table-cell>
          <table:table-cell office:value-type="float" office:value="27.87466" calcext:value-type="float">
            <text:p>27.87466</text:p>
          </table:table-cell>
          <table:table-cell office:value-type="float" office:value="15.92197" calcext:value-type="float">
            <text:p>15.92197</text:p>
          </table:table-cell>
          <table:table-cell office:value-type="float" office:value="24.4693" calcext:value-type="float">
            <text:p>24.4693</text:p>
          </table:table-cell>
          <table:table-cell office:value-type="float" office:value="17.25571" calcext:value-type="float">
            <text:p>17.25571</text:p>
          </table:table-cell>
          <table:table-cell office:value-type="float" office:value="22.45819" calcext:value-type="float">
            <text:p>22.45819</text:p>
          </table:table-cell>
          <table:table-cell office:value-type="float" office:value="17.7735" calcext:value-type="float">
            <text:p>17.7735</text:p>
          </table:table-cell>
          <table:table-cell office:value-type="float" office:value="20.4982" calcext:value-type="float">
            <text:p>20.4982</text:p>
          </table:table-cell>
          <table:table-cell office:value-type="float" office:value="18.02036" calcext:value-type="float">
            <text:p>18.02036</text:p>
          </table:table-cell>
          <table:table-cell office:value-type="float" office:value="19.04541" calcext:value-type="float">
            <text:p>19.04541</text:p>
          </table:table-cell>
          <table:table-cell office:value-type="float" office:value="17.63477" calcext:value-type="float">
            <text:p>17.63477</text:p>
          </table:table-cell>
          <table:table-cell office:value-type="float" office:value="16.94305" calcext:value-type="float">
            <text:p>16.94305</text:p>
          </table:table-cell>
          <table:table-cell office:value-type="float" office:value="16.61212" calcext:value-type="float">
            <text:p>16.61212</text:p>
          </table:table-cell>
          <table:table-cell office:value-type="float" office:value="14.72141" calcext:value-type="float">
            <text:p>14.72141</text:p>
          </table:table-cell>
          <table:table-cell office:value-type="float" office:value="14.42636" calcext:value-type="float">
            <text:p>14.42636</text:p>
          </table:table-cell>
          <table:table-cell office:value-type="float" office:value="12.67465" calcext:value-type="float">
            <text:p>12.67465</text:p>
          </table:table-cell>
          <table:table-cell office:value-type="float" office:value="12.48148" calcext:value-type="float">
            <text:p>12.48148</text:p>
          </table:table-cell>
          <table:table-cell office:value-type="float" office:value="11.36365" calcext:value-type="float">
            <text:p>11.36365</text:p>
          </table:table-cell>
          <table:table-cell office:value-type="float" office:value="11.2308" calcext:value-type="float">
            <text:p>11.2308</text:p>
          </table:table-cell>
          <table:table-cell office:value-type="float" office:value="10.37915" calcext:value-type="float">
            <text:p>10.37915</text:p>
          </table:table-cell>
          <table:table-cell office:value-type="float" office:value="10.2713" calcext:value-type="float">
            <text:p>10.2713</text:p>
          </table:table-cell>
          <table:table-cell office:value-type="float" office:value="9.68335" calcext:value-type="float">
            <text:p>9.68335</text:p>
          </table:table-cell>
          <table:table-cell office:value-type="float" office:value="9.583893" calcext:value-type="float">
            <text:p>9.583893</text:p>
          </table:table-cell>
          <table:table-cell office:value-type="float" office:value="9.39679" calcext:value-type="float">
            <text:p>9.39679</text:p>
          </table:table-cell>
          <table:table-cell office:value-type="float" office:value="9.304016" calcext:value-type="float">
            <text:p>9.304016</text:p>
          </table:table-cell>
          <table:table-cell office:value-type="float" office:value="46.8479" calcext:value-type="float">
            <text:p>46.8479</text:p>
          </table:table-cell>
          <table:table-cell office:value-type="float" office:value="1.404449" calcext:value-type="float">
            <text:p>1.4044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2" calcext:value-type="float">
            <text:p>19052002</text:p>
          </table:table-cell>
          <table:table-cell office:value-type="float" office:value="28.99165" calcext:value-type="float">
            <text:p>28.99165</text:p>
          </table:table-cell>
          <table:table-cell office:value-type="float" office:value="19.84" calcext:value-type="float">
            <text:p>19.84</text:p>
          </table:table-cell>
          <table:table-cell office:value-type="float" office:value="4.92" calcext:value-type="float">
            <text:p>4.92</text:p>
          </table:table-cell>
          <table:table-cell office:value-type="float" office:value="0.8276916" calcext:value-type="float">
            <text:p>0.8276916</text:p>
          </table:table-cell>
          <table:table-cell office:value-type="float" office:value="0.730844" calcext:value-type="float">
            <text:p>0.730844</text:p>
          </table:table-cell>
          <table:table-cell office:value-type="float" office:value="193.968" calcext:value-type="float">
            <text:p>193.968</text:p>
          </table:table-cell>
          <table:table-cell office:value-type="float" office:value="0" calcext:value-type="float">
            <text:p>0</text:p>
          </table:table-cell>
          <table:table-cell office:value-type="float" office:value="42.80692" calcext:value-type="float">
            <text:p>42.80692</text:p>
          </table:table-cell>
          <table:table-cell office:value-type="float" office:value="10.14679" calcext:value-type="float">
            <text:p>10.14679</text:p>
          </table:table-cell>
          <table:table-cell office:value-type="float" office:value="32.87924" calcext:value-type="float">
            <text:p>32.87924</text:p>
          </table:table-cell>
          <table:table-cell office:value-type="float" office:value="14.71048" calcext:value-type="float">
            <text:p>14.71048</text:p>
          </table:table-cell>
          <table:table-cell office:value-type="float" office:value="28.39233" calcext:value-type="float">
            <text:p>28.39233</text:p>
          </table:table-cell>
          <table:table-cell office:value-type="float" office:value="16.7464" calcext:value-type="float">
            <text:p>16.7464</text:p>
          </table:table-cell>
          <table:table-cell office:value-type="float" office:value="25.03537" calcext:value-type="float">
            <text:p>25.03537</text:p>
          </table:table-cell>
          <table:table-cell office:value-type="float" office:value="17.99323" calcext:value-type="float">
            <text:p>17.99323</text:p>
          </table:table-cell>
          <table:table-cell office:value-type="float" office:value="23.02411" calcext:value-type="float">
            <text:p>23.02411</text:p>
          </table:table-cell>
          <table:table-cell office:value-type="float" office:value="18.44705" calcext:value-type="float">
            <text:p>18.44705</text:p>
          </table:table-cell>
          <table:table-cell office:value-type="float" office:value="21.04092" calcext:value-type="float">
            <text:p>21.04092</text:p>
          </table:table-cell>
          <table:table-cell office:value-type="float" office:value="18.61392" calcext:value-type="float">
            <text:p>18.61392</text:p>
          </table:table-cell>
          <table:table-cell office:value-type="float" office:value="19.54037" calcext:value-type="float">
            <text:p>19.54037</text:p>
          </table:table-cell>
          <table:table-cell office:value-type="float" office:value="18.1496" calcext:value-type="float">
            <text:p>18.1496</text:p>
          </table:table-cell>
          <table:table-cell office:value-type="float" office:value="17.35843" calcext:value-type="float">
            <text:p>17.35843</text:p>
          </table:table-cell>
          <table:table-cell office:value-type="float" office:value="16.95358" calcext:value-type="float">
            <text:p>16.95358</text:p>
          </table:table-cell>
          <table:table-cell office:value-type="float" office:value="15.02502" calcext:value-type="float">
            <text:p>15.02502</text:p>
          </table:table-cell>
          <table:table-cell office:value-type="float" office:value="14.72458" calcext:value-type="float">
            <text:p>14.72458</text:p>
          </table:table-cell>
          <table:table-cell office:value-type="float" office:value="12.87997" calcext:value-type="float">
            <text:p>12.87997</text:p>
          </table:table-cell>
          <table:table-cell office:value-type="float" office:value="12.67673" calcext:value-type="float">
            <text:p>12.67673</text:p>
          </table:table-cell>
          <table:table-cell office:value-type="float" office:value="11.5112" calcext:value-type="float">
            <text:p>11.5112</text:p>
          </table:table-cell>
          <table:table-cell office:value-type="float" office:value="11.36511" calcext:value-type="float">
            <text:p>11.36511</text:p>
          </table:table-cell>
          <table:table-cell office:value-type="float" office:value="10.49426" calcext:value-type="float">
            <text:p>10.49426</text:p>
          </table:table-cell>
          <table:table-cell office:value-type="float" office:value="10.38031" calcext:value-type="float">
            <text:p>10.38031</text:p>
          </table:table-cell>
          <table:table-cell office:value-type="float" office:value="9.784943" calcext:value-type="float">
            <text:p>9.784943</text:p>
          </table:table-cell>
          <table:table-cell office:value-type="float" office:value="9.684418" calcext:value-type="float">
            <text:p>9.684418</text:p>
          </table:table-cell>
          <table:table-cell office:value-type="float" office:value="9.490509" calcext:value-type="float">
            <text:p>9.490509</text:p>
          </table:table-cell>
          <table:table-cell office:value-type="float" office:value="9.397766" calcext:value-type="float">
            <text:p>9.397766</text:p>
          </table:table-cell>
          <table:table-cell office:value-type="float" office:value="46.82907" calcext:value-type="float">
            <text:p>46.82907</text:p>
          </table:table-cell>
          <table:table-cell office:value-type="float" office:value="3.320496" calcext:value-type="float">
            <text:p>3.3204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2" calcext:value-type="float">
            <text:p>20052002</text:p>
          </table:table-cell>
          <table:table-cell office:value-type="float" office:value="30.19707" calcext:value-type="float">
            <text:p>30.19707</text:p>
          </table:table-cell>
          <table:table-cell office:value-type="float" office:value="19.15" calcext:value-type="float">
            <text:p>19.15</text:p>
          </table:table-cell>
          <table:table-cell office:value-type="float" office:value="5.28" calcext:value-type="float">
            <text:p>5.28</text:p>
          </table:table-cell>
          <table:table-cell office:value-type="float" office:value="0.8416339" calcext:value-type="float">
            <text:p>0.8416339</text:p>
          </table:table-cell>
          <table:table-cell office:value-type="float" office:value="0.7321805" calcext:value-type="float">
            <text:p>0.7321805</text:p>
          </table:table-cell>
          <table:table-cell office:value-type="float" office:value="249.66" calcext:value-type="float">
            <text:p>249.66</text:p>
          </table:table-cell>
          <table:table-cell office:value-type="float" office:value="0" calcext:value-type="float">
            <text:p>0</text:p>
          </table:table-cell>
          <table:table-cell office:value-type="float" office:value="44.95825" calcext:value-type="float">
            <text:p>44.95825</text:p>
          </table:table-cell>
          <table:table-cell office:value-type="float" office:value="10.59866" calcext:value-type="float">
            <text:p>10.59866</text:p>
          </table:table-cell>
          <table:table-cell office:value-type="float" office:value="34.10583" calcext:value-type="float">
            <text:p>34.10583</text:p>
          </table:table-cell>
          <table:table-cell office:value-type="float" office:value="15.26233" calcext:value-type="float">
            <text:p>15.26233</text:p>
          </table:table-cell>
          <table:table-cell office:value-type="float" office:value="29.41397" calcext:value-type="float">
            <text:p>29.41397</text:p>
          </table:table-cell>
          <table:table-cell office:value-type="float" office:value="17.29712" calcext:value-type="float">
            <text:p>17.29712</text:p>
          </table:table-cell>
          <table:table-cell office:value-type="float" office:value="25.88959" calcext:value-type="float">
            <text:p>25.88959</text:p>
          </table:table-cell>
          <table:table-cell office:value-type="float" office:value="18.53107" calcext:value-type="float">
            <text:p>18.53107</text:p>
          </table:table-cell>
          <table:table-cell office:value-type="float" office:value="23.77863" calcext:value-type="float">
            <text:p>23.77863</text:p>
          </table:table-cell>
          <table:table-cell office:value-type="float" office:value="18.97708" calcext:value-type="float">
            <text:p>18.97708</text:p>
          </table:table-cell>
          <table:table-cell office:value-type="float" office:value="21.69724" calcext:value-type="float">
            <text:p>21.69724</text:p>
          </table:table-cell>
          <table:table-cell office:value-type="float" office:value="19.13092" calcext:value-type="float">
            <text:p>19.13092</text:p>
          </table:table-cell>
          <table:table-cell office:value-type="float" office:value="20.11276" calcext:value-type="float">
            <text:p>20.11276</text:p>
          </table:table-cell>
          <table:table-cell office:value-type="float" office:value="18.63235" calcext:value-type="float">
            <text:p>18.63235</text:p>
          </table:table-cell>
          <table:table-cell office:value-type="float" office:value="17.802" calcext:value-type="float">
            <text:p>17.802</text:p>
          </table:table-cell>
          <table:table-cell office:value-type="float" office:value="17.36917" calcext:value-type="float">
            <text:p>17.36917</text:p>
          </table:table-cell>
          <table:table-cell office:value-type="float" office:value="15.34396" calcext:value-type="float">
            <text:p>15.34396</text:p>
          </table:table-cell>
          <table:table-cell office:value-type="float" office:value="15.02838" calcext:value-type="float">
            <text:p>15.02838</text:p>
          </table:table-cell>
          <table:table-cell office:value-type="float" office:value="13.09662" calcext:value-type="float">
            <text:p>13.09662</text:p>
          </table:table-cell>
          <table:table-cell office:value-type="float" office:value="12.88217" calcext:value-type="float">
            <text:p>12.88217</text:p>
          </table:table-cell>
          <table:table-cell office:value-type="float" office:value="11.66928" calcext:value-type="float">
            <text:p>11.66928</text:p>
          </table:table-cell>
          <table:table-cell office:value-type="float" office:value="11.51282" calcext:value-type="float">
            <text:p>11.51282</text:p>
          </table:table-cell>
          <table:table-cell office:value-type="float" office:value="10.61578" calcext:value-type="float">
            <text:p>10.61578</text:p>
          </table:table-cell>
          <table:table-cell office:value-type="float" office:value="10.49551" calcext:value-type="float">
            <text:p>10.49551</text:p>
          </table:table-cell>
          <table:table-cell office:value-type="float" office:value="9.888092" calcext:value-type="float">
            <text:p>9.888092</text:p>
          </table:table-cell>
          <table:table-cell office:value-type="float" office:value="9.786011" calcext:value-type="float">
            <text:p>9.786011</text:p>
          </table:table-cell>
          <table:table-cell office:value-type="float" office:value="9.584198" calcext:value-type="float">
            <text:p>9.584198</text:p>
          </table:table-cell>
          <table:table-cell office:value-type="float" office:value="9.491486" calcext:value-type="float">
            <text:p>9.491486</text:p>
          </table:table-cell>
          <table:table-cell office:value-type="float" office:value="50.26971" calcext:value-type="float">
            <text:p>50.26971</text:p>
          </table:table-cell>
          <table:table-cell office:value-type="float" office:value="3.456848" calcext:value-type="float">
            <text:p>3.4568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2" calcext:value-type="float">
            <text:p>21052002</text:p>
          </table:table-cell>
          <table:table-cell office:value-type="float" office:value="29.03453" calcext:value-type="float">
            <text:p>29.03453</text:p>
          </table:table-cell>
          <table:table-cell office:value-type="float" office:value="22.25" calcext:value-type="float">
            <text:p>22.25</text:p>
          </table:table-cell>
          <table:table-cell office:value-type="float" office:value="6.58" calcext:value-type="float">
            <text:p>6.58</text:p>
          </table:table-cell>
          <table:table-cell office:value-type="float" office:value="1.119643" calcext:value-type="float">
            <text:p>1.119643</text:p>
          </table:table-cell>
          <table:table-cell office:value-type="float" office:value="0.834981" calcext:value-type="float">
            <text:p>0.834981</text:p>
          </table:table-cell>
          <table:table-cell office:value-type="float" office:value="592.236" calcext:value-type="float">
            <text:p>592.236</text:p>
          </table:table-cell>
          <table:table-cell office:value-type="float" office:value="0.6" calcext:value-type="float">
            <text:p>0.6</text:p>
          </table:table-cell>
          <table:table-cell office:value-type="float" office:value="45.81299" calcext:value-type="float">
            <text:p>45.81299</text:p>
          </table:table-cell>
          <table:table-cell office:value-type="float" office:value="12.12973" calcext:value-type="float">
            <text:p>12.12973</text:p>
          </table:table-cell>
          <table:table-cell office:value-type="float" office:value="33.86783" calcext:value-type="float">
            <text:p>33.86783</text:p>
          </table:table-cell>
          <table:table-cell office:value-type="float" office:value="16.3497" calcext:value-type="float">
            <text:p>16.3497</text:p>
          </table:table-cell>
          <table:table-cell office:value-type="float" office:value="29.7182" calcext:value-type="float">
            <text:p>29.7182</text:p>
          </table:table-cell>
          <table:table-cell office:value-type="float" office:value="18.22769" calcext:value-type="float">
            <text:p>18.22769</text:p>
          </table:table-cell>
          <table:table-cell office:value-type="float" office:value="26.36838" calcext:value-type="float">
            <text:p>26.36838</text:p>
          </table:table-cell>
          <table:table-cell office:value-type="float" office:value="19.34818" calcext:value-type="float">
            <text:p>19.34818</text:p>
          </table:table-cell>
          <table:table-cell office:value-type="float" office:value="24.31558" calcext:value-type="float">
            <text:p>24.31558</text:p>
          </table:table-cell>
          <table:table-cell office:value-type="float" office:value="19.72177" calcext:value-type="float">
            <text:p>19.72177</text:p>
          </table:table-cell>
          <table:table-cell office:value-type="float" office:value="22.27478" calcext:value-type="float">
            <text:p>22.27478</text:p>
          </table:table-cell>
          <table:table-cell office:value-type="float" office:value="19.79172" calcext:value-type="float">
            <text:p>19.79172</text:p>
          </table:table-cell>
          <table:table-cell office:value-type="float" office:value="20.65186" calcext:value-type="float">
            <text:p>20.65186</text:p>
          </table:table-cell>
          <table:table-cell office:value-type="float" office:value="19.21771" calcext:value-type="float">
            <text:p>19.21771</text:p>
          </table:table-cell>
          <table:table-cell office:value-type="float" office:value="18.27451" calcext:value-type="float">
            <text:p>18.27451</text:p>
          </table:table-cell>
          <table:table-cell office:value-type="float" office:value="17.81345" calcext:value-type="float">
            <text:p>17.81345</text:p>
          </table:table-cell>
          <table:table-cell office:value-type="float" office:value="15.68619" calcext:value-type="float">
            <text:p>15.68619</text:p>
          </table:table-cell>
          <table:table-cell office:value-type="float" office:value="15.34753" calcext:value-type="float">
            <text:p>15.34753</text:p>
          </table:table-cell>
          <table:table-cell office:value-type="float" office:value="13.32608" calcext:value-type="float">
            <text:p>13.32608</text:p>
          </table:table-cell>
          <table:table-cell office:value-type="float" office:value="13.09891" calcext:value-type="float">
            <text:p>13.09891</text:p>
          </table:table-cell>
          <table:table-cell office:value-type="float" office:value="11.83661" calcext:value-type="float">
            <text:p>11.83661</text:p>
          </table:table-cell>
          <table:table-cell office:value-type="float" office:value="11.67099" calcext:value-type="float">
            <text:p>11.67099</text:p>
          </table:table-cell>
          <table:table-cell office:value-type="float" office:value="10.74359" calcext:value-type="float">
            <text:p>10.74359</text:p>
          </table:table-cell>
          <table:table-cell office:value-type="float" office:value="10.61707" calcext:value-type="float">
            <text:p>10.61707</text:p>
          </table:table-cell>
          <table:table-cell office:value-type="float" office:value="9.993835" calcext:value-type="float">
            <text:p>9.993835</text:p>
          </table:table-cell>
          <table:table-cell office:value-type="float" office:value="9.889221" calcext:value-type="float">
            <text:p>9.889221</text:p>
          </table:table-cell>
          <table:table-cell office:value-type="float" office:value="9.678619" calcext:value-type="float">
            <text:p>9.678619</text:p>
          </table:table-cell>
          <table:table-cell office:value-type="float" office:value="9.585175" calcext:value-type="float">
            <text:p>9.585175</text:p>
          </table:table-cell>
          <table:table-cell office:value-type="float" office:value="55.39978" calcext:value-type="float">
            <text:p>55.39978</text:p>
          </table:table-cell>
          <table:table-cell office:value-type="float" office:value="4.819336" calcext:value-type="float">
            <text:p>4.8193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2" calcext:value-type="float">
            <text:p>22052002</text:p>
          </table:table-cell>
          <table:table-cell office:value-type="float" office:value="9.54648" calcext:value-type="float">
            <text:p>9.54648</text:p>
          </table:table-cell>
          <table:table-cell office:value-type="float" office:value="24.81" calcext:value-type="float">
            <text:p>24.81</text:p>
          </table:table-cell>
          <table:table-cell office:value-type="float" office:value="13.78" calcext:value-type="float">
            <text:p>13.78</text:p>
          </table:table-cell>
          <table:table-cell office:value-type="float" office:value="1.754782" calcext:value-type="float">
            <text:p>1.754782</text:p>
          </table:table-cell>
          <table:table-cell office:value-type="float" office:value="1.104017" calcext:value-type="float">
            <text:p>1.104017</text:p>
          </table:table-cell>
          <table:table-cell office:value-type="float" office:value="723.2401" calcext:value-type="float">
            <text:p>723.2401</text:p>
          </table:table-cell>
          <table:table-cell office:value-type="float" office:value="3.9" calcext:value-type="float">
            <text:p>3.9</text:p>
          </table:table-cell>
          <table:table-cell office:value-type="float" office:value="34.39145" calcext:value-type="float">
            <text:p>34.39145</text:p>
          </table:table-cell>
          <table:table-cell office:value-type="float" office:value="16.55347" calcext:value-type="float">
            <text:p>16.55347</text:p>
          </table:table-cell>
          <table:table-cell office:value-type="float" office:value="26.99597" calcext:value-type="float">
            <text:p>26.99597</text:p>
          </table:table-cell>
          <table:table-cell office:value-type="float" office:value="19.10248" calcext:value-type="float">
            <text:p>19.10248</text:p>
          </table:table-cell>
          <table:table-cell office:value-type="float" office:value="24.32071" calcext:value-type="float">
            <text:p>24.32071</text:p>
          </table:table-cell>
          <table:table-cell office:value-type="float" office:value="20.37726" calcext:value-type="float">
            <text:p>20.37726</text:p>
          </table:table-cell>
          <table:table-cell office:value-type="float" office:value="23.85471" calcext:value-type="float">
            <text:p>23.85471</text:p>
          </table:table-cell>
          <table:table-cell office:value-type="float" office:value="20.91989" calcext:value-type="float">
            <text:p>20.91989</text:p>
          </table:table-cell>
          <table:table-cell office:value-type="float" office:value="23.3002" calcext:value-type="float">
            <text:p>23.3002</text:p>
          </table:table-cell>
          <table:table-cell office:value-type="float" office:value="20.97531" calcext:value-type="float">
            <text:p>20.97531</text:p>
          </table:table-cell>
          <table:table-cell office:value-type="float" office:value="22.22739" calcext:value-type="float">
            <text:p>22.22739</text:p>
          </table:table-cell>
          <table:table-cell office:value-type="float" office:value="20.58594" calcext:value-type="float">
            <text:p>20.58594</text:p>
          </table:table-cell>
          <table:table-cell office:value-type="float" office:value="20.69098" calcext:value-type="float">
            <text:p>20.69098</text:p>
          </table:table-cell>
          <table:table-cell office:value-type="float" office:value="19.84644" calcext:value-type="float">
            <text:p>19.84644</text:p>
          </table:table-cell>
          <table:table-cell office:value-type="float" office:value="18.55887" calcext:value-type="float">
            <text:p>18.55887</text:p>
          </table:table-cell>
          <table:table-cell office:value-type="float" office:value="18.28589" calcext:value-type="float">
            <text:p>18.28589</text:p>
          </table:table-cell>
          <table:table-cell office:value-type="float" office:value="16.04105" calcext:value-type="float">
            <text:p>16.04105</text:p>
          </table:table-cell>
          <table:table-cell office:value-type="float" office:value="15.68997" calcext:value-type="float">
            <text:p>15.68997</text:p>
          </table:table-cell>
          <table:table-cell office:value-type="float" office:value="13.56952" calcext:value-type="float">
            <text:p>13.56952</text:p>
          </table:table-cell>
          <table:table-cell office:value-type="float" office:value="13.32849" calcext:value-type="float">
            <text:p>13.32849</text:p>
          </table:table-cell>
          <table:table-cell office:value-type="float" office:value="12.01364" calcext:value-type="float">
            <text:p>12.01364</text:p>
          </table:table-cell>
          <table:table-cell office:value-type="float" office:value="11.83841" calcext:value-type="float">
            <text:p>11.83841</text:p>
          </table:table-cell>
          <table:table-cell office:value-type="float" office:value="10.87747" calcext:value-type="float">
            <text:p>10.87747</text:p>
          </table:table-cell>
          <table:table-cell office:value-type="float" office:value="10.74496" calcext:value-type="float">
            <text:p>10.74496</text:p>
          </table:table-cell>
          <table:table-cell office:value-type="float" office:value="10.10233" calcext:value-type="float">
            <text:p>10.10233</text:p>
          </table:table-cell>
          <table:table-cell office:value-type="float" office:value="9.994934" calcext:value-type="float">
            <text:p>9.994934</text:p>
          </table:table-cell>
          <table:table-cell office:value-type="float" office:value="9.77417" calcext:value-type="float">
            <text:p>9.77417</text:p>
          </table:table-cell>
          <table:table-cell office:value-type="float" office:value="9.679596" calcext:value-type="float">
            <text:p>9.679596</text:p>
          </table:table-cell>
          <table:table-cell office:value-type="float" office:value="47.45139" calcext:value-type="float">
            <text:p>47.45139</text:p>
          </table:table-cell>
          <table:table-cell office:value-type="float" office:value="11.57446" calcext:value-type="float">
            <text:p>11.574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2" calcext:value-type="float">
            <text:p>23052002</text:p>
          </table:table-cell>
          <table:table-cell office:value-type="float" office:value="20.44548" calcext:value-type="float">
            <text:p>20.44548</text:p>
          </table:table-cell>
          <table:table-cell office:value-type="float" office:value="20.5" calcext:value-type="float">
            <text:p>20.5</text:p>
          </table:table-cell>
          <table:table-cell office:value-type="float" office:value="8.45" calcext:value-type="float">
            <text:p>8.45</text:p>
          </table:table-cell>
          <table:table-cell office:value-type="float" office:value="1.697722" calcext:value-type="float">
            <text:p>1.697722</text:p>
          </table:table-cell>
          <table:table-cell office:value-type="float" office:value="0.9106028" calcext:value-type="float">
            <text:p>0.9106028</text:p>
          </table:table-cell>
          <table:table-cell office:value-type="float" office:value="453.78" calcext:value-type="float">
            <text:p>453.78</text:p>
          </table:table-cell>
          <table:table-cell office:value-type="float" office:value="1.2" calcext:value-type="float">
            <text:p>1.2</text:p>
          </table:table-cell>
          <table:table-cell office:value-type="float" office:value="33.36005" calcext:value-type="float">
            <text:p>33.36005</text:p>
          </table:table-cell>
          <table:table-cell office:value-type="float" office:value="11.7453" calcext:value-type="float">
            <text:p>11.7453</text:p>
          </table:table-cell>
          <table:table-cell office:value-type="float" office:value="27.22937" calcext:value-type="float">
            <text:p>27.22937</text:p>
          </table:table-cell>
          <table:table-cell office:value-type="float" office:value="15.59735" calcext:value-type="float">
            <text:p>15.59735</text:p>
          </table:table-cell>
          <table:table-cell office:value-type="float" office:value="24.41479" calcext:value-type="float">
            <text:p>24.41479</text:p>
          </table:table-cell>
          <table:table-cell office:value-type="float" office:value="17.41171" calcext:value-type="float">
            <text:p>17.41171</text:p>
          </table:table-cell>
          <table:table-cell office:value-type="float" office:value="22.37842" calcext:value-type="float">
            <text:p>22.37842</text:p>
          </table:table-cell>
          <table:table-cell office:value-type="float" office:value="18.35211" calcext:value-type="float">
            <text:p>18.35211</text:p>
          </table:table-cell>
          <table:table-cell office:value-type="float" office:value="21.25607" calcext:value-type="float">
            <text:p>21.25607</text:p>
          </table:table-cell>
          <table:table-cell office:value-type="float" office:value="18.79135" calcext:value-type="float">
            <text:p>18.79135</text:p>
          </table:table-cell>
          <table:table-cell office:value-type="float" office:value="20.73453" calcext:value-type="float">
            <text:p>20.73453</text:p>
          </table:table-cell>
          <table:table-cell office:value-type="float" office:value="19.06863" calcext:value-type="float">
            <text:p>19.06863</text:p>
          </table:table-cell>
          <table:table-cell office:value-type="float" office:value="19.95999" calcext:value-type="float">
            <text:p>19.95999</text:p>
          </table:table-cell>
          <table:table-cell office:value-type="float" office:value="18.88" calcext:value-type="float">
            <text:p>18.88</text:p>
          </table:table-cell>
          <table:table-cell office:value-type="float" office:value="18.5434" calcext:value-type="float">
            <text:p>18.5434</text:p>
          </table:table-cell>
          <table:table-cell office:value-type="float" office:value="18.2215" calcext:value-type="float">
            <text:p>18.2215</text:p>
          </table:table-cell>
          <table:table-cell office:value-type="float" office:value="16.20709" calcext:value-type="float">
            <text:p>16.20709</text:p>
          </table:table-cell>
          <table:table-cell office:value-type="float" office:value="16.04398" calcext:value-type="float">
            <text:p>16.04398</text:p>
          </table:table-cell>
          <table:table-cell office:value-type="float" office:value="13.80225" calcext:value-type="float">
            <text:p>13.80225</text:p>
          </table:table-cell>
          <table:table-cell office:value-type="float" office:value="13.57205" calcext:value-type="float">
            <text:p>13.57205</text:p>
          </table:table-cell>
          <table:table-cell office:value-type="float" office:value="12.19794" calcext:value-type="float">
            <text:p>12.19794</text:p>
          </table:table-cell>
          <table:table-cell office:value-type="float" office:value="12.01556" calcext:value-type="float">
            <text:p>12.01556</text:p>
          </table:table-cell>
          <table:table-cell office:value-type="float" office:value="11.01794" calcext:value-type="float">
            <text:p>11.01794</text:p>
          </table:table-cell>
          <table:table-cell office:value-type="float" office:value="10.87888" calcext:value-type="float">
            <text:p>10.87888</text:p>
          </table:table-cell>
          <table:table-cell office:value-type="float" office:value="10.21417" calcext:value-type="float">
            <text:p>10.21417</text:p>
          </table:table-cell>
          <table:table-cell office:value-type="float" office:value="10.10349" calcext:value-type="float">
            <text:p>10.10349</text:p>
          </table:table-cell>
          <table:table-cell office:value-type="float" office:value="9.871582" calcext:value-type="float">
            <text:p>9.871582</text:p>
          </table:table-cell>
          <table:table-cell office:value-type="float" office:value="9.775146" calcext:value-type="float">
            <text:p>9.775146</text:p>
          </table:table-cell>
          <table:table-cell office:value-type="float" office:value="35.24991" calcext:value-type="float">
            <text:p>35.24991</text:p>
          </table:table-cell>
          <table:table-cell office:value-type="float" office:value="6.338531" calcext:value-type="float">
            <text:p>6.3385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2" calcext:value-type="float">
            <text:p>24052002</text:p>
          </table:table-cell>
          <table:table-cell office:value-type="float" office:value="7.630559" calcext:value-type="float">
            <text:p>7.630559</text:p>
          </table:table-cell>
          <table:table-cell office:value-type="float" office:value="10.5" calcext:value-type="float">
            <text:p>10.5</text:p>
          </table:table-cell>
          <table:table-cell office:value-type="float" office:value="5.44" calcext:value-type="float">
            <text:p>5.44</text:p>
          </table:table-cell>
          <table:table-cell office:value-type="float" office:value="0.979683" calcext:value-type="float">
            <text:p>0.979683</text:p>
          </table:table-cell>
          <table:table-cell office:value-type="float" office:value="0.790804" calcext:value-type="float">
            <text:p>0.790804</text:p>
          </table:table-cell>
          <table:table-cell office:value-type="float" office:value="285.516" calcext:value-type="float">
            <text:p>285.516</text:p>
          </table:table-cell>
          <table:table-cell office:value-type="float" office:value="16.5" calcext:value-type="float">
            <text:p>16.5</text:p>
          </table:table-cell>
          <table:table-cell office:value-type="float" office:value="19.00299" calcext:value-type="float">
            <text:p>19.00299</text:p>
          </table:table-cell>
          <table:table-cell office:value-type="float" office:value="7.825165" calcext:value-type="float">
            <text:p>7.825165</text:p>
          </table:table-cell>
          <table:table-cell office:value-type="float" office:value="16.99783" calcext:value-type="float">
            <text:p>16.99783</text:p>
          </table:table-cell>
          <table:table-cell office:value-type="float" office:value="9.884369" calcext:value-type="float">
            <text:p>9.884369</text:p>
          </table:table-cell>
          <table:table-cell office:value-type="float" office:value="17.96786" calcext:value-type="float">
            <text:p>17.96786</text:p>
          </table:table-cell>
          <table:table-cell office:value-type="float" office:value="11.75015" calcext:value-type="float">
            <text:p>11.75015</text:p>
          </table:table-cell>
          <table:table-cell office:value-type="float" office:value="19.47223" calcext:value-type="float">
            <text:p>19.47223</text:p>
          </table:table-cell>
          <table:table-cell office:value-type="float" office:value="13.57172" calcext:value-type="float">
            <text:p>13.57172</text:p>
          </table:table-cell>
          <table:table-cell office:value-type="float" office:value="19.85809" calcext:value-type="float">
            <text:p>19.85809</text:p>
          </table:table-cell>
          <table:table-cell office:value-type="float" office:value="14.8317" calcext:value-type="float">
            <text:p>14.8317</text:p>
          </table:table-cell>
          <table:table-cell office:value-type="float" office:value="19.92969" calcext:value-type="float">
            <text:p>19.92969</text:p>
          </table:table-cell>
          <table:table-cell office:value-type="float" office:value="16.37485" calcext:value-type="float">
            <text:p>16.37485</text:p>
          </table:table-cell>
          <table:table-cell office:value-type="float" office:value="19.35458" calcext:value-type="float">
            <text:p>19.35458</text:p>
          </table:table-cell>
          <table:table-cell office:value-type="float" office:value="17.09756" calcext:value-type="float">
            <text:p>17.09756</text:p>
          </table:table-cell>
          <table:table-cell office:value-type="float" office:value="18.22659" calcext:value-type="float">
            <text:p>18.22659</text:p>
          </table:table-cell>
          <table:table-cell office:value-type="float" office:value="17.4603" calcext:value-type="float">
            <text:p>17.4603</text:p>
          </table:table-cell>
          <table:table-cell office:value-type="float" office:value="16.23352" calcext:value-type="float">
            <text:p>16.23352</text:p>
          </table:table-cell>
          <table:table-cell office:value-type="float" office:value="16.18066" calcext:value-type="float">
            <text:p>16.18066</text:p>
          </table:table-cell>
          <table:table-cell office:value-type="float" office:value="13.9863" calcext:value-type="float">
            <text:p>13.9863</text:p>
          </table:table-cell>
          <table:table-cell office:value-type="float" office:value="13.80441" calcext:value-type="float">
            <text:p>13.80441</text:p>
          </table:table-cell>
          <table:table-cell office:value-type="float" office:value="12.3765" calcext:value-type="float">
            <text:p>12.3765</text:p>
          </table:table-cell>
          <table:table-cell office:value-type="float" office:value="12.19986" calcext:value-type="float">
            <text:p>12.19986</text:p>
          </table:table-cell>
          <table:table-cell office:value-type="float" office:value="11.16263" calcext:value-type="float">
            <text:p>11.16263</text:p>
          </table:table-cell>
          <table:table-cell office:value-type="float" office:value="11.01944" calcext:value-type="float">
            <text:p>11.01944</text:p>
          </table:table-cell>
          <table:table-cell office:value-type="float" office:value="10.32947" calcext:value-type="float">
            <text:p>10.32947</text:p>
          </table:table-cell>
          <table:table-cell office:value-type="float" office:value="10.21536" calcext:value-type="float">
            <text:p>10.21536</text:p>
          </table:table-cell>
          <table:table-cell office:value-type="float" office:value="9.971344" calcext:value-type="float">
            <text:p>9.971344</text:p>
          </table:table-cell>
          <table:table-cell office:value-type="float" office:value="9.872589" calcext:value-type="float">
            <text:p>9.872589</text:p>
          </table:table-cell>
          <table:table-cell office:value-type="float" office:value="19.48642" calcext:value-type="float">
            <text:p>19.48642</text:p>
          </table:table-cell>
          <table:table-cell office:value-type="float" office:value="3.565186" calcext:value-type="float">
            <text:p>3.5651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2" calcext:value-type="float">
            <text:p>25052002</text:p>
          </table:table-cell>
          <table:table-cell office:value-type="float" office:value="29.64573" calcext:value-type="float">
            <text:p>29.64573</text:p>
          </table:table-cell>
          <table:table-cell office:value-type="float" office:value="21.19" calcext:value-type="float">
            <text:p>21.19</text:p>
          </table:table-cell>
          <table:table-cell office:value-type="float" office:value="5.39" calcext:value-type="float">
            <text:p>5.39</text:p>
          </table:table-cell>
          <table:table-cell office:value-type="float" office:value="1.356315" calcext:value-type="float">
            <text:p>1.356315</text:p>
          </table:table-cell>
          <table:table-cell office:value-type="float" office:value="0.788079" calcext:value-type="float">
            <text:p>0.788079</text:p>
          </table:table-cell>
          <table:table-cell office:value-type="float" office:value="289.548" calcext:value-type="float">
            <text:p>289.548</text:p>
          </table:table-cell>
          <table:table-cell office:value-type="float" office:value="0.1" calcext:value-type="float">
            <text:p>0.1</text:p>
          </table:table-cell>
          <table:table-cell office:value-type="float" office:value="32.88123" calcext:value-type="float">
            <text:p>32.88123</text:p>
          </table:table-cell>
          <table:table-cell office:value-type="float" office:value="6.474915" calcext:value-type="float">
            <text:p>6.474915</text:p>
          </table:table-cell>
          <table:table-cell office:value-type="float" office:value="26.65424" calcext:value-type="float">
            <text:p>26.65424</text:p>
          </table:table-cell>
          <table:table-cell office:value-type="float" office:value="8.711212" calcext:value-type="float">
            <text:p>8.711212</text:p>
          </table:table-cell>
          <table:table-cell office:value-type="float" office:value="22.97083" calcext:value-type="float">
            <text:p>22.97083</text:p>
          </table:table-cell>
          <table:table-cell office:value-type="float" office:value="10.64954" calcext:value-type="float">
            <text:p>10.64954</text:p>
          </table:table-cell>
          <table:table-cell office:value-type="float" office:value="20.42825" calcext:value-type="float">
            <text:p>20.42825</text:p>
          </table:table-cell>
          <table:table-cell office:value-type="float" office:value="12.32745" calcext:value-type="float">
            <text:p>12.32745</text:p>
          </table:table-cell>
          <table:table-cell office:value-type="float" office:value="19.05521" calcext:value-type="float">
            <text:p>19.05521</text:p>
          </table:table-cell>
          <table:table-cell office:value-type="float" office:value="13.42789" calcext:value-type="float">
            <text:p>13.42789</text:p>
          </table:table-cell>
          <table:table-cell office:value-type="float" office:value="17.88754" calcext:value-type="float">
            <text:p>17.88754</text:p>
          </table:table-cell>
          <table:table-cell office:value-type="float" office:value="14.69128" calcext:value-type="float">
            <text:p>14.69128</text:p>
          </table:table-cell>
          <table:table-cell office:value-type="float" office:value="17.23917" calcext:value-type="float">
            <text:p>17.23917</text:p>
          </table:table-cell>
          <table:table-cell office:value-type="float" office:value="15.57764" calcext:value-type="float">
            <text:p>15.57764</text:p>
          </table:table-cell>
          <table:table-cell office:value-type="float" office:value="17.44766" calcext:value-type="float">
            <text:p>17.44766</text:p>
          </table:table-cell>
          <table:table-cell office:value-type="float" office:value="16.3956" calcext:value-type="float">
            <text:p>16.3956</text:p>
          </table:table-cell>
          <table:table-cell office:value-type="float" office:value="16.17874" calcext:value-type="float">
            <text:p>16.17874</text:p>
          </table:table-cell>
          <table:table-cell office:value-type="float" office:value="15.82855" calcext:value-type="float">
            <text:p>15.82855</text:p>
          </table:table-cell>
          <table:table-cell office:value-type="float" office:value="14.07959" calcext:value-type="float">
            <text:p>14.07959</text:p>
          </table:table-cell>
          <table:table-cell office:value-type="float" office:value="13.98785" calcext:value-type="float">
            <text:p>13.98785</text:p>
          </table:table-cell>
          <table:table-cell office:value-type="float" office:value="12.5332" calcext:value-type="float">
            <text:p>12.5332</text:p>
          </table:table-cell>
          <table:table-cell office:value-type="float" office:value="12.37827" calcext:value-type="float">
            <text:p>12.37827</text:p>
          </table:table-cell>
          <table:table-cell office:value-type="float" office:value="11.30673" calcext:value-type="float">
            <text:p>11.30673</text:p>
          </table:table-cell>
          <table:table-cell office:value-type="float" office:value="11.16415" calcext:value-type="float">
            <text:p>11.16415</text:p>
          </table:table-cell>
          <table:table-cell office:value-type="float" office:value="10.44778" calcext:value-type="float">
            <text:p>10.44778</text:p>
          </table:table-cell>
          <table:table-cell office:value-type="float" office:value="10.33069" calcext:value-type="float">
            <text:p>10.33069</text:p>
          </table:table-cell>
          <table:table-cell office:value-type="float" office:value="10.07318" calcext:value-type="float">
            <text:p>10.07318</text:p>
          </table:table-cell>
          <table:table-cell office:value-type="float" office:value="9.972382" calcext:value-type="float">
            <text:p>9.972382</text:p>
          </table:table-cell>
          <table:table-cell office:value-type="float" office:value="34.98779" calcext:value-type="float">
            <text:p>34.98779</text:p>
          </table:table-cell>
          <table:table-cell office:value-type="float" office:value="3.402893" calcext:value-type="float">
            <text:p>3.4028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2" calcext:value-type="float">
            <text:p>26052002</text:p>
          </table:table-cell>
          <table:table-cell office:value-type="float" office:value="27.19517" calcext:value-type="float">
            <text:p>27.19517</text:p>
          </table:table-cell>
          <table:table-cell office:value-type="float" office:value="27.43" calcext:value-type="float">
            <text:p>27.43</text:p>
          </table:table-cell>
          <table:table-cell office:value-type="float" office:value="11.38" calcext:value-type="float">
            <text:p>11.38</text:p>
          </table:table-cell>
          <table:table-cell office:value-type="float" office:value="1.715099" calcext:value-type="float">
            <text:p>1.715099</text:p>
          </table:table-cell>
          <table:table-cell office:value-type="float" office:value="1.019176" calcext:value-type="float">
            <text:p>1.019176</text:p>
          </table:table-cell>
          <table:table-cell office:value-type="float" office:value="461.124" calcext:value-type="float">
            <text:p>461.124</text:p>
          </table:table-cell>
          <table:table-cell office:value-type="float" office:value="9.3" calcext:value-type="float">
            <text:p>9.3</text:p>
          </table:table-cell>
          <table:table-cell office:value-type="float" office:value="36.37457" calcext:value-type="float">
            <text:p>36.37457</text:p>
          </table:table-cell>
          <table:table-cell office:value-type="float" office:value="12.12445" calcext:value-type="float">
            <text:p>12.12445</text:p>
          </table:table-cell>
          <table:table-cell office:value-type="float" office:value="30.0675" calcext:value-type="float">
            <text:p>30.0675</text:p>
          </table:table-cell>
          <table:table-cell office:value-type="float" office:value="13.81696" calcext:value-type="float">
            <text:p>13.81696</text:p>
          </table:table-cell>
          <table:table-cell office:value-type="float" office:value="25.68881" calcext:value-type="float">
            <text:p>25.68881</text:p>
          </table:table-cell>
          <table:table-cell office:value-type="float" office:value="15.30182" calcext:value-type="float">
            <text:p>15.30182</text:p>
          </table:table-cell>
          <table:table-cell office:value-type="float" office:value="22.63879" calcext:value-type="float">
            <text:p>22.63879</text:p>
          </table:table-cell>
          <table:table-cell office:value-type="float" office:value="16.24188" calcext:value-type="float">
            <text:p>16.24188</text:p>
          </table:table-cell>
          <table:table-cell office:value-type="float" office:value="20.94852" calcext:value-type="float">
            <text:p>20.94852</text:p>
          </table:table-cell>
          <table:table-cell office:value-type="float" office:value="16.66" calcext:value-type="float">
            <text:p>16.66</text:p>
          </table:table-cell>
          <table:table-cell office:value-type="float" office:value="19.43094" calcext:value-type="float">
            <text:p>19.43094</text:p>
          </table:table-cell>
          <table:table-cell office:value-type="float" office:value="16.95609" calcext:value-type="float">
            <text:p>16.95609</text:p>
          </table:table-cell>
          <table:table-cell office:value-type="float" office:value="18.36218" calcext:value-type="float">
            <text:p>18.36218</text:p>
          </table:table-cell>
          <table:table-cell office:value-type="float" office:value="16.86929" calcext:value-type="float">
            <text:p>16.86929</text:p>
          </table:table-cell>
          <table:table-cell office:value-type="float" office:value="16.83554" calcext:value-type="float">
            <text:p>16.83554</text:p>
          </table:table-cell>
          <table:table-cell office:value-type="float" office:value="16.46341" calcext:value-type="float">
            <text:p>16.46341</text:p>
          </table:table-cell>
          <table:table-cell office:value-type="float" office:value="15.82516" calcext:value-type="float">
            <text:p>15.82516</text:p>
          </table:table-cell>
          <table:table-cell office:value-type="float" office:value="15.65414" calcext:value-type="float">
            <text:p>15.65414</text:p>
          </table:table-cell>
          <table:table-cell office:value-type="float" office:value="14.09772" calcext:value-type="float">
            <text:p>14.09772</text:p>
          </table:table-cell>
          <table:table-cell office:value-type="float" office:value="14.07999" calcext:value-type="float">
            <text:p>14.07999</text:p>
          </table:table-cell>
          <table:table-cell office:value-type="float" office:value="12.65189" calcext:value-type="float">
            <text:p>12.65189</text:p>
          </table:table-cell>
          <table:table-cell office:value-type="float" office:value="12.53464" calcext:value-type="float">
            <text:p>12.53464</text:p>
          </table:table-cell>
          <table:table-cell office:value-type="float" office:value="11.44446" calcext:value-type="float">
            <text:p>11.44446</text:p>
          </table:table-cell>
          <table:table-cell office:value-type="float" office:value="11.3082" calcext:value-type="float">
            <text:p>11.3082</text:p>
          </table:table-cell>
          <table:table-cell office:value-type="float" office:value="10.56754" calcext:value-type="float">
            <text:p>10.56754</text:p>
          </table:table-cell>
          <table:table-cell office:value-type="float" office:value="10.44901" calcext:value-type="float">
            <text:p>10.44901</text:p>
          </table:table-cell>
          <table:table-cell office:value-type="float" office:value="10.17755" calcext:value-type="float">
            <text:p>10.17755</text:p>
          </table:table-cell>
          <table:table-cell office:value-type="float" office:value="10.07425" calcext:value-type="float">
            <text:p>10.07425</text:p>
          </table:table-cell>
          <table:table-cell office:value-type="float" office:value="37.95108" calcext:value-type="float">
            <text:p>37.95108</text:p>
          </table:table-cell>
          <table:table-cell office:value-type="float" office:value="9.613159" calcext:value-type="float">
            <text:p>9.6131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2" calcext:value-type="float">
            <text:p>27052002</text:p>
          </table:table-cell>
          <table:table-cell office:value-type="float" office:value="28.47462" calcext:value-type="float">
            <text:p>28.47462</text:p>
          </table:table-cell>
          <table:table-cell office:value-type="float" office:value="27.32" calcext:value-type="float">
            <text:p>27.32</text:p>
          </table:table-cell>
          <table:table-cell office:value-type="float" office:value="12.63" calcext:value-type="float">
            <text:p>12.63</text:p>
          </table:table-cell>
          <table:table-cell office:value-type="float" office:value="1.875455" calcext:value-type="float">
            <text:p>1.875455</text:p>
          </table:table-cell>
          <table:table-cell office:value-type="float" office:value="1.283194" calcext:value-type="float">
            <text:p>1.283194</text:p>
          </table:table-cell>
          <table:table-cell office:value-type="float" office:value="154.08" calcext:value-type="float">
            <text:p>154.08</text:p>
          </table:table-cell>
          <table:table-cell office:value-type="float" office:value="0" calcext:value-type="float">
            <text:p>0</text:p>
          </table:table-cell>
          <table:table-cell office:value-type="float" office:value="34.26889" calcext:value-type="float">
            <text:p>34.26889</text:p>
          </table:table-cell>
          <table:table-cell office:value-type="float" office:value="13.61288" calcext:value-type="float">
            <text:p>13.61288</text:p>
          </table:table-cell>
          <table:table-cell office:value-type="float" office:value="29.33359" calcext:value-type="float">
            <text:p>29.33359</text:p>
          </table:table-cell>
          <table:table-cell office:value-type="float" office:value="15.60901" calcext:value-type="float">
            <text:p>15.60901</text:p>
          </table:table-cell>
          <table:table-cell office:value-type="float" office:value="25.98505" calcext:value-type="float">
            <text:p>25.98505</text:p>
          </table:table-cell>
          <table:table-cell office:value-type="float" office:value="17.0126" calcext:value-type="float">
            <text:p>17.0126</text:p>
          </table:table-cell>
          <table:table-cell office:value-type="float" office:value="23.42242" calcext:value-type="float">
            <text:p>23.42242</text:p>
          </table:table-cell>
          <table:table-cell office:value-type="float" office:value="17.8197" calcext:value-type="float">
            <text:p>17.8197</text:p>
          </table:table-cell>
          <table:table-cell office:value-type="float" office:value="21.87094" calcext:value-type="float">
            <text:p>21.87094</text:p>
          </table:table-cell>
          <table:table-cell office:value-type="float" office:value="18.10675" calcext:value-type="float">
            <text:p>18.10675</text:p>
          </table:table-cell>
          <table:table-cell office:value-type="float" office:value="20.33197" calcext:value-type="float">
            <text:p>20.33197</text:p>
          </table:table-cell>
          <table:table-cell office:value-type="float" office:value="18.20428" calcext:value-type="float">
            <text:p>18.20428</text:p>
          </table:table-cell>
          <table:table-cell office:value-type="float" office:value="19.12634" calcext:value-type="float">
            <text:p>19.12634</text:p>
          </table:table-cell>
          <table:table-cell office:value-type="float" office:value="17.84442" calcext:value-type="float">
            <text:p>17.84442</text:p>
          </table:table-cell>
          <table:table-cell office:value-type="float" office:value="17.36816" calcext:value-type="float">
            <text:p>17.36816</text:p>
          </table:table-cell>
          <table:table-cell office:value-type="float" office:value="16.84598" calcext:value-type="float">
            <text:p>16.84598</text:p>
          </table:table-cell>
          <table:table-cell office:value-type="float" office:value="15.74304" calcext:value-type="float">
            <text:p>15.74304</text:p>
          </table:table-cell>
          <table:table-cell office:value-type="float" office:value="15.65414" calcext:value-type="float">
            <text:p>15.65414</text:p>
          </table:table-cell>
          <table:table-cell office:value-type="float" office:value="14.12756" calcext:value-type="float">
            <text:p>14.12756</text:p>
          </table:table-cell>
          <table:table-cell office:value-type="float" office:value="14.09781" calcext:value-type="float">
            <text:p>14.09781</text:p>
          </table:table-cell>
          <table:table-cell office:value-type="float" office:value="12.74521" calcext:value-type="float">
            <text:p>12.74521</text:p>
          </table:table-cell>
          <table:table-cell office:value-type="float" office:value="12.65295" calcext:value-type="float">
            <text:p>12.65295</text:p>
          </table:table-cell>
          <table:table-cell office:value-type="float" office:value="11.57007" calcext:value-type="float">
            <text:p>11.57007</text:p>
          </table:table-cell>
          <table:table-cell office:value-type="float" office:value="11.44586" calcext:value-type="float">
            <text:p>11.44586</text:p>
          </table:table-cell>
          <table:table-cell office:value-type="float" office:value="10.68661" calcext:value-type="float">
            <text:p>10.68661</text:p>
          </table:table-cell>
          <table:table-cell office:value-type="float" office:value="10.56879" calcext:value-type="float">
            <text:p>10.56879</text:p>
          </table:table-cell>
          <table:table-cell office:value-type="float" office:value="10.28363" calcext:value-type="float">
            <text:p>10.28363</text:p>
          </table:table-cell>
          <table:table-cell office:value-type="float" office:value="10.17865" calcext:value-type="float">
            <text:p>10.17865</text:p>
          </table:table-cell>
          <table:table-cell office:value-type="float" office:value="35.59415" calcext:value-type="float">
            <text:p>35.59415</text:p>
          </table:table-cell>
          <table:table-cell office:value-type="float" office:value="11.09839" calcext:value-type="float">
            <text:p>11.098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2" calcext:value-type="float">
            <text:p>28052002</text:p>
          </table:table-cell>
          <table:table-cell office:value-type="float" office:value="21.7638" calcext:value-type="float">
            <text:p>21.7638</text:p>
          </table:table-cell>
          <table:table-cell office:value-type="float" office:value="27.36" calcext:value-type="float">
            <text:p>27.36</text:p>
          </table:table-cell>
          <table:table-cell office:value-type="float" office:value="15.1" calcext:value-type="float">
            <text:p>15.1</text:p>
          </table:table-cell>
          <table:table-cell office:value-type="float" office:value="2.069669" calcext:value-type="float">
            <text:p>2.069669</text:p>
          </table:table-cell>
          <table:table-cell office:value-type="float" office:value="1.506921" calcext:value-type="float">
            <text:p>1.506921</text:p>
          </table:table-cell>
          <table:table-cell office:value-type="float" office:value="284.364" calcext:value-type="float">
            <text:p>284.364</text:p>
          </table:table-cell>
          <table:table-cell office:value-type="float" office:value="8.1" calcext:value-type="float">
            <text:p>8.1</text:p>
          </table:table-cell>
          <table:table-cell office:value-type="float" office:value="33.74646" calcext:value-type="float">
            <text:p>33.74646</text:p>
          </table:table-cell>
          <table:table-cell office:value-type="float" office:value="15.71359" calcext:value-type="float">
            <text:p>15.71359</text:p>
          </table:table-cell>
          <table:table-cell office:value-type="float" office:value="29.38657" calcext:value-type="float">
            <text:p>29.38657</text:p>
          </table:table-cell>
          <table:table-cell office:value-type="float" office:value="17.37473" calcext:value-type="float">
            <text:p>17.37473</text:p>
          </table:table-cell>
          <table:table-cell office:value-type="float" office:value="26.29449" calcext:value-type="float">
            <text:p>26.29449</text:p>
          </table:table-cell>
          <table:table-cell office:value-type="float" office:value="18.5163" calcext:value-type="float">
            <text:p>18.5163</text:p>
          </table:table-cell>
          <table:table-cell office:value-type="float" office:value="23.89374" calcext:value-type="float">
            <text:p>23.89374</text:p>
          </table:table-cell>
          <table:table-cell office:value-type="float" office:value="19.11765" calcext:value-type="float">
            <text:p>19.11765</text:p>
          </table:table-cell>
          <table:table-cell office:value-type="float" office:value="22.43204" calcext:value-type="float">
            <text:p>22.43204</text:p>
          </table:table-cell>
          <table:table-cell office:value-type="float" office:value="19.26413" calcext:value-type="float">
            <text:p>19.26413</text:p>
          </table:table-cell>
          <table:table-cell office:value-type="float" office:value="20.92181" calcext:value-type="float">
            <text:p>20.92181</text:p>
          </table:table-cell>
          <table:table-cell office:value-type="float" office:value="19.17648" calcext:value-type="float">
            <text:p>19.17648</text:p>
          </table:table-cell>
          <table:table-cell office:value-type="float" office:value="19.70248" calcext:value-type="float">
            <text:p>19.70248</text:p>
          </table:table-cell>
          <table:table-cell office:value-type="float" office:value="18.65698" calcext:value-type="float">
            <text:p>18.65698</text:p>
          </table:table-cell>
          <table:table-cell office:value-type="float" office:value="17.8923" calcext:value-type="float">
            <text:p>17.8923</text:p>
          </table:table-cell>
          <table:table-cell office:value-type="float" office:value="17.37851" calcext:value-type="float">
            <text:p>17.37851</text:p>
          </table:table-cell>
          <table:table-cell office:value-type="float" office:value="15.96899" calcext:value-type="float">
            <text:p>15.96899</text:p>
          </table:table-cell>
          <table:table-cell office:value-type="float" office:value="15.74496" calcext:value-type="float">
            <text:p>15.74496</text:p>
          </table:table-cell>
          <table:table-cell office:value-type="float" office:value="14.20251" calcext:value-type="float">
            <text:p>14.20251</text:p>
          </table:table-cell>
          <table:table-cell office:value-type="float" office:value="14.12805" calcext:value-type="float">
            <text:p>14.12805</text:p>
          </table:table-cell>
          <table:table-cell office:value-type="float" office:value="12.83502" calcext:value-type="float">
            <text:p>12.83502</text:p>
          </table:table-cell>
          <table:table-cell office:value-type="float" office:value="12.74609" calcext:value-type="float">
            <text:p>12.74609</text:p>
          </table:table-cell>
          <table:table-cell office:value-type="float" office:value="11.6861" calcext:value-type="float">
            <text:p>11.6861</text:p>
          </table:table-cell>
          <table:table-cell office:value-type="float" office:value="11.57135" calcext:value-type="float">
            <text:p>11.57135</text:p>
          </table:table-cell>
          <table:table-cell office:value-type="float" office:value="10.80319" calcext:value-type="float">
            <text:p>10.80319</text:p>
          </table:table-cell>
          <table:table-cell office:value-type="float" office:value="10.68784" calcext:value-type="float">
            <text:p>10.68784</text:p>
          </table:table-cell>
          <table:table-cell office:value-type="float" office:value="10.39114" calcext:value-type="float">
            <text:p>10.39114</text:p>
          </table:table-cell>
          <table:table-cell office:value-type="float" office:value="10.28476" calcext:value-type="float">
            <text:p>10.28476</text:p>
          </table:table-cell>
          <table:table-cell office:value-type="float" office:value="35.5148" calcext:value-type="float">
            <text:p>35.5148</text:p>
          </table:table-cell>
          <table:table-cell office:value-type="float" office:value="13.54822" calcext:value-type="float">
            <text:p>13.548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2" calcext:value-type="float">
            <text:p>29052002</text:p>
          </table:table-cell>
          <table:table-cell office:value-type="float" office:value="26.51508" calcext:value-type="float">
            <text:p>26.51508</text:p>
          </table:table-cell>
          <table:table-cell office:value-type="float" office:value="31.6" calcext:value-type="float">
            <text:p>31.6</text:p>
          </table:table-cell>
          <table:table-cell office:value-type="float" office:value="18.76" calcext:value-type="float">
            <text:p>18.76</text:p>
          </table:table-cell>
          <table:table-cell office:value-type="float" office:value="2.115884" calcext:value-type="float">
            <text:p>2.115884</text:p>
          </table:table-cell>
          <table:table-cell office:value-type="float" office:value="1.101879" calcext:value-type="float">
            <text:p>1.101879</text:p>
          </table:table-cell>
          <table:table-cell office:value-type="float" office:value="256.068" calcext:value-type="float">
            <text:p>256.068</text:p>
          </table:table-cell>
          <table:table-cell office:value-type="float" office:value="1.1" calcext:value-type="float">
            <text:p>1.1</text:p>
          </table:table-cell>
          <table:table-cell office:value-type="float" office:value="37.67343" calcext:value-type="float">
            <text:p>37.67343</text:p>
          </table:table-cell>
          <table:table-cell office:value-type="float" office:value="18.29568" calcext:value-type="float">
            <text:p>18.29568</text:p>
          </table:table-cell>
          <table:table-cell office:value-type="float" office:value="31.38007" calcext:value-type="float">
            <text:p>31.38007</text:p>
          </table:table-cell>
          <table:table-cell office:value-type="float" office:value="19.22989" calcext:value-type="float">
            <text:p>19.22989</text:p>
          </table:table-cell>
          <table:table-cell office:value-type="float" office:value="27.69382" calcext:value-type="float">
            <text:p>27.69382</text:p>
          </table:table-cell>
          <table:table-cell office:value-type="float" office:value="19.93948" calcext:value-type="float">
            <text:p>19.93948</text:p>
          </table:table-cell>
          <table:table-cell office:value-type="float" office:value="25.09836" calcext:value-type="float">
            <text:p>25.09836</text:p>
          </table:table-cell>
          <table:table-cell office:value-type="float" office:value="20.22061" calcext:value-type="float">
            <text:p>20.22061</text:p>
          </table:table-cell>
          <table:table-cell office:value-type="float" office:value="23.48041" calcext:value-type="float">
            <text:p>23.48041</text:p>
          </table:table-cell>
          <table:table-cell office:value-type="float" office:value="20.1904" calcext:value-type="float">
            <text:p>20.1904</text:p>
          </table:table-cell>
          <table:table-cell office:value-type="float" office:value="21.85202" calcext:value-type="float">
            <text:p>21.85202</text:p>
          </table:table-cell>
          <table:table-cell office:value-type="float" office:value="19.95172" calcext:value-type="float">
            <text:p>19.95172</text:p>
          </table:table-cell>
          <table:table-cell office:value-type="float" office:value="20.49411" calcext:value-type="float">
            <text:p>20.49411</text:p>
          </table:table-cell>
          <table:table-cell office:value-type="float" office:value="19.31439" calcext:value-type="float">
            <text:p>19.31439</text:p>
          </table:table-cell>
          <table:table-cell office:value-type="float" office:value="18.44815" calcext:value-type="float">
            <text:p>18.44815</text:p>
          </table:table-cell>
          <table:table-cell office:value-type="float" office:value="17.9014" calcext:value-type="float">
            <text:p>17.9014</text:p>
          </table:table-cell>
          <table:table-cell office:value-type="float" office:value="16.25699" calcext:value-type="float">
            <text:p>16.25699</text:p>
          </table:table-cell>
          <table:table-cell office:value-type="float" office:value="15.97177" calcext:value-type="float">
            <text:p>15.97177</text:p>
          </table:table-cell>
          <table:table-cell office:value-type="float" office:value="14.32315" calcext:value-type="float">
            <text:p>14.32315</text:p>
          </table:table-cell>
          <table:table-cell office:value-type="float" office:value="14.20355" calcext:value-type="float">
            <text:p>14.20355</text:p>
          </table:table-cell>
          <table:table-cell office:value-type="float" office:value="12.93497" calcext:value-type="float">
            <text:p>12.93497</text:p>
          </table:table-cell>
          <table:table-cell office:value-type="float" office:value="12.836" calcext:value-type="float">
            <text:p>12.836</text:p>
          </table:table-cell>
          <table:table-cell office:value-type="float" office:value="11.79654" calcext:value-type="float">
            <text:p>11.79654</text:p>
          </table:table-cell>
          <table:table-cell office:value-type="float" office:value="11.68729" calcext:value-type="float">
            <text:p>11.68729</text:p>
          </table:table-cell>
          <table:table-cell office:value-type="float" office:value="10.91693" calcext:value-type="float">
            <text:p>10.91693</text:p>
          </table:table-cell>
          <table:table-cell office:value-type="float" office:value="10.80441" calcext:value-type="float">
            <text:p>10.80441</text:p>
          </table:table-cell>
          <table:table-cell office:value-type="float" office:value="10.49857" calcext:value-type="float">
            <text:p>10.49857</text:p>
          </table:table-cell>
          <table:table-cell office:value-type="float" office:value="10.39227" calcext:value-type="float">
            <text:p>10.39227</text:p>
          </table:table-cell>
          <table:table-cell office:value-type="float" office:value="44.53802" calcext:value-type="float">
            <text:p>44.53802</text:p>
          </table:table-cell>
          <table:table-cell office:value-type="float" office:value="17.211" calcext:value-type="float">
            <text:p>17.2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2" calcext:value-type="float">
            <text:p>30052002</text:p>
          </table:table-cell>
          <table:table-cell office:value-type="float" office:value="28.70856" calcext:value-type="float">
            <text:p>28.70856</text:p>
          </table:table-cell>
          <table:table-cell office:value-type="float" office:value="34.06" calcext:value-type="float">
            <text:p>34.06</text:p>
          </table:table-cell>
          <table:table-cell office:value-type="float" office:value="17.71" calcext:value-type="float">
            <text:p>17.71</text:p>
          </table:table-cell>
          <table:table-cell office:value-type="float" office:value="2.06532" calcext:value-type="float">
            <text:p>2.06532</text:p>
          </table:table-cell>
          <table:table-cell office:value-type="float" office:value="1.194256" calcext:value-type="float">
            <text:p>1.194256</text:p>
          </table:table-cell>
          <table:table-cell office:value-type="float" office:value="226.764" calcext:value-type="float">
            <text:p>226.764</text:p>
          </table:table-cell>
          <table:table-cell office:value-type="float" office:value="0" calcext:value-type="float">
            <text:p>0</text:p>
          </table:table-cell>
          <table:table-cell office:value-type="float" office:value="51.17465" calcext:value-type="float">
            <text:p>51.17465</text:p>
          </table:table-cell>
          <table:table-cell office:value-type="float" office:value="18.98129" calcext:value-type="float">
            <text:p>18.98129</text:p>
          </table:table-cell>
          <table:table-cell office:value-type="float" office:value="38.85712" calcext:value-type="float">
            <text:p>38.85712</text:p>
          </table:table-cell>
          <table:table-cell office:value-type="float" office:value="20.68698" calcext:value-type="float">
            <text:p>20.68698</text:p>
          </table:table-cell>
          <table:table-cell office:value-type="float" office:value="33.70218" calcext:value-type="float">
            <text:p>33.70218</text:p>
          </table:table-cell>
          <table:table-cell office:value-type="float" office:value="21.40091" calcext:value-type="float">
            <text:p>21.40091</text:p>
          </table:table-cell>
          <table:table-cell office:value-type="float" office:value="29.56036" calcext:value-type="float">
            <text:p>29.56036</text:p>
          </table:table-cell>
          <table:table-cell office:value-type="float" office:value="21.56296" calcext:value-type="float">
            <text:p>21.56296</text:p>
          </table:table-cell>
          <table:table-cell office:value-type="float" office:value="27.0004" calcext:value-type="float">
            <text:p>27.0004</text:p>
          </table:table-cell>
          <table:table-cell office:value-type="float" office:value="21.40344" calcext:value-type="float">
            <text:p>21.40344</text:p>
          </table:table-cell>
          <table:table-cell office:value-type="float" office:value="24.48434" calcext:value-type="float">
            <text:p>24.48434</text:p>
          </table:table-cell>
          <table:table-cell office:value-type="float" office:value="21.0004" calcext:value-type="float">
            <text:p>21.0004</text:p>
          </table:table-cell>
          <table:table-cell office:value-type="float" office:value="22.29715" calcext:value-type="float">
            <text:p>22.29715</text:p>
          </table:table-cell>
          <table:table-cell office:value-type="float" office:value="20.19073" calcext:value-type="float">
            <text:p>20.19073</text:p>
          </table:table-cell>
          <table:table-cell office:value-type="float" office:value="19.2674" calcext:value-type="float">
            <text:p>19.2674</text:p>
          </table:table-cell>
          <table:table-cell office:value-type="float" office:value="18.45822" calcext:value-type="float">
            <text:p>18.45822</text:p>
          </table:table-cell>
          <table:table-cell office:value-type="float" office:value="16.62213" calcext:value-type="float">
            <text:p>16.62213</text:p>
          </table:table-cell>
          <table:table-cell office:value-type="float" office:value="16.26044" calcext:value-type="float">
            <text:p>16.26044</text:p>
          </table:table-cell>
          <table:table-cell office:value-type="float" office:value="14.48627" calcext:value-type="float">
            <text:p>14.48627</text:p>
          </table:table-cell>
          <table:table-cell office:value-type="float" office:value="14.32462" calcext:value-type="float">
            <text:p>14.32462</text:p>
          </table:table-cell>
          <table:table-cell office:value-type="float" office:value="13.05096" calcext:value-type="float">
            <text:p>13.05096</text:p>
          </table:table-cell>
          <table:table-cell office:value-type="float" office:value="12.93607" calcext:value-type="float">
            <text:p>12.93607</text:p>
          </table:table-cell>
          <table:table-cell office:value-type="float" office:value="11.90723" calcext:value-type="float">
            <text:p>11.90723</text:p>
          </table:table-cell>
          <table:table-cell office:value-type="float" office:value="11.79767" calcext:value-type="float">
            <text:p>11.79767</text:p>
          </table:table-cell>
          <table:table-cell office:value-type="float" office:value="11.02841" calcext:value-type="float">
            <text:p>11.02841</text:p>
          </table:table-cell>
          <table:table-cell office:value-type="float" office:value="10.91809" calcext:value-type="float">
            <text:p>10.91809</text:p>
          </table:table-cell>
          <table:table-cell office:value-type="float" office:value="10.60406" calcext:value-type="float">
            <text:p>10.60406</text:p>
          </table:table-cell>
          <table:table-cell office:value-type="float" office:value="10.49966" calcext:value-type="float">
            <text:p>10.49966</text:p>
          </table:table-cell>
          <table:table-cell office:value-type="float" office:value="57.96997" calcext:value-type="float">
            <text:p>57.96997</text:p>
          </table:table-cell>
          <table:table-cell office:value-type="float" office:value="16.46512" calcext:value-type="float">
            <text:p>16.465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2" calcext:value-type="float">
            <text:p>31052002</text:p>
          </table:table-cell>
          <table:table-cell office:value-type="float" office:value="28.00404" calcext:value-type="float">
            <text:p>28.00404</text:p>
          </table:table-cell>
          <table:table-cell office:value-type="float" office:value="35.19" calcext:value-type="float">
            <text:p>35.19</text:p>
          </table:table-cell>
          <table:table-cell office:value-type="float" office:value="18.2" calcext:value-type="float">
            <text:p>18.2</text:p>
          </table:table-cell>
          <table:table-cell office:value-type="float" office:value="2.08088" calcext:value-type="float">
            <text:p>2.08088</text:p>
          </table:table-cell>
          <table:table-cell office:value-type="float" office:value="1.132795" calcext:value-type="float">
            <text:p>1.132795</text:p>
          </table:table-cell>
          <table:table-cell office:value-type="float" office:value="214.704" calcext:value-type="float">
            <text:p>214.704</text:p>
          </table:table-cell>
          <table:table-cell office:value-type="float" office:value="0" calcext:value-type="float">
            <text:p>0</text:p>
          </table:table-cell>
          <table:table-cell office:value-type="float" office:value="52.31592" calcext:value-type="float">
            <text:p>52.31592</text:p>
          </table:table-cell>
          <table:table-cell office:value-type="float" office:value="21.49286" calcext:value-type="float">
            <text:p>21.49286</text:p>
          </table:table-cell>
          <table:table-cell office:value-type="float" office:value="40.83246" calcext:value-type="float">
            <text:p>40.83246</text:p>
          </table:table-cell>
          <table:table-cell office:value-type="float" office:value="24.03653" calcext:value-type="float">
            <text:p>24.03653</text:p>
          </table:table-cell>
          <table:table-cell office:value-type="float" office:value="35.70355" calcext:value-type="float">
            <text:p>35.70355</text:p>
          </table:table-cell>
          <table:table-cell office:value-type="float" office:value="24.79483" calcext:value-type="float">
            <text:p>24.79483</text:p>
          </table:table-cell>
          <table:table-cell office:value-type="float" office:value="31.56668" calcext:value-type="float">
            <text:p>31.56668</text:p>
          </table:table-cell>
          <table:table-cell office:value-type="float" office:value="24.75763" calcext:value-type="float">
            <text:p>24.75763</text:p>
          </table:table-cell>
          <table:table-cell office:value-type="float" office:value="28.97406" calcext:value-type="float">
            <text:p>28.97406</text:p>
          </table:table-cell>
          <table:table-cell office:value-type="float" office:value="24.32938" calcext:value-type="float">
            <text:p>24.32938</text:p>
          </table:table-cell>
          <table:table-cell office:value-type="float" office:value="26.32153" calcext:value-type="float">
            <text:p>26.32153</text:p>
          </table:table-cell>
          <table:table-cell office:value-type="float" office:value="23.53375" calcext:value-type="float">
            <text:p>23.53375</text:p>
          </table:table-cell>
          <table:table-cell office:value-type="float" office:value="23.98767" calcext:value-type="float">
            <text:p>23.98767</text:p>
          </table:table-cell>
          <table:table-cell office:value-type="float" office:value="22.20944" calcext:value-type="float">
            <text:p>22.20944</text:p>
          </table:table-cell>
          <table:table-cell office:value-type="float" office:value="20.56427" calcext:value-type="float">
            <text:p>20.56427</text:p>
          </table:table-cell>
          <table:table-cell office:value-type="float" office:value="19.28613" calcext:value-type="float">
            <text:p>19.28613</text:p>
          </table:table-cell>
          <table:table-cell office:value-type="float" office:value="17.19815" calcext:value-type="float">
            <text:p>17.19815</text:p>
          </table:table-cell>
          <table:table-cell office:value-type="float" office:value="16.62701" calcext:value-type="float">
            <text:p>16.62701</text:p>
          </table:table-cell>
          <table:table-cell office:value-type="float" office:value="14.70956" calcext:value-type="float">
            <text:p>14.70956</text:p>
          </table:table-cell>
          <table:table-cell office:value-type="float" office:value="14.48819" calcext:value-type="float">
            <text:p>14.48819</text:p>
          </table:table-cell>
          <table:table-cell office:value-type="float" office:value="13.18942" calcext:value-type="float">
            <text:p>13.18942</text:p>
          </table:table-cell>
          <table:table-cell office:value-type="float" office:value="13.05225" calcext:value-type="float">
            <text:p>13.05225</text:p>
          </table:table-cell>
          <table:table-cell office:value-type="float" office:value="12.02182" calcext:value-type="float">
            <text:p>12.02182</text:p>
          </table:table-cell>
          <table:table-cell office:value-type="float" office:value="11.90839" calcext:value-type="float">
            <text:p>11.90839</text:p>
          </table:table-cell>
          <table:table-cell office:value-type="float" office:value="11.13901" calcext:value-type="float">
            <text:p>11.13901</text:p>
          </table:table-cell>
          <table:table-cell office:value-type="float" office:value="11.02954" calcext:value-type="float">
            <text:p>11.02954</text:p>
          </table:table-cell>
          <table:table-cell office:value-type="float" office:value="10.7095" calcext:value-type="float">
            <text:p>10.7095</text:p>
          </table:table-cell>
          <table:table-cell office:value-type="float" office:value="10.60516" calcext:value-type="float">
            <text:p>10.60516</text:p>
          </table:table-cell>
          <table:table-cell office:value-type="float" office:value="58.73468" calcext:value-type="float">
            <text:p>58.73468</text:p>
          </table:table-cell>
          <table:table-cell office:value-type="float" office:value="17.82812" calcext:value-type="float">
            <text:p>17.828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2" calcext:value-type="float">
            <text:p>1062002</text:p>
          </table:table-cell>
          <table:table-cell office:value-type="float" office:value="26.80128" calcext:value-type="float">
            <text:p>26.80128</text:p>
          </table:table-cell>
          <table:table-cell office:value-type="float" office:value="33.79" calcext:value-type="float">
            <text:p>33.79</text:p>
          </table:table-cell>
          <table:table-cell office:value-type="float" office:value="21.78" calcext:value-type="float">
            <text:p>21.78</text:p>
          </table:table-cell>
          <table:table-cell office:value-type="float" office:value="2.212704" calcext:value-type="float">
            <text:p>2.212704</text:p>
          </table:table-cell>
          <table:table-cell office:value-type="float" office:value="1.53022" calcext:value-type="float">
            <text:p>1.53022</text:p>
          </table:table-cell>
          <table:table-cell office:value-type="float" office:value="247.608" calcext:value-type="float">
            <text:p>247.608</text:p>
          </table:table-cell>
          <table:table-cell office:value-type="float" office:value="0" calcext:value-type="float">
            <text:p>0</text:p>
          </table:table-cell>
          <table:table-cell office:value-type="float" office:value="52.60474" calcext:value-type="float">
            <text:p>52.60474</text:p>
          </table:table-cell>
          <table:table-cell office:value-type="float" office:value="24.46707" calcext:value-type="float">
            <text:p>24.46707</text:p>
          </table:table-cell>
          <table:table-cell office:value-type="float" office:value="41.7572" calcext:value-type="float">
            <text:p>41.7572</text:p>
          </table:table-cell>
          <table:table-cell office:value-type="float" office:value="26.48605" calcext:value-type="float">
            <text:p>26.48605</text:p>
          </table:table-cell>
          <table:table-cell office:value-type="float" office:value="36.75165" calcext:value-type="float">
            <text:p>36.75165</text:p>
          </table:table-cell>
          <table:table-cell office:value-type="float" office:value="26.90997" calcext:value-type="float">
            <text:p>26.90997</text:p>
          </table:table-cell>
          <table:table-cell office:value-type="float" office:value="32.7518" calcext:value-type="float">
            <text:p>32.7518</text:p>
          </table:table-cell>
          <table:table-cell office:value-type="float" office:value="26.67252" calcext:value-type="float">
            <text:p>26.67252</text:p>
          </table:table-cell>
          <table:table-cell office:value-type="float" office:value="30.21686" calcext:value-type="float">
            <text:p>30.21686</text:p>
          </table:table-cell>
          <table:table-cell office:value-type="float" office:value="26.13928" calcext:value-type="float">
            <text:p>26.13928</text:p>
          </table:table-cell>
          <table:table-cell office:value-type="float" office:value="27.57907" calcext:value-type="float">
            <text:p>27.57907</text:p>
          </table:table-cell>
          <table:table-cell office:value-type="float" office:value="25.20639" calcext:value-type="float">
            <text:p>25.20639</text:p>
          </table:table-cell>
          <table:table-cell office:value-type="float" office:value="25.25085" calcext:value-type="float">
            <text:p>25.25085</text:p>
          </table:table-cell>
          <table:table-cell office:value-type="float" office:value="23.73074" calcext:value-type="float">
            <text:p>23.73074</text:p>
          </table:table-cell>
          <table:table-cell office:value-type="float" office:value="21.75061" calcext:value-type="float">
            <text:p>21.75061</text:p>
          </table:table-cell>
          <table:table-cell office:value-type="float" office:value="20.58301" calcext:value-type="float">
            <text:p>20.58301</text:p>
          </table:table-cell>
          <table:table-cell office:value-type="float" office:value="17.91006" calcext:value-type="float">
            <text:p>17.91006</text:p>
          </table:table-cell>
          <table:table-cell office:value-type="float" office:value="17.20514" calcext:value-type="float">
            <text:p>17.20514</text:p>
          </table:table-cell>
          <table:table-cell office:value-type="float" office:value="15.01273" calcext:value-type="float">
            <text:p>15.01273</text:p>
          </table:table-cell>
          <table:table-cell office:value-type="float" office:value="14.71225" calcext:value-type="float">
            <text:p>14.71225</text:p>
          </table:table-cell>
          <table:table-cell office:value-type="float" office:value="13.36041" calcext:value-type="float">
            <text:p>13.36041</text:p>
          </table:table-cell>
          <table:table-cell office:value-type="float" office:value="13.19101" calcext:value-type="float">
            <text:p>13.19101</text:p>
          </table:table-cell>
          <table:table-cell office:value-type="float" office:value="12.14566" calcext:value-type="float">
            <text:p>12.14566</text:p>
          </table:table-cell>
          <table:table-cell office:value-type="float" office:value="12.02307" calcext:value-type="float">
            <text:p>12.02307</text:p>
          </table:table-cell>
          <table:table-cell office:value-type="float" office:value="11.25015" calcext:value-type="float">
            <text:p>11.25015</text:p>
          </table:table-cell>
          <table:table-cell office:value-type="float" office:value="11.14017" calcext:value-type="float">
            <text:p>11.14017</text:p>
          </table:table-cell>
          <table:table-cell office:value-type="float" office:value="10.81488" calcext:value-type="float">
            <text:p>10.81488</text:p>
          </table:table-cell>
          <table:table-cell office:value-type="float" office:value="10.7106" calcext:value-type="float">
            <text:p>10.7106</text:p>
          </table:table-cell>
          <table:table-cell office:value-type="float" office:value="59.40372" calcext:value-type="float">
            <text:p>59.40372</text:p>
          </table:table-cell>
          <table:table-cell office:value-type="float" office:value="21.41672" calcext:value-type="float">
            <text:p>21.416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2" calcext:value-type="float">
            <text:p>2062002</text:p>
          </table:table-cell>
          <table:table-cell office:value-type="float" office:value="24.25356" calcext:value-type="float">
            <text:p>24.25356</text:p>
          </table:table-cell>
          <table:table-cell office:value-type="float" office:value="35.17" calcext:value-type="float">
            <text:p>35.17</text:p>
          </table:table-cell>
          <table:table-cell office:value-type="float" office:value="23.93" calcext:value-type="float">
            <text:p>23.93</text:p>
          </table:table-cell>
          <table:table-cell office:value-type="float" office:value="2.147866" calcext:value-type="float">
            <text:p>2.147866</text:p>
          </table:table-cell>
          <table:table-cell office:value-type="float" office:value="1.321563" calcext:value-type="float">
            <text:p>1.321563</text:p>
          </table:table-cell>
          <table:table-cell office:value-type="float" office:value="542.916" calcext:value-type="float">
            <text:p>542.916</text:p>
          </table:table-cell>
          <table:table-cell office:value-type="float" office:value="0" calcext:value-type="float">
            <text:p>0</text:p>
          </table:table-cell>
          <table:table-cell office:value-type="float" office:value="53.76749" calcext:value-type="float">
            <text:p>53.76749</text:p>
          </table:table-cell>
          <table:table-cell office:value-type="float" office:value="25.78485" calcext:value-type="float">
            <text:p>25.78485</text:p>
          </table:table-cell>
          <table:table-cell office:value-type="float" office:value="41.92004" calcext:value-type="float">
            <text:p>41.92004</text:p>
          </table:table-cell>
          <table:table-cell office:value-type="float" office:value="27.69675" calcext:value-type="float">
            <text:p>27.69675</text:p>
          </table:table-cell>
          <table:table-cell office:value-type="float" office:value="37.26794" calcext:value-type="float">
            <text:p>37.26794</text:p>
          </table:table-cell>
          <table:table-cell office:value-type="float" office:value="28.14532" calcext:value-type="float">
            <text:p>28.14532</text:p>
          </table:table-cell>
          <table:table-cell office:value-type="float" office:value="33.40186" calcext:value-type="float">
            <text:p>33.40186</text:p>
          </table:table-cell>
          <table:table-cell office:value-type="float" office:value="27.84714" calcext:value-type="float">
            <text:p>27.84714</text:p>
          </table:table-cell>
          <table:table-cell office:value-type="float" office:value="30.97739" calcext:value-type="float">
            <text:p>30.97739</text:p>
          </table:table-cell>
          <table:table-cell office:value-type="float" office:value="27.29321" calcext:value-type="float">
            <text:p>27.29321</text:p>
          </table:table-cell>
          <table:table-cell office:value-type="float" office:value="28.43698" calcext:value-type="float">
            <text:p>28.43698</text:p>
          </table:table-cell>
          <table:table-cell office:value-type="float" office:value="26.34888" calcext:value-type="float">
            <text:p>26.34888</text:p>
          </table:table-cell>
          <table:table-cell office:value-type="float" office:value="26.17688" calcext:value-type="float">
            <text:p>26.17688</text:p>
          </table:table-cell>
          <table:table-cell office:value-type="float" office:value="24.86545" calcext:value-type="float">
            <text:p>24.86545</text:p>
          </table:table-cell>
          <table:table-cell office:value-type="float" office:value="22.73895" calcext:value-type="float">
            <text:p>22.73895</text:p>
          </table:table-cell>
          <table:table-cell office:value-type="float" office:value="21.76718" calcext:value-type="float">
            <text:p>21.76718</text:p>
          </table:table-cell>
          <table:table-cell office:value-type="float" office:value="18.6467" calcext:value-type="float">
            <text:p>18.6467</text:p>
          </table:table-cell>
          <table:table-cell office:value-type="float" office:value="17.91782" calcext:value-type="float">
            <text:p>17.91782</text:p>
          </table:table-cell>
          <table:table-cell office:value-type="float" office:value="15.38464" calcext:value-type="float">
            <text:p>15.38464</text:p>
          </table:table-cell>
          <table:table-cell office:value-type="float" office:value="15.01627" calcext:value-type="float">
            <text:p>15.01627</text:p>
          </table:table-cell>
          <table:table-cell office:value-type="float" office:value="13.57114" calcext:value-type="float">
            <text:p>13.57114</text:p>
          </table:table-cell>
          <table:table-cell office:value-type="float" office:value="13.3624" calcext:value-type="float">
            <text:p>13.3624</text:p>
          </table:table-cell>
          <table:table-cell office:value-type="float" office:value="12.28351" calcext:value-type="float">
            <text:p>12.28351</text:p>
          </table:table-cell>
          <table:table-cell office:value-type="float" office:value="12.14703" calcext:value-type="float">
            <text:p>12.14703</text:p>
          </table:table-cell>
          <table:table-cell office:value-type="float" office:value="11.36438" calcext:value-type="float">
            <text:p>11.36438</text:p>
          </table:table-cell>
          <table:table-cell office:value-type="float" office:value="11.25131" calcext:value-type="float">
            <text:p>11.25131</text:p>
          </table:table-cell>
          <table:table-cell office:value-type="float" office:value="10.92035" calcext:value-type="float">
            <text:p>10.92035</text:p>
          </table:table-cell>
          <table:table-cell office:value-type="float" office:value="10.81598" calcext:value-type="float">
            <text:p>10.81598</text:p>
          </table:table-cell>
          <table:table-cell office:value-type="float" office:value="61.83942" calcext:value-type="float">
            <text:p>61.83942</text:p>
          </table:table-cell>
          <table:table-cell office:value-type="float" office:value="22.63513" calcext:value-type="float">
            <text:p>22.635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2" calcext:value-type="float">
            <text:p>3062002</text:p>
          </table:table-cell>
          <table:table-cell office:value-type="float" office:value="17.74656" calcext:value-type="float">
            <text:p>17.74656</text:p>
          </table:table-cell>
          <table:table-cell office:value-type="float" office:value="26.7" calcext:value-type="float">
            <text:p>26.7</text:p>
          </table:table-cell>
          <table:table-cell office:value-type="float" office:value="15.88" calcext:value-type="float">
            <text:p>15.88</text:p>
          </table:table-cell>
          <table:table-cell office:value-type="float" office:value="1.921817" calcext:value-type="float">
            <text:p>1.921817</text:p>
          </table:table-cell>
          <table:table-cell office:value-type="float" office:value="1.584471" calcext:value-type="float">
            <text:p>1.584471</text:p>
          </table:table-cell>
          <table:table-cell office:value-type="float" office:value="422.46" calcext:value-type="float">
            <text:p>422.46</text:p>
          </table:table-cell>
          <table:table-cell office:value-type="float" office:value="0.3" calcext:value-type="float">
            <text:p>0.3</text:p>
          </table:table-cell>
          <table:table-cell office:value-type="float" office:value="44.75192" calcext:value-type="float">
            <text:p>44.75192</text:p>
          </table:table-cell>
          <table:table-cell office:value-type="float" office:value="20.56702" calcext:value-type="float">
            <text:p>20.56702</text:p>
          </table:table-cell>
          <table:table-cell office:value-type="float" office:value="35.90411" calcext:value-type="float">
            <text:p>35.90411</text:p>
          </table:table-cell>
          <table:table-cell office:value-type="float" office:value="25.07031" calcext:value-type="float">
            <text:p>25.07031</text:p>
          </table:table-cell>
          <table:table-cell office:value-type="float" office:value="32.86734" calcext:value-type="float">
            <text:p>32.86734</text:p>
          </table:table-cell>
          <table:table-cell office:value-type="float" office:value="27.15378" calcext:value-type="float">
            <text:p>27.15378</text:p>
          </table:table-cell>
          <table:table-cell office:value-type="float" office:value="31.11432" calcext:value-type="float">
            <text:p>31.11432</text:p>
          </table:table-cell>
          <table:table-cell office:value-type="float" office:value="27.90463" calcext:value-type="float">
            <text:p>27.90463</text:p>
          </table:table-cell>
          <table:table-cell office:value-type="float" office:value="30.06012" calcext:value-type="float">
            <text:p>30.06012</text:p>
          </table:table-cell>
          <table:table-cell office:value-type="float" office:value="27.56464" calcext:value-type="float">
            <text:p>27.56464</text:p>
          </table:table-cell>
          <table:table-cell office:value-type="float" office:value="28.39642" calcext:value-type="float">
            <text:p>28.39642</text:p>
          </table:table-cell>
          <table:table-cell office:value-type="float" office:value="26.8439" calcext:value-type="float">
            <text:p>26.8439</text:p>
          </table:table-cell>
          <table:table-cell office:value-type="float" office:value="26.2236" calcext:value-type="float">
            <text:p>26.2236</text:p>
          </table:table-cell>
          <table:table-cell office:value-type="float" office:value="25.51996" calcext:value-type="float">
            <text:p>25.51996</text:p>
          </table:table-cell>
          <table:table-cell office:value-type="float" office:value="23.30347" calcext:value-type="float">
            <text:p>23.30347</text:p>
          </table:table-cell>
          <table:table-cell office:value-type="float" office:value="22.75311" calcext:value-type="float">
            <text:p>22.75311</text:p>
          </table:table-cell>
          <table:table-cell office:value-type="float" office:value="19.32681" calcext:value-type="float">
            <text:p>19.32681</text:p>
          </table:table-cell>
          <table:table-cell office:value-type="float" office:value="18.6543" calcext:value-type="float">
            <text:p>18.6543</text:p>
          </table:table-cell>
          <table:table-cell office:value-type="float" office:value="15.79819" calcext:value-type="float">
            <text:p>15.79819</text:p>
          </table:table-cell>
          <table:table-cell office:value-type="float" office:value="15.38879" calcext:value-type="float">
            <text:p>15.38879</text:p>
          </table:table-cell>
          <table:table-cell office:value-type="float" office:value="13.8187" calcext:value-type="float">
            <text:p>13.8187</text:p>
          </table:table-cell>
          <table:table-cell office:value-type="float" office:value="13.57355" calcext:value-type="float">
            <text:p>13.57355</text:p>
          </table:table-cell>
          <table:table-cell office:value-type="float" office:value="12.43948" calcext:value-type="float">
            <text:p>12.43948</text:p>
          </table:table-cell>
          <table:table-cell office:value-type="float" office:value="12.28506" calcext:value-type="float">
            <text:p>12.28506</text:p>
          </table:table-cell>
          <table:table-cell office:value-type="float" office:value="11.48361" calcext:value-type="float">
            <text:p>11.48361</text:p>
          </table:table-cell>
          <table:table-cell office:value-type="float" office:value="11.36557" calcext:value-type="float">
            <text:p>11.36557</text:p>
          </table:table-cell>
          <table:table-cell office:value-type="float" office:value="11.02591" calcext:value-type="float">
            <text:p>11.02591</text:p>
          </table:table-cell>
          <table:table-cell office:value-type="float" office:value="10.92145" calcext:value-type="float">
            <text:p>10.92145</text:p>
          </table:table-cell>
          <table:table-cell office:value-type="float" office:value="49.45987" calcext:value-type="float">
            <text:p>49.45987</text:p>
          </table:table-cell>
          <table:table-cell office:value-type="float" office:value="14.82001" calcext:value-type="float">
            <text:p>14.820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2" calcext:value-type="float">
            <text:p>4062002</text:p>
          </table:table-cell>
          <table:table-cell office:value-type="float" office:value="15.88176" calcext:value-type="float">
            <text:p>15.88176</text:p>
          </table:table-cell>
          <table:table-cell office:value-type="float" office:value="22.73" calcext:value-type="float">
            <text:p>22.73</text:p>
          </table:table-cell>
          <table:table-cell office:value-type="float" office:value="14.04" calcext:value-type="float">
            <text:p>14.04</text:p>
          </table:table-cell>
          <table:table-cell office:value-type="float" office:value="1.582438" calcext:value-type="float">
            <text:p>1.582438</text:p>
          </table:table-cell>
          <table:table-cell office:value-type="float" office:value="1.274727" calcext:value-type="float">
            <text:p>1.274727</text:p>
          </table:table-cell>
          <table:table-cell office:value-type="float" office:value="345.816" calcext:value-type="float">
            <text:p>345.816</text:p>
          </table:table-cell>
          <table:table-cell office:value-type="float" office:value="0.1" calcext:value-type="float">
            <text:p>0.1</text:p>
          </table:table-cell>
          <table:table-cell office:value-type="float" office:value="38.48944" calcext:value-type="float">
            <text:p>38.48944</text:p>
          </table:table-cell>
          <table:table-cell office:value-type="float" office:value="17.77802" calcext:value-type="float">
            <text:p>17.77802</text:p>
          </table:table-cell>
          <table:table-cell office:value-type="float" office:value="31.12241" calcext:value-type="float">
            <text:p>31.12241</text:p>
          </table:table-cell>
          <table:table-cell office:value-type="float" office:value="21.591" calcext:value-type="float">
            <text:p>21.591</text:p>
          </table:table-cell>
          <table:table-cell office:value-type="float" office:value="28.59247" calcext:value-type="float">
            <text:p>28.59247</text:p>
          </table:table-cell>
          <table:table-cell office:value-type="float" office:value="23.38113" calcext:value-type="float">
            <text:p>23.38113</text:p>
          </table:table-cell>
          <table:table-cell office:value-type="float" office:value="27.83258" calcext:value-type="float">
            <text:p>27.83258</text:p>
          </table:table-cell>
          <table:table-cell office:value-type="float" office:value="24.34885" calcext:value-type="float">
            <text:p>24.34885</text:p>
          </table:table-cell>
          <table:table-cell office:value-type="float" office:value="27.72031" calcext:value-type="float">
            <text:p>27.72031</text:p>
          </table:table-cell>
          <table:table-cell office:value-type="float" office:value="24.67688" calcext:value-type="float">
            <text:p>24.67688</text:p>
          </table:table-cell>
          <table:table-cell office:value-type="float" office:value="27.16092" calcext:value-type="float">
            <text:p>27.16092</text:p>
          </table:table-cell>
          <table:table-cell office:value-type="float" office:value="24.694" calcext:value-type="float">
            <text:p>24.694</text:p>
          </table:table-cell>
          <table:table-cell office:value-type="float" office:value="25.8024" calcext:value-type="float">
            <text:p>25.8024</text:p>
          </table:table-cell>
          <table:table-cell office:value-type="float" office:value="24.16098" calcext:value-type="float">
            <text:p>24.16098</text:p>
          </table:table-cell>
          <table:table-cell office:value-type="float" office:value="23.34027" calcext:value-type="float">
            <text:p>23.34027</text:p>
          </table:table-cell>
          <table:table-cell office:value-type="float" office:value="22.86133" calcext:value-type="float">
            <text:p>22.86133</text:p>
          </table:table-cell>
          <table:table-cell office:value-type="float" office:value="19.71994" calcext:value-type="float">
            <text:p>19.71994</text:p>
          </table:table-cell>
          <table:table-cell office:value-type="float" office:value="19.33289" calcext:value-type="float">
            <text:p>19.33289</text:p>
          </table:table-cell>
          <table:table-cell office:value-type="float" office:value="16.20374" calcext:value-type="float">
            <text:p>16.20374</text:p>
          </table:table-cell>
          <table:table-cell office:value-type="float" office:value="15.80258" calcext:value-type="float">
            <text:p>15.80258</text:p>
          </table:table-cell>
          <table:table-cell office:value-type="float" office:value="14.09106" calcext:value-type="float">
            <text:p>14.09106</text:p>
          </table:table-cell>
          <table:table-cell office:value-type="float" office:value="13.82144" calcext:value-type="float">
            <text:p>13.82144</text:p>
          </table:table-cell>
          <table:table-cell office:value-type="float" office:value="12.61417" calcext:value-type="float">
            <text:p>12.61417</text:p>
          </table:table-cell>
          <table:table-cell office:value-type="float" office:value="12.44119" calcext:value-type="float">
            <text:p>12.44119</text:p>
          </table:table-cell>
          <table:table-cell office:value-type="float" office:value="11.60983" calcext:value-type="float">
            <text:p>11.60983</text:p>
          </table:table-cell>
          <table:table-cell office:value-type="float" office:value="11.48486" calcext:value-type="float">
            <text:p>11.48486</text:p>
          </table:table-cell>
          <table:table-cell office:value-type="float" office:value="11.13388" calcext:value-type="float">
            <text:p>11.13388</text:p>
          </table:table-cell>
          <table:table-cell office:value-type="float" office:value="11.02701" calcext:value-type="float">
            <text:p>11.02701</text:p>
          </table:table-cell>
          <table:table-cell office:value-type="float" office:value="44.50589" calcext:value-type="float">
            <text:p>44.50589</text:p>
          </table:table-cell>
          <table:table-cell office:value-type="float" office:value="12.70944" calcext:value-type="float">
            <text:p>12.709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2" calcext:value-type="float">
            <text:p>5062002</text:p>
          </table:table-cell>
          <table:table-cell office:value-type="float" office:value="27.49248" calcext:value-type="float">
            <text:p>27.49248</text:p>
          </table:table-cell>
          <table:table-cell office:value-type="float" office:value="26.66" calcext:value-type="float">
            <text:p>26.66</text:p>
          </table:table-cell>
          <table:table-cell office:value-type="float" office:value="12.19" calcext:value-type="float">
            <text:p>12.19</text:p>
          </table:table-cell>
          <table:table-cell office:value-type="float" office:value="1.410626" calcext:value-type="float">
            <text:p>1.410626</text:p>
          </table:table-cell>
          <table:table-cell office:value-type="float" office:value="0.9234444" calcext:value-type="float">
            <text:p>0.9234444</text:p>
          </table:table-cell>
          <table:table-cell office:value-type="float" office:value="218.124" calcext:value-type="float">
            <text:p>218.124</text:p>
          </table:table-cell>
          <table:table-cell office:value-type="float" office:value="0" calcext:value-type="float">
            <text:p>0</text:p>
          </table:table-cell>
          <table:table-cell office:value-type="float" office:value="44.32272" calcext:value-type="float">
            <text:p>44.32272</text:p>
          </table:table-cell>
          <table:table-cell office:value-type="float" office:value="16.07437" calcext:value-type="float">
            <text:p>16.07437</text:p>
          </table:table-cell>
          <table:table-cell office:value-type="float" office:value="35.23825" calcext:value-type="float">
            <text:p>35.23825</text:p>
          </table:table-cell>
          <table:table-cell office:value-type="float" office:value="19.73264" calcext:value-type="float">
            <text:p>19.73264</text:p>
          </table:table-cell>
          <table:table-cell office:value-type="float" office:value="31.35681" calcext:value-type="float">
            <text:p>31.35681</text:p>
          </table:table-cell>
          <table:table-cell office:value-type="float" office:value="21.42883" calcext:value-type="float">
            <text:p>21.42883</text:p>
          </table:table-cell>
          <table:table-cell office:value-type="float" office:value="28.60812" calcext:value-type="float">
            <text:p>28.60812</text:p>
          </table:table-cell>
          <table:table-cell office:value-type="float" office:value="22.55298" calcext:value-type="float">
            <text:p>22.55298</text:p>
          </table:table-cell>
          <table:table-cell office:value-type="float" office:value="26.98477" calcext:value-type="float">
            <text:p>26.98477</text:p>
          </table:table-cell>
          <table:table-cell office:value-type="float" office:value="23.06671" calcext:value-type="float">
            <text:p>23.06671</text:p>
          </table:table-cell>
          <table:table-cell office:value-type="float" office:value="25.39703" calcext:value-type="float">
            <text:p>25.39703</text:p>
          </table:table-cell>
          <table:table-cell office:value-type="float" office:value="23.38477" calcext:value-type="float">
            <text:p>23.38477</text:p>
          </table:table-cell>
          <table:table-cell office:value-type="float" office:value="24.25812" calcext:value-type="float">
            <text:p>24.25812</text:p>
          </table:table-cell>
          <table:table-cell office:value-type="float" office:value="23.14899" calcext:value-type="float">
            <text:p>23.14899</text:p>
          </table:table-cell>
          <table:table-cell office:value-type="float" office:value="22.85764" calcext:value-type="float">
            <text:p>22.85764</text:p>
          </table:table-cell>
          <table:table-cell office:value-type="float" office:value="22.35059" calcext:value-type="float">
            <text:p>22.35059</text:p>
          </table:table-cell>
          <table:table-cell office:value-type="float" office:value="19.79739" calcext:value-type="float">
            <text:p>19.79739</text:p>
          </table:table-cell>
          <table:table-cell office:value-type="float" office:value="19.72205" calcext:value-type="float">
            <text:p>19.72205</text:p>
          </table:table-cell>
          <table:table-cell office:value-type="float" office:value="16.53265" calcext:value-type="float">
            <text:p>16.53265</text:p>
          </table:table-cell>
          <table:table-cell office:value-type="float" office:value="16.20764" calcext:value-type="float">
            <text:p>16.20764</text:p>
          </table:table-cell>
          <table:table-cell office:value-type="float" office:value="14.36401" calcext:value-type="float">
            <text:p>14.36401</text:p>
          </table:table-cell>
          <table:table-cell office:value-type="float" office:value="14.09396" calcext:value-type="float">
            <text:p>14.09396</text:p>
          </table:table-cell>
          <table:table-cell office:value-type="float" office:value="12.80359" calcext:value-type="float">
            <text:p>12.80359</text:p>
          </table:table-cell>
          <table:table-cell office:value-type="float" office:value="12.61609" calcext:value-type="float">
            <text:p>12.61609</text:p>
          </table:table-cell>
          <table:table-cell office:value-type="float" office:value="11.74484" calcext:value-type="float">
            <text:p>11.74484</text:p>
          </table:table-cell>
          <table:table-cell office:value-type="float" office:value="11.61118" calcext:value-type="float">
            <text:p>11.61118</text:p>
          </table:table-cell>
          <table:table-cell office:value-type="float" office:value="11.24609" calcext:value-type="float">
            <text:p>11.24609</text:p>
          </table:table-cell>
          <table:table-cell office:value-type="float" office:value="11.13504" calcext:value-type="float">
            <text:p>11.13504</text:p>
          </table:table-cell>
          <table:table-cell office:value-type="float" office:value="48.12885" calcext:value-type="float">
            <text:p>48.12885</text:p>
          </table:table-cell>
          <table:table-cell office:value-type="float" office:value="11.22687" calcext:value-type="float">
            <text:p>11.226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2" calcext:value-type="float">
            <text:p>6062002</text:p>
          </table:table-cell>
          <table:table-cell office:value-type="float" office:value="28.89197" calcext:value-type="float">
            <text:p>28.89197</text:p>
          </table:table-cell>
          <table:table-cell office:value-type="float" office:value="30.95" calcext:value-type="float">
            <text:p>30.95</text:p>
          </table:table-cell>
          <table:table-cell office:value-type="float" office:value="13.02" calcext:value-type="float">
            <text:p>13.02</text:p>
          </table:table-cell>
          <table:table-cell office:value-type="float" office:value="1.439166" calcext:value-type="float">
            <text:p>1.439166</text:p>
          </table:table-cell>
          <table:table-cell office:value-type="float" office:value="1.024254" calcext:value-type="float">
            <text:p>1.024254</text:p>
          </table:table-cell>
          <table:table-cell office:value-type="float" office:value="411.84" calcext:value-type="float">
            <text:p>411.84</text:p>
          </table:table-cell>
          <table:table-cell office:value-type="float" office:value="0" calcext:value-type="float">
            <text:p>0</text:p>
          </table:table-cell>
          <table:table-cell office:value-type="float" office:value="48.65088" calcext:value-type="float">
            <text:p>48.65088</text:p>
          </table:table-cell>
          <table:table-cell office:value-type="float" office:value="17.28494" calcext:value-type="float">
            <text:p>17.28494</text:p>
          </table:table-cell>
          <table:table-cell office:value-type="float" office:value="38.41028" calcext:value-type="float">
            <text:p>38.41028</text:p>
          </table:table-cell>
          <table:table-cell office:value-type="float" office:value="20.71616" calcext:value-type="float">
            <text:p>20.71616</text:p>
          </table:table-cell>
          <table:table-cell office:value-type="float" office:value="33.86688" calcext:value-type="float">
            <text:p>33.86688</text:p>
          </table:table-cell>
          <table:table-cell office:value-type="float" office:value="22.36383" calcext:value-type="float">
            <text:p>22.36383</text:p>
          </table:table-cell>
          <table:table-cell office:value-type="float" office:value="30.39502" calcext:value-type="float">
            <text:p>30.39502</text:p>
          </table:table-cell>
          <table:table-cell office:value-type="float" office:value="23.34018" calcext:value-type="float">
            <text:p>23.34018</text:p>
          </table:table-cell>
          <table:table-cell office:value-type="float" office:value="28.33591" calcext:value-type="float">
            <text:p>28.33591</text:p>
          </table:table-cell>
          <table:table-cell office:value-type="float" office:value="23.69446" calcext:value-type="float">
            <text:p>23.69446</text:p>
          </table:table-cell>
          <table:table-cell office:value-type="float" office:value="26.36465" calcext:value-type="float">
            <text:p>26.36465</text:p>
          </table:table-cell>
          <table:table-cell office:value-type="float" office:value="23.80203" calcext:value-type="float">
            <text:p>23.80203</text:p>
          </table:table-cell>
          <table:table-cell office:value-type="float" office:value="24.79837" calcext:value-type="float">
            <text:p>24.79837</text:p>
          </table:table-cell>
          <table:table-cell office:value-type="float" office:value="23.35522" calcext:value-type="float">
            <text:p>23.35522</text:p>
          </table:table-cell>
          <table:table-cell office:value-type="float" office:value="22.52087" calcext:value-type="float">
            <text:p>22.52087</text:p>
          </table:table-cell>
          <table:table-cell office:value-type="float" office:value="22.33167" calcext:value-type="float">
            <text:p>22.33167</text:p>
          </table:table-cell>
          <table:table-cell office:value-type="float" office:value="19.86362" calcext:value-type="float">
            <text:p>19.86362</text:p>
          </table:table-cell>
          <table:table-cell office:value-type="float" office:value="19.79788" calcext:value-type="float">
            <text:p>19.79788</text:p>
          </table:table-cell>
          <table:table-cell office:value-type="float" office:value="16.78439" calcext:value-type="float">
            <text:p>16.78439</text:p>
          </table:table-cell>
          <table:table-cell office:value-type="float" office:value="16.53555" calcext:value-type="float">
            <text:p>16.53555</text:p>
          </table:table-cell>
          <table:table-cell office:value-type="float" office:value="14.61514" calcext:value-type="float">
            <text:p>14.61514</text:p>
          </table:table-cell>
          <table:table-cell office:value-type="float" office:value="14.36676" calcext:value-type="float">
            <text:p>14.36676</text:p>
          </table:table-cell>
          <table:table-cell office:value-type="float" office:value="12.99966" calcext:value-type="float">
            <text:p>12.99966</text:p>
          </table:table-cell>
          <table:table-cell office:value-type="float" office:value="12.80557" calcext:value-type="float">
            <text:p>12.80557</text:p>
          </table:table-cell>
          <table:table-cell office:value-type="float" office:value="11.88736" calcext:value-type="float">
            <text:p>11.88736</text:p>
          </table:table-cell>
          <table:table-cell office:value-type="float" office:value="11.74631" calcext:value-type="float">
            <text:p>11.74631</text:p>
          </table:table-cell>
          <table:table-cell office:value-type="float" office:value="11.36142" calcext:value-type="float">
            <text:p>11.36142</text:p>
          </table:table-cell>
          <table:table-cell office:value-type="float" office:value="11.24728" calcext:value-type="float">
            <text:p>11.24728</text:p>
          </table:table-cell>
          <table:table-cell office:value-type="float" office:value="55.91238" calcext:value-type="float">
            <text:p>55.91238</text:p>
          </table:table-cell>
          <table:table-cell office:value-type="float" office:value="12.46225" calcext:value-type="float">
            <text:p>12.462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2" calcext:value-type="float">
            <text:p>7062002</text:p>
          </table:table-cell>
          <table:table-cell office:value-type="float" office:value="29.00504" calcext:value-type="float">
            <text:p>29.00504</text:p>
          </table:table-cell>
          <table:table-cell office:value-type="float" office:value="32.72" calcext:value-type="float">
            <text:p>32.72</text:p>
          </table:table-cell>
          <table:table-cell office:value-type="float" office:value="17.15" calcext:value-type="float">
            <text:p>17.15</text:p>
          </table:table-cell>
          <table:table-cell office:value-type="float" office:value="1.783998" calcext:value-type="float">
            <text:p>1.783998</text:p>
          </table:table-cell>
          <table:table-cell office:value-type="float" office:value="1.08254" calcext:value-type="float">
            <text:p>1.08254</text:p>
          </table:table-cell>
          <table:table-cell office:value-type="float" office:value="535.0681" calcext:value-type="float">
            <text:p>535.0681</text:p>
          </table:table-cell>
          <table:table-cell office:value-type="float" office:value="0" calcext:value-type="float">
            <text:p>0</text:p>
          </table:table-cell>
          <table:table-cell office:value-type="float" office:value="50.26685" calcext:value-type="float">
            <text:p>50.26685</text:p>
          </table:table-cell>
          <table:table-cell office:value-type="float" office:value="20.9935" calcext:value-type="float">
            <text:p>20.9935</text:p>
          </table:table-cell>
          <table:table-cell office:value-type="float" office:value="40.15381" calcext:value-type="float">
            <text:p>40.15381</text:p>
          </table:table-cell>
          <table:table-cell office:value-type="float" office:value="23.90326" calcext:value-type="float">
            <text:p>23.90326</text:p>
          </table:table-cell>
          <table:table-cell office:value-type="float" office:value="35.58765" calcext:value-type="float">
            <text:p>35.58765</text:p>
          </table:table-cell>
          <table:table-cell office:value-type="float" office:value="25.01007" calcext:value-type="float">
            <text:p>25.01007</text:p>
          </table:table-cell>
          <table:table-cell office:value-type="float" office:value="31.95749" calcext:value-type="float">
            <text:p>31.95749</text:p>
          </table:table-cell>
          <table:table-cell office:value-type="float" office:value="25.46622" calcext:value-type="float">
            <text:p>25.46622</text:p>
          </table:table-cell>
          <table:table-cell office:value-type="float" office:value="29.74484" calcext:value-type="float">
            <text:p>29.74484</text:p>
          </table:table-cell>
          <table:table-cell office:value-type="float" office:value="25.44345" calcext:value-type="float">
            <text:p>25.44345</text:p>
          </table:table-cell>
          <table:table-cell office:value-type="float" office:value="27.55472" calcext:value-type="float">
            <text:p>27.55472</text:p>
          </table:table-cell>
          <table:table-cell office:value-type="float" office:value="25.13397" calcext:value-type="float">
            <text:p>25.13397</text:p>
          </table:table-cell>
          <table:table-cell office:value-type="float" office:value="25.75549" calcext:value-type="float">
            <text:p>25.75549</text:p>
          </table:table-cell>
          <table:table-cell office:value-type="float" office:value="24.3056" calcext:value-type="float">
            <text:p>24.3056</text:p>
          </table:table-cell>
          <table:table-cell office:value-type="float" office:value="23.08212" calcext:value-type="float">
            <text:p>23.08212</text:p>
          </table:table-cell>
          <table:table-cell office:value-type="float" office:value="22.53061" calcext:value-type="float">
            <text:p>22.53061</text:p>
          </table:table-cell>
          <table:table-cell office:value-type="float" office:value="20.0723" calcext:value-type="float">
            <text:p>20.0723</text:p>
          </table:table-cell>
          <table:table-cell office:value-type="float" office:value="19.86499" calcext:value-type="float">
            <text:p>19.86499</text:p>
          </table:table-cell>
          <table:table-cell office:value-type="float" office:value="17.00714" calcext:value-type="float">
            <text:p>17.00714</text:p>
          </table:table-cell>
          <table:table-cell office:value-type="float" office:value="16.78671" calcext:value-type="float">
            <text:p>16.78671</text:p>
          </table:table-cell>
          <table:table-cell office:value-type="float" office:value="14.84332" calcext:value-type="float">
            <text:p>14.84332</text:p>
          </table:table-cell>
          <table:table-cell office:value-type="float" office:value="14.61761" calcext:value-type="float">
            <text:p>14.61761</text:p>
          </table:table-cell>
          <table:table-cell office:value-type="float" office:value="13.19574" calcext:value-type="float">
            <text:p>13.19574</text:p>
          </table:table-cell>
          <table:table-cell office:value-type="float" office:value="13.00174" calcext:value-type="float">
            <text:p>13.00174</text:p>
          </table:table-cell>
          <table:table-cell office:value-type="float" office:value="12.03574" calcext:value-type="float">
            <text:p>12.03574</text:p>
          </table:table-cell>
          <table:table-cell office:value-type="float" office:value="11.88889" calcext:value-type="float">
            <text:p>11.88889</text:p>
          </table:table-cell>
          <table:table-cell office:value-type="float" office:value="11.48236" calcext:value-type="float">
            <text:p>11.48236</text:p>
          </table:table-cell>
          <table:table-cell office:value-type="float" office:value="11.36264" calcext:value-type="float">
            <text:p>11.36264</text:p>
          </table:table-cell>
          <table:table-cell office:value-type="float" office:value="57.65427" calcext:value-type="float">
            <text:p>57.65427</text:p>
          </table:table-cell>
          <table:table-cell office:value-type="float" office:value="16.31189" calcext:value-type="float">
            <text:p>16.311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2" calcext:value-type="float">
            <text:p>8062002</text:p>
          </table:table-cell>
          <table:table-cell office:value-type="float" office:value="26.85312" calcext:value-type="float">
            <text:p>26.85312</text:p>
          </table:table-cell>
          <table:table-cell office:value-type="float" office:value="32.54" calcext:value-type="float">
            <text:p>32.54</text:p>
          </table:table-cell>
          <table:table-cell office:value-type="float" office:value="19.5" calcext:value-type="float">
            <text:p>19.5</text:p>
          </table:table-cell>
          <table:table-cell office:value-type="float" office:value="2.125807" calcext:value-type="float">
            <text:p>2.125807</text:p>
          </table:table-cell>
          <table:table-cell office:value-type="float" office:value="1.446495" calcext:value-type="float">
            <text:p>1.446495</text:p>
          </table:table-cell>
          <table:table-cell office:value-type="float" office:value="534.2401" calcext:value-type="float">
            <text:p>534.2401</text:p>
          </table:table-cell>
          <table:table-cell office:value-type="float" office:value="0" calcext:value-type="float">
            <text:p>0</text:p>
          </table:table-cell>
          <table:table-cell office:value-type="float" office:value="48.18887" calcext:value-type="float">
            <text:p>48.18887</text:p>
          </table:table-cell>
          <table:table-cell office:value-type="float" office:value="23.14551" calcext:value-type="float">
            <text:p>23.14551</text:p>
          </table:table-cell>
          <table:table-cell office:value-type="float" office:value="39.58203" calcext:value-type="float">
            <text:p>39.58203</text:p>
          </table:table-cell>
          <table:table-cell office:value-type="float" office:value="25.67834" calcext:value-type="float">
            <text:p>25.67834</text:p>
          </table:table-cell>
          <table:table-cell office:value-type="float" office:value="35.59946" calcext:value-type="float">
            <text:p>35.59946</text:p>
          </table:table-cell>
          <table:table-cell office:value-type="float" office:value="26.56747" calcext:value-type="float">
            <text:p>26.56747</text:p>
          </table:table-cell>
          <table:table-cell office:value-type="float" office:value="32.38126" calcext:value-type="float">
            <text:p>32.38126</text:p>
          </table:table-cell>
          <table:table-cell office:value-type="float" office:value="26.82364" calcext:value-type="float">
            <text:p>26.82364</text:p>
          </table:table-cell>
          <table:table-cell office:value-type="float" office:value="30.3429" calcext:value-type="float">
            <text:p>30.3429</text:p>
          </table:table-cell>
          <table:table-cell office:value-type="float" office:value="26.67789" calcext:value-type="float">
            <text:p>26.67789</text:p>
          </table:table-cell>
          <table:table-cell office:value-type="float" office:value="28.24142" calcext:value-type="float">
            <text:p>28.24142</text:p>
          </table:table-cell>
          <table:table-cell office:value-type="float" office:value="26.21301" calcext:value-type="float">
            <text:p>26.21301</text:p>
          </table:table-cell>
          <table:table-cell office:value-type="float" office:value="26.42554" calcext:value-type="float">
            <text:p>26.42554</text:p>
          </table:table-cell>
          <table:table-cell office:value-type="float" office:value="25.21329" calcext:value-type="float">
            <text:p>25.21329</text:p>
          </table:table-cell>
          <table:table-cell office:value-type="float" office:value="23.69876" calcext:value-type="float">
            <text:p>23.69876</text:p>
          </table:table-cell>
          <table:table-cell office:value-type="float" office:value="23.09418" calcext:value-type="float">
            <text:p>23.09418</text:p>
          </table:table-cell>
          <table:table-cell office:value-type="float" office:value="20.41553" calcext:value-type="float">
            <text:p>20.41553</text:p>
          </table:table-cell>
          <table:table-cell office:value-type="float" office:value="20.07538" calcext:value-type="float">
            <text:p>20.07538</text:p>
          </table:table-cell>
          <table:table-cell office:value-type="float" office:value="17.2435" calcext:value-type="float">
            <text:p>17.2435</text:p>
          </table:table-cell>
          <table:table-cell office:value-type="float" office:value="17.00949" calcext:value-type="float">
            <text:p>17.00949</text:p>
          </table:table-cell>
          <table:table-cell office:value-type="float" office:value="15.06076" calcext:value-type="float">
            <text:p>15.06076</text:p>
          </table:table-cell>
          <table:table-cell office:value-type="float" office:value="14.84564" calcext:value-type="float">
            <text:p>14.84564</text:p>
          </table:table-cell>
          <table:table-cell office:value-type="float" office:value="13.38828" calcext:value-type="float">
            <text:p>13.38828</text:p>
          </table:table-cell>
          <table:table-cell office:value-type="float" office:value="13.19775" calcext:value-type="float">
            <text:p>13.19775</text:p>
          </table:table-cell>
          <table:table-cell office:value-type="float" office:value="12.18842" calcext:value-type="float">
            <text:p>12.18842</text:p>
          </table:table-cell>
          <table:table-cell office:value-type="float" office:value="12.03729" calcext:value-type="float">
            <text:p>12.03729</text:p>
          </table:table-cell>
          <table:table-cell office:value-type="float" office:value="11.60867" calcext:value-type="float">
            <text:p>11.60867</text:p>
          </table:table-cell>
          <table:table-cell office:value-type="float" office:value="11.48364" calcext:value-type="float">
            <text:p>11.48364</text:p>
          </table:table-cell>
          <table:table-cell office:value-type="float" office:value="54.1514" calcext:value-type="float">
            <text:p>54.1514</text:p>
          </table:table-cell>
          <table:table-cell office:value-type="float" office:value="19.061" calcext:value-type="float">
            <text:p>19.0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2" calcext:value-type="float">
            <text:p>9062002</text:p>
          </table:table-cell>
          <table:table-cell office:value-type="float" office:value="18.91548" calcext:value-type="float">
            <text:p>18.91548</text:p>
          </table:table-cell>
          <table:table-cell office:value-type="float" office:value="32.01" calcext:value-type="float">
            <text:p>32.01</text:p>
          </table:table-cell>
          <table:table-cell office:value-type="float" office:value="22.43" calcext:value-type="float">
            <text:p>22.43</text:p>
          </table:table-cell>
          <table:table-cell office:value-type="float" office:value="2.242386" calcext:value-type="float">
            <text:p>2.242386</text:p>
          </table:table-cell>
          <table:table-cell office:value-type="float" office:value="1.732863" calcext:value-type="float">
            <text:p>1.732863</text:p>
          </table:table-cell>
          <table:table-cell office:value-type="float" office:value="639.3961" calcext:value-type="float">
            <text:p>639.3961</text:p>
          </table:table-cell>
          <table:table-cell office:value-type="float" office:value="0" calcext:value-type="float">
            <text:p>0</text:p>
          </table:table-cell>
          <table:table-cell office:value-type="float" office:value="44.633" calcext:value-type="float">
            <text:p>44.633</text:p>
          </table:table-cell>
          <table:table-cell office:value-type="float" office:value="25.08646" calcext:value-type="float">
            <text:p>25.08646</text:p>
          </table:table-cell>
          <table:table-cell office:value-type="float" office:value="37.34131" calcext:value-type="float">
            <text:p>37.34131</text:p>
          </table:table-cell>
          <table:table-cell office:value-type="float" office:value="27.16644" calcext:value-type="float">
            <text:p>27.16644</text:p>
          </table:table-cell>
          <table:table-cell office:value-type="float" office:value="34.08914" calcext:value-type="float">
            <text:p>34.08914</text:p>
          </table:table-cell>
          <table:table-cell office:value-type="float" office:value="27.80405" calcext:value-type="float">
            <text:p>27.80405</text:p>
          </table:table-cell>
          <table:table-cell office:value-type="float" office:value="31.47879" calcext:value-type="float">
            <text:p>31.47879</text:p>
          </table:table-cell>
          <table:table-cell office:value-type="float" office:value="27.69446" calcext:value-type="float">
            <text:p>27.69446</text:p>
          </table:table-cell>
          <table:table-cell office:value-type="float" office:value="29.82248" calcext:value-type="float">
            <text:p>29.82248</text:p>
          </table:table-cell>
          <table:table-cell office:value-type="float" office:value="27.40103" calcext:value-type="float">
            <text:p>27.40103</text:p>
          </table:table-cell>
          <table:table-cell office:value-type="float" office:value="28.2041" calcext:value-type="float">
            <text:p>28.2041</text:p>
          </table:table-cell>
          <table:table-cell office:value-type="float" office:value="26.83264" calcext:value-type="float">
            <text:p>26.83264</text:p>
          </table:table-cell>
          <table:table-cell office:value-type="float" office:value="26.50803" calcext:value-type="float">
            <text:p>26.50803</text:p>
          </table:table-cell>
          <table:table-cell office:value-type="float" office:value="25.81461" calcext:value-type="float">
            <text:p>25.81461</text:p>
          </table:table-cell>
          <table:table-cell office:value-type="float" office:value="24.13177" calcext:value-type="float">
            <text:p>24.13177</text:p>
          </table:table-cell>
          <table:table-cell office:value-type="float" office:value="23.70969" calcext:value-type="float">
            <text:p>23.70969</text:p>
          </table:table-cell>
          <table:table-cell office:value-type="float" office:value="20.80161" calcext:value-type="float">
            <text:p>20.80161</text:p>
          </table:table-cell>
          <table:table-cell office:value-type="float" office:value="20.41949" calcext:value-type="float">
            <text:p>20.41949</text:p>
          </table:table-cell>
          <table:table-cell office:value-type="float" office:value="17.50534" calcext:value-type="float">
            <text:p>17.50534</text:p>
          </table:table-cell>
          <table:table-cell office:value-type="float" office:value="17.24606" calcext:value-type="float">
            <text:p>17.24606</text:p>
          </table:table-cell>
          <table:table-cell office:value-type="float" office:value="15.27982" calcext:value-type="float">
            <text:p>15.27982</text:p>
          </table:table-cell>
          <table:table-cell office:value-type="float" office:value="15.06299" calcext:value-type="float">
            <text:p>15.06299</text:p>
          </table:table-cell>
          <table:table-cell office:value-type="float" office:value="13.57864" calcext:value-type="float">
            <text:p>13.57864</text:p>
          </table:table-cell>
          <table:table-cell office:value-type="float" office:value="13.39026" calcext:value-type="float">
            <text:p>13.39026</text:p>
          </table:table-cell>
          <table:table-cell office:value-type="float" office:value="12.34415" calcext:value-type="float">
            <text:p>12.34415</text:p>
          </table:table-cell>
          <table:table-cell office:value-type="float" office:value="12.19" calcext:value-type="float">
            <text:p>12.19</text:p>
          </table:table-cell>
          <table:table-cell office:value-type="float" office:value="11.73981" calcext:value-type="float">
            <text:p>11.73981</text:p>
          </table:table-cell>
          <table:table-cell office:value-type="float" office:value="11.61002" calcext:value-type="float">
            <text:p>11.61002</text:p>
          </table:table-cell>
          <table:table-cell office:value-type="float" office:value="52.55569" calcext:value-type="float">
            <text:p>52.55569</text:p>
          </table:table-cell>
          <table:table-cell office:value-type="float" office:value="21.63391" calcext:value-type="float">
            <text:p>21.633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2" calcext:value-type="float">
            <text:p>10062002</text:p>
          </table:table-cell>
          <table:table-cell office:value-type="float" office:value="12.06792" calcext:value-type="float">
            <text:p>12.06792</text:p>
          </table:table-cell>
          <table:table-cell office:value-type="float" office:value="31.03" calcext:value-type="float">
            <text:p>31.03</text:p>
          </table:table-cell>
          <table:table-cell office:value-type="float" office:value="20.32" calcext:value-type="float">
            <text:p>20.32</text:p>
          </table:table-cell>
          <table:table-cell office:value-type="float" office:value="2.44607" calcext:value-type="float">
            <text:p>2.44607</text:p>
          </table:table-cell>
          <table:table-cell office:value-type="float" office:value="1.972012" calcext:value-type="float">
            <text:p>1.972012</text:p>
          </table:table-cell>
          <table:table-cell office:value-type="float" office:value="516.672" calcext:value-type="float">
            <text:p>516.672</text:p>
          </table:table-cell>
          <table:table-cell office:value-type="float" office:value="7.8" calcext:value-type="float">
            <text:p>7.8</text:p>
          </table:table-cell>
          <table:table-cell office:value-type="float" office:value="40.53714" calcext:value-type="float">
            <text:p>40.53714</text:p>
          </table:table-cell>
          <table:table-cell office:value-type="float" office:value="22.07175" calcext:value-type="float">
            <text:p>22.07175</text:p>
          </table:table-cell>
          <table:table-cell office:value-type="float" office:value="33.52545" calcext:value-type="float">
            <text:p>33.52545</text:p>
          </table:table-cell>
          <table:table-cell office:value-type="float" office:value="24.52545" calcext:value-type="float">
            <text:p>24.52545</text:p>
          </table:table-cell>
          <table:table-cell office:value-type="float" office:value="31.32458" calcext:value-type="float">
            <text:p>31.32458</text:p>
          </table:table-cell>
          <table:table-cell office:value-type="float" office:value="26.582" calcext:value-type="float">
            <text:p>26.582</text:p>
          </table:table-cell>
          <table:table-cell office:value-type="float" office:value="29.70615" calcext:value-type="float">
            <text:p>29.70615</text:p>
          </table:table-cell>
          <table:table-cell office:value-type="float" office:value="27.42386" calcext:value-type="float">
            <text:p>27.42386</text:p>
          </table:table-cell>
          <table:table-cell office:value-type="float" office:value="29.0159" calcext:value-type="float">
            <text:p>29.0159</text:p>
          </table:table-cell>
          <table:table-cell office:value-type="float" office:value="27.20563" calcext:value-type="float">
            <text:p>27.20563</text:p>
          </table:table-cell>
          <table:table-cell office:value-type="float" office:value="28.00092" calcext:value-type="float">
            <text:p>28.00092</text:p>
          </table:table-cell>
          <table:table-cell office:value-type="float" office:value="26.70547" calcext:value-type="float">
            <text:p>26.70547</text:p>
          </table:table-cell>
          <table:table-cell office:value-type="float" office:value="26.51831" calcext:value-type="float">
            <text:p>26.51831</text:p>
          </table:table-cell>
          <table:table-cell office:value-type="float" office:value="25.81799" calcext:value-type="float">
            <text:p>25.81799</text:p>
          </table:table-cell>
          <table:table-cell office:value-type="float" office:value="24.26459" calcext:value-type="float">
            <text:p>24.26459</text:p>
          </table:table-cell>
          <table:table-cell office:value-type="float" office:value="24.13831" calcext:value-type="float">
            <text:p>24.13831</text:p>
          </table:table-cell>
          <table:table-cell office:value-type="float" office:value="21.11591" calcext:value-type="float">
            <text:p>21.11591</text:p>
          </table:table-cell>
          <table:table-cell office:value-type="float" office:value="20.80539" calcext:value-type="float">
            <text:p>20.80539</text:p>
          </table:table-cell>
          <table:table-cell office:value-type="float" office:value="17.77686" calcext:value-type="float">
            <text:p>17.77686</text:p>
          </table:table-cell>
          <table:table-cell office:value-type="float" office:value="17.50812" calcext:value-type="float">
            <text:p>17.50812</text:p>
          </table:table-cell>
          <table:table-cell office:value-type="float" office:value="15.50415" calcext:value-type="float">
            <text:p>15.50415</text:p>
          </table:table-cell>
          <table:table-cell office:value-type="float" office:value="15.2821" calcext:value-type="float">
            <text:p>15.2821</text:p>
          </table:table-cell>
          <table:table-cell office:value-type="float" office:value="13.7695" calcext:value-type="float">
            <text:p>13.7695</text:p>
          </table:table-cell>
          <table:table-cell office:value-type="float" office:value="13.58063" calcext:value-type="float">
            <text:p>13.58063</text:p>
          </table:table-cell>
          <table:table-cell office:value-type="float" office:value="12.50189" calcext:value-type="float">
            <text:p>12.50189</text:p>
          </table:table-cell>
          <table:table-cell office:value-type="float" office:value="12.34576" calcext:value-type="float">
            <text:p>12.34576</text:p>
          </table:table-cell>
          <table:table-cell office:value-type="float" office:value="11.87485" calcext:value-type="float">
            <text:p>11.87485</text:p>
          </table:table-cell>
          <table:table-cell office:value-type="float" office:value="11.74121" calcext:value-type="float">
            <text:p>11.74121</text:p>
          </table:table-cell>
          <table:table-cell office:value-type="float" office:value="47.10617" calcext:value-type="float">
            <text:p>47.10617</text:p>
          </table:table-cell>
          <table:table-cell office:value-type="float" office:value="19.31409" calcext:value-type="float">
            <text:p>19.314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2" calcext:value-type="float">
            <text:p>11062002</text:p>
          </table:table-cell>
          <table:table-cell office:value-type="float" office:value="17.03592" calcext:value-type="float">
            <text:p>17.03592</text:p>
          </table:table-cell>
          <table:table-cell office:value-type="float" office:value="31.03" calcext:value-type="float">
            <text:p>31.03</text:p>
          </table:table-cell>
          <table:table-cell office:value-type="float" office:value="20.2543" calcext:value-type="float">
            <text:p>20.2543</text:p>
          </table:table-cell>
          <table:table-cell office:value-type="float" office:value="2.903812" calcext:value-type="float">
            <text:p>2.903812</text:p>
          </table:table-cell>
          <table:table-cell office:value-type="float" office:value="1.942398" calcext:value-type="float">
            <text:p>1.942398</text:p>
          </table:table-cell>
          <table:table-cell office:value-type="float" office:value="500.328" calcext:value-type="float">
            <text:p>500.328</text:p>
          </table:table-cell>
          <table:table-cell office:value-type="float" office:value="1.5" calcext:value-type="float">
            <text:p>1.5</text:p>
          </table:table-cell>
          <table:table-cell office:value-type="float" office:value="33.56006" calcext:value-type="float">
            <text:p>33.56006</text:p>
          </table:table-cell>
          <table:table-cell office:value-type="float" office:value="21.74234" calcext:value-type="float">
            <text:p>21.74234</text:p>
          </table:table-cell>
          <table:table-cell office:value-type="float" office:value="30.83432" calcext:value-type="float">
            <text:p>30.83432</text:p>
          </table:table-cell>
          <table:table-cell office:value-type="float" office:value="23.47739" calcext:value-type="float">
            <text:p>23.47739</text:p>
          </table:table-cell>
          <table:table-cell office:value-type="float" office:value="28.82251" calcext:value-type="float">
            <text:p>28.82251</text:p>
          </table:table-cell>
          <table:table-cell office:value-type="float" office:value="24.5376" calcext:value-type="float">
            <text:p>24.5376</text:p>
          </table:table-cell>
          <table:table-cell office:value-type="float" office:value="27.5997" calcext:value-type="float">
            <text:p>27.5997</text:p>
          </table:table-cell>
          <table:table-cell office:value-type="float" office:value="25.21866" calcext:value-type="float">
            <text:p>25.21866</text:p>
          </table:table-cell>
          <table:table-cell office:value-type="float" office:value="27.5383" calcext:value-type="float">
            <text:p>27.5383</text:p>
          </table:table-cell>
          <table:table-cell office:value-type="float" office:value="25.48273" calcext:value-type="float">
            <text:p>25.48273</text:p>
          </table:table-cell>
          <table:table-cell office:value-type="float" office:value="27.1734" calcext:value-type="float">
            <text:p>27.1734</text:p>
          </table:table-cell>
          <table:table-cell office:value-type="float" office:value="25.50366" calcext:value-type="float">
            <text:p>25.50366</text:p>
          </table:table-cell>
          <table:table-cell office:value-type="float" office:value="26.12357" calcext:value-type="float">
            <text:p>26.12357</text:p>
          </table:table-cell>
          <table:table-cell office:value-type="float" office:value="25.02072" calcext:value-type="float">
            <text:p>25.02072</text:p>
          </table:table-cell>
          <table:table-cell office:value-type="float" office:value="24.25891" calcext:value-type="float">
            <text:p>24.25891</text:p>
          </table:table-cell>
          <table:table-cell office:value-type="float" office:value="23.89755" calcext:value-type="float">
            <text:p>23.89755</text:p>
          </table:table-cell>
          <table:table-cell office:value-type="float" office:value="21.26752" calcext:value-type="float">
            <text:p>21.26752</text:p>
          </table:table-cell>
          <table:table-cell office:value-type="float" office:value="21.11856" calcext:value-type="float">
            <text:p>21.11856</text:p>
          </table:table-cell>
          <table:table-cell office:value-type="float" office:value="18.02847" calcext:value-type="float">
            <text:p>18.02847</text:p>
          </table:table-cell>
          <table:table-cell office:value-type="float" office:value="17.77963" calcext:value-type="float">
            <text:p>17.77963</text:p>
          </table:table-cell>
          <table:table-cell office:value-type="float" office:value="15.72955" calcext:value-type="float">
            <text:p>15.72955</text:p>
          </table:table-cell>
          <table:table-cell office:value-type="float" office:value="15.5065" calcext:value-type="float">
            <text:p>15.5065</text:p>
          </table:table-cell>
          <table:table-cell office:value-type="float" office:value="13.96124" calcext:value-type="float">
            <text:p>13.96124</text:p>
          </table:table-cell>
          <table:table-cell office:value-type="float" office:value="13.77145" calcext:value-type="float">
            <text:p>13.77145</text:p>
          </table:table-cell>
          <table:table-cell office:value-type="float" office:value="12.66217" calcext:value-type="float">
            <text:p>12.66217</text:p>
          </table:table-cell>
          <table:table-cell office:value-type="float" office:value="12.50354" calcext:value-type="float">
            <text:p>12.50354</text:p>
          </table:table-cell>
          <table:table-cell office:value-type="float" office:value="12.013" calcext:value-type="float">
            <text:p>12.013</text:p>
          </table:table-cell>
          <table:table-cell office:value-type="float" office:value="11.87625" calcext:value-type="float">
            <text:p>11.87625</text:p>
          </table:table-cell>
          <table:table-cell office:value-type="float" office:value="34.36978" calcext:value-type="float">
            <text:p>34.36978</text:p>
          </table:table-cell>
          <table:table-cell office:value-type="float" office:value="19.28323" calcext:value-type="float">
            <text:p>19.283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2" calcext:value-type="float">
            <text:p>12062002</text:p>
          </table:table-cell>
          <table:table-cell office:value-type="float" office:value="12.771" calcext:value-type="float">
            <text:p>12.771</text:p>
          </table:table-cell>
          <table:table-cell office:value-type="float" office:value="27.74" calcext:value-type="float">
            <text:p>27.74</text:p>
          </table:table-cell>
          <table:table-cell office:value-type="float" office:value="16.6" calcext:value-type="float">
            <text:p>16.6</text:p>
          </table:table-cell>
          <table:table-cell office:value-type="float" office:value="2.494388" calcext:value-type="float">
            <text:p>2.494388</text:p>
          </table:table-cell>
          <table:table-cell office:value-type="float" office:value="1.538509" calcext:value-type="float">
            <text:p>1.538509</text:p>
          </table:table-cell>
          <table:table-cell office:value-type="float" office:value="267.66" calcext:value-type="float">
            <text:p>267.66</text:p>
          </table:table-cell>
          <table:table-cell office:value-type="float" office:value="4" calcext:value-type="float">
            <text:p>4</text:p>
          </table:table-cell>
          <table:table-cell office:value-type="float" office:value="32.70288" calcext:value-type="float">
            <text:p>32.70288</text:p>
          </table:table-cell>
          <table:table-cell office:value-type="float" office:value="18.02118" calcext:value-type="float">
            <text:p>18.02118</text:p>
          </table:table-cell>
          <table:table-cell office:value-type="float" office:value="28.66119" calcext:value-type="float">
            <text:p>28.66119</text:p>
          </table:table-cell>
          <table:table-cell office:value-type="float" office:value="20.4408" calcext:value-type="float">
            <text:p>20.4408</text:p>
          </table:table-cell>
          <table:table-cell office:value-type="float" office:value="26.87543" calcext:value-type="float">
            <text:p>26.87543</text:p>
          </table:table-cell>
          <table:table-cell office:value-type="float" office:value="22.34512" calcext:value-type="float">
            <text:p>22.34512</text:p>
          </table:table-cell>
          <table:table-cell office:value-type="float" office:value="25.97446" calcext:value-type="float">
            <text:p>25.97446</text:p>
          </table:table-cell>
          <table:table-cell office:value-type="float" office:value="23.54797" calcext:value-type="float">
            <text:p>23.54797</text:p>
          </table:table-cell>
          <table:table-cell office:value-type="float" office:value="26.03281" calcext:value-type="float">
            <text:p>26.03281</text:p>
          </table:table-cell>
          <table:table-cell office:value-type="float" office:value="24.00638" calcext:value-type="float">
            <text:p>24.00638</text:p>
          </table:table-cell>
          <table:table-cell office:value-type="float" office:value="25.83551" calcext:value-type="float">
            <text:p>25.83551</text:p>
          </table:table-cell>
          <table:table-cell office:value-type="float" office:value="24.32056" calcext:value-type="float">
            <text:p>24.32056</text:p>
          </table:table-cell>
          <table:table-cell office:value-type="float" office:value="25.1662" calcext:value-type="float">
            <text:p>25.1662</text:p>
          </table:table-cell>
          <table:table-cell office:value-type="float" office:value="24.10083" calcext:value-type="float">
            <text:p>24.10083</text:p>
          </table:table-cell>
          <table:table-cell office:value-type="float" office:value="23.89554" calcext:value-type="float">
            <text:p>23.89554</text:p>
          </table:table-cell>
          <table:table-cell office:value-type="float" office:value="23.38501" calcext:value-type="float">
            <text:p>23.38501</text:p>
          </table:table-cell>
          <table:table-cell office:value-type="float" office:value="21.28281" calcext:value-type="float">
            <text:p>21.28281</text:p>
          </table:table-cell>
          <table:table-cell office:value-type="float" office:value="21.24991" calcext:value-type="float">
            <text:p>21.24991</text:p>
          </table:table-cell>
          <table:table-cell office:value-type="float" office:value="18.22873" calcext:value-type="float">
            <text:p>18.22873</text:p>
          </table:table-cell>
          <table:table-cell office:value-type="float" office:value="18.03079" calcext:value-type="float">
            <text:p>18.03079</text:p>
          </table:table-cell>
          <table:table-cell office:value-type="float" office:value="15.94409" calcext:value-type="float">
            <text:p>15.94409</text:p>
          </table:table-cell>
          <table:table-cell office:value-type="float" office:value="15.73187" calcext:value-type="float">
            <text:p>15.73187</text:p>
          </table:table-cell>
          <table:table-cell office:value-type="float" office:value="14.15378" calcext:value-type="float">
            <text:p>14.15378</text:p>
          </table:table-cell>
          <table:table-cell office:value-type="float" office:value="13.96323" calcext:value-type="float">
            <text:p>13.96323</text:p>
          </table:table-cell>
          <table:table-cell office:value-type="float" office:value="12.82446" calcext:value-type="float">
            <text:p>12.82446</text:p>
          </table:table-cell>
          <table:table-cell office:value-type="float" office:value="12.66385" calcext:value-type="float">
            <text:p>12.66385</text:p>
          </table:table-cell>
          <table:table-cell office:value-type="float" office:value="12.15463" calcext:value-type="float">
            <text:p>12.15463</text:p>
          </table:table-cell>
          <table:table-cell office:value-type="float" office:value="12.01447" calcext:value-type="float">
            <text:p>12.01447</text:p>
          </table:table-cell>
          <table:table-cell office:value-type="float" office:value="33.52658" calcext:value-type="float">
            <text:p>33.52658</text:p>
          </table:table-cell>
          <table:table-cell office:value-type="float" office:value="15.33731" calcext:value-type="float">
            <text:p>15.337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2" calcext:value-type="float">
            <text:p>13062002</text:p>
          </table:table-cell>
          <table:table-cell office:value-type="float" office:value="20.82555" calcext:value-type="float">
            <text:p>20.82555</text:p>
          </table:table-cell>
          <table:table-cell office:value-type="float" office:value="23.22" calcext:value-type="float">
            <text:p>23.22</text:p>
          </table:table-cell>
          <table:table-cell office:value-type="float" office:value="11.64" calcext:value-type="float">
            <text:p>11.64</text:p>
          </table:table-cell>
          <table:table-cell office:value-type="float" office:value="1.56671" calcext:value-type="float">
            <text:p>1.56671</text:p>
          </table:table-cell>
          <table:table-cell office:value-type="float" office:value="1.01937" calcext:value-type="float">
            <text:p>1.01937</text:p>
          </table:table-cell>
          <table:table-cell office:value-type="float" office:value="341.028" calcext:value-type="float">
            <text:p>341.028</text:p>
          </table:table-cell>
          <table:table-cell office:value-type="float" office:value="0" calcext:value-type="float">
            <text:p>0</text:p>
          </table:table-cell>
          <table:table-cell office:value-type="float" office:value="26.65692" calcext:value-type="float">
            <text:p>26.65692</text:p>
          </table:table-cell>
          <table:table-cell office:value-type="float" office:value="14.21106" calcext:value-type="float">
            <text:p>14.21106</text:p>
          </table:table-cell>
          <table:table-cell office:value-type="float" office:value="24.75418" calcext:value-type="float">
            <text:p>24.75418</text:p>
          </table:table-cell>
          <table:table-cell office:value-type="float" office:value="17.71497" calcext:value-type="float">
            <text:p>17.71497</text:p>
          </table:table-cell>
          <table:table-cell office:value-type="float" office:value="23.83389" calcext:value-type="float">
            <text:p>23.83389</text:p>
          </table:table-cell>
          <table:table-cell office:value-type="float" office:value="19.9285" calcext:value-type="float">
            <text:p>19.9285</text:p>
          </table:table-cell>
          <table:table-cell office:value-type="float" office:value="23.45926" calcext:value-type="float">
            <text:p>23.45926</text:p>
          </table:table-cell>
          <table:table-cell office:value-type="float" office:value="21.31152" calcext:value-type="float">
            <text:p>21.31152</text:p>
          </table:table-cell>
          <table:table-cell office:value-type="float" office:value="23.94431" calcext:value-type="float">
            <text:p>23.94431</text:p>
          </table:table-cell>
          <table:table-cell office:value-type="float" office:value="22.05411" calcext:value-type="float">
            <text:p>22.05411</text:p>
          </table:table-cell>
          <table:table-cell office:value-type="float" office:value="24.28784" calcext:value-type="float">
            <text:p>24.28784</text:p>
          </table:table-cell>
          <table:table-cell office:value-type="float" office:value="22.57474" calcext:value-type="float">
            <text:p>22.57474</text:p>
          </table:table-cell>
          <table:table-cell office:value-type="float" office:value="24.0842" calcext:value-type="float">
            <text:p>24.0842</text:p>
          </table:table-cell>
          <table:table-cell office:value-type="float" office:value="22.66577" calcext:value-type="float">
            <text:p>22.66577</text:p>
          </table:table-cell>
          <table:table-cell office:value-type="float" office:value="23.37961" calcext:value-type="float">
            <text:p>23.37961</text:p>
          </table:table-cell>
          <table:table-cell office:value-type="float" office:value="22.48682" calcext:value-type="float">
            <text:p>22.48682</text:p>
          </table:table-cell>
          <table:table-cell office:value-type="float" office:value="21.24896" calcext:value-type="float">
            <text:p>21.24896</text:p>
          </table:table-cell>
          <table:table-cell office:value-type="float" office:value="21.04898" calcext:value-type="float">
            <text:p>21.04898</text:p>
          </table:table-cell>
          <table:table-cell office:value-type="float" office:value="18.36096" calcext:value-type="float">
            <text:p>18.36096</text:p>
          </table:table-cell>
          <table:table-cell office:value-type="float" office:value="18.2305" calcext:value-type="float">
            <text:p>18.2305</text:p>
          </table:table-cell>
          <table:table-cell office:value-type="float" office:value="16.13507" calcext:value-type="float">
            <text:p>16.13507</text:p>
          </table:table-cell>
          <table:table-cell office:value-type="float" office:value="15.94623" calcext:value-type="float">
            <text:p>15.94623</text:p>
          </table:table-cell>
          <table:table-cell office:value-type="float" office:value="14.34262" calcext:value-type="float">
            <text:p>14.34262</text:p>
          </table:table-cell>
          <table:table-cell office:value-type="float" office:value="14.15576" calcext:value-type="float">
            <text:p>14.15576</text:p>
          </table:table-cell>
          <table:table-cell office:value-type="float" office:value="12.98871" calcext:value-type="float">
            <text:p>12.98871</text:p>
          </table:table-cell>
          <table:table-cell office:value-type="float" office:value="12.82617" calcext:value-type="float">
            <text:p>12.82617</text:p>
          </table:table-cell>
          <table:table-cell office:value-type="float" office:value="12.29941" calcext:value-type="float">
            <text:p>12.29941</text:p>
          </table:table-cell>
          <table:table-cell office:value-type="float" office:value="12.15613" calcext:value-type="float">
            <text:p>12.15613</text:p>
          </table:table-cell>
          <table:table-cell office:value-type="float" office:value="26.90283" calcext:value-type="float">
            <text:p>26.90283</text:p>
          </table:table-cell>
          <table:table-cell office:value-type="float" office:value="10.84521" calcext:value-type="float">
            <text:p>10.845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2" calcext:value-type="float">
            <text:p>14062002</text:p>
          </table:table-cell>
          <table:table-cell office:value-type="float" office:value="27.55853" calcext:value-type="float">
            <text:p>27.55853</text:p>
          </table:table-cell>
          <table:table-cell office:value-type="float" office:value="26.65" calcext:value-type="float">
            <text:p>26.65</text:p>
          </table:table-cell>
          <table:table-cell office:value-type="float" office:value="12.6" calcext:value-type="float">
            <text:p>12.6</text:p>
          </table:table-cell>
          <table:table-cell office:value-type="float" office:value="1.369714" calcext:value-type="float">
            <text:p>1.369714</text:p>
          </table:table-cell>
          <table:table-cell office:value-type="float" office:value="0.9786854" calcext:value-type="float">
            <text:p>0.9786854</text:p>
          </table:table-cell>
          <table:table-cell office:value-type="float" office:value="370.296" calcext:value-type="float">
            <text:p>370.296</text:p>
          </table:table-cell>
          <table:table-cell office:value-type="float" office:value="0" calcext:value-type="float">
            <text:p>0</text:p>
          </table:table-cell>
          <table:table-cell office:value-type="float" office:value="37.49042" calcext:value-type="float">
            <text:p>37.49042</text:p>
          </table:table-cell>
          <table:table-cell office:value-type="float" office:value="13.89136" calcext:value-type="float">
            <text:p>13.89136</text:p>
          </table:table-cell>
          <table:table-cell office:value-type="float" office:value="30.34619" calcext:value-type="float">
            <text:p>30.34619</text:p>
          </table:table-cell>
          <table:table-cell office:value-type="float" office:value="16.45819" calcext:value-type="float">
            <text:p>16.45819</text:p>
          </table:table-cell>
          <table:table-cell office:value-type="float" office:value="27.32901" calcext:value-type="float">
            <text:p>27.32901</text:p>
          </table:table-cell>
          <table:table-cell office:value-type="float" office:value="18.16507" calcext:value-type="float">
            <text:p>18.16507</text:p>
          </table:table-cell>
          <table:table-cell office:value-type="float" office:value="25.26025" calcext:value-type="float">
            <text:p>25.26025</text:p>
          </table:table-cell>
          <table:table-cell office:value-type="float" office:value="19.57181" calcext:value-type="float">
            <text:p>19.57181</text:p>
          </table:table-cell>
          <table:table-cell office:value-type="float" office:value="24.13034" calcext:value-type="float">
            <text:p>24.13034</text:p>
          </table:table-cell>
          <table:table-cell office:value-type="float" office:value="20.40778" calcext:value-type="float">
            <text:p>20.40778</text:p>
          </table:table-cell>
          <table:table-cell office:value-type="float" office:value="23.15295" calcext:value-type="float">
            <text:p>23.15295</text:p>
          </table:table-cell>
          <table:table-cell office:value-type="float" office:value="21.17166" calcext:value-type="float">
            <text:p>21.17166</text:p>
          </table:table-cell>
          <table:table-cell office:value-type="float" office:value="22.65247" calcext:value-type="float">
            <text:p>22.65247</text:p>
          </table:table-cell>
          <table:table-cell office:value-type="float" office:value="21.55493" calcext:value-type="float">
            <text:p>21.55493</text:p>
          </table:table-cell>
          <table:table-cell office:value-type="float" office:value="22.47958" calcext:value-type="float">
            <text:p>22.47958</text:p>
          </table:table-cell>
          <table:table-cell office:value-type="float" office:value="21.74493" calcext:value-type="float">
            <text:p>21.74493</text:p>
          </table:table-cell>
          <table:table-cell office:value-type="float" office:value="21.04596" calcext:value-type="float">
            <text:p>21.04596</text:p>
          </table:table-cell>
          <table:table-cell office:value-type="float" office:value="20.69962" calcext:value-type="float">
            <text:p>20.69962</text:p>
          </table:table-cell>
          <table:table-cell office:value-type="float" office:value="18.40961" calcext:value-type="float">
            <text:p>18.40961</text:p>
          </table:table-cell>
          <table:table-cell office:value-type="float" office:value="18.36185" calcext:value-type="float">
            <text:p>18.36185</text:p>
          </table:table-cell>
          <table:table-cell office:value-type="float" office:value="16.29233" calcext:value-type="float">
            <text:p>16.29233</text:p>
          </table:table-cell>
          <table:table-cell office:value-type="float" office:value="16.1369" calcext:value-type="float">
            <text:p>16.1369</text:p>
          </table:table-cell>
          <table:table-cell office:value-type="float" office:value="14.52203" calcext:value-type="float">
            <text:p>14.52203</text:p>
          </table:table-cell>
          <table:table-cell office:value-type="float" office:value="14.34454" calcext:value-type="float">
            <text:p>14.34454</text:p>
          </table:table-cell>
          <table:table-cell office:value-type="float" office:value="13.15341" calcext:value-type="float">
            <text:p>13.15341</text:p>
          </table:table-cell>
          <table:table-cell office:value-type="float" office:value="12.99048" calcext:value-type="float">
            <text:p>12.99048</text:p>
          </table:table-cell>
          <table:table-cell office:value-type="float" office:value="12.44644" calcext:value-type="float">
            <text:p>12.44644</text:p>
          </table:table-cell>
          <table:table-cell office:value-type="float" office:value="12.30093" calcext:value-type="float">
            <text:p>12.30093</text:p>
          </table:table-cell>
          <table:table-cell office:value-type="float" office:value="44.69861" calcext:value-type="float">
            <text:p>44.69861</text:p>
          </table:table-cell>
          <table:table-cell office:value-type="float" office:value="10.8222" calcext:value-type="float">
            <text:p>10.82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2" calcext:value-type="float">
            <text:p>15062002</text:p>
          </table:table-cell>
          <table:table-cell office:value-type="float" office:value="20.99304" calcext:value-type="float">
            <text:p>20.99304</text:p>
          </table:table-cell>
          <table:table-cell office:value-type="float" office:value="28.55" calcext:value-type="float">
            <text:p>28.55</text:p>
          </table:table-cell>
          <table:table-cell office:value-type="float" office:value="11.3" calcext:value-type="float">
            <text:p>11.3</text:p>
          </table:table-cell>
          <table:table-cell office:value-type="float" office:value="1.910773" calcext:value-type="float">
            <text:p>1.910773</text:p>
          </table:table-cell>
          <table:table-cell office:value-type="float" office:value="0.9957743" calcext:value-type="float">
            <text:p>0.9957743</text:p>
          </table:table-cell>
          <table:table-cell office:value-type="float" office:value="184.572" calcext:value-type="float">
            <text:p>184.572</text:p>
          </table:table-cell>
          <table:table-cell office:value-type="float" office:value="6.4" calcext:value-type="float">
            <text:p>6.4</text:p>
          </table:table-cell>
          <table:table-cell office:value-type="float" office:value="35.85464" calcext:value-type="float">
            <text:p>35.85464</text:p>
          </table:table-cell>
          <table:table-cell office:value-type="float" office:value="15.09769" calcext:value-type="float">
            <text:p>15.09769</text:p>
          </table:table-cell>
          <table:table-cell office:value-type="float" office:value="29.64182" calcext:value-type="float">
            <text:p>29.64182</text:p>
          </table:table-cell>
          <table:table-cell office:value-type="float" office:value="18.40829" calcext:value-type="float">
            <text:p>18.40829</text:p>
          </table:table-cell>
          <table:table-cell office:value-type="float" office:value="26.87262" calcext:value-type="float">
            <text:p>26.87262</text:p>
          </table:table-cell>
          <table:table-cell office:value-type="float" office:value="20.07559" calcext:value-type="float">
            <text:p>20.07559</text:p>
          </table:table-cell>
          <table:table-cell office:value-type="float" office:value="24.90189" calcext:value-type="float">
            <text:p>24.90189</text:p>
          </table:table-cell>
          <table:table-cell office:value-type="float" office:value="21.15878" calcext:value-type="float">
            <text:p>21.15878</text:p>
          </table:table-cell>
          <table:table-cell office:value-type="float" office:value="23.9003" calcext:value-type="float">
            <text:p>23.9003</text:p>
          </table:table-cell>
          <table:table-cell office:value-type="float" office:value="21.66107" calcext:value-type="float">
            <text:p>21.66107</text:p>
          </table:table-cell>
          <table:table-cell office:value-type="float" office:value="23.14334" calcext:value-type="float">
            <text:p>23.14334</text:p>
          </table:table-cell>
          <table:table-cell office:value-type="float" office:value="22.02405" calcext:value-type="float">
            <text:p>22.02405</text:p>
          </table:table-cell>
          <table:table-cell office:value-type="float" office:value="22.57214" calcext:value-type="float">
            <text:p>22.57214</text:p>
          </table:table-cell>
          <table:table-cell office:value-type="float" office:value="21.98132" calcext:value-type="float">
            <text:p>21.98132</text:p>
          </table:table-cell>
          <table:table-cell office:value-type="float" office:value="21.79663" calcext:value-type="float">
            <text:p>21.79663</text:p>
          </table:table-cell>
          <table:table-cell office:value-type="float" office:value="21.66879" calcext:value-type="float">
            <text:p>21.66879</text:p>
          </table:table-cell>
          <table:table-cell office:value-type="float" office:value="20.69626" calcext:value-type="float">
            <text:p>20.69626</text:p>
          </table:table-cell>
          <table:table-cell office:value-type="float" office:value="20.46481" calcext:value-type="float">
            <text:p>20.46481</text:p>
          </table:table-cell>
          <table:table-cell office:value-type="float" office:value="18.41055" calcext:value-type="float">
            <text:p>18.41055</text:p>
          </table:table-cell>
          <table:table-cell office:value-type="float" office:value="18.40213" calcext:value-type="float">
            <text:p>18.40213</text:p>
          </table:table-cell>
          <table:table-cell office:value-type="float" office:value="16.4108" calcext:value-type="float">
            <text:p>16.4108</text:p>
          </table:table-cell>
          <table:table-cell office:value-type="float" office:value="16.29376" calcext:value-type="float">
            <text:p>16.29376</text:p>
          </table:table-cell>
          <table:table-cell office:value-type="float" office:value="14.6871" calcext:value-type="float">
            <text:p>14.6871</text:p>
          </table:table-cell>
          <table:table-cell office:value-type="float" office:value="14.5238" calcext:value-type="float">
            <text:p>14.5238</text:p>
          </table:table-cell>
          <table:table-cell office:value-type="float" office:value="13.31598" calcext:value-type="float">
            <text:p>13.31598</text:p>
          </table:table-cell>
          <table:table-cell office:value-type="float" office:value="13.15515" calcext:value-type="float">
            <text:p>13.15515</text:p>
          </table:table-cell>
          <table:table-cell office:value-type="float" office:value="12.59445" calcext:value-type="float">
            <text:p>12.59445</text:p>
          </table:table-cell>
          <table:table-cell office:value-type="float" office:value="12.44797" calcext:value-type="float">
            <text:p>12.44797</text:p>
          </table:table-cell>
          <table:table-cell office:value-type="float" office:value="42.19287" calcext:value-type="float">
            <text:p>42.19287</text:p>
          </table:table-cell>
          <table:table-cell office:value-type="float" office:value="11.13507" calcext:value-type="float">
            <text:p>11.135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2" calcext:value-type="float">
            <text:p>16062002</text:p>
          </table:table-cell>
          <table:table-cell office:value-type="float" office:value="28.46437" calcext:value-type="float">
            <text:p>28.46437</text:p>
          </table:table-cell>
          <table:table-cell office:value-type="float" office:value="27.29" calcext:value-type="float">
            <text:p>27.29</text:p>
          </table:table-cell>
          <table:table-cell office:value-type="float" office:value="12.56" calcext:value-type="float">
            <text:p>12.56</text:p>
          </table:table-cell>
          <table:table-cell office:value-type="float" office:value="1.541989" calcext:value-type="float">
            <text:p>1.541989</text:p>
          </table:table-cell>
          <table:table-cell office:value-type="float" office:value="1.001077" calcext:value-type="float">
            <text:p>1.001077</text:p>
          </table:table-cell>
          <table:table-cell office:value-type="float" office:value="150.912" calcext:value-type="float">
            <text:p>150.912</text:p>
          </table:table-cell>
          <table:table-cell office:value-type="float" office:value="0" calcext:value-type="float">
            <text:p>0</text:p>
          </table:table-cell>
          <table:table-cell office:value-type="float" office:value="28.78534" calcext:value-type="float">
            <text:p>28.78534</text:p>
          </table:table-cell>
          <table:table-cell office:value-type="float" office:value="14.50159" calcext:value-type="float">
            <text:p>14.50159</text:p>
          </table:table-cell>
          <table:table-cell office:value-type="float" office:value="25.64459" calcext:value-type="float">
            <text:p>25.64459</text:p>
          </table:table-cell>
          <table:table-cell office:value-type="float" office:value="16.8143" calcext:value-type="float">
            <text:p>16.8143</text:p>
          </table:table-cell>
          <table:table-cell office:value-type="float" office:value="24.15494" calcext:value-type="float">
            <text:p>24.15494</text:p>
          </table:table-cell>
          <table:table-cell office:value-type="float" office:value="18.71136" calcext:value-type="float">
            <text:p>18.71136</text:p>
          </table:table-cell>
          <table:table-cell office:value-type="float" office:value="23.16895" calcext:value-type="float">
            <text:p>23.16895</text:p>
          </table:table-cell>
          <table:table-cell office:value-type="float" office:value="20.06711" calcext:value-type="float">
            <text:p>20.06711</text:p>
          </table:table-cell>
          <table:table-cell office:value-type="float" office:value="22.68869" calcext:value-type="float">
            <text:p>22.68869</text:p>
          </table:table-cell>
          <table:table-cell office:value-type="float" office:value="20.77231" calcext:value-type="float">
            <text:p>20.77231</text:p>
          </table:table-cell>
          <table:table-cell office:value-type="float" office:value="22.81177" calcext:value-type="float">
            <text:p>22.81177</text:p>
          </table:table-cell>
          <table:table-cell office:value-type="float" office:value="21.33154" calcext:value-type="float">
            <text:p>21.33154</text:p>
          </table:table-cell>
          <table:table-cell office:value-type="float" office:value="22.46423" calcext:value-type="float">
            <text:p>22.46423</text:p>
          </table:table-cell>
          <table:table-cell office:value-type="float" office:value="21.46677" calcext:value-type="float">
            <text:p>21.46677</text:p>
          </table:table-cell>
          <table:table-cell office:value-type="float" office:value="21.70737" calcext:value-type="float">
            <text:p>21.70737</text:p>
          </table:table-cell>
          <table:table-cell office:value-type="float" office:value="21.3334" calcext:value-type="float">
            <text:p>21.3334</text:p>
          </table:table-cell>
          <table:table-cell office:value-type="float" office:value="20.46317" calcext:value-type="float">
            <text:p>20.46317</text:p>
          </table:table-cell>
          <table:table-cell office:value-type="float" office:value="20.28516" calcext:value-type="float">
            <text:p>20.28516</text:p>
          </table:table-cell>
          <table:table-cell office:value-type="float" office:value="18.40195" calcext:value-type="float">
            <text:p>18.40195</text:p>
          </table:table-cell>
          <table:table-cell office:value-type="float" office:value="18.38113" calcext:value-type="float">
            <text:p>18.38113</text:p>
          </table:table-cell>
          <table:table-cell office:value-type="float" office:value="16.50082" calcext:value-type="float">
            <text:p>16.50082</text:p>
          </table:table-cell>
          <table:table-cell office:value-type="float" office:value="16.41187" calcext:value-type="float">
            <text:p>16.41187</text:p>
          </table:table-cell>
          <table:table-cell office:value-type="float" office:value="14.83578" calcext:value-type="float">
            <text:p>14.83578</text:p>
          </table:table-cell>
          <table:table-cell office:value-type="float" office:value="14.68878" calcext:value-type="float">
            <text:p>14.68878</text:p>
          </table:table-cell>
          <table:table-cell office:value-type="float" office:value="13.47363" calcext:value-type="float">
            <text:p>13.47363</text:p>
          </table:table-cell>
          <table:table-cell office:value-type="float" office:value="13.31766" calcext:value-type="float">
            <text:p>13.31766</text:p>
          </table:table-cell>
          <table:table-cell office:value-type="float" office:value="12.7424" calcext:value-type="float">
            <text:p>12.7424</text:p>
          </table:table-cell>
          <table:table-cell office:value-type="float" office:value="12.59598" calcext:value-type="float">
            <text:p>12.59598</text:p>
          </table:table-cell>
          <table:table-cell office:value-type="float" office:value="38.46414" calcext:value-type="float">
            <text:p>38.46414</text:p>
          </table:table-cell>
          <table:table-cell office:value-type="float" office:value="12.02234" calcext:value-type="float">
            <text:p>12.022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2" calcext:value-type="float">
            <text:p>17062002</text:p>
          </table:table-cell>
          <table:table-cell office:value-type="float" office:value="24.80436" calcext:value-type="float">
            <text:p>24.80436</text:p>
          </table:table-cell>
          <table:table-cell office:value-type="float" office:value="31.38" calcext:value-type="float">
            <text:p>31.38</text:p>
          </table:table-cell>
          <table:table-cell office:value-type="float" office:value="16.14" calcext:value-type="float">
            <text:p>16.14</text:p>
          </table:table-cell>
          <table:table-cell office:value-type="float" office:value="1.766122" calcext:value-type="float">
            <text:p>1.766122</text:p>
          </table:table-cell>
          <table:table-cell office:value-type="float" office:value="1.064994" calcext:value-type="float">
            <text:p>1.064994</text:p>
          </table:table-cell>
          <table:table-cell office:value-type="float" office:value="350.82" calcext:value-type="float">
            <text:p>350.82</text:p>
          </table:table-cell>
          <table:table-cell office:value-type="float" office:value="0.1" calcext:value-type="float">
            <text:p>0.1</text:p>
          </table:table-cell>
          <table:table-cell office:value-type="float" office:value="41.41168" calcext:value-type="float">
            <text:p>41.41168</text:p>
          </table:table-cell>
          <table:table-cell office:value-type="float" office:value="18.00558" calcext:value-type="float">
            <text:p>18.00558</text:p>
          </table:table-cell>
          <table:table-cell office:value-type="float" office:value="33.15286" calcext:value-type="float">
            <text:p>33.15286</text:p>
          </table:table-cell>
          <table:table-cell office:value-type="float" office:value="19.60818" calcext:value-type="float">
            <text:p>19.60818</text:p>
          </table:table-cell>
          <table:table-cell office:value-type="float" office:value="29.49402" calcext:value-type="float">
            <text:p>29.49402</text:p>
          </table:table-cell>
          <table:table-cell office:value-type="float" office:value="20.4812" calcext:value-type="float">
            <text:p>20.4812</text:p>
          </table:table-cell>
          <table:table-cell office:value-type="float" office:value="26.7551" calcext:value-type="float">
            <text:p>26.7551</text:p>
          </table:table-cell>
          <table:table-cell office:value-type="float" office:value="21.04126" calcext:value-type="float">
            <text:p>21.04126</text:p>
          </table:table-cell>
          <table:table-cell office:value-type="float" office:value="25.23111" calcext:value-type="float">
            <text:p>25.23111</text:p>
          </table:table-cell>
          <table:table-cell office:value-type="float" office:value="21.30695" calcext:value-type="float">
            <text:p>21.30695</text:p>
          </table:table-cell>
          <table:table-cell office:value-type="float" office:value="23.86816" calcext:value-type="float">
            <text:p>23.86816</text:p>
          </table:table-cell>
          <table:table-cell office:value-type="float" office:value="21.49826" calcext:value-type="float">
            <text:p>21.49826</text:p>
          </table:table-cell>
          <table:table-cell office:value-type="float" office:value="22.78619" calcext:value-type="float">
            <text:p>22.78619</text:p>
          </table:table-cell>
          <table:table-cell office:value-type="float" office:value="21.44086" calcext:value-type="float">
            <text:p>21.44086</text:p>
          </table:table-cell>
          <table:table-cell office:value-type="float" office:value="21.35059" calcext:value-type="float">
            <text:p>21.35059</text:p>
          </table:table-cell>
          <table:table-cell office:value-type="float" office:value="21.17398" calcext:value-type="float">
            <text:p>21.17398</text:p>
          </table:table-cell>
          <table:table-cell office:value-type="float" office:value="20.28311" calcext:value-type="float">
            <text:p>20.28311</text:p>
          </table:table-cell>
          <table:table-cell office:value-type="float" office:value="20.1214" calcext:value-type="float">
            <text:p>20.1214</text:p>
          </table:table-cell>
          <table:table-cell office:value-type="float" office:value="18.38083" calcext:value-type="float">
            <text:p>18.38083</text:p>
          </table:table-cell>
          <table:table-cell office:value-type="float" office:value="18.34772" calcext:value-type="float">
            <text:p>18.34772</text:p>
          </table:table-cell>
          <table:table-cell office:value-type="float" office:value="16.57083" calcext:value-type="float">
            <text:p>16.57083</text:p>
          </table:table-cell>
          <table:table-cell office:value-type="float" office:value="16.50165" calcext:value-type="float">
            <text:p>16.50165</text:p>
          </table:table-cell>
          <table:table-cell office:value-type="float" office:value="14.96841" calcext:value-type="float">
            <text:p>14.96841</text:p>
          </table:table-cell>
          <table:table-cell office:value-type="float" office:value="14.83722" calcext:value-type="float">
            <text:p>14.83722</text:p>
          </table:table-cell>
          <table:table-cell office:value-type="float" office:value="13.62543" calcext:value-type="float">
            <text:p>13.62543</text:p>
          </table:table-cell>
          <table:table-cell office:value-type="float" office:value="13.47522" calcext:value-type="float">
            <text:p>13.47522</text:p>
          </table:table-cell>
          <table:table-cell office:value-type="float" office:value="12.89035" calcext:value-type="float">
            <text:p>12.89035</text:p>
          </table:table-cell>
          <table:table-cell office:value-type="float" office:value="12.74393" calcext:value-type="float">
            <text:p>12.74393</text:p>
          </table:table-cell>
          <table:table-cell office:value-type="float" office:value="49.77588" calcext:value-type="float">
            <text:p>49.77588</text:p>
          </table:table-cell>
          <table:table-cell office:value-type="float" office:value="15.3891" calcext:value-type="float">
            <text:p>15.38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2" calcext:value-type="float">
            <text:p>18062002</text:p>
          </table:table-cell>
          <table:table-cell office:value-type="float" office:value="24.19236" calcext:value-type="float">
            <text:p>24.19236</text:p>
          </table:table-cell>
          <table:table-cell office:value-type="float" office:value="32.81" calcext:value-type="float">
            <text:p>32.81</text:p>
          </table:table-cell>
          <table:table-cell office:value-type="float" office:value="20.86" calcext:value-type="float">
            <text:p>20.86</text:p>
          </table:table-cell>
          <table:table-cell office:value-type="float" office:value="1.992415" calcext:value-type="float">
            <text:p>1.992415</text:p>
          </table:table-cell>
          <table:table-cell office:value-type="float" office:value="1.282066" calcext:value-type="float">
            <text:p>1.282066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40.90244" calcext:value-type="float">
            <text:p>40.90244</text:p>
          </table:table-cell>
          <table:table-cell office:value-type="float" office:value="22.15201" calcext:value-type="float">
            <text:p>22.15201</text:p>
          </table:table-cell>
          <table:table-cell office:value-type="float" office:value="34.1503" calcext:value-type="float">
            <text:p>34.1503</text:p>
          </table:table-cell>
          <table:table-cell office:value-type="float" office:value="23.42447" calcext:value-type="float">
            <text:p>23.42447</text:p>
          </table:table-cell>
          <table:table-cell office:value-type="float" office:value="30.98462" calcext:value-type="float">
            <text:p>30.98462</text:p>
          </table:table-cell>
          <table:table-cell office:value-type="float" office:value="23.83319" calcext:value-type="float">
            <text:p>23.83319</text:p>
          </table:table-cell>
          <table:table-cell office:value-type="float" office:value="28.40707" calcext:value-type="float">
            <text:p>28.40707</text:p>
          </table:table-cell>
          <table:table-cell office:value-type="float" office:value="23.83856" calcext:value-type="float">
            <text:p>23.83856</text:p>
          </table:table-cell>
          <table:table-cell office:value-type="float" office:value="26.79318" calcext:value-type="float">
            <text:p>26.79318</text:p>
          </table:table-cell>
          <table:table-cell office:value-type="float" office:value="23.65668" calcext:value-type="float">
            <text:p>23.65668</text:p>
          </table:table-cell>
          <table:table-cell office:value-type="float" office:value="25.19922" calcext:value-type="float">
            <text:p>25.19922</text:p>
          </table:table-cell>
          <table:table-cell office:value-type="float" office:value="23.30667" calcext:value-type="float">
            <text:p>23.30667</text:p>
          </table:table-cell>
          <table:table-cell office:value-type="float" office:value="23.87674" calcext:value-type="float">
            <text:p>23.87674</text:p>
          </table:table-cell>
          <table:table-cell office:value-type="float" office:value="22.69925" calcext:value-type="float">
            <text:p>22.69925</text:p>
          </table:table-cell>
          <table:table-cell office:value-type="float" office:value="21.9751" calcext:value-type="float">
            <text:p>21.9751</text:p>
          </table:table-cell>
          <table:table-cell office:value-type="float" office:value="21.35959" calcext:value-type="float">
            <text:p>21.35959</text:p>
          </table:table-cell>
          <table:table-cell office:value-type="float" office:value="20.17743" calcext:value-type="float">
            <text:p>20.17743</text:p>
          </table:table-cell>
          <table:table-cell office:value-type="float" office:value="20.11612" calcext:value-type="float">
            <text:p>20.11612</text:p>
          </table:table-cell>
          <table:table-cell office:value-type="float" office:value="18.34732" calcext:value-type="float">
            <text:p>18.34732</text:p>
          </table:table-cell>
          <table:table-cell office:value-type="float" office:value="18.33173" calcext:value-type="float">
            <text:p>18.33173</text:p>
          </table:table-cell>
          <table:table-cell office:value-type="float" office:value="16.62851" calcext:value-type="float">
            <text:p>16.62851</text:p>
          </table:table-cell>
          <table:table-cell office:value-type="float" office:value="16.57147" calcext:value-type="float">
            <text:p>16.57147</text:p>
          </table:table-cell>
          <table:table-cell office:value-type="float" office:value="15.08728" calcext:value-type="float">
            <text:p>15.08728</text:p>
          </table:table-cell>
          <table:table-cell office:value-type="float" office:value="14.96973" calcext:value-type="float">
            <text:p>14.96973</text:p>
          </table:table-cell>
          <table:table-cell office:value-type="float" office:value="13.77066" calcext:value-type="float">
            <text:p>13.77066</text:p>
          </table:table-cell>
          <table:table-cell office:value-type="float" office:value="13.62701" calcext:value-type="float">
            <text:p>13.62701</text:p>
          </table:table-cell>
          <table:table-cell office:value-type="float" office:value="13.03625" calcext:value-type="float">
            <text:p>13.03625</text:p>
          </table:table-cell>
          <table:table-cell office:value-type="float" office:value="12.89185" calcext:value-type="float">
            <text:p>12.89185</text:p>
          </table:table-cell>
          <table:table-cell office:value-type="float" office:value="47.6835" calcext:value-type="float">
            <text:p>47.6835</text:p>
          </table:table-cell>
          <table:table-cell office:value-type="float" office:value="20.03836" calcext:value-type="float">
            <text:p>20.038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2" calcext:value-type="float">
            <text:p>19062002</text:p>
          </table:table-cell>
          <table:table-cell office:value-type="float" office:value="28.04184" calcext:value-type="float">
            <text:p>28.04184</text:p>
          </table:table-cell>
          <table:table-cell office:value-type="float" office:value="35.46" calcext:value-type="float">
            <text:p>35.46</text:p>
          </table:table-cell>
          <table:table-cell office:value-type="float" office:value="21.89" calcext:value-type="float">
            <text:p>21.89</text:p>
          </table:table-cell>
          <table:table-cell office:value-type="float" office:value="1.961765" calcext:value-type="float">
            <text:p>1.961765</text:p>
          </table:table-cell>
          <table:table-cell office:value-type="float" office:value="1.194622" calcext:value-type="float">
            <text:p>1.194622</text:p>
          </table:table-cell>
          <table:table-cell office:value-type="float" office:value="661.392" calcext:value-type="float">
            <text:p>661.392</text:p>
          </table:table-cell>
          <table:table-cell office:value-type="float" office:value="0" calcext:value-type="float">
            <text:p>0</text:p>
          </table:table-cell>
          <table:table-cell office:value-type="float" office:value="44.56049" calcext:value-type="float">
            <text:p>44.56049</text:p>
          </table:table-cell>
          <table:table-cell office:value-type="float" office:value="23.18591" calcext:value-type="float">
            <text:p>23.18591</text:p>
          </table:table-cell>
          <table:table-cell office:value-type="float" office:value="36.92386" calcext:value-type="float">
            <text:p>36.92386</text:p>
          </table:table-cell>
          <table:table-cell office:value-type="float" office:value="24.56024" calcext:value-type="float">
            <text:p>24.56024</text:p>
          </table:table-cell>
          <table:table-cell office:value-type="float" office:value="33.1362" calcext:value-type="float">
            <text:p>33.1362</text:p>
          </table:table-cell>
          <table:table-cell office:value-type="float" office:value="24.99448" calcext:value-type="float">
            <text:p>24.99448</text:p>
          </table:table-cell>
          <table:table-cell office:value-type="float" office:value="30.15192" calcext:value-type="float">
            <text:p>30.15192</text:p>
          </table:table-cell>
          <table:table-cell office:value-type="float" office:value="25.01993" calcext:value-type="float">
            <text:p>25.01993</text:p>
          </table:table-cell>
          <table:table-cell office:value-type="float" office:value="28.28735" calcext:value-type="float">
            <text:p>28.28735</text:p>
          </table:table-cell>
          <table:table-cell office:value-type="float" office:value="24.81769" calcext:value-type="float">
            <text:p>24.81769</text:p>
          </table:table-cell>
          <table:table-cell office:value-type="float" office:value="26.46194" calcext:value-type="float">
            <text:p>26.46194</text:p>
          </table:table-cell>
          <table:table-cell office:value-type="float" office:value="24.39761" calcext:value-type="float">
            <text:p>24.39761</text:p>
          </table:table-cell>
          <table:table-cell office:value-type="float" office:value="24.92276" calcext:value-type="float">
            <text:p>24.92276</text:p>
          </table:table-cell>
          <table:table-cell office:value-type="float" office:value="23.6351" calcext:value-type="float">
            <text:p>23.6351</text:p>
          </table:table-cell>
          <table:table-cell office:value-type="float" office:value="22.67157" calcext:value-type="float">
            <text:p>22.67157</text:p>
          </table:table-cell>
          <table:table-cell office:value-type="float" office:value="21.9859" calcext:value-type="float">
            <text:p>21.9859</text:p>
          </table:table-cell>
          <table:table-cell office:value-type="float" office:value="20.41403" calcext:value-type="float">
            <text:p>20.41403</text:p>
          </table:table-cell>
          <table:table-cell office:value-type="float" office:value="20.17923" calcext:value-type="float">
            <text:p>20.17923</text:p>
          </table:table-cell>
          <table:table-cell office:value-type="float" office:value="18.37332" calcext:value-type="float">
            <text:p>18.37332</text:p>
          </table:table-cell>
          <table:table-cell office:value-type="float" office:value="18.33255" calcext:value-type="float">
            <text:p>18.33255</text:p>
          </table:table-cell>
          <table:table-cell office:value-type="float" office:value="16.69025" calcext:value-type="float">
            <text:p>16.69025</text:p>
          </table:table-cell>
          <table:table-cell office:value-type="float" office:value="16.62909" calcext:value-type="float">
            <text:p>16.62909</text:p>
          </table:table-cell>
          <table:table-cell office:value-type="float" office:value="15.19586" calcext:value-type="float">
            <text:p>15.19586</text:p>
          </table:table-cell>
          <table:table-cell office:value-type="float" office:value="15.08844" calcext:value-type="float">
            <text:p>15.08844</text:p>
          </table:table-cell>
          <table:table-cell office:value-type="float" office:value="13.9086" calcext:value-type="float">
            <text:p>13.9086</text:p>
          </table:table-cell>
          <table:table-cell office:value-type="float" office:value="13.77209" calcext:value-type="float">
            <text:p>13.77209</text:p>
          </table:table-cell>
          <table:table-cell office:value-type="float" office:value="13.17844" calcext:value-type="float">
            <text:p>13.17844</text:p>
          </table:table-cell>
          <table:table-cell office:value-type="float" office:value="13.03775" calcext:value-type="float">
            <text:p>13.03775</text:p>
          </table:table-cell>
          <table:table-cell office:value-type="float" office:value="51.77982" calcext:value-type="float">
            <text:p>51.77982</text:p>
          </table:table-cell>
          <table:table-cell office:value-type="float" office:value="20.9808" calcext:value-type="float">
            <text:p>20.98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2" calcext:value-type="float">
            <text:p>20062002</text:p>
          </table:table-cell>
          <table:table-cell office:value-type="float" office:value="20.1456" calcext:value-type="float">
            <text:p>20.1456</text:p>
          </table:table-cell>
          <table:table-cell office:value-type="float" office:value="32" calcext:value-type="float">
            <text:p>32</text:p>
          </table:table-cell>
          <table:table-cell office:value-type="float" office:value="19.99" calcext:value-type="float">
            <text:p>19.99</text:p>
          </table:table-cell>
          <table:table-cell office:value-type="float" office:value="2.110526" calcext:value-type="float">
            <text:p>2.110526</text:p>
          </table:table-cell>
          <table:table-cell office:value-type="float" office:value="1.613455" calcext:value-type="float">
            <text:p>1.613455</text:p>
          </table:table-cell>
          <table:table-cell office:value-type="float" office:value="260.928" calcext:value-type="float">
            <text:p>260.928</text:p>
          </table:table-cell>
          <table:table-cell office:value-type="float" office:value="0" calcext:value-type="float">
            <text:p>0</text:p>
          </table:table-cell>
          <table:table-cell office:value-type="float" office:value="40.43195" calcext:value-type="float">
            <text:p>40.43195</text:p>
          </table:table-cell>
          <table:table-cell office:value-type="float" office:value="23.03967" calcext:value-type="float">
            <text:p>23.03967</text:p>
          </table:table-cell>
          <table:table-cell office:value-type="float" office:value="33.87646" calcext:value-type="float">
            <text:p>33.87646</text:p>
          </table:table-cell>
          <table:table-cell office:value-type="float" office:value="25.02353" calcext:value-type="float">
            <text:p>25.02353</text:p>
          </table:table-cell>
          <table:table-cell office:value-type="float" office:value="31.24838" calcext:value-type="float">
            <text:p>31.24838</text:p>
          </table:table-cell>
          <table:table-cell office:value-type="float" office:value="25.77072" calcext:value-type="float">
            <text:p>25.77072</text:p>
          </table:table-cell>
          <table:table-cell office:value-type="float" office:value="29.12741" calcext:value-type="float">
            <text:p>29.12741</text:p>
          </table:table-cell>
          <table:table-cell office:value-type="float" office:value="25.91348" calcext:value-type="float">
            <text:p>25.91348</text:p>
          </table:table-cell>
          <table:table-cell office:value-type="float" office:value="27.77429" calcext:value-type="float">
            <text:p>27.77429</text:p>
          </table:table-cell>
          <table:table-cell office:value-type="float" office:value="25.75357" calcext:value-type="float">
            <text:p>25.75357</text:p>
          </table:table-cell>
          <table:table-cell office:value-type="float" office:value="26.44644" calcext:value-type="float">
            <text:p>26.44644</text:p>
          </table:table-cell>
          <table:table-cell office:value-type="float" office:value="25.32874" calcext:value-type="float">
            <text:p>25.32874</text:p>
          </table:table-cell>
          <table:table-cell office:value-type="float" office:value="25.11945" calcext:value-type="float">
            <text:p>25.11945</text:p>
          </table:table-cell>
          <table:table-cell office:value-type="float" office:value="24.49506" calcext:value-type="float">
            <text:p>24.49506</text:p>
          </table:table-cell>
          <table:table-cell office:value-type="float" office:value="23.2196" calcext:value-type="float">
            <text:p>23.2196</text:p>
          </table:table-cell>
          <table:table-cell office:value-type="float" office:value="22.6835" calcext:value-type="float">
            <text:p>22.6835</text:p>
          </table:table-cell>
          <table:table-cell office:value-type="float" office:value="20.74936" calcext:value-type="float">
            <text:p>20.74936</text:p>
          </table:table-cell>
          <table:table-cell office:value-type="float" office:value="20.4173" calcext:value-type="float">
            <text:p>20.4173</text:p>
          </table:table-cell>
          <table:table-cell office:value-type="float" office:value="18.47757" calcext:value-type="float">
            <text:p>18.47757</text:p>
          </table:table-cell>
          <table:table-cell office:value-type="float" office:value="18.37408" calcext:value-type="float">
            <text:p>18.37408</text:p>
          </table:table-cell>
          <table:table-cell office:value-type="float" office:value="16.77002" calcext:value-type="float">
            <text:p>16.77002</text:p>
          </table:table-cell>
          <table:table-cell office:value-type="float" office:value="16.69098" calcext:value-type="float">
            <text:p>16.69098</text:p>
          </table:table-cell>
          <table:table-cell office:value-type="float" office:value="15.30115" calcext:value-type="float">
            <text:p>15.30115</text:p>
          </table:table-cell>
          <table:table-cell office:value-type="float" office:value="15.19693" calcext:value-type="float">
            <text:p>15.19693</text:p>
          </table:table-cell>
          <table:table-cell office:value-type="float" office:value="14.04065" calcext:value-type="float">
            <text:p>14.04065</text:p>
          </table:table-cell>
          <table:table-cell office:value-type="float" office:value="13.91" calcext:value-type="float">
            <text:p>13.91</text:p>
          </table:table-cell>
          <table:table-cell office:value-type="float" office:value="13.31635" calcext:value-type="float">
            <text:p>13.31635</text:p>
          </table:table-cell>
          <table:table-cell office:value-type="float" office:value="13.1799" calcext:value-type="float">
            <text:p>13.1799</text:p>
          </table:table-cell>
          <table:table-cell office:value-type="float" office:value="45.87326" calcext:value-type="float">
            <text:p>45.87326</text:p>
          </table:table-cell>
          <table:table-cell office:value-type="float" office:value="19.82468" calcext:value-type="float">
            <text:p>19.824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2" calcext:value-type="float">
            <text:p>21062002</text:p>
          </table:table-cell>
          <table:table-cell office:value-type="float" office:value="26.37432" calcext:value-type="float">
            <text:p>26.37432</text:p>
          </table:table-cell>
          <table:table-cell office:value-type="float" office:value="33.99" calcext:value-type="float">
            <text:p>33.99</text:p>
          </table:table-cell>
          <table:table-cell office:value-type="float" office:value="22.47" calcext:value-type="float">
            <text:p>22.47</text:p>
          </table:table-cell>
          <table:table-cell office:value-type="float" office:value="2.263308" calcext:value-type="float">
            <text:p>2.263308</text:p>
          </table:table-cell>
          <table:table-cell office:value-type="float" office:value="1.422915" calcext:value-type="float">
            <text:p>1.422915</text:p>
          </table:table-cell>
          <table:table-cell office:value-type="float" office:value="461.556" calcext:value-type="float">
            <text:p>461.556</text:p>
          </table:table-cell>
          <table:table-cell office:value-type="float" office:value="0" calcext:value-type="float">
            <text:p>0</text:p>
          </table:table-cell>
          <table:table-cell office:value-type="float" office:value="43.00629" calcext:value-type="float">
            <text:p>43.00629</text:p>
          </table:table-cell>
          <table:table-cell office:value-type="float" office:value="24.28375" calcext:value-type="float">
            <text:p>24.28375</text:p>
          </table:table-cell>
          <table:table-cell office:value-type="float" office:value="36.24261" calcext:value-type="float">
            <text:p>36.24261</text:p>
          </table:table-cell>
          <table:table-cell office:value-type="float" office:value="25.49374" calcext:value-type="float">
            <text:p>25.49374</text:p>
          </table:table-cell>
          <table:table-cell office:value-type="float" office:value="33.12619" calcext:value-type="float">
            <text:p>33.12619</text:p>
          </table:table-cell>
          <table:table-cell office:value-type="float" office:value="25.92279" calcext:value-type="float">
            <text:p>25.92279</text:p>
          </table:table-cell>
          <table:table-cell office:value-type="float" office:value="30.53021" calcext:value-type="float">
            <text:p>30.53021</text:p>
          </table:table-cell>
          <table:table-cell office:value-type="float" office:value="25.97678" calcext:value-type="float">
            <text:p>25.97678</text:p>
          </table:table-cell>
          <table:table-cell office:value-type="float" office:value="28.8649" calcext:value-type="float">
            <text:p>28.8649</text:p>
          </table:table-cell>
          <table:table-cell office:value-type="float" office:value="25.81058" calcext:value-type="float">
            <text:p>25.81058</text:p>
          </table:table-cell>
          <table:table-cell office:value-type="float" office:value="27.17606" calcext:value-type="float">
            <text:p>27.17606</text:p>
          </table:table-cell>
          <table:table-cell office:value-type="float" office:value="25.42621" calcext:value-type="float">
            <text:p>25.42621</text:p>
          </table:table-cell>
          <table:table-cell office:value-type="float" office:value="25.73746" calcext:value-type="float">
            <text:p>25.73746</text:p>
          </table:table-cell>
          <table:table-cell office:value-type="float" office:value="24.68481" calcext:value-type="float">
            <text:p>24.68481</text:p>
          </table:table-cell>
          <table:table-cell office:value-type="float" office:value="23.59085" calcext:value-type="float">
            <text:p>23.59085</text:p>
          </table:table-cell>
          <table:table-cell office:value-type="float" office:value="23.22598" calcext:value-type="float">
            <text:p>23.22598</text:p>
          </table:table-cell>
          <table:table-cell office:value-type="float" office:value="21.04654" calcext:value-type="float">
            <text:p>21.04654</text:p>
          </table:table-cell>
          <table:table-cell office:value-type="float" office:value="20.75275" calcext:value-type="float">
            <text:p>20.75275</text:p>
          </table:table-cell>
          <table:table-cell office:value-type="float" office:value="18.62497" calcext:value-type="float">
            <text:p>18.62497</text:p>
          </table:table-cell>
          <table:table-cell office:value-type="float" office:value="18.47894" calcext:value-type="float">
            <text:p>18.47894</text:p>
          </table:table-cell>
          <table:table-cell office:value-type="float" office:value="16.87234" calcext:value-type="float">
            <text:p>16.87234</text:p>
          </table:table-cell>
          <table:table-cell office:value-type="float" office:value="16.77097" calcext:value-type="float">
            <text:p>16.77097</text:p>
          </table:table-cell>
          <table:table-cell office:value-type="float" office:value="15.40765" calcext:value-type="float">
            <text:p>15.40765</text:p>
          </table:table-cell>
          <table:table-cell office:value-type="float" office:value="15.30228" calcext:value-type="float">
            <text:p>15.30228</text:p>
          </table:table-cell>
          <table:table-cell office:value-type="float" office:value="14.16782" calcext:value-type="float">
            <text:p>14.16782</text:p>
          </table:table-cell>
          <table:table-cell office:value-type="float" office:value="14.04202" calcext:value-type="float">
            <text:p>14.04202</text:p>
          </table:table-cell>
          <table:table-cell office:value-type="float" office:value="13.4502" calcext:value-type="float">
            <text:p>13.4502</text:p>
          </table:table-cell>
          <table:table-cell office:value-type="float" office:value="13.31775" calcext:value-type="float">
            <text:p>13.31775</text:p>
          </table:table-cell>
          <table:table-cell office:value-type="float" office:value="49.03064" calcext:value-type="float">
            <text:p>49.03064</text:p>
          </table:table-cell>
          <table:table-cell office:value-type="float" office:value="22.21747" calcext:value-type="float">
            <text:p>22.217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2" calcext:value-type="float">
            <text:p>22062002</text:p>
          </table:table-cell>
          <table:table-cell office:value-type="float" office:value="28.2708" calcext:value-type="float">
            <text:p>28.2708</text:p>
          </table:table-cell>
          <table:table-cell office:value-type="float" office:value="34.19" calcext:value-type="float">
            <text:p>34.19</text:p>
          </table:table-cell>
          <table:table-cell office:value-type="float" office:value="21.66" calcext:value-type="float">
            <text:p>21.66</text:p>
          </table:table-cell>
          <table:table-cell office:value-type="float" office:value="2.189878" calcext:value-type="float">
            <text:p>2.189878</text:p>
          </table:table-cell>
          <table:table-cell office:value-type="float" office:value="1.409345" calcext:value-type="float">
            <text:p>1.409345</text:p>
          </table:table-cell>
          <table:table-cell office:value-type="float" office:value="510.732" calcext:value-type="float">
            <text:p>510.732</text:p>
          </table:table-cell>
          <table:table-cell office:value-type="float" office:value="0" calcext:value-type="float">
            <text:p>0</text:p>
          </table:table-cell>
          <table:table-cell office:value-type="float" office:value="44.34967" calcext:value-type="float">
            <text:p>44.34967</text:p>
          </table:table-cell>
          <table:table-cell office:value-type="float" office:value="24.30237" calcext:value-type="float">
            <text:p>24.30237</text:p>
          </table:table-cell>
          <table:table-cell office:value-type="float" office:value="37.55853" calcext:value-type="float">
            <text:p>37.55853</text:p>
          </table:table-cell>
          <table:table-cell office:value-type="float" office:value="25.90329" calcext:value-type="float">
            <text:p>25.90329</text:p>
          </table:table-cell>
          <table:table-cell office:value-type="float" office:value="34.12097" calcext:value-type="float">
            <text:p>34.12097</text:p>
          </table:table-cell>
          <table:table-cell office:value-type="float" office:value="26.51123" calcext:value-type="float">
            <text:p>26.51123</text:p>
          </table:table-cell>
          <table:table-cell office:value-type="float" office:value="31.34027" calcext:value-type="float">
            <text:p>31.34027</text:p>
          </table:table-cell>
          <table:table-cell office:value-type="float" office:value="26.64771" calcext:value-type="float">
            <text:p>26.64771</text:p>
          </table:table-cell>
          <table:table-cell office:value-type="float" office:value="29.58719" calcext:value-type="float">
            <text:p>29.58719</text:p>
          </table:table-cell>
          <table:table-cell office:value-type="float" office:value="26.49411" calcext:value-type="float">
            <text:p>26.49411</text:p>
          </table:table-cell>
          <table:table-cell office:value-type="float" office:value="27.81427" calcext:value-type="float">
            <text:p>27.81427</text:p>
          </table:table-cell>
          <table:table-cell office:value-type="float" office:value="26.08939" calcext:value-type="float">
            <text:p>26.08939</text:p>
          </table:table-cell>
          <table:table-cell office:value-type="float" office:value="26.31216" calcext:value-type="float">
            <text:p>26.31216</text:p>
          </table:table-cell>
          <table:table-cell office:value-type="float" office:value="25.27286" calcext:value-type="float">
            <text:p>25.27286</text:p>
          </table:table-cell>
          <table:table-cell office:value-type="float" office:value="24.06223" calcext:value-type="float">
            <text:p>24.06223</text:p>
          </table:table-cell>
          <table:table-cell office:value-type="float" office:value="23.59967" calcext:value-type="float">
            <text:p>23.59967</text:p>
          </table:table-cell>
          <table:table-cell office:value-type="float" office:value="21.35806" calcext:value-type="float">
            <text:p>21.35806</text:p>
          </table:table-cell>
          <table:table-cell office:value-type="float" office:value="21.04971" calcext:value-type="float">
            <text:p>21.04971</text:p>
          </table:table-cell>
          <table:table-cell office:value-type="float" office:value="18.79819" calcext:value-type="float">
            <text:p>18.79819</text:p>
          </table:table-cell>
          <table:table-cell office:value-type="float" office:value="18.62665" calcext:value-type="float">
            <text:p>18.62665</text:p>
          </table:table-cell>
          <table:table-cell office:value-type="float" office:value="16.99445" calcext:value-type="float">
            <text:p>16.99445</text:p>
          </table:table-cell>
          <table:table-cell office:value-type="float" office:value="16.8735" calcext:value-type="float">
            <text:p>16.8735</text:p>
          </table:table-cell>
          <table:table-cell office:value-type="float" office:value="15.51974" calcext:value-type="float">
            <text:p>15.51974</text:p>
          </table:table-cell>
          <table:table-cell office:value-type="float" office:value="15.40881" calcext:value-type="float">
            <text:p>15.40881</text:p>
          </table:table-cell>
          <table:table-cell office:value-type="float" office:value="14.29221" calcext:value-type="float">
            <text:p>14.29221</text:p>
          </table:table-cell>
          <table:table-cell office:value-type="float" office:value="14.1691" calcext:value-type="float">
            <text:p>14.1691</text:p>
          </table:table-cell>
          <table:table-cell office:value-type="float" office:value="13.57947" calcext:value-type="float">
            <text:p>13.57947</text:p>
          </table:table-cell>
          <table:table-cell office:value-type="float" office:value="13.45157" calcext:value-type="float">
            <text:p>13.45157</text:p>
          </table:table-cell>
          <table:table-cell office:value-type="float" office:value="50.19238" calcext:value-type="float">
            <text:p>50.19238</text:p>
          </table:table-cell>
          <table:table-cell office:value-type="float" office:value="21.64246" calcext:value-type="float">
            <text:p>21.642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2" calcext:value-type="float">
            <text:p>23062002</text:p>
          </table:table-cell>
          <table:table-cell office:value-type="float" office:value="29.0322" calcext:value-type="float">
            <text:p>29.0322</text:p>
          </table:table-cell>
          <table:table-cell office:value-type="float" office:value="35.04" calcext:value-type="float">
            <text:p>35.04</text:p>
          </table:table-cell>
          <table:table-cell office:value-type="float" office:value="23.11" calcext:value-type="float">
            <text:p>23.11</text:p>
          </table:table-cell>
          <table:table-cell office:value-type="float" office:value="1.717356" calcext:value-type="float">
            <text:p>1.717356</text:p>
          </table:table-cell>
          <table:table-cell office:value-type="float" office:value="1.225357" calcext:value-type="float">
            <text:p>1.225357</text:p>
          </table:table-cell>
          <table:table-cell office:value-type="float" office:value="495.936" calcext:value-type="float">
            <text:p>495.936</text:p>
          </table:table-cell>
          <table:table-cell office:value-type="float" office:value="0" calcext:value-type="float">
            <text:p>0</text:p>
          </table:table-cell>
          <table:table-cell office:value-type="float" office:value="45.1156" calcext:value-type="float">
            <text:p>45.1156</text:p>
          </table:table-cell>
          <table:table-cell office:value-type="float" office:value="24.74374" calcext:value-type="float">
            <text:p>24.74374</text:p>
          </table:table-cell>
          <table:table-cell office:value-type="float" office:value="38.28409" calcext:value-type="float">
            <text:p>38.28409</text:p>
          </table:table-cell>
          <table:table-cell office:value-type="float" office:value="26.44131" calcext:value-type="float">
            <text:p>26.44131</text:p>
          </table:table-cell>
          <table:table-cell office:value-type="float" office:value="34.81924" calcext:value-type="float">
            <text:p>34.81924</text:p>
          </table:table-cell>
          <table:table-cell office:value-type="float" office:value="27.01862" calcext:value-type="float">
            <text:p>27.01862</text:p>
          </table:table-cell>
          <table:table-cell office:value-type="float" office:value="31.97302" calcext:value-type="float">
            <text:p>31.97302</text:p>
          </table:table-cell>
          <table:table-cell office:value-type="float" office:value="27.16293" calcext:value-type="float">
            <text:p>27.16293</text:p>
          </table:table-cell>
          <table:table-cell office:value-type="float" office:value="30.16724" calcext:value-type="float">
            <text:p>30.16724</text:p>
          </table:table-cell>
          <table:table-cell office:value-type="float" office:value="27.01709" calcext:value-type="float">
            <text:p>27.01709</text:p>
          </table:table-cell>
          <table:table-cell office:value-type="float" office:value="28.33411" calcext:value-type="float">
            <text:p>28.33411</text:p>
          </table:table-cell>
          <table:table-cell office:value-type="float" office:value="26.61334" calcext:value-type="float">
            <text:p>26.61334</text:p>
          </table:table-cell>
          <table:table-cell office:value-type="float" office:value="26.80057" calcext:value-type="float">
            <text:p>26.80057</text:p>
          </table:table-cell>
          <table:table-cell office:value-type="float" office:value="25.77679" calcext:value-type="float">
            <text:p>25.77679</text:p>
          </table:table-cell>
          <table:table-cell office:value-type="float" office:value="24.51202" calcext:value-type="float">
            <text:p>24.51202</text:p>
          </table:table-cell>
          <table:table-cell office:value-type="float" office:value="24.07126" calcext:value-type="float">
            <text:p>24.07126</text:p>
          </table:table-cell>
          <table:table-cell office:value-type="float" office:value="21.68576" calcext:value-type="float">
            <text:p>21.68576</text:p>
          </table:table-cell>
          <table:table-cell office:value-type="float" office:value="21.36151" calcext:value-type="float">
            <text:p>21.36151</text:p>
          </table:table-cell>
          <table:table-cell office:value-type="float" office:value="18.99371" calcext:value-type="float">
            <text:p>18.99371</text:p>
          </table:table-cell>
          <table:table-cell office:value-type="float" office:value="18.80008" calcext:value-type="float">
            <text:p>18.80008</text:p>
          </table:table-cell>
          <table:table-cell office:value-type="float" office:value="17.13318" calcext:value-type="float">
            <text:p>17.13318</text:p>
          </table:table-cell>
          <table:table-cell office:value-type="float" office:value="16.99579" calcext:value-type="float">
            <text:p>16.99579</text:p>
          </table:table-cell>
          <table:table-cell office:value-type="float" office:value="15.63861" calcext:value-type="float">
            <text:p>15.63861</text:p>
          </table:table-cell>
          <table:table-cell office:value-type="float" office:value="15.52097" calcext:value-type="float">
            <text:p>15.52097</text:p>
          </table:table-cell>
          <table:table-cell office:value-type="float" office:value="14.41544" calcext:value-type="float">
            <text:p>14.41544</text:p>
          </table:table-cell>
          <table:table-cell office:value-type="float" office:value="14.29349" calcext:value-type="float">
            <text:p>14.29349</text:p>
          </table:table-cell>
          <table:table-cell office:value-type="float" office:value="13.70535" calcext:value-type="float">
            <text:p>13.70535</text:p>
          </table:table-cell>
          <table:table-cell office:value-type="float" office:value="13.58078" calcext:value-type="float">
            <text:p>13.58078</text:p>
          </table:table-cell>
          <table:table-cell office:value-type="float" office:value="50.6217" calcext:value-type="float">
            <text:p>50.6217</text:p>
          </table:table-cell>
          <table:table-cell office:value-type="float" office:value="22.09906" calcext:value-type="float">
            <text:p>22.099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2" calcext:value-type="float">
            <text:p>24062002</text:p>
          </table:table-cell>
          <table:table-cell office:value-type="float" office:value="28.60128" calcext:value-type="float">
            <text:p>28.60128</text:p>
          </table:table-cell>
          <table:table-cell office:value-type="float" office:value="34.14" calcext:value-type="float">
            <text:p>34.14</text:p>
          </table:table-cell>
          <table:table-cell office:value-type="float" office:value="19.35" calcext:value-type="float">
            <text:p>19.35</text:p>
          </table:table-cell>
          <table:table-cell office:value-type="float" office:value="1.836353" calcext:value-type="float">
            <text:p>1.836353</text:p>
          </table:table-cell>
          <table:table-cell office:value-type="float" office:value="1.062994" calcext:value-type="float">
            <text:p>1.062994</text:p>
          </table:table-cell>
          <table:table-cell office:value-type="float" office:value="324.18" calcext:value-type="float">
            <text:p>324.18</text:p>
          </table:table-cell>
          <table:table-cell office:value-type="float" office:value="0" calcext:value-type="float">
            <text:p>0</text:p>
          </table:table-cell>
          <table:table-cell office:value-type="float" office:value="44.23761" calcext:value-type="float">
            <text:p>44.23761</text:p>
          </table:table-cell>
          <table:table-cell office:value-type="float" office:value="22.84909" calcext:value-type="float">
            <text:p>22.84909</text:p>
          </table:table-cell>
          <table:table-cell office:value-type="float" office:value="37.70709" calcext:value-type="float">
            <text:p>37.70709</text:p>
          </table:table-cell>
          <table:table-cell office:value-type="float" office:value="25.24783" calcext:value-type="float">
            <text:p>25.24783</text:p>
          </table:table-cell>
          <table:table-cell office:value-type="float" office:value="34.41147" calcext:value-type="float">
            <text:p>34.41147</text:p>
          </table:table-cell>
          <table:table-cell office:value-type="float" office:value="26.30789" calcext:value-type="float">
            <text:p>26.30789</text:p>
          </table:table-cell>
          <table:table-cell office:value-type="float" office:value="31.72055" calcext:value-type="float">
            <text:p>31.72055</text:p>
          </table:table-cell>
          <table:table-cell office:value-type="float" office:value="26.82275" calcext:value-type="float">
            <text:p>26.82275</text:p>
          </table:table-cell>
          <table:table-cell office:value-type="float" office:value="30.02161" calcext:value-type="float">
            <text:p>30.02161</text:p>
          </table:table-cell>
          <table:table-cell office:value-type="float" office:value="26.89966" calcext:value-type="float">
            <text:p>26.89966</text:p>
          </table:table-cell>
          <table:table-cell office:value-type="float" office:value="28.30594" calcext:value-type="float">
            <text:p>28.30594</text:p>
          </table:table-cell>
          <table:table-cell office:value-type="float" office:value="26.69641" calcext:value-type="float">
            <text:p>26.69641</text:p>
          </table:table-cell>
          <table:table-cell office:value-type="float" office:value="26.89017" calcext:value-type="float">
            <text:p>26.89017</text:p>
          </table:table-cell>
          <table:table-cell office:value-type="float" office:value="25.98816" calcext:value-type="float">
            <text:p>25.98816</text:p>
          </table:table-cell>
          <table:table-cell office:value-type="float" office:value="24.79044" calcext:value-type="float">
            <text:p>24.79044</text:p>
          </table:table-cell>
          <table:table-cell office:value-type="float" office:value="24.52069" calcext:value-type="float">
            <text:p>24.52069</text:p>
          </table:table-cell>
          <table:table-cell office:value-type="float" office:value="21.99564" calcext:value-type="float">
            <text:p>21.99564</text:p>
          </table:table-cell>
          <table:table-cell office:value-type="float" office:value="21.68933" calcext:value-type="float">
            <text:p>21.68933</text:p>
          </table:table-cell>
          <table:table-cell office:value-type="float" office:value="19.2059" calcext:value-type="float">
            <text:p>19.2059</text:p>
          </table:table-cell>
          <table:table-cell office:value-type="float" office:value="18.99579" calcext:value-type="float">
            <text:p>18.99579</text:p>
          </table:table-cell>
          <table:table-cell office:value-type="float" office:value="17.28632" calcext:value-type="float">
            <text:p>17.28632</text:p>
          </table:table-cell>
          <table:table-cell office:value-type="float" office:value="17.1347" calcext:value-type="float">
            <text:p>17.1347</text:p>
          </table:table-cell>
          <table:table-cell office:value-type="float" office:value="15.76474" calcext:value-type="float">
            <text:p>15.76474</text:p>
          </table:table-cell>
          <table:table-cell office:value-type="float" office:value="15.63986" calcext:value-type="float">
            <text:p>15.63986</text:p>
          </table:table-cell>
          <table:table-cell office:value-type="float" office:value="14.53851" calcext:value-type="float">
            <text:p>14.53851</text:p>
          </table:table-cell>
          <table:table-cell office:value-type="float" office:value="14.41669" calcext:value-type="float">
            <text:p>14.41669</text:p>
          </table:table-cell>
          <table:table-cell office:value-type="float" office:value="13.828" calcext:value-type="float">
            <text:p>13.828</text:p>
          </table:table-cell>
          <table:table-cell office:value-type="float" office:value="13.70663" calcext:value-type="float">
            <text:p>13.70663</text:p>
          </table:table-cell>
          <table:table-cell office:value-type="float" office:value="49.58173" calcext:value-type="float">
            <text:p>49.58173</text:p>
          </table:table-cell>
          <table:table-cell office:value-type="float" office:value="19.18719" calcext:value-type="float">
            <text:p>19.187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2" calcext:value-type="float">
            <text:p>25062002</text:p>
          </table:table-cell>
          <table:table-cell office:value-type="float" office:value="26.9874" calcext:value-type="float">
            <text:p>26.9874</text:p>
          </table:table-cell>
          <table:table-cell office:value-type="float" office:value="34.5" calcext:value-type="float">
            <text:p>34.5</text:p>
          </table:table-cell>
          <table:table-cell office:value-type="float" office:value="19.5" calcext:value-type="float">
            <text:p>19.5</text:p>
          </table:table-cell>
          <table:table-cell office:value-type="float" office:value="2.068369" calcext:value-type="float">
            <text:p>2.068369</text:p>
          </table:table-cell>
          <table:table-cell office:value-type="float" office:value="1.261506" calcext:value-type="float">
            <text:p>1.261506</text:p>
          </table:table-cell>
          <table:table-cell office:value-type="float" office:value="260.388" calcext:value-type="float">
            <text:p>260.388</text:p>
          </table:table-cell>
          <table:table-cell office:value-type="float" office:value="0" calcext:value-type="float">
            <text:p>0</text:p>
          </table:table-cell>
          <table:table-cell office:value-type="float" office:value="43.21457" calcext:value-type="float">
            <text:p>43.21457</text:p>
          </table:table-cell>
          <table:table-cell office:value-type="float" office:value="22.5097" calcext:value-type="float">
            <text:p>22.5097</text:p>
          </table:table-cell>
          <table:table-cell office:value-type="float" office:value="37.20175" calcext:value-type="float">
            <text:p>37.20175</text:p>
          </table:table-cell>
          <table:table-cell office:value-type="float" office:value="24.87289" calcext:value-type="float">
            <text:p>24.87289</text:p>
          </table:table-cell>
          <table:table-cell office:value-type="float" office:value="34.0618" calcext:value-type="float">
            <text:p>34.0618</text:p>
          </table:table-cell>
          <table:table-cell office:value-type="float" office:value="25.96036" calcext:value-type="float">
            <text:p>25.96036</text:p>
          </table:table-cell>
          <table:table-cell office:value-type="float" office:value="31.4985" calcext:value-type="float">
            <text:p>31.4985</text:p>
          </table:table-cell>
          <table:table-cell office:value-type="float" office:value="26.56512" calcext:value-type="float">
            <text:p>26.56512</text:p>
          </table:table-cell>
          <table:table-cell office:value-type="float" office:value="29.88089" calcext:value-type="float">
            <text:p>29.88089</text:p>
          </table:table-cell>
          <table:table-cell office:value-type="float" office:value="26.72253" calcext:value-type="float">
            <text:p>26.72253</text:p>
          </table:table-cell>
          <table:table-cell office:value-type="float" office:value="28.26364" calcext:value-type="float">
            <text:p>28.26364</text:p>
          </table:table-cell>
          <table:table-cell office:value-type="float" office:value="26.61438" calcext:value-type="float">
            <text:p>26.61438</text:p>
          </table:table-cell>
          <table:table-cell office:value-type="float" office:value="26.92468" calcext:value-type="float">
            <text:p>26.92468</text:p>
          </table:table-cell>
          <table:table-cell office:value-type="float" office:value="26.00891" calcext:value-type="float">
            <text:p>26.00891</text:p>
          </table:table-cell>
          <table:table-cell office:value-type="float" office:value="24.92676" calcext:value-type="float">
            <text:p>24.92676</text:p>
          </table:table-cell>
          <table:table-cell office:value-type="float" office:value="24.79703" calcext:value-type="float">
            <text:p>24.79703</text:p>
          </table:table-cell>
          <table:table-cell office:value-type="float" office:value="22.24323" calcext:value-type="float">
            <text:p>22.24323</text:p>
          </table:table-cell>
          <table:table-cell office:value-type="float" office:value="21.99869" calcext:value-type="float">
            <text:p>21.99869</text:p>
          </table:table-cell>
          <table:table-cell office:value-type="float" office:value="19.41974" calcext:value-type="float">
            <text:p>19.41974</text:p>
          </table:table-cell>
          <table:table-cell office:value-type="float" office:value="19.20816" calcext:value-type="float">
            <text:p>19.20816</text:p>
          </table:table-cell>
          <table:table-cell office:value-type="float" office:value="17.45026" calcext:value-type="float">
            <text:p>17.45026</text:p>
          </table:table-cell>
          <table:table-cell office:value-type="float" office:value="17.28796" calcext:value-type="float">
            <text:p>17.28796</text:p>
          </table:table-cell>
          <table:table-cell office:value-type="float" office:value="15.89743" calcext:value-type="float">
            <text:p>15.89743</text:p>
          </table:table-cell>
          <table:table-cell office:value-type="float" office:value="15.76608" calcext:value-type="float">
            <text:p>15.76608</text:p>
          </table:table-cell>
          <table:table-cell office:value-type="float" office:value="14.66272" calcext:value-type="float">
            <text:p>14.66272</text:p>
          </table:table-cell>
          <table:table-cell office:value-type="float" office:value="14.53983" calcext:value-type="float">
            <text:p>14.53983</text:p>
          </table:table-cell>
          <table:table-cell office:value-type="float" office:value="13.94897" calcext:value-type="float">
            <text:p>13.94897</text:p>
          </table:table-cell>
          <table:table-cell office:value-type="float" office:value="13.82928" calcext:value-type="float">
            <text:p>13.82928</text:p>
          </table:table-cell>
          <table:table-cell office:value-type="float" office:value="48.0386" calcext:value-type="float">
            <text:p>48.0386</text:p>
          </table:table-cell>
          <table:table-cell office:value-type="float" office:value="19.68628" calcext:value-type="float">
            <text:p>19.686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2" calcext:value-type="float">
            <text:p>26062002</text:p>
          </table:table-cell>
          <table:table-cell office:value-type="float" office:value="28.14696" calcext:value-type="float">
            <text:p>28.14696</text:p>
          </table:table-cell>
          <table:table-cell office:value-type="float" office:value="35.2" calcext:value-type="float">
            <text:p>35.2</text:p>
          </table:table-cell>
          <table:table-cell office:value-type="float" office:value="20" calcext:value-type="float">
            <text:p>20</text:p>
          </table:table-cell>
          <table:table-cell office:value-type="float" office:value="2.022356" calcext:value-type="float">
            <text:p>2.022356</text:p>
          </table:table-cell>
          <table:table-cell office:value-type="float" office:value="1.139647" calcext:value-type="float">
            <text:p>1.139647</text:p>
          </table:table-cell>
          <table:table-cell office:value-type="float" office:value="246.384" calcext:value-type="float">
            <text:p>246.384</text:p>
          </table:table-cell>
          <table:table-cell office:value-type="float" office:value="0" calcext:value-type="float">
            <text:p>0</text:p>
          </table:table-cell>
          <table:table-cell office:value-type="float" office:value="44.63113" calcext:value-type="float">
            <text:p>44.63113</text:p>
          </table:table-cell>
          <table:table-cell office:value-type="float" office:value="24.97125" calcext:value-type="float">
            <text:p>24.97125</text:p>
          </table:table-cell>
          <table:table-cell office:value-type="float" office:value="38.22302" calcext:value-type="float">
            <text:p>38.22302</text:p>
          </table:table-cell>
          <table:table-cell office:value-type="float" office:value="26.57474" calcext:value-type="float">
            <text:p>26.57474</text:p>
          </table:table-cell>
          <table:table-cell office:value-type="float" office:value="34.9631" calcext:value-type="float">
            <text:p>34.9631</text:p>
          </table:table-cell>
          <table:table-cell office:value-type="float" office:value="27.1922" calcext:value-type="float">
            <text:p>27.1922</text:p>
          </table:table-cell>
          <table:table-cell office:value-type="float" office:value="32.24713" calcext:value-type="float">
            <text:p>32.24713</text:p>
          </table:table-cell>
          <table:table-cell office:value-type="float" office:value="27.41141" calcext:value-type="float">
            <text:p>27.41141</text:p>
          </table:table-cell>
          <table:table-cell office:value-type="float" office:value="30.50702" calcext:value-type="float">
            <text:p>30.50702</text:p>
          </table:table-cell>
          <table:table-cell office:value-type="float" office:value="27.34454" calcext:value-type="float">
            <text:p>27.34454</text:p>
          </table:table-cell>
          <table:table-cell office:value-type="float" office:value="28.76227" calcext:value-type="float">
            <text:p>28.76227</text:p>
          </table:table-cell>
          <table:table-cell office:value-type="float" office:value="27.04282" calcext:value-type="float">
            <text:p>27.04282</text:p>
          </table:table-cell>
          <table:table-cell office:value-type="float" office:value="27.32117" calcext:value-type="float">
            <text:p>27.32117</text:p>
          </table:table-cell>
          <table:table-cell office:value-type="float" office:value="26.32748" calcext:value-type="float">
            <text:p>26.32748</text:p>
          </table:table-cell>
          <table:table-cell office:value-type="float" office:value="25.19055" calcext:value-type="float">
            <text:p>25.19055</text:p>
          </table:table-cell>
          <table:table-cell office:value-type="float" office:value="24.93292" calcext:value-type="float">
            <text:p>24.93292</text:p>
          </table:table-cell>
          <table:table-cell office:value-type="float" office:value="22.4642" calcext:value-type="float">
            <text:p>22.4642</text:p>
          </table:table-cell>
          <table:table-cell office:value-type="float" office:value="22.24561" calcext:value-type="float">
            <text:p>22.24561</text:p>
          </table:table-cell>
          <table:table-cell office:value-type="float" office:value="19.625" calcext:value-type="float">
            <text:p>19.625</text:p>
          </table:table-cell>
          <table:table-cell office:value-type="float" office:value="19.42197" calcext:value-type="float">
            <text:p>19.42197</text:p>
          </table:table-cell>
          <table:table-cell office:value-type="float" office:value="17.61826" calcext:value-type="float">
            <text:p>17.61826</text:p>
          </table:table-cell>
          <table:table-cell office:value-type="float" office:value="17.452" calcext:value-type="float">
            <text:p>17.452</text:p>
          </table:table-cell>
          <table:table-cell office:value-type="float" office:value="16.03568" calcext:value-type="float">
            <text:p>16.03568</text:p>
          </table:table-cell>
          <table:table-cell office:value-type="float" office:value="15.89886" calcext:value-type="float">
            <text:p>15.89886</text:p>
          </table:table-cell>
          <table:table-cell office:value-type="float" office:value="14.78882" calcext:value-type="float">
            <text:p>14.78882</text:p>
          </table:table-cell>
          <table:table-cell office:value-type="float" office:value="14.664" calcext:value-type="float">
            <text:p>14.664</text:p>
          </table:table-cell>
          <table:table-cell office:value-type="float" office:value="14.06879" calcext:value-type="float">
            <text:p>14.06879</text:p>
          </table:table-cell>
          <table:table-cell office:value-type="float" office:value="13.95026" calcext:value-type="float">
            <text:p>13.95026</text:p>
          </table:table-cell>
          <table:table-cell office:value-type="float" office:value="50.12799" calcext:value-type="float">
            <text:p>50.12799</text:p>
          </table:table-cell>
          <table:table-cell office:value-type="float" office:value="21.12817" calcext:value-type="float">
            <text:p>21.128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2" calcext:value-type="float">
            <text:p>27062002</text:p>
          </table:table-cell>
          <table:table-cell office:value-type="float" office:value="29.62512" calcext:value-type="float">
            <text:p>29.62512</text:p>
          </table:table-cell>
          <table:table-cell office:value-type="float" office:value="31.7" calcext:value-type="float">
            <text:p>31.7</text:p>
          </table:table-cell>
          <table:table-cell office:value-type="float" office:value="18.96" calcext:value-type="float">
            <text:p>18.96</text:p>
          </table:table-cell>
          <table:table-cell office:value-type="float" office:value="1.865326" calcext:value-type="float">
            <text:p>1.865326</text:p>
          </table:table-cell>
          <table:table-cell office:value-type="float" office:value="1.141717" calcext:value-type="float">
            <text:p>1.141717</text:p>
          </table:table-cell>
          <table:table-cell office:value-type="float" office:value="181.692" calcext:value-type="float">
            <text:p>181.692</text:p>
          </table:table-cell>
          <table:table-cell office:value-type="float" office:value="0" calcext:value-type="float">
            <text:p>0</text:p>
          </table:table-cell>
          <table:table-cell office:value-type="float" office:value="42.11685" calcext:value-type="float">
            <text:p>42.11685</text:p>
          </table:table-cell>
          <table:table-cell office:value-type="float" office:value="22.29947" calcext:value-type="float">
            <text:p>22.29947</text:p>
          </table:table-cell>
          <table:table-cell office:value-type="float" office:value="36.53812" calcext:value-type="float">
            <text:p>36.53812</text:p>
          </table:table-cell>
          <table:table-cell office:value-type="float" office:value="24.80276" calcext:value-type="float">
            <text:p>24.80276</text:p>
          </table:table-cell>
          <table:table-cell office:value-type="float" office:value="33.68851" calcext:value-type="float">
            <text:p>33.68851</text:p>
          </table:table-cell>
          <table:table-cell office:value-type="float" office:value="26.00607" calcext:value-type="float">
            <text:p>26.00607</text:p>
          </table:table-cell>
          <table:table-cell office:value-type="float" office:value="31.35684" calcext:value-type="float">
            <text:p>31.35684</text:p>
          </table:table-cell>
          <table:table-cell office:value-type="float" office:value="26.70901" calcext:value-type="float">
            <text:p>26.70901</text:p>
          </table:table-cell>
          <table:table-cell office:value-type="float" office:value="29.85828" calcext:value-type="float">
            <text:p>29.85828</text:p>
          </table:table-cell>
          <table:table-cell office:value-type="float" office:value="26.93961" calcext:value-type="float">
            <text:p>26.93961</text:p>
          </table:table-cell>
          <table:table-cell office:value-type="float" office:value="28.61142" calcext:value-type="float">
            <text:p>28.61142</text:p>
          </table:table-cell>
          <table:table-cell office:value-type="float" office:value="26.89929" calcext:value-type="float">
            <text:p>26.89929</text:p>
          </table:table-cell>
          <table:table-cell office:value-type="float" office:value="27.3212" calcext:value-type="float">
            <text:p>27.3212</text:p>
          </table:table-cell>
          <table:table-cell office:value-type="float" office:value="26.34421" calcext:value-type="float">
            <text:p>26.34421</text:p>
          </table:table-cell>
          <table:table-cell office:value-type="float" office:value="25.30725" calcext:value-type="float">
            <text:p>25.30725</text:p>
          </table:table-cell>
          <table:table-cell office:value-type="float" office:value="25.19684" calcext:value-type="float">
            <text:p>25.19684</text:p>
          </table:table-cell>
          <table:table-cell office:value-type="float" office:value="22.67517" calcext:value-type="float">
            <text:p>22.67517</text:p>
          </table:table-cell>
          <table:table-cell office:value-type="float" office:value="22.46671" calcext:value-type="float">
            <text:p>22.46671</text:p>
          </table:table-cell>
          <table:table-cell office:value-type="float" office:value="19.82574" calcext:value-type="float">
            <text:p>19.82574</text:p>
          </table:table-cell>
          <table:table-cell office:value-type="float" office:value="19.62717" calcext:value-type="float">
            <text:p>19.62717</text:p>
          </table:table-cell>
          <table:table-cell office:value-type="float" office:value="17.78815" calcext:value-type="float">
            <text:p>17.78815</text:p>
          </table:table-cell>
          <table:table-cell office:value-type="float" office:value="17.62" calcext:value-type="float">
            <text:p>17.62</text:p>
          </table:table-cell>
          <table:table-cell office:value-type="float" office:value="16.17889" calcext:value-type="float">
            <text:p>16.17889</text:p>
          </table:table-cell>
          <table:table-cell office:value-type="float" office:value="16.03714" calcext:value-type="float">
            <text:p>16.03714</text:p>
          </table:table-cell>
          <table:table-cell office:value-type="float" office:value="14.91608" calcext:value-type="float">
            <text:p>14.91608</text:p>
          </table:table-cell>
          <table:table-cell office:value-type="float" office:value="14.7901" calcext:value-type="float">
            <text:p>14.7901</text:p>
          </table:table-cell>
          <table:table-cell office:value-type="float" office:value="14.18768" calcext:value-type="float">
            <text:p>14.18768</text:p>
          </table:table-cell>
          <table:table-cell office:value-type="float" office:value="14.07004" calcext:value-type="float">
            <text:p>14.07004</text:p>
          </table:table-cell>
          <table:table-cell office:value-type="float" office:value="44.63251" calcext:value-type="float">
            <text:p>44.63251</text:p>
          </table:table-cell>
          <table:table-cell office:value-type="float" office:value="18.92587" calcext:value-type="float">
            <text:p>18.925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2" calcext:value-type="float">
            <text:p>28062002</text:p>
          </table:table-cell>
          <table:table-cell office:value-type="float" office:value="29.70684" calcext:value-type="float">
            <text:p>29.70684</text:p>
          </table:table-cell>
          <table:table-cell office:value-type="float" office:value="33.59" calcext:value-type="float">
            <text:p>33.59</text:p>
          </table:table-cell>
          <table:table-cell office:value-type="float" office:value="18.01" calcext:value-type="float">
            <text:p>18.01</text:p>
          </table:table-cell>
          <table:table-cell office:value-type="float" office:value="1.906229" calcext:value-type="float">
            <text:p>1.906229</text:p>
          </table:table-cell>
          <table:table-cell office:value-type="float" office:value="1.247474" calcext:value-type="float">
            <text:p>1.247474</text:p>
          </table:table-cell>
          <table:table-cell office:value-type="float" office:value="298.08" calcext:value-type="float">
            <text:p>298.08</text:p>
          </table:table-cell>
          <table:table-cell office:value-type="float" office:value="0" calcext:value-type="float">
            <text:p>0</text:p>
          </table:table-cell>
          <table:table-cell office:value-type="float" office:value="43.6105" calcext:value-type="float">
            <text:p>43.6105</text:p>
          </table:table-cell>
          <table:table-cell office:value-type="float" office:value="21.06464" calcext:value-type="float">
            <text:p>21.06464</text:p>
          </table:table-cell>
          <table:table-cell office:value-type="float" office:value="37.30777" calcext:value-type="float">
            <text:p>37.30777</text:p>
          </table:table-cell>
          <table:table-cell office:value-type="float" office:value="23.65775" calcext:value-type="float">
            <text:p>23.65775</text:p>
          </table:table-cell>
          <table:table-cell office:value-type="float" office:value="34.16074" calcext:value-type="float">
            <text:p>34.16074</text:p>
          </table:table-cell>
          <table:table-cell office:value-type="float" office:value="25.01923" calcext:value-type="float">
            <text:p>25.01923</text:p>
          </table:table-cell>
          <table:table-cell office:value-type="float" office:value="31.59344" calcext:value-type="float">
            <text:p>31.59344</text:p>
          </table:table-cell>
          <table:table-cell office:value-type="float" office:value="25.91348" calcext:value-type="float">
            <text:p>25.91348</text:p>
          </table:table-cell>
          <table:table-cell office:value-type="float" office:value="29.95593" calcext:value-type="float">
            <text:p>29.95593</text:p>
          </table:table-cell>
          <table:table-cell office:value-type="float" office:value="26.30011" calcext:value-type="float">
            <text:p>26.30011</text:p>
          </table:table-cell>
          <table:table-cell office:value-type="float" office:value="28.37253" calcext:value-type="float">
            <text:p>28.37253</text:p>
          </table:table-cell>
          <table:table-cell office:value-type="float" office:value="26.44269" calcext:value-type="float">
            <text:p>26.44269</text:p>
          </table:table-cell>
          <table:table-cell office:value-type="float" office:value="27.1167" calcext:value-type="float">
            <text:p>27.1167</text:p>
          </table:table-cell>
          <table:table-cell office:value-type="float" office:value="26.0632" calcext:value-type="float">
            <text:p>26.0632</text:p>
          </table:table-cell>
          <table:table-cell office:value-type="float" office:value="25.34094" calcext:value-type="float">
            <text:p>25.34094</text:p>
          </table:table-cell>
          <table:table-cell office:value-type="float" office:value="25.14993" calcext:value-type="float">
            <text:p>25.14993</text:p>
          </table:table-cell>
          <table:table-cell office:value-type="float" office:value="22.81146" calcext:value-type="float">
            <text:p>22.81146</text:p>
          </table:table-cell>
          <table:table-cell office:value-type="float" office:value="22.67712" calcext:value-type="float">
            <text:p>22.67712</text:p>
          </table:table-cell>
          <table:table-cell office:value-type="float" office:value="20.01288" calcext:value-type="float">
            <text:p>20.01288</text:p>
          </table:table-cell>
          <table:table-cell office:value-type="float" office:value="19.82776" calcext:value-type="float">
            <text:p>19.82776</text:p>
          </table:table-cell>
          <table:table-cell office:value-type="float" office:value="17.95731" calcext:value-type="float">
            <text:p>17.95731</text:p>
          </table:table-cell>
          <table:table-cell office:value-type="float" office:value="17.78989" calcext:value-type="float">
            <text:p>17.78989</text:p>
          </table:table-cell>
          <table:table-cell office:value-type="float" office:value="16.32477" calcext:value-type="float">
            <text:p>16.32477</text:p>
          </table:table-cell>
          <table:table-cell office:value-type="float" office:value="16.18039" calcext:value-type="float">
            <text:p>16.18039</text:p>
          </table:table-cell>
          <table:table-cell office:value-type="float" office:value="15.04529" calcext:value-type="float">
            <text:p>15.04529</text:p>
          </table:table-cell>
          <table:table-cell office:value-type="float" office:value="14.91739" calcext:value-type="float">
            <text:p>14.91739</text:p>
          </table:table-cell>
          <table:table-cell office:value-type="float" office:value="14.30829" calcext:value-type="float">
            <text:p>14.30829</text:p>
          </table:table-cell>
          <table:table-cell office:value-type="float" office:value="14.18893" calcext:value-type="float">
            <text:p>14.18893</text:p>
          </table:table-cell>
          <table:table-cell office:value-type="float" office:value="48.36722" calcext:value-type="float">
            <text:p>48.36722</text:p>
          </table:table-cell>
          <table:table-cell office:value-type="float" office:value="17.64706" calcext:value-type="float">
            <text:p>17.647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2" calcext:value-type="float">
            <text:p>29062002</text:p>
          </table:table-cell>
          <table:table-cell office:value-type="float" office:value="27.81828" calcext:value-type="float">
            <text:p>27.81828</text:p>
          </table:table-cell>
          <table:table-cell office:value-type="float" office:value="35.56" calcext:value-type="float">
            <text:p>35.56</text:p>
          </table:table-cell>
          <table:table-cell office:value-type="float" office:value="23.29" calcext:value-type="float">
            <text:p>23.29</text:p>
          </table:table-cell>
          <table:table-cell office:value-type="float" office:value="2.299073" calcext:value-type="float">
            <text:p>2.299073</text:p>
          </table:table-cell>
          <table:table-cell office:value-type="float" office:value="1.264922" calcext:value-type="float">
            <text:p>1.264922</text:p>
          </table:table-cell>
          <table:table-cell office:value-type="float" office:value="392.976" calcext:value-type="float">
            <text:p>392.976</text:p>
          </table:table-cell>
          <table:table-cell office:value-type="float" office:value="0" calcext:value-type="float">
            <text:p>0</text:p>
          </table:table-cell>
          <table:table-cell office:value-type="float" office:value="44.38196" calcext:value-type="float">
            <text:p>44.38196</text:p>
          </table:table-cell>
          <table:table-cell office:value-type="float" office:value="25.64722" calcext:value-type="float">
            <text:p>25.64722</text:p>
          </table:table-cell>
          <table:table-cell office:value-type="float" office:value="38.36798" calcext:value-type="float">
            <text:p>38.36798</text:p>
          </table:table-cell>
          <table:table-cell office:value-type="float" office:value="27.01328" calcext:value-type="float">
            <text:p>27.01328</text:p>
          </table:table-cell>
          <table:table-cell office:value-type="float" office:value="35.29147" calcext:value-type="float">
            <text:p>35.29147</text:p>
          </table:table-cell>
          <table:table-cell office:value-type="float" office:value="27.50681" calcext:value-type="float">
            <text:p>27.50681</text:p>
          </table:table-cell>
          <table:table-cell office:value-type="float" office:value="32.63821" calcext:value-type="float">
            <text:p>32.63821</text:p>
          </table:table-cell>
          <table:table-cell office:value-type="float" office:value="27.65277" calcext:value-type="float">
            <text:p>27.65277</text:p>
          </table:table-cell>
          <table:table-cell office:value-type="float" office:value="30.88751" calcext:value-type="float">
            <text:p>30.88751</text:p>
          </table:table-cell>
          <table:table-cell office:value-type="float" office:value="27.56607" calcext:value-type="float">
            <text:p>27.56607</text:p>
          </table:table-cell>
          <table:table-cell office:value-type="float" office:value="29.14578" calcext:value-type="float">
            <text:p>29.14578</text:p>
          </table:table-cell>
          <table:table-cell office:value-type="float" office:value="27.27094" calcext:value-type="float">
            <text:p>27.27094</text:p>
          </table:table-cell>
          <table:table-cell office:value-type="float" office:value="27.70633" calcext:value-type="float">
            <text:p>27.70633</text:p>
          </table:table-cell>
          <table:table-cell office:value-type="float" office:value="26.59589" calcext:value-type="float">
            <text:p>26.59589</text:p>
          </table:table-cell>
          <table:table-cell office:value-type="float" office:value="25.56607" calcext:value-type="float">
            <text:p>25.56607</text:p>
          </table:table-cell>
          <table:table-cell office:value-type="float" office:value="25.26791" calcext:value-type="float">
            <text:p>25.26791</text:p>
          </table:table-cell>
          <table:table-cell office:value-type="float" office:value="22.96341" calcext:value-type="float">
            <text:p>22.96341</text:p>
          </table:table-cell>
          <table:table-cell office:value-type="float" office:value="22.81281" calcext:value-type="float">
            <text:p>22.81281</text:p>
          </table:table-cell>
          <table:table-cell office:value-type="float" office:value="20.18323" calcext:value-type="float">
            <text:p>20.18323</text:p>
          </table:table-cell>
          <table:table-cell office:value-type="float" office:value="20.01471" calcext:value-type="float">
            <text:p>20.01471</text:p>
          </table:table-cell>
          <table:table-cell office:value-type="float" office:value="18.12161" calcext:value-type="float">
            <text:p>18.12161</text:p>
          </table:table-cell>
          <table:table-cell office:value-type="float" office:value="17.95905" calcext:value-type="float">
            <text:p>17.95905</text:p>
          </table:table-cell>
          <table:table-cell office:value-type="float" office:value="16.47168" calcext:value-type="float">
            <text:p>16.47168</text:p>
          </table:table-cell>
          <table:table-cell office:value-type="float" office:value="16.32632" calcext:value-type="float">
            <text:p>16.32632</text:p>
          </table:table-cell>
          <table:table-cell office:value-type="float" office:value="15.17618" calcext:value-type="float">
            <text:p>15.17618</text:p>
          </table:table-cell>
          <table:table-cell office:value-type="float" office:value="15.04663" calcext:value-type="float">
            <text:p>15.04663</text:p>
          </table:table-cell>
          <table:table-cell office:value-type="float" office:value="14.42911" calcext:value-type="float">
            <text:p>14.42911</text:p>
          </table:table-cell>
          <table:table-cell office:value-type="float" office:value="14.30954" calcext:value-type="float">
            <text:p>14.30954</text:p>
          </table:table-cell>
          <table:table-cell office:value-type="float" office:value="50.97897" calcext:value-type="float">
            <text:p>50.97897</text:p>
          </table:table-cell>
          <table:table-cell office:value-type="float" office:value="23.19467" calcext:value-type="float">
            <text:p>23.194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2" calcext:value-type="float">
            <text:p>30062002</text:p>
          </table:table-cell>
          <table:table-cell office:value-type="float" office:value="29.15784" calcext:value-type="float">
            <text:p>29.15784</text:p>
          </table:table-cell>
          <table:table-cell office:value-type="float" office:value="35.47" calcext:value-type="float">
            <text:p>35.47</text:p>
          </table:table-cell>
          <table:table-cell office:value-type="float" office:value="22.96" calcext:value-type="float">
            <text:p>22.96</text:p>
          </table:table-cell>
          <table:table-cell office:value-type="float" office:value="2.290213" calcext:value-type="float">
            <text:p>2.290213</text:p>
          </table:table-cell>
          <table:table-cell office:value-type="float" office:value="1.429051" calcext:value-type="float">
            <text:p>1.429051</text:p>
          </table:table-cell>
          <table:table-cell office:value-type="float" office:value="414.684" calcext:value-type="float">
            <text:p>414.684</text:p>
          </table:table-cell>
          <table:table-cell office:value-type="float" office:value="0" calcext:value-type="float">
            <text:p>0</text:p>
          </table:table-cell>
          <table:table-cell office:value-type="float" office:value="45.76572" calcext:value-type="float">
            <text:p>45.76572</text:p>
          </table:table-cell>
          <table:table-cell office:value-type="float" office:value="25.91727" calcext:value-type="float">
            <text:p>25.91727</text:p>
          </table:table-cell>
          <table:table-cell office:value-type="float" office:value="39.39206" calcext:value-type="float">
            <text:p>39.39206</text:p>
          </table:table-cell>
          <table:table-cell office:value-type="float" office:value="27.49557" calcext:value-type="float">
            <text:p>27.49557</text:p>
          </table:table-cell>
          <table:table-cell office:value-type="float" office:value="36.09793" calcext:value-type="float">
            <text:p>36.09793</text:p>
          </table:table-cell>
          <table:table-cell office:value-type="float" office:value="28.07544" calcext:value-type="float">
            <text:p>28.07544</text:p>
          </table:table-cell>
          <table:table-cell office:value-type="float" office:value="33.32632" calcext:value-type="float">
            <text:p>33.32632</text:p>
          </table:table-cell>
          <table:table-cell office:value-type="float" office:value="28.25766" calcext:value-type="float">
            <text:p>28.25766</text:p>
          </table:table-cell>
          <table:table-cell office:value-type="float" office:value="31.50119" calcext:value-type="float">
            <text:p>31.50119</text:p>
          </table:table-cell>
          <table:table-cell office:value-type="float" office:value="28.17383" calcext:value-type="float">
            <text:p>28.17383</text:p>
          </table:table-cell>
          <table:table-cell office:value-type="float" office:value="29.67841" calcext:value-type="float">
            <text:p>29.67841</text:p>
          </table:table-cell>
          <table:table-cell office:value-type="float" office:value="27.84946" calcext:value-type="float">
            <text:p>27.84946</text:p>
          </table:table-cell>
          <table:table-cell office:value-type="float" office:value="28.17551" calcext:value-type="float">
            <text:p>28.17551</text:p>
          </table:table-cell>
          <table:table-cell office:value-type="float" office:value="27.09778" calcext:value-type="float">
            <text:p>27.09778</text:p>
          </table:table-cell>
          <table:table-cell office:value-type="float" office:value="25.94464" calcext:value-type="float">
            <text:p>25.94464</text:p>
          </table:table-cell>
          <table:table-cell office:value-type="float" office:value="25.5744" calcext:value-type="float">
            <text:p>25.5744</text:p>
          </table:table-cell>
          <table:table-cell office:value-type="float" office:value="23.18637" calcext:value-type="float">
            <text:p>23.18637</text:p>
          </table:table-cell>
          <table:table-cell office:value-type="float" office:value="22.96561" calcext:value-type="float">
            <text:p>22.96561</text:p>
          </table:table-cell>
          <table:table-cell office:value-type="float" office:value="20.35699" calcext:value-type="float">
            <text:p>20.35699</text:p>
          </table:table-cell>
          <table:table-cell office:value-type="float" office:value="20.18497" calcext:value-type="float">
            <text:p>20.18497</text:p>
          </table:table-cell>
          <table:table-cell office:value-type="float" office:value="18.28235" calcext:value-type="float">
            <text:p>18.28235</text:p>
          </table:table-cell>
          <table:table-cell office:value-type="float" office:value="18.12329" calcext:value-type="float">
            <text:p>18.12329</text:p>
          </table:table-cell>
          <table:table-cell office:value-type="float" office:value="16.61893" calcext:value-type="float">
            <text:p>16.61893</text:p>
          </table:table-cell>
          <table:table-cell office:value-type="float" office:value="16.47324" calcext:value-type="float">
            <text:p>16.47324</text:p>
          </table:table-cell>
          <table:table-cell office:value-type="float" office:value="15.30823" calcext:value-type="float">
            <text:p>15.30823</text:p>
          </table:table-cell>
          <table:table-cell office:value-type="float" office:value="15.17752" calcext:value-type="float">
            <text:p>15.17752</text:p>
          </table:table-cell>
          <table:table-cell office:value-type="float" office:value="14.55008" calcext:value-type="float">
            <text:p>14.55008</text:p>
          </table:table-cell>
          <table:table-cell office:value-type="float" office:value="14.43039" calcext:value-type="float">
            <text:p>14.43039</text:p>
          </table:table-cell>
          <table:table-cell office:value-type="float" office:value="51.48856" calcext:value-type="float">
            <text:p>51.48856</text:p>
          </table:table-cell>
          <table:table-cell office:value-type="float" office:value="23.10074" calcext:value-type="float">
            <text:p>23.100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2" calcext:value-type="float">
            <text:p>1072002</text:p>
          </table:table-cell>
          <table:table-cell office:value-type="float" office:value="29.0106" calcext:value-type="float">
            <text:p>29.0106</text:p>
          </table:table-cell>
          <table:table-cell office:value-type="float" office:value="32.04" calcext:value-type="float">
            <text:p>32.04</text:p>
          </table:table-cell>
          <table:table-cell office:value-type="float" office:value="23.02" calcext:value-type="float">
            <text:p>23.02</text:p>
          </table:table-cell>
          <table:table-cell office:value-type="float" office:value="1.981711" calcext:value-type="float">
            <text:p>1.981711</text:p>
          </table:table-cell>
          <table:table-cell office:value-type="float" office:value="1.503093" calcext:value-type="float">
            <text:p>1.503093</text:p>
          </table:table-cell>
          <table:table-cell office:value-type="float" office:value="546.66" calcext:value-type="float">
            <text:p>546.66</text:p>
          </table:table-cell>
          <table:table-cell office:value-type="float" office:value="0" calcext:value-type="float">
            <text:p>0</text:p>
          </table:table-cell>
          <table:table-cell office:value-type="float" office:value="44.05176" calcext:value-type="float">
            <text:p>44.05176</text:p>
          </table:table-cell>
          <table:table-cell office:value-type="float" office:value="25.22577" calcext:value-type="float">
            <text:p>25.22577</text:p>
          </table:table-cell>
          <table:table-cell office:value-type="float" office:value="38.25183" calcext:value-type="float">
            <text:p>38.25183</text:p>
          </table:table-cell>
          <table:table-cell office:value-type="float" office:value="27.22739" calcext:value-type="float">
            <text:p>27.22739</text:p>
          </table:table-cell>
          <table:table-cell office:value-type="float" office:value="35.29688" calcext:value-type="float">
            <text:p>35.29688</text:p>
          </table:table-cell>
          <table:table-cell office:value-type="float" office:value="27.98325" calcext:value-type="float">
            <text:p>27.98325</text:p>
          </table:table-cell>
          <table:table-cell office:value-type="float" office:value="32.83029" calcext:value-type="float">
            <text:p>32.83029</text:p>
          </table:table-cell>
          <table:table-cell office:value-type="float" office:value="28.33139" calcext:value-type="float">
            <text:p>28.33139</text:p>
          </table:table-cell>
          <table:table-cell office:value-type="float" office:value="31.1955" calcext:value-type="float">
            <text:p>31.1955</text:p>
          </table:table-cell>
          <table:table-cell office:value-type="float" office:value="28.35162" calcext:value-type="float">
            <text:p>28.35162</text:p>
          </table:table-cell>
          <table:table-cell office:value-type="float" office:value="29.5495" calcext:value-type="float">
            <text:p>29.5495</text:p>
          </table:table-cell>
          <table:table-cell office:value-type="float" office:value="28.11441" calcext:value-type="float">
            <text:p>28.11441</text:p>
          </table:table-cell>
          <table:table-cell office:value-type="float" office:value="28.19424" calcext:value-type="float">
            <text:p>28.19424</text:p>
          </table:table-cell>
          <table:table-cell office:value-type="float" office:value="27.40192" calcext:value-type="float">
            <text:p>27.40192</text:p>
          </table:table-cell>
          <table:table-cell office:value-type="float" office:value="26.20148" calcext:value-type="float">
            <text:p>26.20148</text:p>
          </table:table-cell>
          <table:table-cell office:value-type="float" office:value="25.953" calcext:value-type="float">
            <text:p>25.953</text:p>
          </table:table-cell>
          <table:table-cell office:value-type="float" office:value="23.43323" calcext:value-type="float">
            <text:p>23.43323</text:p>
          </table:table-cell>
          <table:table-cell office:value-type="float" office:value="23.18909" calcext:value-type="float">
            <text:p>23.18909</text:p>
          </table:table-cell>
          <table:table-cell office:value-type="float" office:value="20.54248" calcext:value-type="float">
            <text:p>20.54248</text:p>
          </table:table-cell>
          <table:table-cell office:value-type="float" office:value="20.35889" calcext:value-type="float">
            <text:p>20.35889</text:p>
          </table:table-cell>
          <table:table-cell office:value-type="float" office:value="18.44412" calcext:value-type="float">
            <text:p>18.44412</text:p>
          </table:table-cell>
          <table:table-cell office:value-type="float" office:value="18.28406" calcext:value-type="float">
            <text:p>18.28406</text:p>
          </table:table-cell>
          <table:table-cell office:value-type="float" office:value="16.76501" calcext:value-type="float">
            <text:p>16.76501</text:p>
          </table:table-cell>
          <table:table-cell office:value-type="float" office:value="16.62042" calcext:value-type="float">
            <text:p>16.62042</text:p>
          </table:table-cell>
          <table:table-cell office:value-type="float" office:value="15.44055" calcext:value-type="float">
            <text:p>15.44055</text:p>
          </table:table-cell>
          <table:table-cell office:value-type="float" office:value="15.30957" calcext:value-type="float">
            <text:p>15.30957</text:p>
          </table:table-cell>
          <table:table-cell office:value-type="float" office:value="14.67114" calcext:value-type="float">
            <text:p>14.67114</text:p>
          </table:table-cell>
          <table:table-cell office:value-type="float" office:value="14.55133" calcext:value-type="float">
            <text:p>14.55133</text:p>
          </table:table-cell>
          <table:table-cell office:value-type="float" office:value="48.65839" calcext:value-type="float">
            <text:p>48.65839</text:p>
          </table:table-cell>
          <table:table-cell office:value-type="float" office:value="22.22449" calcext:value-type="float">
            <text:p>22.224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2" calcext:value-type="float">
            <text:p>2072002</text:p>
          </table:table-cell>
          <table:table-cell office:value-type="float" office:value="23.16132" calcext:value-type="float">
            <text:p>23.16132</text:p>
          </table:table-cell>
          <table:table-cell office:value-type="float" office:value="31.5" calcext:value-type="float">
            <text:p>31.5</text:p>
          </table:table-cell>
          <table:table-cell office:value-type="float" office:value="20.1" calcext:value-type="float">
            <text:p>20.1</text:p>
          </table:table-cell>
          <table:table-cell office:value-type="float" office:value="2.134301" calcext:value-type="float">
            <text:p>2.134301</text:p>
          </table:table-cell>
          <table:table-cell office:value-type="float" office:value="1.570366" calcext:value-type="float">
            <text:p>1.570366</text:p>
          </table:table-cell>
          <table:table-cell office:value-type="float" office:value="404.784" calcext:value-type="float">
            <text:p>404.784</text:p>
          </table:table-cell>
          <table:table-cell office:value-type="float" office:value="0" calcext:value-type="float">
            <text:p>0</text:p>
          </table:table-cell>
          <table:table-cell office:value-type="float" office:value="40.25519" calcext:value-type="float">
            <text:p>40.25519</text:p>
          </table:table-cell>
          <table:table-cell office:value-type="float" office:value="23.98416" calcext:value-type="float">
            <text:p>23.98416</text:p>
          </table:table-cell>
          <table:table-cell office:value-type="float" office:value="35.36807" calcext:value-type="float">
            <text:p>35.36807</text:p>
          </table:table-cell>
          <table:table-cell office:value-type="float" office:value="26.0961" calcext:value-type="float">
            <text:p>26.0961</text:p>
          </table:table-cell>
          <table:table-cell office:value-type="float" office:value="33.14215" calcext:value-type="float">
            <text:p>33.14215</text:p>
          </table:table-cell>
          <table:table-cell office:value-type="float" office:value="27.0665" calcext:value-type="float">
            <text:p>27.0665</text:p>
          </table:table-cell>
          <table:table-cell office:value-type="float" office:value="31.32333" calcext:value-type="float">
            <text:p>31.32333</text:p>
          </table:table-cell>
          <table:table-cell office:value-type="float" office:value="27.61938" calcext:value-type="float">
            <text:p>27.61938</text:p>
          </table:table-cell>
          <table:table-cell office:value-type="float" office:value="30.08984" calcext:value-type="float">
            <text:p>30.08984</text:p>
          </table:table-cell>
          <table:table-cell office:value-type="float" office:value="27.7897" calcext:value-type="float">
            <text:p>27.7897</text:p>
          </table:table-cell>
          <table:table-cell office:value-type="float" office:value="29.31381" calcext:value-type="float">
            <text:p>29.31381</text:p>
          </table:table-cell>
          <table:table-cell office:value-type="float" office:value="27.71384" calcext:value-type="float">
            <text:p>27.71384</text:p>
          </table:table-cell>
          <table:table-cell office:value-type="float" office:value="28.18085" calcext:value-type="float">
            <text:p>28.18085</text:p>
          </table:table-cell>
          <table:table-cell office:value-type="float" office:value="27.19397" calcext:value-type="float">
            <text:p>27.19397</text:p>
          </table:table-cell>
          <table:table-cell office:value-type="float" office:value="26.26953" calcext:value-type="float">
            <text:p>26.26953</text:p>
          </table:table-cell>
          <table:table-cell office:value-type="float" office:value="26.10867" calcext:value-type="float">
            <text:p>26.10867</text:p>
          </table:table-cell>
          <table:table-cell office:value-type="float" office:value="23.61536" calcext:value-type="float">
            <text:p>23.61536</text:p>
          </table:table-cell>
          <table:table-cell office:value-type="float" office:value="23.43576" calcext:value-type="float">
            <text:p>23.43576</text:p>
          </table:table-cell>
          <table:table-cell office:value-type="float" office:value="20.73001" calcext:value-type="float">
            <text:p>20.73001</text:p>
          </table:table-cell>
          <table:table-cell office:value-type="float" office:value="20.54446" calcext:value-type="float">
            <text:p>20.54446</text:p>
          </table:table-cell>
          <table:table-cell office:value-type="float" office:value="18.6091" calcext:value-type="float">
            <text:p>18.6091</text:p>
          </table:table-cell>
          <table:table-cell office:value-type="float" office:value="18.44583" calcext:value-type="float">
            <text:p>18.44583</text:p>
          </table:table-cell>
          <table:table-cell office:value-type="float" office:value="16.91223" calcext:value-type="float">
            <text:p>16.91223</text:p>
          </table:table-cell>
          <table:table-cell office:value-type="float" office:value="16.76654" calcext:value-type="float">
            <text:p>16.76654</text:p>
          </table:table-cell>
          <table:table-cell office:value-type="float" office:value="15.57339" calcext:value-type="float">
            <text:p>15.57339</text:p>
          </table:table-cell>
          <table:table-cell office:value-type="float" office:value="15.44196" calcext:value-type="float">
            <text:p>15.44196</text:p>
          </table:table-cell>
          <table:table-cell office:value-type="float" office:value="14.7937" calcext:value-type="float">
            <text:p>14.7937</text:p>
          </table:table-cell>
          <table:table-cell office:value-type="float" office:value="14.67239" calcext:value-type="float">
            <text:p>14.67239</text:p>
          </table:table-cell>
          <table:table-cell office:value-type="float" office:value="45.63635" calcext:value-type="float">
            <text:p>45.63635</text:p>
          </table:table-cell>
          <table:table-cell office:value-type="float" office:value="20.46185" calcext:value-type="float">
            <text:p>20.461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2" calcext:value-type="float">
            <text:p>3072002</text:p>
          </table:table-cell>
          <table:table-cell office:value-type="float" office:value="15.34248" calcext:value-type="float">
            <text:p>15.34248</text:p>
          </table:table-cell>
          <table:table-cell office:value-type="float" office:value="30.49" calcext:value-type="float">
            <text:p>30.49</text:p>
          </table:table-cell>
          <table:table-cell office:value-type="float" office:value="20.5" calcext:value-type="float">
            <text:p>20.5</text:p>
          </table:table-cell>
          <table:table-cell office:value-type="float" office:value="2.391673" calcext:value-type="float">
            <text:p>2.391673</text:p>
          </table:table-cell>
          <table:table-cell office:value-type="float" office:value="1.873748" calcext:value-type="float">
            <text:p>1.873748</text:p>
          </table:table-cell>
          <table:table-cell office:value-type="float" office:value="215.172" calcext:value-type="float">
            <text:p>215.172</text:p>
          </table:table-cell>
          <table:table-cell office:value-type="float" office:value="0.5" calcext:value-type="float">
            <text:p>0.5</text:p>
          </table:table-cell>
          <table:table-cell office:value-type="float" office:value="34.89963" calcext:value-type="float">
            <text:p>34.89963</text:p>
          </table:table-cell>
          <table:table-cell office:value-type="float" office:value="23.60828" calcext:value-type="float">
            <text:p>23.60828</text:p>
          </table:table-cell>
          <table:table-cell office:value-type="float" office:value="31.79813" calcext:value-type="float">
            <text:p>31.79813</text:p>
          </table:table-cell>
          <table:table-cell office:value-type="float" office:value="25.65884" calcext:value-type="float">
            <text:p>25.65884</text:p>
          </table:table-cell>
          <table:table-cell office:value-type="float" office:value="30.39838" calcext:value-type="float">
            <text:p>30.39838</text:p>
          </table:table-cell>
          <table:table-cell office:value-type="float" office:value="26.62534" calcext:value-type="float">
            <text:p>26.62534</text:p>
          </table:table-cell>
          <table:table-cell office:value-type="float" office:value="29.37521" calcext:value-type="float">
            <text:p>29.37521</text:p>
          </table:table-cell>
          <table:table-cell office:value-type="float" office:value="27.17035" calcext:value-type="float">
            <text:p>27.17035</text:p>
          </table:table-cell>
          <table:table-cell office:value-type="float" office:value="29.15289" calcext:value-type="float">
            <text:p>29.15289</text:p>
          </table:table-cell>
          <table:table-cell office:value-type="float" office:value="27.34708" calcext:value-type="float">
            <text:p>27.34708</text:p>
          </table:table-cell>
          <table:table-cell office:value-type="float" office:value="28.68124" calcext:value-type="float">
            <text:p>28.68124</text:p>
          </table:table-cell>
          <table:table-cell office:value-type="float" office:value="27.28534" calcext:value-type="float">
            <text:p>27.28534</text:p>
          </table:table-cell>
          <table:table-cell office:value-type="float" office:value="27.75143" calcext:value-type="float">
            <text:p>27.75143</text:p>
          </table:table-cell>
          <table:table-cell office:value-type="float" office:value="26.86209" calcext:value-type="float">
            <text:p>26.86209</text:p>
          </table:table-cell>
          <table:table-cell office:value-type="float" office:value="26.17282" calcext:value-type="float">
            <text:p>26.17282</text:p>
          </table:table-cell>
          <table:table-cell office:value-type="float" office:value="25.91754" calcext:value-type="float">
            <text:p>25.91754</text:p>
          </table:table-cell>
          <table:table-cell office:value-type="float" office:value="23.69406" calcext:value-type="float">
            <text:p>23.69406</text:p>
          </table:table-cell>
          <table:table-cell office:value-type="float" office:value="23.61676" calcext:value-type="float">
            <text:p>23.61676</text:p>
          </table:table-cell>
          <table:table-cell office:value-type="float" office:value="20.89853" calcext:value-type="float">
            <text:p>20.89853</text:p>
          </table:table-cell>
          <table:table-cell office:value-type="float" office:value="20.73187" calcext:value-type="float">
            <text:p>20.73187</text:p>
          </table:table-cell>
          <table:table-cell office:value-type="float" office:value="18.77225" calcext:value-type="float">
            <text:p>18.77225</text:p>
          </table:table-cell>
          <table:table-cell office:value-type="float" office:value="18.61084" calcext:value-type="float">
            <text:p>18.61084</text:p>
          </table:table-cell>
          <table:table-cell office:value-type="float" office:value="17.06039" calcext:value-type="float">
            <text:p>17.06039</text:p>
          </table:table-cell>
          <table:table-cell office:value-type="float" office:value="16.91376" calcext:value-type="float">
            <text:p>16.91376</text:p>
          </table:table-cell>
          <table:table-cell office:value-type="float" office:value="15.70715" calcext:value-type="float">
            <text:p>15.70715</text:p>
          </table:table-cell>
          <table:table-cell office:value-type="float" office:value="15.57477" calcext:value-type="float">
            <text:p>15.57477</text:p>
          </table:table-cell>
          <table:table-cell office:value-type="float" office:value="14.91678" calcext:value-type="float">
            <text:p>14.91678</text:p>
          </table:table-cell>
          <table:table-cell office:value-type="float" office:value="14.79498" calcext:value-type="float">
            <text:p>14.79498</text:p>
          </table:table-cell>
          <table:table-cell office:value-type="float" office:value="39.39166" calcext:value-type="float">
            <text:p>39.39166</text:p>
          </table:table-cell>
          <table:table-cell office:value-type="float" office:value="20.79391" calcext:value-type="float">
            <text:p>20.793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2" calcext:value-type="float">
            <text:p>4072002</text:p>
          </table:table-cell>
          <table:table-cell office:value-type="float" office:value="22.66992" calcext:value-type="float">
            <text:p>22.66992</text:p>
          </table:table-cell>
          <table:table-cell office:value-type="float" office:value="32.87" calcext:value-type="float">
            <text:p>32.87</text:p>
          </table:table-cell>
          <table:table-cell office:value-type="float" office:value="20.52" calcext:value-type="float">
            <text:p>20.52</text:p>
          </table:table-cell>
          <table:table-cell office:value-type="float" office:value="2.235676" calcext:value-type="float">
            <text:p>2.235676</text:p>
          </table:table-cell>
          <table:table-cell office:value-type="float" office:value="1.514244" calcext:value-type="float">
            <text:p>1.514244</text:p>
          </table:table-cell>
          <table:table-cell office:value-type="float" office:value="233.604" calcext:value-type="float">
            <text:p>233.604</text:p>
          </table:table-cell>
          <table:table-cell office:value-type="float" office:value="0" calcext:value-type="float">
            <text:p>0</text:p>
          </table:table-cell>
          <table:table-cell office:value-type="float" office:value="42.2052" calcext:value-type="float">
            <text:p>42.2052</text:p>
          </table:table-cell>
          <table:table-cell office:value-type="float" office:value="23.00534" calcext:value-type="float">
            <text:p>23.00534</text:p>
          </table:table-cell>
          <table:table-cell office:value-type="float" office:value="35.30743" calcext:value-type="float">
            <text:p>35.30743</text:p>
          </table:table-cell>
          <table:table-cell office:value-type="float" office:value="24.87067" calcext:value-type="float">
            <text:p>24.87067</text:p>
          </table:table-cell>
          <table:table-cell office:value-type="float" office:value="32.54404" calcext:value-type="float">
            <text:p>32.54404</text:p>
          </table:table-cell>
          <table:table-cell office:value-type="float" office:value="25.80145" calcext:value-type="float">
            <text:p>25.80145</text:p>
          </table:table-cell>
          <table:table-cell office:value-type="float" office:value="30.49927" calcext:value-type="float">
            <text:p>30.49927</text:p>
          </table:table-cell>
          <table:table-cell office:value-type="float" office:value="26.35391" calcext:value-type="float">
            <text:p>26.35391</text:p>
          </table:table-cell>
          <table:table-cell office:value-type="float" office:value="29.28015" calcext:value-type="float">
            <text:p>29.28015</text:p>
          </table:table-cell>
          <table:table-cell office:value-type="float" office:value="26.58398" calcext:value-type="float">
            <text:p>26.58398</text:p>
          </table:table-cell>
          <table:table-cell office:value-type="float" office:value="28.08517" calcext:value-type="float">
            <text:p>28.08517</text:p>
          </table:table-cell>
          <table:table-cell office:value-type="float" office:value="26.65137" calcext:value-type="float">
            <text:p>26.65137</text:p>
          </table:table-cell>
          <table:table-cell office:value-type="float" office:value="27.12772" calcext:value-type="float">
            <text:p>27.12772</text:p>
          </table:table-cell>
          <table:table-cell office:value-type="float" office:value="26.36462" calcext:value-type="float">
            <text:p>26.36462</text:p>
          </table:table-cell>
          <table:table-cell office:value-type="float" office:value="25.91669" calcext:value-type="float">
            <text:p>25.91669</text:p>
          </table:table-cell>
          <table:table-cell office:value-type="float" office:value="25.6593" calcext:value-type="float">
            <text:p>25.6593</text:p>
          </table:table-cell>
          <table:table-cell office:value-type="float" office:value="23.6991" calcext:value-type="float">
            <text:p>23.6991</text:p>
          </table:table-cell>
          <table:table-cell office:value-type="float" office:value="23.67618" calcext:value-type="float">
            <text:p>23.67618</text:p>
          </table:table-cell>
          <table:table-cell office:value-type="float" office:value="21.03229" calcext:value-type="float">
            <text:p>21.03229</text:p>
          </table:table-cell>
          <table:table-cell office:value-type="float" office:value="20.90015" calcext:value-type="float">
            <text:p>20.90015</text:p>
          </table:table-cell>
          <table:table-cell office:value-type="float" office:value="18.92657" calcext:value-type="float">
            <text:p>18.92657</text:p>
          </table:table-cell>
          <table:table-cell office:value-type="float" office:value="18.77393" calcext:value-type="float">
            <text:p>18.77393</text:p>
          </table:table-cell>
          <table:table-cell office:value-type="float" office:value="17.20773" calcext:value-type="float">
            <text:p>17.20773</text:p>
          </table:table-cell>
          <table:table-cell office:value-type="float" office:value="17.06192" calcext:value-type="float">
            <text:p>17.06192</text:p>
          </table:table-cell>
          <table:table-cell office:value-type="float" office:value="15.84131" calcext:value-type="float">
            <text:p>15.84131</text:p>
          </table:table-cell>
          <table:table-cell office:value-type="float" office:value="15.70859" calcext:value-type="float">
            <text:p>15.70859</text:p>
          </table:table-cell>
          <table:table-cell office:value-type="float" office:value="15.03992" calcext:value-type="float">
            <text:p>15.03992</text:p>
          </table:table-cell>
          <table:table-cell office:value-type="float" office:value="14.91806" calcext:value-type="float">
            <text:p>14.91806</text:p>
          </table:table-cell>
          <table:table-cell office:value-type="float" office:value="48.39185" calcext:value-type="float">
            <text:p>48.39185</text:p>
          </table:table-cell>
          <table:table-cell office:value-type="float" office:value="20.7168" calcext:value-type="float">
            <text:p>20.71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2" calcext:value-type="float">
            <text:p>5072002</text:p>
          </table:table-cell>
          <table:table-cell office:value-type="float" office:value="23.74092" calcext:value-type="float">
            <text:p>23.74092</text:p>
          </table:table-cell>
          <table:table-cell office:value-type="float" office:value="32.87" calcext:value-type="float">
            <text:p>32.87</text:p>
          </table:table-cell>
          <table:table-cell office:value-type="float" office:value="20.27" calcext:value-type="float">
            <text:p>20.27</text:p>
          </table:table-cell>
          <table:table-cell office:value-type="float" office:value="2.414817" calcext:value-type="float">
            <text:p>2.414817</text:p>
          </table:table-cell>
          <table:table-cell office:value-type="float" office:value="1.478642" calcext:value-type="float">
            <text:p>1.478642</text:p>
          </table:table-cell>
          <table:table-cell office:value-type="float" office:value="238.032" calcext:value-type="float">
            <text:p>238.032</text:p>
          </table:table-cell>
          <table:table-cell office:value-type="float" office:value="0" calcext:value-type="float">
            <text:p>0</text:p>
          </table:table-cell>
          <table:table-cell office:value-type="float" office:value="40.52991" calcext:value-type="float">
            <text:p>40.52991</text:p>
          </table:table-cell>
          <table:table-cell office:value-type="float" office:value="22.80319" calcext:value-type="float">
            <text:p>22.80319</text:p>
          </table:table-cell>
          <table:table-cell office:value-type="float" office:value="34.78381" calcext:value-type="float">
            <text:p>34.78381</text:p>
          </table:table-cell>
          <table:table-cell office:value-type="float" office:value="24.65994" calcext:value-type="float">
            <text:p>24.65994</text:p>
          </table:table-cell>
          <table:table-cell office:value-type="float" office:value="32.61237" calcext:value-type="float">
            <text:p>32.61237</text:p>
          </table:table-cell>
          <table:table-cell office:value-type="float" office:value="25.66156" calcext:value-type="float">
            <text:p>25.66156</text:p>
          </table:table-cell>
          <table:table-cell office:value-type="float" office:value="30.71341" calcext:value-type="float">
            <text:p>30.71341</text:p>
          </table:table-cell>
          <table:table-cell office:value-type="float" office:value="26.306" calcext:value-type="float">
            <text:p>26.306</text:p>
          </table:table-cell>
          <table:table-cell office:value-type="float" office:value="29.4498" calcext:value-type="float">
            <text:p>29.4498</text:p>
          </table:table-cell>
          <table:table-cell office:value-type="float" office:value="26.57629" calcext:value-type="float">
            <text:p>26.57629</text:p>
          </table:table-cell>
          <table:table-cell office:value-type="float" office:value="28.19708" calcext:value-type="float">
            <text:p>28.19708</text:p>
          </table:table-cell>
          <table:table-cell office:value-type="float" office:value="26.65704" calcext:value-type="float">
            <text:p>26.65704</text:p>
          </table:table-cell>
          <table:table-cell office:value-type="float" office:value="27.18381" calcext:value-type="float">
            <text:p>27.18381</text:p>
          </table:table-cell>
          <table:table-cell office:value-type="float" office:value="26.33688" calcext:value-type="float">
            <text:p>26.33688</text:p>
          </table:table-cell>
          <table:table-cell office:value-type="float" office:value="25.75452" calcext:value-type="float">
            <text:p>25.75452</text:p>
          </table:table-cell>
          <table:table-cell office:value-type="float" office:value="25.59485" calcext:value-type="float">
            <text:p>25.59485</text:p>
          </table:table-cell>
          <table:table-cell office:value-type="float" office:value="23.67975" calcext:value-type="float">
            <text:p>23.67975</text:p>
          </table:table-cell>
          <table:table-cell office:value-type="float" office:value="23.66827" calcext:value-type="float">
            <text:p>23.66827</text:p>
          </table:table-cell>
          <table:table-cell office:value-type="float" office:value="21.13678" calcext:value-type="float">
            <text:p>21.13678</text:p>
          </table:table-cell>
          <table:table-cell office:value-type="float" office:value="21.03351" calcext:value-type="float">
            <text:p>21.03351</text:p>
          </table:table-cell>
          <table:table-cell office:value-type="float" office:value="19.06683" calcext:value-type="float">
            <text:p>19.06683</text:p>
          </table:table-cell>
          <table:table-cell office:value-type="float" office:value="18.9281" calcext:value-type="float">
            <text:p>18.9281</text:p>
          </table:table-cell>
          <table:table-cell office:value-type="float" office:value="17.35184" calcext:value-type="float">
            <text:p>17.35184</text:p>
          </table:table-cell>
          <table:table-cell office:value-type="float" office:value="17.20923" calcext:value-type="float">
            <text:p>17.20923</text:p>
          </table:table-cell>
          <table:table-cell office:value-type="float" office:value="15.97549" calcext:value-type="float">
            <text:p>15.97549</text:p>
          </table:table-cell>
          <table:table-cell office:value-type="float" office:value="15.84274" calcext:value-type="float">
            <text:p>15.84274</text:p>
          </table:table-cell>
          <table:table-cell office:value-type="float" office:value="15.16312" calcext:value-type="float">
            <text:p>15.16312</text:p>
          </table:table-cell>
          <table:table-cell office:value-type="float" office:value="15.0412" calcext:value-type="float">
            <text:p>15.0412</text:p>
          </table:table-cell>
          <table:table-cell office:value-type="float" office:value="45.97433" calcext:value-type="float">
            <text:p>45.97433</text:p>
          </table:table-cell>
          <table:table-cell office:value-type="float" office:value="20.24197" calcext:value-type="float">
            <text:p>20.241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2" calcext:value-type="float">
            <text:p>6072002</text:p>
          </table:table-cell>
          <table:table-cell office:value-type="float" office:value="23.0148" calcext:value-type="float">
            <text:p>23.0148</text:p>
          </table:table-cell>
          <table:table-cell office:value-type="float" office:value="35.21" calcext:value-type="float">
            <text:p>35.21</text:p>
          </table:table-cell>
          <table:table-cell office:value-type="float" office:value="20.63" calcext:value-type="float">
            <text:p>20.63</text:p>
          </table:table-cell>
          <table:table-cell office:value-type="float" office:value="2.426189" calcext:value-type="float">
            <text:p>2.426189</text:p>
          </table:table-cell>
          <table:table-cell office:value-type="float" office:value="1.404315" calcext:value-type="float">
            <text:p>1.404315</text:p>
          </table:table-cell>
          <table:table-cell office:value-type="float" office:value="222.228" calcext:value-type="float">
            <text:p>222.228</text:p>
          </table:table-cell>
          <table:table-cell office:value-type="float" office:value="4.2" calcext:value-type="float">
            <text:p>4.2</text:p>
          </table:table-cell>
          <table:table-cell office:value-type="float" office:value="41.71167" calcext:value-type="float">
            <text:p>41.71167</text:p>
          </table:table-cell>
          <table:table-cell office:value-type="float" office:value="22.23694" calcext:value-type="float">
            <text:p>22.23694</text:p>
          </table:table-cell>
          <table:table-cell office:value-type="float" office:value="36.50122" calcext:value-type="float">
            <text:p>36.50122</text:p>
          </table:table-cell>
          <table:table-cell office:value-type="float" office:value="24.51505" calcext:value-type="float">
            <text:p>24.51505</text:p>
          </table:table-cell>
          <table:table-cell office:value-type="float" office:value="33.77014" calcext:value-type="float">
            <text:p>33.77014</text:p>
          </table:table-cell>
          <table:table-cell office:value-type="float" office:value="26.52267" calcext:value-type="float">
            <text:p>26.52267</text:p>
          </table:table-cell>
          <table:table-cell office:value-type="float" office:value="31.4939" calcext:value-type="float">
            <text:p>31.4939</text:p>
          </table:table-cell>
          <table:table-cell office:value-type="float" office:value="27.0777" calcext:value-type="float">
            <text:p>27.0777</text:p>
          </table:table-cell>
          <table:table-cell office:value-type="float" office:value="30.0318" calcext:value-type="float">
            <text:p>30.0318</text:p>
          </table:table-cell>
          <table:table-cell office:value-type="float" office:value="27.17181" calcext:value-type="float">
            <text:p>27.17181</text:p>
          </table:table-cell>
          <table:table-cell office:value-type="float" office:value="28.58301" calcext:value-type="float">
            <text:p>28.58301</text:p>
          </table:table-cell>
          <table:table-cell office:value-type="float" office:value="27.07529" calcext:value-type="float">
            <text:p>27.07529</text:p>
          </table:table-cell>
          <table:table-cell office:value-type="float" office:value="27.4364" calcext:value-type="float">
            <text:p>27.4364</text:p>
          </table:table-cell>
          <table:table-cell office:value-type="float" office:value="26.61118" calcext:value-type="float">
            <text:p>26.61118</text:p>
          </table:table-cell>
          <table:table-cell office:value-type="float" office:value="25.82901" calcext:value-type="float">
            <text:p>25.82901</text:p>
          </table:table-cell>
          <table:table-cell office:value-type="float" office:value="25.68497" calcext:value-type="float">
            <text:p>25.68497</text:p>
          </table:table-cell>
          <table:table-cell office:value-type="float" office:value="23.71152" calcext:value-type="float">
            <text:p>23.71152</text:p>
          </table:table-cell>
          <table:table-cell office:value-type="float" office:value="23.6691" calcext:value-type="float">
            <text:p>23.6691</text:p>
          </table:table-cell>
          <table:table-cell office:value-type="float" office:value="21.22849" calcext:value-type="float">
            <text:p>21.22849</text:p>
          </table:table-cell>
          <table:table-cell office:value-type="float" office:value="21.13773" calcext:value-type="float">
            <text:p>21.13773</text:p>
          </table:table-cell>
          <table:table-cell office:value-type="float" office:value="19.19421" calcext:value-type="float">
            <text:p>19.19421</text:p>
          </table:table-cell>
          <table:table-cell office:value-type="float" office:value="19.06821" calcext:value-type="float">
            <text:p>19.06821</text:p>
          </table:table-cell>
          <table:table-cell office:value-type="float" office:value="17.49094" calcext:value-type="float">
            <text:p>17.49094</text:p>
          </table:table-cell>
          <table:table-cell office:value-type="float" office:value="17.35333" calcext:value-type="float">
            <text:p>17.35333</text:p>
          </table:table-cell>
          <table:table-cell office:value-type="float" office:value="16.10873" calcext:value-type="float">
            <text:p>16.10873</text:p>
          </table:table-cell>
          <table:table-cell office:value-type="float" office:value="15.9769" calcext:value-type="float">
            <text:p>15.9769</text:p>
          </table:table-cell>
          <table:table-cell office:value-type="float" office:value="15.28708" calcext:value-type="float">
            <text:p>15.28708</text:p>
          </table:table-cell>
          <table:table-cell office:value-type="float" office:value="15.1644" calcext:value-type="float">
            <text:p>15.1644</text:p>
          </table:table-cell>
          <table:table-cell office:value-type="float" office:value="48.49918" calcext:value-type="float">
            <text:p>48.49918</text:p>
          </table:table-cell>
          <table:table-cell office:value-type="float" office:value="20.07211" calcext:value-type="float">
            <text:p>20.072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2" calcext:value-type="float">
            <text:p>7072002</text:p>
          </table:table-cell>
          <table:table-cell office:value-type="float" office:value="25.0938" calcext:value-type="float">
            <text:p>25.0938</text:p>
          </table:table-cell>
          <table:table-cell office:value-type="float" office:value="33.86" calcext:value-type="float">
            <text:p>33.86</text:p>
          </table:table-cell>
          <table:table-cell office:value-type="float" office:value="20.67" calcext:value-type="float">
            <text:p>20.67</text:p>
          </table:table-cell>
          <table:table-cell office:value-type="float" office:value="2.676185" calcext:value-type="float">
            <text:p>2.676185</text:p>
          </table:table-cell>
          <table:table-cell office:value-type="float" office:value="1.575883" calcext:value-type="float">
            <text:p>1.575883</text:p>
          </table:table-cell>
          <table:table-cell office:value-type="float" office:value="216.324" calcext:value-type="float">
            <text:p>216.324</text:p>
          </table:table-cell>
          <table:table-cell office:value-type="float" office:value="9.700001" calcext:value-type="float">
            <text:p>9.700001</text:p>
          </table:table-cell>
          <table:table-cell office:value-type="float" office:value="32.43961" calcext:value-type="float">
            <text:p>32.43961</text:p>
          </table:table-cell>
          <table:table-cell office:value-type="float" office:value="21.37228" calcext:value-type="float">
            <text:p>21.37228</text:p>
          </table:table-cell>
          <table:table-cell office:value-type="float" office:value="30.43311" calcext:value-type="float">
            <text:p>30.43311</text:p>
          </table:table-cell>
          <table:table-cell office:value-type="float" office:value="22.59174" calcext:value-type="float">
            <text:p>22.59174</text:p>
          </table:table-cell>
          <table:table-cell office:value-type="float" office:value="29.08859" calcext:value-type="float">
            <text:p>29.08859</text:p>
          </table:table-cell>
          <table:table-cell office:value-type="float" office:value="23.96725" calcext:value-type="float">
            <text:p>23.96725</text:p>
          </table:table-cell>
          <table:table-cell office:value-type="float" office:value="28.03583" calcext:value-type="float">
            <text:p>28.03583</text:p>
          </table:table-cell>
          <table:table-cell office:value-type="float" office:value="25.064" calcext:value-type="float">
            <text:p>25.064</text:p>
          </table:table-cell>
          <table:table-cell office:value-type="float" office:value="28.02554" calcext:value-type="float">
            <text:p>28.02554</text:p>
          </table:table-cell>
          <table:table-cell office:value-type="float" office:value="25.66217" calcext:value-type="float">
            <text:p>25.66217</text:p>
          </table:table-cell>
          <table:table-cell office:value-type="float" office:value="28.1387" calcext:value-type="float">
            <text:p>28.1387</text:p>
          </table:table-cell>
          <table:table-cell office:value-type="float" office:value="26.06268" calcext:value-type="float">
            <text:p>26.06268</text:p>
          </table:table-cell>
          <table:table-cell office:value-type="float" office:value="27.38293" calcext:value-type="float">
            <text:p>27.38293</text:p>
          </table:table-cell>
          <table:table-cell office:value-type="float" office:value="25.98547" calcext:value-type="float">
            <text:p>25.98547</text:p>
          </table:table-cell>
          <table:table-cell office:value-type="float" office:value="25.8645" calcext:value-type="float">
            <text:p>25.8645</text:p>
          </table:table-cell>
          <table:table-cell office:value-type="float" office:value="25.44974" calcext:value-type="float">
            <text:p>25.44974</text:p>
          </table:table-cell>
          <table:table-cell office:value-type="float" office:value="23.74545" calcext:value-type="float">
            <text:p>23.74545</text:p>
          </table:table-cell>
          <table:table-cell office:value-type="float" office:value="23.71237" calcext:value-type="float">
            <text:p>23.71237</text:p>
          </table:table-cell>
          <table:table-cell office:value-type="float" office:value="21.31696" calcext:value-type="float">
            <text:p>21.31696</text:p>
          </table:table-cell>
          <table:table-cell office:value-type="float" office:value="21.22943" calcext:value-type="float">
            <text:p>21.22943</text:p>
          </table:table-cell>
          <table:table-cell office:value-type="float" office:value="19.31351" calcext:value-type="float">
            <text:p>19.31351</text:p>
          </table:table-cell>
          <table:table-cell office:value-type="float" office:value="19.1955" calcext:value-type="float">
            <text:p>19.1955</text:p>
          </table:table-cell>
          <table:table-cell office:value-type="float" office:value="17.6243" calcext:value-type="float">
            <text:p>17.6243</text:p>
          </table:table-cell>
          <table:table-cell office:value-type="float" office:value="17.49234" calcext:value-type="float">
            <text:p>17.49234</text:p>
          </table:table-cell>
          <table:table-cell office:value-type="float" office:value="16.24005" calcext:value-type="float">
            <text:p>16.24005</text:p>
          </table:table-cell>
          <table:table-cell office:value-type="float" office:value="16.11011" calcext:value-type="float">
            <text:p>16.11011</text:p>
          </table:table-cell>
          <table:table-cell office:value-type="float" office:value="15.41034" calcext:value-type="float">
            <text:p>15.41034</text:p>
          </table:table-cell>
          <table:table-cell office:value-type="float" office:value="15.28836" calcext:value-type="float">
            <text:p>15.28836</text:p>
          </table:table-cell>
          <table:table-cell office:value-type="float" office:value="33.09604" calcext:value-type="float">
            <text:p>33.09604</text:p>
          </table:table-cell>
          <table:table-cell office:value-type="float" office:value="20.01672" calcext:value-type="float">
            <text:p>20.016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2" calcext:value-type="float">
            <text:p>8072002</text:p>
          </table:table-cell>
          <table:table-cell office:value-type="float" office:value="27.61992" calcext:value-type="float">
            <text:p>27.61992</text:p>
          </table:table-cell>
          <table:table-cell office:value-type="float" office:value="36.53" calcext:value-type="float">
            <text:p>36.53</text:p>
          </table:table-cell>
          <table:table-cell office:value-type="float" office:value="23.66" calcext:value-type="float">
            <text:p>23.66</text:p>
          </table:table-cell>
          <table:table-cell office:value-type="float" office:value="2.463403" calcext:value-type="float">
            <text:p>2.463403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258.48" calcext:value-type="float">
            <text:p>258.48</text:p>
          </table:table-cell>
          <table:table-cell office:value-type="float" office:value="0" calcext:value-type="float">
            <text:p>0</text:p>
          </table:table-cell>
          <table:table-cell office:value-type="float" office:value="38.73572" calcext:value-type="float">
            <text:p>38.73572</text:p>
          </table:table-cell>
          <table:table-cell office:value-type="float" office:value="22.23819" calcext:value-type="float">
            <text:p>22.23819</text:p>
          </table:table-cell>
          <table:table-cell office:value-type="float" office:value="33.70868" calcext:value-type="float">
            <text:p>33.70868</text:p>
          </table:table-cell>
          <table:table-cell office:value-type="float" office:value="23.4606" calcext:value-type="float">
            <text:p>23.4606</text:p>
          </table:table-cell>
          <table:table-cell office:value-type="float" office:value="31.41574" calcext:value-type="float">
            <text:p>31.41574</text:p>
          </table:table-cell>
          <table:table-cell office:value-type="float" office:value="24.29291" calcext:value-type="float">
            <text:p>24.29291</text:p>
          </table:table-cell>
          <table:table-cell office:value-type="float" office:value="29.56589" calcext:value-type="float">
            <text:p>29.56589</text:p>
          </table:table-cell>
          <table:table-cell office:value-type="float" office:value="24.93423" calcext:value-type="float">
            <text:p>24.93423</text:p>
          </table:table-cell>
          <table:table-cell office:value-type="float" office:value="28.38855" calcext:value-type="float">
            <text:p>28.38855</text:p>
          </table:table-cell>
          <table:table-cell office:value-type="float" office:value="25.27972" calcext:value-type="float">
            <text:p>25.27972</text:p>
          </table:table-cell>
          <table:table-cell office:value-type="float" office:value="27.28284" calcext:value-type="float">
            <text:p>27.28284</text:p>
          </table:table-cell>
          <table:table-cell office:value-type="float" office:value="25.51892" calcext:value-type="float">
            <text:p>25.51892</text:p>
          </table:table-cell>
          <table:table-cell office:value-type="float" office:value="26.37177" calcext:value-type="float">
            <text:p>26.37177</text:p>
          </table:table-cell>
          <table:table-cell office:value-type="float" office:value="25.4563" calcext:value-type="float">
            <text:p>25.4563</text:p>
          </table:table-cell>
          <table:table-cell office:value-type="float" office:value="25.44745" calcext:value-type="float">
            <text:p>25.44745</text:p>
          </table:table-cell>
          <table:table-cell office:value-type="float" office:value="25.08777" calcext:value-type="float">
            <text:p>25.08777</text:p>
          </table:table-cell>
          <table:table-cell office:value-type="float" office:value="23.72021" calcext:value-type="float">
            <text:p>23.72021</text:p>
          </table:table-cell>
          <table:table-cell office:value-type="float" office:value="23.60742" calcext:value-type="float">
            <text:p>23.60742</text:p>
          </table:table-cell>
          <table:table-cell office:value-type="float" office:value="21.37723" calcext:value-type="float">
            <text:p>21.37723</text:p>
          </table:table-cell>
          <table:table-cell office:value-type="float" office:value="21.31778" calcext:value-type="float">
            <text:p>21.31778</text:p>
          </table:table-cell>
          <table:table-cell office:value-type="float" office:value="19.42285" calcext:value-type="float">
            <text:p>19.42285</text:p>
          </table:table-cell>
          <table:table-cell office:value-type="float" office:value="19.31467" calcext:value-type="float">
            <text:p>19.31467</text:p>
          </table:table-cell>
          <table:table-cell office:value-type="float" office:value="17.75214" calcext:value-type="float">
            <text:p>17.75214</text:p>
          </table:table-cell>
          <table:table-cell office:value-type="float" office:value="17.62567" calcext:value-type="float">
            <text:p>17.62567</text:p>
          </table:table-cell>
          <table:table-cell office:value-type="float" office:value="16.36957" calcext:value-type="float">
            <text:p>16.36957</text:p>
          </table:table-cell>
          <table:table-cell office:value-type="float" office:value="16.24139" calcext:value-type="float">
            <text:p>16.24139</text:p>
          </table:table-cell>
          <table:table-cell office:value-type="float" office:value="15.53348" calcext:value-type="float">
            <text:p>15.53348</text:p>
          </table:table-cell>
          <table:table-cell office:value-type="float" office:value="15.41162" calcext:value-type="float">
            <text:p>15.41162</text:p>
          </table:table-cell>
          <table:table-cell office:value-type="float" office:value="47.62302" calcext:value-type="float">
            <text:p>47.62302</text:p>
          </table:table-cell>
          <table:table-cell office:value-type="float" office:value="20.98715" calcext:value-type="float">
            <text:p>20.987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2" calcext:value-type="float">
            <text:p>9072002</text:p>
          </table:table-cell>
          <table:table-cell office:value-type="float" office:value="26.83656" calcext:value-type="float">
            <text:p>26.83656</text:p>
          </table:table-cell>
          <table:table-cell office:value-type="float" office:value="37.75" calcext:value-type="float">
            <text:p>37.75</text:p>
          </table:table-cell>
          <table:table-cell office:value-type="float" office:value="21.98" calcext:value-type="float">
            <text:p>21.98</text:p>
          </table:table-cell>
          <table:table-cell office:value-type="float" office:value="2.676834" calcext:value-type="float">
            <text:p>2.676834</text:p>
          </table:table-cell>
          <table:table-cell office:value-type="float" office:value="1.59987" calcext:value-type="float">
            <text:p>1.59987</text:p>
          </table:table-cell>
          <table:table-cell office:value-type="float" office:value="214.668" calcext:value-type="float">
            <text:p>214.668</text:p>
          </table:table-cell>
          <table:table-cell office:value-type="float" office:value="0" calcext:value-type="float">
            <text:p>0</text:p>
          </table:table-cell>
          <table:table-cell office:value-type="float" office:value="41.73657" calcext:value-type="float">
            <text:p>41.73657</text:p>
          </table:table-cell>
          <table:table-cell office:value-type="float" office:value="24.38477" calcext:value-type="float">
            <text:p>24.38477</text:p>
          </table:table-cell>
          <table:table-cell office:value-type="float" office:value="36.37433" calcext:value-type="float">
            <text:p>36.37433</text:p>
          </table:table-cell>
          <table:table-cell office:value-type="float" office:value="25.99875" calcext:value-type="float">
            <text:p>25.99875</text:p>
          </table:table-cell>
          <table:table-cell office:value-type="float" office:value="33.75531" calcext:value-type="float">
            <text:p>33.75531</text:p>
          </table:table-cell>
          <table:table-cell office:value-type="float" office:value="26.59952" calcext:value-type="float">
            <text:p>26.59952</text:p>
          </table:table-cell>
          <table:table-cell office:value-type="float" office:value="31.50641" calcext:value-type="float">
            <text:p>31.50641</text:p>
          </table:table-cell>
          <table:table-cell office:value-type="float" office:value="26.81558" calcext:value-type="float">
            <text:p>26.81558</text:p>
          </table:table-cell>
          <table:table-cell office:value-type="float" office:value="30.00421" calcext:value-type="float">
            <text:p>30.00421</text:p>
          </table:table-cell>
          <table:table-cell office:value-type="float" office:value="26.79266" calcext:value-type="float">
            <text:p>26.79266</text:p>
          </table:table-cell>
          <table:table-cell office:value-type="float" office:value="28.50909" calcext:value-type="float">
            <text:p>28.50909</text:p>
          </table:table-cell>
          <table:table-cell office:value-type="float" office:value="26.61142" calcext:value-type="float">
            <text:p>26.61142</text:p>
          </table:table-cell>
          <table:table-cell office:value-type="float" office:value="27.27188" calcext:value-type="float">
            <text:p>27.27188</text:p>
          </table:table-cell>
          <table:table-cell office:value-type="float" office:value="26.13589" calcext:value-type="float">
            <text:p>26.13589</text:p>
          </table:table-cell>
          <table:table-cell office:value-type="float" office:value="25.48013" calcext:value-type="float">
            <text:p>25.48013</text:p>
          </table:table-cell>
          <table:table-cell office:value-type="float" office:value="25.14844" calcext:value-type="float">
            <text:p>25.14844</text:p>
          </table:table-cell>
          <table:table-cell office:value-type="float" office:value="23.60651" calcext:value-type="float">
            <text:p>23.60651</text:p>
          </table:table-cell>
          <table:table-cell office:value-type="float" office:value="23.58359" calcext:value-type="float">
            <text:p>23.58359</text:p>
          </table:table-cell>
          <table:table-cell office:value-type="float" office:value="21.41772" calcext:value-type="float">
            <text:p>21.41772</text:p>
          </table:table-cell>
          <table:table-cell office:value-type="float" office:value="21.37769" calcext:value-type="float">
            <text:p>21.37769</text:p>
          </table:table-cell>
          <table:table-cell office:value-type="float" office:value="19.51813" calcext:value-type="float">
            <text:p>19.51813</text:p>
          </table:table-cell>
          <table:table-cell office:value-type="float" office:value="19.42389" calcext:value-type="float">
            <text:p>19.42389</text:p>
          </table:table-cell>
          <table:table-cell office:value-type="float" office:value="17.87366" calcext:value-type="float">
            <text:p>17.87366</text:p>
          </table:table-cell>
          <table:table-cell office:value-type="float" office:value="17.75345" calcext:value-type="float">
            <text:p>17.75345</text:p>
          </table:table-cell>
          <table:table-cell office:value-type="float" office:value="16.49603" calcext:value-type="float">
            <text:p>16.49603</text:p>
          </table:table-cell>
          <table:table-cell office:value-type="float" office:value="16.37085" calcext:value-type="float">
            <text:p>16.37085</text:p>
          </table:table-cell>
          <table:table-cell office:value-type="float" office:value="15.65649" calcext:value-type="float">
            <text:p>15.65649</text:p>
          </table:table-cell>
          <table:table-cell office:value-type="float" office:value="15.53476" calcext:value-type="float">
            <text:p>15.53476</text:p>
          </table:table-cell>
          <table:table-cell office:value-type="float" office:value="46.97888" calcext:value-type="float">
            <text:p>46.97888</text:p>
          </table:table-cell>
          <table:table-cell office:value-type="float" office:value="22.06006" calcext:value-type="float">
            <text:p>22.060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2" calcext:value-type="float">
            <text:p>10072002</text:p>
          </table:table-cell>
          <table:table-cell office:value-type="float" office:value="24.10488" calcext:value-type="float">
            <text:p>24.10488</text:p>
          </table:table-cell>
          <table:table-cell office:value-type="float" office:value="31.91" calcext:value-type="float">
            <text:p>31.91</text:p>
          </table:table-cell>
          <table:table-cell office:value-type="float" office:value="21.26" calcext:value-type="float">
            <text:p>21.26</text:p>
          </table:table-cell>
          <table:table-cell office:value-type="float" office:value="2.658945" calcext:value-type="float">
            <text:p>2.658945</text:p>
          </table:table-cell>
          <table:table-cell office:value-type="float" office:value="1.426709" calcext:value-type="float">
            <text:p>1.426709</text:p>
          </table:table-cell>
          <table:table-cell office:value-type="float" office:value="201.744" calcext:value-type="float">
            <text:p>201.744</text:p>
          </table:table-cell>
          <table:table-cell office:value-type="float" office:value="3.1" calcext:value-type="float">
            <text:p>3.1</text:p>
          </table:table-cell>
          <table:table-cell office:value-type="float" office:value="31.70685" calcext:value-type="float">
            <text:p>31.70685</text:p>
          </table:table-cell>
          <table:table-cell office:value-type="float" office:value="23.33517" calcext:value-type="float">
            <text:p>23.33517</text:p>
          </table:table-cell>
          <table:table-cell office:value-type="float" office:value="29.97214" calcext:value-type="float">
            <text:p>29.97214</text:p>
          </table:table-cell>
          <table:table-cell office:value-type="float" office:value="25.18451" calcext:value-type="float">
            <text:p>25.18451</text:p>
          </table:table-cell>
          <table:table-cell office:value-type="float" office:value="30.31238" calcext:value-type="float">
            <text:p>30.31238</text:p>
          </table:table-cell>
          <table:table-cell office:value-type="float" office:value="26.15451" calcext:value-type="float">
            <text:p>26.15451</text:p>
          </table:table-cell>
          <table:table-cell office:value-type="float" office:value="30.02396" calcext:value-type="float">
            <text:p>30.02396</text:p>
          </table:table-cell>
          <table:table-cell office:value-type="float" office:value="26.7171" calcext:value-type="float">
            <text:p>26.7171</text:p>
          </table:table-cell>
          <table:table-cell office:value-type="float" office:value="29.41019" calcext:value-type="float">
            <text:p>29.41019</text:p>
          </table:table-cell>
          <table:table-cell office:value-type="float" office:value="26.87073" calcext:value-type="float">
            <text:p>26.87073</text:p>
          </table:table-cell>
          <table:table-cell office:value-type="float" office:value="28.48776" calcext:value-type="float">
            <text:p>28.48776</text:p>
          </table:table-cell>
          <table:table-cell office:value-type="float" office:value="26.90085" calcext:value-type="float">
            <text:p>26.90085</text:p>
          </table:table-cell>
          <table:table-cell office:value-type="float" office:value="27.30899" calcext:value-type="float">
            <text:p>27.30899</text:p>
          </table:table-cell>
          <table:table-cell office:value-type="float" office:value="26.51355" calcext:value-type="float">
            <text:p>26.51355</text:p>
          </table:table-cell>
          <table:table-cell office:value-type="float" office:value="25.70386" calcext:value-type="float">
            <text:p>25.70386</text:p>
          </table:table-cell>
          <table:table-cell office:value-type="float" office:value="25.48914" calcext:value-type="float">
            <text:p>25.48914</text:p>
          </table:table-cell>
          <table:table-cell office:value-type="float" office:value="23.71576" calcext:value-type="float">
            <text:p>23.71576</text:p>
          </table:table-cell>
          <table:table-cell office:value-type="float" office:value="23.59534" calcext:value-type="float">
            <text:p>23.59534</text:p>
          </table:table-cell>
          <table:table-cell office:value-type="float" office:value="21.47748" calcext:value-type="float">
            <text:p>21.47748</text:p>
          </table:table-cell>
          <table:table-cell office:value-type="float" office:value="21.41818" calcext:value-type="float">
            <text:p>21.41818</text:p>
          </table:table-cell>
          <table:table-cell office:value-type="float" office:value="19.60638" calcext:value-type="float">
            <text:p>19.60638</text:p>
          </table:table-cell>
          <table:table-cell office:value-type="float" office:value="19.51907" calcext:value-type="float">
            <text:p>19.51907</text:p>
          </table:table-cell>
          <table:table-cell office:value-type="float" office:value="17.9884" calcext:value-type="float">
            <text:p>17.9884</text:p>
          </table:table-cell>
          <table:table-cell office:value-type="float" office:value="17.87488" calcext:value-type="float">
            <text:p>17.87488</text:p>
          </table:table-cell>
          <table:table-cell office:value-type="float" office:value="16.6199" calcext:value-type="float">
            <text:p>16.6199</text:p>
          </table:table-cell>
          <table:table-cell office:value-type="float" office:value="16.49738" calcext:value-type="float">
            <text:p>16.49738</text:p>
          </table:table-cell>
          <table:table-cell office:value-type="float" office:value="15.7774" calcext:value-type="float">
            <text:p>15.7774</text:p>
          </table:table-cell>
          <table:table-cell office:value-type="float" office:value="15.65775" calcext:value-type="float">
            <text:p>15.65775</text:p>
          </table:table-cell>
          <table:table-cell office:value-type="float" office:value="35.92279" calcext:value-type="float">
            <text:p>35.92279</text:p>
          </table:table-cell>
          <table:table-cell office:value-type="float" office:value="21.13019" calcext:value-type="float">
            <text:p>21.130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2" calcext:value-type="float">
            <text:p>11072002</text:p>
          </table:table-cell>
          <table:table-cell office:value-type="float" office:value="12.0078" calcext:value-type="float">
            <text:p>12.0078</text:p>
          </table:table-cell>
          <table:table-cell office:value-type="float" office:value="24.08" calcext:value-type="float">
            <text:p>24.08</text:p>
          </table:table-cell>
          <table:table-cell office:value-type="float" office:value="16.95" calcext:value-type="float">
            <text:p>16.95</text:p>
          </table:table-cell>
          <table:table-cell office:value-type="float" office:value="2.089345" calcext:value-type="float">
            <text:p>2.089345</text:p>
          </table:table-cell>
          <table:table-cell office:value-type="float" office:value="1.676473" calcext:value-type="float">
            <text:p>1.676473</text:p>
          </table:table-cell>
          <table:table-cell office:value-type="float" office:value="267.084" calcext:value-type="float">
            <text:p>267.084</text:p>
          </table:table-cell>
          <table:table-cell office:value-type="float" office:value="1" calcext:value-type="float">
            <text:p>1</text:p>
          </table:table-cell>
          <table:table-cell office:value-type="float" office:value="28.2081" calcext:value-type="float">
            <text:p>28.2081</text:p>
          </table:table-cell>
          <table:table-cell office:value-type="float" office:value="19.7587" calcext:value-type="float">
            <text:p>19.7587</text:p>
          </table:table-cell>
          <table:table-cell office:value-type="float" office:value="26.65622" calcext:value-type="float">
            <text:p>26.65622</text:p>
          </table:table-cell>
          <table:table-cell office:value-type="float" office:value="22.1803" calcext:value-type="float">
            <text:p>22.1803</text:p>
          </table:table-cell>
          <table:table-cell office:value-type="float" office:value="26.0744" calcext:value-type="float">
            <text:p>26.0744</text:p>
          </table:table-cell>
          <table:table-cell office:value-type="float" office:value="23.48358" calcext:value-type="float">
            <text:p>23.48358</text:p>
          </table:table-cell>
          <table:table-cell office:value-type="float" office:value="26.64987" calcext:value-type="float">
            <text:p>26.64987</text:p>
          </table:table-cell>
          <table:table-cell office:value-type="float" office:value="24.37399" calcext:value-type="float">
            <text:p>24.37399</text:p>
          </table:table-cell>
          <table:table-cell office:value-type="float" office:value="26.82269" calcext:value-type="float">
            <text:p>26.82269</text:p>
          </table:table-cell>
          <table:table-cell office:value-type="float" office:value="24.79742" calcext:value-type="float">
            <text:p>24.79742</text:p>
          </table:table-cell>
          <table:table-cell office:value-type="float" office:value="26.87451" calcext:value-type="float">
            <text:p>26.87451</text:p>
          </table:table-cell>
          <table:table-cell office:value-type="float" office:value="25.16739" calcext:value-type="float">
            <text:p>25.16739</text:p>
          </table:table-cell>
          <table:table-cell office:value-type="float" office:value="26.50076" calcext:value-type="float">
            <text:p>26.50076</text:p>
          </table:table-cell>
          <table:table-cell office:value-type="float" office:value="25.19901" calcext:value-type="float">
            <text:p>25.19901</text:p>
          </table:table-cell>
          <table:table-cell office:value-type="float" office:value="25.62842" calcext:value-type="float">
            <text:p>25.62842</text:p>
          </table:table-cell>
          <table:table-cell office:value-type="float" office:value="24.99417" calcext:value-type="float">
            <text:p>24.99417</text:p>
          </table:table-cell>
          <table:table-cell office:value-type="float" office:value="23.73138" calcext:value-type="float">
            <text:p>23.73138</text:p>
          </table:table-cell>
          <table:table-cell office:value-type="float" office:value="23.6713" calcext:value-type="float">
            <text:p>23.6713</text:p>
          </table:table-cell>
          <table:table-cell office:value-type="float" office:value="21.54111" calcext:value-type="float">
            <text:p>21.54111</text:p>
          </table:table-cell>
          <table:table-cell office:value-type="float" office:value="21.47821" calcext:value-type="float">
            <text:p>21.47821</text:p>
          </table:table-cell>
          <table:table-cell office:value-type="float" office:value="19.69562" calcext:value-type="float">
            <text:p>19.69562</text:p>
          </table:table-cell>
          <table:table-cell office:value-type="float" office:value="19.60733" calcext:value-type="float">
            <text:p>19.60733</text:p>
          </table:table-cell>
          <table:table-cell office:value-type="float" office:value="18.09879" calcext:value-type="float">
            <text:p>18.09879</text:p>
          </table:table-cell>
          <table:table-cell office:value-type="float" office:value="17.98953" calcext:value-type="float">
            <text:p>17.98953</text:p>
          </table:table-cell>
          <table:table-cell office:value-type="float" office:value="16.74014" calcext:value-type="float">
            <text:p>16.74014</text:p>
          </table:table-cell>
          <table:table-cell office:value-type="float" office:value="16.62122" calcext:value-type="float">
            <text:p>16.62122</text:p>
          </table:table-cell>
          <table:table-cell office:value-type="float" office:value="15.89648" calcext:value-type="float">
            <text:p>15.89648</text:p>
          </table:table-cell>
          <table:table-cell office:value-type="float" office:value="15.77869" calcext:value-type="float">
            <text:p>15.77869</text:p>
          </table:table-cell>
          <table:table-cell office:value-type="float" office:value="30.57898" calcext:value-type="float">
            <text:p>30.57898</text:p>
          </table:table-cell>
          <table:table-cell office:value-type="float" office:value="16.88977" calcext:value-type="float">
            <text:p>16.889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2" calcext:value-type="float">
            <text:p>12072002</text:p>
          </table:table-cell>
          <table:table-cell office:value-type="float" office:value="19.57896" calcext:value-type="float">
            <text:p>19.57896</text:p>
          </table:table-cell>
          <table:table-cell office:value-type="float" office:value="26.25" calcext:value-type="float">
            <text:p>26.25</text:p>
          </table:table-cell>
          <table:table-cell office:value-type="float" office:value="16.91" calcext:value-type="float">
            <text:p>16.91</text:p>
          </table:table-cell>
          <table:table-cell office:value-type="float" office:value="1.834291" calcext:value-type="float">
            <text:p>1.834291</text:p>
          </table:table-cell>
          <table:table-cell office:value-type="float" office:value="1.597664" calcext:value-type="float">
            <text:p>1.597664</text:p>
          </table:table-cell>
          <table:table-cell office:value-type="float" office:value="269.82" calcext:value-type="float">
            <text:p>269.82</text:p>
          </table:table-cell>
          <table:table-cell office:value-type="float" office:value="0.2" calcext:value-type="float">
            <text:p>0.2</text:p>
          </table:table-cell>
          <table:table-cell office:value-type="float" office:value="30.91592" calcext:value-type="float">
            <text:p>30.91592</text:p>
          </table:table-cell>
          <table:table-cell office:value-type="float" office:value="18.27505" calcext:value-type="float">
            <text:p>18.27505</text:p>
          </table:table-cell>
          <table:table-cell office:value-type="float" office:value="27.89194" calcext:value-type="float">
            <text:p>27.89194</text:p>
          </table:table-cell>
          <table:table-cell office:value-type="float" office:value="20.28766" calcext:value-type="float">
            <text:p>20.28766</text:p>
          </table:table-cell>
          <table:table-cell office:value-type="float" office:value="26.54822" calcext:value-type="float">
            <text:p>26.54822</text:p>
          </table:table-cell>
          <table:table-cell office:value-type="float" office:value="21.59396" calcext:value-type="float">
            <text:p>21.59396</text:p>
          </table:table-cell>
          <table:table-cell office:value-type="float" office:value="25.63928" calcext:value-type="float">
            <text:p>25.63928</text:p>
          </table:table-cell>
          <table:table-cell office:value-type="float" office:value="22.61606" calcext:value-type="float">
            <text:p>22.61606</text:p>
          </table:table-cell>
          <table:table-cell office:value-type="float" office:value="25.1366" calcext:value-type="float">
            <text:p>25.1366</text:p>
          </table:table-cell>
          <table:table-cell office:value-type="float" office:value="23.26099" calcext:value-type="float">
            <text:p>23.26099</text:p>
          </table:table-cell>
          <table:table-cell office:value-type="float" office:value="25.14288" calcext:value-type="float">
            <text:p>25.14288</text:p>
          </table:table-cell>
          <table:table-cell office:value-type="float" office:value="23.82843" calcext:value-type="float">
            <text:p>23.82843</text:p>
          </table:table-cell>
          <table:table-cell office:value-type="float" office:value="25.18604" calcext:value-type="float">
            <text:p>25.18604</text:p>
          </table:table-cell>
          <table:table-cell office:value-type="float" office:value="24.13483" calcext:value-type="float">
            <text:p>24.13483</text:p>
          </table:table-cell>
          <table:table-cell office:value-type="float" office:value="24.98782" calcext:value-type="float">
            <text:p>24.98782</text:p>
          </table:table-cell>
          <table:table-cell office:value-type="float" office:value="24.24655" calcext:value-type="float">
            <text:p>24.24655</text:p>
          </table:table-cell>
          <table:table-cell office:value-type="float" office:value="23.66962" calcext:value-type="float">
            <text:p>23.66962</text:p>
          </table:table-cell>
          <table:table-cell office:value-type="float" office:value="23.42026" calcext:value-type="float">
            <text:p>23.42026</text:p>
          </table:table-cell>
          <table:table-cell office:value-type="float" office:value="21.5614" calcext:value-type="float">
            <text:p>21.5614</text:p>
          </table:table-cell>
          <table:table-cell office:value-type="float" office:value="21.54156" calcext:value-type="float">
            <text:p>21.54156</text:p>
          </table:table-cell>
          <table:table-cell office:value-type="float" office:value="19.77609" calcext:value-type="float">
            <text:p>19.77609</text:p>
          </table:table-cell>
          <table:table-cell office:value-type="float" office:value="19.69653" calcext:value-type="float">
            <text:p>19.69653</text:p>
          </table:table-cell>
          <table:table-cell office:value-type="float" office:value="18.20471" calcext:value-type="float">
            <text:p>18.20471</text:p>
          </table:table-cell>
          <table:table-cell office:value-type="float" office:value="18.09988" calcext:value-type="float">
            <text:p>18.09988</text:p>
          </table:table-cell>
          <table:table-cell office:value-type="float" office:value="16.85706" calcext:value-type="float">
            <text:p>16.85706</text:p>
          </table:table-cell>
          <table:table-cell office:value-type="float" office:value="16.74136" calcext:value-type="float">
            <text:p>16.74136</text:p>
          </table:table-cell>
          <table:table-cell office:value-type="float" office:value="16.0123" calcext:value-type="float">
            <text:p>16.0123</text:p>
          </table:table-cell>
          <table:table-cell office:value-type="float" office:value="15.89774" calcext:value-type="float">
            <text:p>15.89774</text:p>
          </table:table-cell>
          <table:table-cell office:value-type="float" office:value="36.48254" calcext:value-type="float">
            <text:p>36.48254</text:p>
          </table:table-cell>
          <table:table-cell office:value-type="float" office:value="15.91696" calcext:value-type="float">
            <text:p>15.916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2" calcext:value-type="float">
            <text:p>13072002</text:p>
          </table:table-cell>
          <table:table-cell office:value-type="float" office:value="21.09061" calcext:value-type="float">
            <text:p>21.09061</text:p>
          </table:table-cell>
          <table:table-cell office:value-type="float" office:value="27.97" calcext:value-type="float">
            <text:p>27.97</text:p>
          </table:table-cell>
          <table:table-cell office:value-type="float" office:value="15.67" calcext:value-type="float">
            <text:p>15.67</text:p>
          </table:table-cell>
          <table:table-cell office:value-type="float" office:value="2.049057" calcext:value-type="float">
            <text:p>2.049057</text:p>
          </table:table-cell>
          <table:table-cell office:value-type="float" office:value="1.473372" calcext:value-type="float">
            <text:p>1.473372</text:p>
          </table:table-cell>
          <table:table-cell office:value-type="float" office:value="138.132" calcext:value-type="float">
            <text:p>138.132</text:p>
          </table:table-cell>
          <table:table-cell office:value-type="float" office:value="0" calcext:value-type="float">
            <text:p>0</text:p>
          </table:table-cell>
          <table:table-cell office:value-type="float" office:value="31.71848" calcext:value-type="float">
            <text:p>31.71848</text:p>
          </table:table-cell>
          <table:table-cell office:value-type="float" office:value="18.47202" calcext:value-type="float">
            <text:p>18.47202</text:p>
          </table:table-cell>
          <table:table-cell office:value-type="float" office:value="29.07669" calcext:value-type="float">
            <text:p>29.07669</text:p>
          </table:table-cell>
          <table:table-cell office:value-type="float" office:value="20.66162" calcext:value-type="float">
            <text:p>20.66162</text:p>
          </table:table-cell>
          <table:table-cell office:value-type="float" office:value="27.63165" calcext:value-type="float">
            <text:p>27.63165</text:p>
          </table:table-cell>
          <table:table-cell office:value-type="float" office:value="21.91864" calcext:value-type="float">
            <text:p>21.91864</text:p>
          </table:table-cell>
          <table:table-cell office:value-type="float" office:value="26.48727" calcext:value-type="float">
            <text:p>26.48727</text:p>
          </table:table-cell>
          <table:table-cell office:value-type="float" office:value="22.8475" calcext:value-type="float">
            <text:p>22.8475</text:p>
          </table:table-cell>
          <table:table-cell office:value-type="float" office:value="25.76718" calcext:value-type="float">
            <text:p>25.76718</text:p>
          </table:table-cell>
          <table:table-cell office:value-type="float" office:value="23.3627" calcext:value-type="float">
            <text:p>23.3627</text:p>
          </table:table-cell>
          <table:table-cell office:value-type="float" office:value="25.08746" calcext:value-type="float">
            <text:p>25.08746</text:p>
          </table:table-cell>
          <table:table-cell office:value-type="float" office:value="23.79892" calcext:value-type="float">
            <text:p>23.79892</text:p>
          </table:table-cell>
          <table:table-cell office:value-type="float" office:value="24.62274" calcext:value-type="float">
            <text:p>24.62274</text:p>
          </table:table-cell>
          <table:table-cell office:value-type="float" office:value="23.95154" calcext:value-type="float">
            <text:p>23.95154</text:p>
          </table:table-cell>
          <table:table-cell office:value-type="float" office:value="24.24426" calcext:value-type="float">
            <text:p>24.24426</text:p>
          </table:table-cell>
          <table:table-cell office:value-type="float" office:value="23.94611" calcext:value-type="float">
            <text:p>23.94611</text:p>
          </table:table-cell>
          <table:table-cell office:value-type="float" office:value="23.41721" calcext:value-type="float">
            <text:p>23.41721</text:p>
          </table:table-cell>
          <table:table-cell office:value-type="float" office:value="23.15372" calcext:value-type="float">
            <text:p>23.15372</text:p>
          </table:table-cell>
          <table:table-cell office:value-type="float" office:value="21.55994" calcext:value-type="float">
            <text:p>21.55994</text:p>
          </table:table-cell>
          <table:table-cell office:value-type="float" office:value="21.52603" calcext:value-type="float">
            <text:p>21.52603</text:p>
          </table:table-cell>
          <table:table-cell office:value-type="float" office:value="19.83618" calcext:value-type="float">
            <text:p>19.83618</text:p>
          </table:table-cell>
          <table:table-cell office:value-type="float" office:value="19.77686" calcext:value-type="float">
            <text:p>19.77686</text:p>
          </table:table-cell>
          <table:table-cell office:value-type="float" office:value="18.30405" calcext:value-type="float">
            <text:p>18.30405</text:p>
          </table:table-cell>
          <table:table-cell office:value-type="float" office:value="18.20581" calcext:value-type="float">
            <text:p>18.20581</text:p>
          </table:table-cell>
          <table:table-cell office:value-type="float" office:value="16.97043" calcext:value-type="float">
            <text:p>16.97043</text:p>
          </table:table-cell>
          <table:table-cell office:value-type="float" office:value="16.85825" calcext:value-type="float">
            <text:p>16.85825</text:p>
          </table:table-cell>
          <table:table-cell office:value-type="float" office:value="16.12692" calcext:value-type="float">
            <text:p>16.12692</text:p>
          </table:table-cell>
          <table:table-cell office:value-type="float" office:value="16.01349" calcext:value-type="float">
            <text:p>16.01349</text:p>
          </table:table-cell>
          <table:table-cell office:value-type="float" office:value="35.53793" calcext:value-type="float">
            <text:p>35.53793</text:p>
          </table:table-cell>
          <table:table-cell office:value-type="float" office:value="15.71927" calcext:value-type="float">
            <text:p>15.719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2" calcext:value-type="float">
            <text:p>14072002</text:p>
          </table:table-cell>
          <table:table-cell office:value-type="float" office:value="26.39592" calcext:value-type="float">
            <text:p>26.39592</text:p>
          </table:table-cell>
          <table:table-cell office:value-type="float" office:value="33.46" calcext:value-type="float">
            <text:p>33.46</text:p>
          </table:table-cell>
          <table:table-cell office:value-type="float" office:value="14.3" calcext:value-type="float">
            <text:p>14.3</text:p>
          </table:table-cell>
          <table:table-cell office:value-type="float" office:value="1.945187" calcext:value-type="float">
            <text:p>1.945187</text:p>
          </table:table-cell>
          <table:table-cell office:value-type="float" office:value="1.135613" calcext:value-type="float">
            <text:p>1.135613</text:p>
          </table:table-cell>
          <table:table-cell office:value-type="float" office:value="129.924" calcext:value-type="float">
            <text:p>129.924</text:p>
          </table:table-cell>
          <table:table-cell office:value-type="float" office:value="0" calcext:value-type="float">
            <text:p>0</text:p>
          </table:table-cell>
          <table:table-cell office:value-type="float" office:value="37.21466" calcext:value-type="float">
            <text:p>37.21466</text:p>
          </table:table-cell>
          <table:table-cell office:value-type="float" office:value="17.65631" calcext:value-type="float">
            <text:p>17.65631</text:p>
          </table:table-cell>
          <table:table-cell office:value-type="float" office:value="32.11551" calcext:value-type="float">
            <text:p>32.11551</text:p>
          </table:table-cell>
          <table:table-cell office:value-type="float" office:value="20.25394" calcext:value-type="float">
            <text:p>20.25394</text:p>
          </table:table-cell>
          <table:table-cell office:value-type="float" office:value="29.82678" calcext:value-type="float">
            <text:p>29.82678</text:p>
          </table:table-cell>
          <table:table-cell office:value-type="float" office:value="21.72809" calcext:value-type="float">
            <text:p>21.72809</text:p>
          </table:table-cell>
          <table:table-cell office:value-type="float" office:value="27.98633" calcext:value-type="float">
            <text:p>27.98633</text:p>
          </table:table-cell>
          <table:table-cell office:value-type="float" office:value="22.79199" calcext:value-type="float">
            <text:p>22.79199</text:p>
          </table:table-cell>
          <table:table-cell office:value-type="float" office:value="26.82382" calcext:value-type="float">
            <text:p>26.82382</text:p>
          </table:table-cell>
          <table:table-cell office:value-type="float" office:value="23.36194" calcext:value-type="float">
            <text:p>23.36194</text:p>
          </table:table-cell>
          <table:table-cell office:value-type="float" office:value="25.74683" calcext:value-type="float">
            <text:p>25.74683</text:p>
          </table:table-cell>
          <table:table-cell office:value-type="float" office:value="23.80469" calcext:value-type="float">
            <text:p>23.80469</text:p>
          </table:table-cell>
          <table:table-cell office:value-type="float" office:value="24.98053" calcext:value-type="float">
            <text:p>24.98053</text:p>
          </table:table-cell>
          <table:table-cell office:value-type="float" office:value="23.90097" calcext:value-type="float">
            <text:p>23.90097</text:p>
          </table:table-cell>
          <table:table-cell office:value-type="float" office:value="24.00073" calcext:value-type="float">
            <text:p>24.00073</text:p>
          </table:table-cell>
          <table:table-cell office:value-type="float" office:value="23.82175" calcext:value-type="float">
            <text:p>23.82175</text:p>
          </table:table-cell>
          <table:table-cell office:value-type="float" office:value="23.15155" calcext:value-type="float">
            <text:p>23.15155</text:p>
          </table:table-cell>
          <table:table-cell office:value-type="float" office:value="22.98013" calcext:value-type="float">
            <text:p>22.98013</text:p>
          </table:table-cell>
          <table:table-cell office:value-type="float" office:value="21.52551" calcext:value-type="float">
            <text:p>21.52551</text:p>
          </table:table-cell>
          <table:table-cell office:value-type="float" office:value="21.47128" calcext:value-type="float">
            <text:p>21.47128</text:p>
          </table:table-cell>
          <table:table-cell office:value-type="float" office:value="19.87476" calcext:value-type="float">
            <text:p>19.87476</text:p>
          </table:table-cell>
          <table:table-cell office:value-type="float" office:value="19.8367" calcext:value-type="float">
            <text:p>19.8367</text:p>
          </table:table-cell>
          <table:table-cell office:value-type="float" office:value="18.39404" calcext:value-type="float">
            <text:p>18.39404</text:p>
          </table:table-cell>
          <table:table-cell office:value-type="float" office:value="18.30505" calcext:value-type="float">
            <text:p>18.30505</text:p>
          </table:table-cell>
          <table:table-cell office:value-type="float" office:value="17.07977" calcext:value-type="float">
            <text:p>17.07977</text:p>
          </table:table-cell>
          <table:table-cell office:value-type="float" office:value="16.97156" calcext:value-type="float">
            <text:p>16.97156</text:p>
          </table:table-cell>
          <table:table-cell office:value-type="float" office:value="16.23935" calcext:value-type="float">
            <text:p>16.23935</text:p>
          </table:table-cell>
          <table:table-cell office:value-type="float" office:value="16.12811" calcext:value-type="float">
            <text:p>16.12811</text:p>
          </table:table-cell>
          <table:table-cell office:value-type="float" office:value="42.0087" calcext:value-type="float">
            <text:p>42.0087</text:p>
          </table:table-cell>
          <table:table-cell office:value-type="float" office:value="14.5639" calcext:value-type="float">
            <text:p>14.56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2" calcext:value-type="float">
            <text:p>15072002</text:p>
          </table:table-cell>
          <table:table-cell office:value-type="float" office:value="28.31976" calcext:value-type="float">
            <text:p>28.31976</text:p>
          </table:table-cell>
          <table:table-cell office:value-type="float" office:value="33.08" calcext:value-type="float">
            <text:p>33.08</text:p>
          </table:table-cell>
          <table:table-cell office:value-type="float" office:value="16.75" calcext:value-type="float">
            <text:p>16.75</text:p>
          </table:table-cell>
          <table:table-cell office:value-type="float" office:value="1.90129" calcext:value-type="float">
            <text:p>1.90129</text:p>
          </table:table-cell>
          <table:table-cell office:value-type="float" office:value="1.312185" calcext:value-type="float">
            <text:p>1.312185</text:p>
          </table:table-cell>
          <table:table-cell office:value-type="float" office:value="204.732" calcext:value-type="float">
            <text:p>204.732</text:p>
          </table:table-cell>
          <table:table-cell office:value-type="float" office:value="0" calcext:value-type="float">
            <text:p>0</text:p>
          </table:table-cell>
          <table:table-cell office:value-type="float" office:value="38.80997" calcext:value-type="float">
            <text:p>38.80997</text:p>
          </table:table-cell>
          <table:table-cell office:value-type="float" office:value="19.76776" calcext:value-type="float">
            <text:p>19.76776</text:p>
          </table:table-cell>
          <table:table-cell office:value-type="float" office:value="33.44339" calcext:value-type="float">
            <text:p>33.44339</text:p>
          </table:table-cell>
          <table:table-cell office:value-type="float" office:value="22.01288" calcext:value-type="float">
            <text:p>22.01288</text:p>
          </table:table-cell>
          <table:table-cell office:value-type="float" office:value="30.89011" calcext:value-type="float">
            <text:p>30.89011</text:p>
          </table:table-cell>
          <table:table-cell office:value-type="float" office:value="23.2135" calcext:value-type="float">
            <text:p>23.2135</text:p>
          </table:table-cell>
          <table:table-cell office:value-type="float" office:value="28.8645" calcext:value-type="float">
            <text:p>28.8645</text:p>
          </table:table-cell>
          <table:table-cell office:value-type="float" office:value="23.98138" calcext:value-type="float">
            <text:p>23.98138</text:p>
          </table:table-cell>
          <table:table-cell office:value-type="float" office:value="27.59045" calcext:value-type="float">
            <text:p>27.59045</text:p>
          </table:table-cell>
          <table:table-cell office:value-type="float" office:value="24.33426" calcext:value-type="float">
            <text:p>24.33426</text:p>
          </table:table-cell>
          <table:table-cell office:value-type="float" office:value="26.37494" calcext:value-type="float">
            <text:p>26.37494</text:p>
          </table:table-cell>
          <table:table-cell office:value-type="float" office:value="24.53436" calcext:value-type="float">
            <text:p>24.53436</text:p>
          </table:table-cell>
          <table:table-cell office:value-type="float" office:value="25.46732" calcext:value-type="float">
            <text:p>25.46732</text:p>
          </table:table-cell>
          <table:table-cell office:value-type="float" office:value="24.39371" calcext:value-type="float">
            <text:p>24.39371</text:p>
          </table:table-cell>
          <table:table-cell office:value-type="float" office:value="24.16949" calcext:value-type="float">
            <text:p>24.16949</text:p>
          </table:table-cell>
          <table:table-cell office:value-type="float" office:value="23.93893" calcext:value-type="float">
            <text:p>23.93893</text:p>
          </table:table-cell>
          <table:table-cell office:value-type="float" office:value="22.97906" calcext:value-type="float">
            <text:p>22.97906</text:p>
          </table:table-cell>
          <table:table-cell office:value-type="float" office:value="22.93298" calcext:value-type="float">
            <text:p>22.93298</text:p>
          </table:table-cell>
          <table:table-cell office:value-type="float" office:value="21.4707" calcext:value-type="float">
            <text:p>21.4707</text:p>
          </table:table-cell>
          <table:table-cell office:value-type="float" office:value="21.42502" calcext:value-type="float">
            <text:p>21.42502</text:p>
          </table:table-cell>
          <table:table-cell office:value-type="float" office:value="19.90082" calcext:value-type="float">
            <text:p>19.90082</text:p>
          </table:table-cell>
          <table:table-cell office:value-type="float" office:value="19.87506" calcext:value-type="float">
            <text:p>19.87506</text:p>
          </table:table-cell>
          <table:table-cell office:value-type="float" office:value="18.47357" calcext:value-type="float">
            <text:p>18.47357</text:p>
          </table:table-cell>
          <table:table-cell office:value-type="float" office:value="18.39487" calcext:value-type="float">
            <text:p>18.39487</text:p>
          </table:table-cell>
          <table:table-cell office:value-type="float" office:value="17.18384" calcext:value-type="float">
            <text:p>17.18384</text:p>
          </table:table-cell>
          <table:table-cell office:value-type="float" office:value="17.08087" calcext:value-type="float">
            <text:p>17.08087</text:p>
          </table:table-cell>
          <table:table-cell office:value-type="float" office:value="16.34784" calcext:value-type="float">
            <text:p>16.34784</text:p>
          </table:table-cell>
          <table:table-cell office:value-type="float" office:value="16.24051" calcext:value-type="float">
            <text:p>16.24051</text:p>
          </table:table-cell>
          <table:table-cell office:value-type="float" office:value="44.43448" calcext:value-type="float">
            <text:p>44.43448</text:p>
          </table:table-cell>
          <table:table-cell office:value-type="float" office:value="17.0032" calcext:value-type="float">
            <text:p>17.00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2" calcext:value-type="float">
            <text:p>16072002</text:p>
          </table:table-cell>
          <table:table-cell office:value-type="float" office:value="28.03644" calcext:value-type="float">
            <text:p>28.03644</text:p>
          </table:table-cell>
          <table:table-cell office:value-type="float" office:value="32.84" calcext:value-type="float">
            <text:p>32.84</text:p>
          </table:table-cell>
          <table:table-cell office:value-type="float" office:value="17.12" calcext:value-type="float">
            <text:p>17.12</text:p>
          </table:table-cell>
          <table:table-cell office:value-type="float" office:value="1.892898" calcext:value-type="float">
            <text:p>1.892898</text:p>
          </table:table-cell>
          <table:table-cell office:value-type="float" office:value="1.112441" calcext:value-type="float">
            <text:p>1.112441</text:p>
          </table:table-cell>
          <table:table-cell office:value-type="float" office:value="231.552" calcext:value-type="float">
            <text:p>231.552</text:p>
          </table:table-cell>
          <table:table-cell office:value-type="float" office:value="0" calcext:value-type="float">
            <text:p>0</text:p>
          </table:table-cell>
          <table:table-cell office:value-type="float" office:value="38.55072" calcext:value-type="float">
            <text:p>38.55072</text:p>
          </table:table-cell>
          <table:table-cell office:value-type="float" office:value="20.50577" calcext:value-type="float">
            <text:p>20.50577</text:p>
          </table:table-cell>
          <table:table-cell office:value-type="float" office:value="33.50171" calcext:value-type="float">
            <text:p>33.50171</text:p>
          </table:table-cell>
          <table:table-cell office:value-type="float" office:value="22.82297" calcext:value-type="float">
            <text:p>22.82297</text:p>
          </table:table-cell>
          <table:table-cell office:value-type="float" office:value="31.1012" calcext:value-type="float">
            <text:p>31.1012</text:p>
          </table:table-cell>
          <table:table-cell office:value-type="float" office:value="23.89435" calcext:value-type="float">
            <text:p>23.89435</text:p>
          </table:table-cell>
          <table:table-cell office:value-type="float" office:value="29.16367" calcext:value-type="float">
            <text:p>29.16367</text:p>
          </table:table-cell>
          <table:table-cell office:value-type="float" office:value="24.57214" calcext:value-type="float">
            <text:p>24.57214</text:p>
          </table:table-cell>
          <table:table-cell office:value-type="float" office:value="27.92026" calcext:value-type="float">
            <text:p>27.92026</text:p>
          </table:table-cell>
          <table:table-cell office:value-type="float" office:value="24.86972" calcext:value-type="float">
            <text:p>24.86972</text:p>
          </table:table-cell>
          <table:table-cell office:value-type="float" office:value="26.70834" calcext:value-type="float">
            <text:p>26.70834</text:p>
          </table:table-cell>
          <table:table-cell office:value-type="float" office:value="25.00491" calcext:value-type="float">
            <text:p>25.00491</text:p>
          </table:table-cell>
          <table:table-cell office:value-type="float" office:value="25.76944" calcext:value-type="float">
            <text:p>25.76944</text:p>
          </table:table-cell>
          <table:table-cell office:value-type="float" office:value="24.78146" calcext:value-type="float">
            <text:p>24.78146</text:p>
          </table:table-cell>
          <table:table-cell office:value-type="float" office:value="24.4054" calcext:value-type="float">
            <text:p>24.4054</text:p>
          </table:table-cell>
          <table:table-cell office:value-type="float" office:value="24.17685" calcext:value-type="float">
            <text:p>24.17685</text:p>
          </table:table-cell>
          <table:table-cell office:value-type="float" office:value="22.98441" calcext:value-type="float">
            <text:p>22.98441</text:p>
          </table:table-cell>
          <table:table-cell office:value-type="float" office:value="22.93423" calcext:value-type="float">
            <text:p>22.93423</text:p>
          </table:table-cell>
          <table:table-cell office:value-type="float" office:value="21.42465" calcext:value-type="float">
            <text:p>21.42465</text:p>
          </table:table-cell>
          <table:table-cell office:value-type="float" office:value="21.40814" calcext:value-type="float">
            <text:p>21.40814</text:p>
          </table:table-cell>
          <table:table-cell office:value-type="float" office:value="19.9252" calcext:value-type="float">
            <text:p>19.9252</text:p>
          </table:table-cell>
          <table:table-cell office:value-type="float" office:value="19.90106" calcext:value-type="float">
            <text:p>19.90106</text:p>
          </table:table-cell>
          <table:table-cell office:value-type="float" office:value="18.54517" calcext:value-type="float">
            <text:p>18.54517</text:p>
          </table:table-cell>
          <table:table-cell office:value-type="float" office:value="18.4744" calcext:value-type="float">
            <text:p>18.4744</text:p>
          </table:table-cell>
          <table:table-cell office:value-type="float" office:value="17.2822" calcext:value-type="float">
            <text:p>17.2822</text:p>
          </table:table-cell>
          <table:table-cell office:value-type="float" office:value="17.18491" calcext:value-type="float">
            <text:p>17.18491</text:p>
          </table:table-cell>
          <table:table-cell office:value-type="float" office:value="16.45218" calcext:value-type="float">
            <text:p>16.45218</text:p>
          </table:table-cell>
          <table:table-cell office:value-type="float" office:value="16.34897" calcext:value-type="float">
            <text:p>16.34897</text:p>
          </table:table-cell>
          <table:table-cell office:value-type="float" office:value="44.02228" calcext:value-type="float">
            <text:p>44.02228</text:p>
          </table:table-cell>
          <table:table-cell office:value-type="float" office:value="17.48639" calcext:value-type="float">
            <text:p>17.486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2" calcext:value-type="float">
            <text:p>17072002</text:p>
          </table:table-cell>
          <table:table-cell office:value-type="float" office:value="27.12204" calcext:value-type="float">
            <text:p>27.12204</text:p>
          </table:table-cell>
          <table:table-cell office:value-type="float" office:value="34.74" calcext:value-type="float">
            <text:p>34.74</text:p>
          </table:table-cell>
          <table:table-cell office:value-type="float" office:value="19.59" calcext:value-type="float">
            <text:p>19.59</text:p>
          </table:table-cell>
          <table:table-cell office:value-type="float" office:value="2.137698" calcext:value-type="float">
            <text:p>2.137698</text:p>
          </table:table-cell>
          <table:table-cell office:value-type="float" office:value="1.318565" calcext:value-type="float">
            <text:p>1.318565</text:p>
          </table:table-cell>
          <table:table-cell office:value-type="float" office:value="217.584" calcext:value-type="float">
            <text:p>217.584</text:p>
          </table:table-cell>
          <table:table-cell office:value-type="float" office:value="0" calcext:value-type="float">
            <text:p>0</text:p>
          </table:table-cell>
          <table:table-cell office:value-type="float" office:value="39.68973" calcext:value-type="float">
            <text:p>39.68973</text:p>
          </table:table-cell>
          <table:table-cell office:value-type="float" office:value="22.46179" calcext:value-type="float">
            <text:p>22.46179</text:p>
          </table:table-cell>
          <table:table-cell office:value-type="float" office:value="34.53461" calcext:value-type="float">
            <text:p>34.53461</text:p>
          </table:table-cell>
          <table:table-cell office:value-type="float" office:value="24.24127" calcext:value-type="float">
            <text:p>24.24127</text:p>
          </table:table-cell>
          <table:table-cell office:value-type="float" office:value="32.00961" calcext:value-type="float">
            <text:p>32.00961</text:p>
          </table:table-cell>
          <table:table-cell office:value-type="float" office:value="25.03592" calcext:value-type="float">
            <text:p>25.03592</text:p>
          </table:table-cell>
          <table:table-cell office:value-type="float" office:value="29.97485" calcext:value-type="float">
            <text:p>29.97485</text:p>
          </table:table-cell>
          <table:table-cell office:value-type="float" office:value="25.46735" calcext:value-type="float">
            <text:p>25.46735</text:p>
          </table:table-cell>
          <table:table-cell office:value-type="float" office:value="28.65158" calcext:value-type="float">
            <text:p>28.65158</text:p>
          </table:table-cell>
          <table:table-cell office:value-type="float" office:value="25.60342" calcext:value-type="float">
            <text:p>25.60342</text:p>
          </table:table-cell>
          <table:table-cell office:value-type="float" office:value="27.34003" calcext:value-type="float">
            <text:p>27.34003</text:p>
          </table:table-cell>
          <table:table-cell office:value-type="float" office:value="25.57077" calcext:value-type="float">
            <text:p>25.57077</text:p>
          </table:table-cell>
          <table:table-cell office:value-type="float" office:value="26.27246" calcext:value-type="float">
            <text:p>26.27246</text:p>
          </table:table-cell>
          <table:table-cell office:value-type="float" office:value="25.21857" calcext:value-type="float">
            <text:p>25.21857</text:p>
          </table:table-cell>
          <table:table-cell office:value-type="float" office:value="24.70798" calcext:value-type="float">
            <text:p>24.70798</text:p>
          </table:table-cell>
          <table:table-cell office:value-type="float" office:value="24.41238" calcext:value-type="float">
            <text:p>24.41238</text:p>
          </table:table-cell>
          <table:table-cell office:value-type="float" office:value="23.08908" calcext:value-type="float">
            <text:p>23.08908</text:p>
          </table:table-cell>
          <table:table-cell office:value-type="float" office:value="22.98529" calcext:value-type="float">
            <text:p>22.98529</text:p>
          </table:table-cell>
          <table:table-cell office:value-type="float" office:value="21.42239" calcext:value-type="float">
            <text:p>21.42239</text:p>
          </table:table-cell>
          <table:table-cell office:value-type="float" office:value="21.40802" calcext:value-type="float">
            <text:p>21.40802</text:p>
          </table:table-cell>
          <table:table-cell office:value-type="float" office:value="19.95621" calcext:value-type="float">
            <text:p>19.95621</text:p>
          </table:table-cell>
          <table:table-cell office:value-type="float" office:value="19.92548" calcext:value-type="float">
            <text:p>19.92548</text:p>
          </table:table-cell>
          <table:table-cell office:value-type="float" office:value="18.61191" calcext:value-type="float">
            <text:p>18.61191</text:p>
          </table:table-cell>
          <table:table-cell office:value-type="float" office:value="18.54587" calcext:value-type="float">
            <text:p>18.54587</text:p>
          </table:table-cell>
          <table:table-cell office:value-type="float" office:value="17.37506" calcext:value-type="float">
            <text:p>17.37506</text:p>
          </table:table-cell>
          <table:table-cell office:value-type="float" office:value="17.2832" calcext:value-type="float">
            <text:p>17.2832</text:p>
          </table:table-cell>
          <table:table-cell office:value-type="float" office:value="16.5524" calcext:value-type="float">
            <text:p>16.5524</text:p>
          </table:table-cell>
          <table:table-cell office:value-type="float" office:value="16.45325" calcext:value-type="float">
            <text:p>16.45325</text:p>
          </table:table-cell>
          <table:table-cell office:value-type="float" office:value="45.26581" calcext:value-type="float">
            <text:p>45.26581</text:p>
          </table:table-cell>
          <table:table-cell office:value-type="float" office:value="20.03485" calcext:value-type="float">
            <text:p>20.034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2" calcext:value-type="float">
            <text:p>18072002</text:p>
          </table:table-cell>
          <table:table-cell office:value-type="float" office:value="27.73152" calcext:value-type="float">
            <text:p>27.73152</text:p>
          </table:table-cell>
          <table:table-cell office:value-type="float" office:value="35.55" calcext:value-type="float">
            <text:p>35.55</text:p>
          </table:table-cell>
          <table:table-cell office:value-type="float" office:value="21.61" calcext:value-type="float">
            <text:p>21.61</text:p>
          </table:table-cell>
          <table:table-cell office:value-type="float" office:value="2.314951" calcext:value-type="float">
            <text:p>2.314951</text:p>
          </table:table-cell>
          <table:table-cell office:value-type="float" office:value="1.07695" calcext:value-type="float">
            <text:p>1.07695</text:p>
          </table:table-cell>
          <table:table-cell office:value-type="float" office:value="185.76" calcext:value-type="float">
            <text:p>185.76</text:p>
          </table:table-cell>
          <table:table-cell office:value-type="float" office:value="0" calcext:value-type="float">
            <text:p>0</text:p>
          </table:table-cell>
          <table:table-cell office:value-type="float" office:value="40.50146" calcext:value-type="float">
            <text:p>40.50146</text:p>
          </table:table-cell>
          <table:table-cell office:value-type="float" office:value="24.14804" calcext:value-type="float">
            <text:p>24.14804</text:p>
          </table:table-cell>
          <table:table-cell office:value-type="float" office:value="35.23163" calcext:value-type="float">
            <text:p>35.23163</text:p>
          </table:table-cell>
          <table:table-cell office:value-type="float" office:value="25.39563" calcext:value-type="float">
            <text:p>25.39563</text:p>
          </table:table-cell>
          <table:table-cell office:value-type="float" office:value="32.69232" calcext:value-type="float">
            <text:p>32.69232</text:p>
          </table:table-cell>
          <table:table-cell office:value-type="float" office:value="25.99875" calcext:value-type="float">
            <text:p>25.99875</text:p>
          </table:table-cell>
          <table:table-cell office:value-type="float" office:value="30.59476" calcext:value-type="float">
            <text:p>30.59476</text:p>
          </table:table-cell>
          <table:table-cell office:value-type="float" office:value="26.29245" calcext:value-type="float">
            <text:p>26.29245</text:p>
          </table:table-cell>
          <table:table-cell office:value-type="float" office:value="29.22366" calcext:value-type="float">
            <text:p>29.22366</text:p>
          </table:table-cell>
          <table:table-cell office:value-type="float" office:value="26.32797" calcext:value-type="float">
            <text:p>26.32797</text:p>
          </table:table-cell>
          <table:table-cell office:value-type="float" office:value="27.85544" calcext:value-type="float">
            <text:p>27.85544</text:p>
          </table:table-cell>
          <table:table-cell office:value-type="float" office:value="26.18286" calcext:value-type="float">
            <text:p>26.18286</text:p>
          </table:table-cell>
          <table:table-cell office:value-type="float" office:value="26.73251" calcext:value-type="float">
            <text:p>26.73251</text:p>
          </table:table-cell>
          <table:table-cell office:value-type="float" office:value="25.72397" calcext:value-type="float">
            <text:p>25.72397</text:p>
          </table:table-cell>
          <table:table-cell office:value-type="float" office:value="25.06403" calcext:value-type="float">
            <text:p>25.06403</text:p>
          </table:table-cell>
          <table:table-cell office:value-type="float" office:value="24.71603" calcext:value-type="float">
            <text:p>24.71603</text:p>
          </table:table-cell>
          <table:table-cell office:value-type="float" office:value="23.25034" calcext:value-type="float">
            <text:p>23.25034</text:p>
          </table:table-cell>
          <table:table-cell office:value-type="float" office:value="23.09061" calcext:value-type="float">
            <text:p>23.09061</text:p>
          </table:table-cell>
          <table:table-cell office:value-type="float" office:value="21.46838" calcext:value-type="float">
            <text:p>21.46838</text:p>
          </table:table-cell>
          <table:table-cell office:value-type="float" office:value="21.4227" calcext:value-type="float">
            <text:p>21.4227</text:p>
          </table:table-cell>
          <table:table-cell office:value-type="float" office:value="19.99759" calcext:value-type="float">
            <text:p>19.99759</text:p>
          </table:table-cell>
          <table:table-cell office:value-type="float" office:value="19.95654" calcext:value-type="float">
            <text:p>19.95654</text:p>
          </table:table-cell>
          <table:table-cell office:value-type="float" office:value="18.6759" calcext:value-type="float">
            <text:p>18.6759</text:p>
          </table:table-cell>
          <table:table-cell office:value-type="float" office:value="18.61258" calcext:value-type="float">
            <text:p>18.61258</text:p>
          </table:table-cell>
          <table:table-cell office:value-type="float" office:value="17.46307" calcext:value-type="float">
            <text:p>17.46307</text:p>
          </table:table-cell>
          <table:table-cell office:value-type="float" office:value="17.37604" calcext:value-type="float">
            <text:p>17.37604</text:p>
          </table:table-cell>
          <table:table-cell office:value-type="float" office:value="16.64774" calcext:value-type="float">
            <text:p>16.64774</text:p>
          </table:table-cell>
          <table:table-cell office:value-type="float" office:value="16.55341" calcext:value-type="float">
            <text:p>16.55341</text:p>
          </table:table-cell>
          <table:table-cell office:value-type="float" office:value="46.27914" calcext:value-type="float">
            <text:p>46.27914</text:p>
          </table:table-cell>
          <table:table-cell office:value-type="float" office:value="21.7876" calcext:value-type="float">
            <text:p>21.78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2" calcext:value-type="float">
            <text:p>19072002</text:p>
          </table:table-cell>
          <table:table-cell office:value-type="float" office:value="26.45388" calcext:value-type="float">
            <text:p>26.45388</text:p>
          </table:table-cell>
          <table:table-cell office:value-type="float" office:value="36.64" calcext:value-type="float">
            <text:p>36.64</text:p>
          </table:table-cell>
          <table:table-cell office:value-type="float" office:value="22.28" calcext:value-type="float">
            <text:p>22.28</text:p>
          </table:table-cell>
          <table:table-cell office:value-type="float" office:value="2.457548" calcext:value-type="float">
            <text:p>2.457548</text:p>
          </table:table-cell>
          <table:table-cell office:value-type="float" office:value="1.679819" calcext:value-type="float">
            <text:p>1.679819</text:p>
          </table:table-cell>
          <table:table-cell office:value-type="float" office:value="232.272" calcext:value-type="float">
            <text:p>232.272</text:p>
          </table:table-cell>
          <table:table-cell office:value-type="float" office:value="0" calcext:value-type="float">
            <text:p>0</text:p>
          </table:table-cell>
          <table:table-cell office:value-type="float" office:value="40.93127" calcext:value-type="float">
            <text:p>40.93127</text:p>
          </table:table-cell>
          <table:table-cell office:value-type="float" office:value="24.85379" calcext:value-type="float">
            <text:p>24.85379</text:p>
          </table:table-cell>
          <table:table-cell office:value-type="float" office:value="35.75739" calcext:value-type="float">
            <text:p>35.75739</text:p>
          </table:table-cell>
          <table:table-cell office:value-type="float" office:value="26.2438" calcext:value-type="float">
            <text:p>26.2438</text:p>
          </table:table-cell>
          <table:table-cell office:value-type="float" office:value="33.26904" calcext:value-type="float">
            <text:p>33.26904</text:p>
          </table:table-cell>
          <table:table-cell office:value-type="float" office:value="26.78879" calcext:value-type="float">
            <text:p>26.78879</text:p>
          </table:table-cell>
          <table:table-cell office:value-type="float" office:value="31.17618" calcext:value-type="float">
            <text:p>31.17618</text:p>
          </table:table-cell>
          <table:table-cell office:value-type="float" office:value="26.98764" calcext:value-type="float">
            <text:p>26.98764</text:p>
          </table:table-cell>
          <table:table-cell office:value-type="float" office:value="29.79001" calcext:value-type="float">
            <text:p>29.79001</text:p>
          </table:table-cell>
          <table:table-cell office:value-type="float" office:value="26.95944" calcext:value-type="float">
            <text:p>26.95944</text:p>
          </table:table-cell>
          <table:table-cell office:value-type="float" office:value="28.38693" calcext:value-type="float">
            <text:p>28.38693</text:p>
          </table:table-cell>
          <table:table-cell office:value-type="float" office:value="26.73999" calcext:value-type="float">
            <text:p>26.73999</text:p>
          </table:table-cell>
          <table:table-cell office:value-type="float" office:value="27.19928" calcext:value-type="float">
            <text:p>27.19928</text:p>
          </table:table-cell>
          <table:table-cell office:value-type="float" office:value="26.20459" calcext:value-type="float">
            <text:p>26.20459</text:p>
          </table:table-cell>
          <table:table-cell office:value-type="float" office:value="25.42709" calcext:value-type="float">
            <text:p>25.42709</text:p>
          </table:table-cell>
          <table:table-cell office:value-type="float" office:value="25.07208" calcext:value-type="float">
            <text:p>25.07208</text:p>
          </table:table-cell>
          <table:table-cell office:value-type="float" office:value="23.45074" calcext:value-type="float">
            <text:p>23.45074</text:p>
          </table:table-cell>
          <table:table-cell office:value-type="float" office:value="23.25238" calcext:value-type="float">
            <text:p>23.25238</text:p>
          </table:table-cell>
          <table:table-cell office:value-type="float" office:value="21.54507" calcext:value-type="float">
            <text:p>21.54507</text:p>
          </table:table-cell>
          <table:table-cell office:value-type="float" office:value="21.46896" calcext:value-type="float">
            <text:p>21.46896</text:p>
          </table:table-cell>
          <table:table-cell office:value-type="float" office:value="20.05228" calcext:value-type="float">
            <text:p>20.05228</text:p>
          </table:table-cell>
          <table:table-cell office:value-type="float" office:value="19.99808" calcext:value-type="float">
            <text:p>19.99808</text:p>
          </table:table-cell>
          <table:table-cell office:value-type="float" office:value="18.74115" calcext:value-type="float">
            <text:p>18.74115</text:p>
          </table:table-cell>
          <table:table-cell office:value-type="float" office:value="18.67661" calcext:value-type="float">
            <text:p>18.67661</text:p>
          </table:table-cell>
          <table:table-cell office:value-type="float" office:value="17.54733" calcext:value-type="float">
            <text:p>17.54733</text:p>
          </table:table-cell>
          <table:table-cell office:value-type="float" office:value="17.46399" calcext:value-type="float">
            <text:p>17.46399</text:p>
          </table:table-cell>
          <table:table-cell office:value-type="float" office:value="16.73981" calcext:value-type="float">
            <text:p>16.73981</text:p>
          </table:table-cell>
          <table:table-cell office:value-type="float" office:value="16.64871" calcext:value-type="float">
            <text:p>16.64871</text:p>
          </table:table-cell>
          <table:table-cell office:value-type="float" office:value="46.56232" calcext:value-type="float">
            <text:p>46.56232</text:p>
          </table:table-cell>
          <table:table-cell office:value-type="float" office:value="22.71225" calcext:value-type="float">
            <text:p>22.712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2" calcext:value-type="float">
            <text:p>20072002</text:p>
          </table:table-cell>
          <table:table-cell office:value-type="float" office:value="27.45" calcext:value-type="float">
            <text:p>27.45</text:p>
          </table:table-cell>
          <table:table-cell office:value-type="float" office:value="37.67" calcext:value-type="float">
            <text:p>37.67</text:p>
          </table:table-cell>
          <table:table-cell office:value-type="float" office:value="23.69" calcext:value-type="float">
            <text:p>23.69</text:p>
          </table:table-cell>
          <table:table-cell office:value-type="float" office:value="2.362338" calcext:value-type="float">
            <text:p>2.362338</text:p>
          </table:table-cell>
          <table:table-cell office:value-type="float" office:value="1.356226" calcext:value-type="float">
            <text:p>1.356226</text:p>
          </table:table-cell>
          <table:table-cell office:value-type="float" office:value="279.72" calcext:value-type="float">
            <text:p>279.72</text:p>
          </table:table-cell>
          <table:table-cell office:value-type="float" office:value="0" calcext:value-type="float">
            <text:p>0</text:p>
          </table:table-cell>
          <table:table-cell office:value-type="float" office:value="42.57919" calcext:value-type="float">
            <text:p>42.57919</text:p>
          </table:table-cell>
          <table:table-cell office:value-type="float" office:value="26.09805" calcext:value-type="float">
            <text:p>26.09805</text:p>
          </table:table-cell>
          <table:table-cell office:value-type="float" office:value="37.16525" calcext:value-type="float">
            <text:p>37.16525</text:p>
          </table:table-cell>
          <table:table-cell office:value-type="float" office:value="27.32474" calcext:value-type="float">
            <text:p>27.32474</text:p>
          </table:table-cell>
          <table:table-cell office:value-type="float" office:value="34.45029" calcext:value-type="float">
            <text:p>34.45029</text:p>
          </table:table-cell>
          <table:table-cell office:value-type="float" office:value="27.74139" calcext:value-type="float">
            <text:p>27.74139</text:p>
          </table:table-cell>
          <table:table-cell office:value-type="float" office:value="32.18399" calcext:value-type="float">
            <text:p>32.18399</text:p>
          </table:table-cell>
          <table:table-cell office:value-type="float" office:value="27.81558" calcext:value-type="float">
            <text:p>27.81558</text:p>
          </table:table-cell>
          <table:table-cell office:value-type="float" office:value="30.68057" calcext:value-type="float">
            <text:p>30.68057</text:p>
          </table:table-cell>
          <table:table-cell office:value-type="float" office:value="27.69366" calcext:value-type="float">
            <text:p>27.69366</text:p>
          </table:table-cell>
          <table:table-cell office:value-type="float" office:value="29.15103" calcext:value-type="float">
            <text:p>29.15103</text:p>
          </table:table-cell>
          <table:table-cell office:value-type="float" office:value="27.37909" calcext:value-type="float">
            <text:p>27.37909</text:p>
          </table:table-cell>
          <table:table-cell office:value-type="float" office:value="27.84097" calcext:value-type="float">
            <text:p>27.84097</text:p>
          </table:table-cell>
          <table:table-cell office:value-type="float" office:value="26.7457" calcext:value-type="float">
            <text:p>26.7457</text:p>
          </table:table-cell>
          <table:table-cell office:value-type="float" office:value="25.8696" calcext:value-type="float">
            <text:p>25.8696</text:p>
          </table:table-cell>
          <table:table-cell office:value-type="float" office:value="25.43524" calcext:value-type="float">
            <text:p>25.43524</text:p>
          </table:table-cell>
          <table:table-cell office:value-type="float" office:value="23.68616" calcext:value-type="float">
            <text:p>23.68616</text:p>
          </table:table-cell>
          <table:table-cell office:value-type="float" office:value="23.45306" calcext:value-type="float">
            <text:p>23.45306</text:p>
          </table:table-cell>
          <table:table-cell office:value-type="float" office:value="21.64868" calcext:value-type="float">
            <text:p>21.64868</text:p>
          </table:table-cell>
          <table:table-cell office:value-type="float" office:value="21.54596" calcext:value-type="float">
            <text:p>21.54596</text:p>
          </table:table-cell>
          <table:table-cell office:value-type="float" office:value="20.12152" calcext:value-type="float">
            <text:p>20.12152</text:p>
          </table:table-cell>
          <table:table-cell office:value-type="float" office:value="20.05292" calcext:value-type="float">
            <text:p>20.05292</text:p>
          </table:table-cell>
          <table:table-cell office:value-type="float" office:value="18.80978" calcext:value-type="float">
            <text:p>18.80978</text:p>
          </table:table-cell>
          <table:table-cell office:value-type="float" office:value="18.74182" calcext:value-type="float">
            <text:p>18.74182</text:p>
          </table:table-cell>
          <table:table-cell office:value-type="float" office:value="17.62936" calcext:value-type="float">
            <text:p>17.62936</text:p>
          </table:table-cell>
          <table:table-cell office:value-type="float" office:value="17.54819" calcext:value-type="float">
            <text:p>17.54819</text:p>
          </table:table-cell>
          <table:table-cell office:value-type="float" office:value="16.82797" calcext:value-type="float">
            <text:p>16.82797</text:p>
          </table:table-cell>
          <table:table-cell office:value-type="float" office:value="16.74072" calcext:value-type="float">
            <text:p>16.74072</text:p>
          </table:table-cell>
          <table:table-cell office:value-type="float" office:value="48.61734" calcext:value-type="float">
            <text:p>48.61734</text:p>
          </table:table-cell>
          <table:table-cell office:value-type="float" office:value="24.03961" calcext:value-type="float">
            <text:p>24.039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2" calcext:value-type="float">
            <text:p>21072002</text:p>
          </table:table-cell>
          <table:table-cell office:value-type="float" office:value="27.11844" calcext:value-type="float">
            <text:p>27.11844</text:p>
          </table:table-cell>
          <table:table-cell office:value-type="float" office:value="38.05" calcext:value-type="float">
            <text:p>38.05</text:p>
          </table:table-cell>
          <table:table-cell office:value-type="float" office:value="21.86" calcext:value-type="float">
            <text:p>21.86</text:p>
          </table:table-cell>
          <table:table-cell office:value-type="float" office:value="2.537416" calcext:value-type="float">
            <text:p>2.537416</text:p>
          </table:table-cell>
          <table:table-cell office:value-type="float" office:value="1.320248" calcext:value-type="float">
            <text:p>1.320248</text:p>
          </table:table-cell>
          <table:table-cell office:value-type="float" office:value="348.336" calcext:value-type="float">
            <text:p>348.336</text:p>
          </table:table-cell>
          <table:table-cell office:value-type="float" office:value="9.4" calcext:value-type="float">
            <text:p>9.4</text:p>
          </table:table-cell>
          <table:table-cell office:value-type="float" office:value="42.39206" calcext:value-type="float">
            <text:p>42.39206</text:p>
          </table:table-cell>
          <table:table-cell office:value-type="float" office:value="24.19711" calcext:value-type="float">
            <text:p>24.19711</text:p>
          </table:table-cell>
          <table:table-cell office:value-type="float" office:value="37.30966" calcext:value-type="float">
            <text:p>37.30966</text:p>
          </table:table-cell>
          <table:table-cell office:value-type="float" office:value="26.5191" calcext:value-type="float">
            <text:p>26.5191</text:p>
          </table:table-cell>
          <table:table-cell office:value-type="float" office:value="34.75778" calcext:value-type="float">
            <text:p>34.75778</text:p>
          </table:table-cell>
          <table:table-cell office:value-type="float" office:value="28.5528" calcext:value-type="float">
            <text:p>28.5528</text:p>
          </table:table-cell>
          <table:table-cell office:value-type="float" office:value="32.5625" calcext:value-type="float">
            <text:p>32.5625</text:p>
          </table:table-cell>
          <table:table-cell office:value-type="float" office:value="28.58145" calcext:value-type="float">
            <text:p>28.58145</text:p>
          </table:table-cell>
          <table:table-cell office:value-type="float" office:value="31.09061" calcext:value-type="float">
            <text:p>31.09061</text:p>
          </table:table-cell>
          <table:table-cell office:value-type="float" office:value="28.42224" calcext:value-type="float">
            <text:p>28.42224</text:p>
          </table:table-cell>
          <table:table-cell office:value-type="float" office:value="29.55743" calcext:value-type="float">
            <text:p>29.55743</text:p>
          </table:table-cell>
          <table:table-cell office:value-type="float" office:value="28.05157" calcext:value-type="float">
            <text:p>28.05157</text:p>
          </table:table-cell>
          <table:table-cell office:value-type="float" office:value="28.25723" calcext:value-type="float">
            <text:p>28.25723</text:p>
          </table:table-cell>
          <table:table-cell office:value-type="float" office:value="27.34293" calcext:value-type="float">
            <text:p>27.34293</text:p>
          </table:table-cell>
          <table:table-cell office:value-type="float" office:value="26.31229" calcext:value-type="float">
            <text:p>26.31229</text:p>
          </table:table-cell>
          <table:table-cell office:value-type="float" office:value="25.87881" calcext:value-type="float">
            <text:p>25.87881</text:p>
          </table:table-cell>
          <table:table-cell office:value-type="float" office:value="23.96466" calcext:value-type="float">
            <text:p>23.96466</text:p>
          </table:table-cell>
          <table:table-cell office:value-type="float" office:value="23.68896" calcext:value-type="float">
            <text:p>23.68896</text:p>
          </table:table-cell>
          <table:table-cell office:value-type="float" office:value="21.78113" calcext:value-type="float">
            <text:p>21.78113</text:p>
          </table:table-cell>
          <table:table-cell office:value-type="float" office:value="21.6499" calcext:value-type="float">
            <text:p>21.6499</text:p>
          </table:table-cell>
          <table:table-cell office:value-type="float" office:value="20.20593" calcext:value-type="float">
            <text:p>20.20593</text:p>
          </table:table-cell>
          <table:table-cell office:value-type="float" office:value="20.12231" calcext:value-type="float">
            <text:p>20.12231</text:p>
          </table:table-cell>
          <table:table-cell office:value-type="float" office:value="18.883" calcext:value-type="float">
            <text:p>18.883</text:p>
          </table:table-cell>
          <table:table-cell office:value-type="float" office:value="18.81055" calcext:value-type="float">
            <text:p>18.81055</text:p>
          </table:table-cell>
          <table:table-cell office:value-type="float" office:value="17.70978" calcext:value-type="float">
            <text:p>17.70978</text:p>
          </table:table-cell>
          <table:table-cell office:value-type="float" office:value="17.63022" calcext:value-type="float">
            <text:p>17.63022</text:p>
          </table:table-cell>
          <table:table-cell office:value-type="float" office:value="16.91217" calcext:value-type="float">
            <text:p>16.91217</text:p>
          </table:table-cell>
          <table:table-cell office:value-type="float" office:value="16.82889" calcext:value-type="float">
            <text:p>16.82889</text:p>
          </table:table-cell>
          <table:table-cell office:value-type="float" office:value="47.85867" calcext:value-type="float">
            <text:p>47.85867</text:p>
          </table:table-cell>
          <table:table-cell office:value-type="float" office:value="21.88611" calcext:value-type="float">
            <text:p>21.886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2" calcext:value-type="float">
            <text:p>22072002</text:p>
          </table:table-cell>
          <table:table-cell office:value-type="float" office:value="25.57332" calcext:value-type="float">
            <text:p>25.57332</text:p>
          </table:table-cell>
          <table:table-cell office:value-type="float" office:value="29.31" calcext:value-type="float">
            <text:p>29.31</text:p>
          </table:table-cell>
          <table:table-cell office:value-type="float" office:value="18.65" calcext:value-type="float">
            <text:p>18.65</text:p>
          </table:table-cell>
          <table:table-cell office:value-type="float" office:value="2.283449" calcext:value-type="float">
            <text:p>2.283449</text:p>
          </table:table-cell>
          <table:table-cell office:value-type="float" office:value="1.37771" calcext:value-type="float">
            <text:p>1.37771</text:p>
          </table:table-cell>
          <table:table-cell office:value-type="float" office:value="246.636" calcext:value-type="float">
            <text:p>246.636</text:p>
          </table:table-cell>
          <table:table-cell office:value-type="float" office:value="2.2" calcext:value-type="float">
            <text:p>2.2</text:p>
          </table:table-cell>
          <table:table-cell office:value-type="float" office:value="29.50909" calcext:value-type="float">
            <text:p>29.50909</text:p>
          </table:table-cell>
          <table:table-cell office:value-type="float" office:value="19.94794" calcext:value-type="float">
            <text:p>19.94794</text:p>
          </table:table-cell>
          <table:table-cell office:value-type="float" office:value="28.28568" calcext:value-type="float">
            <text:p>28.28568</text:p>
          </table:table-cell>
          <table:table-cell office:value-type="float" office:value="22.26218" calcext:value-type="float">
            <text:p>22.26218</text:p>
          </table:table-cell>
          <table:table-cell office:value-type="float" office:value="28.64795" calcext:value-type="float">
            <text:p>28.64795</text:p>
          </table:table-cell>
          <table:table-cell office:value-type="float" office:value="23.96539" calcext:value-type="float">
            <text:p>23.96539</text:p>
          </table:table-cell>
          <table:table-cell office:value-type="float" office:value="29.75519" calcext:value-type="float">
            <text:p>29.75519</text:p>
          </table:table-cell>
          <table:table-cell office:value-type="float" office:value="25.2124" calcext:value-type="float">
            <text:p>25.2124</text:p>
          </table:table-cell>
          <table:table-cell office:value-type="float" office:value="29.75916" calcext:value-type="float">
            <text:p>29.75916</text:p>
          </table:table-cell>
          <table:table-cell office:value-type="float" office:value="25.79376" calcext:value-type="float">
            <text:p>25.79376</text:p>
          </table:table-cell>
          <table:table-cell office:value-type="float" office:value="29.34729" calcext:value-type="float">
            <text:p>29.34729</text:p>
          </table:table-cell>
          <table:table-cell office:value-type="float" office:value="26.28809" calcext:value-type="float">
            <text:p>26.28809</text:p>
          </table:table-cell>
          <table:table-cell office:value-type="float" office:value="28.25729" calcext:value-type="float">
            <text:p>28.25729</text:p>
          </table:table-cell>
          <table:table-cell office:value-type="float" office:value="26.27432" calcext:value-type="float">
            <text:p>26.27432</text:p>
          </table:table-cell>
          <table:table-cell office:value-type="float" office:value="26.40588" calcext:value-type="float">
            <text:p>26.40588</text:p>
          </table:table-cell>
          <table:table-cell office:value-type="float" office:value="25.88522" calcext:value-type="float">
            <text:p>25.88522</text:p>
          </table:table-cell>
          <table:table-cell office:value-type="float" office:value="24.14136" calcext:value-type="float">
            <text:p>24.14136</text:p>
          </table:table-cell>
          <table:table-cell office:value-type="float" office:value="23.96771" calcext:value-type="float">
            <text:p>23.96771</text:p>
          </table:table-cell>
          <table:table-cell office:value-type="float" office:value="21.93011" calcext:value-type="float">
            <text:p>21.93011</text:p>
          </table:table-cell>
          <table:table-cell office:value-type="float" office:value="21.78262" calcext:value-type="float">
            <text:p>21.78262</text:p>
          </table:table-cell>
          <table:table-cell office:value-type="float" office:value="20.30573" calcext:value-type="float">
            <text:p>20.30573</text:p>
          </table:table-cell>
          <table:table-cell office:value-type="float" office:value="20.20688" calcext:value-type="float">
            <text:p>20.20688</text:p>
          </table:table-cell>
          <table:table-cell office:value-type="float" office:value="18.9624" calcext:value-type="float">
            <text:p>18.9624</text:p>
          </table:table-cell>
          <table:table-cell office:value-type="float" office:value="18.88385" calcext:value-type="float">
            <text:p>18.88385</text:p>
          </table:table-cell>
          <table:table-cell office:value-type="float" office:value="17.78931" calcext:value-type="float">
            <text:p>17.78931</text:p>
          </table:table-cell>
          <table:table-cell office:value-type="float" office:value="17.7106" calcext:value-type="float">
            <text:p>17.7106</text:p>
          </table:table-cell>
          <table:table-cell office:value-type="float" office:value="16.99353" calcext:value-type="float">
            <text:p>16.99353</text:p>
          </table:table-cell>
          <table:table-cell office:value-type="float" office:value="16.91302" calcext:value-type="float">
            <text:p>16.91302</text:p>
          </table:table-cell>
          <table:table-cell office:value-type="float" office:value="29.50092" calcext:value-type="float">
            <text:p>29.50092</text:p>
          </table:table-cell>
          <table:table-cell office:value-type="float" office:value="17.58551" calcext:value-type="float">
            <text:p>17.585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2" calcext:value-type="float">
            <text:p>23072002</text:p>
          </table:table-cell>
          <table:table-cell office:value-type="float" office:value="27.80497" calcext:value-type="float">
            <text:p>27.80497</text:p>
          </table:table-cell>
          <table:table-cell office:value-type="float" office:value="27.81" calcext:value-type="float">
            <text:p>27.81</text:p>
          </table:table-cell>
          <table:table-cell office:value-type="float" office:value="15.61" calcext:value-type="float">
            <text:p>15.61</text:p>
          </table:table-cell>
          <table:table-cell office:value-type="float" office:value="1.76141" calcext:value-type="float">
            <text:p>1.76141</text:p>
          </table:table-cell>
          <table:table-cell office:value-type="float" office:value="1.26466" calcext:value-type="float">
            <text:p>1.26466</text:p>
          </table:table-cell>
          <table:table-cell office:value-type="float" office:value="172.188" calcext:value-type="float">
            <text:p>172.188</text:p>
          </table:table-cell>
          <table:table-cell office:value-type="float" office:value="0" calcext:value-type="float">
            <text:p>0</text:p>
          </table:table-cell>
          <table:table-cell office:value-type="float" office:value="27.94565" calcext:value-type="float">
            <text:p>27.94565</text:p>
          </table:table-cell>
          <table:table-cell office:value-type="float" office:value="17.49478" calcext:value-type="float">
            <text:p>17.49478</text:p>
          </table:table-cell>
          <table:table-cell office:value-type="float" office:value="26.31827" calcext:value-type="float">
            <text:p>26.31827</text:p>
          </table:table-cell>
          <table:table-cell office:value-type="float" office:value="19.91293" calcext:value-type="float">
            <text:p>19.91293</text:p>
          </table:table-cell>
          <table:table-cell office:value-type="float" office:value="25.73907" calcext:value-type="float">
            <text:p>25.73907</text:p>
          </table:table-cell>
          <table:table-cell office:value-type="float" office:value="21.58884" calcext:value-type="float">
            <text:p>21.58884</text:p>
          </table:table-cell>
          <table:table-cell office:value-type="float" office:value="25.35431" calcext:value-type="float">
            <text:p>25.35431</text:p>
          </table:table-cell>
          <table:table-cell office:value-type="float" office:value="22.94913" calcext:value-type="float">
            <text:p>22.94913</text:p>
          </table:table-cell>
          <table:table-cell office:value-type="float" office:value="25.72446" calcext:value-type="float">
            <text:p>25.72446</text:p>
          </table:table-cell>
          <table:table-cell office:value-type="float" office:value="23.7699" calcext:value-type="float">
            <text:p>23.7699</text:p>
          </table:table-cell>
          <table:table-cell office:value-type="float" office:value="26.2496" calcext:value-type="float">
            <text:p>26.2496</text:p>
          </table:table-cell>
          <table:table-cell office:value-type="float" office:value="24.48337" calcext:value-type="float">
            <text:p>24.48337</text:p>
          </table:table-cell>
          <table:table-cell office:value-type="float" office:value="26.25427" calcext:value-type="float">
            <text:p>26.25427</text:p>
          </table:table-cell>
          <table:table-cell office:value-type="float" office:value="24.84174" calcext:value-type="float">
            <text:p>24.84174</text:p>
          </table:table-cell>
          <table:table-cell office:value-type="float" office:value="25.87802" calcext:value-type="float">
            <text:p>25.87802</text:p>
          </table:table-cell>
          <table:table-cell office:value-type="float" office:value="24.90518" calcext:value-type="float">
            <text:p>24.90518</text:p>
          </table:table-cell>
          <table:table-cell office:value-type="float" office:value="24.14139" calcext:value-type="float">
            <text:p>24.14139</text:p>
          </table:table-cell>
          <table:table-cell office:value-type="float" office:value="23.97256" calcext:value-type="float">
            <text:p>23.97256</text:p>
          </table:table-cell>
          <table:table-cell office:value-type="float" office:value="22.03131" calcext:value-type="float">
            <text:p>22.03131</text:p>
          </table:table-cell>
          <table:table-cell office:value-type="float" office:value="21.93155" calcext:value-type="float">
            <text:p>21.93155</text:p>
          </table:table-cell>
          <table:table-cell office:value-type="float" office:value="20.40839" calcext:value-type="float">
            <text:p>20.40839</text:p>
          </table:table-cell>
          <table:table-cell office:value-type="float" office:value="20.30682" calcext:value-type="float">
            <text:p>20.30682</text:p>
          </table:table-cell>
          <table:table-cell office:value-type="float" office:value="19.04752" calcext:value-type="float">
            <text:p>19.04752</text:p>
          </table:table-cell>
          <table:table-cell office:value-type="float" office:value="18.96329" calcext:value-type="float">
            <text:p>18.96329</text:p>
          </table:table-cell>
          <table:table-cell office:value-type="float" office:value="17.87021" calcext:value-type="float">
            <text:p>17.87021</text:p>
          </table:table-cell>
          <table:table-cell office:value-type="float" office:value="17.79013" calcext:value-type="float">
            <text:p>17.79013</text:p>
          </table:table-cell>
          <table:table-cell office:value-type="float" office:value="17.07376" calcext:value-type="float">
            <text:p>17.07376</text:p>
          </table:table-cell>
          <table:table-cell office:value-type="float" office:value="16.99438" calcext:value-type="float">
            <text:p>16.99438</text:p>
          </table:table-cell>
          <table:table-cell office:value-type="float" office:value="35.62402" calcext:value-type="float">
            <text:p>35.62402</text:p>
          </table:table-cell>
          <table:table-cell office:value-type="float" office:value="15.26572" calcext:value-type="float">
            <text:p>15.265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2" calcext:value-type="float">
            <text:p>24072002</text:p>
          </table:table-cell>
          <table:table-cell office:value-type="float" office:value="25.41924" calcext:value-type="float">
            <text:p>25.41924</text:p>
          </table:table-cell>
          <table:table-cell office:value-type="float" office:value="33.59" calcext:value-type="float">
            <text:p>33.59</text:p>
          </table:table-cell>
          <table:table-cell office:value-type="float" office:value="16.66" calcext:value-type="float">
            <text:p>16.66</text:p>
          </table:table-cell>
          <table:table-cell office:value-type="float" office:value="1.893619" calcext:value-type="float">
            <text:p>1.893619</text:p>
          </table:table-cell>
          <table:table-cell office:value-type="float" office:value="1.254767" calcext:value-type="float">
            <text:p>1.254767</text:p>
          </table:table-cell>
          <table:table-cell office:value-type="float" office:value="297.072" calcext:value-type="float">
            <text:p>297.072</text:p>
          </table:table-cell>
          <table:table-cell office:value-type="float" office:value="2.8" calcext:value-type="float">
            <text:p>2.8</text:p>
          </table:table-cell>
          <table:table-cell office:value-type="float" office:value="36.08768" calcext:value-type="float">
            <text:p>36.08768</text:p>
          </table:table-cell>
          <table:table-cell office:value-type="float" office:value="19.37137" calcext:value-type="float">
            <text:p>19.37137</text:p>
          </table:table-cell>
          <table:table-cell office:value-type="float" office:value="31.59192" calcext:value-type="float">
            <text:p>31.59192</text:p>
          </table:table-cell>
          <table:table-cell office:value-type="float" office:value="21.26474" calcext:value-type="float">
            <text:p>21.26474</text:p>
          </table:table-cell>
          <table:table-cell office:value-type="float" office:value="29.43365" calcext:value-type="float">
            <text:p>29.43365</text:p>
          </table:table-cell>
          <table:table-cell office:value-type="float" office:value="22.32205" calcext:value-type="float">
            <text:p>22.32205</text:p>
          </table:table-cell>
          <table:table-cell office:value-type="float" office:value="27.77951" calcext:value-type="float">
            <text:p>27.77951</text:p>
          </table:table-cell>
          <table:table-cell office:value-type="float" office:value="23.15451" calcext:value-type="float">
            <text:p>23.15451</text:p>
          </table:table-cell>
          <table:table-cell office:value-type="float" office:value="26.81778" calcext:value-type="float">
            <text:p>26.81778</text:p>
          </table:table-cell>
          <table:table-cell office:value-type="float" office:value="23.65543" calcext:value-type="float">
            <text:p>23.65543</text:p>
          </table:table-cell>
          <table:table-cell office:value-type="float" office:value="25.98843" calcext:value-type="float">
            <text:p>25.98843</text:p>
          </table:table-cell>
          <table:table-cell office:value-type="float" office:value="24.11676" calcext:value-type="float">
            <text:p>24.11676</text:p>
          </table:table-cell>
          <table:table-cell office:value-type="float" office:value="25.37738" calcext:value-type="float">
            <text:p>25.37738</text:p>
          </table:table-cell>
          <table:table-cell office:value-type="float" office:value="24.34885" calcext:value-type="float">
            <text:p>24.34885</text:p>
          </table:table-cell>
          <table:table-cell office:value-type="float" office:value="24.89966" calcext:value-type="float">
            <text:p>24.89966</text:p>
          </table:table-cell>
          <table:table-cell office:value-type="float" office:value="24.45944" calcext:value-type="float">
            <text:p>24.45944</text:p>
          </table:table-cell>
          <table:table-cell office:value-type="float" office:value="23.96964" calcext:value-type="float">
            <text:p>23.96964</text:p>
          </table:table-cell>
          <table:table-cell office:value-type="float" office:value="23.68893" calcext:value-type="float">
            <text:p>23.68893</text:p>
          </table:table-cell>
          <table:table-cell office:value-type="float" office:value="22.05331" calcext:value-type="float">
            <text:p>22.05331</text:p>
          </table:table-cell>
          <table:table-cell office:value-type="float" office:value="22.03189" calcext:value-type="float">
            <text:p>22.03189</text:p>
          </table:table-cell>
          <table:table-cell office:value-type="float" office:value="20.4921" calcext:value-type="float">
            <text:p>20.4921</text:p>
          </table:table-cell>
          <table:table-cell office:value-type="float" office:value="20.40939" calcext:value-type="float">
            <text:p>20.40939</text:p>
          </table:table-cell>
          <table:table-cell office:value-type="float" office:value="19.13358" calcext:value-type="float">
            <text:p>19.13358</text:p>
          </table:table-cell>
          <table:table-cell office:value-type="float" office:value="19.04843" calcext:value-type="float">
            <text:p>19.04843</text:p>
          </table:table-cell>
          <table:table-cell office:value-type="float" office:value="17.95157" calcext:value-type="float">
            <text:p>17.95157</text:p>
          </table:table-cell>
          <table:table-cell office:value-type="float" office:value="17.87103" calcext:value-type="float">
            <text:p>17.87103</text:p>
          </table:table-cell>
          <table:table-cell office:value-type="float" office:value="17.1514" calcext:value-type="float">
            <text:p>17.1514</text:p>
          </table:table-cell>
          <table:table-cell office:value-type="float" office:value="17.07458" calcext:value-type="float">
            <text:p>17.07458</text:p>
          </table:table-cell>
          <table:table-cell office:value-type="float" office:value="42.07809" calcext:value-type="float">
            <text:p>42.07809</text:p>
          </table:table-cell>
          <table:table-cell office:value-type="float" office:value="16.66934" calcext:value-type="float">
            <text:p>16.669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2" calcext:value-type="float">
            <text:p>25072002</text:p>
          </table:table-cell>
          <table:table-cell office:value-type="float" office:value="26.85888" calcext:value-type="float">
            <text:p>26.85888</text:p>
          </table:table-cell>
          <table:table-cell office:value-type="float" office:value="33.65" calcext:value-type="float">
            <text:p>33.65</text:p>
          </table:table-cell>
          <table:table-cell office:value-type="float" office:value="19.61" calcext:value-type="float">
            <text:p>19.61</text:p>
          </table:table-cell>
          <table:table-cell office:value-type="float" office:value="2.672835" calcext:value-type="float">
            <text:p>2.672835</text:p>
          </table:table-cell>
          <table:table-cell office:value-type="float" office:value="1.508369" calcext:value-type="float">
            <text:p>1.508369</text:p>
          </table:table-cell>
          <table:table-cell office:value-type="float" office:value="283.572" calcext:value-type="float">
            <text:p>283.572</text:p>
          </table:table-cell>
          <table:table-cell office:value-type="float" office:value="4.2" calcext:value-type="float">
            <text:p>4.2</text:p>
          </table:table-cell>
          <table:table-cell office:value-type="float" office:value="30.21915" calcext:value-type="float">
            <text:p>30.21915</text:p>
          </table:table-cell>
          <table:table-cell office:value-type="float" office:value="20.29391" calcext:value-type="float">
            <text:p>20.29391</text:p>
          </table:table-cell>
          <table:table-cell office:value-type="float" office:value="28.53177" calcext:value-type="float">
            <text:p>28.53177</text:p>
          </table:table-cell>
          <table:table-cell office:value-type="float" office:value="21.54926" calcext:value-type="float">
            <text:p>21.54926</text:p>
          </table:table-cell>
          <table:table-cell office:value-type="float" office:value="27.28809" calcext:value-type="float">
            <text:p>27.28809</text:p>
          </table:table-cell>
          <table:table-cell office:value-type="float" office:value="22.76349" calcext:value-type="float">
            <text:p>22.76349</text:p>
          </table:table-cell>
          <table:table-cell office:value-type="float" office:value="26.43765" calcext:value-type="float">
            <text:p>26.43765</text:p>
          </table:table-cell>
          <table:table-cell office:value-type="float" office:value="23.67801" calcext:value-type="float">
            <text:p>23.67801</text:p>
          </table:table-cell>
          <table:table-cell office:value-type="float" office:value="26.32907" calcext:value-type="float">
            <text:p>26.32907</text:p>
          </table:table-cell>
          <table:table-cell office:value-type="float" office:value="24.17197" calcext:value-type="float">
            <text:p>24.17197</text:p>
          </table:table-cell>
          <table:table-cell office:value-type="float" office:value="25.96924" calcext:value-type="float">
            <text:p>25.96924</text:p>
          </table:table-cell>
          <table:table-cell office:value-type="float" office:value="24.53403" calcext:value-type="float">
            <text:p>24.53403</text:p>
          </table:table-cell>
          <table:table-cell office:value-type="float" office:value="25.39584" calcext:value-type="float">
            <text:p>25.39584</text:p>
          </table:table-cell>
          <table:table-cell office:value-type="float" office:value="24.57492" calcext:value-type="float">
            <text:p>24.57492</text:p>
          </table:table-cell>
          <table:table-cell office:value-type="float" office:value="24.60004" calcext:value-type="float">
            <text:p>24.60004</text:p>
          </table:table-cell>
          <table:table-cell office:value-type="float" office:value="24.42059" calcext:value-type="float">
            <text:p>24.42059</text:p>
          </table:table-cell>
          <table:table-cell office:value-type="float" office:value="23.68677" calcext:value-type="float">
            <text:p>23.68677</text:p>
          </table:table-cell>
          <table:table-cell office:value-type="float" office:value="23.53296" calcext:value-type="float">
            <text:p>23.53296</text:p>
          </table:table-cell>
          <table:table-cell office:value-type="float" office:value="22.05212" calcext:value-type="float">
            <text:p>22.05212</text:p>
          </table:table-cell>
          <table:table-cell office:value-type="float" office:value="22.03314" calcext:value-type="float">
            <text:p>22.03314</text:p>
          </table:table-cell>
          <table:table-cell office:value-type="float" office:value="20.54962" calcext:value-type="float">
            <text:p>20.54962</text:p>
          </table:table-cell>
          <table:table-cell office:value-type="float" office:value="20.4928" calcext:value-type="float">
            <text:p>20.4928</text:p>
          </table:table-cell>
          <table:table-cell office:value-type="float" office:value="19.21475" calcext:value-type="float">
            <text:p>19.21475</text:p>
          </table:table-cell>
          <table:table-cell office:value-type="float" office:value="19.13443" calcext:value-type="float">
            <text:p>19.13443</text:p>
          </table:table-cell>
          <table:table-cell office:value-type="float" office:value="18.03238" calcext:value-type="float">
            <text:p>18.03238</text:p>
          </table:table-cell>
          <table:table-cell office:value-type="float" office:value="17.95242" calcext:value-type="float">
            <text:p>17.95242</text:p>
          </table:table-cell>
          <table:table-cell office:value-type="float" office:value="17.22894" calcext:value-type="float">
            <text:p>17.22894</text:p>
          </table:table-cell>
          <table:table-cell office:value-type="float" office:value="17.15219" calcext:value-type="float">
            <text:p>17.15219</text:p>
          </table:table-cell>
          <table:table-cell office:value-type="float" office:value="30.97672" calcext:value-type="float">
            <text:p>30.97672</text:p>
          </table:table-cell>
          <table:table-cell office:value-type="float" office:value="19.58792" calcext:value-type="float">
            <text:p>19.587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2" calcext:value-type="float">
            <text:p>26072002</text:p>
          </table:table-cell>
          <table:table-cell office:value-type="float" office:value="5.28768" calcext:value-type="float">
            <text:p>5.28768</text:p>
          </table:table-cell>
          <table:table-cell office:value-type="float" office:value="24.84" calcext:value-type="float">
            <text:p>24.84</text:p>
          </table:table-cell>
          <table:table-cell office:value-type="float" office:value="20.68" calcext:value-type="float">
            <text:p>20.68</text:p>
          </table:table-cell>
          <table:table-cell office:value-type="float" office:value="2.612324" calcext:value-type="float">
            <text:p>2.612324</text:p>
          </table:table-cell>
          <table:table-cell office:value-type="float" office:value="2.145123" calcext:value-type="float">
            <text:p>2.145123</text:p>
          </table:table-cell>
          <table:table-cell office:value-type="float" office:value="213.3" calcext:value-type="float">
            <text:p>213.3</text:p>
          </table:table-cell>
          <table:table-cell office:value-type="float" office:value="5.9" calcext:value-type="float">
            <text:p>5.9</text:p>
          </table:table-cell>
          <table:table-cell office:value-type="float" office:value="25.36411" calcext:value-type="float">
            <text:p>25.36411</text:p>
          </table:table-cell>
          <table:table-cell office:value-type="float" office:value="21.05185" calcext:value-type="float">
            <text:p>21.05185</text:p>
          </table:table-cell>
          <table:table-cell office:value-type="float" office:value="24.59448" calcext:value-type="float">
            <text:p>24.59448</text:p>
          </table:table-cell>
          <table:table-cell office:value-type="float" office:value="22.11722" calcext:value-type="float">
            <text:p>22.11722</text:p>
          </table:table-cell>
          <table:table-cell office:value-type="float" office:value="24.91571" calcext:value-type="float">
            <text:p>24.91571</text:p>
          </table:table-cell>
          <table:table-cell office:value-type="float" office:value="22.97363" calcext:value-type="float">
            <text:p>22.97363</text:p>
          </table:table-cell>
          <table:table-cell office:value-type="float" office:value="25.22949" calcext:value-type="float">
            <text:p>25.22949</text:p>
          </table:table-cell>
          <table:table-cell office:value-type="float" office:value="23.48212" calcext:value-type="float">
            <text:p>23.48212</text:p>
          </table:table-cell>
          <table:table-cell office:value-type="float" office:value="25.2771" calcext:value-type="float">
            <text:p>25.2771</text:p>
          </table:table-cell>
          <table:table-cell office:value-type="float" office:value="23.74289" calcext:value-type="float">
            <text:p>23.74289</text:p>
          </table:table-cell>
          <table:table-cell office:value-type="float" office:value="25.22849" calcext:value-type="float">
            <text:p>25.22849</text:p>
          </table:table-cell>
          <table:table-cell office:value-type="float" office:value="23.99286" calcext:value-type="float">
            <text:p>23.99286</text:p>
          </table:table-cell>
          <table:table-cell office:value-type="float" office:value="24.95227" calcext:value-type="float">
            <text:p>24.95227</text:p>
          </table:table-cell>
          <table:table-cell office:value-type="float" office:value="24.06894" calcext:value-type="float">
            <text:p>24.06894</text:p>
          </table:table-cell>
          <table:table-cell office:value-type="float" office:value="24.42795" calcext:value-type="float">
            <text:p>24.42795</text:p>
          </table:table-cell>
          <table:table-cell office:value-type="float" office:value="24.05411" calcext:value-type="float">
            <text:p>24.05411</text:p>
          </table:table-cell>
          <table:table-cell office:value-type="float" office:value="23.53152" calcext:value-type="float">
            <text:p>23.53152</text:p>
          </table:table-cell>
          <table:table-cell office:value-type="float" office:value="23.3826" calcext:value-type="float">
            <text:p>23.3826</text:p>
          </table:table-cell>
          <table:table-cell office:value-type="float" office:value="22.03284" calcext:value-type="float">
            <text:p>22.03284</text:p>
          </table:table-cell>
          <table:table-cell office:value-type="float" office:value="22.00195" calcext:value-type="float">
            <text:p>22.00195</text:p>
          </table:table-cell>
          <table:table-cell office:value-type="float" office:value="20.58865" calcext:value-type="float">
            <text:p>20.58865</text:p>
          </table:table-cell>
          <table:table-cell office:value-type="float" office:value="20.55014" calcext:value-type="float">
            <text:p>20.55014</text:p>
          </table:table-cell>
          <table:table-cell office:value-type="float" office:value="19.28735" calcext:value-type="float">
            <text:p>19.28735</text:p>
          </table:table-cell>
          <table:table-cell office:value-type="float" office:value="19.21552" calcext:value-type="float">
            <text:p>19.21552</text:p>
          </table:table-cell>
          <table:table-cell office:value-type="float" office:value="18.11136" calcext:value-type="float">
            <text:p>18.11136</text:p>
          </table:table-cell>
          <table:table-cell office:value-type="float" office:value="18.03323" calcext:value-type="float">
            <text:p>18.03323</text:p>
          </table:table-cell>
          <table:table-cell office:value-type="float" office:value="17.30569" calcext:value-type="float">
            <text:p>17.30569</text:p>
          </table:table-cell>
          <table:table-cell office:value-type="float" office:value="17.22977" calcext:value-type="float">
            <text:p>17.22977</text:p>
          </table:table-cell>
          <table:table-cell office:value-type="float" office:value="25.67645" calcext:value-type="float">
            <text:p>25.67645</text:p>
          </table:table-cell>
          <table:table-cell office:value-type="float" office:value="20.46695" calcext:value-type="float">
            <text:p>20.466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2" calcext:value-type="float">
            <text:p>27072002</text:p>
          </table:table-cell>
          <table:table-cell office:value-type="float" office:value="22.33692" calcext:value-type="float">
            <text:p>22.33692</text:p>
          </table:table-cell>
          <table:table-cell office:value-type="float" office:value="32.61" calcext:value-type="float">
            <text:p>32.61</text:p>
          </table:table-cell>
          <table:table-cell office:value-type="float" office:value="20.98" calcext:value-type="float">
            <text:p>20.98</text:p>
          </table:table-cell>
          <table:table-cell office:value-type="float" office:value="2.745044" calcext:value-type="float">
            <text:p>2.745044</text:p>
          </table:table-cell>
          <table:table-cell office:value-type="float" office:value="2.067688" calcext:value-type="float">
            <text:p>2.067688</text:p>
          </table:table-cell>
          <table:table-cell office:value-type="float" office:value="195.336" calcext:value-type="float">
            <text:p>195.336</text:p>
          </table:table-cell>
          <table:table-cell office:value-type="float" office:value="0" calcext:value-type="float">
            <text:p>0</text:p>
          </table:table-cell>
          <table:table-cell office:value-type="float" office:value="30.88141" calcext:value-type="float">
            <text:p>30.88141</text:p>
          </table:table-cell>
          <table:table-cell office:value-type="float" office:value="20.96988" calcext:value-type="float">
            <text:p>20.96988</text:p>
          </table:table-cell>
          <table:table-cell office:value-type="float" office:value="28.81958" calcext:value-type="float">
            <text:p>28.81958</text:p>
          </table:table-cell>
          <table:table-cell office:value-type="float" office:value="21.69168" calcext:value-type="float">
            <text:p>21.69168</text:p>
          </table:table-cell>
          <table:table-cell office:value-type="float" office:value="27.22937" calcext:value-type="float">
            <text:p>27.22937</text:p>
          </table:table-cell>
          <table:table-cell office:value-type="float" office:value="22.35449" calcext:value-type="float">
            <text:p>22.35449</text:p>
          </table:table-cell>
          <table:table-cell office:value-type="float" office:value="26.14783" calcext:value-type="float">
            <text:p>26.14783</text:p>
          </table:table-cell>
          <table:table-cell office:value-type="float" office:value="22.88205" calcext:value-type="float">
            <text:p>22.88205</text:p>
          </table:table-cell>
          <table:table-cell office:value-type="float" office:value="25.48163" calcext:value-type="float">
            <text:p>25.48163</text:p>
          </table:table-cell>
          <table:table-cell office:value-type="float" office:value="23.20001" calcext:value-type="float">
            <text:p>23.20001</text:p>
          </table:table-cell>
          <table:table-cell office:value-type="float" office:value="24.86176" calcext:value-type="float">
            <text:p>24.86176</text:p>
          </table:table-cell>
          <table:table-cell office:value-type="float" office:value="23.50836" calcext:value-type="float">
            <text:p>23.50836</text:p>
          </table:table-cell>
          <table:table-cell office:value-type="float" office:value="24.42734" calcext:value-type="float">
            <text:p>24.42734</text:p>
          </table:table-cell>
          <table:table-cell office:value-type="float" office:value="23.66986" calcext:value-type="float">
            <text:p>23.66986</text:p>
          </table:table-cell>
          <table:table-cell office:value-type="float" office:value="24.04965" calcext:value-type="float">
            <text:p>24.04965</text:p>
          </table:table-cell>
          <table:table-cell office:value-type="float" office:value="23.74283" calcext:value-type="float">
            <text:p>23.74283</text:p>
          </table:table-cell>
          <table:table-cell office:value-type="float" office:value="23.38055" calcext:value-type="float">
            <text:p>23.38055</text:p>
          </table:table-cell>
          <table:table-cell office:value-type="float" office:value="23.1723" calcext:value-type="float">
            <text:p>23.1723</text:p>
          </table:table-cell>
          <table:table-cell office:value-type="float" office:value="22.00156" calcext:value-type="float">
            <text:p>22.00156</text:p>
          </table:table-cell>
          <table:table-cell office:value-type="float" office:value="21.95007" calcext:value-type="float">
            <text:p>21.95007</text:p>
          </table:table-cell>
          <table:table-cell office:value-type="float" office:value="20.61316" calcext:value-type="float">
            <text:p>20.61316</text:p>
          </table:table-cell>
          <table:table-cell office:value-type="float" office:value="20.58899" calcext:value-type="float">
            <text:p>20.58899</text:p>
          </table:table-cell>
          <table:table-cell office:value-type="float" office:value="19.35178" calcext:value-type="float">
            <text:p>19.35178</text:p>
          </table:table-cell>
          <table:table-cell office:value-type="float" office:value="19.28806" calcext:value-type="float">
            <text:p>19.28806</text:p>
          </table:table-cell>
          <table:table-cell office:value-type="float" office:value="18.18713" calcext:value-type="float">
            <text:p>18.18713</text:p>
          </table:table-cell>
          <table:table-cell office:value-type="float" office:value="18.11218" calcext:value-type="float">
            <text:p>18.11218</text:p>
          </table:table-cell>
          <table:table-cell office:value-type="float" office:value="17.38132" calcext:value-type="float">
            <text:p>17.38132</text:p>
          </table:table-cell>
          <table:table-cell office:value-type="float" office:value="17.30649" calcext:value-type="float">
            <text:p>17.30649</text:p>
          </table:table-cell>
          <table:table-cell office:value-type="float" office:value="32.05981" calcext:value-type="float">
            <text:p>32.05981</text:p>
          </table:table-cell>
          <table:table-cell office:value-type="float" office:value="20.50244" calcext:value-type="float">
            <text:p>20.502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2" calcext:value-type="float">
            <text:p>28072002</text:p>
          </table:table-cell>
          <table:table-cell office:value-type="float" office:value="19.92744" calcext:value-type="float">
            <text:p>19.92744</text:p>
          </table:table-cell>
          <table:table-cell office:value-type="float" office:value="32.91" calcext:value-type="float">
            <text:p>32.91</text:p>
          </table:table-cell>
          <table:table-cell office:value-type="float" office:value="20.32" calcext:value-type="float">
            <text:p>20.32</text:p>
          </table:table-cell>
          <table:table-cell office:value-type="float" office:value="2.443121" calcext:value-type="float">
            <text:p>2.443121</text:p>
          </table:table-cell>
          <table:table-cell office:value-type="float" office:value="1.94249" calcext:value-type="float">
            <text:p>1.94249</text:p>
          </table:table-cell>
          <table:table-cell office:value-type="float" office:value="287.496" calcext:value-type="float">
            <text:p>287.496</text:p>
          </table:table-cell>
          <table:table-cell office:value-type="float" office:value="0.1" calcext:value-type="float">
            <text:p>0.1</text:p>
          </table:table-cell>
          <table:table-cell office:value-type="float" office:value="30.59253" calcext:value-type="float">
            <text:p>30.59253</text:p>
          </table:table-cell>
          <table:table-cell office:value-type="float" office:value="20.97433" calcext:value-type="float">
            <text:p>20.97433</text:p>
          </table:table-cell>
          <table:table-cell office:value-type="float" office:value="28.15024" calcext:value-type="float">
            <text:p>28.15024</text:p>
          </table:table-cell>
          <table:table-cell office:value-type="float" office:value="22.54782" calcext:value-type="float">
            <text:p>22.54782</text:p>
          </table:table-cell>
          <table:table-cell office:value-type="float" office:value="26.79694" calcext:value-type="float">
            <text:p>26.79694</text:p>
          </table:table-cell>
          <table:table-cell office:value-type="float" office:value="23.4834" calcext:value-type="float">
            <text:p>23.4834</text:p>
          </table:table-cell>
          <table:table-cell office:value-type="float" office:value="25.8334" calcext:value-type="float">
            <text:p>25.8334</text:p>
          </table:table-cell>
          <table:table-cell office:value-type="float" office:value="23.83905" calcext:value-type="float">
            <text:p>23.83905</text:p>
          </table:table-cell>
          <table:table-cell office:value-type="float" office:value="25.26068" calcext:value-type="float">
            <text:p>25.26068</text:p>
          </table:table-cell>
          <table:table-cell office:value-type="float" office:value="24.0061" calcext:value-type="float">
            <text:p>24.0061</text:p>
          </table:table-cell>
          <table:table-cell office:value-type="float" office:value="24.79773" calcext:value-type="float">
            <text:p>24.79773</text:p>
          </table:table-cell>
          <table:table-cell office:value-type="float" office:value="24.09946" calcext:value-type="float">
            <text:p>24.09946</text:p>
          </table:table-cell>
          <table:table-cell office:value-type="float" office:value="24.42749" calcext:value-type="float">
            <text:p>24.42749</text:p>
          </table:table-cell>
          <table:table-cell office:value-type="float" office:value="24.01971" calcext:value-type="float">
            <text:p>24.01971</text:p>
          </table:table-cell>
          <table:table-cell office:value-type="float" office:value="23.85208" calcext:value-type="float">
            <text:p>23.85208</text:p>
          </table:table-cell>
          <table:table-cell office:value-type="float" office:value="23.78986" calcext:value-type="float">
            <text:p>23.78986</text:p>
          </table:table-cell>
          <table:table-cell office:value-type="float" office:value="23.17068" calcext:value-type="float">
            <text:p>23.17068</text:p>
          </table:table-cell>
          <table:table-cell office:value-type="float" office:value="23.06284" calcext:value-type="float">
            <text:p>23.06284</text:p>
          </table:table-cell>
          <table:table-cell office:value-type="float" office:value="21.94946" calcext:value-type="float">
            <text:p>21.94946</text:p>
          </table:table-cell>
          <table:table-cell office:value-type="float" office:value="21.89148" calcext:value-type="float">
            <text:p>21.89148</text:p>
          </table:table-cell>
          <table:table-cell office:value-type="float" office:value="20.62439" calcext:value-type="float">
            <text:p>20.62439</text:p>
          </table:table-cell>
          <table:table-cell office:value-type="float" office:value="20.61328" calcext:value-type="float">
            <text:p>20.61328</text:p>
          </table:table-cell>
          <table:table-cell office:value-type="float" office:value="19.4068" calcext:value-type="float">
            <text:p>19.4068</text:p>
          </table:table-cell>
          <table:table-cell office:value-type="float" office:value="19.35242" calcext:value-type="float">
            <text:p>19.35242</text:p>
          </table:table-cell>
          <table:table-cell office:value-type="float" office:value="18.25909" calcext:value-type="float">
            <text:p>18.25909</text:p>
          </table:table-cell>
          <table:table-cell office:value-type="float" office:value="18.18796" calcext:value-type="float">
            <text:p>18.18796</text:p>
          </table:table-cell>
          <table:table-cell office:value-type="float" office:value="17.45465" calcext:value-type="float">
            <text:p>17.45465</text:p>
          </table:table-cell>
          <table:table-cell office:value-type="float" office:value="17.38211" calcext:value-type="float">
            <text:p>17.38211</text:p>
          </table:table-cell>
          <table:table-cell office:value-type="float" office:value="31.26685" calcext:value-type="float">
            <text:p>31.26685</text:p>
          </table:table-cell>
          <table:table-cell office:value-type="float" office:value="19.80295" calcext:value-type="float">
            <text:p>19.802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2" calcext:value-type="float">
            <text:p>29072002</text:p>
          </table:table-cell>
          <table:table-cell office:value-type="float" office:value="26.90316" calcext:value-type="float">
            <text:p>26.90316</text:p>
          </table:table-cell>
          <table:table-cell office:value-type="float" office:value="33.84" calcext:value-type="float">
            <text:p>33.84</text:p>
          </table:table-cell>
          <table:table-cell office:value-type="float" office:value="17.09" calcext:value-type="float">
            <text:p>17.09</text:p>
          </table:table-cell>
          <table:table-cell office:value-type="float" office:value="2.199806" calcext:value-type="float">
            <text:p>2.199806</text:p>
          </table:table-cell>
          <table:table-cell office:value-type="float" office:value="1.152403" calcext:value-type="float">
            <text:p>1.152403</text:p>
          </table:table-cell>
          <table:table-cell office:value-type="float" office:value="155.916" calcext:value-type="float">
            <text:p>155.916</text:p>
          </table:table-cell>
          <table:table-cell office:value-type="float" office:value="0" calcext:value-type="float">
            <text:p>0</text:p>
          </table:table-cell>
          <table:table-cell office:value-type="float" office:value="35.40533" calcext:value-type="float">
            <text:p>35.40533</text:p>
          </table:table-cell>
          <table:table-cell office:value-type="float" office:value="18.50546" calcext:value-type="float">
            <text:p>18.50546</text:p>
          </table:table-cell>
          <table:table-cell office:value-type="float" office:value="30.659" calcext:value-type="float">
            <text:p>30.659</text:p>
          </table:table-cell>
          <table:table-cell office:value-type="float" office:value="20.55338" calcext:value-type="float">
            <text:p>20.55338</text:p>
          </table:table-cell>
          <table:table-cell office:value-type="float" office:value="28.71011" calcext:value-type="float">
            <text:p>28.71011</text:p>
          </table:table-cell>
          <table:table-cell office:value-type="float" office:value="21.69244" calcext:value-type="float">
            <text:p>21.69244</text:p>
          </table:table-cell>
          <table:table-cell office:value-type="float" office:value="27.13455" calcext:value-type="float">
            <text:p>27.13455</text:p>
          </table:table-cell>
          <table:table-cell office:value-type="float" office:value="22.54135" calcext:value-type="float">
            <text:p>22.54135</text:p>
          </table:table-cell>
          <table:table-cell office:value-type="float" office:value="26.16098" calcext:value-type="float">
            <text:p>26.16098</text:p>
          </table:table-cell>
          <table:table-cell office:value-type="float" office:value="23.02103" calcext:value-type="float">
            <text:p>23.02103</text:p>
          </table:table-cell>
          <table:table-cell office:value-type="float" office:value="25.28403" calcext:value-type="float">
            <text:p>25.28403</text:p>
          </table:table-cell>
          <table:table-cell office:value-type="float" office:value="23.42642" calcext:value-type="float">
            <text:p>23.42642</text:p>
          </table:table-cell>
          <table:table-cell office:value-type="float" office:value="24.61127" calcext:value-type="float">
            <text:p>24.61127</text:p>
          </table:table-cell>
          <table:table-cell office:value-type="float" office:value="23.5705" calcext:value-type="float">
            <text:p>23.5705</text:p>
          </table:table-cell>
          <table:table-cell office:value-type="float" office:value="23.82767" calcext:value-type="float">
            <text:p>23.82767</text:p>
          </table:table-cell>
          <table:table-cell office:value-type="float" office:value="23.59668" calcext:value-type="float">
            <text:p>23.59668</text:p>
          </table:table-cell>
          <table:table-cell office:value-type="float" office:value="23.06204" calcext:value-type="float">
            <text:p>23.06204</text:p>
          </table:table-cell>
          <table:table-cell office:value-type="float" office:value="22.96072" calcext:value-type="float">
            <text:p>22.96072</text:p>
          </table:table-cell>
          <table:table-cell office:value-type="float" office:value="21.8909" calcext:value-type="float">
            <text:p>21.8909</text:p>
          </table:table-cell>
          <table:table-cell office:value-type="float" office:value="21.8399" calcext:value-type="float">
            <text:p>21.8399</text:p>
          </table:table-cell>
          <table:table-cell office:value-type="float" office:value="20.62894" calcext:value-type="float">
            <text:p>20.62894</text:p>
          </table:table-cell>
          <table:table-cell office:value-type="float" office:value="20.62448" calcext:value-type="float">
            <text:p>20.62448</text:p>
          </table:table-cell>
          <table:table-cell office:value-type="float" office:value="19.45438" calcext:value-type="float">
            <text:p>19.45438</text:p>
          </table:table-cell>
          <table:table-cell office:value-type="float" office:value="19.40729" calcext:value-type="float">
            <text:p>19.40729</text:p>
          </table:table-cell>
          <table:table-cell office:value-type="float" office:value="18.32632" calcext:value-type="float">
            <text:p>18.32632</text:p>
          </table:table-cell>
          <table:table-cell office:value-type="float" office:value="18.2598" calcext:value-type="float">
            <text:p>18.2598</text:p>
          </table:table-cell>
          <table:table-cell office:value-type="float" office:value="17.52545" calcext:value-type="float">
            <text:p>17.52545</text:p>
          </table:table-cell>
          <table:table-cell office:value-type="float" office:value="17.45541" calcext:value-type="float">
            <text:p>17.45541</text:p>
          </table:table-cell>
          <table:table-cell office:value-type="float" office:value="41.79517" calcext:value-type="float">
            <text:p>41.79517</text:p>
          </table:table-cell>
          <table:table-cell office:value-type="float" office:value="16.82645" calcext:value-type="float">
            <text:p>16.826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2" calcext:value-type="float">
            <text:p>30072002</text:p>
          </table:table-cell>
          <table:table-cell office:value-type="float" office:value="14.16996" calcext:value-type="float">
            <text:p>14.16996</text:p>
          </table:table-cell>
          <table:table-cell office:value-type="float" office:value="33.66" calcext:value-type="float">
            <text:p>33.66</text:p>
          </table:table-cell>
          <table:table-cell office:value-type="float" office:value="21.54" calcext:value-type="float">
            <text:p>21.54</text:p>
          </table:table-cell>
          <table:table-cell office:value-type="float" office:value="2.236131" calcext:value-type="float">
            <text:p>2.236131</text:p>
          </table:table-cell>
          <table:table-cell office:value-type="float" office:value="1.565569" calcext:value-type="float">
            <text:p>1.565569</text:p>
          </table:table-cell>
          <table:table-cell office:value-type="float" office:value="261.9" calcext:value-type="float">
            <text:p>261.9</text:p>
          </table:table-cell>
          <table:table-cell office:value-type="float" office:value="0" calcext:value-type="float">
            <text:p>0</text:p>
          </table:table-cell>
          <table:table-cell office:value-type="float" office:value="32.08231" calcext:value-type="float">
            <text:p>32.08231</text:p>
          </table:table-cell>
          <table:table-cell office:value-type="float" office:value="23.44333" calcext:value-type="float">
            <text:p>23.44333</text:p>
          </table:table-cell>
          <table:table-cell office:value-type="float" office:value="29.09549" calcext:value-type="float">
            <text:p>29.09549</text:p>
          </table:table-cell>
          <table:table-cell office:value-type="float" office:value="24.43015" calcext:value-type="float">
            <text:p>24.43015</text:p>
          </table:table-cell>
          <table:table-cell office:value-type="float" office:value="27.81424" calcext:value-type="float">
            <text:p>27.81424</text:p>
          </table:table-cell>
          <table:table-cell office:value-type="float" office:value="24.78845" calcext:value-type="float">
            <text:p>24.78845</text:p>
          </table:table-cell>
          <table:table-cell office:value-type="float" office:value="26.82251" calcext:value-type="float">
            <text:p>26.82251</text:p>
          </table:table-cell>
          <table:table-cell office:value-type="float" office:value="24.91306" calcext:value-type="float">
            <text:p>24.91306</text:p>
          </table:table-cell>
          <table:table-cell office:value-type="float" office:value="26.16776" calcext:value-type="float">
            <text:p>26.16776</text:p>
          </table:table-cell>
          <table:table-cell office:value-type="float" office:value="24.88989" calcext:value-type="float">
            <text:p>24.88989</text:p>
          </table:table-cell>
          <table:table-cell office:value-type="float" office:value="25.49841" calcext:value-type="float">
            <text:p>25.49841</text:p>
          </table:table-cell>
          <table:table-cell office:value-type="float" office:value="24.75919" calcext:value-type="float">
            <text:p>24.75919</text:p>
          </table:table-cell>
          <table:table-cell office:value-type="float" office:value="24.89722" calcext:value-type="float">
            <text:p>24.89722</text:p>
          </table:table-cell>
          <table:table-cell office:value-type="float" office:value="24.44183" calcext:value-type="float">
            <text:p>24.44183</text:p>
          </table:table-cell>
          <table:table-cell office:value-type="float" office:value="23.992" calcext:value-type="float">
            <text:p>23.992</text:p>
          </table:table-cell>
          <table:table-cell office:value-type="float" office:value="23.7067" calcext:value-type="float">
            <text:p>23.7067</text:p>
          </table:table-cell>
          <table:table-cell office:value-type="float" office:value="22.96494" calcext:value-type="float">
            <text:p>22.96494</text:p>
          </table:table-cell>
          <table:table-cell office:value-type="float" office:value="22.95215" calcext:value-type="float">
            <text:p>22.95215</text:p>
          </table:table-cell>
          <table:table-cell office:value-type="float" office:value="21.83932" calcext:value-type="float">
            <text:p>21.83932</text:p>
          </table:table-cell>
          <table:table-cell office:value-type="float" office:value="21.79984" calcext:value-type="float">
            <text:p>21.79984</text:p>
          </table:table-cell>
          <table:table-cell office:value-type="float" office:value="20.63052" calcext:value-type="float">
            <text:p>20.63052</text:p>
          </table:table-cell>
          <table:table-cell office:value-type="float" office:value="20.62897" calcext:value-type="float">
            <text:p>20.62897</text:p>
          </table:table-cell>
          <table:table-cell office:value-type="float" office:value="19.49542" calcext:value-type="float">
            <text:p>19.49542</text:p>
          </table:table-cell>
          <table:table-cell office:value-type="float" office:value="19.4548" calcext:value-type="float">
            <text:p>19.4548</text:p>
          </table:table-cell>
          <table:table-cell office:value-type="float" office:value="18.38913" calcext:value-type="float">
            <text:p>18.38913</text:p>
          </table:table-cell>
          <table:table-cell office:value-type="float" office:value="18.327" calcext:value-type="float">
            <text:p>18.327</text:p>
          </table:table-cell>
          <table:table-cell office:value-type="float" office:value="17.59369" calcext:value-type="float">
            <text:p>17.59369</text:p>
          </table:table-cell>
          <table:table-cell office:value-type="float" office:value="17.52615" calcext:value-type="float">
            <text:p>17.52615</text:p>
          </table:table-cell>
          <table:table-cell office:value-type="float" office:value="37.21207" calcext:value-type="float">
            <text:p>37.21207</text:p>
          </table:table-cell>
          <table:table-cell office:value-type="float" office:value="21.71997" calcext:value-type="float">
            <text:p>21.719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2" calcext:value-type="float">
            <text:p>31072002</text:p>
          </table:table-cell>
          <table:table-cell office:value-type="float" office:value="26.45496" calcext:value-type="float">
            <text:p>26.45496</text:p>
          </table:table-cell>
          <table:table-cell office:value-type="float" office:value="34.88" calcext:value-type="float">
            <text:p>34.88</text:p>
          </table:table-cell>
          <table:table-cell office:value-type="float" office:value="20.84" calcext:value-type="float">
            <text:p>20.84</text:p>
          </table:table-cell>
          <table:table-cell office:value-type="float" office:value="2.38915" calcext:value-type="float">
            <text:p>2.38915</text:p>
          </table:table-cell>
          <table:table-cell office:value-type="float" office:value="1.535564" calcext:value-type="float">
            <text:p>1.535564</text:p>
          </table:table-cell>
          <table:table-cell office:value-type="float" office:value="345.564" calcext:value-type="float">
            <text:p>345.564</text:p>
          </table:table-cell>
          <table:table-cell office:value-type="float" office:value="0" calcext:value-type="float">
            <text:p>0</text:p>
          </table:table-cell>
          <table:table-cell office:value-type="float" office:value="37.73901" calcext:value-type="float">
            <text:p>37.73901</text:p>
          </table:table-cell>
          <table:table-cell office:value-type="float" office:value="23.39044" calcext:value-type="float">
            <text:p>23.39044</text:p>
          </table:table-cell>
          <table:table-cell office:value-type="float" office:value="33.26483" calcext:value-type="float">
            <text:p>33.26483</text:p>
          </table:table-cell>
          <table:table-cell office:value-type="float" office:value="24.5473" calcext:value-type="float">
            <text:p>24.5473</text:p>
          </table:table-cell>
          <table:table-cell office:value-type="float" office:value="31.035" calcext:value-type="float">
            <text:p>31.035</text:p>
          </table:table-cell>
          <table:table-cell office:value-type="float" office:value="24.97232" calcext:value-type="float">
            <text:p>24.97232</text:p>
          </table:table-cell>
          <table:table-cell office:value-type="float" office:value="29.18826" calcext:value-type="float">
            <text:p>29.18826</text:p>
          </table:table-cell>
          <table:table-cell office:value-type="float" office:value="25.13217" calcext:value-type="float">
            <text:p>25.13217</text:p>
          </table:table-cell>
          <table:table-cell office:value-type="float" office:value="27.98969" calcext:value-type="float">
            <text:p>27.98969</text:p>
          </table:table-cell>
          <table:table-cell office:value-type="float" office:value="25.12366" calcext:value-type="float">
            <text:p>25.12366</text:p>
          </table:table-cell>
          <table:table-cell office:value-type="float" office:value="26.81729" calcext:value-type="float">
            <text:p>26.81729</text:p>
          </table:table-cell>
          <table:table-cell office:value-type="float" office:value="25.00613" calcext:value-type="float">
            <text:p>25.00613</text:p>
          </table:table-cell>
          <table:table-cell office:value-type="float" office:value="25.82004" calcext:value-type="float">
            <text:p>25.82004</text:p>
          </table:table-cell>
          <table:table-cell office:value-type="float" office:value="24.68527" calcext:value-type="float">
            <text:p>24.68527</text:p>
          </table:table-cell>
          <table:table-cell office:value-type="float" office:value="24.34677" calcext:value-type="float">
            <text:p>24.34677</text:p>
          </table:table-cell>
          <table:table-cell office:value-type="float" office:value="23.99615" calcext:value-type="float">
            <text:p>23.99615</text:p>
          </table:table-cell>
          <table:table-cell office:value-type="float" office:value="23.04211" calcext:value-type="float">
            <text:p>23.04211</text:p>
          </table:table-cell>
          <table:table-cell office:value-type="float" office:value="22.96545" calcext:value-type="float">
            <text:p>22.96545</text:p>
          </table:table-cell>
          <table:table-cell office:value-type="float" office:value="21.79956" calcext:value-type="float">
            <text:p>21.79956</text:p>
          </table:table-cell>
          <table:table-cell office:value-type="float" office:value="21.78857" calcext:value-type="float">
            <text:p>21.78857</text:p>
          </table:table-cell>
          <table:table-cell office:value-type="float" office:value="20.63574" calcext:value-type="float">
            <text:p>20.63574</text:p>
          </table:table-cell>
          <table:table-cell office:value-type="float" office:value="20.63055" calcext:value-type="float">
            <text:p>20.63055</text:p>
          </table:table-cell>
          <table:table-cell office:value-type="float" office:value="19.53156" calcext:value-type="float">
            <text:p>19.53156</text:p>
          </table:table-cell>
          <table:table-cell office:value-type="float" office:value="19.49582" calcext:value-type="float">
            <text:p>19.49582</text:p>
          </table:table-cell>
          <table:table-cell office:value-type="float" office:value="18.44736" calcext:value-type="float">
            <text:p>18.44736</text:p>
          </table:table-cell>
          <table:table-cell office:value-type="float" office:value="18.3898" calcext:value-type="float">
            <text:p>18.3898</text:p>
          </table:table-cell>
          <table:table-cell office:value-type="float" office:value="17.65869" calcext:value-type="float">
            <text:p>17.65869</text:p>
          </table:table-cell>
          <table:table-cell office:value-type="float" office:value="17.59439" calcext:value-type="float">
            <text:p>17.59439</text:p>
          </table:table-cell>
          <table:table-cell office:value-type="float" office:value="43.91794" calcext:value-type="float">
            <text:p>43.91794</text:p>
          </table:table-cell>
          <table:table-cell office:value-type="float" office:value="21.34525" calcext:value-type="float">
            <text:p>21.345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2" calcext:value-type="float">
            <text:p>1082002</text:p>
          </table:table-cell>
          <table:table-cell office:value-type="float" office:value="22.16232" calcext:value-type="float">
            <text:p>22.16232</text:p>
          </table:table-cell>
          <table:table-cell office:value-type="float" office:value="28.54" calcext:value-type="float">
            <text:p>28.54</text:p>
          </table:table-cell>
          <table:table-cell office:value-type="float" office:value="16.09" calcext:value-type="float">
            <text:p>16.09</text:p>
          </table:table-cell>
          <table:table-cell office:value-type="float" office:value="2.356175" calcext:value-type="float">
            <text:p>2.356175</text:p>
          </table:table-cell>
          <table:table-cell office:value-type="float" office:value="1.112421" calcext:value-type="float">
            <text:p>1.112421</text:p>
          </table:table-cell>
          <table:table-cell office:value-type="float" office:value="333.576" calcext:value-type="float">
            <text:p>333.576</text:p>
          </table:table-cell>
          <table:table-cell office:value-type="float" office:value="0" calcext:value-type="float">
            <text:p>0</text:p>
          </table:table-cell>
          <table:table-cell office:value-type="float" office:value="34.90463" calcext:value-type="float">
            <text:p>34.90463</text:p>
          </table:table-cell>
          <table:table-cell office:value-type="float" office:value="20.10318" calcext:value-type="float">
            <text:p>20.10318</text:p>
          </table:table-cell>
          <table:table-cell office:value-type="float" office:value="30.94855" calcext:value-type="float">
            <text:p>30.94855</text:p>
          </table:table-cell>
          <table:table-cell office:value-type="float" office:value="23.10464" calcext:value-type="float">
            <text:p>23.10464</text:p>
          </table:table-cell>
          <table:table-cell office:value-type="float" office:value="29.19366" calcext:value-type="float">
            <text:p>29.19366</text:p>
          </table:table-cell>
          <table:table-cell office:value-type="float" office:value="24.72318" calcext:value-type="float">
            <text:p>24.72318</text:p>
          </table:table-cell>
          <table:table-cell office:value-type="float" office:value="28.11859" calcext:value-type="float">
            <text:p>28.11859</text:p>
          </table:table-cell>
          <table:table-cell office:value-type="float" office:value="25.7211" calcext:value-type="float">
            <text:p>25.7211</text:p>
          </table:table-cell>
          <table:table-cell office:value-type="float" office:value="27.58667" calcext:value-type="float">
            <text:p>27.58667</text:p>
          </table:table-cell>
          <table:table-cell office:value-type="float" office:value="26.03174" calcext:value-type="float">
            <text:p>26.03174</text:p>
          </table:table-cell>
          <table:table-cell office:value-type="float" office:value="26.80826" calcext:value-type="float">
            <text:p>26.80826</text:p>
          </table:table-cell>
          <table:table-cell office:value-type="float" office:value="26.04846" calcext:value-type="float">
            <text:p>26.04846</text:p>
          </table:table-cell>
          <table:table-cell office:value-type="float" office:value="25.85999" calcext:value-type="float">
            <text:p>25.85999</text:p>
          </table:table-cell>
          <table:table-cell office:value-type="float" office:value="25.5267" calcext:value-type="float">
            <text:p>25.5267</text:p>
          </table:table-cell>
          <table:table-cell office:value-type="float" office:value="24.72925" calcext:value-type="float">
            <text:p>24.72925</text:p>
          </table:table-cell>
          <table:table-cell office:value-type="float" office:value="24.35611" calcext:value-type="float">
            <text:p>24.35611</text:p>
          </table:table-cell>
          <table:table-cell office:value-type="float" office:value="23.22852" calcext:value-type="float">
            <text:p>23.22852</text:p>
          </table:table-cell>
          <table:table-cell office:value-type="float" office:value="23.04364" calcext:value-type="float">
            <text:p>23.04364</text:p>
          </table:table-cell>
          <table:table-cell office:value-type="float" office:value="21.81644" calcext:value-type="float">
            <text:p>21.81644</text:p>
          </table:table-cell>
          <table:table-cell office:value-type="float" office:value="21.78888" calcext:value-type="float">
            <text:p>21.78888</text:p>
          </table:table-cell>
          <table:table-cell office:value-type="float" office:value="20.65152" calcext:value-type="float">
            <text:p>20.65152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19.56586" calcext:value-type="float">
            <text:p>19.56586</text:p>
          </table:table-cell>
          <table:table-cell office:value-type="float" office:value="19.53192" calcext:value-type="float">
            <text:p>19.53192</text:p>
          </table:table-cell>
          <table:table-cell office:value-type="float" office:value="18.50143" calcext:value-type="float">
            <text:p>18.50143</text:p>
          </table:table-cell>
          <table:table-cell office:value-type="float" office:value="18.44794" calcext:value-type="float">
            <text:p>18.44794</text:p>
          </table:table-cell>
          <table:table-cell office:value-type="float" office:value="17.71973" calcext:value-type="float">
            <text:p>17.71973</text:p>
          </table:table-cell>
          <table:table-cell office:value-type="float" office:value="17.65933" calcext:value-type="float">
            <text:p>17.65933</text:p>
          </table:table-cell>
          <table:table-cell office:value-type="float" office:value="38.97827" calcext:value-type="float">
            <text:p>38.97827</text:p>
          </table:table-cell>
          <table:table-cell office:value-type="float" office:value="16.53387" calcext:value-type="float">
            <text:p>16.533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2" calcext:value-type="float">
            <text:p>2082002</text:p>
          </table:table-cell>
          <table:table-cell office:value-type="float" office:value="25.9938" calcext:value-type="float">
            <text:p>25.9938</text:p>
          </table:table-cell>
          <table:table-cell office:value-type="float" office:value="26.77" calcext:value-type="float">
            <text:p>26.77</text:p>
          </table:table-cell>
          <table:table-cell office:value-type="float" office:value="12.29" calcext:value-type="float">
            <text:p>12.29</text:p>
          </table:table-cell>
          <table:table-cell office:value-type="float" office:value="1.651367" calcext:value-type="float">
            <text:p>1.651367</text:p>
          </table:table-cell>
          <table:table-cell office:value-type="float" office:value="1.254845" calcext:value-type="float">
            <text:p>1.254845</text:p>
          </table:table-cell>
          <table:table-cell office:value-type="float" office:value="173.952" calcext:value-type="float">
            <text:p>173.952</text:p>
          </table:table-cell>
          <table:table-cell office:value-type="float" office:value="0" calcext:value-type="float">
            <text:p>0</text:p>
          </table:table-cell>
          <table:table-cell office:value-type="float" office:value="31.46457" calcext:value-type="float">
            <text:p>31.46457</text:p>
          </table:table-cell>
          <table:table-cell office:value-type="float" office:value="16.64151" calcext:value-type="float">
            <text:p>16.64151</text:p>
          </table:table-cell>
          <table:table-cell office:value-type="float" office:value="28.37875" calcext:value-type="float">
            <text:p>28.37875</text:p>
          </table:table-cell>
          <table:table-cell office:value-type="float" office:value="19.79282" calcext:value-type="float">
            <text:p>19.79282</text:p>
          </table:table-cell>
          <table:table-cell office:value-type="float" office:value="27.06647" calcext:value-type="float">
            <text:p>27.06647</text:p>
          </table:table-cell>
          <table:table-cell office:value-type="float" office:value="21.49866" calcext:value-type="float">
            <text:p>21.49866</text:p>
          </table:table-cell>
          <table:table-cell office:value-type="float" office:value="26.11032" calcext:value-type="float">
            <text:p>26.11032</text:p>
          </table:table-cell>
          <table:table-cell office:value-type="float" office:value="22.79211" calcext:value-type="float">
            <text:p>22.79211</text:p>
          </table:table-cell>
          <table:table-cell office:value-type="float" office:value="25.95288" calcext:value-type="float">
            <text:p>25.95288</text:p>
          </table:table-cell>
          <table:table-cell office:value-type="float" office:value="23.51581" calcext:value-type="float">
            <text:p>23.51581</text:p>
          </table:table-cell>
          <table:table-cell office:value-type="float" office:value="26.1188" calcext:value-type="float">
            <text:p>26.1188</text:p>
          </table:table-cell>
          <table:table-cell office:value-type="float" office:value="24.08151" calcext:value-type="float">
            <text:p>24.08151</text:p>
          </table:table-cell>
          <table:table-cell office:value-type="float" office:value="25.70496" calcext:value-type="float">
            <text:p>25.70496</text:p>
          </table:table-cell>
          <table:table-cell office:value-type="float" office:value="24.27893" calcext:value-type="float">
            <text:p>24.27893</text:p>
          </table:table-cell>
          <table:table-cell office:value-type="float" office:value="24.73718" calcext:value-type="float">
            <text:p>24.73718</text:p>
          </table:table-cell>
          <table:table-cell office:value-type="float" office:value="24.24075" calcext:value-type="float">
            <text:p>24.24075</text:p>
          </table:table-cell>
          <table:table-cell office:value-type="float" office:value="23.29163" calcext:value-type="float">
            <text:p>23.29163</text:p>
          </table:table-cell>
          <table:table-cell office:value-type="float" office:value="23.23038" calcext:value-type="float">
            <text:p>23.23038</text:p>
          </table:table-cell>
          <table:table-cell office:value-type="float" office:value="21.86578" calcext:value-type="float">
            <text:p>21.86578</text:p>
          </table:table-cell>
          <table:table-cell office:value-type="float" office:value="21.81696" calcext:value-type="float">
            <text:p>21.81696</text:p>
          </table:table-cell>
          <table:table-cell office:value-type="float" office:value="20.68188" calcext:value-type="float">
            <text:p>20.68188</text:p>
          </table:table-cell>
          <table:table-cell office:value-type="float" office:value="20.65173" calcext:value-type="float">
            <text:p>20.65173</text:p>
          </table:table-cell>
          <table:table-cell office:value-type="float" office:value="19.60184" calcext:value-type="float">
            <text:p>19.60184</text:p>
          </table:table-cell>
          <table:table-cell office:value-type="float" office:value="19.56619" calcext:value-type="float">
            <text:p>19.56619</text:p>
          </table:table-cell>
          <table:table-cell office:value-type="float" office:value="18.55246" calcext:value-type="float">
            <text:p>18.55246</text:p>
          </table:table-cell>
          <table:table-cell office:value-type="float" office:value="18.50198" calcext:value-type="float">
            <text:p>18.50198</text:p>
          </table:table-cell>
          <table:table-cell office:value-type="float" office:value="17.77744" calcext:value-type="float">
            <text:p>17.77744</text:p>
          </table:table-cell>
          <table:table-cell office:value-type="float" office:value="17.72034" calcext:value-type="float">
            <text:p>17.72034</text:p>
          </table:table-cell>
          <table:table-cell office:value-type="float" office:value="34.483" calcext:value-type="float">
            <text:p>34.483</text:p>
          </table:table-cell>
          <table:table-cell office:value-type="float" office:value="12.83203" calcext:value-type="float">
            <text:p>12.832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2" calcext:value-type="float">
            <text:p>3082002</text:p>
          </table:table-cell>
          <table:table-cell office:value-type="float" office:value="24.74964" calcext:value-type="float">
            <text:p>24.74964</text:p>
          </table:table-cell>
          <table:table-cell office:value-type="float" office:value="35.97" calcext:value-type="float">
            <text:p>35.97</text:p>
          </table:table-cell>
          <table:table-cell office:value-type="float" office:value="18.69" calcext:value-type="float">
            <text:p>18.69</text:p>
          </table:table-cell>
          <table:table-cell office:value-type="float" office:value="2.277445" calcext:value-type="float">
            <text:p>2.277445</text:p>
          </table:table-cell>
          <table:table-cell office:value-type="float" office:value="1.369014" calcext:value-type="float">
            <text:p>1.369014</text:p>
          </table:table-cell>
          <table:table-cell office:value-type="float" office:value="330.048" calcext:value-type="float">
            <text:p>330.048</text:p>
          </table:table-cell>
          <table:table-cell office:value-type="float" office:value="0" calcext:value-type="float">
            <text:p>0</text:p>
          </table:table-cell>
          <table:table-cell office:value-type="float" office:value="37.22433" calcext:value-type="float">
            <text:p>37.22433</text:p>
          </table:table-cell>
          <table:table-cell office:value-type="float" office:value="20.75098" calcext:value-type="float">
            <text:p>20.75098</text:p>
          </table:table-cell>
          <table:table-cell office:value-type="float" office:value="32.51385" calcext:value-type="float">
            <text:p>32.51385</text:p>
          </table:table-cell>
          <table:table-cell office:value-type="float" office:value="22.12952" calcext:value-type="float">
            <text:p>22.12952</text:p>
          </table:table-cell>
          <table:table-cell office:value-type="float" office:value="30.2811" calcext:value-type="float">
            <text:p>30.2811</text:p>
          </table:table-cell>
          <table:table-cell office:value-type="float" office:value="22.9325" calcext:value-type="float">
            <text:p>22.9325</text:p>
          </table:table-cell>
          <table:table-cell office:value-type="float" office:value="28.47281" calcext:value-type="float">
            <text:p>28.47281</text:p>
          </table:table-cell>
          <table:table-cell office:value-type="float" office:value="23.53067" calcext:value-type="float">
            <text:p>23.53067</text:p>
          </table:table-cell>
          <table:table-cell office:value-type="float" office:value="27.34879" calcext:value-type="float">
            <text:p>27.34879</text:p>
          </table:table-cell>
          <table:table-cell office:value-type="float" office:value="23.85873" calcext:value-type="float">
            <text:p>23.85873</text:p>
          </table:table-cell>
          <table:table-cell office:value-type="float" office:value="26.323" calcext:value-type="float">
            <text:p>26.323</text:p>
          </table:table-cell>
          <table:table-cell office:value-type="float" office:value="24.12155" calcext:value-type="float">
            <text:p>24.12155</text:p>
          </table:table-cell>
          <table:table-cell office:value-type="float" office:value="25.42737" calcext:value-type="float">
            <text:p>25.42737</text:p>
          </table:table-cell>
          <table:table-cell office:value-type="float" office:value="24.15619" calcext:value-type="float">
            <text:p>24.15619</text:p>
          </table:table-cell>
          <table:table-cell office:value-type="float" office:value="24.2399" calcext:value-type="float">
            <text:p>24.2399</text:p>
          </table:table-cell>
          <table:table-cell office:value-type="float" office:value="24.02939" calcext:value-type="float">
            <text:p>24.02939</text:p>
          </table:table-cell>
          <table:table-cell office:value-type="float" office:value="23.26816" calcext:value-type="float">
            <text:p>23.26816</text:p>
          </table:table-cell>
          <table:table-cell office:value-type="float" office:value="23.18954" calcext:value-type="float">
            <text:p>23.18954</text:p>
          </table:table-cell>
          <table:table-cell office:value-type="float" office:value="21.88931" calcext:value-type="float">
            <text:p>21.88931</text:p>
          </table:table-cell>
          <table:table-cell office:value-type="float" office:value="21.86621" calcext:value-type="float">
            <text:p>21.86621</text:p>
          </table:table-cell>
          <table:table-cell office:value-type="float" office:value="20.71625" calcext:value-type="float">
            <text:p>20.71625</text:p>
          </table:table-cell>
          <table:table-cell office:value-type="float" office:value="20.68225" calcext:value-type="float">
            <text:p>20.68225</text:p>
          </table:table-cell>
          <table:table-cell office:value-type="float" office:value="19.64053" calcext:value-type="float">
            <text:p>19.64053</text:p>
          </table:table-cell>
          <table:table-cell office:value-type="float" office:value="19.6022" calcext:value-type="float">
            <text:p>19.6022</text:p>
          </table:table-cell>
          <table:table-cell office:value-type="float" office:value="18.60193" calcext:value-type="float">
            <text:p>18.60193</text:p>
          </table:table-cell>
          <table:table-cell office:value-type="float" office:value="18.55301" calcext:value-type="float">
            <text:p>18.55301</text:p>
          </table:table-cell>
          <table:table-cell office:value-type="float" office:value="17.8316" calcext:value-type="float">
            <text:p>17.8316</text:p>
          </table:table-cell>
          <table:table-cell office:value-type="float" office:value="17.77798" calcext:value-type="float">
            <text:p>17.77798</text:p>
          </table:table-cell>
          <table:table-cell office:value-type="float" office:value="44.52377" calcext:value-type="float">
            <text:p>44.52377</text:p>
          </table:table-cell>
          <table:table-cell office:value-type="float" office:value="18.66553" calcext:value-type="float">
            <text:p>18.665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2" calcext:value-type="float">
            <text:p>4082002</text:p>
          </table:table-cell>
          <table:table-cell office:value-type="float" office:value="21.67344" calcext:value-type="float">
            <text:p>21.67344</text:p>
          </table:table-cell>
          <table:table-cell office:value-type="float" office:value="34.58" calcext:value-type="float">
            <text:p>34.58</text:p>
          </table:table-cell>
          <table:table-cell office:value-type="float" office:value="21.94" calcext:value-type="float">
            <text:p>21.94</text:p>
          </table:table-cell>
          <table:table-cell office:value-type="float" office:value="2.745966" calcext:value-type="float">
            <text:p>2.745966</text:p>
          </table:table-cell>
          <table:table-cell office:value-type="float" office:value="1.922067" calcext:value-type="float">
            <text:p>1.922067</text:p>
          </table:table-cell>
          <table:table-cell office:value-type="float" office:value="253.404" calcext:value-type="float">
            <text:p>253.404</text:p>
          </table:table-cell>
          <table:table-cell office:value-type="float" office:value="7.9" calcext:value-type="float">
            <text:p>7.9</text:p>
          </table:table-cell>
          <table:table-cell office:value-type="float" office:value="30.98367" calcext:value-type="float">
            <text:p>30.98367</text:p>
          </table:table-cell>
          <table:table-cell office:value-type="float" office:value="22.39798" calcext:value-type="float">
            <text:p>22.39798</text:p>
          </table:table-cell>
          <table:table-cell office:value-type="float" office:value="29.36972" calcext:value-type="float">
            <text:p>29.36972</text:p>
          </table:table-cell>
          <table:table-cell office:value-type="float" office:value="23.62103" calcext:value-type="float">
            <text:p>23.62103</text:p>
          </table:table-cell>
          <table:table-cell office:value-type="float" office:value="28.26465" calcext:value-type="float">
            <text:p>28.26465</text:p>
          </table:table-cell>
          <table:table-cell office:value-type="float" office:value="24.55078" calcext:value-type="float">
            <text:p>24.55078</text:p>
          </table:table-cell>
          <table:table-cell office:value-type="float" office:value="27.74603" calcext:value-type="float">
            <text:p>27.74603</text:p>
          </table:table-cell>
          <table:table-cell office:value-type="float" office:value="25.07211" calcext:value-type="float">
            <text:p>25.07211</text:p>
          </table:table-cell>
          <table:table-cell office:value-type="float" office:value="27.146" calcext:value-type="float">
            <text:p>27.146</text:p>
          </table:table-cell>
          <table:table-cell office:value-type="float" office:value="25.25278" calcext:value-type="float">
            <text:p>25.25278</text:p>
          </table:table-cell>
          <table:table-cell office:value-type="float" office:value="26.33441" calcext:value-type="float">
            <text:p>26.33441</text:p>
          </table:table-cell>
          <table:table-cell office:value-type="float" office:value="25.27045" calcext:value-type="float">
            <text:p>25.27045</text:p>
          </table:table-cell>
          <table:table-cell office:value-type="float" office:value="25.53006" calcext:value-type="float">
            <text:p>25.53006</text:p>
          </table:table-cell>
          <table:table-cell office:value-type="float" office:value="24.98532" calcext:value-type="float">
            <text:p>24.98532</text:p>
          </table:table-cell>
          <table:table-cell office:value-type="float" office:value="24.45486" calcext:value-type="float">
            <text:p>24.45486</text:p>
          </table:table-cell>
          <table:table-cell office:value-type="float" office:value="24.20609" calcext:value-type="float">
            <text:p>24.20609</text:p>
          </table:table-cell>
          <table:table-cell office:value-type="float" office:value="23.24869" calcext:value-type="float">
            <text:p>23.24869</text:p>
          </table:table-cell>
          <table:table-cell office:value-type="float" office:value="23.18942" calcext:value-type="float">
            <text:p>23.18942</text:p>
          </table:table-cell>
          <table:table-cell office:value-type="float" office:value="21.90857" calcext:value-type="float">
            <text:p>21.90857</text:p>
          </table:table-cell>
          <table:table-cell office:value-type="float" office:value="21.88943" calcext:value-type="float">
            <text:p>21.88943</text:p>
          </table:table-cell>
          <table:table-cell office:value-type="float" office:value="20.74731" calcext:value-type="float">
            <text:p>20.74731</text:p>
          </table:table-cell>
          <table:table-cell office:value-type="float" office:value="20.71655" calcext:value-type="float">
            <text:p>20.71655</text:p>
          </table:table-cell>
          <table:table-cell office:value-type="float" office:value="19.67953" calcext:value-type="float">
            <text:p>19.67953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18.64969" calcext:value-type="float">
            <text:p>18.64969</text:p>
          </table:table-cell>
          <table:table-cell office:value-type="float" office:value="18.60242" calcext:value-type="float">
            <text:p>18.60242</text:p>
          </table:table-cell>
          <table:table-cell office:value-type="float" office:value="17.8833" calcext:value-type="float">
            <text:p>17.8833</text:p>
          </table:table-cell>
          <table:table-cell office:value-type="float" office:value="17.83215" calcext:value-type="float">
            <text:p>17.83215</text:p>
          </table:table-cell>
          <table:table-cell office:value-type="float" office:value="32.15738" calcext:value-type="float">
            <text:p>32.15738</text:p>
          </table:table-cell>
          <table:table-cell office:value-type="float" office:value="21.70557" calcext:value-type="float">
            <text:p>21.705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2" calcext:value-type="float">
            <text:p>5082002</text:p>
          </table:table-cell>
          <table:table-cell office:value-type="float" office:value="18.15912" calcext:value-type="float">
            <text:p>18.15912</text:p>
          </table:table-cell>
          <table:table-cell office:value-type="float" office:value="30.72" calcext:value-type="float">
            <text:p>30.72</text:p>
          </table:table-cell>
          <table:table-cell office:value-type="float" office:value="22.75" calcext:value-type="float">
            <text:p>22.75</text:p>
          </table:table-cell>
          <table:table-cell office:value-type="float" office:value="2.761306" calcext:value-type="float">
            <text:p>2.761306</text:p>
          </table:table-cell>
          <table:table-cell office:value-type="float" office:value="2.437102" calcext:value-type="float">
            <text:p>2.437102</text:p>
          </table:table-cell>
          <table:table-cell office:value-type="float" office:value="302.364" calcext:value-type="float">
            <text:p>302.364</text:p>
          </table:table-cell>
          <table:table-cell office:value-type="float" office:value="10" calcext:value-type="float">
            <text:p>10</text:p>
          </table:table-cell>
          <table:table-cell office:value-type="float" office:value="28.93451" calcext:value-type="float">
            <text:p>28.93451</text:p>
          </table:table-cell>
          <table:table-cell office:value-type="float" office:value="22.38934" calcext:value-type="float">
            <text:p>22.38934</text:p>
          </table:table-cell>
          <table:table-cell office:value-type="float" office:value="27.47406" calcext:value-type="float">
            <text:p>27.47406</text:p>
          </table:table-cell>
          <table:table-cell office:value-type="float" office:value="23.09106" calcext:value-type="float">
            <text:p>23.09106</text:p>
          </table:table-cell>
          <table:table-cell office:value-type="float" office:value="26.71701" calcext:value-type="float">
            <text:p>26.71701</text:p>
          </table:table-cell>
          <table:table-cell office:value-type="float" office:value="23.7681" calcext:value-type="float">
            <text:p>23.7681</text:p>
          </table:table-cell>
          <table:table-cell office:value-type="float" office:value="26.05029" calcext:value-type="float">
            <text:p>26.05029</text:p>
          </table:table-cell>
          <table:table-cell office:value-type="float" office:value="24.2258" calcext:value-type="float">
            <text:p>24.2258</text:p>
          </table:table-cell>
          <table:table-cell office:value-type="float" office:value="25.71201" calcext:value-type="float">
            <text:p>25.71201</text:p>
          </table:table-cell>
          <table:table-cell office:value-type="float" office:value="24.4664" calcext:value-type="float">
            <text:p>24.4664</text:p>
          </table:table-cell>
          <table:table-cell office:value-type="float" office:value="25.64069" calcext:value-type="float">
            <text:p>25.64069</text:p>
          </table:table-cell>
          <table:table-cell office:value-type="float" office:value="24.62607" calcext:value-type="float">
            <text:p>24.62607</text:p>
          </table:table-cell>
          <table:table-cell office:value-type="float" office:value="25.24695" calcext:value-type="float">
            <text:p>25.24695</text:p>
          </table:table-cell>
          <table:table-cell office:value-type="float" office:value="24.55777" calcext:value-type="float">
            <text:p>24.55777</text:p>
          </table:table-cell>
          <table:table-cell office:value-type="float" office:value="24.46478" calcext:value-type="float">
            <text:p>24.46478</text:p>
          </table:table-cell>
          <table:table-cell office:value-type="float" office:value="24.25912" calcext:value-type="float">
            <text:p>24.25912</text:p>
          </table:table-cell>
          <table:table-cell office:value-type="float" office:value="23.27362" calcext:value-type="float">
            <text:p>23.27362</text:p>
          </table:table-cell>
          <table:table-cell office:value-type="float" office:value="23.24942" calcext:value-type="float">
            <text:p>23.24942</text:p>
          </table:table-cell>
          <table:table-cell office:value-type="float" office:value="21.9371" calcext:value-type="float">
            <text:p>21.9371</text:p>
          </table:table-cell>
          <table:table-cell office:value-type="float" office:value="21.90887" calcext:value-type="float">
            <text:p>21.90887</text:p>
          </table:table-cell>
          <table:table-cell office:value-type="float" office:value="20.77963" calcext:value-type="float">
            <text:p>20.77963</text:p>
          </table:table-cell>
          <table:table-cell office:value-type="float" office:value="20.74768" calcext:value-type="float">
            <text:p>20.74768</text:p>
          </table:table-cell>
          <table:table-cell office:value-type="float" office:value="19.71887" calcext:value-type="float">
            <text:p>19.71887</text:p>
          </table:table-cell>
          <table:table-cell office:value-type="float" office:value="19.67993" calcext:value-type="float">
            <text:p>19.67993</text:p>
          </table:table-cell>
          <table:table-cell office:value-type="float" office:value="18.69626" calcext:value-type="float">
            <text:p>18.69626</text:p>
          </table:table-cell>
          <table:table-cell office:value-type="float" office:value="18.65018" calcext:value-type="float">
            <text:p>18.65018</text:p>
          </table:table-cell>
          <table:table-cell office:value-type="float" office:value="17.9325" calcext:value-type="float">
            <text:p>17.9325</text:p>
          </table:table-cell>
          <table:table-cell office:value-type="float" office:value="17.88382" calcext:value-type="float">
            <text:p>17.88382</text:p>
          </table:table-cell>
          <table:table-cell office:value-type="float" office:value="29.73694" calcext:value-type="float">
            <text:p>29.73694</text:p>
          </table:table-cell>
          <table:table-cell office:value-type="float" office:value="22.02777" calcext:value-type="float">
            <text:p>22.027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2" calcext:value-type="float">
            <text:p>6082002</text:p>
          </table:table-cell>
          <table:table-cell office:value-type="float" office:value="24.057" calcext:value-type="float">
            <text:p>24.057</text:p>
          </table:table-cell>
          <table:table-cell office:value-type="float" office:value="30.63" calcext:value-type="float">
            <text:p>30.63</text:p>
          </table:table-cell>
          <table:table-cell office:value-type="float" office:value="22.33" calcext:value-type="float">
            <text:p>22.33</text:p>
          </table:table-cell>
          <table:table-cell office:value-type="float" office:value="2.735682" calcext:value-type="float">
            <text:p>2.735682</text:p>
          </table:table-cell>
          <table:table-cell office:value-type="float" office:value="1.958435" calcext:value-type="float">
            <text:p>1.958435</text:p>
          </table:table-cell>
          <table:table-cell office:value-type="float" office:value="328.464" calcext:value-type="float">
            <text:p>328.464</text:p>
          </table:table-cell>
          <table:table-cell office:value-type="float" office:value="0" calcext:value-type="float">
            <text:p>0</text:p>
          </table:table-cell>
          <table:table-cell office:value-type="float" office:value="29.60309" calcext:value-type="float">
            <text:p>29.60309</text:p>
          </table:table-cell>
          <table:table-cell office:value-type="float" office:value="22.25629" calcext:value-type="float">
            <text:p>22.25629</text:p>
          </table:table-cell>
          <table:table-cell office:value-type="float" office:value="27.92737" calcext:value-type="float">
            <text:p>27.92737</text:p>
          </table:table-cell>
          <table:table-cell office:value-type="float" office:value="23.41449" calcext:value-type="float">
            <text:p>23.41449</text:p>
          </table:table-cell>
          <table:table-cell office:value-type="float" office:value="26.90707" calcext:value-type="float">
            <text:p>26.90707</text:p>
          </table:table-cell>
          <table:table-cell office:value-type="float" office:value="24.20621" calcext:value-type="float">
            <text:p>24.20621</text:p>
          </table:table-cell>
          <table:table-cell office:value-type="float" office:value="26.10889" calcext:value-type="float">
            <text:p>26.10889</text:p>
          </table:table-cell>
          <table:table-cell office:value-type="float" office:value="24.54395" calcext:value-type="float">
            <text:p>24.54395</text:p>
          </table:table-cell>
          <table:table-cell office:value-type="float" office:value="25.61829" calcext:value-type="float">
            <text:p>25.61829</text:p>
          </table:table-cell>
          <table:table-cell office:value-type="float" office:value="24.60852" calcext:value-type="float">
            <text:p>24.60852</text:p>
          </table:table-cell>
          <table:table-cell office:value-type="float" office:value="25.13681" calcext:value-type="float">
            <text:p>25.13681</text:p>
          </table:table-cell>
          <table:table-cell office:value-type="float" office:value="24.61197" calcext:value-type="float">
            <text:p>24.61197</text:p>
          </table:table-cell>
          <table:table-cell office:value-type="float" office:value="24.8187" calcext:value-type="float">
            <text:p>24.8187</text:p>
          </table:table-cell>
          <table:table-cell office:value-type="float" office:value="24.47559" calcext:value-type="float">
            <text:p>24.47559</text:p>
          </table:table-cell>
          <table:table-cell office:value-type="float" office:value="24.25992" calcext:value-type="float">
            <text:p>24.25992</text:p>
          </table:table-cell>
          <table:table-cell office:value-type="float" office:value="24.14511" calcext:value-type="float">
            <text:p>24.14511</text:p>
          </table:table-cell>
          <table:table-cell office:value-type="float" office:value="23.26263" calcext:value-type="float">
            <text:p>23.26263</text:p>
          </table:table-cell>
          <table:table-cell office:value-type="float" office:value="23.22507" calcext:value-type="float">
            <text:p>23.22507</text:p>
          </table:table-cell>
          <table:table-cell office:value-type="float" office:value="21.95502" calcext:value-type="float">
            <text:p>21.95502</text:p>
          </table:table-cell>
          <table:table-cell office:value-type="float" office:value="21.93735" calcext:value-type="float">
            <text:p>21.93735</text:p>
          </table:table-cell>
          <table:table-cell office:value-type="float" office:value="20.81125" calcext:value-type="float">
            <text:p>20.81125</text:p>
          </table:table-cell>
          <table:table-cell office:value-type="float" office:value="20.77997" calcext:value-type="float">
            <text:p>20.77997</text:p>
          </table:table-cell>
          <table:table-cell office:value-type="float" office:value="19.75848" calcext:value-type="float">
            <text:p>19.75848</text:p>
          </table:table-cell>
          <table:table-cell office:value-type="float" office:value="19.71927" calcext:value-type="float">
            <text:p>19.71927</text:p>
          </table:table-cell>
          <table:table-cell office:value-type="float" office:value="18.74152" calcext:value-type="float">
            <text:p>18.74152</text:p>
          </table:table-cell>
          <table:table-cell office:value-type="float" office:value="18.69675" calcext:value-type="float">
            <text:p>18.69675</text:p>
          </table:table-cell>
          <table:table-cell office:value-type="float" office:value="17.97971" calcext:value-type="float">
            <text:p>17.97971</text:p>
          </table:table-cell>
          <table:table-cell office:value-type="float" office:value="17.93298" calcext:value-type="float">
            <text:p>17.93298</text:p>
          </table:table-cell>
          <table:table-cell office:value-type="float" office:value="30.33002" calcext:value-type="float">
            <text:p>30.33002</text:p>
          </table:table-cell>
          <table:table-cell office:value-type="float" office:value="21.35074" calcext:value-type="float">
            <text:p>21.350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2" calcext:value-type="float">
            <text:p>7082002</text:p>
          </table:table-cell>
          <table:table-cell office:value-type="float" office:value="21.77604" calcext:value-type="float">
            <text:p>21.77604</text:p>
          </table:table-cell>
          <table:table-cell office:value-type="float" office:value="29.84" calcext:value-type="float">
            <text:p>29.84</text:p>
          </table:table-cell>
          <table:table-cell office:value-type="float" office:value="19.11" calcext:value-type="float">
            <text:p>19.11</text:p>
          </table:table-cell>
          <table:table-cell office:value-type="float" office:value="2.426257" calcext:value-type="float">
            <text:p>2.426257</text:p>
          </table:table-cell>
          <table:table-cell office:value-type="float" office:value="1.737485" calcext:value-type="float">
            <text:p>1.737485</text:p>
          </table:table-cell>
          <table:table-cell office:value-type="float" office:value="253.044" calcext:value-type="float">
            <text:p>253.044</text:p>
          </table:table-cell>
          <table:table-cell office:value-type="float" office:value="0" calcext:value-type="float">
            <text:p>0</text:p>
          </table:table-cell>
          <table:table-cell office:value-type="float" office:value="30.16077" calcext:value-type="float">
            <text:p>30.16077</text:p>
          </table:table-cell>
          <table:table-cell office:value-type="float" office:value="21.16943" calcext:value-type="float">
            <text:p>21.16943</text:p>
          </table:table-cell>
          <table:table-cell office:value-type="float" office:value="28.02435" calcext:value-type="float">
            <text:p>28.02435</text:p>
          </table:table-cell>
          <table:table-cell office:value-type="float" office:value="22.28714" calcext:value-type="float">
            <text:p>22.28714</text:p>
          </table:table-cell>
          <table:table-cell office:value-type="float" office:value="26.9342" calcext:value-type="float">
            <text:p>26.9342</text:p>
          </table:table-cell>
          <table:table-cell office:value-type="float" office:value="22.99615" calcext:value-type="float">
            <text:p>22.99615</text:p>
          </table:table-cell>
          <table:table-cell office:value-type="float" office:value="26.05304" calcext:value-type="float">
            <text:p>26.05304</text:p>
          </table:table-cell>
          <table:table-cell office:value-type="float" office:value="23.52832" calcext:value-type="float">
            <text:p>23.52832</text:p>
          </table:table-cell>
          <table:table-cell office:value-type="float" office:value="25.50046" calcext:value-type="float">
            <text:p>25.50046</text:p>
          </table:table-cell>
          <table:table-cell office:value-type="float" office:value="23.81519" calcext:value-type="float">
            <text:p>23.81519</text:p>
          </table:table-cell>
          <table:table-cell office:value-type="float" office:value="24.96622" calcext:value-type="float">
            <text:p>24.96622</text:p>
          </table:table-cell>
          <table:table-cell office:value-type="float" office:value="24.03574" calcext:value-type="float">
            <text:p>24.03574</text:p>
          </table:table-cell>
          <table:table-cell office:value-type="float" office:value="24.70071" calcext:value-type="float">
            <text:p>24.70071</text:p>
          </table:table-cell>
          <table:table-cell office:value-type="float" office:value="24.06683" calcext:value-type="float">
            <text:p>24.06683</text:p>
          </table:table-cell>
          <table:table-cell office:value-type="float" office:value="24.16318" calcext:value-type="float">
            <text:p>24.16318</text:p>
          </table:table-cell>
          <table:table-cell office:value-type="float" office:value="23.93613" calcext:value-type="float">
            <text:p>23.93613</text:p>
          </table:table-cell>
          <table:table-cell office:value-type="float" office:value="23.22473" calcext:value-type="float">
            <text:p>23.22473</text:p>
          </table:table-cell>
          <table:table-cell office:value-type="float" office:value="23.15793" calcext:value-type="float">
            <text:p>23.15793</text:p>
          </table:table-cell>
          <table:table-cell office:value-type="float" office:value="21.96115" calcext:value-type="float">
            <text:p>21.96115</text:p>
          </table:table-cell>
          <table:table-cell office:value-type="float" office:value="21.95517" calcext:value-type="float">
            <text:p>21.95517</text:p>
          </table:table-cell>
          <table:table-cell office:value-type="float" office:value="20.83948" calcext:value-type="float">
            <text:p>20.83948</text:p>
          </table:table-cell>
          <table:table-cell office:value-type="float" office:value="20.81158" calcext:value-type="float">
            <text:p>20.81158</text:p>
          </table:table-cell>
          <table:table-cell office:value-type="float" office:value="19.79688" calcext:value-type="float">
            <text:p>19.79688</text:p>
          </table:table-cell>
          <table:table-cell office:value-type="float" office:value="19.75885" calcext:value-type="float">
            <text:p>19.75885</text:p>
          </table:table-cell>
          <table:table-cell office:value-type="float" office:value="18.78564" calcext:value-type="float">
            <text:p>18.78564</text:p>
          </table:table-cell>
          <table:table-cell office:value-type="float" office:value="18.74203" calcext:value-type="float">
            <text:p>18.74203</text:p>
          </table:table-cell>
          <table:table-cell office:value-type="float" office:value="18.02573" calcext:value-type="float">
            <text:p>18.02573</text:p>
          </table:table-cell>
          <table:table-cell office:value-type="float" office:value="17.98016" calcext:value-type="float">
            <text:p>17.98016</text:p>
          </table:table-cell>
          <table:table-cell office:value-type="float" office:value="36.83011" calcext:value-type="float">
            <text:p>36.83011</text:p>
          </table:table-cell>
          <table:table-cell office:value-type="float" office:value="19.57043" calcext:value-type="float">
            <text:p>19.570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27.21753" calcext:value-type="float">
            <text:p>27.21753</text:p>
          </table:table-cell>
          <table:table-cell office:value-type="float" office:value="29.17" calcext:value-type="float">
            <text:p>29.17</text:p>
          </table:table-cell>
          <table:table-cell office:value-type="float" office:value="15.77" calcext:value-type="float">
            <text:p>15.77</text:p>
          </table:table-cell>
          <table:table-cell office:value-type="float" office:value="1.69982" calcext:value-type="float">
            <text:p>1.69982</text:p>
          </table:table-cell>
          <table:table-cell office:value-type="float" office:value="1.144581" calcext:value-type="float">
            <text:p>1.144581</text:p>
          </table:table-cell>
          <table:table-cell office:value-type="float" office:value="219.312" calcext:value-type="float">
            <text:p>219.312</text:p>
          </table:table-cell>
          <table:table-cell office:value-type="float" office:value="0" calcext:value-type="float">
            <text:p>0</text:p>
          </table:table-cell>
          <table:table-cell office:value-type="float" office:value="33.27814" calcext:value-type="float">
            <text:p>33.27814</text:p>
          </table:table-cell>
          <table:table-cell office:value-type="float" office:value="18.94272" calcext:value-type="float">
            <text:p>18.94272</text:p>
          </table:table-cell>
          <table:table-cell office:value-type="float" office:value="29.51846" calcext:value-type="float">
            <text:p>29.51846</text:p>
          </table:table-cell>
          <table:table-cell office:value-type="float" office:value="21.12921" calcext:value-type="float">
            <text:p>21.12921</text:p>
          </table:table-cell>
          <table:table-cell office:value-type="float" office:value="27.83621" calcext:value-type="float">
            <text:p>27.83621</text:p>
          </table:table-cell>
          <table:table-cell office:value-type="float" office:value="22.25198" calcext:value-type="float">
            <text:p>22.25198</text:p>
          </table:table-cell>
          <table:table-cell office:value-type="float" office:value="26.57452" calcext:value-type="float">
            <text:p>26.57452</text:p>
          </table:table-cell>
          <table:table-cell office:value-type="float" office:value="23.05176" calcext:value-type="float">
            <text:p>23.05176</text:p>
          </table:table-cell>
          <table:table-cell office:value-type="float" office:value="25.80624" calcext:value-type="float">
            <text:p>25.80624</text:p>
          </table:table-cell>
          <table:table-cell office:value-type="float" office:value="23.48135" calcext:value-type="float">
            <text:p>23.48135</text:p>
          </table:table-cell>
          <table:table-cell office:value-type="float" office:value="25.08838" calcext:value-type="float">
            <text:p>25.08838</text:p>
          </table:table-cell>
          <table:table-cell office:value-type="float" office:value="23.8165" calcext:value-type="float">
            <text:p>23.8165</text:p>
          </table:table-cell>
          <table:table-cell office:value-type="float" office:value="24.58966" calcext:value-type="float">
            <text:p>24.58966</text:p>
          </table:table-cell>
          <table:table-cell office:value-type="float" office:value="23.88745" calcext:value-type="float">
            <text:p>23.88745</text:p>
          </table:table-cell>
          <table:table-cell office:value-type="float" office:value="23.98282" calcext:value-type="float">
            <text:p>23.98282</text:p>
          </table:table-cell>
          <table:table-cell office:value-type="float" office:value="23.80966" calcext:value-type="float">
            <text:p>23.80966</text:p>
          </table:table-cell>
          <table:table-cell office:value-type="float" office:value="23.15723" calcext:value-type="float">
            <text:p>23.15723</text:p>
          </table:table-cell>
          <table:table-cell office:value-type="float" office:value="23.08563" calcext:value-type="float">
            <text:p>23.08563</text:p>
          </table:table-cell>
          <table:table-cell office:value-type="float" office:value="21.96072" calcext:value-type="float">
            <text:p>21.96072</text:p>
          </table:table-cell>
          <table:table-cell office:value-type="float" office:value="21.95383" calcext:value-type="float">
            <text:p>21.95383</text:p>
          </table:table-cell>
          <table:table-cell office:value-type="float" office:value="20.86188" calcext:value-type="float">
            <text:p>20.86188</text:p>
          </table:table-cell>
          <table:table-cell office:value-type="float" office:value="20.83978" calcext:value-type="float">
            <text:p>20.83978</text:p>
          </table:table-cell>
          <table:table-cell office:value-type="float" office:value="19.83368" calcext:value-type="float">
            <text:p>19.83368</text:p>
          </table:table-cell>
          <table:table-cell office:value-type="float" office:value="19.7973" calcext:value-type="float">
            <text:p>19.7973</text:p>
          </table:table-cell>
          <table:table-cell office:value-type="float" office:value="18.82858" calcext:value-type="float">
            <text:p>18.82858</text:p>
          </table:table-cell>
          <table:table-cell office:value-type="float" office:value="18.7861" calcext:value-type="float">
            <text:p>18.7861</text:p>
          </table:table-cell>
          <table:table-cell office:value-type="float" office:value="18.06982" calcext:value-type="float">
            <text:p>18.06982</text:p>
          </table:table-cell>
          <table:table-cell office:value-type="float" office:value="18.02621" calcext:value-type="float">
            <text:p>18.02621</text:p>
          </table:table-cell>
          <table:table-cell office:value-type="float" office:value="37.85916" calcext:value-type="float">
            <text:p>37.85916</text:p>
          </table:table-cell>
          <table:table-cell office:value-type="float" office:value="16.16544" calcext:value-type="float">
            <text:p>16.165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2" calcext:value-type="float">
            <text:p>9082002</text:p>
          </table:table-cell>
          <table:table-cell office:value-type="float" office:value="18.29484" calcext:value-type="float">
            <text:p>18.29484</text:p>
          </table:table-cell>
          <table:table-cell office:value-type="float" office:value="29.06" calcext:value-type="float">
            <text:p>29.06</text:p>
          </table:table-cell>
          <table:table-cell office:value-type="float" office:value="15.74" calcext:value-type="float">
            <text:p>15.74</text:p>
          </table:table-cell>
          <table:table-cell office:value-type="float" office:value="2.017597" calcext:value-type="float">
            <text:p>2.017597</text:p>
          </table:table-cell>
          <table:table-cell office:value-type="float" office:value="1.492075" calcext:value-type="float">
            <text:p>1.492075</text:p>
          </table:table-cell>
          <table:table-cell office:value-type="float" office:value="175.068" calcext:value-type="float">
            <text:p>175.068</text:p>
          </table:table-cell>
          <table:table-cell office:value-type="float" office:value="0" calcext:value-type="float">
            <text:p>0</text:p>
          </table:table-cell>
          <table:table-cell office:value-type="float" office:value="30.60062" calcext:value-type="float">
            <text:p>30.60062</text:p>
          </table:table-cell>
          <table:table-cell office:value-type="float" office:value="18.70047" calcext:value-type="float">
            <text:p>18.70047</text:p>
          </table:table-cell>
          <table:table-cell office:value-type="float" office:value="27.96808" calcext:value-type="float">
            <text:p>27.96808</text:p>
          </table:table-cell>
          <table:table-cell office:value-type="float" office:value="20.9556" calcext:value-type="float">
            <text:p>20.9556</text:p>
          </table:table-cell>
          <table:table-cell office:value-type="float" office:value="26.68021" calcext:value-type="float">
            <text:p>26.68021</text:p>
          </table:table-cell>
          <table:table-cell office:value-type="float" office:value="22.10776" calcext:value-type="float">
            <text:p>22.10776</text:p>
          </table:table-cell>
          <table:table-cell office:value-type="float" office:value="25.71231" calcext:value-type="float">
            <text:p>25.71231</text:p>
          </table:table-cell>
          <table:table-cell office:value-type="float" office:value="22.89078" calcext:value-type="float">
            <text:p>22.89078</text:p>
          </table:table-cell>
          <table:table-cell office:value-type="float" office:value="25.13733" calcext:value-type="float">
            <text:p>25.13733</text:p>
          </table:table-cell>
          <table:table-cell office:value-type="float" office:value="23.31601" calcext:value-type="float">
            <text:p>23.31601</text:p>
          </table:table-cell>
          <table:table-cell office:value-type="float" office:value="24.99951" calcext:value-type="float">
            <text:p>24.99951</text:p>
          </table:table-cell>
          <table:table-cell office:value-type="float" office:value="23.64862" calcext:value-type="float">
            <text:p>23.64862</text:p>
          </table:table-cell>
          <table:table-cell office:value-type="float" office:value="24.58884" calcext:value-type="float">
            <text:p>24.58884</text:p>
          </table:table-cell>
          <table:table-cell office:value-type="float" office:value="23.74469" calcext:value-type="float">
            <text:p>23.74469</text:p>
          </table:table-cell>
          <table:table-cell office:value-type="float" office:value="23.91367" calcext:value-type="float">
            <text:p>23.91367</text:p>
          </table:table-cell>
          <table:table-cell office:value-type="float" office:value="23.70096" calcext:value-type="float">
            <text:p>23.70096</text:p>
          </table:table-cell>
          <table:table-cell office:value-type="float" office:value="23.08508" calcext:value-type="float">
            <text:p>23.08508</text:p>
          </table:table-cell>
          <table:table-cell office:value-type="float" office:value="23.02231" calcext:value-type="float">
            <text:p>23.02231</text:p>
          </table:table-cell>
          <table:table-cell office:value-type="float" office:value="21.95367" calcext:value-type="float">
            <text:p>21.95367</text:p>
          </table:table-cell>
          <table:table-cell office:value-type="float" office:value="21.94055" calcext:value-type="float">
            <text:p>21.94055</text:p>
          </table:table-cell>
          <table:table-cell office:value-type="float" office:value="20.8782" calcext:value-type="float">
            <text:p>20.8782</text:p>
          </table:table-cell>
          <table:table-cell office:value-type="float" office:value="20.86209" calcext:value-type="float">
            <text:p>20.86209</text:p>
          </table:table-cell>
          <table:table-cell office:value-type="float" office:value="19.86755" calcext:value-type="float">
            <text:p>19.86755</text:p>
          </table:table-cell>
          <table:table-cell office:value-type="float" office:value="19.83405" calcext:value-type="float">
            <text:p>19.83405</text:p>
          </table:table-cell>
          <table:table-cell office:value-type="float" office:value="18.86993" calcext:value-type="float">
            <text:p>18.86993</text:p>
          </table:table-cell>
          <table:table-cell office:value-type="float" office:value="18.82901" calcext:value-type="float">
            <text:p>18.82901</text:p>
          </table:table-cell>
          <table:table-cell office:value-type="float" office:value="18.11255" calcext:value-type="float">
            <text:p>18.11255</text:p>
          </table:table-cell>
          <table:table-cell office:value-type="float" office:value="18.07022" calcext:value-type="float">
            <text:p>18.07022</text:p>
          </table:table-cell>
          <table:table-cell office:value-type="float" office:value="35.91965" calcext:value-type="float">
            <text:p>35.91965</text:p>
          </table:table-cell>
          <table:table-cell office:value-type="float" office:value="16.17252" calcext:value-type="float">
            <text:p>16.172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2" calcext:value-type="float">
            <text:p>10082002</text:p>
          </table:table-cell>
          <table:table-cell office:value-type="float" office:value="20.56716" calcext:value-type="float">
            <text:p>20.56716</text:p>
          </table:table-cell>
          <table:table-cell office:value-type="float" office:value="31.93" calcext:value-type="float">
            <text:p>31.93</text:p>
          </table:table-cell>
          <table:table-cell office:value-type="float" office:value="18.51" calcext:value-type="float">
            <text:p>18.51</text:p>
          </table:table-cell>
          <table:table-cell office:value-type="float" office:value="2.222814" calcext:value-type="float">
            <text:p>2.222814</text:p>
          </table:table-cell>
          <table:table-cell office:value-type="float" office:value="1.789723" calcext:value-type="float">
            <text:p>1.789723</text:p>
          </table:table-cell>
          <table:table-cell office:value-type="float" office:value="133.848" calcext:value-type="float">
            <text:p>133.848</text:p>
          </table:table-cell>
          <table:table-cell office:value-type="float" office:value="0.1" calcext:value-type="float">
            <text:p>0.1</text:p>
          </table:table-cell>
          <table:table-cell office:value-type="float" office:value="32.48917" calcext:value-type="float">
            <text:p>32.48917</text:p>
          </table:table-cell>
          <table:table-cell office:value-type="float" office:value="20.55786" calcext:value-type="float">
            <text:p>20.55786</text:p>
          </table:table-cell>
          <table:table-cell office:value-type="float" office:value="29.48221" calcext:value-type="float">
            <text:p>29.48221</text:p>
          </table:table-cell>
          <table:table-cell office:value-type="float" office:value="22.19165" calcext:value-type="float">
            <text:p>22.19165</text:p>
          </table:table-cell>
          <table:table-cell office:value-type="float" office:value="27.90143" calcext:value-type="float">
            <text:p>27.90143</text:p>
          </table:table-cell>
          <table:table-cell office:value-type="float" office:value="22.91971" calcext:value-type="float">
            <text:p>22.91971</text:p>
          </table:table-cell>
          <table:table-cell office:value-type="float" office:value="26.66354" calcext:value-type="float">
            <text:p>26.66354</text:p>
          </table:table-cell>
          <table:table-cell office:value-type="float" office:value="23.37601" calcext:value-type="float">
            <text:p>23.37601</text:p>
          </table:table-cell>
          <table:table-cell office:value-type="float" office:value="25.88046" calcext:value-type="float">
            <text:p>25.88046</text:p>
          </table:table-cell>
          <table:table-cell office:value-type="float" office:value="23.60971" calcext:value-type="float">
            <text:p>23.60971</text:p>
          </table:table-cell>
          <table:table-cell office:value-type="float" office:value="25.13638" calcext:value-type="float">
            <text:p>25.13638</text:p>
          </table:table-cell>
          <table:table-cell office:value-type="float" office:value="23.7847" calcext:value-type="float">
            <text:p>23.7847</text:p>
          </table:table-cell>
          <table:table-cell office:value-type="float" office:value="24.55667" calcext:value-type="float">
            <text:p>24.55667</text:p>
          </table:table-cell>
          <table:table-cell office:value-type="float" office:value="23.7774" calcext:value-type="float">
            <text:p>23.7774</text:p>
          </table:table-cell>
          <table:table-cell office:value-type="float" office:value="23.7384" calcext:value-type="float">
            <text:p>23.7384</text:p>
          </table:table-cell>
          <table:table-cell office:value-type="float" office:value="23.63025" calcext:value-type="float">
            <text:p>23.63025</text:p>
          </table:table-cell>
          <table:table-cell office:value-type="float" office:value="23.02151" calcext:value-type="float">
            <text:p>23.02151</text:p>
          </table:table-cell>
          <table:table-cell office:value-type="float" office:value="22.95642" calcext:value-type="float">
            <text:p>22.95642</text:p>
          </table:table-cell>
          <table:table-cell office:value-type="float" office:value="21.94034" calcext:value-type="float">
            <text:p>21.94034</text:p>
          </table:table-cell>
          <table:table-cell office:value-type="float" office:value="21.92084" calcext:value-type="float">
            <text:p>21.92084</text:p>
          </table:table-cell>
          <table:table-cell office:value-type="float" office:value="20.88943" calcext:value-type="float">
            <text:p>20.88943</text:p>
          </table:table-cell>
          <table:table-cell office:value-type="float" office:value="20.87836" calcext:value-type="float">
            <text:p>20.87836</text:p>
          </table:table-cell>
          <table:table-cell office:value-type="float" office:value="19.89835" calcext:value-type="float">
            <text:p>19.89835</text:p>
          </table:table-cell>
          <table:table-cell office:value-type="float" office:value="19.86786" calcext:value-type="float">
            <text:p>19.86786</text:p>
          </table:table-cell>
          <table:table-cell office:value-type="float" office:value="18.90945" calcext:value-type="float">
            <text:p>18.90945</text:p>
          </table:table-cell>
          <table:table-cell office:value-type="float" office:value="18.87036" calcext:value-type="float">
            <text:p>18.87036</text:p>
          </table:table-cell>
          <table:table-cell office:value-type="float" office:value="18.15356" calcext:value-type="float">
            <text:p>18.15356</text:p>
          </table:table-cell>
          <table:table-cell office:value-type="float" office:value="18.11298" calcext:value-type="float">
            <text:p>18.11298</text:p>
          </table:table-cell>
          <table:table-cell office:value-type="float" office:value="37.5506" calcext:value-type="float">
            <text:p>37.5506</text:p>
          </table:table-cell>
          <table:table-cell office:value-type="float" office:value="18.64548" calcext:value-type="float">
            <text:p>18.645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2" calcext:value-type="float">
            <text:p>11082002</text:p>
          </table:table-cell>
          <table:table-cell office:value-type="float" office:value="23.67316" calcext:value-type="float">
            <text:p>23.67316</text:p>
          </table:table-cell>
          <table:table-cell office:value-type="float" office:value="34.85" calcext:value-type="float">
            <text:p>34.85</text:p>
          </table:table-cell>
          <table:table-cell office:value-type="float" office:value="18.17" calcext:value-type="float">
            <text:p>18.17</text:p>
          </table:table-cell>
          <table:table-cell office:value-type="float" office:value="2.08266" calcext:value-type="float">
            <text:p>2.08266</text:p>
          </table:table-cell>
          <table:table-cell office:value-type="float" office:value="1.353871" calcext:value-type="float">
            <text:p>1.353871</text:p>
          </table:table-cell>
          <table:table-cell office:value-type="float" office:value="242.352" calcext:value-type="float">
            <text:p>242.352</text:p>
          </table:table-cell>
          <table:table-cell office:value-type="float" office:value="0" calcext:value-type="float">
            <text:p>0</text:p>
          </table:table-cell>
          <table:table-cell office:value-type="float" office:value="35.77972" calcext:value-type="float">
            <text:p>35.77972</text:p>
          </table:table-cell>
          <table:table-cell office:value-type="float" office:value="20.67871" calcext:value-type="float">
            <text:p>20.67871</text:p>
          </table:table-cell>
          <table:table-cell office:value-type="float" office:value="31.48145" calcext:value-type="float">
            <text:p>31.48145</text:p>
          </table:table-cell>
          <table:table-cell office:value-type="float" office:value="22.57077" calcext:value-type="float">
            <text:p>22.57077</text:p>
          </table:table-cell>
          <table:table-cell office:value-type="float" office:value="29.47513" calcext:value-type="float">
            <text:p>29.47513</text:p>
          </table:table-cell>
          <table:table-cell office:value-type="float" office:value="23.4025" calcext:value-type="float">
            <text:p>23.4025</text:p>
          </table:table-cell>
          <table:table-cell office:value-type="float" office:value="27.84991" calcext:value-type="float">
            <text:p>27.84991</text:p>
          </table:table-cell>
          <table:table-cell office:value-type="float" office:value="23.92108" calcext:value-type="float">
            <text:p>23.92108</text:p>
          </table:table-cell>
          <table:table-cell office:value-type="float" office:value="26.83929" calcext:value-type="float">
            <text:p>26.83929</text:p>
          </table:table-cell>
          <table:table-cell office:value-type="float" office:value="24.13904" calcext:value-type="float">
            <text:p>24.13904</text:p>
          </table:table-cell>
          <table:table-cell office:value-type="float" office:value="25.90314" calcext:value-type="float">
            <text:p>25.90314</text:p>
          </table:table-cell>
          <table:table-cell office:value-type="float" office:value="24.24097" calcext:value-type="float">
            <text:p>24.24097</text:p>
          </table:table-cell>
          <table:table-cell office:value-type="float" office:value="25.09796" calcext:value-type="float">
            <text:p>25.09796</text:p>
          </table:table-cell>
          <table:table-cell office:value-type="float" office:value="24.11304" calcext:value-type="float">
            <text:p>24.11304</text:p>
          </table:table-cell>
          <table:table-cell office:value-type="float" office:value="23.95197" calcext:value-type="float">
            <text:p>23.95197</text:p>
          </table:table-cell>
          <table:table-cell office:value-type="float" office:value="23.73071" calcext:value-type="float">
            <text:p>23.73071</text:p>
          </table:table-cell>
          <table:table-cell office:value-type="float" office:value="22.96802" calcext:value-type="float">
            <text:p>22.96802</text:p>
          </table:table-cell>
          <table:table-cell office:value-type="float" office:value="22.95508" calcext:value-type="float">
            <text:p>22.95508</text:p>
          </table:table-cell>
          <table:table-cell office:value-type="float" office:value="21.92065" calcext:value-type="float">
            <text:p>21.92065</text:p>
          </table:table-cell>
          <table:table-cell office:value-type="float" office:value="21.9064" calcext:value-type="float">
            <text:p>21.9064</text:p>
          </table:table-cell>
          <table:table-cell office:value-type="float" office:value="20.89746" calcext:value-type="float">
            <text:p>20.89746</text:p>
          </table:table-cell>
          <table:table-cell office:value-type="float" office:value="20.88953" calcext:value-type="float">
            <text:p>20.88953</text:p>
          </table:table-cell>
          <table:table-cell office:value-type="float" office:value="19.92578" calcext:value-type="float">
            <text:p>19.92578</text:p>
          </table:table-cell>
          <table:table-cell office:value-type="float" office:value="19.89865" calcext:value-type="float">
            <text:p>19.89865</text:p>
          </table:table-cell>
          <table:table-cell office:value-type="float" office:value="18.9469" calcext:value-type="float">
            <text:p>18.9469</text:p>
          </table:table-cell>
          <table:table-cell office:value-type="float" office:value="18.90985" calcext:value-type="float">
            <text:p>18.90985</text:p>
          </table:table-cell>
          <table:table-cell office:value-type="float" office:value="18.19244" calcext:value-type="float">
            <text:p>18.19244</text:p>
          </table:table-cell>
          <table:table-cell office:value-type="float" office:value="18.15399" calcext:value-type="float">
            <text:p>18.15399</text:p>
          </table:table-cell>
          <table:table-cell office:value-type="float" office:value="42.23453" calcext:value-type="float">
            <text:p>42.23453</text:p>
          </table:table-cell>
          <table:table-cell office:value-type="float" office:value="18.54108" calcext:value-type="float">
            <text:p>18.541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2" calcext:value-type="float">
            <text:p>12082002</text:p>
          </table:table-cell>
          <table:table-cell office:value-type="float" office:value="14.49756" calcext:value-type="float">
            <text:p>14.49756</text:p>
          </table:table-cell>
          <table:table-cell office:value-type="float" office:value="28.19" calcext:value-type="float">
            <text:p>28.19</text:p>
          </table:table-cell>
          <table:table-cell office:value-type="float" office:value="14.58" calcext:value-type="float">
            <text:p>14.58</text:p>
          </table:table-cell>
          <table:table-cell office:value-type="float" office:value="2.281535" calcext:value-type="float">
            <text:p>2.281535</text:p>
          </table:table-cell>
          <table:table-cell office:value-type="float" office:value="1.45712" calcext:value-type="float">
            <text:p>1.45712</text:p>
          </table:table-cell>
          <table:table-cell office:value-type="float" office:value="291.204" calcext:value-type="float">
            <text:p>291.204</text:p>
          </table:table-cell>
          <table:table-cell office:value-type="float" office:value="22.6" calcext:value-type="float">
            <text:p>22.6</text:p>
          </table:table-cell>
          <table:table-cell office:value-type="float" office:value="31.75739" calcext:value-type="float">
            <text:p>31.75739</text:p>
          </table:table-cell>
          <table:table-cell office:value-type="float" office:value="16.38489" calcext:value-type="float">
            <text:p>16.38489</text:p>
          </table:table-cell>
          <table:table-cell office:value-type="float" office:value="29.2164" calcext:value-type="float">
            <text:p>29.2164</text:p>
          </table:table-cell>
          <table:table-cell office:value-type="float" office:value="18.25598" calcext:value-type="float">
            <text:p>18.25598</text:p>
          </table:table-cell>
          <table:table-cell office:value-type="float" office:value="27.95413" calcext:value-type="float">
            <text:p>27.95413</text:p>
          </table:table-cell>
          <table:table-cell office:value-type="float" office:value="20.22665" calcext:value-type="float">
            <text:p>20.22665</text:p>
          </table:table-cell>
          <table:table-cell office:value-type="float" office:value="27.08136" calcext:value-type="float">
            <text:p>27.08136</text:p>
          </table:table-cell>
          <table:table-cell office:value-type="float" office:value="22.17752" calcext:value-type="float">
            <text:p>22.17752</text:p>
          </table:table-cell>
          <table:table-cell office:value-type="float" office:value="26.59512" calcext:value-type="float">
            <text:p>26.59512</text:p>
          </table:table-cell>
          <table:table-cell office:value-type="float" office:value="23.25708" calcext:value-type="float">
            <text:p>23.25708</text:p>
          </table:table-cell>
          <table:table-cell office:value-type="float" office:value="25.90421" calcext:value-type="float">
            <text:p>25.90421</text:p>
          </table:table-cell>
          <table:table-cell office:value-type="float" office:value="24.32269" calcext:value-type="float">
            <text:p>24.32269</text:p>
          </table:table-cell>
          <table:table-cell office:value-type="float" office:value="25.16403" calcext:value-type="float">
            <text:p>25.16403</text:p>
          </table:table-cell>
          <table:table-cell office:value-type="float" office:value="24.57114" calcext:value-type="float">
            <text:p>24.57114</text:p>
          </table:table-cell>
          <table:table-cell office:value-type="float" office:value="24.24857" calcext:value-type="float">
            <text:p>24.24857</text:p>
          </table:table-cell>
          <table:table-cell office:value-type="float" office:value="23.95972" calcext:value-type="float">
            <text:p>23.95972</text:p>
          </table:table-cell>
          <table:table-cell office:value-type="float" office:value="23.08566" calcext:value-type="float">
            <text:p>23.08566</text:p>
          </table:table-cell>
          <table:table-cell office:value-type="float" office:value="22.96872" calcext:value-type="float">
            <text:p>22.96872</text:p>
          </table:table-cell>
          <table:table-cell office:value-type="float" office:value="21.91599" calcext:value-type="float">
            <text:p>21.91599</text:p>
          </table:table-cell>
          <table:table-cell office:value-type="float" office:value="21.90564" calcext:value-type="float">
            <text:p>21.90564</text:p>
          </table:table-cell>
          <table:table-cell office:value-type="float" office:value="20.90768" calcext:value-type="float">
            <text:p>20.90768</text:p>
          </table:table-cell>
          <table:table-cell office:value-type="float" office:value="20.89755" calcext:value-type="float">
            <text:p>20.89755</text:p>
          </table:table-cell>
          <table:table-cell office:value-type="float" office:value="19.95084" calcext:value-type="float">
            <text:p>19.95084</text:p>
          </table:table-cell>
          <table:table-cell office:value-type="float" office:value="19.92606" calcext:value-type="float">
            <text:p>19.92606</text:p>
          </table:table-cell>
          <table:table-cell office:value-type="float" office:value="18.98203" calcext:value-type="float">
            <text:p>18.98203</text:p>
          </table:table-cell>
          <table:table-cell office:value-type="float" office:value="18.9473" calcext:value-type="float">
            <text:p>18.9473</text:p>
          </table:table-cell>
          <table:table-cell office:value-type="float" office:value="18.2301" calcext:value-type="float">
            <text:p>18.2301</text:p>
          </table:table-cell>
          <table:table-cell office:value-type="float" office:value="18.19284" calcext:value-type="float">
            <text:p>18.19284</text:p>
          </table:table-cell>
          <table:table-cell office:value-type="float" office:value="35.69949" calcext:value-type="float">
            <text:p>35.69949</text:p>
          </table:table-cell>
          <table:table-cell office:value-type="float" office:value="14.98984" calcext:value-type="float">
            <text:p>14.989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2" calcext:value-type="float">
            <text:p>13082002</text:p>
          </table:table-cell>
          <table:table-cell office:value-type="float" office:value="21.6162" calcext:value-type="float">
            <text:p>21.6162</text:p>
          </table:table-cell>
          <table:table-cell office:value-type="float" office:value="24.47" calcext:value-type="float">
            <text:p>24.47</text:p>
          </table:table-cell>
          <table:table-cell office:value-type="float" office:value="13.1" calcext:value-type="float">
            <text:p>13.1</text:p>
          </table:table-cell>
          <table:table-cell office:value-type="float" office:value="1.630521" calcext:value-type="float">
            <text:p>1.630521</text:p>
          </table:table-cell>
          <table:table-cell office:value-type="float" office:value="1.254171" calcext:value-type="float">
            <text:p>1.254171</text:p>
          </table:table-cell>
          <table:table-cell office:value-type="float" office:value="158.688" calcext:value-type="float">
            <text:p>158.688</text:p>
          </table:table-cell>
          <table:table-cell office:value-type="float" office:value="0" calcext:value-type="float">
            <text:p>0</text:p>
          </table:table-cell>
          <table:table-cell office:value-type="float" office:value="24.05331" calcext:value-type="float">
            <text:p>24.05331</text:p>
          </table:table-cell>
          <table:table-cell office:value-type="float" office:value="15.08539" calcext:value-type="float">
            <text:p>15.08539</text:p>
          </table:table-cell>
          <table:table-cell office:value-type="float" office:value="22.80777" calcext:value-type="float">
            <text:p>22.80777</text:p>
          </table:table-cell>
          <table:table-cell office:value-type="float" office:value="16.72165" calcext:value-type="float">
            <text:p>16.72165</text:p>
          </table:table-cell>
          <table:table-cell office:value-type="float" office:value="22.35565" calcext:value-type="float">
            <text:p>22.35565</text:p>
          </table:table-cell>
          <table:table-cell office:value-type="float" office:value="18.24722" calcext:value-type="float">
            <text:p>18.24722</text:p>
          </table:table-cell>
          <table:table-cell office:value-type="float" office:value="22.21729" calcext:value-type="float">
            <text:p>22.21729</text:p>
          </table:table-cell>
          <table:table-cell office:value-type="float" office:value="19.87875" calcext:value-type="float">
            <text:p>19.87875</text:p>
          </table:table-cell>
          <table:table-cell office:value-type="float" office:value="23.16861" calcext:value-type="float">
            <text:p>23.16861</text:p>
          </table:table-cell>
          <table:table-cell office:value-type="float" office:value="20.9183" calcext:value-type="float">
            <text:p>20.9183</text:p>
          </table:table-cell>
          <table:table-cell office:value-type="float" office:value="24.25632" calcext:value-type="float">
            <text:p>24.25632</text:p>
          </table:table-cell>
          <table:table-cell office:value-type="float" office:value="21.9097" calcext:value-type="float">
            <text:p>21.9097</text:p>
          </table:table-cell>
          <table:table-cell office:value-type="float" office:value="24.53214" calcext:value-type="float">
            <text:p>24.53214</text:p>
          </table:table-cell>
          <table:table-cell office:value-type="float" office:value="22.58441" calcext:value-type="float">
            <text:p>22.58441</text:p>
          </table:table-cell>
          <table:table-cell office:value-type="float" office:value="24.22653" calcext:value-type="float">
            <text:p>24.22653</text:p>
          </table:table-cell>
          <table:table-cell office:value-type="float" office:value="23.11334" calcext:value-type="float">
            <text:p>23.11334</text:p>
          </table:table-cell>
          <table:table-cell office:value-type="float" office:value="23.09979" calcext:value-type="float">
            <text:p>23.09979</text:p>
          </table:table-cell>
          <table:table-cell office:value-type="float" office:value="22.95074" calcext:value-type="float">
            <text:p>22.95074</text:p>
          </table:table-cell>
          <table:table-cell office:value-type="float" office:value="21.93094" calcext:value-type="float">
            <text:p>21.93094</text:p>
          </table:table-cell>
          <table:table-cell office:value-type="float" office:value="21.91626" calcext:value-type="float">
            <text:p>21.91626</text:p>
          </table:table-cell>
          <table:table-cell office:value-type="float" office:value="20.92444" calcext:value-type="float">
            <text:p>20.92444</text:p>
          </table:table-cell>
          <table:table-cell office:value-type="float" office:value="20.90784" calcext:value-type="float">
            <text:p>20.90784</text:p>
          </table:table-cell>
          <table:table-cell office:value-type="float" office:value="19.97559" calcext:value-type="float">
            <text:p>19.97559</text:p>
          </table:table-cell>
          <table:table-cell office:value-type="float" office:value="19.95111" calcext:value-type="float">
            <text:p>19.95111</text:p>
          </table:table-cell>
          <table:table-cell office:value-type="float" office:value="19.01562" calcext:value-type="float">
            <text:p>19.01562</text:p>
          </table:table-cell>
          <table:table-cell office:value-type="float" office:value="18.98239" calcext:value-type="float">
            <text:p>18.98239</text:p>
          </table:table-cell>
          <table:table-cell office:value-type="float" office:value="18.2663" calcext:value-type="float">
            <text:p>18.2663</text:p>
          </table:table-cell>
          <table:table-cell office:value-type="float" office:value="18.23053" calcext:value-type="float">
            <text:p>18.23053</text:p>
          </table:table-cell>
          <table:table-cell office:value-type="float" office:value="25.33862" calcext:value-type="float">
            <text:p>25.33862</text:p>
          </table:table-cell>
          <table:table-cell office:value-type="float" office:value="13.29309" calcext:value-type="float">
            <text:p>13.293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2" calcext:value-type="float">
            <text:p>14082002</text:p>
          </table:table-cell>
          <table:table-cell office:value-type="float" office:value="26.66227" calcext:value-type="float">
            <text:p>26.66227</text:p>
          </table:table-cell>
          <table:table-cell office:value-type="float" office:value="30.26" calcext:value-type="float">
            <text:p>30.26</text:p>
          </table:table-cell>
          <table:table-cell office:value-type="float" office:value="12.11" calcext:value-type="float">
            <text:p>12.11</text:p>
          </table:table-cell>
          <table:table-cell office:value-type="float" office:value="1.670341" calcext:value-type="float">
            <text:p>1.670341</text:p>
          </table:table-cell>
          <table:table-cell office:value-type="float" office:value="1.174191" calcext:value-type="float">
            <text:p>1.174191</text:p>
          </table:table-cell>
          <table:table-cell office:value-type="float" office:value="333.216" calcext:value-type="float">
            <text:p>333.216</text:p>
          </table:table-cell>
          <table:table-cell office:value-type="float" office:value="0" calcext:value-type="float">
            <text:p>0</text:p>
          </table:table-cell>
          <table:table-cell office:value-type="float" office:value="25.254" calcext:value-type="float">
            <text:p>25.254</text:p>
          </table:table-cell>
          <table:table-cell office:value-type="float" office:value="13.77533" calcext:value-type="float">
            <text:p>13.77533</text:p>
          </table:table-cell>
          <table:table-cell office:value-type="float" office:value="23.5321" calcext:value-type="float">
            <text:p>23.5321</text:p>
          </table:table-cell>
          <table:table-cell office:value-type="float" office:value="15.43317" calcext:value-type="float">
            <text:p>15.43317</text:p>
          </table:table-cell>
          <table:table-cell office:value-type="float" office:value="22.58743" calcext:value-type="float">
            <text:p>22.58743</text:p>
          </table:table-cell>
          <table:table-cell office:value-type="float" office:value="17.11673" calcext:value-type="float">
            <text:p>17.11673</text:p>
          </table:table-cell>
          <table:table-cell office:value-type="float" office:value="22.06885" calcext:value-type="float">
            <text:p>22.06885</text:p>
          </table:table-cell>
          <table:table-cell office:value-type="float" office:value="18.69565" calcext:value-type="float">
            <text:p>18.69565</text:p>
          </table:table-cell>
          <table:table-cell office:value-type="float" office:value="21.88412" calcext:value-type="float">
            <text:p>21.88412</text:p>
          </table:table-cell>
          <table:table-cell office:value-type="float" office:value="19.72415" calcext:value-type="float">
            <text:p>19.72415</text:p>
          </table:table-cell>
          <table:table-cell office:value-type="float" office:value="22.19818" calcext:value-type="float">
            <text:p>22.19818</text:p>
          </table:table-cell>
          <table:table-cell office:value-type="float" office:value="20.75748" calcext:value-type="float">
            <text:p>20.75748</text:p>
          </table:table-cell>
          <table:table-cell office:value-type="float" office:value="22.62717" calcext:value-type="float">
            <text:p>22.62717</text:p>
          </table:table-cell>
          <table:table-cell office:value-type="float" office:value="21.51797" calcext:value-type="float">
            <text:p>21.51797</text:p>
          </table:table-cell>
          <table:table-cell office:value-type="float" office:value="23.10596" calcext:value-type="float">
            <text:p>23.10596</text:p>
          </table:table-cell>
          <table:table-cell office:value-type="float" office:value="22.29648" calcext:value-type="float">
            <text:p>22.29648</text:p>
          </table:table-cell>
          <table:table-cell office:value-type="float" office:value="22.94754" calcext:value-type="float">
            <text:p>22.94754</text:p>
          </table:table-cell>
          <table:table-cell office:value-type="float" office:value="22.56522" calcext:value-type="float">
            <text:p>22.56522</text:p>
          </table:table-cell>
          <table:table-cell office:value-type="float" office:value="21.92874" calcext:value-type="float">
            <text:p>21.92874</text:p>
          </table:table-cell>
          <table:table-cell office:value-type="float" office:value="21.87296" calcext:value-type="float">
            <text:p>21.87296</text:p>
          </table:table-cell>
          <table:table-cell office:value-type="float" office:value="20.93195" calcext:value-type="float">
            <text:p>20.93195</text:p>
          </table:table-cell>
          <table:table-cell office:value-type="float" office:value="20.92459" calcext:value-type="float">
            <text:p>20.92459</text:p>
          </table:table-cell>
          <table:table-cell office:value-type="float" office:value="19.99991" calcext:value-type="float">
            <text:p>19.99991</text:p>
          </table:table-cell>
          <table:table-cell office:value-type="float" office:value="19.97586" calcext:value-type="float">
            <text:p>19.97586</text:p>
          </table:table-cell>
          <table:table-cell office:value-type="float" office:value="19.04761" calcext:value-type="float">
            <text:p>19.04761</text:p>
          </table:table-cell>
          <table:table-cell office:value-type="float" office:value="19.01593" calcext:value-type="float">
            <text:p>19.01593</text:p>
          </table:table-cell>
          <table:table-cell office:value-type="float" office:value="18.29987" calcext:value-type="float">
            <text:p>18.29987</text:p>
          </table:table-cell>
          <table:table-cell office:value-type="float" office:value="18.26663" calcext:value-type="float">
            <text:p>18.26663</text:p>
          </table:table-cell>
          <table:table-cell office:value-type="float" office:value="26.48624" calcext:value-type="float">
            <text:p>26.48624</text:p>
          </table:table-cell>
          <table:table-cell office:value-type="float" office:value="12.0784" calcext:value-type="float">
            <text:p>12.07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2" calcext:value-type="float">
            <text:p>15082002</text:p>
          </table:table-cell>
          <table:table-cell office:value-type="float" office:value="25.43265" calcext:value-type="float">
            <text:p>25.43265</text:p>
          </table:table-cell>
          <table:table-cell office:value-type="float" office:value="28.28" calcext:value-type="float">
            <text:p>28.28</text:p>
          </table:table-cell>
          <table:table-cell office:value-type="float" office:value="13.46" calcext:value-type="float">
            <text:p>13.46</text:p>
          </table:table-cell>
          <table:table-cell office:value-type="float" office:value="1.804357" calcext:value-type="float">
            <text:p>1.804357</text:p>
          </table:table-cell>
          <table:table-cell office:value-type="float" office:value="1.354817" calcext:value-type="float">
            <text:p>1.354817</text:p>
          </table:table-cell>
          <table:table-cell office:value-type="float" office:value="250.56" calcext:value-type="float">
            <text:p>250.56</text:p>
          </table:table-cell>
          <table:table-cell office:value-type="float" office:value="0" calcext:value-type="float">
            <text:p>0</text:p>
          </table:table-cell>
          <table:table-cell office:value-type="float" office:value="26.32657" calcext:value-type="float">
            <text:p>26.32657</text:p>
          </table:table-cell>
          <table:table-cell office:value-type="float" office:value="15.76486" calcext:value-type="float">
            <text:p>15.76486</text:p>
          </table:table-cell>
          <table:table-cell office:value-type="float" office:value="24.24814" calcext:value-type="float">
            <text:p>24.24814</text:p>
          </table:table-cell>
          <table:table-cell office:value-type="float" office:value="18.30038" calcext:value-type="float">
            <text:p>18.30038</text:p>
          </table:table-cell>
          <table:table-cell office:value-type="float" office:value="23.25201" calcext:value-type="float">
            <text:p>23.25201</text:p>
          </table:table-cell>
          <table:table-cell office:value-type="float" office:value="19.20596" calcext:value-type="float">
            <text:p>19.20596</text:p>
          </table:table-cell>
          <table:table-cell office:value-type="float" office:value="22.61032" calcext:value-type="float">
            <text:p>22.61032</text:p>
          </table:table-cell>
          <table:table-cell office:value-type="float" office:value="20.0195" calcext:value-type="float">
            <text:p>20.0195</text:p>
          </table:table-cell>
          <table:table-cell office:value-type="float" office:value="22.29245" calcext:value-type="float">
            <text:p>22.29245</text:p>
          </table:table-cell>
          <table:table-cell office:value-type="float" office:value="20.55359" calcext:value-type="float">
            <text:p>20.55359</text:p>
          </table:table-cell>
          <table:table-cell office:value-type="float" office:value="22.06601" calcext:value-type="float">
            <text:p>22.06601</text:p>
          </table:table-cell>
          <table:table-cell office:value-type="float" office:value="21.10406" calcext:value-type="float">
            <text:p>21.10406</text:p>
          </table:table-cell>
          <table:table-cell office:value-type="float" office:value="22.02441" calcext:value-type="float">
            <text:p>22.02441</text:p>
          </table:table-cell>
          <table:table-cell office:value-type="float" office:value="21.522" calcext:value-type="float">
            <text:p>21.522</text:p>
          </table:table-cell>
          <table:table-cell office:value-type="float" office:value="22.2944" calcext:value-type="float">
            <text:p>22.2944</text:p>
          </table:table-cell>
          <table:table-cell office:value-type="float" office:value="22.01971" calcext:value-type="float">
            <text:p>22.01971</text:p>
          </table:table-cell>
          <table:table-cell office:value-type="float" office:value="22.56116" calcext:value-type="float">
            <text:p>22.56116</text:p>
          </table:table-cell>
          <table:table-cell office:value-type="float" office:value="22.2251" calcext:value-type="float">
            <text:p>22.2251</text:p>
          </table:table-cell>
          <table:table-cell office:value-type="float" office:value="21.87198" calcext:value-type="float">
            <text:p>21.87198</text:p>
          </table:table-cell>
          <table:table-cell office:value-type="float" office:value="21.75793" calcext:value-type="float">
            <text:p>21.75793</text:p>
          </table:table-cell>
          <table:table-cell office:value-type="float" office:value="20.93158" calcext:value-type="float">
            <text:p>20.93158</text:p>
          </table:table-cell>
          <table:table-cell office:value-type="float" office:value="20.914" calcext:value-type="float">
            <text:p>20.914</text:p>
          </table:table-cell>
          <table:table-cell office:value-type="float" office:value="20.01889" calcext:value-type="float">
            <text:p>20.01889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9.07812" calcext:value-type="float">
            <text:p>19.07812</text:p>
          </table:table-cell>
          <table:table-cell office:value-type="float" office:value="19.04794" calcext:value-type="float">
            <text:p>19.04794</text:p>
          </table:table-cell>
          <table:table-cell office:value-type="float" office:value="18.33264" calcext:value-type="float">
            <text:p>18.33264</text:p>
          </table:table-cell>
          <table:table-cell office:value-type="float" office:value="18.3002" calcext:value-type="float">
            <text:p>18.3002</text:p>
          </table:table-cell>
          <table:table-cell office:value-type="float" office:value="27.63474" calcext:value-type="float">
            <text:p>27.63474</text:p>
          </table:table-cell>
          <table:table-cell office:value-type="float" office:value="13.74823" calcext:value-type="float">
            <text:p>13.748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2" calcext:value-type="float">
            <text:p>16082002</text:p>
          </table:table-cell>
          <table:table-cell office:value-type="float" office:value="18.67646" calcext:value-type="float">
            <text:p>18.67646</text:p>
          </table:table-cell>
          <table:table-cell office:value-type="float" office:value="30.87" calcext:value-type="float">
            <text:p>30.87</text:p>
          </table:table-cell>
          <table:table-cell office:value-type="float" office:value="11.88" calcext:value-type="float">
            <text:p>11.88</text:p>
          </table:table-cell>
          <table:table-cell office:value-type="float" office:value="2.592842" calcext:value-type="float">
            <text:p>2.592842</text:p>
          </table:table-cell>
          <table:table-cell office:value-type="float" office:value="1.221403" calcext:value-type="float">
            <text:p>1.221403</text:p>
          </table:table-cell>
          <table:table-cell office:value-type="float" office:value="390.888" calcext:value-type="float">
            <text:p>390.888</text:p>
          </table:table-cell>
          <table:table-cell office:value-type="float" office:value="7.5" calcext:value-type="float">
            <text:p>7.5</text:p>
          </table:table-cell>
          <table:table-cell office:value-type="float" office:value="26.57178" calcext:value-type="float">
            <text:p>26.57178</text:p>
          </table:table-cell>
          <table:table-cell office:value-type="float" office:value="14.02466" calcext:value-type="float">
            <text:p>14.02466</text:p>
          </table:table-cell>
          <table:table-cell office:value-type="float" office:value="24.87582" calcext:value-type="float">
            <text:p>24.87582</text:p>
          </table:table-cell>
          <table:table-cell office:value-type="float" office:value="16.33414" calcext:value-type="float">
            <text:p>16.33414</text:p>
          </table:table-cell>
          <table:table-cell office:value-type="float" office:value="23.58426" calcext:value-type="float">
            <text:p>23.58426</text:p>
          </table:table-cell>
          <table:table-cell office:value-type="float" office:value="17.8718" calcext:value-type="float">
            <text:p>17.8718</text:p>
          </table:table-cell>
          <table:table-cell office:value-type="float" office:value="22.71854" calcext:value-type="float">
            <text:p>22.71854</text:p>
          </table:table-cell>
          <table:table-cell office:value-type="float" office:value="19.15088" calcext:value-type="float">
            <text:p>19.15088</text:p>
          </table:table-cell>
          <table:table-cell office:value-type="float" office:value="22.28241" calcext:value-type="float">
            <text:p>22.28241</text:p>
          </table:table-cell>
          <table:table-cell office:value-type="float" office:value="19.93451" calcext:value-type="float">
            <text:p>19.93451</text:p>
          </table:table-cell>
          <table:table-cell office:value-type="float" office:value="22.00439" calcext:value-type="float">
            <text:p>22.00439</text:p>
          </table:table-cell>
          <table:table-cell office:value-type="float" office:value="20.62476" calcext:value-type="float">
            <text:p>20.62476</text:p>
          </table:table-cell>
          <table:table-cell office:value-type="float" office:value="22.01062" calcext:value-type="float">
            <text:p>22.01062</text:p>
          </table:table-cell>
          <table:table-cell office:value-type="float" office:value="21.12384" calcext:value-type="float">
            <text:p>21.12384</text:p>
          </table:table-cell>
          <table:table-cell office:value-type="float" office:value="22.04453" calcext:value-type="float">
            <text:p>22.04453</text:p>
          </table:table-cell>
          <table:table-cell office:value-type="float" office:value="21.71756" calcext:value-type="float">
            <text:p>21.71756</text:p>
          </table:table-cell>
          <table:table-cell office:value-type="float" office:value="22.22235" calcext:value-type="float">
            <text:p>22.22235</text:p>
          </table:table-cell>
          <table:table-cell office:value-type="float" office:value="21.96417" calcext:value-type="float">
            <text:p>21.96417</text:p>
          </table:table-cell>
          <table:table-cell office:value-type="float" office:value="21.75659" calcext:value-type="float">
            <text:p>21.75659</text:p>
          </table:table-cell>
          <table:table-cell office:value-type="float" office:value="21.62488" calcext:value-type="float">
            <text:p>21.62488</text:p>
          </table:table-cell>
          <table:table-cell office:value-type="float" office:value="20.9137" calcext:value-type="float">
            <text:p>20.9137</text:p>
          </table:table-cell>
          <table:table-cell office:value-type="float" office:value="20.87363" calcext:value-type="float">
            <text:p>20.87363</text:p>
          </table:table-cell>
          <table:table-cell office:value-type="float" office:value="20.02866" calcext:value-type="float">
            <text:p>20.02866</text:p>
          </table:table-cell>
          <table:table-cell office:value-type="float" office:value="20.01904" calcext:value-type="float">
            <text:p>20.01904</text:p>
          </table:table-cell>
          <table:table-cell office:value-type="float" office:value="19.10562" calcext:value-type="float">
            <text:p>19.10562</text:p>
          </table:table-cell>
          <table:table-cell office:value-type="float" office:value="19.0784" calcext:value-type="float">
            <text:p>19.0784</text:p>
          </table:table-cell>
          <table:table-cell office:value-type="float" office:value="18.36383" calcext:value-type="float">
            <text:p>18.36383</text:p>
          </table:table-cell>
          <table:table-cell office:value-type="float" office:value="18.33298" calcext:value-type="float">
            <text:p>18.33298</text:p>
          </table:table-cell>
          <table:table-cell office:value-type="float" office:value="27.56567" calcext:value-type="float">
            <text:p>27.56567</text:p>
          </table:table-cell>
          <table:table-cell office:value-type="float" office:value="11.93475" calcext:value-type="float">
            <text:p>11.934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2" calcext:value-type="float">
            <text:p>17082002</text:p>
          </table:table-cell>
          <table:table-cell office:value-type="float" office:value="23.98752" calcext:value-type="float">
            <text:p>23.98752</text:p>
          </table:table-cell>
          <table:table-cell office:value-type="float" office:value="23.48" calcext:value-type="float">
            <text:p>23.48</text:p>
          </table:table-cell>
          <table:table-cell office:value-type="float" office:value="13.86" calcext:value-type="float">
            <text:p>13.86</text:p>
          </table:table-cell>
          <table:table-cell office:value-type="float" office:value="2.314918" calcext:value-type="float">
            <text:p>2.314918</text:p>
          </table:table-cell>
          <table:table-cell office:value-type="float" office:value="1.20479" calcext:value-type="float">
            <text:p>1.20479</text:p>
          </table:table-cell>
          <table:table-cell office:value-type="float" office:value="265.788" calcext:value-type="float">
            <text:p>265.788</text:p>
          </table:table-cell>
          <table:table-cell office:value-type="float" office:value="12" calcext:value-type="float">
            <text:p>12</text:p>
          </table:table-cell>
          <table:table-cell office:value-type="float" office:value="23.11392" calcext:value-type="float">
            <text:p>23.11392</text:p>
          </table:table-cell>
          <table:table-cell office:value-type="float" office:value="15.10583" calcext:value-type="float">
            <text:p>15.10583</text:p>
          </table:table-cell>
          <table:table-cell office:value-type="float" office:value="22.83731" calcext:value-type="float">
            <text:p>22.83731</text:p>
          </table:table-cell>
          <table:table-cell office:value-type="float" office:value="16.85071" calcext:value-type="float">
            <text:p>16.85071</text:p>
          </table:table-cell>
          <table:table-cell office:value-type="float" office:value="22.66046" calcext:value-type="float">
            <text:p>22.66046</text:p>
          </table:table-cell>
          <table:table-cell office:value-type="float" office:value="18.45786" calcext:value-type="float">
            <text:p>18.45786</text:p>
          </table:table-cell>
          <table:table-cell office:value-type="float" office:value="22.45413" calcext:value-type="float">
            <text:p>22.45413</text:p>
          </table:table-cell>
          <table:table-cell office:value-type="float" office:value="19.77319" calcext:value-type="float">
            <text:p>19.77319</text:p>
          </table:table-cell>
          <table:table-cell office:value-type="float" office:value="22.2731" calcext:value-type="float">
            <text:p>22.2731</text:p>
          </table:table-cell>
          <table:table-cell office:value-type="float" office:value="20.4678" calcext:value-type="float">
            <text:p>20.4678</text:p>
          </table:table-cell>
          <table:table-cell office:value-type="float" office:value="22.07614" calcext:value-type="float">
            <text:p>22.07614</text:p>
          </table:table-cell>
          <table:table-cell office:value-type="float" office:value="21.14386" calcext:value-type="float">
            <text:p>21.14386</text:p>
          </table:table-cell>
          <table:table-cell office:value-type="float" office:value="21.94693" calcext:value-type="float">
            <text:p>21.94693</text:p>
          </table:table-cell>
          <table:table-cell office:value-type="float" office:value="21.45914" calcext:value-type="float">
            <text:p>21.45914</text:p>
          </table:table-cell>
          <table:table-cell office:value-type="float" office:value="21.82864" calcext:value-type="float">
            <text:p>21.82864</text:p>
          </table:table-cell>
          <table:table-cell office:value-type="float" office:value="21.7088" calcext:value-type="float">
            <text:p>21.7088</text:p>
          </table:table-cell>
          <table:table-cell office:value-type="float" office:value="21.96173" calcext:value-type="float">
            <text:p>21.96173</text:p>
          </table:table-cell>
          <table:table-cell office:value-type="float" office:value="21.79749" calcext:value-type="float">
            <text:p>21.79749</text:p>
          </table:table-cell>
          <table:table-cell office:value-type="float" office:value="21.62344" calcext:value-type="float">
            <text:p>21.62344</text:p>
          </table:table-cell>
          <table:table-cell office:value-type="float" office:value="21.4942" calcext:value-type="float">
            <text:p>21.4942</text:p>
          </table:table-cell>
          <table:table-cell office:value-type="float" office:value="20.87314" calcext:value-type="float">
            <text:p>20.87314</text:p>
          </table:table-cell>
          <table:table-cell office:value-type="float" office:value="20.81882" calcext:value-type="float">
            <text:p>20.81882</text:p>
          </table:table-cell>
          <table:table-cell office:value-type="float" office:value="20.02979" calcext:value-type="float">
            <text:p>20.02979</text:p>
          </table:table-cell>
          <table:table-cell office:value-type="float" office:value="20.02774" calcext:value-type="float">
            <text:p>20.02774</text:p>
          </table:table-cell>
          <table:table-cell office:value-type="float" office:value="19.1275" calcext:value-type="float">
            <text:p>19.1275</text:p>
          </table:table-cell>
          <table:table-cell office:value-type="float" office:value="19.1059" calcext:value-type="float">
            <text:p>19.1059</text:p>
          </table:table-cell>
          <table:table-cell office:value-type="float" office:value="18.39236" calcext:value-type="float">
            <text:p>18.39236</text:p>
          </table:table-cell>
          <table:table-cell office:value-type="float" office:value="18.36414" calcext:value-type="float">
            <text:p>18.36414</text:p>
          </table:table-cell>
          <table:table-cell office:value-type="float" office:value="23.76556" calcext:value-type="float">
            <text:p>23.76556</text:p>
          </table:table-cell>
          <table:table-cell office:value-type="float" office:value="13.48138" calcext:value-type="float">
            <text:p>13.481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2" calcext:value-type="float">
            <text:p>18082002</text:p>
          </table:table-cell>
          <table:table-cell office:value-type="float" office:value="5.65128" calcext:value-type="float">
            <text:p>5.65128</text:p>
          </table:table-cell>
          <table:table-cell office:value-type="float" office:value="17.77" calcext:value-type="float">
            <text:p>17.77</text:p>
          </table:table-cell>
          <table:table-cell office:value-type="float" office:value="13.32" calcext:value-type="float">
            <text:p>13.32</text:p>
          </table:table-cell>
          <table:table-cell office:value-type="float" office:value="1.78734" calcext:value-type="float">
            <text:p>1.78734</text:p>
          </table:table-cell>
          <table:table-cell office:value-type="float" office:value="1.342492" calcext:value-type="float">
            <text:p>1.342492</text:p>
          </table:table-cell>
          <table:table-cell office:value-type="float" office:value="191.952" calcext:value-type="float">
            <text:p>191.952</text:p>
          </table:table-cell>
          <table:table-cell office:value-type="float" office:value="0" calcext:value-type="float">
            <text:p>0</text:p>
          </table:table-cell>
          <table:table-cell office:value-type="float" office:value="17.98013" calcext:value-type="float">
            <text:p>17.98013</text:p>
          </table:table-cell>
          <table:table-cell office:value-type="float" office:value="14.28644" calcext:value-type="float">
            <text:p>14.28644</text:p>
          </table:table-cell>
          <table:table-cell office:value-type="float" office:value="18.09732" calcext:value-type="float">
            <text:p>18.09732</text:p>
          </table:table-cell>
          <table:table-cell office:value-type="float" office:value="15.65503" calcext:value-type="float">
            <text:p>15.65503</text:p>
          </table:table-cell>
          <table:table-cell office:value-type="float" office:value="18.40875" calcext:value-type="float">
            <text:p>18.40875</text:p>
          </table:table-cell>
          <table:table-cell office:value-type="float" office:value="16.96667" calcext:value-type="float">
            <text:p>16.96667</text:p>
          </table:table-cell>
          <table:table-cell office:value-type="float" office:value="19.69522" calcext:value-type="float">
            <text:p>19.69522</text:p>
          </table:table-cell>
          <table:table-cell office:value-type="float" office:value="18.18539" calcext:value-type="float">
            <text:p>18.18539</text:p>
          </table:table-cell>
          <table:table-cell office:value-type="float" office:value="20.4097" calcext:value-type="float">
            <text:p>20.4097</text:p>
          </table:table-cell>
          <table:table-cell office:value-type="float" office:value="18.96881" calcext:value-type="float">
            <text:p>18.96881</text:p>
          </table:table-cell>
          <table:table-cell office:value-type="float" office:value="21.11218" calcext:value-type="float">
            <text:p>21.11218</text:p>
          </table:table-cell>
          <table:table-cell office:value-type="float" office:value="19.6257" calcext:value-type="float">
            <text:p>19.6257</text:p>
          </table:table-cell>
          <table:table-cell office:value-type="float" office:value="21.44461" calcext:value-type="float">
            <text:p>21.44461</text:p>
          </table:table-cell>
          <table:table-cell office:value-type="float" office:value="20.17493" calcext:value-type="float">
            <text:p>20.17493</text:p>
          </table:table-cell>
          <table:table-cell office:value-type="float" office:value="21.70609" calcext:value-type="float">
            <text:p>21.70609</text:p>
          </table:table-cell>
          <table:table-cell office:value-type="float" office:value="20.9837" calcext:value-type="float">
            <text:p>20.9837</text:p>
          </table:table-cell>
          <table:table-cell office:value-type="float" office:value="21.79584" calcext:value-type="float">
            <text:p>21.79584</text:p>
          </table:table-cell>
          <table:table-cell office:value-type="float" office:value="21.54712" calcext:value-type="float">
            <text:p>21.54712</text:p>
          </table:table-cell>
          <table:table-cell office:value-type="float" office:value="21.49292" calcext:value-type="float">
            <text:p>21.49292</text:p>
          </table:table-cell>
          <table:table-cell office:value-type="float" office:value="21.36679" calcext:value-type="float">
            <text:p>21.36679</text:p>
          </table:table-cell>
          <table:table-cell office:value-type="float" office:value="20.81818" calcext:value-type="float">
            <text:p>20.81818</text:p>
          </table:table-cell>
          <table:table-cell office:value-type="float" office:value="20.75674" calcext:value-type="float">
            <text:p>20.75674</text:p>
          </table:table-cell>
          <table:table-cell office:value-type="float" office:value="20.02756" calcext:value-type="float">
            <text:p>20.02756</text:p>
          </table:table-cell>
          <table:table-cell office:value-type="float" office:value="20.01251" calcext:value-type="float">
            <text:p>20.01251</text:p>
          </table:table-cell>
          <table:table-cell office:value-type="float" office:value="19.14053" calcext:value-type="float">
            <text:p>19.14053</text:p>
          </table:table-cell>
          <table:table-cell office:value-type="float" office:value="19.11459" calcext:value-type="float">
            <text:p>19.11459</text:p>
          </table:table-cell>
          <table:table-cell office:value-type="float" office:value="18.41992" calcext:value-type="float">
            <text:p>18.41992</text:p>
          </table:table-cell>
          <table:table-cell office:value-type="float" office:value="18.39261" calcext:value-type="float">
            <text:p>18.39261</text:p>
          </table:table-cell>
          <table:table-cell office:value-type="float" office:value="17.8432" calcext:value-type="float">
            <text:p>17.8432</text:p>
          </table:table-cell>
          <table:table-cell office:value-type="float" office:value="12.98807" calcext:value-type="float">
            <text:p>12.988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2" calcext:value-type="float">
            <text:p>19082002</text:p>
          </table:table-cell>
          <table:table-cell office:value-type="float" office:value="21.87577" calcext:value-type="float">
            <text:p>21.87577</text:p>
          </table:table-cell>
          <table:table-cell office:value-type="float" office:value="23.9" calcext:value-type="float">
            <text:p>23.9</text:p>
          </table:table-cell>
          <table:table-cell office:value-type="float" office:value="14.22" calcext:value-type="float">
            <text:p>14.22</text:p>
          </table:table-cell>
          <table:table-cell office:value-type="float" office:value="1.733604" calcext:value-type="float">
            <text:p>1.733604</text:p>
          </table:table-cell>
          <table:table-cell office:value-type="float" office:value="1.383792" calcext:value-type="float">
            <text:p>1.383792</text:p>
          </table:table-cell>
          <table:table-cell office:value-type="float" office:value="231.66" calcext:value-type="float">
            <text:p>231.66</text:p>
          </table:table-cell>
          <table:table-cell office:value-type="float" office:value="0.6" calcext:value-type="float">
            <text:p>0.6</text:p>
          </table:table-cell>
          <table:table-cell office:value-type="float" office:value="23.32913" calcext:value-type="float">
            <text:p>23.32913</text:p>
          </table:table-cell>
          <table:table-cell office:value-type="float" office:value="14.90308" calcext:value-type="float">
            <text:p>14.90308</text:p>
          </table:table-cell>
          <table:table-cell office:value-type="float" office:value="21.45236" calcext:value-type="float">
            <text:p>21.45236</text:p>
          </table:table-cell>
          <table:table-cell office:value-type="float" office:value="16.07053" calcext:value-type="float">
            <text:p>16.07053</text:p>
          </table:table-cell>
          <table:table-cell office:value-type="float" office:value="20.7233" calcext:value-type="float">
            <text:p>20.7233</text:p>
          </table:table-cell>
          <table:table-cell office:value-type="float" office:value="17.02585" calcext:value-type="float">
            <text:p>17.02585</text:p>
          </table:table-cell>
          <table:table-cell office:value-type="float" office:value="20.32925" calcext:value-type="float">
            <text:p>20.32925</text:p>
          </table:table-cell>
          <table:table-cell office:value-type="float" office:value="17.91235" calcext:value-type="float">
            <text:p>17.91235</text:p>
          </table:table-cell>
          <table:table-cell office:value-type="float" office:value="20.16824" calcext:value-type="float">
            <text:p>20.16824</text:p>
          </table:table-cell>
          <table:table-cell office:value-type="float" office:value="18.51984" calcext:value-type="float">
            <text:p>18.51984</text:p>
          </table:table-cell>
          <table:table-cell office:value-type="float" office:value="20.12769" calcext:value-type="float">
            <text:p>20.12769</text:p>
          </table:table-cell>
          <table:table-cell office:value-type="float" office:value="19.19644" calcext:value-type="float">
            <text:p>19.19644</text:p>
          </table:table-cell>
          <table:table-cell office:value-type="float" office:value="20.27176" calcext:value-type="float">
            <text:p>20.27176</text:p>
          </table:table-cell>
          <table:table-cell office:value-type="float" office:value="19.79312" calcext:value-type="float">
            <text:p>19.79312</text:p>
          </table:table-cell>
          <table:table-cell office:value-type="float" office:value="20.97717" calcext:value-type="float">
            <text:p>20.97717</text:p>
          </table:table-cell>
          <table:table-cell office:value-type="float" office:value="20.56573" calcext:value-type="float">
            <text:p>20.56573</text:p>
          </table:table-cell>
          <table:table-cell office:value-type="float" office:value="21.54358" calcext:value-type="float">
            <text:p>21.54358</text:p>
          </table:table-cell>
          <table:table-cell office:value-type="float" office:value="21.19928" calcext:value-type="float">
            <text:p>21.19928</text:p>
          </table:table-cell>
          <table:table-cell office:value-type="float" office:value="21.36536" calcext:value-type="float">
            <text:p>21.36536</text:p>
          </table:table-cell>
          <table:table-cell office:value-type="float" office:value="21.21036" calcext:value-type="float">
            <text:p>21.21036</text:p>
          </table:table-cell>
          <table:table-cell office:value-type="float" office:value="20.75604" calcext:value-type="float">
            <text:p>20.75604</text:p>
          </table:table-cell>
          <table:table-cell office:value-type="float" office:value="20.68442" calcext:value-type="float">
            <text:p>20.68442</text:p>
          </table:table-cell>
          <table:table-cell office:value-type="float" office:value="20.01236" calcext:value-type="float">
            <text:p>20.01236</text:p>
          </table:table-cell>
          <table:table-cell office:value-type="float" office:value="19.9942" calcext:value-type="float">
            <text:p>19.9942</text:p>
          </table:table-cell>
          <table:table-cell office:value-type="float" office:value="19.15729" calcext:value-type="float">
            <text:p>19.15729</text:p>
          </table:table-cell>
          <table:table-cell office:value-type="float" office:value="19.14075" calcext:value-type="float">
            <text:p>19.14075</text:p>
          </table:table-cell>
          <table:table-cell office:value-type="float" office:value="18.4455" calcext:value-type="float">
            <text:p>18.4455</text:p>
          </table:table-cell>
          <table:table-cell office:value-type="float" office:value="18.4202" calcext:value-type="float">
            <text:p>18.4202</text:p>
          </table:table-cell>
          <table:table-cell office:value-type="float" office:value="24.62411" calcext:value-type="float">
            <text:p>24.62411</text:p>
          </table:table-cell>
          <table:table-cell office:value-type="float" office:value="13.69989" calcext:value-type="float">
            <text:p>13.699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2" calcext:value-type="float">
            <text:p>20082002</text:p>
          </table:table-cell>
          <table:table-cell office:value-type="float" office:value="21.36024" calcext:value-type="float">
            <text:p>21.36024</text:p>
          </table:table-cell>
          <table:table-cell office:value-type="float" office:value="29.64" calcext:value-type="float">
            <text:p>29.64</text:p>
          </table:table-cell>
          <table:table-cell office:value-type="float" office:value="16.51" calcext:value-type="float">
            <text:p>16.51</text:p>
          </table:table-cell>
          <table:table-cell office:value-type="float" office:value="2.516935" calcext:value-type="float">
            <text:p>2.516935</text:p>
          </table:table-cell>
          <table:table-cell office:value-type="float" office:value="1.649686" calcext:value-type="float">
            <text:p>1.649686</text:p>
          </table:table-cell>
          <table:table-cell office:value-type="float" office:value="384.192" calcext:value-type="float">
            <text:p>384.192</text:p>
          </table:table-cell>
          <table:table-cell office:value-type="float" office:value="16.6" calcext:value-type="float">
            <text:p>16.6</text:p>
          </table:table-cell>
          <table:table-cell office:value-type="float" office:value="25.758" calcext:value-type="float">
            <text:p>25.758</text:p>
          </table:table-cell>
          <table:table-cell office:value-type="float" office:value="16.26666" calcext:value-type="float">
            <text:p>16.26666</text:p>
          </table:table-cell>
          <table:table-cell office:value-type="float" office:value="23.9751" calcext:value-type="float">
            <text:p>23.9751</text:p>
          </table:table-cell>
          <table:table-cell office:value-type="float" office:value="16.95987" calcext:value-type="float">
            <text:p>16.95987</text:p>
          </table:table-cell>
          <table:table-cell office:value-type="float" office:value="22.92178" calcext:value-type="float">
            <text:p>22.92178</text:p>
          </table:table-cell>
          <table:table-cell office:value-type="float" office:value="17.70706" calcext:value-type="float">
            <text:p>17.70706</text:p>
          </table:table-cell>
          <table:table-cell office:value-type="float" office:value="22.06454" calcext:value-type="float">
            <text:p>22.06454</text:p>
          </table:table-cell>
          <table:table-cell office:value-type="float" office:value="18.46719" calcext:value-type="float">
            <text:p>18.46719</text:p>
          </table:table-cell>
          <table:table-cell office:value-type="float" office:value="21.62143" calcext:value-type="float">
            <text:p>21.62143</text:p>
          </table:table-cell>
          <table:table-cell office:value-type="float" office:value="18.95993" calcext:value-type="float">
            <text:p>18.95993</text:p>
          </table:table-cell>
          <table:table-cell office:value-type="float" office:value="21.17325" calcext:value-type="float">
            <text:p>21.17325</text:p>
          </table:table-cell>
          <table:table-cell office:value-type="float" office:value="19.48221" calcext:value-type="float">
            <text:p>19.48221</text:p>
          </table:table-cell>
          <table:table-cell office:value-type="float" office:value="20.84247" calcext:value-type="float">
            <text:p>20.84247</text:p>
          </table:table-cell>
          <table:table-cell office:value-type="float" office:value="19.89978" calcext:value-type="float">
            <text:p>19.89978</text:p>
          </table:table-cell>
          <table:table-cell office:value-type="float" office:value="20.57581" calcext:value-type="float">
            <text:p>20.57581</text:p>
          </table:table-cell>
          <table:table-cell office:value-type="float" office:value="20.45215" calcext:value-type="float">
            <text:p>20.45215</text:p>
          </table:table-cell>
          <table:table-cell office:value-type="float" office:value="21.1962" calcext:value-type="float">
            <text:p>21.1962</text:p>
          </table:table-cell>
          <table:table-cell office:value-type="float" office:value="20.95636" calcext:value-type="float">
            <text:p>20.95636</text:p>
          </table:table-cell>
          <table:table-cell office:value-type="float" office:value="21.20859" calcext:value-type="float">
            <text:p>21.20859</text:p>
          </table:table-cell>
          <table:table-cell office:value-type="float" office:value="21.04184" calcext:value-type="float">
            <text:p>21.04184</text:p>
          </table:table-cell>
          <table:table-cell office:value-type="float" office:value="20.68359" calcext:value-type="float">
            <text:p>20.68359</text:p>
          </table:table-cell>
          <table:table-cell office:value-type="float" office:value="20.59982" calcext:value-type="float">
            <text:p>20.59982</text:p>
          </table:table-cell>
          <table:table-cell office:value-type="float" office:value="19.99399" calcext:value-type="float">
            <text:p>19.99399</text:p>
          </table:table-cell>
          <table:table-cell office:value-type="float" office:value="19.96964" calcext:value-type="float">
            <text:p>19.96964</text:p>
          </table:table-cell>
          <table:table-cell office:value-type="float" office:value="19.1666" calcext:value-type="float">
            <text:p>19.1666</text:p>
          </table:table-cell>
          <table:table-cell office:value-type="float" office:value="19.15741" calcext:value-type="float">
            <text:p>19.15741</text:p>
          </table:table-cell>
          <table:table-cell office:value-type="float" office:value="18.46655" calcext:value-type="float">
            <text:p>18.46655</text:p>
          </table:table-cell>
          <table:table-cell office:value-type="float" office:value="18.44574" calcext:value-type="float">
            <text:p>18.44574</text:p>
          </table:table-cell>
          <table:table-cell office:value-type="float" office:value="27.32071" calcext:value-type="float">
            <text:p>27.32071</text:p>
          </table:table-cell>
          <table:table-cell office:value-type="float" office:value="15.68542" calcext:value-type="float">
            <text:p>15.685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2" calcext:value-type="float">
            <text:p>21082002</text:p>
          </table:table-cell>
          <table:table-cell office:value-type="float" office:value="17.17452" calcext:value-type="float">
            <text:p>17.17452</text:p>
          </table:table-cell>
          <table:table-cell office:value-type="float" office:value="30.58" calcext:value-type="float">
            <text:p>30.58</text:p>
          </table:table-cell>
          <table:table-cell office:value-type="float" office:value="20.33" calcext:value-type="float">
            <text:p>20.33</text:p>
          </table:table-cell>
          <table:table-cell office:value-type="float" office:value="2.809844" calcext:value-type="float">
            <text:p>2.809844</text:p>
          </table:table-cell>
          <table:table-cell office:value-type="float" office:value="2.098958" calcext:value-type="float">
            <text:p>2.098958</text:p>
          </table:table-cell>
          <table:table-cell office:value-type="float" office:value="384.156" calcext:value-type="float">
            <text:p>384.156</text:p>
          </table:table-cell>
          <table:table-cell office:value-type="float" office:value="13.1" calcext:value-type="float">
            <text:p>13.1</text:p>
          </table:table-cell>
          <table:table-cell office:value-type="float" office:value="27.14996" calcext:value-type="float">
            <text:p>27.14996</text:p>
          </table:table-cell>
          <table:table-cell office:value-type="float" office:value="20.93839" calcext:value-type="float">
            <text:p>20.93839</text:p>
          </table:table-cell>
          <table:table-cell office:value-type="float" office:value="25.72162" calcext:value-type="float">
            <text:p>25.72162</text:p>
          </table:table-cell>
          <table:table-cell office:value-type="float" office:value="21.61026" calcext:value-type="float">
            <text:p>21.61026</text:p>
          </table:table-cell>
          <table:table-cell office:value-type="float" office:value="24.6778" calcext:value-type="float">
            <text:p>24.6778</text:p>
          </table:table-cell>
          <table:table-cell office:value-type="float" office:value="21.65518" calcext:value-type="float">
            <text:p>21.65518</text:p>
          </table:table-cell>
          <table:table-cell office:value-type="float" office:value="23.67767" calcext:value-type="float">
            <text:p>23.67767</text:p>
          </table:table-cell>
          <table:table-cell office:value-type="float" office:value="21.56778" calcext:value-type="float">
            <text:p>21.56778</text:p>
          </table:table-cell>
          <table:table-cell office:value-type="float" office:value="23.03561" calcext:value-type="float">
            <text:p>23.03561</text:p>
          </table:table-cell>
          <table:table-cell office:value-type="float" office:value="21.44818" calcext:value-type="float">
            <text:p>21.44818</text:p>
          </table:table-cell>
          <table:table-cell office:value-type="float" office:value="22.38333" calcext:value-type="float">
            <text:p>22.38333</text:p>
          </table:table-cell>
          <table:table-cell office:value-type="float" office:value="21.18524" calcext:value-type="float">
            <text:p>21.18524</text:p>
          </table:table-cell>
          <table:table-cell office:value-type="float" office:value="21.86264" calcext:value-type="float">
            <text:p>21.86264</text:p>
          </table:table-cell>
          <table:table-cell office:value-type="float" office:value="20.85648" calcext:value-type="float">
            <text:p>20.85648</text:p>
          </table:table-cell>
          <table:table-cell office:value-type="float" office:value="21.14679" calcext:value-type="float">
            <text:p>21.14679</text:p>
          </table:table-cell>
          <table:table-cell office:value-type="float" office:value="20.58209" calcext:value-type="float">
            <text:p>20.58209</text:p>
          </table:table-cell>
          <table:table-cell office:value-type="float" office:value="20.9548" calcext:value-type="float">
            <text:p>20.9548</text:p>
          </table:table-cell>
          <table:table-cell office:value-type="float" office:value="20.91769" calcext:value-type="float">
            <text:p>20.91769</text:p>
          </table:table-cell>
          <table:table-cell office:value-type="float" office:value="21.04013" calcext:value-type="float">
            <text:p>21.04013</text:p>
          </table:table-cell>
          <table:table-cell office:value-type="float" office:value="20.90051" calcext:value-type="float">
            <text:p>20.90051</text:p>
          </table:table-cell>
          <table:table-cell office:value-type="float" office:value="20.59891" calcext:value-type="float">
            <text:p>20.59891</text:p>
          </table:table-cell>
          <table:table-cell office:value-type="float" office:value="20.51086" calcext:value-type="float">
            <text:p>20.51086</text:p>
          </table:table-cell>
          <table:table-cell office:value-type="float" office:value="19.96933" calcext:value-type="float">
            <text:p>19.96933</text:p>
          </table:table-cell>
          <table:table-cell office:value-type="float" office:value="19.93805" calcext:value-type="float">
            <text:p>19.93805</text:p>
          </table:table-cell>
          <table:table-cell office:value-type="float" office:value="19.17014" calcext:value-type="float">
            <text:p>19.17014</text:p>
          </table:table-cell>
          <table:table-cell office:value-type="float" office:value="19.16669" calcext:value-type="float">
            <text:p>19.16669</text:p>
          </table:table-cell>
          <table:table-cell office:value-type="float" office:value="18.48212" calcext:value-type="float">
            <text:p>18.48212</text:p>
          </table:table-cell>
          <table:table-cell office:value-type="float" office:value="18.46674" calcext:value-type="float">
            <text:p>18.46674</text:p>
          </table:table-cell>
          <table:table-cell office:value-type="float" office:value="28.24103" calcext:value-type="float">
            <text:p>28.24103</text:p>
          </table:table-cell>
          <table:table-cell office:value-type="float" office:value="20.29251" calcext:value-type="float">
            <text:p>20.292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2" calcext:value-type="float">
            <text:p>22082002</text:p>
          </table:table-cell>
          <table:table-cell office:value-type="float" office:value="16.60176" calcext:value-type="float">
            <text:p>16.60176</text:p>
          </table:table-cell>
          <table:table-cell office:value-type="float" office:value="28.88" calcext:value-type="float">
            <text:p>28.88</text:p>
          </table:table-cell>
          <table:table-cell office:value-type="float" office:value="19.62" calcext:value-type="float">
            <text:p>19.62</text:p>
          </table:table-cell>
          <table:table-cell office:value-type="float" office:value="2.852865" calcext:value-type="float">
            <text:p>2.852865</text:p>
          </table:table-cell>
          <table:table-cell office:value-type="float" office:value="2.008023" calcext:value-type="float">
            <text:p>2.008023</text:p>
          </table:table-cell>
          <table:table-cell office:value-type="float" office:value="269.172" calcext:value-type="float">
            <text:p>269.172</text:p>
          </table:table-cell>
          <table:table-cell office:value-type="float" office:value="69.40001" calcext:value-type="float">
            <text:p>69.40001</text:p>
          </table:table-cell>
          <table:table-cell office:value-type="float" office:value="27.5083" calcext:value-type="float">
            <text:p>27.5083</text:p>
          </table:table-cell>
          <table:table-cell office:value-type="float" office:value="19.53043" calcext:value-type="float">
            <text:p>19.53043</text:p>
          </table:table-cell>
          <table:table-cell office:value-type="float" office:value="25.18225" calcext:value-type="float">
            <text:p>25.18225</text:p>
          </table:table-cell>
          <table:table-cell office:value-type="float" office:value="20.21228" calcext:value-type="float">
            <text:p>20.21228</text:p>
          </table:table-cell>
          <table:table-cell office:value-type="float" office:value="24.15042" calcext:value-type="float">
            <text:p>24.15042</text:p>
          </table:table-cell>
          <table:table-cell office:value-type="float" office:value="20.68112" calcext:value-type="float">
            <text:p>20.68112</text:p>
          </table:table-cell>
          <table:table-cell office:value-type="float" office:value="23.48767" calcext:value-type="float">
            <text:p>23.48767</text:p>
          </table:table-cell>
          <table:table-cell office:value-type="float" office:value="21.05225" calcext:value-type="float">
            <text:p>21.05225</text:p>
          </table:table-cell>
          <table:table-cell office:value-type="float" office:value="23.11801" calcext:value-type="float">
            <text:p>23.11801</text:p>
          </table:table-cell>
          <table:table-cell office:value-type="float" office:value="21.26501" calcext:value-type="float">
            <text:p>21.26501</text:p>
          </table:table-cell>
          <table:table-cell office:value-type="float" office:value="22.55716" calcext:value-type="float">
            <text:p>22.55716</text:p>
          </table:table-cell>
          <table:table-cell office:value-type="float" office:value="21.44492" calcext:value-type="float">
            <text:p>21.44492</text:p>
          </table:table-cell>
          <table:table-cell office:value-type="float" office:value="22.05893" calcext:value-type="float">
            <text:p>22.05893</text:p>
          </table:table-cell>
          <table:table-cell office:value-type="float" office:value="21.43713" calcext:value-type="float">
            <text:p>21.43713</text:p>
          </table:table-cell>
          <table:table-cell office:value-type="float" office:value="21.42642" calcext:value-type="float">
            <text:p>21.42642</text:p>
          </table:table-cell>
          <table:table-cell office:value-type="float" office:value="21.15457" calcext:value-type="float">
            <text:p>21.15457</text:p>
          </table:table-cell>
          <table:table-cell office:value-type="float" office:value="21.03604" calcext:value-type="float">
            <text:p>21.03604</text:p>
          </table:table-cell>
          <table:table-cell office:value-type="float" office:value="20.93481" calcext:value-type="float">
            <text:p>20.93481</text:p>
          </table:table-cell>
          <table:table-cell office:value-type="float" office:value="20.89932" calcext:value-type="float">
            <text:p>20.89932</text:p>
          </table:table-cell>
          <table:table-cell office:value-type="float" office:value="20.81845" calcext:value-type="float">
            <text:p>20.81845</text:p>
          </table:table-cell>
          <table:table-cell office:value-type="float" office:value="20.50995" calcext:value-type="float">
            <text:p>20.50995</text:p>
          </table:table-cell>
          <table:table-cell office:value-type="float" office:value="20.4328" calcext:value-type="float">
            <text:p>20.4328</text:p>
          </table:table-cell>
          <table:table-cell office:value-type="float" office:value="19.93768" calcext:value-type="float">
            <text:p>19.93768</text:p>
          </table:table-cell>
          <table:table-cell office:value-type="float" office:value="19.90109" calcext:value-type="float">
            <text:p>19.90109</text:p>
          </table:table-cell>
          <table:table-cell office:value-type="float" office:value="19.17017" calcext:value-type="float">
            <text:p>19.17017</text:p>
          </table:table-cell>
          <table:table-cell office:value-type="float" office:value="19.16782" calcext:value-type="float">
            <text:p>19.16782</text:p>
          </table:table-cell>
          <table:table-cell office:value-type="float" office:value="18.49316" calcext:value-type="float">
            <text:p>18.49316</text:p>
          </table:table-cell>
          <table:table-cell office:value-type="float" office:value="18.48224" calcext:value-type="float">
            <text:p>18.48224</text:p>
          </table:table-cell>
          <table:table-cell office:value-type="float" office:value="29.34882" calcext:value-type="float">
            <text:p>29.34882</text:p>
          </table:table-cell>
          <table:table-cell office:value-type="float" office:value="19.01309" calcext:value-type="float">
            <text:p>19.013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2" calcext:value-type="float">
            <text:p>23082002</text:p>
          </table:table-cell>
          <table:table-cell office:value-type="float" office:value="17.81712" calcext:value-type="float">
            <text:p>17.81712</text:p>
          </table:table-cell>
          <table:table-cell office:value-type="float" office:value="28.55" calcext:value-type="float">
            <text:p>28.55</text:p>
          </table:table-cell>
          <table:table-cell office:value-type="float" office:value="19.38" calcext:value-type="float">
            <text:p>19.38</text:p>
          </table:table-cell>
          <table:table-cell office:value-type="float" office:value="2.622098" calcext:value-type="float">
            <text:p>2.622098</text:p>
          </table:table-cell>
          <table:table-cell office:value-type="float" office:value="1.978089" calcext:value-type="float">
            <text:p>1.978089</text:p>
          </table:table-cell>
          <table:table-cell office:value-type="float" office:value="132.984" calcext:value-type="float">
            <text:p>132.984</text:p>
          </table:table-cell>
          <table:table-cell office:value-type="float" office:value="0.7" calcext:value-type="float">
            <text:p>0.7</text:p>
          </table:table-cell>
          <table:table-cell office:value-type="float" office:value="27.09406" calcext:value-type="float">
            <text:p>27.09406</text:p>
          </table:table-cell>
          <table:table-cell office:value-type="float" office:value="19.53784" calcext:value-type="float">
            <text:p>19.53784</text:p>
          </table:table-cell>
          <table:table-cell office:value-type="float" office:value="25.27747" calcext:value-type="float">
            <text:p>25.27747</text:p>
          </table:table-cell>
          <table:table-cell office:value-type="float" office:value="20.3584" calcext:value-type="float">
            <text:p>20.3584</text:p>
          </table:table-cell>
          <table:table-cell office:value-type="float" office:value="24.1633" calcext:value-type="float">
            <text:p>24.1633</text:p>
          </table:table-cell>
          <table:table-cell office:value-type="float" office:value="20.96808" calcext:value-type="float">
            <text:p>20.96808</text:p>
          </table:table-cell>
          <table:table-cell office:value-type="float" office:value="23.39581" calcext:value-type="float">
            <text:p>23.39581</text:p>
          </table:table-cell>
          <table:table-cell office:value-type="float" office:value="21.39581" calcext:value-type="float">
            <text:p>21.39581</text:p>
          </table:table-cell>
          <table:table-cell office:value-type="float" office:value="22.94534" calcext:value-type="float">
            <text:p>22.94534</text:p>
          </table:table-cell>
          <table:table-cell office:value-type="float" office:value="21.59567" calcext:value-type="float">
            <text:p>21.59567</text:p>
          </table:table-cell>
          <table:table-cell office:value-type="float" office:value="22.54767" calcext:value-type="float">
            <text:p>22.54767</text:p>
          </table:table-cell>
          <table:table-cell office:value-type="float" office:value="21.75699" calcext:value-type="float">
            <text:p>21.75699</text:p>
          </table:table-cell>
          <table:table-cell office:value-type="float" office:value="22.12625" calcext:value-type="float">
            <text:p>22.12625</text:p>
          </table:table-cell>
          <table:table-cell office:value-type="float" office:value="21.71161" calcext:value-type="float">
            <text:p>21.71161</text:p>
          </table:table-cell>
          <table:table-cell office:value-type="float" office:value="21.60434" calcext:value-type="float">
            <text:p>21.60434</text:p>
          </table:table-cell>
          <table:table-cell office:value-type="float" office:value="21.43198" calcext:value-type="float">
            <text:p>21.43198</text:p>
          </table:table-cell>
          <table:table-cell office:value-type="float" office:value="21.13617" calcext:value-type="float">
            <text:p>21.13617</text:p>
          </table:table-cell>
          <table:table-cell office:value-type="float" office:value="21.03714" calcext:value-type="float">
            <text:p>21.03714</text:p>
          </table:table-cell>
          <table:table-cell office:value-type="float" office:value="20.81784" calcext:value-type="float">
            <text:p>20.81784</text:p>
          </table:table-cell>
          <table:table-cell office:value-type="float" office:value="20.77991" calcext:value-type="float">
            <text:p>20.77991</text:p>
          </table:table-cell>
          <table:table-cell office:value-type="float" office:value="20.4321" calcext:value-type="float">
            <text:p>20.4321</text:p>
          </table:table-cell>
          <table:table-cell office:value-type="float" office:value="20.37357" calcext:value-type="float">
            <text:p>20.37357</text:p>
          </table:table-cell>
          <table:table-cell office:value-type="float" office:value="19.90073" calcext:value-type="float">
            <text:p>19.90073</text:p>
          </table:table-cell>
          <table:table-cell office:value-type="float" office:value="19.86407" calcext:value-type="float">
            <text:p>19.86407</text:p>
          </table:table-cell>
          <table:table-cell office:value-type="float" office:value="19.16772" calcext:value-type="float">
            <text:p>19.16772</text:p>
          </table:table-cell>
          <table:table-cell office:value-type="float" office:value="19.16119" calcext:value-type="float">
            <text:p>19.16119</text:p>
          </table:table-cell>
          <table:table-cell office:value-type="float" office:value="18.49979" calcext:value-type="float">
            <text:p>18.49979</text:p>
          </table:table-cell>
          <table:table-cell office:value-type="float" office:value="18.49326" calcext:value-type="float">
            <text:p>18.49326</text:p>
          </table:table-cell>
          <table:table-cell office:value-type="float" office:value="28.79935" calcext:value-type="float">
            <text:p>28.79935</text:p>
          </table:table-cell>
          <table:table-cell office:value-type="float" office:value="18.64178" calcext:value-type="float">
            <text:p>18.641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2" calcext:value-type="float">
            <text:p>24082002</text:p>
          </table:table-cell>
          <table:table-cell office:value-type="float" office:value="9.835612" calcext:value-type="float">
            <text:p>9.835612</text:p>
          </table:table-cell>
          <table:table-cell office:value-type="float" office:value="25.98" calcext:value-type="float">
            <text:p>25.98</text:p>
          </table:table-cell>
          <table:table-cell office:value-type="float" office:value="19.12" calcext:value-type="float">
            <text:p>19.12</text:p>
          </table:table-cell>
          <table:table-cell office:value-type="float" office:value="2.475342" calcext:value-type="float">
            <text:p>2.475342</text:p>
          </table:table-cell>
          <table:table-cell office:value-type="float" office:value="1.946106" calcext:value-type="float">
            <text:p>1.946106</text:p>
          </table:table-cell>
          <table:table-cell office:value-type="float" office:value="106.956" calcext:value-type="float">
            <text:p>106.956</text:p>
          </table:table-cell>
          <table:table-cell office:value-type="float" office:value="0" calcext:value-type="float">
            <text:p>0</text:p>
          </table:table-cell>
          <table:table-cell office:value-type="float" office:value="25.25421" calcext:value-type="float">
            <text:p>25.25421</text:p>
          </table:table-cell>
          <table:table-cell office:value-type="float" office:value="19.39093" calcext:value-type="float">
            <text:p>19.39093</text:p>
          </table:table-cell>
          <table:table-cell office:value-type="float" office:value="23.80884" calcext:value-type="float">
            <text:p>23.80884</text:p>
          </table:table-cell>
          <table:table-cell office:value-type="float" office:value="20.23709" calcext:value-type="float">
            <text:p>20.23709</text:p>
          </table:table-cell>
          <table:table-cell office:value-type="float" office:value="23.10349" calcext:value-type="float">
            <text:p>23.10349</text:p>
          </table:table-cell>
          <table:table-cell office:value-type="float" office:value="20.91751" calcext:value-type="float">
            <text:p>20.91751</text:p>
          </table:table-cell>
          <table:table-cell office:value-type="float" office:value="22.66299" calcext:value-type="float">
            <text:p>22.66299</text:p>
          </table:table-cell>
          <table:table-cell office:value-type="float" office:value="21.38113" calcext:value-type="float">
            <text:p>21.38113</text:p>
          </table:table-cell>
          <table:table-cell office:value-type="float" office:value="22.63895" calcext:value-type="float">
            <text:p>22.63895</text:p>
          </table:table-cell>
          <table:table-cell office:value-type="float" office:value="21.6012" calcext:value-type="float">
            <text:p>21.6012</text:p>
          </table:table-cell>
          <table:table-cell office:value-type="float" office:value="22.45926" calcext:value-type="float">
            <text:p>22.45926</text:p>
          </table:table-cell>
          <table:table-cell office:value-type="float" office:value="21.75616" calcext:value-type="float">
            <text:p>21.75616</text:p>
          </table:table-cell>
          <table:table-cell office:value-type="float" office:value="22.1398" calcext:value-type="float">
            <text:p>22.1398</text:p>
          </table:table-cell>
          <table:table-cell office:value-type="float" office:value="21.74512" calcext:value-type="float">
            <text:p>21.74512</text:p>
          </table:table-cell>
          <table:table-cell office:value-type="float" office:value="21.67627" calcext:value-type="float">
            <text:p>21.67627</text:p>
          </table:table-cell>
          <table:table-cell office:value-type="float" office:value="21.60791" calcext:value-type="float">
            <text:p>21.60791</text:p>
          </table:table-cell>
          <table:table-cell office:value-type="float" office:value="21.2056" calcext:value-type="float">
            <text:p>21.2056</text:p>
          </table:table-cell>
          <table:table-cell office:value-type="float" office:value="21.13712" calcext:value-type="float">
            <text:p>21.13712</text:p>
          </table:table-cell>
          <table:table-cell office:value-type="float" office:value="20.77966" calcext:value-type="float">
            <text:p>20.77966</text:p>
          </table:table-cell>
          <table:table-cell office:value-type="float" office:value="20.76675" calcext:value-type="float">
            <text:p>20.76675</text:p>
          </table:table-cell>
          <table:table-cell office:value-type="float" office:value="20.37308" calcext:value-type="float">
            <text:p>20.37308</text:p>
          </table:table-cell>
          <table:table-cell office:value-type="float" office:value="20.33243" calcext:value-type="float">
            <text:p>20.33243</text:p>
          </table:table-cell>
          <table:table-cell office:value-type="float" office:value="19.86371" calcext:value-type="float">
            <text:p>19.86371</text:p>
          </table:table-cell>
          <table:table-cell office:value-type="float" office:value="19.83005" calcext:value-type="float">
            <text:p>19.83005</text:p>
          </table:table-cell>
          <table:table-cell office:value-type="float" office:value="19.16113" calcext:value-type="float">
            <text:p>19.16113</text:p>
          </table:table-cell>
          <table:table-cell office:value-type="float" office:value="19.15115" calcext:value-type="float">
            <text:p>19.15115</text:p>
          </table:table-cell>
          <table:table-cell office:value-type="float" office:value="18.50171" calcext:value-type="float">
            <text:p>18.50171</text:p>
          </table:table-cell>
          <table:table-cell office:value-type="float" office:value="18.49982" calcext:value-type="float">
            <text:p>18.49982</text:p>
          </table:table-cell>
          <table:table-cell office:value-type="float" office:value="26.54919" calcext:value-type="float">
            <text:p>26.54919</text:p>
          </table:table-cell>
          <table:table-cell office:value-type="float" office:value="18.52972" calcext:value-type="float">
            <text:p>18.529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2" calcext:value-type="float">
            <text:p>25082002</text:p>
          </table:table-cell>
          <table:table-cell office:value-type="float" office:value="21.97545" calcext:value-type="float">
            <text:p>21.97545</text:p>
          </table:table-cell>
          <table:table-cell office:value-type="float" office:value="28.54" calcext:value-type="float">
            <text:p>28.54</text:p>
          </table:table-cell>
          <table:table-cell office:value-type="float" office:value="16.99" calcext:value-type="float">
            <text:p>16.99</text:p>
          </table:table-cell>
          <table:table-cell office:value-type="float" office:value="2.369065" calcext:value-type="float">
            <text:p>2.369065</text:p>
          </table:table-cell>
          <table:table-cell office:value-type="float" office:value="1.700967" calcext:value-type="float">
            <text:p>1.700967</text:p>
          </table:table-cell>
          <table:table-cell office:value-type="float" office:value="104.4" calcext:value-type="float">
            <text:p>104.4</text:p>
          </table:table-cell>
          <table:table-cell office:value-type="float" office:value="0" calcext:value-type="float">
            <text:p>0</text:p>
          </table:table-cell>
          <table:table-cell office:value-type="float" office:value="27.26065" calcext:value-type="float">
            <text:p>27.26065</text:p>
          </table:table-cell>
          <table:table-cell office:value-type="float" office:value="17.85767" calcext:value-type="float">
            <text:p>17.85767</text:p>
          </table:table-cell>
          <table:table-cell office:value-type="float" office:value="25.32309" calcext:value-type="float">
            <text:p>25.32309</text:p>
          </table:table-cell>
          <table:table-cell office:value-type="float" office:value="19.07452" calcext:value-type="float">
            <text:p>19.07452</text:p>
          </table:table-cell>
          <table:table-cell office:value-type="float" office:value="24.03525" calcext:value-type="float">
            <text:p>24.03525</text:p>
          </table:table-cell>
          <table:table-cell office:value-type="float" office:value="20.05481" calcext:value-type="float">
            <text:p>20.05481</text:p>
          </table:table-cell>
          <table:table-cell office:value-type="float" office:value="23.16318" calcext:value-type="float">
            <text:p>23.16318</text:p>
          </table:table-cell>
          <table:table-cell office:value-type="float" office:value="20.74402" calcext:value-type="float">
            <text:p>20.74402</text:p>
          </table:table-cell>
          <table:table-cell office:value-type="float" office:value="22.67432" calcext:value-type="float">
            <text:p>22.67432</text:p>
          </table:table-cell>
          <table:table-cell office:value-type="float" office:value="21.10086" calcext:value-type="float">
            <text:p>21.10086</text:p>
          </table:table-cell>
          <table:table-cell office:value-type="float" office:value="22.22778" calcext:value-type="float">
            <text:p>22.22778</text:p>
          </table:table-cell>
          <table:table-cell office:value-type="float" office:value="21.4209" calcext:value-type="float">
            <text:p>21.4209</text:p>
          </table:table-cell>
          <table:table-cell office:value-type="float" office:value="21.94958" calcext:value-type="float">
            <text:p>21.94958</text:p>
          </table:table-cell>
          <table:table-cell office:value-type="float" office:value="21.51761" calcext:value-type="float">
            <text:p>21.51761</text:p>
          </table:table-cell>
          <table:table-cell office:value-type="float" office:value="21.62897" calcext:value-type="float">
            <text:p>21.62897</text:p>
          </table:table-cell>
          <table:table-cell office:value-type="float" office:value="21.5242" calcext:value-type="float">
            <text:p>21.5242</text:p>
          </table:table-cell>
          <table:table-cell office:value-type="float" office:value="21.2175" calcext:value-type="float">
            <text:p>21.2175</text:p>
          </table:table-cell>
          <table:table-cell office:value-type="float" office:value="21.20596" calcext:value-type="float">
            <text:p>21.20596</text:p>
          </table:table-cell>
          <table:table-cell office:value-type="float" office:value="20.76666" calcext:value-type="float">
            <text:p>20.76666</text:p>
          </table:table-cell>
          <table:table-cell office:value-type="float" office:value="20.75815" calcext:value-type="float">
            <text:p>20.75815</text:p>
          </table:table-cell>
          <table:table-cell office:value-type="float" office:value="20.33209" calcext:value-type="float">
            <text:p>20.33209</text:p>
          </table:table-cell>
          <table:table-cell office:value-type="float" office:value="20.3024" calcext:value-type="float">
            <text:p>20.3024</text:p>
          </table:table-cell>
          <table:table-cell office:value-type="float" office:value="19.82977" calcext:value-type="float">
            <text:p>19.82977</text:p>
          </table:table-cell>
          <table:table-cell office:value-type="float" office:value="19.79675" calcext:value-type="float">
            <text:p>19.79675</text:p>
          </table:table-cell>
          <table:table-cell office:value-type="float" office:value="19.15103" calcext:value-type="float">
            <text:p>19.15103</text:p>
          </table:table-cell>
          <table:table-cell office:value-type="float" office:value="19.13324" calcext:value-type="float">
            <text:p>19.13324</text:p>
          </table:table-cell>
          <table:table-cell office:value-type="float" office:value="18.50171" calcext:value-type="float">
            <text:p>18.50171</text:p>
          </table:table-cell>
          <table:table-cell office:value-type="float" office:value="18.50116" calcext:value-type="float">
            <text:p>18.50116</text:p>
          </table:table-cell>
          <table:table-cell office:value-type="float" office:value="29.02539" calcext:value-type="float">
            <text:p>29.02539</text:p>
          </table:table-cell>
          <table:table-cell office:value-type="float" office:value="16.65131" calcext:value-type="float">
            <text:p>16.651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2" calcext:value-type="float">
            <text:p>26082002</text:p>
          </table:table-cell>
          <table:table-cell office:value-type="float" office:value="12.20509" calcext:value-type="float">
            <text:p>12.20509</text:p>
          </table:table-cell>
          <table:table-cell office:value-type="float" office:value="27.05" calcext:value-type="float">
            <text:p>27.05</text:p>
          </table:table-cell>
          <table:table-cell office:value-type="float" office:value="16.89" calcext:value-type="float">
            <text:p>16.89</text:p>
          </table:table-cell>
          <table:table-cell office:value-type="float" office:value="2.3248" calcext:value-type="float">
            <text:p>2.3248</text:p>
          </table:table-cell>
          <table:table-cell office:value-type="float" office:value="1.690166" calcext:value-type="float">
            <text:p>1.690166</text:p>
          </table:table-cell>
          <table:table-cell office:value-type="float" office:value="122.4" calcext:value-type="float">
            <text:p>122.4</text:p>
          </table:table-cell>
          <table:table-cell office:value-type="float" office:value="0" calcext:value-type="float">
            <text:p>0</text:p>
          </table:table-cell>
          <table:table-cell office:value-type="float" office:value="25.02545" calcext:value-type="float">
            <text:p>25.02545</text:p>
          </table:table-cell>
          <table:table-cell office:value-type="float" office:value="17.7634" calcext:value-type="float">
            <text:p>17.7634</text:p>
          </table:table-cell>
          <table:table-cell office:value-type="float" office:value="23.76801" calcext:value-type="float">
            <text:p>23.76801</text:p>
          </table:table-cell>
          <table:table-cell office:value-type="float" office:value="19.03806" calcext:value-type="float">
            <text:p>19.03806</text:p>
          </table:table-cell>
          <table:table-cell office:value-type="float" office:value="22.94983" calcext:value-type="float">
            <text:p>22.94983</text:p>
          </table:table-cell>
          <table:table-cell office:value-type="float" office:value="20.11716" calcext:value-type="float">
            <text:p>20.11716</text:p>
          </table:table-cell>
          <table:table-cell office:value-type="float" office:value="22.39777" calcext:value-type="float">
            <text:p>22.39777</text:p>
          </table:table-cell>
          <table:table-cell office:value-type="float" office:value="20.85672" calcext:value-type="float">
            <text:p>20.85672</text:p>
          </table:table-cell>
          <table:table-cell office:value-type="float" office:value="22.35165" calcext:value-type="float">
            <text:p>22.35165</text:p>
          </table:table-cell>
          <table:table-cell office:value-type="float" office:value="21.21814" calcext:value-type="float">
            <text:p>21.21814</text:p>
          </table:table-cell>
          <table:table-cell office:value-type="float" office:value="22.21478" calcext:value-type="float">
            <text:p>22.21478</text:p>
          </table:table-cell>
          <table:table-cell office:value-type="float" office:value="21.49414" calcext:value-type="float">
            <text:p>21.49414</text:p>
          </table:table-cell>
          <table:table-cell office:value-type="float" office:value="21.96341" calcext:value-type="float">
            <text:p>21.96341</text:p>
          </table:table-cell>
          <table:table-cell office:value-type="float" office:value="21.54782" calcext:value-type="float">
            <text:p>21.54782</text:p>
          </table:table-cell>
          <table:table-cell office:value-type="float" office:value="21.60989" calcext:value-type="float">
            <text:p>21.60989</text:p>
          </table:table-cell>
          <table:table-cell office:value-type="float" office:value="21.51431" calcext:value-type="float">
            <text:p>21.51431</text:p>
          </table:table-cell>
          <table:table-cell office:value-type="float" office:value="21.21512" calcext:value-type="float">
            <text:p>21.21512</text:p>
          </table:table-cell>
          <table:table-cell office:value-type="float" office:value="21.20499" calcext:value-type="float">
            <text:p>21.20499</text:p>
          </table:table-cell>
          <table:table-cell office:value-type="float" office:value="20.75803" calcext:value-type="float">
            <text:p>20.75803</text:p>
          </table:table-cell>
          <table:table-cell office:value-type="float" office:value="20.74716" calcext:value-type="float">
            <text:p>20.74716</text:p>
          </table:table-cell>
          <table:table-cell office:value-type="float" office:value="20.30212" calcext:value-type="float">
            <text:p>20.30212</text:p>
          </table:table-cell>
          <table:table-cell office:value-type="float" office:value="20.27844" calcext:value-type="float">
            <text:p>20.27844</text:p>
          </table:table-cell>
          <table:table-cell office:value-type="float" office:value="19.79645" calcext:value-type="float">
            <text:p>19.79645</text:p>
          </table:table-cell>
          <table:table-cell office:value-type="float" office:value="19.77081" calcext:value-type="float">
            <text:p>19.77081</text:p>
          </table:table-cell>
          <table:table-cell office:value-type="float" office:value="19.13315" calcext:value-type="float">
            <text:p>19.13315</text:p>
          </table:table-cell>
          <table:table-cell office:value-type="float" office:value="19.1236" calcext:value-type="float">
            <text:p>19.1236</text:p>
          </table:table-cell>
          <table:table-cell office:value-type="float" office:value="18.50116" calcext:value-type="float">
            <text:p>18.50116</text:p>
          </table:table-cell>
          <table:table-cell office:value-type="float" office:value="18.49957" calcext:value-type="float">
            <text:p>18.49957</text:p>
          </table:table-cell>
          <table:table-cell office:value-type="float" office:value="26.07895" calcext:value-type="float">
            <text:p>26.07895</text:p>
          </table:table-cell>
          <table:table-cell office:value-type="float" office:value="16.53058" calcext:value-type="float">
            <text:p>16.530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2" calcext:value-type="float">
            <text:p>27082002</text:p>
          </table:table-cell>
          <table:table-cell office:value-type="float" office:value="18.29297" calcext:value-type="float">
            <text:p>18.29297</text:p>
          </table:table-cell>
          <table:table-cell office:value-type="float" office:value="28.16" calcext:value-type="float">
            <text:p>28.16</text:p>
          </table:table-cell>
          <table:table-cell office:value-type="float" office:value="18.37" calcext:value-type="float">
            <text:p>18.37</text:p>
          </table:table-cell>
          <table:table-cell office:value-type="float" office:value="2.339971" calcext:value-type="float">
            <text:p>2.339971</text:p>
          </table:table-cell>
          <table:table-cell office:value-type="float" office:value="1.85642" calcext:value-type="float">
            <text:p>1.85642</text:p>
          </table:table-cell>
          <table:table-cell office:value-type="float" office:value="142.632" calcext:value-type="float">
            <text:p>142.632</text:p>
          </table:table-cell>
          <table:table-cell office:value-type="float" office:value="0" calcext:value-type="float">
            <text:p>0</text:p>
          </table:table-cell>
          <table:table-cell office:value-type="float" office:value="26.84906" calcext:value-type="float">
            <text:p>26.84906</text:p>
          </table:table-cell>
          <table:table-cell office:value-type="float" office:value="18.43668" calcext:value-type="float">
            <text:p>18.43668</text:p>
          </table:table-cell>
          <table:table-cell office:value-type="float" office:value="24.83896" calcext:value-type="float">
            <text:p>24.83896</text:p>
          </table:table-cell>
          <table:table-cell office:value-type="float" office:value="19.31808" calcext:value-type="float">
            <text:p>19.31808</text:p>
          </table:table-cell>
          <table:table-cell office:value-type="float" office:value="23.60745" calcext:value-type="float">
            <text:p>23.60745</text:p>
          </table:table-cell>
          <table:table-cell office:value-type="float" office:value="20.10068" calcext:value-type="float">
            <text:p>20.10068</text:p>
          </table:table-cell>
          <table:table-cell office:value-type="float" office:value="22.80646" calcext:value-type="float">
            <text:p>22.80646</text:p>
          </table:table-cell>
          <table:table-cell office:value-type="float" office:value="20.69183" calcext:value-type="float">
            <text:p>20.69183</text:p>
          </table:table-cell>
          <table:table-cell office:value-type="float" office:value="22.383" calcext:value-type="float">
            <text:p>22.383</text:p>
          </table:table-cell>
          <table:table-cell office:value-type="float" office:value="21.00793" calcext:value-type="float">
            <text:p>21.00793</text:p>
          </table:table-cell>
          <table:table-cell office:value-type="float" office:value="22.00507" calcext:value-type="float">
            <text:p>22.00507</text:p>
          </table:table-cell>
          <table:table-cell office:value-type="float" office:value="21.28586" calcext:value-type="float">
            <text:p>21.28586</text:p>
          </table:table-cell>
          <table:table-cell office:value-type="float" office:value="21.77658" calcext:value-type="float">
            <text:p>21.77658</text:p>
          </table:table-cell>
          <table:table-cell office:value-type="float" office:value="21.38583" calcext:value-type="float">
            <text:p>21.38583</text:p>
          </table:table-cell>
          <table:table-cell office:value-type="float" office:value="21.51895" calcext:value-type="float">
            <text:p>21.51895</text:p>
          </table:table-cell>
          <table:table-cell office:value-type="float" office:value="21.41937" calcext:value-type="float">
            <text:p>21.41937</text:p>
          </table:table-cell>
          <table:table-cell office:value-type="float" office:value="21.20471" calcext:value-type="float">
            <text:p>21.20471</text:p>
          </table:table-cell>
          <table:table-cell office:value-type="float" office:value="21.16782" calcext:value-type="float">
            <text:p>21.16782</text:p>
          </table:table-cell>
          <table:table-cell office:value-type="float" office:value="20.74707" calcext:value-type="float">
            <text:p>20.74707</text:p>
          </table:table-cell>
          <table:table-cell office:value-type="float" office:value="20.72974" calcext:value-type="float">
            <text:p>20.72974</text:p>
          </table:table-cell>
          <table:table-cell office:value-type="float" office:value="20.2782" calcext:value-type="float">
            <text:p>20.2782</text:p>
          </table:table-cell>
          <table:table-cell office:value-type="float" office:value="20.25772" calcext:value-type="float">
            <text:p>20.25772</text:p>
          </table:table-cell>
          <table:table-cell office:value-type="float" office:value="19.77054" calcext:value-type="float">
            <text:p>19.77054</text:p>
          </table:table-cell>
          <table:table-cell office:value-type="float" office:value="19.74969" calcext:value-type="float">
            <text:p>19.74969</text:p>
          </table:table-cell>
          <table:table-cell office:value-type="float" office:value="19.1235" calcext:value-type="float">
            <text:p>19.1235</text:p>
          </table:table-cell>
          <table:table-cell office:value-type="float" office:value="19.11191" calcext:value-type="float">
            <text:p>19.11191</text:p>
          </table:table-cell>
          <table:table-cell office:value-type="float" office:value="18.49951" calcext:value-type="float">
            <text:p>18.49951</text:p>
          </table:table-cell>
          <table:table-cell office:value-type="float" office:value="18.49503" calcext:value-type="float">
            <text:p>18.49503</text:p>
          </table:table-cell>
          <table:table-cell office:value-type="float" office:value="28.71448" calcext:value-type="float">
            <text:p>28.71448</text:p>
          </table:table-cell>
          <table:table-cell office:value-type="float" office:value="17.57404" calcext:value-type="float">
            <text:p>17.574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2" calcext:value-type="float">
            <text:p>28082002</text:p>
          </table:table-cell>
          <table:table-cell office:value-type="float" office:value="14.38584" calcext:value-type="float">
            <text:p>14.38584</text:p>
          </table:table-cell>
          <table:table-cell office:value-type="float" office:value="27.96" calcext:value-type="float">
            <text:p>27.96</text:p>
          </table:table-cell>
          <table:table-cell office:value-type="float" office:value="17.51" calcext:value-type="float">
            <text:p>17.51</text:p>
          </table:table-cell>
          <table:table-cell office:value-type="float" office:value="2.423708" calcext:value-type="float">
            <text:p>2.423708</text:p>
          </table:table-cell>
          <table:table-cell office:value-type="float" office:value="1.758127" calcext:value-type="float">
            <text:p>1.758127</text:p>
          </table:table-cell>
          <table:table-cell office:value-type="float" office:value="140.292" calcext:value-type="float">
            <text:p>140.292</text:p>
          </table:table-cell>
          <table:table-cell office:value-type="float" office:value="15.2" calcext:value-type="float">
            <text:p>15.2</text:p>
          </table:table-cell>
          <table:table-cell office:value-type="float" office:value="27.0614" calcext:value-type="float">
            <text:p>27.0614</text:p>
          </table:table-cell>
          <table:table-cell office:value-type="float" office:value="18.22849" calcext:value-type="float">
            <text:p>18.22849</text:p>
          </table:table-cell>
          <table:table-cell office:value-type="float" office:value="24.75235" calcext:value-type="float">
            <text:p>24.75235</text:p>
          </table:table-cell>
          <table:table-cell office:value-type="float" office:value="19.5372" calcext:value-type="float">
            <text:p>19.5372</text:p>
          </table:table-cell>
          <table:table-cell office:value-type="float" office:value="23.39453" calcext:value-type="float">
            <text:p>23.39453</text:p>
          </table:table-cell>
          <table:table-cell office:value-type="float" office:value="20.45221" calcext:value-type="float">
            <text:p>20.45221</text:p>
          </table:table-cell>
          <table:table-cell office:value-type="float" office:value="22.67621" calcext:value-type="float">
            <text:p>22.67621</text:p>
          </table:table-cell>
          <table:table-cell office:value-type="float" office:value="21.00513" calcext:value-type="float">
            <text:p>21.00513</text:p>
          </table:table-cell>
          <table:table-cell office:value-type="float" office:value="22.29959" calcext:value-type="float">
            <text:p>22.29959</text:p>
          </table:table-cell>
          <table:table-cell office:value-type="float" office:value="21.26907" calcext:value-type="float">
            <text:p>21.26907</text:p>
          </table:table-cell>
          <table:table-cell office:value-type="float" office:value="21.98984" calcext:value-type="float">
            <text:p>21.98984</text:p>
          </table:table-cell>
          <table:table-cell office:value-type="float" office:value="21.48172" calcext:value-type="float">
            <text:p>21.48172</text:p>
          </table:table-cell>
          <table:table-cell office:value-type="float" office:value="21.78482" calcext:value-type="float">
            <text:p>21.78482</text:p>
          </table:table-cell>
          <table:table-cell office:value-type="float" office:value="21.51276" calcext:value-type="float">
            <text:p>21.51276</text:p>
          </table:table-cell>
          <table:table-cell office:value-type="float" office:value="21.49347" calcext:value-type="float">
            <text:p>21.49347</text:p>
          </table:table-cell>
          <table:table-cell office:value-type="float" office:value="21.45297" calcext:value-type="float">
            <text:p>21.45297</text:p>
          </table:table-cell>
          <table:table-cell office:value-type="float" office:value="21.16754" calcext:value-type="float">
            <text:p>21.16754</text:p>
          </table:table-cell>
          <table:table-cell office:value-type="float" office:value="21.15103" calcext:value-type="float">
            <text:p>21.15103</text:p>
          </table:table-cell>
          <table:table-cell office:value-type="float" office:value="20.72949" calcext:value-type="float">
            <text:p>20.72949</text:p>
          </table:table-cell>
          <table:table-cell office:value-type="float" office:value="20.71033" calcext:value-type="float">
            <text:p>20.71033</text:p>
          </table:table-cell>
          <table:table-cell office:value-type="float" office:value="20.25754" calcext:value-type="float">
            <text:p>20.25754</text:p>
          </table:table-cell>
          <table:table-cell office:value-type="float" office:value="20.23795" calcext:value-type="float">
            <text:p>20.23795</text:p>
          </table:table-cell>
          <table:table-cell office:value-type="float" office:value="19.74954" calcext:value-type="float">
            <text:p>19.74954</text:p>
          </table:table-cell>
          <table:table-cell office:value-type="float" office:value="19.7312" calcext:value-type="float">
            <text:p>19.7312</text:p>
          </table:table-cell>
          <table:table-cell office:value-type="float" office:value="19.11176" calcext:value-type="float">
            <text:p>19.11176</text:p>
          </table:table-cell>
          <table:table-cell office:value-type="float" office:value="19.09961" calcext:value-type="float">
            <text:p>19.09961</text:p>
          </table:table-cell>
          <table:table-cell office:value-type="float" office:value="18.49496" calcext:value-type="float">
            <text:p>18.49496</text:p>
          </table:table-cell>
          <table:table-cell office:value-type="float" office:value="18.48788" calcext:value-type="float">
            <text:p>18.48788</text:p>
          </table:table-cell>
          <table:table-cell office:value-type="float" office:value="28.5527" calcext:value-type="float">
            <text:p>28.5527</text:p>
          </table:table-cell>
          <table:table-cell office:value-type="float" office:value="17.11121" calcext:value-type="float">
            <text:p>17.111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2" calcext:value-type="float">
            <text:p>29082002</text:p>
          </table:table-cell>
          <table:table-cell office:value-type="float" office:value="17.57522" calcext:value-type="float">
            <text:p>17.57522</text:p>
          </table:table-cell>
          <table:table-cell office:value-type="float" office:value="27.46" calcext:value-type="float">
            <text:p>27.46</text:p>
          </table:table-cell>
          <table:table-cell office:value-type="float" office:value="17.24" calcext:value-type="float">
            <text:p>17.24</text:p>
          </table:table-cell>
          <table:table-cell office:value-type="float" office:value="2.352189" calcext:value-type="float">
            <text:p>2.352189</text:p>
          </table:table-cell>
          <table:table-cell office:value-type="float" office:value="1.728238" calcext:value-type="float">
            <text:p>1.728238</text:p>
          </table:table-cell>
          <table:table-cell office:value-type="float" office:value="169.02" calcext:value-type="float">
            <text:p>169.02</text:p>
          </table:table-cell>
          <table:table-cell office:value-type="float" office:value="0.1" calcext:value-type="float">
            <text:p>0.1</text:p>
          </table:table-cell>
          <table:table-cell office:value-type="float" office:value="26.02979" calcext:value-type="float">
            <text:p>26.02979</text:p>
          </table:table-cell>
          <table:table-cell office:value-type="float" office:value="17.53671" calcext:value-type="float">
            <text:p>17.53671</text:p>
          </table:table-cell>
          <table:table-cell office:value-type="float" office:value="24.16791" calcext:value-type="float">
            <text:p>24.16791</text:p>
          </table:table-cell>
          <table:table-cell office:value-type="float" office:value="18.47769" calcext:value-type="float">
            <text:p>18.47769</text:p>
          </table:table-cell>
          <table:table-cell office:value-type="float" office:value="23.02988" calcext:value-type="float">
            <text:p>23.02988</text:p>
          </table:table-cell>
          <table:table-cell office:value-type="float" office:value="19.36081" calcext:value-type="float">
            <text:p>19.36081</text:p>
          </table:table-cell>
          <table:table-cell office:value-type="float" office:value="22.30142" calcext:value-type="float">
            <text:p>22.30142</text:p>
          </table:table-cell>
          <table:table-cell office:value-type="float" office:value="20.08389" calcext:value-type="float">
            <text:p>20.08389</text:p>
          </table:table-cell>
          <table:table-cell office:value-type="float" office:value="21.92084" calcext:value-type="float">
            <text:p>21.92084</text:p>
          </table:table-cell>
          <table:table-cell office:value-type="float" office:value="20.50708" calcext:value-type="float">
            <text:p>20.50708</text:p>
          </table:table-cell>
          <table:table-cell office:value-type="float" office:value="21.77826" calcext:value-type="float">
            <text:p>21.77826</text:p>
          </table:table-cell>
          <table:table-cell office:value-type="float" office:value="20.9166" calcext:value-type="float">
            <text:p>20.9166</text:p>
          </table:table-cell>
          <table:table-cell office:value-type="float" office:value="21.72467" calcext:value-type="float">
            <text:p>21.72467</text:p>
          </table:table-cell>
          <table:table-cell office:value-type="float" office:value="21.11685" calcext:value-type="float">
            <text:p>21.11685</text:p>
          </table:table-cell>
          <table:table-cell office:value-type="float" office:value="21.48572" calcext:value-type="float">
            <text:p>21.48572</text:p>
          </table:table-cell>
          <table:table-cell office:value-type="float" office:value="21.27548" calcext:value-type="float">
            <text:p>21.27548</text:p>
          </table:table-cell>
          <table:table-cell office:value-type="float" office:value="21.15094" calcext:value-type="float">
            <text:p>21.15094</text:p>
          </table:table-cell>
          <table:table-cell office:value-type="float" office:value="21.10251" calcext:value-type="float">
            <text:p>21.10251</text:p>
          </table:table-cell>
          <table:table-cell office:value-type="float" office:value="20.71017" calcext:value-type="float">
            <text:p>20.71017</text:p>
          </table:table-cell>
          <table:table-cell office:value-type="float" office:value="20.68958" calcext:value-type="float">
            <text:p>20.68958</text:p>
          </table:table-cell>
          <table:table-cell office:value-type="float" office:value="20.23773" calcext:value-type="float">
            <text:p>20.23773</text:p>
          </table:table-cell>
          <table:table-cell office:value-type="float" office:value="20.21893" calcext:value-type="float">
            <text:p>20.21893</text:p>
          </table:table-cell>
          <table:table-cell office:value-type="float" office:value="19.73102" calcext:value-type="float">
            <text:p>19.73102</text:p>
          </table:table-cell>
          <table:table-cell office:value-type="float" office:value="19.71381" calcext:value-type="float">
            <text:p>19.71381</text:p>
          </table:table-cell>
          <table:table-cell office:value-type="float" office:value="19.09946" calcext:value-type="float">
            <text:p>19.09946</text:p>
          </table:table-cell>
          <table:table-cell office:value-type="float" office:value="19.08698" calcext:value-type="float">
            <text:p>19.08698</text:p>
          </table:table-cell>
          <table:table-cell office:value-type="float" office:value="18.48779" calcext:value-type="float">
            <text:p>18.48779</text:p>
          </table:table-cell>
          <table:table-cell office:value-type="float" office:value="18.4791" calcext:value-type="float">
            <text:p>18.4791</text:p>
          </table:table-cell>
          <table:table-cell office:value-type="float" office:value="27.7572" calcext:value-type="float">
            <text:p>27.7572</text:p>
          </table:table-cell>
          <table:table-cell office:value-type="float" office:value="16.61041" calcext:value-type="float">
            <text:p>16.610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2" calcext:value-type="float">
            <text:p>30082002</text:p>
          </table:table-cell>
          <table:table-cell office:value-type="float" office:value="16.99947" calcext:value-type="float">
            <text:p>16.99947</text:p>
          </table:table-cell>
          <table:table-cell office:value-type="float" office:value="27.48" calcext:value-type="float">
            <text:p>27.48</text:p>
          </table:table-cell>
          <table:table-cell office:value-type="float" office:value="18.06" calcext:value-type="float">
            <text:p>18.06</text:p>
          </table:table-cell>
          <table:table-cell office:value-type="float" office:value="2.033337" calcext:value-type="float">
            <text:p>2.033337</text:p>
          </table:table-cell>
          <table:table-cell office:value-type="float" office:value="1.819145" calcext:value-type="float">
            <text:p>1.819145</text:p>
          </table:table-cell>
          <table:table-cell office:value-type="float" office:value="237.6" calcext:value-type="float">
            <text:p>237.6</text:p>
          </table:table-cell>
          <table:table-cell office:value-type="float" office:value="0" calcext:value-type="float">
            <text:p>0</text:p>
          </table:table-cell>
          <table:table-cell office:value-type="float" office:value="25.54453" calcext:value-type="float">
            <text:p>25.54453</text:p>
          </table:table-cell>
          <table:table-cell office:value-type="float" office:value="18.18454" calcext:value-type="float">
            <text:p>18.18454</text:p>
          </table:table-cell>
          <table:table-cell office:value-type="float" office:value="23.75284" calcext:value-type="float">
            <text:p>23.75284</text:p>
          </table:table-cell>
          <table:table-cell office:value-type="float" office:value="19.08234" calcext:value-type="float">
            <text:p>19.08234</text:p>
          </table:table-cell>
          <table:table-cell office:value-type="float" office:value="22.70139" calcext:value-type="float">
            <text:p>22.70139</text:p>
          </table:table-cell>
          <table:table-cell office:value-type="float" office:value="19.90262" calcext:value-type="float">
            <text:p>19.90262</text:p>
          </table:table-cell>
          <table:table-cell office:value-type="float" office:value="22.08749" calcext:value-type="float">
            <text:p>22.08749</text:p>
          </table:table-cell>
          <table:table-cell office:value-type="float" office:value="20.47495" calcext:value-type="float">
            <text:p>20.47495</text:p>
          </table:table-cell>
          <table:table-cell office:value-type="float" office:value="21.77045" calcext:value-type="float">
            <text:p>21.77045</text:p>
          </table:table-cell>
          <table:table-cell office:value-type="float" office:value="20.7742" calcext:value-type="float">
            <text:p>20.7742</text:p>
          </table:table-cell>
          <table:table-cell office:value-type="float" office:value="21.58069" calcext:value-type="float">
            <text:p>21.58069</text:p>
          </table:table-cell>
          <table:table-cell office:value-type="float" office:value="21.03613" calcext:value-type="float">
            <text:p>21.03613</text:p>
          </table:table-cell>
          <table:table-cell office:value-type="float" office:value="21.46078" calcext:value-type="float">
            <text:p>21.46078</text:p>
          </table:table-cell>
          <table:table-cell office:value-type="float" office:value="21.13828" calcext:value-type="float">
            <text:p>21.13828</text:p>
          </table:table-cell>
          <table:table-cell office:value-type="float" office:value="21.29547" calcext:value-type="float">
            <text:p>21.29547</text:p>
          </table:table-cell>
          <table:table-cell office:value-type="float" office:value="21.20105" calcext:value-type="float">
            <text:p>21.20105</text:p>
          </table:table-cell>
          <table:table-cell office:value-type="float" office:value="21.10181" calcext:value-type="float">
            <text:p>21.10181</text:p>
          </table:table-cell>
          <table:table-cell office:value-type="float" office:value="21.03787" calcext:value-type="float">
            <text:p>21.03787</text:p>
          </table:table-cell>
          <table:table-cell office:value-type="float" office:value="20.68927" calcext:value-type="float">
            <text:p>20.68927</text:p>
          </table:table-cell>
          <table:table-cell office:value-type="float" office:value="20.65958" calcext:value-type="float">
            <text:p>20.65958</text:p>
          </table:table-cell>
          <table:table-cell office:value-type="float" office:value="20.21872" calcext:value-type="float">
            <text:p>20.21872</text:p>
          </table:table-cell>
          <table:table-cell office:value-type="float" office:value="20.19836" calcext:value-type="float">
            <text:p>20.19836</text:p>
          </table:table-cell>
          <table:table-cell office:value-type="float" office:value="19.71365" calcext:value-type="float">
            <text:p>19.71365</text:p>
          </table:table-cell>
          <table:table-cell office:value-type="float" office:value="19.69727" calcext:value-type="float">
            <text:p>19.69727</text:p>
          </table:table-cell>
          <table:table-cell office:value-type="float" office:value="19.08682" calcext:value-type="float">
            <text:p>19.08682</text:p>
          </table:table-cell>
          <table:table-cell office:value-type="float" office:value="19.07431" calcext:value-type="float">
            <text:p>19.07431</text:p>
          </table:table-cell>
          <table:table-cell office:value-type="float" office:value="18.479" calcext:value-type="float">
            <text:p>18.479</text:p>
          </table:table-cell>
          <table:table-cell office:value-type="float" office:value="18.46991" calcext:value-type="float">
            <text:p>18.46991</text:p>
          </table:table-cell>
          <table:table-cell office:value-type="float" office:value="26.78058" calcext:value-type="float">
            <text:p>26.78058</text:p>
          </table:table-cell>
          <table:table-cell office:value-type="float" office:value="17.27988" calcext:value-type="float">
            <text:p>17.279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2" calcext:value-type="float">
            <text:p>31082002</text:p>
          </table:table-cell>
          <table:table-cell office:value-type="float" office:value="21.76624" calcext:value-type="float">
            <text:p>21.76624</text:p>
          </table:table-cell>
          <table:table-cell office:value-type="float" office:value="29.35" calcext:value-type="float">
            <text:p>29.35</text:p>
          </table:table-cell>
          <table:table-cell office:value-type="float" office:value="17.66" calcext:value-type="float">
            <text:p>17.66</text:p>
          </table:table-cell>
          <table:table-cell office:value-type="float" office:value="2.102584" calcext:value-type="float">
            <text:p>2.102584</text:p>
          </table:table-cell>
          <table:table-cell office:value-type="float" office:value="1.651443" calcext:value-type="float">
            <text:p>1.651443</text:p>
          </table:table-cell>
          <table:table-cell office:value-type="float" office:value="211.104" calcext:value-type="float">
            <text:p>211.104</text:p>
          </table:table-cell>
          <table:table-cell office:value-type="float" office:value="0" calcext:value-type="float">
            <text:p>0</text:p>
          </table:table-cell>
          <table:table-cell office:value-type="float" office:value="26.24353" calcext:value-type="float">
            <text:p>26.24353</text:p>
          </table:table-cell>
          <table:table-cell office:value-type="float" office:value="17.81796" calcext:value-type="float">
            <text:p>17.81796</text:p>
          </table:table-cell>
          <table:table-cell office:value-type="float" office:value="24.34674" calcext:value-type="float">
            <text:p>24.34674</text:p>
          </table:table-cell>
          <table:table-cell office:value-type="float" office:value="18.78653" calcext:value-type="float">
            <text:p>18.78653</text:p>
          </table:table-cell>
          <table:table-cell office:value-type="float" office:value="23.17831" calcext:value-type="float">
            <text:p>23.17831</text:p>
          </table:table-cell>
          <table:table-cell office:value-type="float" office:value="19.66885" calcext:value-type="float">
            <text:p>19.66885</text:p>
          </table:table-cell>
          <table:table-cell office:value-type="float" office:value="22.44342" calcext:value-type="float">
            <text:p>22.44342</text:p>
          </table:table-cell>
          <table:table-cell office:value-type="float" office:value="20.30246" calcext:value-type="float">
            <text:p>20.30246</text:p>
          </table:table-cell>
          <table:table-cell office:value-type="float" office:value="22.0199" calcext:value-type="float">
            <text:p>22.0199</text:p>
          </table:table-cell>
          <table:table-cell office:value-type="float" office:value="20.63718" calcext:value-type="float">
            <text:p>20.63718</text:p>
          </table:table-cell>
          <table:table-cell office:value-type="float" office:value="21.64481" calcext:value-type="float">
            <text:p>21.64481</text:p>
          </table:table-cell>
          <table:table-cell office:value-type="float" office:value="20.93695" calcext:value-type="float">
            <text:p>20.93695</text:p>
          </table:table-cell>
          <table:table-cell office:value-type="float" office:value="21.44202" calcext:value-type="float">
            <text:p>21.44202</text:p>
          </table:table-cell>
          <table:table-cell office:value-type="float" office:value="21.05807" calcext:value-type="float">
            <text:p>21.05807</text:p>
          </table:table-cell>
          <table:table-cell office:value-type="float" office:value="21.22" calcext:value-type="float">
            <text:p>21.22</text:p>
          </table:table-cell>
          <table:table-cell office:value-type="float" office:value="21.1358" calcext:value-type="float">
            <text:p>21.1358</text:p>
          </table:table-cell>
          <table:table-cell office:value-type="float" office:value="21.03726" calcext:value-type="float">
            <text:p>21.03726</text:p>
          </table:table-cell>
          <table:table-cell office:value-type="float" office:value="20.97955" calcext:value-type="float">
            <text:p>20.97955</text:p>
          </table:table-cell>
          <table:table-cell office:value-type="float" office:value="20.65924" calcext:value-type="float">
            <text:p>20.65924</text:p>
          </table:table-cell>
          <table:table-cell office:value-type="float" office:value="20.6236" calcext:value-type="float">
            <text:p>20.6236</text:p>
          </table:table-cell>
          <table:table-cell office:value-type="float" office:value="20.19812" calcext:value-type="float">
            <text:p>20.19812</text:p>
          </table:table-cell>
          <table:table-cell office:value-type="float" office:value="20.17465" calcext:value-type="float">
            <text:p>20.17465</text:p>
          </table:table-cell>
          <table:table-cell office:value-type="float" office:value="19.69714" calcext:value-type="float">
            <text:p>19.69714</text:p>
          </table:table-cell>
          <table:table-cell office:value-type="float" office:value="19.67996" calcext:value-type="float">
            <text:p>19.67996</text:p>
          </table:table-cell>
          <table:table-cell office:value-type="float" office:value="19.07419" calcext:value-type="float">
            <text:p>19.07419</text:p>
          </table:table-cell>
          <table:table-cell office:value-type="float" office:value="19.06149" calcext:value-type="float">
            <text:p>19.06149</text:p>
          </table:table-cell>
          <table:table-cell office:value-type="float" office:value="18.46979" calcext:value-type="float">
            <text:p>18.46979</text:p>
          </table:table-cell>
          <table:table-cell office:value-type="float" office:value="18.45837" calcext:value-type="float">
            <text:p>18.45837</text:p>
          </table:table-cell>
          <table:table-cell office:value-type="float" office:value="27.43887" calcext:value-type="float">
            <text:p>27.43887</text:p>
          </table:table-cell>
          <table:table-cell office:value-type="float" office:value="16.92923" calcext:value-type="float">
            <text:p>16.929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2" calcext:value-type="float">
            <text:p>1092002</text:p>
          </table:table-cell>
          <table:table-cell office:value-type="float" office:value="20.0628" calcext:value-type="float">
            <text:p>20.0628</text:p>
          </table:table-cell>
          <table:table-cell office:value-type="float" office:value="31.42" calcext:value-type="float">
            <text:p>31.42</text:p>
          </table:table-cell>
          <table:table-cell office:value-type="float" office:value="18.26" calcext:value-type="float">
            <text:p>18.26</text:p>
          </table:table-cell>
          <table:table-cell office:value-type="float" office:value="2.188588" calcext:value-type="float">
            <text:p>2.188588</text:p>
          </table:table-cell>
          <table:table-cell office:value-type="float" office:value="1.843581" calcext:value-type="float">
            <text:p>1.843581</text:p>
          </table:table-cell>
          <table:table-cell office:value-type="float" office:value="295.308" calcext:value-type="float">
            <text:p>295.308</text:p>
          </table:table-cell>
          <table:table-cell office:value-type="float" office:value="0" calcext:value-type="float">
            <text:p>0</text:p>
          </table:table-cell>
          <table:table-cell office:value-type="float" office:value="26.63492" calcext:value-type="float">
            <text:p>26.63492</text:p>
          </table:table-cell>
          <table:table-cell office:value-type="float" office:value="18.30826" calcext:value-type="float">
            <text:p>18.30826</text:p>
          </table:table-cell>
          <table:table-cell office:value-type="float" office:value="24.75928" calcext:value-type="float">
            <text:p>24.75928</text:p>
          </table:table-cell>
          <table:table-cell office:value-type="float" office:value="19.23236" calcext:value-type="float">
            <text:p>19.23236</text:p>
          </table:table-cell>
          <table:table-cell office:value-type="float" office:value="23.5452" calcext:value-type="float">
            <text:p>23.5452</text:p>
          </table:table-cell>
          <table:table-cell office:value-type="float" office:value="20.02637" calcext:value-type="float">
            <text:p>20.02637</text:p>
          </table:table-cell>
          <table:table-cell office:value-type="float" office:value="22.73639" calcext:value-type="float">
            <text:p>22.73639</text:p>
          </table:table-cell>
          <table:table-cell office:value-type="float" office:value="20.58691" calcext:value-type="float">
            <text:p>20.58691</text:p>
          </table:table-cell>
          <table:table-cell office:value-type="float" office:value="22.27133" calcext:value-type="float">
            <text:p>22.27133</text:p>
          </table:table-cell>
          <table:table-cell office:value-type="float" office:value="20.86594" calcext:value-type="float">
            <text:p>20.86594</text:p>
          </table:table-cell>
          <table:table-cell office:value-type="float" office:value="21.85858" calcext:value-type="float">
            <text:p>21.85858</text:p>
          </table:table-cell>
          <table:table-cell office:value-type="float" office:value="21.09991" calcext:value-type="float">
            <text:p>21.09991</text:p>
          </table:table-cell>
          <table:table-cell office:value-type="float" office:value="21.58823" calcext:value-type="float">
            <text:p>21.58823</text:p>
          </table:table-cell>
          <table:table-cell office:value-type="float" office:value="21.16257" calcext:value-type="float">
            <text:p>21.16257</text:p>
          </table:table-cell>
          <table:table-cell office:value-type="float" office:value="21.21658" calcext:value-type="float">
            <text:p>21.21658</text:p>
          </table:table-cell>
          <table:table-cell office:value-type="float" office:value="21.16141" calcext:value-type="float">
            <text:p>21.16141</text:p>
          </table:table-cell>
          <table:table-cell office:value-type="float" office:value="20.9791" calcext:value-type="float">
            <text:p>20.9791</text:p>
          </table:table-cell>
          <table:table-cell office:value-type="float" office:value="20.94977" calcext:value-type="float">
            <text:p>20.94977</text:p>
          </table:table-cell>
          <table:table-cell office:value-type="float" office:value="20.6232" calcext:value-type="float">
            <text:p>20.6232</text:p>
          </table:table-cell>
          <table:table-cell office:value-type="float" office:value="20.58871" calcext:value-type="float">
            <text:p>20.58871</text:p>
          </table:table-cell>
          <table:table-cell office:value-type="float" office:value="20.17441" calcext:value-type="float">
            <text:p>20.17441</text:p>
          </table:table-cell>
          <table:table-cell office:value-type="float" office:value="20.14944" calcext:value-type="float">
            <text:p>20.14944</text:p>
          </table:table-cell>
          <table:table-cell office:value-type="float" office:value="19.67978" calcext:value-type="float">
            <text:p>19.67978</text:p>
          </table:table-cell>
          <table:table-cell office:value-type="float" office:value="19.66199" calcext:value-type="float">
            <text:p>19.66199</text:p>
          </table:table-cell>
          <table:table-cell office:value-type="float" office:value="19.06137" calcext:value-type="float">
            <text:p>19.06137</text:p>
          </table:table-cell>
          <table:table-cell office:value-type="float" office:value="19.04791" calcext:value-type="float">
            <text:p>19.04791</text:p>
          </table:table-cell>
          <table:table-cell office:value-type="float" office:value="18.45825" calcext:value-type="float">
            <text:p>18.45825</text:p>
          </table:table-cell>
          <table:table-cell office:value-type="float" office:value="18.44675" calcext:value-type="float">
            <text:p>18.44675</text:p>
          </table:table-cell>
          <table:table-cell office:value-type="float" office:value="27.88217" calcext:value-type="float">
            <text:p>27.88217</text:p>
          </table:table-cell>
          <table:table-cell office:value-type="float" office:value="17.465" calcext:value-type="float">
            <text:p>17.4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2" calcext:value-type="float">
            <text:p>2092002</text:p>
          </table:table-cell>
          <table:table-cell office:value-type="float" office:value="22.76834" calcext:value-type="float">
            <text:p>22.76834</text:p>
          </table:table-cell>
          <table:table-cell office:value-type="float" office:value="29.05" calcext:value-type="float">
            <text:p>29.05</text:p>
          </table:table-cell>
          <table:table-cell office:value-type="float" office:value="14.72" calcext:value-type="float">
            <text:p>14.72</text:p>
          </table:table-cell>
          <table:table-cell office:value-type="float" office:value="2.001572" calcext:value-type="float">
            <text:p>2.001572</text:p>
          </table:table-cell>
          <table:table-cell office:value-type="float" office:value="1.356766" calcext:value-type="float">
            <text:p>1.356766</text:p>
          </table:table-cell>
          <table:table-cell office:value-type="float" office:value="299.484" calcext:value-type="float">
            <text:p>299.484</text:p>
          </table:table-cell>
          <table:table-cell office:value-type="float" office:value="0" calcext:value-type="float">
            <text:p>0</text:p>
          </table:table-cell>
          <table:table-cell office:value-type="float" office:value="26.57669" calcext:value-type="float">
            <text:p>26.57669</text:p>
          </table:table-cell>
          <table:table-cell office:value-type="float" office:value="15.95886" calcext:value-type="float">
            <text:p>15.95886</text:p>
          </table:table-cell>
          <table:table-cell office:value-type="float" office:value="24.73456" calcext:value-type="float">
            <text:p>24.73456</text:p>
          </table:table-cell>
          <table:table-cell office:value-type="float" office:value="18.41733" calcext:value-type="float">
            <text:p>18.41733</text:p>
          </table:table-cell>
          <table:table-cell office:value-type="float" office:value="23.60532" calcext:value-type="float">
            <text:p>23.60532</text:p>
          </table:table-cell>
          <table:table-cell office:value-type="float" office:value="20.08499" calcext:value-type="float">
            <text:p>20.08499</text:p>
          </table:table-cell>
          <table:table-cell office:value-type="float" office:value="22.8468" calcext:value-type="float">
            <text:p>22.8468</text:p>
          </table:table-cell>
          <table:table-cell office:value-type="float" office:value="21.15683" calcext:value-type="float">
            <text:p>21.15683</text:p>
          </table:table-cell>
          <table:table-cell office:value-type="float" office:value="22.42801" calcext:value-type="float">
            <text:p>22.42801</text:p>
          </table:table-cell>
          <table:table-cell office:value-type="float" office:value="21.55215" calcext:value-type="float">
            <text:p>21.55215</text:p>
          </table:table-cell>
          <table:table-cell office:value-type="float" office:value="22.02991" calcext:value-type="float">
            <text:p>22.02991</text:p>
          </table:table-cell>
          <table:table-cell office:value-type="float" office:value="21.5777" calcext:value-type="float">
            <text:p>21.5777</text:p>
          </table:table-cell>
          <table:table-cell office:value-type="float" office:value="21.75385" calcext:value-type="float">
            <text:p>21.75385</text:p>
          </table:table-cell>
          <table:table-cell office:value-type="float" office:value="21.49307" calcext:value-type="float">
            <text:p>21.49307</text:p>
          </table:table-cell>
          <table:table-cell office:value-type="float" office:value="21.37097" calcext:value-type="float">
            <text:p>21.37097</text:p>
          </table:table-cell>
          <table:table-cell office:value-type="float" office:value="21.21957" calcext:value-type="float">
            <text:p>21.21957</text:p>
          </table:table-cell>
          <table:table-cell office:value-type="float" office:value="20.96753" calcext:value-type="float">
            <text:p>20.96753</text:p>
          </table:table-cell>
          <table:table-cell office:value-type="float" office:value="20.94943" calcext:value-type="float">
            <text:p>20.94943</text:p>
          </table:table-cell>
          <table:table-cell office:value-type="float" office:value="20.58835" calcext:value-type="float">
            <text:p>20.58835</text:p>
          </table:table-cell>
          <table:table-cell office:value-type="float" office:value="20.56219" calcext:value-type="float">
            <text:p>20.56219</text:p>
          </table:table-cell>
          <table:table-cell office:value-type="float" office:value="20.14917" calcext:value-type="float">
            <text:p>20.14917</text:p>
          </table:table-cell>
          <table:table-cell office:value-type="float" office:value="20.12402" calcext:value-type="float">
            <text:p>20.12402</text:p>
          </table:table-cell>
          <table:table-cell office:value-type="float" office:value="19.66177" calcext:value-type="float">
            <text:p>19.66177</text:p>
          </table:table-cell>
          <table:table-cell office:value-type="float" office:value="19.64133" calcext:value-type="float">
            <text:p>19.64133</text:p>
          </table:table-cell>
          <table:table-cell office:value-type="float" office:value="19.04776" calcext:value-type="float">
            <text:p>19.04776</text:p>
          </table:table-cell>
          <table:table-cell office:value-type="float" office:value="19.0311" calcext:value-type="float">
            <text:p>19.0311</text:p>
          </table:table-cell>
          <table:table-cell office:value-type="float" office:value="18.44662" calcext:value-type="float">
            <text:p>18.44662</text:p>
          </table:table-cell>
          <table:table-cell office:value-type="float" office:value="18.43515" calcext:value-type="float">
            <text:p>18.43515</text:p>
          </table:table-cell>
          <table:table-cell office:value-type="float" office:value="27.59436" calcext:value-type="float">
            <text:p>27.59436</text:p>
          </table:table-cell>
          <table:table-cell office:value-type="float" office:value="14.37653" calcext:value-type="float">
            <text:p>14.376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2" calcext:value-type="float">
            <text:p>3092002</text:p>
          </table:table-cell>
          <table:table-cell office:value-type="float" office:value="22.82154" calcext:value-type="float">
            <text:p>22.82154</text:p>
          </table:table-cell>
          <table:table-cell office:value-type="float" office:value="27.83" calcext:value-type="float">
            <text:p>27.83</text:p>
          </table:table-cell>
          <table:table-cell office:value-type="float" office:value="10.35" calcext:value-type="float">
            <text:p>10.35</text:p>
          </table:table-cell>
          <table:table-cell office:value-type="float" office:value="1.602465" calcext:value-type="float">
            <text:p>1.602465</text:p>
          </table:table-cell>
          <table:table-cell office:value-type="float" office:value="1.103529" calcext:value-type="float">
            <text:p>1.103529</text:p>
          </table:table-cell>
          <table:table-cell office:value-type="float" office:value="142.668" calcext:value-type="float">
            <text:p>142.668</text:p>
          </table:table-cell>
          <table:table-cell office:value-type="float" office:value="0" calcext:value-type="float">
            <text:p>0</text:p>
          </table:table-cell>
          <table:table-cell office:value-type="float" office:value="24.98029" calcext:value-type="float">
            <text:p>24.98029</text:p>
          </table:table-cell>
          <table:table-cell office:value-type="float" office:value="12.18259" calcext:value-type="float">
            <text:p>12.18259</text:p>
          </table:table-cell>
          <table:table-cell office:value-type="float" office:value="22.63257" calcext:value-type="float">
            <text:p>22.63257</text:p>
          </table:table-cell>
          <table:table-cell office:value-type="float" office:value="15.02682" calcext:value-type="float">
            <text:p>15.02682</text:p>
          </table:table-cell>
          <table:table-cell office:value-type="float" office:value="21.77042" calcext:value-type="float">
            <text:p>21.77042</text:p>
          </table:table-cell>
          <table:table-cell office:value-type="float" office:value="17.04007" calcext:value-type="float">
            <text:p>17.04007</text:p>
          </table:table-cell>
          <table:table-cell office:value-type="float" office:value="21.26169" calcext:value-type="float">
            <text:p>21.26169</text:p>
          </table:table-cell>
          <table:table-cell office:value-type="float" office:value="18.60556" calcext:value-type="float">
            <text:p>18.60556</text:p>
          </table:table-cell>
          <table:table-cell office:value-type="float" office:value="21.50586" calcext:value-type="float">
            <text:p>21.50586</text:p>
          </table:table-cell>
          <table:table-cell office:value-type="float" office:value="19.48703" calcext:value-type="float">
            <text:p>19.48703</text:p>
          </table:table-cell>
          <table:table-cell office:value-type="float" office:value="21.81058" calcext:value-type="float">
            <text:p>21.81058</text:p>
          </table:table-cell>
          <table:table-cell office:value-type="float" office:value="20.26758" calcext:value-type="float">
            <text:p>20.26758</text:p>
          </table:table-cell>
          <table:table-cell office:value-type="float" office:value="21.71945" calcext:value-type="float">
            <text:p>21.71945</text:p>
          </table:table-cell>
          <table:table-cell office:value-type="float" office:value="20.65909" calcext:value-type="float">
            <text:p>20.65909</text:p>
          </table:table-cell>
          <table:table-cell office:value-type="float" office:value="21.38129" calcext:value-type="float">
            <text:p>21.38129</text:p>
          </table:table-cell>
          <table:table-cell office:value-type="float" office:value="20.98468" calcext:value-type="float">
            <text:p>20.98468</text:p>
          </table:table-cell>
          <table:table-cell office:value-type="float" office:value="20.97836" calcext:value-type="float">
            <text:p>20.97836</text:p>
          </table:table-cell>
          <table:table-cell office:value-type="float" office:value="20.92661" calcext:value-type="float">
            <text:p>20.92661</text:p>
          </table:table-cell>
          <table:table-cell office:value-type="float" office:value="20.56201" calcext:value-type="float">
            <text:p>20.56201</text:p>
          </table:table-cell>
          <table:table-cell office:value-type="float" office:value="20.54361" calcext:value-type="float">
            <text:p>20.54361</text:p>
          </table:table-cell>
          <table:table-cell office:value-type="float" office:value="20.12375" calcext:value-type="float">
            <text:p>20.12375</text:p>
          </table:table-cell>
          <table:table-cell office:value-type="float" office:value="20.10199" calcext:value-type="float">
            <text:p>20.10199</text:p>
          </table:table-cell>
          <table:table-cell office:value-type="float" office:value="19.64111" calcext:value-type="float">
            <text:p>19.64111</text:p>
          </table:table-cell>
          <table:table-cell office:value-type="float" office:value="19.62204" calcext:value-type="float">
            <text:p>19.62204</text:p>
          </table:table-cell>
          <table:table-cell office:value-type="float" office:value="19.03094" calcext:value-type="float">
            <text:p>19.03094</text:p>
          </table:table-cell>
          <table:table-cell office:value-type="float" office:value="19.01773" calcext:value-type="float">
            <text:p>19.01773</text:p>
          </table:table-cell>
          <table:table-cell office:value-type="float" office:value="18.43503" calcext:value-type="float">
            <text:p>18.43503</text:p>
          </table:table-cell>
          <table:table-cell office:value-type="float" office:value="18.42374" calcext:value-type="float">
            <text:p>18.42374</text:p>
          </table:table-cell>
          <table:table-cell office:value-type="float" office:value="29.9306" calcext:value-type="float">
            <text:p>29.9306</text:p>
          </table:table-cell>
          <table:table-cell office:value-type="float" office:value="10.2518" calcext:value-type="float">
            <text:p>10.25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2" calcext:value-type="float">
            <text:p>4092002</text:p>
          </table:table-cell>
          <table:table-cell office:value-type="float" office:value="21.3174" calcext:value-type="float">
            <text:p>21.3174</text:p>
          </table:table-cell>
          <table:table-cell office:value-type="float" office:value="31.22" calcext:value-type="float">
            <text:p>31.22</text:p>
          </table:table-cell>
          <table:table-cell office:value-type="float" office:value="16.261" calcext:value-type="float">
            <text:p>16.261</text:p>
          </table:table-cell>
          <table:table-cell office:value-type="float" office:value="2.154686" calcext:value-type="float">
            <text:p>2.154686</text:p>
          </table:table-cell>
          <table:table-cell office:value-type="float" office:value="1.496293" calcext:value-type="float">
            <text:p>1.496293</text:p>
          </table:table-cell>
          <table:table-cell office:value-type="float" office:value="266.292" calcext:value-type="float">
            <text:p>266.292</text:p>
          </table:table-cell>
          <table:table-cell office:value-type="float" office:value="0" calcext:value-type="float">
            <text:p>0</text:p>
          </table:table-cell>
          <table:table-cell office:value-type="float" office:value="30.3772" calcext:value-type="float">
            <text:p>30.3772</text:p>
          </table:table-cell>
          <table:table-cell office:value-type="float" office:value="16.84937" calcext:value-type="float">
            <text:p>16.84937</text:p>
          </table:table-cell>
          <table:table-cell office:value-type="float" office:value="26.48532" calcext:value-type="float">
            <text:p>26.48532</text:p>
          </table:table-cell>
          <table:table-cell office:value-type="float" office:value="18.13983" calcext:value-type="float">
            <text:p>18.13983</text:p>
          </table:table-cell>
          <table:table-cell office:value-type="float" office:value="24.64941" calcext:value-type="float">
            <text:p>24.64941</text:p>
          </table:table-cell>
          <table:table-cell office:value-type="float" office:value="18.9357" calcext:value-type="float">
            <text:p>18.9357</text:p>
          </table:table-cell>
          <table:table-cell office:value-type="float" office:value="23.31186" calcext:value-type="float">
            <text:p>23.31186</text:p>
          </table:table-cell>
          <table:table-cell office:value-type="float" office:value="19.58762" calcext:value-type="float">
            <text:p>19.58762</text:p>
          </table:table-cell>
          <table:table-cell office:value-type="float" office:value="22.58795" calcext:value-type="float">
            <text:p>22.58795</text:p>
          </table:table-cell>
          <table:table-cell office:value-type="float" office:value="19.97137" calcext:value-type="float">
            <text:p>19.97137</text:p>
          </table:table-cell>
          <table:table-cell office:value-type="float" office:value="21.93497" calcext:value-type="float">
            <text:p>21.93497</text:p>
          </table:table-cell>
          <table:table-cell office:value-type="float" office:value="20.34634" calcext:value-type="float">
            <text:p>20.34634</text:p>
          </table:table-cell>
          <table:table-cell office:value-type="float" office:value="21.43066" calcext:value-type="float">
            <text:p>21.43066</text:p>
          </table:table-cell>
          <table:table-cell office:value-type="float" office:value="20.57281" calcext:value-type="float">
            <text:p>20.57281</text:p>
          </table:table-cell>
          <table:table-cell office:value-type="float" office:value="20.98312" calcext:value-type="float">
            <text:p>20.98312</text:p>
          </table:table-cell>
          <table:table-cell office:value-type="float" office:value="20.81406" calcext:value-type="float">
            <text:p>20.81406</text:p>
          </table:table-cell>
          <table:table-cell office:value-type="float" office:value="20.92538" calcext:value-type="float">
            <text:p>20.92538</text:p>
          </table:table-cell>
          <table:table-cell office:value-type="float" office:value="20.80762" calcext:value-type="float">
            <text:p>20.80762</text:p>
          </table:table-cell>
          <table:table-cell office:value-type="float" office:value="20.5433" calcext:value-type="float">
            <text:p>20.5433</text:p>
          </table:table-cell>
          <table:table-cell office:value-type="float" office:value="20.50522" calcext:value-type="float">
            <text:p>20.50522</text:p>
          </table:table-cell>
          <table:table-cell office:value-type="float" office:value="20.10178" calcext:value-type="float">
            <text:p>20.10178</text:p>
          </table:table-cell>
          <table:table-cell office:value-type="float" office:value="20.07834" calcext:value-type="float">
            <text:p>20.07834</text:p>
          </table:table-cell>
          <table:table-cell office:value-type="float" office:value="19.62189" calcext:value-type="float">
            <text:p>19.62189</text:p>
          </table:table-cell>
          <table:table-cell office:value-type="float" office:value="19.60361" calcext:value-type="float">
            <text:p>19.60361</text:p>
          </table:table-cell>
          <table:table-cell office:value-type="float" office:value="19.01758" calcext:value-type="float">
            <text:p>19.01758</text:p>
          </table:table-cell>
          <table:table-cell office:value-type="float" office:value="19.00314" calcext:value-type="float">
            <text:p>19.00314</text:p>
          </table:table-cell>
          <table:table-cell office:value-type="float" office:value="18.42361" calcext:value-type="float">
            <text:p>18.42361</text:p>
          </table:table-cell>
          <table:table-cell office:value-type="float" office:value="18.41202" calcext:value-type="float">
            <text:p>18.41202</text:p>
          </table:table-cell>
          <table:table-cell office:value-type="float" office:value="35.33154" calcext:value-type="float">
            <text:p>35.33154</text:p>
          </table:table-cell>
          <table:table-cell office:value-type="float" office:value="15.58057" calcext:value-type="float">
            <text:p>15.580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2" calcext:value-type="float">
            <text:p>5092002</text:p>
          </table:table-cell>
          <table:table-cell office:value-type="float" office:value="19.86336" calcext:value-type="float">
            <text:p>19.86336</text:p>
          </table:table-cell>
          <table:table-cell office:value-type="float" office:value="33.04" calcext:value-type="float">
            <text:p>33.04</text:p>
          </table:table-cell>
          <table:table-cell office:value-type="float" office:value="19.52" calcext:value-type="float">
            <text:p>19.52</text:p>
          </table:table-cell>
          <table:table-cell office:value-type="float" office:value="2.278823" calcext:value-type="float">
            <text:p>2.278823</text:p>
          </table:table-cell>
          <table:table-cell office:value-type="float" office:value="1.494462" calcext:value-type="float">
            <text:p>1.494462</text:p>
          </table:table-cell>
          <table:table-cell office:value-type="float" office:value="226.62" calcext:value-type="float">
            <text:p>226.62</text:p>
          </table:table-cell>
          <table:table-cell office:value-type="float" office:value="0" calcext:value-type="float">
            <text:p>0</text:p>
          </table:table-cell>
          <table:table-cell office:value-type="float" office:value="31.36145" calcext:value-type="float">
            <text:p>31.36145</text:p>
          </table:table-cell>
          <table:table-cell office:value-type="float" office:value="20.39203" calcext:value-type="float">
            <text:p>20.39203</text:p>
          </table:table-cell>
          <table:table-cell office:value-type="float" office:value="27.81369" calcext:value-type="float">
            <text:p>27.81369</text:p>
          </table:table-cell>
          <table:table-cell office:value-type="float" office:value="21.44241" calcext:value-type="float">
            <text:p>21.44241</text:p>
          </table:table-cell>
          <table:table-cell office:value-type="float" office:value="26.08609" calcext:value-type="float">
            <text:p>26.08609</text:p>
          </table:table-cell>
          <table:table-cell office:value-type="float" office:value="21.88004" calcext:value-type="float">
            <text:p>21.88004</text:p>
          </table:table-cell>
          <table:table-cell office:value-type="float" office:value="24.68707" calcext:value-type="float">
            <text:p>24.68707</text:p>
          </table:table-cell>
          <table:table-cell office:value-type="float" office:value="22.00565" calcext:value-type="float">
            <text:p>22.00565</text:p>
          </table:table-cell>
          <table:table-cell office:value-type="float" office:value="23.81796" calcext:value-type="float">
            <text:p>23.81796</text:p>
          </table:table-cell>
          <table:table-cell office:value-type="float" office:value="21.96478" calcext:value-type="float">
            <text:p>21.96478</text:p>
          </table:table-cell>
          <table:table-cell office:value-type="float" office:value="23.0213" calcext:value-type="float">
            <text:p>23.0213</text:p>
          </table:table-cell>
          <table:table-cell office:value-type="float" office:value="21.84689" calcext:value-type="float">
            <text:p>21.84689</text:p>
          </table:table-cell>
          <table:table-cell office:value-type="float" office:value="22.35312" calcext:value-type="float">
            <text:p>22.35312</text:p>
          </table:table-cell>
          <table:table-cell office:value-type="float" office:value="21.44644" calcext:value-type="float">
            <text:p>21.44644</text:p>
          </table:table-cell>
          <table:table-cell office:value-type="float" office:value="21.42816" calcext:value-type="float">
            <text:p>21.42816</text:p>
          </table:table-cell>
          <table:table-cell office:value-type="float" office:value="20.91699" calcext:value-type="float">
            <text:p>20.91699</text:p>
          </table:table-cell>
          <table:table-cell office:value-type="float" office:value="20.84933" calcext:value-type="float">
            <text:p>20.84933</text:p>
          </table:table-cell>
          <table:table-cell office:value-type="float" office:value="20.8006" calcext:value-type="float">
            <text:p>20.8006</text:p>
          </table:table-cell>
          <table:table-cell office:value-type="float" office:value="20.50473" calcext:value-type="float">
            <text:p>20.50473</text:p>
          </table:table-cell>
          <table:table-cell office:value-type="float" office:value="20.46878" calcext:value-type="float">
            <text:p>20.46878</text:p>
          </table:table-cell>
          <table:table-cell office:value-type="float" office:value="20.07809" calcext:value-type="float">
            <text:p>20.07809</text:p>
          </table:table-cell>
          <table:table-cell office:value-type="float" office:value="20.05182" calcext:value-type="float">
            <text:p>20.05182</text:p>
          </table:table-cell>
          <table:table-cell office:value-type="float" office:value="19.60339" calcext:value-type="float">
            <text:p>19.60339</text:p>
          </table:table-cell>
          <table:table-cell office:value-type="float" office:value="19.58481" calcext:value-type="float">
            <text:p>19.58481</text:p>
          </table:table-cell>
          <table:table-cell office:value-type="float" office:value="19.00302" calcext:value-type="float">
            <text:p>19.00302</text:p>
          </table:table-cell>
          <table:table-cell office:value-type="float" office:value="18.98868" calcext:value-type="float">
            <text:p>18.98868</text:p>
          </table:table-cell>
          <table:table-cell office:value-type="float" office:value="18.4119" calcext:value-type="float">
            <text:p>18.4119</text:p>
          </table:table-cell>
          <table:table-cell office:value-type="float" office:value="18.39859" calcext:value-type="float">
            <text:p>18.39859</text:p>
          </table:table-cell>
          <table:table-cell office:value-type="float" office:value="36.47516" calcext:value-type="float">
            <text:p>36.47516</text:p>
          </table:table-cell>
          <table:table-cell office:value-type="float" office:value="19.319" calcext:value-type="float">
            <text:p>19.3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2" calcext:value-type="float">
            <text:p>6092002</text:p>
          </table:table-cell>
          <table:table-cell office:value-type="float" office:value="21.42864" calcext:value-type="float">
            <text:p>21.42864</text:p>
          </table:table-cell>
          <table:table-cell office:value-type="float" office:value="33.74" calcext:value-type="float">
            <text:p>33.74</text:p>
          </table:table-cell>
          <table:table-cell office:value-type="float" office:value="19.8" calcext:value-type="float">
            <text:p>19.8</text:p>
          </table:table-cell>
          <table:table-cell office:value-type="float" office:value="2.301917" calcext:value-type="float">
            <text:p>2.301917</text:p>
          </table:table-cell>
          <table:table-cell office:value-type="float" office:value="1.489843" calcext:value-type="float">
            <text:p>1.489843</text:p>
          </table:table-cell>
          <table:table-cell office:value-type="float" office:value="216.432" calcext:value-type="float">
            <text:p>216.432</text:p>
          </table:table-cell>
          <table:table-cell office:value-type="float" office:value="0" calcext:value-type="float">
            <text:p>0</text:p>
          </table:table-cell>
          <table:table-cell office:value-type="float" office:value="32.88641" calcext:value-type="float">
            <text:p>32.88641</text:p>
          </table:table-cell>
          <table:table-cell office:value-type="float" office:value="21.24988" calcext:value-type="float">
            <text:p>21.24988</text:p>
          </table:table-cell>
          <table:table-cell office:value-type="float" office:value="29.08234" calcext:value-type="float">
            <text:p>29.08234</text:p>
          </table:table-cell>
          <table:table-cell office:value-type="float" office:value="22.35559" calcext:value-type="float">
            <text:p>22.35559</text:p>
          </table:table-cell>
          <table:table-cell office:value-type="float" office:value="27.25519" calcext:value-type="float">
            <text:p>27.25519</text:p>
          </table:table-cell>
          <table:table-cell office:value-type="float" office:value="22.84167" calcext:value-type="float">
            <text:p>22.84167</text:p>
          </table:table-cell>
          <table:table-cell office:value-type="float" office:value="25.74789" calcext:value-type="float">
            <text:p>25.74789</text:p>
          </table:table-cell>
          <table:table-cell office:value-type="float" office:value="22.96683" calcext:value-type="float">
            <text:p>22.96683</text:p>
          </table:table-cell>
          <table:table-cell office:value-type="float" office:value="24.78577" calcext:value-type="float">
            <text:p>24.78577</text:p>
          </table:table-cell>
          <table:table-cell office:value-type="float" office:value="22.89893" calcext:value-type="float">
            <text:p>22.89893</text:p>
          </table:table-cell>
          <table:table-cell office:value-type="float" office:value="23.84949" calcext:value-type="float">
            <text:p>23.84949</text:p>
          </table:table-cell>
          <table:table-cell office:value-type="float" office:value="22.72153" calcext:value-type="float">
            <text:p>22.72153</text:p>
          </table:table-cell>
          <table:table-cell office:value-type="float" office:value="23.09622" calcext:value-type="float">
            <text:p>23.09622</text:p>
          </table:table-cell>
          <table:table-cell office:value-type="float" office:value="22.36356" calcext:value-type="float">
            <text:p>22.36356</text:p>
          </table:table-cell>
          <table:table-cell office:value-type="float" office:value="21.97372" calcext:value-type="float">
            <text:p>21.97372</text:p>
          </table:table-cell>
          <table:table-cell office:value-type="float" office:value="21.43607" calcext:value-type="float">
            <text:p>21.43607</text:p>
          </table:table-cell>
          <table:table-cell office:value-type="float" office:value="21.03799" calcext:value-type="float">
            <text:p>21.03799</text:p>
          </table:table-cell>
          <table:table-cell office:value-type="float" office:value="20.85074" calcext:value-type="float">
            <text:p>20.85074</text:p>
          </table:table-cell>
          <table:table-cell office:value-type="float" office:value="20.47198" calcext:value-type="float">
            <text:p>20.47198</text:p>
          </table:table-cell>
          <table:table-cell office:value-type="float" office:value="20.46414" calcext:value-type="float">
            <text:p>20.46414</text:p>
          </table:table-cell>
          <table:table-cell office:value-type="float" office:value="20.05154" calcext:value-type="float">
            <text:p>20.05154</text:p>
          </table:table-cell>
          <table:table-cell office:value-type="float" office:value="20.03046" calcext:value-type="float">
            <text:p>20.03046</text:p>
          </table:table-cell>
          <table:table-cell office:value-type="float" office:value="19.58456" calcext:value-type="float">
            <text:p>19.58456</text:p>
          </table:table-cell>
          <table:table-cell office:value-type="float" office:value="19.56512" calcext:value-type="float">
            <text:p>19.56512</text:p>
          </table:table-cell>
          <table:table-cell office:value-type="float" office:value="18.98849" calcext:value-type="float">
            <text:p>18.98849</text:p>
          </table:table-cell>
          <table:table-cell office:value-type="float" office:value="18.97321" calcext:value-type="float">
            <text:p>18.97321</text:p>
          </table:table-cell>
          <table:table-cell office:value-type="float" office:value="18.39847" calcext:value-type="float">
            <text:p>18.39847</text:p>
          </table:table-cell>
          <table:table-cell office:value-type="float" office:value="18.38516" calcext:value-type="float">
            <text:p>18.38516</text:p>
          </table:table-cell>
          <table:table-cell office:value-type="float" office:value="37.79214" calcext:value-type="float">
            <text:p>37.79214</text:p>
          </table:table-cell>
          <table:table-cell office:value-type="float" office:value="19.88391" calcext:value-type="float">
            <text:p>19.883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2" calcext:value-type="float">
            <text:p>7092002</text:p>
          </table:table-cell>
          <table:table-cell office:value-type="float" office:value="21.19284" calcext:value-type="float">
            <text:p>21.19284</text:p>
          </table:table-cell>
          <table:table-cell office:value-type="float" office:value="33.43" calcext:value-type="float">
            <text:p>33.43</text:p>
          </table:table-cell>
          <table:table-cell office:value-type="float" office:value="19.49" calcext:value-type="float">
            <text:p>19.49</text:p>
          </table:table-cell>
          <table:table-cell office:value-type="float" office:value="2.164764" calcext:value-type="float">
            <text:p>2.164764</text:p>
          </table:table-cell>
          <table:table-cell office:value-type="float" office:value="1.29035" calcext:value-type="float">
            <text:p>1.29035</text:p>
          </table:table-cell>
          <table:table-cell office:value-type="float" office:value="232.128" calcext:value-type="float">
            <text:p>232.128</text:p>
          </table:table-cell>
          <table:table-cell office:value-type="float" office:value="0" calcext:value-type="float">
            <text:p>0</text:p>
          </table:table-cell>
          <table:table-cell office:value-type="float" office:value="32.85681" calcext:value-type="float">
            <text:p>32.85681</text:p>
          </table:table-cell>
          <table:table-cell office:value-type="float" office:value="21.07928" calcext:value-type="float">
            <text:p>21.07928</text:p>
          </table:table-cell>
          <table:table-cell office:value-type="float" office:value="29.21423" calcext:value-type="float">
            <text:p>29.21423</text:p>
          </table:table-cell>
          <table:table-cell office:value-type="float" office:value="22.28775" calcext:value-type="float">
            <text:p>22.28775</text:p>
          </table:table-cell>
          <table:table-cell office:value-type="float" office:value="27.37198" calcext:value-type="float">
            <text:p>27.37198</text:p>
          </table:table-cell>
          <table:table-cell office:value-type="float" office:value="22.90854" calcext:value-type="float">
            <text:p>22.90854</text:p>
          </table:table-cell>
          <table:table-cell office:value-type="float" office:value="25.9339" calcext:value-type="float">
            <text:p>25.9339</text:p>
          </table:table-cell>
          <table:table-cell office:value-type="float" office:value="23.20221" calcext:value-type="float">
            <text:p>23.20221</text:p>
          </table:table-cell>
          <table:table-cell office:value-type="float" office:value="25.02579" calcext:value-type="float">
            <text:p>25.02579</text:p>
          </table:table-cell>
          <table:table-cell office:value-type="float" office:value="23.24875" calcext:value-type="float">
            <text:p>23.24875</text:p>
          </table:table-cell>
          <table:table-cell office:value-type="float" office:value="24.12698" calcext:value-type="float">
            <text:p>24.12698</text:p>
          </table:table-cell>
          <table:table-cell office:value-type="float" office:value="23.16626" calcext:value-type="float">
            <text:p>23.16626</text:p>
          </table:table-cell>
          <table:table-cell office:value-type="float" office:value="23.43494" calcext:value-type="float">
            <text:p>23.43494</text:p>
          </table:table-cell>
          <table:table-cell office:value-type="float" office:value="22.84146" calcext:value-type="float">
            <text:p>22.84146</text:p>
          </table:table-cell>
          <table:table-cell office:value-type="float" office:value="22.37604" calcext:value-type="float">
            <text:p>22.37604</text:p>
          </table:table-cell>
          <table:table-cell office:value-type="float" office:value="21.98169" calcext:value-type="float">
            <text:p>21.98169</text:p>
          </table:table-cell>
          <table:table-cell office:value-type="float" office:value="21.2785" calcext:value-type="float">
            <text:p>21.2785</text:p>
          </table:table-cell>
          <table:table-cell office:value-type="float" office:value="21.04044" calcext:value-type="float">
            <text:p>21.04044</text:p>
          </table:table-cell>
          <table:table-cell office:value-type="float" office:value="20.52002" calcext:value-type="float">
            <text:p>20.52002</text:p>
          </table:table-cell>
          <table:table-cell office:value-type="float" office:value="20.47226" calcext:value-type="float">
            <text:p>20.47226</text:p>
          </table:table-cell>
          <table:table-cell office:value-type="float" office:value="20.03033" calcext:value-type="float">
            <text:p>20.03033</text:p>
          </table:table-cell>
          <table:table-cell office:value-type="float" office:value="20.02429" calcext:value-type="float">
            <text:p>20.02429</text:p>
          </table:table-cell>
          <table:table-cell office:value-type="float" office:value="19.56488" calcext:value-type="float">
            <text:p>19.56488</text:p>
          </table:table-cell>
          <table:table-cell office:value-type="float" office:value="19.54779" calcext:value-type="float">
            <text:p>19.54779</text:p>
          </table:table-cell>
          <table:table-cell office:value-type="float" office:value="18.97305" calcext:value-type="float">
            <text:p>18.97305</text:p>
          </table:table-cell>
          <table:table-cell office:value-type="float" office:value="18.95767" calcext:value-type="float">
            <text:p>18.95767</text:p>
          </table:table-cell>
          <table:table-cell office:value-type="float" office:value="18.38504" calcext:value-type="float">
            <text:p>18.38504</text:p>
          </table:table-cell>
          <table:table-cell office:value-type="float" office:value="18.3718" calcext:value-type="float">
            <text:p>18.3718</text:p>
          </table:table-cell>
          <table:table-cell office:value-type="float" office:value="37.62036" calcext:value-type="float">
            <text:p>37.62036</text:p>
          </table:table-cell>
          <table:table-cell office:value-type="float" office:value="19.73679" calcext:value-type="float">
            <text:p>19.736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2" calcext:value-type="float">
            <text:p>8092002</text:p>
          </table:table-cell>
          <table:table-cell office:value-type="float" office:value="21.67699" calcext:value-type="float">
            <text:p>21.67699</text:p>
          </table:table-cell>
          <table:table-cell office:value-type="float" office:value="33.17" calcext:value-type="float">
            <text:p>33.17</text:p>
          </table:table-cell>
          <table:table-cell office:value-type="float" office:value="17.8" calcext:value-type="float">
            <text:p>17.8</text:p>
          </table:table-cell>
          <table:table-cell office:value-type="float" office:value="2.014525" calcext:value-type="float">
            <text:p>2.014525</text:p>
          </table:table-cell>
          <table:table-cell office:value-type="float" office:value="1.363595" calcext:value-type="float">
            <text:p>1.363595</text:p>
          </table:table-cell>
          <table:table-cell office:value-type="float" office:value="271.26" calcext:value-type="float">
            <text:p>271.26</text:p>
          </table:table-cell>
          <table:table-cell office:value-type="float" office:value="0" calcext:value-type="float">
            <text:p>0</text:p>
          </table:table-cell>
          <table:table-cell office:value-type="float" office:value="33.04498" calcext:value-type="float">
            <text:p>33.04498</text:p>
          </table:table-cell>
          <table:table-cell office:value-type="float" office:value="20.03641" calcext:value-type="float">
            <text:p>20.03641</text:p>
          </table:table-cell>
          <table:table-cell office:value-type="float" office:value="29.29889" calcext:value-type="float">
            <text:p>29.29889</text:p>
          </table:table-cell>
          <table:table-cell office:value-type="float" office:value="21.60825" calcext:value-type="float">
            <text:p>21.60825</text:p>
          </table:table-cell>
          <table:table-cell office:value-type="float" office:value="27.48587" calcext:value-type="float">
            <text:p>27.48587</text:p>
          </table:table-cell>
          <table:table-cell office:value-type="float" office:value="22.44666" calcext:value-type="float">
            <text:p>22.44666</text:p>
          </table:table-cell>
          <table:table-cell office:value-type="float" office:value="26.05972" calcext:value-type="float">
            <text:p>26.05972</text:p>
          </table:table-cell>
          <table:table-cell office:value-type="float" office:value="22.95975" calcext:value-type="float">
            <text:p>22.95975</text:p>
          </table:table-cell>
          <table:table-cell office:value-type="float" office:value="25.15842" calcext:value-type="float">
            <text:p>25.15842</text:p>
          </table:table-cell>
          <table:table-cell office:value-type="float" office:value="23.15027" calcext:value-type="float">
            <text:p>23.15027</text:p>
          </table:table-cell>
          <table:table-cell office:value-type="float" office:value="24.28851" calcext:value-type="float">
            <text:p>24.28851</text:p>
          </table:table-cell>
          <table:table-cell office:value-type="float" office:value="23.20508" calcext:value-type="float">
            <text:p>23.20508</text:p>
          </table:table-cell>
          <table:table-cell office:value-type="float" office:value="23.6152" calcext:value-type="float">
            <text:p>23.6152</text:p>
          </table:table-cell>
          <table:table-cell office:value-type="float" office:value="22.98096" calcext:value-type="float">
            <text:p>22.98096</text:p>
          </table:table-cell>
          <table:table-cell office:value-type="float" office:value="22.59467" calcext:value-type="float">
            <text:p>22.59467</text:p>
          </table:table-cell>
          <table:table-cell office:value-type="float" office:value="22.38199" calcext:value-type="float">
            <text:p>22.38199</text:p>
          </table:table-cell>
          <table:table-cell office:value-type="float" office:value="21.48865" calcext:value-type="float">
            <text:p>21.48865</text:p>
          </table:table-cell>
          <table:table-cell office:value-type="float" office:value="21.28104" calcext:value-type="float">
            <text:p>21.28104</text:p>
          </table:table-cell>
          <table:table-cell office:value-type="float" office:value="20.59766" calcext:value-type="float">
            <text:p>20.59766</text:p>
          </table:table-cell>
          <table:table-cell office:value-type="float" office:value="20.52072" calcext:value-type="float">
            <text:p>20.52072</text:p>
          </table:table-cell>
          <table:table-cell office:value-type="float" office:value="20.03735" calcext:value-type="float">
            <text:p>20.03735</text:p>
          </table:table-cell>
          <table:table-cell office:value-type="float" office:value="20.02466" calcext:value-type="float">
            <text:p>20.02466</text:p>
          </table:table-cell>
          <table:table-cell office:value-type="float" office:value="19.54761" calcext:value-type="float">
            <text:p>19.54761</text:p>
          </table:table-cell>
          <table:table-cell office:value-type="float" office:value="19.53458" calcext:value-type="float">
            <text:p>19.53458</text:p>
          </table:table-cell>
          <table:table-cell office:value-type="float" office:value="18.95749" calcext:value-type="float">
            <text:p>18.95749</text:p>
          </table:table-cell>
          <table:table-cell office:value-type="float" office:value="18.94022" calcext:value-type="float">
            <text:p>18.94022</text:p>
          </table:table-cell>
          <table:table-cell office:value-type="float" office:value="18.37164" calcext:value-type="float">
            <text:p>18.37164</text:p>
          </table:table-cell>
          <table:table-cell office:value-type="float" office:value="18.35809" calcext:value-type="float">
            <text:p>18.35809</text:p>
          </table:table-cell>
          <table:table-cell office:value-type="float" office:value="37.42047" calcext:value-type="float">
            <text:p>37.42047</text:p>
          </table:table-cell>
          <table:table-cell office:value-type="float" office:value="18.31702" calcext:value-type="float">
            <text:p>18.317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2" calcext:value-type="float">
            <text:p>9092002</text:p>
          </table:table-cell>
          <table:table-cell office:value-type="float" office:value="20.14808" calcext:value-type="float">
            <text:p>20.14808</text:p>
          </table:table-cell>
          <table:table-cell office:value-type="float" office:value="31.23" calcext:value-type="float">
            <text:p>31.23</text:p>
          </table:table-cell>
          <table:table-cell office:value-type="float" office:value="17.15" calcext:value-type="float">
            <text:p>17.15</text:p>
          </table:table-cell>
          <table:table-cell office:value-type="float" office:value="2.146692" calcext:value-type="float">
            <text:p>2.146692</text:p>
          </table:table-cell>
          <table:table-cell office:value-type="float" office:value="1.302799" calcext:value-type="float">
            <text:p>1.302799</text:p>
          </table:table-cell>
          <table:table-cell office:value-type="float" office:value="196.668" calcext:value-type="float">
            <text:p>196.668</text:p>
          </table:table-cell>
          <table:table-cell office:value-type="float" office:value="0" calcext:value-type="float">
            <text:p>0</text:p>
          </table:table-cell>
          <table:table-cell office:value-type="float" office:value="31.81372" calcext:value-type="float">
            <text:p>31.81372</text:p>
          </table:table-cell>
          <table:table-cell office:value-type="float" office:value="19.13809" calcext:value-type="float">
            <text:p>19.13809</text:p>
          </table:table-cell>
          <table:table-cell office:value-type="float" office:value="28.50571" calcext:value-type="float">
            <text:p>28.50571</text:p>
          </table:table-cell>
          <table:table-cell office:value-type="float" office:value="21.24048" calcext:value-type="float">
            <text:p>21.24048</text:p>
          </table:table-cell>
          <table:table-cell office:value-type="float" office:value="26.9404" calcext:value-type="float">
            <text:p>26.9404</text:p>
          </table:table-cell>
          <table:table-cell office:value-type="float" office:value="22.30869" calcext:value-type="float">
            <text:p>22.30869</text:p>
          </table:table-cell>
          <table:table-cell office:value-type="float" office:value="25.69913" calcext:value-type="float">
            <text:p>25.69913</text:p>
          </table:table-cell>
          <table:table-cell office:value-type="float" office:value="22.9483" calcext:value-type="float">
            <text:p>22.9483</text:p>
          </table:table-cell>
          <table:table-cell office:value-type="float" office:value="24.92621" calcext:value-type="float">
            <text:p>24.92621</text:p>
          </table:table-cell>
          <table:table-cell office:value-type="float" office:value="23.20743" calcext:value-type="float">
            <text:p>23.20743</text:p>
          </table:table-cell>
          <table:table-cell office:value-type="float" office:value="24.26056" calcext:value-type="float">
            <text:p>24.26056</text:p>
          </table:table-cell>
          <table:table-cell office:value-type="float" office:value="23.3219" calcext:value-type="float">
            <text:p>23.3219</text:p>
          </table:table-cell>
          <table:table-cell office:value-type="float" office:value="23.62793" calcext:value-type="float">
            <text:p>23.62793</text:p>
          </table:table-cell>
          <table:table-cell office:value-type="float" office:value="23.13043" calcext:value-type="float">
            <text:p>23.13043</text:p>
          </table:table-cell>
          <table:table-cell office:value-type="float" office:value="22.73853" calcext:value-type="float">
            <text:p>22.73853</text:p>
          </table:table-cell>
          <table:table-cell office:value-type="float" office:value="22.60004" calcext:value-type="float">
            <text:p>22.60004</text:p>
          </table:table-cell>
          <table:table-cell office:value-type="float" office:value="21.66016" calcext:value-type="float">
            <text:p>21.66016</text:p>
          </table:table-cell>
          <table:table-cell office:value-type="float" office:value="21.49063" calcext:value-type="float">
            <text:p>21.49063</text:p>
          </table:table-cell>
          <table:table-cell office:value-type="float" office:value="20.68594" calcext:value-type="float">
            <text:p>20.68594</text:p>
          </table:table-cell>
          <table:table-cell office:value-type="float" office:value="20.59854" calcext:value-type="float">
            <text:p>20.59854</text:p>
          </table:table-cell>
          <table:table-cell office:value-type="float" office:value="20.06442" calcext:value-type="float">
            <text:p>20.06442</text:p>
          </table:table-cell>
          <table:table-cell office:value-type="float" office:value="20.03757" calcext:value-type="float">
            <text:p>20.03757</text:p>
          </table:table-cell>
          <table:table-cell office:value-type="float" office:value="19.53445" calcext:value-type="float">
            <text:p>19.53445</text:p>
          </table:table-cell>
          <table:table-cell office:value-type="float" office:value="19.52936" calcext:value-type="float">
            <text:p>19.52936</text:p>
          </table:table-cell>
          <table:table-cell office:value-type="float" office:value="18.94012" calcext:value-type="float">
            <text:p>18.94012</text:p>
          </table:table-cell>
          <table:table-cell office:value-type="float" office:value="18.92786" calcext:value-type="float">
            <text:p>18.92786</text:p>
          </table:table-cell>
          <table:table-cell office:value-type="float" office:value="18.35794" calcext:value-type="float">
            <text:p>18.35794</text:p>
          </table:table-cell>
          <table:table-cell office:value-type="float" office:value="18.34503" calcext:value-type="float">
            <text:p>18.34503</text:p>
          </table:table-cell>
          <table:table-cell office:value-type="float" office:value="36.35806" calcext:value-type="float">
            <text:p>36.35806</text:p>
          </table:table-cell>
          <table:table-cell office:value-type="float" office:value="17.40717" calcext:value-type="float">
            <text:p>17.407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2" calcext:value-type="float">
            <text:p>10092002</text:p>
          </table:table-cell>
          <table:table-cell office:value-type="float" office:value="17.86104" calcext:value-type="float">
            <text:p>17.86104</text:p>
          </table:table-cell>
          <table:table-cell office:value-type="float" office:value="24.5" calcext:value-type="float">
            <text:p>24.5</text:p>
          </table:table-cell>
          <table:table-cell office:value-type="float" office:value="11.94" calcext:value-type="float">
            <text:p>11.94</text:p>
          </table:table-cell>
          <table:table-cell office:value-type="float" office:value="2.017945" calcext:value-type="float">
            <text:p>2.017945</text:p>
          </table:table-cell>
          <table:table-cell office:value-type="float" office:value="1.193207" calcext:value-type="float">
            <text:p>1.193207</text:p>
          </table:table-cell>
          <table:table-cell office:value-type="float" office:value="293.868" calcext:value-type="float">
            <text:p>293.868</text:p>
          </table:table-cell>
          <table:table-cell office:value-type="float" office:value="0.3" calcext:value-type="float">
            <text:p>0.3</text:p>
          </table:table-cell>
          <table:table-cell office:value-type="float" office:value="27.86526" calcext:value-type="float">
            <text:p>27.86526</text:p>
          </table:table-cell>
          <table:table-cell office:value-type="float" office:value="15.48276" calcext:value-type="float">
            <text:p>15.48276</text:p>
          </table:table-cell>
          <table:table-cell office:value-type="float" office:value="25.43298" calcext:value-type="float">
            <text:p>25.43298</text:p>
          </table:table-cell>
          <table:table-cell office:value-type="float" office:value="18.8851" calcext:value-type="float">
            <text:p>18.8851</text:p>
          </table:table-cell>
          <table:table-cell office:value-type="float" office:value="24.4985" calcext:value-type="float">
            <text:p>24.4985</text:p>
          </table:table-cell>
          <table:table-cell office:value-type="float" office:value="20.72263" calcext:value-type="float">
            <text:p>20.72263</text:p>
          </table:table-cell>
          <table:table-cell office:value-type="float" office:value="24.53824" calcext:value-type="float">
            <text:p>24.53824</text:p>
          </table:table-cell>
          <table:table-cell office:value-type="float" office:value="21.95715" calcext:value-type="float">
            <text:p>21.95715</text:p>
          </table:table-cell>
          <table:table-cell office:value-type="float" office:value="24.40469" calcext:value-type="float">
            <text:p>24.40469</text:p>
          </table:table-cell>
          <table:table-cell office:value-type="float" office:value="22.49268" calcext:value-type="float">
            <text:p>22.49268</text:p>
          </table:table-cell>
          <table:table-cell office:value-type="float" office:value="24.1214" calcext:value-type="float">
            <text:p>24.1214</text:p>
          </table:table-cell>
          <table:table-cell office:value-type="float" office:value="22.91013" calcext:value-type="float">
            <text:p>22.91013</text:p>
          </table:table-cell>
          <table:table-cell office:value-type="float" office:value="23.60904" calcext:value-type="float">
            <text:p>23.60904</text:p>
          </table:table-cell>
          <table:table-cell office:value-type="float" office:value="22.8801" calcext:value-type="float">
            <text:p>22.8801</text:p>
          </table:table-cell>
          <table:table-cell office:value-type="float" office:value="22.79895" calcext:value-type="float">
            <text:p>22.79895</text:p>
          </table:table-cell>
          <table:table-cell office:value-type="float" office:value="22.6076" calcext:value-type="float">
            <text:p>22.6076</text:p>
          </table:table-cell>
          <table:table-cell office:value-type="float" office:value="21.76337" calcext:value-type="float">
            <text:p>21.76337</text:p>
          </table:table-cell>
          <table:table-cell office:value-type="float" office:value="21.66174" calcext:value-type="float">
            <text:p>21.66174</text:p>
          </table:table-cell>
          <table:table-cell office:value-type="float" office:value="20.7724" calcext:value-type="float">
            <text:p>20.7724</text:p>
          </table:table-cell>
          <table:table-cell office:value-type="float" office:value="20.68686" calcext:value-type="float">
            <text:p>20.68686</text:p>
          </table:table-cell>
          <table:table-cell office:value-type="float" office:value="20.10101" calcext:value-type="float">
            <text:p>20.10101</text:p>
          </table:table-cell>
          <table:table-cell office:value-type="float" office:value="20.06479" calcext:value-type="float">
            <text:p>20.06479</text:p>
          </table:table-cell>
          <table:table-cell office:value-type="float" office:value="19.53177" calcext:value-type="float">
            <text:p>19.53177</text:p>
          </table:table-cell>
          <table:table-cell office:value-type="float" office:value="19.5293" calcext:value-type="float">
            <text:p>19.5293</text:p>
          </table:table-cell>
          <table:table-cell office:value-type="float" office:value="18.92773" calcext:value-type="float">
            <text:p>18.92773</text:p>
          </table:table-cell>
          <table:table-cell office:value-type="float" office:value="18.91739" calcext:value-type="float">
            <text:p>18.91739</text:p>
          </table:table-cell>
          <table:table-cell office:value-type="float" office:value="18.34488" calcext:value-type="float">
            <text:p>18.34488</text:p>
          </table:table-cell>
          <table:table-cell office:value-type="float" office:value="18.33231" calcext:value-type="float">
            <text:p>18.33231</text:p>
          </table:table-cell>
          <table:table-cell office:value-type="float" office:value="31.31976" calcext:value-type="float">
            <text:p>31.31976</text:p>
          </table:table-cell>
          <table:table-cell office:value-type="float" office:value="12.84018" calcext:value-type="float">
            <text:p>12.840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2" calcext:value-type="float">
            <text:p>11092002</text:p>
          </table:table-cell>
          <table:table-cell office:value-type="float" office:value="20.79141" calcext:value-type="float">
            <text:p>20.79141</text:p>
          </table:table-cell>
          <table:table-cell office:value-type="float" office:value="24.61" calcext:value-type="float">
            <text:p>24.61</text:p>
          </table:table-cell>
          <table:table-cell office:value-type="float" office:value="8.96" calcext:value-type="float">
            <text:p>8.96</text:p>
          </table:table-cell>
          <table:table-cell office:value-type="float" office:value="1.464724" calcext:value-type="float">
            <text:p>1.464724</text:p>
          </table:table-cell>
          <table:table-cell office:value-type="float" office:value="1.00537" calcext:value-type="float">
            <text:p>1.00537</text:p>
          </table:table-cell>
          <table:table-cell office:value-type="float" office:value="114.84" calcext:value-type="float">
            <text:p>114.84</text:p>
          </table:table-cell>
          <table:table-cell office:value-type="float" office:value="0" calcext:value-type="float">
            <text:p>0</text:p>
          </table:table-cell>
          <table:table-cell office:value-type="float" office:value="27.28928" calcext:value-type="float">
            <text:p>27.28928</text:p>
          </table:table-cell>
          <table:table-cell office:value-type="float" office:value="12.01419" calcext:value-type="float">
            <text:p>12.01419</text:p>
          </table:table-cell>
          <table:table-cell office:value-type="float" office:value="24.59375" calcext:value-type="float">
            <text:p>24.59375</text:p>
          </table:table-cell>
          <table:table-cell office:value-type="float" office:value="15.41113" calcext:value-type="float">
            <text:p>15.41113</text:p>
          </table:table-cell>
          <table:table-cell office:value-type="float" office:value="23.43048" calcext:value-type="float">
            <text:p>23.43048</text:p>
          </table:table-cell>
          <table:table-cell office:value-type="float" office:value="17.51035" calcext:value-type="float">
            <text:p>17.51035</text:p>
          </table:table-cell>
          <table:table-cell office:value-type="float" office:value="22.66699" calcext:value-type="float">
            <text:p>22.66699</text:p>
          </table:table-cell>
          <table:table-cell office:value-type="float" office:value="19.21515" calcext:value-type="float">
            <text:p>19.21515</text:p>
          </table:table-cell>
          <table:table-cell office:value-type="float" office:value="22.42752" calcext:value-type="float">
            <text:p>22.42752</text:p>
          </table:table-cell>
          <table:table-cell office:value-type="float" office:value="20.22638" calcext:value-type="float">
            <text:p>20.22638</text:p>
          </table:table-cell>
          <table:table-cell office:value-type="float" office:value="22.88971" calcext:value-type="float">
            <text:p>22.88971</text:p>
          </table:table-cell>
          <table:table-cell office:value-type="float" office:value="21.11951" calcext:value-type="float">
            <text:p>21.11951</text:p>
          </table:table-cell>
          <table:table-cell office:value-type="float" office:value="22.88669" calcext:value-type="float">
            <text:p>22.88669</text:p>
          </table:table-cell>
          <table:table-cell office:value-type="float" office:value="21.59763" calcext:value-type="float">
            <text:p>21.59763</text:p>
          </table:table-cell>
          <table:table-cell office:value-type="float" office:value="22.60535" calcext:value-type="float">
            <text:p>22.60535</text:p>
          </table:table-cell>
          <table:table-cell office:value-type="float" office:value="21.95993" calcext:value-type="float">
            <text:p>21.95993</text:p>
          </table:table-cell>
          <table:table-cell office:value-type="float" office:value="21.76645" calcext:value-type="float">
            <text:p>21.76645</text:p>
          </table:table-cell>
          <table:table-cell office:value-type="float" office:value="21.66602" calcext:value-type="float">
            <text:p>21.66602</text:p>
          </table:table-cell>
          <table:table-cell office:value-type="float" office:value="20.82874" calcext:value-type="float">
            <text:p>20.82874</text:p>
          </table:table-cell>
          <table:table-cell office:value-type="float" office:value="20.77319" calcext:value-type="float">
            <text:p>20.77319</text:p>
          </table:table-cell>
          <table:table-cell office:value-type="float" office:value="20.13928" calcext:value-type="float">
            <text:p>20.13928</text:p>
          </table:table-cell>
          <table:table-cell office:value-type="float" office:value="20.10144" calcext:value-type="float">
            <text:p>20.10144</text:p>
          </table:table-cell>
          <table:table-cell office:value-type="float" office:value="19.54037" calcext:value-type="float">
            <text:p>19.54037</text:p>
          </table:table-cell>
          <table:table-cell office:value-type="float" office:value="19.53183" calcext:value-type="float">
            <text:p>19.53183</text:p>
          </table:table-cell>
          <table:table-cell office:value-type="float" office:value="18.9173" calcext:value-type="float">
            <text:p>18.9173</text:p>
          </table:table-cell>
          <table:table-cell office:value-type="float" office:value="18.9097" calcext:value-type="float">
            <text:p>18.9097</text:p>
          </table:table-cell>
          <table:table-cell office:value-type="float" office:value="18.33215" calcext:value-type="float">
            <text:p>18.33215</text:p>
          </table:table-cell>
          <table:table-cell office:value-type="float" office:value="18.32031" calcext:value-type="float">
            <text:p>18.32031</text:p>
          </table:table-cell>
          <table:table-cell office:value-type="float" office:value="30.52213" calcext:value-type="float">
            <text:p>30.52213</text:p>
          </table:table-cell>
          <table:table-cell office:value-type="float" office:value="9.385162" calcext:value-type="float">
            <text:p>9.3851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2" calcext:value-type="float">
            <text:p>12092002</text:p>
          </table:table-cell>
          <table:table-cell office:value-type="float" office:value="9.793079" calcext:value-type="float">
            <text:p>9.793079</text:p>
          </table:table-cell>
          <table:table-cell office:value-type="float" office:value="24.29" calcext:value-type="float">
            <text:p>24.29</text:p>
          </table:table-cell>
          <table:table-cell office:value-type="float" office:value="13.25" calcext:value-type="float">
            <text:p>13.25</text:p>
          </table:table-cell>
          <table:table-cell office:value-type="float" office:value="1.731548" calcext:value-type="float">
            <text:p>1.731548</text:p>
          </table:table-cell>
          <table:table-cell office:value-type="float" office:value="1.260991" calcext:value-type="float">
            <text:p>1.260991</text:p>
          </table:table-cell>
          <table:table-cell office:value-type="float" office:value="136.188" calcext:value-type="float">
            <text:p>136.188</text:p>
          </table:table-cell>
          <table:table-cell office:value-type="float" office:value="0.3" calcext:value-type="float">
            <text:p>0.3</text:p>
          </table:table-cell>
          <table:table-cell office:value-type="float" office:value="24.79834" calcext:value-type="float">
            <text:p>24.79834</text:p>
          </table:table-cell>
          <table:table-cell office:value-type="float" office:value="15.2341" calcext:value-type="float">
            <text:p>15.2341</text:p>
          </table:table-cell>
          <table:table-cell office:value-type="float" office:value="22.40604" calcext:value-type="float">
            <text:p>22.40604</text:p>
          </table:table-cell>
          <table:table-cell office:value-type="float" office:value="17.22491" calcext:value-type="float">
            <text:p>17.22491</text:p>
          </table:table-cell>
          <table:table-cell office:value-type="float" office:value="21.85342" calcext:value-type="float">
            <text:p>21.85342</text:p>
          </table:table-cell>
          <table:table-cell office:value-type="float" office:value="18.51392" calcext:value-type="float">
            <text:p>18.51392</text:p>
          </table:table-cell>
          <table:table-cell office:value-type="float" office:value="21.53613" calcext:value-type="float">
            <text:p>21.53613</text:p>
          </table:table-cell>
          <table:table-cell office:value-type="float" office:value="19.58636" calcext:value-type="float">
            <text:p>19.58636</text:p>
          </table:table-cell>
          <table:table-cell office:value-type="float" office:value="21.6983" calcext:value-type="float">
            <text:p>21.6983</text:p>
          </table:table-cell>
          <table:table-cell office:value-type="float" office:value="20.23972" calcext:value-type="float">
            <text:p>20.23972</text:p>
          </table:table-cell>
          <table:table-cell office:value-type="float" office:value="21.94153" calcext:value-type="float">
            <text:p>21.94153</text:p>
          </table:table-cell>
          <table:table-cell office:value-type="float" office:value="20.84009" calcext:value-type="float">
            <text:p>20.84009</text:p>
          </table:table-cell>
          <table:table-cell office:value-type="float" office:value="21.9697" calcext:value-type="float">
            <text:p>21.9697</text:p>
          </table:table-cell>
          <table:table-cell office:value-type="float" office:value="21.20813" calcext:value-type="float">
            <text:p>21.20813</text:p>
          </table:table-cell>
          <table:table-cell office:value-type="float" office:value="21.95795" calcext:value-type="float">
            <text:p>21.95795</text:p>
          </table:table-cell>
          <table:table-cell office:value-type="float" office:value="21.52081" calcext:value-type="float">
            <text:p>21.52081</text:p>
          </table:table-cell>
          <table:table-cell office:value-type="float" office:value="21.66412" calcext:value-type="float">
            <text:p>21.66412</text:p>
          </table:table-cell>
          <table:table-cell office:value-type="float" office:value="21.46448" calcext:value-type="float">
            <text:p>21.46448</text:p>
          </table:table-cell>
          <table:table-cell office:value-type="float" office:value="20.83554" calcext:value-type="float">
            <text:p>20.83554</text:p>
          </table:table-cell>
          <table:table-cell office:value-type="float" office:value="20.82901" calcext:value-type="float">
            <text:p>20.82901</text:p>
          </table:table-cell>
          <table:table-cell office:value-type="float" office:value="20.16498" calcext:value-type="float">
            <text:p>20.16498</text:p>
          </table:table-cell>
          <table:table-cell office:value-type="float" office:value="20.13965" calcext:value-type="float">
            <text:p>20.13965</text:p>
          </table:table-cell>
          <table:table-cell office:value-type="float" office:value="19.54962" calcext:value-type="float">
            <text:p>19.54962</text:p>
          </table:table-cell>
          <table:table-cell office:value-type="float" office:value="19.5405" calcext:value-type="float">
            <text:p>19.5405</text:p>
          </table:table-cell>
          <table:table-cell office:value-type="float" office:value="18.90964" calcext:value-type="float">
            <text:p>18.90964</text:p>
          </table:table-cell>
          <table:table-cell office:value-type="float" office:value="18.89874" calcext:value-type="float">
            <text:p>18.89874</text:p>
          </table:table-cell>
          <table:table-cell office:value-type="float" office:value="18.32019" calcext:value-type="float">
            <text:p>18.32019</text:p>
          </table:table-cell>
          <table:table-cell office:value-type="float" office:value="18.30893" calcext:value-type="float">
            <text:p>18.30893</text:p>
          </table:table-cell>
          <table:table-cell office:value-type="float" office:value="28.9425" calcext:value-type="float">
            <text:p>28.9425</text:p>
          </table:table-cell>
          <table:table-cell office:value-type="float" office:value="13.38123" calcext:value-type="float">
            <text:p>13.381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2" calcext:value-type="float">
            <text:p>13092002</text:p>
          </table:table-cell>
          <table:table-cell office:value-type="float" office:value="9.34308" calcext:value-type="float">
            <text:p>9.34308</text:p>
          </table:table-cell>
          <table:table-cell office:value-type="float" office:value="21.41" calcext:value-type="float">
            <text:p>21.41</text:p>
          </table:table-cell>
          <table:table-cell office:value-type="float" office:value="15.27" calcext:value-type="float">
            <text:p>15.27</text:p>
          </table:table-cell>
          <table:table-cell office:value-type="float" office:value="1.92287" calcext:value-type="float">
            <text:p>1.92287</text:p>
          </table:table-cell>
          <table:table-cell office:value-type="float" office:value="1.489112" calcext:value-type="float">
            <text:p>1.489112</text:p>
          </table:table-cell>
          <table:table-cell office:value-type="float" office:value="187.164" calcext:value-type="float">
            <text:p>187.164</text:p>
          </table:table-cell>
          <table:table-cell office:value-type="float" office:value="14.4" calcext:value-type="float">
            <text:p>14.4</text:p>
          </table:table-cell>
          <table:table-cell office:value-type="float" office:value="21.85324" calcext:value-type="float">
            <text:p>21.85324</text:p>
          </table:table-cell>
          <table:table-cell office:value-type="float" office:value="16.28076" calcext:value-type="float">
            <text:p>16.28076</text:p>
          </table:table-cell>
          <table:table-cell office:value-type="float" office:value="20.936" calcext:value-type="float">
            <text:p>20.936</text:p>
          </table:table-cell>
          <table:table-cell office:value-type="float" office:value="17.18265" calcext:value-type="float">
            <text:p>17.18265</text:p>
          </table:table-cell>
          <table:table-cell office:value-type="float" office:value="20.50424" calcext:value-type="float">
            <text:p>20.50424</text:p>
          </table:table-cell>
          <table:table-cell office:value-type="float" office:value="18.26303" calcext:value-type="float">
            <text:p>18.26303</text:p>
          </table:table-cell>
          <table:table-cell office:value-type="float" office:value="20.60623" calcext:value-type="float">
            <text:p>20.60623</text:p>
          </table:table-cell>
          <table:table-cell office:value-type="float" office:value="19.18237" calcext:value-type="float">
            <text:p>19.18237</text:p>
          </table:table-cell>
          <table:table-cell office:value-type="float" office:value="20.93741" calcext:value-type="float">
            <text:p>20.93741</text:p>
          </table:table-cell>
          <table:table-cell office:value-type="float" office:value="19.75931" calcext:value-type="float">
            <text:p>19.75931</text:p>
          </table:table-cell>
          <table:table-cell office:value-type="float" office:value="21.23868" calcext:value-type="float">
            <text:p>21.23868</text:p>
          </table:table-cell>
          <table:table-cell office:value-type="float" office:value="20.32684" calcext:value-type="float">
            <text:p>20.32684</text:p>
          </table:table-cell>
          <table:table-cell office:value-type="float" office:value="21.3757" calcext:value-type="float">
            <text:p>21.3757</text:p>
          </table:table-cell>
          <table:table-cell office:value-type="float" office:value="20.70862" calcext:value-type="float">
            <text:p>20.70862</text:p>
          </table:table-cell>
          <table:table-cell office:value-type="float" office:value="21.51855" calcext:value-type="float">
            <text:p>21.51855</text:p>
          </table:table-cell>
          <table:table-cell office:value-type="float" office:value="21.08383" calcext:value-type="float">
            <text:p>21.08383</text:p>
          </table:table-cell>
          <table:table-cell office:value-type="float" office:value="21.46222" calcext:value-type="float">
            <text:p>21.46222</text:p>
          </table:table-cell>
          <table:table-cell office:value-type="float" office:value="21.23645" calcext:value-type="float">
            <text:p>21.23645</text:p>
          </table:table-cell>
          <table:table-cell office:value-type="float" office:value="20.82913" calcext:value-type="float">
            <text:p>20.82913</text:p>
          </table:table-cell>
          <table:table-cell office:value-type="float" office:value="20.78546" calcext:value-type="float">
            <text:p>20.78546</text:p>
          </table:table-cell>
          <table:table-cell office:value-type="float" office:value="20.17078" calcext:value-type="float">
            <text:p>20.17078</text:p>
          </table:table-cell>
          <table:table-cell office:value-type="float" office:value="20.16516" calcext:value-type="float">
            <text:p>20.16516</text:p>
          </table:table-cell>
          <table:table-cell office:value-type="float" office:value="19.55688" calcext:value-type="float">
            <text:p>19.55688</text:p>
          </table:table-cell>
          <table:table-cell office:value-type="float" office:value="19.54974" calcext:value-type="float">
            <text:p>19.54974</text:p>
          </table:table-cell>
          <table:table-cell office:value-type="float" office:value="18.8992" calcext:value-type="float">
            <text:p>18.8992</text:p>
          </table:table-cell>
          <table:table-cell office:value-type="float" office:value="18.89871" calcext:value-type="float">
            <text:p>18.89871</text:p>
          </table:table-cell>
          <table:table-cell office:value-type="float" office:value="18.30881" calcext:value-type="float">
            <text:p>18.30881</text:p>
          </table:table-cell>
          <table:table-cell office:value-type="float" office:value="18.30066" calcext:value-type="float">
            <text:p>18.30066</text:p>
          </table:table-cell>
          <table:table-cell office:value-type="float" office:value="22.49835" calcext:value-type="float">
            <text:p>22.49835</text:p>
          </table:table-cell>
          <table:table-cell office:value-type="float" office:value="15.18533" calcext:value-type="float">
            <text:p>15.185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2" calcext:value-type="float">
            <text:p>14092002</text:p>
          </table:table-cell>
          <table:table-cell office:value-type="float" office:value="8.04564" calcext:value-type="float">
            <text:p>8.04564</text:p>
          </table:table-cell>
          <table:table-cell office:value-type="float" office:value="22.28" calcext:value-type="float">
            <text:p>22.28</text:p>
          </table:table-cell>
          <table:table-cell office:value-type="float" office:value="10.8" calcext:value-type="float">
            <text:p>10.8</text:p>
          </table:table-cell>
          <table:table-cell office:value-type="float" office:value="2.052403" calcext:value-type="float">
            <text:p>2.052403</text:p>
          </table:table-cell>
          <table:table-cell office:value-type="float" office:value="1.137093" calcext:value-type="float">
            <text:p>1.137093</text:p>
          </table:table-cell>
          <table:table-cell office:value-type="float" office:value="205.056" calcext:value-type="float">
            <text:p>205.056</text:p>
          </table:table-cell>
          <table:table-cell office:value-type="float" office:value="0" calcext:value-type="float">
            <text:p>0</text:p>
          </table:table-cell>
          <table:table-cell office:value-type="float" office:value="20.99023" calcext:value-type="float">
            <text:p>20.99023</text:p>
          </table:table-cell>
          <table:table-cell office:value-type="float" office:value="12.65955" calcext:value-type="float">
            <text:p>12.65955</text:p>
          </table:table-cell>
          <table:table-cell office:value-type="float" office:value="20.3985" calcext:value-type="float">
            <text:p>20.3985</text:p>
          </table:table-cell>
          <table:table-cell office:value-type="float" office:value="14.83908" calcext:value-type="float">
            <text:p>14.83908</text:p>
          </table:table-cell>
          <table:table-cell office:value-type="float" office:value="20.17386" calcext:value-type="float">
            <text:p>20.17386</text:p>
          </table:table-cell>
          <table:table-cell office:value-type="float" office:value="16.82205" calcext:value-type="float">
            <text:p>16.82205</text:p>
          </table:table-cell>
          <table:table-cell office:value-type="float" office:value="20.09412" calcext:value-type="float">
            <text:p>20.09412</text:p>
          </table:table-cell>
          <table:table-cell office:value-type="float" office:value="18.38156" calcext:value-type="float">
            <text:p>18.38156</text:p>
          </table:table-cell>
          <table:table-cell office:value-type="float" office:value="20.11093" calcext:value-type="float">
            <text:p>20.11093</text:p>
          </table:table-cell>
          <table:table-cell office:value-type="float" office:value="19.17831" calcext:value-type="float">
            <text:p>19.17831</text:p>
          </table:table-cell>
          <table:table-cell office:value-type="float" office:value="20.43491" calcext:value-type="float">
            <text:p>20.43491</text:p>
          </table:table-cell>
          <table:table-cell office:value-type="float" office:value="19.90112" calcext:value-type="float">
            <text:p>19.90112</text:p>
          </table:table-cell>
          <table:table-cell office:value-type="float" office:value="20.71841" calcext:value-type="float">
            <text:p>20.71841</text:p>
          </table:table-cell>
          <table:table-cell office:value-type="float" office:value="20.28372" calcext:value-type="float">
            <text:p>20.28372</text:p>
          </table:table-cell>
          <table:table-cell office:value-type="float" office:value="21.08029" calcext:value-type="float">
            <text:p>21.08029</text:p>
          </table:table-cell>
          <table:table-cell office:value-type="float" office:value="20.68604" calcext:value-type="float">
            <text:p>20.68604</text:p>
          </table:table-cell>
          <table:table-cell office:value-type="float" office:value="21.23389" calcext:value-type="float">
            <text:p>21.23389</text:p>
          </table:table-cell>
          <table:table-cell office:value-type="float" office:value="20.98053" calcext:value-type="float">
            <text:p>20.98053</text:p>
          </table:table-cell>
          <table:table-cell office:value-type="float" office:value="20.78482" calcext:value-type="float">
            <text:p>20.78482</text:p>
          </table:table-cell>
          <table:table-cell office:value-type="float" office:value="20.70593" calcext:value-type="float">
            <text:p>20.70593</text:p>
          </table:table-cell>
          <table:table-cell office:value-type="float" office:value="20.17017" calcext:value-type="float">
            <text:p>20.17017</text:p>
          </table:table-cell>
          <table:table-cell office:value-type="float" office:value="20.15506" calcext:value-type="float">
            <text:p>20.15506</text:p>
          </table:table-cell>
          <table:table-cell office:value-type="float" office:value="19.56" calcext:value-type="float">
            <text:p>19.56</text:p>
          </table:table-cell>
          <table:table-cell office:value-type="float" office:value="19.55698" calcext:value-type="float">
            <text:p>19.55698</text:p>
          </table:table-cell>
          <table:table-cell office:value-type="float" office:value="18.89871" calcext:value-type="float">
            <text:p>18.89871</text:p>
          </table:table-cell>
          <table:table-cell office:value-type="float" office:value="18.89755" calcext:value-type="float">
            <text:p>18.89755</text:p>
          </table:table-cell>
          <table:table-cell office:value-type="float" office:value="18.30057" calcext:value-type="float">
            <text:p>18.30057</text:p>
          </table:table-cell>
          <table:table-cell office:value-type="float" office:value="18.29422" calcext:value-type="float">
            <text:p>18.29422</text:p>
          </table:table-cell>
          <table:table-cell office:value-type="float" office:value="21.38144" calcext:value-type="float">
            <text:p>21.38144</text:p>
          </table:table-cell>
          <table:table-cell office:value-type="float" office:value="10.77048" calcext:value-type="float">
            <text:p>10.770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2" calcext:value-type="float">
            <text:p>15092002</text:p>
          </table:table-cell>
          <table:table-cell office:value-type="float" office:value="21.54733" calcext:value-type="float">
            <text:p>21.54733</text:p>
          </table:table-cell>
          <table:table-cell office:value-type="float" office:value="23.4" calcext:value-type="float">
            <text:p>23.4</text:p>
          </table:table-cell>
          <table:table-cell office:value-type="float" office:value="7" calcext:value-type="float">
            <text:p>7</text:p>
          </table:table-cell>
          <table:table-cell office:value-type="float" office:value="1.301182" calcext:value-type="float">
            <text:p>1.301182</text:p>
          </table:table-cell>
          <table:table-cell office:value-type="float" office:value="0.8802325" calcext:value-type="float">
            <text:p>0.8802325</text:p>
          </table:table-cell>
          <table:table-cell office:value-type="float" office:value="137.304" calcext:value-type="float">
            <text:p>137.304</text:p>
          </table:table-cell>
          <table:table-cell office:value-type="float" office:value="0" calcext:value-type="float">
            <text:p>0</text:p>
          </table:table-cell>
          <table:table-cell office:value-type="float" office:value="21.6225" calcext:value-type="float">
            <text:p>21.6225</text:p>
          </table:table-cell>
          <table:table-cell office:value-type="float" office:value="9.276276" calcext:value-type="float">
            <text:p>9.276276</text:p>
          </table:table-cell>
          <table:table-cell office:value-type="float" office:value="19.94818" calcext:value-type="float">
            <text:p>19.94818</text:p>
          </table:table-cell>
          <table:table-cell office:value-type="float" office:value="11.53232" calcext:value-type="float">
            <text:p>11.53232</text:p>
          </table:table-cell>
          <table:table-cell office:value-type="float" office:value="19.29123" calcext:value-type="float">
            <text:p>19.29123</text:p>
          </table:table-cell>
          <table:table-cell office:value-type="float" office:value="13.71317" calcext:value-type="float">
            <text:p>13.71317</text:p>
          </table:table-cell>
          <table:table-cell office:value-type="float" office:value="18.95013" calcext:value-type="float">
            <text:p>18.95013</text:p>
          </table:table-cell>
          <table:table-cell office:value-type="float" office:value="15.65802" calcext:value-type="float">
            <text:p>15.65802</text:p>
          </table:table-cell>
          <table:table-cell office:value-type="float" office:value="19.11203" calcext:value-type="float">
            <text:p>19.11203</text:p>
          </table:table-cell>
          <table:table-cell office:value-type="float" office:value="16.90271" calcext:value-type="float">
            <text:p>16.90271</text:p>
          </table:table-cell>
          <table:table-cell office:value-type="float" office:value="19.89957" calcext:value-type="float">
            <text:p>19.89957</text:p>
          </table:table-cell>
          <table:table-cell office:value-type="float" office:value="18.1254" calcext:value-type="float">
            <text:p>18.1254</text:p>
          </table:table-cell>
          <table:table-cell office:value-type="float" office:value="20.28989" calcext:value-type="float">
            <text:p>20.28989</text:p>
          </table:table-cell>
          <table:table-cell office:value-type="float" office:value="18.99045" calcext:value-type="float">
            <text:p>18.99045</text:p>
          </table:table-cell>
          <table:table-cell office:value-type="float" office:value="20.68311" calcext:value-type="float">
            <text:p>20.68311</text:p>
          </table:table-cell>
          <table:table-cell office:value-type="float" office:value="19.95218" calcext:value-type="float">
            <text:p>19.95218</text:p>
          </table:table-cell>
          <table:table-cell office:value-type="float" office:value="20.97797" calcext:value-type="float">
            <text:p>20.97797</text:p>
          </table:table-cell>
          <table:table-cell office:value-type="float" office:value="20.659" calcext:value-type="float">
            <text:p>20.659</text:p>
          </table:table-cell>
          <table:table-cell office:value-type="float" office:value="20.70493" calcext:value-type="float">
            <text:p>20.70493</text:p>
          </table:table-cell>
          <table:table-cell office:value-type="float" office:value="20.59589" calcext:value-type="float">
            <text:p>20.59589</text:p>
          </table:table-cell>
          <table:table-cell office:value-type="float" office:value="20.15479" calcext:value-type="float">
            <text:p>20.15479</text:p>
          </table:table-cell>
          <table:table-cell office:value-type="float" office:value="20.12006" calcext:value-type="float">
            <text:p>20.12006</text:p>
          </table:table-cell>
          <table:table-cell office:value-type="float" office:value="19.55984" calcext:value-type="float">
            <text:p>19.55984</text:p>
          </table:table-cell>
          <table:table-cell office:value-type="float" office:value="19.55557" calcext:value-type="float">
            <text:p>19.55557</text:p>
          </table:table-cell>
          <table:table-cell office:value-type="float" office:value="18.89755" calcext:value-type="float">
            <text:p>18.89755</text:p>
          </table:table-cell>
          <table:table-cell office:value-type="float" office:value="18.89505" calcext:value-type="float">
            <text:p>18.89505</text:p>
          </table:table-cell>
          <table:table-cell office:value-type="float" office:value="18.29416" calcext:value-type="float">
            <text:p>18.29416</text:p>
          </table:table-cell>
          <table:table-cell office:value-type="float" office:value="18.28867" calcext:value-type="float">
            <text:p>18.28867</text:p>
          </table:table-cell>
          <table:table-cell office:value-type="float" office:value="23.12558" calcext:value-type="float">
            <text:p>23.12558</text:p>
          </table:table-cell>
          <table:table-cell office:value-type="float" office:value="7.239685" calcext:value-type="float">
            <text:p>7.2396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2" calcext:value-type="float">
            <text:p>16092002</text:p>
          </table:table-cell>
          <table:table-cell office:value-type="float" office:value="21.30091" calcext:value-type="float">
            <text:p>21.30091</text:p>
          </table:table-cell>
          <table:table-cell office:value-type="float" office:value="27.3" calcext:value-type="float">
            <text:p>27.3</text:p>
          </table:table-cell>
          <table:table-cell office:value-type="float" office:value="8.04" calcext:value-type="float">
            <text:p>8.04</text:p>
          </table:table-cell>
          <table:table-cell office:value-type="float" office:value="1.356717" calcext:value-type="float">
            <text:p>1.356717</text:p>
          </table:table-cell>
          <table:table-cell office:value-type="float" office:value="0.944778" calcext:value-type="float">
            <text:p>0.944778</text:p>
          </table:table-cell>
          <table:table-cell office:value-type="float" office:value="187.524" calcext:value-type="float">
            <text:p>187.524</text:p>
          </table:table-cell>
          <table:table-cell office:value-type="float" office:value="0" calcext:value-type="float">
            <text:p>0</text:p>
          </table:table-cell>
          <table:table-cell office:value-type="float" office:value="23.53104" calcext:value-type="float">
            <text:p>23.53104</text:p>
          </table:table-cell>
          <table:table-cell office:value-type="float" office:value="9.398102" calcext:value-type="float">
            <text:p>9.398102</text:p>
          </table:table-cell>
          <table:table-cell office:value-type="float" office:value="21.05365" calcext:value-type="float">
            <text:p>21.05365</text:p>
          </table:table-cell>
          <table:table-cell office:value-type="float" office:value="11.47452" calcext:value-type="float">
            <text:p>11.47452</text:p>
          </table:table-cell>
          <table:table-cell office:value-type="float" office:value="19.84512" calcext:value-type="float">
            <text:p>19.84512</text:p>
          </table:table-cell>
          <table:table-cell office:value-type="float" office:value="13.39865" calcext:value-type="float">
            <text:p>13.39865</text:p>
          </table:table-cell>
          <table:table-cell office:value-type="float" office:value="19.15451" calcext:value-type="float">
            <text:p>19.15451</text:p>
          </table:table-cell>
          <table:table-cell office:value-type="float" office:value="15.13736" calcext:value-type="float">
            <text:p>15.13736</text:p>
          </table:table-cell>
          <table:table-cell office:value-type="float" office:value="18.85327" calcext:value-type="float">
            <text:p>18.85327</text:p>
          </table:table-cell>
          <table:table-cell office:value-type="float" office:value="16.27209" calcext:value-type="float">
            <text:p>16.27209</text:p>
          </table:table-cell>
          <table:table-cell office:value-type="float" office:value="18.81009" calcext:value-type="float">
            <text:p>18.81009</text:p>
          </table:table-cell>
          <table:table-cell office:value-type="float" office:value="17.43417" calcext:value-type="float">
            <text:p>17.43417</text:p>
          </table:table-cell>
          <table:table-cell office:value-type="float" office:value="19.28925" calcext:value-type="float">
            <text:p>19.28925</text:p>
          </table:table-cell>
          <table:table-cell office:value-type="float" office:value="18.31134" calcext:value-type="float">
            <text:p>18.31134</text:p>
          </table:table-cell>
          <table:table-cell office:value-type="float" office:value="19.9487" calcext:value-type="float">
            <text:p>19.9487</text:p>
          </table:table-cell>
          <table:table-cell office:value-type="float" office:value="19.4025" calcext:value-type="float">
            <text:p>19.4025</text:p>
          </table:table-cell>
          <table:table-cell office:value-type="float" office:value="20.65518" calcext:value-type="float">
            <text:p>20.65518</text:p>
          </table:table-cell>
          <table:table-cell office:value-type="float" office:value="20.27405" calcext:value-type="float">
            <text:p>20.27405</text:p>
          </table:table-cell>
          <table:table-cell office:value-type="float" office:value="20.59451" calcext:value-type="float">
            <text:p>20.59451</text:p>
          </table:table-cell>
          <table:table-cell office:value-type="float" office:value="20.44504" calcext:value-type="float">
            <text:p>20.44504</text:p>
          </table:table-cell>
          <table:table-cell office:value-type="float" office:value="20.1196" calcext:value-type="float">
            <text:p>20.1196</text:p>
          </table:table-cell>
          <table:table-cell office:value-type="float" office:value="20.06442" calcext:value-type="float">
            <text:p>20.06442</text:p>
          </table:table-cell>
          <table:table-cell office:value-type="float" office:value="19.55548" calcext:value-type="float">
            <text:p>19.55548</text:p>
          </table:table-cell>
          <table:table-cell office:value-type="float" office:value="19.5423" calcext:value-type="float">
            <text:p>19.5423</text:p>
          </table:table-cell>
          <table:table-cell office:value-type="float" office:value="18.89502" calcext:value-type="float">
            <text:p>18.89502</text:p>
          </table:table-cell>
          <table:table-cell office:value-type="float" office:value="18.89062" calcext:value-type="float">
            <text:p>18.89062</text:p>
          </table:table-cell>
          <table:table-cell office:value-type="float" office:value="18.2886" calcext:value-type="float">
            <text:p>18.2886</text:p>
          </table:table-cell>
          <table:table-cell office:value-type="float" office:value="18.28387" calcext:value-type="float">
            <text:p>18.28387</text:p>
          </table:table-cell>
          <table:table-cell office:value-type="float" office:value="25.2612" calcext:value-type="float">
            <text:p>25.2612</text:p>
          </table:table-cell>
          <table:table-cell office:value-type="float" office:value="7.867004" calcext:value-type="float">
            <text:p>7.8670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2" calcext:value-type="float">
            <text:p>17092002</text:p>
          </table:table-cell>
          <table:table-cell office:value-type="float" office:value="15.10776" calcext:value-type="float">
            <text:p>15.10776</text:p>
          </table:table-cell>
          <table:table-cell office:value-type="float" office:value="27.7" calcext:value-type="float">
            <text:p>27.7</text:p>
          </table:table-cell>
          <table:table-cell office:value-type="float" office:value="10.48" calcext:value-type="float">
            <text:p>10.48</text:p>
          </table:table-cell>
          <table:table-cell office:value-type="float" office:value="1.833032" calcext:value-type="float">
            <text:p>1.833032</text:p>
          </table:table-cell>
          <table:table-cell office:value-type="float" office:value="1.113134" calcext:value-type="float">
            <text:p>1.113134</text:p>
          </table:table-cell>
          <table:table-cell office:value-type="float" office:value="285.552" calcext:value-type="float">
            <text:p>285.552</text:p>
          </table:table-cell>
          <table:table-cell office:value-type="float" office:value="0" calcext:value-type="float">
            <text:p>0</text:p>
          </table:table-cell>
          <table:table-cell office:value-type="float" office:value="23.76776" calcext:value-type="float">
            <text:p>23.76776</text:p>
          </table:table-cell>
          <table:table-cell office:value-type="float" office:value="11.31485" calcext:value-type="float">
            <text:p>11.31485</text:p>
          </table:table-cell>
          <table:table-cell office:value-type="float" office:value="21.30786" calcext:value-type="float">
            <text:p>21.30786</text:p>
          </table:table-cell>
          <table:table-cell office:value-type="float" office:value="13.26566" calcext:value-type="float">
            <text:p>13.26566</text:p>
          </table:table-cell>
          <table:table-cell office:value-type="float" office:value="20.26474" calcext:value-type="float">
            <text:p>20.26474</text:p>
          </table:table-cell>
          <table:table-cell office:value-type="float" office:value="14.71811" calcext:value-type="float">
            <text:p>14.71811</text:p>
          </table:table-cell>
          <table:table-cell office:value-type="float" office:value="19.5621" calcext:value-type="float">
            <text:p>19.5621</text:p>
          </table:table-cell>
          <table:table-cell office:value-type="float" office:value="16.00226" calcext:value-type="float">
            <text:p>16.00226</text:p>
          </table:table-cell>
          <table:table-cell office:value-type="float" office:value="19.2695" calcext:value-type="float">
            <text:p>19.2695</text:p>
          </table:table-cell>
          <table:table-cell office:value-type="float" office:value="16.83517" calcext:value-type="float">
            <text:p>16.83517</text:p>
          </table:table-cell>
          <table:table-cell office:value-type="float" office:value="19.06552" calcext:value-type="float">
            <text:p>19.06552</text:p>
          </table:table-cell>
          <table:table-cell office:value-type="float" office:value="17.68112" calcext:value-type="float">
            <text:p>17.68112</text:p>
          </table:table-cell>
          <table:table-cell office:value-type="float" office:value="19.02109" calcext:value-type="float">
            <text:p>19.02109</text:p>
          </table:table-cell>
          <table:table-cell office:value-type="float" office:value="18.3172" calcext:value-type="float">
            <text:p>18.3172</text:p>
          </table:table-cell>
          <table:table-cell office:value-type="float" office:value="19.40585" calcext:value-type="float">
            <text:p>19.40585</text:p>
          </table:table-cell>
          <table:table-cell office:value-type="float" office:value="19.15659" calcext:value-type="float">
            <text:p>19.15659</text:p>
          </table:table-cell>
          <table:table-cell office:value-type="float" office:value="20.27032" calcext:value-type="float">
            <text:p>20.27032</text:p>
          </table:table-cell>
          <table:table-cell office:value-type="float" office:value="19.96063" calcext:value-type="float">
            <text:p>19.96063</text:p>
          </table:table-cell>
          <table:table-cell office:value-type="float" office:value="20.44327" calcext:value-type="float">
            <text:p>20.44327</text:p>
          </table:table-cell>
          <table:table-cell office:value-type="float" office:value="20.26923" calcext:value-type="float">
            <text:p>20.26923</text:p>
          </table:table-cell>
          <table:table-cell office:value-type="float" office:value="20.06375" calcext:value-type="float">
            <text:p>20.06375</text:p>
          </table:table-cell>
          <table:table-cell office:value-type="float" office:value="19.98703" calcext:value-type="float">
            <text:p>19.98703</text:p>
          </table:table-cell>
          <table:table-cell office:value-type="float" office:value="19.54208" calcext:value-type="float">
            <text:p>19.54208</text:p>
          </table:table-cell>
          <table:table-cell office:value-type="float" office:value="19.5184" calcext:value-type="float">
            <text:p>19.5184</text:p>
          </table:table-cell>
          <table:table-cell office:value-type="float" office:value="18.89053" calcext:value-type="float">
            <text:p>18.89053</text:p>
          </table:table-cell>
          <table:table-cell office:value-type="float" office:value="18.88293" calcext:value-type="float">
            <text:p>18.88293</text:p>
          </table:table-cell>
          <table:table-cell office:value-type="float" office:value="18.28384" calcext:value-type="float">
            <text:p>18.28384</text:p>
          </table:table-cell>
          <table:table-cell office:value-type="float" office:value="18.27731" calcext:value-type="float">
            <text:p>18.27731</text:p>
          </table:table-cell>
          <table:table-cell office:value-type="float" office:value="30.39243" calcext:value-type="float">
            <text:p>30.39243</text:p>
          </table:table-cell>
          <table:table-cell office:value-type="float" office:value="9.862061" calcext:value-type="float">
            <text:p>9.8620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2" calcext:value-type="float">
            <text:p>18092002</text:p>
          </table:table-cell>
          <table:table-cell office:value-type="float" office:value="9.623879" calcext:value-type="float">
            <text:p>9.623879</text:p>
          </table:table-cell>
          <table:table-cell office:value-type="float" office:value="27.69" calcext:value-type="float">
            <text:p>27.69</text:p>
          </table:table-cell>
          <table:table-cell office:value-type="float" office:value="17.43" calcext:value-type="float">
            <text:p>17.43</text:p>
          </table:table-cell>
          <table:table-cell office:value-type="float" office:value="2.198158" calcext:value-type="float">
            <text:p>2.198158</text:p>
          </table:table-cell>
          <table:table-cell office:value-type="float" office:value="1.41921" calcext:value-type="float">
            <text:p>1.41921</text:p>
          </table:table-cell>
          <table:table-cell office:value-type="float" office:value="237.276" calcext:value-type="float">
            <text:p>237.276</text:p>
          </table:table-cell>
          <table:table-cell office:value-type="float" office:value="0" calcext:value-type="float">
            <text:p>0</text:p>
          </table:table-cell>
          <table:table-cell office:value-type="float" office:value="27.62805" calcext:value-type="float">
            <text:p>27.62805</text:p>
          </table:table-cell>
          <table:table-cell office:value-type="float" office:value="18.23453" calcext:value-type="float">
            <text:p>18.23453</text:p>
          </table:table-cell>
          <table:table-cell office:value-type="float" office:value="24.54477" calcext:value-type="float">
            <text:p>24.54477</text:p>
          </table:table-cell>
          <table:table-cell office:value-type="float" office:value="18.81" calcext:value-type="float">
            <text:p>18.81</text:p>
          </table:table-cell>
          <table:table-cell office:value-type="float" office:value="23.12833" calcext:value-type="float">
            <text:p>23.12833</text:p>
          </table:table-cell>
          <table:table-cell office:value-type="float" office:value="19.03543" calcext:value-type="float">
            <text:p>19.03543</text:p>
          </table:table-cell>
          <table:table-cell office:value-type="float" office:value="21.95322" calcext:value-type="float">
            <text:p>21.95322</text:p>
          </table:table-cell>
          <table:table-cell office:value-type="float" office:value="19.14035" calcext:value-type="float">
            <text:p>19.14035</text:p>
          </table:table-cell>
          <table:table-cell office:value-type="float" office:value="21.22614" calcext:value-type="float">
            <text:p>21.22614</text:p>
          </table:table-cell>
          <table:table-cell office:value-type="float" office:value="19.17255" calcext:value-type="float">
            <text:p>19.17255</text:p>
          </table:table-cell>
          <table:table-cell office:value-type="float" office:value="20.58276" calcext:value-type="float">
            <text:p>20.58276</text:p>
          </table:table-cell>
          <table:table-cell office:value-type="float" office:value="19.07697" calcext:value-type="float">
            <text:p>19.07697</text:p>
          </table:table-cell>
          <table:table-cell office:value-type="float" office:value="20.168" calcext:value-type="float">
            <text:p>20.168</text:p>
          </table:table-cell>
          <table:table-cell office:value-type="float" office:value="19.03333" calcext:value-type="float">
            <text:p>19.03333</text:p>
          </table:table-cell>
          <table:table-cell office:value-type="float" office:value="19.63565" calcext:value-type="float">
            <text:p>19.63565</text:p>
          </table:table-cell>
          <table:table-cell office:value-type="float" office:value="19.19583" calcext:value-type="float">
            <text:p>19.19583</text:p>
          </table:table-cell>
          <table:table-cell office:value-type="float" office:value="19.95798" calcext:value-type="float">
            <text:p>19.95798</text:p>
          </table:table-cell>
          <table:table-cell office:value-type="float" office:value="19.83289" calcext:value-type="float">
            <text:p>19.83289</text:p>
          </table:table-cell>
          <table:table-cell office:value-type="float" office:value="20.26733" calcext:value-type="float">
            <text:p>20.26733</text:p>
          </table:table-cell>
          <table:table-cell office:value-type="float" office:value="20.10345" calcext:value-type="float">
            <text:p>20.10345</text:p>
          </table:table-cell>
          <table:table-cell office:value-type="float" office:value="19.98618" calcext:value-type="float">
            <text:p>19.98618</text:p>
          </table:table-cell>
          <table:table-cell office:value-type="float" office:value="19.89548" calcext:value-type="float">
            <text:p>19.89548</text:p>
          </table:table-cell>
          <table:table-cell office:value-type="float" office:value="19.51807" calcext:value-type="float">
            <text:p>19.51807</text:p>
          </table:table-cell>
          <table:table-cell office:value-type="float" office:value="19.48303" calcext:value-type="float">
            <text:p>19.48303</text:p>
          </table:table-cell>
          <table:table-cell office:value-type="float" office:value="18.88287" calcext:value-type="float">
            <text:p>18.88287</text:p>
          </table:table-cell>
          <table:table-cell office:value-type="float" office:value="18.86578" calcext:value-type="float">
            <text:p>18.86578</text:p>
          </table:table-cell>
          <table:table-cell office:value-type="float" office:value="18.27725" calcext:value-type="float">
            <text:p>18.27725</text:p>
          </table:table-cell>
          <table:table-cell office:value-type="float" office:value="18.27042" calcext:value-type="float">
            <text:p>18.27042</text:p>
          </table:table-cell>
          <table:table-cell office:value-type="float" office:value="32.05283" calcext:value-type="float">
            <text:p>32.05283</text:p>
          </table:table-cell>
          <table:table-cell office:value-type="float" office:value="16.99014" calcext:value-type="float">
            <text:p>16.990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2" calcext:value-type="float">
            <text:p>19092002</text:p>
          </table:table-cell>
          <table:table-cell office:value-type="float" office:value="3.70764" calcext:value-type="float">
            <text:p>3.70764</text:p>
          </table:table-cell>
          <table:table-cell office:value-type="float" office:value="17.54" calcext:value-type="float">
            <text:p>17.54</text:p>
          </table:table-cell>
          <table:table-cell office:value-type="float" office:value="14.17" calcext:value-type="float">
            <text:p>14.17</text:p>
          </table:table-cell>
          <table:table-cell office:value-type="float" office:value="1.5889" calcext:value-type="float">
            <text:p>1.5889</text:p>
          </table:table-cell>
          <table:table-cell office:value-type="float" office:value="1.403954" calcext:value-type="float">
            <text:p>1.403954</text:p>
          </table:table-cell>
          <table:table-cell office:value-type="float" office:value="247.896" calcext:value-type="float">
            <text:p>247.896</text:p>
          </table:table-cell>
          <table:table-cell office:value-type="float" office:value="0.3" calcext:value-type="float">
            <text:p>0.3</text:p>
          </table:table-cell>
          <table:table-cell office:value-type="float" office:value="18.98083" calcext:value-type="float">
            <text:p>18.98083</text:p>
          </table:table-cell>
          <table:table-cell office:value-type="float" office:value="14.92722" calcext:value-type="float">
            <text:p>14.92722</text:p>
          </table:table-cell>
          <table:table-cell office:value-type="float" office:value="20.05627" calcext:value-type="float">
            <text:p>20.05627</text:p>
          </table:table-cell>
          <table:table-cell office:value-type="float" office:value="16.48804" calcext:value-type="float">
            <text:p>16.48804</text:p>
          </table:table-cell>
          <table:table-cell office:value-type="float" office:value="20.74042" calcext:value-type="float">
            <text:p>20.74042</text:p>
          </table:table-cell>
          <table:table-cell office:value-type="float" office:value="17.50284" calcext:value-type="float">
            <text:p>17.50284</text:p>
          </table:table-cell>
          <table:table-cell office:value-type="float" office:value="20.95593" calcext:value-type="float">
            <text:p>20.95593</text:p>
          </table:table-cell>
          <table:table-cell office:value-type="float" office:value="18.33881" calcext:value-type="float">
            <text:p>18.33881</text:p>
          </table:table-cell>
          <table:table-cell office:value-type="float" office:value="20.84164" calcext:value-type="float">
            <text:p>20.84164</text:p>
          </table:table-cell>
          <table:table-cell office:value-type="float" office:value="18.81476" calcext:value-type="float">
            <text:p>18.81476</text:p>
          </table:table-cell>
          <table:table-cell office:value-type="float" office:value="20.57309" calcext:value-type="float">
            <text:p>20.57309</text:p>
          </table:table-cell>
          <table:table-cell office:value-type="float" office:value="19.29752" calcext:value-type="float">
            <text:p>19.29752</text:p>
          </table:table-cell>
          <table:table-cell office:value-type="float" office:value="20.20273" calcext:value-type="float">
            <text:p>20.20273</text:p>
          </table:table-cell>
          <table:table-cell office:value-type="float" office:value="19.55569" calcext:value-type="float">
            <text:p>19.55569</text:p>
          </table:table-cell>
          <table:table-cell office:value-type="float" office:value="19.84656" calcext:value-type="float">
            <text:p>19.84656</text:p>
          </table:table-cell>
          <table:table-cell office:value-type="float" office:value="19.6438" calcext:value-type="float">
            <text:p>19.6438</text:p>
          </table:table-cell>
          <table:table-cell office:value-type="float" office:value="19.87628" calcext:value-type="float">
            <text:p>19.87628</text:p>
          </table:table-cell>
          <table:table-cell office:value-type="float" office:value="19.83316" calcext:value-type="float">
            <text:p>19.83316</text:p>
          </table:table-cell>
          <table:table-cell office:value-type="float" office:value="20.10193" calcext:value-type="float">
            <text:p>20.10193</text:p>
          </table:table-cell>
          <table:table-cell office:value-type="float" office:value="19.98889" calcext:value-type="float">
            <text:p>19.98889</text:p>
          </table:table-cell>
          <table:table-cell office:value-type="float" office:value="19.8945" calcext:value-type="float">
            <text:p>19.8945</text:p>
          </table:table-cell>
          <table:table-cell office:value-type="float" office:value="19.80511" calcext:value-type="float">
            <text:p>19.80511</text:p>
          </table:table-cell>
          <table:table-cell office:value-type="float" office:value="19.48257" calcext:value-type="float">
            <text:p>19.48257</text:p>
          </table:table-cell>
          <table:table-cell office:value-type="float" office:value="19.43713" calcext:value-type="float">
            <text:p>19.43713</text:p>
          </table:table-cell>
          <table:table-cell office:value-type="float" office:value="18.86569" calcext:value-type="float">
            <text:p>18.86569</text:p>
          </table:table-cell>
          <table:table-cell office:value-type="float" office:value="18.85202" calcext:value-type="float">
            <text:p>18.85202</text:p>
          </table:table-cell>
          <table:table-cell office:value-type="float" office:value="18.27029" calcext:value-type="float">
            <text:p>18.27029</text:p>
          </table:table-cell>
          <table:table-cell office:value-type="float" office:value="18.26212" calcext:value-type="float">
            <text:p>18.26212</text:p>
          </table:table-cell>
          <table:table-cell office:value-type="float" office:value="19.18631" calcext:value-type="float">
            <text:p>19.18631</text:p>
          </table:table-cell>
          <table:table-cell office:value-type="float" office:value="13.58578" calcext:value-type="float">
            <text:p>13.585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2" calcext:value-type="float">
            <text:p>20092002</text:p>
          </table:table-cell>
          <table:table-cell office:value-type="float" office:value="20.00831" calcext:value-type="float">
            <text:p>20.00831</text:p>
          </table:table-cell>
          <table:table-cell office:value-type="float" office:value="27.36" calcext:value-type="float">
            <text:p>27.36</text:p>
          </table:table-cell>
          <table:table-cell office:value-type="float" office:value="11.29" calcext:value-type="float">
            <text:p>11.29</text:p>
          </table:table-cell>
          <table:table-cell office:value-type="float" office:value="1.394216" calcext:value-type="float">
            <text:p>1.394216</text:p>
          </table:table-cell>
          <table:table-cell office:value-type="float" office:value="0.8346629" calcext:value-type="float">
            <text:p>0.8346629</text:p>
          </table:table-cell>
          <table:table-cell office:value-type="float" office:value="176.724" calcext:value-type="float">
            <text:p>176.724</text:p>
          </table:table-cell>
          <table:table-cell office:value-type="float" office:value="0" calcext:value-type="float">
            <text:p>0</text:p>
          </table:table-cell>
          <table:table-cell office:value-type="float" office:value="28.77216" calcext:value-type="float">
            <text:p>28.77216</text:p>
          </table:table-cell>
          <table:table-cell office:value-type="float" office:value="12.54047" calcext:value-type="float">
            <text:p>12.54047</text:p>
          </table:table-cell>
          <table:table-cell office:value-type="float" office:value="24.45816" calcext:value-type="float">
            <text:p>24.45816</text:p>
          </table:table-cell>
          <table:table-cell office:value-type="float" office:value="14.66122" calcext:value-type="float">
            <text:p>14.66122</text:p>
          </table:table-cell>
          <table:table-cell office:value-type="float" office:value="22.60175" calcext:value-type="float">
            <text:p>22.60175</text:p>
          </table:table-cell>
          <table:table-cell office:value-type="float" office:value="15.94611" calcext:value-type="float">
            <text:p>15.94611</text:p>
          </table:table-cell>
          <table:table-cell office:value-type="float" office:value="21.26123" calcext:value-type="float">
            <text:p>21.26123</text:p>
          </table:table-cell>
          <table:table-cell office:value-type="float" office:value="17.0159" calcext:value-type="float">
            <text:p>17.0159</text:p>
          </table:table-cell>
          <table:table-cell office:value-type="float" office:value="20.53046" calcext:value-type="float">
            <text:p>20.53046</text:p>
          </table:table-cell>
          <table:table-cell office:value-type="float" office:value="17.6958" calcext:value-type="float">
            <text:p>17.6958</text:p>
          </table:table-cell>
          <table:table-cell office:value-type="float" office:value="19.96539" calcext:value-type="float">
            <text:p>19.96539</text:p>
          </table:table-cell>
          <table:table-cell office:value-type="float" office:value="18.38132" calcext:value-type="float">
            <text:p>18.38132</text:p>
          </table:table-cell>
          <table:table-cell office:value-type="float" office:value="19.73987" calcext:value-type="float">
            <text:p>19.73987</text:p>
          </table:table-cell>
          <table:table-cell office:value-type="float" office:value="18.86734" calcext:value-type="float">
            <text:p>18.86734</text:p>
          </table:table-cell>
          <table:table-cell office:value-type="float" office:value="19.78659" calcext:value-type="float">
            <text:p>19.78659</text:p>
          </table:table-cell>
          <table:table-cell office:value-type="float" office:value="19.45331" calcext:value-type="float">
            <text:p>19.45331</text:p>
          </table:table-cell>
          <table:table-cell office:value-type="float" office:value="19.87628" calcext:value-type="float">
            <text:p>19.87628</text:p>
          </table:table-cell>
          <table:table-cell office:value-type="float" office:value="19.79117" calcext:value-type="float">
            <text:p>19.79117</text:p>
          </table:table-cell>
          <table:table-cell office:value-type="float" office:value="19.98795" calcext:value-type="float">
            <text:p>19.98795</text:p>
          </table:table-cell>
          <table:table-cell office:value-type="float" office:value="19.90213" calcext:value-type="float">
            <text:p>19.90213</text:p>
          </table:table-cell>
          <table:table-cell office:value-type="float" office:value="19.80423" calcext:value-type="float">
            <text:p>19.80423</text:p>
          </table:table-cell>
          <table:table-cell office:value-type="float" office:value="19.72626" calcext:value-type="float">
            <text:p>19.72626</text:p>
          </table:table-cell>
          <table:table-cell office:value-type="float" office:value="19.43661" calcext:value-type="float">
            <text:p>19.43661</text:p>
          </table:table-cell>
          <table:table-cell office:value-type="float" office:value="19.38867" calcext:value-type="float">
            <text:p>19.38867</text:p>
          </table:table-cell>
          <table:table-cell office:value-type="float" office:value="18.85184" calcext:value-type="float">
            <text:p>18.85184</text:p>
          </table:table-cell>
          <table:table-cell office:value-type="float" office:value="18.83173" calcext:value-type="float">
            <text:p>18.83173</text:p>
          </table:table-cell>
          <table:table-cell office:value-type="float" office:value="18.26202" calcext:value-type="float">
            <text:p>18.26202</text:p>
          </table:table-cell>
          <table:table-cell office:value-type="float" office:value="18.25177" calcext:value-type="float">
            <text:p>18.25177</text:p>
          </table:table-cell>
          <table:table-cell office:value-type="float" office:value="34.47104" calcext:value-type="float">
            <text:p>34.47104</text:p>
          </table:table-cell>
          <table:table-cell office:value-type="float" office:value="10.93665" calcext:value-type="float">
            <text:p>10.936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2" calcext:value-type="float">
            <text:p>21092002</text:p>
          </table:table-cell>
          <table:table-cell office:value-type="float" office:value="16.66816" calcext:value-type="float">
            <text:p>16.66816</text:p>
          </table:table-cell>
          <table:table-cell office:value-type="float" office:value="20.19" calcext:value-type="float">
            <text:p>20.19</text:p>
          </table:table-cell>
          <table:table-cell office:value-type="float" office:value="8.93" calcext:value-type="float">
            <text:p>8.93</text:p>
          </table:table-cell>
          <table:table-cell office:value-type="float" office:value="1.241751" calcext:value-type="float">
            <text:p>1.241751</text:p>
          </table:table-cell>
          <table:table-cell office:value-type="float" office:value="0.9403543" calcext:value-type="float">
            <text:p>0.9403543</text:p>
          </table:table-cell>
          <table:table-cell office:value-type="float" office:value="253.188" calcext:value-type="float">
            <text:p>253.188</text:p>
          </table:table-cell>
          <table:table-cell office:value-type="float" office:value="0" calcext:value-type="float">
            <text:p>0</text:p>
          </table:table-cell>
          <table:table-cell office:value-type="float" office:value="25.51801" calcext:value-type="float">
            <text:p>25.51801</text:p>
          </table:table-cell>
          <table:table-cell office:value-type="float" office:value="11.87885" calcext:value-type="float">
            <text:p>11.87885</text:p>
          </table:table-cell>
          <table:table-cell office:value-type="float" office:value="21.9408" calcext:value-type="float">
            <text:p>21.9408</text:p>
          </table:table-cell>
          <table:table-cell office:value-type="float" office:value="14.89365" calcext:value-type="float">
            <text:p>14.89365</text:p>
          </table:table-cell>
          <table:table-cell office:value-type="float" office:value="20.66922" calcext:value-type="float">
            <text:p>20.66922</text:p>
          </table:table-cell>
          <table:table-cell office:value-type="float" office:value="16.47937" calcext:value-type="float">
            <text:p>16.47937</text:p>
          </table:table-cell>
          <table:table-cell office:value-type="float" office:value="19.9664" calcext:value-type="float">
            <text:p>19.9664</text:p>
          </table:table-cell>
          <table:table-cell office:value-type="float" office:value="17.60733" calcext:value-type="float">
            <text:p>17.60733</text:p>
          </table:table-cell>
          <table:table-cell office:value-type="float" office:value="19.99762" calcext:value-type="float">
            <text:p>19.99762</text:p>
          </table:table-cell>
          <table:table-cell office:value-type="float" office:value="18.24426" calcext:value-type="float">
            <text:p>18.24426</text:p>
          </table:table-cell>
          <table:table-cell office:value-type="float" office:value="19.94415" calcext:value-type="float">
            <text:p>19.94415</text:p>
          </table:table-cell>
          <table:table-cell office:value-type="float" office:value="18.82306" calcext:value-type="float">
            <text:p>18.82306</text:p>
          </table:table-cell>
          <table:table-cell office:value-type="float" office:value="19.76117" calcext:value-type="float">
            <text:p>19.76117</text:p>
          </table:table-cell>
          <table:table-cell office:value-type="float" office:value="19.1449" calcext:value-type="float">
            <text:p>19.1449</text:p>
          </table:table-cell>
          <table:table-cell office:value-type="float" office:value="19.61032" calcext:value-type="float">
            <text:p>19.61032</text:p>
          </table:table-cell>
          <table:table-cell office:value-type="float" office:value="19.50363" calcext:value-type="float">
            <text:p>19.50363</text:p>
          </table:table-cell>
          <table:table-cell office:value-type="float" office:value="19.79025" calcext:value-type="float">
            <text:p>19.79025</text:p>
          </table:table-cell>
          <table:table-cell office:value-type="float" office:value="19.72781" calcext:value-type="float">
            <text:p>19.72781</text:p>
          </table:table-cell>
          <table:table-cell office:value-type="float" office:value="19.90115" calcext:value-type="float">
            <text:p>19.90115</text:p>
          </table:table-cell>
          <table:table-cell office:value-type="float" office:value="19.81934" calcext:value-type="float">
            <text:p>19.81934</text:p>
          </table:table-cell>
          <table:table-cell office:value-type="float" office:value="19.72546" calcext:value-type="float">
            <text:p>19.72546</text:p>
          </table:table-cell>
          <table:table-cell office:value-type="float" office:value="19.65475" calcext:value-type="float">
            <text:p>19.65475</text:p>
          </table:table-cell>
          <table:table-cell office:value-type="float" office:value="19.38818" calcext:value-type="float">
            <text:p>19.38818</text:p>
          </table:table-cell>
          <table:table-cell office:value-type="float" office:value="19.34021" calcext:value-type="float">
            <text:p>19.34021</text:p>
          </table:table-cell>
          <table:table-cell office:value-type="float" office:value="18.83151" calcext:value-type="float">
            <text:p>18.83151</text:p>
          </table:table-cell>
          <table:table-cell office:value-type="float" office:value="18.8075" calcext:value-type="float">
            <text:p>18.8075</text:p>
          </table:table-cell>
          <table:table-cell office:value-type="float" office:value="18.25162" calcext:value-type="float">
            <text:p>18.25162</text:p>
          </table:table-cell>
          <table:table-cell office:value-type="float" office:value="18.23828" calcext:value-type="float">
            <text:p>18.23828</text:p>
          </table:table-cell>
          <table:table-cell office:value-type="float" office:value="29.19794" calcext:value-type="float">
            <text:p>29.19794</text:p>
          </table:table-cell>
          <table:table-cell office:value-type="float" office:value="9.197906" calcext:value-type="float">
            <text:p>9.1979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2" calcext:value-type="float">
            <text:p>22092002</text:p>
          </table:table-cell>
          <table:table-cell office:value-type="float" office:value="20.07252" calcext:value-type="float">
            <text:p>20.07252</text:p>
          </table:table-cell>
          <table:table-cell office:value-type="float" office:value="20.94" calcext:value-type="float">
            <text:p>20.94</text:p>
          </table:table-cell>
          <table:table-cell office:value-type="float" office:value="5.28" calcext:value-type="float">
            <text:p>5.28</text:p>
          </table:table-cell>
          <table:table-cell office:value-type="float" office:value="1.023403" calcext:value-type="float">
            <text:p>1.023403</text:p>
          </table:table-cell>
          <table:table-cell office:value-type="float" office:value="0.7821092" calcext:value-type="float">
            <text:p>0.7821092</text:p>
          </table:table-cell>
          <table:table-cell office:value-type="float" office:value="204.444" calcext:value-type="float">
            <text:p>204.444</text:p>
          </table:table-cell>
          <table:table-cell office:value-type="float" office:value="0" calcext:value-type="float">
            <text:p>0</text:p>
          </table:table-cell>
          <table:table-cell office:value-type="float" office:value="24.77512" calcext:value-type="float">
            <text:p>24.77512</text:p>
          </table:table-cell>
          <table:table-cell office:value-type="float" office:value="8.831329" calcext:value-type="float">
            <text:p>8.831329</text:p>
          </table:table-cell>
          <table:table-cell office:value-type="float" office:value="21.46967" calcext:value-type="float">
            <text:p>21.46967</text:p>
          </table:table-cell>
          <table:table-cell office:value-type="float" office:value="12.15582" calcext:value-type="float">
            <text:p>12.15582</text:p>
          </table:table-cell>
          <table:table-cell office:value-type="float" office:value="20.16068" calcext:value-type="float">
            <text:p>20.16068</text:p>
          </table:table-cell>
          <table:table-cell office:value-type="float" office:value="14.13123" calcext:value-type="float">
            <text:p>14.13123</text:p>
          </table:table-cell>
          <table:table-cell office:value-type="float" office:value="19.35883" calcext:value-type="float">
            <text:p>19.35883</text:p>
          </table:table-cell>
          <table:table-cell office:value-type="float" office:value="15.73029" calcext:value-type="float">
            <text:p>15.73029</text:p>
          </table:table-cell>
          <table:table-cell office:value-type="float" office:value="18.98459" calcext:value-type="float">
            <text:p>18.98459</text:p>
          </table:table-cell>
          <table:table-cell office:value-type="float" office:value="16.7211" calcext:value-type="float">
            <text:p>16.7211</text:p>
          </table:table-cell>
          <table:table-cell office:value-type="float" office:value="19.19623" calcext:value-type="float">
            <text:p>19.19623</text:p>
          </table:table-cell>
          <table:table-cell office:value-type="float" office:value="17.68021" calcext:value-type="float">
            <text:p>17.68021</text:p>
          </table:table-cell>
          <table:table-cell office:value-type="float" office:value="19.38434" calcext:value-type="float">
            <text:p>19.38434</text:p>
          </table:table-cell>
          <table:table-cell office:value-type="float" office:value="18.3324" calcext:value-type="float">
            <text:p>18.3324</text:p>
          </table:table-cell>
          <table:table-cell office:value-type="float" office:value="19.51096" calcext:value-type="float">
            <text:p>19.51096</text:p>
          </table:table-cell>
          <table:table-cell office:value-type="float" office:value="19.09653" calcext:value-type="float">
            <text:p>19.09653</text:p>
          </table:table-cell>
          <table:table-cell office:value-type="float" office:value="19.72708" calcext:value-type="float">
            <text:p>19.72708</text:p>
          </table:table-cell>
          <table:table-cell office:value-type="float" office:value="19.58676" calcext:value-type="float">
            <text:p>19.58676</text:p>
          </table:table-cell>
          <table:table-cell office:value-type="float" office:value="19.81851" calcext:value-type="float">
            <text:p>19.81851</text:p>
          </table:table-cell>
          <table:table-cell office:value-type="float" office:value="19.73734" calcext:value-type="float">
            <text:p>19.73734</text:p>
          </table:table-cell>
          <table:table-cell office:value-type="float" office:value="19.65402" calcext:value-type="float">
            <text:p>19.65402</text:p>
          </table:table-cell>
          <table:table-cell office:value-type="float" office:value="19.5874" calcext:value-type="float">
            <text:p>19.5874</text:p>
          </table:table-cell>
          <table:table-cell office:value-type="float" office:value="19.33966" calcext:value-type="float">
            <text:p>19.33966</text:p>
          </table:table-cell>
          <table:table-cell office:value-type="float" office:value="19.29169" calcext:value-type="float">
            <text:p>19.29169</text:p>
          </table:table-cell>
          <table:table-cell office:value-type="float" office:value="18.80722" calcext:value-type="float">
            <text:p>18.80722</text:p>
          </table:table-cell>
          <table:table-cell office:value-type="float" office:value="18.78043" calcext:value-type="float">
            <text:p>18.78043</text:p>
          </table:table-cell>
          <table:table-cell office:value-type="float" office:value="18.23813" calcext:value-type="float">
            <text:p>18.23813</text:p>
          </table:table-cell>
          <table:table-cell office:value-type="float" office:value="18.22131" calcext:value-type="float">
            <text:p>18.22131</text:p>
          </table:table-cell>
          <table:table-cell office:value-type="float" office:value="28.90228" calcext:value-type="float">
            <text:p>28.90228</text:p>
          </table:table-cell>
          <table:table-cell office:value-type="float" office:value="5.614868" calcext:value-type="float">
            <text:p>5.6148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2" calcext:value-type="float">
            <text:p>23092002</text:p>
          </table:table-cell>
          <table:table-cell office:value-type="float" office:value="19.55944" calcext:value-type="float">
            <text:p>19.55944</text:p>
          </table:table-cell>
          <table:table-cell office:value-type="float" office:value="18.75" calcext:value-type="float">
            <text:p>18.75</text:p>
          </table:table-cell>
          <table:table-cell office:value-type="float" office:value="6.03" calcext:value-type="float">
            <text:p>6.03</text:p>
          </table:table-cell>
          <table:table-cell office:value-type="float" office:value="0.9902018" calcext:value-type="float">
            <text:p>0.9902018</text:p>
          </table:table-cell>
          <table:table-cell office:value-type="float" office:value="0.823621" calcext:value-type="float">
            <text:p>0.823621</text:p>
          </table:table-cell>
          <table:table-cell office:value-type="float" office:value="264.312" calcext:value-type="float">
            <text:p>264.312</text:p>
          </table:table-cell>
          <table:table-cell office:value-type="float" office:value="0" calcext:value-type="float">
            <text:p>0</text:p>
          </table:table-cell>
          <table:table-cell office:value-type="float" office:value="23.67291" calcext:value-type="float">
            <text:p>23.67291</text:p>
          </table:table-cell>
          <table:table-cell office:value-type="float" office:value="9.430115" calcext:value-type="float">
            <text:p>9.430115</text:p>
          </table:table-cell>
          <table:table-cell office:value-type="float" office:value="20.84875" calcext:value-type="float">
            <text:p>20.84875</text:p>
          </table:table-cell>
          <table:table-cell office:value-type="float" office:value="13.16992" calcext:value-type="float">
            <text:p>13.16992</text:p>
          </table:table-cell>
          <table:table-cell office:value-type="float" office:value="19.68582" calcext:value-type="float">
            <text:p>19.68582</text:p>
          </table:table-cell>
          <table:table-cell office:value-type="float" office:value="14.7905" calcext:value-type="float">
            <text:p>14.7905</text:p>
          </table:table-cell>
          <table:table-cell office:value-type="float" office:value="18.96567" calcext:value-type="float">
            <text:p>18.96567</text:p>
          </table:table-cell>
          <table:table-cell office:value-type="float" office:value="15.95862" calcext:value-type="float">
            <text:p>15.95862</text:p>
          </table:table-cell>
          <table:table-cell office:value-type="float" office:value="18.63354" calcext:value-type="float">
            <text:p>18.63354</text:p>
          </table:table-cell>
          <table:table-cell office:value-type="float" office:value="16.72308" calcext:value-type="float">
            <text:p>16.72308</text:p>
          </table:table-cell>
          <table:table-cell office:value-type="float" office:value="18.64005" calcext:value-type="float">
            <text:p>18.64005</text:p>
          </table:table-cell>
          <table:table-cell office:value-type="float" office:value="17.49585" calcext:value-type="float">
            <text:p>17.49585</text:p>
          </table:table-cell>
          <table:table-cell office:value-type="float" office:value="18.84131" calcext:value-type="float">
            <text:p>18.84131</text:p>
          </table:table-cell>
          <table:table-cell office:value-type="float" office:value="18.07303" calcext:value-type="float">
            <text:p>18.07303</text:p>
          </table:table-cell>
          <table:table-cell office:value-type="float" office:value="19.09824" calcext:value-type="float">
            <text:p>19.09824</text:p>
          </table:table-cell>
          <table:table-cell office:value-type="float" office:value="18.80096" calcext:value-type="float">
            <text:p>18.80096</text:p>
          </table:table-cell>
          <table:table-cell office:value-type="float" office:value="19.5849" calcext:value-type="float">
            <text:p>19.5849</text:p>
          </table:table-cell>
          <table:table-cell office:value-type="float" office:value="19.39136" calcext:value-type="float">
            <text:p>19.39136</text:p>
          </table:table-cell>
          <table:table-cell office:value-type="float" office:value="19.73639" calcext:value-type="float">
            <text:p>19.73639</text:p>
          </table:table-cell>
          <table:table-cell office:value-type="float" office:value="19.63776" calcext:value-type="float">
            <text:p>19.63776</text:p>
          </table:table-cell>
          <table:table-cell office:value-type="float" office:value="19.58673" calcext:value-type="float">
            <text:p>19.58673</text:p>
          </table:table-cell>
          <table:table-cell office:value-type="float" office:value="19.51859" calcext:value-type="float">
            <text:p>19.51859</text:p>
          </table:table-cell>
          <table:table-cell office:value-type="float" office:value="19.29117" calcext:value-type="float">
            <text:p>19.29117</text:p>
          </table:table-cell>
          <table:table-cell office:value-type="float" office:value="19.24326" calcext:value-type="float">
            <text:p>19.24326</text:p>
          </table:table-cell>
          <table:table-cell office:value-type="float" office:value="18.78012" calcext:value-type="float">
            <text:p>18.78012</text:p>
          </table:table-cell>
          <table:table-cell office:value-type="float" office:value="18.75101" calcext:value-type="float">
            <text:p>18.75101</text:p>
          </table:table-cell>
          <table:table-cell office:value-type="float" office:value="18.22113" calcext:value-type="float">
            <text:p>18.22113</text:p>
          </table:table-cell>
          <table:table-cell office:value-type="float" office:value="18.20178" calcext:value-type="float">
            <text:p>18.20178</text:p>
          </table:table-cell>
          <table:table-cell office:value-type="float" office:value="27.11398" calcext:value-type="float">
            <text:p>27.11398</text:p>
          </table:table-cell>
          <table:table-cell office:value-type="float" office:value="6.601105" calcext:value-type="float">
            <text:p>6.6011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2" calcext:value-type="float">
            <text:p>24092002</text:p>
          </table:table-cell>
          <table:table-cell office:value-type="float" office:value="18.33699" calcext:value-type="float">
            <text:p>18.33699</text:p>
          </table:table-cell>
          <table:table-cell office:value-type="float" office:value="23.59" calcext:value-type="float">
            <text:p>23.59</text:p>
          </table:table-cell>
          <table:table-cell office:value-type="float" office:value="5.42" calcext:value-type="float">
            <text:p>5.42</text:p>
          </table:table-cell>
          <table:table-cell office:value-type="float" office:value="1.22057" calcext:value-type="float">
            <text:p>1.22057</text:p>
          </table:table-cell>
          <table:table-cell office:value-type="float" office:value="0.7897133" calcext:value-type="float">
            <text:p>0.7897133</text:p>
          </table:table-cell>
          <table:table-cell office:value-type="float" office:value="331.632" calcext:value-type="float">
            <text:p>331.632</text:p>
          </table:table-cell>
          <table:table-cell office:value-type="float" office:value="0" calcext:value-type="float">
            <text:p>0</text:p>
          </table:table-cell>
          <table:table-cell office:value-type="float" office:value="24.61768" calcext:value-type="float">
            <text:p>24.61768</text:p>
          </table:table-cell>
          <table:table-cell office:value-type="float" office:value="8.671631" calcext:value-type="float">
            <text:p>8.671631</text:p>
          </table:table-cell>
          <table:table-cell office:value-type="float" office:value="21.08929" calcext:value-type="float">
            <text:p>21.08929</text:p>
          </table:table-cell>
          <table:table-cell office:value-type="float" office:value="11.48773" calcext:value-type="float">
            <text:p>11.48773</text:p>
          </table:table-cell>
          <table:table-cell office:value-type="float" office:value="19.62192" calcext:value-type="float">
            <text:p>19.62192</text:p>
          </table:table-cell>
          <table:table-cell office:value-type="float" office:value="13.19586" calcext:value-type="float">
            <text:p>13.19586</text:p>
          </table:table-cell>
          <table:table-cell office:value-type="float" office:value="18.75577" calcext:value-type="float">
            <text:p>18.75577</text:p>
          </table:table-cell>
          <table:table-cell office:value-type="float" office:value="14.70026" calcext:value-type="float">
            <text:p>14.70026</text:p>
          </table:table-cell>
          <table:table-cell office:value-type="float" office:value="18.3707" calcext:value-type="float">
            <text:p>18.3707</text:p>
          </table:table-cell>
          <table:table-cell office:value-type="float" office:value="15.6842" calcext:value-type="float">
            <text:p>15.6842</text:p>
          </table:table-cell>
          <table:table-cell office:value-type="float" office:value="18.19559" calcext:value-type="float">
            <text:p>18.19559</text:p>
          </table:table-cell>
          <table:table-cell office:value-type="float" office:value="16.68011" calcext:value-type="float">
            <text:p>16.68011</text:p>
          </table:table-cell>
          <table:table-cell office:value-type="float" office:value="18.49753" calcext:value-type="float">
            <text:p>18.49753</text:p>
          </table:table-cell>
          <table:table-cell office:value-type="float" office:value="17.43463" calcext:value-type="float">
            <text:p>17.43463</text:p>
          </table:table-cell>
          <table:table-cell office:value-type="float" office:value="18.80896" calcext:value-type="float">
            <text:p>18.80896</text:p>
          </table:table-cell>
          <table:table-cell office:value-type="float" office:value="18.38751" calcext:value-type="float">
            <text:p>18.38751</text:p>
          </table:table-cell>
          <table:table-cell office:value-type="float" office:value="19.3894" calcext:value-type="float">
            <text:p>19.3894</text:p>
          </table:table-cell>
          <table:table-cell office:value-type="float" office:value="19.16296" calcext:value-type="float">
            <text:p>19.16296</text:p>
          </table:table-cell>
          <table:table-cell office:value-type="float" office:value="19.6366" calcext:value-type="float">
            <text:p>19.6366</text:p>
          </table:table-cell>
          <table:table-cell office:value-type="float" office:value="19.52075" calcext:value-type="float">
            <text:p>19.52075</text:p>
          </table:table-cell>
          <table:table-cell office:value-type="float" office:value="19.51782" calcext:value-type="float">
            <text:p>19.51782</text:p>
          </table:table-cell>
          <table:table-cell office:value-type="float" office:value="19.44363" calcext:value-type="float">
            <text:p>19.44363</text:p>
          </table:table-cell>
          <table:table-cell office:value-type="float" office:value="19.24277" calcext:value-type="float">
            <text:p>19.24277</text:p>
          </table:table-cell>
          <table:table-cell office:value-type="float" office:value="19.19116" calcext:value-type="float">
            <text:p>19.19116</text:p>
          </table:table-cell>
          <table:table-cell office:value-type="float" office:value="18.75064" calcext:value-type="float">
            <text:p>18.75064</text:p>
          </table:table-cell>
          <table:table-cell office:value-type="float" office:value="18.71228" calcext:value-type="float">
            <text:p>18.71228</text:p>
          </table:table-cell>
          <table:table-cell office:value-type="float" office:value="18.20157" calcext:value-type="float">
            <text:p>18.20157</text:p>
          </table:table-cell>
          <table:table-cell office:value-type="float" office:value="18.18008" calcext:value-type="float">
            <text:p>18.18008</text:p>
          </table:table-cell>
          <table:table-cell office:value-type="float" office:value="29.29526" calcext:value-type="float">
            <text:p>29.29526</text:p>
          </table:table-cell>
          <table:table-cell office:value-type="float" office:value="5.913452" calcext:value-type="float">
            <text:p>5.9134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2" calcext:value-type="float">
            <text:p>25092002</text:p>
          </table:table-cell>
          <table:table-cell office:value-type="float" office:value="8.962801" calcext:value-type="float">
            <text:p>8.962801</text:p>
          </table:table-cell>
          <table:table-cell office:value-type="float" office:value="25.72" calcext:value-type="float">
            <text:p>25.72</text:p>
          </table:table-cell>
          <table:table-cell office:value-type="float" office:value="11.64" calcext:value-type="float">
            <text:p>11.64</text:p>
          </table:table-cell>
          <table:table-cell office:value-type="float" office:value="1.709831" calcext:value-type="float">
            <text:p>1.709831</text:p>
          </table:table-cell>
          <table:table-cell office:value-type="float" office:value="1.2022" calcext:value-type="float">
            <text:p>1.2022</text:p>
          </table:table-cell>
          <table:table-cell office:value-type="float" office:value="216.9" calcext:value-type="float">
            <text:p>216.9</text:p>
          </table:table-cell>
          <table:table-cell office:value-type="float" office:value="4.9" calcext:value-type="float">
            <text:p>4.9</text:p>
          </table:table-cell>
          <table:table-cell office:value-type="float" office:value="21.69785" calcext:value-type="float">
            <text:p>21.69785</text:p>
          </table:table-cell>
          <table:table-cell office:value-type="float" office:value="12.83813" calcext:value-type="float">
            <text:p>12.83813</text:p>
          </table:table-cell>
          <table:table-cell office:value-type="float" office:value="20.09711" calcext:value-type="float">
            <text:p>20.09711</text:p>
          </table:table-cell>
          <table:table-cell office:value-type="float" office:value="14.58099" calcext:value-type="float">
            <text:p>14.58099</text:p>
          </table:table-cell>
          <table:table-cell office:value-type="float" office:value="19.05115" calcext:value-type="float">
            <text:p>19.05115</text:p>
          </table:table-cell>
          <table:table-cell office:value-type="float" office:value="16.11484" calcext:value-type="float">
            <text:p>16.11484</text:p>
          </table:table-cell>
          <table:table-cell office:value-type="float" office:value="18.56595" calcext:value-type="float">
            <text:p>18.56595</text:p>
          </table:table-cell>
          <table:table-cell office:value-type="float" office:value="17.07938" calcext:value-type="float">
            <text:p>17.07938</text:p>
          </table:table-cell>
          <table:table-cell office:value-type="float" office:value="18.36765" calcext:value-type="float">
            <text:p>18.36765</text:p>
          </table:table-cell>
          <table:table-cell office:value-type="float" office:value="17.45145" calcext:value-type="float">
            <text:p>17.45145</text:p>
          </table:table-cell>
          <table:table-cell office:value-type="float" office:value="18.24472" calcext:value-type="float">
            <text:p>18.24472</text:p>
          </table:table-cell>
          <table:table-cell office:value-type="float" office:value="17.81485" calcext:value-type="float">
            <text:p>17.81485</text:p>
          </table:table-cell>
          <table:table-cell office:value-type="float" office:value="18.30591" calcext:value-type="float">
            <text:p>18.30591</text:p>
          </table:table-cell>
          <table:table-cell office:value-type="float" office:value="18.07825" calcext:value-type="float">
            <text:p>18.07825</text:p>
          </table:table-cell>
          <table:table-cell office:value-type="float" office:value="18.49075" calcext:value-type="float">
            <text:p>18.49075</text:p>
          </table:table-cell>
          <table:table-cell office:value-type="float" office:value="18.41003" calcext:value-type="float">
            <text:p>18.41003</text:p>
          </table:table-cell>
          <table:table-cell office:value-type="float" office:value="19.16058" calcext:value-type="float">
            <text:p>19.16058</text:p>
          </table:table-cell>
          <table:table-cell office:value-type="float" office:value="19.00958" calcext:value-type="float">
            <text:p>19.00958</text:p>
          </table:table-cell>
          <table:table-cell office:value-type="float" office:value="19.51944" calcext:value-type="float">
            <text:p>19.51944</text:p>
          </table:table-cell>
          <table:table-cell office:value-type="float" office:value="19.39307" calcext:value-type="float">
            <text:p>19.39307</text:p>
          </table:table-cell>
          <table:table-cell office:value-type="float" office:value="19.44278" calcext:value-type="float">
            <text:p>19.44278</text:p>
          </table:table-cell>
          <table:table-cell office:value-type="float" office:value="19.35968" calcext:value-type="float">
            <text:p>19.35968</text:p>
          </table:table-cell>
          <table:table-cell office:value-type="float" office:value="19.19058" calcext:value-type="float">
            <text:p>19.19058</text:p>
          </table:table-cell>
          <table:table-cell office:value-type="float" office:value="19.13614" calcext:value-type="float">
            <text:p>19.13614</text:p>
          </table:table-cell>
          <table:table-cell office:value-type="float" office:value="18.71204" calcext:value-type="float">
            <text:p>18.71204</text:p>
          </table:table-cell>
          <table:table-cell office:value-type="float" office:value="18.68262" calcext:value-type="float">
            <text:p>18.68262</text:p>
          </table:table-cell>
          <table:table-cell office:value-type="float" office:value="18.17987" calcext:value-type="float">
            <text:p>18.17987</text:p>
          </table:table-cell>
          <table:table-cell office:value-type="float" office:value="18.15707" calcext:value-type="float">
            <text:p>18.15707</text:p>
          </table:table-cell>
          <table:table-cell office:value-type="float" office:value="23.0289" calcext:value-type="float">
            <text:p>23.0289</text:p>
          </table:table-cell>
          <table:table-cell office:value-type="float" office:value="11.32715" calcext:value-type="float">
            <text:p>11.327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2" calcext:value-type="float">
            <text:p>26092002</text:p>
          </table:table-cell>
          <table:table-cell office:value-type="float" office:value="4.5882" calcext:value-type="float">
            <text:p>4.5882</text:p>
          </table:table-cell>
          <table:table-cell office:value-type="float" office:value="12.07" calcext:value-type="float">
            <text:p>12.07</text:p>
          </table:table-cell>
          <table:table-cell office:value-type="float" office:value="9.82" calcext:value-type="float">
            <text:p>9.82</text:p>
          </table:table-cell>
          <table:table-cell office:value-type="float" office:value="1.2368" calcext:value-type="float">
            <text:p>1.2368</text:p>
          </table:table-cell>
          <table:table-cell office:value-type="float" office:value="1.065134" calcext:value-type="float">
            <text:p>1.065134</text:p>
          </table:table-cell>
          <table:table-cell office:value-type="float" office:value="308.052" calcext:value-type="float">
            <text:p>308.052</text:p>
          </table:table-cell>
          <table:table-cell office:value-type="float" office:value="0" calcext:value-type="float">
            <text:p>0</text:p>
          </table:table-cell>
          <table:table-cell office:value-type="float" office:value="13.92239" calcext:value-type="float">
            <text:p>13.92239</text:p>
          </table:table-cell>
          <table:table-cell office:value-type="float" office:value="10.08121" calcext:value-type="float">
            <text:p>10.08121</text:p>
          </table:table-cell>
          <table:table-cell office:value-type="float" office:value="14.44687" calcext:value-type="float">
            <text:p>14.44687</text:p>
          </table:table-cell>
          <table:table-cell office:value-type="float" office:value="11.55704" calcext:value-type="float">
            <text:p>11.55704</text:p>
          </table:table-cell>
          <table:table-cell office:value-type="float" office:value="16.00699" calcext:value-type="float">
            <text:p>16.00699</text:p>
          </table:table-cell>
          <table:table-cell office:value-type="float" office:value="12.95358" calcext:value-type="float">
            <text:p>12.95358</text:p>
          </table:table-cell>
          <table:table-cell office:value-type="float" office:value="17.09335" calcext:value-type="float">
            <text:p>17.09335</text:p>
          </table:table-cell>
          <table:table-cell office:value-type="float" office:value="14.26038" calcext:value-type="float">
            <text:p>14.26038</text:p>
          </table:table-cell>
          <table:table-cell office:value-type="float" office:value="17.60861" calcext:value-type="float">
            <text:p>17.60861</text:p>
          </table:table-cell>
          <table:table-cell office:value-type="float" office:value="15.13312" calcext:value-type="float">
            <text:p>15.13312</text:p>
          </table:table-cell>
          <table:table-cell office:value-type="float" office:value="18.0769" calcext:value-type="float">
            <text:p>18.0769</text:p>
          </table:table-cell>
          <table:table-cell office:value-type="float" office:value="16.12164" calcext:value-type="float">
            <text:p>16.12164</text:p>
          </table:table-cell>
          <table:table-cell office:value-type="float" office:value="18.28076" calcext:value-type="float">
            <text:p>18.28076</text:p>
          </table:table-cell>
          <table:table-cell office:value-type="float" office:value="16.92538" calcext:value-type="float">
            <text:p>16.92538</text:p>
          </table:table-cell>
          <table:table-cell office:value-type="float" office:value="18.4949" calcext:value-type="float">
            <text:p>18.4949</text:p>
          </table:table-cell>
          <table:table-cell office:value-type="float" office:value="17.99371" calcext:value-type="float">
            <text:p>17.99371</text:p>
          </table:table-cell>
          <table:table-cell office:value-type="float" office:value="19.00851" calcext:value-type="float">
            <text:p>19.00851</text:p>
          </table:table-cell>
          <table:table-cell office:value-type="float" office:value="18.8512" calcext:value-type="float">
            <text:p>18.8512</text:p>
          </table:table-cell>
          <table:table-cell office:value-type="float" office:value="19.39182" calcext:value-type="float">
            <text:p>19.39182</text:p>
          </table:table-cell>
          <table:table-cell office:value-type="float" office:value="19.27438" calcext:value-type="float">
            <text:p>19.27438</text:p>
          </table:table-cell>
          <table:table-cell office:value-type="float" office:value="19.3588" calcext:value-type="float">
            <text:p>19.3588</text:p>
          </table:table-cell>
          <table:table-cell office:value-type="float" office:value="19.27347" calcext:value-type="float">
            <text:p>19.27347</text:p>
          </table:table-cell>
          <table:table-cell office:value-type="float" office:value="19.13559" calcext:value-type="float">
            <text:p>19.13559</text:p>
          </table:table-cell>
          <table:table-cell office:value-type="float" office:value="19.07944" calcext:value-type="float">
            <text:p>19.07944</text:p>
          </table:table-cell>
          <table:table-cell office:value-type="float" office:value="18.68228" calcext:value-type="float">
            <text:p>18.68228</text:p>
          </table:table-cell>
          <table:table-cell office:value-type="float" office:value="18.64832" calcext:value-type="float">
            <text:p>18.64832</text:p>
          </table:table-cell>
          <table:table-cell office:value-type="float" office:value="18.15683" calcext:value-type="float">
            <text:p>18.15683</text:p>
          </table:table-cell>
          <table:table-cell office:value-type="float" office:value="18.13205" calcext:value-type="float">
            <text:p>18.13205</text:p>
          </table:table-cell>
          <table:table-cell office:value-type="float" office:value="13.73846" calcext:value-type="float">
            <text:p>13.73846</text:p>
          </table:table-cell>
          <table:table-cell office:value-type="float" office:value="8.858185" calcext:value-type="float">
            <text:p>8.8581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2" calcext:value-type="float">
            <text:p>27092002</text:p>
          </table:table-cell>
          <table:table-cell office:value-type="float" office:value="18.68916" calcext:value-type="float">
            <text:p>18.68916</text:p>
          </table:table-cell>
          <table:table-cell office:value-type="float" office:value="19.84" calcext:value-type="float">
            <text:p>19.84</text:p>
          </table:table-cell>
          <table:table-cell office:value-type="float" office:value="7.71" calcext:value-type="float">
            <text:p>7.71</text:p>
          </table:table-cell>
          <table:table-cell office:value-type="float" office:value="1.329277" calcext:value-type="float">
            <text:p>1.329277</text:p>
          </table:table-cell>
          <table:table-cell office:value-type="float" office:value="0.9238514" calcext:value-type="float">
            <text:p>0.9238514</text:p>
          </table:table-cell>
          <table:table-cell office:value-type="float" office:value="218.664" calcext:value-type="float">
            <text:p>218.664</text:p>
          </table:table-cell>
          <table:table-cell office:value-type="float" office:value="0" calcext:value-type="float">
            <text:p>0</text:p>
          </table:table-cell>
          <table:table-cell office:value-type="float" office:value="19.67084" calcext:value-type="float">
            <text:p>19.67084</text:p>
          </table:table-cell>
          <table:table-cell office:value-type="float" office:value="8.703949" calcext:value-type="float">
            <text:p>8.703949</text:p>
          </table:table-cell>
          <table:table-cell office:value-type="float" office:value="17.57635" calcext:value-type="float">
            <text:p>17.57635</text:p>
          </table:table-cell>
          <table:table-cell office:value-type="float" office:value="10.38852" calcext:value-type="float">
            <text:p>10.38852</text:p>
          </table:table-cell>
          <table:table-cell office:value-type="float" office:value="16.69141" calcext:value-type="float">
            <text:p>16.69141</text:p>
          </table:table-cell>
          <table:table-cell office:value-type="float" office:value="11.8179" calcext:value-type="float">
            <text:p>11.8179</text:p>
          </table:table-cell>
          <table:table-cell office:value-type="float" office:value="16.25418" calcext:value-type="float">
            <text:p>16.25418</text:p>
          </table:table-cell>
          <table:table-cell office:value-type="float" office:value="13.19321" calcext:value-type="float">
            <text:p>13.19321</text:p>
          </table:table-cell>
          <table:table-cell office:value-type="float" office:value="16.14056" calcext:value-type="float">
            <text:p>16.14056</text:p>
          </table:table-cell>
          <table:table-cell office:value-type="float" office:value="14.15057" calcext:value-type="float">
            <text:p>14.15057</text:p>
          </table:table-cell>
          <table:table-cell office:value-type="float" office:value="16.22546" calcext:value-type="float">
            <text:p>16.22546</text:p>
          </table:table-cell>
          <table:table-cell office:value-type="float" office:value="15.20966" calcext:value-type="float">
            <text:p>15.20966</text:p>
          </table:table-cell>
          <table:table-cell office:value-type="float" office:value="16.91071" calcext:value-type="float">
            <text:p>16.91071</text:p>
          </table:table-cell>
          <table:table-cell office:value-type="float" office:value="16.13419" calcext:value-type="float">
            <text:p>16.13419</text:p>
          </table:table-cell>
          <table:table-cell office:value-type="float" office:value="17.98602" calcext:value-type="float">
            <text:p>17.98602</text:p>
          </table:table-cell>
          <table:table-cell office:value-type="float" office:value="17.3306" calcext:value-type="float">
            <text:p>17.3306</text:p>
          </table:table-cell>
          <table:table-cell office:value-type="float" office:value="18.84854" calcext:value-type="float">
            <text:p>18.84854</text:p>
          </table:table-cell>
          <table:table-cell office:value-type="float" office:value="18.51437" calcext:value-type="float">
            <text:p>18.51437</text:p>
          </table:table-cell>
          <table:table-cell office:value-type="float" office:value="19.27307" calcext:value-type="float">
            <text:p>19.27307</text:p>
          </table:table-cell>
          <table:table-cell office:value-type="float" office:value="19.13129" calcext:value-type="float">
            <text:p>19.13129</text:p>
          </table:table-cell>
          <table:table-cell office:value-type="float" office:value="19.27258" calcext:value-type="float">
            <text:p>19.27258</text:p>
          </table:table-cell>
          <table:table-cell office:value-type="float" office:value="19.18304" calcext:value-type="float">
            <text:p>19.18304</text:p>
          </table:table-cell>
          <table:table-cell office:value-type="float" office:value="19.07886" calcext:value-type="float">
            <text:p>19.07886</text:p>
          </table:table-cell>
          <table:table-cell office:value-type="float" office:value="19.02023" calcext:value-type="float">
            <text:p>19.02023</text:p>
          </table:table-cell>
          <table:table-cell office:value-type="float" office:value="18.64795" calcext:value-type="float">
            <text:p>18.64795</text:p>
          </table:table-cell>
          <table:table-cell office:value-type="float" office:value="18.61053" calcext:value-type="float">
            <text:p>18.61053</text:p>
          </table:table-cell>
          <table:table-cell office:value-type="float" office:value="18.13177" calcext:value-type="float">
            <text:p>18.13177</text:p>
          </table:table-cell>
          <table:table-cell office:value-type="float" office:value="18.10452" calcext:value-type="float">
            <text:p>18.10452</text:p>
          </table:table-cell>
          <table:table-cell office:value-type="float" office:value="21.16321" calcext:value-type="float">
            <text:p>21.16321</text:p>
          </table:table-cell>
          <table:table-cell office:value-type="float" office:value="7.226074" calcext:value-type="float">
            <text:p>7.2260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2" calcext:value-type="float">
            <text:p>28092002</text:p>
          </table:table-cell>
          <table:table-cell office:value-type="float" office:value="7.64784" calcext:value-type="float">
            <text:p>7.64784</text:p>
          </table:table-cell>
          <table:table-cell office:value-type="float" office:value="22.27" calcext:value-type="float">
            <text:p>22.27</text:p>
          </table:table-cell>
          <table:table-cell office:value-type="float" office:value="11.29" calcext:value-type="float">
            <text:p>11.29</text:p>
          </table:table-cell>
          <table:table-cell office:value-type="float" office:value="1.685038" calcext:value-type="float">
            <text:p>1.685038</text:p>
          </table:table-cell>
          <table:table-cell office:value-type="float" office:value="1.174679" calcext:value-type="float">
            <text:p>1.174679</text:p>
          </table:table-cell>
          <table:table-cell office:value-type="float" office:value="212.04" calcext:value-type="float">
            <text:p>212.04</text:p>
          </table:table-cell>
          <table:table-cell office:value-type="float" office:value="0.4" calcext:value-type="float">
            <text:p>0.4</text:p>
          </table:table-cell>
          <table:table-cell office:value-type="float" office:value="20.11115" calcext:value-type="float">
            <text:p>20.11115</text:p>
          </table:table-cell>
          <table:table-cell office:value-type="float" office:value="11.16168" calcext:value-type="float">
            <text:p>11.16168</text:p>
          </table:table-cell>
          <table:table-cell office:value-type="float" office:value="18.17938" calcext:value-type="float">
            <text:p>18.17938</text:p>
          </table:table-cell>
          <table:table-cell office:value-type="float" office:value="12.50067" calcext:value-type="float">
            <text:p>12.50067</text:p>
          </table:table-cell>
          <table:table-cell office:value-type="float" office:value="17.31754" calcext:value-type="float">
            <text:p>17.31754</text:p>
          </table:table-cell>
          <table:table-cell office:value-type="float" office:value="13.38666" calcext:value-type="float">
            <text:p>13.38666</text:p>
          </table:table-cell>
          <table:table-cell office:value-type="float" office:value="16.81772" calcext:value-type="float">
            <text:p>16.81772</text:p>
          </table:table-cell>
          <table:table-cell office:value-type="float" office:value="14.27026" calcext:value-type="float">
            <text:p>14.27026</text:p>
          </table:table-cell>
          <table:table-cell office:value-type="float" office:value="16.62546" calcext:value-type="float">
            <text:p>16.62546</text:p>
          </table:table-cell>
          <table:table-cell office:value-type="float" office:value="14.89502" calcext:value-type="float">
            <text:p>14.89502</text:p>
          </table:table-cell>
          <table:table-cell office:value-type="float" office:value="16.61172" calcext:value-type="float">
            <text:p>16.61172</text:p>
          </table:table-cell>
          <table:table-cell office:value-type="float" office:value="15.58841" calcext:value-type="float">
            <text:p>15.58841</text:p>
          </table:table-cell>
          <table:table-cell office:value-type="float" office:value="16.76648" calcext:value-type="float">
            <text:p>16.76648</text:p>
          </table:table-cell>
          <table:table-cell office:value-type="float" office:value="16.21753" calcext:value-type="float">
            <text:p>16.21753</text:p>
          </table:table-cell>
          <table:table-cell office:value-type="float" office:value="17.32965" calcext:value-type="float">
            <text:p>17.32965</text:p>
          </table:table-cell>
          <table:table-cell office:value-type="float" office:value="17.12253" calcext:value-type="float">
            <text:p>17.12253</text:p>
          </table:table-cell>
          <table:table-cell office:value-type="float" office:value="18.51086" calcext:value-type="float">
            <text:p>18.51086</text:p>
          </table:table-cell>
          <table:table-cell office:value-type="float" office:value="18.21835" calcext:value-type="float">
            <text:p>18.21835</text:p>
          </table:table-cell>
          <table:table-cell office:value-type="float" office:value="19.12958" calcext:value-type="float">
            <text:p>19.12958</text:p>
          </table:table-cell>
          <table:table-cell office:value-type="float" office:value="18.95807" calcext:value-type="float">
            <text:p>18.95807</text:p>
          </table:table-cell>
          <table:table-cell office:value-type="float" office:value="19.18204" calcext:value-type="float">
            <text:p>19.18204</text:p>
          </table:table-cell>
          <table:table-cell office:value-type="float" office:value="19.08029" calcext:value-type="float">
            <text:p>19.08029</text:p>
          </table:table-cell>
          <table:table-cell office:value-type="float" office:value="19.01962" calcext:value-type="float">
            <text:p>19.01962</text:p>
          </table:table-cell>
          <table:table-cell office:value-type="float" office:value="18.9567" calcext:value-type="float">
            <text:p>18.9567</text:p>
          </table:table-cell>
          <table:table-cell office:value-type="float" office:value="18.61011" calcext:value-type="float">
            <text:p>18.61011</text:p>
          </table:table-cell>
          <table:table-cell office:value-type="float" office:value="18.56979" calcext:value-type="float">
            <text:p>18.56979</text:p>
          </table:table-cell>
          <table:table-cell office:value-type="float" office:value="18.10419" calcext:value-type="float">
            <text:p>18.10419</text:p>
          </table:table-cell>
          <table:table-cell office:value-type="float" office:value="18.0737" calcext:value-type="float">
            <text:p>18.0737</text:p>
          </table:table-cell>
          <table:table-cell office:value-type="float" office:value="22.63873" calcext:value-type="float">
            <text:p>22.63873</text:p>
          </table:table-cell>
          <table:table-cell office:value-type="float" office:value="10.05933" calcext:value-type="float">
            <text:p>10.059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2" calcext:value-type="float">
            <text:p>29092002</text:p>
          </table:table-cell>
          <table:table-cell office:value-type="float" office:value="15.06113" calcext:value-type="float">
            <text:p>15.06113</text:p>
          </table:table-cell>
          <table:table-cell office:value-type="float" office:value="32.97" calcext:value-type="float">
            <text:p>32.97</text:p>
          </table:table-cell>
          <table:table-cell office:value-type="float" office:value="12.74" calcext:value-type="float">
            <text:p>12.74</text:p>
          </table:table-cell>
          <table:table-cell office:value-type="float" office:value="1.893416" calcext:value-type="float">
            <text:p>1.893416</text:p>
          </table:table-cell>
          <table:table-cell office:value-type="float" office:value="0.9211598" calcext:value-type="float">
            <text:p>0.9211598</text:p>
          </table:table-cell>
          <table:table-cell office:value-type="float" office:value="254.844" calcext:value-type="float">
            <text:p>254.844</text:p>
          </table:table-cell>
          <table:table-cell office:value-type="float" office:value="4.7" calcext:value-type="float">
            <text:p>4.7</text:p>
          </table:table-cell>
          <table:table-cell office:value-type="float" office:value="24.32971" calcext:value-type="float">
            <text:p>24.32971</text:p>
          </table:table-cell>
          <table:table-cell office:value-type="float" office:value="12.74261" calcext:value-type="float">
            <text:p>12.74261</text:p>
          </table:table-cell>
          <table:table-cell office:value-type="float" office:value="21.8902" calcext:value-type="float">
            <text:p>21.8902</text:p>
          </table:table-cell>
          <table:table-cell office:value-type="float" office:value="13.66238" calcext:value-type="float">
            <text:p>13.66238</text:p>
          </table:table-cell>
          <table:table-cell office:value-type="float" office:value="19.99307" calcext:value-type="float">
            <text:p>19.99307</text:p>
          </table:table-cell>
          <table:table-cell office:value-type="float" office:value="14.56262" calcext:value-type="float">
            <text:p>14.56262</text:p>
          </table:table-cell>
          <table:table-cell office:value-type="float" office:value="18.78586" calcext:value-type="float">
            <text:p>18.78586</text:p>
          </table:table-cell>
          <table:table-cell office:value-type="float" office:value="15.29187" calcext:value-type="float">
            <text:p>15.29187</text:p>
          </table:table-cell>
          <table:table-cell office:value-type="float" office:value="18.16174" calcext:value-type="float">
            <text:p>18.16174</text:p>
          </table:table-cell>
          <table:table-cell office:value-type="float" office:value="15.74734" calcext:value-type="float">
            <text:p>15.74734</text:p>
          </table:table-cell>
          <table:table-cell office:value-type="float" office:value="17.72702" calcext:value-type="float">
            <text:p>17.72702</text:p>
          </table:table-cell>
          <table:table-cell office:value-type="float" office:value="16.22906" calcext:value-type="float">
            <text:p>16.22906</text:p>
          </table:table-cell>
          <table:table-cell office:value-type="float" office:value="17.53546" calcext:value-type="float">
            <text:p>17.53546</text:p>
          </table:table-cell>
          <table:table-cell office:value-type="float" office:value="16.6192" calcext:value-type="float">
            <text:p>16.6192</text:p>
          </table:table-cell>
          <table:table-cell office:value-type="float" office:value="17.37289" calcext:value-type="float">
            <text:p>17.37289</text:p>
          </table:table-cell>
          <table:table-cell office:value-type="float" office:value="17.15823" calcext:value-type="float">
            <text:p>17.15823</text:p>
          </table:table-cell>
          <table:table-cell office:value-type="float" office:value="18.21594" calcext:value-type="float">
            <text:p>18.21594</text:p>
          </table:table-cell>
          <table:table-cell office:value-type="float" office:value="18.06296" calcext:value-type="float">
            <text:p>18.06296</text:p>
          </table:table-cell>
          <table:table-cell office:value-type="float" office:value="18.95621" calcext:value-type="float">
            <text:p>18.95621</text:p>
          </table:table-cell>
          <table:table-cell office:value-type="float" office:value="18.78882" calcext:value-type="float">
            <text:p>18.78882</text:p>
          </table:table-cell>
          <table:table-cell office:value-type="float" office:value="19.07919" calcext:value-type="float">
            <text:p>19.07919</text:p>
          </table:table-cell>
          <table:table-cell office:value-type="float" office:value="18.96738" calcext:value-type="float">
            <text:p>18.96738</text:p>
          </table:table-cell>
          <table:table-cell office:value-type="float" office:value="18.95599" calcext:value-type="float">
            <text:p>18.95599</text:p>
          </table:table-cell>
          <table:table-cell office:value-type="float" office:value="18.88736" calcext:value-type="float">
            <text:p>18.88736</text:p>
          </table:table-cell>
          <table:table-cell office:value-type="float" office:value="18.56937" calcext:value-type="float">
            <text:p>18.56937</text:p>
          </table:table-cell>
          <table:table-cell office:value-type="float" office:value="18.52588" calcext:value-type="float">
            <text:p>18.52588</text:p>
          </table:table-cell>
          <table:table-cell office:value-type="float" office:value="18.07336" calcext:value-type="float">
            <text:p>18.07336</text:p>
          </table:table-cell>
          <table:table-cell office:value-type="float" office:value="18.0408" calcext:value-type="float">
            <text:p>18.0408</text:p>
          </table:table-cell>
          <table:table-cell office:value-type="float" office:value="26.50226" calcext:value-type="float">
            <text:p>26.50226</text:p>
          </table:table-cell>
          <table:table-cell office:value-type="float" office:value="12.21948" calcext:value-type="float">
            <text:p>12.219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2" calcext:value-type="float">
            <text:p>30092002</text:p>
          </table:table-cell>
          <table:table-cell office:value-type="float" office:value="17.84706" calcext:value-type="float">
            <text:p>17.84706</text:p>
          </table:table-cell>
          <table:table-cell office:value-type="float" office:value="31.79" calcext:value-type="float">
            <text:p>31.79</text:p>
          </table:table-cell>
          <table:table-cell office:value-type="float" office:value="16.66" calcext:value-type="float">
            <text:p>16.66</text:p>
          </table:table-cell>
          <table:table-cell office:value-type="float" office:value="1.745589" calcext:value-type="float">
            <text:p>1.745589</text:p>
          </table:table-cell>
          <table:table-cell office:value-type="float" office:value="0.9365432" calcext:value-type="float">
            <text:p>0.9365432</text:p>
          </table:table-cell>
          <table:table-cell office:value-type="float" office:value="357.66" calcext:value-type="float">
            <text:p>357.66</text:p>
          </table:table-cell>
          <table:table-cell office:value-type="float" office:value="0" calcext:value-type="float">
            <text:p>0</text:p>
          </table:table-cell>
          <table:table-cell office:value-type="float" office:value="24.9202" calcext:value-type="float">
            <text:p>24.9202</text:p>
          </table:table-cell>
          <table:table-cell office:value-type="float" office:value="17.1785" calcext:value-type="float">
            <text:p>17.1785</text:p>
          </table:table-cell>
          <table:table-cell office:value-type="float" office:value="22.47299" calcext:value-type="float">
            <text:p>22.47299</text:p>
          </table:table-cell>
          <table:table-cell office:value-type="float" office:value="18.3688" calcext:value-type="float">
            <text:p>18.3688</text:p>
          </table:table-cell>
          <table:table-cell office:value-type="float" office:value="21.30151" calcext:value-type="float">
            <text:p>21.30151</text:p>
          </table:table-cell>
          <table:table-cell office:value-type="float" office:value="18.18878" calcext:value-type="float">
            <text:p>18.18878</text:p>
          </table:table-cell>
          <table:table-cell office:value-type="float" office:value="20.26062" calcext:value-type="float">
            <text:p>20.26062</text:p>
          </table:table-cell>
          <table:table-cell office:value-type="float" office:value="18.04224" calcext:value-type="float">
            <text:p>18.04224</text:p>
          </table:table-cell>
          <table:table-cell office:value-type="float" office:value="19.59662" calcext:value-type="float">
            <text:p>19.59662</text:p>
          </table:table-cell>
          <table:table-cell office:value-type="float" office:value="17.9061" calcext:value-type="float">
            <text:p>17.9061</text:p>
          </table:table-cell>
          <table:table-cell office:value-type="float" office:value="18.98007" calcext:value-type="float">
            <text:p>18.98007</text:p>
          </table:table-cell>
          <table:table-cell office:value-type="float" office:value="17.72879" calcext:value-type="float">
            <text:p>17.72879</text:p>
          </table:table-cell>
          <table:table-cell office:value-type="float" office:value="18.5636" calcext:value-type="float">
            <text:p>18.5636</text:p>
          </table:table-cell>
          <table:table-cell office:value-type="float" office:value="17.5434" calcext:value-type="float">
            <text:p>17.5434</text:p>
          </table:table-cell>
          <table:table-cell office:value-type="float" office:value="17.98819" calcext:value-type="float">
            <text:p>17.98819</text:p>
          </table:table-cell>
          <table:table-cell office:value-type="float" office:value="17.37979" calcext:value-type="float">
            <text:p>17.37979</text:p>
          </table:table-cell>
          <table:table-cell office:value-type="float" office:value="18.11102" calcext:value-type="float">
            <text:p>18.11102</text:p>
          </table:table-cell>
          <table:table-cell office:value-type="float" office:value="18.05722" calcext:value-type="float">
            <text:p>18.05722</text:p>
          </table:table-cell>
          <table:table-cell office:value-type="float" office:value="18.78723" calcext:value-type="float">
            <text:p>18.78723</text:p>
          </table:table-cell>
          <table:table-cell office:value-type="float" office:value="18.66025" calcext:value-type="float">
            <text:p>18.66025</text:p>
          </table:table-cell>
          <table:table-cell office:value-type="float" office:value="18.96619" calcext:value-type="float">
            <text:p>18.96619</text:p>
          </table:table-cell>
          <table:table-cell office:value-type="float" office:value="18.85614" calcext:value-type="float">
            <text:p>18.85614</text:p>
          </table:table-cell>
          <table:table-cell office:value-type="float" office:value="18.88663" calcext:value-type="float">
            <text:p>18.88663</text:p>
          </table:table-cell>
          <table:table-cell office:value-type="float" office:value="18.81284" calcext:value-type="float">
            <text:p>18.81284</text:p>
          </table:table-cell>
          <table:table-cell office:value-type="float" office:value="18.52539" calcext:value-type="float">
            <text:p>18.52539</text:p>
          </table:table-cell>
          <table:table-cell office:value-type="float" office:value="18.47867" calcext:value-type="float">
            <text:p>18.47867</text:p>
          </table:table-cell>
          <table:table-cell office:value-type="float" office:value="18.04047" calcext:value-type="float">
            <text:p>18.04047</text:p>
          </table:table-cell>
          <table:table-cell office:value-type="float" office:value="18.00525" calcext:value-type="float">
            <text:p>18.00525</text:p>
          </table:table-cell>
          <table:table-cell office:value-type="float" office:value="33.13513" calcext:value-type="float">
            <text:p>33.13513</text:p>
          </table:table-cell>
          <table:table-cell office:value-type="float" office:value="15.91104" calcext:value-type="float">
            <text:p>15.911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2" calcext:value-type="float">
            <text:p>1102002</text:p>
          </table:table-cell>
          <table:table-cell office:value-type="float" office:value="14.71284" calcext:value-type="float">
            <text:p>14.71284</text:p>
          </table:table-cell>
          <table:table-cell office:value-type="float" office:value="31.87" calcext:value-type="float">
            <text:p>31.87</text:p>
          </table:table-cell>
          <table:table-cell office:value-type="float" office:value="14.26" calcext:value-type="float">
            <text:p>14.26</text:p>
          </table:table-cell>
          <table:table-cell office:value-type="float" office:value="2.26661" calcext:value-type="float">
            <text:p>2.26661</text:p>
          </table:table-cell>
          <table:table-cell office:value-type="float" office:value="1.314654" calcext:value-type="float">
            <text:p>1.314654</text:p>
          </table:table-cell>
          <table:table-cell office:value-type="float" office:value="290.556" calcext:value-type="float">
            <text:p>290.556</text:p>
          </table:table-cell>
          <table:table-cell office:value-type="float" office:value="5.9" calcext:value-type="float">
            <text:p>5.9</text:p>
          </table:table-cell>
          <table:table-cell office:value-type="float" office:value="26.7312" calcext:value-type="float">
            <text:p>26.7312</text:p>
          </table:table-cell>
          <table:table-cell office:value-type="float" office:value="14.63531" calcext:value-type="float">
            <text:p>14.63531</text:p>
          </table:table-cell>
          <table:table-cell office:value-type="float" office:value="23.6759" calcext:value-type="float">
            <text:p>23.6759</text:p>
          </table:table-cell>
          <table:table-cell office:value-type="float" office:value="16.47882" calcext:value-type="float">
            <text:p>16.47882</text:p>
          </table:table-cell>
          <table:table-cell office:value-type="float" office:value="22.03345" calcext:value-type="float">
            <text:p>22.03345</text:p>
          </table:table-cell>
          <table:table-cell office:value-type="float" office:value="18.02411" calcext:value-type="float">
            <text:p>18.02411</text:p>
          </table:table-cell>
          <table:table-cell office:value-type="float" office:value="20.81485" calcext:value-type="float">
            <text:p>20.81485</text:p>
          </table:table-cell>
          <table:table-cell office:value-type="float" office:value="18.4454" calcext:value-type="float">
            <text:p>18.4454</text:p>
          </table:table-cell>
          <table:table-cell office:value-type="float" office:value="20.09921" calcext:value-type="float">
            <text:p>20.09921</text:p>
          </table:table-cell>
          <table:table-cell office:value-type="float" office:value="18.50504" calcext:value-type="float">
            <text:p>18.50504</text:p>
          </table:table-cell>
          <table:table-cell office:value-type="float" office:value="19.43893" calcext:value-type="float">
            <text:p>19.43893</text:p>
          </table:table-cell>
          <table:table-cell office:value-type="float" office:value="18.49463" calcext:value-type="float">
            <text:p>18.49463</text:p>
          </table:table-cell>
          <table:table-cell office:value-type="float" office:value="19.01047" calcext:value-type="float">
            <text:p>19.01047</text:p>
          </table:table-cell>
          <table:table-cell office:value-type="float" office:value="18.39868" calcext:value-type="float">
            <text:p>18.39868</text:p>
          </table:table-cell>
          <table:table-cell office:value-type="float" office:value="18.45068" calcext:value-type="float">
            <text:p>18.45068</text:p>
          </table:table-cell>
          <table:table-cell office:value-type="float" office:value="17.99637" calcext:value-type="float">
            <text:p>17.99637</text:p>
          </table:table-cell>
          <table:table-cell office:value-type="float" office:value="18.28583" calcext:value-type="float">
            <text:p>18.28583</text:p>
          </table:table-cell>
          <table:table-cell office:value-type="float" office:value="18.11261" calcext:value-type="float">
            <text:p>18.11261</text:p>
          </table:table-cell>
          <table:table-cell office:value-type="float" office:value="18.65924" calcext:value-type="float">
            <text:p>18.65924</text:p>
          </table:table-cell>
          <table:table-cell office:value-type="float" office:value="18.59451" calcext:value-type="float">
            <text:p>18.59451</text:p>
          </table:table-cell>
          <table:table-cell office:value-type="float" office:value="18.85507" calcext:value-type="float">
            <text:p>18.85507</text:p>
          </table:table-cell>
          <table:table-cell office:value-type="float" office:value="18.7608" calcext:value-type="float">
            <text:p>18.7608</text:p>
          </table:table-cell>
          <table:table-cell office:value-type="float" office:value="18.81204" calcext:value-type="float">
            <text:p>18.81204</text:p>
          </table:table-cell>
          <table:table-cell office:value-type="float" office:value="18.7366" calcext:value-type="float">
            <text:p>18.7366</text:p>
          </table:table-cell>
          <table:table-cell office:value-type="float" office:value="18.47818" calcext:value-type="float">
            <text:p>18.47818</text:p>
          </table:table-cell>
          <table:table-cell office:value-type="float" office:value="18.4278" calcext:value-type="float">
            <text:p>18.4278</text:p>
          </table:table-cell>
          <table:table-cell office:value-type="float" office:value="18.00485" calcext:value-type="float">
            <text:p>18.00485</text:p>
          </table:table-cell>
          <table:table-cell office:value-type="float" office:value="17.96741" calcext:value-type="float">
            <text:p>17.96741</text:p>
          </table:table-cell>
          <table:table-cell office:value-type="float" office:value="34.70023" calcext:value-type="float">
            <text:p>34.70023</text:p>
          </table:table-cell>
          <table:table-cell office:value-type="float" office:value="13.15396" calcext:value-type="float">
            <text:p>13.153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2" calcext:value-type="float">
            <text:p>2102002</text:p>
          </table:table-cell>
          <table:table-cell office:value-type="float" office:value="2.068035" calcext:value-type="float">
            <text:p>2.068035</text:p>
          </table:table-cell>
          <table:table-cell office:value-type="float" office:value="12.37" calcext:value-type="float">
            <text:p>12.37</text:p>
          </table:table-cell>
          <table:table-cell office:value-type="float" office:value="7.85" calcext:value-type="float">
            <text:p>7.85</text:p>
          </table:table-cell>
          <table:table-cell office:value-type="float" office:value="1.261463" calcext:value-type="float">
            <text:p>1.261463</text:p>
          </table:table-cell>
          <table:table-cell office:value-type="float" office:value="0.9326787" calcext:value-type="float">
            <text:p>0.9326787</text:p>
          </table:table-cell>
          <table:table-cell office:value-type="float" office:value="348.444" calcext:value-type="float">
            <text:p>348.444</text:p>
          </table:table-cell>
          <table:table-cell office:value-type="float" office:value="19.1" calcext:value-type="float">
            <text:p>19.1</text:p>
          </table:table-cell>
          <table:table-cell office:value-type="float" office:value="14.43945" calcext:value-type="float">
            <text:p>14.43945</text:p>
          </table:table-cell>
          <table:table-cell office:value-type="float" office:value="8.538513" calcext:value-type="float">
            <text:p>8.538513</text:p>
          </table:table-cell>
          <table:table-cell office:value-type="float" office:value="16.30032" calcext:value-type="float">
            <text:p>16.30032</text:p>
          </table:table-cell>
          <table:table-cell office:value-type="float" office:value="9.967224" calcext:value-type="float">
            <text:p>9.967224</text:p>
          </table:table-cell>
          <table:table-cell office:value-type="float" office:value="17.89075" calcext:value-type="float">
            <text:p>17.89075</text:p>
          </table:table-cell>
          <table:table-cell office:value-type="float" office:value="11.44009" calcext:value-type="float">
            <text:p>11.44009</text:p>
          </table:table-cell>
          <table:table-cell office:value-type="float" office:value="18.83957" calcext:value-type="float">
            <text:p>18.83957</text:p>
          </table:table-cell>
          <table:table-cell office:value-type="float" office:value="12.95593" calcext:value-type="float">
            <text:p>12.95593</text:p>
          </table:table-cell>
          <table:table-cell office:value-type="float" office:value="19.13199" calcext:value-type="float">
            <text:p>19.13199</text:p>
          </table:table-cell>
          <table:table-cell office:value-type="float" office:value="14.10345" calcext:value-type="float">
            <text:p>14.10345</text:p>
          </table:table-cell>
          <table:table-cell office:value-type="float" office:value="19.2627" calcext:value-type="float">
            <text:p>19.2627</text:p>
          </table:table-cell>
          <table:table-cell office:value-type="float" office:value="15.44077" calcext:value-type="float">
            <text:p>15.44077</text:p>
          </table:table-cell>
          <table:table-cell office:value-type="float" office:value="19.00012" calcext:value-type="float">
            <text:p>19.00012</text:p>
          </table:table-cell>
          <table:table-cell office:value-type="float" office:value="16.52106" calcext:value-type="float">
            <text:p>16.52106</text:p>
          </table:table-cell>
          <table:table-cell office:value-type="float" office:value="18.52609" calcext:value-type="float">
            <text:p>18.52609</text:p>
          </table:table-cell>
          <table:table-cell office:value-type="float" office:value="17.85632" calcext:value-type="float">
            <text:p>17.85632</text:p>
          </table:table-cell>
          <table:table-cell office:value-type="float" office:value="18.38345" calcext:value-type="float">
            <text:p>18.38345</text:p>
          </table:table-cell>
          <table:table-cell office:value-type="float" office:value="18.2879" calcext:value-type="float">
            <text:p>18.2879</text:p>
          </table:table-cell>
          <table:table-cell office:value-type="float" office:value="18.59415" calcext:value-type="float">
            <text:p>18.59415</text:p>
          </table:table-cell>
          <table:table-cell office:value-type="float" office:value="18.57285" calcext:value-type="float">
            <text:p>18.57285</text:p>
          </table:table-cell>
          <table:table-cell office:value-type="float" office:value="18.75995" calcext:value-type="float">
            <text:p>18.75995</text:p>
          </table:table-cell>
          <table:table-cell office:value-type="float" office:value="18.68814" calcext:value-type="float">
            <text:p>18.68814</text:p>
          </table:table-cell>
          <table:table-cell office:value-type="float" office:value="18.73584" calcext:value-type="float">
            <text:p>18.73584</text:p>
          </table:table-cell>
          <table:table-cell office:value-type="float" office:value="18.66397" calcext:value-type="float">
            <text:p>18.66397</text:p>
          </table:table-cell>
          <table:table-cell office:value-type="float" office:value="18.42728" calcext:value-type="float">
            <text:p>18.42728</text:p>
          </table:table-cell>
          <table:table-cell office:value-type="float" office:value="18.37134" calcext:value-type="float">
            <text:p>18.37134</text:p>
          </table:table-cell>
          <table:table-cell office:value-type="float" office:value="17.96701" calcext:value-type="float">
            <text:p>17.96701</text:p>
          </table:table-cell>
          <table:table-cell office:value-type="float" office:value="17.92584" calcext:value-type="float">
            <text:p>17.92584</text:p>
          </table:table-cell>
          <table:table-cell office:value-type="float" office:value="13.34576" calcext:value-type="float">
            <text:p>13.34576</text:p>
          </table:table-cell>
          <table:table-cell office:value-type="float" office:value="7.208618" calcext:value-type="float">
            <text:p>7.2086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2" calcext:value-type="float">
            <text:p>3102002</text:p>
          </table:table-cell>
          <table:table-cell office:value-type="float" office:value="6.162483" calcext:value-type="float">
            <text:p>6.162483</text:p>
          </table:table-cell>
          <table:table-cell office:value-type="float" office:value="15.62" calcext:value-type="float">
            <text:p>15.62</text:p>
          </table:table-cell>
          <table:table-cell office:value-type="float" office:value="7.56" calcext:value-type="float">
            <text:p>7.56</text:p>
          </table:table-cell>
          <table:table-cell office:value-type="float" office:value="1.558234" calcext:value-type="float">
            <text:p>1.558234</text:p>
          </table:table-cell>
          <table:table-cell office:value-type="float" office:value="0.9144786" calcext:value-type="float">
            <text:p>0.9144786</text:p>
          </table:table-cell>
          <table:table-cell office:value-type="float" office:value="179.568" calcext:value-type="float">
            <text:p>179.568</text:p>
          </table:table-cell>
          <table:table-cell office:value-type="float" office:value="41.8" calcext:value-type="float">
            <text:p>41.8</text:p>
          </table:table-cell>
          <table:table-cell office:value-type="float" office:value="14.7662" calcext:value-type="float">
            <text:p>14.7662</text:p>
          </table:table-cell>
          <table:table-cell office:value-type="float" office:value="8.05246" calcext:value-type="float">
            <text:p>8.05246</text:p>
          </table:table-cell>
          <table:table-cell office:value-type="float" office:value="14.00998" calcext:value-type="float">
            <text:p>14.00998</text:p>
          </table:table-cell>
          <table:table-cell office:value-type="float" office:value="9.349365" calcext:value-type="float">
            <text:p>9.349365</text:p>
          </table:table-cell>
          <table:table-cell office:value-type="float" office:value="13.83838" calcext:value-type="float">
            <text:p>13.83838</text:p>
          </table:table-cell>
          <table:table-cell office:value-type="float" office:value="10.70151" calcext:value-type="float">
            <text:p>10.70151</text:p>
          </table:table-cell>
          <table:table-cell office:value-type="float" office:value="14.06284" calcext:value-type="float">
            <text:p>14.06284</text:p>
          </table:table-cell>
          <table:table-cell office:value-type="float" office:value="12.0892" calcext:value-type="float">
            <text:p>12.0892</text:p>
          </table:table-cell>
          <table:table-cell office:value-type="float" office:value="14.36957" calcext:value-type="float">
            <text:p>14.36957</text:p>
          </table:table-cell>
          <table:table-cell office:value-type="float" office:value="13.15424" calcext:value-type="float">
            <text:p>13.15424</text:p>
          </table:table-cell>
          <table:table-cell office:value-type="float" office:value="15.41168" calcext:value-type="float">
            <text:p>15.41168</text:p>
          </table:table-cell>
          <table:table-cell office:value-type="float" office:value="14.32388" calcext:value-type="float">
            <text:p>14.32388</text:p>
          </table:table-cell>
          <table:table-cell office:value-type="float" office:value="16.49713" calcext:value-type="float">
            <text:p>16.49713</text:p>
          </table:table-cell>
          <table:table-cell office:value-type="float" office:value="15.3793" calcext:value-type="float">
            <text:p>15.3793</text:p>
          </table:table-cell>
          <table:table-cell office:value-type="float" office:value="17.84268" calcext:value-type="float">
            <text:p>17.84268</text:p>
          </table:table-cell>
          <table:table-cell office:value-type="float" office:value="16.68518" calcext:value-type="float">
            <text:p>16.68518</text:p>
          </table:table-cell>
          <table:table-cell office:value-type="float" office:value="18.35675" calcext:value-type="float">
            <text:p>18.35675</text:p>
          </table:table-cell>
          <table:table-cell office:value-type="float" office:value="18.00394" calcext:value-type="float">
            <text:p>18.00394</text:p>
          </table:table-cell>
          <table:table-cell office:value-type="float" office:value="18.5726" calcext:value-type="float">
            <text:p>18.5726</text:p>
          </table:table-cell>
          <table:table-cell office:value-type="float" office:value="18.50909" calcext:value-type="float">
            <text:p>18.50909</text:p>
          </table:table-cell>
          <table:table-cell office:value-type="float" office:value="18.68747" calcext:value-type="float">
            <text:p>18.68747</text:p>
          </table:table-cell>
          <table:table-cell office:value-type="float" office:value="18.62674" calcext:value-type="float">
            <text:p>18.62674</text:p>
          </table:table-cell>
          <table:table-cell office:value-type="float" office:value="18.66324" calcext:value-type="float">
            <text:p>18.66324</text:p>
          </table:table-cell>
          <table:table-cell office:value-type="float" office:value="18.59613" calcext:value-type="float">
            <text:p>18.59613</text:p>
          </table:table-cell>
          <table:table-cell office:value-type="float" office:value="18.37079" calcext:value-type="float">
            <text:p>18.37079</text:p>
          </table:table-cell>
          <table:table-cell office:value-type="float" office:value="18.31924" calcext:value-type="float">
            <text:p>18.31924</text:p>
          </table:table-cell>
          <table:table-cell office:value-type="float" office:value="17.92538" calcext:value-type="float">
            <text:p>17.92538</text:p>
          </table:table-cell>
          <table:table-cell office:value-type="float" office:value="17.88281" calcext:value-type="float">
            <text:p>17.88281</text:p>
          </table:table-cell>
          <table:table-cell office:value-type="float" office:value="15.75281" calcext:value-type="float">
            <text:p>15.75281</text:p>
          </table:table-cell>
          <table:table-cell office:value-type="float" office:value="6.890472" calcext:value-type="float">
            <text:p>6.8904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2" calcext:value-type="float">
            <text:p>4102002</text:p>
          </table:table-cell>
          <table:table-cell office:value-type="float" office:value="11.90856" calcext:value-type="float">
            <text:p>11.90856</text:p>
          </table:table-cell>
          <table:table-cell office:value-type="float" office:value="16.171" calcext:value-type="float">
            <text:p>16.171</text:p>
          </table:table-cell>
          <table:table-cell office:value-type="float" office:value="3.72" calcext:value-type="float">
            <text:p>3.72</text:p>
          </table:table-cell>
          <table:table-cell office:value-type="float" office:value="1.434636" calcext:value-type="float">
            <text:p>1.434636</text:p>
          </table:table-cell>
          <table:table-cell office:value-type="float" office:value="0.7017147" calcext:value-type="float">
            <text:p>0.7017147</text:p>
          </table:table-cell>
          <table:table-cell office:value-type="float" office:value="358.092" calcext:value-type="float">
            <text:p>358.092</text:p>
          </table:table-cell>
          <table:table-cell office:value-type="float" office:value="0.1" calcext:value-type="float">
            <text:p>0.1</text:p>
          </table:table-cell>
          <table:table-cell office:value-type="float" office:value="15.98587" calcext:value-type="float">
            <text:p>15.98587</text:p>
          </table:table-cell>
          <table:table-cell office:value-type="float" office:value="6.425507" calcext:value-type="float">
            <text:p>6.425507</text:p>
          </table:table-cell>
          <table:table-cell office:value-type="float" office:value="14.89334" calcext:value-type="float">
            <text:p>14.89334</text:p>
          </table:table-cell>
          <table:table-cell office:value-type="float" office:value="9.176819" calcext:value-type="float">
            <text:p>9.176819</text:p>
          </table:table-cell>
          <table:table-cell office:value-type="float" office:value="14.52121" calcext:value-type="float">
            <text:p>14.52121</text:p>
          </table:table-cell>
          <table:table-cell office:value-type="float" office:value="11.33026" calcext:value-type="float">
            <text:p>11.33026</text:p>
          </table:table-cell>
          <table:table-cell office:value-type="float" office:value="14.49802" calcext:value-type="float">
            <text:p>14.49802</text:p>
          </table:table-cell>
          <table:table-cell office:value-type="float" office:value="12.91452" calcext:value-type="float">
            <text:p>12.91452</text:p>
          </table:table-cell>
          <table:table-cell office:value-type="float" office:value="14.63803" calcext:value-type="float">
            <text:p>14.63803</text:p>
          </table:table-cell>
          <table:table-cell office:value-type="float" office:value="13.71939" calcext:value-type="float">
            <text:p>13.71939</text:p>
          </table:table-cell>
          <table:table-cell office:value-type="float" office:value="14.93851" calcext:value-type="float">
            <text:p>14.93851</text:p>
          </table:table-cell>
          <table:table-cell office:value-type="float" office:value="14.67047" calcext:value-type="float">
            <text:p>14.67047</text:p>
          </table:table-cell>
          <table:table-cell office:value-type="float" office:value="15.52826" calcext:value-type="float">
            <text:p>15.52826</text:p>
          </table:table-cell>
          <table:table-cell office:value-type="float" office:value="15.34827" calcext:value-type="float">
            <text:p>15.34827</text:p>
          </table:table-cell>
          <table:table-cell office:value-type="float" office:value="16.67932" calcext:value-type="float">
            <text:p>16.67932</text:p>
          </table:table-cell>
          <table:table-cell office:value-type="float" office:value="16.30423" calcext:value-type="float">
            <text:p>16.30423</text:p>
          </table:table-cell>
          <table:table-cell office:value-type="float" office:value="17.9993" calcext:value-type="float">
            <text:p>17.9993</text:p>
          </table:table-cell>
          <table:table-cell office:value-type="float" office:value="17.60764" calcext:value-type="float">
            <text:p>17.60764</text:p>
          </table:table-cell>
          <table:table-cell office:value-type="float" office:value="18.50793" calcext:value-type="float">
            <text:p>18.50793</text:p>
          </table:table-cell>
          <table:table-cell office:value-type="float" office:value="18.36786" calcext:value-type="float">
            <text:p>18.36786</text:p>
          </table:table-cell>
          <table:table-cell office:value-type="float" office:value="18.62604" calcext:value-type="float">
            <text:p>18.62604</text:p>
          </table:table-cell>
          <table:table-cell office:value-type="float" office:value="18.55035" calcext:value-type="float">
            <text:p>18.55035</text:p>
          </table:table-cell>
          <table:table-cell office:value-type="float" office:value="18.59546" calcext:value-type="float">
            <text:p>18.59546</text:p>
          </table:table-cell>
          <table:table-cell office:value-type="float" office:value="18.53159" calcext:value-type="float">
            <text:p>18.53159</text:p>
          </table:table-cell>
          <table:table-cell office:value-type="float" office:value="18.31866" calcext:value-type="float">
            <text:p>18.31866</text:p>
          </table:table-cell>
          <table:table-cell office:value-type="float" office:value="18.26608" calcext:value-type="float">
            <text:p>18.26608</text:p>
          </table:table-cell>
          <table:table-cell office:value-type="float" office:value="17.88239" calcext:value-type="float">
            <text:p>17.88239</text:p>
          </table:table-cell>
          <table:table-cell office:value-type="float" office:value="17.83807" calcext:value-type="float">
            <text:p>17.83807</text:p>
          </table:table-cell>
          <table:table-cell office:value-type="float" office:value="16.97342" calcext:value-type="float">
            <text:p>16.97342</text:p>
          </table:table-cell>
          <table:table-cell office:value-type="float" office:value="4.198822" calcext:value-type="float">
            <text:p>4.1988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2" calcext:value-type="float">
            <text:p>5102002</text:p>
          </table:table-cell>
          <table:table-cell office:value-type="float" office:value="13.82303" calcext:value-type="float">
            <text:p>13.82303</text:p>
          </table:table-cell>
          <table:table-cell office:value-type="float" office:value="22.76" calcext:value-type="float">
            <text:p>22.76</text:p>
          </table:table-cell>
          <table:table-cell office:value-type="float" office:value="4.8" calcext:value-type="float">
            <text:p>4.8</text:p>
          </table:table-cell>
          <table:table-cell office:value-type="float" office:value="1.300744" calcext:value-type="float">
            <text:p>1.300744</text:p>
          </table:table-cell>
          <table:table-cell office:value-type="float" office:value="0.7565347" calcext:value-type="float">
            <text:p>0.7565347</text:p>
          </table:table-cell>
          <table:table-cell office:value-type="float" office:value="234.504" calcext:value-type="float">
            <text:p>234.504</text:p>
          </table:table-cell>
          <table:table-cell office:value-type="float" office:value="0" calcext:value-type="float">
            <text:p>0</text:p>
          </table:table-cell>
          <table:table-cell office:value-type="float" office:value="18.42801" calcext:value-type="float">
            <text:p>18.42801</text:p>
          </table:table-cell>
          <table:table-cell office:value-type="float" office:value="6.340088" calcext:value-type="float">
            <text:p>6.340088</text:p>
          </table:table-cell>
          <table:table-cell office:value-type="float" office:value="16.18256" calcext:value-type="float">
            <text:p>16.18256</text:p>
          </table:table-cell>
          <table:table-cell office:value-type="float" office:value="8.33075" calcext:value-type="float">
            <text:p>8.33075</text:p>
          </table:table-cell>
          <table:table-cell office:value-type="float" office:value="14.95477" calcext:value-type="float">
            <text:p>14.95477</text:p>
          </table:table-cell>
          <table:table-cell office:value-type="float" office:value="9.828308" calcext:value-type="float">
            <text:p>9.828308</text:p>
          </table:table-cell>
          <table:table-cell office:value-type="float" office:value="14.4678" calcext:value-type="float">
            <text:p>14.4678</text:p>
          </table:table-cell>
          <table:table-cell office:value-type="float" office:value="11.1532" calcext:value-type="float">
            <text:p>11.1532</text:p>
          </table:table-cell>
          <table:table-cell office:value-type="float" office:value="14.39987" calcext:value-type="float">
            <text:p>14.39987</text:p>
          </table:table-cell>
          <table:table-cell office:value-type="float" office:value="12.01547" calcext:value-type="float">
            <text:p>12.01547</text:p>
          </table:table-cell>
          <table:table-cell office:value-type="float" office:value="14.64365" calcext:value-type="float">
            <text:p>14.64365</text:p>
          </table:table-cell>
          <table:table-cell office:value-type="float" office:value="13.18332" calcext:value-type="float">
            <text:p>13.18332</text:p>
          </table:table-cell>
          <table:table-cell office:value-type="float" office:value="15.36539" calcext:value-type="float">
            <text:p>15.36539</text:p>
          </table:table-cell>
          <table:table-cell office:value-type="float" office:value="14.27267" calcext:value-type="float">
            <text:p>14.27267</text:p>
          </table:table-cell>
          <table:table-cell office:value-type="float" office:value="16.30133" calcext:value-type="float">
            <text:p>16.30133</text:p>
          </table:table-cell>
          <table:table-cell office:value-type="float" office:value="15.70343" calcext:value-type="float">
            <text:p>15.70343</text:p>
          </table:table-cell>
          <table:table-cell office:value-type="float" office:value="17.6041" calcext:value-type="float">
            <text:p>17.6041</text:p>
          </table:table-cell>
          <table:table-cell office:value-type="float" office:value="17.22803" calcext:value-type="float">
            <text:p>17.22803</text:p>
          </table:table-cell>
          <table:table-cell office:value-type="float" office:value="18.36621" calcext:value-type="float">
            <text:p>18.36621</text:p>
          </table:table-cell>
          <table:table-cell office:value-type="float" office:value="18.18854" calcext:value-type="float">
            <text:p>18.18854</text:p>
          </table:table-cell>
          <table:table-cell office:value-type="float" office:value="18.54944" calcext:value-type="float">
            <text:p>18.54944</text:p>
          </table:table-cell>
          <table:table-cell office:value-type="float" office:value="18.45145" calcext:value-type="float">
            <text:p>18.45145</text:p>
          </table:table-cell>
          <table:table-cell office:value-type="float" office:value="18.53091" calcext:value-type="float">
            <text:p>18.53091</text:p>
          </table:table-cell>
          <table:table-cell office:value-type="float" office:value="18.46375" calcext:value-type="float">
            <text:p>18.46375</text:p>
          </table:table-cell>
          <table:table-cell office:value-type="float" office:value="18.26553" calcext:value-type="float">
            <text:p>18.26553</text:p>
          </table:table-cell>
          <table:table-cell office:value-type="float" office:value="18.2117" calcext:value-type="float">
            <text:p>18.2117</text:p>
          </table:table-cell>
          <table:table-cell office:value-type="float" office:value="17.83762" calcext:value-type="float">
            <text:p>17.83762</text:p>
          </table:table-cell>
          <table:table-cell office:value-type="float" office:value="17.7919" calcext:value-type="float">
            <text:p>17.7919</text:p>
          </table:table-cell>
          <table:table-cell office:value-type="float" office:value="20.5914" calcext:value-type="float">
            <text:p>20.5914</text:p>
          </table:table-cell>
          <table:table-cell office:value-type="float" office:value="4.271027" calcext:value-type="float">
            <text:p>4.2710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2" calcext:value-type="float">
            <text:p>6102002</text:p>
          </table:table-cell>
          <table:table-cell office:value-type="float" office:value="16.73113" calcext:value-type="float">
            <text:p>16.73113</text:p>
          </table:table-cell>
          <table:table-cell office:value-type="float" office:value="14.71" calcext:value-type="float">
            <text:p>14.71</text:p>
          </table:table-cell>
          <table:table-cell office:value-type="float" office:value="0.03" calcext:value-type="float">
            <text:p>0.03</text:p>
          </table:table-cell>
          <table:table-cell office:value-type="float" office:value="1.339851" calcext:value-type="float">
            <text:p>1.339851</text:p>
          </table:table-cell>
          <table:table-cell office:value-type="float" office:value="0.5402492" calcext:value-type="float">
            <text:p>0.5402492</text:p>
          </table:table-cell>
          <table:table-cell office:value-type="float" office:value="360.828" calcext:value-type="float">
            <text:p>360.828</text:p>
          </table:table-cell>
          <table:table-cell office:value-type="float" office:value="0" calcext:value-type="float">
            <text:p>0</text:p>
          </table:table-cell>
          <table:table-cell office:value-type="float" office:value="15.77011" calcext:value-type="float">
            <text:p>15.77011</text:p>
          </table:table-cell>
          <table:table-cell office:value-type="float" office:value="3.599945" calcext:value-type="float">
            <text:p>3.599945</text:p>
          </table:table-cell>
          <table:table-cell office:value-type="float" office:value="14.8634" calcext:value-type="float">
            <text:p>14.8634</text:p>
          </table:table-cell>
          <table:table-cell office:value-type="float" office:value="7.078278" calcext:value-type="float">
            <text:p>7.078278</text:p>
          </table:table-cell>
          <table:table-cell office:value-type="float" office:value="14.45901" calcext:value-type="float">
            <text:p>14.45901</text:p>
          </table:table-cell>
          <table:table-cell office:value-type="float" office:value="9.859711" calcext:value-type="float">
            <text:p>9.859711</text:p>
          </table:table-cell>
          <table:table-cell office:value-type="float" office:value="14.3494" calcext:value-type="float">
            <text:p>14.3494</text:p>
          </table:table-cell>
          <table:table-cell office:value-type="float" office:value="11.90219" calcext:value-type="float">
            <text:p>11.90219</text:p>
          </table:table-cell>
          <table:table-cell office:value-type="float" office:value="14.41687" calcext:value-type="float">
            <text:p>14.41687</text:p>
          </table:table-cell>
          <table:table-cell office:value-type="float" office:value="12.93552" calcext:value-type="float">
            <text:p>12.93552</text:p>
          </table:table-cell>
          <table:table-cell office:value-type="float" office:value="14.60699" calcext:value-type="float">
            <text:p>14.60699</text:p>
          </table:table-cell>
          <table:table-cell office:value-type="float" office:value="14.1055" calcext:value-type="float">
            <text:p>14.1055</text:p>
          </table:table-cell>
          <table:table-cell office:value-type="float" office:value="14.98499" calcext:value-type="float">
            <text:p>14.98499</text:p>
          </table:table-cell>
          <table:table-cell office:value-type="float" office:value="14.84113" calcext:value-type="float">
            <text:p>14.84113</text:p>
          </table:table-cell>
          <table:table-cell office:value-type="float" office:value="15.7211" calcext:value-type="float">
            <text:p>15.7211</text:p>
          </table:table-cell>
          <table:table-cell office:value-type="float" office:value="15.6756" calcext:value-type="float">
            <text:p>15.6756</text:p>
          </table:table-cell>
          <table:table-cell office:value-type="float" office:value="17.22418" calcext:value-type="float">
            <text:p>17.22418</text:p>
          </table:table-cell>
          <table:table-cell office:value-type="float" office:value="16.94864" calcext:value-type="float">
            <text:p>16.94864</text:p>
          </table:table-cell>
          <table:table-cell office:value-type="float" office:value="18.18646" calcext:value-type="float">
            <text:p>18.18646</text:p>
          </table:table-cell>
          <table:table-cell office:value-type="float" office:value="17.98993" calcext:value-type="float">
            <text:p>17.98993</text:p>
          </table:table-cell>
          <table:table-cell office:value-type="float" office:value="18.45032" calcext:value-type="float">
            <text:p>18.45032</text:p>
          </table:table-cell>
          <table:table-cell office:value-type="float" office:value="18.33304" calcext:value-type="float">
            <text:p>18.33304</text:p>
          </table:table-cell>
          <table:table-cell office:value-type="float" office:value="18.46301" calcext:value-type="float">
            <text:p>18.46301</text:p>
          </table:table-cell>
          <table:table-cell office:value-type="float" office:value="18.3887" calcext:value-type="float">
            <text:p>18.3887</text:p>
          </table:table-cell>
          <table:table-cell office:value-type="float" office:value="18.21115" calcext:value-type="float">
            <text:p>18.21115</text:p>
          </table:table-cell>
          <table:table-cell office:value-type="float" office:value="18.15564" calcext:value-type="float">
            <text:p>18.15564</text:p>
          </table:table-cell>
          <table:table-cell office:value-type="float" office:value="17.79141" calcext:value-type="float">
            <text:p>17.79141</text:p>
          </table:table-cell>
          <table:table-cell office:value-type="float" office:value="17.74429" calcext:value-type="float">
            <text:p>17.74429</text:p>
          </table:table-cell>
          <table:table-cell office:value-type="float" office:value="16.49823" calcext:value-type="float">
            <text:p>16.49823</text:p>
          </table:table-cell>
          <table:table-cell office:value-type="float" office:value="0.8665771" calcext:value-type="float">
            <text:p>0.86657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2" calcext:value-type="float">
            <text:p>7102002</text:p>
          </table:table-cell>
          <table:table-cell office:value-type="float" office:value="15.8504" calcext:value-type="float">
            <text:p>15.8504</text:p>
          </table:table-cell>
          <table:table-cell office:value-type="float" office:value="20.05" calcext:value-type="float">
            <text:p>20.05</text:p>
          </table:table-cell>
          <table:table-cell office:value-type="float" office:value="-0.73" calcext:value-type="float">
            <text:p>-0.73</text:p>
          </table:table-cell>
          <table:table-cell office:value-type="float" office:value="1.064981" calcext:value-type="float">
            <text:p>1.064981</text:p>
          </table:table-cell>
          <table:table-cell office:value-type="float" office:value="0.5114716" calcext:value-type="float">
            <text:p>0.5114716</text:p>
          </table:table-cell>
          <table:table-cell office:value-type="float" office:value="272.304" calcext:value-type="float">
            <text:p>272.304</text:p>
          </table:table-cell>
          <table:table-cell office:value-type="float" office:value="0" calcext:value-type="float">
            <text:p>0</text:p>
          </table:table-cell>
          <table:table-cell office:value-type="float" office:value="15.7753" calcext:value-type="float">
            <text:p>15.7753</text:p>
          </table:table-cell>
          <table:table-cell office:value-type="float" office:value="2.119446" calcext:value-type="float">
            <text:p>2.119446</text:p>
          </table:table-cell>
          <table:table-cell office:value-type="float" office:value="13.88483" calcext:value-type="float">
            <text:p>13.88483</text:p>
          </table:table-cell>
          <table:table-cell office:value-type="float" office:value="5.00415" calcext:value-type="float">
            <text:p>5.00415</text:p>
          </table:table-cell>
          <table:table-cell office:value-type="float" office:value="12.94839" calcext:value-type="float">
            <text:p>12.94839</text:p>
          </table:table-cell>
          <table:table-cell office:value-type="float" office:value="7.206207" calcext:value-type="float">
            <text:p>7.206207</text:p>
          </table:table-cell>
          <table:table-cell office:value-type="float" office:value="12.61755" calcext:value-type="float">
            <text:p>12.61755</text:p>
          </table:table-cell>
          <table:table-cell office:value-type="float" office:value="9.104706" calcext:value-type="float">
            <text:p>9.104706</text:p>
          </table:table-cell>
          <table:table-cell office:value-type="float" office:value="12.84857" calcext:value-type="float">
            <text:p>12.84857</text:p>
          </table:table-cell>
          <table:table-cell office:value-type="float" office:value="10.31024" calcext:value-type="float">
            <text:p>10.31024</text:p>
          </table:table-cell>
          <table:table-cell office:value-type="float" office:value="14.05951" calcext:value-type="float">
            <text:p>14.05951</text:p>
          </table:table-cell>
          <table:table-cell office:value-type="float" office:value="11.81854" calcext:value-type="float">
            <text:p>11.81854</text:p>
          </table:table-cell>
          <table:table-cell office:value-type="float" office:value="14.82132" calcext:value-type="float">
            <text:p>14.82132</text:p>
          </table:table-cell>
          <table:table-cell office:value-type="float" office:value="13.14624" calcext:value-type="float">
            <text:p>13.14624</text:p>
          </table:table-cell>
          <table:table-cell office:value-type="float" office:value="15.67368" calcext:value-type="float">
            <text:p>15.67368</text:p>
          </table:table-cell>
          <table:table-cell office:value-type="float" office:value="14.82065" calcext:value-type="float">
            <text:p>14.82065</text:p>
          </table:table-cell>
          <table:table-cell office:value-type="float" office:value="16.94638" calcext:value-type="float">
            <text:p>16.94638</text:p>
          </table:table-cell>
          <table:table-cell office:value-type="float" office:value="16.61139" calcext:value-type="float">
            <text:p>16.61139</text:p>
          </table:table-cell>
          <table:table-cell office:value-type="float" office:value="17.98795" calcext:value-type="float">
            <text:p>17.98795</text:p>
          </table:table-cell>
          <table:table-cell office:value-type="float" office:value="17.79178" calcext:value-type="float">
            <text:p>17.79178</text:p>
          </table:table-cell>
          <table:table-cell office:value-type="float" office:value="18.33176" calcext:value-type="float">
            <text:p>18.33176</text:p>
          </table:table-cell>
          <table:table-cell office:value-type="float" office:value="18.20367" calcext:value-type="float">
            <text:p>18.20367</text:p>
          </table:table-cell>
          <table:table-cell office:value-type="float" office:value="18.38785" calcext:value-type="float">
            <text:p>18.38785</text:p>
          </table:table-cell>
          <table:table-cell office:value-type="float" office:value="18.30582" calcext:value-type="float">
            <text:p>18.30582</text:p>
          </table:table-cell>
          <table:table-cell office:value-type="float" office:value="18.15506" calcext:value-type="float">
            <text:p>18.15506</text:p>
          </table:table-cell>
          <table:table-cell office:value-type="float" office:value="18.09677" calcext:value-type="float">
            <text:p>18.09677</text:p>
          </table:table-cell>
          <table:table-cell office:value-type="float" office:value="17.7438" calcext:value-type="float">
            <text:p>17.7438</text:p>
          </table:table-cell>
          <table:table-cell office:value-type="float" office:value="17.69516" calcext:value-type="float">
            <text:p>17.69516</text:p>
          </table:table-cell>
          <table:table-cell office:value-type="float" office:value="17.89505" calcext:value-type="float">
            <text:p>17.89505</text:p>
          </table:table-cell>
          <table:table-cell office:value-type="float" office:value="-0.1947937" calcext:value-type="float">
            <text:p>-0.19479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2" calcext:value-type="float">
            <text:p>8102002</text:p>
          </table:table-cell>
          <table:table-cell office:value-type="float" office:value="15.9678" calcext:value-type="float">
            <text:p>15.9678</text:p>
          </table:table-cell>
          <table:table-cell office:value-type="float" office:value="22.85" calcext:value-type="float">
            <text:p>22.85</text:p>
          </table:table-cell>
          <table:table-cell office:value-type="float" office:value="6.88" calcext:value-type="float">
            <text:p>6.88</text:p>
          </table:table-cell>
          <table:table-cell office:value-type="float" office:value="1.242586" calcext:value-type="float">
            <text:p>1.242586</text:p>
          </table:table-cell>
          <table:table-cell office:value-type="float" office:value="0.8730448" calcext:value-type="float">
            <text:p>0.8730448</text:p>
          </table:table-cell>
          <table:table-cell office:value-type="float" office:value="201.708" calcext:value-type="float">
            <text:p>201.708</text:p>
          </table:table-cell>
          <table:table-cell office:value-type="float" office:value="0" calcext:value-type="float">
            <text:p>0</text:p>
          </table:table-cell>
          <table:table-cell office:value-type="float" office:value="18.95551" calcext:value-type="float">
            <text:p>18.95551</text:p>
          </table:table-cell>
          <table:table-cell office:value-type="float" office:value="7.640869" calcext:value-type="float">
            <text:p>7.640869</text:p>
          </table:table-cell>
          <table:table-cell office:value-type="float" office:value="16.5824" calcext:value-type="float">
            <text:p>16.5824</text:p>
          </table:table-cell>
          <table:table-cell office:value-type="float" office:value="9.051483" calcext:value-type="float">
            <text:p>9.051483</text:p>
          </table:table-cell>
          <table:table-cell office:value-type="float" office:value="15.18954" calcext:value-type="float">
            <text:p>15.18954</text:p>
          </table:table-cell>
          <table:table-cell office:value-type="float" office:value="10.22815" calcext:value-type="float">
            <text:p>10.22815</text:p>
          </table:table-cell>
          <table:table-cell office:value-type="float" office:value="14.38715" calcext:value-type="float">
            <text:p>14.38715</text:p>
          </table:table-cell>
          <table:table-cell office:value-type="float" office:value="11.20682" calcext:value-type="float">
            <text:p>11.20682</text:p>
          </table:table-cell>
          <table:table-cell office:value-type="float" office:value="14.11047" calcext:value-type="float">
            <text:p>14.11047</text:p>
          </table:table-cell>
          <table:table-cell office:value-type="float" office:value="11.82999" calcext:value-type="float">
            <text:p>11.82999</text:p>
          </table:table-cell>
          <table:table-cell office:value-type="float" office:value="14.0657" calcext:value-type="float">
            <text:p>14.0657</text:p>
          </table:table-cell>
          <table:table-cell office:value-type="float" office:value="12.6384" calcext:value-type="float">
            <text:p>12.6384</text:p>
          </table:table-cell>
          <table:table-cell office:value-type="float" office:value="14.23798" calcext:value-type="float">
            <text:p>14.23798</text:p>
          </table:table-cell>
          <table:table-cell office:value-type="float" office:value="13.43924" calcext:value-type="float">
            <text:p>13.43924</text:p>
          </table:table-cell>
          <table:table-cell office:value-type="float" office:value="14.81805" calcext:value-type="float">
            <text:p>14.81805</text:p>
          </table:table-cell>
          <table:table-cell office:value-type="float" office:value="14.63763" calcext:value-type="float">
            <text:p>14.63763</text:p>
          </table:table-cell>
          <table:table-cell office:value-type="float" office:value="16.60706" calcext:value-type="float">
            <text:p>16.60706</text:p>
          </table:table-cell>
          <table:table-cell office:value-type="float" office:value="16.26144" calcext:value-type="float">
            <text:p>16.26144</text:p>
          </table:table-cell>
          <table:table-cell office:value-type="float" office:value="17.78952" calcext:value-type="float">
            <text:p>17.78952</text:p>
          </table:table-cell>
          <table:table-cell office:value-type="float" office:value="17.56851" calcext:value-type="float">
            <text:p>17.56851</text:p>
          </table:table-cell>
          <table:table-cell office:value-type="float" office:value="18.20227" calcext:value-type="float">
            <text:p>18.20227</text:p>
          </table:table-cell>
          <table:table-cell office:value-type="float" office:value="18.06226" calcext:value-type="float">
            <text:p>18.06226</text:p>
          </table:table-cell>
          <table:table-cell office:value-type="float" office:value="18.3049" calcext:value-type="float">
            <text:p>18.3049</text:p>
          </table:table-cell>
          <table:table-cell office:value-type="float" office:value="18.21564" calcext:value-type="float">
            <text:p>18.21564</text:p>
          </table:table-cell>
          <table:table-cell office:value-type="float" office:value="18.09616" calcext:value-type="float">
            <text:p>18.09616</text:p>
          </table:table-cell>
          <table:table-cell office:value-type="float" office:value="18.03445" calcext:value-type="float">
            <text:p>18.03445</text:p>
          </table:table-cell>
          <table:table-cell office:value-type="float" office:value="17.69464" calcext:value-type="float">
            <text:p>17.69464</text:p>
          </table:table-cell>
          <table:table-cell office:value-type="float" office:value="17.64389" calcext:value-type="float">
            <text:p>17.64389</text:p>
          </table:table-cell>
          <table:table-cell office:value-type="float" office:value="21.39716" calcext:value-type="float">
            <text:p>21.39716</text:p>
          </table:table-cell>
          <table:table-cell office:value-type="float" office:value="6.422577" calcext:value-type="float">
            <text:p>6.4225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2" calcext:value-type="float">
            <text:p>9102002</text:p>
          </table:table-cell>
          <table:table-cell office:value-type="float" office:value="13.63081" calcext:value-type="float">
            <text:p>13.63081</text:p>
          </table:table-cell>
          <table:table-cell office:value-type="float" office:value="19.33" calcext:value-type="float">
            <text:p>19.33</text:p>
          </table:table-cell>
          <table:table-cell office:value-type="float" office:value="8.13" calcext:value-type="float">
            <text:p>8.13</text:p>
          </table:table-cell>
          <table:table-cell office:value-type="float" office:value="1.395156" calcext:value-type="float">
            <text:p>1.395156</text:p>
          </table:table-cell>
          <table:table-cell office:value-type="float" office:value="0.9505576" calcext:value-type="float">
            <text:p>0.9505576</text:p>
          </table:table-cell>
          <table:table-cell office:value-type="float" office:value="153.576" calcext:value-type="float">
            <text:p>153.576</text:p>
          </table:table-cell>
          <table:table-cell office:value-type="float" office:value="0" calcext:value-type="float">
            <text:p>0</text:p>
          </table:table-cell>
          <table:table-cell office:value-type="float" office:value="18.18988" calcext:value-type="float">
            <text:p>18.18988</text:p>
          </table:table-cell>
          <table:table-cell office:value-type="float" office:value="9.222717" calcext:value-type="float">
            <text:p>9.222717</text:p>
          </table:table-cell>
          <table:table-cell office:value-type="float" office:value="16.20853" calcext:value-type="float">
            <text:p>16.20853</text:p>
          </table:table-cell>
          <table:table-cell office:value-type="float" office:value="10.54352" calcext:value-type="float">
            <text:p>10.54352</text:p>
          </table:table-cell>
          <table:table-cell office:value-type="float" office:value="15.10455" calcext:value-type="float">
            <text:p>15.10455</text:p>
          </table:table-cell>
          <table:table-cell office:value-type="float" office:value="11.63394" calcext:value-type="float">
            <text:p>11.63394</text:p>
          </table:table-cell>
          <table:table-cell office:value-type="float" office:value="14.62311" calcext:value-type="float">
            <text:p>14.62311</text:p>
          </table:table-cell>
          <table:table-cell office:value-type="float" office:value="12.47485" calcext:value-type="float">
            <text:p>12.47485</text:p>
          </table:table-cell>
          <table:table-cell office:value-type="float" office:value="14.45065" calcext:value-type="float">
            <text:p>14.45065</text:p>
          </table:table-cell>
          <table:table-cell office:value-type="float" office:value="12.96567" calcext:value-type="float">
            <text:p>12.96567</text:p>
          </table:table-cell>
          <table:table-cell office:value-type="float" office:value="14.41818" calcext:value-type="float">
            <text:p>14.41818</text:p>
          </table:table-cell>
          <table:table-cell office:value-type="float" office:value="13.54358" calcext:value-type="float">
            <text:p>13.54358</text:p>
          </table:table-cell>
          <table:table-cell office:value-type="float" office:value="14.55429" calcext:value-type="float">
            <text:p>14.55429</text:p>
          </table:table-cell>
          <table:table-cell office:value-type="float" office:value="14.0538" calcext:value-type="float">
            <text:p>14.0538</text:p>
          </table:table-cell>
          <table:table-cell office:value-type="float" office:value="14.90924" calcext:value-type="float">
            <text:p>14.90924</text:p>
          </table:table-cell>
          <table:table-cell office:value-type="float" office:value="14.72409" calcext:value-type="float">
            <text:p>14.72409</text:p>
          </table:table-cell>
          <table:table-cell office:value-type="float" office:value="16.25888" calcext:value-type="float">
            <text:p>16.25888</text:p>
          </table:table-cell>
          <table:table-cell office:value-type="float" office:value="16.10193" calcext:value-type="float">
            <text:p>16.10193</text:p>
          </table:table-cell>
          <table:table-cell office:value-type="float" office:value="17.56616" calcext:value-type="float">
            <text:p>17.56616</text:p>
          </table:table-cell>
          <table:table-cell office:value-type="float" office:value="17.35907" calcext:value-type="float">
            <text:p>17.35907</text:p>
          </table:table-cell>
          <table:table-cell office:value-type="float" office:value="18.0607" calcext:value-type="float">
            <text:p>18.0607</text:p>
          </table:table-cell>
          <table:table-cell office:value-type="float" office:value="17.91193" calcext:value-type="float">
            <text:p>17.91193</text:p>
          </table:table-cell>
          <table:table-cell office:value-type="float" office:value="18.21466" calcext:value-type="float">
            <text:p>18.21466</text:p>
          </table:table-cell>
          <table:table-cell office:value-type="float" office:value="18.11615" calcext:value-type="float">
            <text:p>18.11615</text:p>
          </table:table-cell>
          <table:table-cell office:value-type="float" office:value="18.03378" calcext:value-type="float">
            <text:p>18.03378</text:p>
          </table:table-cell>
          <table:table-cell office:value-type="float" office:value="17.96347" calcext:value-type="float">
            <text:p>17.96347</text:p>
          </table:table-cell>
          <table:table-cell office:value-type="float" office:value="17.64334" calcext:value-type="float">
            <text:p>17.64334</text:p>
          </table:table-cell>
          <table:table-cell office:value-type="float" office:value="17.58978" calcext:value-type="float">
            <text:p>17.58978</text:p>
          </table:table-cell>
          <table:table-cell office:value-type="float" office:value="20.2157" calcext:value-type="float">
            <text:p>20.2157</text:p>
          </table:table-cell>
          <table:table-cell office:value-type="float" office:value="7.946381" calcext:value-type="float">
            <text:p>7.9463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2" calcext:value-type="float">
            <text:p>10102002</text:p>
          </table:table-cell>
          <table:table-cell office:value-type="float" office:value="15.82774" calcext:value-type="float">
            <text:p>15.82774</text:p>
          </table:table-cell>
          <table:table-cell office:value-type="float" office:value="24.09" calcext:value-type="float">
            <text:p>24.09</text:p>
          </table:table-cell>
          <table:table-cell office:value-type="float" office:value="10.82" calcext:value-type="float">
            <text:p>10.82</text:p>
          </table:table-cell>
          <table:table-cell office:value-type="float" office:value="1.441263" calcext:value-type="float">
            <text:p>1.441263</text:p>
          </table:table-cell>
          <table:table-cell office:value-type="float" office:value="1.138607" calcext:value-type="float">
            <text:p>1.138607</text:p>
          </table:table-cell>
          <table:table-cell office:value-type="float" office:value="247.392" calcext:value-type="float">
            <text:p>247.392</text:p>
          </table:table-cell>
          <table:table-cell office:value-type="float" office:value="0" calcext:value-type="float">
            <text:p>0</text:p>
          </table:table-cell>
          <table:table-cell office:value-type="float" office:value="23.35962" calcext:value-type="float">
            <text:p>23.35962</text:p>
          </table:table-cell>
          <table:table-cell office:value-type="float" office:value="10.88989" calcext:value-type="float">
            <text:p>10.88989</text:p>
          </table:table-cell>
          <table:table-cell office:value-type="float" office:value="19.95358" calcext:value-type="float">
            <text:p>19.95358</text:p>
          </table:table-cell>
          <table:table-cell office:value-type="float" office:value="11.82309" calcext:value-type="float">
            <text:p>11.82309</text:p>
          </table:table-cell>
          <table:table-cell office:value-type="float" office:value="17.85831" calcext:value-type="float">
            <text:p>17.85831</text:p>
          </table:table-cell>
          <table:table-cell office:value-type="float" office:value="12.63895" calcext:value-type="float">
            <text:p>12.63895</text:p>
          </table:table-cell>
          <table:table-cell office:value-type="float" office:value="16.56726" calcext:value-type="float">
            <text:p>16.56726</text:p>
          </table:table-cell>
          <table:table-cell office:value-type="float" office:value="13.27231" calcext:value-type="float">
            <text:p>13.27231</text:p>
          </table:table-cell>
          <table:table-cell office:value-type="float" office:value="15.96957" calcext:value-type="float">
            <text:p>15.96957</text:p>
          </table:table-cell>
          <table:table-cell office:value-type="float" office:value="13.64191" calcext:value-type="float">
            <text:p>13.64191</text:p>
          </table:table-cell>
          <table:table-cell office:value-type="float" office:value="15.53104" calcext:value-type="float">
            <text:p>15.53104</text:p>
          </table:table-cell>
          <table:table-cell office:value-type="float" office:value="14.07004" calcext:value-type="float">
            <text:p>14.07004</text:p>
          </table:table-cell>
          <table:table-cell office:value-type="float" office:value="15.33206" calcext:value-type="float">
            <text:p>15.33206</text:p>
          </table:table-cell>
          <table:table-cell office:value-type="float" office:value="14.43634" calcext:value-type="float">
            <text:p>14.43634</text:p>
          </table:table-cell>
          <table:table-cell office:value-type="float" office:value="15.19958" calcext:value-type="float">
            <text:p>15.19958</text:p>
          </table:table-cell>
          <table:table-cell office:value-type="float" office:value="14.91309" calcext:value-type="float">
            <text:p>14.91309</text:p>
          </table:table-cell>
          <table:table-cell office:value-type="float" office:value="16.10092" calcext:value-type="float">
            <text:p>16.10092</text:p>
          </table:table-cell>
          <table:table-cell office:value-type="float" office:value="16.05066" calcext:value-type="float">
            <text:p>16.05066</text:p>
          </table:table-cell>
          <table:table-cell office:value-type="float" office:value="17.35706" calcext:value-type="float">
            <text:p>17.35706</text:p>
          </table:table-cell>
          <table:table-cell office:value-type="float" office:value="17.18768" calcext:value-type="float">
            <text:p>17.18768</text:p>
          </table:table-cell>
          <table:table-cell office:value-type="float" office:value="17.91034" calcext:value-type="float">
            <text:p>17.91034</text:p>
          </table:table-cell>
          <table:table-cell office:value-type="float" office:value="17.76401" calcext:value-type="float">
            <text:p>17.76401</text:p>
          </table:table-cell>
          <table:table-cell office:value-type="float" office:value="18.11508" calcext:value-type="float">
            <text:p>18.11508</text:p>
          </table:table-cell>
          <table:table-cell office:value-type="float" office:value="18.01126" calcext:value-type="float">
            <text:p>18.01126</text:p>
          </table:table-cell>
          <table:table-cell office:value-type="float" office:value="17.9628" calcext:value-type="float">
            <text:p>17.9628</text:p>
          </table:table-cell>
          <table:table-cell office:value-type="float" office:value="17.89453" calcext:value-type="float">
            <text:p>17.89453</text:p>
          </table:table-cell>
          <table:table-cell office:value-type="float" office:value="17.5892" calcext:value-type="float">
            <text:p>17.5892</text:p>
          </table:table-cell>
          <table:table-cell office:value-type="float" office:value="17.53415" calcext:value-type="float">
            <text:p>17.53415</text:p>
          </table:table-cell>
          <table:table-cell office:value-type="float" office:value="32.77109" calcext:value-type="float">
            <text:p>32.77109</text:p>
          </table:table-cell>
          <table:table-cell office:value-type="float" office:value="9.987732" calcext:value-type="float">
            <text:p>9.9877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2" calcext:value-type="float">
            <text:p>11102002</text:p>
          </table:table-cell>
          <table:table-cell office:value-type="float" office:value="14.38148" calcext:value-type="float">
            <text:p>14.38148</text:p>
          </table:table-cell>
          <table:table-cell office:value-type="float" office:value="22.52" calcext:value-type="float">
            <text:p>22.52</text:p>
          </table:table-cell>
          <table:table-cell office:value-type="float" office:value="10.86" calcext:value-type="float">
            <text:p>10.86</text:p>
          </table:table-cell>
          <table:table-cell office:value-type="float" office:value="1.646491" calcext:value-type="float">
            <text:p>1.646491</text:p>
          </table:table-cell>
          <table:table-cell office:value-type="float" office:value="1.141636" calcext:value-type="float">
            <text:p>1.141636</text:p>
          </table:table-cell>
          <table:table-cell office:value-type="float" office:value="420.228" calcext:value-type="float">
            <text:p>420.228</text:p>
          </table:table-cell>
          <table:table-cell office:value-type="float" office:value="0.5" calcext:value-type="float">
            <text:p>0.5</text:p>
          </table:table-cell>
          <table:table-cell office:value-type="float" office:value="26.17166" calcext:value-type="float">
            <text:p>26.17166</text:p>
          </table:table-cell>
          <table:table-cell office:value-type="float" office:value="11.76193" calcext:value-type="float">
            <text:p>11.76193</text:p>
          </table:table-cell>
          <table:table-cell office:value-type="float" office:value="22.38837" calcext:value-type="float">
            <text:p>22.38837</text:p>
          </table:table-cell>
          <table:table-cell office:value-type="float" office:value="12.81796" calcext:value-type="float">
            <text:p>12.81796</text:p>
          </table:table-cell>
          <table:table-cell office:value-type="float" office:value="19.96616" calcext:value-type="float">
            <text:p>19.96616</text:p>
          </table:table-cell>
          <table:table-cell office:value-type="float" office:value="13.68866" calcext:value-type="float">
            <text:p>13.68866</text:p>
          </table:table-cell>
          <table:table-cell office:value-type="float" office:value="18.29202" calcext:value-type="float">
            <text:p>18.29202</text:p>
          </table:table-cell>
          <table:table-cell office:value-type="float" office:value="14.35608" calcext:value-type="float">
            <text:p>14.35608</text:p>
          </table:table-cell>
          <table:table-cell office:value-type="float" office:value="17.43256" calcext:value-type="float">
            <text:p>17.43256</text:p>
          </table:table-cell>
          <table:table-cell office:value-type="float" office:value="14.69119" calcext:value-type="float">
            <text:p>14.69119</text:p>
          </table:table-cell>
          <table:table-cell office:value-type="float" office:value="16.72797" calcext:value-type="float">
            <text:p>16.72797</text:p>
          </table:table-cell>
          <table:table-cell office:value-type="float" office:value="15.01697" calcext:value-type="float">
            <text:p>15.01697</text:p>
          </table:table-cell>
          <table:table-cell office:value-type="float" office:value="16.27515" calcext:value-type="float">
            <text:p>16.27515</text:p>
          </table:table-cell>
          <table:table-cell office:value-type="float" office:value="15.19669" calcext:value-type="float">
            <text:p>15.19669</text:p>
          </table:table-cell>
          <table:table-cell office:value-type="float" office:value="15.72635" calcext:value-type="float">
            <text:p>15.72635</text:p>
          </table:table-cell>
          <table:table-cell office:value-type="float" office:value="15.20721" calcext:value-type="float">
            <text:p>15.20721</text:p>
          </table:table-cell>
          <table:table-cell office:value-type="float" office:value="16.13483" calcext:value-type="float">
            <text:p>16.13483</text:p>
          </table:table-cell>
          <table:table-cell office:value-type="float" office:value="16.05173" calcext:value-type="float">
            <text:p>16.05173</text:p>
          </table:table-cell>
          <table:table-cell office:value-type="float" office:value="17.18613" calcext:value-type="float">
            <text:p>17.18613</text:p>
          </table:table-cell>
          <table:table-cell office:value-type="float" office:value="17.06638" calcext:value-type="float">
            <text:p>17.06638</text:p>
          </table:table-cell>
          <table:table-cell office:value-type="float" office:value="17.76254" calcext:value-type="float">
            <text:p>17.76254</text:p>
          </table:table-cell>
          <table:table-cell office:value-type="float" office:value="17.63046" calcext:value-type="float">
            <text:p>17.63046</text:p>
          </table:table-cell>
          <table:table-cell office:value-type="float" office:value="18.01019" calcext:value-type="float">
            <text:p>18.01019</text:p>
          </table:table-cell>
          <table:table-cell office:value-type="float" office:value="17.90579" calcext:value-type="float">
            <text:p>17.90579</text:p>
          </table:table-cell>
          <table:table-cell office:value-type="float" office:value="17.8938" calcext:value-type="float">
            <text:p>17.8938</text:p>
          </table:table-cell>
          <table:table-cell office:value-type="float" office:value="17.82074" calcext:value-type="float">
            <text:p>17.82074</text:p>
          </table:table-cell>
          <table:table-cell office:value-type="float" office:value="17.53357" calcext:value-type="float">
            <text:p>17.53357</text:p>
          </table:table-cell>
          <table:table-cell office:value-type="float" office:value="17.47577" calcext:value-type="float">
            <text:p>17.47577</text:p>
          </table:table-cell>
          <table:table-cell office:value-type="float" office:value="31.90298" calcext:value-type="float">
            <text:p>31.90298</text:p>
          </table:table-cell>
          <table:table-cell office:value-type="float" office:value="8.513062" calcext:value-type="float">
            <text:p>8.5130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2" calcext:value-type="float">
            <text:p>12102002</text:p>
          </table:table-cell>
          <table:table-cell office:value-type="float" office:value="14.70151" calcext:value-type="float">
            <text:p>14.70151</text:p>
          </table:table-cell>
          <table:table-cell office:value-type="float" office:value="13.24" calcext:value-type="float">
            <text:p>13.24</text:p>
          </table:table-cell>
          <table:table-cell office:value-type="float" office:value="0.3" calcext:value-type="float">
            <text:p>0.3</text:p>
          </table:table-cell>
          <table:table-cell office:value-type="float" office:value="1.312974" calcext:value-type="float">
            <text:p>1.312974</text:p>
          </table:table-cell>
          <table:table-cell office:value-type="float" office:value="0.5508171" calcext:value-type="float">
            <text:p>0.5508171</text:p>
          </table:table-cell>
          <table:table-cell office:value-type="float" office:value="470.592" calcext:value-type="float">
            <text:p>470.592</text:p>
          </table:table-cell>
          <table:table-cell office:value-type="float" office:value="0.2" calcext:value-type="float">
            <text:p>0.2</text:p>
          </table:table-cell>
          <table:table-cell office:value-type="float" office:value="24.30701" calcext:value-type="float">
            <text:p>24.30701</text:p>
          </table:table-cell>
          <table:table-cell office:value-type="float" office:value="7.769562" calcext:value-type="float">
            <text:p>7.769562</text:p>
          </table:table-cell>
          <table:table-cell office:value-type="float" office:value="21.18295" calcext:value-type="float">
            <text:p>21.18295</text:p>
          </table:table-cell>
          <table:table-cell office:value-type="float" office:value="10.99622" calcext:value-type="float">
            <text:p>10.99622</text:p>
          </table:table-cell>
          <table:table-cell office:value-type="float" office:value="19.17853" calcext:value-type="float">
            <text:p>19.17853</text:p>
          </table:table-cell>
          <table:table-cell office:value-type="float" office:value="13.55658" calcext:value-type="float">
            <text:p>13.55658</text:p>
          </table:table-cell>
          <table:table-cell office:value-type="float" office:value="17.90616" calcext:value-type="float">
            <text:p>17.90616</text:p>
          </table:table-cell>
          <table:table-cell office:value-type="float" office:value="15.24484" calcext:value-type="float">
            <text:p>15.24484</text:p>
          </table:table-cell>
          <table:table-cell office:value-type="float" office:value="17.28976" calcext:value-type="float">
            <text:p>17.28976</text:p>
          </table:table-cell>
          <table:table-cell office:value-type="float" office:value="15.68585" calcext:value-type="float">
            <text:p>15.68585</text:p>
          </table:table-cell>
          <table:table-cell office:value-type="float" office:value="16.73331" calcext:value-type="float">
            <text:p>16.73331</text:p>
          </table:table-cell>
          <table:table-cell office:value-type="float" office:value="15.95871" calcext:value-type="float">
            <text:p>15.95871</text:p>
          </table:table-cell>
          <table:table-cell office:value-type="float" office:value="16.46048" calcext:value-type="float">
            <text:p>16.46048</text:p>
          </table:table-cell>
          <table:table-cell office:value-type="float" office:value="16.01996" calcext:value-type="float">
            <text:p>16.01996</text:p>
          </table:table-cell>
          <table:table-cell office:value-type="float" office:value="16.18738" calcext:value-type="float">
            <text:p>16.18738</text:p>
          </table:table-cell>
          <table:table-cell office:value-type="float" office:value="15.73618" calcext:value-type="float">
            <text:p>15.73618</text:p>
          </table:table-cell>
          <table:table-cell office:value-type="float" office:value="16.32788" calcext:value-type="float">
            <text:p>16.32788</text:p>
          </table:table-cell>
          <table:table-cell office:value-type="float" office:value="16.13651" calcext:value-type="float">
            <text:p>16.13651</text:p>
          </table:table-cell>
          <table:table-cell office:value-type="float" office:value="17.06537" calcext:value-type="float">
            <text:p>17.06537</text:p>
          </table:table-cell>
          <table:table-cell office:value-type="float" office:value="17.00461" calcext:value-type="float">
            <text:p>17.00461</text:p>
          </table:table-cell>
          <table:table-cell office:value-type="float" office:value="17.62918" calcext:value-type="float">
            <text:p>17.62918</text:p>
          </table:table-cell>
          <table:table-cell office:value-type="float" office:value="17.51874" calcext:value-type="float">
            <text:p>17.51874</text:p>
          </table:table-cell>
          <table:table-cell office:value-type="float" office:value="17.90472" calcext:value-type="float">
            <text:p>17.90472</text:p>
          </table:table-cell>
          <table:table-cell office:value-type="float" office:value="17.8024" calcext:value-type="float">
            <text:p>17.8024</text:p>
          </table:table-cell>
          <table:table-cell office:value-type="float" office:value="17.81995" calcext:value-type="float">
            <text:p>17.81995</text:p>
          </table:table-cell>
          <table:table-cell office:value-type="float" office:value="17.7438" calcext:value-type="float">
            <text:p>17.7438</text:p>
          </table:table-cell>
          <table:table-cell office:value-type="float" office:value="17.47519" calcext:value-type="float">
            <text:p>17.47519</text:p>
          </table:table-cell>
          <table:table-cell office:value-type="float" office:value="17.41388" calcext:value-type="float">
            <text:p>17.41388</text:p>
          </table:table-cell>
          <table:table-cell office:value-type="float" office:value="28.55893" calcext:value-type="float">
            <text:p>28.55893</text:p>
          </table:table-cell>
          <table:table-cell office:value-type="float" office:value="-0.2219543" calcext:value-type="float">
            <text:p>-0.22195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2" calcext:value-type="float">
            <text:p>13102002</text:p>
          </table:table-cell>
          <table:table-cell office:value-type="float" office:value="15.74959" calcext:value-type="float">
            <text:p>15.74959</text:p>
          </table:table-cell>
          <table:table-cell office:value-type="float" office:value="18.23" calcext:value-type="float">
            <text:p>18.23</text:p>
          </table:table-cell>
          <table:table-cell office:value-type="float" office:value="-2.13" calcext:value-type="float">
            <text:p>-2.13</text:p>
          </table:table-cell>
          <table:table-cell office:value-type="float" office:value="0.9214474" calcext:value-type="float">
            <text:p>0.9214474</text:p>
          </table:table-cell>
          <table:table-cell office:value-type="float" office:value="0.4620415" calcext:value-type="float">
            <text:p>0.4620415</text:p>
          </table:table-cell>
          <table:table-cell office:value-type="float" office:value="275.256" calcext:value-type="float">
            <text:p>275.256</text:p>
          </table:table-cell>
          <table:table-cell office:value-type="float" office:value="0" calcext:value-type="float">
            <text:p>0</text:p>
          </table:table-cell>
          <table:table-cell office:value-type="float" office:value="23.33597" calcext:value-type="float">
            <text:p>23.33597</text:p>
          </table:table-cell>
          <table:table-cell office:value-type="float" office:value="4.855225" calcext:value-type="float">
            <text:p>4.855225</text:p>
          </table:table-cell>
          <table:table-cell office:value-type="float" office:value="19.62915" calcext:value-type="float">
            <text:p>19.62915</text:p>
          </table:table-cell>
          <table:table-cell office:value-type="float" office:value="7.578247" calcext:value-type="float">
            <text:p>7.578247</text:p>
          </table:table-cell>
          <table:table-cell office:value-type="float" office:value="17.51688" calcext:value-type="float">
            <text:p>17.51688</text:p>
          </table:table-cell>
          <table:table-cell office:value-type="float" office:value="10.02701" calcext:value-type="float">
            <text:p>10.02701</text:p>
          </table:table-cell>
          <table:table-cell office:value-type="float" office:value="16.30997" calcext:value-type="float">
            <text:p>16.30997</text:p>
          </table:table-cell>
          <table:table-cell office:value-type="float" office:value="11.98267" calcext:value-type="float">
            <text:p>11.98267</text:p>
          </table:table-cell>
          <table:table-cell office:value-type="float" office:value="15.83258" calcext:value-type="float">
            <text:p>15.83258</text:p>
          </table:table-cell>
          <table:table-cell office:value-type="float" office:value="13.12646" calcext:value-type="float">
            <text:p>13.12646</text:p>
          </table:table-cell>
          <table:table-cell office:value-type="float" office:value="16.38708" calcext:value-type="float">
            <text:p>16.38708</text:p>
          </table:table-cell>
          <table:table-cell office:value-type="float" office:value="14.26389" calcext:value-type="float">
            <text:p>14.26389</text:p>
          </table:table-cell>
          <table:table-cell office:value-type="float" office:value="16.40826" calcext:value-type="float">
            <text:p>16.40826</text:p>
          </table:table-cell>
          <table:table-cell office:value-type="float" office:value="14.99365" calcext:value-type="float">
            <text:p>14.99365</text:p>
          </table:table-cell>
          <table:table-cell office:value-type="float" office:value="16.21759" calcext:value-type="float">
            <text:p>16.21759</text:p>
          </table:table-cell>
          <table:table-cell office:value-type="float" office:value="15.82767" calcext:value-type="float">
            <text:p>15.82767</text:p>
          </table:table-cell>
          <table:table-cell office:value-type="float" office:value="16.40265" calcext:value-type="float">
            <text:p>16.40265</text:p>
          </table:table-cell>
          <table:table-cell office:value-type="float" office:value="16.32986" calcext:value-type="float">
            <text:p>16.32986</text:p>
          </table:table-cell>
          <table:table-cell office:value-type="float" office:value="17.00424" calcext:value-type="float">
            <text:p>17.00424</text:p>
          </table:table-cell>
          <table:table-cell office:value-type="float" office:value="16.97937" calcext:value-type="float">
            <text:p>16.97937</text:p>
          </table:table-cell>
          <table:table-cell office:value-type="float" office:value="17.5177" calcext:value-type="float">
            <text:p>17.5177</text:p>
          </table:table-cell>
          <table:table-cell office:value-type="float" office:value="17.4324" calcext:value-type="float">
            <text:p>17.4324</text:p>
          </table:table-cell>
          <table:table-cell office:value-type="float" office:value="17.80136" calcext:value-type="float">
            <text:p>17.80136</text:p>
          </table:table-cell>
          <table:table-cell office:value-type="float" office:value="17.70566" calcext:value-type="float">
            <text:p>17.70566</text:p>
          </table:table-cell>
          <table:table-cell office:value-type="float" office:value="17.74301" calcext:value-type="float">
            <text:p>17.74301</text:p>
          </table:table-cell>
          <table:table-cell office:value-type="float" office:value="17.66522" calcext:value-type="float">
            <text:p>17.66522</text:p>
          </table:table-cell>
          <table:table-cell office:value-type="float" office:value="17.41324" calcext:value-type="float">
            <text:p>17.41324</text:p>
          </table:table-cell>
          <table:table-cell office:value-type="float" office:value="17.34872" calcext:value-type="float">
            <text:p>17.34872</text:p>
          </table:table-cell>
          <table:table-cell office:value-type="float" office:value="29.1756" calcext:value-type="float">
            <text:p>29.1756</text:p>
          </table:table-cell>
          <table:table-cell office:value-type="float" office:value="-1.591431" calcext:value-type="float">
            <text:p>-1.5914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2" calcext:value-type="float">
            <text:p>14102002</text:p>
          </table:table-cell>
          <table:table-cell office:value-type="float" office:value="15.47755" calcext:value-type="float">
            <text:p>15.47755</text:p>
          </table:table-cell>
          <table:table-cell office:value-type="float" office:value="20.23" calcext:value-type="float">
            <text:p>20.23</text:p>
          </table:table-cell>
          <table:table-cell office:value-type="float" office:value="3.11" calcext:value-type="float">
            <text:p>3.11</text:p>
          </table:table-cell>
          <table:table-cell office:value-type="float" office:value="0.8593774" calcext:value-type="float">
            <text:p>0.8593774</text:p>
          </table:table-cell>
          <table:table-cell office:value-type="float" office:value="0.6723507" calcext:value-type="float">
            <text:p>0.6723507</text:p>
          </table:table-cell>
          <table:table-cell office:value-type="float" office:value="449.532" calcext:value-type="float">
            <text:p>449.532</text:p>
          </table:table-cell>
          <table:table-cell office:value-type="float" office:value="0" calcext:value-type="float">
            <text:p>0</text:p>
          </table:table-cell>
          <table:table-cell office:value-type="float" office:value="24.05463" calcext:value-type="float">
            <text:p>24.05463</text:p>
          </table:table-cell>
          <table:table-cell office:value-type="float" office:value="7.138702" calcext:value-type="float">
            <text:p>7.138702</text:p>
          </table:table-cell>
          <table:table-cell office:value-type="float" office:value="20.22708" calcext:value-type="float">
            <text:p>20.22708</text:p>
          </table:table-cell>
          <table:table-cell office:value-type="float" office:value="9.181915" calcext:value-type="float">
            <text:p>9.181915</text:p>
          </table:table-cell>
          <table:table-cell office:value-type="float" office:value="18.02554" calcext:value-type="float">
            <text:p>18.02554</text:p>
          </table:table-cell>
          <table:table-cell office:value-type="float" office:value="10.95587" calcext:value-type="float">
            <text:p>10.95587</text:p>
          </table:table-cell>
          <table:table-cell office:value-type="float" office:value="16.66876" calcext:value-type="float">
            <text:p>16.66876</text:p>
          </table:table-cell>
          <table:table-cell office:value-type="float" office:value="12.42981" calcext:value-type="float">
            <text:p>12.42981</text:p>
          </table:table-cell>
          <table:table-cell office:value-type="float" office:value="16.05023" calcext:value-type="float">
            <text:p>16.05023</text:p>
          </table:table-cell>
          <table:table-cell office:value-type="float" office:value="13.30109" calcext:value-type="float">
            <text:p>13.30109</text:p>
          </table:table-cell>
          <table:table-cell office:value-type="float" office:value="15.62952" calcext:value-type="float">
            <text:p>15.62952</text:p>
          </table:table-cell>
          <table:table-cell office:value-type="float" office:value="14.19406" calcext:value-type="float">
            <text:p>14.19406</text:p>
          </table:table-cell>
          <table:table-cell office:value-type="float" office:value="15.59821" calcext:value-type="float">
            <text:p>15.59821</text:p>
          </table:table-cell>
          <table:table-cell office:value-type="float" office:value="14.81842" calcext:value-type="float">
            <text:p>14.81842</text:p>
          </table:table-cell>
          <table:table-cell office:value-type="float" office:value="15.8396" calcext:value-type="float">
            <text:p>15.8396</text:p>
          </table:table-cell>
          <table:table-cell office:value-type="float" office:value="15.60516" calcext:value-type="float">
            <text:p>15.60516</text:p>
          </table:table-cell>
          <table:table-cell office:value-type="float" office:value="16.38721" calcext:value-type="float">
            <text:p>16.38721</text:p>
          </table:table-cell>
          <table:table-cell office:value-type="float" office:value="16.31055" calcext:value-type="float">
            <text:p>16.31055</text:p>
          </table:table-cell>
          <table:table-cell office:value-type="float" office:value="16.97903" calcext:value-type="float">
            <text:p>16.97903</text:p>
          </table:table-cell>
          <table:table-cell office:value-type="float" office:value="16.93988" calcext:value-type="float">
            <text:p>16.93988</text:p>
          </table:table-cell>
          <table:table-cell office:value-type="float" office:value="17.43158" calcext:value-type="float">
            <text:p>17.43158</text:p>
          </table:table-cell>
          <table:table-cell office:value-type="float" office:value="17.36038" calcext:value-type="float">
            <text:p>17.36038</text:p>
          </table:table-cell>
          <table:table-cell office:value-type="float" office:value="17.70468" calcext:value-type="float">
            <text:p>17.70468</text:p>
          </table:table-cell>
          <table:table-cell office:value-type="float" office:value="17.617" calcext:value-type="float">
            <text:p>17.617</text:p>
          </table:table-cell>
          <table:table-cell office:value-type="float" office:value="17.6644" calcext:value-type="float">
            <text:p>17.6644</text:p>
          </table:table-cell>
          <table:table-cell office:value-type="float" office:value="17.58652" calcext:value-type="float">
            <text:p>17.58652</text:p>
          </table:table-cell>
          <table:table-cell office:value-type="float" office:value="17.34802" calcext:value-type="float">
            <text:p>17.34802</text:p>
          </table:table-cell>
          <table:table-cell office:value-type="float" office:value="17.28156" calcext:value-type="float">
            <text:p>17.28156</text:p>
          </table:table-cell>
          <table:table-cell office:value-type="float" office:value="29.46127" calcext:value-type="float">
            <text:p>29.46127</text:p>
          </table:table-cell>
          <table:table-cell office:value-type="float" office:value="1.371399" calcext:value-type="float">
            <text:p>1.3713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2" calcext:value-type="float">
            <text:p>15102002</text:p>
          </table:table-cell>
          <table:table-cell office:value-type="float" office:value="14.4352" calcext:value-type="float">
            <text:p>14.4352</text:p>
          </table:table-cell>
          <table:table-cell office:value-type="float" office:value="13.98" calcext:value-type="float">
            <text:p>13.98</text:p>
          </table:table-cell>
          <table:table-cell office:value-type="float" office:value="0.61" calcext:value-type="float">
            <text:p>0.61</text:p>
          </table:table-cell>
          <table:table-cell office:value-type="float" office:value="0.8590917" calcext:value-type="float">
            <text:p>0.8590917</text:p>
          </table:table-cell>
          <table:table-cell office:value-type="float" office:value="0.56318" calcext:value-type="float">
            <text:p>0.56318</text:p>
          </table:table-cell>
          <table:table-cell office:value-type="float" office:value="277.596" calcext:value-type="float">
            <text:p>277.596</text:p>
          </table:table-cell>
          <table:table-cell office:value-type="float" office:value="0" calcext:value-type="float">
            <text:p>0</text:p>
          </table:table-cell>
          <table:table-cell office:value-type="float" office:value="22.01981" calcext:value-type="float">
            <text:p>22.01981</text:p>
          </table:table-cell>
          <table:table-cell office:value-type="float" office:value="5.979553" calcext:value-type="float">
            <text:p>5.979553</text:p>
          </table:table-cell>
          <table:table-cell office:value-type="float" office:value="18.61795" calcext:value-type="float">
            <text:p>18.61795</text:p>
          </table:table-cell>
          <table:table-cell office:value-type="float" office:value="8.542542" calcext:value-type="float">
            <text:p>8.542542</text:p>
          </table:table-cell>
          <table:table-cell office:value-type="float" office:value="16.86658" calcext:value-type="float">
            <text:p>16.86658</text:p>
          </table:table-cell>
          <table:table-cell office:value-type="float" office:value="10.63928" calcext:value-type="float">
            <text:p>10.63928</text:p>
          </table:table-cell>
          <table:table-cell office:value-type="float" office:value="15.84518" calcext:value-type="float">
            <text:p>15.84518</text:p>
          </table:table-cell>
          <table:table-cell office:value-type="float" office:value="12.26297" calcext:value-type="float">
            <text:p>12.26297</text:p>
          </table:table-cell>
          <table:table-cell office:value-type="float" office:value="15.41705" calcext:value-type="float">
            <text:p>15.41705</text:p>
          </table:table-cell>
          <table:table-cell office:value-type="float" office:value="13.19824" calcext:value-type="float">
            <text:p>13.19824</text:p>
          </table:table-cell>
          <table:table-cell office:value-type="float" office:value="15.53873" calcext:value-type="float">
            <text:p>15.53873</text:p>
          </table:table-cell>
          <table:table-cell office:value-type="float" office:value="14.12781" calcext:value-type="float">
            <text:p>14.12781</text:p>
          </table:table-cell>
          <table:table-cell office:value-type="float" office:value="15.59152" calcext:value-type="float">
            <text:p>15.59152</text:p>
          </table:table-cell>
          <table:table-cell office:value-type="float" office:value="14.73987" calcext:value-type="float">
            <text:p>14.73987</text:p>
          </table:table-cell>
          <table:table-cell office:value-type="float" office:value="15.70822" calcext:value-type="float">
            <text:p>15.70822</text:p>
          </table:table-cell>
          <table:table-cell office:value-type="float" office:value="15.50632" calcext:value-type="float">
            <text:p>15.50632</text:p>
          </table:table-cell>
          <table:table-cell office:value-type="float" office:value="16.30981" calcext:value-type="float">
            <text:p>16.30981</text:p>
          </table:table-cell>
          <table:table-cell office:value-type="float" office:value="16.23029" calcext:value-type="float">
            <text:p>16.23029</text:p>
          </table:table-cell>
          <table:table-cell office:value-type="float" office:value="16.93936" calcext:value-type="float">
            <text:p>16.93936</text:p>
          </table:table-cell>
          <table:table-cell office:value-type="float" office:value="16.88461" calcext:value-type="float">
            <text:p>16.88461</text:p>
          </table:table-cell>
          <table:table-cell office:value-type="float" office:value="17.35965" calcext:value-type="float">
            <text:p>17.35965</text:p>
          </table:table-cell>
          <table:table-cell office:value-type="float" office:value="17.29089" calcext:value-type="float">
            <text:p>17.29089</text:p>
          </table:table-cell>
          <table:table-cell office:value-type="float" office:value="17.61609" calcext:value-type="float">
            <text:p>17.61609</text:p>
          </table:table-cell>
          <table:table-cell office:value-type="float" office:value="17.53452" calcext:value-type="float">
            <text:p>17.53452</text:p>
          </table:table-cell>
          <table:table-cell office:value-type="float" office:value="17.58569" calcext:value-type="float">
            <text:p>17.58569</text:p>
          </table:table-cell>
          <table:table-cell office:value-type="float" office:value="17.50906" calcext:value-type="float">
            <text:p>17.50906</text:p>
          </table:table-cell>
          <table:table-cell office:value-type="float" office:value="17.28085" calcext:value-type="float">
            <text:p>17.28085</text:p>
          </table:table-cell>
          <table:table-cell office:value-type="float" office:value="17.21359" calcext:value-type="float">
            <text:p>17.21359</text:p>
          </table:table-cell>
          <table:table-cell office:value-type="float" office:value="27.33505" calcext:value-type="float">
            <text:p>27.33505</text:p>
          </table:table-cell>
          <table:table-cell office:value-type="float" office:value="-0.7037964" calcext:value-type="float">
            <text:p>-0.70379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2" calcext:value-type="float">
            <text:p>16102002</text:p>
          </table:table-cell>
          <table:table-cell office:value-type="float" office:value="3.30624" calcext:value-type="float">
            <text:p>3.30624</text:p>
          </table:table-cell>
          <table:table-cell office:value-type="float" office:value="5.72" calcext:value-type="float">
            <text:p>5.72</text:p>
          </table:table-cell>
          <table:table-cell office:value-type="float" office:value="2.71" calcext:value-type="float">
            <text:p>2.71</text:p>
          </table:table-cell>
          <table:table-cell office:value-type="float" office:value="0.7864451" calcext:value-type="float">
            <text:p>0.7864451</text:p>
          </table:table-cell>
          <table:table-cell office:value-type="float" office:value="0.653699" calcext:value-type="float">
            <text:p>0.653699</text:p>
          </table:table-cell>
          <table:table-cell office:value-type="float" office:value="268.452" calcext:value-type="float">
            <text:p>268.452</text:p>
          </table:table-cell>
          <table:table-cell office:value-type="float" office:value="4.9" calcext:value-type="float">
            <text:p>4.9</text:p>
          </table:table-cell>
          <table:table-cell office:value-type="float" office:value="10.86722" calcext:value-type="float">
            <text:p>10.86722</text:p>
          </table:table-cell>
          <table:table-cell office:value-type="float" office:value="5.073212" calcext:value-type="float">
            <text:p>5.073212</text:p>
          </table:table-cell>
          <table:table-cell office:value-type="float" office:value="10.68054" calcext:value-type="float">
            <text:p>10.68054</text:p>
          </table:table-cell>
          <table:table-cell office:value-type="float" office:value="6.910034" calcext:value-type="float">
            <text:p>6.910034</text:p>
          </table:table-cell>
          <table:table-cell office:value-type="float" office:value="12.43292" calcext:value-type="float">
            <text:p>12.43292</text:p>
          </table:table-cell>
          <table:table-cell office:value-type="float" office:value="8.720917" calcext:value-type="float">
            <text:p>8.720917</text:p>
          </table:table-cell>
          <table:table-cell office:value-type="float" office:value="13.80978" calcext:value-type="float">
            <text:p>13.80978</text:p>
          </table:table-cell>
          <table:table-cell office:value-type="float" office:value="10.40005" calcext:value-type="float">
            <text:p>10.40005</text:p>
          </table:table-cell>
          <table:table-cell office:value-type="float" office:value="14.43506" calcext:value-type="float">
            <text:p>14.43506</text:p>
          </table:table-cell>
          <table:table-cell office:value-type="float" office:value="11.48749" calcext:value-type="float">
            <text:p>11.48749</text:p>
          </table:table-cell>
          <table:table-cell office:value-type="float" office:value="14.99225" calcext:value-type="float">
            <text:p>14.99225</text:p>
          </table:table-cell>
          <table:table-cell office:value-type="float" office:value="12.72446" calcext:value-type="float">
            <text:p>12.72446</text:p>
          </table:table-cell>
          <table:table-cell office:value-type="float" office:value="15.23724" calcext:value-type="float">
            <text:p>15.23724</text:p>
          </table:table-cell>
          <table:table-cell office:value-type="float" office:value="13.7059" calcext:value-type="float">
            <text:p>13.7059</text:p>
          </table:table-cell>
          <table:table-cell office:value-type="float" office:value="15.53415" calcext:value-type="float">
            <text:p>15.53415</text:p>
          </table:table-cell>
          <table:table-cell office:value-type="float" office:value="14.99609" calcext:value-type="float">
            <text:p>14.99609</text:p>
          </table:table-cell>
          <table:table-cell office:value-type="float" office:value="16.22937" calcext:value-type="float">
            <text:p>16.22937</text:p>
          </table:table-cell>
          <table:table-cell office:value-type="float" office:value="16.08572" calcext:value-type="float">
            <text:p>16.08572</text:p>
          </table:table-cell>
          <table:table-cell office:value-type="float" office:value="16.88397" calcext:value-type="float">
            <text:p>16.88397</text:p>
          </table:table-cell>
          <table:table-cell office:value-type="float" office:value="16.81491" calcext:value-type="float">
            <text:p>16.81491</text:p>
          </table:table-cell>
          <table:table-cell office:value-type="float" office:value="17.29016" calcext:value-type="float">
            <text:p>17.29016</text:p>
          </table:table-cell>
          <table:table-cell office:value-type="float" office:value="17.22052" calcext:value-type="float">
            <text:p>17.22052</text:p>
          </table:table-cell>
          <table:table-cell office:value-type="float" office:value="17.53369" calcext:value-type="float">
            <text:p>17.53369</text:p>
          </table:table-cell>
          <table:table-cell office:value-type="float" office:value="17.45657" calcext:value-type="float">
            <text:p>17.45657</text:p>
          </table:table-cell>
          <table:table-cell office:value-type="float" office:value="17.50824" calcext:value-type="float">
            <text:p>17.50824</text:p>
          </table:table-cell>
          <table:table-cell office:value-type="float" office:value="17.43292" calcext:value-type="float">
            <text:p>17.43292</text:p>
          </table:table-cell>
          <table:table-cell office:value-type="float" office:value="17.21286" calcext:value-type="float">
            <text:p>17.21286</text:p>
          </table:table-cell>
          <table:table-cell office:value-type="float" office:value="17.14511" calcext:value-type="float">
            <text:p>17.14511</text:p>
          </table:table-cell>
          <table:table-cell office:value-type="float" office:value="10.37189" calcext:value-type="float">
            <text:p>10.37189</text:p>
          </table:table-cell>
          <table:table-cell office:value-type="float" office:value="0.2790527" calcext:value-type="float">
            <text:p>0.27905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2" calcext:value-type="float">
            <text:p>17102002</text:p>
          </table:table-cell>
          <table:table-cell office:value-type="float" office:value="13.761" calcext:value-type="float">
            <text:p>13.761</text:p>
          </table:table-cell>
          <table:table-cell office:value-type="float" office:value="14.88" calcext:value-type="float">
            <text:p>14.88</text:p>
          </table:table-cell>
          <table:table-cell office:value-type="float" office:value="2.66" calcext:value-type="float">
            <text:p>2.66</text:p>
          </table:table-cell>
          <table:table-cell office:value-type="float" office:value="1.217256" calcext:value-type="float">
            <text:p>1.217256</text:p>
          </table:table-cell>
          <table:table-cell office:value-type="float" office:value="0.6514009" calcext:value-type="float">
            <text:p>0.6514009</text:p>
          </table:table-cell>
          <table:table-cell office:value-type="float" office:value="243.756" calcext:value-type="float">
            <text:p>243.756</text:p>
          </table:table-cell>
          <table:table-cell office:value-type="float" office:value="0" calcext:value-type="float">
            <text:p>0</text:p>
          </table:table-cell>
          <table:table-cell office:value-type="float" office:value="20.85547" calcext:value-type="float">
            <text:p>20.85547</text:p>
          </table:table-cell>
          <table:table-cell office:value-type="float" office:value="4.11615" calcext:value-type="float">
            <text:p>4.11615</text:p>
          </table:table-cell>
          <table:table-cell office:value-type="float" office:value="17.20935" calcext:value-type="float">
            <text:p>17.20935</text:p>
          </table:table-cell>
          <table:table-cell office:value-type="float" office:value="5.987274" calcext:value-type="float">
            <text:p>5.987274</text:p>
          </table:table-cell>
          <table:table-cell office:value-type="float" office:value="15.05231" calcext:value-type="float">
            <text:p>15.05231</text:p>
          </table:table-cell>
          <table:table-cell office:value-type="float" office:value="7.699799" calcext:value-type="float">
            <text:p>7.699799</text:p>
          </table:table-cell>
          <table:table-cell office:value-type="float" office:value="13.8768" calcext:value-type="float">
            <text:p>13.8768</text:p>
          </table:table-cell>
          <table:table-cell office:value-type="float" office:value="9.292633" calcext:value-type="float">
            <text:p>9.292633</text:p>
          </table:table-cell>
          <table:table-cell office:value-type="float" office:value="13.44269" calcext:value-type="float">
            <text:p>13.44269</text:p>
          </table:table-cell>
          <table:table-cell office:value-type="float" office:value="10.39359" calcext:value-type="float">
            <text:p>10.39359</text:p>
          </table:table-cell>
          <table:table-cell office:value-type="float" office:value="13.31955" calcext:value-type="float">
            <text:p>13.31955</text:p>
          </table:table-cell>
          <table:table-cell office:value-type="float" office:value="11.64627" calcext:value-type="float">
            <text:p>11.64627</text:p>
          </table:table-cell>
          <table:table-cell office:value-type="float" office:value="13.68729" calcext:value-type="float">
            <text:p>13.68729</text:p>
          </table:table-cell>
          <table:table-cell office:value-type="float" office:value="12.76031" calcext:value-type="float">
            <text:p>12.76031</text:p>
          </table:table-cell>
          <table:table-cell office:value-type="float" office:value="14.98721" calcext:value-type="float">
            <text:p>14.98721</text:p>
          </table:table-cell>
          <table:table-cell office:value-type="float" office:value="14.2645" calcext:value-type="float">
            <text:p>14.2645</text:p>
          </table:table-cell>
          <table:table-cell office:value-type="float" office:value="16.0831" calcext:value-type="float">
            <text:p>16.0831</text:p>
          </table:table-cell>
          <table:table-cell office:value-type="float" office:value="15.7352" calcext:value-type="float">
            <text:p>15.7352</text:p>
          </table:table-cell>
          <table:table-cell office:value-type="float" office:value="16.814" calcext:value-type="float">
            <text:p>16.814</text:p>
          </table:table-cell>
          <table:table-cell office:value-type="float" office:value="16.70193" calcext:value-type="float">
            <text:p>16.70193</text:p>
          </table:table-cell>
          <table:table-cell office:value-type="float" office:value="17.21976" calcext:value-type="float">
            <text:p>17.21976</text:p>
          </table:table-cell>
          <table:table-cell office:value-type="float" office:value="17.14212" calcext:value-type="float">
            <text:p>17.14212</text:p>
          </table:table-cell>
          <table:table-cell office:value-type="float" office:value="17.45575" calcext:value-type="float">
            <text:p>17.45575</text:p>
          </table:table-cell>
          <table:table-cell office:value-type="float" office:value="17.37906" calcext:value-type="float">
            <text:p>17.37906</text:p>
          </table:table-cell>
          <table:table-cell office:value-type="float" office:value="17.43213" calcext:value-type="float">
            <text:p>17.43213</text:p>
          </table:table-cell>
          <table:table-cell office:value-type="float" office:value="17.35834" calcext:value-type="float">
            <text:p>17.35834</text:p>
          </table:table-cell>
          <table:table-cell office:value-type="float" office:value="17.14441" calcext:value-type="float">
            <text:p>17.14441</text:p>
          </table:table-cell>
          <table:table-cell office:value-type="float" office:value="17.07608" calcext:value-type="float">
            <text:p>17.07608</text:p>
          </table:table-cell>
          <table:table-cell office:value-type="float" office:value="28.2612" calcext:value-type="float">
            <text:p>28.2612</text:p>
          </table:table-cell>
          <table:table-cell office:value-type="float" office:value="-0.1732178" calcext:value-type="float">
            <text:p>-0.17321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2" calcext:value-type="float">
            <text:p>18102002</text:p>
          </table:table-cell>
          <table:table-cell office:value-type="float" office:value="14.41022" calcext:value-type="float">
            <text:p>14.41022</text:p>
          </table:table-cell>
          <table:table-cell office:value-type="float" office:value="21.23" calcext:value-type="float">
            <text:p>21.23</text:p>
          </table:table-cell>
          <table:table-cell office:value-type="float" office:value="5.24" calcext:value-type="float">
            <text:p>5.24</text:p>
          </table:table-cell>
          <table:table-cell office:value-type="float" office:value="1.081345" calcext:value-type="float">
            <text:p>1.081345</text:p>
          </table:table-cell>
          <table:table-cell office:value-type="float" office:value="0.7799483" calcext:value-type="float">
            <text:p>0.7799483</text:p>
          </table:table-cell>
          <table:table-cell office:value-type="float" office:value="306.108" calcext:value-type="float">
            <text:p>306.108</text:p>
          </table:table-cell>
          <table:table-cell office:value-type="float" office:value="0" calcext:value-type="float">
            <text:p>0</text:p>
          </table:table-cell>
          <table:table-cell office:value-type="float" office:value="23.85974" calcext:value-type="float">
            <text:p>23.85974</text:p>
          </table:table-cell>
          <table:table-cell office:value-type="float" office:value="7.749603" calcext:value-type="float">
            <text:p>7.749603</text:p>
          </table:table-cell>
          <table:table-cell office:value-type="float" office:value="19.75601" calcext:value-type="float">
            <text:p>19.75601</text:p>
          </table:table-cell>
          <table:table-cell office:value-type="float" office:value="9.116608" calcext:value-type="float">
            <text:p>9.116608</text:p>
          </table:table-cell>
          <table:table-cell office:value-type="float" office:value="17.32614" calcext:value-type="float">
            <text:p>17.32614</text:p>
          </table:table-cell>
          <table:table-cell office:value-type="float" office:value="10.31458" calcext:value-type="float">
            <text:p>10.31458</text:p>
          </table:table-cell>
          <table:table-cell office:value-type="float" office:value="15.76105" calcext:value-type="float">
            <text:p>15.76105</text:p>
          </table:table-cell>
          <table:table-cell office:value-type="float" office:value="11.32797" calcext:value-type="float">
            <text:p>11.32797</text:p>
          </table:table-cell>
          <table:table-cell office:value-type="float" office:value="15.00314" calcext:value-type="float">
            <text:p>15.00314</text:p>
          </table:table-cell>
          <table:table-cell office:value-type="float" office:value="11.97629" calcext:value-type="float">
            <text:p>11.97629</text:p>
          </table:table-cell>
          <table:table-cell office:value-type="float" office:value="14.48993" calcext:value-type="float">
            <text:p>14.48993</text:p>
          </table:table-cell>
          <table:table-cell office:value-type="float" office:value="12.69882" calcext:value-type="float">
            <text:p>12.69882</text:p>
          </table:table-cell>
          <table:table-cell office:value-type="float" office:value="14.39709" calcext:value-type="float">
            <text:p>14.39709</text:p>
          </table:table-cell>
          <table:table-cell office:value-type="float" office:value="13.31702" calcext:value-type="float">
            <text:p>13.31702</text:p>
          </table:table-cell>
          <table:table-cell office:value-type="float" office:value="14.41119" calcext:value-type="float">
            <text:p>14.41119</text:p>
          </table:table-cell>
          <table:table-cell office:value-type="float" office:value="14.23499" calcext:value-type="float">
            <text:p>14.23499</text:p>
          </table:table-cell>
          <table:table-cell office:value-type="float" office:value="15.73172" calcext:value-type="float">
            <text:p>15.73172</text:p>
          </table:table-cell>
          <table:table-cell office:value-type="float" office:value="15.49182" calcext:value-type="float">
            <text:p>15.49182</text:p>
          </table:table-cell>
          <table:table-cell office:value-type="float" office:value="16.70044" calcext:value-type="float">
            <text:p>16.70044</text:p>
          </table:table-cell>
          <table:table-cell office:value-type="float" office:value="16.55042" calcext:value-type="float">
            <text:p>16.55042</text:p>
          </table:table-cell>
          <table:table-cell office:value-type="float" office:value="17.1412" calcext:value-type="float">
            <text:p>17.1412</text:p>
          </table:table-cell>
          <table:table-cell office:value-type="float" office:value="17.04602" calcext:value-type="float">
            <text:p>17.04602</text:p>
          </table:table-cell>
          <table:table-cell office:value-type="float" office:value="17.37827" calcext:value-type="float">
            <text:p>17.37827</text:p>
          </table:table-cell>
          <table:table-cell office:value-type="float" office:value="17.30042" calcext:value-type="float">
            <text:p>17.30042</text:p>
          </table:table-cell>
          <table:table-cell office:value-type="float" office:value="17.35757" calcext:value-type="float">
            <text:p>17.35757</text:p>
          </table:table-cell>
          <table:table-cell office:value-type="float" office:value="17.28439" calcext:value-type="float">
            <text:p>17.28439</text:p>
          </table:table-cell>
          <table:table-cell office:value-type="float" office:value="17.07538" calcext:value-type="float">
            <text:p>17.07538</text:p>
          </table:table-cell>
          <table:table-cell office:value-type="float" office:value="17.00729" calcext:value-type="float">
            <text:p>17.00729</text:p>
          </table:table-cell>
          <table:table-cell office:value-type="float" office:value="29.34409" calcext:value-type="float">
            <text:p>29.34409</text:p>
          </table:table-cell>
          <table:table-cell office:value-type="float" office:value="3.233978" calcext:value-type="float">
            <text:p>3.2339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2" calcext:value-type="float">
            <text:p>19102002</text:p>
          </table:table-cell>
          <table:table-cell office:value-type="float" office:value="14.50851" calcext:value-type="float">
            <text:p>14.50851</text:p>
          </table:table-cell>
          <table:table-cell office:value-type="float" office:value="9.72" calcext:value-type="float">
            <text:p>9.72</text:p>
          </table:table-cell>
          <table:table-cell office:value-type="float" office:value="-0.24" calcext:value-type="float">
            <text:p>-0.24</text:p>
          </table:table-cell>
          <table:table-cell office:value-type="float" office:value="0.8319447" calcext:value-type="float">
            <text:p>0.8319447</text:p>
          </table:table-cell>
          <table:table-cell office:value-type="float" office:value="0.5298636" calcext:value-type="float">
            <text:p>0.5298636</text:p>
          </table:table-cell>
          <table:table-cell office:value-type="float" office:value="246.888" calcext:value-type="float">
            <text:p>246.888</text:p>
          </table:table-cell>
          <table:table-cell office:value-type="float" office:value="0" calcext:value-type="float">
            <text:p>0</text:p>
          </table:table-cell>
          <table:table-cell office:value-type="float" office:value="20.23184" calcext:value-type="float">
            <text:p>20.23184</text:p>
          </table:table-cell>
          <table:table-cell office:value-type="float" office:value="5.121063" calcext:value-type="float">
            <text:p>5.121063</text:p>
          </table:table-cell>
          <table:table-cell office:value-type="float" office:value="16.991" calcext:value-type="float">
            <text:p>16.991</text:p>
          </table:table-cell>
          <table:table-cell office:value-type="float" office:value="7.828003" calcext:value-type="float">
            <text:p>7.828003</text:p>
          </table:table-cell>
          <table:table-cell office:value-type="float" office:value="15.42072" calcext:value-type="float">
            <text:p>15.42072</text:p>
          </table:table-cell>
          <table:table-cell office:value-type="float" office:value="9.843109" calcext:value-type="float">
            <text:p>9.843109</text:p>
          </table:table-cell>
          <table:table-cell office:value-type="float" office:value="14.54376" calcext:value-type="float">
            <text:p>14.54376</text:p>
          </table:table-cell>
          <table:table-cell office:value-type="float" office:value="11.3718" calcext:value-type="float">
            <text:p>11.3718</text:p>
          </table:table-cell>
          <table:table-cell office:value-type="float" office:value="14.30365" calcext:value-type="float">
            <text:p>14.30365</text:p>
          </table:table-cell>
          <table:table-cell office:value-type="float" office:value="12.25803" calcext:value-type="float">
            <text:p>12.25803</text:p>
          </table:table-cell>
          <table:table-cell office:value-type="float" office:value="14.44656" calcext:value-type="float">
            <text:p>14.44656</text:p>
          </table:table-cell>
          <table:table-cell office:value-type="float" office:value="13.12994" calcext:value-type="float">
            <text:p>13.12994</text:p>
          </table:table-cell>
          <table:table-cell office:value-type="float" office:value="14.41077" calcext:value-type="float">
            <text:p>14.41077</text:p>
          </table:table-cell>
          <table:table-cell office:value-type="float" office:value="13.69977" calcext:value-type="float">
            <text:p>13.69977</text:p>
          </table:table-cell>
          <table:table-cell office:value-type="float" office:value="14.55096" calcext:value-type="float">
            <text:p>14.55096</text:p>
          </table:table-cell>
          <table:table-cell office:value-type="float" office:value="14.41843" calcext:value-type="float">
            <text:p>14.41843</text:p>
          </table:table-cell>
          <table:table-cell office:value-type="float" office:value="15.49063" calcext:value-type="float">
            <text:p>15.49063</text:p>
          </table:table-cell>
          <table:table-cell office:value-type="float" office:value="15.41919" calcext:value-type="float">
            <text:p>15.41919</text:p>
          </table:table-cell>
          <table:table-cell office:value-type="float" office:value="16.54883" calcext:value-type="float">
            <text:p>16.54883</text:p>
          </table:table-cell>
          <table:table-cell office:value-type="float" office:value="16.41403" calcext:value-type="float">
            <text:p>16.41403</text:p>
          </table:table-cell>
          <table:table-cell office:value-type="float" office:value="17.04495" calcext:value-type="float">
            <text:p>17.04495</text:p>
          </table:table-cell>
          <table:table-cell office:value-type="float" office:value="16.93976" calcext:value-type="float">
            <text:p>16.93976</text:p>
          </table:table-cell>
          <table:table-cell office:value-type="float" office:value="17.29959" calcext:value-type="float">
            <text:p>17.29959</text:p>
          </table:table-cell>
          <table:table-cell office:value-type="float" office:value="17.21649" calcext:value-type="float">
            <text:p>17.21649</text:p>
          </table:table-cell>
          <table:table-cell office:value-type="float" office:value="17.2836" calcext:value-type="float">
            <text:p>17.2836</text:p>
          </table:table-cell>
          <table:table-cell office:value-type="float" office:value="17.20776" calcext:value-type="float">
            <text:p>17.20776</text:p>
          </table:table-cell>
          <table:table-cell office:value-type="float" office:value="17.00656" calcext:value-type="float">
            <text:p>17.00656</text:p>
          </table:table-cell>
          <table:table-cell office:value-type="float" office:value="16.93704" calcext:value-type="float">
            <text:p>16.93704</text:p>
          </table:table-cell>
          <table:table-cell office:value-type="float" office:value="23.70956" calcext:value-type="float">
            <text:p>23.70956</text:p>
          </table:table-cell>
          <table:table-cell office:value-type="float" office:value="-2.393738" calcext:value-type="float">
            <text:p>-2.3937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2" calcext:value-type="float">
            <text:p>20102002</text:p>
          </table:table-cell>
          <table:table-cell office:value-type="float" office:value="13.55953" calcext:value-type="float">
            <text:p>13.55953</text:p>
          </table:table-cell>
          <table:table-cell office:value-type="float" office:value="17.32" calcext:value-type="float">
            <text:p>17.32</text:p>
          </table:table-cell>
          <table:table-cell office:value-type="float" office:value="0.04" calcext:value-type="float">
            <text:p>0.04</text:p>
          </table:table-cell>
          <table:table-cell office:value-type="float" office:value="0.9205574" calcext:value-type="float">
            <text:p>0.9205574</text:p>
          </table:table-cell>
          <table:table-cell office:value-type="float" office:value="0.5406377" calcext:value-type="float">
            <text:p>0.5406377</text:p>
          </table:table-cell>
          <table:table-cell office:value-type="float" office:value="306.576" calcext:value-type="float">
            <text:p>306.576</text:p>
          </table:table-cell>
          <table:table-cell office:value-type="float" office:value="0" calcext:value-type="float">
            <text:p>0</text:p>
          </table:table-cell>
          <table:table-cell office:value-type="float" office:value="21.38596" calcext:value-type="float">
            <text:p>21.38596</text:p>
          </table:table-cell>
          <table:table-cell office:value-type="float" office:value="4.704437" calcext:value-type="float">
            <text:p>4.704437</text:p>
          </table:table-cell>
          <table:table-cell office:value-type="float" office:value="17.26453" calcext:value-type="float">
            <text:p>17.26453</text:p>
          </table:table-cell>
          <table:table-cell office:value-type="float" office:value="7.169525" calcext:value-type="float">
            <text:p>7.169525</text:p>
          </table:table-cell>
          <table:table-cell office:value-type="float" office:value="15.48459" calcext:value-type="float">
            <text:p>15.48459</text:p>
          </table:table-cell>
          <table:table-cell office:value-type="float" office:value="8.981537" calcext:value-type="float">
            <text:p>8.981537</text:p>
          </table:table-cell>
          <table:table-cell office:value-type="float" office:value="14.44424" calcext:value-type="float">
            <text:p>14.44424</text:p>
          </table:table-cell>
          <table:table-cell office:value-type="float" office:value="10.5239" calcext:value-type="float">
            <text:p>10.5239</text:p>
          </table:table-cell>
          <table:table-cell office:value-type="float" office:value="14.0112" calcext:value-type="float">
            <text:p>14.0112</text:p>
          </table:table-cell>
          <table:table-cell office:value-type="float" office:value="11.49503" calcext:value-type="float">
            <text:p>11.49503</text:p>
          </table:table-cell>
          <table:table-cell office:value-type="float" office:value="13.83008" calcext:value-type="float">
            <text:p>13.83008</text:p>
          </table:table-cell>
          <table:table-cell office:value-type="float" office:value="12.50061" calcext:value-type="float">
            <text:p>12.50061</text:p>
          </table:table-cell>
          <table:table-cell office:value-type="float" office:value="14.12689" calcext:value-type="float">
            <text:p>14.12689</text:p>
          </table:table-cell>
          <table:table-cell office:value-type="float" office:value="13.24973" calcext:value-type="float">
            <text:p>13.24973</text:p>
          </table:table-cell>
          <table:table-cell office:value-type="float" office:value="14.5094" calcext:value-type="float">
            <text:p>14.5094</text:p>
          </table:table-cell>
          <table:table-cell office:value-type="float" office:value="14.24771" calcext:value-type="float">
            <text:p>14.24771</text:p>
          </table:table-cell>
          <table:table-cell office:value-type="float" office:value="15.41852" calcext:value-type="float">
            <text:p>15.41852</text:p>
          </table:table-cell>
          <table:table-cell office:value-type="float" office:value="15.31" calcext:value-type="float">
            <text:p>15.31</text:p>
          </table:table-cell>
          <table:table-cell office:value-type="float" office:value="16.41275" calcext:value-type="float">
            <text:p>16.41275</text:p>
          </table:table-cell>
          <table:table-cell office:value-type="float" office:value="16.29617" calcext:value-type="float">
            <text:p>16.29617</text:p>
          </table:table-cell>
          <table:table-cell office:value-type="float" office:value="16.93866" calcext:value-type="float">
            <text:p>16.93866</text:p>
          </table:table-cell>
          <table:table-cell office:value-type="float" office:value="16.83447" calcext:value-type="float">
            <text:p>16.83447</text:p>
          </table:table-cell>
          <table:table-cell office:value-type="float" office:value="17.21561" calcext:value-type="float">
            <text:p>17.21561</text:p>
          </table:table-cell>
          <table:table-cell office:value-type="float" office:value="17.12973" calcext:value-type="float">
            <text:p>17.12973</text:p>
          </table:table-cell>
          <table:table-cell office:value-type="float" office:value="17.207" calcext:value-type="float">
            <text:p>17.207</text:p>
          </table:table-cell>
          <table:table-cell office:value-type="float" office:value="17.13354" calcext:value-type="float">
            <text:p>17.13354</text:p>
          </table:table-cell>
          <table:table-cell office:value-type="float" office:value="16.93631" calcext:value-type="float">
            <text:p>16.93631</text:p>
          </table:table-cell>
          <table:table-cell office:value-type="float" office:value="16.86774" calcext:value-type="float">
            <text:p>16.86774</text:p>
          </table:table-cell>
          <table:table-cell office:value-type="float" office:value="37.07867" calcext:value-type="float">
            <text:p>37.07867</text:p>
          </table:table-cell>
          <table:table-cell office:value-type="float" office:value="-2.805786" calcext:value-type="float">
            <text:p>-2.8057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2" calcext:value-type="float">
            <text:p>21102002</text:p>
          </table:table-cell>
          <table:table-cell office:value-type="float" office:value="10.75239" calcext:value-type="float">
            <text:p>10.75239</text:p>
          </table:table-cell>
          <table:table-cell office:value-type="float" office:value="9.78" calcext:value-type="float">
            <text:p>9.78</text:p>
          </table:table-cell>
          <table:table-cell office:value-type="float" office:value="-0.4" calcext:value-type="float">
            <text:p>-0.4</text:p>
          </table:table-cell>
          <table:table-cell office:value-type="float" office:value="0.912936" calcext:value-type="float">
            <text:p>0.912936</text:p>
          </table:table-cell>
          <table:table-cell office:value-type="float" office:value="0.5237939" calcext:value-type="float">
            <text:p>0.5237939</text:p>
          </table:table-cell>
          <table:table-cell office:value-type="float" office:value="308.052" calcext:value-type="float">
            <text:p>308.052</text:p>
          </table:table-cell>
          <table:table-cell office:value-type="float" office:value="0" calcext:value-type="float">
            <text:p>0</text:p>
          </table:table-cell>
          <table:table-cell office:value-type="float" office:value="18.94812" calcext:value-type="float">
            <text:p>18.94812</text:p>
          </table:table-cell>
          <table:table-cell office:value-type="float" office:value="6.404602" calcext:value-type="float">
            <text:p>6.404602</text:p>
          </table:table-cell>
          <table:table-cell office:value-type="float" office:value="15.93207" calcext:value-type="float">
            <text:p>15.93207</text:p>
          </table:table-cell>
          <table:table-cell office:value-type="float" office:value="9.162781" calcext:value-type="float">
            <text:p>9.162781</text:p>
          </table:table-cell>
          <table:table-cell office:value-type="float" office:value="14.65625" calcext:value-type="float">
            <text:p>14.65625</text:p>
          </table:table-cell>
          <table:table-cell office:value-type="float" office:value="10.52359" calcext:value-type="float">
            <text:p>10.52359</text:p>
          </table:table-cell>
          <table:table-cell office:value-type="float" office:value="13.97687" calcext:value-type="float">
            <text:p>13.97687</text:p>
          </table:table-cell>
          <table:table-cell office:value-type="float" office:value="11.62347" calcext:value-type="float">
            <text:p>11.62347</text:p>
          </table:table-cell>
          <table:table-cell office:value-type="float" office:value="13.73254" calcext:value-type="float">
            <text:p>13.73254</text:p>
          </table:table-cell>
          <table:table-cell office:value-type="float" office:value="12.28189" calcext:value-type="float">
            <text:p>12.28189</text:p>
          </table:table-cell>
          <table:table-cell office:value-type="float" office:value="13.78683" calcext:value-type="float">
            <text:p>13.78683</text:p>
          </table:table-cell>
          <table:table-cell office:value-type="float" office:value="12.95493" calcext:value-type="float">
            <text:p>12.95493</text:p>
          </table:table-cell>
          <table:table-cell office:value-type="float" office:value="13.95312" calcext:value-type="float">
            <text:p>13.95312</text:p>
          </table:table-cell>
          <table:table-cell office:value-type="float" office:value="13.48318" calcext:value-type="float">
            <text:p>13.48318</text:p>
          </table:table-cell>
          <table:table-cell office:value-type="float" office:value="14.32886" calcext:value-type="float">
            <text:p>14.32886</text:p>
          </table:table-cell>
          <table:table-cell office:value-type="float" office:value="14.23282" calcext:value-type="float">
            <text:p>14.23282</text:p>
          </table:table-cell>
          <table:table-cell office:value-type="float" office:value="15.30875" calcext:value-type="float">
            <text:p>15.30875</text:p>
          </table:table-cell>
          <table:table-cell office:value-type="float" office:value="15.20953" calcext:value-type="float">
            <text:p>15.20953</text:p>
          </table:table-cell>
          <table:table-cell office:value-type="float" office:value="16.29495" calcext:value-type="float">
            <text:p>16.29495</text:p>
          </table:table-cell>
          <table:table-cell office:value-type="float" office:value="16.18283" calcext:value-type="float">
            <text:p>16.18283</text:p>
          </table:table-cell>
          <table:table-cell office:value-type="float" office:value="16.8334" calcext:value-type="float">
            <text:p>16.8334</text:p>
          </table:table-cell>
          <table:table-cell office:value-type="float" office:value="16.73148" calcext:value-type="float">
            <text:p>16.73148</text:p>
          </table:table-cell>
          <table:table-cell office:value-type="float" office:value="17.12881" calcext:value-type="float">
            <text:p>17.12881</text:p>
          </table:table-cell>
          <table:table-cell office:value-type="float" office:value="17.0412" calcext:value-type="float">
            <text:p>17.0412</text:p>
          </table:table-cell>
          <table:table-cell office:value-type="float" office:value="17.13275" calcext:value-type="float">
            <text:p>17.13275</text:p>
          </table:table-cell>
          <table:table-cell office:value-type="float" office:value="17.05737" calcext:value-type="float">
            <text:p>17.05737</text:p>
          </table:table-cell>
          <table:table-cell office:value-type="float" office:value="16.867" calcext:value-type="float">
            <text:p>16.867</text:p>
          </table:table-cell>
          <table:table-cell office:value-type="float" office:value="16.79837" calcext:value-type="float">
            <text:p>16.79837</text:p>
          </table:table-cell>
          <table:table-cell office:value-type="float" office:value="26.74844" calcext:value-type="float">
            <text:p>26.74844</text:p>
          </table:table-cell>
          <table:table-cell office:value-type="float" office:value="-3.301514" calcext:value-type="float">
            <text:p>-3.3015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2" calcext:value-type="float">
            <text:p>22102002</text:p>
          </table:table-cell>
          <table:table-cell office:value-type="float" office:value="2.5092" calcext:value-type="float">
            <text:p>2.5092</text:p>
          </table:table-cell>
          <table:table-cell office:value-type="float" office:value="2.93" calcext:value-type="float">
            <text:p>2.93</text:p>
          </table:table-cell>
          <table:table-cell office:value-type="float" office:value="-1.52" calcext:value-type="float">
            <text:p>-1.52</text:p>
          </table:table-cell>
          <table:table-cell office:value-type="float" office:value="0.6638994" calcext:value-type="float">
            <text:p>0.6638994</text:p>
          </table:table-cell>
          <table:table-cell office:value-type="float" office:value="0.4830257" calcext:value-type="float">
            <text:p>0.4830257</text:p>
          </table:table-cell>
          <table:table-cell office:value-type="float" office:value="381.384" calcext:value-type="float">
            <text:p>381.384</text:p>
          </table:table-cell>
          <table:table-cell office:value-type="float" office:value="1.1" calcext:value-type="float">
            <text:p>1.1</text:p>
          </table:table-cell>
          <table:table-cell office:value-type="float" office:value="8.342102" calcext:value-type="float">
            <text:p>8.342102</text:p>
          </table:table-cell>
          <table:table-cell office:value-type="float" office:value="3.181854" calcext:value-type="float">
            <text:p>3.181854</text:p>
          </table:table-cell>
          <table:table-cell office:value-type="float" office:value="9.282562" calcext:value-type="float">
            <text:p>9.282562</text:p>
          </table:table-cell>
          <table:table-cell office:value-type="float" office:value="5.635559" calcext:value-type="float">
            <text:p>5.635559</text:p>
          </table:table-cell>
          <table:table-cell office:value-type="float" office:value="11.05481" calcext:value-type="float">
            <text:p>11.05481</text:p>
          </table:table-cell>
          <table:table-cell office:value-type="float" office:value="7.448792" calcext:value-type="float">
            <text:p>7.448792</text:p>
          </table:table-cell>
          <table:table-cell office:value-type="float" office:value="12.31458" calcext:value-type="float">
            <text:p>12.31458</text:p>
          </table:table-cell>
          <table:table-cell office:value-type="float" office:value="9.097565" calcext:value-type="float">
            <text:p>9.097565</text:p>
          </table:table-cell>
          <table:table-cell office:value-type="float" office:value="12.92203" calcext:value-type="float">
            <text:p>12.92203</text:p>
          </table:table-cell>
          <table:table-cell office:value-type="float" office:value="10.17523" calcext:value-type="float">
            <text:p>10.17523</text:p>
          </table:table-cell>
          <table:table-cell office:value-type="float" office:value="13.49347" calcext:value-type="float">
            <text:p>13.49347</text:p>
          </table:table-cell>
          <table:table-cell office:value-type="float" office:value="11.40091" calcext:value-type="float">
            <text:p>11.40091</text:p>
          </table:table-cell>
          <table:table-cell office:value-type="float" office:value="13.81607" calcext:value-type="float">
            <text:p>13.81607</text:p>
          </table:table-cell>
          <table:table-cell office:value-type="float" office:value="12.40103" calcext:value-type="float">
            <text:p>12.40103</text:p>
          </table:table-cell>
          <table:table-cell office:value-type="float" office:value="14.26035" calcext:value-type="float">
            <text:p>14.26035</text:p>
          </table:table-cell>
          <table:table-cell office:value-type="float" office:value="13.75739" calcext:value-type="float">
            <text:p>13.75739</text:p>
          </table:table-cell>
          <table:table-cell office:value-type="float" office:value="15.20859" calcext:value-type="float">
            <text:p>15.20859</text:p>
          </table:table-cell>
          <table:table-cell office:value-type="float" office:value="15.06375" calcext:value-type="float">
            <text:p>15.06375</text:p>
          </table:table-cell>
          <table:table-cell office:value-type="float" office:value="16.18167" calcext:value-type="float">
            <text:p>16.18167</text:p>
          </table:table-cell>
          <table:table-cell office:value-type="float" office:value="16.07272" calcext:value-type="float">
            <text:p>16.07272</text:p>
          </table:table-cell>
          <table:table-cell office:value-type="float" office:value="16.73041" calcext:value-type="float">
            <text:p>16.73041</text:p>
          </table:table-cell>
          <table:table-cell office:value-type="float" office:value="16.63049" calcext:value-type="float">
            <text:p>16.63049</text:p>
          </table:table-cell>
          <table:table-cell office:value-type="float" office:value="17.04031" calcext:value-type="float">
            <text:p>17.04031</text:p>
          </table:table-cell>
          <table:table-cell office:value-type="float" office:value="16.95203" calcext:value-type="float">
            <text:p>16.95203</text:p>
          </table:table-cell>
          <table:table-cell office:value-type="float" office:value="17.05658" calcext:value-type="float">
            <text:p>17.05658</text:p>
          </table:table-cell>
          <table:table-cell office:value-type="float" office:value="16.9801" calcext:value-type="float">
            <text:p>16.9801</text:p>
          </table:table-cell>
          <table:table-cell office:value-type="float" office:value="16.79764" calcext:value-type="float">
            <text:p>16.79764</text:p>
          </table:table-cell>
          <table:table-cell office:value-type="float" office:value="16.72797" calcext:value-type="float">
            <text:p>16.72797</text:p>
          </table:table-cell>
          <table:table-cell office:value-type="float" office:value="6.449463" calcext:value-type="float">
            <text:p>6.449463</text:p>
          </table:table-cell>
          <table:table-cell office:value-type="float" office:value="-4.546082" calcext:value-type="float">
            <text:p>-4.5460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2" calcext:value-type="float">
            <text:p>23102002</text:p>
          </table:table-cell>
          <table:table-cell office:value-type="float" office:value="3.64104" calcext:value-type="float">
            <text:p>3.64104</text:p>
          </table:table-cell>
          <table:table-cell office:value-type="float" office:value="-0.29" calcext:value-type="float">
            <text:p>-0.29</text:p>
          </table:table-cell>
          <table:table-cell office:value-type="float" office:value="-2.23" calcext:value-type="float">
            <text:p>-2.23</text:p>
          </table:table-cell>
          <table:table-cell office:value-type="float" office:value="0.5279593" calcext:value-type="float">
            <text:p>0.5279593</text:p>
          </table:table-cell>
          <table:table-cell office:value-type="float" office:value="0.4586805" calcext:value-type="float">
            <text:p>0.4586805</text:p>
          </table:table-cell>
          <table:table-cell office:value-type="float" office:value="437.148" calcext:value-type="float">
            <text:p>437.148</text:p>
          </table:table-cell>
          <table:table-cell office:value-type="float" office:value="0" calcext:value-type="float">
            <text:p>0</text:p>
          </table:table-cell>
          <table:table-cell office:value-type="float" office:value="5.921478" calcext:value-type="float">
            <text:p>5.921478</text:p>
          </table:table-cell>
          <table:table-cell office:value-type="float" office:value="1.034302" calcext:value-type="float">
            <text:p>1.034302</text:p>
          </table:table-cell>
          <table:table-cell office:value-type="float" office:value="6.367493" calcext:value-type="float">
            <text:p>6.367493</text:p>
          </table:table-cell>
          <table:table-cell office:value-type="float" office:value="3.368378" calcext:value-type="float">
            <text:p>3.368378</text:p>
          </table:table-cell>
          <table:table-cell office:value-type="float" office:value="7.395294" calcext:value-type="float">
            <text:p>7.395294</text:p>
          </table:table-cell>
          <table:table-cell office:value-type="float" office:value="5.212341" calcext:value-type="float">
            <text:p>5.212341</text:p>
          </table:table-cell>
          <table:table-cell office:value-type="float" office:value="9.052979" calcext:value-type="float">
            <text:p>9.052979</text:p>
          </table:table-cell>
          <table:table-cell office:value-type="float" office:value="6.970642" calcext:value-type="float">
            <text:p>6.970642</text:p>
          </table:table-cell>
          <table:table-cell office:value-type="float" office:value="10.13907" calcext:value-type="float">
            <text:p>10.13907</text:p>
          </table:table-cell>
          <table:table-cell office:value-type="float" office:value="8.178406" calcext:value-type="float">
            <text:p>8.178406</text:p>
          </table:table-cell>
          <table:table-cell office:value-type="float" office:value="11.37561" calcext:value-type="float">
            <text:p>11.37561</text:p>
          </table:table-cell>
          <table:table-cell office:value-type="float" office:value="9.593079" calcext:value-type="float">
            <text:p>9.593079</text:p>
          </table:table-cell>
          <table:table-cell office:value-type="float" office:value="12.38409" calcext:value-type="float">
            <text:p>12.38409</text:p>
          </table:table-cell>
          <table:table-cell office:value-type="float" office:value="10.87711" calcext:value-type="float">
            <text:p>10.87711</text:p>
          </table:table-cell>
          <table:table-cell office:value-type="float" office:value="13.74918" calcext:value-type="float">
            <text:p>13.74918</text:p>
          </table:table-cell>
          <table:table-cell office:value-type="float" office:value="12.74628" calcext:value-type="float">
            <text:p>12.74628</text:p>
          </table:table-cell>
          <table:table-cell office:value-type="float" office:value="15.06116" calcext:value-type="float">
            <text:p>15.06116</text:p>
          </table:table-cell>
          <table:table-cell office:value-type="float" office:value="14.6944" calcext:value-type="float">
            <text:p>14.6944</text:p>
          </table:table-cell>
          <table:table-cell office:value-type="float" office:value="16.07153" calcext:value-type="float">
            <text:p>16.07153</text:p>
          </table:table-cell>
          <table:table-cell office:value-type="float" office:value="15.93112" calcext:value-type="float">
            <text:p>15.93112</text:p>
          </table:table-cell>
          <table:table-cell office:value-type="float" office:value="16.62946" calcext:value-type="float">
            <text:p>16.62946</text:p>
          </table:table-cell>
          <table:table-cell office:value-type="float" office:value="16.526" calcext:value-type="float">
            <text:p>16.526</text:p>
          </table:table-cell>
          <table:table-cell office:value-type="float" office:value="16.95111" calcext:value-type="float">
            <text:p>16.95111</text:p>
          </table:table-cell>
          <table:table-cell office:value-type="float" office:value="16.86218" calcext:value-type="float">
            <text:p>16.86218</text:p>
          </table:table-cell>
          <table:table-cell office:value-type="float" office:value="16.97931" calcext:value-type="float">
            <text:p>16.97931</text:p>
          </table:table-cell>
          <table:table-cell office:value-type="float" office:value="16.90186" calcext:value-type="float">
            <text:p>16.90186</text:p>
          </table:table-cell>
          <table:table-cell office:value-type="float" office:value="16.72723" calcext:value-type="float">
            <text:p>16.72723</text:p>
          </table:table-cell>
          <table:table-cell office:value-type="float" office:value="16.65723" calcext:value-type="float">
            <text:p>16.65723</text:p>
          </table:table-cell>
          <table:table-cell office:value-type="float" office:value="3.395538" calcext:value-type="float">
            <text:p>3.395538</text:p>
          </table:table-cell>
          <table:table-cell office:value-type="float" office:value="-4.395355" calcext:value-type="float">
            <text:p>-4.3953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2" calcext:value-type="float">
            <text:p>24102002</text:p>
          </table:table-cell>
          <table:table-cell office:value-type="float" office:value="5.636159" calcext:value-type="float">
            <text:p>5.636159</text:p>
          </table:table-cell>
          <table:table-cell office:value-type="float" office:value="-0.09" calcext:value-type="float">
            <text:p>-0.09</text:p>
          </table:table-cell>
          <table:table-cell office:value-type="float" office:value="-2.46" calcext:value-type="float">
            <text:p>-2.46</text:p>
          </table:table-cell>
          <table:table-cell office:value-type="float" office:value="0.535611" calcext:value-type="float">
            <text:p>0.535611</text:p>
          </table:table-cell>
          <table:table-cell office:value-type="float" office:value="0.4510351" calcext:value-type="float">
            <text:p>0.4510351</text:p>
          </table:table-cell>
          <table:table-cell office:value-type="float" office:value="289.368" calcext:value-type="float">
            <text:p>289.368</text:p>
          </table:table-cell>
          <table:table-cell office:value-type="float" office:value="0.4" calcext:value-type="float">
            <text:p>0.4</text:p>
          </table:table-cell>
          <table:table-cell office:value-type="float" office:value="6.741425" calcext:value-type="float">
            <text:p>6.741425</text:p>
          </table:table-cell>
          <table:table-cell office:value-type="float" office:value="0.09533691" calcext:value-type="float">
            <text:p>0.09533691</text:p>
          </table:table-cell>
          <table:table-cell office:value-type="float" office:value="6.162018" calcext:value-type="float">
            <text:p>6.162018</text:p>
          </table:table-cell>
          <table:table-cell office:value-type="float" office:value="2.374268" calcext:value-type="float">
            <text:p>2.374268</text:p>
          </table:table-cell>
          <table:table-cell office:value-type="float" office:value="6.414062" calcext:value-type="float">
            <text:p>6.414062</text:p>
          </table:table-cell>
          <table:table-cell office:value-type="float" office:value="4.1828" calcext:value-type="float">
            <text:p>4.1828</text:p>
          </table:table-cell>
          <table:table-cell office:value-type="float" office:value="7.124237" calcext:value-type="float">
            <text:p>7.124237</text:p>
          </table:table-cell>
          <table:table-cell office:value-type="float" office:value="5.943085" calcext:value-type="float">
            <text:p>5.943085</text:p>
          </table:table-cell>
          <table:table-cell office:value-type="float" office:value="8.148041" calcext:value-type="float">
            <text:p>8.148041</text:p>
          </table:table-cell>
          <table:table-cell office:value-type="float" office:value="7.195892" calcext:value-type="float">
            <text:p>7.195892</text:p>
          </table:table-cell>
          <table:table-cell office:value-type="float" office:value="9.571442" calcext:value-type="float">
            <text:p>9.571442</text:p>
          </table:table-cell>
          <table:table-cell office:value-type="float" office:value="8.574188" calcext:value-type="float">
            <text:p>8.574188</text:p>
          </table:table-cell>
          <table:table-cell office:value-type="float" office:value="10.86166" calcext:value-type="float">
            <text:p>10.86166</text:p>
          </table:table-cell>
          <table:table-cell office:value-type="float" office:value="9.827515" calcext:value-type="float">
            <text:p>9.827515</text:p>
          </table:table-cell>
          <table:table-cell office:value-type="float" office:value="12.73602" calcext:value-type="float">
            <text:p>12.73602</text:p>
          </table:table-cell>
          <table:table-cell office:value-type="float" office:value="11.75122" calcext:value-type="float">
            <text:p>11.75122</text:p>
          </table:table-cell>
          <table:table-cell office:value-type="float" office:value="14.68948" calcext:value-type="float">
            <text:p>14.68948</text:p>
          </table:table-cell>
          <table:table-cell office:value-type="float" office:value="14.15536" calcext:value-type="float">
            <text:p>14.15536</text:p>
          </table:table-cell>
          <table:table-cell office:value-type="float" office:value="15.92935" calcext:value-type="float">
            <text:p>15.92935</text:p>
          </table:table-cell>
          <table:table-cell office:value-type="float" office:value="15.72375" calcext:value-type="float">
            <text:p>15.72375</text:p>
          </table:table-cell>
          <table:table-cell office:value-type="float" office:value="16.52484" calcext:value-type="float">
            <text:p>16.52484</text:p>
          </table:table-cell>
          <table:table-cell office:value-type="float" office:value="16.40369" calcext:value-type="float">
            <text:p>16.40369</text:p>
          </table:table-cell>
          <table:table-cell office:value-type="float" office:value="16.86127" calcext:value-type="float">
            <text:p>16.86127</text:p>
          </table:table-cell>
          <table:table-cell office:value-type="float" office:value="16.7692" calcext:value-type="float">
            <text:p>16.7692</text:p>
          </table:table-cell>
          <table:table-cell office:value-type="float" office:value="16.90106" calcext:value-type="float">
            <text:p>16.90106</text:p>
          </table:table-cell>
          <table:table-cell office:value-type="float" office:value="16.82254" calcext:value-type="float">
            <text:p>16.82254</text:p>
          </table:table-cell>
          <table:table-cell office:value-type="float" office:value="16.65649" calcext:value-type="float">
            <text:p>16.65649</text:p>
          </table:table-cell>
          <table:table-cell office:value-type="float" office:value="16.58646" calcext:value-type="float">
            <text:p>16.58646</text:p>
          </table:table-cell>
          <table:table-cell office:value-type="float" office:value="6.328857" calcext:value-type="float">
            <text:p>6.328857</text:p>
          </table:table-cell>
          <table:table-cell office:value-type="float" office:value="-4.970245" calcext:value-type="float">
            <text:p>-4.9702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2" calcext:value-type="float">
            <text:p>25102002</text:p>
          </table:table-cell>
          <table:table-cell office:value-type="float" office:value="6.53292" calcext:value-type="float">
            <text:p>6.53292</text:p>
          </table:table-cell>
          <table:table-cell office:value-type="float" office:value="5.84" calcext:value-type="float">
            <text:p>5.84</text:p>
          </table:table-cell>
          <table:table-cell office:value-type="float" office:value="-0.01" calcext:value-type="float">
            <text:p>-0.01</text:p>
          </table:table-cell>
          <table:table-cell office:value-type="float" office:value="0.8129222" calcext:value-type="float">
            <text:p>0.8129222</text:p>
          </table:table-cell>
          <table:table-cell office:value-type="float" office:value="0.5386987" calcext:value-type="float">
            <text:p>0.5386987</text:p>
          </table:table-cell>
          <table:table-cell office:value-type="float" office:value="184.068" calcext:value-type="float">
            <text:p>184.068</text:p>
          </table:table-cell>
          <table:table-cell office:value-type="float" office:value="0.7" calcext:value-type="float">
            <text:p>0.7</text:p>
          </table:table-cell>
          <table:table-cell office:value-type="float" office:value="10.11237" calcext:value-type="float">
            <text:p>10.11237</text:p>
          </table:table-cell>
          <table:table-cell office:value-type="float" office:value="0.5626831" calcext:value-type="float">
            <text:p>0.5626831</text:p>
          </table:table-cell>
          <table:table-cell office:value-type="float" office:value="8.405029" calcext:value-type="float">
            <text:p>8.405029</text:p>
          </table:table-cell>
          <table:table-cell office:value-type="float" office:value="2.41687" calcext:value-type="float">
            <text:p>2.41687</text:p>
          </table:table-cell>
          <table:table-cell office:value-type="float" office:value="7.762817" calcext:value-type="float">
            <text:p>7.762817</text:p>
          </table:table-cell>
          <table:table-cell office:value-type="float" office:value="3.927399" calcext:value-type="float">
            <text:p>3.927399</text:p>
          </table:table-cell>
          <table:table-cell office:value-type="float" office:value="7.819244" calcext:value-type="float">
            <text:p>7.819244</text:p>
          </table:table-cell>
          <table:table-cell office:value-type="float" office:value="5.467651" calcext:value-type="float">
            <text:p>5.467651</text:p>
          </table:table-cell>
          <table:table-cell office:value-type="float" office:value="8.10965" calcext:value-type="float">
            <text:p>8.10965</text:p>
          </table:table-cell>
          <table:table-cell office:value-type="float" office:value="6.593079" calcext:value-type="float">
            <text:p>6.593079</text:p>
          </table:table-cell>
          <table:table-cell office:value-type="float" office:value="8.685699" calcext:value-type="float">
            <text:p>8.685699</text:p>
          </table:table-cell>
          <table:table-cell office:value-type="float" office:value="7.907196" calcext:value-type="float">
            <text:p>7.907196</text:p>
          </table:table-cell>
          <table:table-cell office:value-type="float" office:value="9.817291" calcext:value-type="float">
            <text:p>9.817291</text:p>
          </table:table-cell>
          <table:table-cell office:value-type="float" office:value="9.209747" calcext:value-type="float">
            <text:p>9.209747</text:p>
          </table:table-cell>
          <table:table-cell office:value-type="float" office:value="11.74341" calcext:value-type="float">
            <text:p>11.74341</text:p>
          </table:table-cell>
          <table:table-cell office:value-type="float" office:value="11.08423" calcext:value-type="float">
            <text:p>11.08423</text:p>
          </table:table-cell>
          <table:table-cell office:value-type="float" office:value="14.14944" calcext:value-type="float">
            <text:p>14.14944</text:p>
          </table:table-cell>
          <table:table-cell office:value-type="float" office:value="13.59598" calcext:value-type="float">
            <text:p>13.59598</text:p>
          </table:table-cell>
          <table:table-cell office:value-type="float" office:value="15.72125" calcext:value-type="float">
            <text:p>15.72125</text:p>
          </table:table-cell>
          <table:table-cell office:value-type="float" office:value="15.45569" calcext:value-type="float">
            <text:p>15.45569</text:p>
          </table:table-cell>
          <table:table-cell office:value-type="float" office:value="16.40225" calcext:value-type="float">
            <text:p>16.40225</text:p>
          </table:table-cell>
          <table:table-cell office:value-type="float" office:value="16.25381" calcext:value-type="float">
            <text:p>16.25381</text:p>
          </table:table-cell>
          <table:table-cell office:value-type="float" office:value="16.76822" calcext:value-type="float">
            <text:p>16.76822</text:p>
          </table:table-cell>
          <table:table-cell office:value-type="float" office:value="16.66891" calcext:value-type="float">
            <text:p>16.66891</text:p>
          </table:table-cell>
          <table:table-cell office:value-type="float" office:value="16.82172" calcext:value-type="float">
            <text:p>16.82172</text:p>
          </table:table-cell>
          <table:table-cell office:value-type="float" office:value="16.74155" calcext:value-type="float">
            <text:p>16.74155</text:p>
          </table:table-cell>
          <table:table-cell office:value-type="float" office:value="16.58572" calcext:value-type="float">
            <text:p>16.58572</text:p>
          </table:table-cell>
          <table:table-cell office:value-type="float" office:value="16.51398" calcext:value-type="float">
            <text:p>16.51398</text:p>
          </table:table-cell>
          <table:table-cell office:value-type="float" office:value="13.30881" calcext:value-type="float">
            <text:p>13.30881</text:p>
          </table:table-cell>
          <table:table-cell office:value-type="float" office:value="-2.634674" calcext:value-type="float">
            <text:p>-2.6346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2" calcext:value-type="float">
            <text:p>26102002</text:p>
          </table:table-cell>
          <table:table-cell office:value-type="float" office:value="12.82649" calcext:value-type="float">
            <text:p>12.82649</text:p>
          </table:table-cell>
          <table:table-cell office:value-type="float" office:value="11.25" calcext:value-type="float">
            <text:p>11.25</text:p>
          </table:table-cell>
          <table:table-cell office:value-type="float" office:value="3.59" calcext:value-type="float">
            <text:p>3.59</text:p>
          </table:table-cell>
          <table:table-cell office:value-type="float" office:value="0.8913157" calcext:value-type="float">
            <text:p>0.8913157</text:p>
          </table:table-cell>
          <table:table-cell office:value-type="float" office:value="0.6953623" calcext:value-type="float">
            <text:p>0.6953623</text:p>
          </table:table-cell>
          <table:table-cell office:value-type="float" office:value="172.872" calcext:value-type="float">
            <text:p>172.872</text:p>
          </table:table-cell>
          <table:table-cell office:value-type="float" office:value="0" calcext:value-type="float">
            <text:p>0</text:p>
          </table:table-cell>
          <table:table-cell office:value-type="float" office:value="17.62109" calcext:value-type="float">
            <text:p>17.62109</text:p>
          </table:table-cell>
          <table:table-cell office:value-type="float" office:value="2.629547" calcext:value-type="float">
            <text:p>2.629547</text:p>
          </table:table-cell>
          <table:table-cell office:value-type="float" office:value="13.95813" calcext:value-type="float">
            <text:p>13.95813</text:p>
          </table:table-cell>
          <table:table-cell office:value-type="float" office:value="4.008301" calcext:value-type="float">
            <text:p>4.008301</text:p>
          </table:table-cell>
          <table:table-cell office:value-type="float" office:value="11.93228" calcext:value-type="float">
            <text:p>11.93228</text:p>
          </table:table-cell>
          <table:table-cell office:value-type="float" office:value="5.250671" calcext:value-type="float">
            <text:p>5.250671</text:p>
          </table:table-cell>
          <table:table-cell office:value-type="float" office:value="10.73663" calcext:value-type="float">
            <text:p>10.73663</text:p>
          </table:table-cell>
          <table:table-cell office:value-type="float" office:value="6.446655" calcext:value-type="float">
            <text:p>6.446655</text:p>
          </table:table-cell>
          <table:table-cell office:value-type="float" office:value="10.25998" calcext:value-type="float">
            <text:p>10.25998</text:p>
          </table:table-cell>
          <table:table-cell office:value-type="float" office:value="7.300476" calcext:value-type="float">
            <text:p>7.300476</text:p>
          </table:table-cell>
          <table:table-cell office:value-type="float" office:value="10.10248" calcext:value-type="float">
            <text:p>10.10248</text:p>
          </table:table-cell>
          <table:table-cell office:value-type="float" office:value="8.3125" calcext:value-type="float">
            <text:p>8.3125</text:p>
          </table:table-cell>
          <table:table-cell office:value-type="float" office:value="10.39954" calcext:value-type="float">
            <text:p>10.39954</text:p>
          </table:table-cell>
          <table:table-cell office:value-type="float" office:value="9.327026" calcext:value-type="float">
            <text:p>9.327026</text:p>
          </table:table-cell>
          <table:table-cell office:value-type="float" office:value="11.08221" calcext:value-type="float">
            <text:p>11.08221</text:p>
          </table:table-cell>
          <table:table-cell office:value-type="float" office:value="10.91028" calcext:value-type="float">
            <text:p>10.91028</text:p>
          </table:table-cell>
          <table:table-cell office:value-type="float" office:value="13.59073" calcext:value-type="float">
            <text:p>13.59073</text:p>
          </table:table-cell>
          <table:table-cell office:value-type="float" office:value="13.18076" calcext:value-type="float">
            <text:p>13.18076</text:p>
          </table:table-cell>
          <table:table-cell office:value-type="float" office:value="15.45264" calcext:value-type="float">
            <text:p>15.45264</text:p>
          </table:table-cell>
          <table:table-cell office:value-type="float" office:value="15.16266" calcext:value-type="float">
            <text:p>15.16266</text:p>
          </table:table-cell>
          <table:table-cell office:value-type="float" office:value="16.25211" calcext:value-type="float">
            <text:p>16.25211</text:p>
          </table:table-cell>
          <table:table-cell office:value-type="float" office:value="16.07706" calcext:value-type="float">
            <text:p>16.07706</text:p>
          </table:table-cell>
          <table:table-cell office:value-type="float" office:value="16.66782" calcext:value-type="float">
            <text:p>16.66782</text:p>
          </table:table-cell>
          <table:table-cell office:value-type="float" office:value="16.55716" calcext:value-type="float">
            <text:p>16.55716</text:p>
          </table:table-cell>
          <table:table-cell office:value-type="float" office:value="16.74072" calcext:value-type="float">
            <text:p>16.74072</text:p>
          </table:table-cell>
          <table:table-cell office:value-type="float" office:value="16.65726" calcext:value-type="float">
            <text:p>16.65726</text:p>
          </table:table-cell>
          <table:table-cell office:value-type="float" office:value="16.51321" calcext:value-type="float">
            <text:p>16.51321</text:p>
          </table:table-cell>
          <table:table-cell office:value-type="float" office:value="16.4407" calcext:value-type="float">
            <text:p>16.4407</text:p>
          </table:table-cell>
          <table:table-cell office:value-type="float" office:value="22.51364" calcext:value-type="float">
            <text:p>22.51364</text:p>
          </table:table-cell>
          <table:table-cell office:value-type="float" office:value="-0.1525269" calcext:value-type="float">
            <text:p>-0.15252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2" calcext:value-type="float">
            <text:p>27102002</text:p>
          </table:table-cell>
          <table:table-cell office:value-type="float" office:value="1.7928" calcext:value-type="float">
            <text:p>1.7928</text:p>
          </table:table-cell>
          <table:table-cell office:value-type="float" office:value="4.42" calcext:value-type="float">
            <text:p>4.42</text:p>
          </table:table-cell>
          <table:table-cell office:value-type="float" office:value="1.52" calcext:value-type="float">
            <text:p>1.52</text:p>
          </table:table-cell>
          <table:table-cell office:value-type="float" office:value="0.7368248" calcext:value-type="float">
            <text:p>0.7368248</text:p>
          </table:table-cell>
          <table:table-cell office:value-type="float" office:value="0.6009227" calcext:value-type="float">
            <text:p>0.6009227</text:p>
          </table:table-cell>
          <table:table-cell office:value-type="float" office:value="290.196" calcext:value-type="float">
            <text:p>290.196</text:p>
          </table:table-cell>
          <table:table-cell office:value-type="float" office:value="6.5" calcext:value-type="float">
            <text:p>6.5</text:p>
          </table:table-cell>
          <table:table-cell office:value-type="float" office:value="6.796478" calcext:value-type="float">
            <text:p>6.796478</text:p>
          </table:table-cell>
          <table:table-cell office:value-type="float" office:value="1.739197" calcext:value-type="float">
            <text:p>1.739197</text:p>
          </table:table-cell>
          <table:table-cell office:value-type="float" office:value="7.045105" calcext:value-type="float">
            <text:p>7.045105</text:p>
          </table:table-cell>
          <table:table-cell office:value-type="float" office:value="3.258545" calcext:value-type="float">
            <text:p>3.258545</text:p>
          </table:table-cell>
          <table:table-cell office:value-type="float" office:value="8.327118" calcext:value-type="float">
            <text:p>8.327118</text:p>
          </table:table-cell>
          <table:table-cell office:value-type="float" office:value="4.741577" calcext:value-type="float">
            <text:p>4.741577</text:p>
          </table:table-cell>
          <table:table-cell office:value-type="float" office:value="9.235352" calcext:value-type="float">
            <text:p>9.235352</text:p>
          </table:table-cell>
          <table:table-cell office:value-type="float" office:value="6.27179" calcext:value-type="float">
            <text:p>6.27179</text:p>
          </table:table-cell>
          <table:table-cell office:value-type="float" office:value="9.666473" calcext:value-type="float">
            <text:p>9.666473</text:p>
          </table:table-cell>
          <table:table-cell office:value-type="float" office:value="7.344971" calcext:value-type="float">
            <text:p>7.344971</text:p>
          </table:table-cell>
          <table:table-cell office:value-type="float" office:value="10.07349" calcext:value-type="float">
            <text:p>10.07349</text:p>
          </table:table-cell>
          <table:table-cell office:value-type="float" office:value="8.594452" calcext:value-type="float">
            <text:p>8.594452</text:p>
          </table:table-cell>
          <table:table-cell office:value-type="float" office:value="10.41693" calcext:value-type="float">
            <text:p>10.41693</text:p>
          </table:table-cell>
          <table:table-cell office:value-type="float" office:value="9.633698" calcext:value-type="float">
            <text:p>9.633698</text:p>
          </table:table-cell>
          <table:table-cell office:value-type="float" office:value="11.19208" calcext:value-type="float">
            <text:p>11.19208</text:p>
          </table:table-cell>
          <table:table-cell office:value-type="float" office:value="11.06046" calcext:value-type="float">
            <text:p>11.06046</text:p>
          </table:table-cell>
          <table:table-cell office:value-type="float" office:value="13.17795" calcext:value-type="float">
            <text:p>13.17795</text:p>
          </table:table-cell>
          <table:table-cell office:value-type="float" office:value="12.98703" calcext:value-type="float">
            <text:p>12.98703</text:p>
          </table:table-cell>
          <table:table-cell office:value-type="float" office:value="15.15967" calcext:value-type="float">
            <text:p>15.15967</text:p>
          </table:table-cell>
          <table:table-cell office:value-type="float" office:value="14.89792" calcext:value-type="float">
            <text:p>14.89792</text:p>
          </table:table-cell>
          <table:table-cell office:value-type="float" office:value="16.0751" calcext:value-type="float">
            <text:p>16.0751</text:p>
          </table:table-cell>
          <table:table-cell office:value-type="float" office:value="15.8873" calcext:value-type="float">
            <text:p>15.8873</text:p>
          </table:table-cell>
          <table:table-cell office:value-type="float" office:value="16.55594" calcext:value-type="float">
            <text:p>16.55594</text:p>
          </table:table-cell>
          <table:table-cell office:value-type="float" office:value="16.43344" calcext:value-type="float">
            <text:p>16.43344</text:p>
          </table:table-cell>
          <table:table-cell office:value-type="float" office:value="16.65634" calcext:value-type="float">
            <text:p>16.65634</text:p>
          </table:table-cell>
          <table:table-cell office:value-type="float" office:value="16.56915" calcext:value-type="float">
            <text:p>16.56915</text:p>
          </table:table-cell>
          <table:table-cell office:value-type="float" office:value="16.43994" calcext:value-type="float">
            <text:p>16.43994</text:p>
          </table:table-cell>
          <table:table-cell office:value-type="float" office:value="16.36533" calcext:value-type="float">
            <text:p>16.36533</text:p>
          </table:table-cell>
          <table:table-cell office:value-type="float" office:value="6.669556" calcext:value-type="float">
            <text:p>6.669556</text:p>
          </table:table-cell>
          <table:table-cell office:value-type="float" office:value="-0.7793579" calcext:value-type="float">
            <text:p>-0.77935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2" calcext:value-type="float">
            <text:p>28102002</text:p>
          </table:table-cell>
          <table:table-cell office:value-type="float" office:value="3.231" calcext:value-type="float">
            <text:p>3.231</text:p>
          </table:table-cell>
          <table:table-cell office:value-type="float" office:value="5.61" calcext:value-type="float">
            <text:p>5.61</text:p>
          </table:table-cell>
          <table:table-cell office:value-type="float" office:value="2.16" calcext:value-type="float">
            <text:p>2.16</text:p>
          </table:table-cell>
          <table:table-cell office:value-type="float" office:value="0.8001365" calcext:value-type="float">
            <text:p>0.8001365</text:p>
          </table:table-cell>
          <table:table-cell office:value-type="float" office:value="0.6288114" calcext:value-type="float">
            <text:p>0.6288114</text:p>
          </table:table-cell>
          <table:table-cell office:value-type="float" office:value="183.924" calcext:value-type="float">
            <text:p>183.924</text:p>
          </table:table-cell>
          <table:table-cell office:value-type="float" office:value="0" calcext:value-type="float">
            <text:p>0</text:p>
          </table:table-cell>
          <table:table-cell office:value-type="float" office:value="7.203613" calcext:value-type="float">
            <text:p>7.203613</text:p>
          </table:table-cell>
          <table:table-cell office:value-type="float" office:value="1.573364" calcext:value-type="float">
            <text:p>1.573364</text:p>
          </table:table-cell>
          <table:table-cell office:value-type="float" office:value="6.561188" calcext:value-type="float">
            <text:p>6.561188</text:p>
          </table:table-cell>
          <table:table-cell office:value-type="float" office:value="2.864594" calcext:value-type="float">
            <text:p>2.864594</text:p>
          </table:table-cell>
          <table:table-cell office:value-type="float" office:value="6.624908" calcext:value-type="float">
            <text:p>6.624908</text:p>
          </table:table-cell>
          <table:table-cell office:value-type="float" office:value="4.201935" calcext:value-type="float">
            <text:p>4.201935</text:p>
          </table:table-cell>
          <table:table-cell office:value-type="float" office:value="7.046204" calcext:value-type="float">
            <text:p>7.046204</text:p>
          </table:table-cell>
          <table:table-cell office:value-type="float" office:value="5.58963" calcext:value-type="float">
            <text:p>5.58963</text:p>
          </table:table-cell>
          <table:table-cell office:value-type="float" office:value="7.490295" calcext:value-type="float">
            <text:p>7.490295</text:p>
          </table:table-cell>
          <table:table-cell office:value-type="float" office:value="6.603851" calcext:value-type="float">
            <text:p>6.603851</text:p>
          </table:table-cell>
          <table:table-cell office:value-type="float" office:value="8.570129" calcext:value-type="float">
            <text:p>8.570129</text:p>
          </table:table-cell>
          <table:table-cell office:value-type="float" office:value="7.766754" calcext:value-type="float">
            <text:p>7.766754</text:p>
          </table:table-cell>
          <table:table-cell office:value-type="float" office:value="9.617371" calcext:value-type="float">
            <text:p>9.617371</text:p>
          </table:table-cell>
          <table:table-cell office:value-type="float" office:value="8.886749" calcext:value-type="float">
            <text:p>8.886749</text:p>
          </table:table-cell>
          <table:table-cell office:value-type="float" office:value="11.0556" calcext:value-type="float">
            <text:p>11.0556</text:p>
          </table:table-cell>
          <table:table-cell office:value-type="float" office:value="10.46664" calcext:value-type="float">
            <text:p>10.46664</text:p>
          </table:table-cell>
          <table:table-cell office:value-type="float" office:value="12.98489" calcext:value-type="float">
            <text:p>12.98489</text:p>
          </table:table-cell>
          <table:table-cell office:value-type="float" office:value="12.69693" calcext:value-type="float">
            <text:p>12.69693</text:p>
          </table:table-cell>
          <table:table-cell office:value-type="float" office:value="14.89536" calcext:value-type="float">
            <text:p>14.89536</text:p>
          </table:table-cell>
          <table:table-cell office:value-type="float" office:value="14.6582" calcext:value-type="float">
            <text:p>14.6582</text:p>
          </table:table-cell>
          <table:table-cell office:value-type="float" office:value="15.88531" calcext:value-type="float">
            <text:p>15.88531</text:p>
          </table:table-cell>
          <table:table-cell office:value-type="float" office:value="15.69879" calcext:value-type="float">
            <text:p>15.69879</text:p>
          </table:table-cell>
          <table:table-cell office:value-type="float" office:value="16.43207" calcext:value-type="float">
            <text:p>16.43207</text:p>
          </table:table-cell>
          <table:table-cell office:value-type="float" office:value="16.30099" calcext:value-type="float">
            <text:p>16.30099</text:p>
          </table:table-cell>
          <table:table-cell office:value-type="float" office:value="16.56821" calcext:value-type="float">
            <text:p>16.56821</text:p>
          </table:table-cell>
          <table:table-cell office:value-type="float" office:value="16.47455" calcext:value-type="float">
            <text:p>16.47455</text:p>
          </table:table-cell>
          <table:table-cell office:value-type="float" office:value="16.36453" calcext:value-type="float">
            <text:p>16.36453</text:p>
          </table:table-cell>
          <table:table-cell office:value-type="float" office:value="16.28827" calcext:value-type="float">
            <text:p>16.28827</text:p>
          </table:table-cell>
          <table:table-cell office:value-type="float" office:value="8.413147" calcext:value-type="float">
            <text:p>8.413147</text:p>
          </table:table-cell>
          <table:table-cell office:value-type="float" office:value="-0.7367859" calcext:value-type="float">
            <text:p>-0.73678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2" calcext:value-type="float">
            <text:p>29102002</text:p>
          </table:table-cell>
          <table:table-cell office:value-type="float" office:value="1.59588" calcext:value-type="float">
            <text:p>1.59588</text:p>
          </table:table-cell>
          <table:table-cell office:value-type="float" office:value="6.19" calcext:value-type="float">
            <text:p>6.19</text:p>
          </table:table-cell>
          <table:table-cell office:value-type="float" office:value="4.75" calcext:value-type="float">
            <text:p>4.75</text:p>
          </table:table-cell>
          <table:table-cell office:value-type="float" office:value="0.8327284" calcext:value-type="float">
            <text:p>0.8327284</text:p>
          </table:table-cell>
          <table:table-cell office:value-type="float" office:value="0.7539155" calcext:value-type="float">
            <text:p>0.7539155</text:p>
          </table:table-cell>
          <table:table-cell office:value-type="float" office:value="334.98" calcext:value-type="float">
            <text:p>334.98</text:p>
          </table:table-cell>
          <table:table-cell office:value-type="float" office:value="0.5" calcext:value-type="float">
            <text:p>0.5</text:p>
          </table:table-cell>
          <table:table-cell office:value-type="float" office:value="6.361633" calcext:value-type="float">
            <text:p>6.361633</text:p>
          </table:table-cell>
          <table:table-cell office:value-type="float" office:value="2.954742" calcext:value-type="float">
            <text:p>2.954742</text:p>
          </table:table-cell>
          <table:table-cell office:value-type="float" office:value="6.292816" calcext:value-type="float">
            <text:p>6.292816</text:p>
          </table:table-cell>
          <table:table-cell office:value-type="float" office:value="3.972137" calcext:value-type="float">
            <text:p>3.972137</text:p>
          </table:table-cell>
          <table:table-cell office:value-type="float" office:value="6.555786" calcext:value-type="float">
            <text:p>6.555786</text:p>
          </table:table-cell>
          <table:table-cell office:value-type="float" office:value="5.011658" calcext:value-type="float">
            <text:p>5.011658</text:p>
          </table:table-cell>
          <table:table-cell office:value-type="float" office:value="7.007629" calcext:value-type="float">
            <text:p>7.007629</text:p>
          </table:table-cell>
          <table:table-cell office:value-type="float" office:value="6.070465" calcext:value-type="float">
            <text:p>6.070465</text:p>
          </table:table-cell>
          <table:table-cell office:value-type="float" office:value="7.436066" calcext:value-type="float">
            <text:p>7.436066</text:p>
          </table:table-cell>
          <table:table-cell office:value-type="float" office:value="6.851715" calcext:value-type="float">
            <text:p>6.851715</text:p>
          </table:table-cell>
          <table:table-cell office:value-type="float" office:value="8.118652" calcext:value-type="float">
            <text:p>8.118652</text:p>
          </table:table-cell>
          <table:table-cell office:value-type="float" office:value="7.780609" calcext:value-type="float">
            <text:p>7.780609</text:p>
          </table:table-cell>
          <table:table-cell office:value-type="float" office:value="9.00238" calcext:value-type="float">
            <text:p>9.00238</text:p>
          </table:table-cell>
          <table:table-cell office:value-type="float" office:value="8.730133" calcext:value-type="float">
            <text:p>8.730133</text:p>
          </table:table-cell>
          <table:table-cell office:value-type="float" office:value="10.46356" calcext:value-type="float">
            <text:p>10.46356</text:p>
          </table:table-cell>
          <table:table-cell office:value-type="float" office:value="10.16165" calcext:value-type="float">
            <text:p>10.16165</text:p>
          </table:table-cell>
          <table:table-cell office:value-type="float" office:value="12.69348" calcext:value-type="float">
            <text:p>12.69348</text:p>
          </table:table-cell>
          <table:table-cell office:value-type="float" office:value="12.37799" calcext:value-type="float">
            <text:p>12.37799</text:p>
          </table:table-cell>
          <table:table-cell office:value-type="float" office:value="14.6557" calcext:value-type="float">
            <text:p>14.6557</text:p>
          </table:table-cell>
          <table:table-cell office:value-type="float" office:value="14.41318" calcext:value-type="float">
            <text:p>14.41318</text:p>
          </table:table-cell>
          <table:table-cell office:value-type="float" office:value="15.69684" calcext:value-type="float">
            <text:p>15.69684</text:p>
          </table:table-cell>
          <table:table-cell office:value-type="float" office:value="15.5105" calcext:value-type="float">
            <text:p>15.5105</text:p>
          </table:table-cell>
          <table:table-cell office:value-type="float" office:value="16.29959" calcext:value-type="float">
            <text:p>16.29959</text:p>
          </table:table-cell>
          <table:table-cell office:value-type="float" office:value="16.16333" calcext:value-type="float">
            <text:p>16.16333</text:p>
          </table:table-cell>
          <table:table-cell office:value-type="float" office:value="16.47351" calcext:value-type="float">
            <text:p>16.47351</text:p>
          </table:table-cell>
          <table:table-cell office:value-type="float" office:value="16.3732" calcext:value-type="float">
            <text:p>16.3732</text:p>
          </table:table-cell>
          <table:table-cell office:value-type="float" office:value="16.28745" calcext:value-type="float">
            <text:p>16.28745</text:p>
          </table:table-cell>
          <table:table-cell office:value-type="float" office:value="16.20667" calcext:value-type="float">
            <text:p>16.20667</text:p>
          </table:table-cell>
          <table:table-cell office:value-type="float" office:value="7.223328" calcext:value-type="float">
            <text:p>7.223328</text:p>
          </table:table-cell>
          <table:table-cell office:value-type="float" office:value="0.8338928" calcext:value-type="float">
            <text:p>0.83389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2" calcext:value-type="float">
            <text:p>30102002</text:p>
          </table:table-cell>
          <table:table-cell office:value-type="float" office:value="2.83968" calcext:value-type="float">
            <text:p>2.83968</text:p>
          </table:table-cell>
          <table:table-cell office:value-type="float" office:value="4.51" calcext:value-type="float">
            <text:p>4.51</text:p>
          </table:table-cell>
          <table:table-cell office:value-type="float" office:value="-2.29" calcext:value-type="float">
            <text:p>-2.29</text:p>
          </table:table-cell>
          <table:table-cell office:value-type="float" office:value="0.7414507" calcext:value-type="float">
            <text:p>0.7414507</text:p>
          </table:table-cell>
          <table:table-cell office:value-type="float" office:value="0.4566752" calcext:value-type="float">
            <text:p>0.4566752</text:p>
          </table:table-cell>
          <table:table-cell office:value-type="float" office:value="430.668" calcext:value-type="float">
            <text:p>430.668</text:p>
          </table:table-cell>
          <table:table-cell office:value-type="float" office:value="9" calcext:value-type="float">
            <text:p>9</text:p>
          </table:table-cell>
          <table:table-cell office:value-type="float" office:value="6.556122" calcext:value-type="float">
            <text:p>6.556122</text:p>
          </table:table-cell>
          <table:table-cell office:value-type="float" office:value="0.1743164" calcext:value-type="float">
            <text:p>0.1743164</text:p>
          </table:table-cell>
          <table:table-cell office:value-type="float" office:value="6.009186" calcext:value-type="float">
            <text:p>6.009186</text:p>
          </table:table-cell>
          <table:table-cell office:value-type="float" office:value="2.032898" calcext:value-type="float">
            <text:p>2.032898</text:p>
          </table:table-cell>
          <table:table-cell office:value-type="float" office:value="6.022522" calcext:value-type="float">
            <text:p>6.022522</text:p>
          </table:table-cell>
          <table:table-cell office:value-type="float" office:value="3.702515" calcext:value-type="float">
            <text:p>3.702515</text:p>
          </table:table-cell>
          <table:table-cell office:value-type="float" office:value="6.65033" calcext:value-type="float">
            <text:p>6.65033</text:p>
          </table:table-cell>
          <table:table-cell office:value-type="float" office:value="5.189941" calcext:value-type="float">
            <text:p>5.189941</text:p>
          </table:table-cell>
          <table:table-cell office:value-type="float" office:value="7.272247" calcext:value-type="float">
            <text:p>7.272247</text:p>
          </table:table-cell>
          <table:table-cell office:value-type="float" office:value="6.171906" calcext:value-type="float">
            <text:p>6.171906</text:p>
          </table:table-cell>
          <table:table-cell office:value-type="float" office:value="8.020813" calcext:value-type="float">
            <text:p>8.020813</text:p>
          </table:table-cell>
          <table:table-cell office:value-type="float" office:value="7.327362" calcext:value-type="float">
            <text:p>7.327362</text:p>
          </table:table-cell>
          <table:table-cell office:value-type="float" office:value="8.82431" calcext:value-type="float">
            <text:p>8.82431</text:p>
          </table:table-cell>
          <table:table-cell office:value-type="float" office:value="8.344421" calcext:value-type="float">
            <text:p>8.344421</text:p>
          </table:table-cell>
          <table:table-cell office:value-type="float" office:value="10.16" calcext:value-type="float">
            <text:p>10.16</text:p>
          </table:table-cell>
          <table:table-cell office:value-type="float" office:value="9.867035" calcext:value-type="float">
            <text:p>9.867035</text:p>
          </table:table-cell>
          <table:table-cell office:value-type="float" office:value="12.37491" calcext:value-type="float">
            <text:p>12.37491</text:p>
          </table:table-cell>
          <table:table-cell office:value-type="float" office:value="12.0936" calcext:value-type="float">
            <text:p>12.0936</text:p>
          </table:table-cell>
          <table:table-cell office:value-type="float" office:value="14.41061" calcext:value-type="float">
            <text:p>14.41061</text:p>
          </table:table-cell>
          <table:table-cell office:value-type="float" office:value="14.16946" calcext:value-type="float">
            <text:p>14.16946</text:p>
          </table:table-cell>
          <table:table-cell office:value-type="float" office:value="15.50848" calcext:value-type="float">
            <text:p>15.50848</text:p>
          </table:table-cell>
          <table:table-cell office:value-type="float" office:value="15.31964" calcext:value-type="float">
            <text:p>15.31964</text:p>
          </table:table-cell>
          <table:table-cell office:value-type="float" office:value="16.16183" calcext:value-type="float">
            <text:p>16.16183</text:p>
          </table:table-cell>
          <table:table-cell office:value-type="float" office:value="16.02127" calcext:value-type="float">
            <text:p>16.02127</text:p>
          </table:table-cell>
          <table:table-cell office:value-type="float" office:value="16.37216" calcext:value-type="float">
            <text:p>16.37216</text:p>
          </table:table-cell>
          <table:table-cell office:value-type="float" office:value="16.27097" calcext:value-type="float">
            <text:p>16.27097</text:p>
          </table:table-cell>
          <table:table-cell office:value-type="float" office:value="16.20584" calcext:value-type="float">
            <text:p>16.20584</text:p>
          </table:table-cell>
          <table:table-cell office:value-type="float" office:value="16.12265" calcext:value-type="float">
            <text:p>16.12265</text:p>
          </table:table-cell>
          <table:table-cell office:value-type="float" office:value="7.433014" calcext:value-type="float">
            <text:p>7.433014</text:p>
          </table:table-cell>
          <table:table-cell office:value-type="float" office:value="-2.663208" calcext:value-type="float">
            <text:p>-2.6632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2" calcext:value-type="float">
            <text:p>31102002</text:p>
          </table:table-cell>
          <table:table-cell office:value-type="float" office:value="7.819561" calcext:value-type="float">
            <text:p>7.819561</text:p>
          </table:table-cell>
          <table:table-cell office:value-type="float" office:value="-0.36" calcext:value-type="float">
            <text:p>-0.36</text:p>
          </table:table-cell>
          <table:table-cell office:value-type="float" office:value="-5.87" calcext:value-type="float">
            <text:p>-5.87</text:p>
          </table:table-cell>
          <table:table-cell office:value-type="float" office:value="0.5253054" calcext:value-type="float">
            <text:p>0.5253054</text:p>
          </table:table-cell>
          <table:table-cell office:value-type="float" office:value="0.3503449" calcext:value-type="float">
            <text:p>0.3503449</text:p>
          </table:table-cell>
          <table:table-cell office:value-type="float" office:value="356.148" calcext:value-type="float">
            <text:p>356.148</text:p>
          </table:table-cell>
          <table:table-cell office:value-type="float" office:value="0" calcext:value-type="float">
            <text:p>0</text:p>
          </table:table-cell>
          <table:table-cell office:value-type="float" office:value="7.983246" calcext:value-type="float">
            <text:p>7.983246</text:p>
          </table:table-cell>
          <table:table-cell office:value-type="float" office:value="-0.7234192" calcext:value-type="float">
            <text:p>-0.7234192</text:p>
          </table:table-cell>
          <table:table-cell office:value-type="float" office:value="5.978821" calcext:value-type="float">
            <text:p>5.978821</text:p>
          </table:table-cell>
          <table:table-cell office:value-type="float" office:value="1.000061" calcext:value-type="float">
            <text:p>1.000061</text:p>
          </table:table-cell>
          <table:table-cell office:value-type="float" office:value="5.336792" calcext:value-type="float">
            <text:p>5.336792</text:p>
          </table:table-cell>
          <table:table-cell office:value-type="float" office:value="2.549377" calcext:value-type="float">
            <text:p>2.549377</text:p>
          </table:table-cell>
          <table:table-cell office:value-type="float" office:value="5.534058" calcext:value-type="float">
            <text:p>5.534058</text:p>
          </table:table-cell>
          <table:table-cell office:value-type="float" office:value="4.036163" calcext:value-type="float">
            <text:p>4.036163</text:p>
          </table:table-cell>
          <table:table-cell office:value-type="float" office:value="6.136658" calcext:value-type="float">
            <text:p>6.136658</text:p>
          </table:table-cell>
          <table:table-cell office:value-type="float" office:value="5.088196" calcext:value-type="float">
            <text:p>5.088196</text:p>
          </table:table-cell>
          <table:table-cell office:value-type="float" office:value="7.305664" calcext:value-type="float">
            <text:p>7.305664</text:p>
          </table:table-cell>
          <table:table-cell office:value-type="float" office:value="6.323303" calcext:value-type="float">
            <text:p>6.323303</text:p>
          </table:table-cell>
          <table:table-cell office:value-type="float" office:value="8.332367" calcext:value-type="float">
            <text:p>8.332367</text:p>
          </table:table-cell>
          <table:table-cell office:value-type="float" office:value="7.53598" calcext:value-type="float">
            <text:p>7.53598</text:p>
          </table:table-cell>
          <table:table-cell office:value-type="float" office:value="9.863007" calcext:value-type="float">
            <text:p>9.863007</text:p>
          </table:table-cell>
          <table:table-cell office:value-type="float" office:value="9.268127" calcext:value-type="float">
            <text:p>9.268127</text:p>
          </table:table-cell>
          <table:table-cell office:value-type="float" office:value="12.09061" calcext:value-type="float">
            <text:p>12.09061</text:p>
          </table:table-cell>
          <table:table-cell office:value-type="float" office:value="11.75253" calcext:value-type="float">
            <text:p>11.75253</text:p>
          </table:table-cell>
          <table:table-cell office:value-type="float" office:value="14.16693" calcext:value-type="float">
            <text:p>14.16693</text:p>
          </table:table-cell>
          <table:table-cell office:value-type="float" office:value="13.9245" calcext:value-type="float">
            <text:p>13.9245</text:p>
          </table:table-cell>
          <table:table-cell office:value-type="float" office:value="15.31763" calcext:value-type="float">
            <text:p>15.31763</text:p>
          </table:table-cell>
          <table:table-cell office:value-type="float" office:value="15.12747" calcext:value-type="float">
            <text:p>15.12747</text:p>
          </table:table-cell>
          <table:table-cell office:value-type="float" office:value="16.01974" calcext:value-type="float">
            <text:p>16.01974</text:p>
          </table:table-cell>
          <table:table-cell office:value-type="float" office:value="15.87518" calcext:value-type="float">
            <text:p>15.87518</text:p>
          </table:table-cell>
          <table:table-cell office:value-type="float" office:value="16.26984" calcext:value-type="float">
            <text:p>16.26984</text:p>
          </table:table-cell>
          <table:table-cell office:value-type="float" office:value="16.16357" calcext:value-type="float">
            <text:p>16.16357</text:p>
          </table:table-cell>
          <table:table-cell office:value-type="float" office:value="16.12177" calcext:value-type="float">
            <text:p>16.12177</text:p>
          </table:table-cell>
          <table:table-cell office:value-type="float" office:value="16.03555" calcext:value-type="float">
            <text:p>16.03555</text:p>
          </table:table-cell>
          <table:table-cell office:value-type="float" office:value="8.058838" calcext:value-type="float">
            <text:p>8.058838</text:p>
          </table:table-cell>
          <table:table-cell office:value-type="float" office:value="-5.02066" calcext:value-type="float">
            <text:p>-5.020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2" calcext:value-type="float">
            <text:p>1112002</text:p>
          </table:table-cell>
          <table:table-cell office:value-type="float" office:value="12.44546" calcext:value-type="float">
            <text:p>12.44546</text:p>
          </table:table-cell>
          <table:table-cell office:value-type="float" office:value="3.87" calcext:value-type="float">
            <text:p>3.87</text:p>
          </table:table-cell>
          <table:table-cell office:value-type="float" office:value="-7.42" calcext:value-type="float">
            <text:p>-7.42</text:p>
          </table:table-cell>
          <table:table-cell office:value-type="float" office:value="0.6732328" calcext:value-type="float">
            <text:p>0.6732328</text:p>
          </table:table-cell>
          <table:table-cell office:value-type="float" office:value="0.311669" calcext:value-type="float">
            <text:p>0.311669</text:p>
          </table:table-cell>
          <table:table-cell office:value-type="float" office:value="258.192" calcext:value-type="float">
            <text:p>258.192</text:p>
          </table:table-cell>
          <table:table-cell office:value-type="float" office:value="0" calcext:value-type="float">
            <text:p>0</text:p>
          </table:table-cell>
          <table:table-cell office:value-type="float" office:value="11.08322" calcext:value-type="float">
            <text:p>11.08322</text:p>
          </table:table-cell>
          <table:table-cell office:value-type="float" office:value="-2.84433" calcext:value-type="float">
            <text:p>-2.84433</text:p>
          </table:table-cell>
          <table:table-cell office:value-type="float" office:value="7.973724" calcext:value-type="float">
            <text:p>7.973724</text:p>
          </table:table-cell>
          <table:table-cell office:value-type="float" office:value="-0.1109924" calcext:value-type="float">
            <text:p>-0.1109924</text:p>
          </table:table-cell>
          <table:table-cell office:value-type="float" office:value="6.718994" calcext:value-type="float">
            <text:p>6.718994</text:p>
          </table:table-cell>
          <table:table-cell office:value-type="float" office:value="1.597382" calcext:value-type="float">
            <text:p>1.597382</text:p>
          </table:table-cell>
          <table:table-cell office:value-type="float" office:value="6.26886" calcext:value-type="float">
            <text:p>6.26886</text:p>
          </table:table-cell>
          <table:table-cell office:value-type="float" office:value="3.202087" calcext:value-type="float">
            <text:p>3.202087</text:p>
          </table:table-cell>
          <table:table-cell office:value-type="float" office:value="6.304779" calcext:value-type="float">
            <text:p>6.304779</text:p>
          </table:table-cell>
          <table:table-cell office:value-type="float" office:value="4.338074" calcext:value-type="float">
            <text:p>4.338074</text:p>
          </table:table-cell>
          <table:table-cell office:value-type="float" office:value="6.652283" calcext:value-type="float">
            <text:p>6.652283</text:p>
          </table:table-cell>
          <table:table-cell office:value-type="float" office:value="5.659302" calcext:value-type="float">
            <text:p>5.659302</text:p>
          </table:table-cell>
          <table:table-cell office:value-type="float" office:value="7.574158" calcext:value-type="float">
            <text:p>7.574158</text:p>
          </table:table-cell>
          <table:table-cell office:value-type="float" office:value="6.92514" calcext:value-type="float">
            <text:p>6.92514</text:p>
          </table:table-cell>
          <table:table-cell office:value-type="float" office:value="9.263763" calcext:value-type="float">
            <text:p>9.263763</text:p>
          </table:table-cell>
          <table:table-cell office:value-type="float" office:value="8.798676" calcext:value-type="float">
            <text:p>8.798676</text:p>
          </table:table-cell>
          <table:table-cell office:value-type="float" office:value="11.74863" calcext:value-type="float">
            <text:p>11.74863</text:p>
          </table:table-cell>
          <table:table-cell office:value-type="float" office:value="11.36218" calcext:value-type="float">
            <text:p>11.36218</text:p>
          </table:table-cell>
          <table:table-cell office:value-type="float" office:value="13.92191" calcext:value-type="float">
            <text:p>13.92191</text:p>
          </table:table-cell>
          <table:table-cell office:value-type="float" office:value="13.66327" calcext:value-type="float">
            <text:p>13.66327</text:p>
          </table:table-cell>
          <table:table-cell office:value-type="float" office:value="15.12543" calcext:value-type="float">
            <text:p>15.12543</text:p>
          </table:table-cell>
          <table:table-cell office:value-type="float" office:value="14.93024" calcext:value-type="float">
            <text:p>14.93024</text:p>
          </table:table-cell>
          <table:table-cell office:value-type="float" office:value="15.87363" calcext:value-type="float">
            <text:p>15.87363</text:p>
          </table:table-cell>
          <table:table-cell office:value-type="float" office:value="15.72531" calcext:value-type="float">
            <text:p>15.72531</text:p>
          </table:table-cell>
          <table:table-cell office:value-type="float" office:value="16.16241" calcext:value-type="float">
            <text:p>16.16241</text:p>
          </table:table-cell>
          <table:table-cell office:value-type="float" office:value="16.05206" calcext:value-type="float">
            <text:p>16.05206</text:p>
          </table:table-cell>
          <table:table-cell office:value-type="float" office:value="16.03461" calcext:value-type="float">
            <text:p>16.03461</text:p>
          </table:table-cell>
          <table:table-cell office:value-type="float" office:value="15.94528" calcext:value-type="float">
            <text:p>15.94528</text:p>
          </table:table-cell>
          <table:table-cell office:value-type="float" office:value="12.772" calcext:value-type="float">
            <text:p>12.772</text:p>
          </table:table-cell>
          <table:table-cell office:value-type="float" office:value="-9.367371" calcext:value-type="float">
            <text:p>-9.3673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2" calcext:value-type="float">
            <text:p>2112002</text:p>
          </table:table-cell>
          <table:table-cell office:value-type="float" office:value="5.80644" calcext:value-type="float">
            <text:p>5.80644</text:p>
          </table:table-cell>
          <table:table-cell office:value-type="float" office:value="4.68" calcext:value-type="float">
            <text:p>4.68</text:p>
          </table:table-cell>
          <table:table-cell office:value-type="float" office:value="-7.08" calcext:value-type="float">
            <text:p>-7.08</text:p>
          </table:table-cell>
          <table:table-cell office:value-type="float" office:value="0.7252461" calcext:value-type="float">
            <text:p>0.7252461</text:p>
          </table:table-cell>
          <table:table-cell office:value-type="float" office:value="0.3198077" calcext:value-type="float">
            <text:p>0.3198077</text:p>
          </table:table-cell>
          <table:table-cell office:value-type="float" office:value="160.452" calcext:value-type="float">
            <text:p>160.452</text:p>
          </table:table-cell>
          <table:table-cell office:value-type="float" office:value="0" calcext:value-type="float">
            <text:p>0</text:p>
          </table:table-cell>
          <table:table-cell office:value-type="float" office:value="11.62326" calcext:value-type="float">
            <text:p>11.62326</text:p>
          </table:table-cell>
          <table:table-cell office:value-type="float" office:value="-1.274109" calcext:value-type="float">
            <text:p>-1.274109</text:p>
          </table:table-cell>
          <table:table-cell office:value-type="float" office:value="6.335693" calcext:value-type="float">
            <text:p>6.335693</text:p>
          </table:table-cell>
          <table:table-cell office:value-type="float" office:value="0.5684204" calcext:value-type="float">
            <text:p>0.5684204</text:p>
          </table:table-cell>
          <table:table-cell office:value-type="float" office:value="5.309113" calcext:value-type="float">
            <text:p>5.309113</text:p>
          </table:table-cell>
          <table:table-cell office:value-type="float" office:value="1.720062" calcext:value-type="float">
            <text:p>1.720062</text:p>
          </table:table-cell>
          <table:table-cell office:value-type="float" office:value="5.291992" calcext:value-type="float">
            <text:p>5.291992</text:p>
          </table:table-cell>
          <table:table-cell office:value-type="float" office:value="3.572754" calcext:value-type="float">
            <text:p>3.572754</text:p>
          </table:table-cell>
          <table:table-cell office:value-type="float" office:value="5.698181" calcext:value-type="float">
            <text:p>5.698181</text:p>
          </table:table-cell>
          <table:table-cell office:value-type="float" office:value="4.52832" calcext:value-type="float">
            <text:p>4.52832</text:p>
          </table:table-cell>
          <table:table-cell office:value-type="float" office:value="6.590363" calcext:value-type="float">
            <text:p>6.590363</text:p>
          </table:table-cell>
          <table:table-cell office:value-type="float" office:value="5.667023" calcext:value-type="float">
            <text:p>5.667023</text:p>
          </table:table-cell>
          <table:table-cell office:value-type="float" office:value="7.409576" calcext:value-type="float">
            <text:p>7.409576</text:p>
          </table:table-cell>
          <table:table-cell office:value-type="float" office:value="6.788452" calcext:value-type="float">
            <text:p>6.788452</text:p>
          </table:table-cell>
          <table:table-cell office:value-type="float" office:value="8.798584" calcext:value-type="float">
            <text:p>8.798584</text:p>
          </table:table-cell>
          <table:table-cell office:value-type="float" office:value="8.489746" calcext:value-type="float">
            <text:p>8.489746</text:p>
          </table:table-cell>
          <table:table-cell office:value-type="float" office:value="11.3584" calcext:value-type="float">
            <text:p>11.3584</text:p>
          </table:table-cell>
          <table:table-cell office:value-type="float" office:value="11.02667" calcext:value-type="float">
            <text:p>11.02667</text:p>
          </table:table-cell>
          <table:table-cell office:value-type="float" office:value="13.66046" calcext:value-type="float">
            <text:p>13.66046</text:p>
          </table:table-cell>
          <table:table-cell office:value-type="float" office:value="13.39386" calcext:value-type="float">
            <text:p>13.39386</text:p>
          </table:table-cell>
          <table:table-cell office:value-type="float" office:value="14.92813" calcext:value-type="float">
            <text:p>14.92813</text:p>
          </table:table-cell>
          <table:table-cell office:value-type="float" office:value="14.72552" calcext:value-type="float">
            <text:p>14.72552</text:p>
          </table:table-cell>
          <table:table-cell office:value-type="float" office:value="15.72369" calcext:value-type="float">
            <text:p>15.72369</text:p>
          </table:table-cell>
          <table:table-cell office:value-type="float" office:value="15.57074" calcext:value-type="float">
            <text:p>15.57074</text:p>
          </table:table-cell>
          <table:table-cell office:value-type="float" office:value="16.05087" calcext:value-type="float">
            <text:p>16.05087</text:p>
          </table:table-cell>
          <table:table-cell office:value-type="float" office:value="15.93625" calcext:value-type="float">
            <text:p>15.93625</text:p>
          </table:table-cell>
          <table:table-cell office:value-type="float" office:value="15.94431" calcext:value-type="float">
            <text:p>15.94431</text:p>
          </table:table-cell>
          <table:table-cell office:value-type="float" office:value="15.85098" calcext:value-type="float">
            <text:p>15.85098</text:p>
          </table:table-cell>
          <table:table-cell office:value-type="float" office:value="6.990692" calcext:value-type="float">
            <text:p>6.990692</text:p>
          </table:table-cell>
          <table:table-cell office:value-type="float" office:value="-6.217499" calcext:value-type="float">
            <text:p>-6.2174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2" calcext:value-type="float">
            <text:p>3112002</text:p>
          </table:table-cell>
          <table:table-cell office:value-type="float" office:value="5.79996" calcext:value-type="float">
            <text:p>5.79996</text:p>
          </table:table-cell>
          <table:table-cell office:value-type="float" office:value="7.94" calcext:value-type="float">
            <text:p>7.94</text:p>
          </table:table-cell>
          <table:table-cell office:value-type="float" office:value="-2.61" calcext:value-type="float">
            <text:p>-2.61</text:p>
          </table:table-cell>
          <table:table-cell office:value-type="float" office:value="0.8595135" calcext:value-type="float">
            <text:p>0.8595135</text:p>
          </table:table-cell>
          <table:table-cell office:value-type="float" office:value="0.4461105" calcext:value-type="float">
            <text:p>0.4461105</text:p>
          </table:table-cell>
          <table:table-cell office:value-type="float" office:value="227.52" calcext:value-type="float">
            <text:p>227.52</text:p>
          </table:table-cell>
          <table:table-cell office:value-type="float" office:value="0" calcext:value-type="float">
            <text:p>0</text:p>
          </table:table-cell>
          <table:table-cell office:value-type="float" office:value="12.14551" calcext:value-type="float">
            <text:p>12.14551</text:p>
          </table:table-cell>
          <table:table-cell office:value-type="float" office:value="-1.747559" calcext:value-type="float">
            <text:p>-1.747559</text:p>
          </table:table-cell>
          <table:table-cell office:value-type="float" office:value="8.58429" calcext:value-type="float">
            <text:p>8.58429</text:p>
          </table:table-cell>
          <table:table-cell office:value-type="float" office:value="0.1919861" calcext:value-type="float">
            <text:p>0.1919861</text:p>
          </table:table-cell>
          <table:table-cell office:value-type="float" office:value="7.019806" calcext:value-type="float">
            <text:p>7.019806</text:p>
          </table:table-cell>
          <table:table-cell office:value-type="float" office:value="1.681305" calcext:value-type="float">
            <text:p>1.681305</text:p>
          </table:table-cell>
          <table:table-cell office:value-type="float" office:value="6.377014" calcext:value-type="float">
            <text:p>6.377014</text:p>
          </table:table-cell>
          <table:table-cell office:value-type="float" office:value="3.138702" calcext:value-type="float">
            <text:p>3.138702</text:p>
          </table:table-cell>
          <table:table-cell office:value-type="float" office:value="6.267059" calcext:value-type="float">
            <text:p>6.267059</text:p>
          </table:table-cell>
          <table:table-cell office:value-type="float" office:value="4.16748" calcext:value-type="float">
            <text:p>4.16748</text:p>
          </table:table-cell>
          <table:table-cell office:value-type="float" office:value="6.439636" calcext:value-type="float">
            <text:p>6.439636</text:p>
          </table:table-cell>
          <table:table-cell office:value-type="float" office:value="5.352356" calcext:value-type="float">
            <text:p>5.352356</text:p>
          </table:table-cell>
          <table:table-cell office:value-type="float" office:value="7.05304" calcext:value-type="float">
            <text:p>7.05304</text:p>
          </table:table-cell>
          <table:table-cell office:value-type="float" office:value="6.478149" calcext:value-type="float">
            <text:p>6.478149</text:p>
          </table:table-cell>
          <table:table-cell office:value-type="float" office:value="8.48764" calcext:value-type="float">
            <text:p>8.48764</text:p>
          </table:table-cell>
          <table:table-cell office:value-type="float" office:value="8.207306" calcext:value-type="float">
            <text:p>8.207306</text:p>
          </table:table-cell>
          <table:table-cell office:value-type="float" office:value="11.02328" calcext:value-type="float">
            <text:p>11.02328</text:p>
          </table:table-cell>
          <table:table-cell office:value-type="float" office:value="10.70773" calcext:value-type="float">
            <text:p>10.70773</text:p>
          </table:table-cell>
          <table:table-cell office:value-type="float" office:value="13.39108" calcext:value-type="float">
            <text:p>13.39108</text:p>
          </table:table-cell>
          <table:table-cell office:value-type="float" office:value="13.1268" calcext:value-type="float">
            <text:p>13.1268</text:p>
          </table:table-cell>
          <table:table-cell office:value-type="float" office:value="14.72339" calcext:value-type="float">
            <text:p>14.72339</text:p>
          </table:table-cell>
          <table:table-cell office:value-type="float" office:value="14.51648" calcext:value-type="float">
            <text:p>14.51648</text:p>
          </table:table-cell>
          <table:table-cell office:value-type="float" office:value="15.56909" calcext:value-type="float">
            <text:p>15.56909</text:p>
          </table:table-cell>
          <table:table-cell office:value-type="float" office:value="15.41171" calcext:value-type="float">
            <text:p>15.41171</text:p>
          </table:table-cell>
          <table:table-cell office:value-type="float" office:value="15.935" calcext:value-type="float">
            <text:p>15.935</text:p>
          </table:table-cell>
          <table:table-cell office:value-type="float" office:value="15.81635" calcext:value-type="float">
            <text:p>15.81635</text:p>
          </table:table-cell>
          <table:table-cell office:value-type="float" office:value="15.84998" calcext:value-type="float">
            <text:p>15.84998</text:p>
          </table:table-cell>
          <table:table-cell office:value-type="float" office:value="15.75345" calcext:value-type="float">
            <text:p>15.75345</text:p>
          </table:table-cell>
          <table:table-cell office:value-type="float" office:value="11.56555" calcext:value-type="float">
            <text:p>11.56555</text:p>
          </table:table-cell>
          <table:table-cell office:value-type="float" office:value="-4.152039" calcext:value-type="float">
            <text:p>-4.1520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2" calcext:value-type="float">
            <text:p>4112002</text:p>
          </table:table-cell>
          <table:table-cell office:value-type="float" office:value="10.20772" calcext:value-type="float">
            <text:p>10.20772</text:p>
          </table:table-cell>
          <table:table-cell office:value-type="float" office:value="6.41" calcext:value-type="float">
            <text:p>6.41</text:p>
          </table:table-cell>
          <table:table-cell office:value-type="float" office:value="-5.18" calcext:value-type="float">
            <text:p>-5.18</text:p>
          </table:table-cell>
          <table:table-cell office:value-type="float" office:value="0.7884771" calcext:value-type="float">
            <text:p>0.7884771</text:p>
          </table:table-cell>
          <table:table-cell office:value-type="float" office:value="0.368911" calcext:value-type="float">
            <text:p>0.368911</text:p>
          </table:table-cell>
          <table:table-cell office:value-type="float" office:value="210.204" calcext:value-type="float">
            <text:p>210.204</text:p>
          </table:table-cell>
          <table:table-cell office:value-type="float" office:value="1.6" calcext:value-type="float">
            <text:p>1.6</text:p>
          </table:table-cell>
          <table:table-cell office:value-type="float" office:value="14.58014" calcext:value-type="float">
            <text:p>14.58014</text:p>
          </table:table-cell>
          <table:table-cell office:value-type="float" office:value="-3.4758" calcext:value-type="float">
            <text:p>-3.4758</text:p>
          </table:table-cell>
          <table:table-cell office:value-type="float" office:value="10.26929" calcext:value-type="float">
            <text:p>10.26929</text:p>
          </table:table-cell>
          <table:table-cell office:value-type="float" office:value="-0.247406" calcext:value-type="float">
            <text:p>-0.247406</text:p>
          </table:table-cell>
          <table:table-cell office:value-type="float" office:value="7.934631" calcext:value-type="float">
            <text:p>7.934631</text:p>
          </table:table-cell>
          <table:table-cell office:value-type="float" office:value="1.459595" calcext:value-type="float">
            <text:p>1.459595</text:p>
          </table:table-cell>
          <table:table-cell office:value-type="float" office:value="6.908203" calcext:value-type="float">
            <text:p>6.908203</text:p>
          </table:table-cell>
          <table:table-cell office:value-type="float" office:value="3.024445" calcext:value-type="float">
            <text:p>3.024445</text:p>
          </table:table-cell>
          <table:table-cell office:value-type="float" office:value="6.615814" calcext:value-type="float">
            <text:p>6.615814</text:p>
          </table:table-cell>
          <table:table-cell office:value-type="float" office:value="4.110809" calcext:value-type="float">
            <text:p>4.110809</text:p>
          </table:table-cell>
          <table:table-cell office:value-type="float" office:value="6.651215" calcext:value-type="float">
            <text:p>6.651215</text:p>
          </table:table-cell>
          <table:table-cell office:value-type="float" office:value="5.33847" calcext:value-type="float">
            <text:p>5.33847</text:p>
          </table:table-cell>
          <table:table-cell office:value-type="float" office:value="7.153748" calcext:value-type="float">
            <text:p>7.153748</text:p>
          </table:table-cell>
          <table:table-cell office:value-type="float" office:value="6.435455" calcext:value-type="float">
            <text:p>6.435455</text:p>
          </table:table-cell>
          <table:table-cell office:value-type="float" office:value="8.252869" calcext:value-type="float">
            <text:p>8.252869</text:p>
          </table:table-cell>
          <table:table-cell office:value-type="float" office:value="8.084015" calcext:value-type="float">
            <text:p>8.084015</text:p>
          </table:table-cell>
          <table:table-cell office:value-type="float" office:value="10.70486" calcext:value-type="float">
            <text:p>10.70486</text:p>
          </table:table-cell>
          <table:table-cell office:value-type="float" office:value="10.46014" calcext:value-type="float">
            <text:p>10.46014</text:p>
          </table:table-cell>
          <table:table-cell office:value-type="float" office:value="13.12408" calcext:value-type="float">
            <text:p>13.12408</text:p>
          </table:table-cell>
          <table:table-cell office:value-type="float" office:value="12.87024" calcext:value-type="float">
            <text:p>12.87024</text:p>
          </table:table-cell>
          <table:table-cell office:value-type="float" office:value="14.51431" calcext:value-type="float">
            <text:p>14.51431</text:p>
          </table:table-cell>
          <table:table-cell office:value-type="float" office:value="14.30624" calcext:value-type="float">
            <text:p>14.30624</text:p>
          </table:table-cell>
          <table:table-cell office:value-type="float" office:value="15.41006" calcext:value-type="float">
            <text:p>15.41006</text:p>
          </table:table-cell>
          <table:table-cell office:value-type="float" office:value="15.24847" calcext:value-type="float">
            <text:p>15.24847</text:p>
          </table:table-cell>
          <table:table-cell office:value-type="float" office:value="15.81509" calcext:value-type="float">
            <text:p>15.81509</text:p>
          </table:table-cell>
          <table:table-cell office:value-type="float" office:value="15.69284" calcext:value-type="float">
            <text:p>15.69284</text:p>
          </table:table-cell>
          <table:table-cell office:value-type="float" office:value="15.75241" calcext:value-type="float">
            <text:p>15.75241</text:p>
          </table:table-cell>
          <table:table-cell office:value-type="float" office:value="15.65189" calcext:value-type="float">
            <text:p>15.65189</text:p>
          </table:table-cell>
          <table:table-cell office:value-type="float" office:value="16.5239" calcext:value-type="float">
            <text:p>16.5239</text:p>
          </table:table-cell>
          <table:table-cell office:value-type="float" office:value="-7.250153" calcext:value-type="float">
            <text:p>-7.2501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2" calcext:value-type="float">
            <text:p>5112002</text:p>
          </table:table-cell>
          <table:table-cell office:value-type="float" office:value="3.9006" calcext:value-type="float">
            <text:p>3.9006</text:p>
          </table:table-cell>
          <table:table-cell office:value-type="float" office:value="6.31" calcext:value-type="float">
            <text:p>6.31</text:p>
          </table:table-cell>
          <table:table-cell office:value-type="float" office:value="-1.1" calcext:value-type="float">
            <text:p>-1.1</text:p>
          </table:table-cell>
          <table:table-cell office:value-type="float" office:value="0.8396177" calcext:value-type="float">
            <text:p>0.8396177</text:p>
          </table:table-cell>
          <table:table-cell office:value-type="float" office:value="0.497966" calcext:value-type="float">
            <text:p>0.497966</text:p>
          </table:table-cell>
          <table:table-cell office:value-type="float" office:value="353.448" calcext:value-type="float">
            <text:p>353.448</text:p>
          </table:table-cell>
          <table:table-cell office:value-type="float" office:value="0.7" calcext:value-type="float">
            <text:p>0.7</text:p>
          </table:table-cell>
          <table:table-cell office:value-type="float" office:value="9.341858" calcext:value-type="float">
            <text:p>9.341858</text:p>
          </table:table-cell>
          <table:table-cell office:value-type="float" office:value="-0.4973755" calcext:value-type="float">
            <text:p>-0.4973755</text:p>
          </table:table-cell>
          <table:table-cell office:value-type="float" office:value="7.32431" calcext:value-type="float">
            <text:p>7.32431</text:p>
          </table:table-cell>
          <table:table-cell office:value-type="float" office:value="1.185913" calcext:value-type="float">
            <text:p>1.185913</text:p>
          </table:table-cell>
          <table:table-cell office:value-type="float" office:value="6.385376" calcext:value-type="float">
            <text:p>6.385376</text:p>
          </table:table-cell>
          <table:table-cell office:value-type="float" office:value="2.566345" calcext:value-type="float">
            <text:p>2.566345</text:p>
          </table:table-cell>
          <table:table-cell office:value-type="float" office:value="6.06308" calcext:value-type="float">
            <text:p>6.06308</text:p>
          </table:table-cell>
          <table:table-cell office:value-type="float" office:value="3.857269" calcext:value-type="float">
            <text:p>3.857269</text:p>
          </table:table-cell>
          <table:table-cell office:value-type="float" office:value="6.10733" calcext:value-type="float">
            <text:p>6.10733</text:p>
          </table:table-cell>
          <table:table-cell office:value-type="float" office:value="4.747131" calcext:value-type="float">
            <text:p>4.747131</text:p>
          </table:table-cell>
          <table:table-cell office:value-type="float" office:value="6.587616" calcext:value-type="float">
            <text:p>6.587616</text:p>
          </table:table-cell>
          <table:table-cell office:value-type="float" office:value="5.741028" calcext:value-type="float">
            <text:p>5.741028</text:p>
          </table:table-cell>
          <table:table-cell office:value-type="float" office:value="7.155609" calcext:value-type="float">
            <text:p>7.155609</text:p>
          </table:table-cell>
          <table:table-cell office:value-type="float" office:value="6.661896" calcext:value-type="float">
            <text:p>6.661896</text:p>
          </table:table-cell>
          <table:table-cell office:value-type="float" office:value="8.18924" calcext:value-type="float">
            <text:p>8.18924</text:p>
          </table:table-cell>
          <table:table-cell office:value-type="float" office:value="8.084656" calcext:value-type="float">
            <text:p>8.084656</text:p>
          </table:table-cell>
          <table:table-cell office:value-type="float" office:value="10.45804" calcext:value-type="float">
            <text:p>10.45804</text:p>
          </table:table-cell>
          <table:table-cell office:value-type="float" office:value="10.28455" calcext:value-type="float">
            <text:p>10.28455</text:p>
          </table:table-cell>
          <table:table-cell office:value-type="float" office:value="12.86765" calcext:value-type="float">
            <text:p>12.86765</text:p>
          </table:table-cell>
          <table:table-cell office:value-type="float" office:value="12.63568" calcext:value-type="float">
            <text:p>12.63568</text:p>
          </table:table-cell>
          <table:table-cell office:value-type="float" office:value="14.30405" calcext:value-type="float">
            <text:p>14.30405</text:p>
          </table:table-cell>
          <table:table-cell office:value-type="float" office:value="14.09927" calcext:value-type="float">
            <text:p>14.09927</text:p>
          </table:table-cell>
          <table:table-cell office:value-type="float" office:value="15.24677" calcext:value-type="float">
            <text:p>15.24677</text:p>
          </table:table-cell>
          <table:table-cell office:value-type="float" office:value="15.08212" calcext:value-type="float">
            <text:p>15.08212</text:p>
          </table:table-cell>
          <table:table-cell office:value-type="float" office:value="15.69153" calcext:value-type="float">
            <text:p>15.69153</text:p>
          </table:table-cell>
          <table:table-cell office:value-type="float" office:value="15.56479" calcext:value-type="float">
            <text:p>15.56479</text:p>
          </table:table-cell>
          <table:table-cell office:value-type="float" office:value="15.65082" calcext:value-type="float">
            <text:p>15.65082</text:p>
          </table:table-cell>
          <table:table-cell office:value-type="float" office:value="15.54672" calcext:value-type="float">
            <text:p>15.54672</text:p>
          </table:table-cell>
          <table:table-cell office:value-type="float" office:value="12.16846" calcext:value-type="float">
            <text:p>12.16846</text:p>
          </table:table-cell>
          <table:table-cell office:value-type="float" office:value="-2.815948" calcext:value-type="float">
            <text:p>-2.8159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2" calcext:value-type="float">
            <text:p>6112002</text:p>
          </table:table-cell>
          <table:table-cell office:value-type="float" office:value="9.641393" calcext:value-type="float">
            <text:p>9.641393</text:p>
          </table:table-cell>
          <table:table-cell office:value-type="float" office:value="16.05" calcext:value-type="float">
            <text:p>16.05</text:p>
          </table:table-cell>
          <table:table-cell office:value-type="float" office:value="-3.33" calcext:value-type="float">
            <text:p>-3.33</text:p>
          </table:table-cell>
          <table:table-cell office:value-type="float" office:value="0.875854" calcext:value-type="float">
            <text:p>0.875854</text:p>
          </table:table-cell>
          <table:table-cell office:value-type="float" office:value="0.4231382" calcext:value-type="float">
            <text:p>0.4231382</text:p>
          </table:table-cell>
          <table:table-cell office:value-type="float" office:value="170.208" calcext:value-type="float">
            <text:p>170.208</text:p>
          </table:table-cell>
          <table:table-cell office:value-type="float" office:value="0" calcext:value-type="float">
            <text:p>0</text:p>
          </table:table-cell>
          <table:table-cell office:value-type="float" office:value="18.73752" calcext:value-type="float">
            <text:p>18.73752</text:p>
          </table:table-cell>
          <table:table-cell office:value-type="float" office:value="-1.44519" calcext:value-type="float">
            <text:p>-1.44519</text:p>
          </table:table-cell>
          <table:table-cell office:value-type="float" office:value="13.315" calcext:value-type="float">
            <text:p>13.315</text:p>
          </table:table-cell>
          <table:table-cell office:value-type="float" office:value="0.1375122" calcext:value-type="float">
            <text:p>0.1375122</text:p>
          </table:table-cell>
          <table:table-cell office:value-type="float" office:value="10.2663" calcext:value-type="float">
            <text:p>10.2663</text:p>
          </table:table-cell>
          <table:table-cell office:value-type="float" office:value="1.737762" calcext:value-type="float">
            <text:p>1.737762</text:p>
          </table:table-cell>
          <table:table-cell office:value-type="float" office:value="8.516907" calcext:value-type="float">
            <text:p>8.516907</text:p>
          </table:table-cell>
          <table:table-cell office:value-type="float" office:value="3.232391" calcext:value-type="float">
            <text:p>3.232391</text:p>
          </table:table-cell>
          <table:table-cell office:value-type="float" office:value="7.767395" calcext:value-type="float">
            <text:p>7.767395</text:p>
          </table:table-cell>
          <table:table-cell office:value-type="float" office:value="4.246155" calcext:value-type="float">
            <text:p>4.246155</text:p>
          </table:table-cell>
          <table:table-cell office:value-type="float" office:value="7.408569" calcext:value-type="float">
            <text:p>7.408569</text:p>
          </table:table-cell>
          <table:table-cell office:value-type="float" office:value="5.371185" calcext:value-type="float">
            <text:p>5.371185</text:p>
          </table:table-cell>
          <table:table-cell office:value-type="float" office:value="7.55835" calcext:value-type="float">
            <text:p>7.55835</text:p>
          </table:table-cell>
          <table:table-cell office:value-type="float" office:value="6.390198" calcext:value-type="float">
            <text:p>6.390198</text:p>
          </table:table-cell>
          <table:table-cell office:value-type="float" office:value="8.100708" calcext:value-type="float">
            <text:p>8.100708</text:p>
          </table:table-cell>
          <table:table-cell office:value-type="float" office:value="7.926086" calcext:value-type="float">
            <text:p>7.926086</text:p>
          </table:table-cell>
          <table:table-cell office:value-type="float" office:value="10.28287" calcext:value-type="float">
            <text:p>10.28287</text:p>
          </table:table-cell>
          <table:table-cell office:value-type="float" office:value="10.11484" calcext:value-type="float">
            <text:p>10.11484</text:p>
          </table:table-cell>
          <table:table-cell office:value-type="float" office:value="12.63339" calcext:value-type="float">
            <text:p>12.63339</text:p>
          </table:table-cell>
          <table:table-cell office:value-type="float" office:value="12.42197" calcext:value-type="float">
            <text:p>12.42197</text:p>
          </table:table-cell>
          <table:table-cell office:value-type="float" office:value="14.09717" calcext:value-type="float">
            <text:p>14.09717</text:p>
          </table:table-cell>
          <table:table-cell office:value-type="float" office:value="13.89975" calcext:value-type="float">
            <text:p>13.89975</text:p>
          </table:table-cell>
          <table:table-cell office:value-type="float" office:value="15.08038" calcext:value-type="float">
            <text:p>15.08038</text:p>
          </table:table-cell>
          <table:table-cell office:value-type="float" office:value="14.91461" calcext:value-type="float">
            <text:p>14.91461</text:p>
          </table:table-cell>
          <table:table-cell office:value-type="float" office:value="15.56348" calcext:value-type="float">
            <text:p>15.56348</text:p>
          </table:table-cell>
          <table:table-cell office:value-type="float" office:value="15.43332" calcext:value-type="float">
            <text:p>15.43332</text:p>
          </table:table-cell>
          <table:table-cell office:value-type="float" office:value="15.54559" calcext:value-type="float">
            <text:p>15.54559</text:p>
          </table:table-cell>
          <table:table-cell office:value-type="float" office:value="15.43787" calcext:value-type="float">
            <text:p>15.43787</text:p>
          </table:table-cell>
          <table:table-cell office:value-type="float" office:value="22.55356" calcext:value-type="float">
            <text:p>22.55356</text:p>
          </table:table-cell>
          <table:table-cell office:value-type="float" office:value="-4.074829" calcext:value-type="float">
            <text:p>-4.0748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2" calcext:value-type="float">
            <text:p>7112002</text:p>
          </table:table-cell>
          <table:table-cell office:value-type="float" office:value="11.47634" calcext:value-type="float">
            <text:p>11.47634</text:p>
          </table:table-cell>
          <table:table-cell office:value-type="float" office:value="22.56" calcext:value-type="float">
            <text:p>22.56</text:p>
          </table:table-cell>
          <table:table-cell office:value-type="float" office:value="-1.2" calcext:value-type="float">
            <text:p>-1.2</text:p>
          </table:table-cell>
          <table:table-cell office:value-type="float" office:value="1.098793" calcext:value-type="float">
            <text:p>1.098793</text:p>
          </table:table-cell>
          <table:table-cell office:value-type="float" office:value="0.4943715" calcext:value-type="float">
            <text:p>0.4943715</text:p>
          </table:table-cell>
          <table:table-cell office:value-type="float" office:value="372.492" calcext:value-type="float">
            <text:p>372.492</text:p>
          </table:table-cell>
          <table:table-cell office:value-type="float" office:value="0" calcext:value-type="float">
            <text:p>0</text:p>
          </table:table-cell>
          <table:table-cell office:value-type="float" office:value="23.79462" calcext:value-type="float">
            <text:p>23.79462</text:p>
          </table:table-cell>
          <table:table-cell office:value-type="float" office:value="-0.5126343" calcext:value-type="float">
            <text:p>-0.5126343</text:p>
          </table:table-cell>
          <table:table-cell office:value-type="float" office:value="17.16544" calcext:value-type="float">
            <text:p>17.16544</text:p>
          </table:table-cell>
          <table:table-cell office:value-type="float" office:value="1.299683" calcext:value-type="float">
            <text:p>1.299683</text:p>
          </table:table-cell>
          <table:table-cell office:value-type="float" office:value="13.38031" calcext:value-type="float">
            <text:p>13.38031</text:p>
          </table:table-cell>
          <table:table-cell office:value-type="float" office:value="2.965027" calcext:value-type="float">
            <text:p>2.965027</text:p>
          </table:table-cell>
          <table:table-cell office:value-type="float" office:value="10.91321" calcext:value-type="float">
            <text:p>10.91321</text:p>
          </table:table-cell>
          <table:table-cell office:value-type="float" office:value="4.413269" calcext:value-type="float">
            <text:p>4.413269</text:p>
          </table:table-cell>
          <table:table-cell office:value-type="float" office:value="9.719086" calcext:value-type="float">
            <text:p>9.719086</text:p>
          </table:table-cell>
          <table:table-cell office:value-type="float" office:value="5.349121" calcext:value-type="float">
            <text:p>5.349121</text:p>
          </table:table-cell>
          <table:table-cell office:value-type="float" office:value="9.002106" calcext:value-type="float">
            <text:p>9.002106</text:p>
          </table:table-cell>
          <table:table-cell office:value-type="float" office:value="6.343262" calcext:value-type="float">
            <text:p>6.343262</text:p>
          </table:table-cell>
          <table:table-cell office:value-type="float" office:value="8.691986" calcext:value-type="float">
            <text:p>8.691986</text:p>
          </table:table-cell>
          <table:table-cell office:value-type="float" office:value="7.104004" calcext:value-type="float">
            <text:p>7.104004</text:p>
          </table:table-cell>
          <table:table-cell office:value-type="float" office:value="8.530579" calcext:value-type="float">
            <text:p>8.530579</text:p>
          </table:table-cell>
          <table:table-cell office:value-type="float" office:value="8.073761" calcext:value-type="float">
            <text:p>8.073761</text:p>
          </table:table-cell>
          <table:table-cell office:value-type="float" office:value="10.11371" calcext:value-type="float">
            <text:p>10.11371</text:p>
          </table:table-cell>
          <table:table-cell office:value-type="float" office:value="10.07153" calcext:value-type="float">
            <text:p>10.07153</text:p>
          </table:table-cell>
          <table:table-cell office:value-type="float" office:value="12.41983" calcext:value-type="float">
            <text:p>12.41983</text:p>
          </table:table-cell>
          <table:table-cell office:value-type="float" office:value="12.23633" calcext:value-type="float">
            <text:p>12.23633</text:p>
          </table:table-cell>
          <table:table-cell office:value-type="float" office:value="13.89771" calcext:value-type="float">
            <text:p>13.89771</text:p>
          </table:table-cell>
          <table:table-cell office:value-type="float" office:value="13.70944" calcext:value-type="float">
            <text:p>13.70944</text:p>
          </table:table-cell>
          <table:table-cell office:value-type="float" office:value="14.91287" calcext:value-type="float">
            <text:p>14.91287</text:p>
          </table:table-cell>
          <table:table-cell office:value-type="float" office:value="14.74783" calcext:value-type="float">
            <text:p>14.74783</text:p>
          </table:table-cell>
          <table:table-cell office:value-type="float" office:value="15.43188" calcext:value-type="float">
            <text:p>15.43188</text:p>
          </table:table-cell>
          <table:table-cell office:value-type="float" office:value="15.29858" calcext:value-type="float">
            <text:p>15.29858</text:p>
          </table:table-cell>
          <table:table-cell office:value-type="float" office:value="15.43671" calcext:value-type="float">
            <text:p>15.43671</text:p>
          </table:table-cell>
          <table:table-cell office:value-type="float" office:value="15.32581" calcext:value-type="float">
            <text:p>15.32581</text:p>
          </table:table-cell>
          <table:table-cell office:value-type="float" office:value="28.0361" calcext:value-type="float">
            <text:p>28.0361</text:p>
          </table:table-cell>
          <table:table-cell office:value-type="float" office:value="-2.934448" calcext:value-type="float">
            <text:p>-2.9344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2" calcext:value-type="float">
            <text:p>8112002</text:p>
          </table:table-cell>
          <table:table-cell office:value-type="float" office:value="8.222034" calcext:value-type="float">
            <text:p>8.222034</text:p>
          </table:table-cell>
          <table:table-cell office:value-type="float" office:value="16.25" calcext:value-type="float">
            <text:p>16.25</text:p>
          </table:table-cell>
          <table:table-cell office:value-type="float" office:value="4.26" calcext:value-type="float">
            <text:p>4.26</text:p>
          </table:table-cell>
          <table:table-cell office:value-type="float" office:value="1.105167" calcext:value-type="float">
            <text:p>1.105167</text:p>
          </table:table-cell>
          <table:table-cell office:value-type="float" office:value="0.7286634" calcext:value-type="float">
            <text:p>0.7286634</text:p>
          </table:table-cell>
          <table:table-cell office:value-type="float" office:value="280.728" calcext:value-type="float">
            <text:p>280.728</text:p>
          </table:table-cell>
          <table:table-cell office:value-type="float" office:value="0" calcext:value-type="float">
            <text:p>0</text:p>
          </table:table-cell>
          <table:table-cell office:value-type="float" office:value="19.82932" calcext:value-type="float">
            <text:p>19.82932</text:p>
          </table:table-cell>
          <table:table-cell office:value-type="float" office:value="3.143951" calcext:value-type="float">
            <text:p>3.143951</text:p>
          </table:table-cell>
          <table:table-cell office:value-type="float" office:value="15.57211" calcext:value-type="float">
            <text:p>15.57211</text:p>
          </table:table-cell>
          <table:table-cell office:value-type="float" office:value="5.250824" calcext:value-type="float">
            <text:p>5.250824</text:p>
          </table:table-cell>
          <table:table-cell office:value-type="float" office:value="13.16443" calcext:value-type="float">
            <text:p>13.16443</text:p>
          </table:table-cell>
          <table:table-cell office:value-type="float" office:value="6.673157" calcext:value-type="float">
            <text:p>6.673157</text:p>
          </table:table-cell>
          <table:table-cell office:value-type="float" office:value="11.48056" calcext:value-type="float">
            <text:p>11.48056</text:p>
          </table:table-cell>
          <table:table-cell office:value-type="float" office:value="7.587555" calcext:value-type="float">
            <text:p>7.587555</text:p>
          </table:table-cell>
          <table:table-cell office:value-type="float" office:value="10.5939" calcext:value-type="float">
            <text:p>10.5939</text:p>
          </table:table-cell>
          <table:table-cell office:value-type="float" office:value="8.049164" calcext:value-type="float">
            <text:p>8.049164</text:p>
          </table:table-cell>
          <table:table-cell office:value-type="float" office:value="9.870483" calcext:value-type="float">
            <text:p>9.870483</text:p>
          </table:table-cell>
          <table:table-cell office:value-type="float" office:value="8.474976" calcext:value-type="float">
            <text:p>8.474976</text:p>
          </table:table-cell>
          <table:table-cell office:value-type="float" office:value="9.596313" calcext:value-type="float">
            <text:p>9.596313</text:p>
          </table:table-cell>
          <table:table-cell office:value-type="float" office:value="8.684204" calcext:value-type="float">
            <text:p>8.684204</text:p>
          </table:table-cell>
          <table:table-cell office:value-type="float" office:value="9.333069" calcext:value-type="float">
            <text:p>9.333069</text:p>
          </table:table-cell>
          <table:table-cell office:value-type="float" office:value="8.54306" calcext:value-type="float">
            <text:p>8.54306</text:p>
          </table:table-cell>
          <table:table-cell office:value-type="float" office:value="10.25906" calcext:value-type="float">
            <text:p>10.25906</text:p>
          </table:table-cell>
          <table:table-cell office:value-type="float" office:value="10.07816" calcext:value-type="float">
            <text:p>10.07816</text:p>
          </table:table-cell>
          <table:table-cell office:value-type="float" office:value="12.23462" calcext:value-type="float">
            <text:p>12.23462</text:p>
          </table:table-cell>
          <table:table-cell office:value-type="float" office:value="12.1095" calcext:value-type="float">
            <text:p>12.1095</text:p>
          </table:table-cell>
          <table:table-cell office:value-type="float" office:value="13.70752" calcext:value-type="float">
            <text:p>13.70752</text:p>
          </table:table-cell>
          <table:table-cell office:value-type="float" office:value="13.53696" calcext:value-type="float">
            <text:p>13.53696</text:p>
          </table:table-cell>
          <table:table-cell office:value-type="float" office:value="14.74609" calcext:value-type="float">
            <text:p>14.74609</text:p>
          </table:table-cell>
          <table:table-cell office:value-type="float" office:value="14.58459" calcext:value-type="float">
            <text:p>14.58459</text:p>
          </table:table-cell>
          <table:table-cell office:value-type="float" office:value="15.29715" calcext:value-type="float">
            <text:p>15.29715</text:p>
          </table:table-cell>
          <table:table-cell office:value-type="float" office:value="15.16214" calcext:value-type="float">
            <text:p>15.16214</text:p>
          </table:table-cell>
          <table:table-cell office:value-type="float" office:value="15.32462" calcext:value-type="float">
            <text:p>15.32462</text:p>
          </table:table-cell>
          <table:table-cell office:value-type="float" office:value="15.211" calcext:value-type="float">
            <text:p>15.211</text:p>
          </table:table-cell>
          <table:table-cell office:value-type="float" office:value="22.66846" calcext:value-type="float">
            <text:p>22.66846</text:p>
          </table:table-cell>
          <table:table-cell office:value-type="float" office:value="0.6023865" calcext:value-type="float">
            <text:p>0.60238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2" calcext:value-type="float">
            <text:p>9112002</text:p>
          </table:table-cell>
          <table:table-cell office:value-type="float" office:value="10.45077" calcext:value-type="float">
            <text:p>10.45077</text:p>
          </table:table-cell>
          <table:table-cell office:value-type="float" office:value="18.04" calcext:value-type="float">
            <text:p>18.04</text:p>
          </table:table-cell>
          <table:table-cell office:value-type="float" office:value="3.38" calcext:value-type="float">
            <text:p>3.38</text:p>
          </table:table-cell>
          <table:table-cell office:value-type="float" office:value="1.319989" calcext:value-type="float">
            <text:p>1.319989</text:p>
          </table:table-cell>
          <table:table-cell office:value-type="float" office:value="0.6852093" calcext:value-type="float">
            <text:p>0.6852093</text:p>
          </table:table-cell>
          <table:table-cell office:value-type="float" office:value="198.252" calcext:value-type="float">
            <text:p>198.252</text:p>
          </table:table-cell>
          <table:table-cell office:value-type="float" office:value="0" calcext:value-type="float">
            <text:p>0</text:p>
          </table:table-cell>
          <table:table-cell office:value-type="float" office:value="23.11111" calcext:value-type="float">
            <text:p>23.11111</text:p>
          </table:table-cell>
          <table:table-cell office:value-type="float" office:value="2.450073" calcext:value-type="float">
            <text:p>2.450073</text:p>
          </table:table-cell>
          <table:table-cell office:value-type="float" office:value="17.66226" calcext:value-type="float">
            <text:p>17.66226</text:p>
          </table:table-cell>
          <table:table-cell office:value-type="float" office:value="4.410492" calcext:value-type="float">
            <text:p>4.410492</text:p>
          </table:table-cell>
          <table:table-cell office:value-type="float" office:value="14.58035" calcext:value-type="float">
            <text:p>14.58035</text:p>
          </table:table-cell>
          <table:table-cell office:value-type="float" office:value="5.983948" calcext:value-type="float">
            <text:p>5.983948</text:p>
          </table:table-cell>
          <table:table-cell office:value-type="float" office:value="12.4877" calcext:value-type="float">
            <text:p>12.4877</text:p>
          </table:table-cell>
          <table:table-cell office:value-type="float" office:value="7.228546" calcext:value-type="float">
            <text:p>7.228546</text:p>
          </table:table-cell>
          <table:table-cell office:value-type="float" office:value="11.38562" calcext:value-type="float">
            <text:p>11.38562</text:p>
          </table:table-cell>
          <table:table-cell office:value-type="float" office:value="7.948761" calcext:value-type="float">
            <text:p>7.948761</text:p>
          </table:table-cell>
          <table:table-cell office:value-type="float" office:value="10.53931" calcext:value-type="float">
            <text:p>10.53931</text:p>
          </table:table-cell>
          <table:table-cell office:value-type="float" office:value="8.645142" calcext:value-type="float">
            <text:p>8.645142</text:p>
          </table:table-cell>
          <table:table-cell office:value-type="float" office:value="10.19574" calcext:value-type="float">
            <text:p>10.19574</text:p>
          </table:table-cell>
          <table:table-cell office:value-type="float" office:value="9.04126" calcext:value-type="float">
            <text:p>9.04126</text:p>
          </table:table-cell>
          <table:table-cell office:value-type="float" office:value="9.807068" calcext:value-type="float">
            <text:p>9.807068</text:p>
          </table:table-cell>
          <table:table-cell office:value-type="float" office:value="9.342529" calcext:value-type="float">
            <text:p>9.342529</text:p>
          </table:table-cell>
          <table:table-cell office:value-type="float" office:value="10.50089" calcext:value-type="float">
            <text:p>10.50089</text:p>
          </table:table-cell>
          <table:table-cell office:value-type="float" office:value="10.26175" calcext:value-type="float">
            <text:p>10.26175</text:p>
          </table:table-cell>
          <table:table-cell office:value-type="float" office:value="12.10858" calcext:value-type="float">
            <text:p>12.10858</text:p>
          </table:table-cell>
          <table:table-cell office:value-type="float" office:value="12.05347" calcext:value-type="float">
            <text:p>12.05347</text:p>
          </table:table-cell>
          <table:table-cell office:value-type="float" office:value="13.53531" calcext:value-type="float">
            <text:p>13.53531</text:p>
          </table:table-cell>
          <table:table-cell office:value-type="float" office:value="13.39389" calcext:value-type="float">
            <text:p>13.39389</text:p>
          </table:table-cell>
          <table:table-cell office:value-type="float" office:value="14.58289" calcext:value-type="float">
            <text:p>14.58289</text:p>
          </table:table-cell>
          <table:table-cell office:value-type="float" office:value="14.42789" calcext:value-type="float">
            <text:p>14.42789</text:p>
          </table:table-cell>
          <table:table-cell office:value-type="float" office:value="15.16071" calcext:value-type="float">
            <text:p>15.16071</text:p>
          </table:table-cell>
          <table:table-cell office:value-type="float" office:value="15.02512" calcext:value-type="float">
            <text:p>15.02512</text:p>
          </table:table-cell>
          <table:table-cell office:value-type="float" office:value="15.20981" calcext:value-type="float">
            <text:p>15.20981</text:p>
          </table:table-cell>
          <table:table-cell office:value-type="float" office:value="15.09354" calcext:value-type="float">
            <text:p>15.09354</text:p>
          </table:table-cell>
          <table:table-cell office:value-type="float" office:value="26.48361" calcext:value-type="float">
            <text:p>26.48361</text:p>
          </table:table-cell>
          <table:table-cell office:value-type="float" office:value="-0.2490234" calcext:value-type="float">
            <text:p>-0.24902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2" calcext:value-type="float">
            <text:p>10112002</text:p>
          </table:table-cell>
          <table:table-cell office:value-type="float" office:value="9.013714" calcext:value-type="float">
            <text:p>9.013714</text:p>
          </table:table-cell>
          <table:table-cell office:value-type="float" office:value="8.04" calcext:value-type="float">
            <text:p>8.04</text:p>
          </table:table-cell>
          <table:table-cell office:value-type="float" office:value="-1.41" calcext:value-type="float">
            <text:p>-1.41</text:p>
          </table:table-cell>
          <table:table-cell office:value-type="float" office:value="0.944778" calcext:value-type="float">
            <text:p>0.944778</text:p>
          </table:table-cell>
          <table:table-cell office:value-type="float" office:value="0.4868985" calcext:value-type="float">
            <text:p>0.4868985</text:p>
          </table:table-cell>
          <table:table-cell office:value-type="float" office:value="465.336" calcext:value-type="float">
            <text:p>465.336</text:p>
          </table:table-cell>
          <table:table-cell office:value-type="float" office:value="0" calcext:value-type="float">
            <text:p>0</text:p>
          </table:table-cell>
          <table:table-cell office:value-type="float" office:value="18.26364" calcext:value-type="float">
            <text:p>18.26364</text:p>
          </table:table-cell>
          <table:table-cell office:value-type="float" office:value="-0.3338623" calcext:value-type="float">
            <text:p>-0.3338623</text:p>
          </table:table-cell>
          <table:table-cell office:value-type="float" office:value="13.63153" calcext:value-type="float">
            <text:p>13.63153</text:p>
          </table:table-cell>
          <table:table-cell office:value-type="float" office:value="3.282715" calcext:value-type="float">
            <text:p>3.282715</text:p>
          </table:table-cell>
          <table:table-cell office:value-type="float" office:value="11.52887" calcext:value-type="float">
            <text:p>11.52887</text:p>
          </table:table-cell>
          <table:table-cell office:value-type="float" office:value="5.755981" calcext:value-type="float">
            <text:p>5.755981</text:p>
          </table:table-cell>
          <table:table-cell office:value-type="float" office:value="10.71973" calcext:value-type="float">
            <text:p>10.71973</text:p>
          </table:table-cell>
          <table:table-cell office:value-type="float" office:value="7.613007" calcext:value-type="float">
            <text:p>7.613007</text:p>
          </table:table-cell>
          <table:table-cell office:value-type="float" office:value="10.57187" calcext:value-type="float">
            <text:p>10.57187</text:p>
          </table:table-cell>
          <table:table-cell office:value-type="float" office:value="8.570282" calcext:value-type="float">
            <text:p>8.570282</text:p>
          </table:table-cell>
          <table:table-cell office:value-type="float" office:value="10.4903" calcext:value-type="float">
            <text:p>10.4903</text:p>
          </table:table-cell>
          <table:table-cell office:value-type="float" office:value="9.483948" calcext:value-type="float">
            <text:p>9.483948</text:p>
          </table:table-cell>
          <table:table-cell office:value-type="float" office:value="10.21408" calcext:value-type="float">
            <text:p>10.21408</text:p>
          </table:table-cell>
          <table:table-cell office:value-type="float" office:value="9.747284" calcext:value-type="float">
            <text:p>9.747284</text:p>
          </table:table-cell>
          <table:table-cell office:value-type="float" office:value="10.13757" calcext:value-type="float">
            <text:p>10.13757</text:p>
          </table:table-cell>
          <table:table-cell office:value-type="float" office:value="9.816559" calcext:value-type="float">
            <text:p>9.816559</text:p>
          </table:table-cell>
          <table:table-cell office:value-type="float" office:value="10.74802" calcext:value-type="float">
            <text:p>10.74802</text:p>
          </table:table-cell>
          <table:table-cell office:value-type="float" office:value="10.50354" calcext:value-type="float">
            <text:p>10.50354</text:p>
          </table:table-cell>
          <table:table-cell office:value-type="float" office:value="12.05316" calcext:value-type="float">
            <text:p>12.05316</text:p>
          </table:table-cell>
          <table:table-cell office:value-type="float" office:value="12.04492" calcext:value-type="float">
            <text:p>12.04492</text:p>
          </table:table-cell>
          <table:table-cell office:value-type="float" office:value="13.39258" calcext:value-type="float">
            <text:p>13.39258</text:p>
          </table:table-cell>
          <table:table-cell office:value-type="float" office:value="13.28262" calcext:value-type="float">
            <text:p>13.28262</text:p>
          </table:table-cell>
          <table:table-cell office:value-type="float" office:value="14.4263" calcext:value-type="float">
            <text:p>14.4263</text:p>
          </table:table-cell>
          <table:table-cell office:value-type="float" office:value="14.28259" calcext:value-type="float">
            <text:p>14.28259</text:p>
          </table:table-cell>
          <table:table-cell office:value-type="float" office:value="15.02374" calcext:value-type="float">
            <text:p>15.02374</text:p>
          </table:table-cell>
          <table:table-cell office:value-type="float" office:value="14.88937" calcext:value-type="float">
            <text:p>14.88937</text:p>
          </table:table-cell>
          <table:table-cell office:value-type="float" office:value="15.09229" calcext:value-type="float">
            <text:p>15.09229</text:p>
          </table:table-cell>
          <table:table-cell office:value-type="float" office:value="14.97318" calcext:value-type="float">
            <text:p>14.97318</text:p>
          </table:table-cell>
          <table:table-cell office:value-type="float" office:value="20.46722" calcext:value-type="float">
            <text:p>20.46722</text:p>
          </table:table-cell>
          <table:table-cell office:value-type="float" office:value="-4.143219" calcext:value-type="float">
            <text:p>-4.1432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2" calcext:value-type="float">
            <text:p>11112002</text:p>
          </table:table-cell>
          <table:table-cell office:value-type="float" office:value="9.967485" calcext:value-type="float">
            <text:p>9.967485</text:p>
          </table:table-cell>
          <table:table-cell office:value-type="float" office:value="6.58" calcext:value-type="float">
            <text:p>6.58</text:p>
          </table:table-cell>
          <table:table-cell office:value-type="float" office:value="-4.91" calcext:value-type="float">
            <text:p>-4.91</text:p>
          </table:table-cell>
          <table:table-cell office:value-type="float" office:value="0.717062" calcext:value-type="float">
            <text:p>0.717062</text:p>
          </table:table-cell>
          <table:table-cell office:value-type="float" office:value="0.3764133" calcext:value-type="float">
            <text:p>0.3764133</text:p>
          </table:table-cell>
          <table:table-cell office:value-type="float" office:value="212.112" calcext:value-type="float">
            <text:p>212.112</text:p>
          </table:table-cell>
          <table:table-cell office:value-type="float" office:value="0" calcext:value-type="float">
            <text:p>0</text:p>
          </table:table-cell>
          <table:table-cell office:value-type="float" office:value="16.30832" calcext:value-type="float">
            <text:p>16.30832</text:p>
          </table:table-cell>
          <table:table-cell office:value-type="float" office:value="-2.789978" calcext:value-type="float">
            <text:p>-2.789978</text:p>
          </table:table-cell>
          <table:table-cell office:value-type="float" office:value="11.41873" calcext:value-type="float">
            <text:p>11.41873</text:p>
          </table:table-cell>
          <table:table-cell office:value-type="float" office:value="0.5177307" calcext:value-type="float">
            <text:p>0.5177307</text:p>
          </table:table-cell>
          <table:table-cell office:value-type="float" office:value="9.399994" calcext:value-type="float">
            <text:p>9.399994</text:p>
          </table:table-cell>
          <table:table-cell office:value-type="float" office:value="2.851379" calcext:value-type="float">
            <text:p>2.851379</text:p>
          </table:table-cell>
          <table:table-cell office:value-type="float" office:value="8.546356" calcext:value-type="float">
            <text:p>8.546356</text:p>
          </table:table-cell>
          <table:table-cell office:value-type="float" office:value="4.871002" calcext:value-type="float">
            <text:p>4.871002</text:p>
          </table:table-cell>
          <table:table-cell office:value-type="float" office:value="8.499207" calcext:value-type="float">
            <text:p>8.499207</text:p>
          </table:table-cell>
          <table:table-cell office:value-type="float" office:value="6.164368" calcext:value-type="float">
            <text:p>6.164368</text:p>
          </table:table-cell>
          <table:table-cell office:value-type="float" office:value="9.450043" calcext:value-type="float">
            <text:p>9.450043</text:p>
          </table:table-cell>
          <table:table-cell office:value-type="float" office:value="7.50293" calcext:value-type="float">
            <text:p>7.50293</text:p>
          </table:table-cell>
          <table:table-cell office:value-type="float" office:value="9.852051" calcext:value-type="float">
            <text:p>9.852051</text:p>
          </table:table-cell>
          <table:table-cell office:value-type="float" office:value="8.462067" calcext:value-type="float">
            <text:p>8.462067</text:p>
          </table:table-cell>
          <table:table-cell office:value-type="float" office:value="10.13889" calcext:value-type="float">
            <text:p>10.13889</text:p>
          </table:table-cell>
          <table:table-cell office:value-type="float" office:value="9.606567" calcext:value-type="float">
            <text:p>9.606567</text:p>
          </table:table-cell>
          <table:table-cell office:value-type="float" office:value="10.81262" calcext:value-type="float">
            <text:p>10.81262</text:p>
          </table:table-cell>
          <table:table-cell office:value-type="float" office:value="10.75009" calcext:value-type="float">
            <text:p>10.75009</text:p>
          </table:table-cell>
          <table:table-cell office:value-type="float" office:value="12.05527" calcext:value-type="float">
            <text:p>12.05527</text:p>
          </table:table-cell>
          <table:table-cell office:value-type="float" office:value="12.04736" calcext:value-type="float">
            <text:p>12.04736</text:p>
          </table:table-cell>
          <table:table-cell office:value-type="float" office:value="13.28162" calcext:value-type="float">
            <text:p>13.28162</text:p>
          </table:table-cell>
          <table:table-cell office:value-type="float" office:value="13.19775" calcext:value-type="float">
            <text:p>13.19775</text:p>
          </table:table-cell>
          <table:table-cell office:value-type="float" office:value="14.28113" calcext:value-type="float">
            <text:p>14.28113</text:p>
          </table:table-cell>
          <table:table-cell office:value-type="float" office:value="14.15088" calcext:value-type="float">
            <text:p>14.15088</text:p>
          </table:table-cell>
          <table:table-cell office:value-type="float" office:value="14.88794" calcext:value-type="float">
            <text:p>14.88794</text:p>
          </table:table-cell>
          <table:table-cell office:value-type="float" office:value="14.7562" calcext:value-type="float">
            <text:p>14.7562</text:p>
          </table:table-cell>
          <table:table-cell office:value-type="float" office:value="14.97195" calcext:value-type="float">
            <text:p>14.97195</text:p>
          </table:table-cell>
          <table:table-cell office:value-type="float" office:value="14.85199" calcext:value-type="float">
            <text:p>14.85199</text:p>
          </table:table-cell>
          <table:table-cell office:value-type="float" office:value="18.05548" calcext:value-type="float">
            <text:p>18.05548</text:p>
          </table:table-cell>
          <table:table-cell office:value-type="float" office:value="-7.271484" calcext:value-type="float">
            <text:p>-7.2714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2" calcext:value-type="float">
            <text:p>12112002</text:p>
          </table:table-cell>
          <table:table-cell office:value-type="float" office:value="10.67462" calcext:value-type="float">
            <text:p>10.67462</text:p>
          </table:table-cell>
          <table:table-cell office:value-type="float" office:value="16.44" calcext:value-type="float">
            <text:p>16.44</text:p>
          </table:table-cell>
          <table:table-cell office:value-type="float" office:value="-4.8" calcext:value-type="float">
            <text:p>-4.8</text:p>
          </table:table-cell>
          <table:table-cell office:value-type="float" office:value="0.887103" calcext:value-type="float">
            <text:p>0.887103</text:p>
          </table:table-cell>
          <table:table-cell office:value-type="float" office:value="0.3795094" calcext:value-type="float">
            <text:p>0.3795094</text:p>
          </table:table-cell>
          <table:table-cell office:value-type="float" office:value="201.24" calcext:value-type="float">
            <text:p>201.24</text:p>
          </table:table-cell>
          <table:table-cell office:value-type="float" office:value="0" calcext:value-type="float">
            <text:p>0</text:p>
          </table:table-cell>
          <table:table-cell office:value-type="float" office:value="21.056" calcext:value-type="float">
            <text:p>21.056</text:p>
          </table:table-cell>
          <table:table-cell office:value-type="float" office:value="-3.716461" calcext:value-type="float">
            <text:p>-3.716461</text:p>
          </table:table-cell>
          <table:table-cell office:value-type="float" office:value="14.10858" calcext:value-type="float">
            <text:p>14.10858</text:p>
          </table:table-cell>
          <table:table-cell office:value-type="float" office:value="-0.2556152" calcext:value-type="float">
            <text:p>-0.2556152</text:p>
          </table:table-cell>
          <table:table-cell office:value-type="float" office:value="11.12717" calcext:value-type="float">
            <text:p>11.12717</text:p>
          </table:table-cell>
          <table:table-cell office:value-type="float" office:value="1.753296" calcext:value-type="float">
            <text:p>1.753296</text:p>
          </table:table-cell>
          <table:table-cell office:value-type="float" office:value="9.459503" calcext:value-type="float">
            <text:p>9.459503</text:p>
          </table:table-cell>
          <table:table-cell office:value-type="float" office:value="3.644501" calcext:value-type="float">
            <text:p>3.644501</text:p>
          </table:table-cell>
          <table:table-cell office:value-type="float" office:value="8.768341" calcext:value-type="float">
            <text:p>8.768341</text:p>
          </table:table-cell>
          <table:table-cell office:value-type="float" office:value="4.953125" calcext:value-type="float">
            <text:p>4.953125</text:p>
          </table:table-cell>
          <table:table-cell office:value-type="float" office:value="8.453003" calcext:value-type="float">
            <text:p>8.453003</text:p>
          </table:table-cell>
          <table:table-cell office:value-type="float" office:value="6.390686" calcext:value-type="float">
            <text:p>6.390686</text:p>
          </table:table-cell>
          <table:table-cell office:value-type="float" office:value="8.72464" calcext:value-type="float">
            <text:p>8.72464</text:p>
          </table:table-cell>
          <table:table-cell office:value-type="float" office:value="7.54425" calcext:value-type="float">
            <text:p>7.54425</text:p>
          </table:table-cell>
          <table:table-cell office:value-type="float" office:value="9.603607" calcext:value-type="float">
            <text:p>9.603607</text:p>
          </table:table-cell>
          <table:table-cell office:value-type="float" office:value="9.0672" calcext:value-type="float">
            <text:p>9.0672</text:p>
          </table:table-cell>
          <table:table-cell office:value-type="float" office:value="10.78354" calcext:value-type="float">
            <text:p>10.78354</text:p>
          </table:table-cell>
          <table:table-cell office:value-type="float" office:value="10.60422" calcext:value-type="float">
            <text:p>10.60422</text:p>
          </table:table-cell>
          <table:table-cell office:value-type="float" office:value="12.05399" calcext:value-type="float">
            <text:p>12.05399</text:p>
          </table:table-cell>
          <table:table-cell office:value-type="float" office:value="12.01852" calcext:value-type="float">
            <text:p>12.01852</text:p>
          </table:table-cell>
          <table:table-cell office:value-type="float" office:value="13.19696" calcext:value-type="float">
            <text:p>13.19696</text:p>
          </table:table-cell>
          <table:table-cell office:value-type="float" office:value="13.12222" calcext:value-type="float">
            <text:p>13.12222</text:p>
          </table:table-cell>
          <table:table-cell office:value-type="float" office:value="14.1496" calcext:value-type="float">
            <text:p>14.1496</text:p>
          </table:table-cell>
          <table:table-cell office:value-type="float" office:value="14.03204" calcext:value-type="float">
            <text:p>14.03204</text:p>
          </table:table-cell>
          <table:table-cell office:value-type="float" office:value="14.75482" calcext:value-type="float">
            <text:p>14.75482</text:p>
          </table:table-cell>
          <table:table-cell office:value-type="float" office:value="14.62729" calcext:value-type="float">
            <text:p>14.62729</text:p>
          </table:table-cell>
          <table:table-cell office:value-type="float" office:value="14.85071" calcext:value-type="float">
            <text:p>14.85071</text:p>
          </table:table-cell>
          <table:table-cell office:value-type="float" office:value="14.73071" calcext:value-type="float">
            <text:p>14.73071</text:p>
          </table:table-cell>
          <table:table-cell office:value-type="float" office:value="30.005" calcext:value-type="float">
            <text:p>30.005</text:p>
          </table:table-cell>
          <table:table-cell office:value-type="float" office:value="-8.238373" calcext:value-type="float">
            <text:p>-8.2383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2" calcext:value-type="float">
            <text:p>13112002</text:p>
          </table:table-cell>
          <table:table-cell office:value-type="float" office:value="7.343904" calcext:value-type="float">
            <text:p>7.343904</text:p>
          </table:table-cell>
          <table:table-cell office:value-type="float" office:value="16.14" calcext:value-type="float">
            <text:p>16.14</text:p>
          </table:table-cell>
          <table:table-cell office:value-type="float" office:value="-1.76" calcext:value-type="float">
            <text:p>-1.76</text:p>
          </table:table-cell>
          <table:table-cell office:value-type="float" office:value="0.8884923" calcext:value-type="float">
            <text:p>0.8884923</text:p>
          </table:table-cell>
          <table:table-cell office:value-type="float" office:value="0.4746687" calcext:value-type="float">
            <text:p>0.4746687</text:p>
          </table:table-cell>
          <table:table-cell office:value-type="float" office:value="231.3" calcext:value-type="float">
            <text:p>231.3</text:p>
          </table:table-cell>
          <table:table-cell office:value-type="float" office:value="0" calcext:value-type="float">
            <text:p>0</text:p>
          </table:table-cell>
          <table:table-cell office:value-type="float" office:value="19.66235" calcext:value-type="float">
            <text:p>19.66235</text:p>
          </table:table-cell>
          <table:table-cell office:value-type="float" office:value="-1.504883" calcext:value-type="float">
            <text:p>-1.504883</text:p>
          </table:table-cell>
          <table:table-cell office:value-type="float" office:value="13.23099" calcext:value-type="float">
            <text:p>13.23099</text:p>
          </table:table-cell>
          <table:table-cell office:value-type="float" office:value="1.579651" calcext:value-type="float">
            <text:p>1.579651</text:p>
          </table:table-cell>
          <table:table-cell office:value-type="float" office:value="10.92105" calcext:value-type="float">
            <text:p>10.92105</text:p>
          </table:table-cell>
          <table:table-cell office:value-type="float" office:value="3.465973" calcext:value-type="float">
            <text:p>3.465973</text:p>
          </table:table-cell>
          <table:table-cell office:value-type="float" office:value="9.569916" calcext:value-type="float">
            <text:p>9.569916</text:p>
          </table:table-cell>
          <table:table-cell office:value-type="float" office:value="5.096741" calcext:value-type="float">
            <text:p>5.096741</text:p>
          </table:table-cell>
          <table:table-cell office:value-type="float" office:value="8.992188" calcext:value-type="float">
            <text:p>8.992188</text:p>
          </table:table-cell>
          <table:table-cell office:value-type="float" office:value="6.119263" calcext:value-type="float">
            <text:p>6.119263</text:p>
          </table:table-cell>
          <table:table-cell office:value-type="float" office:value="8.716095" calcext:value-type="float">
            <text:p>8.716095</text:p>
          </table:table-cell>
          <table:table-cell office:value-type="float" office:value="7.166687" calcext:value-type="float">
            <text:p>7.166687</text:p>
          </table:table-cell>
          <table:table-cell office:value-type="float" office:value="8.814209" calcext:value-type="float">
            <text:p>8.814209</text:p>
          </table:table-cell>
          <table:table-cell office:value-type="float" office:value="7.955048" calcext:value-type="float">
            <text:p>7.955048</text:p>
          </table:table-cell>
          <table:table-cell office:value-type="float" office:value="9.181335" calcext:value-type="float">
            <text:p>9.181335</text:p>
          </table:table-cell>
          <table:table-cell office:value-type="float" office:value="9.050751" calcext:value-type="float">
            <text:p>9.050751</text:p>
          </table:table-cell>
          <table:table-cell office:value-type="float" office:value="10.60236" calcext:value-type="float">
            <text:p>10.60236</text:p>
          </table:table-cell>
          <table:table-cell office:value-type="float" office:value="10.46976" calcext:value-type="float">
            <text:p>10.46976</text:p>
          </table:table-cell>
          <table:table-cell office:value-type="float" office:value="12.01779" calcext:value-type="float">
            <text:p>12.01779</text:p>
          </table:table-cell>
          <table:table-cell office:value-type="float" office:value="11.94293" calcext:value-type="float">
            <text:p>11.94293</text:p>
          </table:table-cell>
          <table:table-cell office:value-type="float" office:value="13.1214" calcext:value-type="float">
            <text:p>13.1214</text:p>
          </table:table-cell>
          <table:table-cell office:value-type="float" office:value="13.03821" calcext:value-type="float">
            <text:p>13.03821</text:p>
          </table:table-cell>
          <table:table-cell office:value-type="float" office:value="14.03082" calcext:value-type="float">
            <text:p>14.03082</text:p>
          </table:table-cell>
          <table:table-cell office:value-type="float" office:value="13.9202" calcext:value-type="float">
            <text:p>13.9202</text:p>
          </table:table-cell>
          <table:table-cell office:value-type="float" office:value="14.62598" calcext:value-type="float">
            <text:p>14.62598</text:p>
          </table:table-cell>
          <table:table-cell office:value-type="float" office:value="14.50317" calcext:value-type="float">
            <text:p>14.50317</text:p>
          </table:table-cell>
          <table:table-cell office:value-type="float" office:value="14.72949" calcext:value-type="float">
            <text:p>14.72949</text:p>
          </table:table-cell>
          <table:table-cell office:value-type="float" office:value="14.61078" calcext:value-type="float">
            <text:p>14.61078</text:p>
          </table:table-cell>
          <table:table-cell office:value-type="float" office:value="28.91443" calcext:value-type="float">
            <text:p>28.91443</text:p>
          </table:table-cell>
          <table:table-cell office:value-type="float" office:value="-5.745178" calcext:value-type="float">
            <text:p>-5.7451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2" calcext:value-type="float">
            <text:p>14112002</text:p>
          </table:table-cell>
          <table:table-cell office:value-type="float" office:value="4.30056" calcext:value-type="float">
            <text:p>4.30056</text:p>
          </table:table-cell>
          <table:table-cell office:value-type="float" office:value="7.04" calcext:value-type="float">
            <text:p>7.04</text:p>
          </table:table-cell>
          <table:table-cell office:value-type="float" office:value="1.19" calcext:value-type="float">
            <text:p>1.19</text:p>
          </table:table-cell>
          <table:table-cell office:value-type="float" office:value="0.8700911" calcext:value-type="float">
            <text:p>0.8700911</text:p>
          </table:table-cell>
          <table:table-cell office:value-type="float" office:value="0.5869815" calcext:value-type="float">
            <text:p>0.5869815</text:p>
          </table:table-cell>
          <table:table-cell office:value-type="float" office:value="269.28" calcext:value-type="float">
            <text:p>269.28</text:p>
          </table:table-cell>
          <table:table-cell office:value-type="float" office:value="0" calcext:value-type="float">
            <text:p>0</text:p>
          </table:table-cell>
          <table:table-cell office:value-type="float" office:value="13.95871" calcext:value-type="float">
            <text:p>13.95871</text:p>
          </table:table-cell>
          <table:table-cell office:value-type="float" office:value="0.5299683" calcext:value-type="float">
            <text:p>0.5299683</text:p>
          </table:table-cell>
          <table:table-cell office:value-type="float" office:value="10.16696" calcext:value-type="float">
            <text:p>10.16696</text:p>
          </table:table-cell>
          <table:table-cell office:value-type="float" office:value="3.476685" calcext:value-type="float">
            <text:p>3.476685</text:p>
          </table:table-cell>
          <table:table-cell office:value-type="float" office:value="8.942444" calcext:value-type="float">
            <text:p>8.942444</text:p>
          </table:table-cell>
          <table:table-cell office:value-type="float" office:value="5.319458" calcext:value-type="float">
            <text:p>5.319458</text:p>
          </table:table-cell>
          <table:table-cell office:value-type="float" office:value="8.547394" calcext:value-type="float">
            <text:p>8.547394</text:p>
          </table:table-cell>
          <table:table-cell office:value-type="float" office:value="6.734589" calcext:value-type="float">
            <text:p>6.734589</text:p>
          </table:table-cell>
          <table:table-cell office:value-type="float" office:value="8.528137" calcext:value-type="float">
            <text:p>8.528137</text:p>
          </table:table-cell>
          <table:table-cell office:value-type="float" office:value="7.489716" calcext:value-type="float">
            <text:p>7.489716</text:p>
          </table:table-cell>
          <table:table-cell office:value-type="float" office:value="8.705261" calcext:value-type="float">
            <text:p>8.705261</text:p>
          </table:table-cell>
          <table:table-cell office:value-type="float" office:value="8.088715" calcext:value-type="float">
            <text:p>8.088715</text:p>
          </table:table-cell>
          <table:table-cell office:value-type="float" office:value="8.841736" calcext:value-type="float">
            <text:p>8.841736</text:p>
          </table:table-cell>
          <table:table-cell office:value-type="float" office:value="8.546722" calcext:value-type="float">
            <text:p>8.546722</text:p>
          </table:table-cell>
          <table:table-cell office:value-type="float" office:value="9.278046" calcext:value-type="float">
            <text:p>9.278046</text:p>
          </table:table-cell>
          <table:table-cell office:value-type="float" office:value="9.143219" calcext:value-type="float">
            <text:p>9.143219</text:p>
          </table:table-cell>
          <table:table-cell office:value-type="float" office:value="10.46887" calcext:value-type="float">
            <text:p>10.46887</text:p>
          </table:table-cell>
          <table:table-cell office:value-type="float" office:value="10.43573" calcext:value-type="float">
            <text:p>10.43573</text:p>
          </table:table-cell>
          <table:table-cell office:value-type="float" office:value="11.94211" calcext:value-type="float">
            <text:p>11.94211</text:p>
          </table:table-cell>
          <table:table-cell office:value-type="float" office:value="11.86368" calcext:value-type="float">
            <text:p>11.86368</text:p>
          </table:table-cell>
          <table:table-cell office:value-type="float" office:value="13.03732" calcext:value-type="float">
            <text:p>13.03732</text:p>
          </table:table-cell>
          <table:table-cell office:value-type="float" office:value="12.94839" calcext:value-type="float">
            <text:p>12.94839</text:p>
          </table:table-cell>
          <table:table-cell office:value-type="float" office:value="13.91907" calcext:value-type="float">
            <text:p>13.91907</text:p>
          </table:table-cell>
          <table:table-cell office:value-type="float" office:value="13.81229" calcext:value-type="float">
            <text:p>13.81229</text:p>
          </table:table-cell>
          <table:table-cell office:value-type="float" office:value="14.50189" calcext:value-type="float">
            <text:p>14.50189</text:p>
          </table:table-cell>
          <table:table-cell office:value-type="float" office:value="14.38333" calcext:value-type="float">
            <text:p>14.38333</text:p>
          </table:table-cell>
          <table:table-cell office:value-type="float" office:value="14.60956" calcext:value-type="float">
            <text:p>14.60956</text:p>
          </table:table-cell>
          <table:table-cell office:value-type="float" office:value="14.49225" calcext:value-type="float">
            <text:p>14.49225</text:p>
          </table:table-cell>
          <table:table-cell office:value-type="float" office:value="17.28934" calcext:value-type="float">
            <text:p>17.28934</text:p>
          </table:table-cell>
          <table:table-cell office:value-type="float" office:value="-2.819153" calcext:value-type="float">
            <text:p>-2.8191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2" calcext:value-type="float">
            <text:p>15112002</text:p>
          </table:table-cell>
          <table:table-cell office:value-type="float" office:value="5.018474" calcext:value-type="float">
            <text:p>5.018474</text:p>
          </table:table-cell>
          <table:table-cell office:value-type="float" office:value="3.9" calcext:value-type="float">
            <text:p>3.9</text:p>
          </table:table-cell>
          <table:table-cell office:value-type="float" office:value="-1.38" calcext:value-type="float">
            <text:p>-1.38</text:p>
          </table:table-cell>
          <table:table-cell office:value-type="float" office:value="0.7036809" calcext:value-type="float">
            <text:p>0.7036809</text:p>
          </table:table-cell>
          <table:table-cell office:value-type="float" office:value="0.48796" calcext:value-type="float">
            <text:p>0.48796</text:p>
          </table:table-cell>
          <table:table-cell office:value-type="float" office:value="140.256" calcext:value-type="float">
            <text:p>140.256</text:p>
          </table:table-cell>
          <table:table-cell office:value-type="float" office:value="0" calcext:value-type="float">
            <text:p>0</text:p>
          </table:table-cell>
          <table:table-cell office:value-type="float" office:value="9.116608" calcext:value-type="float">
            <text:p>9.116608</text:p>
          </table:table-cell>
          <table:table-cell office:value-type="float" office:value="-2.010101" calcext:value-type="float">
            <text:p>-2.010101</text:p>
          </table:table-cell>
          <table:table-cell office:value-type="float" office:value="7.026581" calcext:value-type="float">
            <text:p>7.026581</text:p>
          </table:table-cell>
          <table:table-cell office:value-type="float" office:value="1.049347" calcext:value-type="float">
            <text:p>1.049347</text:p>
          </table:table-cell>
          <table:table-cell office:value-type="float" office:value="6.500702" calcext:value-type="float">
            <text:p>6.500702</text:p>
          </table:table-cell>
          <table:table-cell office:value-type="float" office:value="3.030945" calcext:value-type="float">
            <text:p>3.030945</text:p>
          </table:table-cell>
          <table:table-cell office:value-type="float" office:value="6.664276" calcext:value-type="float">
            <text:p>6.664276</text:p>
          </table:table-cell>
          <table:table-cell office:value-type="float" office:value="4.705536" calcext:value-type="float">
            <text:p>4.705536</text:p>
          </table:table-cell>
          <table:table-cell office:value-type="float" office:value="7.440094" calcext:value-type="float">
            <text:p>7.440094</text:p>
          </table:table-cell>
          <table:table-cell office:value-type="float" office:value="5.791046" calcext:value-type="float">
            <text:p>5.791046</text:p>
          </table:table-cell>
          <table:table-cell office:value-type="float" office:value="8.218933" calcext:value-type="float">
            <text:p>8.218933</text:p>
          </table:table-cell>
          <table:table-cell office:value-type="float" office:value="6.917999" calcext:value-type="float">
            <text:p>6.917999</text:p>
          </table:table-cell>
          <table:table-cell office:value-type="float" office:value="8.690979" calcext:value-type="float">
            <text:p>8.690979</text:p>
          </table:table-cell>
          <table:table-cell office:value-type="float" office:value="7.768066" calcext:value-type="float">
            <text:p>7.768066</text:p>
          </table:table-cell>
          <table:table-cell office:value-type="float" office:value="9.279449" calcext:value-type="float">
            <text:p>9.279449</text:p>
          </table:table-cell>
          <table:table-cell office:value-type="float" office:value="8.876129" calcext:value-type="float">
            <text:p>8.876129</text:p>
          </table:table-cell>
          <table:table-cell office:value-type="float" office:value="10.43555" calcext:value-type="float">
            <text:p>10.43555</text:p>
          </table:table-cell>
          <table:table-cell office:value-type="float" office:value="10.34506" calcext:value-type="float">
            <text:p>10.34506</text:p>
          </table:table-cell>
          <table:table-cell office:value-type="float" office:value="11.86292" calcext:value-type="float">
            <text:p>11.86292</text:p>
          </table:table-cell>
          <table:table-cell office:value-type="float" office:value="11.78888" calcext:value-type="float">
            <text:p>11.78888</text:p>
          </table:table-cell>
          <table:table-cell office:value-type="float" office:value="12.94742" calcext:value-type="float">
            <text:p>12.94742</text:p>
          </table:table-cell>
          <table:table-cell office:value-type="float" office:value="12.85754" calcext:value-type="float">
            <text:p>12.85754</text:p>
          </table:table-cell>
          <table:table-cell office:value-type="float" office:value="13.81119" calcext:value-type="float">
            <text:p>13.81119</text:p>
          </table:table-cell>
          <table:table-cell office:value-type="float" office:value="13.70593" calcext:value-type="float">
            <text:p>13.70593</text:p>
          </table:table-cell>
          <table:table-cell office:value-type="float" office:value="14.38214" calcext:value-type="float">
            <text:p>14.38214</text:p>
          </table:table-cell>
          <table:table-cell office:value-type="float" office:value="14.26636" calcext:value-type="float">
            <text:p>14.26636</text:p>
          </table:table-cell>
          <table:table-cell office:value-type="float" office:value="14.49103" calcext:value-type="float">
            <text:p>14.49103</text:p>
          </table:table-cell>
          <table:table-cell office:value-type="float" office:value="14.37607" calcext:value-type="float">
            <text:p>14.37607</text:p>
          </table:table-cell>
          <table:table-cell office:value-type="float" office:value="10.05453" calcext:value-type="float">
            <text:p>10.05453</text:p>
          </table:table-cell>
          <table:table-cell office:value-type="float" office:value="-5.693634" calcext:value-type="float">
            <text:p>-5.6936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2" calcext:value-type="float">
            <text:p>16112002</text:p>
          </table:table-cell>
          <table:table-cell office:value-type="float" office:value="9.062144" calcext:value-type="float">
            <text:p>9.062144</text:p>
          </table:table-cell>
          <table:table-cell office:value-type="float" office:value="7.31" calcext:value-type="float">
            <text:p>7.31</text:p>
          </table:table-cell>
          <table:table-cell office:value-type="float" office:value="-1.87" calcext:value-type="float">
            <text:p>-1.87</text:p>
          </table:table-cell>
          <table:table-cell office:value-type="float" office:value="0.8209535" calcext:value-type="float">
            <text:p>0.8209535</text:p>
          </table:table-cell>
          <table:table-cell office:value-type="float" office:value="0.4708832" calcext:value-type="float">
            <text:p>0.4708832</text:p>
          </table:table-cell>
          <table:table-cell office:value-type="float" office:value="129.708" calcext:value-type="float">
            <text:p>129.708</text:p>
          </table:table-cell>
          <table:table-cell office:value-type="float" office:value="0" calcext:value-type="float">
            <text:p>0</text:p>
          </table:table-cell>
          <table:table-cell office:value-type="float" office:value="15.24088" calcext:value-type="float">
            <text:p>15.24088</text:p>
          </table:table-cell>
          <table:table-cell office:value-type="float" office:value="-1.975616" calcext:value-type="float">
            <text:p>-1.975616</text:p>
          </table:table-cell>
          <table:table-cell office:value-type="float" office:value="10.62567" calcext:value-type="float">
            <text:p>10.62567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8.700562" calcext:value-type="float">
            <text:p>8.700562</text:p>
          </table:table-cell>
          <table:table-cell office:value-type="float" office:value="2.18396" calcext:value-type="float">
            <text:p>2.18396</text:p>
          </table:table-cell>
          <table:table-cell office:value-type="float" office:value="7.691559" calcext:value-type="float">
            <text:p>7.691559</text:p>
          </table:table-cell>
          <table:table-cell office:value-type="float" office:value="3.756897" calcext:value-type="float">
            <text:p>3.756897</text:p>
          </table:table-cell>
          <table:table-cell office:value-type="float" office:value="7.342834" calcext:value-type="float">
            <text:p>7.342834</text:p>
          </table:table-cell>
          <table:table-cell office:value-type="float" office:value="4.827423" calcext:value-type="float">
            <text:p>4.827423</text:p>
          </table:table-cell>
          <table:table-cell office:value-type="float" office:value="7.270447" calcext:value-type="float">
            <text:p>7.270447</text:p>
          </table:table-cell>
          <table:table-cell office:value-type="float" office:value="6.012054" calcext:value-type="float">
            <text:p>6.012054</text:p>
          </table:table-cell>
          <table:table-cell office:value-type="float" office:value="7.75766" calcext:value-type="float">
            <text:p>7.75766</text:p>
          </table:table-cell>
          <table:table-cell office:value-type="float" office:value="7.033722" calcext:value-type="float">
            <text:p>7.033722</text:p>
          </table:table-cell>
          <table:table-cell office:value-type="float" office:value="8.872223" calcext:value-type="float">
            <text:p>8.872223</text:p>
          </table:table-cell>
          <table:table-cell office:value-type="float" office:value="8.453857" calcext:value-type="float">
            <text:p>8.453857</text:p>
          </table:table-cell>
          <table:table-cell office:value-type="float" office:value="10.34338" calcext:value-type="float">
            <text:p>10.34338</text:p>
          </table:table-cell>
          <table:table-cell office:value-type="float" office:value="10.12695" calcext:value-type="float">
            <text:p>10.12695</text:p>
          </table:table-cell>
          <table:table-cell office:value-type="float" office:value="11.78802" calcext:value-type="float">
            <text:p>11.78802</text:p>
          </table:table-cell>
          <table:table-cell office:value-type="float" office:value="11.68927" calcext:value-type="float">
            <text:p>11.68927</text:p>
          </table:table-cell>
          <table:table-cell office:value-type="float" office:value="12.85663" calcext:value-type="float">
            <text:p>12.85663</text:p>
          </table:table-cell>
          <table:table-cell office:value-type="float" office:value="12.76346" calcext:value-type="float">
            <text:p>12.76346</text:p>
          </table:table-cell>
          <table:table-cell office:value-type="float" office:value="13.70486" calcext:value-type="float">
            <text:p>13.70486</text:p>
          </table:table-cell>
          <table:table-cell office:value-type="float" office:value="13.60104" calcext:value-type="float">
            <text:p>13.60104</text:p>
          </table:table-cell>
          <table:table-cell office:value-type="float" office:value="14.26514" calcext:value-type="float">
            <text:p>14.26514</text:p>
          </table:table-cell>
          <table:table-cell office:value-type="float" office:value="14.15204" calcext:value-type="float">
            <text:p>14.15204</text:p>
          </table:table-cell>
          <table:table-cell office:value-type="float" office:value="14.37491" calcext:value-type="float">
            <text:p>14.37491</text:p>
          </table:table-cell>
          <table:table-cell office:value-type="float" office:value="14.26218" calcext:value-type="float">
            <text:p>14.26218</text:p>
          </table:table-cell>
          <table:table-cell office:value-type="float" office:value="17.69565" calcext:value-type="float">
            <text:p>17.69565</text:p>
          </table:table-cell>
          <table:table-cell office:value-type="float" office:value="-5.925659" calcext:value-type="float">
            <text:p>-5.9256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2" calcext:value-type="float">
            <text:p>17112002</text:p>
          </table:table-cell>
          <table:table-cell office:value-type="float" office:value="9.216821" calcext:value-type="float">
            <text:p>9.216821</text:p>
          </table:table-cell>
          <table:table-cell office:value-type="float" office:value="9.2" calcext:value-type="float">
            <text:p>9.2</text:p>
          </table:table-cell>
          <table:table-cell office:value-type="float" office:value="-3.02" calcext:value-type="float">
            <text:p>-3.02</text:p>
          </table:table-cell>
          <table:table-cell office:value-type="float" office:value="0.8976203" calcext:value-type="float">
            <text:p>0.8976203</text:p>
          </table:table-cell>
          <table:table-cell office:value-type="float" office:value="0.4328951" calcext:value-type="float">
            <text:p>0.4328951</text:p>
          </table:table-cell>
          <table:table-cell office:value-type="float" office:value="348.336" calcext:value-type="float">
            <text:p>348.336</text:p>
          </table:table-cell>
          <table:table-cell office:value-type="float" office:value="0" calcext:value-type="float">
            <text:p>0</text:p>
          </table:table-cell>
          <table:table-cell office:value-type="float" office:value="17.87326" calcext:value-type="float">
            <text:p>17.87326</text:p>
          </table:table-cell>
          <table:table-cell office:value-type="float" office:value="-3.485291" calcext:value-type="float">
            <text:p>-3.485291</text:p>
          </table:table-cell>
          <table:table-cell office:value-type="float" office:value="11.40509" calcext:value-type="float">
            <text:p>11.40509</text:p>
          </table:table-cell>
          <table:table-cell office:value-type="float" office:value="-0.2478027" calcext:value-type="float">
            <text:p>-0.2478027</text:p>
          </table:table-cell>
          <table:table-cell office:value-type="float" office:value="9.035095" calcext:value-type="float">
            <text:p>9.035095</text:p>
          </table:table-cell>
          <table:table-cell office:value-type="float" office:value="1.564606" calcext:value-type="float">
            <text:p>1.564606</text:p>
          </table:table-cell>
          <table:table-cell office:value-type="float" office:value="7.842468" calcext:value-type="float">
            <text:p>7.842468</text:p>
          </table:table-cell>
          <table:table-cell office:value-type="float" office:value="3.249664" calcext:value-type="float">
            <text:p>3.249664</text:p>
          </table:table-cell>
          <table:table-cell office:value-type="float" office:value="7.373108" calcext:value-type="float">
            <text:p>7.373108</text:p>
          </table:table-cell>
          <table:table-cell office:value-type="float" office:value="4.412384" calcext:value-type="float">
            <text:p>4.412384</text:p>
          </table:table-cell>
          <table:table-cell office:value-type="float" office:value="7.237946" calcext:value-type="float">
            <text:p>7.237946</text:p>
          </table:table-cell>
          <table:table-cell office:value-type="float" office:value="5.687195" calcext:value-type="float">
            <text:p>5.687195</text:p>
          </table:table-cell>
          <table:table-cell office:value-type="float" office:value="7.641479" calcext:value-type="float">
            <text:p>7.641479</text:p>
          </table:table-cell>
          <table:table-cell office:value-type="float" office:value="6.735107" calcext:value-type="float">
            <text:p>6.735107</text:p>
          </table:table-cell>
          <table:table-cell office:value-type="float" office:value="8.475739" calcext:value-type="float">
            <text:p>8.475739</text:p>
          </table:table-cell>
          <table:table-cell office:value-type="float" office:value="8.181793" calcext:value-type="float">
            <text:p>8.181793</text:p>
          </table:table-cell>
          <table:table-cell office:value-type="float" office:value="10.12482" calcext:value-type="float">
            <text:p>10.12482</text:p>
          </table:table-cell>
          <table:table-cell office:value-type="float" office:value="9.911255" calcext:value-type="float">
            <text:p>9.911255</text:p>
          </table:table-cell>
          <table:table-cell office:value-type="float" office:value="11.68808" calcext:value-type="float">
            <text:p>11.68808</text:p>
          </table:table-cell>
          <table:table-cell office:value-type="float" office:value="11.56299" calcext:value-type="float">
            <text:p>11.56299</text:p>
          </table:table-cell>
          <table:table-cell office:value-type="float" office:value="12.76245" calcext:value-type="float">
            <text:p>12.76245</text:p>
          </table:table-cell>
          <table:table-cell office:value-type="float" office:value="12.6601" calcext:value-type="float">
            <text:p>12.6601</text:p>
          </table:table-cell>
          <table:table-cell office:value-type="float" office:value="13.59998" calcext:value-type="float">
            <text:p>13.59998</text:p>
          </table:table-cell>
          <table:table-cell office:value-type="float" office:value="13.4975" calcext:value-type="float">
            <text:p>13.4975</text:p>
          </table:table-cell>
          <table:table-cell office:value-type="float" office:value="14.15085" calcext:value-type="float">
            <text:p>14.15085</text:p>
          </table:table-cell>
          <table:table-cell office:value-type="float" office:value="14.04114" calcext:value-type="float">
            <text:p>14.04114</text:p>
          </table:table-cell>
          <table:table-cell office:value-type="float" office:value="14.26102" calcext:value-type="float">
            <text:p>14.26102</text:p>
          </table:table-cell>
          <table:table-cell office:value-type="float" office:value="14.14944" calcext:value-type="float">
            <text:p>14.14944</text:p>
          </table:table-cell>
          <table:table-cell office:value-type="float" office:value="25.26764" calcext:value-type="float">
            <text:p>25.26764</text:p>
          </table:table-cell>
          <table:table-cell office:value-type="float" office:value="-6.897858" calcext:value-type="float">
            <text:p>-6.8978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2" calcext:value-type="float">
            <text:p>18112002</text:p>
          </table:table-cell>
          <table:table-cell office:value-type="float" office:value="9.704519" calcext:value-type="float">
            <text:p>9.704519</text:p>
          </table:table-cell>
          <table:table-cell office:value-type="float" office:value="13.62" calcext:value-type="float">
            <text:p>13.62</text:p>
          </table:table-cell>
          <table:table-cell office:value-type="float" office:value="-0.35" calcext:value-type="float">
            <text:p>-0.35</text:p>
          </table:table-cell>
          <table:table-cell office:value-type="float" office:value="0.9000872" calcext:value-type="float">
            <text:p>0.9000872</text:p>
          </table:table-cell>
          <table:table-cell office:value-type="float" office:value="0.5256832" calcext:value-type="float">
            <text:p>0.5256832</text:p>
          </table:table-cell>
          <table:table-cell office:value-type="float" office:value="325.404" calcext:value-type="float">
            <text:p>325.404</text:p>
          </table:table-cell>
          <table:table-cell office:value-type="float" office:value="0" calcext:value-type="float">
            <text:p>0</text:p>
          </table:table-cell>
          <table:table-cell office:value-type="float" office:value="20.82745" calcext:value-type="float">
            <text:p>20.82745</text:p>
          </table:table-cell>
          <table:table-cell office:value-type="float" office:value="0.5763245" calcext:value-type="float">
            <text:p>0.5763245</text:p>
          </table:table-cell>
          <table:table-cell office:value-type="float" office:value="14.32388" calcext:value-type="float">
            <text:p>14.32388</text:p>
          </table:table-cell>
          <table:table-cell office:value-type="float" office:value="2.532684" calcext:value-type="float">
            <text:p>2.532684</text:p>
          </table:table-cell>
          <table:table-cell office:value-type="float" office:value="11.52625" calcext:value-type="float">
            <text:p>11.52625</text:p>
          </table:table-cell>
          <table:table-cell office:value-type="float" office:value="3.784393" calcext:value-type="float">
            <text:p>3.784393</text:p>
          </table:table-cell>
          <table:table-cell office:value-type="float" office:value="9.742554" calcext:value-type="float">
            <text:p>9.742554</text:p>
          </table:table-cell>
          <table:table-cell office:value-type="float" office:value="4.91391" calcext:value-type="float">
            <text:p>4.91391</text:p>
          </table:table-cell>
          <table:table-cell office:value-type="float" office:value="8.88089" calcext:value-type="float">
            <text:p>8.88089</text:p>
          </table:table-cell>
          <table:table-cell office:value-type="float" office:value="5.664948" calcext:value-type="float">
            <text:p>5.664948</text:p>
          </table:table-cell>
          <table:table-cell office:value-type="float" office:value="8.312714" calcext:value-type="float">
            <text:p>8.312714</text:p>
          </table:table-cell>
          <table:table-cell office:value-type="float" office:value="6.490814" calcext:value-type="float">
            <text:p>6.490814</text:p>
          </table:table-cell>
          <table:table-cell office:value-type="float" office:value="8.279114" calcext:value-type="float">
            <text:p>8.279114</text:p>
          </table:table-cell>
          <table:table-cell office:value-type="float" office:value="7.1922" calcext:value-type="float">
            <text:p>7.1922</text:p>
          </table:table-cell>
          <table:table-cell office:value-type="float" office:value="8.424652" calcext:value-type="float">
            <text:p>8.424652</text:p>
          </table:table-cell>
          <table:table-cell office:value-type="float" office:value="8.226288" calcext:value-type="float">
            <text:p>8.226288</text:p>
          </table:table-cell>
          <table:table-cell office:value-type="float" office:value="9.909332" calcext:value-type="float">
            <text:p>9.909332</text:p>
          </table:table-cell>
          <table:table-cell office:value-type="float" office:value="9.783081" calcext:value-type="float">
            <text:p>9.783081</text:p>
          </table:table-cell>
          <table:table-cell office:value-type="float" office:value="11.56161" calcext:value-type="float">
            <text:p>11.56161</text:p>
          </table:table-cell>
          <table:table-cell office:value-type="float" office:value="11.42993" calcext:value-type="float">
            <text:p>11.42993</text:p>
          </table:table-cell>
          <table:table-cell office:value-type="float" office:value="12.65897" calcext:value-type="float">
            <text:p>12.65897</text:p>
          </table:table-cell>
          <table:table-cell office:value-type="float" office:value="12.54779" calcext:value-type="float">
            <text:p>12.54779</text:p>
          </table:table-cell>
          <table:table-cell office:value-type="float" office:value="13.49643" calcext:value-type="float">
            <text:p>13.49643</text:p>
          </table:table-cell>
          <table:table-cell office:value-type="float" office:value="13.39139" calcext:value-type="float">
            <text:p>13.39139</text:p>
          </table:table-cell>
          <table:table-cell office:value-type="float" office:value="14.03995" calcext:value-type="float">
            <text:p>14.03995</text:p>
          </table:table-cell>
          <table:table-cell office:value-type="float" office:value="13.9299" calcext:value-type="float">
            <text:p>13.9299</text:p>
          </table:table-cell>
          <table:table-cell office:value-type="float" office:value="14.14828" calcext:value-type="float">
            <text:p>14.14828</text:p>
          </table:table-cell>
          <table:table-cell office:value-type="float" office:value="14.03909" calcext:value-type="float">
            <text:p>14.03909</text:p>
          </table:table-cell>
          <table:table-cell office:value-type="float" office:value="29.9212" calcext:value-type="float">
            <text:p>29.9212</text:p>
          </table:table-cell>
          <table:table-cell office:value-type="float" office:value="-4.119049" calcext:value-type="float">
            <text:p>-4.1190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2" calcext:value-type="float">
            <text:p>19112002</text:p>
          </table:table-cell>
          <table:table-cell office:value-type="float" office:value="6.824074" calcext:value-type="float">
            <text:p>6.824074</text:p>
          </table:table-cell>
          <table:table-cell office:value-type="float" office:value="14.14" calcext:value-type="float">
            <text:p>14.14</text:p>
          </table:table-cell>
          <table:table-cell office:value-type="float" office:value="-1.68" calcext:value-type="float">
            <text:p>-1.68</text:p>
          </table:table-cell>
          <table:table-cell office:value-type="float" office:value="0.8218279" calcext:value-type="float">
            <text:p>0.8218279</text:p>
          </table:table-cell>
          <table:table-cell office:value-type="float" office:value="0.4774402" calcext:value-type="float">
            <text:p>0.4774402</text:p>
          </table:table-cell>
          <table:table-cell office:value-type="float" office:value="124.38" calcext:value-type="float">
            <text:p>124.38</text:p>
          </table:table-cell>
          <table:table-cell office:value-type="float" office:value="0" calcext:value-type="float">
            <text:p>0</text:p>
          </table:table-cell>
          <table:table-cell office:value-type="float" office:value="16.48837" calcext:value-type="float">
            <text:p>16.48837</text:p>
          </table:table-cell>
          <table:table-cell office:value-type="float" office:value="-1.793823" calcext:value-type="float">
            <text:p>-1.793823</text:p>
          </table:table-cell>
          <table:table-cell office:value-type="float" office:value="11.99493" calcext:value-type="float">
            <text:p>11.99493</text:p>
          </table:table-cell>
          <table:table-cell office:value-type="float" office:value="1.329803" calcext:value-type="float">
            <text:p>1.329803</text:p>
          </table:table-cell>
          <table:table-cell office:value-type="float" office:value="9.930695" calcext:value-type="float">
            <text:p>9.930695</text:p>
          </table:table-cell>
          <table:table-cell office:value-type="float" office:value="3.24939" calcext:value-type="float">
            <text:p>3.24939</text:p>
          </table:table-cell>
          <table:table-cell office:value-type="float" office:value="8.755371" calcext:value-type="float">
            <text:p>8.755371</text:p>
          </table:table-cell>
          <table:table-cell office:value-type="float" office:value="4.813812" calcext:value-type="float">
            <text:p>4.813812</text:p>
          </table:table-cell>
          <table:table-cell office:value-type="float" office:value="8.261871" calcext:value-type="float">
            <text:p>8.261871</text:p>
          </table:table-cell>
          <table:table-cell office:value-type="float" office:value="5.790527" calcext:value-type="float">
            <text:p>5.790527</text:p>
          </table:table-cell>
          <table:table-cell office:value-type="float" office:value="8.170593" calcext:value-type="float">
            <text:p>8.170593</text:p>
          </table:table-cell>
          <table:table-cell office:value-type="float" office:value="6.785492" calcext:value-type="float">
            <text:p>6.785492</text:p>
          </table:table-cell>
          <table:table-cell office:value-type="float" office:value="8.278564" calcext:value-type="float">
            <text:p>8.278564</text:p>
          </table:table-cell>
          <table:table-cell office:value-type="float" office:value="7.488098" calcext:value-type="float">
            <text:p>7.488098</text:p>
          </table:table-cell>
          <table:table-cell office:value-type="float" office:value="8.541779" calcext:value-type="float">
            <text:p>8.541779</text:p>
          </table:table-cell>
          <table:table-cell office:value-type="float" office:value="8.431854" calcext:value-type="float">
            <text:p>8.431854</text:p>
          </table:table-cell>
          <table:table-cell office:value-type="float" office:value="9.783295" calcext:value-type="float">
            <text:p>9.783295</text:p>
          </table:table-cell>
          <table:table-cell office:value-type="float" office:value="9.765961" calcext:value-type="float">
            <text:p>9.765961</text:p>
          </table:table-cell>
          <table:table-cell office:value-type="float" office:value="11.42859" calcext:value-type="float">
            <text:p>11.42859</text:p>
          </table:table-cell>
          <table:table-cell office:value-type="float" office:value="11.31808" calcext:value-type="float">
            <text:p>11.31808</text:p>
          </table:table-cell>
          <table:table-cell office:value-type="float" office:value="12.5466" calcext:value-type="float">
            <text:p>12.5466</text:p>
          </table:table-cell>
          <table:table-cell office:value-type="float" office:value="12.43387" calcext:value-type="float">
            <text:p>12.43387</text:p>
          </table:table-cell>
          <table:table-cell office:value-type="float" office:value="13.39026" calcext:value-type="float">
            <text:p>13.39026</text:p>
          </table:table-cell>
          <table:table-cell office:value-type="float" office:value="13.2818" calcext:value-type="float">
            <text:p>13.2818</text:p>
          </table:table-cell>
          <table:table-cell office:value-type="float" office:value="13.92877" calcext:value-type="float">
            <text:p>13.92877</text:p>
          </table:table-cell>
          <table:table-cell office:value-type="float" office:value="13.81998" calcext:value-type="float">
            <text:p>13.81998</text:p>
          </table:table-cell>
          <table:table-cell office:value-type="float" office:value="14.03796" calcext:value-type="float">
            <text:p>14.03796</text:p>
          </table:table-cell>
          <table:table-cell office:value-type="float" office:value="13.93143" calcext:value-type="float">
            <text:p>13.93143</text:p>
          </table:table-cell>
          <table:table-cell office:value-type="float" office:value="21.65668" calcext:value-type="float">
            <text:p>21.65668</text:p>
          </table:table-cell>
          <table:table-cell office:value-type="float" office:value="-6.041077" calcext:value-type="float">
            <text:p>-6.0410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2" calcext:value-type="float">
            <text:p>20112002</text:p>
          </table:table-cell>
          <table:table-cell office:value-type="float" office:value="9.722467" calcext:value-type="float">
            <text:p>9.722467</text:p>
          </table:table-cell>
          <table:table-cell office:value-type="float" office:value="16.21" calcext:value-type="float">
            <text:p>16.21</text:p>
          </table:table-cell>
          <table:table-cell office:value-type="float" office:value="0.98" calcext:value-type="float">
            <text:p>0.98</text:p>
          </table:table-cell>
          <table:table-cell office:value-type="float" office:value="0.9205095" calcext:value-type="float">
            <text:p>0.9205095</text:p>
          </table:table-cell>
          <table:table-cell office:value-type="float" office:value="0.5782623" calcext:value-type="float">
            <text:p>0.5782623</text:p>
          </table:table-cell>
          <table:table-cell office:value-type="float" office:value="322.236" calcext:value-type="float">
            <text:p>322.236</text:p>
          </table:table-cell>
          <table:table-cell office:value-type="float" office:value="0" calcext:value-type="float">
            <text:p>0</text:p>
          </table:table-cell>
          <table:table-cell office:value-type="float" office:value="23.28329" calcext:value-type="float">
            <text:p>23.28329</text:p>
          </table:table-cell>
          <table:table-cell office:value-type="float" office:value="1.160278" calcext:value-type="float">
            <text:p>1.160278</text:p>
          </table:table-cell>
          <table:table-cell office:value-type="float" office:value="16.04361" calcext:value-type="float">
            <text:p>16.04361</text:p>
          </table:table-cell>
          <table:table-cell office:value-type="float" office:value="3.196167" calcext:value-type="float">
            <text:p>3.196167</text:p>
          </table:table-cell>
          <table:table-cell office:value-type="float" office:value="12.97107" calcext:value-type="float">
            <text:p>12.97107</text:p>
          </table:table-cell>
          <table:table-cell office:value-type="float" office:value="4.499329" calcext:value-type="float">
            <text:p>4.499329</text:p>
          </table:table-cell>
          <table:table-cell office:value-type="float" office:value="10.92136" calcext:value-type="float">
            <text:p>10.92136</text:p>
          </table:table-cell>
          <table:table-cell office:value-type="float" office:value="5.610199" calcext:value-type="float">
            <text:p>5.610199</text:p>
          </table:table-cell>
          <table:table-cell office:value-type="float" office:value="9.882477" calcext:value-type="float">
            <text:p>9.882477</text:p>
          </table:table-cell>
          <table:table-cell office:value-type="float" office:value="6.329254" calcext:value-type="float">
            <text:p>6.329254</text:p>
          </table:table-cell>
          <table:table-cell office:value-type="float" office:value="9.140137" calcext:value-type="float">
            <text:p>9.140137</text:p>
          </table:table-cell>
          <table:table-cell office:value-type="float" office:value="7.0979" calcext:value-type="float">
            <text:p>7.0979</text:p>
          </table:table-cell>
          <table:table-cell office:value-type="float" office:value="8.919067" calcext:value-type="float">
            <text:p>8.919067</text:p>
          </table:table-cell>
          <table:table-cell office:value-type="float" office:value="7.691467" calcext:value-type="float">
            <text:p>7.691467</text:p>
          </table:table-cell>
          <table:table-cell office:value-type="float" office:value="8.756226" calcext:value-type="float">
            <text:p>8.756226</text:p>
          </table:table-cell>
          <table:table-cell office:value-type="float" office:value="8.525208" calcext:value-type="float">
            <text:p>8.525208</text:p>
          </table:table-cell>
          <table:table-cell office:value-type="float" office:value="9.765961" calcext:value-type="float">
            <text:p>9.765961</text:p>
          </table:table-cell>
          <table:table-cell office:value-type="float" office:value="9.758148" calcext:value-type="float">
            <text:p>9.758148</text:p>
          </table:table-cell>
          <table:table-cell office:value-type="float" office:value="11.31702" calcext:value-type="float">
            <text:p>11.31702</text:p>
          </table:table-cell>
          <table:table-cell office:value-type="float" office:value="11.22763" calcext:value-type="float">
            <text:p>11.22763</text:p>
          </table:table-cell>
          <table:table-cell office:value-type="float" office:value="12.43271" calcext:value-type="float">
            <text:p>12.43271</text:p>
          </table:table-cell>
          <table:table-cell office:value-type="float" office:value="12.32547" calcext:value-type="float">
            <text:p>12.32547</text:p>
          </table:table-cell>
          <table:table-cell office:value-type="float" office:value="13.28061" calcext:value-type="float">
            <text:p>13.28061</text:p>
          </table:table-cell>
          <table:table-cell office:value-type="float" office:value="13.17145" calcext:value-type="float">
            <text:p>13.17145</text:p>
          </table:table-cell>
          <table:table-cell office:value-type="float" office:value="13.81885" calcext:value-type="float">
            <text:p>13.81885</text:p>
          </table:table-cell>
          <table:table-cell office:value-type="float" office:value="13.71088" calcext:value-type="float">
            <text:p>13.71088</text:p>
          </table:table-cell>
          <table:table-cell office:value-type="float" office:value="13.93036" calcext:value-type="float">
            <text:p>13.93036</text:p>
          </table:table-cell>
          <table:table-cell office:value-type="float" office:value="13.82565" calcext:value-type="float">
            <text:p>13.82565</text:p>
          </table:table-cell>
          <table:table-cell office:value-type="float" office:value="33.11963" calcext:value-type="float">
            <text:p>33.11963</text:p>
          </table:table-cell>
          <table:table-cell office:value-type="float" office:value="-2.468018" calcext:value-type="float">
            <text:p>-2.4680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2" calcext:value-type="float">
            <text:p>21112002</text:p>
          </table:table-cell>
          <table:table-cell office:value-type="float" office:value="2.665091" calcext:value-type="float">
            <text:p>2.665091</text:p>
          </table:table-cell>
          <table:table-cell office:value-type="float" office:value="7.21" calcext:value-type="float">
            <text:p>7.21</text:p>
          </table:table-cell>
          <table:table-cell office:value-type="float" office:value="-2.97" calcext:value-type="float">
            <text:p>-2.97</text:p>
          </table:table-cell>
          <table:table-cell office:value-type="float" office:value="0.8784292" calcext:value-type="float">
            <text:p>0.8784292</text:p>
          </table:table-cell>
          <table:table-cell office:value-type="float" office:value="0.4344875" calcext:value-type="float">
            <text:p>0.4344875</text:p>
          </table:table-cell>
          <table:table-cell office:value-type="float" office:value="483.84" calcext:value-type="float">
            <text:p>483.84</text:p>
          </table:table-cell>
          <table:table-cell office:value-type="float" office:value="0" calcext:value-type="float">
            <text:p>0</text:p>
          </table:table-cell>
          <table:table-cell office:value-type="float" office:value="9.587402" calcext:value-type="float">
            <text:p>9.587402</text:p>
          </table:table-cell>
          <table:table-cell office:value-type="float" office:value="-1.89856" calcext:value-type="float">
            <text:p>-1.89856</text:p>
          </table:table-cell>
          <table:table-cell office:value-type="float" office:value="8.347565" calcext:value-type="float">
            <text:p>8.347565</text:p>
          </table:table-cell>
          <table:table-cell office:value-type="float" office:value="2.102356" calcext:value-type="float">
            <text:p>2.102356</text:p>
          </table:table-cell>
          <table:table-cell office:value-type="float" office:value="7.90802" calcext:value-type="float">
            <text:p>7.90802</text:p>
          </table:table-cell>
          <table:table-cell office:value-type="float" office:value="4.46109" calcext:value-type="float">
            <text:p>4.46109</text:p>
          </table:table-cell>
          <table:table-cell office:value-type="float" office:value="8.479858" calcext:value-type="float">
            <text:p>8.479858</text:p>
          </table:table-cell>
          <table:table-cell office:value-type="float" office:value="6.133606" calcext:value-type="float">
            <text:p>6.133606</text:p>
          </table:table-cell>
          <table:table-cell office:value-type="float" office:value="8.840332" calcext:value-type="float">
            <text:p>8.840332</text:p>
          </table:table-cell>
          <table:table-cell office:value-type="float" office:value="6.973511" calcext:value-type="float">
            <text:p>6.973511</text:p>
          </table:table-cell>
          <table:table-cell office:value-type="float" office:value="9.039154" calcext:value-type="float">
            <text:p>9.039154</text:p>
          </table:table-cell>
          <table:table-cell office:value-type="float" office:value="7.78891" calcext:value-type="float">
            <text:p>7.78891</text:p>
          </table:table-cell>
          <table:table-cell office:value-type="float" office:value="8.923096" calcext:value-type="float">
            <text:p>8.923096</text:p>
          </table:table-cell>
          <table:table-cell office:value-type="float" office:value="8.279877" calcext:value-type="float">
            <text:p>8.279877</text:p>
          </table:table-cell>
          <table:table-cell office:value-type="float" office:value="8.926666" calcext:value-type="float">
            <text:p>8.926666</text:p>
          </table:table-cell>
          <table:table-cell office:value-type="float" office:value="8.764862" calcext:value-type="float">
            <text:p>8.764862</text:p>
          </table:table-cell>
          <table:table-cell office:value-type="float" office:value="9.843964" calcext:value-type="float">
            <text:p>9.843964</text:p>
          </table:table-cell>
          <table:table-cell office:value-type="float" office:value="9.765411" calcext:value-type="float">
            <text:p>9.765411</text:p>
          </table:table-cell>
          <table:table-cell office:value-type="float" office:value="11.22678" calcext:value-type="float">
            <text:p>11.22678</text:p>
          </table:table-cell>
          <table:table-cell office:value-type="float" office:value="11.1651" calcext:value-type="float">
            <text:p>11.1651</text:p>
          </table:table-cell>
          <table:table-cell office:value-type="float" office:value="12.32437" calcext:value-type="float">
            <text:p>12.32437</text:p>
          </table:table-cell>
          <table:table-cell office:value-type="float" office:value="12.2261" calcext:value-type="float">
            <text:p>12.2261</text:p>
          </table:table-cell>
          <table:table-cell office:value-type="float" office:value="13.17035" calcext:value-type="float">
            <text:p>13.17035</text:p>
          </table:table-cell>
          <table:table-cell office:value-type="float" office:value="13.06296" calcext:value-type="float">
            <text:p>13.06296</text:p>
          </table:table-cell>
          <table:table-cell office:value-type="float" office:value="13.70972" calcext:value-type="float">
            <text:p>13.70972</text:p>
          </table:table-cell>
          <table:table-cell office:value-type="float" office:value="13.60257" calcext:value-type="float">
            <text:p>13.60257</text:p>
          </table:table-cell>
          <table:table-cell office:value-type="float" office:value="13.82455" calcext:value-type="float">
            <text:p>13.82455</text:p>
          </table:table-cell>
          <table:table-cell office:value-type="float" office:value="13.72156" calcext:value-type="float">
            <text:p>13.72156</text:p>
          </table:table-cell>
          <table:table-cell office:value-type="float" office:value="10.73691" calcext:value-type="float">
            <text:p>10.73691</text:p>
          </table:table-cell>
          <table:table-cell office:value-type="float" office:value="-6.451782" calcext:value-type="float">
            <text:p>-6.4517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2" calcext:value-type="float">
            <text:p>22112002</text:p>
          </table:table-cell>
          <table:table-cell office:value-type="float" office:value="9.528806" calcext:value-type="float">
            <text:p>9.528806</text:p>
          </table:table-cell>
          <table:table-cell office:value-type="float" office:value="11.14" calcext:value-type="float">
            <text:p>11.14</text:p>
          </table:table-cell>
          <table:table-cell office:value-type="float" office:value="-6.24" calcext:value-type="float">
            <text:p>-6.24</text:p>
          </table:table-cell>
          <table:table-cell office:value-type="float" office:value="0.8557881" calcext:value-type="float">
            <text:p>0.8557881</text:p>
          </table:table-cell>
          <table:table-cell office:value-type="float" office:value="0.3407395" calcext:value-type="float">
            <text:p>0.3407395</text:p>
          </table:table-cell>
          <table:table-cell office:value-type="float" office:value="265.5" calcext:value-type="float">
            <text:p>265.5</text:p>
          </table:table-cell>
          <table:table-cell office:value-type="float" office:value="0" calcext:value-type="float">
            <text:p>0</text:p>
          </table:table-cell>
          <table:table-cell office:value-type="float" office:value="18.01846" calcext:value-type="float">
            <text:p>18.01846</text:p>
          </table:table-cell>
          <table:table-cell office:value-type="float" office:value="-4.809631" calcext:value-type="float">
            <text:p>-4.809631</text:p>
          </table:table-cell>
          <table:table-cell office:value-type="float" office:value="11.86597" calcext:value-type="float">
            <text:p>11.86597</text:p>
          </table:table-cell>
          <table:table-cell office:value-type="float" office:value="-0.3983459" calcext:value-type="float">
            <text:p>-0.3983459</text:p>
          </table:table-cell>
          <table:table-cell office:value-type="float" office:value="9.474579" calcext:value-type="float">
            <text:p>9.474579</text:p>
          </table:table-cell>
          <table:table-cell office:value-type="float" office:value="1.615143" calcext:value-type="float">
            <text:p>1.615143</text:p>
          </table:table-cell>
          <table:table-cell office:value-type="float" office:value="8.185852" calcext:value-type="float">
            <text:p>8.185852</text:p>
          </table:table-cell>
          <table:table-cell office:value-type="float" office:value="3.47403" calcext:value-type="float">
            <text:p>3.47403</text:p>
          </table:table-cell>
          <table:table-cell office:value-type="float" office:value="7.699432" calcext:value-type="float">
            <text:p>7.699432</text:p>
          </table:table-cell>
          <table:table-cell office:value-type="float" office:value="4.710541" calcext:value-type="float">
            <text:p>4.710541</text:p>
          </table:table-cell>
          <table:table-cell office:value-type="float" office:value="7.761536" calcext:value-type="float">
            <text:p>7.761536</text:p>
          </table:table-cell>
          <table:table-cell office:value-type="float" office:value="6.044189" calcext:value-type="float">
            <text:p>6.044189</text:p>
          </table:table-cell>
          <table:table-cell office:value-type="float" office:value="8.268799" calcext:value-type="float">
            <text:p>8.268799</text:p>
          </table:table-cell>
          <table:table-cell office:value-type="float" office:value="7.082275" calcext:value-type="float">
            <text:p>7.082275</text:p>
          </table:table-cell>
          <table:table-cell office:value-type="float" office:value="8.879944" calcext:value-type="float">
            <text:p>8.879944</text:p>
          </table:table-cell>
          <table:table-cell office:value-type="float" office:value="8.418915" calcext:value-type="float">
            <text:p>8.418915</text:p>
          </table:table-cell>
          <table:table-cell office:value-type="float" office:value="9.84845" calcext:value-type="float">
            <text:p>9.84845</text:p>
          </table:table-cell>
          <table:table-cell office:value-type="float" office:value="9.764313" calcext:value-type="float">
            <text:p>9.764313</text:p>
          </table:table-cell>
          <table:table-cell office:value-type="float" office:value="11.16458" calcext:value-type="float">
            <text:p>11.16458</text:p>
          </table:table-cell>
          <table:table-cell office:value-type="float" office:value="11.10983" calcext:value-type="float">
            <text:p>11.10983</text:p>
          </table:table-cell>
          <table:table-cell office:value-type="float" office:value="12.22513" calcext:value-type="float">
            <text:p>12.22513</text:p>
          </table:table-cell>
          <table:table-cell office:value-type="float" office:value="12.1376" calcext:value-type="float">
            <text:p>12.1376</text:p>
          </table:table-cell>
          <table:table-cell office:value-type="float" office:value="13.06186" calcext:value-type="float">
            <text:p>13.06186</text:p>
          </table:table-cell>
          <table:table-cell office:value-type="float" office:value="12.95789" calcext:value-type="float">
            <text:p>12.95789</text:p>
          </table:table-cell>
          <table:table-cell office:value-type="float" office:value="13.60147" calcext:value-type="float">
            <text:p>13.60147</text:p>
          </table:table-cell>
          <table:table-cell office:value-type="float" office:value="13.49557" calcext:value-type="float">
            <text:p>13.49557</text:p>
          </table:table-cell>
          <table:table-cell office:value-type="float" office:value="13.72049" calcext:value-type="float">
            <text:p>13.72049</text:p>
          </table:table-cell>
          <table:table-cell office:value-type="float" office:value="13.61896" calcext:value-type="float">
            <text:p>13.61896</text:p>
          </table:table-cell>
          <table:table-cell office:value-type="float" office:value="25.4299" calcext:value-type="float">
            <text:p>25.4299</text:p>
          </table:table-cell>
          <table:table-cell office:value-type="float" office:value="-9.664124" calcext:value-type="float">
            <text:p>-9.6641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2" calcext:value-type="float">
            <text:p>23112002</text:p>
          </table:table-cell>
          <table:table-cell office:value-type="float" office:value="9.236196" calcext:value-type="float">
            <text:p>9.236196</text:p>
          </table:table-cell>
          <table:table-cell office:value-type="float" office:value="10.39" calcext:value-type="float">
            <text:p>10.39</text:p>
          </table:table-cell>
          <table:table-cell office:value-type="float" office:value="1.62" calcext:value-type="float">
            <text:p>1.62</text:p>
          </table:table-cell>
          <table:table-cell office:value-type="float" office:value="0.8477205" calcext:value-type="float">
            <text:p>0.8477205</text:p>
          </table:table-cell>
          <table:table-cell office:value-type="float" office:value="0.6052058" calcext:value-type="float">
            <text:p>0.6052058</text:p>
          </table:table-cell>
          <table:table-cell office:value-type="float" office:value="348.768" calcext:value-type="float">
            <text:p>348.768</text:p>
          </table:table-cell>
          <table:table-cell office:value-type="float" office:value="0" calcext:value-type="float">
            <text:p>0</text:p>
          </table:table-cell>
          <table:table-cell office:value-type="float" office:value="20.02869" calcext:value-type="float">
            <text:p>20.02869</text:p>
          </table:table-cell>
          <table:table-cell office:value-type="float" office:value="1.306671" calcext:value-type="float">
            <text:p>1.306671</text:p>
          </table:table-cell>
          <table:table-cell office:value-type="float" office:value="13.63037" calcext:value-type="float">
            <text:p>13.63037</text:p>
          </table:table-cell>
          <table:table-cell office:value-type="float" office:value="3.365845" calcext:value-type="float">
            <text:p>3.365845</text:p>
          </table:table-cell>
          <table:table-cell office:value-type="float" office:value="11.20209" calcext:value-type="float">
            <text:p>11.20209</text:p>
          </table:table-cell>
          <table:table-cell office:value-type="float" office:value="4.546234" calcext:value-type="float">
            <text:p>4.546234</text:p>
          </table:table-cell>
          <table:table-cell office:value-type="float" office:value="9.606689" calcext:value-type="float">
            <text:p>9.606689</text:p>
          </table:table-cell>
          <table:table-cell office:value-type="float" office:value="5.523285" calcext:value-type="float">
            <text:p>5.523285</text:p>
          </table:table-cell>
          <table:table-cell office:value-type="float" office:value="8.857635" calcext:value-type="float">
            <text:p>8.857635</text:p>
          </table:table-cell>
          <table:table-cell office:value-type="float" office:value="6.168884" calcext:value-type="float">
            <text:p>6.168884</text:p>
          </table:table-cell>
          <table:table-cell office:value-type="float" office:value="8.351105" calcext:value-type="float">
            <text:p>8.351105</text:p>
          </table:table-cell>
          <table:table-cell office:value-type="float" office:value="6.882172" calcext:value-type="float">
            <text:p>6.882172</text:p>
          </table:table-cell>
          <table:table-cell office:value-type="float" office:value="8.34314" calcext:value-type="float">
            <text:p>8.34314</text:p>
          </table:table-cell>
          <table:table-cell office:value-type="float" office:value="7.491852" calcext:value-type="float">
            <text:p>7.491852</text:p>
          </table:table-cell>
          <table:table-cell office:value-type="float" office:value="8.530762" calcext:value-type="float">
            <text:p>8.530762</text:p>
          </table:table-cell>
          <table:table-cell office:value-type="float" office:value="8.381836" calcext:value-type="float">
            <text:p>8.381836</text:p>
          </table:table-cell>
          <table:table-cell office:value-type="float" office:value="9.762909" calcext:value-type="float">
            <text:p>9.762909</text:p>
          </table:table-cell>
          <table:table-cell office:value-type="float" office:value="9.663879" calcext:value-type="float">
            <text:p>9.663879</text:p>
          </table:table-cell>
          <table:table-cell office:value-type="float" office:value="11.10913" calcext:value-type="float">
            <text:p>11.10913</text:p>
          </table:table-cell>
          <table:table-cell office:value-type="float" office:value="11.03391" calcext:value-type="float">
            <text:p>11.03391</text:p>
          </table:table-cell>
          <table:table-cell office:value-type="float" office:value="12.13672" calcext:value-type="float">
            <text:p>12.13672</text:p>
          </table:table-cell>
          <table:table-cell office:value-type="float" office:value="12.05078" calcext:value-type="float">
            <text:p>12.05078</text:p>
          </table:table-cell>
          <table:table-cell office:value-type="float" office:value="12.95682" calcext:value-type="float">
            <text:p>12.95682</text:p>
          </table:table-cell>
          <table:table-cell office:value-type="float" office:value="12.85608" calcext:value-type="float">
            <text:p>12.85608</text:p>
          </table:table-cell>
          <table:table-cell office:value-type="float" office:value="13.49445" calcext:value-type="float">
            <text:p>13.49445</text:p>
          </table:table-cell>
          <table:table-cell office:value-type="float" office:value="13.39056" calcext:value-type="float">
            <text:p>13.39056</text:p>
          </table:table-cell>
          <table:table-cell office:value-type="float" office:value="13.61789" calcext:value-type="float">
            <text:p>13.61789</text:p>
          </table:table-cell>
          <table:table-cell office:value-type="float" office:value="13.51715" calcext:value-type="float">
            <text:p>13.51715</text:p>
          </table:table-cell>
          <table:table-cell office:value-type="float" office:value="27.58572" calcext:value-type="float">
            <text:p>27.58572</text:p>
          </table:table-cell>
          <table:table-cell office:value-type="float" office:value="-1.910614" calcext:value-type="float">
            <text:p>-1.9106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2" calcext:value-type="float">
            <text:p>24112002</text:p>
          </table:table-cell>
          <table:table-cell office:value-type="float" office:value="5.50692" calcext:value-type="float">
            <text:p>5.50692</text:p>
          </table:table-cell>
          <table:table-cell office:value-type="float" office:value="3.03" calcext:value-type="float">
            <text:p>3.03</text:p>
          </table:table-cell>
          <table:table-cell office:value-type="float" office:value="-9.2" calcext:value-type="float">
            <text:p>-9.2</text:p>
          </table:table-cell>
          <table:table-cell office:value-type="float" office:value="0.668583" calcext:value-type="float">
            <text:p>0.668583</text:p>
          </table:table-cell>
          <table:table-cell office:value-type="float" office:value="0.2720311" calcext:value-type="float">
            <text:p>0.2720311</text:p>
          </table:table-cell>
          <table:table-cell office:value-type="float" office:value="424.296" calcext:value-type="float">
            <text:p>424.296</text:p>
          </table:table-cell>
          <table:table-cell office:value-type="float" office:value="0" calcext:value-type="float">
            <text:p>0</text:p>
          </table:table-cell>
          <table:table-cell office:value-type="float" office:value="10.47977" calcext:value-type="float">
            <text:p>10.47977</text:p>
          </table:table-cell>
          <table:table-cell office:value-type="float" office:value="-6.062012" calcext:value-type="float">
            <text:p>-6.062012</text:p>
          </table:table-cell>
          <table:table-cell office:value-type="float" office:value="7.48111" calcext:value-type="float">
            <text:p>7.48111</text:p>
          </table:table-cell>
          <table:table-cell office:value-type="float" office:value="-0.5557251" calcext:value-type="float">
            <text:p>-0.5557251</text:p>
          </table:table-cell>
          <table:table-cell office:value-type="float" office:value="6.477875" calcext:value-type="float">
            <text:p>6.477875</text:p>
          </table:table-cell>
          <table:table-cell office:value-type="float" office:value="1.53653" calcext:value-type="float">
            <text:p>1.53653</text:p>
          </table:table-cell>
          <table:table-cell office:value-type="float" office:value="7.061218" calcext:value-type="float">
            <text:p>7.061218</text:p>
          </table:table-cell>
          <table:table-cell office:value-type="float" office:value="3.560516" calcext:value-type="float">
            <text:p>3.560516</text:p>
          </table:table-cell>
          <table:table-cell office:value-type="float" office:value="7.62384" calcext:value-type="float">
            <text:p>7.62384</text:p>
          </table:table-cell>
          <table:table-cell office:value-type="float" office:value="4.858246" calcext:value-type="float">
            <text:p>4.858246</text:p>
          </table:table-cell>
          <table:table-cell office:value-type="float" office:value="8.141479" calcext:value-type="float">
            <text:p>8.141479</text:p>
          </table:table-cell>
          <table:table-cell office:value-type="float" office:value="6.277679" calcext:value-type="float">
            <text:p>6.277679</text:p>
          </table:table-cell>
          <table:table-cell office:value-type="float" office:value="8.330811" calcext:value-type="float">
            <text:p>8.330811</text:p>
          </table:table-cell>
          <table:table-cell office:value-type="float" office:value="7.228516" calcext:value-type="float">
            <text:p>7.228516</text:p>
          </table:table-cell>
          <table:table-cell office:value-type="float" office:value="8.59903" calcext:value-type="float">
            <text:p>8.59903</text:p>
          </table:table-cell>
          <table:table-cell office:value-type="float" office:value="8.347015" calcext:value-type="float">
            <text:p>8.347015</text:p>
          </table:table-cell>
          <table:table-cell office:value-type="float" office:value="9.663605" calcext:value-type="float">
            <text:p>9.663605</text:p>
          </table:table-cell>
          <table:table-cell office:value-type="float" office:value="9.62207" calcext:value-type="float">
            <text:p>9.62207</text:p>
          </table:table-cell>
          <table:table-cell office:value-type="float" office:value="11.03311" calcext:value-type="float">
            <text:p>11.03311</text:p>
          </table:table-cell>
          <table:table-cell office:value-type="float" office:value="10.96045" calcext:value-type="float">
            <text:p>10.96045</text:p>
          </table:table-cell>
          <table:table-cell office:value-type="float" office:value="12.04987" calcext:value-type="float">
            <text:p>12.04987</text:p>
          </table:table-cell>
          <table:table-cell office:value-type="float" office:value="11.96338" calcext:value-type="float">
            <text:p>11.96338</text:p>
          </table:table-cell>
          <table:table-cell office:value-type="float" office:value="12.85504" calcext:value-type="float">
            <text:p>12.85504</text:p>
          </table:table-cell>
          <table:table-cell office:value-type="float" office:value="12.75705" calcext:value-type="float">
            <text:p>12.75705</text:p>
          </table:table-cell>
          <table:table-cell office:value-type="float" office:value="13.3895" calcext:value-type="float">
            <text:p>13.3895</text:p>
          </table:table-cell>
          <table:table-cell office:value-type="float" office:value="13.2876" calcext:value-type="float">
            <text:p>13.2876</text:p>
          </table:table-cell>
          <table:table-cell office:value-type="float" office:value="13.51608" calcext:value-type="float">
            <text:p>13.51608</text:p>
          </table:table-cell>
          <table:table-cell office:value-type="float" office:value="13.41647" calcext:value-type="float">
            <text:p>13.41647</text:p>
          </table:table-cell>
          <table:table-cell office:value-type="float" office:value="13.01028" calcext:value-type="float">
            <text:p>13.01028</text:p>
          </table:table-cell>
          <table:table-cell office:value-type="float" office:value="-12.37781" calcext:value-type="float">
            <text:p>-12.377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2" calcext:value-type="float">
            <text:p>25112002</text:p>
          </table:table-cell>
          <table:table-cell office:value-type="float" office:value="6.323381" calcext:value-type="float">
            <text:p>6.323381</text:p>
          </table:table-cell>
          <table:table-cell office:value-type="float" office:value="-1.91" calcext:value-type="float">
            <text:p>-1.91</text:p>
          </table:table-cell>
          <table:table-cell office:value-type="float" office:value="-11.17" calcext:value-type="float">
            <text:p>-11.17</text:p>
          </table:table-cell>
          <table:table-cell office:value-type="float" office:value="0.469513" calcext:value-type="float">
            <text:p>0.469513</text:p>
          </table:table-cell>
          <table:table-cell office:value-type="float" office:value="0.2335076" calcext:value-type="float">
            <text:p>0.2335076</text:p>
          </table:table-cell>
          <table:table-cell office:value-type="float" office:value="244.332" calcext:value-type="float">
            <text:p>244.332</text:p>
          </table:table-cell>
          <table:table-cell office:value-type="float" office:value="0" calcext:value-type="float">
            <text:p>0</text:p>
          </table:table-cell>
          <table:table-cell office:value-type="float" office:value="5.733215" calcext:value-type="float">
            <text:p>5.733215</text:p>
          </table:table-cell>
          <table:table-cell office:value-type="float" office:value="-7.058716" calcext:value-type="float">
            <text:p>-7.058716</text:p>
          </table:table-cell>
          <table:table-cell office:value-type="float" office:value="0.7889404" calcext:value-type="float">
            <text:p>0.7889404</text:p>
          </table:table-cell>
          <table:table-cell office:value-type="float" office:value="-0.9584351" calcext:value-type="float">
            <text:p>-0.9584351</text:p>
          </table:table-cell>
          <table:table-cell office:value-type="float" office:value="1.55014" calcext:value-type="float">
            <text:p>1.55014</text:p>
          </table:table-cell>
          <table:table-cell office:value-type="float" office:value="0.6847534" calcext:value-type="float">
            <text:p>0.6847534</text:p>
          </table:table-cell>
          <table:table-cell office:value-type="float" office:value="3.500336" calcext:value-type="float">
            <text:p>3.500336</text:p>
          </table:table-cell>
          <table:table-cell office:value-type="float" office:value="2.080719" calcext:value-type="float">
            <text:p>2.080719</text:p>
          </table:table-cell>
          <table:table-cell office:value-type="float" office:value="4.80304" calcext:value-type="float">
            <text:p>4.80304</text:p>
          </table:table-cell>
          <table:table-cell office:value-type="float" office:value="3.094055" calcext:value-type="float">
            <text:p>3.094055</text:p>
          </table:table-cell>
          <table:table-cell office:value-type="float" office:value="6.236572" calcext:value-type="float">
            <text:p>6.236572</text:p>
          </table:table-cell>
          <table:table-cell office:value-type="float" office:value="4.330505" calcext:value-type="float">
            <text:p>4.330505</text:p>
          </table:table-cell>
          <table:table-cell office:value-type="float" office:value="7.205322" calcext:value-type="float">
            <text:p>7.205322</text:p>
          </table:table-cell>
          <table:table-cell office:value-type="float" office:value="5.570374" calcext:value-type="float">
            <text:p>5.570374</text:p>
          </table:table-cell>
          <table:table-cell office:value-type="float" office:value="8.341675" calcext:value-type="float">
            <text:p>8.341675</text:p>
          </table:table-cell>
          <table:table-cell office:value-type="float" office:value="7.41275" calcext:value-type="float">
            <text:p>7.41275</text:p>
          </table:table-cell>
          <table:table-cell office:value-type="float" office:value="9.620941" calcext:value-type="float">
            <text:p>9.620941</text:p>
          </table:table-cell>
          <table:table-cell office:value-type="float" office:value="9.370239" calcext:value-type="float">
            <text:p>9.370239</text:p>
          </table:table-cell>
          <table:table-cell office:value-type="float" office:value="10.95966" calcext:value-type="float">
            <text:p>10.95966</text:p>
          </table:table-cell>
          <table:table-cell office:value-type="float" office:value="10.86835" calcext:value-type="float">
            <text:p>10.86835</text:p>
          </table:table-cell>
          <table:table-cell office:value-type="float" office:value="11.96249" calcext:value-type="float">
            <text:p>11.96249</text:p>
          </table:table-cell>
          <table:table-cell office:value-type="float" office:value="11.87506" calcext:value-type="float">
            <text:p>11.87506</text:p>
          </table:table-cell>
          <table:table-cell office:value-type="float" office:value="12.75604" calcext:value-type="float">
            <text:p>12.75604</text:p>
          </table:table-cell>
          <table:table-cell office:value-type="float" office:value="12.66077" calcext:value-type="float">
            <text:p>12.66077</text:p>
          </table:table-cell>
          <table:table-cell office:value-type="float" office:value="13.28653" calcext:value-type="float">
            <text:p>13.28653</text:p>
          </table:table-cell>
          <table:table-cell office:value-type="float" office:value="13.18619" calcext:value-type="float">
            <text:p>13.18619</text:p>
          </table:table-cell>
          <table:table-cell office:value-type="float" office:value="13.41544" calcext:value-type="float">
            <text:p>13.41544</text:p>
          </table:table-cell>
          <table:table-cell office:value-type="float" office:value="13.31757" calcext:value-type="float">
            <text:p>13.31757</text:p>
          </table:table-cell>
          <table:table-cell office:value-type="float" office:value="9.168121" calcext:value-type="float">
            <text:p>9.168121</text:p>
          </table:table-cell>
          <table:table-cell office:value-type="float" office:value="-13.50247" calcext:value-type="float">
            <text:p>-13.502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2" calcext:value-type="float">
            <text:p>26112002</text:p>
          </table:table-cell>
          <table:table-cell office:value-type="float" office:value="6.682642" calcext:value-type="float">
            <text:p>6.682642</text:p>
          </table:table-cell>
          <table:table-cell office:value-type="float" office:value="-2.45" calcext:value-type="float">
            <text:p>-2.45</text:p>
          </table:table-cell>
          <table:table-cell office:value-type="float" office:value="-13.87" calcext:value-type="float">
            <text:p>-13.87</text:p>
          </table:table-cell>
          <table:table-cell office:value-type="float" office:value="0.4513645" calcext:value-type="float">
            <text:p>0.4513645</text:p>
          </table:table-cell>
          <table:table-cell office:value-type="float" office:value="0.1887007" calcext:value-type="float">
            <text:p>0.1887007</text:p>
          </table:table-cell>
          <table:table-cell office:value-type="float" office:value="263.7" calcext:value-type="float">
            <text:p>263.7</text:p>
          </table:table-cell>
          <table:table-cell office:value-type="float" office:value="0.4" calcext:value-type="float">
            <text:p>0.4</text:p>
          </table:table-cell>
          <table:table-cell office:value-type="float" office:value="5.379517" calcext:value-type="float">
            <text:p>5.379517</text:p>
          </table:table-cell>
          <table:table-cell office:value-type="float" office:value="-8.18924" calcext:value-type="float">
            <text:p>-8.18924</text:p>
          </table:table-cell>
          <table:table-cell office:value-type="float" office:value="0.7028503" calcext:value-type="float">
            <text:p>0.7028503</text:p>
          </table:table-cell>
          <table:table-cell office:value-type="float" office:value="-1.364014" calcext:value-type="float">
            <text:p>-1.364014</text:p>
          </table:table-cell>
          <table:table-cell office:value-type="float" office:value="1.312958" calcext:value-type="float">
            <text:p>1.312958</text:p>
          </table:table-cell>
          <table:table-cell office:value-type="float" office:value="-0.008361816" calcext:value-type="float">
            <text:p>-0.008361816</text:p>
          </table:table-cell>
          <table:table-cell office:value-type="float" office:value="2.159821" calcext:value-type="float">
            <text:p>2.159821</text:p>
          </table:table-cell>
          <table:table-cell office:value-type="float" office:value="1.392944" calcext:value-type="float">
            <text:p>1.392944</text:p>
          </table:table-cell>
          <table:table-cell office:value-type="float" office:value="3.082336" calcext:value-type="float">
            <text:p>3.082336</text:p>
          </table:table-cell>
          <table:table-cell office:value-type="float" office:value="2.403717" calcext:value-type="float">
            <text:p>2.403717</text:p>
          </table:table-cell>
          <table:table-cell office:value-type="float" office:value="4.318787" calcext:value-type="float">
            <text:p>4.318787</text:p>
          </table:table-cell>
          <table:table-cell office:value-type="float" office:value="3.614563" calcext:value-type="float">
            <text:p>3.614563</text:p>
          </table:table-cell>
          <table:table-cell office:value-type="float" office:value="5.559296" calcext:value-type="float">
            <text:p>5.559296</text:p>
          </table:table-cell>
          <table:table-cell office:value-type="float" office:value="4.812866" calcext:value-type="float">
            <text:p>4.812866</text:p>
          </table:table-cell>
          <table:table-cell office:value-type="float" office:value="7.403198" calcext:value-type="float">
            <text:p>7.403198</text:p>
          </table:table-cell>
          <table:table-cell office:value-type="float" office:value="6.622192" calcext:value-type="float">
            <text:p>6.622192</text:p>
          </table:table-cell>
          <table:table-cell office:value-type="float" office:value="9.366272" calcext:value-type="float">
            <text:p>9.366272</text:p>
          </table:table-cell>
          <table:table-cell office:value-type="float" office:value="8.940094" calcext:value-type="float">
            <text:p>8.940094</text:p>
          </table:table-cell>
          <table:table-cell office:value-type="float" office:value="10.86713" calcext:value-type="float">
            <text:p>10.86713</text:p>
          </table:table-cell>
          <table:table-cell office:value-type="float" office:value="10.71594" calcext:value-type="float">
            <text:p>10.71594</text:p>
          </table:table-cell>
          <table:table-cell office:value-type="float" office:value="11.87408" calcext:value-type="float">
            <text:p>11.87408</text:p>
          </table:table-cell>
          <table:table-cell office:value-type="float" office:value="11.77371" calcext:value-type="float">
            <text:p>11.77371</text:p>
          </table:table-cell>
          <table:table-cell office:value-type="float" office:value="12.65976" calcext:value-type="float">
            <text:p>12.65976</text:p>
          </table:table-cell>
          <table:table-cell office:value-type="float" office:value="12.56409" calcext:value-type="float">
            <text:p>12.56409</text:p>
          </table:table-cell>
          <table:table-cell office:value-type="float" office:value="13.18515" calcext:value-type="float">
            <text:p>13.18515</text:p>
          </table:table-cell>
          <table:table-cell office:value-type="float" office:value="13.08667" calcext:value-type="float">
            <text:p>13.08667</text:p>
          </table:table-cell>
          <table:table-cell office:value-type="float" office:value="13.31653" calcext:value-type="float">
            <text:p>13.31653</text:p>
          </table:table-cell>
          <table:table-cell office:value-type="float" office:value="13.22003" calcext:value-type="float">
            <text:p>13.22003</text:p>
          </table:table-cell>
          <table:table-cell office:value-type="float" office:value="8.593079" calcext:value-type="float">
            <text:p>8.593079</text:p>
          </table:table-cell>
          <table:table-cell office:value-type="float" office:value="-14.34363" calcext:value-type="float">
            <text:p>-14.343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2" calcext:value-type="float">
            <text:p>27112002</text:p>
          </table:table-cell>
          <table:table-cell office:value-type="float" office:value="7.649432" calcext:value-type="float">
            <text:p>7.649432</text:p>
          </table:table-cell>
          <table:table-cell office:value-type="float" office:value="-1.25" calcext:value-type="float">
            <text:p>-1.25</text:p>
          </table:table-cell>
          <table:table-cell office:value-type="float" office:value="-15.88" calcext:value-type="float">
            <text:p>-15.88</text:p>
          </table:table-cell>
          <table:table-cell office:value-type="float" office:value="0.4925831" calcext:value-type="float">
            <text:p>0.4925831</text:p>
          </table:table-cell>
          <table:table-cell office:value-type="float" office:value="0.1605571" calcext:value-type="float">
            <text:p>0.1605571</text:p>
          </table:table-cell>
          <table:table-cell office:value-type="float" office:value="179.532" calcext:value-type="float">
            <text:p>179.532</text:p>
          </table:table-cell>
          <table:table-cell office:value-type="float" office:value="0.1" calcext:value-type="float">
            <text:p>0.1</text:p>
          </table:table-cell>
          <table:table-cell office:value-type="float" office:value="7.11554" calcext:value-type="float">
            <text:p>7.11554</text:p>
          </table:table-cell>
          <table:table-cell office:value-type="float" office:value="-9.938934" calcext:value-type="float">
            <text:p>-9.938934</text:p>
          </table:table-cell>
          <table:table-cell office:value-type="float" office:value="-0.06866455" calcext:value-type="float">
            <text:p>-0.06866455</text:p>
          </table:table-cell>
          <table:table-cell office:value-type="float" office:value="-3.067322" calcext:value-type="float">
            <text:p>-3.067322</text:p>
          </table:table-cell>
          <table:table-cell office:value-type="float" office:value="0.04391479" calcext:value-type="float">
            <text:p>0.04391479</text:p>
          </table:table-cell>
          <table:table-cell office:value-type="float" office:value="-0.3831177" calcext:value-type="float">
            <text:p>-0.3831177</text:p>
          </table:table-cell>
          <table:table-cell office:value-type="float" office:value="1.371918" calcext:value-type="float">
            <text:p>1.371918</text:p>
          </table:table-cell>
          <table:table-cell office:value-type="float" office:value="0.9285278" calcext:value-type="float">
            <text:p>0.9285278</text:p>
          </table:table-cell>
          <table:table-cell office:value-type="float" office:value="2.386475" calcext:value-type="float">
            <text:p>2.386475</text:p>
          </table:table-cell>
          <table:table-cell office:value-type="float" office:value="1.809814" calcext:value-type="float">
            <text:p>1.809814</text:p>
          </table:table-cell>
          <table:table-cell office:value-type="float" office:value="3.602081" calcext:value-type="float">
            <text:p>3.602081</text:p>
          </table:table-cell>
          <table:table-cell office:value-type="float" office:value="2.901215" calcext:value-type="float">
            <text:p>2.901215</text:p>
          </table:table-cell>
          <table:table-cell office:value-type="float" office:value="4.803528" calcext:value-type="float">
            <text:p>4.803528</text:p>
          </table:table-cell>
          <table:table-cell office:value-type="float" office:value="4.085815" calcext:value-type="float">
            <text:p>4.085815</text:p>
          </table:table-cell>
          <table:table-cell office:value-type="float" office:value="6.615417" calcext:value-type="float">
            <text:p>6.615417</text:p>
          </table:table-cell>
          <table:table-cell office:value-type="float" office:value="5.953339" calcext:value-type="float">
            <text:p>5.953339</text:p>
          </table:table-cell>
          <table:table-cell office:value-type="float" office:value="8.935425" calcext:value-type="float">
            <text:p>8.935425</text:p>
          </table:table-cell>
          <table:table-cell office:value-type="float" office:value="8.484344" calcext:value-type="float">
            <text:p>8.484344</text:p>
          </table:table-cell>
          <table:table-cell office:value-type="float" office:value="10.71402" calcext:value-type="float">
            <text:p>10.71402</text:p>
          </table:table-cell>
          <table:table-cell office:value-type="float" office:value="10.50806" calcext:value-type="float">
            <text:p>10.50806</text:p>
          </table:table-cell>
          <table:table-cell office:value-type="float" office:value="11.77255" calcext:value-type="float">
            <text:p>11.77255</text:p>
          </table:table-cell>
          <table:table-cell office:value-type="float" office:value="11.6485" calcext:value-type="float">
            <text:p>11.6485</text:p>
          </table:table-cell>
          <table:table-cell office:value-type="float" office:value="12.56305" calcext:value-type="float">
            <text:p>12.56305</text:p>
          </table:table-cell>
          <table:table-cell office:value-type="float" office:value="12.46307" calcext:value-type="float">
            <text:p>12.46307</text:p>
          </table:table-cell>
          <table:table-cell office:value-type="float" office:value="13.08563" calcext:value-type="float">
            <text:p>13.08563</text:p>
          </table:table-cell>
          <table:table-cell office:value-type="float" office:value="12.9877" calcext:value-type="float">
            <text:p>12.9877</text:p>
          </table:table-cell>
          <table:table-cell office:value-type="float" office:value="13.21902" calcext:value-type="float">
            <text:p>13.21902</text:p>
          </table:table-cell>
          <table:table-cell office:value-type="float" office:value="13.12408" calcext:value-type="float">
            <text:p>13.12408</text:p>
          </table:table-cell>
          <table:table-cell office:value-type="float" office:value="11.41724" calcext:value-type="float">
            <text:p>11.41724</text:p>
          </table:table-cell>
          <table:table-cell office:value-type="float" office:value="-15.66919" calcext:value-type="float">
            <text:p>-15.669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2" calcext:value-type="float">
            <text:p>28112002</text:p>
          </table:table-cell>
          <table:table-cell office:value-type="float" office:value="9.089267" calcext:value-type="float">
            <text:p>9.089267</text:p>
          </table:table-cell>
          <table:table-cell office:value-type="float" office:value="9.15" calcext:value-type="float">
            <text:p>9.15</text:p>
          </table:table-cell>
          <table:table-cell office:value-type="float" office:value="-10.87" calcext:value-type="float">
            <text:p>-10.87</text:p>
          </table:table-cell>
          <table:table-cell office:value-type="float" office:value="0.9103992" calcext:value-type="float">
            <text:p>0.9103992</text:p>
          </table:table-cell>
          <table:table-cell office:value-type="float" office:value="0.2390372" calcext:value-type="float">
            <text:p>0.2390372</text:p>
          </table:table-cell>
          <table:table-cell office:value-type="float" office:value="271.296" calcext:value-type="float">
            <text:p>271.296</text:p>
          </table:table-cell>
          <table:table-cell office:value-type="float" office:value="0.5" calcext:value-type="float">
            <text:p>0.5</text:p>
          </table:table-cell>
          <table:table-cell office:value-type="float" office:value="10.89774" calcext:value-type="float">
            <text:p>10.89774</text:p>
          </table:table-cell>
          <table:table-cell office:value-type="float" office:value="-7.674286" calcext:value-type="float">
            <text:p>-7.674286</text:p>
          </table:table-cell>
          <table:table-cell office:value-type="float" office:value="1.042175" calcext:value-type="float">
            <text:p>1.042175</text:p>
          </table:table-cell>
          <table:table-cell office:value-type="float" office:value="-2.905243" calcext:value-type="float">
            <text:p>-2.905243</text:p>
          </table:table-cell>
          <table:table-cell office:value-type="float" office:value="0.164856" calcext:value-type="float">
            <text:p>0.164856</text:p>
          </table:table-cell>
          <table:table-cell office:value-type="float" office:value="-0.421051" calcext:value-type="float">
            <text:p>-0.421051</text:p>
          </table:table-cell>
          <table:table-cell office:value-type="float" office:value="1.02536" calcext:value-type="float">
            <text:p>1.02536</text:p>
          </table:table-cell>
          <table:table-cell office:value-type="float" office:value="0.7036438" calcext:value-type="float">
            <text:p>0.7036438</text:p>
          </table:table-cell>
          <table:table-cell office:value-type="float" office:value="1.803955" calcext:value-type="float">
            <text:p>1.803955</text:p>
          </table:table-cell>
          <table:table-cell office:value-type="float" office:value="1.58847" calcext:value-type="float">
            <text:p>1.58847</text:p>
          </table:table-cell>
          <table:table-cell office:value-type="float" office:value="2.896118" calcext:value-type="float">
            <text:p>2.896118</text:p>
          </table:table-cell>
          <table:table-cell office:value-type="float" office:value="2.647614" calcext:value-type="float">
            <text:p>2.647614</text:p>
          </table:table-cell>
          <table:table-cell office:value-type="float" office:value="4.080536" calcext:value-type="float">
            <text:p>4.080536</text:p>
          </table:table-cell>
          <table:table-cell office:value-type="float" office:value="3.718689" calcext:value-type="float">
            <text:p>3.718689</text:p>
          </table:table-cell>
          <table:table-cell office:value-type="float" office:value="5.947327" calcext:value-type="float">
            <text:p>5.947327</text:p>
          </table:table-cell>
          <table:table-cell office:value-type="float" office:value="5.452454" calcext:value-type="float">
            <text:p>5.452454</text:p>
          </table:table-cell>
          <table:table-cell office:value-type="float" office:value="8.479614" calcext:value-type="float">
            <text:p>8.479614</text:p>
          </table:table-cell>
          <table:table-cell office:value-type="float" office:value="8.045013" calcext:value-type="float">
            <text:p>8.045013</text:p>
          </table:table-cell>
          <table:table-cell office:value-type="float" office:value="10.50565" calcext:value-type="float">
            <text:p>10.50565</text:p>
          </table:table-cell>
          <table:table-cell office:value-type="float" office:value="10.26321" calcext:value-type="float">
            <text:p>10.26321</text:p>
          </table:table-cell>
          <table:table-cell office:value-type="float" office:value="11.64706" calcext:value-type="float">
            <text:p>11.64706</text:p>
          </table:table-cell>
          <table:table-cell office:value-type="float" office:value="11.49817" calcext:value-type="float">
            <text:p>11.49817</text:p>
          </table:table-cell>
          <table:table-cell office:value-type="float" office:value="12.46191" calcext:value-type="float">
            <text:p>12.46191</text:p>
          </table:table-cell>
          <table:table-cell office:value-type="float" office:value="12.35312" calcext:value-type="float">
            <text:p>12.35312</text:p>
          </table:table-cell>
          <table:table-cell office:value-type="float" office:value="12.98669" calcext:value-type="float">
            <text:p>12.98669</text:p>
          </table:table-cell>
          <table:table-cell office:value-type="float" office:value="12.8884" calcext:value-type="float">
            <text:p>12.8884</text:p>
          </table:table-cell>
          <table:table-cell office:value-type="float" office:value="13.12311" calcext:value-type="float">
            <text:p>13.12311</text:p>
          </table:table-cell>
          <table:table-cell office:value-type="float" office:value="13.02927" calcext:value-type="float">
            <text:p>13.02927</text:p>
          </table:table-cell>
          <table:table-cell office:value-type="float" office:value="17.07697" calcext:value-type="float">
            <text:p>17.07697</text:p>
          </table:table-cell>
          <table:table-cell office:value-type="float" office:value="-13.0741" calcext:value-type="float">
            <text:p>-13.07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2" calcext:value-type="float">
            <text:p>29112002</text:p>
          </table:table-cell>
          <table:table-cell office:value-type="float" office:value="5.357857" calcext:value-type="float">
            <text:p>5.357857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</text:p>
          </table:table-cell>
          <table:table-cell office:value-type="float" office:value="0.8778628" calcext:value-type="float">
            <text:p>0.8778628</text:p>
          </table:table-cell>
          <table:table-cell office:value-type="float" office:value="0.579087" calcext:value-type="float">
            <text:p>0.579087</text:p>
          </table:table-cell>
          <table:table-cell office:value-type="float" office:value="438.984" calcext:value-type="float">
            <text:p>438.984</text:p>
          </table:table-cell>
          <table:table-cell office:value-type="float" office:value="0" calcext:value-type="float">
            <text:p>0</text:p>
          </table:table-cell>
          <table:table-cell office:value-type="float" office:value="12.40851" calcext:value-type="float">
            <text:p>12.40851</text:p>
          </table:table-cell>
          <table:table-cell office:value-type="float" office:value="-0.7863159" calcext:value-type="float">
            <text:p>-0.7863159</text:p>
          </table:table-cell>
          <table:table-cell office:value-type="float" office:value="7.176331" calcext:value-type="float">
            <text:p>7.176331</text:p>
          </table:table-cell>
          <table:table-cell office:value-type="float" office:value="-0.246521" calcext:value-type="float">
            <text:p>-0.246521</text:p>
          </table:table-cell>
          <table:table-cell office:value-type="float" office:value="5.436005" calcext:value-type="float">
            <text:p>5.436005</text:p>
          </table:table-cell>
          <table:table-cell office:value-type="float" office:value="0.02304077" calcext:value-type="float">
            <text:p>0.02304077</text:p>
          </table:table-cell>
          <table:table-cell office:value-type="float" office:value="4.455017" calcext:value-type="float">
            <text:p>4.455017</text:p>
          </table:table-cell>
          <table:table-cell office:value-type="float" office:value="0.9437256" calcext:value-type="float">
            <text:p>0.9437256</text:p>
          </table:table-cell>
          <table:table-cell office:value-type="float" office:value="4.123749" calcext:value-type="float">
            <text:p>4.123749</text:p>
          </table:table-cell>
          <table:table-cell office:value-type="float" office:value="1.675262" calcext:value-type="float">
            <text:p>1.675262</text:p>
          </table:table-cell>
          <table:table-cell office:value-type="float" office:value="4.177094" calcext:value-type="float">
            <text:p>4.177094</text:p>
          </table:table-cell>
          <table:table-cell office:value-type="float" office:value="2.591278" calcext:value-type="float">
            <text:p>2.591278</text:p>
          </table:table-cell>
          <table:table-cell office:value-type="float" office:value="4.553345" calcext:value-type="float">
            <text:p>4.553345</text:p>
          </table:table-cell>
          <table:table-cell office:value-type="float" office:value="3.621887" calcext:value-type="float">
            <text:p>3.621887</text:p>
          </table:table-cell>
          <table:table-cell office:value-type="float" office:value="5.448486" calcext:value-type="float">
            <text:p>5.448486</text:p>
          </table:table-cell>
          <table:table-cell office:value-type="float" office:value="5.245483" calcext:value-type="float">
            <text:p>5.245483</text:p>
          </table:table-cell>
          <table:table-cell office:value-type="float" office:value="8.040741" calcext:value-type="float">
            <text:p>8.040741</text:p>
          </table:table-cell>
          <table:table-cell office:value-type="float" office:value="7.684937" calcext:value-type="float">
            <text:p>7.684937</text:p>
          </table:table-cell>
          <table:table-cell office:value-type="float" office:value="10.26053" calcext:value-type="float">
            <text:p>10.26053</text:p>
          </table:table-cell>
          <table:table-cell office:value-type="float" office:value="10.00323" calcext:value-type="float">
            <text:p>10.00323</text:p>
          </table:table-cell>
          <table:table-cell office:value-type="float" office:value="11.49649" calcext:value-type="float">
            <text:p>11.49649</text:p>
          </table:table-cell>
          <table:table-cell office:value-type="float" office:value="11.32803" calcext:value-type="float">
            <text:p>11.32803</text:p>
          </table:table-cell>
          <table:table-cell office:value-type="float" office:value="12.35193" calcext:value-type="float">
            <text:p>12.35193</text:p>
          </table:table-cell>
          <table:table-cell office:value-type="float" office:value="12.23553" calcext:value-type="float">
            <text:p>12.23553</text:p>
          </table:table-cell>
          <table:table-cell office:value-type="float" office:value="12.88733" calcext:value-type="float">
            <text:p>12.88733</text:p>
          </table:table-cell>
          <table:table-cell office:value-type="float" office:value="12.7879" calcext:value-type="float">
            <text:p>12.7879</text:p>
          </table:table-cell>
          <table:table-cell office:value-type="float" office:value="13.02829" calcext:value-type="float">
            <text:p>13.02829</text:p>
          </table:table-cell>
          <table:table-cell office:value-type="float" office:value="12.93405" calcext:value-type="float">
            <text:p>12.93405</text:p>
          </table:table-cell>
          <table:table-cell office:value-type="float" office:value="16.94647" calcext:value-type="float">
            <text:p>16.94647</text:p>
          </table:table-cell>
          <table:table-cell office:value-type="float" office:value="-2.113007" calcext:value-type="float">
            <text:p>-2.1130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2" calcext:value-type="float">
            <text:p>30112002</text:p>
          </table:table-cell>
          <table:table-cell office:value-type="float" office:value="9.230695" calcext:value-type="float">
            <text:p>9.230695</text:p>
          </table:table-cell>
          <table:table-cell office:value-type="float" office:value="1.08" calcext:value-type="float">
            <text:p>1.08</text:p>
          </table:table-cell>
          <table:table-cell office:value-type="float" office:value="-8.29" calcext:value-type="float">
            <text:p>-8.29</text:p>
          </table:table-cell>
          <table:table-cell office:value-type="float" office:value="0.5823991" calcext:value-type="float">
            <text:p>0.5823991</text:p>
          </table:table-cell>
          <table:table-cell office:value-type="float" office:value="0.2916883" calcext:value-type="float">
            <text:p>0.2916883</text:p>
          </table:table-cell>
          <table:table-cell office:value-type="float" office:value="423.612" calcext:value-type="float">
            <text:p>423.612</text:p>
          </table:table-cell>
          <table:table-cell office:value-type="float" office:value="0" calcext:value-type="float">
            <text:p>0</text:p>
          </table:table-cell>
          <table:table-cell office:value-type="float" office:value="11.48981" calcext:value-type="float">
            <text:p>11.48981</text:p>
          </table:table-cell>
          <table:table-cell office:value-type="float" office:value="-5.326874" calcext:value-type="float">
            <text:p>-5.326874</text:p>
          </table:table-cell>
          <table:table-cell office:value-type="float" office:value="6.958191" calcext:value-type="float">
            <text:p>6.958191</text:p>
          </table:table-cell>
          <table:table-cell office:value-type="float" office:value="-0.743988" calcext:value-type="float">
            <text:p>-0.743988</text:p>
          </table:table-cell>
          <table:table-cell office:value-type="float" office:value="5.116302" calcext:value-type="float">
            <text:p>5.116302</text:p>
          </table:table-cell>
          <table:table-cell office:value-type="float" office:value="0.6510315" calcext:value-type="float">
            <text:p>0.6510315</text:p>
          </table:table-cell>
          <table:table-cell office:value-type="float" office:value="4.309021" calcext:value-type="float">
            <text:p>4.309021</text:p>
          </table:table-cell>
          <table:table-cell office:value-type="float" office:value="1.814392" calcext:value-type="float">
            <text:p>1.814392</text:p>
          </table:table-cell>
          <table:table-cell office:value-type="float" office:value="4.113129" calcext:value-type="float">
            <text:p>4.113129</text:p>
          </table:table-cell>
          <table:table-cell office:value-type="float" office:value="2.592346" calcext:value-type="float">
            <text:p>2.592346</text:p>
          </table:table-cell>
          <table:table-cell office:value-type="float" office:value="4.178009" calcext:value-type="float">
            <text:p>4.178009</text:p>
          </table:table-cell>
          <table:table-cell office:value-type="float" office:value="3.443817" calcext:value-type="float">
            <text:p>3.443817</text:p>
          </table:table-cell>
          <table:table-cell office:value-type="float" office:value="4.609009" calcext:value-type="float">
            <text:p>4.609009</text:p>
          </table:table-cell>
          <table:table-cell office:value-type="float" office:value="4.246552" calcext:value-type="float">
            <text:p>4.246552</text:p>
          </table:table-cell>
          <table:table-cell office:value-type="float" office:value="5.532715" calcext:value-type="float">
            <text:p>5.532715</text:p>
          </table:table-cell>
          <table:table-cell office:value-type="float" office:value="5.367249" calcext:value-type="float">
            <text:p>5.367249</text:p>
          </table:table-cell>
          <table:table-cell office:value-type="float" office:value="7.682404" calcext:value-type="float">
            <text:p>7.682404</text:p>
          </table:table-cell>
          <table:table-cell office:value-type="float" office:value="7.525543" calcext:value-type="float">
            <text:p>7.525543</text:p>
          </table:table-cell>
          <table:table-cell office:value-type="float" office:value="10.00055" calcext:value-type="float">
            <text:p>10.00055</text:p>
          </table:table-cell>
          <table:table-cell office:value-type="float" office:value="9.765778" calcext:value-type="float">
            <text:p>9.765778</text:p>
          </table:table-cell>
          <table:table-cell office:value-type="float" office:value="11.32617" calcext:value-type="float">
            <text:p>11.32617</text:p>
          </table:table-cell>
          <table:table-cell office:value-type="float" office:value="11.14804" calcext:value-type="float">
            <text:p>11.14804</text:p>
          </table:table-cell>
          <table:table-cell office:value-type="float" office:value="12.23422" calcext:value-type="float">
            <text:p>12.23422</text:p>
          </table:table-cell>
          <table:table-cell office:value-type="float" office:value="12.1069" calcext:value-type="float">
            <text:p>12.1069</text:p>
          </table:table-cell>
          <table:table-cell office:value-type="float" office:value="12.7868" calcext:value-type="float">
            <text:p>12.7868</text:p>
          </table:table-cell>
          <table:table-cell office:value-type="float" office:value="12.6828" calcext:value-type="float">
            <text:p>12.6828</text:p>
          </table:table-cell>
          <table:table-cell office:value-type="float" office:value="12.93304" calcext:value-type="float">
            <text:p>12.93304</text:p>
          </table:table-cell>
          <table:table-cell office:value-type="float" office:value="12.83887" calcext:value-type="float">
            <text:p>12.83887</text:p>
          </table:table-cell>
          <table:table-cell office:value-type="float" office:value="14.28445" calcext:value-type="float">
            <text:p>14.28445</text:p>
          </table:table-cell>
          <table:table-cell office:value-type="float" office:value="-10.45227" calcext:value-type="float">
            <text:p>-10.452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2" calcext:value-type="float">
            <text:p>1122002</text:p>
          </table:table-cell>
          <table:table-cell office:value-type="float" office:value="8.854385" calcext:value-type="float">
            <text:p>8.854385</text:p>
          </table:table-cell>
          <table:table-cell office:value-type="float" office:value="15.24" calcext:value-type="float">
            <text:p>15.24</text:p>
          </table:table-cell>
          <table:table-cell office:value-type="float" office:value="-7.1" calcext:value-type="float">
            <text:p>-7.1</text:p>
          </table:table-cell>
          <table:table-cell office:value-type="float" office:value="0.7920787" calcext:value-type="float">
            <text:p>0.7920787</text:p>
          </table:table-cell>
          <table:table-cell office:value-type="float" office:value="0.3193232" calcext:value-type="float">
            <text:p>0.3193232</text:p>
          </table:table-cell>
          <table:table-cell office:value-type="float" office:value="316.224" calcext:value-type="float">
            <text:p>316.224</text:p>
          </table:table-cell>
          <table:table-cell office:value-type="float" office:value="0" calcext:value-type="float">
            <text:p>0</text:p>
          </table:table-cell>
          <table:table-cell office:value-type="float" office:value="14.59241" calcext:value-type="float">
            <text:p>14.59241</text:p>
          </table:table-cell>
          <table:table-cell office:value-type="float" office:value="-5.214691" calcext:value-type="float">
            <text:p>-5.214691</text:p>
          </table:table-cell>
          <table:table-cell office:value-type="float" office:value="8.486023" calcext:value-type="float">
            <text:p>8.486023</text:p>
          </table:table-cell>
          <table:table-cell office:value-type="float" office:value="-0.9786987" calcext:value-type="float">
            <text:p>-0.9786987</text:p>
          </table:table-cell>
          <table:table-cell office:value-type="float" office:value="5.980225" calcext:value-type="float">
            <text:p>5.980225</text:p>
          </table:table-cell>
          <table:table-cell office:value-type="float" office:value="0.14328" calcext:value-type="float">
            <text:p>0.14328</text:p>
          </table:table-cell>
          <table:table-cell office:value-type="float" office:value="4.796478" calcext:value-type="float">
            <text:p>4.796478</text:p>
          </table:table-cell>
          <table:table-cell office:value-type="float" office:value="1.288116" calcext:value-type="float">
            <text:p>1.288116</text:p>
          </table:table-cell>
          <table:table-cell office:value-type="float" office:value="4.41272" calcext:value-type="float">
            <text:p>4.41272</text:p>
          </table:table-cell>
          <table:table-cell office:value-type="float" office:value="2.122711" calcext:value-type="float">
            <text:p>2.122711</text:p>
          </table:table-cell>
          <table:table-cell office:value-type="float" office:value="4.371796" calcext:value-type="float">
            <text:p>4.371796</text:p>
          </table:table-cell>
          <table:table-cell office:value-type="float" office:value="3.071869" calcext:value-type="float">
            <text:p>3.071869</text:p>
          </table:table-cell>
          <table:table-cell office:value-type="float" office:value="4.71814" calcext:value-type="float">
            <text:p>4.71814</text:p>
          </table:table-cell>
          <table:table-cell office:value-type="float" office:value="3.985504" calcext:value-type="float">
            <text:p>3.985504</text:p>
          </table:table-cell>
          <table:table-cell office:value-type="float" office:value="5.53833" calcext:value-type="float">
            <text:p>5.53833</text:p>
          </table:table-cell>
          <table:table-cell office:value-type="float" office:value="5.37027" calcext:value-type="float">
            <text:p>5.37027</text:p>
          </table:table-cell>
          <table:table-cell office:value-type="float" office:value="7.524353" calcext:value-type="float">
            <text:p>7.524353</text:p>
          </table:table-cell>
          <table:table-cell office:value-type="float" office:value="7.388763" calcext:value-type="float">
            <text:p>7.388763</text:p>
          </table:table-cell>
          <table:table-cell office:value-type="float" office:value="9.763519" calcext:value-type="float">
            <text:p>9.763519</text:p>
          </table:table-cell>
          <table:table-cell office:value-type="float" office:value="9.564301" calcext:value-type="float">
            <text:p>9.564301</text:p>
          </table:table-cell>
          <table:table-cell office:value-type="float" office:value="11.14618" calcext:value-type="float">
            <text:p>11.14618</text:p>
          </table:table-cell>
          <table:table-cell office:value-type="float" office:value="10.97159" calcext:value-type="float">
            <text:p>10.97159</text:p>
          </table:table-cell>
          <table:table-cell office:value-type="float" office:value="12.1055" calcext:value-type="float">
            <text:p>12.1055</text:p>
          </table:table-cell>
          <table:table-cell office:value-type="float" office:value="11.97064" calcext:value-type="float">
            <text:p>11.97064</text:p>
          </table:table-cell>
          <table:table-cell office:value-type="float" office:value="12.6817" calcext:value-type="float">
            <text:p>12.6817</text:p>
          </table:table-cell>
          <table:table-cell office:value-type="float" office:value="12.57419" calcext:value-type="float">
            <text:p>12.57419</text:p>
          </table:table-cell>
          <table:table-cell office:value-type="float" office:value="12.83789" calcext:value-type="float">
            <text:p>12.83789</text:p>
          </table:table-cell>
          <table:table-cell office:value-type="float" office:value="12.74289" calcext:value-type="float">
            <text:p>12.74289</text:p>
          </table:table-cell>
          <table:table-cell office:value-type="float" office:value="20.80496" calcext:value-type="float">
            <text:p>20.80496</text:p>
          </table:table-cell>
          <table:table-cell office:value-type="float" office:value="-10.069" calcext:value-type="float">
            <text:p>-10.0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2" calcext:value-type="float">
            <text:p>2122002</text:p>
          </table:table-cell>
          <table:table-cell office:value-type="float" office:value="6.683239" calcext:value-type="float">
            <text:p>6.683239</text:p>
          </table:table-cell>
          <table:table-cell office:value-type="float" office:value="2.83" calcext:value-type="float">
            <text:p>2.83</text:p>
          </table:table-cell>
          <table:table-cell office:value-type="float" office:value="-5.71" calcext:value-type="float">
            <text:p>-5.71</text:p>
          </table:table-cell>
          <table:table-cell office:value-type="float" office:value="0.6592446" calcext:value-type="float">
            <text:p>0.6592446</text:p>
          </table:table-cell>
          <table:table-cell office:value-type="float" office:value="0.3545732" calcext:value-type="float">
            <text:p>0.3545732</text:p>
          </table:table-cell>
          <table:table-cell office:value-type="float" office:value="437.616" calcext:value-type="float">
            <text:p>437.616</text:p>
          </table:table-cell>
          <table:table-cell office:value-type="float" office:value="0" calcext:value-type="float">
            <text:p>0</text:p>
          </table:table-cell>
          <table:table-cell office:value-type="float" office:value="13.11163" calcext:value-type="float">
            <text:p>13.11163</text:p>
          </table:table-cell>
          <table:table-cell office:value-type="float" office:value="-4.129944" calcext:value-type="float">
            <text:p>-4.129944</text:p>
          </table:table-cell>
          <table:table-cell office:value-type="float" office:value="7.762482" calcext:value-type="float">
            <text:p>7.762482</text:p>
          </table:table-cell>
          <table:table-cell office:value-type="float" office:value="-0.5469055" calcext:value-type="float">
            <text:p>-0.5469055</text:p>
          </table:table-cell>
          <table:table-cell office:value-type="float" office:value="5.62851" calcext:value-type="float">
            <text:p>5.62851</text:p>
          </table:table-cell>
          <table:table-cell office:value-type="float" office:value="0.9747009" calcext:value-type="float">
            <text:p>0.9747009</text:p>
          </table:table-cell>
          <table:table-cell office:value-type="float" office:value="4.885712" calcext:value-type="float">
            <text:p>4.885712</text:p>
          </table:table-cell>
          <table:table-cell office:value-type="float" office:value="2.283203" calcext:value-type="float">
            <text:p>2.283203</text:p>
          </table:table-cell>
          <table:table-cell office:value-type="float" office:value="4.636383" calcext:value-type="float">
            <text:p>4.636383</text:p>
          </table:table-cell>
          <table:table-cell office:value-type="float" office:value="2.990845" calcext:value-type="float">
            <text:p>2.990845</text:p>
          </table:table-cell>
          <table:table-cell office:value-type="float" office:value="4.590393" calcext:value-type="float">
            <text:p>4.590393</text:p>
          </table:table-cell>
          <table:table-cell office:value-type="float" office:value="3.781342" calcext:value-type="float">
            <text:p>3.781342</text:p>
          </table:table-cell>
          <table:table-cell office:value-type="float" office:value="4.914978" calcext:value-type="float">
            <text:p>4.914978</text:p>
          </table:table-cell>
          <table:table-cell office:value-type="float" office:value="4.475159" calcext:value-type="float">
            <text:p>4.475159</text:p>
          </table:table-cell>
          <table:table-cell office:value-type="float" office:value="5.619904" calcext:value-type="float">
            <text:p>5.619904</text:p>
          </table:table-cell>
          <table:table-cell office:value-type="float" office:value="5.44223" calcext:value-type="float">
            <text:p>5.44223</text:p>
          </table:table-cell>
          <table:table-cell office:value-type="float" office:value="7.387543" calcext:value-type="float">
            <text:p>7.387543</text:p>
          </table:table-cell>
          <table:table-cell office:value-type="float" office:value="7.316742" calcext:value-type="float">
            <text:p>7.316742</text:p>
          </table:table-cell>
          <table:table-cell office:value-type="float" office:value="9.562286" calcext:value-type="float">
            <text:p>9.562286</text:p>
          </table:table-cell>
          <table:table-cell office:value-type="float" office:value="9.389008" calcext:value-type="float">
            <text:p>9.389008</text:p>
          </table:table-cell>
          <table:table-cell office:value-type="float" office:value="10.96979" calcext:value-type="float">
            <text:p>10.96979</text:p>
          </table:table-cell>
          <table:table-cell office:value-type="float" office:value="10.80338" calcext:value-type="float">
            <text:p>10.80338</text:p>
          </table:table-cell>
          <table:table-cell office:value-type="float" office:value="11.96918" calcext:value-type="float">
            <text:p>11.96918</text:p>
          </table:table-cell>
          <table:table-cell office:value-type="float" office:value="11.83115" calcext:value-type="float">
            <text:p>11.83115</text:p>
          </table:table-cell>
          <table:table-cell office:value-type="float" office:value="12.57303" calcext:value-type="float">
            <text:p>12.57303</text:p>
          </table:table-cell>
          <table:table-cell office:value-type="float" office:value="12.46225" calcext:value-type="float">
            <text:p>12.46225</text:p>
          </table:table-cell>
          <table:table-cell office:value-type="float" office:value="12.74191" calcext:value-type="float">
            <text:p>12.74191</text:p>
          </table:table-cell>
          <table:table-cell office:value-type="float" office:value="12.64572" calcext:value-type="float">
            <text:p>12.64572</text:p>
          </table:table-cell>
          <table:table-cell office:value-type="float" office:value="16.52264" calcext:value-type="float">
            <text:p>16.52264</text:p>
          </table:table-cell>
          <table:table-cell office:value-type="float" office:value="-8.615845" calcext:value-type="float">
            <text:p>-8.6158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2" calcext:value-type="float">
            <text:p>3122002</text:p>
          </table:table-cell>
          <table:table-cell office:value-type="float" office:value="5.539419" calcext:value-type="float">
            <text:p>5.539419</text:p>
          </table:table-cell>
          <table:table-cell office:value-type="float" office:value="-3.47" calcext:value-type="float">
            <text:p>-3.47</text:p>
          </table:table-cell>
          <table:table-cell office:value-type="float" office:value="-8.64" calcext:value-type="float">
            <text:p>-8.64</text:p>
          </table:table-cell>
          <table:table-cell office:value-type="float" office:value="0.4187967" calcext:value-type="float">
            <text:p>0.4187967</text:p>
          </table:table-cell>
          <table:table-cell office:value-type="float" office:value="0.2839812" calcext:value-type="float">
            <text:p>0.2839812</text:p>
          </table:table-cell>
          <table:table-cell office:value-type="float" office:value="210.852" calcext:value-type="float">
            <text:p>210.852</text:p>
          </table:table-cell>
          <table:table-cell office:value-type="float" office:value="0" calcext:value-type="float">
            <text:p>0</text:p>
          </table:table-cell>
          <table:table-cell office:value-type="float" office:value="2.74118" calcext:value-type="float">
            <text:p>2.74118</text:p>
          </table:table-cell>
          <table:table-cell office:value-type="float" office:value="-6.046387" calcext:value-type="float">
            <text:p>-6.046387</text:p>
          </table:table-cell>
          <table:table-cell office:value-type="float" office:value="0.06246948" calcext:value-type="float">
            <text:p>0.06246948</text:p>
          </table:table-cell>
          <table:table-cell office:value-type="float" office:value="-1.360657" calcext:value-type="float">
            <text:p>-1.360657</text:p>
          </table:table-cell>
          <table:table-cell office:value-type="float" office:value="0.9328308" calcext:value-type="float">
            <text:p>0.9328308</text:p>
          </table:table-cell>
          <table:table-cell office:value-type="float" office:value="-0.1329651" calcext:value-type="float">
            <text:p>-0.1329651</text:p>
          </table:table-cell>
          <table:table-cell office:value-type="float" office:value="2.339142" calcext:value-type="float">
            <text:p>2.339142</text:p>
          </table:table-cell>
          <table:table-cell office:value-type="float" office:value="0.9588623" calcext:value-type="float">
            <text:p>0.9588623</text:p>
          </table:table-cell>
          <table:table-cell office:value-type="float" office:value="3.221375" calcext:value-type="float">
            <text:p>3.221375</text:p>
          </table:table-cell>
          <table:table-cell office:value-type="float" office:value="1.781616" calcext:value-type="float">
            <text:p>1.781616</text:p>
          </table:table-cell>
          <table:table-cell office:value-type="float" office:value="4.175812" calcext:value-type="float">
            <text:p>4.175812</text:p>
          </table:table-cell>
          <table:table-cell office:value-type="float" office:value="2.779144" calcext:value-type="float">
            <text:p>2.779144</text:p>
          </table:table-cell>
          <table:table-cell office:value-type="float" office:value="4.816284" calcext:value-type="float">
            <text:p>4.816284</text:p>
          </table:table-cell>
          <table:table-cell office:value-type="float" office:value="3.769806" calcext:value-type="float">
            <text:p>3.769806</text:p>
          </table:table-cell>
          <table:table-cell office:value-type="float" office:value="5.626862" calcext:value-type="float">
            <text:p>5.626862</text:p>
          </table:table-cell>
          <table:table-cell office:value-type="float" office:value="5.258118" calcext:value-type="float">
            <text:p>5.258118</text:p>
          </table:table-cell>
          <table:table-cell office:value-type="float" office:value="7.316376" calcext:value-type="float">
            <text:p>7.316376</text:p>
          </table:table-cell>
          <table:table-cell office:value-type="float" office:value="7.219177" calcext:value-type="float">
            <text:p>7.219177</text:p>
          </table:table-cell>
          <table:table-cell office:value-type="float" office:value="9.387329" calcext:value-type="float">
            <text:p>9.387329</text:p>
          </table:table-cell>
          <table:table-cell office:value-type="float" office:value="9.240601" calcext:value-type="float">
            <text:p>9.240601</text:p>
          </table:table-cell>
          <table:table-cell office:value-type="float" office:value="10.80164" calcext:value-type="float">
            <text:p>10.80164</text:p>
          </table:table-cell>
          <table:table-cell office:value-type="float" office:value="10.6463" calcext:value-type="float">
            <text:p>10.6463</text:p>
          </table:table-cell>
          <table:table-cell office:value-type="float" office:value="11.82974" calcext:value-type="float">
            <text:p>11.82974</text:p>
          </table:table-cell>
          <table:table-cell office:value-type="float" office:value="11.69165" calcext:value-type="float">
            <text:p>11.69165</text:p>
          </table:table-cell>
          <table:table-cell office:value-type="float" office:value="12.46106" calcext:value-type="float">
            <text:p>12.46106</text:p>
          </table:table-cell>
          <table:table-cell office:value-type="float" office:value="12.34769" calcext:value-type="float">
            <text:p>12.34769</text:p>
          </table:table-cell>
          <table:table-cell office:value-type="float" office:value="12.64468" calcext:value-type="float">
            <text:p>12.64468</text:p>
          </table:table-cell>
          <table:table-cell office:value-type="float" office:value="12.54675" calcext:value-type="float">
            <text:p>12.54675</text:p>
          </table:table-cell>
          <table:table-cell office:value-type="float" office:value="3.013611" calcext:value-type="float">
            <text:p>3.013611</text:p>
          </table:table-cell>
          <table:table-cell office:value-type="float" office:value="-11.49136" calcext:value-type="float">
            <text:p>-11.491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2" calcext:value-type="float">
            <text:p>4122002</text:p>
          </table:table-cell>
          <table:table-cell office:value-type="float" office:value="3.02148" calcext:value-type="float">
            <text:p>3.02148</text:p>
          </table:table-cell>
          <table:table-cell office:value-type="float" office:value="-3.17" calcext:value-type="float">
            <text:p>-3.17</text:p>
          </table:table-cell>
          <table:table-cell office:value-type="float" office:value="-7.68" calcext:value-type="float">
            <text:p>-7.68</text:p>
          </table:table-cell>
          <table:table-cell office:value-type="float" office:value="0.4281483" calcext:value-type="float">
            <text:p>0.4281483</text:p>
          </table:table-cell>
          <table:table-cell office:value-type="float" office:value="0.3055731" calcext:value-type="float">
            <text:p>0.3055731</text:p>
          </table:table-cell>
          <table:table-cell office:value-type="float" office:value="298.548" calcext:value-type="float">
            <text:p>298.548</text:p>
          </table:table-cell>
          <table:table-cell office:value-type="float" office:value="0" calcext:value-type="float">
            <text:p>0</text:p>
          </table:table-cell>
          <table:table-cell office:value-type="float" office:value="0.9265442" calcext:value-type="float">
            <text:p>0.9265442</text:p>
          </table:table-cell>
          <table:table-cell office:value-type="float" office:value="-6.510742" calcext:value-type="float">
            <text:p>-6.510742</text:p>
          </table:table-cell>
          <table:table-cell office:value-type="float" office:value="-0.8467407" calcext:value-type="float">
            <text:p>-0.8467407</text:p>
          </table:table-cell>
          <table:table-cell office:value-type="float" office:value="-2.381317" calcext:value-type="float">
            <text:p>-2.381317</text:p>
          </table:table-cell>
          <table:table-cell office:value-type="float" office:value="-0.1227112" calcext:value-type="float">
            <text:p>-0.1227112</text:p>
          </table:table-cell>
          <table:table-cell office:value-type="float" office:value="-0.3742371" calcext:value-type="float">
            <text:p>-0.3742371</text:p>
          </table:table-cell>
          <table:table-cell office:value-type="float" office:value="0.9493408" calcext:value-type="float">
            <text:p>0.9493408</text:p>
          </table:table-cell>
          <table:table-cell office:value-type="float" office:value="0.5834045" calcext:value-type="float">
            <text:p>0.5834045</text:p>
          </table:table-cell>
          <table:table-cell office:value-type="float" office:value="1.771057" calcext:value-type="float">
            <text:p>1.771057</text:p>
          </table:table-cell>
          <table:table-cell office:value-type="float" office:value="1.325958" calcext:value-type="float">
            <text:p>1.325958</text:p>
          </table:table-cell>
          <table:table-cell office:value-type="float" office:value="2.769165" calcext:value-type="float">
            <text:p>2.769165</text:p>
          </table:table-cell>
          <table:table-cell office:value-type="float" office:value="2.241089" calcext:value-type="float">
            <text:p>2.241089</text:p>
          </table:table-cell>
          <table:table-cell office:value-type="float" office:value="3.761902" calcext:value-type="float">
            <text:p>3.761902</text:p>
          </table:table-cell>
          <table:table-cell office:value-type="float" office:value="3.226593" calcext:value-type="float">
            <text:p>3.226593</text:p>
          </table:table-cell>
          <table:table-cell office:value-type="float" office:value="5.25293" calcext:value-type="float">
            <text:p>5.25293</text:p>
          </table:table-cell>
          <table:table-cell office:value-type="float" office:value="4.777924" calcext:value-type="float">
            <text:p>4.777924</text:p>
          </table:table-cell>
          <table:table-cell office:value-type="float" office:value="7.217255" calcext:value-type="float">
            <text:p>7.217255</text:p>
          </table:table-cell>
          <table:table-cell office:value-type="float" office:value="6.983856" calcext:value-type="float">
            <text:p>6.983856</text:p>
          </table:table-cell>
          <table:table-cell office:value-type="float" office:value="9.239105" calcext:value-type="float">
            <text:p>9.239105</text:p>
          </table:table-cell>
          <table:table-cell office:value-type="float" office:value="9.084229" calcext:value-type="float">
            <text:p>9.084229</text:p>
          </table:table-cell>
          <table:table-cell office:value-type="float" office:value="10.64468" calcext:value-type="float">
            <text:p>10.64468</text:p>
          </table:table-cell>
          <table:table-cell office:value-type="float" office:value="10.49677" calcext:value-type="float">
            <text:p>10.49677</text:p>
          </table:table-cell>
          <table:table-cell office:value-type="float" office:value="11.69019" calcext:value-type="float">
            <text:p>11.69019</text:p>
          </table:table-cell>
          <table:table-cell office:value-type="float" office:value="11.5542" calcext:value-type="float">
            <text:p>11.5542</text:p>
          </table:table-cell>
          <table:table-cell office:value-type="float" office:value="12.34647" calcext:value-type="float">
            <text:p>12.34647</text:p>
          </table:table-cell>
          <table:table-cell office:value-type="float" office:value="12.23148" calcext:value-type="float">
            <text:p>12.23148</text:p>
          </table:table-cell>
          <table:table-cell office:value-type="float" office:value="12.54565" calcext:value-type="float">
            <text:p>12.54565</text:p>
          </table:table-cell>
          <table:table-cell office:value-type="float" office:value="12.4455" calcext:value-type="float">
            <text:p>12.4455</text:p>
          </table:table-cell>
          <table:table-cell office:value-type="float" office:value="1.570129" calcext:value-type="float">
            <text:p>1.570129</text:p>
          </table:table-cell>
          <table:table-cell office:value-type="float" office:value="-10.85312" calcext:value-type="float">
            <text:p>-10.853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2" calcext:value-type="float">
            <text:p>5122002</text:p>
          </table:table-cell>
          <table:table-cell office:value-type="float" office:value="8.83679" calcext:value-type="float">
            <text:p>8.83679</text:p>
          </table:table-cell>
          <table:table-cell office:value-type="float" office:value="0.65" calcext:value-type="float">
            <text:p>0.65</text:p>
          </table:table-cell>
          <table:table-cell office:value-type="float" office:value="-14.64" calcext:value-type="float">
            <text:p>-14.64</text:p>
          </table:table-cell>
          <table:table-cell office:value-type="float" office:value="0.5647931" calcext:value-type="float">
            <text:p>0.5647931</text:p>
          </table:table-cell>
          <table:table-cell office:value-type="float" office:value="0.1774315" calcext:value-type="float">
            <text:p>0.1774315</text:p>
          </table:table-cell>
          <table:table-cell office:value-type="float" office:value="266.436" calcext:value-type="float">
            <text:p>266.436</text:p>
          </table:table-cell>
          <table:table-cell office:value-type="float" office:value="0" calcext:value-type="float">
            <text:p>0</text:p>
          </table:table-cell>
          <table:table-cell office:value-type="float" office:value="8.028412" calcext:value-type="float">
            <text:p>8.028412</text:p>
          </table:table-cell>
          <table:table-cell office:value-type="float" office:value="-10.00095" calcext:value-type="float">
            <text:p>-10.00095</text:p>
          </table:table-cell>
          <table:table-cell office:value-type="float" office:value="0.3703003" calcext:value-type="float">
            <text:p>0.3703003</text:p>
          </table:table-cell>
          <table:table-cell office:value-type="float" office:value="-4.175293" calcext:value-type="float">
            <text:p>-4.175293</text:p>
          </table:table-cell>
          <table:table-cell office:value-type="float" office:value="-0.1679993" calcext:value-type="float">
            <text:p>-0.1679993</text:p>
          </table:table-cell>
          <table:table-cell office:value-type="float" office:value="-0.8128052" calcext:value-type="float">
            <text:p>-0.8128052</text:p>
          </table:table-cell>
          <table:table-cell office:value-type="float" office:value="0.5764465" calcext:value-type="float">
            <text:p>0.5764465</text:p>
          </table:table-cell>
          <table:table-cell office:value-type="float" office:value="0.2234802" calcext:value-type="float">
            <text:p>0.2234802</text:p>
          </table:table-cell>
          <table:table-cell office:value-type="float" office:value="1.320129" calcext:value-type="float">
            <text:p>1.320129</text:p>
          </table:table-cell>
          <table:table-cell office:value-type="float" office:value="1.016449" calcext:value-type="float">
            <text:p>1.016449</text:p>
          </table:table-cell>
          <table:table-cell office:value-type="float" office:value="2.236389" calcext:value-type="float">
            <text:p>2.236389</text:p>
          </table:table-cell>
          <table:table-cell office:value-type="float" office:value="1.935486" calcext:value-type="float">
            <text:p>1.935486</text:p>
          </table:table-cell>
          <table:table-cell office:value-type="float" office:value="3.222198" calcext:value-type="float">
            <text:p>3.222198</text:p>
          </table:table-cell>
          <table:table-cell office:value-type="float" office:value="2.880493" calcext:value-type="float">
            <text:p>2.880493</text:p>
          </table:table-cell>
          <table:table-cell office:value-type="float" office:value="4.773621" calcext:value-type="float">
            <text:p>4.773621</text:p>
          </table:table-cell>
          <table:table-cell office:value-type="float" office:value="4.39566" calcext:value-type="float">
            <text:p>4.39566</text:p>
          </table:table-cell>
          <table:table-cell office:value-type="float" office:value="6.981049" calcext:value-type="float">
            <text:p>6.981049</text:p>
          </table:table-cell>
          <table:table-cell office:value-type="float" office:value="6.704254" calcext:value-type="float">
            <text:p>6.704254</text:p>
          </table:table-cell>
          <table:table-cell office:value-type="float" office:value="9.082489" calcext:value-type="float">
            <text:p>9.082489</text:p>
          </table:table-cell>
          <table:table-cell office:value-type="float" office:value="8.90567" calcext:value-type="float">
            <text:p>8.90567</text:p>
          </table:table-cell>
          <table:table-cell office:value-type="float" office:value="10.49521" calcext:value-type="float">
            <text:p>10.49521</text:p>
          </table:table-cell>
          <table:table-cell office:value-type="float" office:value="10.34521" calcext:value-type="float">
            <text:p>10.34521</text:p>
          </table:table-cell>
          <table:table-cell office:value-type="float" office:value="11.55273" calcext:value-type="float">
            <text:p>11.55273</text:p>
          </table:table-cell>
          <table:table-cell office:value-type="float" office:value="11.41803" calcext:value-type="float">
            <text:p>11.41803</text:p>
          </table:table-cell>
          <table:table-cell office:value-type="float" office:value="12.23022" calcext:value-type="float">
            <text:p>12.23022</text:p>
          </table:table-cell>
          <table:table-cell office:value-type="float" office:value="12.11435" calcext:value-type="float">
            <text:p>12.11435</text:p>
          </table:table-cell>
          <table:table-cell office:value-type="float" office:value="12.4444" calcext:value-type="float">
            <text:p>12.4444</text:p>
          </table:table-cell>
          <table:table-cell office:value-type="float" office:value="12.34256" calcext:value-type="float">
            <text:p>12.34256</text:p>
          </table:table-cell>
          <table:table-cell office:value-type="float" office:value="10.38013" calcext:value-type="float">
            <text:p>10.38013</text:p>
          </table:table-cell>
          <table:table-cell office:value-type="float" office:value="-16.1489" calcext:value-type="float">
            <text:p>-16.14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2" calcext:value-type="float">
            <text:p>6122002</text:p>
          </table:table-cell>
          <table:table-cell office:value-type="float" office:value="8.567424" calcext:value-type="float">
            <text:p>8.567424</text:p>
          </table:table-cell>
          <table:table-cell office:value-type="float" office:value="12.41" calcext:value-type="float">
            <text:p>12.41</text:p>
          </table:table-cell>
          <table:table-cell office:value-type="float" office:value="-10.79" calcext:value-type="float">
            <text:p>-10.79</text:p>
          </table:table-cell>
          <table:table-cell office:value-type="float" office:value="0.8173317" calcext:value-type="float">
            <text:p>0.8173317</text:p>
          </table:table-cell>
          <table:table-cell office:value-type="float" office:value="0.240531" calcext:value-type="float">
            <text:p>0.240531</text:p>
          </table:table-cell>
          <table:table-cell office:value-type="float" office:value="286.848" calcext:value-type="float">
            <text:p>286.848</text:p>
          </table:table-cell>
          <table:table-cell office:value-type="float" office:value="0" calcext:value-type="float">
            <text:p>0</text:p>
          </table:table-cell>
          <table:table-cell office:value-type="float" office:value="12.24438" calcext:value-type="float">
            <text:p>12.24438</text:p>
          </table:table-cell>
          <table:table-cell office:value-type="float" office:value="-8.338257" calcext:value-type="float">
            <text:p>-8.338257</text:p>
          </table:table-cell>
          <table:table-cell office:value-type="float" office:value="1.541718" calcext:value-type="float">
            <text:p>1.541718</text:p>
          </table:table-cell>
          <table:table-cell office:value-type="float" office:value="-3.673218" calcext:value-type="float">
            <text:p>-3.673218</text:p>
          </table:table-cell>
          <table:table-cell office:value-type="float" office:value="-0.05764771" calcext:value-type="float">
            <text:p>-0.05764771</text:p>
          </table:table-cell>
          <table:table-cell office:value-type="float" office:value="-1.039795" calcext:value-type="float">
            <text:p>-1.039795</text:p>
          </table:table-cell>
          <table:table-cell office:value-type="float" office:value="0.5154114" calcext:value-type="float">
            <text:p>0.5154114</text:p>
          </table:table-cell>
          <table:table-cell office:value-type="float" office:value="-0.03155518" calcext:value-type="float">
            <text:p>-0.03155518</text:p>
          </table:table-cell>
          <table:table-cell office:value-type="float" office:value="1.071533" calcext:value-type="float">
            <text:p>1.071533</text:p>
          </table:table-cell>
          <table:table-cell office:value-type="float" office:value="0.7478027" calcext:value-type="float">
            <text:p>0.7478027</text:p>
          </table:table-cell>
          <table:table-cell office:value-type="float" office:value="1.93222" calcext:value-type="float">
            <text:p>1.93222</text:p>
          </table:table-cell>
          <table:table-cell office:value-type="float" office:value="1.67926" calcext:value-type="float">
            <text:p>1.67926</text:p>
          </table:table-cell>
          <table:table-cell office:value-type="float" office:value="2.877716" calcext:value-type="float">
            <text:p>2.877716</text:p>
          </table:table-cell>
          <table:table-cell office:value-type="float" office:value="2.647736" calcext:value-type="float">
            <text:p>2.647736</text:p>
          </table:table-cell>
          <table:table-cell office:value-type="float" office:value="4.392487" calcext:value-type="float">
            <text:p>4.392487</text:p>
          </table:table-cell>
          <table:table-cell office:value-type="float" office:value="4.10083" calcext:value-type="float">
            <text:p>4.10083</text:p>
          </table:table-cell>
          <table:table-cell office:value-type="float" office:value="6.701355" calcext:value-type="float">
            <text:p>6.701355</text:p>
          </table:table-cell>
          <table:table-cell office:value-type="float" office:value="6.430756" calcext:value-type="float">
            <text:p>6.430756</text:p>
          </table:table-cell>
          <table:table-cell office:value-type="float" office:value="8.903687" calcext:value-type="float">
            <text:p>8.903687</text:p>
          </table:table-cell>
          <table:table-cell office:value-type="float" office:value="8.710846" calcext:value-type="float">
            <text:p>8.710846</text:p>
          </table:table-cell>
          <table:table-cell office:value-type="float" office:value="10.3436" calcext:value-type="float">
            <text:p>10.3436</text:p>
          </table:table-cell>
          <table:table-cell office:value-type="float" office:value="10.18726" calcext:value-type="float">
            <text:p>10.18726</text:p>
          </table:table-cell>
          <table:table-cell office:value-type="float" office:value="11.41663" calcext:value-type="float">
            <text:p>11.41663</text:p>
          </table:table-cell>
          <table:table-cell office:value-type="float" office:value="11.28116" calcext:value-type="float">
            <text:p>11.28116</text:p>
          </table:table-cell>
          <table:table-cell office:value-type="float" office:value="12.11316" calcext:value-type="float">
            <text:p>12.11316</text:p>
          </table:table-cell>
          <table:table-cell office:value-type="float" office:value="11.99628" calcext:value-type="float">
            <text:p>11.99628</text:p>
          </table:table-cell>
          <table:table-cell office:value-type="float" office:value="12.34146" calcext:value-type="float">
            <text:p>12.34146</text:p>
          </table:table-cell>
          <table:table-cell office:value-type="float" office:value="12.23813" calcext:value-type="float">
            <text:p>12.23813</text:p>
          </table:table-cell>
          <table:table-cell office:value-type="float" office:value="19.69574" calcext:value-type="float">
            <text:p>19.69574</text:p>
          </table:table-cell>
          <table:table-cell office:value-type="float" office:value="-13.27899" calcext:value-type="float">
            <text:p>-13.278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2" calcext:value-type="float">
            <text:p>7122002</text:p>
          </table:table-cell>
          <table:table-cell office:value-type="float" office:value="8.240449" calcext:value-type="float">
            <text:p>8.240449</text:p>
          </table:table-cell>
          <table:table-cell office:value-type="float" office:value="10.42" calcext:value-type="float">
            <text:p>10.42</text:p>
          </table:table-cell>
          <table:table-cell office:value-type="float" office:value="-7.61" calcext:value-type="float">
            <text:p>-7.61</text:p>
          </table:table-cell>
          <table:table-cell office:value-type="float" office:value="0.7803875" calcext:value-type="float">
            <text:p>0.7803875</text:p>
          </table:table-cell>
          <table:table-cell office:value-type="float" office:value="0.3072039" calcext:value-type="float">
            <text:p>0.3072039</text:p>
          </table:table-cell>
          <table:table-cell office:value-type="float" office:value="153.756" calcext:value-type="float">
            <text:p>153.756</text:p>
          </table:table-cell>
          <table:table-cell office:value-type="float" office:value="0" calcext:value-type="float">
            <text:p>0</text:p>
          </table:table-cell>
          <table:table-cell office:value-type="float" office:value="12.46655" calcext:value-type="float">
            <text:p>12.46655</text:p>
          </table:table-cell>
          <table:table-cell office:value-type="float" office:value="-5.913635" calcext:value-type="float">
            <text:p>-5.913635</text:p>
          </table:table-cell>
          <table:table-cell office:value-type="float" office:value="4.922943" calcext:value-type="float">
            <text:p>4.922943</text:p>
          </table:table-cell>
          <table:table-cell office:value-type="float" office:value="-1.584015" calcext:value-type="float">
            <text:p>-1.584015</text:p>
          </table:table-cell>
          <table:table-cell office:value-type="float" office:value="0.6350708" calcext:value-type="float">
            <text:p>0.6350708</text:p>
          </table:table-cell>
          <table:table-cell office:value-type="float" office:value="-0.4172668" calcext:value-type="float">
            <text:p>-0.4172668</text:p>
          </table:table-cell>
          <table:table-cell office:value-type="float" office:value="0.9702759" calcext:value-type="float">
            <text:p>0.9702759</text:p>
          </table:table-cell>
          <table:table-cell office:value-type="float" office:value="0.3551941" calcext:value-type="float">
            <text:p>0.3551941</text:p>
          </table:table-cell>
          <table:table-cell office:value-type="float" office:value="1.362396" calcext:value-type="float">
            <text:p>1.362396</text:p>
          </table:table-cell>
          <table:table-cell office:value-type="float" office:value="0.9776306" calcext:value-type="float">
            <text:p>0.9776306</text:p>
          </table:table-cell>
          <table:table-cell office:value-type="float" office:value="1.928009" calcext:value-type="float">
            <text:p>1.928009</text:p>
          </table:table-cell>
          <table:table-cell office:value-type="float" office:value="1.747986" calcext:value-type="float">
            <text:p>1.747986</text:p>
          </table:table-cell>
          <table:table-cell office:value-type="float" office:value="2.686554" calcext:value-type="float">
            <text:p>2.686554</text:p>
          </table:table-cell>
          <table:table-cell office:value-type="float" office:value="2.6073" calcext:value-type="float">
            <text:p>2.6073</text:p>
          </table:table-cell>
          <table:table-cell office:value-type="float" office:value="4.098785" calcext:value-type="float">
            <text:p>4.098785</text:p>
          </table:table-cell>
          <table:table-cell office:value-type="float" office:value="3.958038" calcext:value-type="float">
            <text:p>3.958038</text:p>
          </table:table-cell>
          <table:table-cell office:value-type="float" office:value="6.42804" calcext:value-type="float">
            <text:p>6.42804</text:p>
          </table:table-cell>
          <table:table-cell office:value-type="float" office:value="6.196167" calcext:value-type="float">
            <text:p>6.196167</text:p>
          </table:table-cell>
          <table:table-cell office:value-type="float" office:value="8.708801" calcext:value-type="float">
            <text:p>8.708801</text:p>
          </table:table-cell>
          <table:table-cell office:value-type="float" office:value="8.510712" calcext:value-type="float">
            <text:p>8.510712</text:p>
          </table:table-cell>
          <table:table-cell office:value-type="float" office:value="10.18561" calcext:value-type="float">
            <text:p>10.18561</text:p>
          </table:table-cell>
          <table:table-cell office:value-type="float" office:value="10.02332" calcext:value-type="float">
            <text:p>10.02332</text:p>
          </table:table-cell>
          <table:table-cell office:value-type="float" office:value="11.27966" calcext:value-type="float">
            <text:p>11.27966</text:p>
          </table:table-cell>
          <table:table-cell office:value-type="float" office:value="11.14243" calcext:value-type="float">
            <text:p>11.14243</text:p>
          </table:table-cell>
          <table:table-cell office:value-type="float" office:value="11.99503" calcext:value-type="float">
            <text:p>11.99503</text:p>
          </table:table-cell>
          <table:table-cell office:value-type="float" office:value="11.87695" calcext:value-type="float">
            <text:p>11.87695</text:p>
          </table:table-cell>
          <table:table-cell office:value-type="float" office:value="12.23703" calcext:value-type="float">
            <text:p>12.23703</text:p>
          </table:table-cell>
          <table:table-cell office:value-type="float" office:value="12.13245" calcext:value-type="float">
            <text:p>12.13245</text:p>
          </table:table-cell>
          <table:table-cell office:value-type="float" office:value="19.92926" calcext:value-type="float">
            <text:p>19.92926</text:p>
          </table:table-cell>
          <table:table-cell office:value-type="float" office:value="-10.54471" calcext:value-type="float">
            <text:p>-10.544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2" calcext:value-type="float">
            <text:p>8122002</text:p>
          </table:table-cell>
          <table:table-cell office:value-type="float" office:value="8.323869" calcext:value-type="float">
            <text:p>8.323869</text:p>
          </table:table-cell>
          <table:table-cell office:value-type="float" office:value="0.67" calcext:value-type="float">
            <text:p>0.67</text:p>
          </table:table-cell>
          <table:table-cell office:value-type="float" office:value="-8.02" calcext:value-type="float">
            <text:p>-8.02</text:p>
          </table:table-cell>
          <table:table-cell office:value-type="float" office:value="0.5656022" calcext:value-type="float">
            <text:p>0.5656022</text:p>
          </table:table-cell>
          <table:table-cell office:value-type="float" office:value="0.2977624" calcext:value-type="float">
            <text:p>0.2977624</text:p>
          </table:table-cell>
          <table:table-cell office:value-type="float" office:value="191.736" calcext:value-type="float">
            <text:p>191.736</text:p>
          </table:table-cell>
          <table:table-cell office:value-type="float" office:value="0" calcext:value-type="float">
            <text:p>0</text:p>
          </table:table-cell>
          <table:table-cell office:value-type="float" office:value="9.119751" calcext:value-type="float">
            <text:p>9.119751</text:p>
          </table:table-cell>
          <table:table-cell office:value-type="float" office:value="-6.072357" calcext:value-type="float">
            <text:p>-6.072357</text:p>
          </table:table-cell>
          <table:table-cell office:value-type="float" office:value="2.436493" calcext:value-type="float">
            <text:p>2.436493</text:p>
          </table:table-cell>
          <table:table-cell office:value-type="float" office:value="-1.653717" calcext:value-type="float">
            <text:p>-1.653717</text:p>
          </table:table-cell>
          <table:table-cell office:value-type="float" office:value="0.3299561" calcext:value-type="float">
            <text:p>0.3299561</text:p>
          </table:table-cell>
          <table:table-cell office:value-type="float" office:value="-0.2532959" calcext:value-type="float">
            <text:p>-0.2532959</text:p>
          </table:table-cell>
          <table:table-cell office:value-type="float" office:value="0.8080139" calcext:value-type="float">
            <text:p>0.8080139</text:p>
          </table:table-cell>
          <table:table-cell office:value-type="float" office:value="0.4924011" calcext:value-type="float">
            <text:p>0.4924011</text:p>
          </table:table-cell>
          <table:table-cell office:value-type="float" office:value="1.26123" calcext:value-type="float">
            <text:p>1.26123</text:p>
          </table:table-cell>
          <table:table-cell office:value-type="float" office:value="1.075714" calcext:value-type="float">
            <text:p>1.075714</text:p>
          </table:table-cell>
          <table:table-cell office:value-type="float" office:value="1.88501" calcext:value-type="float">
            <text:p>1.88501</text:p>
          </table:table-cell>
          <table:table-cell office:value-type="float" office:value="1.796265" calcext:value-type="float">
            <text:p>1.796265</text:p>
          </table:table-cell>
          <table:table-cell office:value-type="float" office:value="2.674316" calcext:value-type="float">
            <text:p>2.674316</text:p>
          </table:table-cell>
          <table:table-cell office:value-type="float" office:value="2.593414" calcext:value-type="float">
            <text:p>2.593414</text:p>
          </table:table-cell>
          <table:table-cell office:value-type="float" office:value="3.957275" calcext:value-type="float">
            <text:p>3.957275</text:p>
          </table:table-cell>
          <table:table-cell office:value-type="float" office:value="3.854004" calcext:value-type="float">
            <text:p>3.854004</text:p>
          </table:table-cell>
          <table:table-cell office:value-type="float" office:value="6.194061" calcext:value-type="float">
            <text:p>6.194061</text:p>
          </table:table-cell>
          <table:table-cell office:value-type="float" office:value="6.012085" calcext:value-type="float">
            <text:p>6.012085</text:p>
          </table:table-cell>
          <table:table-cell office:value-type="float" office:value="8.508667" calcext:value-type="float">
            <text:p>8.508667</text:p>
          </table:table-cell>
          <table:table-cell office:value-type="float" office:value="8.317657" calcext:value-type="float">
            <text:p>8.317657</text:p>
          </table:table-cell>
          <table:table-cell office:value-type="float" office:value="10.02158" calcext:value-type="float">
            <text:p>10.02158</text:p>
          </table:table-cell>
          <table:table-cell office:value-type="float" office:value="9.857147" calcext:value-type="float">
            <text:p>9.857147</text:p>
          </table:table-cell>
          <table:table-cell office:value-type="float" office:value="11.14093" calcext:value-type="float">
            <text:p>11.14093</text:p>
          </table:table-cell>
          <table:table-cell office:value-type="float" office:value="11.00107" calcext:value-type="float">
            <text:p>11.00107</text:p>
          </table:table-cell>
          <table:table-cell office:value-type="float" office:value="11.87573" calcext:value-type="float">
            <text:p>11.87573</text:p>
          </table:table-cell>
          <table:table-cell office:value-type="float" office:value="11.75629" calcext:value-type="float">
            <text:p>11.75629</text:p>
          </table:table-cell>
          <table:table-cell office:value-type="float" office:value="12.13132" calcext:value-type="float">
            <text:p>12.13132</text:p>
          </table:table-cell>
          <table:table-cell office:value-type="float" office:value="12.0253" calcext:value-type="float">
            <text:p>12.0253</text:p>
          </table:table-cell>
          <table:table-cell office:value-type="float" office:value="13.76819" calcext:value-type="float">
            <text:p>13.76819</text:p>
          </table:table-cell>
          <table:table-cell office:value-type="float" office:value="-10.94745" calcext:value-type="float">
            <text:p>-10.947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2" calcext:value-type="float">
            <text:p>9122002</text:p>
          </table:table-cell>
          <table:table-cell office:value-type="float" office:value="8.220423" calcext:value-type="float">
            <text:p>8.220423</text:p>
          </table:table-cell>
          <table:table-cell office:value-type="float" office:value="7.64" calcext:value-type="float">
            <text:p>7.64</text:p>
          </table:table-cell>
          <table:table-cell office:value-type="float" office:value="-9.85" calcext:value-type="float">
            <text:p>-9.85</text:p>
          </table:table-cell>
          <table:table-cell office:value-type="float" office:value="0.7593403" calcext:value-type="float">
            <text:p>0.7593403</text:p>
          </table:table-cell>
          <table:table-cell office:value-type="float" office:value="0.2587301" calcext:value-type="float">
            <text:p>0.2587301</text:p>
          </table:table-cell>
          <table:table-cell office:value-type="float" office:value="251.496" calcext:value-type="float">
            <text:p>251.496</text:p>
          </table:table-cell>
          <table:table-cell office:value-type="float" office:value="0" calcext:value-type="float">
            <text:p>0</text:p>
          </table:table-cell>
          <table:table-cell office:value-type="float" office:value="10.64975" calcext:value-type="float">
            <text:p>10.64975</text:p>
          </table:table-cell>
          <table:table-cell office:value-type="float" office:value="-7.328064" calcext:value-type="float">
            <text:p>-7.328064</text:p>
          </table:table-cell>
          <table:table-cell office:value-type="float" office:value="3.338287" calcext:value-type="float">
            <text:p>3.338287</text:p>
          </table:table-cell>
          <table:table-cell office:value-type="float" office:value="-2.844635" calcext:value-type="float">
            <text:p>-2.844635</text:p>
          </table:table-cell>
          <table:table-cell office:value-type="float" office:value="0.4311218" calcext:value-type="float">
            <text:p>0.4311218</text:p>
          </table:table-cell>
          <table:table-cell office:value-type="float" office:value="-0.4552917" calcext:value-type="float">
            <text:p>-0.4552917</text:p>
          </table:table-cell>
          <table:table-cell office:value-type="float" office:value="0.8167725" calcext:value-type="float">
            <text:p>0.8167725</text:p>
          </table:table-cell>
          <table:table-cell office:value-type="float" office:value="0.33255" calcext:value-type="float">
            <text:p>0.33255</text:p>
          </table:table-cell>
          <table:table-cell office:value-type="float" office:value="1.230042" calcext:value-type="float">
            <text:p>1.230042</text:p>
          </table:table-cell>
          <table:table-cell office:value-type="float" office:value="0.9402466" calcext:value-type="float">
            <text:p>0.9402466</text:p>
          </table:table-cell>
          <table:table-cell office:value-type="float" office:value="1.811584" calcext:value-type="float">
            <text:p>1.811584</text:p>
          </table:table-cell>
          <table:table-cell office:value-type="float" office:value="1.67984" calcext:value-type="float">
            <text:p>1.67984</text:p>
          </table:table-cell>
          <table:table-cell office:value-type="float" office:value="2.591675" calcext:value-type="float">
            <text:p>2.591675</text:p>
          </table:table-cell>
          <table:table-cell office:value-type="float" office:value="2.481049" calcext:value-type="float">
            <text:p>2.481049</text:p>
          </table:table-cell>
          <table:table-cell office:value-type="float" office:value="3.852997" calcext:value-type="float">
            <text:p>3.852997</text:p>
          </table:table-cell>
          <table:table-cell office:value-type="float" office:value="3.734924" calcext:value-type="float">
            <text:p>3.734924</text:p>
          </table:table-cell>
          <table:table-cell office:value-type="float" office:value="6.010345" calcext:value-type="float">
            <text:p>6.010345</text:p>
          </table:table-cell>
          <table:table-cell office:value-type="float" office:value="5.848999" calcext:value-type="float">
            <text:p>5.848999</text:p>
          </table:table-cell>
          <table:table-cell office:value-type="float" office:value="8.315704" calcext:value-type="float">
            <text:p>8.315704</text:p>
          </table:table-cell>
          <table:table-cell office:value-type="float" office:value="8.135498" calcext:value-type="float">
            <text:p>8.135498</text:p>
          </table:table-cell>
          <table:table-cell office:value-type="float" office:value="9.855438" calcext:value-type="float">
            <text:p>9.855438</text:p>
          </table:table-cell>
          <table:table-cell office:value-type="float" office:value="9.691467" calcext:value-type="float">
            <text:p>9.691467</text:p>
          </table:table-cell>
          <table:table-cell office:value-type="float" office:value="10.9996" calcext:value-type="float">
            <text:p>10.9996</text:p>
          </table:table-cell>
          <table:table-cell office:value-type="float" office:value="10.858" calcext:value-type="float">
            <text:p>10.858</text:p>
          </table:table-cell>
          <table:table-cell office:value-type="float" office:value="11.75504" calcext:value-type="float">
            <text:p>11.75504</text:p>
          </table:table-cell>
          <table:table-cell office:value-type="float" office:value="11.63412" calcext:value-type="float">
            <text:p>11.63412</text:p>
          </table:table-cell>
          <table:table-cell office:value-type="float" office:value="12.02417" calcext:value-type="float">
            <text:p>12.02417</text:p>
          </table:table-cell>
          <table:table-cell office:value-type="float" office:value="11.91687" calcext:value-type="float">
            <text:p>11.91687</text:p>
          </table:table-cell>
          <table:table-cell office:value-type="float" office:value="19.14111" calcext:value-type="float">
            <text:p>19.14111</text:p>
          </table:table-cell>
          <table:table-cell office:value-type="float" office:value="-12.26755" calcext:value-type="float">
            <text:p>-12.267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2" calcext:value-type="float">
            <text:p>10122002</text:p>
          </table:table-cell>
          <table:table-cell office:value-type="float" office:value="5.263671" calcext:value-type="float">
            <text:p>5.263671</text:p>
          </table:table-cell>
          <table:table-cell office:value-type="float" office:value="4.87" calcext:value-type="float">
            <text:p>4.87</text:p>
          </table:table-cell>
          <table:table-cell office:value-type="float" office:value="-5.33" calcext:value-type="float">
            <text:p>-5.33</text:p>
          </table:table-cell>
          <table:table-cell office:value-type="float" office:value="0.7602172" calcext:value-type="float">
            <text:p>0.7602172</text:p>
          </table:table-cell>
          <table:table-cell office:value-type="float" office:value="0.3648011" calcext:value-type="float">
            <text:p>0.3648011</text:p>
          </table:table-cell>
          <table:table-cell office:value-type="float" office:value="285.228" calcext:value-type="float">
            <text:p>285.228</text:p>
          </table:table-cell>
          <table:table-cell office:value-type="float" office:value="0" calcext:value-type="float">
            <text:p>0</text:p>
          </table:table-cell>
          <table:table-cell office:value-type="float" office:value="8.640015" calcext:value-type="float">
            <text:p>8.640015</text:p>
          </table:table-cell>
          <table:table-cell office:value-type="float" office:value="-5.009979" calcext:value-type="float">
            <text:p>-5.009979</text:p>
          </table:table-cell>
          <table:table-cell office:value-type="float" office:value="2.284149" calcext:value-type="float">
            <text:p>2.284149</text:p>
          </table:table-cell>
          <table:table-cell office:value-type="float" office:value="-1.463348" calcext:value-type="float">
            <text:p>-1.463348</text:p>
          </table:table-cell>
          <table:table-cell office:value-type="float" office:value="0.2974548" calcext:value-type="float">
            <text:p>0.2974548</text:p>
          </table:table-cell>
          <table:table-cell office:value-type="float" office:value="-0.2219849" calcext:value-type="float">
            <text:p>-0.2219849</text:p>
          </table:table-cell>
          <table:table-cell office:value-type="float" office:value="0.7385254" calcext:value-type="float">
            <text:p>0.7385254</text:p>
          </table:table-cell>
          <table:table-cell office:value-type="float" office:value="0.4693909" calcext:value-type="float">
            <text:p>0.4693909</text:p>
          </table:table-cell>
          <table:table-cell office:value-type="float" office:value="1.17691" calcext:value-type="float">
            <text:p>1.17691</text:p>
          </table:table-cell>
          <table:table-cell office:value-type="float" office:value="1.014679" calcext:value-type="float">
            <text:p>1.014679</text:p>
          </table:table-cell>
          <table:table-cell office:value-type="float" office:value="1.764587" calcext:value-type="float">
            <text:p>1.764587</text:p>
          </table:table-cell>
          <table:table-cell office:value-type="float" office:value="1.687103" calcext:value-type="float">
            <text:p>1.687103</text:p>
          </table:table-cell>
          <table:table-cell office:value-type="float" office:value="2.513824" calcext:value-type="float">
            <text:p>2.513824</text:p>
          </table:table-cell>
          <table:table-cell office:value-type="float" office:value="2.440552" calcext:value-type="float">
            <text:p>2.440552</text:p>
          </table:table-cell>
          <table:table-cell office:value-type="float" office:value="3.7341" calcext:value-type="float">
            <text:p>3.7341</text:p>
          </table:table-cell>
          <table:table-cell office:value-type="float" office:value="3.640991" calcext:value-type="float">
            <text:p>3.640991</text:p>
          </table:table-cell>
          <table:table-cell office:value-type="float" office:value="5.847412" calcext:value-type="float">
            <text:p>5.847412</text:p>
          </table:table-cell>
          <table:table-cell office:value-type="float" office:value="5.702271" calcext:value-type="float">
            <text:p>5.702271</text:p>
          </table:table-cell>
          <table:table-cell office:value-type="float" office:value="8.133636" calcext:value-type="float">
            <text:p>8.133636</text:p>
          </table:table-cell>
          <table:table-cell office:value-type="float" office:value="7.963623" calcext:value-type="float">
            <text:p>7.963623</text:p>
          </table:table-cell>
          <table:table-cell office:value-type="float" office:value="9.689758" calcext:value-type="float">
            <text:p>9.689758</text:p>
          </table:table-cell>
          <table:table-cell office:value-type="float" office:value="9.529724" calcext:value-type="float">
            <text:p>9.529724</text:p>
          </table:table-cell>
          <table:table-cell office:value-type="float" office:value="10.85651" calcext:value-type="float">
            <text:p>10.85651</text:p>
          </table:table-cell>
          <table:table-cell office:value-type="float" office:value="10.71536" calcext:value-type="float">
            <text:p>10.71536</text:p>
          </table:table-cell>
          <table:table-cell office:value-type="float" office:value="11.63284" calcext:value-type="float">
            <text:p>11.63284</text:p>
          </table:table-cell>
          <table:table-cell office:value-type="float" office:value="11.51138" calcext:value-type="float">
            <text:p>11.51138</text:p>
          </table:table-cell>
          <table:table-cell office:value-type="float" office:value="11.91571" calcext:value-type="float">
            <text:p>11.91571</text:p>
          </table:table-cell>
          <table:table-cell office:value-type="float" office:value="11.80688" calcext:value-type="float">
            <text:p>11.80688</text:p>
          </table:table-cell>
          <table:table-cell office:value-type="float" office:value="13.94034" calcext:value-type="float">
            <text:p>13.94034</text:p>
          </table:table-cell>
          <table:table-cell office:value-type="float" office:value="-9.530701" calcext:value-type="float">
            <text:p>-9.5307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2" calcext:value-type="float">
            <text:p>11122002</text:p>
          </table:table-cell>
          <table:table-cell office:value-type="float" office:value="1.481946" calcext:value-type="float">
            <text:p>1.481946</text:p>
          </table:table-cell>
          <table:table-cell office:value-type="float" office:value="3.89" calcext:value-type="float">
            <text:p>3.89</text:p>
          </table:table-cell>
          <table:table-cell office:value-type="float" office:value="-3.68" calcext:value-type="float">
            <text:p>-3.68</text:p>
          </table:table-cell>
          <table:table-cell office:value-type="float" office:value="0.7101012" calcext:value-type="float">
            <text:p>0.7101012</text:p>
          </table:table-cell>
          <table:table-cell office:value-type="float" office:value="0.4123601" calcext:value-type="float">
            <text:p>0.4123601</text:p>
          </table:table-cell>
          <table:table-cell office:value-type="float" office:value="357.768" calcext:value-type="float">
            <text:p>357.768</text:p>
          </table:table-cell>
          <table:table-cell office:value-type="float" office:value="0" calcext:value-type="float">
            <text:p>0</text:p>
          </table:table-cell>
          <table:table-cell office:value-type="float" office:value="2.098785" calcext:value-type="float">
            <text:p>2.098785</text:p>
          </table:table-cell>
          <table:table-cell office:value-type="float" office:value="-3.408875" calcext:value-type="float">
            <text:p>-3.408875</text:p>
          </table:table-cell>
          <table:table-cell office:value-type="float" office:value="1.256378" calcext:value-type="float">
            <text:p>1.256378</text:p>
          </table:table-cell>
          <table:table-cell office:value-type="float" office:value="-0.8401489" calcext:value-type="float">
            <text:p>-0.8401489</text:p>
          </table:table-cell>
          <table:table-cell office:value-type="float" office:value="1.108673" calcext:value-type="float">
            <text:p>1.108673</text:p>
          </table:table-cell>
          <table:table-cell office:value-type="float" office:value="-0.09805298" calcext:value-type="float">
            <text:p>-0.09805298</text:p>
          </table:table-cell>
          <table:table-cell office:value-type="float" office:value="1.26944" calcext:value-type="float">
            <text:p>1.26944</text:p>
          </table:table-cell>
          <table:table-cell office:value-type="float" office:value="0.5486755" calcext:value-type="float">
            <text:p>0.5486755</text:p>
          </table:table-cell>
          <table:table-cell office:value-type="float" office:value="1.537598" calcext:value-type="float">
            <text:p>1.537598</text:p>
          </table:table-cell>
          <table:table-cell office:value-type="float" office:value="1.060028" calcext:value-type="float">
            <text:p>1.060028</text:p>
          </table:table-cell>
          <table:table-cell office:value-type="float" office:value="1.956299" calcext:value-type="float">
            <text:p>1.956299</text:p>
          </table:table-cell>
          <table:table-cell office:value-type="float" office:value="1.697144" calcext:value-type="float">
            <text:p>1.697144</text:p>
          </table:table-cell>
          <table:table-cell office:value-type="float" office:value="2.558289" calcext:value-type="float">
            <text:p>2.558289</text:p>
          </table:table-cell>
          <table:table-cell office:value-type="float" office:value="2.418182" calcext:value-type="float">
            <text:p>2.418182</text:p>
          </table:table-cell>
          <table:table-cell office:value-type="float" office:value="3.640289" calcext:value-type="float">
            <text:p>3.640289</text:p>
          </table:table-cell>
          <table:table-cell office:value-type="float" office:value="3.585541" calcext:value-type="float">
            <text:p>3.585541</text:p>
          </table:table-cell>
          <table:table-cell office:value-type="float" office:value="5.700836" calcext:value-type="float">
            <text:p>5.700836</text:p>
          </table:table-cell>
          <table:table-cell office:value-type="float" office:value="5.573486" calcext:value-type="float">
            <text:p>5.573486</text:p>
          </table:table-cell>
          <table:table-cell office:value-type="float" office:value="7.961823" calcext:value-type="float">
            <text:p>7.961823</text:p>
          </table:table-cell>
          <table:table-cell office:value-type="float" office:value="7.802155" calcext:value-type="float">
            <text:p>7.802155</text:p>
          </table:table-cell>
          <table:table-cell office:value-type="float" office:value="9.528046" calcext:value-type="float">
            <text:p>9.528046</text:p>
          </table:table-cell>
          <table:table-cell office:value-type="float" office:value="9.371979" calcext:value-type="float">
            <text:p>9.371979</text:p>
          </table:table-cell>
          <table:table-cell office:value-type="float" office:value="10.7139" calcext:value-type="float">
            <text:p>10.7139</text:p>
          </table:table-cell>
          <table:table-cell office:value-type="float" office:value="10.57263" calcext:value-type="float">
            <text:p>10.57263</text:p>
          </table:table-cell>
          <table:table-cell office:value-type="float" office:value="11.5101" calcext:value-type="float">
            <text:p>11.5101</text:p>
          </table:table-cell>
          <table:table-cell office:value-type="float" office:value="11.38651" calcext:value-type="float">
            <text:p>11.38651</text:p>
          </table:table-cell>
          <table:table-cell office:value-type="float" office:value="11.80573" calcext:value-type="float">
            <text:p>11.80573</text:p>
          </table:table-cell>
          <table:table-cell office:value-type="float" office:value="11.69568" calcext:value-type="float">
            <text:p>11.69568</text:p>
          </table:table-cell>
          <table:table-cell office:value-type="float" office:value="3.565369" calcext:value-type="float">
            <text:p>3.565369</text:p>
          </table:table-cell>
          <table:table-cell office:value-type="float" office:value="-7.271698" calcext:value-type="float">
            <text:p>-7.2716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2" calcext:value-type="float">
            <text:p>12122002</text:p>
          </table:table-cell>
          <table:table-cell office:value-type="float" office:value="6.996496" calcext:value-type="float">
            <text:p>6.996496</text:p>
          </table:table-cell>
          <table:table-cell office:value-type="float" office:value="8.22" calcext:value-type="float">
            <text:p>8.22</text:p>
          </table:table-cell>
          <table:table-cell office:value-type="float" office:value="-3.65" calcext:value-type="float">
            <text:p>-3.65</text:p>
          </table:table-cell>
          <table:table-cell office:value-type="float" office:value="0.8155011" calcext:value-type="float">
            <text:p>0.8155011</text:p>
          </table:table-cell>
          <table:table-cell office:value-type="float" office:value="0.413274" calcext:value-type="float">
            <text:p>0.413274</text:p>
          </table:table-cell>
          <table:table-cell office:value-type="float" office:value="153.432" calcext:value-type="float">
            <text:p>153.432</text:p>
          </table:table-cell>
          <table:table-cell office:value-type="float" office:value="0" calcext:value-type="float">
            <text:p>0</text:p>
          </table:table-cell>
          <table:table-cell office:value-type="float" office:value="10.73218" calcext:value-type="float">
            <text:p>10.73218</text:p>
          </table:table-cell>
          <table:table-cell office:value-type="float" office:value="-3.806366" calcext:value-type="float">
            <text:p>-3.806366</text:p>
          </table:table-cell>
          <table:table-cell office:value-type="float" office:value="6.120239" calcext:value-type="float">
            <text:p>6.120239</text:p>
          </table:table-cell>
          <table:table-cell office:value-type="float" office:value="-1.245697" calcext:value-type="float">
            <text:p>-1.245697</text:p>
          </table:table-cell>
          <table:table-cell office:value-type="float" office:value="3.92514" calcext:value-type="float">
            <text:p>3.92514</text:p>
          </table:table-cell>
          <table:table-cell office:value-type="float" office:value="-0.1763" calcext:value-type="float">
            <text:p>-0.1763</text:p>
          </table:table-cell>
          <table:table-cell office:value-type="float" office:value="2.945679" calcext:value-type="float">
            <text:p>2.945679</text:p>
          </table:table-cell>
          <table:table-cell office:value-type="float" office:value="0.5243835" calcext:value-type="float">
            <text:p>0.5243835</text:p>
          </table:table-cell>
          <table:table-cell office:value-type="float" office:value="2.639496" calcext:value-type="float">
            <text:p>2.639496</text:p>
          </table:table-cell>
          <table:table-cell office:value-type="float" office:value="1.058868" calcext:value-type="float">
            <text:p>1.058868</text:p>
          </table:table-cell>
          <table:table-cell office:value-type="float" office:value="2.588928" calcext:value-type="float">
            <text:p>2.588928</text:p>
          </table:table-cell>
          <table:table-cell office:value-type="float" office:value="1.706482" calcext:value-type="float">
            <text:p>1.706482</text:p>
          </table:table-cell>
          <table:table-cell office:value-type="float" office:value="2.938568" calcext:value-type="float">
            <text:p>2.938568</text:p>
          </table:table-cell>
          <table:table-cell office:value-type="float" office:value="2.415527" calcext:value-type="float">
            <text:p>2.415527</text:p>
          </table:table-cell>
          <table:table-cell office:value-type="float" office:value="3.640167" calcext:value-type="float">
            <text:p>3.640167</text:p>
          </table:table-cell>
          <table:table-cell office:value-type="float" office:value="3.559357" calcext:value-type="float">
            <text:p>3.559357</text:p>
          </table:table-cell>
          <table:table-cell office:value-type="float" office:value="5.572357" calcext:value-type="float">
            <text:p>5.572357</text:p>
          </table:table-cell>
          <table:table-cell office:value-type="float" office:value="5.474396" calcext:value-type="float">
            <text:p>5.474396</text:p>
          </table:table-cell>
          <table:table-cell office:value-type="float" office:value="7.800568" calcext:value-type="float">
            <text:p>7.800568</text:p>
          </table:table-cell>
          <table:table-cell office:value-type="float" office:value="7.652618" calcext:value-type="float">
            <text:p>7.652618</text:p>
          </table:table-cell>
          <table:table-cell office:value-type="float" office:value="9.370361" calcext:value-type="float">
            <text:p>9.370361</text:p>
          </table:table-cell>
          <table:table-cell office:value-type="float" office:value="9.219818" calcext:value-type="float">
            <text:p>9.219818</text:p>
          </table:table-cell>
          <table:table-cell office:value-type="float" office:value="10.5712" calcext:value-type="float">
            <text:p>10.5712</text:p>
          </table:table-cell>
          <table:table-cell office:value-type="float" office:value="10.43048" calcext:value-type="float">
            <text:p>10.43048</text:p>
          </table:table-cell>
          <table:table-cell office:value-type="float" office:value="11.38516" calcext:value-type="float">
            <text:p>11.38516</text:p>
          </table:table-cell>
          <table:table-cell office:value-type="float" office:value="11.26083" calcext:value-type="float">
            <text:p>11.26083</text:p>
          </table:table-cell>
          <table:table-cell office:value-type="float" office:value="11.69455" calcext:value-type="float">
            <text:p>11.69455</text:p>
          </table:table-cell>
          <table:table-cell office:value-type="float" office:value="11.58279" calcext:value-type="float">
            <text:p>11.58279</text:p>
          </table:table-cell>
          <table:table-cell office:value-type="float" office:value="14.40549" calcext:value-type="float">
            <text:p>14.40549</text:p>
          </table:table-cell>
          <table:table-cell office:value-type="float" office:value="-7.501862" calcext:value-type="float">
            <text:p>-7.5018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2" calcext:value-type="float">
            <text:p>13122002</text:p>
          </table:table-cell>
          <table:table-cell office:value-type="float" office:value="8.204383" calcext:value-type="float">
            <text:p>8.204383</text:p>
          </table:table-cell>
          <table:table-cell office:value-type="float" office:value="10.54" calcext:value-type="float">
            <text:p>10.54</text:p>
          </table:table-cell>
          <table:table-cell office:value-type="float" office:value="-4.78" calcext:value-type="float">
            <text:p>-4.78</text:p>
          </table:table-cell>
          <table:table-cell office:value-type="float" office:value="0.842918" calcext:value-type="float">
            <text:p>0.842918</text:p>
          </table:table-cell>
          <table:table-cell office:value-type="float" office:value="0.3800744" calcext:value-type="float">
            <text:p>0.3800744</text:p>
          </table:table-cell>
          <table:table-cell office:value-type="float" office:value="147.744" calcext:value-type="float">
            <text:p>147.744</text:p>
          </table:table-cell>
          <table:table-cell office:value-type="float" office:value="0" calcext:value-type="float">
            <text:p>0</text:p>
          </table:table-cell>
          <table:table-cell office:value-type="float" office:value="14.4064" calcext:value-type="float">
            <text:p>14.4064</text:p>
          </table:table-cell>
          <table:table-cell office:value-type="float" office:value="-4.75885" calcext:value-type="float">
            <text:p>-4.75885</text:p>
          </table:table-cell>
          <table:table-cell office:value-type="float" office:value="8.309448" calcext:value-type="float">
            <text:p>8.309448</text:p>
          </table:table-cell>
          <table:table-cell office:value-type="float" office:value="-1.417999" calcext:value-type="float">
            <text:p>-1.417999</text:p>
          </table:table-cell>
          <table:table-cell office:value-type="float" office:value="5.726196" calcext:value-type="float">
            <text:p>5.726196</text:p>
          </table:table-cell>
          <table:table-cell office:value-type="float" office:value="-0.1885376" calcext:value-type="float">
            <text:p>-0.1885376</text:p>
          </table:table-cell>
          <table:table-cell office:value-type="float" office:value="4.260376" calcext:value-type="float">
            <text:p>4.260376</text:p>
          </table:table-cell>
          <table:table-cell office:value-type="float" office:value="0.6428223" calcext:value-type="float">
            <text:p>0.6428223</text:p>
          </table:table-cell>
          <table:table-cell office:value-type="float" office:value="3.627472" calcext:value-type="float">
            <text:p>3.627472</text:p>
          </table:table-cell>
          <table:table-cell office:value-type="float" office:value="1.240784" calcext:value-type="float">
            <text:p>1.240784</text:p>
          </table:table-cell>
          <table:table-cell office:value-type="float" office:value="3.268311" calcext:value-type="float">
            <text:p>3.268311</text:p>
          </table:table-cell>
          <table:table-cell office:value-type="float" office:value="1.924011" calcext:value-type="float">
            <text:p>1.924011</text:p>
          </table:table-cell>
          <table:table-cell office:value-type="float" office:value="3.406525" calcext:value-type="float">
            <text:p>3.406525</text:p>
          </table:table-cell>
          <table:table-cell office:value-type="float" office:value="2.609528" calcext:value-type="float">
            <text:p>2.609528</text:p>
          </table:table-cell>
          <table:table-cell office:value-type="float" office:value="3.818481" calcext:value-type="float">
            <text:p>3.818481</text:p>
          </table:table-cell>
          <table:table-cell office:value-type="float" office:value="3.643829" calcext:value-type="float">
            <text:p>3.643829</text:p>
          </table:table-cell>
          <table:table-cell office:value-type="float" office:value="5.473755" calcext:value-type="float">
            <text:p>5.473755</text:p>
          </table:table-cell>
          <table:table-cell office:value-type="float" office:value="5.43515" calcext:value-type="float">
            <text:p>5.43515</text:p>
          </table:table-cell>
          <table:table-cell office:value-type="float" office:value="7.651154" calcext:value-type="float">
            <text:p>7.651154</text:p>
          </table:table-cell>
          <table:table-cell office:value-type="float" office:value="7.521393" calcext:value-type="float">
            <text:p>7.521393</text:p>
          </table:table-cell>
          <table:table-cell office:value-type="float" office:value="9.218262" calcext:value-type="float">
            <text:p>9.218262</text:p>
          </table:table-cell>
          <table:table-cell office:value-type="float" office:value="9.074493" calcext:value-type="float">
            <text:p>9.074493</text:p>
          </table:table-cell>
          <table:table-cell office:value-type="float" office:value="10.42902" calcext:value-type="float">
            <text:p>10.42902</text:p>
          </table:table-cell>
          <table:table-cell office:value-type="float" office:value="10.28989" calcext:value-type="float">
            <text:p>10.28989</text:p>
          </table:table-cell>
          <table:table-cell office:value-type="float" office:value="11.25952" calcext:value-type="float">
            <text:p>11.25952</text:p>
          </table:table-cell>
          <table:table-cell office:value-type="float" office:value="11.13477" calcext:value-type="float">
            <text:p>11.13477</text:p>
          </table:table-cell>
          <table:table-cell office:value-type="float" office:value="11.58163" calcext:value-type="float">
            <text:p>11.58163</text:p>
          </table:table-cell>
          <table:table-cell office:value-type="float" office:value="11.46918" calcext:value-type="float">
            <text:p>11.46918</text:p>
          </table:table-cell>
          <table:table-cell office:value-type="float" office:value="18.31161" calcext:value-type="float">
            <text:p>18.31161</text:p>
          </table:table-cell>
          <table:table-cell office:value-type="float" office:value="-8.717255" calcext:value-type="float">
            <text:p>-8.7172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2" calcext:value-type="float">
            <text:p>14122002</text:p>
          </table:table-cell>
          <table:table-cell office:value-type="float" office:value="7.982569" calcext:value-type="float">
            <text:p>7.982569</text:p>
          </table:table-cell>
          <table:table-cell office:value-type="float" office:value="13.58" calcext:value-type="float">
            <text:p>13.58</text:p>
          </table:table-cell>
          <table:table-cell office:value-type="float" office:value="-5.36" calcext:value-type="float">
            <text:p>-5.36</text:p>
          </table:table-cell>
          <table:table-cell office:value-type="float" office:value="0.8505039" calcext:value-type="float">
            <text:p>0.8505039</text:p>
          </table:table-cell>
          <table:table-cell office:value-type="float" office:value="0.3639844" calcext:value-type="float">
            <text:p>0.3639844</text:p>
          </table:table-cell>
          <table:table-cell office:value-type="float" office:value="132.876" calcext:value-type="float">
            <text:p>132.876</text:p>
          </table:table-cell>
          <table:table-cell office:value-type="float" office:value="0" calcext:value-type="float">
            <text:p>0</text:p>
          </table:table-cell>
          <table:table-cell office:value-type="float" office:value="15.08911" calcext:value-type="float">
            <text:p>15.08911</text:p>
          </table:table-cell>
          <table:table-cell office:value-type="float" office:value="-4.95459" calcext:value-type="float">
            <text:p>-4.95459</text:p>
          </table:table-cell>
          <table:table-cell office:value-type="float" office:value="8.815613" calcext:value-type="float">
            <text:p>8.815613</text:p>
          </table:table-cell>
          <table:table-cell office:value-type="float" office:value="-1.541565" calcext:value-type="float">
            <text:p>-1.541565</text:p>
          </table:table-cell>
          <table:table-cell office:value-type="float" office:value="6.194275" calcext:value-type="float">
            <text:p>6.194275</text:p>
          </table:table-cell>
          <table:table-cell office:value-type="float" office:value="-0.1891785" calcext:value-type="float">
            <text:p>-0.1891785</text:p>
          </table:table-cell>
          <table:table-cell office:value-type="float" office:value="4.667053" calcext:value-type="float">
            <text:p>4.667053</text:p>
          </table:table-cell>
          <table:table-cell office:value-type="float" office:value="0.7723389" calcext:value-type="float">
            <text:p>0.7723389</text:p>
          </table:table-cell>
          <table:table-cell office:value-type="float" office:value="4.001007" calcext:value-type="float">
            <text:p>4.001007</text:p>
          </table:table-cell>
          <table:table-cell office:value-type="float" office:value="1.435333" calcext:value-type="float">
            <text:p>1.435333</text:p>
          </table:table-cell>
          <table:table-cell office:value-type="float" office:value="3.623779" calcext:value-type="float">
            <text:p>3.623779</text:p>
          </table:table-cell>
          <table:table-cell office:value-type="float" office:value="2.171539" calcext:value-type="float">
            <text:p>2.171539</text:p>
          </table:table-cell>
          <table:table-cell office:value-type="float" office:value="3.704712" calcext:value-type="float">
            <text:p>3.704712</text:p>
          </table:table-cell>
          <table:table-cell office:value-type="float" office:value="2.850891" calcext:value-type="float">
            <text:p>2.850891</text:p>
          </table:table-cell>
          <table:table-cell office:value-type="float" office:value="3.997559" calcext:value-type="float">
            <text:p>3.997559</text:p>
          </table:table-cell>
          <table:table-cell office:value-type="float" office:value="3.824188" calcext:value-type="float">
            <text:p>3.824188</text:p>
          </table:table-cell>
          <table:table-cell office:value-type="float" office:value="5.451111" calcext:value-type="float">
            <text:p>5.451111</text:p>
          </table:table-cell>
          <table:table-cell office:value-type="float" office:value="5.435455" calcext:value-type="float">
            <text:p>5.435455</text:p>
          </table:table-cell>
          <table:table-cell office:value-type="float" office:value="7.520142" calcext:value-type="float">
            <text:p>7.520142</text:p>
          </table:table-cell>
          <table:table-cell office:value-type="float" office:value="7.415466" calcext:value-type="float">
            <text:p>7.415466</text:p>
          </table:table-cell>
          <table:table-cell office:value-type="float" office:value="9.073029" calcext:value-type="float">
            <text:p>9.073029</text:p>
          </table:table-cell>
          <table:table-cell office:value-type="float" office:value="8.939209" calcext:value-type="float">
            <text:p>8.939209</text:p>
          </table:table-cell>
          <table:table-cell office:value-type="float" office:value="10.28845" calcext:value-type="float">
            <text:p>10.28845</text:p>
          </table:table-cell>
          <table:table-cell office:value-type="float" office:value="10.15256" calcext:value-type="float">
            <text:p>10.15256</text:p>
          </table:table-cell>
          <table:table-cell office:value-type="float" office:value="11.13342" calcext:value-type="float">
            <text:p>11.13342</text:p>
          </table:table-cell>
          <table:table-cell office:value-type="float" office:value="11.00876" calcext:value-type="float">
            <text:p>11.00876</text:p>
          </table:table-cell>
          <table:table-cell office:value-type="float" office:value="11.46799" calcext:value-type="float">
            <text:p>11.46799</text:p>
          </table:table-cell>
          <table:table-cell office:value-type="float" office:value="11.3551" calcext:value-type="float">
            <text:p>11.3551</text:p>
          </table:table-cell>
          <table:table-cell office:value-type="float" office:value="20.86615" calcext:value-type="float">
            <text:p>20.86615</text:p>
          </table:table-cell>
          <table:table-cell office:value-type="float" office:value="-9.262665" calcext:value-type="float">
            <text:p>-9.2626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2" calcext:value-type="float">
            <text:p>15122002</text:p>
          </table:table-cell>
          <table:table-cell office:value-type="float" office:value="8.106895" calcext:value-type="float">
            <text:p>8.106895</text:p>
          </table:table-cell>
          <table:table-cell office:value-type="float" office:value="18.81" calcext:value-type="float">
            <text:p>18.81</text:p>
          </table:table-cell>
          <table:table-cell office:value-type="float" office:value="-3.37" calcext:value-type="float">
            <text:p>-3.37</text:p>
          </table:table-cell>
          <table:table-cell office:value-type="float" office:value="0.8748038" calcext:value-type="float">
            <text:p>0.8748038</text:p>
          </table:table-cell>
          <table:table-cell office:value-type="float" office:value="0.4218938" calcext:value-type="float">
            <text:p>0.4218938</text:p>
          </table:table-cell>
          <table:table-cell office:value-type="float" office:value="193.752" calcext:value-type="float">
            <text:p>193.752</text:p>
          </table:table-cell>
          <table:table-cell office:value-type="float" office:value="0" calcext:value-type="float">
            <text:p>0</text:p>
          </table:table-cell>
          <table:table-cell office:value-type="float" office:value="19.59811" calcext:value-type="float">
            <text:p>19.59811</text:p>
          </table:table-cell>
          <table:table-cell office:value-type="float" office:value="-4.12619" calcext:value-type="float">
            <text:p>-4.12619</text:p>
          </table:table-cell>
          <table:table-cell office:value-type="float" office:value="12.11594" calcext:value-type="float">
            <text:p>12.11594</text:p>
          </table:table-cell>
          <table:table-cell office:value-type="float" office:value="-1.109985" calcext:value-type="float">
            <text:p>-1.109985</text:p>
          </table:table-cell>
          <table:table-cell office:value-type="float" office:value="8.512756" calcext:value-type="float">
            <text:p>8.512756</text:p>
          </table:table-cell>
          <table:table-cell office:value-type="float" office:value="0.0006713867" calcext:value-type="float">
            <text:p>0.0006713867</text:p>
          </table:table-cell>
          <table:table-cell office:value-type="float" office:value="6.381531" calcext:value-type="float">
            <text:p>6.381531</text:p>
          </table:table-cell>
          <table:table-cell office:value-type="float" office:value="1.08075" calcext:value-type="float">
            <text:p>1.08075</text:p>
          </table:table-cell>
          <table:table-cell office:value-type="float" office:value="5.341217" calcext:value-type="float">
            <text:p>5.341217</text:p>
          </table:table-cell>
          <table:table-cell office:value-type="float" office:value="1.79837" calcext:value-type="float">
            <text:p>1.79837</text:p>
          </table:table-cell>
          <table:table-cell office:value-type="float" office:value="4.661133" calcext:value-type="float">
            <text:p>4.661133</text:p>
          </table:table-cell>
          <table:table-cell office:value-type="float" office:value="2.56073" calcext:value-type="float">
            <text:p>2.56073</text:p>
          </table:table-cell>
          <table:table-cell office:value-type="float" office:value="4.454071" calcext:value-type="float">
            <text:p>4.454071</text:p>
          </table:table-cell>
          <table:table-cell office:value-type="float" office:value="3.185425" calcext:value-type="float">
            <text:p>3.185425</text:p>
          </table:table-cell>
          <table:table-cell office:value-type="float" office:value="4.3172" calcext:value-type="float">
            <text:p>4.3172</text:p>
          </table:table-cell>
          <table:table-cell office:value-type="float" office:value="4.003662" calcext:value-type="float">
            <text:p>4.003662</text:p>
          </table:table-cell>
          <table:table-cell office:value-type="float" office:value="5.509064" calcext:value-type="float">
            <text:p>5.509064</text:p>
          </table:table-cell>
          <table:table-cell office:value-type="float" office:value="5.451569" calcext:value-type="float">
            <text:p>5.451569</text:p>
          </table:table-cell>
          <table:table-cell office:value-type="float" office:value="7.41452" calcext:value-type="float">
            <text:p>7.41452</text:p>
          </table:table-cell>
          <table:table-cell office:value-type="float" office:value="7.335327" calcext:value-type="float">
            <text:p>7.335327</text:p>
          </table:table-cell>
          <table:table-cell office:value-type="float" office:value="8.937897" calcext:value-type="float">
            <text:p>8.937897</text:p>
          </table:table-cell>
          <table:table-cell office:value-type="float" office:value="8.817139" calcext:value-type="float">
            <text:p>8.817139</text:p>
          </table:table-cell>
          <table:table-cell office:value-type="float" office:value="10.15112" calcext:value-type="float">
            <text:p>10.15112</text:p>
          </table:table-cell>
          <table:table-cell office:value-type="float" office:value="10.01999" calcext:value-type="float">
            <text:p>10.01999</text:p>
          </table:table-cell>
          <table:table-cell office:value-type="float" office:value="11.00745" calcext:value-type="float">
            <text:p>11.00745</text:p>
          </table:table-cell>
          <table:table-cell office:value-type="float" office:value="10.8837" calcext:value-type="float">
            <text:p>10.8837</text:p>
          </table:table-cell>
          <table:table-cell office:value-type="float" office:value="11.35391" calcext:value-type="float">
            <text:p>11.35391</text:p>
          </table:table-cell>
          <table:table-cell office:value-type="float" office:value="11.24072" calcext:value-type="float">
            <text:p>11.24072</text:p>
          </table:table-cell>
          <table:table-cell office:value-type="float" office:value="30.54321" calcext:value-type="float">
            <text:p>30.54321</text:p>
          </table:table-cell>
          <table:table-cell office:value-type="float" office:value="-7.770416" calcext:value-type="float">
            <text:p>-7.7704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2" calcext:value-type="float">
            <text:p>16122002</text:p>
          </table:table-cell>
          <table:table-cell office:value-type="float" office:value="7.423127" calcext:value-type="float">
            <text:p>7.423127</text:p>
          </table:table-cell>
          <table:table-cell office:value-type="float" office:value="13.99" calcext:value-type="float">
            <text:p>13.99</text:p>
          </table:table-cell>
          <table:table-cell office:value-type="float" office:value="-0.89" calcext:value-type="float">
            <text:p>-0.89</text:p>
          </table:table-cell>
          <table:table-cell office:value-type="float" office:value="0.8704851" calcext:value-type="float">
            <text:p>0.8704851</text:p>
          </table:table-cell>
          <table:table-cell office:value-type="float" office:value="0.5055911" calcext:value-type="float">
            <text:p>0.5055911</text:p>
          </table:table-cell>
          <table:table-cell office:value-type="float" office:value="217.62" calcext:value-type="float">
            <text:p>217.62</text:p>
          </table:table-cell>
          <table:table-cell office:value-type="float" office:value="0" calcext:value-type="float">
            <text:p>0</text:p>
          </table:table-cell>
          <table:table-cell office:value-type="float" office:value="18.49582" calcext:value-type="float">
            <text:p>18.49582</text:p>
          </table:table-cell>
          <table:table-cell office:value-type="float" office:value="-2.456696" calcext:value-type="float">
            <text:p>-2.456696</text:p>
          </table:table-cell>
          <table:table-cell office:value-type="float" office:value="12.03427" calcext:value-type="float">
            <text:p>12.03427</text:p>
          </table:table-cell>
          <table:table-cell office:value-type="float" office:value="0.001098633" calcext:value-type="float">
            <text:p>0.001098633</text:p>
          </table:table-cell>
          <table:table-cell office:value-type="float" office:value="9.113708" calcext:value-type="float">
            <text:p>9.113708</text:p>
          </table:table-cell>
          <table:table-cell office:value-type="float" office:value="1.537079" calcext:value-type="float">
            <text:p>1.537079</text:p>
          </table:table-cell>
          <table:table-cell office:value-type="float" office:value="7.196625" calcext:value-type="float">
            <text:p>7.196625</text:p>
          </table:table-cell>
          <table:table-cell office:value-type="float" office:value="2.644958" calcext:value-type="float">
            <text:p>2.644958</text:p>
          </table:table-cell>
          <table:table-cell office:value-type="float" office:value="6.202454" calcext:value-type="float">
            <text:p>6.202454</text:p>
          </table:table-cell>
          <table:table-cell office:value-type="float" office:value="3.23941" calcext:value-type="float">
            <text:p>3.23941</text:p>
          </table:table-cell>
          <table:table-cell office:value-type="float" office:value="5.44696" calcext:value-type="float">
            <text:p>5.44696</text:p>
          </table:table-cell>
          <table:table-cell office:value-type="float" office:value="3.817383" calcext:value-type="float">
            <text:p>3.817383</text:p>
          </table:table-cell>
          <table:table-cell office:value-type="float" office:value="5.162048" calcext:value-type="float">
            <text:p>5.162048</text:p>
          </table:table-cell>
          <table:table-cell office:value-type="float" office:value="4.153351" calcext:value-type="float">
            <text:p>4.153351</text:p>
          </table:table-cell>
          <table:table-cell office:value-type="float" office:value="4.878357" calcext:value-type="float">
            <text:p>4.878357</text:p>
          </table:table-cell>
          <table:table-cell office:value-type="float" office:value="4.326813" calcext:value-type="float">
            <text:p>4.326813</text:p>
          </table:table-cell>
          <table:table-cell office:value-type="float" office:value="5.677338" calcext:value-type="float">
            <text:p>5.677338</text:p>
          </table:table-cell>
          <table:table-cell office:value-type="float" office:value="5.510254" calcext:value-type="float">
            <text:p>5.510254</text:p>
          </table:table-cell>
          <table:table-cell office:value-type="float" office:value="7.334656" calcext:value-type="float">
            <text:p>7.334656</text:p>
          </table:table-cell>
          <table:table-cell office:value-type="float" office:value="7.289764" calcext:value-type="float">
            <text:p>7.289764</text:p>
          </table:table-cell>
          <table:table-cell office:value-type="float" office:value="8.815948" calcext:value-type="float">
            <text:p>8.815948</text:p>
          </table:table-cell>
          <table:table-cell office:value-type="float" office:value="8.710388" calcext:value-type="float">
            <text:p>8.710388</text:p>
          </table:table-cell>
          <table:table-cell office:value-type="float" office:value="10.01865" calcext:value-type="float">
            <text:p>10.01865</text:p>
          </table:table-cell>
          <table:table-cell office:value-type="float" office:value="9.893433" calcext:value-type="float">
            <text:p>9.893433</text:p>
          </table:table-cell>
          <table:table-cell office:value-type="float" office:value="10.88245" calcext:value-type="float">
            <text:p>10.88245</text:p>
          </table:table-cell>
          <table:table-cell office:value-type="float" office:value="10.76068" calcext:value-type="float">
            <text:p>10.76068</text:p>
          </table:table-cell>
          <table:table-cell office:value-type="float" office:value="11.23953" calcext:value-type="float">
            <text:p>11.23953</text:p>
          </table:table-cell>
          <table:table-cell office:value-type="float" office:value="11.12592" calcext:value-type="float">
            <text:p>11.12592</text:p>
          </table:table-cell>
          <table:table-cell office:value-type="float" office:value="26.20837" calcext:value-type="float">
            <text:p>26.20837</text:p>
          </table:table-cell>
          <table:table-cell office:value-type="float" office:value="-5.393036" calcext:value-type="float">
            <text:p>-5.3930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2" calcext:value-type="float">
            <text:p>17122002</text:p>
          </table:table-cell>
          <table:table-cell office:value-type="float" office:value="0.9095996" calcext:value-type="float">
            <text:p>0.9095996</text:p>
          </table:table-cell>
          <table:table-cell office:value-type="float" office:value="8.47" calcext:value-type="float">
            <text:p>8.47</text:p>
          </table:table-cell>
          <table:table-cell office:value-type="float" office:value="2.02" calcext:value-type="float">
            <text:p>2.02</text:p>
          </table:table-cell>
          <table:table-cell office:value-type="float" office:value="0.9726787" calcext:value-type="float">
            <text:p>0.9726787</text:p>
          </table:table-cell>
          <table:table-cell office:value-type="float" office:value="0.6226129" calcext:value-type="float">
            <text:p>0.6226129</text:p>
          </table:table-cell>
          <table:table-cell office:value-type="float" office:value="439.632" calcext:value-type="float">
            <text:p>439.632</text:p>
          </table:table-cell>
          <table:table-cell office:value-type="float" office:value="0" calcext:value-type="float">
            <text:p>0</text:p>
          </table:table-cell>
          <table:table-cell office:value-type="float" office:value="5.251251" calcext:value-type="float">
            <text:p>5.251251</text:p>
          </table:table-cell>
          <table:table-cell office:value-type="float" office:value="-0.07888794" calcext:value-type="float">
            <text:p>-0.07888794</text:p>
          </table:table-cell>
          <table:table-cell office:value-type="float" office:value="4.640625" calcext:value-type="float">
            <text:p>4.640625</text:p>
          </table:table-cell>
          <table:table-cell office:value-type="float" office:value="1.573853" calcext:value-type="float">
            <text:p>1.573853</text:p>
          </table:table-cell>
          <table:table-cell office:value-type="float" office:value="4.356842" calcext:value-type="float">
            <text:p>4.356842</text:p>
          </table:table-cell>
          <table:table-cell office:value-type="float" office:value="2.545776" calcext:value-type="float">
            <text:p>2.545776</text:p>
          </table:table-cell>
          <table:table-cell office:value-type="float" office:value="5.014923" calcext:value-type="float">
            <text:p>5.014923</text:p>
          </table:table-cell>
          <table:table-cell office:value-type="float" office:value="3.382812" calcext:value-type="float">
            <text:p>3.382812</text:p>
          </table:table-cell>
          <table:table-cell office:value-type="float" office:value="5.234894" calcext:value-type="float">
            <text:p>5.234894</text:p>
          </table:table-cell>
          <table:table-cell office:value-type="float" office:value="3.873779" calcext:value-type="float">
            <text:p>3.873779</text:p>
          </table:table-cell>
          <table:table-cell office:value-type="float" office:value="5.33609" calcext:value-type="float">
            <text:p>5.33609</text:p>
          </table:table-cell>
          <table:table-cell office:value-type="float" office:value="4.321228" calcext:value-type="float">
            <text:p>4.321228</text:p>
          </table:table-cell>
          <table:table-cell office:value-type="float" office:value="5.163239" calcext:value-type="float">
            <text:p>5.163239</text:p>
          </table:table-cell>
          <table:table-cell office:value-type="float" office:value="4.625153" calcext:value-type="float">
            <text:p>4.625153</text:p>
          </table:table-cell>
          <table:table-cell office:value-type="float" office:value="5.084259" calcext:value-type="float">
            <text:p>5.084259</text:p>
          </table:table-cell>
          <table:table-cell office:value-type="float" office:value="4.887085" calcext:value-type="float">
            <text:p>4.887085</text:p>
          </table:table-cell>
          <table:table-cell office:value-type="float" office:value="5.88327" calcext:value-type="float">
            <text:p>5.88327</text:p>
          </table:table-cell>
          <table:table-cell office:value-type="float" office:value="5.679657" calcext:value-type="float">
            <text:p>5.679657</text:p>
          </table:table-cell>
          <table:table-cell office:value-type="float" office:value="7.289459" calcext:value-type="float">
            <text:p>7.289459</text:p>
          </table:table-cell>
          <table:table-cell office:value-type="float" office:value="7.283539" calcext:value-type="float">
            <text:p>7.283539</text:p>
          </table:table-cell>
          <table:table-cell office:value-type="float" office:value="8.709381" calcext:value-type="float">
            <text:p>8.709381</text:p>
          </table:table-cell>
          <table:table-cell office:value-type="float" office:value="8.624146" calcext:value-type="float">
            <text:p>8.624146</text:p>
          </table:table-cell>
          <table:table-cell office:value-type="float" office:value="9.892181" calcext:value-type="float">
            <text:p>9.892181</text:p>
          </table:table-cell>
          <table:table-cell office:value-type="float" office:value="9.774628" calcext:value-type="float">
            <text:p>9.774628</text:p>
          </table:table-cell>
          <table:table-cell office:value-type="float" office:value="10.7594" calcext:value-type="float">
            <text:p>10.7594</text:p>
          </table:table-cell>
          <table:table-cell office:value-type="float" office:value="10.63889" calcext:value-type="float">
            <text:p>10.63889</text:p>
          </table:table-cell>
          <table:table-cell office:value-type="float" office:value="11.12473" calcext:value-type="float">
            <text:p>11.12473</text:p>
          </table:table-cell>
          <table:table-cell office:value-type="float" office:value="11.01074" calcext:value-type="float">
            <text:p>11.01074</text:p>
          </table:table-cell>
          <table:table-cell office:value-type="float" office:value="6.276184" calcext:value-type="float">
            <text:p>6.276184</text:p>
          </table:table-cell>
          <table:table-cell office:value-type="float" office:value="-2.327545" calcext:value-type="float">
            <text:p>-2.3275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2" calcext:value-type="float">
            <text:p>18122002</text:p>
          </table:table-cell>
          <table:table-cell office:value-type="float" office:value="3.731711" calcext:value-type="float">
            <text:p>3.731711</text:p>
          </table:table-cell>
          <table:table-cell office:value-type="float" office:value="7.27" calcext:value-type="float">
            <text:p>7.27</text:p>
          </table:table-cell>
          <table:table-cell office:value-type="float" office:value="-1.41" calcext:value-type="float">
            <text:p>-1.41</text:p>
          </table:table-cell>
          <table:table-cell office:value-type="float" office:value="0.8718889" calcext:value-type="float">
            <text:p>0.8718889</text:p>
          </table:table-cell>
          <table:table-cell office:value-type="float" office:value="0.4868985" calcext:value-type="float">
            <text:p>0.4868985</text:p>
          </table:table-cell>
          <table:table-cell office:value-type="float" office:value="299.664" calcext:value-type="float">
            <text:p>299.664</text:p>
          </table:table-cell>
          <table:table-cell office:value-type="float" office:value="0.1" calcext:value-type="float">
            <text:p>0.1</text:p>
          </table:table-cell>
          <table:table-cell office:value-type="float" office:value="8.988037" calcext:value-type="float">
            <text:p>8.988037</text:p>
          </table:table-cell>
          <table:table-cell office:value-type="float" office:value="-1.844452" calcext:value-type="float">
            <text:p>-1.844452</text:p>
          </table:table-cell>
          <table:table-cell office:value-type="float" office:value="6.635681" calcext:value-type="float">
            <text:p>6.635681</text:p>
          </table:table-cell>
          <table:table-cell office:value-type="float" office:value="0.2755432" calcext:value-type="float">
            <text:p>0.2755432</text:p>
          </table:table-cell>
          <table:table-cell office:value-type="float" office:value="5.647919" calcext:value-type="float">
            <text:p>5.647919</text:p>
          </table:table-cell>
          <table:table-cell office:value-type="float" office:value="1.737946" calcext:value-type="float">
            <text:p>1.737946</text:p>
          </table:table-cell>
          <table:table-cell office:value-type="float" office:value="5.014038" calcext:value-type="float">
            <text:p>5.014038</text:p>
          </table:table-cell>
          <table:table-cell office:value-type="float" office:value="2.679932" calcext:value-type="float">
            <text:p>2.679932</text:p>
          </table:table-cell>
          <table:table-cell office:value-type="float" office:value="4.72998" calcext:value-type="float">
            <text:p>4.72998</text:p>
          </table:table-cell>
          <table:table-cell office:value-type="float" office:value="3.243042" calcext:value-type="float">
            <text:p>3.243042</text:p>
          </table:table-cell>
          <table:table-cell office:value-type="float" office:value="4.57489" calcext:value-type="float">
            <text:p>4.57489</text:p>
          </table:table-cell>
          <table:table-cell office:value-type="float" office:value="3.846466" calcext:value-type="float">
            <text:p>3.846466</text:p>
          </table:table-cell>
          <table:table-cell office:value-type="float" office:value="4.713562" calcext:value-type="float">
            <text:p>4.713562</text:p>
          </table:table-cell>
          <table:table-cell office:value-type="float" office:value="4.332642" calcext:value-type="float">
            <text:p>4.332642</text:p>
          </table:table-cell>
          <table:table-cell office:value-type="float" office:value="5.093109" calcext:value-type="float">
            <text:p>5.093109</text:p>
          </table:table-cell>
          <table:table-cell office:value-type="float" office:value="5.011749" calcext:value-type="float">
            <text:p>5.011749</text:p>
          </table:table-cell>
          <table:table-cell office:value-type="float" office:value="5.970428" calcext:value-type="float">
            <text:p>5.970428</text:p>
          </table:table-cell>
          <table:table-cell office:value-type="float" office:value="5.884766" calcext:value-type="float">
            <text:p>5.884766</text:p>
          </table:table-cell>
          <table:table-cell office:value-type="float" office:value="7.297577" calcext:value-type="float">
            <text:p>7.297577</text:p>
          </table:table-cell>
          <table:table-cell office:value-type="float" office:value="7.28656" calcext:value-type="float">
            <text:p>7.28656</text:p>
          </table:table-cell>
          <table:table-cell office:value-type="float" office:value="8.623383" calcext:value-type="float">
            <text:p>8.623383</text:p>
          </table:table-cell>
          <table:table-cell office:value-type="float" office:value="8.557495" calcext:value-type="float">
            <text:p>8.557495</text:p>
          </table:table-cell>
          <table:table-cell office:value-type="float" office:value="9.773438" calcext:value-type="float">
            <text:p>9.773438</text:p>
          </table:table-cell>
          <table:table-cell office:value-type="float" office:value="9.666138" calcext:value-type="float">
            <text:p>9.666138</text:p>
          </table:table-cell>
          <table:table-cell office:value-type="float" office:value="10.6376" calcext:value-type="float">
            <text:p>10.6376</text:p>
          </table:table-cell>
          <table:table-cell office:value-type="float" office:value="10.52045" calcext:value-type="float">
            <text:p>10.52045</text:p>
          </table:table-cell>
          <table:table-cell office:value-type="float" office:value="11.00958" calcext:value-type="float">
            <text:p>11.00958</text:p>
          </table:table-cell>
          <table:table-cell office:value-type="float" office:value="10.89697" calcext:value-type="float">
            <text:p>10.89697</text:p>
          </table:table-cell>
          <table:table-cell office:value-type="float" office:value="11.6488" calcext:value-type="float">
            <text:p>11.6488</text:p>
          </table:table-cell>
          <table:table-cell office:value-type="float" office:value="-5.053772" calcext:value-type="float">
            <text:p>-5.0537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2" calcext:value-type="float">
            <text:p>19122002</text:p>
          </table:table-cell>
          <table:table-cell office:value-type="float" office:value="8.217288" calcext:value-type="float">
            <text:p>8.217288</text:p>
          </table:table-cell>
          <table:table-cell office:value-type="float" office:value="8.69" calcext:value-type="float">
            <text:p>8.69</text:p>
          </table:table-cell>
          <table:table-cell office:value-type="float" office:value="-2.83" calcext:value-type="float">
            <text:p>-2.83</text:p>
          </table:table-cell>
          <table:table-cell office:value-type="float" office:value="0.7567779" calcext:value-type="float">
            <text:p>0.7567779</text:p>
          </table:table-cell>
          <table:table-cell office:value-type="float" office:value="0.4389752" calcext:value-type="float">
            <text:p>0.4389752</text:p>
          </table:table-cell>
          <table:table-cell office:value-type="float" office:value="481.932" calcext:value-type="float">
            <text:p>481.932</text:p>
          </table:table-cell>
          <table:table-cell office:value-type="float" office:value="0.3" calcext:value-type="float">
            <text:p>0.3</text:p>
          </table:table-cell>
          <table:table-cell office:value-type="float" office:value="15.74066" calcext:value-type="float">
            <text:p>15.74066</text:p>
          </table:table-cell>
          <table:table-cell office:value-type="float" office:value="-3.372742" calcext:value-type="float">
            <text:p>-3.372742</text:p>
          </table:table-cell>
          <table:table-cell office:value-type="float" office:value="10.13779" calcext:value-type="float">
            <text:p>10.13779</text:p>
          </table:table-cell>
          <table:table-cell office:value-type="float" office:value="-0.9094543" calcext:value-type="float">
            <text:p>-0.9094543</text:p>
          </table:table-cell>
          <table:table-cell office:value-type="float" office:value="7.351959" calcext:value-type="float">
            <text:p>7.351959</text:p>
          </table:table-cell>
          <table:table-cell office:value-type="float" office:value="0.3327637" calcext:value-type="float">
            <text:p>0.3327637</text:p>
          </table:table-cell>
          <table:table-cell office:value-type="float" office:value="5.823059" calcext:value-type="float">
            <text:p>5.823059</text:p>
          </table:table-cell>
          <table:table-cell office:value-type="float" office:value="1.526672" calcext:value-type="float">
            <text:p>1.526672</text:p>
          </table:table-cell>
          <table:table-cell office:value-type="float" office:value="5.14563" calcext:value-type="float">
            <text:p>5.14563</text:p>
          </table:table-cell>
          <table:table-cell office:value-type="float" office:value="2.330231" calcext:value-type="float">
            <text:p>2.330231</text:p>
          </table:table-cell>
          <table:table-cell office:value-type="float" office:value="4.724945" calcext:value-type="float">
            <text:p>4.724945</text:p>
          </table:table-cell>
          <table:table-cell office:value-type="float" office:value="3.216736" calcext:value-type="float">
            <text:p>3.216736</text:p>
          </table:table-cell>
          <table:table-cell office:value-type="float" office:value="4.754242" calcext:value-type="float">
            <text:p>4.754242</text:p>
          </table:table-cell>
          <table:table-cell office:value-type="float" office:value="3.924622" calcext:value-type="float">
            <text:p>3.924622</text:p>
          </table:table-cell>
          <table:table-cell office:value-type="float" office:value="5.062347" calcext:value-type="float">
            <text:p>5.062347</text:p>
          </table:table-cell>
          <table:table-cell office:value-type="float" office:value="4.874023" calcext:value-type="float">
            <text:p>4.874023</text:p>
          </table:table-cell>
          <table:table-cell office:value-type="float" office:value="5.988953" calcext:value-type="float">
            <text:p>5.988953</text:p>
          </table:table-cell>
          <table:table-cell office:value-type="float" office:value="5.971069" calcext:value-type="float">
            <text:p>5.971069</text:p>
          </table:table-cell>
          <table:table-cell office:value-type="float" office:value="7.30072" calcext:value-type="float">
            <text:p>7.30072</text:p>
          </table:table-cell>
          <table:table-cell office:value-type="float" office:value="7.297668" calcext:value-type="float">
            <text:p>7.297668</text:p>
          </table:table-cell>
          <table:table-cell office:value-type="float" office:value="8.556885" calcext:value-type="float">
            <text:p>8.556885</text:p>
          </table:table-cell>
          <table:table-cell office:value-type="float" office:value="8.50119" calcext:value-type="float">
            <text:p>8.50119</text:p>
          </table:table-cell>
          <table:table-cell office:value-type="float" office:value="9.665039" calcext:value-type="float">
            <text:p>9.665039</text:p>
          </table:table-cell>
          <table:table-cell office:value-type="float" office:value="9.566559" calcext:value-type="float">
            <text:p>9.566559</text:p>
          </table:table-cell>
          <table:table-cell office:value-type="float" office:value="10.51923" calcext:value-type="float">
            <text:p>10.51923</text:p>
          </table:table-cell>
          <table:table-cell office:value-type="float" office:value="10.40887" calcext:value-type="float">
            <text:p>10.40887</text:p>
          </table:table-cell>
          <table:table-cell office:value-type="float" office:value="10.89578" calcext:value-type="float">
            <text:p>10.89578</text:p>
          </table:table-cell>
          <table:table-cell office:value-type="float" office:value="10.78455" calcext:value-type="float">
            <text:p>10.78455</text:p>
          </table:table-cell>
          <table:table-cell office:value-type="float" office:value="19.61069" calcext:value-type="float">
            <text:p>19.61069</text:p>
          </table:table-cell>
          <table:table-cell office:value-type="float" office:value="-6.30545" calcext:value-type="float">
            <text:p>-6.305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2" calcext:value-type="float">
            <text:p>20122002</text:p>
          </table:table-cell>
          <table:table-cell office:value-type="float" office:value="8.419416" calcext:value-type="float">
            <text:p>8.419416</text:p>
          </table:table-cell>
          <table:table-cell office:value-type="float" office:value="6.58" calcext:value-type="float">
            <text:p>6.58</text:p>
          </table:table-cell>
          <table:table-cell office:value-type="float" office:value="-6.12" calcext:value-type="float">
            <text:p>-6.12</text:p>
          </table:table-cell>
          <table:table-cell office:value-type="float" office:value="0.6931536" calcext:value-type="float">
            <text:p>0.6931536</text:p>
          </table:table-cell>
          <table:table-cell office:value-type="float" office:value="0.3438282" calcext:value-type="float">
            <text:p>0.3438282</text:p>
          </table:table-cell>
          <table:table-cell office:value-type="float" office:value="491.04" calcext:value-type="float">
            <text:p>491.04</text:p>
          </table:table-cell>
          <table:table-cell office:value-type="float" office:value="1" calcext:value-type="float">
            <text:p>1</text:p>
          </table:table-cell>
          <table:table-cell office:value-type="float" office:value="14.85513" calcext:value-type="float">
            <text:p>14.85513</text:p>
          </table:table-cell>
          <table:table-cell office:value-type="float" office:value="-4.293884" calcext:value-type="float">
            <text:p>-4.293884</text:p>
          </table:table-cell>
          <table:table-cell office:value-type="float" office:value="10.14056" calcext:value-type="float">
            <text:p>10.14056</text:p>
          </table:table-cell>
          <table:table-cell office:value-type="float" office:value="-0.8556519" calcext:value-type="float">
            <text:p>-0.8556519</text:p>
          </table:table-cell>
          <table:table-cell office:value-type="float" office:value="7.629639" calcext:value-type="float">
            <text:p>7.629639</text:p>
          </table:table-cell>
          <table:table-cell office:value-type="float" office:value="0.5144653" calcext:value-type="float">
            <text:p>0.5144653</text:p>
          </table:table-cell>
          <table:table-cell office:value-type="float" office:value="6.07019" calcext:value-type="float">
            <text:p>6.07019</text:p>
          </table:table-cell>
          <table:table-cell office:value-type="float" office:value="1.747131" calcext:value-type="float">
            <text:p>1.747131</text:p>
          </table:table-cell>
          <table:table-cell office:value-type="float" office:value="5.331573" calcext:value-type="float">
            <text:p>5.331573</text:p>
          </table:table-cell>
          <table:table-cell office:value-type="float" office:value="2.562347" calcext:value-type="float">
            <text:p>2.562347</text:p>
          </table:table-cell>
          <table:table-cell office:value-type="float" office:value="4.816223" calcext:value-type="float">
            <text:p>4.816223</text:p>
          </table:table-cell>
          <table:table-cell office:value-type="float" office:value="3.423248" calcext:value-type="float">
            <text:p>3.423248</text:p>
          </table:table-cell>
          <table:table-cell office:value-type="float" office:value="4.809814" calcext:value-type="float">
            <text:p>4.809814</text:p>
          </table:table-cell>
          <table:table-cell office:value-type="float" office:value="4.062378" calcext:value-type="float">
            <text:p>4.062378</text:p>
          </table:table-cell>
          <table:table-cell office:value-type="float" office:value="5.020447" calcext:value-type="float">
            <text:p>5.020447</text:p>
          </table:table-cell>
          <table:table-cell office:value-type="float" office:value="4.914917" calcext:value-type="float">
            <text:p>4.914917</text:p>
          </table:table-cell>
          <table:table-cell office:value-type="float" office:value="5.989075" calcext:value-type="float">
            <text:p>5.989075</text:p>
          </table:table-cell>
          <table:table-cell office:value-type="float" office:value="5.978638" calcext:value-type="float">
            <text:p>5.978638</text:p>
          </table:table-cell>
          <table:table-cell office:value-type="float" office:value="7.298706" calcext:value-type="float">
            <text:p>7.298706</text:p>
          </table:table-cell>
          <table:table-cell office:value-type="float" office:value="7.287201" calcext:value-type="float">
            <text:p>7.287201</text:p>
          </table:table-cell>
          <table:table-cell office:value-type="float" office:value="8.500641" calcext:value-type="float">
            <text:p>8.500641</text:p>
          </table:table-cell>
          <table:table-cell office:value-type="float" office:value="8.448395" calcext:value-type="float">
            <text:p>8.448395</text:p>
          </table:table-cell>
          <table:table-cell office:value-type="float" office:value="9.565582" calcext:value-type="float">
            <text:p>9.565582</text:p>
          </table:table-cell>
          <table:table-cell office:value-type="float" office:value="9.476501" calcext:value-type="float">
            <text:p>9.476501</text:p>
          </table:table-cell>
          <table:table-cell office:value-type="float" office:value="10.40768" calcext:value-type="float">
            <text:p>10.40768</text:p>
          </table:table-cell>
          <table:table-cell office:value-type="float" office:value="10.29785" calcext:value-type="float">
            <text:p>10.29785</text:p>
          </table:table-cell>
          <table:table-cell office:value-type="float" office:value="10.78342" calcext:value-type="float">
            <text:p>10.78342</text:p>
          </table:table-cell>
          <table:table-cell office:value-type="float" office:value="10.67401" calcext:value-type="float">
            <text:p>10.67401</text:p>
          </table:table-cell>
          <table:table-cell office:value-type="float" office:value="17.9256" calcext:value-type="float">
            <text:p>17.9256</text:p>
          </table:table-cell>
          <table:table-cell office:value-type="float" office:value="-8.649963" calcext:value-type="float">
            <text:p>-8.6499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2" calcext:value-type="float">
            <text:p>21122002</text:p>
          </table:table-cell>
          <table:table-cell office:value-type="float" office:value="6.768543" calcext:value-type="float">
            <text:p>6.768543</text:p>
          </table:table-cell>
          <table:table-cell office:value-type="float" office:value="0.28" calcext:value-type="float">
            <text:p>0.28</text:p>
          </table:table-cell>
          <table:table-cell office:value-type="float" office:value="-10.15" calcext:value-type="float">
            <text:p>-10.15</text:p>
          </table:table-cell>
          <table:table-cell office:value-type="float" office:value="0.5500285" calcext:value-type="float">
            <text:p>0.5500285</text:p>
          </table:table-cell>
          <table:table-cell office:value-type="float" office:value="0.2527917" calcext:value-type="float">
            <text:p>0.2527917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6.194611" calcext:value-type="float">
            <text:p>6.194611</text:p>
          </table:table-cell>
          <table:table-cell office:value-type="float" office:value="-7.183868" calcext:value-type="float">
            <text:p>-7.183868</text:p>
          </table:table-cell>
          <table:table-cell office:value-type="float" office:value="1.911652" calcext:value-type="float">
            <text:p>1.911652</text:p>
          </table:table-cell>
          <table:table-cell office:value-type="float" office:value="-2.52002" calcext:value-type="float">
            <text:p>-2.52002</text:p>
          </table:table-cell>
          <table:table-cell office:value-type="float" office:value="1.483124" calcext:value-type="float">
            <text:p>1.483124</text:p>
          </table:table-cell>
          <table:table-cell office:value-type="float" office:value="-0.3101196" calcext:value-type="float">
            <text:p>-0.3101196</text:p>
          </table:table-cell>
          <table:table-cell office:value-type="float" office:value="2.766113" calcext:value-type="float">
            <text:p>2.766113</text:p>
          </table:table-cell>
          <table:table-cell office:value-type="float" office:value="0.8329163" calcext:value-type="float">
            <text:p>0.8329163</text:p>
          </table:table-cell>
          <table:table-cell office:value-type="float" office:value="3.618774" calcext:value-type="float">
            <text:p>3.618774</text:p>
          </table:table-cell>
          <table:table-cell office:value-type="float" office:value="1.622192" calcext:value-type="float">
            <text:p>1.622192</text:p>
          </table:table-cell>
          <table:table-cell office:value-type="float" office:value="4.425232" calcext:value-type="float">
            <text:p>4.425232</text:p>
          </table:table-cell>
          <table:table-cell office:value-type="float" office:value="2.553589" calcext:value-type="float">
            <text:p>2.553589</text:p>
          </table:table-cell>
          <table:table-cell office:value-type="float" office:value="4.748993" calcext:value-type="float">
            <text:p>4.748993</text:p>
          </table:table-cell>
          <table:table-cell office:value-type="float" office:value="3.39679" calcext:value-type="float">
            <text:p>3.39679</text:p>
          </table:table-cell>
          <table:table-cell office:value-type="float" office:value="5.043182" calcext:value-type="float">
            <text:p>5.043182</text:p>
          </table:table-cell>
          <table:table-cell office:value-type="float" office:value="4.598022" calcext:value-type="float">
            <text:p>4.598022</text:p>
          </table:table-cell>
          <table:table-cell office:value-type="float" office:value="5.994568" calcext:value-type="float">
            <text:p>5.994568</text:p>
          </table:table-cell>
          <table:table-cell office:value-type="float" office:value="5.942932" calcext:value-type="float">
            <text:p>5.942932</text:p>
          </table:table-cell>
          <table:table-cell office:value-type="float" office:value="7.287018" calcext:value-type="float">
            <text:p>7.287018</text:p>
          </table:table-cell>
          <table:table-cell office:value-type="float" office:value="7.26767" calcext:value-type="float">
            <text:p>7.26767</text:p>
          </table:table-cell>
          <table:table-cell office:value-type="float" office:value="8.447876" calcext:value-type="float">
            <text:p>8.447876</text:p>
          </table:table-cell>
          <table:table-cell office:value-type="float" office:value="8.396423" calcext:value-type="float">
            <text:p>8.396423</text:p>
          </table:table-cell>
          <table:table-cell office:value-type="float" office:value="9.475616" calcext:value-type="float">
            <text:p>9.475616</text:p>
          </table:table-cell>
          <table:table-cell office:value-type="float" office:value="9.390869" calcext:value-type="float">
            <text:p>9.390869</text:p>
          </table:table-cell>
          <table:table-cell office:value-type="float" office:value="10.29672" calcext:value-type="float">
            <text:p>10.29672</text:p>
          </table:table-cell>
          <table:table-cell office:value-type="float" office:value="10.19235" calcext:value-type="float">
            <text:p>10.19235</text:p>
          </table:table-cell>
          <table:table-cell office:value-type="float" office:value="10.67288" calcext:value-type="float">
            <text:p>10.67288</text:p>
          </table:table-cell>
          <table:table-cell office:value-type="float" office:value="10.56628" calcext:value-type="float">
            <text:p>10.56628</text:p>
          </table:table-cell>
          <table:table-cell office:value-type="float" office:value="9.208557" calcext:value-type="float">
            <text:p>9.208557</text:p>
          </table:table-cell>
          <table:table-cell office:value-type="float" office:value="-12.44168" calcext:value-type="float">
            <text:p>-12.441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2" calcext:value-type="float">
            <text:p>22122002</text:p>
          </table:table-cell>
          <table:table-cell office:value-type="float" office:value="8.454453" calcext:value-type="float">
            <text:p>8.454453</text:p>
          </table:table-cell>
          <table:table-cell office:value-type="float" office:value="2.33" calcext:value-type="float">
            <text:p>2.33</text:p>
          </table:table-cell>
          <table:table-cell office:value-type="float" office:value="-10.2" calcext:value-type="float">
            <text:p>-10.2</text:p>
          </table:table-cell>
          <table:table-cell office:value-type="float" office:value="0.6364109" calcext:value-type="float">
            <text:p>0.6364109</text:p>
          </table:table-cell>
          <table:table-cell office:value-type="float" office:value="0.2518134" calcext:value-type="float">
            <text:p>0.2518134</text:p>
          </table:table-cell>
          <table:table-cell office:value-type="float" office:value="297.756" calcext:value-type="float">
            <text:p>297.756</text:p>
          </table:table-cell>
          <table:table-cell office:value-type="float" office:value="0" calcext:value-type="float">
            <text:p>0</text:p>
          </table:table-cell>
          <table:table-cell office:value-type="float" office:value="8.873627" calcext:value-type="float">
            <text:p>8.873627</text:p>
          </table:table-cell>
          <table:table-cell office:value-type="float" office:value="-7.54422" calcext:value-type="float">
            <text:p>-7.54422</text:p>
          </table:table-cell>
          <table:table-cell office:value-type="float" office:value="3.365082" calcext:value-type="float">
            <text:p>3.365082</text:p>
          </table:table-cell>
          <table:table-cell office:value-type="float" office:value="-3.298431" calcext:value-type="float">
            <text:p>-3.298431</text:p>
          </table:table-cell>
          <table:table-cell office:value-type="float" office:value="0.3864441" calcext:value-type="float">
            <text:p>0.3864441</text:p>
          </table:table-cell>
          <table:table-cell office:value-type="float" office:value="-0.5733032" calcext:value-type="float">
            <text:p>-0.5733032</text:p>
          </table:table-cell>
          <table:table-cell office:value-type="float" office:value="0.9003906" calcext:value-type="float">
            <text:p>0.9003906</text:p>
          </table:table-cell>
          <table:table-cell office:value-type="float" office:value="0.4313965" calcext:value-type="float">
            <text:p>0.4313965</text:p>
          </table:table-cell>
          <table:table-cell office:value-type="float" office:value="1.605927" calcext:value-type="float">
            <text:p>1.605927</text:p>
          </table:table-cell>
          <table:table-cell office:value-type="float" office:value="1.163971" calcext:value-type="float">
            <text:p>1.163971</text:p>
          </table:table-cell>
          <table:table-cell office:value-type="float" office:value="2.539368" calcext:value-type="float">
            <text:p>2.539368</text:p>
          </table:table-cell>
          <table:table-cell office:value-type="float" office:value="1.952148" calcext:value-type="float">
            <text:p>1.952148</text:p>
          </table:table-cell>
          <table:table-cell office:value-type="float" office:value="3.386932" calcext:value-type="float">
            <text:p>3.386932</text:p>
          </table:table-cell>
          <table:table-cell office:value-type="float" office:value="2.778534" calcext:value-type="float">
            <text:p>2.778534</text:p>
          </table:table-cell>
          <table:table-cell office:value-type="float" office:value="4.592285" calcext:value-type="float">
            <text:p>4.592285</text:p>
          </table:table-cell>
          <table:table-cell office:value-type="float" office:value="4.05426" calcext:value-type="float">
            <text:p>4.05426</text:p>
          </table:table-cell>
          <table:table-cell office:value-type="float" office:value="5.941406" calcext:value-type="float">
            <text:p>5.941406</text:p>
          </table:table-cell>
          <table:table-cell office:value-type="float" office:value="5.733032" calcext:value-type="float">
            <text:p>5.733032</text:p>
          </table:table-cell>
          <table:table-cell office:value-type="float" office:value="7.267334" calcext:value-type="float">
            <text:p>7.267334</text:p>
          </table:table-cell>
          <table:table-cell office:value-type="float" office:value="7.213104" calcext:value-type="float">
            <text:p>7.213104</text:p>
          </table:table-cell>
          <table:table-cell office:value-type="float" office:value="8.395874" calcext:value-type="float">
            <text:p>8.395874</text:p>
          </table:table-cell>
          <table:table-cell office:value-type="float" office:value="8.338989" calcext:value-type="float">
            <text:p>8.338989</text:p>
          </table:table-cell>
          <table:table-cell office:value-type="float" office:value="9.390015" calcext:value-type="float">
            <text:p>9.390015</text:p>
          </table:table-cell>
          <table:table-cell office:value-type="float" office:value="9.308502" calcext:value-type="float">
            <text:p>9.308502</text:p>
          </table:table-cell>
          <table:table-cell office:value-type="float" office:value="10.19128" calcext:value-type="float">
            <text:p>10.19128</text:p>
          </table:table-cell>
          <table:table-cell office:value-type="float" office:value="10.09137" calcext:value-type="float">
            <text:p>10.09137</text:p>
          </table:table-cell>
          <table:table-cell office:value-type="float" office:value="10.56519" calcext:value-type="float">
            <text:p>10.56519</text:p>
          </table:table-cell>
          <table:table-cell office:value-type="float" office:value="10.46198" calcext:value-type="float">
            <text:p>10.46198</text:p>
          </table:table-cell>
          <table:table-cell office:value-type="float" office:value="13.25522" calcext:value-type="float">
            <text:p>13.25522</text:p>
          </table:table-cell>
          <table:table-cell office:value-type="float" office:value="-12.84586" calcext:value-type="float">
            <text:p>-12.845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2" calcext:value-type="float">
            <text:p>23122002</text:p>
          </table:table-cell>
          <table:table-cell office:value-type="float" office:value="5.292717" calcext:value-type="float">
            <text:p>5.292717</text:p>
          </table:table-cell>
          <table:table-cell office:value-type="float" office:value="-2.35" calcext:value-type="float">
            <text:p>-2.35</text:p>
          </table:table-cell>
          <table:table-cell office:value-type="float" office:value="-9.19" calcext:value-type="float">
            <text:p>-9.19</text:p>
          </table:table-cell>
          <table:table-cell office:value-type="float" office:value="0.4546768" calcext:value-type="float">
            <text:p>0.4546768</text:p>
          </table:table-cell>
          <table:table-cell office:value-type="float" office:value="0.2722407" calcext:value-type="float">
            <text:p>0.2722407</text:p>
          </table:table-cell>
          <table:table-cell office:value-type="float" office:value="270.612" calcext:value-type="float">
            <text:p>270.612</text:p>
          </table:table-cell>
          <table:table-cell office:value-type="float" office:value="0" calcext:value-type="float">
            <text:p>0</text:p>
          </table:table-cell>
          <table:table-cell office:value-type="float" office:value="3.141479" calcext:value-type="float">
            <text:p>3.141479</text:p>
          </table:table-cell>
          <table:table-cell office:value-type="float" office:value="-7.572998" calcext:value-type="float">
            <text:p>-7.572998</text:p>
          </table:table-cell>
          <table:table-cell office:value-type="float" office:value="-0.4960327" calcext:value-type="float">
            <text:p>-0.4960327</text:p>
          </table:table-cell>
          <table:table-cell office:value-type="float" office:value="-3.343719" calcext:value-type="float">
            <text:p>-3.343719</text:p>
          </table:table-cell>
          <table:table-cell office:value-type="float" office:value="-0.2972412" calcext:value-type="float">
            <text:p>-0.2972412</text:p>
          </table:table-cell>
          <table:table-cell office:value-type="float" office:value="-0.6620178" calcext:value-type="float">
            <text:p>-0.6620178</text:p>
          </table:table-cell>
          <table:table-cell office:value-type="float" office:value="0.5114746" calcext:value-type="float">
            <text:p>0.5114746</text:p>
          </table:table-cell>
          <table:table-cell office:value-type="float" office:value="0.1690674" calcext:value-type="float">
            <text:p>0.1690674</text:p>
          </table:table-cell>
          <table:table-cell office:value-type="float" office:value="1.157471" calcext:value-type="float">
            <text:p>1.157471</text:p>
          </table:table-cell>
          <table:table-cell office:value-type="float" office:value="0.7972412" calcext:value-type="float">
            <text:p>0.7972412</text:p>
          </table:table-cell>
          <table:table-cell office:value-type="float" office:value="1.946777" calcext:value-type="float">
            <text:p>1.946777</text:p>
          </table:table-cell>
          <table:table-cell office:value-type="float" office:value="1.564606" calcext:value-type="float">
            <text:p>1.564606</text:p>
          </table:table-cell>
          <table:table-cell office:value-type="float" office:value="2.773834" calcext:value-type="float">
            <text:p>2.773834</text:p>
          </table:table-cell>
          <table:table-cell office:value-type="float" office:value="2.381287" calcext:value-type="float">
            <text:p>2.381287</text:p>
          </table:table-cell>
          <table:table-cell office:value-type="float" office:value="4.049896" calcext:value-type="float">
            <text:p>4.049896</text:p>
          </table:table-cell>
          <table:table-cell office:value-type="float" office:value="3.660767" calcext:value-type="float">
            <text:p>3.660767</text:p>
          </table:table-cell>
          <table:table-cell office:value-type="float" office:value="5.730469" calcext:value-type="float">
            <text:p>5.730469</text:p>
          </table:table-cell>
          <table:table-cell office:value-type="float" office:value="5.478943" calcext:value-type="float">
            <text:p>5.478943</text:p>
          </table:table-cell>
          <table:table-cell office:value-type="float" office:value="7.21228" calcext:value-type="float">
            <text:p>7.21228</text:p>
          </table:table-cell>
          <table:table-cell office:value-type="float" office:value="7.115265" calcext:value-type="float">
            <text:p>7.115265</text:p>
          </table:table-cell>
          <table:table-cell office:value-type="float" office:value="8.338348" calcext:value-type="float">
            <text:p>8.338348</text:p>
          </table:table-cell>
          <table:table-cell office:value-type="float" office:value="8.267914" calcext:value-type="float">
            <text:p>8.267914</text:p>
          </table:table-cell>
          <table:table-cell office:value-type="float" office:value="9.307678" calcext:value-type="float">
            <text:p>9.307678</text:p>
          </table:table-cell>
          <table:table-cell office:value-type="float" office:value="9.226685" calcext:value-type="float">
            <text:p>9.226685</text:p>
          </table:table-cell>
          <table:table-cell office:value-type="float" office:value="10.09033" calcext:value-type="float">
            <text:p>10.09033</text:p>
          </table:table-cell>
          <table:table-cell office:value-type="float" office:value="9.993866" calcext:value-type="float">
            <text:p>9.993866</text:p>
          </table:table-cell>
          <table:table-cell office:value-type="float" office:value="10.46088" calcext:value-type="float">
            <text:p>10.46088</text:p>
          </table:table-cell>
          <table:table-cell office:value-type="float" office:value="10.36087" calcext:value-type="float">
            <text:p>10.36087</text:p>
          </table:table-cell>
          <table:table-cell office:value-type="float" office:value="4.407166" calcext:value-type="float">
            <text:p>4.407166</text:p>
          </table:table-cell>
          <table:table-cell office:value-type="float" office:value="-12.45255" calcext:value-type="float">
            <text:p>-12.452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2" calcext:value-type="float">
            <text:p>24122002</text:p>
          </table:table-cell>
          <table:table-cell office:value-type="float" office:value="7.594648" calcext:value-type="float">
            <text:p>7.594648</text:p>
          </table:table-cell>
          <table:table-cell office:value-type="float" office:value="-3.23" calcext:value-type="float">
            <text:p>-3.23</text:p>
          </table:table-cell>
          <table:table-cell office:value-type="float" office:value="-11.7" calcext:value-type="float">
            <text:p>-11.7</text:p>
          </table:table-cell>
          <table:table-cell office:value-type="float" office:value="0.4262631" calcext:value-type="float">
            <text:p>0.4262631</text:p>
          </table:table-cell>
          <table:table-cell office:value-type="float" office:value="0.2240212" calcext:value-type="float">
            <text:p>0.2240212</text:p>
          </table:table-cell>
          <table:table-cell office:value-type="float" office:value="302.4" calcext:value-type="float">
            <text:p>302.4</text:p>
          </table:table-cell>
          <table:table-cell office:value-type="float" office:value="0" calcext:value-type="float">
            <text:p>0</text:p>
          </table:table-cell>
          <table:table-cell office:value-type="float" office:value="6.189606" calcext:value-type="float">
            <text:p>6.189606</text:p>
          </table:table-cell>
          <table:table-cell office:value-type="float" office:value="-8.932617" calcext:value-type="float">
            <text:p>-8.932617</text:p>
          </table:table-cell>
          <table:table-cell office:value-type="float" office:value="-0.1980286" calcext:value-type="float">
            <text:p>-0.1980286</text:p>
          </table:table-cell>
          <table:table-cell office:value-type="float" office:value="-3.744293" calcext:value-type="float">
            <text:p>-3.744293</text:p>
          </table:table-cell>
          <table:table-cell office:value-type="float" office:value="-0.6554565" calcext:value-type="float">
            <text:p>-0.6554565</text:p>
          </table:table-cell>
          <table:table-cell office:value-type="float" office:value="-1.324097" calcext:value-type="float">
            <text:p>-1.324097</text:p>
          </table:table-cell>
          <table:table-cell office:value-type="float" office:value="0.1609802" calcext:value-type="float">
            <text:p>0.1609802</text:p>
          </table:table-cell>
          <table:table-cell office:value-type="float" office:value="-0.1813049" calcext:value-type="float">
            <text:p>-0.1813049</text:p>
          </table:table-cell>
          <table:table-cell office:value-type="float" office:value="0.7908936" calcext:value-type="float">
            <text:p>0.7908936</text:p>
          </table:table-cell>
          <table:table-cell office:value-type="float" office:value="0.4260254" calcext:value-type="float">
            <text:p>0.4260254</text:p>
          </table:table-cell>
          <table:table-cell office:value-type="float" office:value="1.56012" calcext:value-type="float">
            <text:p>1.56012</text:p>
          </table:table-cell>
          <table:table-cell office:value-type="float" office:value="1.179199" calcext:value-type="float">
            <text:p>1.179199</text:p>
          </table:table-cell>
          <table:table-cell office:value-type="float" office:value="2.377563" calcext:value-type="float">
            <text:p>2.377563</text:p>
          </table:table-cell>
          <table:table-cell office:value-type="float" office:value="2.005005" calcext:value-type="float">
            <text:p>2.005005</text:p>
          </table:table-cell>
          <table:table-cell office:value-type="float" office:value="3.657288" calcext:value-type="float">
            <text:p>3.657288</text:p>
          </table:table-cell>
          <table:table-cell office:value-type="float" office:value="3.315521" calcext:value-type="float">
            <text:p>3.315521</text:p>
          </table:table-cell>
          <table:table-cell office:value-type="float" office:value="5.476288" calcext:value-type="float">
            <text:p>5.476288</text:p>
          </table:table-cell>
          <table:table-cell office:value-type="float" office:value="5.225647" calcext:value-type="float">
            <text:p>5.225647</text:p>
          </table:table-cell>
          <table:table-cell office:value-type="float" office:value="7.114044" calcext:value-type="float">
            <text:p>7.114044</text:p>
          </table:table-cell>
          <table:table-cell office:value-type="float" office:value="6.987457" calcext:value-type="float">
            <text:p>6.987457</text:p>
          </table:table-cell>
          <table:table-cell office:value-type="float" office:value="8.26709" calcext:value-type="float">
            <text:p>8.26709</text:p>
          </table:table-cell>
          <table:table-cell office:value-type="float" office:value="8.180267" calcext:value-type="float">
            <text:p>8.180267</text:p>
          </table:table-cell>
          <table:table-cell office:value-type="float" office:value="9.2258" calcext:value-type="float">
            <text:p>9.2258</text:p>
          </table:table-cell>
          <table:table-cell office:value-type="float" office:value="9.142303" calcext:value-type="float">
            <text:p>9.142303</text:p>
          </table:table-cell>
          <table:table-cell office:value-type="float" office:value="9.99292" calcext:value-type="float">
            <text:p>9.99292</text:p>
          </table:table-cell>
          <table:table-cell office:value-type="float" office:value="9.899017" calcext:value-type="float">
            <text:p>9.899017</text:p>
          </table:table-cell>
          <table:table-cell office:value-type="float" office:value="10.35983" calcext:value-type="float">
            <text:p>10.35983</text:p>
          </table:table-cell>
          <table:table-cell office:value-type="float" office:value="10.26312" calcext:value-type="float">
            <text:p>10.26312</text:p>
          </table:table-cell>
          <table:table-cell office:value-type="float" office:value="8.363312" calcext:value-type="float">
            <text:p>8.363312</text:p>
          </table:table-cell>
          <table:table-cell office:value-type="float" office:value="-14.4975" calcext:value-type="float">
            <text:p>-14.49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2" calcext:value-type="float">
            <text:p>25122002</text:p>
          </table:table-cell>
          <table:table-cell office:value-type="float" office:value="7.699863" calcext:value-type="float">
            <text:p>7.699863</text:p>
          </table:table-cell>
          <table:table-cell office:value-type="float" office:value="2.27" calcext:value-type="float">
            <text:p>2.27</text:p>
          </table:table-cell>
          <table:table-cell office:value-type="float" office:value="-10.14" calcext:value-type="float">
            <text:p>-10.14</text:p>
          </table:table-cell>
          <table:table-cell office:value-type="float" office:value="0.6261551" calcext:value-type="float">
            <text:p>0.6261551</text:p>
          </table:table-cell>
          <table:table-cell office:value-type="float" office:value="0.252987" calcext:value-type="float">
            <text:p>0.252987</text:p>
          </table:table-cell>
          <table:table-cell office:value-type="float" office:value="188.028" calcext:value-type="float">
            <text:p>188.028</text:p>
          </table:table-cell>
          <table:table-cell office:value-type="float" office:value="0" calcext:value-type="float">
            <text:p>0</text:p>
          </table:table-cell>
          <table:table-cell office:value-type="float" office:value="7.634949" calcext:value-type="float">
            <text:p>7.634949</text:p>
          </table:table-cell>
          <table:table-cell office:value-type="float" office:value="-8.898804" calcext:value-type="float">
            <text:p>-8.898804</text:p>
          </table:table-cell>
          <table:table-cell office:value-type="float" office:value="-0.05731201" calcext:value-type="float">
            <text:p>-0.05731201</text:p>
          </table:table-cell>
          <table:table-cell office:value-type="float" office:value="-4.739349" calcext:value-type="float">
            <text:p>-4.739349</text:p>
          </table:table-cell>
          <table:table-cell office:value-type="float" office:value="-0.9364014" calcext:value-type="float">
            <text:p>-0.9364014</text:p>
          </table:table-cell>
          <table:table-cell office:value-type="float" office:value="-2.193848" calcext:value-type="float">
            <text:p>-2.193848</text:p>
          </table:table-cell>
          <table:table-cell office:value-type="float" office:value="-0.1855164" calcext:value-type="float">
            <text:p>-0.1855164</text:p>
          </table:table-cell>
          <table:table-cell office:value-type="float" office:value="-0.3504028" calcext:value-type="float">
            <text:p>-0.3504028</text:p>
          </table:table-cell>
          <table:table-cell office:value-type="float" office:value="0.4224243" calcext:value-type="float">
            <text:p>0.4224243</text:p>
          </table:table-cell>
          <table:table-cell office:value-type="float" office:value="0.2600098" calcext:value-type="float">
            <text:p>0.2600098</text:p>
          </table:table-cell>
          <table:table-cell office:value-type="float" office:value="1.176239" calcext:value-type="float">
            <text:p>1.176239</text:p>
          </table:table-cell>
          <table:table-cell office:value-type="float" office:value="0.9841919" calcext:value-type="float">
            <text:p>0.9841919</text:p>
          </table:table-cell>
          <table:table-cell office:value-type="float" office:value="2.002075" calcext:value-type="float">
            <text:p>2.002075</text:p>
          </table:table-cell>
          <table:table-cell office:value-type="float" office:value="1.767303" calcext:value-type="float">
            <text:p>1.767303</text:p>
          </table:table-cell>
          <table:table-cell office:value-type="float" office:value="3.312225" calcext:value-type="float">
            <text:p>3.312225</text:p>
          </table:table-cell>
          <table:table-cell office:value-type="float" office:value="3.030426" calcext:value-type="float">
            <text:p>3.030426</text:p>
          </table:table-cell>
          <table:table-cell office:value-type="float" office:value="5.222992" calcext:value-type="float">
            <text:p>5.222992</text:p>
          </table:table-cell>
          <table:table-cell office:value-type="float" office:value="4.98114" calcext:value-type="float">
            <text:p>4.98114</text:p>
          </table:table-cell>
          <table:table-cell office:value-type="float" office:value="6.985962" calcext:value-type="float">
            <text:p>6.985962</text:p>
          </table:table-cell>
          <table:table-cell office:value-type="float" office:value="6.840271" calcext:value-type="float">
            <text:p>6.840271</text:p>
          </table:table-cell>
          <table:table-cell office:value-type="float" office:value="8.179291" calcext:value-type="float">
            <text:p>8.179291</text:p>
          </table:table-cell>
          <table:table-cell office:value-type="float" office:value="8.07724" calcext:value-type="float">
            <text:p>8.07724</text:p>
          </table:table-cell>
          <table:table-cell office:value-type="float" office:value="9.141388" calcext:value-type="float">
            <text:p>9.141388</text:p>
          </table:table-cell>
          <table:table-cell office:value-type="float" office:value="9.052887" calcext:value-type="float">
            <text:p>9.052887</text:p>
          </table:table-cell>
          <table:table-cell office:value-type="float" office:value="9.898041" calcext:value-type="float">
            <text:p>9.898041</text:p>
          </table:table-cell>
          <table:table-cell office:value-type="float" office:value="9.805237" calcext:value-type="float">
            <text:p>9.805237</text:p>
          </table:table-cell>
          <table:table-cell office:value-type="float" office:value="10.26212" calcext:value-type="float">
            <text:p>10.26212</text:p>
          </table:table-cell>
          <table:table-cell office:value-type="float" office:value="10.16809" calcext:value-type="float">
            <text:p>10.16809</text:p>
          </table:table-cell>
          <table:table-cell office:value-type="float" office:value="11.64594" calcext:value-type="float">
            <text:p>11.64594</text:p>
          </table:table-cell>
          <table:table-cell office:value-type="float" office:value="-14.18997" calcext:value-type="float">
            <text:p>-14.189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2" calcext:value-type="float">
            <text:p>26122002</text:p>
          </table:table-cell>
          <table:table-cell office:value-type="float" office:value="7.80652" calcext:value-type="float">
            <text:p>7.80652</text:p>
          </table:table-cell>
          <table:table-cell office:value-type="float" office:value="7.02" calcext:value-type="float">
            <text:p>7.02</text:p>
          </table:table-cell>
          <table:table-cell office:value-type="float" office:value="-11.68" calcext:value-type="float">
            <text:p>-11.68</text:p>
          </table:table-cell>
          <table:table-cell office:value-type="float" office:value="0.7107782" calcext:value-type="float">
            <text:p>0.7107782</text:p>
          </table:table-cell>
          <table:table-cell office:value-type="float" office:value="0.2243729" calcext:value-type="float">
            <text:p>0.2243729</text:p>
          </table:table-cell>
          <table:table-cell office:value-type="float" office:value="232.884" calcext:value-type="float">
            <text:p>232.884</text:p>
          </table:table-cell>
          <table:table-cell office:value-type="float" office:value="0" calcext:value-type="float">
            <text:p>0</text:p>
          </table:table-cell>
          <table:table-cell office:value-type="float" office:value="10.79916" calcext:value-type="float">
            <text:p>10.79916</text:p>
          </table:table-cell>
          <table:table-cell office:value-type="float" office:value="-9.859894" calcext:value-type="float">
            <text:p>-9.859894</text:p>
          </table:table-cell>
          <table:table-cell office:value-type="float" office:value="3.029266" calcext:value-type="float">
            <text:p>3.029266</text:p>
          </table:table-cell>
          <table:table-cell office:value-type="float" office:value="-5.072968" calcext:value-type="float">
            <text:p>-5.072968</text:p>
          </table:table-cell>
          <table:table-cell office:value-type="float" office:value="-0.3638916" calcext:value-type="float">
            <text:p>-0.3638916</text:p>
          </table:table-cell>
          <table:table-cell office:value-type="float" office:value="-2.299408" calcext:value-type="float">
            <text:p>-2.299408</text:p>
          </table:table-cell>
          <table:table-cell office:value-type="float" office:value="-0.2410583" calcext:value-type="float">
            <text:p>-0.2410583</text:p>
          </table:table-cell>
          <table:table-cell office:value-type="float" office:value="-0.4727173" calcext:value-type="float">
            <text:p>-0.4727173</text:p>
          </table:table-cell>
          <table:table-cell office:value-type="float" office:value="0.2819214" calcext:value-type="float">
            <text:p>0.2819214</text:p>
          </table:table-cell>
          <table:table-cell office:value-type="float" office:value="0.1111755" calcext:value-type="float">
            <text:p>0.1111755</text:p>
          </table:table-cell>
          <table:table-cell office:value-type="float" office:value="0.9824219" calcext:value-type="float">
            <text:p>0.9824219</text:p>
          </table:table-cell>
          <table:table-cell office:value-type="float" office:value="0.8369141" calcext:value-type="float">
            <text:p>0.8369141</text:p>
          </table:table-cell>
          <table:table-cell office:value-type="float" office:value="1.765533" calcext:value-type="float">
            <text:p>1.765533</text:p>
          </table:table-cell>
          <table:table-cell office:value-type="float" office:value="1.6008" calcext:value-type="float">
            <text:p>1.6008</text:p>
          </table:table-cell>
          <table:table-cell office:value-type="float" office:value="3.028015" calcext:value-type="float">
            <text:p>3.028015</text:p>
          </table:table-cell>
          <table:table-cell office:value-type="float" office:value="2.812042" calcext:value-type="float">
            <text:p>2.812042</text:p>
          </table:table-cell>
          <table:table-cell office:value-type="float" office:value="4.978699" calcext:value-type="float">
            <text:p>4.978699</text:p>
          </table:table-cell>
          <table:table-cell office:value-type="float" office:value="4.759247" calcext:value-type="float">
            <text:p>4.759247</text:p>
          </table:table-cell>
          <table:table-cell office:value-type="float" office:value="6.838654" calcext:value-type="float">
            <text:p>6.838654</text:p>
          </table:table-cell>
          <table:table-cell office:value-type="float" office:value="6.682861" calcext:value-type="float">
            <text:p>6.682861</text:p>
          </table:table-cell>
          <table:table-cell office:value-type="float" office:value="8.076111" calcext:value-type="float">
            <text:p>8.076111</text:p>
          </table:table-cell>
          <table:table-cell office:value-type="float" office:value="7.96283" calcext:value-type="float">
            <text:p>7.96283</text:p>
          </table:table-cell>
          <table:table-cell office:value-type="float" office:value="9.05188" calcext:value-type="float">
            <text:p>9.05188</text:p>
          </table:table-cell>
          <table:table-cell office:value-type="float" office:value="8.957947" calcext:value-type="float">
            <text:p>8.957947</text:p>
          </table:table-cell>
          <table:table-cell office:value-type="float" office:value="9.804291" calcext:value-type="float">
            <text:p>9.804291</text:p>
          </table:table-cell>
          <table:table-cell office:value-type="float" office:value="9.711823" calcext:value-type="float">
            <text:p>9.711823</text:p>
          </table:table-cell>
          <table:table-cell office:value-type="float" office:value="10.16714" calcext:value-type="float">
            <text:p>10.16714</text:p>
          </table:table-cell>
          <table:table-cell office:value-type="float" office:value="10.0751" calcext:value-type="float">
            <text:p>10.0751</text:p>
          </table:table-cell>
          <table:table-cell office:value-type="float" office:value="20.46408" calcext:value-type="float">
            <text:p>20.46408</text:p>
          </table:table-cell>
          <table:table-cell office:value-type="float" office:value="-14.66669" calcext:value-type="float">
            <text:p>-14.666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2" calcext:value-type="float">
            <text:p>27122002</text:p>
          </table:table-cell>
          <table:table-cell office:value-type="float" office:value="8.304977" calcext:value-type="float">
            <text:p>8.304977</text:p>
          </table:table-cell>
          <table:table-cell office:value-type="float" office:value="6.61" calcext:value-type="float">
            <text:p>6.61</text:p>
          </table:table-cell>
          <table:table-cell office:value-type="float" office:value="-6.3" calcext:value-type="float">
            <text:p>-6.3</text:p>
          </table:table-cell>
          <table:table-cell office:value-type="float" office:value="0.7112101" calcext:value-type="float">
            <text:p>0.7112101</text:p>
          </table:table-cell>
          <table:table-cell office:value-type="float" office:value="0.3392044" calcext:value-type="float">
            <text:p>0.3392044</text:p>
          </table:table-cell>
          <table:table-cell office:value-type="float" office:value="222.624" calcext:value-type="float">
            <text:p>222.624</text:p>
          </table:table-cell>
          <table:table-cell office:value-type="float" office:value="0" calcext:value-type="float">
            <text:p>0</text:p>
          </table:table-cell>
          <table:table-cell office:value-type="float" office:value="11.66675" calcext:value-type="float">
            <text:p>11.66675</text:p>
          </table:table-cell>
          <table:table-cell office:value-type="float" office:value="-6.580383" calcext:value-type="float">
            <text:p>-6.580383</text:p>
          </table:table-cell>
          <table:table-cell office:value-type="float" office:value="4.507202" calcext:value-type="float">
            <text:p>4.507202</text:p>
          </table:table-cell>
          <table:table-cell office:value-type="float" office:value="-3.05249" calcext:value-type="float">
            <text:p>-3.05249</text:p>
          </table:table-cell>
          <table:table-cell office:value-type="float" office:value="0.1390991" calcext:value-type="float">
            <text:p>0.1390991</text:p>
          </table:table-cell>
          <table:table-cell office:value-type="float" office:value="-1.270355" calcext:value-type="float">
            <text:p>-1.270355</text:p>
          </table:table-cell>
          <table:table-cell office:value-type="float" office:value="-0.1453857" calcext:value-type="float">
            <text:p>-0.1453857</text:p>
          </table:table-cell>
          <table:table-cell office:value-type="float" office:value="-0.3537598" calcext:value-type="float">
            <text:p>-0.3537598</text:p>
          </table:table-cell>
          <table:table-cell office:value-type="float" office:value="0.2824707" calcext:value-type="float">
            <text:p>0.2824707</text:p>
          </table:table-cell>
          <table:table-cell office:value-type="float" office:value="0.1581726" calcext:value-type="float">
            <text:p>0.1581726</text:p>
          </table:table-cell>
          <table:table-cell office:value-type="float" office:value="0.8595581" calcext:value-type="float">
            <text:p>0.8595581</text:p>
          </table:table-cell>
          <table:table-cell office:value-type="float" office:value="0.8103027" calcext:value-type="float">
            <text:p>0.8103027</text:p>
          </table:table-cell>
          <table:table-cell office:value-type="float" office:value="1.599823" calcext:value-type="float">
            <text:p>1.599823</text:p>
          </table:table-cell>
          <table:table-cell office:value-type="float" office:value="1.536896" calcext:value-type="float">
            <text:p>1.536896</text:p>
          </table:table-cell>
          <table:table-cell office:value-type="float" office:value="2.810242" calcext:value-type="float">
            <text:p>2.810242</text:p>
          </table:table-cell>
          <table:table-cell office:value-type="float" office:value="2.668976" calcext:value-type="float">
            <text:p>2.668976</text:p>
          </table:table-cell>
          <table:table-cell office:value-type="float" office:value="4.75708" calcext:value-type="float">
            <text:p>4.75708</text:p>
          </table:table-cell>
          <table:table-cell office:value-type="float" office:value="4.567841" calcext:value-type="float">
            <text:p>4.567841</text:p>
          </table:table-cell>
          <table:table-cell office:value-type="float" office:value="6.681213" calcext:value-type="float">
            <text:p>6.681213</text:p>
          </table:table-cell>
          <table:table-cell office:value-type="float" office:value="6.524078" calcext:value-type="float">
            <text:p>6.524078</text:p>
          </table:table-cell>
          <table:table-cell office:value-type="float" office:value="7.961548" calcext:value-type="float">
            <text:p>7.961548</text:p>
          </table:table-cell>
          <table:table-cell office:value-type="float" office:value="7.840637" calcext:value-type="float">
            <text:p>7.840637</text:p>
          </table:table-cell>
          <table:table-cell office:value-type="float" office:value="8.95697" calcext:value-type="float">
            <text:p>8.95697</text:p>
          </table:table-cell>
          <table:table-cell office:value-type="float" office:value="8.86084" calcext:value-type="float">
            <text:p>8.86084</text:p>
          </table:table-cell>
          <table:table-cell office:value-type="float" office:value="9.710846" calcext:value-type="float">
            <text:p>9.710846</text:p>
          </table:table-cell>
          <table:table-cell office:value-type="float" office:value="9.621674" calcext:value-type="float">
            <text:p>9.621674</text:p>
          </table:table-cell>
          <table:table-cell office:value-type="float" office:value="10.07413" calcext:value-type="float">
            <text:p>10.07413</text:p>
          </table:table-cell>
          <table:table-cell office:value-type="float" office:value="9.983124" calcext:value-type="float">
            <text:p>9.983124</text:p>
          </table:table-cell>
          <table:table-cell office:value-type="float" office:value="18.07986" calcext:value-type="float">
            <text:p>18.07986</text:p>
          </table:table-cell>
          <table:table-cell office:value-type="float" office:value="-10.71716" calcext:value-type="float">
            <text:p>-10.717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2" calcext:value-type="float">
            <text:p>28122002</text:p>
          </table:table-cell>
          <table:table-cell office:value-type="float" office:value="6.271325" calcext:value-type="float">
            <text:p>6.271325</text:p>
          </table:table-cell>
          <table:table-cell office:value-type="float" office:value="15.86" calcext:value-type="float">
            <text:p>15.86</text:p>
          </table:table-cell>
          <table:table-cell office:value-type="float" office:value="-2.76" calcext:value-type="float">
            <text:p>-2.76</text:p>
          </table:table-cell>
          <table:table-cell office:value-type="float" office:value="0.8351532" calcext:value-type="float">
            <text:p>0.8351532</text:p>
          </table:table-cell>
          <table:table-cell office:value-type="float" office:value="0.4412336" calcext:value-type="float">
            <text:p>0.4412336</text:p>
          </table:table-cell>
          <table:table-cell office:value-type="float" office:value="148.104" calcext:value-type="float">
            <text:p>148.104</text:p>
          </table:table-cell>
          <table:table-cell office:value-type="float" office:value="0" calcext:value-type="float">
            <text:p>0</text:p>
          </table:table-cell>
          <table:table-cell office:value-type="float" office:value="15.44669" calcext:value-type="float">
            <text:p>15.44669</text:p>
          </table:table-cell>
          <table:table-cell office:value-type="float" office:value="-4.676117" calcext:value-type="float">
            <text:p>-4.676117</text:p>
          </table:table-cell>
          <table:table-cell office:value-type="float" office:value="6.538727" calcext:value-type="float">
            <text:p>6.538727</text:p>
          </table:table-cell>
          <table:table-cell office:value-type="float" office:value="-2.025757" calcext:value-type="float">
            <text:p>-2.025757</text:p>
          </table:table-cell>
          <table:table-cell office:value-type="float" office:value="0.6448669" calcext:value-type="float">
            <text:p>0.6448669</text:p>
          </table:table-cell>
          <table:table-cell office:value-type="float" office:value="-0.7573242" calcext:value-type="float">
            <text:p>-0.7573242</text:p>
          </table:table-cell>
          <table:table-cell office:value-type="float" office:value="-0.003204346" calcext:value-type="float">
            <text:p>-0.003204346</text:p>
          </table:table-cell>
          <table:table-cell office:value-type="float" office:value="-0.2206116" calcext:value-type="float">
            <text:p>-0.2206116</text:p>
          </table:table-cell>
          <table:table-cell office:value-type="float" office:value="0.3869019" calcext:value-type="float">
            <text:p>0.3869019</text:p>
          </table:table-cell>
          <table:table-cell office:value-type="float" office:value="0.2409058" calcext:value-type="float">
            <text:p>0.2409058</text:p>
          </table:table-cell>
          <table:table-cell office:value-type="float" office:value="0.9091797" calcext:value-type="float">
            <text:p>0.9091797</text:p>
          </table:table-cell>
          <table:table-cell office:value-type="float" office:value="0.835144" calcext:value-type="float">
            <text:p>0.835144</text:p>
          </table:table-cell>
          <table:table-cell office:value-type="float" office:value="1.542603" calcext:value-type="float">
            <text:p>1.542603</text:p>
          </table:table-cell>
          <table:table-cell office:value-type="float" office:value="1.511566" calcext:value-type="float">
            <text:p>1.511566</text:p>
          </table:table-cell>
          <table:table-cell office:value-type="float" office:value="2.667877" calcext:value-type="float">
            <text:p>2.667877</text:p>
          </table:table-cell>
          <table:table-cell office:value-type="float" office:value="2.585297" calcext:value-type="float">
            <text:p>2.585297</text:p>
          </table:table-cell>
          <table:table-cell office:value-type="float" office:value="4.56604" calcext:value-type="float">
            <text:p>4.56604</text:p>
          </table:table-cell>
          <table:table-cell office:value-type="float" office:value="4.411682" calcext:value-type="float">
            <text:p>4.411682</text:p>
          </table:table-cell>
          <table:table-cell office:value-type="float" office:value="6.52243" calcext:value-type="float">
            <text:p>6.52243</text:p>
          </table:table-cell>
          <table:table-cell office:value-type="float" office:value="6.370422" calcext:value-type="float">
            <text:p>6.370422</text:p>
          </table:table-cell>
          <table:table-cell office:value-type="float" office:value="7.839355" calcext:value-type="float">
            <text:p>7.839355</text:p>
          </table:table-cell>
          <table:table-cell office:value-type="float" office:value="7.715088" calcext:value-type="float">
            <text:p>7.715088</text:p>
          </table:table-cell>
          <table:table-cell office:value-type="float" office:value="8.859772" calcext:value-type="float">
            <text:p>8.859772</text:p>
          </table:table-cell>
          <table:table-cell office:value-type="float" office:value="8.757996" calcext:value-type="float">
            <text:p>8.757996</text:p>
          </table:table-cell>
          <table:table-cell office:value-type="float" office:value="9.620667" calcext:value-type="float">
            <text:p>9.620667</text:p>
          </table:table-cell>
          <table:table-cell office:value-type="float" office:value="9.524384" calcext:value-type="float">
            <text:p>9.524384</text:p>
          </table:table-cell>
          <table:table-cell office:value-type="float" office:value="9.982117" calcext:value-type="float">
            <text:p>9.982117</text:p>
          </table:table-cell>
          <table:table-cell office:value-type="float" office:value="9.8909" calcext:value-type="float">
            <text:p>9.8909</text:p>
          </table:table-cell>
          <table:table-cell office:value-type="float" office:value="24.1192" calcext:value-type="float">
            <text:p>24.1192</text:p>
          </table:table-cell>
          <table:table-cell office:value-type="float" office:value="-7.916626" calcext:value-type="float">
            <text:p>-7.9166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2" calcext:value-type="float">
            <text:p>29122002</text:p>
          </table:table-cell>
          <table:table-cell office:value-type="float" office:value="6.13607" calcext:value-type="float">
            <text:p>6.13607</text:p>
          </table:table-cell>
          <table:table-cell office:value-type="float" office:value="7.2" calcext:value-type="float">
            <text:p>7.2</text:p>
          </table:table-cell>
          <table:table-cell office:value-type="float" office:value="-3.33" calcext:value-type="float">
            <text:p>-3.33</text:p>
          </table:table-cell>
          <table:table-cell office:value-type="float" office:value="0.8359042" calcext:value-type="float">
            <text:p>0.8359042</text:p>
          </table:table-cell>
          <table:table-cell office:value-type="float" office:value="0.4231382" calcext:value-type="float">
            <text:p>0.4231382</text:p>
          </table:table-cell>
          <table:table-cell office:value-type="float" office:value="203.364" calcext:value-type="float">
            <text:p>203.364</text:p>
          </table:table-cell>
          <table:table-cell office:value-type="float" office:value="0" calcext:value-type="float">
            <text:p>0</text:p>
          </table:table-cell>
          <table:table-cell office:value-type="float" office:value="11.34784" calcext:value-type="float">
            <text:p>11.34784</text:p>
          </table:table-cell>
          <table:table-cell office:value-type="float" office:value="-4.779633" calcext:value-type="float">
            <text:p>-4.779633</text:p>
          </table:table-cell>
          <table:table-cell office:value-type="float" office:value="5.142456" calcext:value-type="float">
            <text:p>5.142456</text:p>
          </table:table-cell>
          <table:table-cell office:value-type="float" office:value="-1.874298" calcext:value-type="float">
            <text:p>-1.874298</text:p>
          </table:table-cell>
          <table:table-cell office:value-type="float" office:value="2.084686" calcext:value-type="float">
            <text:p>2.084686</text:p>
          </table:table-cell>
          <table:table-cell office:value-type="float" office:value="-0.4139099" calcext:value-type="float">
            <text:p>-0.4139099</text:p>
          </table:table-cell>
          <table:table-cell office:value-type="float" office:value="1.365387" calcext:value-type="float">
            <text:p>1.365387</text:p>
          </table:table-cell>
          <table:table-cell office:value-type="float" office:value="-0.09115601" calcext:value-type="float">
            <text:p>-0.09115601</text:p>
          </table:table-cell>
          <table:table-cell office:value-type="float" office:value="1.286835" calcext:value-type="float">
            <text:p>1.286835</text:p>
          </table:table-cell>
          <table:table-cell office:value-type="float" office:value="0.342926" calcext:value-type="float">
            <text:p>0.342926</text:p>
          </table:table-cell>
          <table:table-cell office:value-type="float" office:value="1.401794" calcext:value-type="float">
            <text:p>1.401794</text:p>
          </table:table-cell>
          <table:table-cell office:value-type="float" office:value="0.8933411" calcext:value-type="float">
            <text:p>0.8933411</text:p>
          </table:table-cell>
          <table:table-cell office:value-type="float" office:value="1.815002" calcext:value-type="float">
            <text:p>1.815002</text:p>
          </table:table-cell>
          <table:table-cell office:value-type="float" office:value="1.522888" calcext:value-type="float">
            <text:p>1.522888</text:p>
          </table:table-cell>
          <table:table-cell office:value-type="float" office:value="2.584747" calcext:value-type="float">
            <text:p>2.584747</text:p>
          </table:table-cell>
          <table:table-cell office:value-type="float" office:value="2.545105" calcext:value-type="float">
            <text:p>2.545105</text:p>
          </table:table-cell>
          <table:table-cell office:value-type="float" office:value="4.410217" calcext:value-type="float">
            <text:p>4.410217</text:p>
          </table:table-cell>
          <table:table-cell office:value-type="float" office:value="4.289978" calcext:value-type="float">
            <text:p>4.289978</text:p>
          </table:table-cell>
          <table:table-cell office:value-type="float" office:value="6.368866" calcext:value-type="float">
            <text:p>6.368866</text:p>
          </table:table-cell>
          <table:table-cell office:value-type="float" office:value="6.226562" calcext:value-type="float">
            <text:p>6.226562</text:p>
          </table:table-cell>
          <table:table-cell office:value-type="float" office:value="7.713806" calcext:value-type="float">
            <text:p>7.713806</text:p>
          </table:table-cell>
          <table:table-cell office:value-type="float" office:value="7.588898" calcext:value-type="float">
            <text:p>7.588898</text:p>
          </table:table-cell>
          <table:table-cell office:value-type="float" office:value="8.756927" calcext:value-type="float">
            <text:p>8.756927</text:p>
          </table:table-cell>
          <table:table-cell office:value-type="float" office:value="8.650238" calcext:value-type="float">
            <text:p>8.650238</text:p>
          </table:table-cell>
          <table:table-cell office:value-type="float" office:value="9.523346" calcext:value-type="float">
            <text:p>9.523346</text:p>
          </table:table-cell>
          <table:table-cell office:value-type="float" office:value="9.427399" calcext:value-type="float">
            <text:p>9.427399</text:p>
          </table:table-cell>
          <table:table-cell office:value-type="float" office:value="9.889893" calcext:value-type="float">
            <text:p>9.889893</text:p>
          </table:table-cell>
          <table:table-cell office:value-type="float" office:value="9.800049" calcext:value-type="float">
            <text:p>9.800049</text:p>
          </table:table-cell>
          <table:table-cell office:value-type="float" office:value="16.58618" calcext:value-type="float">
            <text:p>16.58618</text:p>
          </table:table-cell>
          <table:table-cell office:value-type="float" office:value="-7.975616" calcext:value-type="float">
            <text:p>-7.9756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2" calcext:value-type="float">
            <text:p>30122002</text:p>
          </table:table-cell>
          <table:table-cell office:value-type="float" office:value="8.411016" calcext:value-type="float">
            <text:p>8.411016</text:p>
          </table:table-cell>
          <table:table-cell office:value-type="float" office:value="9.37" calcext:value-type="float">
            <text:p>9.37</text:p>
          </table:table-cell>
          <table:table-cell office:value-type="float" office:value="-5.38" calcext:value-type="float">
            <text:p>-5.38</text:p>
          </table:table-cell>
          <table:table-cell office:value-type="float" office:value="0.7843115" calcext:value-type="float">
            <text:p>0.7843115</text:p>
          </table:table-cell>
          <table:table-cell office:value-type="float" office:value="0.3634402" calcext:value-type="float">
            <text:p>0.3634402</text:p>
          </table:table-cell>
          <table:table-cell office:value-type="float" office:value="427.104" calcext:value-type="float">
            <text:p>427.104</text:p>
          </table:table-cell>
          <table:table-cell office:value-type="float" office:value="0" calcext:value-type="float">
            <text:p>0</text:p>
          </table:table-cell>
          <table:table-cell office:value-type="float" office:value="15.82318" calcext:value-type="float">
            <text:p>15.82318</text:p>
          </table:table-cell>
          <table:table-cell office:value-type="float" office:value="-5.315063" calcext:value-type="float">
            <text:p>-5.315063</text:p>
          </table:table-cell>
          <table:table-cell office:value-type="float" office:value="8.844391" calcext:value-type="float">
            <text:p>8.844391</text:p>
          </table:table-cell>
          <table:table-cell office:value-type="float" office:value="-1.824463" calcext:value-type="float">
            <text:p>-1.824463</text:p>
          </table:table-cell>
          <table:table-cell office:value-type="float" office:value="5.885742" calcext:value-type="float">
            <text:p>5.885742</text:p>
          </table:table-cell>
          <table:table-cell office:value-type="float" office:value="-0.3338013" calcext:value-type="float">
            <text:p>-0.3338013</text:p>
          </table:table-cell>
          <table:table-cell office:value-type="float" office:value="4.125763" calcext:value-type="float">
            <text:p>4.125763</text:p>
          </table:table-cell>
          <table:table-cell office:value-type="float" office:value="0.2208862" calcext:value-type="float">
            <text:p>0.2208862</text:p>
          </table:table-cell>
          <table:table-cell office:value-type="float" office:value="3.291809" calcext:value-type="float">
            <text:p>3.291809</text:p>
          </table:table-cell>
          <table:table-cell office:value-type="float" office:value="0.6465454" calcext:value-type="float">
            <text:p>0.6465454</text:p>
          </table:table-cell>
          <table:table-cell office:value-type="float" office:value="2.722137" calcext:value-type="float">
            <text:p>2.722137</text:p>
          </table:table-cell>
          <table:table-cell office:value-type="float" office:value="1.163788" calcext:value-type="float">
            <text:p>1.163788</text:p>
          </table:table-cell>
          <table:table-cell office:value-type="float" office:value="2.679993" calcext:value-type="float">
            <text:p>2.679993</text:p>
          </table:table-cell>
          <table:table-cell office:value-type="float" office:value="1.720367" calcext:value-type="float">
            <text:p>1.720367</text:p>
          </table:table-cell>
          <table:table-cell office:value-type="float" office:value="2.845551" calcext:value-type="float">
            <text:p>2.845551</text:p>
          </table:table-cell>
          <table:table-cell office:value-type="float" office:value="2.583923" calcext:value-type="float">
            <text:p>2.583923</text:p>
          </table:table-cell>
          <table:table-cell office:value-type="float" office:value="4.289062" calcext:value-type="float">
            <text:p>4.289062</text:p>
          </table:table-cell>
          <table:table-cell office:value-type="float" office:value="4.235504" calcext:value-type="float">
            <text:p>4.235504</text:p>
          </table:table-cell>
          <table:table-cell office:value-type="float" office:value="6.225159" calcext:value-type="float">
            <text:p>6.225159</text:p>
          </table:table-cell>
          <table:table-cell office:value-type="float" office:value="6.099365" calcext:value-type="float">
            <text:p>6.099365</text:p>
          </table:table-cell>
          <table:table-cell office:value-type="float" office:value="7.587646" calcext:value-type="float">
            <text:p>7.587646</text:p>
          </table:table-cell>
          <table:table-cell office:value-type="float" office:value="7.465149" calcext:value-type="float">
            <text:p>7.465149</text:p>
          </table:table-cell>
          <table:table-cell office:value-type="float" office:value="8.649139" calcext:value-type="float">
            <text:p>8.649139</text:p>
          </table:table-cell>
          <table:table-cell office:value-type="float" office:value="8.540039" calcext:value-type="float">
            <text:p>8.540039</text:p>
          </table:table-cell>
          <table:table-cell office:value-type="float" office:value="9.426392" calcext:value-type="float">
            <text:p>9.426392</text:p>
          </table:table-cell>
          <table:table-cell office:value-type="float" office:value="9.329712" calcext:value-type="float">
            <text:p>9.329712</text:p>
          </table:table-cell>
          <table:table-cell office:value-type="float" office:value="9.799103" calcext:value-type="float">
            <text:p>9.799103</text:p>
          </table:table-cell>
          <table:table-cell office:value-type="float" office:value="9.7099" calcext:value-type="float">
            <text:p>9.7099</text:p>
          </table:table-cell>
          <table:table-cell office:value-type="float" office:value="23.62" calcext:value-type="float">
            <text:p>23.62</text:p>
          </table:table-cell>
          <table:table-cell office:value-type="float" office:value="-9.482361" calcext:value-type="float">
            <text:p>-9.4823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2" calcext:value-type="float">
            <text:p>31122002</text:p>
          </table:table-cell>
          <table:table-cell office:value-type="float" office:value="8.372219" calcext:value-type="float">
            <text:p>8.372219</text:p>
          </table:table-cell>
          <table:table-cell office:value-type="float" office:value="8.29" calcext:value-type="float">
            <text:p>8.29</text:p>
          </table:table-cell>
          <table:table-cell office:value-type="float" office:value="-9.23" calcext:value-type="float">
            <text:p>-9.23</text:p>
          </table:table-cell>
          <table:table-cell office:value-type="float" office:value="0.6963668" calcext:value-type="float">
            <text:p>0.6963668</text:p>
          </table:table-cell>
          <table:table-cell office:value-type="float" office:value="0.2714038" calcext:value-type="float">
            <text:p>0.2714038</text:p>
          </table:table-cell>
          <table:table-cell office:value-type="float" office:value="222.876" calcext:value-type="float">
            <text:p>222.876</text:p>
          </table:table-cell>
          <table:table-cell office:value-type="float" office:value="0" calcext:value-type="float">
            <text:p>0</text:p>
          </table:table-cell>
          <table:table-cell office:value-type="float" office:value="14.06213" calcext:value-type="float">
            <text:p>14.06213</text:p>
          </table:table-cell>
          <table:table-cell office:value-type="float" office:value="-7.711853" calcext:value-type="float">
            <text:p>-7.711853</text:p>
          </table:table-cell>
          <table:table-cell office:value-type="float" office:value="6.714172" calcext:value-type="float">
            <text:p>6.714172</text:p>
          </table:table-cell>
          <table:table-cell office:value-type="float" office:value="-2.967407" calcext:value-type="float">
            <text:p>-2.967407</text:p>
          </table:table-cell>
          <table:table-cell office:value-type="float" office:value="4.323669" calcext:value-type="float">
            <text:p>4.323669</text:p>
          </table:table-cell>
          <table:table-cell office:value-type="float" office:value="-0.4934998" calcext:value-type="float">
            <text:p>-0.4934998</text:p>
          </table:table-cell>
          <table:table-cell office:value-type="float" office:value="3.130737" calcext:value-type="float">
            <text:p>3.130737</text:p>
          </table:table-cell>
          <table:table-cell office:value-type="float" office:value="0.3432617" calcext:value-type="float">
            <text:p>0.3432617</text:p>
          </table:table-cell>
          <table:table-cell office:value-type="float" office:value="2.665771" calcext:value-type="float">
            <text:p>2.665771</text:p>
          </table:table-cell>
          <table:table-cell office:value-type="float" office:value="0.9190674" calcext:value-type="float">
            <text:p>0.9190674</text:p>
          </table:table-cell>
          <table:table-cell office:value-type="float" office:value="2.493073" calcext:value-type="float">
            <text:p>2.493073</text:p>
          </table:table-cell>
          <table:table-cell office:value-type="float" office:value="1.534943" calcext:value-type="float">
            <text:p>1.534943</text:p>
          </table:table-cell>
          <table:table-cell office:value-type="float" office:value="2.670227" calcext:value-type="float">
            <text:p>2.670227</text:p>
          </table:table-cell>
          <table:table-cell office:value-type="float" office:value="2.088562" calcext:value-type="float">
            <text:p>2.088562</text:p>
          </table:table-cell>
          <table:table-cell office:value-type="float" office:value="3.004395" calcext:value-type="float">
            <text:p>3.004395</text:p>
          </table:table-cell>
          <table:table-cell office:value-type="float" office:value="2.852692" calcext:value-type="float">
            <text:p>2.852692</text:p>
          </table:table-cell>
          <table:table-cell office:value-type="float" office:value="4.276672" calcext:value-type="float">
            <text:p>4.276672</text:p>
          </table:table-cell>
          <table:table-cell office:value-type="float" office:value="4.237701" calcext:value-type="float">
            <text:p>4.237701</text:p>
          </table:table-cell>
          <table:table-cell office:value-type="float" office:value="6.098145" calcext:value-type="float">
            <text:p>6.098145</text:p>
          </table:table-cell>
          <table:table-cell office:value-type="float" office:value="6.003174" calcext:value-type="float">
            <text:p>6.003174</text:p>
          </table:table-cell>
          <table:table-cell office:value-type="float" office:value="7.463898" calcext:value-type="float">
            <text:p>7.463898</text:p>
          </table:table-cell>
          <table:table-cell office:value-type="float" office:value="7.349152" calcext:value-type="float">
            <text:p>7.349152</text:p>
          </table:table-cell>
          <table:table-cell office:value-type="float" office:value="8.538879" calcext:value-type="float">
            <text:p>8.538879</text:p>
          </table:table-cell>
          <table:table-cell office:value-type="float" office:value="8.429901" calcext:value-type="float">
            <text:p>8.429901</text:p>
          </table:table-cell>
          <table:table-cell office:value-type="float" office:value="9.328674" calcext:value-type="float">
            <text:p>9.328674</text:p>
          </table:table-cell>
          <table:table-cell office:value-type="float" office:value="9.231018" calcext:value-type="float">
            <text:p>9.231018</text:p>
          </table:table-cell>
          <table:table-cell office:value-type="float" office:value="9.708984" calcext:value-type="float">
            <text:p>9.708984</text:p>
          </table:table-cell>
          <table:table-cell office:value-type="float" office:value="9.620239" calcext:value-type="float">
            <text:p>9.620239</text:p>
          </table:table-cell>
          <table:table-cell office:value-type="float" office:value="21.98615" calcext:value-type="float">
            <text:p>21.98615</text:p>
          </table:table-cell>
          <table:table-cell office:value-type="float" office:value="-12.76178" calcext:value-type="float">
            <text:p>-12.76178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2:56.910729282</dc:date>
    <meta:editing-duration>PT6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